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fo:font-size="7pt" style:font-size-asian="7pt" style:font-size-complex="7pt"/>
    </style:style>
    <style:style style:name="P2" style:family="paragraph" style:parent-style-name="Preformatted_20_Text">
      <style:paragraph-properties fo:margin-top="0in" fo:margin-bottom="0.1965in" style:contextual-spacing="false"/>
      <style:text-properties fo:font-size="7pt" style:font-size-asian="7pt" style:font-size-complex="7pt"/>
    </style:style>
    <style:style style:name="P3" style:family="paragraph" style:parent-style-name="Standard">
      <style:text-properties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Stick spectrum. HITRAN-2004 format</text:p>
      <text:p text:style-name="P1"># Gas mixture: USA model, high latitude, winter, H=0</text:p>
      <text:p text:style-name="P1"># Wavenumber range: 0.030000-3.330000 cm-1, T: 296K</text:p>
      <text:p text:style-name="P1">#MI WN,cm-1 <text:s text:c="4"/>S,cm/mol <text:s/>A,s-1 <text:s text:c="3"/>Vair Vself El,cm-1 <text:s/>TexpAshift <text:s/>GQNup <text:s text:c="9"/>GQNlow <text:s text:c="8"/>LQNup <text:s text:c="9"/>LQNlow <text:s text:c="8"/>Ierr <text:s/>Iref <text:s text:c="8"/>SWup <text:s text:c="2"/>SWlow <text:s/></text:p>
      <text:p text:style-name="P1"/>
      <text:p text:style-name="P1"><text:s/>73 <text:s text:c="3"/>0.030514 7.407e-40 7.302e-21.04810.048 <text:s text:c="2"/>41.64360.720.000000 <text:s text:c="6"/>X <text:s text:c="5"/>0 <text:s text:c="6"/>X <text:s text:c="5"/>0 <text:s text:c="11"/>4.5 Q <text:s/>5S <text:s/>4 <text:s/>3.5d65662030 912 9 4 0 <text:s text:c="3"/>10.0 <text:s text:c="3"/>8.0</text:p>
      <text:p text:style-name="P1"><text:s/>61 <text:s text:c="3"/>0.031759 8.352e-38 5.994e-17.05300.068 <text:s/>690.01740.640.000000 <text:s text:c="3"/>0 0 0 0 1A1 <text:s text:c="3"/>0 0 0 0 1A1 <text:s text:c="2"/>11F1 <text:s/>3 <text:s text:c="7"/>11F2 <text:s/>3 <text:s text:c="4"/>534330453738 7 1 0 <text:s text:c="3"/>69.0 <text:s text:c="2"/>69.0</text:p>
      <text:p text:style-name="P1"><text:s/>62 <text:s text:c="3"/>0.031765 9.180e-40 5.865e-17.05130.072 <text:s/>690.05010.750.000000 <text:s text:c="3"/>0 0 0 0 1A1 <text:s text:c="3"/>0 0 0 0 1A1 <text:s text:c="2"/>11F1 <text:s/>3 <text:s text:c="7"/>11F2 <text:s/>3 <text:s text:c="4"/>5323331111 4 1 1 1 <text:s text:c="2"/>138.0 <text:s/>138.0</text:p>
      <text:p text:style-name="P1"><text:s/>15 <text:s text:c="3"/>0.031899 3.482e-37 1.570e-12.05790.310 <text:s/>933.12310.530.000000 <text:s text:c="9"/>0 0 0 <text:s text:c="9"/>0 0 0 <text:s/>8 <text:s/>5 <text:s/>3 <text:s text:c="7"/>8 <text:s/>5 <text:s/>4 <text:s text:c="5"/>605540322027 5 2 0 <text:s text:c="2"/>102.0 <text:s/>102.0</text:p>
      <text:p text:style-name="P1"><text:s/>61 <text:s text:c="3"/>0.032013 6.841e-39 1.494e-17.04800.065 <text:s/>950.30480.620.000000 <text:s text:c="3"/>0 0 0 0 1A1 <text:s text:c="3"/>0 0 0 0 1A1 <text:s text:c="2"/>13F2 <text:s/>2 <text:s text:c="7"/>13F1 <text:s/>3 <text:s text:c="4"/>534330453738 7 1 0 <text:s text:c="3"/>81.0 <text:s text:c="2"/>81.0</text:p>
      <text:p text:style-name="P1"><text:s/>73 <text:s text:c="3"/>0.032829 1.075e-40 1.426e-21.04810.048 <text:s text:c="2"/>41.64360.720.000000 <text:s text:c="6"/>X <text:s text:c="5"/>0 <text:s text:c="6"/>X <text:s text:c="5"/>0 <text:s text:c="11"/>3.5 Q <text:s/>5S <text:s/>4 <text:s/>3.5d65662030 912 9 4 0 <text:s text:c="4"/>8.0 <text:s text:c="3"/>8.0</text:p>
      <text:p text:style-name="P1"><text:s/>73 <text:s text:c="3"/>0.033990 1.452e-39 1.584e-20.04600.046 <text:s text:c="2"/>77.91530.720.000000 <text:s text:c="6"/>X <text:s text:c="5"/>0 <text:s text:c="6"/>X <text:s text:c="5"/>0 <text:s text:c="11"/>5.5 Q <text:s/>7O <text:s/>8 <text:s/>6.5d65662030 912 9 4 0 <text:s text:c="3"/>12.0 <text:s text:c="2"/>14.0</text:p>
      <text:p text:style-name="P1"><text:s/>62 <text:s text:c="3"/>0.034993 7.327e-40 1.558e-16.04850.071 <text:s/>950.53240.750.000000 <text:s text:c="3"/>0 0 0 0 1A1 <text:s text:c="3"/>0 0 0 0 1A1 <text:s text:c="2"/>13F1 <text:s/>4 <text:s text:c="7"/>13F2 <text:s/>3 <text:s text:c="4"/>5323331111 4 1 1 1 <text:s text:c="2"/>162.0 <text:s/>162.0</text:p>
      <text:p text:style-name="P1"><text:s/>61 <text:s text:c="3"/>0.035027 6.657e-38 1.592e-16.04800.065 <text:s/>950.48720.620.000000 <text:s text:c="3"/>0 0 0 0 1A1 <text:s text:c="3"/>0 0 0 0 1A1 <text:s text:c="2"/>13F1 <text:s/>4 <text:s text:c="7"/>13F2 <text:s/>3 <text:s text:c="4"/>534330453738 7 1 0 <text:s text:c="3"/>81.0 <text:s text:c="2"/>81.0</text:p>
      <text:p text:style-name="P1"><text:s/>61 <text:s text:c="3"/>0.035503 3.825e-39 9.435e-16.04500.058 1977.17920.600.000000 <text:s text:c="3"/>0 0 0 0 1A1 <text:s text:c="3"/>0 0 0 0 1A1 <text:s text:c="2"/>19F1 <text:s/>5 <text:s text:c="7"/>19F2 <text:s/>5 <text:s text:c="4"/>534330453738 7 1 0 <text:s text:c="2"/>117.0 <text:s/>117.0</text:p>
      <text:p text:style-name="P1"><text:s/>73 <text:s text:c="3"/>0.035564 4.023e-40 5.778e-21.04810.048 <text:s text:c="2"/>41.64090.720.000000 <text:s text:c="6"/>X <text:s text:c="5"/>0 <text:s text:c="6"/>X <text:s text:c="5"/>0 <text:s text:c="11"/>3.5 Q <text:s/>5S <text:s/>4 <text:s/>2.5d65662030 912 9 4 0 <text:s text:c="4"/>8.0 <text:s text:c="3"/>6.0</text:p>
      <text:p text:style-name="P1"><text:s/>31 <text:s text:c="3"/>0.036300 1.802e-36 3.367e-13.07040.095 <text:s/>522.55760.810.000000 <text:s text:c="9"/>0 0 0 <text:s text:c="9"/>0 0 0 33 <text:s/>4 30 <text:s text:c="6"/>32 <text:s/>5 27 <text:s text:c="5"/>006550 113 6 2 4 0 <text:s text:c="3"/>67.0 <text:s text:c="2"/>65.0</text:p>
      <text:p text:style-name="P1"><text:s/>73 <text:s text:c="3"/>0.037472 1.274e-40 1.314e-21.04600.046 <text:s text:c="2"/>77.91530.720.000000 <text:s text:c="6"/>X <text:s text:c="5"/>0 <text:s text:c="6"/>X <text:s text:c="5"/>0 <text:s text:c="11"/>6.5 Q <text:s/>7O <text:s/>8 <text:s/>6.5d65662030 912 9 4 0 <text:s text:c="3"/>14.0 <text:s text:c="2"/>14.0</text:p>
      <text:p text:style-name="P1"><text:s/>61 <text:s text:c="3"/>0.037957 6.147e-38 3.010e-16.04700.065 1096.13290.620.000000 <text:s text:c="3"/>0 0 0 0 1A1 <text:s text:c="3"/>0 0 0 0 1A1 <text:s text:c="2"/>14F2 <text:s/>4 <text:s text:c="7"/>14F1 <text:s/>3 <text:s text:c="4"/>534330453738 7 1 0 <text:s text:c="3"/>87.0 <text:s text:c="2"/>87.0</text:p>
      <text:p text:style-name="P1"><text:s/>61 <text:s text:c="3"/>0.038245 2.638e-38 5.472e-16.04600.061 1418.09890.610.000000 <text:s text:c="3"/>0 0 0 0 1A1 <text:s text:c="3"/>0 0 0 0 1A1 <text:s text:c="2"/>16F2 <text:s/>4 <text:s text:c="7"/>16F1 <text:s/>4 <text:s text:c="4"/>534330453738 7 1 0 <text:s text:c="3"/>99.0 <text:s text:c="2"/>99.0</text:p>
      <text:p text:style-name="P1"><text:s/>61 <text:s text:c="3"/>0.038320 1.588e-38 7.328e-16.04600.060 1594.34470.610.000000 <text:s text:c="3"/>0 0 0 0 1A1 <text:s text:c="3"/>0 0 0 0 1A1 <text:s text:c="2"/>17F1 <text:s/>5 <text:s text:c="7"/>17F2 <text:s/>4 <text:s text:c="4"/>534330453738 7 1 0 <text:s text:c="2"/>105.0 <text:s/>105.0</text:p>
      <text:p text:style-name="P1"><text:s/>61 <text:s text:c="3"/>0.038749 1.734e-40 8.059e-18.04600.060 1593.52290.610.000000 <text:s text:c="3"/>0 0 0 0 1A1 <text:s text:c="3"/>0 0 0 0 1A1 <text:s text:c="2"/>17F2 <text:s/>2 <text:s text:c="7"/>17F1 <text:s/>3 <text:s text:c="4"/>534330453738 7 1 0 <text:s text:c="2"/>105.0 <text:s/>105.0</text:p>
      <text:p text:style-name="P1"><text:s/>73 <text:s text:c="3"/>0.040422 3.104e-39 3.453e-20.04600.046 <text:s text:c="2"/>77.91240.720.000000 <text:s text:c="6"/>X <text:s text:c="5"/>0 <text:s text:c="6"/>X <text:s text:c="5"/>0 <text:s text:c="11"/>6.5 Q <text:s/>7O <text:s/>8 <text:s/>7.5d65662030 912 9 4 0 <text:s text:c="3"/>14.0 <text:s text:c="2"/>16.0</text:p>
      <text:p text:style-name="P1"><text:s/>61 <text:s text:c="3"/>0.041531 6.678e-39 1.396e-18.06200.075 <text:s/>293.12290.700.000000 <text:s text:c="3"/>0 0 0 0 1A1 <text:s text:c="3"/>0 0 0 0 1A1 <text:s text:c="3"/>7F2 <text:s/>2 <text:s text:c="8"/>7F1 <text:s/>1 <text:s text:c="4"/>534330453738 7 1 0 <text:s text:c="3"/>45.0 <text:s text:c="2"/>45.0</text:p>
      <text:p text:style-name="P1"><text:s/>61 <text:s text:c="3"/>0.041954 2.771e-37 6.575e-17.05300.073 <text:s/>470.83080.650.000000 <text:s text:c="3"/>0 0 0 0 1A1 <text:s text:c="3"/>0 0 0 0 1A1 <text:s text:c="3"/>9A2 <text:s/>1 <text:s text:c="8"/>9A1 <text:s/>1 <text:s text:c="4"/>534330453738 7 1 0 <text:s text:c="3"/>95.0 <text:s text:c="2"/>95.0</text:p>
      <text:p text:style-name="P1"><text:s/>62 <text:s text:c="3"/>0.041964 3.043e-39 6.428e-17.05510.078 <text:s/>470.85300.750.000000 <text:s text:c="3"/>0 0 0 0 1A1 <text:s text:c="3"/>0 0 0 0 1A1 <text:s text:c="3"/>9A2 <text:s/>1 <text:s text:c="8"/>9A1 <text:s/>1 <text:s text:c="4"/>5323331111 4 1 1 1 <text:s text:c="2"/>190.0 <text:s/>190.0</text:p>
      <text:p text:style-name="P1"><text:s/>73 <text:s text:c="3"/>0.044465 2.100e-40 2.250e-21.04600.046 <text:s text:c="2"/>77.91240.720.000000 <text:s text:c="6"/>X <text:s text:c="5"/>0 <text:s text:c="6"/>X <text:s text:c="5"/>0 <text:s text:c="11"/>7.5 Q <text:s/>7O <text:s/>8 <text:s/>7.5d65662030 912 9 4 0 <text:s text:c="3"/>16.0 <text:s text:c="2"/>16.0</text:p>
      <text:p text:style-name="P1"><text:s/>73 <text:s text:c="3"/>0.047789 5.091e-39 5.860e-20.04600.046 <text:s text:c="2"/>77.90900.720.000000 <text:s text:c="6"/>X <text:s text:c="5"/>0 <text:s text:c="6"/>X <text:s text:c="5"/>0 <text:s text:c="11"/>7.5 Q <text:s/>7O <text:s/>8 <text:s/>8.5d65662030 912 9 4 0 <text:s text:c="3"/>16.0 <text:s text:c="2"/>18.0</text:p>
      <text:p text:style-name="P1"><text:s/>73 <text:s text:c="3"/>0.050997 4.253e-39 4.677e-20.04960.050 <text:s text:c="2"/>27.67880.720.000000 <text:s text:c="6"/>X <text:s text:c="5"/>0 <text:s text:c="6"/>X <text:s text:c="5"/>0 <text:s text:c="11"/>6.5 Q <text:s/>4S <text:s/>3 <text:s/>5.5d65662030 912 9 4 0 <text:s text:c="3"/>14.0 <text:s text:c="2"/>12.0</text:p>
      <text:p text:style-name="P1"><text:s/>61 <text:s text:c="3"/>0.052141 5.517e-38 1.448e-17.06200.075 <text:s/>293.12640.700.000000 <text:s text:c="3"/>0 0 0 0 1A1 <text:s text:c="3"/>0 0 0 0 1A1 <text:s text:c="3"/>7F1 <text:s/>2 <text:s text:c="8"/>7F2 <text:s/>1 <text:s text:c="4"/>534330453738 7 1 0 <text:s text:c="3"/>45.0 <text:s text:c="2"/>45.0</text:p>
      <text:p text:style-name="P1"><text:s/>61 <text:s text:c="3"/>0.052154 1.112e-38 3.867e-18.05600.074 <text:s/>376.73360.690.000000 <text:s text:c="3"/>0 0 0 0 1A1 <text:s text:c="3"/>0 0 0 0 1A1 <text:s text:c="3"/>8F2 <text:s/>1 <text:s text:c="8"/>8F1 <text:s/>1 <text:s text:c="4"/>534330453738 7 1 0 <text:s text:c="3"/>51.0 <text:s text:c="2"/>51.0</text:p>
      <text:p text:style-name="P1"><text:s/>73 <text:s text:c="3"/>0.052404 1.892e-40 2.123e-21.04600.046 <text:s text:c="2"/>77.90900.720.000000 <text:s text:c="6"/>X <text:s text:c="5"/>0 <text:s text:c="6"/>X <text:s text:c="5"/>0 <text:s text:c="11"/>8.5 Q <text:s/>7O <text:s/>8 <text:s/>8.5d65662030 912 9 4 0 <text:s text:c="3"/>18.0 <text:s text:c="2"/>18.0</text:p>
      <text:p text:style-name="P1"><text:s/>12 <text:s text:c="3"/>0.052583 3.037e-36 1.541e-12.09230.412 1914.88120.73-.002000 <text:s text:c="9"/>0 1 0 <text:s text:c="9"/>0 1 0 <text:s/>5 <text:s/>1 <text:s/>5 <text:s text:c="7"/>4 <text:s/>2 <text:s/>2 <text:s text:c="5"/>5546534836287120 8 <text:s text:c="3"/>11.0 <text:s text:c="3"/>9.0</text:p>
      <text:p text:style-name="P1"><text:s/>61 <text:s text:c="3"/>0.054309 9.806e-39 2.883e-16.04600.061 1417.75280.610.000000 <text:s text:c="3"/>0 0 0 0 1A1 <text:s text:c="3"/>0 0 0 0 1A1 <text:s text:c="2"/>16F1 <text:s/>3 <text:s text:c="7"/>16F2 <text:s/>3 <text:s text:c="4"/>534330453738 7 1 0 <text:s text:c="3"/>99.0 <text:s text:c="2"/>99.0</text:p>
      <text:p text:style-name="P1"><text:s/>61 <text:s text:c="3"/>0.054611 3.893e-37 4.870e-16.04900.067 <text:s/>815.08900.630.000000 <text:s text:c="3"/>0 0 0 0 1A1 <text:s text:c="3"/>0 0 0 0 1A1 <text:s text:c="2"/>12A1 <text:s/>2 <text:s text:c="7"/>12A2 <text:s/>1 <text:s text:c="4"/>534330453738 7 1 0 <text:s text:c="2"/>125.0 <text:s/>125.0</text:p>
      <text:p text:style-name="P1"><text:s/>62 <text:s text:c="3"/>0.054618 4.284e-39 4.772e-16.04940.077 <text:s/>815.12760.750.000000 <text:s text:c="3"/>0 0 0 0 1A1 <text:s text:c="3"/>0 0 0 0 1A1 <text:s text:c="2"/>12A1 <text:s/>2 <text:s text:c="7"/>12A2 <text:s/>1 <text:s text:c="4"/>5323331111 4 1 1 1 <text:s text:c="2"/>250.0 <text:s/>250.0</text:p>
      <text:p text:style-name="P1"><text:s/>73 <text:s text:c="3"/>0.054673 1.930e-39 3.777e-20.04520.046 <text:s/>100.22200.720.000000 <text:s text:c="6"/>X <text:s text:c="5"/>0 <text:s text:c="6"/>X <text:s text:c="5"/>0 <text:s text:c="11"/>5.5 Q <text:s/>8O <text:s/>9 <text:s/>6.5d65662030 912 9 4 0 <text:s text:c="3"/>12.0 <text:s text:c="2"/>14.0</text:p>
      <text:p text:style-name="P1"><text:s/>73 <text:s text:c="3"/>0.054866 7.394e-40 1.021e-20.04960.050 <text:s text:c="2"/>27.67880.720.000000 <text:s text:c="6"/>X <text:s text:c="5"/>0 <text:s text:c="6"/>X <text:s text:c="5"/>0 <text:s text:c="11"/>5.5 Q <text:s/>4S <text:s/>3 <text:s/>5.5d65662030 912 9 4 0 <text:s text:c="3"/>12.0 <text:s text:c="2"/>12.0</text:p>
      <text:p text:style-name="P1"><text:s/>73 <text:s text:c="3"/>0.056095 5.708e-39 6.855e-20.04600.046 <text:s text:c="2"/>77.90540.720.000000 <text:s text:c="6"/>X <text:s text:c="5"/>0 <text:s text:c="6"/>X <text:s text:c="5"/>0 <text:s text:c="11"/>8.5 Q <text:s/>7O <text:s/>8 <text:s/>9.5d65662030 912 9 4 0 <text:s text:c="3"/>18.0 <text:s text:c="2"/>20.0</text:p>
      <text:p text:style-name="P1"><text:s/>61 <text:s text:c="3"/>0.056160 1.110e-39 1.602e-17.04700.063 1251.59050.620.000000 <text:s text:c="3"/>0 0 0 0 1A1 <text:s text:c="3"/>0 0 0 0 1A1 <text:s text:c="2"/>15F2 <text:s/>3 <text:s text:c="7"/>15F1 <text:s/>2 <text:s text:c="4"/>534330453738 7 1 0 <text:s text:c="3"/>93.0 <text:s text:c="2"/>93.0</text:p>
      <text:p text:style-name="P1"><text:s/>61 <text:s text:c="3"/>0.056362 3.189e-38 3.040e-15.04600.059 1780.70700.600.000000 <text:s text:c="3"/>0 0 0 0 1A1 <text:s text:c="3"/>0 0 0 0 1A1 <text:s text:c="2"/>18A1 <text:s/>2 <text:s text:c="7"/>18A2 <text:s/>2 <text:s text:c="4"/>534330453738 7 1 0 <text:s text:c="2"/>185.0 <text:s/>185.0</text:p>
      <text:p text:style-name="P1"><text:s/>73 <text:s text:c="3"/>0.057661 1.350e-40 2.389e-21.04520.046 <text:s/>100.22200.720.000000 <text:s text:c="6"/>X <text:s text:c="5"/>0 <text:s text:c="6"/>X <text:s text:c="5"/>0 <text:s text:c="11"/>6.5 Q <text:s/>8O <text:s/>9 <text:s/>6.5d65662030 912 9 4 0 <text:s text:c="3"/>14.0 <text:s text:c="2"/>14.0</text:p>
      <text:p text:style-name="P1"><text:s/>62 <text:s text:c="3"/>0.059566 1.955e-39 1.602e-15.04180.075 1252.06160.750.000000 <text:s text:c="3"/>0 0 0 0 1A1 <text:s text:c="3"/>0 0 0 0 1A1 <text:s text:c="2"/>15A2 <text:s/>2 <text:s text:c="7"/>15A1 <text:s/>1 <text:s text:c="4"/>5323331111 4 1 1 1 <text:s text:c="2"/>310.0 <text:s/>310.0</text:p>
      <text:p text:style-name="P1"><text:s/>61 <text:s text:c="3"/>0.059572 1.780e-37 1.638e-15.04800.063 1252.00200.620.000000 <text:s text:c="3"/>0 0 0 0 1A1 <text:s text:c="3"/>0 0 0 0 1A1 <text:s text:c="2"/>15A2 <text:s/>2 <text:s text:c="7"/>15A1 <text:s/>1 <text:s text:c="4"/>534330453738 7 1 0 <text:s text:c="2"/>155.0 <text:s/>155.0</text:p>
      <text:p text:style-name="P1"><text:s/>61 <text:s text:c="3"/>0.059777 5.345e-38 3.011e-17.05600.073 <text:s/>470.80510.650.000000 <text:s text:c="3"/>0 0 0 0 1A1 <text:s text:c="3"/>0 0 0 0 1A1 <text:s text:c="3"/>9F2 <text:s/>2 <text:s text:c="8"/>9F1 <text:s/>2 <text:s text:c="4"/>534330453738 7 1 0 <text:s text:c="3"/>57.0 <text:s text:c="2"/>57.0</text:p>
      <text:p text:style-name="P1"><text:s/>73 <text:s text:c="3"/>0.060320 4.922e-39 9.109e-20.04520.046 <text:s/>100.21940.720.000000 <text:s text:c="6"/>X <text:s text:c="5"/>0 <text:s text:c="6"/>X <text:s text:c="5"/>0 <text:s text:c="11"/>6.5 Q <text:s/>8O <text:s/>9 <text:s/>7.5d65662030 912 9 4 0 <text:s text:c="3"/>14.0 <text:s text:c="2"/>16.0</text:p>
      <text:p text:style-name="P1"><text:s/>73 <text:s text:c="3"/>0.060585 5.927e-39 9.034e-20.04960.050 <text:s text:c="2"/>27.67310.720.000000 <text:s text:c="6"/>X <text:s text:c="5"/>0 <text:s text:c="6"/>X <text:s text:c="5"/>0 <text:s text:c="11"/>5.5 Q <text:s/>4S <text:s/>3 <text:s/>4.5d65662030 912 9 4 0 <text:s text:c="3"/>12.0 <text:s text:c="2"/>10.0</text:p>
      <text:p text:style-name="P1"><text:s/>61 <text:s text:c="3"/>0.060747 5.680e-39 7.794e-18.05300.068 <text:s/>689.95670.640.000000 <text:s text:c="3"/>0 0 0 0 1A1 <text:s text:c="3"/>0 0 0 0 1A1 <text:s text:c="2"/>11F2 <text:s/>3 <text:s text:c="7"/>11F1 <text:s/>2 <text:s text:c="4"/>534330453738 7 1 0 <text:s text:c="3"/>69.0 <text:s text:c="2"/>69.0</text:p>
      <text:p text:style-name="P1"><text:s/>73 <text:s text:c="3"/>0.063787 3.363e-40 5.759e-21.04520.046 <text:s/>100.21940.720.000000 <text:s text:c="6"/>X <text:s text:c="5"/>0 <text:s text:c="6"/>X <text:s text:c="5"/>0 <text:s text:c="11"/>7.5 Q <text:s/>8O <text:s/>9 <text:s/>7.5d65662030 912 9 4 0 <text:s text:c="3"/>16.0 <text:s text:c="2"/>16.0</text:p>
      <text:p text:style-name="P1"><text:s/>73 <text:s text:c="3"/>0.063882 1.314e-39 2.535e-20.04960.050 <text:s text:c="2"/>27.67310.720.000000 <text:s text:c="6"/>X <text:s text:c="5"/>0 <text:s text:c="6"/>X <text:s text:c="5"/>0 <text:s text:c="11"/>4.5 Q <text:s/>4S <text:s/>3 <text:s/>4.5d65662030 912 9 4 0 <text:s text:c="3"/>10.0 <text:s text:c="2"/>10.0</text:p>
      <text:p text:style-name="P1"><text:s/>73 <text:s text:c="3"/>0.066784 8.778e-39 1.574e-19.04520.046 <text:s/>100.21640.720.000000 <text:s text:c="6"/>X <text:s text:c="5"/>0 <text:s text:c="6"/>X <text:s text:c="5"/>0 <text:s text:c="11"/>7.5 Q <text:s/>8O <text:s/>9 <text:s/>8.5d65662030 912 9 4 0 <text:s text:c="3"/>16.0 <text:s text:c="2"/>18.0</text:p>
      <text:p text:style-name="P1"><text:s/>73 <text:s text:c="3"/>0.068525 5.064e-39 1.048e-19.04960.050 <text:s text:c="2"/>27.66840.720.000000 <text:s text:c="6"/>X <text:s text:c="5"/>0 <text:s text:c="6"/>X <text:s text:c="5"/>0 <text:s text:c="11"/>4.5 Q <text:s/>4S <text:s/>3 <text:s/>3.5d65662030 912 9 4 0 <text:s text:c="3"/>10.0 <text:s text:c="3"/>8.0</text:p>
      <text:p text:style-name="P1"><text:s/>73 <text:s text:c="3"/>0.070738 4.677e-40 7.896e-21.04520.046 <text:s/>100.21640.720.000000 <text:s text:c="6"/>X <text:s text:c="5"/>0 <text:s text:c="6"/>X <text:s text:c="5"/>0 <text:s text:c="11"/>8.5 Q <text:s/>8O <text:s/>9 <text:s/>8.5d65662030 912 9 4 0 <text:s text:c="3"/>18.0 <text:s text:c="2"/>18.0</text:p>
      <text:p text:style-name="P1"><text:s/>73 <text:s text:c="3"/>0.071238 1.192e-39 3.205e-20.04960.050 <text:s text:c="2"/>27.66840.720.000000 <text:s text:c="6"/>X <text:s text:c="5"/>0 <text:s text:c="6"/>X <text:s text:c="5"/>0 <text:s text:c="11"/>3.5 Q <text:s/>4S <text:s/>3 <text:s/>3.5d65662030 912 9 4 0 <text:s text:c="4"/>8.0 <text:s text:c="3"/>8.0</text:p>
      <text:p text:style-name="P1"><text:s/>11 <text:s text:c="3"/>0.072059 2.881e-33 5.088e-12.09230.391 1922.82910.760.003700 <text:s text:c="9"/>0 1 0 <text:s text:c="9"/>0 1 0 <text:s/>4 <text:s/>2 <text:s/>2 <text:s text:c="7"/>5 <text:s/>1 <text:s/>5 <text:s text:c="5"/>5545533321287120 7 <text:s text:c="4"/>9.0 <text:s text:c="2"/>11.0</text:p>
      <text:p text:style-name="P1"><text:s/>73 <text:s text:c="3"/>0.074068 1.227e-38 2.168e-19.04520.046 <text:s/>100.21310.720.000000 <text:s text:c="6"/>X <text:s text:c="5"/>0 <text:s text:c="6"/>X <text:s text:c="5"/>0 <text:s text:c="11"/>8.5 Q <text:s/>8O <text:s/>9 <text:s/>9.5d65662030 912 9 4 0 <text:s text:c="3"/>18.0 <text:s text:c="2"/>20.0</text:p>
      <text:p text:style-name="P1"><text:s/>73 <text:s text:c="3"/>0.074827 3.018e-39 8.522e-20.04960.050 <text:s text:c="2"/>27.66480.720.000000 <text:s text:c="6"/>X <text:s text:c="5"/>0 <text:s text:c="6"/>X <text:s text:c="5"/>0 <text:s text:c="11"/>3.5 Q <text:s/>4S <text:s/>3 <text:s/>2.5d65662030 912 9 4 0 <text:s text:c="4"/>8.0 <text:s text:c="3"/>6.0</text:p>
      <text:p text:style-name="P1"><text:s/>61 <text:s text:c="3"/>0.076095 4.702e-39 2.479e-15.04500.058 1976.57420.600.000000 <text:s text:c="3"/>0 0 0 0 1A1 <text:s text:c="3"/>0 0 0 0 1A1 <text:s text:c="2"/>19F2 <text:s/>4 <text:s text:c="7"/>19F1 <text:s/>4 <text:s text:c="4"/>534330453738 7 1 0 <text:s text:c="2"/>117.0 <text:s/>117.0</text:p>
      <text:p text:style-name="P1"><text:s/>73 <text:s text:c="3"/>0.076946 5.639e-40 2.183e-20.04960.050 <text:s text:c="2"/>27.66480.720.000000 <text:s text:c="6"/>X <text:s text:c="5"/>0 <text:s text:c="6"/>X <text:s text:c="5"/>0 <text:s text:c="11"/>2.5 Q <text:s/>4S <text:s/>3 <text:s/>2.5d65662030 912 9 4 0 <text:s text:c="4"/>6.0 <text:s text:c="3"/>6.0</text:p>
      <text:p text:style-name="P1"><text:s/>73 <text:s text:c="3"/>0.078519 3.620e-40 6.104e-21.04520.046 <text:s/>100.21310.720.000000 <text:s text:c="6"/>X <text:s text:c="5"/>0 <text:s text:c="6"/>X <text:s text:c="5"/>0 <text:s text:c="11"/>9.5 Q <text:s/>8O <text:s/>9 <text:s/>9.5d65662030 912 9 4 0 <text:s text:c="3"/>20.0 <text:s text:c="2"/>20.0</text:p>
      <text:p text:style-name="P1"><text:s/>73 <text:s text:c="3"/>0.078703 4.285e-39 1.169e-19.04440.045 <text:s/>125.31360.720.000000 <text:s text:c="6"/>X <text:s text:c="5"/>0 <text:s text:c="6"/>X <text:s text:c="5"/>0 <text:s text:c="11"/>6.5 Q <text:s/>9O 10 <text:s/>7.5d65662030 912 9 4 0 <text:s text:c="3"/>14.0 <text:s text:c="2"/>16.0</text:p>
      <text:p text:style-name="P1"><text:soft-page-break/><text:s/>73 <text:s text:c="3"/>0.079498 1.119e-39 4.476e-20.04960.050 <text:s text:c="2"/>27.66230.720.000000 <text:s text:c="6"/>X <text:s text:c="5"/>0 <text:s text:c="6"/>X <text:s text:c="5"/>0 <text:s text:c="11"/>2.5 Q <text:s/>4S <text:s/>3 <text:s/>1.5d65662030 912 9 4 0 <text:s text:c="4"/>6.0 <text:s text:c="3"/>4.0</text:p>
      <text:p text:style-name="P1"><text:s/>14 <text:s text:c="3"/>0.079874 5.124e-33 2.596e-11.06840.345 <text:s/>573.89080.640.000000 <text:s text:c="9"/>0 0 0 <text:s text:c="9"/>0 0 0 <text:s/>6 <text:s/>4 <text:s/>2 <text:s text:c="7"/>6 <text:s/>4 <text:s/>3 <text:s text:c="5"/>005540 02227 5 2 0 <text:s text:c="3"/>78.0 <text:s text:c="2"/>78.0</text:p>
      <text:p text:style-name="P1"><text:s/>61 <text:s text:c="3"/>0.079961 5.445e-38 9.832e-17.05300.068 <text:s/>689.87670.640.000000 <text:s text:c="3"/>0 0 0 0 1A1 <text:s text:c="3"/>0 0 0 0 1A1 <text:s text:c="2"/>11F1 <text:s/>2 <text:s text:c="7"/>11F2 <text:s/>2 <text:s text:c="4"/>534330453738 7 1 0 <text:s text:c="3"/>69.0 <text:s text:c="2"/>69.0</text:p>
      <text:p text:style-name="P1"><text:s/>73 <text:s text:c="3"/>0.081735 2.320e-40 5.751e-21.04440.045 <text:s/>125.31360.720.000000 <text:s text:c="6"/>X <text:s text:c="5"/>0 <text:s text:c="6"/>X <text:s text:c="5"/>0 <text:s text:c="11"/>7.5 Q <text:s/>9O 10 <text:s/>7.5d65662030 912 9 4 0 <text:s text:c="3"/>16.0 <text:s text:c="2"/>16.0</text:p>
      <text:p text:style-name="P1"><text:s/>73 <text:s text:c="3"/>0.082175 1.193e-38 2.106e-19.04520.046 <text:s/>100.20940.720.000000 <text:s text:c="6"/>X <text:s text:c="5"/>0 <text:s text:c="6"/>X <text:s text:c="5"/>0 <text:s text:c="11"/>9.5 Q <text:s/>8O <text:s/>9 10.5d65662030 912 9 4 0 <text:s text:c="3"/>20.0 <text:s text:c="2"/>22.0</text:p>
      <text:p text:style-name="P1"><text:s/>31 <text:s text:c="3"/>0.083000 7.808e-37 3.514e-12.07490.102 <text:s/>905.94080.790.000000 <text:s text:c="9"/>0 1 0 <text:s text:c="9"/>0 1 0 20 <text:s/>3 17 <text:s text:c="6"/>21 <text:s/>2 20 <text:s text:c="5"/>006550 113 6 2 4 0 <text:s text:c="3"/>41.0 <text:s text:c="2"/>43.0</text:p>
      <text:p text:style-name="P1"><text:s/>15 <text:s text:c="3"/>0.084110 1.201e-35 3.165e-11.06840.345 <text:s/>568.00190.640.000000 <text:s text:c="9"/>0 0 0 <text:s text:c="9"/>0 0 0 <text:s/>6 <text:s/>4 <text:s/>2 <text:s text:c="7"/>6 <text:s/>4 <text:s/>3 <text:s text:c="5"/>605540322027 5 2 0 <text:s text:c="3"/>78.0 <text:s text:c="2"/>78.0</text:p>
      <text:p text:style-name="P1"><text:s/>73 <text:s text:c="3"/>0.084465 9.999e-39 2.561e-19.04440.045 <text:s/>125.31090.720.000000 <text:s text:c="6"/>X <text:s text:c="5"/>0 <text:s text:c="6"/>X <text:s text:c="5"/>0 <text:s text:c="11"/>7.5 Q <text:s/>9O 10 <text:s/>8.5d65662030 912 9 4 0 <text:s text:c="3"/>16.0 <text:s text:c="2"/>18.0</text:p>
      <text:p text:style-name="P1"><text:s/>61 <text:s text:c="3"/>0.084938 3.930e-38 3.145e-17.05600.073 <text:s/>470.72020.650.000000 <text:s text:c="3"/>0 0 0 0 1A1 <text:s text:c="3"/>0 0 0 0 1A1 <text:s text:c="3"/>9F1 <text:s/>2 <text:s text:c="8"/>9F2 <text:s/>1 <text:s text:c="4"/>534330453738 7 1 0 <text:s text:c="3"/>57.0 <text:s text:c="2"/>57.0</text:p>
      <text:p text:style-name="P1"><text:s/>61 <text:s text:c="3"/>0.085642 1.020e-37 8.736e-17.05000.074 <text:s/>376.73550.690.000000 <text:s text:c="3"/>0 0 0 0 1A1 <text:s text:c="3"/>0 0 0 0 1A1 <text:s text:c="3"/>8E <text:s text:c="2"/>2 <text:s text:c="8"/>8E <text:s text:c="2"/>1 <text:s text:c="4"/>534330453738 7 1 0 <text:s text:c="3"/>34.0 <text:s text:c="2"/>34.0</text:p>
      <text:p text:style-name="P1"><text:s/>62 <text:s text:c="3"/>0.085666 1.122e-39 8.557e-17.04940.070 <text:s/>376.75320.750.000000 <text:s text:c="3"/>0 0 0 0 1A1 <text:s text:c="3"/>0 0 0 0 1A1 <text:s text:c="3"/>8E <text:s text:c="2"/>2 <text:s text:c="8"/>8E <text:s text:c="2"/>1 <text:s text:c="4"/>5323331111 4 1 1 1 <text:s text:c="3"/>68.0 <text:s text:c="2"/>68.0</text:p>
      <text:p text:style-name="P1"><text:s/>31 <text:s text:c="3"/>0.086500 1.044e-36 4.604e-12.06910.083 1061.68600.760.000000 <text:s text:c="9"/>0 0 0 <text:s text:c="9"/>0 0 0 46 <text:s/>7 39 <text:s text:c="6"/>47 <text:s/>6 42 <text:s text:c="5"/>004520 113 8 2 1 0 <text:s text:c="3"/>93.0 <text:s text:c="2"/>95.0</text:p>
      <text:p text:style-name="P1"><text:s/>73 <text:s text:c="3"/>0.087922 5.373e-40 1.274e-20.04440.045 <text:s/>125.31090.720.000000 <text:s text:c="6"/>X <text:s text:c="5"/>0 <text:s text:c="6"/>X <text:s text:c="5"/>0 <text:s text:c="11"/>8.5 Q <text:s/>9O 10 <text:s/>8.5d65662030 912 9 4 0 <text:s text:c="3"/>18.0 <text:s text:c="2"/>18.0</text:p>
      <text:p text:style-name="P1"><text:s/>61 <text:s text:c="3"/>0.089709 4.352e-38 5.529e-17.05300.070 <text:s/>575.16990.640.000000 <text:s text:c="3"/>0 0 0 0 1A1 <text:s text:c="3"/>0 0 0 0 1A1 <text:s text:c="2"/>10F1 <text:s/>2 <text:s text:c="7"/>10F2 <text:s/>2 <text:s text:c="4"/>534330453738 7 1 0 <text:s text:c="3"/>63.0 <text:s text:c="2"/>63.0</text:p>
      <text:p text:style-name="P1"><text:s/>73 <text:s text:c="3"/>0.090957 1.638e-38 4.016e-19.04440.045 <text:s/>125.30780.720.000000 <text:s text:c="6"/>X <text:s text:c="5"/>0 <text:s text:c="6"/>X <text:s text:c="5"/>0 <text:s text:c="11"/>8.5 Q <text:s/>9O 10 <text:s/>9.5d65662030 912 9 4 0 <text:s text:c="3"/>18.0 <text:s text:c="2"/>20.0</text:p>
      <text:p text:style-name="P1"><text:s/>61 <text:s text:c="3"/>0.092549 8.175e-38 5.045e-17.05600.074 <text:s/>376.73360.690.000000 <text:s text:c="3"/>0 0 0 0 1A1 <text:s text:c="3"/>0 0 0 0 1A1 <text:s text:c="3"/>8F2 <text:s/>2 <text:s text:c="8"/>8F1 <text:s/>1 <text:s text:c="4"/>534330453738 7 1 0 <text:s text:c="3"/>51.0 <text:s text:c="2"/>51.0</text:p>
      <text:p text:style-name="P1"><text:s/>62 <text:s text:c="3"/>0.092576 8.993e-40 4.942e-17.05510.074 <text:s/>376.75130.750.000000 <text:s text:c="3"/>0 0 0 0 1A1 <text:s text:c="3"/>0 0 0 0 1A1 <text:s text:c="3"/>8F2 <text:s/>2 <text:s text:c="8"/>8F1 <text:s/>1 <text:s text:c="4"/>5323331111 4 1 1 1 <text:s text:c="2"/>102.0 <text:s/>102.0</text:p>
      <text:p text:style-name="P1"><text:s/>73 <text:s text:c="3"/>0.094844 6.958e-40 1.601e-20.04440.045 <text:s/>125.30780.720.000000 <text:s text:c="6"/>X <text:s text:c="5"/>0 <text:s text:c="6"/>X <text:s text:c="5"/>0 <text:s text:c="11"/>9.5 Q <text:s/>9O 10 <text:s/>9.5d65662030 912 9 4 0 <text:s text:c="3"/>20.0 <text:s text:c="2"/>20.0</text:p>
      <text:p text:style-name="P1"><text:s/>73 <text:s text:c="3"/>0.098178 2.111e-38 5.029e-19.04440.045 <text:s/>125.30450.720.000000 <text:s text:c="6"/>X <text:s text:c="5"/>0 <text:s text:c="6"/>X <text:s text:c="5"/>0 <text:s text:c="11"/>9.5 Q <text:s/>9O 10 10.5d65662030 912 9 4 0 <text:s text:c="3"/>20.0 <text:s text:c="2"/>22.0</text:p>
      <text:p text:style-name="P1"><text:s/>14 <text:s text:c="3"/>0.099200 2.878e-35 2.950e-11.02590.245 1756.28580.390.000000 <text:s text:c="9"/>0 0 0 <text:s text:c="9"/>0 0 0 12 <text:s/>6 <text:s/>6 <text:s text:c="6"/>12 <text:s/>6 <text:s/>7 <text:s text:c="5"/>005540 02227 5 2 0 <text:s text:c="2"/>150.0 <text:s/>150.0</text:p>
      <text:p text:style-name="P1"><text:s/>61 <text:s text:c="3"/>0.101111 2.258e-37 3.233e-16.05300.070 <text:s/>575.18410.640.000000 <text:s text:c="3"/>0 0 0 0 1A1 <text:s text:c="3"/>0 0 0 0 1A1 <text:s text:c="2"/>10F2 <text:s/>3 <text:s text:c="7"/>10F1 <text:s/>1 <text:s text:c="4"/>534330453738 7 1 0 <text:s text:c="3"/>63.0 <text:s text:c="2"/>63.0</text:p>
      <text:p text:style-name="P1"><text:s/>62 <text:s text:c="3"/>0.101145 2.482e-39 3.165e-16.05130.071 <text:s/>575.21130.750.000000 <text:s text:c="3"/>0 0 0 0 1A1 <text:s text:c="3"/>0 0 0 0 1A1 <text:s text:c="2"/>10F2 <text:s/>3 <text:s text:c="7"/>10F1 <text:s/>1 <text:s text:c="4"/>5323331111 4 1 1 1 <text:s text:c="2"/>126.0 <text:s/>126.0</text:p>
      <text:p text:style-name="P1"><text:s/>73 <text:s text:c="3"/>0.101223 7.279e-39 2.559e-19.04370.044 <text:s/>153.19140.720.000000 <text:s text:c="6"/>X <text:s text:c="5"/>0 <text:s text:c="6"/>X <text:s text:c="5"/>0 <text:s text:c="11"/>7.5 Q 10O 11 <text:s/>8.5d65662030 912 9 4 0 <text:s text:c="3"/>16.0 <text:s text:c="2"/>18.0</text:p>
      <text:p text:style-name="P1"><text:s/>14 <text:s text:c="3"/>0.101561 7.349e-34 3.843e-11.05520.310 1082.78540.490.000000 <text:s text:c="9"/>0 0 0 <text:s text:c="9"/>0 0 0 <text:s/>9 <text:s/>5 <text:s/>4 <text:s text:c="7"/>9 <text:s/>5 <text:s/>5 <text:s text:c="5"/>005540 02227 5 2 0 <text:s text:c="2"/>114.0 <text:s/>114.0</text:p>
      <text:p text:style-name="P1"><text:s/>73 <text:s text:c="3"/>0.102505 5.022e-40 1.136e-20.04440.045 <text:s/>125.30450.720.000000 <text:s text:c="6"/>X <text:s text:c="5"/>0 <text:s text:c="6"/>X <text:s text:c="5"/>0 <text:s text:c="10"/>10.5 Q <text:s/>9O 10 10.5d65662030 912 9 4 0 <text:s text:c="3"/>22.0 <text:s text:c="2"/>22.0</text:p>
      <text:p text:style-name="P1"><text:s/>73 <text:s text:c="3"/>0.104291 3.129e-40 1.007e-20.04370.044 <text:s/>153.19140.720.000000 <text:s text:c="6"/>X <text:s text:c="5"/>0 <text:s text:c="6"/>X <text:s text:c="5"/>0 <text:s text:c="11"/>8.5 Q 10O 11 <text:s/>8.5d65662030 912 9 4 0 <text:s text:c="3"/>18.0 <text:s text:c="2"/>18.0</text:p>
      <text:p text:style-name="P1"><text:s/>73 <text:s text:c="3"/>0.106133 1.903e-38 4.456e-19.04440.045 <text:s/>125.30090.720.000000 <text:s text:c="6"/>X <text:s text:c="5"/>0 <text:s text:c="6"/>X <text:s text:c="5"/>0 <text:s text:c="10"/>10.5 Q <text:s/>9O 10 11.5d65662030 912 9 4 0 <text:s text:c="3"/>22.0 <text:s text:c="2"/>24.0</text:p>
      <text:p text:style-name="P1"><text:s/>73 <text:s text:c="3"/>0.107080 1.609e-38 5.318e-19.04370.044 <text:s/>153.18860.720.000000 <text:s text:c="6"/>X <text:s text:c="5"/>0 <text:s text:c="6"/>X <text:s text:c="5"/>0 <text:s text:c="11"/>8.5 Q 10O 11 <text:s/>9.5d65662030 912 9 4 0 <text:s text:c="3"/>18.0 <text:s text:c="2"/>20.0</text:p>
      <text:p text:style-name="P1"><text:s/>15 <text:s text:c="3"/>0.108880 1.822e-36 4.942e-11.05520.310 1072.57980.490.000000 <text:s text:c="9"/>0 0 0 <text:s text:c="9"/>0 0 0 <text:s/>9 <text:s/>5 <text:s/>4 <text:s text:c="7"/>9 <text:s/>5 <text:s/>5 <text:s text:c="5"/>605540322027 5 2 0 <text:s text:c="2"/>114.0 <text:s/>114.0</text:p>
      <text:p text:style-name="P1"><text:s/>14 <text:s text:c="3"/>0.109966 2.902e-34 4.321e-13.10000.456 <text:s/>221.83610.690.000000 <text:s text:c="9"/>0 0 0 <text:s text:c="9"/>0 0 0 <text:s/>5 <text:s/>0 <text:s/>5 <text:s text:c="7"/>4 <text:s/>2 <text:s/>2 <text:s text:c="5"/>005540 02227 5 2 0 <text:s text:c="3"/>66.0 <text:s text:c="2"/>54.0</text:p>
      <text:p text:style-name="P1"><text:s/>73 <text:s text:c="3"/>0.110528 6.953e-40 2.136e-20.04370.044 <text:s/>153.18860.720.000000 <text:s text:c="6"/>X <text:s text:c="5"/>0 <text:s text:c="6"/>X <text:s text:c="5"/>0 <text:s text:c="11"/>9.5 Q 10O 11 <text:s/>9.5d65662030 912 9 4 0 <text:s text:c="3"/>20.0 <text:s text:c="2"/>20.0</text:p>
      <text:p text:style-name="P1"><text:s/>61 <text:s text:c="3"/>0.112218 7.976e-38 1.154e-15.04700.065 1095.86910.620.000000 <text:s text:c="3"/>0 0 0 0 1A1 <text:s text:c="3"/>0 0 0 0 1A1 <text:s text:c="2"/>14F2 <text:s/>3 <text:s text:c="7"/>14F1 <text:s/>2 <text:s text:c="4"/>534330453738 7 1 0 <text:s text:c="3"/>87.0 <text:s text:c="2"/>87.0</text:p>
      <text:p text:style-name="P1"><text:s/>62 <text:s text:c="3"/>0.112260 8.772e-40 1.130e-15.04460.066 1095.92110.750.000000 <text:s text:c="3"/>0 0 0 0 1A1 <text:s text:c="3"/>0 0 0 0 1A1 <text:s text:c="2"/>14F2 <text:s/>3 <text:s text:c="7"/>14F1 <text:s/>2 <text:s text:c="4"/>5323331111 4 1 1 1 <text:s text:c="2"/>174.0 <text:s/>174.0</text:p>
      <text:p text:style-name="P1"><text:s/>73 <text:s text:c="3"/>0.113430 1.909e-38 5.160e-19.05140.052 <text:s text:c="2"/>16.47520.720.000000 <text:s text:c="6"/>X <text:s text:c="5"/>0 <text:s text:c="6"/>X <text:s text:c="5"/>0 <text:s text:c="11"/>5.5 Q <text:s/>3S <text:s/>2 <text:s/>4.5d65662030 912 9 4 0 <text:s text:c="3"/>12.0 <text:s text:c="2"/>10.0</text:p>
      <text:p text:style-name="P1"><text:s/>73 <text:s text:c="3"/>0.113594 2.498e-38 7.883e-19.04370.044 <text:s/>153.18550.720.000000 <text:s text:c="6"/>X <text:s text:c="5"/>0 <text:s text:c="6"/>X <text:s text:c="5"/>0 <text:s text:c="11"/>9.5 Q 10O 11 10.5d65662030 912 9 4 0 <text:s text:c="3"/>20.0 <text:s text:c="2"/>22.0</text:p>
      <text:p text:style-name="P1"><text:s/>61 <text:s text:c="3"/>0.116566 5.350e-40 1.941e-16.05600.074 1641.04790.690.000000 <text:s text:c="3"/>0 0 0 1 1F2 <text:s text:c="3"/>0 0 0 1 1F2 <text:s text:c="3"/>8F2 <text:s/>2 <text:s text:c="8"/>8F1 <text:s/>2 <text:s text:c="4"/>534330453738 7 1 0 <text:s text:c="3"/>51.0 <text:s text:c="2"/>51.0</text:p>
      <text:p text:style-name="P1"><text:s/>61 <text:s text:c="3"/>0.116766 1.312e-40 7.824e-17.05600.073 1765.92940.650.000000 <text:s text:c="3"/>0 0 0 1 1F2 <text:s text:c="3"/>0 0 0 1 1F2 <text:s text:c="3"/>9F1 <text:s/>3 <text:s text:c="8"/>9F2 <text:s/>3 <text:s text:c="4"/>534330453738 7 1 0 <text:s text:c="3"/>57.0 <text:s text:c="2"/>57.0</text:p>
      <text:p text:style-name="P1"><text:s/>11 <text:s text:c="3"/>0.117133 4.168e-37 1.262e-11.08980.371 4095.80270.660.002000 <text:s text:c="9"/>1 0 0 <text:s text:c="9"/>1 0 0 <text:s/>5 <text:s/>2 <text:s/>3 <text:s text:c="7"/>6 <text:s/>1 <text:s/>6 <text:s text:c="5"/>4446534432287120 7 <text:s text:c="3"/>33.0 <text:s text:c="2"/>39.0</text:p>
      <text:p text:style-name="P1"><text:s/>73 <text:s text:c="3"/>0.117412 4.151e-39 1.394e-19.05140.052 <text:s text:c="2"/>16.47520.720.000000 <text:s text:c="6"/>X <text:s text:c="5"/>0 <text:s text:c="6"/>X <text:s text:c="5"/>0 <text:s text:c="11"/>4.5 Q <text:s/>3S <text:s/>2 <text:s/>4.5d65662030 912 9 4 0 <text:s text:c="3"/>10.0 <text:s text:c="2"/>10.0</text:p>
      <text:p text:style-name="P1"><text:s/>73 <text:s text:c="3"/>0.117430 8.634e-40 2.561e-20.04370.044 <text:s/>153.18550.720.000000 <text:s text:c="6"/>X <text:s text:c="5"/>0 <text:s text:c="6"/>X <text:s text:c="5"/>0 <text:s text:c="10"/>10.5 Q 10O 11 10.5d65662030 912 9 4 0 <text:s text:c="3"/>22.0 <text:s text:c="2"/>22.0</text:p>
      <text:p text:style-name="P1"><text:s/>73 <text:s text:c="3"/>0.120693 3.097e-40 1.336e-20.05140.052 <text:s text:c="2"/>16.47520.720.000000 <text:s text:c="6"/>X <text:s text:c="5"/>0 <text:s text:c="6"/>X <text:s text:c="5"/>0 <text:s text:c="11"/>3.5 Q <text:s/>3S <text:s/>2 <text:s/>4.5d65662030 912 9 4 0 <text:s text:c="4"/>8.0 <text:s text:c="2"/>10.0</text:p>
      <text:p text:style-name="P1"><text:s/>73 <text:s text:c="3"/>0.120768 3.058e-38 9.328e-19.04370.044 <text:s/>153.18220.720.000000 <text:s text:c="6"/>X <text:s text:c="5"/>0 <text:s text:c="6"/>X <text:s text:c="5"/>0 <text:s text:c="10"/>10.5 Q 10O 11 11.5d65662030 912 9 4 0 <text:s text:c="3"/>22.0 <text:s text:c="2"/>24.0</text:p>
      <text:p text:style-name="P1"><text:s/>73 <text:s text:c="3"/>0.122644 1.060e-38 4.657e-19.04310.044 <text:s/>183.85410.720.000000 <text:s text:c="6"/>X <text:s text:c="5"/>0 <text:s text:c="6"/>X <text:s text:c="5"/>0 <text:s text:c="11"/>8.5 Q 11O 12 <text:s/>9.5d65662030 912 9 4 0 <text:s text:c="3"/>18.0 <text:s text:c="2"/>20.0</text:p>
      <text:p text:style-name="P1"><text:s/>61 <text:s text:c="3"/>0.123388 1.031e-37 4.855e-16.04800.067 <text:s/>815.00810.630.000000 <text:s text:c="3"/>0 0 0 0 1A1 <text:s text:c="3"/>0 0 0 0 1A1 <text:s text:c="2"/>12F1 <text:s/>3 <text:s text:c="7"/>12F2 <text:s/>2 <text:s text:c="4"/>534330453738 7 1 0 <text:s text:c="3"/>75.0 <text:s text:c="2"/>75.0</text:p>
      <text:p text:style-name="P1"><text:s/>62 <text:s text:c="3"/>0.123491 1.134e-39 4.758e-16.04850.070 <text:s/>815.04660.750.000000 <text:s text:c="3"/>0 0 0 0 1A1 <text:s text:c="3"/>0 0 0 0 1A1 <text:s text:c="2"/>12F1 <text:s/>3 <text:s text:c="7"/>12F2 <text:s/>2 <text:s text:c="4"/>5323331111 4 1 1 1 <text:s text:c="2"/>150.0 <text:s/>150.0</text:p>
      <text:p text:style-name="P1"><text:s/>61 <text:s text:c="3"/>0.123757 1.707e-37 8.058e-16.04800.067 <text:s/>814.88430.630.000000 <text:s text:c="3"/>0 0 0 0 1A1 <text:s text:c="3"/>0 0 0 0 1A1 <text:s text:c="2"/>12F2 <text:s/>2 <text:s text:c="7"/>12F1 <text:s/>2 <text:s text:c="4"/>534330453738 7 1 0 <text:s text:c="3"/>75.0 <text:s text:c="2"/>75.0</text:p>
      <text:p text:style-name="P1"><text:s/>62 <text:s text:c="3"/>0.123778 1.887e-39 7.932e-16.04850.070 <text:s/>814.92290.750.000000 <text:s text:c="3"/>0 0 0 0 1A1 <text:s text:c="3"/>0 0 0 0 1A1 <text:s text:c="2"/>12F2 <text:s/>2 <text:s text:c="7"/>12F1 <text:s/>2 <text:s text:c="4"/>5323331111 4 1 1 1 <text:s text:c="2"/>150.0 <text:s/>150.0</text:p>
      <text:p text:style-name="P1"><text:s/>73 <text:s text:c="3"/>0.124168 1.924e-38 6.830e-19.05140.052 <text:s text:c="2"/>16.46850.720.000000 <text:s text:c="6"/>X <text:s text:c="5"/>0 <text:s text:c="6"/>X <text:s text:c="5"/>0 <text:s text:c="11"/>4.5 Q <text:s/>3S <text:s/>2 <text:s/>3.5d65662030 912 9 4 0 <text:s text:c="3"/>10.0 <text:s text:c="3"/>8.0</text:p>
      <text:p text:style-name="P1"><text:s/>73 <text:s text:c="3"/>0.124997 5.977e-40 1.730e-20.04370.044 <text:s/>153.18220.720.000000 <text:s text:c="6"/>X <text:s text:c="5"/>0 <text:s text:c="6"/>X <text:s text:c="5"/>0 <text:s text:c="10"/>11.5 Q 10O 11 11.5d65662030 912 9 4 0 <text:s text:c="3"/>24.0 <text:s text:c="2"/>24.0</text:p>
      <text:p text:style-name="P1"><text:s/>73 <text:s text:c="3"/>0.125740 3.697e-40 1.499e-20.04310.044 <text:s/>183.85410.720.000000 <text:s text:c="6"/>X <text:s text:c="5"/>0 <text:s text:c="6"/>X <text:s text:c="5"/>0 <text:s text:c="11"/>9.5 Q 11O 12 <text:s/>9.5d65662030 912 9 4 0 <text:s text:c="3"/>20.0 <text:s text:c="2"/>20.0</text:p>
      <text:p text:style-name="P1"><text:s/>73 <text:s text:c="3"/>0.127449 5.957e-39 2.713e-19.05140.052 <text:s text:c="2"/>16.46850.720.000000 <text:s text:c="6"/>X <text:s text:c="5"/>0 <text:s text:c="6"/>X <text:s text:c="5"/>0 <text:s text:c="11"/>3.5 Q <text:s/>3S <text:s/>2 <text:s/>3.5d65662030 912 9 4 0 <text:s text:c="4"/>8.0 <text:s text:c="3"/>8.0</text:p>
      <text:p text:style-name="P1"><text:s/>73 <text:s text:c="3"/>0.128579 2.253e-38 9.344e-19.04310.044 <text:s/>183.85130.720.000000 <text:s text:c="6"/>X <text:s text:c="5"/>0 <text:s text:c="6"/>X <text:s text:c="5"/>0 <text:s text:c="11"/>9.5 Q 11O 12 10.5d65662030 912 9 4 0 <text:s text:c="3"/>20.0 <text:s text:c="2"/>22.0</text:p>
      <text:p text:style-name="P1"><text:s/>73 <text:s text:c="3"/>0.128602 2.621e-38 7.805e-19.04370.044 <text:s/>153.17860.720.000000 <text:s text:c="6"/>X <text:s text:c="5"/>0 <text:s text:c="6"/>X <text:s text:c="5"/>0 <text:s text:c="10"/>11.5 Q 10O 11 12.5d65662030 912 9 4 0 <text:s text:c="3"/>24.0 <text:s text:c="2"/>26.0</text:p>
      <text:p text:style-name="P1"><text:s/>73 <text:s text:c="3"/>0.130015 5.171e-40 3.204e-20.05140.052 <text:s text:c="2"/>16.46850.720.000000 <text:s text:c="6"/>X <text:s text:c="5"/>0 <text:s text:c="6"/>X <text:s text:c="5"/>0 <text:s text:c="11"/>2.5 Q <text:s/>3S <text:s/>2 <text:s/>3.5d65662030 912 9 4 0 <text:s text:c="4"/>6.0 <text:s text:c="3"/>8.0</text:p>
      <text:p text:style-name="P1"><text:s/>61 <text:s text:c="3"/>0.131649 4.706e-38 8.770e-17.05300.070 <text:s/>575.05250.640.000000 <text:s text:c="3"/>0 0 0 0 1A1 <text:s text:c="3"/>0 0 0 0 1A1 <text:s text:c="2"/>10F1 <text:s/>1 <text:s text:c="7"/>10F2 <text:s/>1 <text:s text:c="4"/>534330453738 7 1 0 <text:s text:c="3"/>63.0 <text:s text:c="2"/>63.0</text:p>
      <text:p text:style-name="P1"><text:s/>73 <text:s text:c="3"/>0.132021 7.992e-40 3.094e-20.04310.044 <text:s/>183.85130.720.000000 <text:s text:c="6"/>X <text:s text:c="5"/>0 <text:s text:c="6"/>X <text:s text:c="5"/>0 <text:s text:c="10"/>10.5 Q 11O 12 10.5d65662030 912 9 4 0 <text:s text:c="3"/>22.0 <text:s text:c="2"/>22.0</text:p>
      <text:p text:style-name="P1"><text:s/>73 <text:s text:c="3"/>0.132664 1.173e-38 5.564e-19.05140.052 <text:s text:c="2"/>16.46330.720.000000 <text:s text:c="6"/>X <text:s text:c="5"/>0 <text:s text:c="6"/>X <text:s text:c="5"/>0 <text:s text:c="11"/>3.5 Q <text:s/>3S <text:s/>2 <text:s/>2.5d65662030 912 9 4 0 <text:s text:c="4"/>8.0 <text:s text:c="3"/>6.0</text:p>
      <text:p text:style-name="P1"><text:s/>61 <text:s text:c="3"/>0.134658 2.666e-37 3.382e-16.05600.073 <text:s/>470.72020.650.000000 <text:s text:c="3"/>0 0 0 0 1A1 <text:s text:c="3"/>0 0 0 0 1A1 <text:s text:c="3"/>9F1 <text:s/>3 <text:s text:c="8"/>9F2 <text:s/>1 <text:s text:c="4"/>534330453738 7 1 0 <text:s text:c="3"/>57.0 <text:s text:c="2"/>57.0</text:p>
      <text:p text:style-name="P1"><text:s/>62 <text:s text:c="3"/>0.134696 2.941e-39 3.322e-16.05510.075 <text:s/>470.74230.750.000000 <text:s text:c="3"/>0 0 0 0 1A1 <text:s text:c="3"/>0 0 0 0 1A1 <text:s text:c="3"/>9F1 <text:s/>3 <text:s text:c="8"/>9F2 <text:s/>1 <text:s text:c="4"/>5323331111 4 1 1 1 <text:s text:c="2"/>114.0 <text:s/>114.0</text:p>
      <text:p text:style-name="P1"><text:s/>73 <text:s text:c="3"/>0.135113 3.369e-38 1.335e-18.04310.044 <text:s/>183.84820.720.000000 <text:s text:c="6"/>X <text:s text:c="5"/>0 <text:s text:c="6"/>X <text:s text:c="5"/>0 <text:s text:c="10"/>10.5 Q 11O 12 11.5d65662030 912 9 4 0 <text:s text:c="3"/>22.0 <text:s text:c="2"/>24.0</text:p>
      <text:p text:style-name="P1"><text:s/>73 <text:s text:c="3"/>0.135230 4.343e-39 2.799e-19.05140.052 <text:s text:c="2"/>16.46330.720.000000 <text:s text:c="6"/>X <text:s text:c="5"/>0 <text:s text:c="6"/>X <text:s text:c="5"/>0 <text:s text:c="11"/>2.5 Q <text:s/>3S <text:s/>2 <text:s/>2.5d65662030 912 9 4 0 <text:s text:c="4"/>6.0 <text:s text:c="3"/>6.0</text:p>
      <text:p text:style-name="P1"><text:soft-page-break/><text:s/>73 <text:s text:c="3"/>0.137070 3.296e-40 3.229e-20.05140.052 <text:s text:c="2"/>16.46330.720.000000 <text:s text:c="6"/>X <text:s text:c="5"/>0 <text:s text:c="6"/>X <text:s text:c="5"/>0 <text:s text:c="11"/>1.5 Q <text:s/>3S <text:s/>2 <text:s/>2.5d65662030 912 9 4 0 <text:s text:c="4"/>4.0 <text:s text:c="3"/>6.0</text:p>
      <text:p text:style-name="P1"><text:s/>61 <text:s text:c="3"/>0.137933 1.378e-39 5.341e-16.04500.059 1779.98440.600.000000 <text:s text:c="3"/>0 0 0 0 1A1 <text:s text:c="3"/>0 0 0 0 1A1 <text:s text:c="2"/>18F1 <text:s/>3 <text:s text:c="7"/>18F2 <text:s/>3 <text:s text:c="4"/>534330453738 7 1 0 <text:s text:c="2"/>111.0 <text:s/>111.0</text:p>
      <text:p text:style-name="P1"><text:s/>73 <text:s text:c="3"/>0.138906 9.647e-40 3.602e-20.04310.044 <text:s/>183.84820.720.000000 <text:s text:c="6"/>X <text:s text:c="5"/>0 <text:s text:c="6"/>X <text:s text:c="5"/>0 <text:s text:c="10"/>11.5 Q 11O 12 11.5d65662030 912 9 4 0 <text:s text:c="3"/>24.0 <text:s text:c="2"/>24.0</text:p>
      <text:p text:style-name="P1"><text:s/>73 <text:s text:c="3"/>0.138933 4.617e-39 3.057e-19.05140.052 <text:s text:c="2"/>16.45960.720.000000 <text:s text:c="6"/>X <text:s text:c="5"/>0 <text:s text:c="6"/>X <text:s text:c="5"/>0 <text:s text:c="11"/>2.5 Q <text:s/>3S <text:s/>2 <text:s/>1.5d65662030 912 9 4 0 <text:s text:c="4"/>6.0 <text:s text:c="3"/>4.0</text:p>
      <text:p text:style-name="P1"><text:s/>73 <text:s text:c="3"/>0.140774 1.602e-39 1.612e-19.05140.052 <text:s text:c="2"/>16.45960.720.000000 <text:s text:c="6"/>X <text:s text:c="5"/>0 <text:s text:c="6"/>X <text:s text:c="5"/>0 <text:s text:c="11"/>1.5 Q <text:s/>3S <text:s/>2 <text:s/>1.5d65662030 912 9 4 0 <text:s text:c="4"/>4.0 <text:s text:c="3"/>4.0</text:p>
      <text:p text:style-name="P1"><text:s/>73 <text:s text:c="3"/>0.142248 3.973e-38 1.519e-18.04310.044 <text:s/>183.84490.720.000000 <text:s text:c="6"/>X <text:s text:c="5"/>0 <text:s text:c="6"/>X <text:s text:c="5"/>0 <text:s text:c="10"/>11.5 Q 11O 12 12.5d65662030 912 9 4 0 <text:s text:c="3"/>24.0 <text:s text:c="2"/>26.0</text:p>
      <text:p text:style-name="P1"><text:s/>73 <text:s text:c="3"/>0.142988 8.885e-40 9.081e-20.05140.052 <text:s text:c="2"/>16.45740.720.000000 <text:s text:c="6"/>X <text:s text:c="5"/>0 <text:s text:c="6"/>X <text:s text:c="5"/>0 <text:s text:c="11"/>1.5 Q <text:s/>3S <text:s/>2 <text:s/>0.5d65662030 912 9 4 0 <text:s text:c="4"/>4.0 <text:s text:c="3"/>2.0</text:p>
      <text:p text:style-name="P1"><text:s/>73 <text:s text:c="3"/>0.143238 1.390e-38 7.557e-19.04240.044 <text:s/>217.30060.720.000000 <text:s text:c="6"/>X <text:s text:c="5"/>0 <text:s text:c="6"/>X <text:s text:c="5"/>0 <text:s text:c="11"/>9.5 Q 12O 13 10.5d65662030 912 9 4 0 <text:s text:c="3"/>20.0 <text:s text:c="2"/>22.0</text:p>
      <text:p text:style-name="P1"><text:s/>73 <text:s text:c="3"/>0.146357 4.015e-40 2.027e-20.04240.044 <text:s/>217.30060.720.000000 <text:s text:c="6"/>X <text:s text:c="5"/>0 <text:s text:c="6"/>X <text:s text:c="5"/>0 <text:s text:c="10"/>10.5 Q 12O 13 10.5d65662030 912 9 4 0 <text:s text:c="3"/>22.0 <text:s text:c="2"/>22.0</text:p>
      <text:p text:style-name="P1"><text:s/>73 <text:s text:c="3"/>0.146399 6.489e-40 2.357e-20.04310.044 <text:s/>183.84490.720.000000 <text:s text:c="6"/>X <text:s text:c="5"/>0 <text:s text:c="6"/>X <text:s text:c="5"/>0 <text:s text:c="10"/>12.5 Q 11O 12 12.5d65662030 912 9 4 0 <text:s text:c="3"/>26.0 <text:s text:c="2"/>26.0</text:p>
      <text:p text:style-name="P1"><text:s/>61 <text:s text:c="3"/>0.147625 5.024e-38 8.913e-15.04600.060 1593.87830.610.000000 <text:s text:c="3"/>0 0 0 0 1A1 <text:s text:c="3"/>0 0 0 0 1A1 <text:s text:c="2"/>17F1 <text:s/>4 <text:s text:c="7"/>17F2 <text:s/>3 <text:s text:c="4"/>534330453738 7 1 0 <text:s text:c="2"/>105.0 <text:s/>105.0</text:p>
      <text:p text:style-name="P1"><text:s/>61 <text:s text:c="3"/>0.148099 1.606e-37 2.241e-16.05600.073 <text:s/>470.71680.650.000000 <text:s text:c="3"/>0 0 0 0 1A1 <text:s text:c="3"/>0 0 0 0 1A1 <text:s text:c="3"/>9F2 <text:s/>2 <text:s text:c="8"/>9F1 <text:s/>1 <text:s text:c="4"/>534330453738 7 1 0 <text:s text:c="3"/>57.0 <text:s text:c="2"/>57.0</text:p>
      <text:p text:style-name="P1"><text:s/>62 <text:s text:c="3"/>0.148142 1.768e-39 2.197e-16.05510.075 <text:s/>470.73900.750.000000 <text:s text:c="3"/>0 0 0 0 1A1 <text:s text:c="3"/>0 0 0 0 1A1 <text:s text:c="3"/>9F2 <text:s/>2 <text:s text:c="8"/>9F1 <text:s/>1 <text:s text:c="4"/>5323331111 4 1 1 1 <text:s text:c="2"/>114.0 <text:s/>114.0</text:p>
      <text:p text:style-name="P1"><text:s/>73 <text:s text:c="3"/>0.149239 2.872e-38 1.479e-18.04240.044 <text:s/>217.29780.720.000000 <text:s text:c="6"/>X <text:s text:c="5"/>0 <text:s text:c="6"/>X <text:s text:c="5"/>0 <text:s text:c="10"/>10.5 Q 12O 13 11.5d65662030 912 9 4 0 <text:s text:c="3"/>22.0 <text:s text:c="2"/>24.0</text:p>
      <text:p text:style-name="P1"><text:s/>73 <text:s text:c="3"/>0.149985 3.285e-38 1.223e-18.04310.044 <text:s/>183.84130.720.000000 <text:s text:c="6"/>X <text:s text:c="5"/>0 <text:s text:c="6"/>X <text:s text:c="5"/>0 <text:s text:c="10"/>12.5 Q 11O 12 13.5d65662030 912 9 4 0 <text:s text:c="3"/>26.0 <text:s text:c="2"/>28.0</text:p>
      <text:p text:style-name="P1"><text:s/>61 <text:s text:c="3"/>0.151571 8.490e-39 1.659e-16.04700.065 1095.98130.620.000000 <text:s text:c="3"/>0 0 0 0 1A1 <text:s text:c="3"/>0 0 0 0 1A1 <text:s text:c="2"/>14F1 <text:s/>3 <text:s text:c="7"/>14F2 <text:s/>3 <text:s text:c="4"/>534330453738 7 1 0 <text:s text:c="3"/>87.0 <text:s text:c="2"/>87.0</text:p>
      <text:p text:style-name="P1"><text:s/>61 <text:s text:c="3"/>0.152083 2.428e-38 6.410e-15.06500.078 1390.13340.720.000000 <text:s text:c="3"/>0 0 0 1 1F2 <text:s text:c="3"/>0 0 0 1 1F2 <text:s text:c="3"/>4F2 <text:s/>1 <text:s text:c="8"/>4F1 <text:s/>1 <text:s text:c="4"/>534330453738 7 1 0 <text:s text:c="3"/>27.0 <text:s text:c="2"/>27.0</text:p>
      <text:p text:style-name="P1"><text:s/>73 <text:s text:c="3"/>0.152675 8.506e-40 4.107e-20.04240.044 <text:s/>217.29780.720.000000 <text:s text:c="6"/>X <text:s text:c="5"/>0 <text:s text:c="6"/>X <text:s text:c="5"/>0 <text:s text:c="10"/>11.5 Q 12O 13 11.5d65662030 912 9 4 0 <text:s text:c="3"/>24.0 <text:s text:c="2"/>24.0</text:p>
      <text:p text:style-name="P1"><text:s/>11 <text:s text:c="3"/>0.152768 1.105e-37 2.127e-11.08980.371 4195.81790.660.002000 <text:s text:c="9"/>0 0 1 <text:s text:c="9"/>0 0 1 <text:s/>5 <text:s/>2 <text:s/>3 <text:s text:c="7"/>6 <text:s/>1 <text:s/>6 <text:s text:c="5"/>4446534432287120 7 <text:s text:c="3"/>11.0 <text:s text:c="2"/>13.0</text:p>
      <text:p text:style-name="P1"><text:s/>61 <text:s text:c="3"/>0.153451 3.271e-37 1.701e-15.04100.068 <text:s/>689.88610.640.000000 <text:s text:c="3"/>0 0 0 0 1A1 <text:s text:c="3"/>0 0 0 0 1A1 <text:s text:c="2"/>11E <text:s text:c="2"/>2 <text:s text:c="7"/>11E <text:s text:c="2"/>1 <text:s text:c="4"/>534330453738 7 1 0 <text:s text:c="3"/>46.0 <text:s text:c="2"/>46.0</text:p>
      <text:p text:style-name="P1"><text:s/>62 <text:s text:c="3"/>0.153502 3.604e-39 1.668e-15.04280.065 <text:s/>689.91870.750.000000 <text:s text:c="3"/>0 0 0 0 1A1 <text:s text:c="3"/>0 0 0 0 1A1 <text:s text:c="2"/>11E <text:s text:c="2"/>2 <text:s text:c="7"/>11E <text:s text:c="2"/>1 <text:s text:c="4"/>5323331111 4 1 1 1 <text:s text:c="3"/>92.0 <text:s text:c="2"/>92.0</text:p>
      <text:p text:style-name="P1"><text:s/>73 <text:s text:c="3"/>0.155790 4.172e-38 2.055e-18.04240.044 <text:s/>217.29460.720.000000 <text:s text:c="6"/>X <text:s text:c="5"/>0 <text:s text:c="6"/>X <text:s text:c="5"/>0 <text:s text:c="10"/>11.5 Q 12O 13 12.5d65662030 912 9 4 0 <text:s text:c="3"/>24.0 <text:s text:c="2"/>26.0</text:p>
      <text:p text:style-name="P1"><text:s/>61 <text:s text:c="3"/>0.156143 1.358e-38 1.315e-14.05300.070 1826.33790.640.000000 <text:s text:c="3"/>0 0 0 1 1F2 <text:s text:c="3"/>0 0 0 1 1F2 <text:s text:c="2"/>10F2 <text:s/>1 <text:s text:c="7"/>10F1 <text:s/>1 <text:s text:c="4"/>534330453738 7 1 0 <text:s text:c="3"/>63.0 <text:s text:c="2"/>63.0</text:p>
      <text:p text:style-name="P1"><text:s/>73 <text:s text:c="3"/>0.159549 1.005e-39 4.683e-20.04240.044 <text:s/>217.29460.720.000000 <text:s text:c="6"/>X <text:s text:c="5"/>0 <text:s text:c="6"/>X <text:s text:c="5"/>0 <text:s text:c="10"/>12.5 Q 12O 13 12.5d65662030 912 9 4 0 <text:s text:c="3"/>26.0 <text:s text:c="2"/>26.0</text:p>
      <text:p text:style-name="P1"><text:s/>62 <text:s text:c="3"/>0.160489 1.955e-39 7.182e-15.04460.067 1251.70620.750.000000 <text:s text:c="3"/>0 0 0 0 1A1 <text:s text:c="3"/>0 0 0 0 1A1 <text:s text:c="2"/>15F1 <text:s/>3 <text:s text:c="7"/>15F2 <text:s/>3 <text:s text:c="4"/>5323331111 4 1 1 1 <text:s text:c="2"/>186.0 <text:s/>186.0</text:p>
      <text:p text:style-name="P1"><text:s/>61 <text:s text:c="3"/>0.160494 1.770e-37 7.302e-15.04700.063 1251.64660.620.000000 <text:s text:c="3"/>0 0 0 0 1A1 <text:s text:c="3"/>0 0 0 0 1A1 <text:s text:c="2"/>15F1 <text:s/>3 <text:s text:c="7"/>15F2 <text:s/>3 <text:s text:c="4"/>534330453738 7 1 0 <text:s text:c="3"/>93.0 <text:s text:c="2"/>93.0</text:p>
      <text:p text:style-name="P1"><text:s/>73 <text:s text:c="3"/>0.162893 4.780e-38 2.273e-18.04240.044 <text:s/>217.29130.720.000000 <text:s text:c="6"/>X <text:s text:c="5"/>0 <text:s text:c="6"/>X <text:s text:c="5"/>0 <text:s text:c="10"/>12.5 Q 12O 13 13.5d65662030 912 9 4 0 <text:s text:c="3"/>26.0 <text:s text:c="2"/>28.0</text:p>
      <text:p text:style-name="P1"><text:s/>73 <text:s text:c="3"/>0.163194 1.690e-38 1.135e-18.04170.043 <text:s/>253.52950.720.000000 <text:s text:c="6"/>X <text:s text:c="5"/>0 <text:s text:c="6"/>X <text:s text:c="5"/>0 <text:s text:c="10"/>10.5 Q 13O 14 11.5d65662030 912 9 4 0 <text:s text:c="3"/>22.0 <text:s text:c="2"/>24.0</text:p>
      <text:p text:style-name="P1"><text:s/>73 <text:s text:c="3"/>0.166333 4.105e-40 2.575e-20.04170.043 <text:s/>253.52950.720.000000 <text:s text:c="6"/>X <text:s text:c="5"/>0 <text:s text:c="6"/>X <text:s text:c="5"/>0 <text:s text:c="10"/>11.5 Q 13O 14 11.5d65662030 912 9 4 0 <text:s text:c="3"/>24.0 <text:s text:c="2"/>24.0</text:p>
      <text:p text:style-name="P1"><text:s/>73 <text:s text:c="3"/>0.166980 6.621e-40 2.997e-20.04240.044 <text:s/>217.29130.720.000000 <text:s text:c="6"/>X <text:s text:c="5"/>0 <text:s text:c="6"/>X <text:s text:c="5"/>0 <text:s text:c="10"/>13.5 Q 12O 13 13.5d65662030 912 9 4 0 <text:s text:c="3"/>28.0 <text:s text:c="2"/>28.0</text:p>
      <text:p text:style-name="P1"><text:s/>61 <text:s text:c="3"/>0.167238 9.721e-37 1.381e-15.05000.070 <text:s/>575.05550.640.000000 <text:s text:c="3"/>0 0 0 0 1A1 <text:s text:c="3"/>0 0 0 0 1A1 <text:s text:c="2"/>10A1 <text:s/>1 <text:s text:c="7"/>10A2 <text:s/>1 <text:s text:c="4"/>534330453738 7 1 0 <text:s text:c="2"/>105.0 <text:s/>105.0</text:p>
      <text:p text:style-name="P1"><text:s/>62 <text:s text:c="3"/>0.167291 1.069e-38 1.353e-15.05040.073 <text:s/>575.08260.750.000000 <text:s text:c="3"/>0 0 0 0 1A1 <text:s text:c="3"/>0 0 0 0 1A1 <text:s text:c="2"/>10A1 <text:s/>1 <text:s text:c="7"/>10A2 <text:s/>1 <text:s text:c="4"/>5323331111 4 1 1 1 <text:s text:c="2"/>210.0 <text:s/>210.0</text:p>
      <text:p text:style-name="P1"><text:s/>31 <text:s text:c="3"/>0.167700 4.770e-36 3.994e-11.08230.105 <text:s/>751.29220.770.000000 <text:s text:c="9"/>0 1 0 <text:s text:c="9"/>0 1 0 10 <text:s/>1 <text:s/>9 <text:s text:c="7"/>9 <text:s/>2 <text:s/>8 <text:s text:c="5"/>006550 113 6 2 4 0 <text:s text:c="3"/>21.0 <text:s text:c="2"/>19.0</text:p>
      <text:p text:style-name="P1"><text:s/>73 <text:s text:c="3"/>0.169252 3.413e-38 2.179e-18.04170.043 <text:s/>253.52660.720.000000 <text:s text:c="6"/>X <text:s text:c="5"/>0 <text:s text:c="6"/>X <text:s text:c="5"/>0 <text:s text:c="10"/>11.5 Q 13O 14 12.5d65662030 912 9 4 0 <text:s text:c="3"/>24.0 <text:s text:c="2"/>26.0</text:p>
      <text:p text:style-name="P1"><text:s/>73 <text:s text:c="3"/>0.170549 3.846e-38 1.778e-18.04240.044 <text:s/>217.28770.720.000000 <text:s text:c="6"/>X <text:s text:c="5"/>0 <text:s text:c="6"/>X <text:s text:c="5"/>0 <text:s text:c="10"/>13.5 Q 12O 13 14.5d65662030 912 9 4 0 <text:s text:c="3"/>28.0 <text:s text:c="2"/>30.0</text:p>
      <text:p text:style-name="P1"><text:s/>61 <text:s text:c="3"/>0.171527 2.072e-38 8.022e-17.05300.068 <text:s/>689.70520.640.000000 <text:s text:c="3"/>0 0 0 0 1A1 <text:s text:c="3"/>0 0 0 0 1A1 <text:s text:c="2"/>11F2 <text:s/>2 <text:s text:c="7"/>11F1 <text:s/>1 <text:s text:c="4"/>534330453738 7 1 0 <text:s text:c="3"/>69.0 <text:s text:c="2"/>69.0</text:p>
      <text:p text:style-name="P1"><text:s/>61 <text:s text:c="3"/>0.172482 2.295e-37 8.941e-16.05300.068 <text:s/>689.87670.640.000000 <text:s text:c="3"/>0 0 0 0 1A1 <text:s text:c="3"/>0 0 0 0 1A1 <text:s text:c="2"/>11F1 <text:s/>3 <text:s text:c="7"/>11F2 <text:s/>2 <text:s text:c="4"/>534330453738 7 1 0 <text:s text:c="3"/>69.0 <text:s text:c="2"/>69.0</text:p>
      <text:p text:style-name="P1"><text:s/>62 <text:s text:c="3"/>0.172541 2.516e-39 8.728e-16.05130.072 <text:s/>689.90930.750.000000 <text:s text:c="3"/>0 0 0 0 1A1 <text:s text:c="3"/>0 0 0 0 1A1 <text:s text:c="2"/>11F1 <text:s/>3 <text:s text:c="7"/>11F2 <text:s/>2 <text:s text:c="4"/>5323331111 4 1 1 1 <text:s text:c="2"/>138.0 <text:s/>138.0</text:p>
      <text:p text:style-name="P1"><text:s/>73 <text:s text:c="3"/>0.172683 8.565e-40 5.149e-20.04170.043 <text:s/>253.52660.720.000000 <text:s text:c="6"/>X <text:s text:c="5"/>0 <text:s text:c="6"/>X <text:s text:c="5"/>0 <text:s text:c="10"/>12.5 Q 13O 14 12.5d65662030 912 9 4 0 <text:s text:c="3"/>26.0 <text:s text:c="2"/>26.0</text:p>
      <text:p text:style-name="P1"><text:s/>73 <text:s text:c="3"/>0.175818 4.843e-38 2.964e-18.04170.043 <text:s/>253.52340.720.000000 <text:s text:c="6"/>X <text:s text:c="5"/>0 <text:s text:c="6"/>X <text:s text:c="5"/>0 <text:s text:c="10"/>12.5 Q 13O 14 13.5d65662030 912 9 4 0 <text:s text:c="3"/>26.0 <text:s text:c="2"/>28.0</text:p>
      <text:p text:style-name="P1"><text:s/>61 <text:s text:c="3"/>0.176370 3.998e-38 1.691e-14.06200.075 1561.71920.700.000000 <text:s text:c="3"/>0 0 0 1 1F2 <text:s text:c="3"/>0 0 0 1 1F2 <text:s text:c="3"/>7F1 <text:s/>1 <text:s text:c="8"/>7F2 <text:s/>1 <text:s text:c="4"/>534330453738 7 1 0 <text:s text:c="3"/>45.0 <text:s text:c="2"/>45.0</text:p>
      <text:p text:style-name="P1"><text:s/>61 <text:s text:c="3"/>0.177467 1.736e-39 2.729e-15.06200.075 1830.53670.700.000000 <text:s text:c="3"/>0 1 0 0 1E <text:s text:c="4"/>0 1 0 0 1E <text:s text:c="4"/>7F1 <text:s/>8 <text:s text:c="8"/>7F2 <text:s/>8 <text:s text:c="4"/>534330453738 7 1 0 <text:s text:c="3"/>45.0 <text:s text:c="2"/>45.0</text:p>
      <text:p text:style-name="P1"><text:s/>61 <text:s text:c="3"/>0.179060 9.629e-40 1.666e-15.05300.068 1936.35210.640.000000 <text:s text:c="3"/>0 0 0 1 1F2 <text:s text:c="3"/>0 0 0 1 1F2 <text:s text:c="2"/>11F1 <text:s/>2 <text:s text:c="7"/>11F2 <text:s/>2 <text:s text:c="4"/>534330453738 7 1 0 <text:s text:c="3"/>69.0 <text:s text:c="2"/>69.0</text:p>
      <text:p text:style-name="P1"><text:s/>73 <text:s text:c="3"/>0.179547 9.961e-40 5.782e-20.04170.043 <text:s/>253.52340.720.000000 <text:s text:c="6"/>X <text:s text:c="5"/>0 <text:s text:c="6"/>X <text:s text:c="5"/>0 <text:s text:c="10"/>13.5 Q 13O 14 13.5d65662030 912 9 4 0 <text:s text:c="3"/>28.0 <text:s text:c="2"/>28.0</text:p>
      <text:p text:style-name="P1"><text:s/>12 <text:s text:c="3"/>0.181997 3.505e-38 2.982e-11.03990.315 3502.42550.56-.010500 <text:s text:c="9"/>0 1 0 <text:s text:c="9"/>0 1 0 <text:s/>8 <text:s/>8 <text:s/>1 <text:s text:c="7"/>9 <text:s/>7 <text:s/>2 <text:s text:c="5"/>5342434836287122 8 <text:s text:c="3"/>51.0 <text:s text:c="2"/>57.0</text:p>
      <text:p text:style-name="P1"><text:s/>61 <text:s text:c="3"/>0.182432 7.621e-38 9.487e-16.04800.065 <text:s/>950.30480.620.000000 <text:s text:c="3"/>0 0 0 0 1A1 <text:s text:c="3"/>0 0 0 0 1A1 <text:s text:c="2"/>13F2 <text:s/>3 <text:s text:c="7"/>13F1 <text:s/>3 <text:s text:c="4"/>534330453738 7 1 0 <text:s text:c="3"/>81.0 <text:s text:c="2"/>81.0</text:p>
      <text:p text:style-name="P1"><text:s/>62 <text:s text:c="3"/>0.182555 8.381e-40 9.294e-16.04850.071 <text:s/>950.34980.750.000000 <text:s text:c="3"/>0 0 0 0 1A1 <text:s text:c="3"/>0 0 0 0 1A1 <text:s text:c="2"/>13F2 <text:s/>3 <text:s text:c="7"/>13F1 <text:s/>3 <text:s text:c="4"/>5323331111 4 1 1 1 <text:s text:c="2"/>162.0 <text:s/>162.0</text:p>
      <text:p text:style-name="P1"><text:s/>73 <text:s text:c="3"/>0.182648 1.936e-38 1.612e-18.04110.043 <text:s/>292.53920.720.000000 <text:s text:c="6"/>X <text:s text:c="5"/>0 <text:s text:c="6"/>X <text:s text:c="5"/>0 <text:s text:c="10"/>11.5 Q 14O 15 12.5d65662030 912 9 4 0 <text:s text:c="3"/>24.0 <text:s text:c="2"/>26.0</text:p>
      <text:p text:style-name="P1"><text:s/>73 <text:s text:c="3"/>0.182895 5.428e-38 3.209e-18.04170.043 <text:s/>253.52010.720.000000 <text:s text:c="6"/>X <text:s text:c="5"/>0 <text:s text:c="6"/>X <text:s text:c="5"/>0 <text:s text:c="10"/>13.5 Q 13O 14 14.5d65662030 912 9 4 0 <text:s text:c="3"/>28.0 <text:s text:c="2"/>30.0</text:p>
      <text:p text:style-name="P1"><text:s/>61 <text:s text:c="3"/>0.183576 4.862e-40 1.125e-13.06500.081 2624.50170.680.000000 <text:s text:c="3"/>0 0 0 2 1F2 <text:s text:c="3"/>0 0 0 2 1F2 <text:s text:c="3"/>2F1 <text:s/>1 <text:s text:c="8"/>1F2 <text:s/>1 <text:s text:c="4"/>434330453638 7 1 0 <text:s text:c="3"/>15.0 <text:s text:c="3"/>9.0</text:p>
      <text:p text:style-name="P1"><text:s/>12 <text:s text:c="3"/>0.184013 1.194e-38 3.081e-11.03990.315 3502.42360.56-.010500 <text:s text:c="9"/>0 1 0 <text:s text:c="9"/>0 1 0 <text:s/>8 <text:s/>8 <text:s/>0 <text:s text:c="7"/>9 <text:s/>7 <text:s/>3 <text:s text:c="5"/>4342434836297122 9 <text:s text:c="3"/>17.0 <text:s text:c="2"/>19.0</text:p>
      <text:p text:style-name="P1"><text:s/>61 <text:s text:c="3"/>0.185427 2.341e-37 2.962e-15.04800.065 <text:s/>950.33680.620.000000 <text:s text:c="3"/>0 0 0 0 1A1 <text:s text:c="3"/>0 0 0 0 1A1 <text:s text:c="2"/>13F1 <text:s/>4 <text:s text:c="7"/>13F2 <text:s/>2 <text:s text:c="4"/>534330453738 7 1 0 <text:s text:c="3"/>81.0 <text:s text:c="2"/>81.0</text:p>
      <text:p text:style-name="P1"><text:s/>62 <text:s text:c="3"/>0.185492 2.567e-39 2.893e-15.04850.071 <text:s/>950.38190.750.000000 <text:s text:c="3"/>0 0 0 0 1A1 <text:s text:c="3"/>0 0 0 0 1A1 <text:s text:c="2"/>13F1 <text:s/>4 <text:s text:c="7"/>13F2 <text:s/>2 <text:s text:c="4"/>5323331111 4 1 1 1 <text:s text:c="2"/>162.0 <text:s/>162.0</text:p>
      <text:p text:style-name="P1"><text:s/>73 <text:s text:c="3"/>0.185803 4.009e-40 3.135e-20.04110.043 <text:s/>292.53920.720.000000 <text:s text:c="6"/>X <text:s text:c="5"/>0 <text:s text:c="6"/>X <text:s text:c="5"/>0 <text:s text:c="10"/>12.5 Q 14O 15 12.5d65662030 912 9 4 0 <text:s text:c="3"/>26.0 <text:s text:c="2"/>26.0</text:p>
      <text:p text:style-name="P1"><text:s/>61 <text:s text:c="3"/>0.186803 1.551e-40 2.928e-14.06500.077 2741.20240.720.000000 <text:s text:c="3"/>0 0 0 2 1A1 <text:s text:c="3"/>0 0 0 2 1A1 <text:s text:c="3"/>5F1 <text:s/>4 <text:s text:c="8"/>5F2 <text:s/>3 <text:s text:c="4"/>434330453638 7 1 0 <text:s text:c="3"/>33.0 <text:s text:c="2"/>33.0</text:p>
      <text:p text:style-name="P1"><text:s/>73 <text:s text:c="3"/>0.186927 6.452e-40 3.639e-20.04170.043 <text:s/>253.52010.720.000000 <text:s text:c="6"/>X <text:s text:c="5"/>0 <text:s text:c="6"/>X <text:s text:c="5"/>0 <text:s text:c="10"/>14.5 Q 13O 14 14.5d65662030 912 9 4 0 <text:s text:c="3"/>30.0 <text:s text:c="2"/>30.0</text:p>
      <text:p text:style-name="P1"><text:s/>12 <text:s text:c="3"/>0.187637 7.410e-32 2.988e-11.09000.385 <text:s/>445.15850.60-.000800 <text:s text:c="9"/>0 0 0 <text:s text:c="9"/>0 0 0 <text:s/>6 <text:s/>1 <text:s/>6 <text:s text:c="7"/>5 <text:s/>2 <text:s/>3 <text:s text:c="5"/>5776534836836620 8 <text:s text:c="3"/>39.0 <text:s text:c="2"/>33.0</text:p>
      <text:p text:style-name="P1"><text:s/>73 <text:s text:c="3"/>0.188754 3.835e-38 3.047e-18.04110.043 <text:s/>292.53620.720.000000 <text:s text:c="6"/>X <text:s text:c="5"/>0 <text:s text:c="6"/>X <text:s text:c="5"/>0 <text:s text:c="10"/>12.5 Q 14O 15 13.5d65662030 912 9 4 0 <text:s text:c="3"/>26.0 <text:s text:c="2"/>28.0</text:p>
      <text:p text:style-name="P1"><text:s/>62 <text:s text:c="3"/>0.189723 7.395e-40 3.512e-14.04280.067 1780.20750.750.000000 <text:s text:c="3"/>0 0 0 0 1A1 <text:s text:c="3"/>0 0 0 0 1A1 <text:s text:c="2"/>18F2 <text:s/>4 <text:s text:c="7"/>18F1 <text:s/>3 <text:s text:c="4"/>5323331111 4 1 1 1 <text:s text:c="2"/>222.0 <text:s/>222.0</text:p>
      <text:p text:style-name="P1"><text:s/>61 <text:s text:c="3"/>0.189728 6.722e-38 3.585e-14.04500.059 1780.12230.600.000000 <text:s text:c="3"/>0 0 0 0 1A1 <text:s text:c="3"/>0 0 0 0 1A1 <text:s text:c="2"/>18F2 <text:s/>4 <text:s text:c="7"/>18F1 <text:s/>3 <text:s text:c="4"/>534330453738 7 1 0 <text:s text:c="2"/>111.0 <text:s/>111.0</text:p>
      <text:p text:style-name="P1"><text:s/>14 <text:s text:c="3"/>0.190224 9.220e-32 4.153e-10.08300.399 <text:s/>295.48730.730.000000 <text:s text:c="9"/>0 0 0 <text:s text:c="9"/>0 0 0 <text:s/>4 <text:s/>3 <text:s/>1 <text:s text:c="7"/>4 <text:s/>3 <text:s/>2 <text:s text:c="5"/>005540 02227 5 2 0 <text:s text:c="3"/>54.0 <text:s text:c="2"/>54.0</text:p>
      <text:p text:style-name="P1"><text:soft-page-break/><text:s/>73 <text:s text:c="3"/>0.190482 4.270e-38 2.454e-18.04170.043 <text:s/>253.51650.720.000000 <text:s text:c="6"/>X <text:s text:c="5"/>0 <text:s text:c="6"/>X <text:s text:c="5"/>0 <text:s text:c="10"/>14.5 Q 13O 14 15.5d65662030 912 9 4 0 <text:s text:c="3"/>30.0 <text:s text:c="2"/>32.0</text:p>
      <text:p text:style-name="P1"><text:s/>73 <text:s text:c="3"/>0.192182 8.260e-40 6.203e-20.04110.043 <text:s/>292.53620.720.000000 <text:s text:c="6"/>X <text:s text:c="5"/>0 <text:s text:c="6"/>X <text:s text:c="5"/>0 <text:s text:c="10"/>13.5 Q 14O 15 13.5d65662030 912 9 4 0 <text:s text:c="3"/>28.0 <text:s text:c="2"/>28.0</text:p>
      <text:p text:style-name="P1"><text:s/>11 <text:s text:c="3"/>0.194652 1.391e-37 1.180e-11.07980.412 3977.26170.670.005300 <text:s text:c="9"/>1 0 0 <text:s text:c="9"/>0 0 1 <text:s/>5 <text:s/>1 <text:s/>5 <text:s text:c="7"/>4 <text:s/>1 <text:s/>4 <text:s text:c="5"/>5442434432257122 7 <text:s text:c="3"/>11.0 <text:s text:c="3"/>9.0</text:p>
      <text:p text:style-name="P1"><text:s/>73 <text:s text:c="3"/>0.195334 5.342e-38 4.078e-18.04110.043 <text:s/>292.53310.720.000000 <text:s text:c="6"/>X <text:s text:c="5"/>0 <text:s text:c="6"/>X <text:s text:c="5"/>0 <text:s text:c="10"/>13.5 Q 14O 15 14.5d65662030 912 9 4 0 <text:s text:c="3"/>28.0 <text:s text:c="2"/>30.0</text:p>
      <text:p text:style-name="P1"><text:s/>15 <text:s text:c="3"/>0.196882 2.060e-34 4.808e-10.08300.441 <text:s/>292.30930.730.000000 <text:s text:c="9"/>0 0 0 <text:s text:c="9"/>0 0 0 <text:s/>4 <text:s/>3 <text:s/>1 <text:s text:c="7"/>4 <text:s/>3 <text:s/>2 <text:s text:c="5"/>605540322027 5 2 0 <text:s text:c="3"/>54.0 <text:s text:c="2"/>54.0</text:p>
      <text:p text:style-name="P1"><text:s/>73 <text:s text:c="3"/>0.199039 9.480e-40 6.883e-20.04110.043 <text:s/>292.53310.720.000000 <text:s text:c="6"/>X <text:s text:c="5"/>0 <text:s text:c="6"/>X <text:s text:c="5"/>0 <text:s text:c="10"/>14.5 Q 14O 15 14.5d65662030 912 9 4 0 <text:s text:c="3"/>30.0 <text:s text:c="2"/>30.0</text:p>
      <text:p text:style-name="P1"><text:s/>61 <text:s text:c="3"/>0.200413 1.676e-37 2.290e-15.04800.065 <text:s/>950.13640.620.000000 <text:s text:c="3"/>0 0 0 0 1A1 <text:s text:c="3"/>0 0 0 0 1A1 <text:s text:c="2"/>13F2 <text:s/>2 <text:s text:c="7"/>13F1 <text:s/>2 <text:s text:c="4"/>534330453738 7 1 0 <text:s text:c="3"/>81.0 <text:s text:c="2"/>81.0</text:p>
      <text:p text:style-name="P1"><text:s/>62 <text:s text:c="3"/>0.200515 1.853e-39 2.255e-15.04850.071 <text:s/>950.18140.750.000000 <text:s text:c="3"/>0 0 0 0 1A1 <text:s text:c="3"/>0 0 0 0 1A1 <text:s text:c="2"/>13F2 <text:s/>2 <text:s text:c="7"/>13F1 <text:s/>2 <text:s text:c="4"/>5323331111 4 1 1 1 <text:s text:c="2"/>162.0 <text:s/>162.0</text:p>
      <text:p text:style-name="P1"><text:s/>73 <text:s text:c="3"/>0.201699 2.111e-38 2.196e-18.04040.042 <text:s/>334.32820.720.000000 <text:s text:c="6"/>X <text:s text:c="5"/>0 <text:s text:c="6"/>X <text:s text:c="5"/>0 <text:s text:c="10"/>12.5 Q 15O 16 13.5d65662030 912 9 4 0 <text:s text:c="3"/>26.0 <text:s text:c="2"/>28.0</text:p>
      <text:p text:style-name="P1"><text:s/>73 <text:s text:c="3"/>0.202388 5.875e-38 4.337e-18.04110.043 <text:s/>292.52970.720.000000 <text:s text:c="6"/>X <text:s text:c="5"/>0 <text:s text:c="6"/>X <text:s text:c="5"/>0 <text:s text:c="10"/>14.5 Q 14O 15 15.5d65662030 912 9 4 0 <text:s text:c="3"/>30.0 <text:s text:c="2"/>32.0</text:p>
      <text:p text:style-name="P1"><text:s/>73 <text:s text:c="3"/>0.204868 3.772e-40 3.701e-20.04040.042 <text:s/>334.32820.720.000000 <text:s text:c="6"/>X <text:s text:c="5"/>0 <text:s text:c="6"/>X <text:s text:c="5"/>0 <text:s text:c="10"/>13.5 Q 15O 16 13.5d65662030 912 9 4 0 <text:s text:c="3"/>28.0 <text:s text:c="2"/>28.0</text:p>
      <text:p text:style-name="P1"><text:s/>73 <text:s text:c="3"/>0.206375 6.059e-40 4.276e-20.04110.043 <text:s/>292.52970.720.000000 <text:s text:c="6"/>X <text:s text:c="5"/>0 <text:s text:c="6"/>X <text:s text:c="5"/>0 <text:s text:c="10"/>15.5 Q 14O 15 15.5d65662030 912 9 4 0 <text:s text:c="3"/>32.0 <text:s text:c="2"/>32.0</text:p>
      <text:p text:style-name="P1"><text:s/>61 <text:s text:c="3"/>0.207129 3.973e-37 1.165e-15.05300.070 <text:s/>575.05250.640.000000 <text:s text:c="3"/>0 0 0 0 1A1 <text:s text:c="3"/>0 0 0 0 1A1 <text:s text:c="2"/>10F1 <text:s/>2 <text:s text:c="7"/>10F2 <text:s/>1 <text:s text:c="4"/>534330453738 7 1 0 <text:s text:c="3"/>63.0 <text:s text:c="2"/>63.0</text:p>
      <text:p text:style-name="P1"><text:s/>62 <text:s text:c="3"/>0.207188 4.369e-39 1.141e-15.05130.071 <text:s/>575.07960.750.000000 <text:s text:c="3"/>0 0 0 0 1A1 <text:s text:c="3"/>0 0 0 0 1A1 <text:s text:c="2"/>10F1 <text:s/>2 <text:s text:c="7"/>10F2 <text:s/>1 <text:s text:c="4"/>5323331111 4 1 1 1 <text:s text:c="2"/>126.0 <text:s/>126.0</text:p>
      <text:p text:style-name="P1"><text:s/>73 <text:s text:c="3"/>0.207848 4.117e-38 4.098e-18.04040.042 <text:s/>334.32530.720.000000 <text:s text:c="6"/>X <text:s text:c="5"/>0 <text:s text:c="6"/>X <text:s text:c="5"/>0 <text:s text:c="10"/>13.5 Q 15O 16 14.5d65662030 912 9 4 0 <text:s text:c="3"/>28.0 <text:s text:c="2"/>30.0</text:p>
      <text:p text:style-name="P1"><text:s/>73 <text:s text:c="3"/>0.209917 4.537e-38 3.257e-18.04110.043 <text:s/>292.52620.720.000000 <text:s text:c="6"/>X <text:s text:c="5"/>0 <text:s text:c="6"/>X <text:s text:c="5"/>0 <text:s text:c="10"/>15.5 Q 14O 15 16.5d65662030 912 9 4 0 <text:s text:c="3"/>32.0 <text:s text:c="2"/>34.0</text:p>
      <text:p text:style-name="P1"><text:s/>11 <text:s text:c="3"/>0.210927 2.345e-35 4.181e-10.08300.391 3598.51560.750.005300 <text:s text:c="9"/>0 2 0 <text:s text:c="9"/>0 2 0 <text:s/>4 <text:s/>3 <text:s/>1 <text:s text:c="7"/>5 <text:s/>2 <text:s/>4 <text:s text:c="5"/>5446534432257120 7 <text:s text:c="4"/>9.0 <text:s text:c="2"/>11.0</text:p>
      <text:p text:style-name="P1"><text:s/>73 <text:s text:c="3"/>0.211272 7.691e-40 7.262e-20.04040.042 <text:s/>334.32530.720.000000 <text:s text:c="6"/>X <text:s text:c="5"/>0 <text:s text:c="6"/>X <text:s text:c="5"/>0 <text:s text:c="10"/>14.5 Q 15O 16 14.5d65662030 912 9 4 0 <text:s text:c="3"/>30.0 <text:s text:c="2"/>30.0</text:p>
      <text:p text:style-name="P1"><text:s/>35 <text:s text:c="3"/>0.212814 1.558e-38 8.114e-11.07800.103 <text:s/>127.47330.780.000000 <text:s text:c="9"/>0 0 0 <text:s text:c="9"/>0 0 0 15 <text:s/>3 13 17.5 <text:s/>16 <text:s/>2 14 18.5 6565501518 6 2 4 0 <text:s text:c="3"/>36.0 <text:s text:c="2"/>38.0</text:p>
      <text:p text:style-name="P1"><text:s/>35 <text:s text:c="3"/>0.212819 1.134e-38 8.181e-11.07800.103 <text:s/>127.47330.780.000000 <text:s text:c="9"/>0 0 0 <text:s text:c="9"/>0 0 0 15 <text:s/>3 13 12.5 <text:s/>16 <text:s/>2 14 13.5 6565501518 6 2 4 0 <text:s text:c="3"/>26.0 <text:s text:c="2"/>28.0</text:p>
      <text:p text:style-name="P1"><text:s/>35 <text:s text:c="3"/>0.212830 1.463e-38 8.069e-11.07800.103 <text:s/>127.47330.780.000000 <text:s text:c="9"/>0 0 0 <text:s text:c="9"/>0 0 0 15 <text:s/>3 13 16.5 <text:s/>16 <text:s/>2 14 17.5 6565501518 6 2 4 0 <text:s text:c="3"/>34.0 <text:s text:c="2"/>36.0</text:p>
      <text:p text:style-name="P1"><text:s/>35 <text:s text:c="3"/>0.212831 1.209e-38 8.098e-11.07800.103 <text:s/>127.47330.780.000000 <text:s text:c="9"/>0 0 0 <text:s text:c="9"/>0 0 0 15 <text:s/>3 13 13.5 <text:s/>16 <text:s/>2 14 14.5 6565501518 6 2 4 0 <text:s text:c="3"/>28.0 <text:s text:c="2"/>30.0</text:p>
      <text:p text:style-name="P1"><text:s/>35 <text:s text:c="3"/>0.212837 1.288e-38 8.053e-11.07800.103 <text:s/>127.47330.780.000000 <text:s text:c="9"/>0 0 0 <text:s text:c="9"/>0 0 0 15 <text:s/>3 13 14.5 <text:s/>16 <text:s/>2 14 15.5 6565501518 6 2 4 0 <text:s text:c="3"/>30.0 <text:s text:c="2"/>32.0</text:p>
      <text:p text:style-name="P1"><text:s/>35 <text:s text:c="3"/>0.212837 1.373e-38 8.045e-11.07800.103 <text:s/>127.47320.780.000000 <text:s text:c="9"/>0 0 0 <text:s text:c="9"/>0 0 0 15 <text:s/>3 13 15.5 <text:s/>16 <text:s/>2 14 16.5 6565501518 6 2 4 0 <text:s text:c="3"/>32.0 <text:s text:c="2"/>34.0</text:p>
      <text:p text:style-name="P1"><text:s/>73 <text:s text:c="3"/>0.214440 5.643e-38 5.408e-18.04040.042 <text:s/>334.32210.720.000000 <text:s text:c="6"/>X <text:s text:c="5"/>0 <text:s text:c="6"/>X <text:s text:c="5"/>0 <text:s text:c="10"/>14.5 Q 15O 16 15.5d65662030 912 9 4 0 <text:s text:c="3"/>30.0 <text:s text:c="2"/>32.0</text:p>
      <text:p text:style-name="P1"><text:s/>73 <text:s text:c="3"/>0.218123 8.734e-40 7.982e-20.04040.042 <text:s/>334.32210.720.000000 <text:s text:c="6"/>X <text:s text:c="5"/>0 <text:s text:c="6"/>X <text:s text:c="5"/>0 <text:s text:c="10"/>15.5 Q 15O 16 15.5d65662030 912 9 4 0 <text:s text:c="3"/>32.0 <text:s text:c="2"/>32.0</text:p>
      <text:p text:style-name="P1"><text:s/>61 <text:s text:c="3"/>0.218598 1.351e-38 1.125e-16.04800.067 <text:s/>814.64790.630.000000 <text:s text:c="3"/>0 0 0 0 1A1 <text:s text:c="3"/>0 0 0 0 1A1 <text:s text:c="2"/>12F2 <text:s/>1 <text:s text:c="7"/>12F1 <text:s/>1 <text:s text:c="4"/>534330453738 7 1 0 <text:s text:c="3"/>75.0 <text:s text:c="2"/>75.0</text:p>
      <text:p text:style-name="P1"><text:s/>73 <text:s text:c="3"/>0.220422 2.207e-38 2.893e-18.03970.042 <text:s/>378.89490.720.000000 <text:s text:c="6"/>X <text:s text:c="5"/>0 <text:s text:c="6"/>X <text:s text:c="5"/>0 <text:s text:c="10"/>13.5 Q 16O 17 14.5d65662030 912 9 4 0 <text:s text:c="3"/>28.0 <text:s text:c="2"/>30.0</text:p>
      <text:p text:style-name="P1"><text:s/>61 <text:s text:c="3"/>0.220649 2.569e-37 1.204e-15.04100.070 <text:s/>575.05110.640.000000 <text:s text:c="3"/>0 0 0 0 1A1 <text:s text:c="3"/>0 0 0 0 1A1 <text:s text:c="2"/>10E <text:s text:c="2"/>2 <text:s text:c="7"/>10E <text:s text:c="2"/>1 <text:s text:c="4"/>534330453738 7 1 0 <text:s text:c="3"/>42.0 <text:s text:c="2"/>42.0</text:p>
      <text:p text:style-name="P1"><text:s/>62 <text:s text:c="3"/>0.220713 2.822e-39 1.178e-15.04280.063 <text:s/>575.07820.750.000000 <text:s text:c="3"/>0 0 0 0 1A1 <text:s text:c="3"/>0 0 0 0 1A1 <text:s text:c="2"/>10E <text:s text:c="2"/>2 <text:s text:c="7"/>10E <text:s text:c="2"/>1 <text:s text:c="4"/>5323331111 4 1 1 1 <text:s text:c="3"/>84.0 <text:s text:c="2"/>84.0</text:p>
      <text:p text:style-name="P1"><text:s/>73 <text:s text:c="3"/>0.221475 6.111e-38 5.671e-18.04040.042 <text:s/>334.31870.720.000000 <text:s text:c="6"/>X <text:s text:c="5"/>0 <text:s text:c="6"/>X <text:s text:c="5"/>0 <text:s text:c="10"/>15.5 Q 15O 16 16.5d65662030 912 9 4 0 <text:s text:c="3"/>32.0 <text:s text:c="2"/>34.0</text:p>
      <text:p text:style-name="P1"><text:s/>73 <text:s text:c="3"/>0.223604 3.438e-40 4.267e-20.03970.042 <text:s/>378.89490.720.000000 <text:s text:c="6"/>X <text:s text:c="5"/>0 <text:s text:c="6"/>X <text:s text:c="5"/>0 <text:s text:c="10"/>14.5 Q 16O 17 14.5d65662030 912 9 4 0 <text:s text:c="3"/>30.0 <text:s text:c="2"/>30.0</text:p>
      <text:p text:style-name="P1"><text:s/>61 <text:s text:c="3"/>0.225322 5.642e-39 2.541e-15.06200.078 1494.72270.700.000000 <text:s text:c="3"/>0 0 0 1 1F2 <text:s text:c="3"/>0 0 0 1 1F2 <text:s text:c="3"/>6F2 <text:s/>2 <text:s text:c="8"/>6F1 <text:s/>1 <text:s text:c="4"/>534330453738 7 1 0 <text:s text:c="3"/>39.0 <text:s text:c="2"/>39.0</text:p>
      <text:p text:style-name="P1"><text:s/>73 <text:s text:c="3"/>0.225422 5.520e-40 4.907e-20.04040.042 <text:s/>334.31870.720.000000 <text:s text:c="6"/>X <text:s text:c="5"/>0 <text:s text:c="6"/>X <text:s text:c="5"/>0 <text:s text:c="10"/>16.5 Q 15O 16 16.5d65662030 912 9 4 0 <text:s text:c="3"/>34.0 <text:s text:c="2"/>34.0</text:p>
      <text:p text:style-name="P1"><text:s/>73 <text:s text:c="3"/>0.226609 4.249e-38 5.344e-18.03970.042 <text:s/>378.89190.720.000000 <text:s text:c="6"/>X <text:s text:c="5"/>0 <text:s text:c="6"/>X <text:s text:c="5"/>0 <text:s text:c="10"/>14.5 Q 16O 17 15.5d65662030 912 9 4 0 <text:s text:c="3"/>30.0 <text:s text:c="2"/>32.0</text:p>
      <text:p text:style-name="P1"><text:s/>73 <text:s text:c="3"/>0.228954 4.646e-38 4.195e-18.04040.042 <text:s/>334.31520.720.000000 <text:s text:c="6"/>X <text:s text:c="5"/>0 <text:s text:c="6"/>X <text:s text:c="5"/>0 <text:s text:c="10"/>16.5 Q 15O 16 17.5d65662030 912 9 4 0 <text:s text:c="3"/>34.0 <text:s text:c="2"/>36.0</text:p>
      <text:p text:style-name="P1"><text:s/>73 <text:s text:c="3"/>0.230030 6.949e-40 8.318e-20.03970.042 <text:s/>378.89190.720.000000 <text:s text:c="6"/>X <text:s text:c="5"/>0 <text:s text:c="6"/>X <text:s text:c="5"/>0 <text:s text:c="10"/>15.5 Q 16O 17 15.5d65662030 912 9 4 0 <text:s text:c="3"/>32.0 <text:s text:c="2"/>32.0</text:p>
      <text:p text:style-name="P1"><text:s/>61 <text:s text:c="3"/>0.230058 1.408e-40 3.142e-13.06200.078 3240.84670.700.000000 <text:s text:c="3"/>0 0 1 0 1F2 <text:s text:c="3"/>0 0 1 0 1F2 <text:s text:c="3"/>6F1 24 <text:s text:c="8"/>6F2 26 <text:s text:c="4"/>434330453638 7 1 0 <text:s text:c="3"/>39.0 <text:s text:c="2"/>39.0</text:p>
      <text:p text:style-name="P1"><text:s/>73 <text:s text:c="3"/>0.230260 6.437e-38 4.069e-18.05380.054 <text:s text:c="3"/>8.01430.860.000000 <text:s text:c="6"/>X <text:s text:c="5"/>0 <text:s text:c="6"/>X <text:s text:c="5"/>0 <text:s text:c="11"/>4.5 Q <text:s/>2S <text:s/>1 <text:s/>3.5d65662030 912 9 4 0 <text:s text:c="3"/>10.0 <text:s text:c="3"/>8.0</text:p>
      <text:p text:style-name="P1"><text:s/>61 <text:s text:c="3"/>0.230638 1.025e-39 1.381e-15.06500.078 1639.65060.720.000000 <text:s text:c="3"/>0 1 0 0 1E <text:s text:c="4"/>0 1 0 0 1E <text:s text:c="4"/>4F2 <text:s/>5 <text:s text:c="8"/>4F1 <text:s/>5 <text:s text:c="4"/>534330453738 7 1 0 <text:s text:c="3"/>27.0 <text:s text:c="2"/>27.0</text:p>
      <text:p text:style-name="P1"><text:s/>15 <text:s text:c="3"/>0.231256 3.684e-37 7.217e-11.07500.258 1396.61790.370.000000 <text:s text:c="9"/>0 0 0 <text:s text:c="9"/>0 0 0 13 <text:s/>2 12 <text:s text:c="6"/>12 <text:s/>3 <text:s/>9 <text:s text:c="5"/>405540322027 5 2 0 <text:s text:c="2"/>162.0 <text:s/>150.0</text:p>
      <text:p text:style-name="P1"><text:s/>61 <text:s text:c="3"/>0.231344 1.741e-36 1.648e-14.04900.065 <text:s/>950.15370.620.000000 <text:s text:c="3"/>0 0 0 0 1A1 <text:s text:c="3"/>0 0 0 0 1A1 <text:s text:c="2"/>13A2 <text:s/>1 <text:s text:c="7"/>13A1 <text:s/>1 <text:s text:c="4"/>534330453738 7 1 0 <text:s text:c="2"/>135.0 <text:s/>135.0</text:p>
      <text:p text:style-name="P1"><text:s/>62 <text:s text:c="3"/>0.231371 1.921e-38 1.619e-14.04940.081 <text:s/>950.19880.750.000000 <text:s text:c="3"/>0 0 0 0 1A1 <text:s text:c="3"/>0 0 0 0 1A1 <text:s text:c="2"/>13A2 <text:s/>1 <text:s text:c="7"/>13A1 <text:s/>1 <text:s text:c="4"/>5323331111 4 1 1 1 <text:s text:c="2"/>270.0 <text:s/>270.0</text:p>
      <text:p text:style-name="P1"><text:s/>61 <text:s text:c="3"/>0.231580 5.503e-37 4.863e-15.04800.067 <text:s/>814.88430.630.000000 <text:s text:c="3"/>0 0 0 0 1A1 <text:s text:c="3"/>0 0 0 0 1A1 <text:s text:c="2"/>12F2 <text:s/>3 <text:s text:c="7"/>12F1 <text:s/>2 <text:s text:c="4"/>534330453738 7 1 0 <text:s text:c="3"/>75.0 <text:s text:c="2"/>75.0</text:p>
      <text:p text:style-name="P1"><text:s/>62 <text:s text:c="3"/>0.231657 6.052e-39 4.762e-15.04850.070 <text:s/>814.92290.750.000000 <text:s text:c="3"/>0 0 0 0 1A1 <text:s text:c="3"/>0 0 0 0 1A1 <text:s text:c="2"/>12F2 <text:s/>3 <text:s text:c="7"/>12F1 <text:s/>2 <text:s text:c="4"/>5323331111 4 1 1 1 <text:s text:c="2"/>150.0 <text:s/>150.0</text:p>
      <text:p text:style-name="P1"><text:s/>73 <text:s text:c="3"/>0.233211 5.745e-38 6.972e-18.03970.042 <text:s/>378.88870.720.000000 <text:s text:c="6"/>X <text:s text:c="5"/>0 <text:s text:c="6"/>X <text:s text:c="5"/>0 <text:s text:c="10"/>15.5 Q 16O 17 16.5d65662030 912 9 4 0 <text:s text:c="3"/>32.0 <text:s text:c="2"/>34.0</text:p>
      <text:p text:style-name="P1"><text:s/>61 <text:s text:c="3"/>0.233627 2.193e-40 8.834e-16.05600.073 2016.12570.650.000000 <text:s text:c="3"/>0 1 0 0 1E <text:s text:c="4"/>0 1 0 0 1E <text:s text:c="4"/>9F2 12 <text:s text:c="8"/>9F1 11 <text:s text:c="4"/>534330453738 7 1 0 <text:s text:c="3"/>57.0 <text:s text:c="2"/>57.0</text:p>
      <text:p text:style-name="P1"><text:s/>73 <text:s text:c="3"/>0.234420 2.197e-38 1.767e-18.05380.054 <text:s text:c="3"/>8.01430.860.000000 <text:s text:c="6"/>X <text:s text:c="5"/>0 <text:s text:c="6"/>X <text:s text:c="5"/>0 <text:s text:c="11"/>3.5 Q <text:s/>2S <text:s/>1 <text:s/>3.5d65662030 912 9 4 0 <text:s text:c="4"/>8.0 <text:s text:c="3"/>8.0</text:p>
      <text:p text:style-name="P1"><text:s/>73 <text:s text:c="3"/>0.236876 7.821e-40 9.073e-20.03970.042 <text:s/>378.88870.720.000000 <text:s text:c="6"/>X <text:s text:c="5"/>0 <text:s text:c="6"/>X <text:s text:c="5"/>0 <text:s text:c="10"/>16.5 Q 16O 17 16.5d65662030 912 9 4 0 <text:s text:c="3"/>34.0 <text:s text:c="2"/>34.0</text:p>
      <text:p text:style-name="P1"><text:s/>73 <text:s text:c="3"/>0.237679 2.834e-39 3.082e-19.05380.054 <text:s text:c="3"/>8.01430.860.000000 <text:s text:c="6"/>X <text:s text:c="5"/>0 <text:s text:c="6"/>X <text:s text:c="5"/>0 <text:s text:c="11"/>2.5 Q <text:s/>2S <text:s/>1 <text:s/>3.5d65662030 912 9 4 0 <text:s text:c="4"/>6.0 <text:s text:c="3"/>8.0</text:p>
      <text:p text:style-name="P1"><text:s/>73 <text:s text:c="3"/>0.238875 2.226e-38 3.715e-18.03890.041 <text:s/>426.23740.720.000000 <text:s text:c="6"/>X <text:s text:c="5"/>0 <text:s text:c="6"/>X <text:s text:c="5"/>0 <text:s text:c="10"/>14.5 Q 17O 18 15.5d65662030 912 9 4 0 <text:s text:c="3"/>30.0 <text:s text:c="2"/>32.0</text:p>
      <text:p text:style-name="P1"><text:s/>61 <text:s text:c="3"/>0.239065 1.380e-40 3.958e-13.06200.075 3314.06080.700.000000 <text:s text:c="3"/>0 0 1 0 1F2 <text:s text:c="3"/>0 0 1 0 1F2 <text:s text:c="3"/>7F2 28 <text:s text:c="8"/>7F1 30 <text:s text:c="4"/>434330453638 7 1 0 <text:s text:c="3"/>45.0 <text:s text:c="2"/>45.0</text:p>
      <text:p text:style-name="P1"><text:s/>61 <text:s text:c="3"/>0.239143 7.067e-38 4.349e-15.04700.063 1251.80710.620.000000 <text:s text:c="3"/>0 0 0 0 1A1 <text:s text:c="3"/>0 0 0 0 1A1 <text:s text:c="2"/>15F2 <text:s/>4 <text:s text:c="7"/>15F1 <text:s/>3 <text:s text:c="4"/>534330453738 7 1 0 <text:s text:c="3"/>93.0 <text:s text:c="2"/>93.0</text:p>
      <text:p text:style-name="P1"><text:s/>61 <text:s text:c="3"/>0.239176 6.785e-40 1.563e-13.06500.078 2689.98000.720.000000 <text:s text:c="3"/>0 0 0 2 1A1 <text:s text:c="3"/>0 0 0 2 1A1 <text:s text:c="3"/>4F2 <text:s/>3 <text:s text:c="8"/>4F1 <text:s/>2 <text:s text:c="4"/>434330453638 7 1 0 <text:s text:c="3"/>27.0 <text:s text:c="2"/>27.0</text:p>
      <text:p text:style-name="P1"><text:s/>62 <text:s text:c="3"/>0.239307 7.769e-40 4.260e-15.04460.067 1251.86670.750.000000 <text:s text:c="3"/>0 0 0 0 1A1 <text:s text:c="3"/>0 0 0 0 1A1 <text:s text:c="2"/>15F2 <text:s/>4 <text:s text:c="7"/>15F1 <text:s/>3 <text:s text:c="4"/>5323331111 4 1 1 1 <text:s text:c="2"/>186.0 <text:s/>186.0</text:p>
      <text:p text:style-name="P1"><text:s/>73 <text:s text:c="3"/>0.240229 6.138e-38 7.222e-18.03970.042 <text:s/>378.88540.720.000000 <text:s text:c="6"/>X <text:s text:c="5"/>0 <text:s text:c="6"/>X <text:s text:c="5"/>0 <text:s text:c="10"/>16.5 Q 16O 17 17.5d65662030 912 9 4 0 <text:s text:c="3"/>34.0 <text:s text:c="2"/>36.0</text:p>
      <text:p text:style-name="P1"><text:s/>73 <text:s text:c="3"/>0.242068 3.049e-40 4.835e-20.03890.041 <text:s/>426.23740.720.000000 <text:s text:c="6"/>X <text:s text:c="5"/>0 <text:s text:c="6"/>X <text:s text:c="5"/>0 <text:s text:c="10"/>15.5 Q 17O 18 15.5d65662030 912 9 4 0 <text:s text:c="3"/>32.0 <text:s text:c="2"/>32.0</text:p>
      <text:p text:style-name="P1"><text:s/>11 <text:s text:c="3"/>0.242095 1.291e-33 1.429e-10.07530.298 2904.42800.510.004900 <text:s text:c="9"/>0 1 0 <text:s text:c="9"/>0 1 0 <text:s/>9 <text:s/>3 <text:s/>6 <text:s text:c="6"/>10 <text:s/>2 <text:s/>9 <text:s text:c="5"/>5446834432287122 8 <text:s text:c="3"/>57.0 <text:s text:c="2"/>63.0</text:p>
      <text:p text:style-name="P1"><text:s/>73 <text:s text:c="3"/>0.244005 4.199e-38 3.515e-18.05380.054 <text:s text:c="3"/>8.00470.860.000000 <text:s text:c="6"/>X <text:s text:c="5"/>0 <text:s text:c="6"/>X <text:s text:c="5"/>0 <text:s text:c="11"/>3.5 Q <text:s/>2S <text:s/>1 <text:s/>2.5d65662030 912 9 4 0 <text:s text:c="4"/>8.0 <text:s text:c="3"/>6.0</text:p>
      <text:p text:style-name="P1"><text:s/>73 <text:s text:c="3"/>0.244143 4.897e-40 5.530e-20.03970.042 <text:s/>378.88540.720.000000 <text:s text:c="6"/>X <text:s text:c="5"/>0 <text:s text:c="6"/>X <text:s text:c="5"/>0 <text:s text:c="10"/>17.5 Q 16O 17 17.5d65662030 912 9 4 0 <text:s text:c="3"/>36.0 <text:s text:c="2"/>36.0</text:p>
      <text:p text:style-name="P1"><text:s/>73 <text:s text:c="3"/>0.245095 4.234e-38 6.798e-18.03890.041 <text:s/>426.23440.720.000000 <text:s text:c="6"/>X <text:s text:c="5"/>0 <text:s text:c="6"/>X <text:s text:c="5"/>0 <text:s text:c="10"/>15.5 Q 17O 18 16.5d65662030 912 9 4 0 <text:s text:c="3"/>32.0 <text:s text:c="2"/>34.0</text:p>
      <text:p text:style-name="P1"><text:soft-page-break/><text:s/>73 <text:s text:c="3"/>0.247264 2.307e-38 2.610e-18.05380.054 <text:s text:c="3"/>8.00470.860.000000 <text:s text:c="6"/>X <text:s text:c="5"/>0 <text:s text:c="6"/>X <text:s text:c="5"/>0 <text:s text:c="11"/>2.5 Q <text:s/>2S <text:s/>1 <text:s/>2.5d65662030 912 9 4 0 <text:s text:c="4"/>6.0 <text:s text:c="3"/>6.0</text:p>
      <text:p text:style-name="P1"><text:s/>73 <text:s text:c="3"/>0.247665 4.606e-38 5.277e-18.03970.042 <text:s/>378.88180.720.000000 <text:s text:c="6"/>X <text:s text:c="5"/>0 <text:s text:c="6"/>X <text:s text:c="5"/>0 <text:s text:c="10"/>17.5 Q 16O 17 18.5d65662030 912 9 4 0 <text:s text:c="3"/>36.0 <text:s text:c="2"/>38.0</text:p>
      <text:p text:style-name="P1"><text:s/>73 <text:s text:c="3"/>0.248514 6.115e-40 9.369e-20.03890.041 <text:s/>426.23440.720.000000 <text:s text:c="6"/>X <text:s text:c="5"/>0 <text:s text:c="6"/>X <text:s text:c="5"/>0 <text:s text:c="10"/>16.5 Q 17O 18 16.5d65662030 912 9 4 0 <text:s text:c="3"/>34.0 <text:s text:c="2"/>34.0</text:p>
      <text:p text:style-name="P1"><text:s/>61 <text:s text:c="3"/>0.249161 7.337e-37 4.127e-15.05300.068 <text:s/>689.70750.640.000000 <text:s text:c="3"/>0 0 0 0 1A1 <text:s text:c="3"/>0 0 0 0 1A1 <text:s text:c="2"/>11F1 <text:s/>2 <text:s text:c="7"/>11F2 <text:s/>1 <text:s text:c="4"/>534330453738 7 1 0 <text:s text:c="3"/>69.0 <text:s text:c="2"/>69.0</text:p>
      <text:p text:style-name="P1"><text:s/>62 <text:s text:c="3"/>0.249175 8.075e-39 4.043e-15.05130.072 <text:s/>689.74010.750.000000 <text:s text:c="3"/>0 0 0 0 1A1 <text:s text:c="3"/>0 0 0 0 1A1 <text:s text:c="2"/>11F1 <text:s/>2 <text:s text:c="7"/>11F2 <text:s/>1 <text:s text:c="4"/>5323331111 4 1 1 1 <text:s text:c="2"/>138.0 <text:s/>138.0</text:p>
      <text:p text:style-name="P1"><text:s/>73 <text:s text:c="3"/>0.249605 4.038e-39 6.916e-19.05380.054 <text:s text:c="3"/>8.00470.860.000000 <text:s text:c="6"/>X <text:s text:c="5"/>0 <text:s text:c="6"/>X <text:s text:c="5"/>0 <text:s text:c="11"/>1.5 Q <text:s/>2S <text:s/>1 <text:s/>2.5d65662030 912 9 4 0 <text:s text:c="4"/>4.0 <text:s text:c="3"/>6.0</text:p>
      <text:p text:style-name="P1"><text:s/>61 <text:s text:c="3"/>0.249953 5.746e-38 1.849e-15.04700.065 1095.61910.620.000000 <text:s text:c="3"/>0 0 0 0 1A1 <text:s text:c="3"/>0 0 0 0 1A1 <text:s text:c="2"/>14F1 <text:s/>2 <text:s text:c="7"/>14F2 <text:s/>2 <text:s text:c="4"/>534330453738 7 1 0 <text:s text:c="3"/>87.0 <text:s text:c="2"/>87.0</text:p>
      <text:p text:style-name="P1"><text:s/>73 <text:s text:c="3"/>0.251707 5.662e-38 8.786e-18.03890.041 <text:s/>426.23120.720.000000 <text:s text:c="6"/>X <text:s text:c="5"/>0 <text:s text:c="6"/>X <text:s text:c="5"/>0 <text:s text:c="10"/>16.5 Q 17O 18 17.5d65662030 912 9 4 0 <text:s text:c="3"/>34.0 <text:s text:c="2"/>36.0</text:p>
      <text:p text:style-name="P1"><text:s/>73 <text:s text:c="3"/>0.254092 1.227e-38 1.427e-18.05380.054 <text:s text:c="3"/>7.99790.860.000000 <text:s text:c="6"/>X <text:s text:c="5"/>0 <text:s text:c="6"/>X <text:s text:c="5"/>0 <text:s text:c="11"/>2.5 Q <text:s/>2S <text:s/>1 <text:s/>1.5d65662030 912 9 4 0 <text:s text:c="4"/>6.0 <text:s text:c="3"/>4.0</text:p>
      <text:p text:style-name="P1"><text:s/>73 <text:s text:c="3"/>0.255356 6.828e-40 1.015e-19.03890.041 <text:s/>426.23120.720.000000 <text:s text:c="6"/>X <text:s text:c="5"/>0 <text:s text:c="6"/>X <text:s text:c="5"/>0 <text:s text:c="10"/>17.5 Q 17O 18 17.5d65662030 912 9 4 0 <text:s text:c="3"/>36.0 <text:s text:c="2"/>36.0</text:p>
      <text:p text:style-name="P1"><text:s/>73 <text:s text:c="3"/>0.256433 9.813e-39 1.727e-18.05380.054 <text:s text:c="3"/>7.99790.860.000000 <text:s text:c="6"/>X <text:s text:c="5"/>0 <text:s text:c="6"/>X <text:s text:c="5"/>0 <text:s text:c="11"/>1.5 Q <text:s/>2S <text:s/>1 <text:s/>1.5d65662030 912 9 4 0 <text:s text:c="4"/>4.0 <text:s text:c="3"/>4.0</text:p>
      <text:p text:style-name="P1"><text:s/>61 <text:s text:c="3"/>0.256461 1.692e-40 3.909e-16.06200.075 1833.95970.700.000000 <text:s text:c="3"/>0 1 0 0 1E <text:s text:c="4"/>0 1 0 0 1E <text:s text:c="4"/>7F2 <text:s/>9 <text:s text:c="8"/>7F1 <text:s/>9 <text:s text:c="4"/>534330453738 7 1 0 <text:s text:c="3"/>45.0 <text:s text:c="2"/>45.0</text:p>
      <text:p text:style-name="P1"><text:s/>73 <text:s text:c="3"/>0.257102 2.174e-38 4.670e-18.03800.041 <text:s/>476.35400.720.000000 <text:s text:c="6"/>X <text:s text:c="5"/>0 <text:s text:c="6"/>X <text:s text:c="5"/>0 <text:s text:c="10"/>15.5 Q 18O 19 16.5d65662030 912 9 4 0 <text:s text:c="3"/>32.0 <text:s text:c="2"/>34.0</text:p>
      <text:p text:style-name="P1"><text:s/>73 <text:s text:c="3"/>0.257842 1.930e-39 6.830e-19.05380.054 <text:s text:c="3"/>7.99790.860.000000 <text:s text:c="6"/>X <text:s text:c="5"/>0 <text:s text:c="6"/>X <text:s text:c="5"/>0 <text:s text:c="11"/>0.5 Q <text:s/>2S <text:s/>1 <text:s/>1.5d65662030 912 9 4 0 <text:s text:c="4"/>2.0 <text:s text:c="3"/>4.0</text:p>
      <text:p text:style-name="P1"><text:s/>14 <text:s text:c="3"/>0.258190 6.664e-35 4.393e-10.02360.236 1958.12500.370.000000 <text:s text:c="9"/>0 0 0 <text:s text:c="9"/>0 0 0 13 <text:s/>6 <text:s/>7 <text:s text:c="6"/>13 <text:s/>6 <text:s/>8 <text:s text:c="5"/>005540 02227 5 2 0 <text:s text:c="2"/>162.0 <text:s/>162.0</text:p>
      <text:p text:style-name="P1"><text:s/>73 <text:s text:c="3"/>0.258711 5.977e-38 9.004e-18.03890.041 <text:s/>426.22790.720.000000 <text:s text:c="6"/>X <text:s text:c="5"/>0 <text:s text:c="6"/>X <text:s text:c="5"/>0 <text:s text:c="10"/>17.5 Q 17O 18 18.5d65662030 912 9 4 0 <text:s text:c="3"/>36.0 <text:s text:c="2"/>38.0</text:p>
      <text:p text:style-name="P1"><text:s/>73 <text:s text:c="3"/>0.260305 2.635e-40 5.396e-20.03800.041 <text:s/>476.35400.720.000000 <text:s text:c="6"/>X <text:s text:c="5"/>0 <text:s text:c="6"/>X <text:s text:c="5"/>0 <text:s text:c="10"/>16.5 Q 18O 19 16.5d65662030 912 9 4 0 <text:s text:c="3"/>34.0 <text:s text:c="2"/>34.0</text:p>
      <text:p text:style-name="P1"><text:s/>61 <text:s text:c="3"/>0.262230 1.197e-40 3.786e-16.05600.074 1919.72550.690.000000 <text:s text:c="3"/>0 1 0 0 1E <text:s text:c="4"/>0 1 0 0 1E <text:s text:c="4"/>8F2 11 <text:s text:c="8"/>8F1 10 <text:s text:c="4"/>534330453738 7 1 0 <text:s text:c="3"/>51.0 <text:s text:c="2"/>51.0</text:p>
      <text:p text:style-name="P1"><text:s/>61 <text:s text:c="3"/>0.262241 2.866e-37 1.454e-14.03900.065 1095.89470.620.000000 <text:s text:c="3"/>0 0 0 0 1A1 <text:s text:c="3"/>0 0 0 0 1A1 <text:s text:c="2"/>14E <text:s text:c="2"/>3 <text:s text:c="7"/>14E <text:s text:c="2"/>2 <text:s text:c="4"/>534330453738 7 1 0 <text:s text:c="3"/>58.0 <text:s text:c="2"/>58.0</text:p>
      <text:p text:style-name="P1"><text:s/>62 <text:s text:c="3"/>0.262355 3.145e-39 1.421e-14.03420.055 1095.94670.750.000000 <text:s text:c="3"/>0 0 0 0 1A1 <text:s text:c="3"/>0 0 0 0 1A1 <text:s text:c="2"/>14E <text:s text:c="2"/>3 <text:s text:c="7"/>14E <text:s text:c="2"/>2 <text:s text:c="4"/>5323331111 4 1 1 1 <text:s text:c="2"/>116.0 <text:s/>116.0</text:p>
      <text:p text:style-name="P1"><text:s/>73 <text:s text:c="3"/>0.262594 4.243e-40 6.145e-20.03890.041 <text:s/>426.22790.720.000000 <text:s text:c="6"/>X <text:s text:c="5"/>0 <text:s text:c="6"/>X <text:s text:c="5"/>0 <text:s text:c="10"/>18.5 Q 17O 18 18.5d65662030 912 9 4 0 <text:s text:c="3"/>38.0 <text:s text:c="2"/>38.0</text:p>
      <text:p text:style-name="P1"><text:s/>73 <text:s text:c="3"/>0.263352 4.090e-38 8.473e-18.03800.041 <text:s/>476.35090.720.000000 <text:s text:c="6"/>X <text:s text:c="5"/>0 <text:s text:c="6"/>X <text:s text:c="5"/>0 <text:s text:c="10"/>16.5 Q 18O 19 17.5d65662030 912 9 4 0 <text:s text:c="3"/>34.0 <text:s text:c="2"/>36.0</text:p>
      <text:p text:style-name="P1"><text:s/>61 <text:s text:c="3"/>0.264199 2.698e-40 5.975e-13.06500.079 3083.43070.730.000000 <text:s text:c="3"/>0 0 1 0 1F2 <text:s text:c="3"/>0 0 1 0 1F2 <text:s text:c="3"/>3F2 13 <text:s text:c="8"/>3F1 15 <text:s text:c="4"/>434330453638 7 1 0 <text:s text:c="3"/>21.0 <text:s text:c="2"/>21.0</text:p>
      <text:p text:style-name="P1"><text:s/>61 <text:s text:c="3"/>0.264988 3.490e-37 3.529e-15.04800.067 <text:s/>814.86650.630.000000 <text:s text:c="3"/>0 0 0 0 1A1 <text:s text:c="3"/>0 0 0 0 1A1 <text:s text:c="2"/>12F1 <text:s/>3 <text:s text:c="7"/>12F2 <text:s/>1 <text:s text:c="4"/>534330453738 7 1 0 <text:s text:c="3"/>75.0 <text:s text:c="2"/>75.0</text:p>
      <text:p text:style-name="P1"><text:s/>62 <text:s text:c="3"/>0.265111 3.842e-39 3.460e-15.04850.070 <text:s/>814.90500.750.000000 <text:s text:c="3"/>0 0 0 0 1A1 <text:s text:c="3"/>0 0 0 0 1A1 <text:s text:c="2"/>12F1 <text:s/>3 <text:s text:c="7"/>12F2 <text:s/>1 <text:s text:c="4"/>5323331111 4 1 1 1 <text:s text:c="2"/>150.0 <text:s/>150.0</text:p>
      <text:p text:style-name="P1"><text:s/>73 <text:s text:c="3"/>0.266107 4.435e-38 6.510e-18.03890.041 <text:s/>426.22440.720.000000 <text:s text:c="6"/>X <text:s text:c="5"/>0 <text:s text:c="6"/>X <text:s text:c="5"/>0 <text:s text:c="10"/>18.5 Q 17O 18 19.5d65662030 912 9 4 0 <text:s text:c="3"/>38.0 <text:s text:c="2"/>40.0</text:p>
      <text:p text:style-name="P1"><text:s/>73 <text:s text:c="3"/>0.266769 5.254e-40 1.041e-19.03800.041 <text:s/>476.35090.720.000000 <text:s text:c="6"/>X <text:s text:c="5"/>0 <text:s text:c="6"/>X <text:s text:c="5"/>0 <text:s text:c="10"/>17.5 Q 18O 19 17.5d65662030 912 9 4 0 <text:s text:c="3"/>36.0 <text:s text:c="2"/>36.0</text:p>
      <text:p text:style-name="P1"><text:s/>73 <text:s text:c="3"/>0.269972 5.413e-38 1.086e-17.03800.041 <text:s/>476.34770.720.000000 <text:s text:c="6"/>X <text:s text:c="5"/>0 <text:s text:c="6"/>X <text:s text:c="5"/>0 <text:s text:c="10"/>17.5 Q 18O 19 18.5d65662030 912 9 4 0 <text:s text:c="3"/>36.0 <text:s text:c="2"/>38.0</text:p>
      <text:p text:style-name="P1"><text:s/>61 <text:s text:c="3"/>0.271611 1.448e-40 5.241e-14.06500.077 2756.78540.720.000000 <text:s text:c="3"/>0 0 0 2 1F2 <text:s text:c="3"/>0 0 0 2 1F2 <text:s text:c="3"/>4F2 <text:s/>6 <text:s text:c="8"/>5F1 <text:s/>5 <text:s text:c="4"/>434330453638 7 1 0 <text:s text:c="3"/>27.0 <text:s text:c="2"/>33.0</text:p>
      <text:p text:style-name="P1"><text:s/>61 <text:s text:c="3"/>0.273387 1.222e-38 9.324e-15.06200.075 1592.75260.700.000000 <text:s text:c="3"/>0 0 0 1 1F2 <text:s text:c="3"/>0 0 0 1 1F2 <text:s text:c="3"/>7F1 <text:s/>3 <text:s text:c="8"/>7F2 <text:s/>2 <text:s text:c="4"/>534330453738 7 1 0 <text:s text:c="3"/>45.0 <text:s text:c="2"/>45.0</text:p>
      <text:p text:style-name="P1"><text:s/>73 <text:s text:c="3"/>0.273607 5.827e-40 1.122e-19.03800.041 <text:s/>476.34770.720.000000 <text:s text:c="6"/>X <text:s text:c="5"/>0 <text:s text:c="6"/>X <text:s text:c="5"/>0 <text:s text:c="10"/>18.5 Q 18O 19 18.5d65662030 912 9 4 0 <text:s text:c="3"/>38.0 <text:s text:c="2"/>38.0</text:p>
      <text:p text:style-name="P1"><text:s/>73 <text:s text:c="3"/>0.275139 2.059e-38 5.763e-18.03700.040 <text:s/>529.24250.720.000000 <text:s text:c="6"/>X <text:s text:c="5"/>0 <text:s text:c="6"/>X <text:s text:c="5"/>0 <text:s text:c="10"/>16.5 Q 19O 20 17.5d65662030 912 9 4 0 <text:s text:c="3"/>34.0 <text:s text:c="2"/>36.0</text:p>
      <text:p text:style-name="P1"><text:s/>61 <text:s text:c="3"/>0.276641 1.619e-40 5.160e-14.06200.078 2802.56130.700.000000 <text:s text:c="3"/>0 0 0 2 1A1 <text:s text:c="3"/>0 0 0 2 1A1 <text:s text:c="3"/>6F1 <text:s/>4 <text:s text:c="8"/>6F2 <text:s/>3 <text:s text:c="4"/>434330453638 7 1 0 <text:s text:c="3"/>39.0 <text:s text:c="2"/>39.0</text:p>
      <text:p text:style-name="P1"><text:s/>73 <text:s text:c="3"/>0.276963 5.660e-38 1.103e-17.03800.041 <text:s/>476.34440.720.000000 <text:s text:c="6"/>X <text:s text:c="5"/>0 <text:s text:c="6"/>X <text:s text:c="5"/>0 <text:s text:c="10"/>18.5 Q 18O 19 19.5d65662030 912 9 4 0 <text:s text:c="3"/>38.0 <text:s text:c="2"/>40.0</text:p>
      <text:p text:style-name="P1"><text:s/>73 <text:s text:c="3"/>0.278350 2.228e-40 5.958e-20.03700.040 <text:s/>529.24250.720.000000 <text:s text:c="6"/>X <text:s text:c="5"/>0 <text:s text:c="6"/>X <text:s text:c="5"/>0 <text:s text:c="10"/>17.5 Q 19O 20 17.5d65662030 912 9 4 0 <text:s text:c="3"/>36.0 <text:s text:c="2"/>36.0</text:p>
      <text:p text:style-name="P1"><text:s/>35 <text:s text:c="3"/>0.278478 1.917e-38 1.527e-10.07600.102 <text:s/>170.55510.780.000000 <text:s text:c="9"/>0 0 0 <text:s text:c="9"/>0 0 0 18 <text:s/>3 15 18.5 <text:s/>19 <text:s/>2 18 19.5 6565501518 6 2 4 0 <text:s text:c="3"/>38.0 <text:s text:c="2"/>40.0</text:p>
      <text:p text:style-name="P1"><text:s/>35 <text:s text:c="3"/>0.278479 2.023e-38 1.531e-10.07600.102 <text:s/>170.55510.780.000000 <text:s text:c="9"/>0 0 0 <text:s text:c="9"/>0 0 0 18 <text:s/>3 15 19.5 <text:s/>19 <text:s/>2 18 20.5 6565501518 6 2 4 0 <text:s text:c="3"/>40.0 <text:s text:c="2"/>42.0</text:p>
      <text:p text:style-name="P1"><text:s/>35 <text:s text:c="3"/>0.278481 1.818e-38 1.528e-10.07600.102 <text:s/>170.55510.780.000000 <text:s text:c="9"/>0 0 0 <text:s text:c="9"/>0 0 0 18 <text:s/>3 15 17.5 <text:s/>19 <text:s/>2 18 18.5 6565501518 6 2 4 0 <text:s text:c="3"/>36.0 <text:s text:c="2"/>38.0</text:p>
      <text:p text:style-name="P1"><text:s/>35 <text:s text:c="3"/>0.278485 2.133e-38 1.537e-10.07600.102 <text:s/>170.55520.780.000000 <text:s text:c="9"/>0 0 0 <text:s text:c="9"/>0 0 0 18 <text:s/>3 15 20.5 <text:s/>19 <text:s/>2 18 21.5 6565501518 6 2 4 0 <text:s text:c="3"/>42.0 <text:s text:c="2"/>44.0</text:p>
      <text:p text:style-name="P1"><text:s/>35 <text:s text:c="3"/>0.278487 1.724e-38 1.534e-10.07600.102 <text:s/>170.55510.780.000000 <text:s text:c="9"/>0 0 0 <text:s text:c="9"/>0 0 0 18 <text:s/>3 15 16.5 <text:s/>19 <text:s/>2 18 17.5 6565501518 6 2 4 0 <text:s text:c="3"/>34.0 <text:s text:c="2"/>36.0</text:p>
      <text:p text:style-name="P1"><text:s/>35 <text:s text:c="3"/>0.278495 1.635e-38 1.546e-10.07600.102 <text:s/>170.55520.780.000000 <text:s text:c="9"/>0 0 0 <text:s text:c="9"/>0 0 0 18 <text:s/>3 15 15.5 <text:s/>19 <text:s/>2 18 16.5 6565501518 6 2 4 0 <text:s text:c="3"/>32.0 <text:s text:c="2"/>34.0</text:p>
      <text:p text:style-name="P1"><text:s/>73 <text:s text:c="3"/>0.280820 3.597e-40 6.753e-20.03800.041 <text:s/>476.34440.720.000000 <text:s text:c="6"/>X <text:s text:c="5"/>0 <text:s text:c="6"/>X <text:s text:c="5"/>0 <text:s text:c="10"/>19.5 Q 18O 19 19.5d65662030 912 9 4 0 <text:s text:c="3"/>40.0 <text:s text:c="2"/>40.0</text:p>
      <text:p text:style-name="P1"><text:s/>73 <text:s text:c="3"/>0.281416 3.841e-38 1.039e-17.03700.040 <text:s/>529.23940.720.000000 <text:s text:c="6"/>X <text:s text:c="5"/>0 <text:s text:c="6"/>X <text:s text:c="5"/>0 <text:s text:c="10"/>17.5 Q 19O 20 18.5d65662030 912 9 4 0 <text:s text:c="3"/>36.0 <text:s text:c="2"/>38.0</text:p>
      <text:p text:style-name="P1"><text:s/>73 <text:s text:c="3"/>0.284326 4.157e-38 7.902e-18.03800.041 <text:s/>476.34090.720.000000 <text:s text:c="6"/>X <text:s text:c="5"/>0 <text:s text:c="6"/>X <text:s text:c="5"/>0 <text:s text:c="10"/>19.5 Q 18O 19 20.5d65662030 912 9 4 0 <text:s text:c="3"/>40.0 <text:s text:c="2"/>42.0</text:p>
      <text:p text:style-name="P1"><text:s/>73 <text:s text:c="3"/>0.284831 4.418e-40 1.145e-19.03700.040 <text:s/>529.23940.720.000000 <text:s text:c="6"/>X <text:s text:c="5"/>0 <text:s text:c="6"/>X <text:s text:c="5"/>0 <text:s text:c="10"/>18.5 Q 19O 20 18.5d65662030 912 9 4 0 <text:s text:c="3"/>38.0 <text:s text:c="2"/>38.0</text:p>
      <text:p text:style-name="P1"><text:s/>61 <text:s text:c="3"/>0.285881 9.683e-37 8.989e-14.04700.061 1417.57910.610.000000 <text:s text:c="3"/>0 0 0 0 1A1 <text:s text:c="3"/>0 0 0 0 1A1 <text:s text:c="2"/>16A1 <text:s/>2 <text:s text:c="7"/>16A2 <text:s/>1 <text:s text:c="4"/>534330453738 7 1 0 <text:s text:c="2"/>165.0 <text:s/>165.0</text:p>
      <text:p text:style-name="P1"><text:s/>62 <text:s text:c="3"/>0.285912 1.066e-38 8.811e-14.04180.079 1417.64670.750.000000 <text:s text:c="3"/>0 0 0 0 1A1 <text:s text:c="3"/>0 0 0 0 1A1 <text:s text:c="2"/>16A1 <text:s/>2 <text:s text:c="7"/>16A2 <text:s/>1 <text:s text:c="4"/>5323331111 4 1 1 1 <text:s text:c="2"/>330.0 <text:s/>330.0</text:p>
      <text:p text:style-name="P1"><text:s/>14 <text:s text:c="3"/>0.286125 3.302e-32 8.845e-10.07240.348 <text:s/>683.32400.590.000000 <text:s text:c="9"/>0 0 0 <text:s text:c="9"/>0 0 0 <text:s/>7 <text:s/>4 <text:s/>3 <text:s text:c="7"/>7 <text:s/>4 <text:s/>4 <text:s text:c="5"/>005540 02227 5 2 0 <text:s text:c="3"/>90.0 <text:s text:c="2"/>90.0</text:p>
      <text:p text:style-name="P1"><text:s/>61 <text:s text:c="3"/>0.287509 1.359e-37 2.115e-14.04600.061 1417.51970.610.000000 <text:s text:c="3"/>0 0 0 0 1A1 <text:s text:c="3"/>0 0 0 0 1A1 <text:s text:c="2"/>16F1 <text:s/>3 <text:s text:c="7"/>16F2 <text:s/>2 <text:s text:c="4"/>534330453738 7 1 0 <text:s text:c="3"/>99.0 <text:s text:c="2"/>99.0</text:p>
      <text:p text:style-name="P1"><text:s/>62 <text:s text:c="3"/>0.287632 1.496e-39 2.073e-14.04460.068 1417.58720.750.000000 <text:s text:c="3"/>0 0 0 0 1A1 <text:s text:c="3"/>0 0 0 0 1A1 <text:s text:c="2"/>16F1 <text:s/>3 <text:s text:c="7"/>16F2 <text:s/>2 <text:s text:c="4"/>5323331111 4 1 1 1 <text:s text:c="2"/>198.0 <text:s/>198.0</text:p>
      <text:p text:style-name="P1"><text:s/>73 <text:s text:c="3"/>0.288044 5.039e-38 1.321e-17.03700.040 <text:s/>529.23620.720.000000 <text:s text:c="6"/>X <text:s text:c="5"/>0 <text:s text:c="6"/>X <text:s text:c="5"/>0 <text:s text:c="10"/>18.5 Q 19O 20 19.5d65662030 912 9 4 0 <text:s text:c="3"/>38.0 <text:s text:c="2"/>40.0</text:p>
      <text:p text:style-name="P1"><text:s/>61 <text:s text:c="3"/>0.288666 3.417e-38 2.533e-15.04700.063 1251.30180.620.000000 <text:s text:c="3"/>0 0 0 0 1A1 <text:s text:c="3"/>0 0 0 0 1A1 <text:s text:c="2"/>15F1 <text:s/>2 <text:s text:c="7"/>15F2 <text:s/>2 <text:s text:c="4"/>534330453738 7 1 0 <text:s text:c="3"/>93.0 <text:s text:c="2"/>93.0</text:p>
      <text:p text:style-name="P1"><text:s/>34 <text:s text:c="3"/>0.289037 2.338e-38 3.146e-10.08780.106 <text:s text:c="3"/>7.86120.760.000000 <text:s text:c="9"/>0 0 0 <text:s text:c="9"/>0 0 0 <text:s/>4 <text:s/>0 <text:s/>4 <text:s/>4.5 <text:s text:c="2"/>3 <text:s/>1 <text:s/>3 <text:s/>3.5 6565501518 6 2 4 0 <text:s text:c="3"/>10.0 <text:s text:c="3"/>8.0</text:p>
      <text:p text:style-name="P1"><text:s/>34 <text:s text:c="3"/>0.289063 2.966e-38 3.326e-10.08780.106 <text:s text:c="3"/>7.86110.760.000000 <text:s text:c="9"/>0 0 0 <text:s text:c="9"/>0 0 0 <text:s/>4 <text:s/>0 <text:s/>4 <text:s/>5.5 <text:s text:c="2"/>3 <text:s/>1 <text:s/>3 <text:s/>4.5 6565501518 6 2 4 0 <text:s text:c="3"/>12.0 <text:s text:c="2"/>10.0</text:p>
      <text:p text:style-name="P1"><text:s/>34 <text:s text:c="3"/>0.289065 1.639e-38 2.757e-10.08780.106 <text:s text:c="3"/>7.86110.760.000000 <text:s text:c="9"/>0 0 0 <text:s text:c="9"/>0 0 0 <text:s/>4 <text:s/>0 <text:s/>4 <text:s/>3.5 <text:s text:c="2"/>3 <text:s/>1 <text:s/>3 <text:s/>2.5 6565501518 6 2 4 0 <text:s text:c="4"/>8.0 <text:s text:c="3"/>6.0</text:p>
      <text:p text:style-name="P1"><text:s/>34 <text:s text:c="3"/>0.289099 4.169e-38 4.008e-10.08780.106 <text:s text:c="3"/>7.86110.760.000000 <text:s text:c="9"/>0 0 0 <text:s text:c="9"/>0 0 0 <text:s/>4 <text:s/>0 <text:s/>4 <text:s/>6.5 <text:s text:c="2"/>3 <text:s/>1 <text:s/>3 <text:s/>5.5 6565501518 6 2 4 0 <text:s text:c="3"/>14.0 <text:s text:c="2"/>12.0</text:p>
      <text:p text:style-name="P1"><text:s/>73 <text:s text:c="3"/>0.291667 4.870e-40 1.228e-19.03700.040 <text:s/>529.23620.720.000000 <text:s text:c="6"/>X <text:s text:c="5"/>0 <text:s text:c="6"/>X <text:s text:c="5"/>0 <text:s text:c="10"/>19.5 Q 19O 20 19.5d65662030 912 9 4 0 <text:s text:c="3"/>40.0 <text:s text:c="2"/>40.0</text:p>
      <text:p text:style-name="P1"><text:s/>61 <text:s text:c="3"/>0.292375 7.160e-40 1.446e-13.05900.078 2802.30690.700.000000 <text:s text:c="3"/>0 0 0 2 1A1 <text:s text:c="3"/>0 0 0 2 1A1 <text:s text:c="3"/>6A2 <text:s/>1 <text:s text:c="8"/>6A1 <text:s/>2 <text:s text:c="4"/>434330453638 7 1 0 <text:s text:c="3"/>65.0 <text:s text:c="2"/>65.0</text:p>
      <text:p text:style-name="P1"><text:s/>73 <text:s text:c="3"/>0.293015 1.899e-38 7.007e-18.03570.040 <text:s/>584.90100.720.000000 <text:s text:c="6"/>X <text:s text:c="5"/>0 <text:s text:c="6"/>X <text:s text:c="5"/>0 <text:s text:c="10"/>17.5 Q 20O 21 18.5d65662030 912 9 4 0 <text:s text:c="3"/>36.0 <text:s text:c="2"/>38.0</text:p>
      <text:p text:style-name="P1"><text:s/>61 <text:s text:c="3"/>0.293413 1.162e-38 2.322e-16.04800.065 <text:s/>949.84290.620.000000 <text:s text:c="3"/>0 0 0 0 1A1 <text:s text:c="3"/>0 0 0 0 1A1 <text:s text:c="2"/>13F1 <text:s/>2 <text:s text:c="7"/>13F2 <text:s/>1 <text:s text:c="4"/>534330453738 7 1 0 <text:s text:c="3"/>81.0 <text:s text:c="2"/>81.0</text:p>
      <text:p text:style-name="P1"><text:s/>14 <text:s text:c="3"/>0.294778 2.589e-33 7.593e-10.05070.321 1238.79490.450.000000 <text:s text:c="9"/>0 0 0 <text:s text:c="9"/>0 0 0 10 <text:s/>5 <text:s/>5 <text:s text:c="6"/>10 <text:s/>5 <text:s/>6 <text:s text:c="5"/>005540 02227 5 2 0 <text:s text:c="2"/>126.0 <text:s/>126.0</text:p>
      <text:p text:style-name="P1"><text:soft-page-break/><text:s/>73 <text:s text:c="3"/>0.295024 5.221e-38 1.332e-17.03700.040 <text:s/>529.23290.720.000000 <text:s text:c="6"/>X <text:s text:c="5"/>0 <text:s text:c="6"/>X <text:s text:c="5"/>0 <text:s text:c="10"/>19.5 Q 19O 20 20.5d65662030 912 9 4 0 <text:s text:c="3"/>40.0 <text:s text:c="2"/>42.0</text:p>
      <text:p text:style-name="P1"><text:s/>73 <text:s text:c="3"/>0.296234 1.845e-40 6.522e-20.03570.040 <text:s/>584.90100.720.000000 <text:s text:c="6"/>X <text:s text:c="5"/>0 <text:s text:c="6"/>X <text:s text:c="5"/>0 <text:s text:c="10"/>18.5 Q 20O 21 18.5d65662030 912 9 4 0 <text:s text:c="3"/>38.0 <text:s text:c="2"/>38.0</text:p>
      <text:p text:style-name="P1"><text:s/>34 <text:s text:c="3"/>0.296729 3.259e-38 2.239e-10.07730.103 <text:s/>138.79160.780.000000 <text:s text:c="9"/>0 0 0 <text:s text:c="9"/>0 0 0 16 <text:s/>3 14 18.5 <text:s/>17 <text:s/>2 15 19.5 6565501518 6 2 4 0 <text:s text:c="3"/>38.0 <text:s text:c="2"/>40.0</text:p>
      <text:p text:style-name="P1"><text:s/>34 <text:s text:c="3"/>0.296731 2.421e-38 2.257e-10.07730.103 <text:s/>138.79160.780.000000 <text:s text:c="9"/>0 0 0 <text:s text:c="9"/>0 0 0 16 <text:s/>3 14 13.5 <text:s/>17 <text:s/>2 15 14.5 6565501518 6 2 4 0 <text:s text:c="3"/>28.0 <text:s text:c="2"/>30.0</text:p>
      <text:p text:style-name="P1"><text:s/>34 <text:s text:c="3"/>0.296756 2.569e-38 2.235e-10.07730.103 <text:s/>138.79160.780.000000 <text:s text:c="9"/>0 0 0 <text:s text:c="9"/>0 0 0 16 <text:s/>3 14 14.5 <text:s/>17 <text:s/>2 15 15.5 6565501518 6 2 4 0 <text:s text:c="3"/>30.0 <text:s text:c="2"/>32.0</text:p>
      <text:p text:style-name="P1"><text:s/>34 <text:s text:c="3"/>0.296759 3.073e-38 2.229e-10.07730.103 <text:s/>138.79150.780.000000 <text:s text:c="9"/>0 0 0 <text:s text:c="9"/>0 0 0 16 <text:s/>3 14 17.5 <text:s/>17 <text:s/>2 15 18.5 6565501518 6 2 4 0 <text:s text:c="3"/>36.0 <text:s text:c="2"/>38.0</text:p>
      <text:p text:style-name="P1"><text:s/>34 <text:s text:c="3"/>0.296770 2.727e-38 2.225e-10.07730.103 <text:s/>138.79150.780.000000 <text:s text:c="9"/>0 0 0 <text:s text:c="9"/>0 0 0 16 <text:s/>3 14 15.5 <text:s/>17 <text:s/>2 15 16.5 6565501518 6 2 4 0 <text:s text:c="3"/>32.0 <text:s text:c="2"/>34.0</text:p>
      <text:p text:style-name="P1"><text:s/>34 <text:s text:c="3"/>0.296771 2.895e-38 2.223e-10.07730.103 <text:s/>138.79150.780.000000 <text:s text:c="9"/>0 0 0 <text:s text:c="9"/>0 0 0 16 <text:s/>3 14 16.5 <text:s/>17 <text:s/>2 15 17.5 6565501518 6 2 4 0 <text:s text:c="3"/>34.0 <text:s text:c="2"/>36.0</text:p>
      <text:p text:style-name="P1"><text:s/>73 <text:s text:c="3"/>0.298857 2.987e-40 7.350e-20.03700.040 <text:s/>529.23290.720.000000 <text:s text:c="6"/>X <text:s text:c="5"/>0 <text:s text:c="6"/>X <text:s text:c="5"/>0 <text:s text:c="10"/>20.5 Q 19O 20 20.5d65662030 912 9 4 0 <text:s text:c="3"/>42.0 <text:s text:c="2"/>42.0</text:p>
      <text:p text:style-name="P1"><text:s/>73 <text:s text:c="3"/>0.299316 3.515e-38 1.255e-17.03570.040 <text:s/>584.89790.720.000000 <text:s text:c="6"/>X <text:s text:c="5"/>0 <text:s text:c="6"/>X <text:s text:c="5"/>0 <text:s text:c="10"/>18.5 Q 20O 21 19.5d65662030 912 9 4 0 <text:s text:c="3"/>38.0 <text:s text:c="2"/>40.0</text:p>
      <text:p text:style-name="P1"><text:s/>15 <text:s text:c="3"/>0.301282 7.755e-35 1.077e-09.07240.348 <text:s/>676.81780.590.000000 <text:s text:c="9"/>0 0 0 <text:s text:c="9"/>0 0 0 <text:s/>7 <text:s/>4 <text:s/>3 <text:s text:c="7"/>7 <text:s/>4 <text:s/>4 <text:s text:c="5"/>605540322027 5 2 0 <text:s text:c="3"/>90.0 <text:s text:c="2"/>90.0</text:p>
      <text:p text:style-name="P1"><text:s/>61 <text:s text:c="3"/>0.301757 1.785e-37 6.945e-15.04700.065 1095.86910.620.000000 <text:s text:c="3"/>0 0 0 0 1A1 <text:s text:c="3"/>0 0 0 0 1A1 <text:s text:c="2"/>14F2 <text:s/>4 <text:s text:c="7"/>14F1 <text:s/>2 <text:s text:c="4"/>534330453738 7 1 0 <text:s text:c="3"/>87.0 <text:s text:c="2"/>87.0</text:p>
      <text:p text:style-name="P1"><text:s/>62 <text:s text:c="3"/>0.301910 1.955e-39 6.775e-15.04460.066 1095.92110.750.000000 <text:s text:c="3"/>0 0 0 0 1A1 <text:s text:c="3"/>0 0 0 0 1A1 <text:s text:c="2"/>14F2 <text:s/>4 <text:s text:c="7"/>14F1 <text:s/>2 <text:s text:c="4"/>5323331111 4 1 1 1 <text:s text:c="2"/>174.0 <text:s/>174.0</text:p>
      <text:p text:style-name="P1"><text:s/>73 <text:s text:c="3"/>0.302356 3.802e-38 9.465e-18.03700.040 <text:s/>529.22940.720.000000 <text:s text:c="6"/>X <text:s text:c="5"/>0 <text:s text:c="6"/>X <text:s text:c="5"/>0 <text:s text:c="10"/>20.5 Q 19O 20 21.5d65662030 912 9 4 0 <text:s text:c="3"/>42.0 <text:s text:c="2"/>44.0</text:p>
      <text:p text:style-name="P1"><text:s/>73 <text:s text:c="3"/>0.302729 3.639e-40 1.248e-19.03570.040 <text:s/>584.89790.720.000000 <text:s text:c="6"/>X <text:s text:c="5"/>0 <text:s text:c="6"/>X <text:s text:c="5"/>0 <text:s text:c="10"/>19.5 Q 20O 21 19.5d65662030 912 9 4 0 <text:s text:c="3"/>40.0 <text:s text:c="2"/>40.0</text:p>
      <text:p text:style-name="P1"><text:s/>31 <text:s text:c="3"/>0.302800 1.440e-35 4.139e-10.08780.106 <text:s/>708.98330.760.000000 <text:s text:c="9"/>0 1 0 <text:s text:c="9"/>0 1 0 <text:s/>4 <text:s/>0 <text:s/>4 <text:s text:c="7"/>3 <text:s/>1 <text:s/>3 <text:s text:c="5"/>006550 113 6 2 4 0 <text:s text:c="4"/>9.0 <text:s text:c="3"/>7.0</text:p>
      <text:p text:style-name="P1"><text:s/>73 <text:s text:c="3"/>0.305951 4.573e-38 1.586e-17.03570.040 <text:s/>584.89470.720.000000 <text:s text:c="6"/>X <text:s text:c="5"/>0 <text:s text:c="6"/>X <text:s text:c="5"/>0 <text:s text:c="10"/>19.5 Q 20O 21 20.5d65662030 912 9 4 0 <text:s text:c="3"/>40.0 <text:s text:c="2"/>42.0</text:p>
      <text:p text:style-name="P1"><text:s/>31 <text:s text:c="3"/>0.306900 3.308e-34 1.743e-10.07490.102 <text:s/>205.32850.790.000000 <text:s text:c="9"/>0 0 0 <text:s text:c="9"/>0 0 0 21 <text:s/>2 20 <text:s text:c="6"/>20 <text:s/>3 17 <text:s text:c="5"/>006550 113 6 2 4 0 <text:s text:c="3"/>43.0 <text:s text:c="2"/>41.0</text:p>
      <text:p text:style-name="P1"><text:s/>61 <text:s text:c="3"/>0.308371 7.516e-40 1.677e-15.05300.074 1919.68320.690.000000 <text:s text:c="3"/>0 1 0 0 1E <text:s text:c="4"/>0 1 0 0 1E <text:s text:c="4"/>8A2 <text:s/>4 <text:s text:c="8"/>8A1 <text:s/>4 <text:s text:c="4"/>534330453738 7 1 0 <text:s text:c="3"/>85.0 <text:s text:c="2"/>85.0</text:p>
      <text:p text:style-name="P1"><text:s/>61 <text:s text:c="3"/>0.308585 3.203e-38 9.497e-14.05300.068 1935.10820.640.000000 <text:s text:c="3"/>0 0 0 1 1F2 <text:s text:c="3"/>0 0 0 1 1F2 <text:s text:c="2"/>11F2 <text:s/>1 <text:s text:c="7"/>11F1 <text:s/>1 <text:s text:c="4"/>534330453738 7 1 0 <text:s text:c="3"/>69.0 <text:s text:c="2"/>69.0</text:p>
      <text:p text:style-name="P1"><text:s/>61 <text:s text:c="3"/>0.309440 5.335e-39 4.499e-15.06200.078 1558.50010.700.000000 <text:s text:c="3"/>0 0 0 1 1F2 <text:s text:c="3"/>0 0 0 1 1F2 <text:s text:c="3"/>6F2 <text:s/>5 <text:s text:c="8"/>6F1 <text:s/>5 <text:s text:c="4"/>534330453738 7 1 0 <text:s text:c="3"/>39.0 <text:s text:c="2"/>39.0</text:p>
      <text:p text:style-name="P1"><text:s/>73 <text:s text:c="3"/>0.309562 3.990e-40 1.333e-19.03570.040 <text:s/>584.89470.720.000000 <text:s text:c="6"/>X <text:s text:c="5"/>0 <text:s text:c="6"/>X <text:s text:c="5"/>0 <text:s text:c="10"/>20.5 Q 20O 21 20.5d65662030 912 9 4 0 <text:s text:c="3"/>42.0 <text:s text:c="2"/>42.0</text:p>
      <text:p text:style-name="P1"><text:s/>73 <text:s text:c="3"/>0.310751 1.708e-38 8.409e-18.03560.039 <text:s/>643.32710.720.000000 <text:s text:c="6"/>X <text:s text:c="5"/>0 <text:s text:c="6"/>X <text:s text:c="5"/>0 <text:s text:c="10"/>18.5 Q 21O 22 19.5d65262030 912 9 4 0 <text:s text:c="3"/>38.0 <text:s text:c="2"/>40.0</text:p>
      <text:p text:style-name="P1"><text:s/>61 <text:s text:c="3"/>0.312247 6.545e-37 4.614e-15.05300.068 <text:s/>689.70520.640.000000 <text:s text:c="3"/>0 0 0 0 1A1 <text:s text:c="3"/>0 0 0 0 1A1 <text:s text:c="2"/>11F2 <text:s/>3 <text:s text:c="7"/>11F1 <text:s/>1 <text:s text:c="4"/>534330453738 7 1 0 <text:s text:c="3"/>69.0 <text:s text:c="2"/>69.0</text:p>
      <text:p text:style-name="P1"><text:s/>62 <text:s text:c="3"/>0.312343 7.191e-39 4.514e-15.05130.072 <text:s/>689.73770.750.000000 <text:s text:c="3"/>0 0 0 0 1A1 <text:s text:c="3"/>0 0 0 0 1A1 <text:s text:c="2"/>11F2 <text:s/>3 <text:s text:c="7"/>11F1 <text:s/>1 <text:s text:c="4"/>5323331111 4 1 1 1 <text:s text:c="2"/>138.0 <text:s/>138.0</text:p>
      <text:p text:style-name="P1"><text:s/>73 <text:s text:c="3"/>0.312921 4.700e-38 1.588e-17.03570.040 <text:s/>584.89130.720.000000 <text:s text:c="6"/>X <text:s text:c="5"/>0 <text:s text:c="6"/>X <text:s text:c="5"/>0 <text:s text:c="10"/>20.5 Q 20O 21 21.5d65662030 912 9 4 0 <text:s text:c="3"/>42.0 <text:s text:c="2"/>44.0</text:p>
      <text:p text:style-name="P1"><text:s/>61 <text:s text:c="3"/>0.313869 2.020e-40 7.453e-13.06200.075 3309.80470.700.000000 <text:s text:c="3"/>0 0 1 0 1F2 <text:s text:c="3"/>0 0 1 0 1F2 <text:s text:c="3"/>7F2 27 <text:s text:c="8"/>7F1 29 <text:s text:c="4"/>434330453638 7 1 0 <text:s text:c="3"/>45.0 <text:s text:c="2"/>45.0</text:p>
      <text:p text:style-name="P1"><text:s/>73 <text:s text:c="3"/>0.313978 1.498e-40 7.081e-20.03560.039 <text:s/>643.32710.720.000000 <text:s text:c="6"/>X <text:s text:c="5"/>0 <text:s text:c="6"/>X <text:s text:c="5"/>0 <text:s text:c="10"/>19.5 Q 21O 22 19.5d65262030 912 9 4 0 <text:s text:c="3"/>40.0 <text:s text:c="2"/>40.0</text:p>
      <text:p text:style-name="P1"><text:s/>15 <text:s text:c="3"/>0.316122 6.436e-36 9.753e-10.05070.321 1227.72420.450.000000 <text:s text:c="9"/>0 0 0 <text:s text:c="9"/>0 0 0 10 <text:s/>5 <text:s/>5 <text:s text:c="6"/>10 <text:s/>5 <text:s/>6 <text:s text:c="5"/>605540322027 5 2 0 <text:s text:c="2"/>126.0 <text:s/>126.0</text:p>
      <text:p text:style-name="P1"><text:s/>61 <text:s text:c="3"/>0.316175 1.053e-40 1.735e-12.05300.068 3704.07760.640.000000 <text:s text:c="3"/>0 0 1 0 1F2 <text:s text:c="3"/>0 0 1 0 1F2 <text:s text:c="2"/>11F2 42 <text:s text:c="7"/>11F1 44 <text:s text:c="4"/>334330453638 7 1 0 <text:s text:c="3"/>69.0 <text:s text:c="2"/>69.0</text:p>
      <text:p text:style-name="P1"><text:s/>73 <text:s text:c="3"/>0.316732 2.435e-40 7.945e-20.03570.040 <text:s/>584.89130.720.000000 <text:s text:c="6"/>X <text:s text:c="5"/>0 <text:s text:c="6"/>X <text:s text:c="5"/>0 <text:s text:c="10"/>21.5 Q 20O 21 21.5d65662030 912 9 4 0 <text:s text:c="3"/>44.0 <text:s text:c="2"/>44.0</text:p>
      <text:p text:style-name="P1"><text:s/>73 <text:s text:c="3"/>0.317075 3.137e-38 1.498e-17.03560.039 <text:s/>643.32400.720.000000 <text:s text:c="6"/>X <text:s text:c="5"/>0 <text:s text:c="6"/>X <text:s text:c="5"/>0 <text:s text:c="10"/>19.5 Q 21O 22 20.5d65262030 912 9 4 0 <text:s text:c="3"/>40.0 <text:s text:c="2"/>42.0</text:p>
      <text:p text:style-name="P1"><text:s/>15 <text:s text:c="3"/>0.317773 3.814e-34 9.487e-10.09700.453 <text:s/>155.20840.730.000000 <text:s text:c="9"/>0 0 0 <text:s text:c="9"/>0 0 0 <text:s/>3 <text:s/>2 <text:s/>1 <text:s text:c="7"/>4 <text:s/>1 <text:s/>4 <text:s text:c="5"/>605540322027 5 2 0 <text:s text:c="3"/>42.0 <text:s text:c="2"/>54.0</text:p>
      <text:p text:style-name="P1"><text:s/>61 <text:s text:c="3"/>0.318754 4.267e-39 1.636e-15.04600.060 1594.02590.610.000000 <text:s text:c="3"/>0 0 0 0 1A1 <text:s text:c="3"/>0 0 0 0 1A1 <text:s text:c="2"/>17F2 <text:s/>4 <text:s text:c="7"/>17F1 <text:s/>4 <text:s text:c="4"/>534330453738 7 1 0 <text:s text:c="2"/>105.0 <text:s/>105.0</text:p>
      <text:p text:style-name="P1"><text:s/>62 <text:s text:c="3"/>0.319879 2.448e-39 2.898e-13.03700.082 1976.49230.750.000000 <text:s text:c="3"/>0 0 0 0 1A1 <text:s text:c="3"/>0 0 0 0 1A1 <text:s text:c="2"/>19A2 <text:s/>2 <text:s text:c="7"/>19A1 <text:s/>1 <text:s text:c="4"/>5323331111 4 1 1 1 <text:s text:c="2"/>390.0 <text:s/>390.0</text:p>
      <text:p text:style-name="P1"><text:s/>61 <text:s text:c="3"/>0.319890 2.227e-37 2.961e-13.04600.058 1976.39770.600.000000 <text:s text:c="3"/>0 0 0 0 1A1 <text:s text:c="3"/>0 0 0 0 1A1 <text:s text:c="2"/>19A2 <text:s/>2 <text:s text:c="7"/>19A1 <text:s/>1 <text:s text:c="4"/>534330453738 7 1 0 <text:s text:c="2"/>195.0 <text:s/>195.0</text:p>
      <text:p text:style-name="P1"><text:s/>73 <text:s text:c="3"/>0.320225 3.396e-38 1.120e-17.03570.040 <text:s/>584.88780.720.000000 <text:s text:c="6"/>X <text:s text:c="5"/>0 <text:s text:c="6"/>X <text:s text:c="5"/>0 <text:s text:c="10"/>21.5 Q 20O 21 22.5d65662030 912 9 4 0 <text:s text:c="3"/>44.0 <text:s text:c="2"/>46.0</text:p>
      <text:p text:style-name="P1"><text:s/>73 <text:s text:c="3"/>0.320487 2.939e-40 1.350e-19.03560.039 <text:s/>643.32400.720.000000 <text:s text:c="6"/>X <text:s text:c="5"/>0 <text:s text:c="6"/>X <text:s text:c="5"/>0 <text:s text:c="10"/>20.5 Q 21O 22 20.5d65262030 912 9 4 0 <text:s text:c="3"/>42.0 <text:s text:c="2"/>42.0</text:p>
      <text:p text:style-name="P1"><text:s/>61 <text:s text:c="3"/>0.321829 4.593e-40 1.183e-12.06500.078 3125.54220.720.000000 <text:s text:c="3"/>0 0 1 0 1F2 <text:s text:c="3"/>0 0 1 0 1F2 <text:s text:c="3"/>4F1 17 <text:s text:c="8"/>4F2 18 <text:s text:c="4"/>434330453638 7 1 0 <text:s text:c="3"/>27.0 <text:s text:c="2"/>27.0</text:p>
      <text:p text:style-name="P1"><text:s/>73 <text:s text:c="3"/>0.323717 4.053e-38 1.881e-17.03560.039 <text:s/>643.32080.720.000000 <text:s text:c="6"/>X <text:s text:c="5"/>0 <text:s text:c="6"/>X <text:s text:c="5"/>0 <text:s text:c="10"/>20.5 Q 21O 22 21.5d65262030 912 9 4 0 <text:s text:c="3"/>42.0 <text:s text:c="2"/>44.0</text:p>
      <text:p text:style-name="P1"><text:s/>73 <text:s text:c="3"/>0.327317 3.208e-40 1.437e-19.03560.039 <text:s/>643.32080.720.000000 <text:s text:c="6"/>X <text:s text:c="5"/>0 <text:s text:c="6"/>X <text:s text:c="5"/>0 <text:s text:c="10"/>21.5 Q 21O 22 21.5d65262030 912 9 4 0 <text:s text:c="3"/>44.0 <text:s text:c="2"/>44.0</text:p>
      <text:p text:style-name="P1"><text:s/>61 <text:s text:c="3"/>0.327326 5.398e-40 7.140e-13.05300.068 3178.05830.640.000000 <text:s text:c="3"/>0 0 0 2 1F2 <text:s text:c="3"/>0 0 0 2 1F2 <text:s text:c="2"/>11F1 <text:s/>1 <text:s text:c="7"/>11F2 <text:s/>1 <text:s text:c="4"/>434330453638 7 1 0 <text:s text:c="3"/>69.0 <text:s text:c="2"/>69.0</text:p>
      <text:p text:style-name="P1"><text:s/>73 <text:s text:c="3"/>0.328369 1.499e-38 9.978e-18.03550.039 <text:s/>704.51870.720.000000 <text:s text:c="6"/>X <text:s text:c="5"/>0 <text:s text:c="6"/>X <text:s text:c="5"/>0 <text:s text:c="10"/>19.5 Q 22O 23 20.5d65262030 912 9 4 0 <text:s text:c="3"/>40.0 <text:s text:c="2"/>42.0</text:p>
      <text:p text:style-name="P1"><text:s/>61 <text:s text:c="3"/>0.330045 9.476e-38 1.695e-14.04600.061 1417.80710.610.000000 <text:s text:c="3"/>0 0 0 0 1A1 <text:s text:c="3"/>0 0 0 0 1A1 <text:s text:c="2"/>16F2 <text:s/>4 <text:s text:c="7"/>16F1 <text:s/>3 <text:s text:c="4"/>534330453738 7 1 0 <text:s text:c="3"/>99.0 <text:s text:c="2"/>99.0</text:p>
      <text:p text:style-name="P1"><text:s/>62 <text:s text:c="3"/>0.330246 1.042e-39 1.660e-14.04460.068 1417.87480.750.000000 <text:s text:c="3"/>0 0 0 0 1A1 <text:s text:c="3"/>0 0 0 0 1A1 <text:s text:c="2"/>16F2 <text:s/>4 <text:s text:c="7"/>16F1 <text:s/>3 <text:s text:c="4"/>5323331111 4 1 1 1 <text:s text:c="2"/>198.0 <text:s/>198.0</text:p>
      <text:p text:style-name="P1"><text:s/>73 <text:s text:c="3"/>0.330677 4.136e-38 1.872e-17.03560.039 <text:s/>643.31740.720.000000 <text:s text:c="6"/>X <text:s text:c="5"/>0 <text:s text:c="6"/>X <text:s text:c="5"/>0 <text:s text:c="10"/>21.5 Q 21O 22 22.5d65262030 912 9 4 0 <text:s text:c="3"/>44.0 <text:s text:c="2"/>46.0</text:p>
      <text:p text:style-name="P1"><text:s/>73 <text:s text:c="3"/>0.331601 1.193e-40 7.636e-20.03550.039 <text:s/>704.51870.720.000000 <text:s text:c="6"/>X <text:s text:c="5"/>0 <text:s text:c="6"/>X <text:s text:c="5"/>0 <text:s text:c="10"/>20.5 Q 22O 23 20.5d65262030 912 9 4 0 <text:s text:c="3"/>42.0 <text:s text:c="2"/>42.0</text:p>
      <text:p text:style-name="P1"><text:s/>61 <text:s text:c="3"/>0.334268 3.317e-40 1.057e-12.05300.074 3397.57300.690.000000 <text:s text:c="3"/>0 0 1 0 1F2 <text:s text:c="3"/>0 0 1 0 1F2 <text:s text:c="3"/>8A2 10 <text:s text:c="8"/>8A1 12 <text:s text:c="4"/>434330453638 7 1 0 <text:s text:c="3"/>85.0 <text:s text:c="2"/>85.0</text:p>
      <text:p text:style-name="P1"><text:s/>73 <text:s text:c="3"/>0.334470 1.949e-40 8.532e-20.03560.039 <text:s/>643.31740.720.000000 <text:s text:c="6"/>X <text:s text:c="5"/>0 <text:s text:c="6"/>X <text:s text:c="5"/>0 <text:s text:c="10"/>22.5 Q 21O 22 22.5d65262030 912 9 4 0 <text:s text:c="3"/>46.0 <text:s text:c="2"/>46.0</text:p>
      <text:p text:style-name="P1"><text:s/>73 <text:s text:c="3"/>0.334712 2.736e-38 1.768e-17.03550.039 <text:s/>704.51560.720.000000 <text:s text:c="6"/>X <text:s text:c="5"/>0 <text:s text:c="6"/>X <text:s text:c="5"/>0 <text:s text:c="10"/>20.5 Q 22O 23 21.5d65262030 912 9 4 0 <text:s text:c="3"/>42.0 <text:s text:c="2"/>44.0</text:p>
      <text:p text:style-name="P1"><text:s/>61 <text:s text:c="3"/>0.337059 7.200e-40 2.150e-13.05900.078 2819.18630.700.000000 <text:s text:c="3"/>0 0 0 2 1E <text:s text:c="4"/>0 0 0 2 1F2 <text:s text:c="3"/>5A2 <text:s/>3 <text:s text:c="8"/>6A1 <text:s/>3 <text:s text:c="4"/>334330453638 7 1 0 <text:s text:c="3"/>55.0 <text:s text:c="2"/>65.0</text:p>
      <text:p text:style-name="P1"><text:s/>73 <text:s text:c="3"/>0.337956 2.968e-38 1.313e-17.03560.039 <text:s/>643.31400.720.000000 <text:s text:c="6"/>X <text:s text:c="5"/>0 <text:s text:c="6"/>X <text:s text:c="5"/>0 <text:s text:c="10"/>22.5 Q 21O 22 23.5d65262030 912 9 4 0 <text:s text:c="3"/>46.0 <text:s text:c="2"/>48.0</text:p>
      <text:p text:style-name="P1"><text:s/>73 <text:s text:c="3"/>0.338123 2.332e-40 1.453e-19.03550.039 <text:s/>704.51560.720.000000 <text:s text:c="6"/>X <text:s text:c="5"/>0 <text:s text:c="6"/>X <text:s text:c="5"/>0 <text:s text:c="10"/>21.5 Q 22O 23 21.5d65262030 912 9 4 0 <text:s text:c="3"/>44.0 <text:s text:c="2"/>44.0</text:p>
      <text:p text:style-name="P1"><text:s/>61 <text:s text:c="3"/>0.339896 6.146e-39 2.463e-14.05600.074 1915.04040.690.000000 <text:s text:c="3"/>0 1 0 0 1E <text:s text:c="4"/>0 1 0 0 1E <text:s text:c="4"/>8F1 <text:s/>9 <text:s text:c="8"/>8F2 <text:s/>9 <text:s text:c="4"/>534330453738 7 1 0 <text:s text:c="3"/>51.0 <text:s text:c="2"/>51.0</text:p>
      <text:p text:style-name="P1"><text:s/>31 <text:s text:c="3"/>0.341100 6.096e-34 3.441e-10.08230.105 <text:s text:c="2"/>50.30210.770.000000 <text:s text:c="9"/>0 0 0 <text:s text:c="9"/>0 0 0 10 <text:s/>1 <text:s/>9 <text:s text:c="7"/>9 <text:s/>2 <text:s/>8 <text:s text:c="5"/>006550 113 6 2 4 0 <text:s text:c="3"/>21.0 <text:s text:c="2"/>19.0</text:p>
      <text:p text:style-name="P1"><text:s/>73 <text:s text:c="3"/>0.341360 3.511e-38 2.209e-17.03550.039 <text:s/>704.51240.720.000000 <text:s text:c="6"/>X <text:s text:c="5"/>0 <text:s text:c="6"/>X <text:s text:c="5"/>0 <text:s text:c="10"/>21.5 Q 22O 23 22.5d65262030 912 9 4 0 <text:s text:c="3"/>44.0 <text:s text:c="2"/>46.0</text:p>
      <text:p text:style-name="P1"><text:s/>61 <text:s text:c="3"/>0.341661 2.241e-38 1.728e-16.05300.068 <text:s/>689.70750.640.000000 <text:s text:c="3"/>0 0 0 0 1A1 <text:s text:c="3"/>0 0 0 0 1A1 <text:s text:c="2"/>11F1 <text:s/>3 <text:s text:c="7"/>11F2 <text:s/>1 <text:s text:c="4"/>534330453738 7 1 0 <text:s text:c="3"/>69.0 <text:s text:c="2"/>69.0</text:p>
      <text:p text:style-name="P1"><text:s/>14 <text:s text:c="3"/>0.342845 6.128e-31 3.617e-09.09350.457 <text:s/>108.92630.780.000000 <text:s text:c="9"/>0 0 0 <text:s text:c="9"/>0 0 0 <text:s/>2 <text:s/>2 <text:s/>0 <text:s text:c="7"/>2 <text:s/>2 <text:s/>1 <text:s text:c="5"/>005540 02227 5 2 0 <text:s text:c="3"/>30.0 <text:s text:c="2"/>30.0</text:p>
      <text:p text:style-name="P1"><text:s/>61 <text:s text:c="3"/>0.344339 6.628e-37 1.305e-14.04000.067 <text:s/>814.64880.630.000000 <text:s text:c="3"/>0 0 0 0 1A1 <text:s text:c="3"/>0 0 0 0 1A1 <text:s text:c="2"/>12E <text:s text:c="2"/>2 <text:s text:c="7"/>12E <text:s text:c="2"/>1 <text:s text:c="4"/>534330453738 7 1 0 <text:s text:c="3"/>50.0 <text:s text:c="2"/>50.0</text:p>
      <text:p text:style-name="P1"><text:s/>62 <text:s text:c="3"/>0.344376 7.293e-39 1.279e-14.03890.060 <text:s/>814.68730.750.000000 <text:s text:c="3"/>0 0 0 0 1A1 <text:s text:c="3"/>0 0 0 0 1A1 <text:s text:c="2"/>12E <text:s text:c="2"/>2 <text:s text:c="7"/>12E <text:s text:c="2"/>1 <text:s text:c="4"/>5323331111 4 1 1 1 <text:s text:c="2"/>100.0 <text:s/>100.0</text:p>
      <text:p text:style-name="P1"><text:s/>73 <text:s text:c="3"/>0.344952 2.535e-40 1.542e-19.03550.039 <text:s/>704.51240.720.000000 <text:s text:c="6"/>X <text:s text:c="5"/>0 <text:s text:c="6"/>X <text:s text:c="5"/>0 <text:s text:c="10"/>22.5 Q 22O 23 22.5d65262030 912 9 4 0 <text:s text:c="3"/>46.0 <text:s text:c="2"/>46.0</text:p>
      <text:p text:style-name="P1"><text:soft-page-break/><text:s/>73 <text:s text:c="3"/>0.345882 1.286e-38 1.172e-17.03540.038 <text:s/>768.47330.720.000000 <text:s text:c="6"/>X <text:s text:c="5"/>0 <text:s text:c="6"/>X <text:s text:c="5"/>0 <text:s text:c="10"/>20.5 Q 23O 24 21.5d65262030 912 9 4 0 <text:s text:c="3"/>42.0 <text:s text:c="2"/>44.0</text:p>
      <text:p text:style-name="P1"><text:s/>61 <text:s text:c="3"/>0.346068 4.998e-38 9.370e-15.04600.061 1417.75280.610.000000 <text:s text:c="3"/>0 0 0 0 1A1 <text:s text:c="3"/>0 0 0 0 1A1 <text:s text:c="2"/>16F1 <text:s/>4 <text:s text:c="7"/>16F2 <text:s/>3 <text:s text:c="4"/>534330453738 7 1 0 <text:s text:c="3"/>99.0 <text:s text:c="2"/>99.0</text:p>
      <text:p text:style-name="P1"><text:s/>61 <text:s text:c="3"/>0.347471 2.587e-40 6.394e-16.06200.078 1755.80220.700.000000 <text:s text:c="3"/>0 1 0 0 1E <text:s text:c="4"/>0 1 0 0 1E <text:s text:c="4"/>6F2 <text:s/>7 <text:s text:c="8"/>6F1 <text:s/>6 <text:s text:c="4"/>534330453738 7 1 0 <text:s text:c="3"/>39.0 <text:s text:c="2"/>39.0</text:p>
      <text:p text:style-name="P1"><text:s/>73 <text:s text:c="3"/>0.348312 3.561e-38 2.187e-17.03550.039 <text:s/>704.50900.720.000000 <text:s text:c="6"/>X <text:s text:c="5"/>0 <text:s text:c="6"/>X <text:s text:c="5"/>0 <text:s text:c="10"/>22.5 Q 22O 23 23.5d65262030 912 9 4 0 <text:s text:c="3"/>46.0 <text:s text:c="2"/>48.0</text:p>
      <text:p text:style-name="P1"><text:s/>15 <text:s text:c="3"/>0.348861 1.313e-33 3.983e-09.09350.457 <text:s/>107.63050.780.000000 <text:s text:c="9"/>0 0 0 <text:s text:c="9"/>0 0 0 <text:s/>2 <text:s/>2 <text:s/>0 <text:s text:c="7"/>2 <text:s/>2 <text:s/>1 <text:s text:c="5"/>605540322027 5 2 0 <text:s text:c="3"/>30.0 <text:s text:c="2"/>30.0</text:p>
      <text:p text:style-name="P1"><text:s/>61 <text:s text:c="3"/>0.349418 9.675e-37 4.354e-14.04700.065 1095.63200.620.000000 <text:s text:c="3"/>0 0 0 0 1A1 <text:s text:c="3"/>0 0 0 0 1A1 <text:s text:c="2"/>14F2 <text:s/>3 <text:s text:c="7"/>14F1 <text:s/>1 <text:s text:c="4"/>534330453738 7 1 0 <text:s text:c="3"/>87.0 <text:s text:c="2"/>87.0</text:p>
      <text:p text:style-name="P1"><text:s/>62 <text:s text:c="3"/>0.349466 1.064e-38 4.264e-14.04460.066 1095.68400.750.000000 <text:s text:c="3"/>0 0 0 0 1A1 <text:s text:c="3"/>0 0 0 0 1A1 <text:s text:c="2"/>14F2 <text:s/>3 <text:s text:c="7"/>14F1 <text:s/>1 <text:s text:c="4"/>5323331111 4 1 1 1 <text:s text:c="2"/>174.0 <text:s/>174.0</text:p>
      <text:p text:style-name="P1"><text:s/>61 <text:s text:c="3"/>0.350832 5.892e-37 1.410e-14.04800.065 <text:s/>950.13640.620.000000 <text:s text:c="3"/>0 0 0 0 1A1 <text:s text:c="3"/>0 0 0 0 1A1 <text:s text:c="2"/>13F2 <text:s/>3 <text:s text:c="7"/>13F1 <text:s/>2 <text:s text:c="4"/>534330453738 7 1 0 <text:s text:c="3"/>81.0 <text:s text:c="2"/>81.0</text:p>
      <text:p text:style-name="P1"><text:s/>62 <text:s text:c="3"/>0.351013 6.477e-39 1.380e-14.04850.071 <text:s/>950.18140.750.000000 <text:s text:c="3"/>0 0 0 0 1A1 <text:s text:c="3"/>0 0 0 0 1A1 <text:s text:c="2"/>13F2 <text:s/>3 <text:s text:c="7"/>13F1 <text:s/>2 <text:s text:c="4"/>5323331111 4 1 1 1 <text:s text:c="2"/>162.0 <text:s/>162.0</text:p>
      <text:p text:style-name="P1"><text:s/>73 <text:s text:c="3"/>0.352088 1.532e-40 9.115e-20.03550.039 <text:s/>704.50900.720.000000 <text:s text:c="6"/>X <text:s text:c="5"/>0 <text:s text:c="6"/>X <text:s text:c="5"/>0 <text:s text:c="10"/>23.5 Q 22O 23 23.5d65262030 912 9 4 0 <text:s text:c="3"/>48.0 <text:s text:c="2"/>48.0</text:p>
      <text:p text:style-name="P1"><text:s/>73 <text:s text:c="3"/>0.352244 2.335e-38 2.068e-17.03540.038 <text:s/>768.47020.720.000000 <text:s text:c="6"/>X <text:s text:c="5"/>0 <text:s text:c="6"/>X <text:s text:c="5"/>0 <text:s text:c="10"/>21.5 Q 23O 24 22.5d65262030 912 9 4 0 <text:s text:c="3"/>44.0 <text:s text:c="2"/>46.0</text:p>
      <text:p text:style-name="P1"><text:s/>61 <text:s text:c="3"/>0.353308 2.241e-38 2.221e-14.04500.059 1779.63110.600.000000 <text:s text:c="3"/>0 0 0 0 1A1 <text:s text:c="3"/>0 0 0 0 1A1 <text:s text:c="2"/>18F2 <text:s/>3 <text:s text:c="7"/>18F1 <text:s/>2 <text:s text:c="4"/>534330453738 7 1 0 <text:s text:c="2"/>111.0 <text:s/>111.0</text:p>
      <text:p text:style-name="P1"><text:s/>61 <text:s text:c="3"/>0.353821 1.913e-40 2.379e-13.06500.077 2997.63350.720.000000 <text:s text:c="3"/>0 1 0 1 1F1 <text:s text:c="3"/>0 1 0 1 1F1 <text:s text:c="3"/>5F1 14 <text:s text:c="8"/>5F2 13 <text:s text:c="4"/>434330453638 7 1 0 <text:s text:c="3"/>33.0 <text:s text:c="2"/>33.0</text:p>
      <text:p text:style-name="P1"><text:s/>31 <text:s text:c="3"/>0.354000 4.346e-35 7.935e-11.07000.096 <text:s/>534.74910.820.000000 <text:s text:c="9"/>0 0 0 <text:s text:c="9"/>0 0 0 35 <text:s/>2 34 <text:s text:c="6"/>34 <text:s/>3 31 <text:s text:c="5"/>006550 113 6 2 4 0 <text:s text:c="3"/>71.0 <text:s text:c="2"/>69.0</text:p>
      <text:p text:style-name="P1"><text:s/>61 <text:s text:c="3"/>0.355325 4.214e-38 1.797e-14.04600.060 1593.52290.610.000000 <text:s text:c="3"/>0 0 0 0 1A1 <text:s text:c="3"/>0 0 0 0 1A1 <text:s text:c="2"/>17F2 <text:s/>3 <text:s text:c="7"/>17F1 <text:s/>3 <text:s text:c="4"/>534330453738 7 1 0 <text:s text:c="2"/>105.0 <text:s/>105.0</text:p>
      <text:p text:style-name="P1"><text:s/>73 <text:s text:c="3"/>0.355569 2.539e-38 1.525e-17.03550.039 <text:s/>704.50550.720.000000 <text:s text:c="6"/>X <text:s text:c="5"/>0 <text:s text:c="6"/>X <text:s text:c="5"/>0 <text:s text:c="10"/>23.5 Q 22O 23 24.5d65262030 912 9 4 0 <text:s text:c="3"/>48.0 <text:s text:c="2"/>50.0</text:p>
      <text:p text:style-name="P1"><text:s/>73 <text:s text:c="3"/>0.355654 1.817e-40 1.554e-19.03540.038 <text:s/>768.47020.720.000000 <text:s text:c="6"/>X <text:s text:c="5"/>0 <text:s text:c="6"/>X <text:s text:c="5"/>0 <text:s text:c="10"/>22.5 Q 23O 24 22.5d65262030 912 9 4 0 <text:s text:c="3"/>46.0 <text:s text:c="2"/>46.0</text:p>
      <text:p text:style-name="P1"><text:s/>31 <text:s text:c="3"/>0.357100 3.924e-36 3.420e-10.07730.103 1182.73000.780.000000 <text:s text:c="9"/>0 0 1 <text:s text:c="9"/>0 0 1 17 <text:s/>2 15 <text:s text:c="6"/>16 <text:s/>3 14 <text:s text:c="5"/>006550 113 6 2 4 0 <text:s text:c="3"/>35.0 <text:s text:c="2"/>33.0</text:p>
      <text:p text:style-name="P1"><text:s/>61 <text:s text:c="3"/>0.358149 1.916e-38 3.957e-12.06000.078 2689.50440.720.000000 <text:s text:c="3"/>0 0 0 2 1A1 <text:s text:c="3"/>0 0 0 2 1F2 <text:s text:c="3"/>4A1 <text:s/>1 <text:s text:c="8"/>4A2 <text:s/>1 <text:s text:c="4"/>134330453638 7 1 0 <text:s text:c="3"/>45.0 <text:s text:c="2"/>45.0</text:p>
      <text:p text:style-name="P1"><text:s/>73 <text:s text:c="3"/>0.358897 2.978e-38 2.571e-17.03540.038 <text:s/>768.46690.720.000000 <text:s text:c="6"/>X <text:s text:c="5"/>0 <text:s text:c="6"/>X <text:s text:c="5"/>0 <text:s text:c="10"/>22.5 Q 23O 24 23.5d65262030 912 9 4 0 <text:s text:c="3"/>46.0 <text:s text:c="2"/>48.0</text:p>
      <text:p text:style-name="P1"><text:s/>61 <text:s text:c="3"/>0.360157 7.917e-37 1.087e-14.04800.067 <text:s/>814.64790.630.000000 <text:s text:c="3"/>0 0 0 0 1A1 <text:s text:c="3"/>0 0 0 0 1A1 <text:s text:c="2"/>12F2 <text:s/>2 <text:s text:c="7"/>12F1 <text:s/>1 <text:s text:c="4"/>534330453738 7 1 0 <text:s text:c="3"/>75.0 <text:s text:c="2"/>75.0</text:p>
      <text:p text:style-name="P1"><text:s/>62 <text:s text:c="3"/>0.360260 8.704e-39 1.064e-14.04850.070 <text:s/>814.68640.750.000000 <text:s text:c="3"/>0 0 0 0 1A1 <text:s text:c="3"/>0 0 0 0 1A1 <text:s text:c="2"/>12F2 <text:s/>2 <text:s text:c="7"/>12F1 <text:s/>1 <text:s text:c="4"/>5323331111 4 1 1 1 <text:s text:c="2"/>150.0 <text:s/>150.0</text:p>
      <text:p text:style-name="P1"><text:s/>73 <text:s text:c="3"/>0.362481 1.968e-40 1.644e-19.03540.038 <text:s/>768.46690.720.000000 <text:s text:c="6"/>X <text:s text:c="5"/>0 <text:s text:c="6"/>X <text:s text:c="5"/>0 <text:s text:c="10"/>23.5 Q 23O 24 23.5d65262030 912 9 4 0 <text:s text:c="3"/>48.0 <text:s text:c="2"/>48.0</text:p>
      <text:p text:style-name="P1"><text:s/>73 <text:s text:c="3"/>0.363305 1.080e-38 1.365e-17.03530.037 <text:s/>835.18840.720.000000 <text:s text:c="6"/>X <text:s text:c="5"/>0 <text:s text:c="6"/>X <text:s text:c="5"/>0 <text:s text:c="10"/>21.5 Q 24O 25 22.5d65262030 912 9 4 0 <text:s text:c="3"/>44.0 <text:s text:c="2"/>46.0</text:p>
      <text:p text:style-name="P1"><text:s/>73 <text:s text:c="3"/>0.365842 3.003e-38 2.533e-17.03540.038 <text:s/>768.46360.720.000000 <text:s text:c="6"/>X <text:s text:c="5"/>0 <text:s text:c="6"/>X <text:s text:c="5"/>0 <text:s text:c="10"/>23.5 Q 23O 24 24.5d65262030 912 9 4 0 <text:s text:c="3"/>48.0 <text:s text:c="2"/>50.0</text:p>
      <text:p text:style-name="P1"><text:s/>61 <text:s text:c="3"/>0.368901 4.291e-40 1.159e-15.06500.083 1565.11540.700.000000 <text:s text:c="3"/>0 1 0 0 1E <text:s text:c="4"/>0 1 0 0 1E <text:s text:c="4"/>2F1 <text:s/>3 <text:s text:c="8"/>2F2 <text:s/>3 <text:s text:c="4"/>534330453738 7 1 0 <text:s text:c="3"/>15.0 <text:s text:c="2"/>15.0</text:p>
      <text:p text:style-name="P1"><text:s/>31 <text:s text:c="3"/>0.369300 6.634e-34 7.704e-10.08780.106 <text:s text:c="3"/>8.02170.760.000000 <text:s text:c="9"/>0 0 0 <text:s text:c="9"/>0 0 0 <text:s/>4 <text:s/>0 <text:s/>4 <text:s text:c="7"/>3 <text:s/>1 <text:s/>3 <text:s text:c="5"/>006550 113 6 2 4 0 <text:s text:c="4"/>9.0 <text:s text:c="3"/>7.0</text:p>
      <text:p text:style-name="P1"><text:s/>73 <text:s text:c="3"/>0.369602 1.185e-40 9.693e-20.03540.038 <text:s/>768.46360.720.000000 <text:s text:c="6"/>X <text:s text:c="5"/>0 <text:s text:c="6"/>X <text:s text:c="5"/>0 <text:s text:c="10"/>24.5 Q 23O 24 24.5d65262030 912 9 4 0 <text:s text:c="3"/>50.0 <text:s text:c="2"/>50.0</text:p>
      <text:p text:style-name="P1"><text:s/>73 <text:s text:c="3"/>0.369684 1.950e-38 2.399e-17.03530.037 <text:s/>835.18520.720.000000 <text:s text:c="6"/>X <text:s text:c="5"/>0 <text:s text:c="6"/>X <text:s text:c="5"/>0 <text:s text:c="10"/>22.5 Q 24O 25 23.5d65262030 912 9 4 0 <text:s text:c="3"/>46.0 <text:s text:c="2"/>48.0</text:p>
      <text:p text:style-name="P1"><text:s/>61 <text:s text:c="3"/>0.372442 1.153e-40 8.753e-13.05300.073 3492.23580.650.000000 <text:s text:c="3"/>1 0 0 0 1A1 <text:s text:c="3"/>0 0 1 0 1F2 <text:s text:c="2"/>10F2 34 <text:s text:c="8"/>9F1 38 <text:s text:c="4"/>334330453638 7 1 0 <text:s text:c="3"/>63.0 <text:s text:c="2"/>57.0</text:p>
      <text:p text:style-name="P1"><text:s/>73 <text:s text:c="3"/>0.373078 2.128e-38 1.757e-17.03540.038 <text:s/>768.46010.720.000000 <text:s text:c="6"/>X <text:s text:c="5"/>0 <text:s text:c="6"/>X <text:s text:c="5"/>0 <text:s text:c="10"/>24.5 Q 23O 24 25.5d65262030 912 9 4 0 <text:s text:c="3"/>50.0 <text:s text:c="2"/>52.0</text:p>
      <text:p text:style-name="P1"><text:s/>73 <text:s text:c="3"/>0.373092 1.392e-40 1.655e-19.03530.037 <text:s/>835.18520.720.000000 <text:s text:c="6"/>X <text:s text:c="5"/>0 <text:s text:c="6"/>X <text:s text:c="5"/>0 <text:s text:c="10"/>23.5 Q 24O 25 23.5d65262030 912 9 4 0 <text:s text:c="3"/>48.0 <text:s text:c="2"/>48.0</text:p>
      <text:p text:style-name="P1"><text:s/>61 <text:s text:c="3"/>0.375623 4.471e-37 1.718e-14.04000.065 <text:s/>950.12930.620.000000 <text:s text:c="3"/>0 0 0 0 1A1 <text:s text:c="3"/>0 0 0 0 1A1 <text:s text:c="2"/>13E <text:s text:c="2"/>2 <text:s text:c="7"/>13E <text:s text:c="2"/>1 <text:s text:c="4"/>534330453738 7 1 0 <text:s text:c="3"/>54.0 <text:s text:c="2"/>54.0</text:p>
      <text:p text:style-name="P1"><text:s/>62 <text:s text:c="3"/>0.375777 4.913e-39 1.682e-14.03890.061 <text:s/>950.17430.750.000000 <text:s text:c="3"/>0 0 0 0 1A1 <text:s text:c="3"/>0 0 0 0 1A1 <text:s text:c="2"/>13E <text:s text:c="2"/>2 <text:s text:c="7"/>13E <text:s text:c="2"/>1 <text:s text:c="4"/>5323331111 4 1 1 1 <text:s text:c="2"/>108.0 <text:s/>108.0</text:p>
      <text:p text:style-name="P1"><text:s/>73 <text:s text:c="3"/>0.376342 2.475e-38 2.969e-17.03530.037 <text:s/>835.18200.720.000000 <text:s text:c="6"/>X <text:s text:c="5"/>0 <text:s text:c="6"/>X <text:s text:c="5"/>0 <text:s text:c="10"/>23.5 Q 24O 25 24.5d65262030 912 9 4 0 <text:s text:c="3"/>48.0 <text:s text:c="2"/>50.0</text:p>
      <text:p text:style-name="P1"><text:s/>11 <text:s text:c="3"/>0.377306 1.147e-38 2.114e-11.06170.352 4563.98930.57-.000844 <text:s text:c="9"/>0 2 0 <text:s text:c="9"/>1 0 0 <text:s/>8 <text:s/>5 <text:s/>3 <text:s text:c="7"/>7 <text:s/>4 <text:s/>4 <text:s text:c="5"/>4342434432257122 7 <text:s text:c="3"/>17.0 <text:s text:c="2"/>15.0</text:p>
      <text:p text:style-name="P1"><text:s/>73 <text:s text:c="3"/>0.379918 1.502e-40 1.747e-19.03530.037 <text:s/>835.18200.720.000000 <text:s text:c="6"/>X <text:s text:c="5"/>0 <text:s text:c="6"/>X <text:s text:c="5"/>0 <text:s text:c="10"/>24.5 Q 24O 25 24.5d65262030 912 9 4 0 <text:s text:c="3"/>50.0 <text:s text:c="2"/>50.0</text:p>
      <text:p text:style-name="P1"><text:s/>61 <text:s text:c="3"/>0.380152 6.137e-39 3.000e-16.04700.065 1095.25180.620.000000 <text:s text:c="3"/>0 0 0 0 1A1 <text:s text:c="3"/>0 0 0 0 1A1 <text:s text:c="2"/>14F1 <text:s/>1 <text:s text:c="7"/>14F2 <text:s/>1 <text:s text:c="4"/>534330453738 7 1 0 <text:s text:c="3"/>87.0 <text:s text:c="2"/>87.0</text:p>
      <text:p text:style-name="P1"><text:s/>73 <text:s text:c="3"/>0.380648 8.887e-39 1.578e-17.03520.037 <text:s/>904.66130.720.000000 <text:s text:c="6"/>X <text:s text:c="5"/>0 <text:s text:c="6"/>X <text:s text:c="5"/>0 <text:s text:c="10"/>22.5 Q 25O 26 23.5d65262030 912 9 4 0 <text:s text:c="3"/>46.0 <text:s text:c="2"/>48.0</text:p>
      <text:p text:style-name="P1"><text:s/>61 <text:s text:c="3"/>0.380998 3.252e-37 3.187e-14.04700.063 1251.64660.620.000000 <text:s text:c="3"/>0 0 0 0 1A1 <text:s text:c="3"/>0 0 0 0 1A1 <text:s text:c="2"/>15F1 <text:s/>4 <text:s text:c="7"/>15F2 <text:s/>3 <text:s text:c="4"/>534330453738 7 1 0 <text:s text:c="3"/>93.0 <text:s text:c="2"/>93.0</text:p>
      <text:p text:style-name="P1"><text:s/>62 <text:s text:c="3"/>0.381148 3.570e-39 3.116e-14.04460.067 1251.70620.750.000000 <text:s text:c="3"/>0 0 0 0 1A1 <text:s text:c="3"/>0 0 0 0 1A1 <text:s text:c="2"/>15F1 <text:s/>4 <text:s text:c="7"/>15F2 <text:s/>3 <text:s text:c="4"/>5323331111 4 1 1 1 <text:s text:c="2"/>186.0 <text:s/>186.0</text:p>
      <text:p text:style-name="P1"><text:s/>73 <text:s text:c="3"/>0.383280 2.483e-38 2.913e-17.03530.037 <text:s/>835.17860.720.000000 <text:s text:c="6"/>X <text:s text:c="5"/>0 <text:s text:c="6"/>X <text:s text:c="5"/>0 <text:s text:c="10"/>24.5 Q 24O 25 25.5d65262030 912 9 4 0 <text:s text:c="3"/>50.0 <text:s text:c="2"/>52.0</text:p>
      <text:p text:style-name="P1"><text:s/>73 <text:s text:c="3"/>0.387043 1.597e-38 2.762e-17.03520.037 <text:s/>904.65810.720.000000 <text:s text:c="6"/>X <text:s text:c="5"/>0 <text:s text:c="6"/>X <text:s text:c="5"/>0 <text:s text:c="10"/>23.5 Q 25O 26 24.5d65262030 912 9 4 0 <text:s text:c="3"/>48.0 <text:s text:c="2"/>50.0</text:p>
      <text:p text:style-name="P1"><text:s/>14 <text:s text:c="3"/>0.387517 1.220e-33 1.309e-11.09200.415 <text:s/>403.16160.590.000000 <text:s text:c="9"/>0 0 0 <text:s text:c="9"/>0 0 0 <text:s/>6 <text:s/>2 <text:s/>4 <text:s text:c="7"/>7 <text:s/>0 <text:s/>7 <text:s text:c="5"/>005540 02227 5 2 0 <text:s text:c="3"/>78.0 <text:s text:c="2"/>90.0</text:p>
      <text:p text:style-name="P1"><text:s/>61 <text:s text:c="3"/>0.387817 1.615e-39 8.868e-13.05600.074 2900.02220.690.000000 <text:s text:c="3"/>0 0 0 2 1F2 <text:s text:c="3"/>0 0 0 2 1F2 <text:s text:c="3"/>8F2 <text:s/>1 <text:s text:c="8"/>8F1 <text:s/>1 <text:s text:c="4"/>434330453638 7 1 0 <text:s text:c="3"/>51.0 <text:s text:c="2"/>51.0</text:p>
      <text:p text:style-name="P1"><text:s/>11 <text:s text:c="3"/>0.388373 4.395e-37 1.722e-10.08590.391 4149.89890.670.006300 <text:s text:c="9"/>1 0 0 <text:s text:c="9"/>0 0 1 <text:s/>5 <text:s/>3 <text:s/>3 <text:s text:c="7"/>5 <text:s/>1 <text:s/>4 <text:s text:c="5"/>4442434432257122 7 <text:s text:c="3"/>11.0 <text:s text:c="2"/>11.0</text:p>
      <text:p text:style-name="P1"><text:s/>73 <text:s text:c="3"/>0.390450 1.048e-40 1.756e-19.03520.037 <text:s/>904.65810.720.000000 <text:s text:c="6"/>X <text:s text:c="5"/>0 <text:s text:c="6"/>X <text:s text:c="5"/>0 <text:s text:c="10"/>24.5 Q 25O 26 24.5d65262030 912 9 4 0 <text:s text:c="3"/>50.0 <text:s text:c="2"/>50.0</text:p>
      <text:p text:style-name="P1"><text:s/>61 <text:s text:c="3"/>0.390472 3.640e-38 7.677e-15.04600.061 1417.12920.610.000000 <text:s text:c="3"/>0 0 0 0 1A1 <text:s text:c="3"/>0 0 0 0 1A1 <text:s text:c="2"/>16F2 <text:s/>2 <text:s text:c="7"/>16F1 <text:s/>2 <text:s text:c="4"/>534330453738 7 1 0 <text:s text:c="3"/>99.0 <text:s text:c="2"/>99.0</text:p>
      <text:p text:style-name="P1"><text:s/>73 <text:s text:c="3"/>0.390498 1.750e-38 2.011e-17.03530.037 <text:s/>835.17520.720.000000 <text:s text:c="6"/>X <text:s text:c="5"/>0 <text:s text:c="6"/>X <text:s text:c="5"/>0 <text:s text:c="10"/>25.5 Q 24O 25 26.5d65262030 912 9 4 0 <text:s text:c="3"/>52.0 <text:s text:c="2"/>54.0</text:p>
      <text:p text:style-name="P1"><text:s/>73 <text:s text:c="3"/>0.393706 2.017e-38 3.407e-17.03520.037 <text:s/>904.65490.720.000000 <text:s text:c="6"/>X <text:s text:c="5"/>0 <text:s text:c="6"/>X <text:s text:c="5"/>0 <text:s text:c="10"/>24.5 Q 25O 26 25.5d65262030 912 9 4 0 <text:s text:c="3"/>50.0 <text:s text:c="2"/>52.0</text:p>
      <text:p text:style-name="P1"><text:s/>61 <text:s text:c="3"/>0.394124 1.142e-38 7.533e-14.05600.073 2009.97640.650.000000 <text:s text:c="3"/>0 1 0 0 1E <text:s text:c="4"/>0 1 0 0 1E <text:s text:c="4"/>9F2 10 <text:s text:c="8"/>9F1 10 <text:s text:c="4"/>534330453738 7 1 0 <text:s text:c="3"/>57.0 <text:s text:c="2"/>57.0</text:p>
      <text:p text:style-name="P1"><text:s/>61 <text:s text:c="3"/>0.395326 1.614e-37 1.972e-13.05600.074 1639.50870.690.000000 <text:s text:c="3"/>0 0 0 1 1F2 <text:s text:c="3"/>0 0 0 1 1F2 <text:s text:c="3"/>8F1 <text:s/>1 <text:s text:c="8"/>8F2 <text:s/>1 <text:s text:c="4"/>534330453738 7 1 0 <text:s text:c="3"/>51.0 <text:s text:c="2"/>51.0</text:p>
      <text:p text:style-name="P1"><text:s/>61 <text:s text:c="3"/>0.396002 4.269e-40 1.334e-12.06500.078 3122.58960.720.000000 <text:s text:c="3"/>0 0 1 0 1F2 <text:s text:c="3"/>0 0 1 0 1F2 <text:s text:c="3"/>4F1 16 <text:s text:c="8"/>4F2 17 <text:s text:c="4"/>434330453638 7 1 0 <text:s text:c="3"/>27.0 <text:s text:c="2"/>27.0</text:p>
      <text:p text:style-name="P1"><text:s/>73 <text:s text:c="3"/>0.397274 1.128e-40 1.848e-19.03520.037 <text:s/>904.65490.720.000000 <text:s text:c="6"/>X <text:s text:c="5"/>0 <text:s text:c="6"/>X <text:s text:c="5"/>0 <text:s text:c="10"/>25.5 Q 25O 26 25.5d65262030 912 9 4 0 <text:s text:c="3"/>52.0 <text:s text:c="2"/>52.0</text:p>
      <text:p text:style-name="P1"><text:s/>73 <text:s text:c="3"/>0.397921 7.167e-39 1.811e-17.03510.036 <text:s/>976.88930.720.000000 <text:s text:c="6"/>X <text:s text:c="5"/>0 <text:s text:c="6"/>X <text:s text:c="5"/>0 <text:s text:c="10"/>23.5 Q 26O 27 24.5d65252030 912 9 4 0 <text:s text:c="3"/>48.0 <text:s text:c="2"/>50.0</text:p>
      <text:p text:style-name="P1"><text:s/>11 <text:s text:c="3"/>0.400572 3.316e-31 1.009e-09.08740.434 1907.61580.65-.003100 <text:s text:c="9"/>0 1 0 <text:s text:c="9"/>0 1 0 <text:s/>4 <text:s/>2 <text:s/>3 <text:s text:c="7"/>3 <text:s/>3 <text:s/>0 <text:s text:c="5"/>5546633321287120 8 <text:s text:c="3"/>27.0 <text:s text:c="2"/>21.0</text:p>
      <text:p text:style-name="P1"><text:s/>73 <text:s text:c="3"/>0.400637 2.012e-38 3.326e-17.03520.037 <text:s/>904.65150.720.000000 <text:s text:c="6"/>X <text:s text:c="5"/>0 <text:s text:c="6"/>X <text:s text:c="5"/>0 <text:s text:c="10"/>25.5 Q 25O 26 26.5d65262030 912 9 4 0 <text:s text:c="3"/>52.0 <text:s text:c="2"/>54.0</text:p>
      <text:p text:style-name="P1"><text:s/>61 <text:s text:c="3"/>0.401629 4.146e-40 2.586e-12.05600.074 3392.79350.690.000000 <text:s text:c="3"/>0 0 1 0 1F2 <text:s text:c="3"/>0 0 1 0 1F2 <text:s text:c="3"/>8F1 31 <text:s text:c="8"/>8F2 32 <text:s text:c="4"/>434330453638 7 1 0 <text:s text:c="3"/>51.0 <text:s text:c="2"/>51.0</text:p>
      <text:p text:style-name="P1"><text:s/>61 <text:s text:c="3"/>0.401701 1.588e-39 5.658e-13.06500.077 2714.28270.720.000000 <text:s text:c="3"/>0 0 0 2 1F2 <text:s text:c="3"/>0 0 0 2 1F2 <text:s text:c="3"/>5F1 <text:s/>1 <text:s text:c="8"/>5F2 <text:s/>1 <text:s text:c="4"/>434330453638 7 1 0 <text:s text:c="3"/>33.0 <text:s text:c="2"/>33.0</text:p>
      <text:p text:style-name="P1"><text:s/>61 <text:s text:c="3"/>0.403457 2.015e-40 3.696e-13.06200.078 3084.90620.700.000000 <text:s text:c="3"/>0 1 0 1 1F1 <text:s text:c="3"/>0 1 0 1 1F1 <text:s text:c="3"/>6F2 17 <text:s text:c="8"/>6F1 16 <text:s text:c="4"/>434330453638 7 1 0 <text:s text:c="3"/>39.0 <text:s text:c="2"/>39.0</text:p>
      <text:p text:style-name="P1"><text:s/>73 <text:s text:c="3"/>0.404330 1.281e-38 3.158e-17.03510.036 <text:s/>976.88620.720.000000 <text:s text:c="6"/>X <text:s text:c="5"/>0 <text:s text:c="6"/>X <text:s text:c="5"/>0 <text:s text:c="10"/>24.5 Q 26O 27 25.5d65252030 912 9 4 0 <text:s text:c="3"/>50.0 <text:s text:c="2"/>52.0</text:p>
      <text:p text:style-name="P1"><text:soft-page-break/><text:s/>61 <text:s text:c="3"/>0.405415 6.793e-39 1.172e-14.05600.073 1728.19010.650.000000 <text:s text:c="3"/>0 0 0 1 1F2 <text:s text:c="3"/>0 0 0 1 1F2 <text:s text:c="3"/>9F1 <text:s/>2 <text:s text:c="8"/>9F2 <text:s/>1 <text:s text:c="4"/>534330453738 7 1 0 <text:s text:c="3"/>57.0 <text:s text:c="2"/>57.0</text:p>
      <text:p text:style-name="P1"><text:s/>73 <text:s text:c="3"/>0.407838 1.411e-38 2.287e-17.03520.037 <text:s/>904.64810.720.000000 <text:s text:c="6"/>X <text:s text:c="5"/>0 <text:s text:c="6"/>X <text:s text:c="5"/>0 <text:s text:c="10"/>26.5 Q 25O 26 27.5d65262030 912 9 4 0 <text:s text:c="3"/>54.0 <text:s text:c="2"/>56.0</text:p>
      <text:p text:style-name="P1"><text:s/>61 <text:s text:c="3"/>0.408394 4.083e-38 1.154e-13.04500.058 1976.24190.600.000000 <text:s text:c="3"/>0 0 0 0 1A1 <text:s text:c="3"/>0 0 0 0 1A1 <text:s text:c="2"/>19F2 <text:s/>4 <text:s text:c="7"/>19F1 <text:s/>3 <text:s text:c="4"/>534330453738 7 1 0 <text:s text:c="2"/>117.0 <text:s/>117.0</text:p>
      <text:p text:style-name="P1"><text:s/>73 <text:s text:c="3"/>0.410998 1.611e-38 3.882e-17.03510.036 <text:s/>976.88290.720.000000 <text:s text:c="6"/>X <text:s text:c="5"/>0 <text:s text:c="6"/>X <text:s text:c="5"/>0 <text:s text:c="10"/>25.5 Q 26O 27 26.5d65252030 912 9 4 0 <text:s text:c="3"/>52.0 <text:s text:c="2"/>54.0</text:p>
      <text:p text:style-name="P1"><text:s/>73 <text:s text:c="3"/>0.415132 5.668e-39 2.065e-17.03500.036 1051.86960.720.000000 <text:s text:c="6"/>X <text:s text:c="5"/>0 <text:s text:c="6"/>X <text:s text:c="5"/>0 <text:s text:c="10"/>24.5 Q 27O 28 25.5d65252030 912 9 4 0 <text:s text:c="3"/>50.0 <text:s text:c="2"/>52.0</text:p>
      <text:p text:style-name="P1"><text:s/>11 <text:s text:c="3"/>0.416028 2.758e-35 3.183e-10.03470.208 3623.76320.380.009500 <text:s text:c="9"/>0 0 0 <text:s text:c="9"/>0 0 0 15 <text:s/>7 <text:s/>9 <text:s text:c="6"/>16 <text:s/>4 12 <text:s text:c="5"/>34424344323171 511 <text:s text:c="3"/>31.0 <text:s text:c="2"/>33.0</text:p>
      <text:p text:style-name="P1"><text:s/>61 <text:s text:c="3"/>0.417522 1.919e-40 2.654e-13.06200.078 3019.67110.700.000000 <text:s text:c="3"/>0 1 0 1 1F2 <text:s text:c="3"/>0 1 0 1 1F2 <text:s text:c="3"/>6F2 12 <text:s text:c="8"/>6F1 10 <text:s text:c="4"/>434330453638 7 1 0 <text:s text:c="3"/>39.0 <text:s text:c="2"/>39.0</text:p>
      <text:p text:style-name="P1"><text:s/>73 <text:s text:c="3"/>0.417923 1.601e-38 3.776e-17.03510.036 <text:s/>976.87950.720.000000 <text:s text:c="6"/>X <text:s text:c="5"/>0 <text:s text:c="6"/>X <text:s text:c="5"/>0 <text:s text:c="10"/>26.5 Q 26O 27 27.5d65252030 912 9 4 0 <text:s text:c="3"/>54.0 <text:s text:c="2"/>56.0</text:p>
      <text:p text:style-name="P1"><text:s/>31 <text:s text:c="3"/>0.420100 4.116e-36 4.711e-10.07540.102 1227.58300.780.000000 <text:s text:c="9"/>0 0 1 <text:s text:c="9"/>0 0 1 19 <text:s/>3 16 <text:s text:c="6"/>20 <text:s/>2 19 <text:s text:c="5"/>006550 113 6 2 4 0 <text:s text:c="3"/>39.0 <text:s text:c="2"/>41.0</text:p>
      <text:p text:style-name="P1"><text:s/>73 <text:s text:c="3"/>0.421555 1.009e-38 3.591e-17.03500.036 1051.86640.720.000000 <text:s text:c="6"/>X <text:s text:c="5"/>0 <text:s text:c="6"/>X <text:s text:c="5"/>0 <text:s text:c="10"/>25.5 Q 27O 28 26.5d65252030 912 9 4 0 <text:s text:c="3"/>52.0 <text:s text:c="2"/>54.0</text:p>
      <text:p text:style-name="P1"><text:s/>73 <text:s text:c="3"/>0.425108 1.118e-38 2.587e-17.03510.036 <text:s/>976.87610.720.000000 <text:s text:c="6"/>X <text:s text:c="5"/>0 <text:s text:c="6"/>X <text:s text:c="5"/>0 <text:s text:c="10"/>27.5 Q 26O 27 28.5d65252030 912 9 4 0 <text:s text:c="3"/>56.0 <text:s text:c="2"/>58.0</text:p>
      <text:p text:style-name="P1"><text:s/>73 <text:s text:c="3"/>0.428226 1.264e-38 4.398e-17.03500.036 1051.86320.720.000000 <text:s text:c="6"/>X <text:s text:c="5"/>0 <text:s text:c="6"/>X <text:s text:c="5"/>0 <text:s text:c="10"/>26.5 Q 27O 28 27.5d65252030 912 9 4 0 <text:s text:c="3"/>54.0 <text:s text:c="2"/>56.0</text:p>
      <text:p text:style-name="P1"><text:s/>73 <text:s text:c="3"/>0.432287 4.399e-39 2.342e-17.03490.036 1129.59920.720.000000 <text:s text:c="6"/>X <text:s text:c="5"/>0 <text:s text:c="6"/>X <text:s text:c="5"/>0 <text:s text:c="10"/>25.5 Q 28O 29 26.5d65252030 912 9 4 0 <text:s text:c="3"/>52.0 <text:s text:c="2"/>54.0</text:p>
      <text:p text:style-name="P1"><text:s/>61 <text:s text:c="3"/>0.432320 5.513e-40 8.902e-13.06500.079 2917.04170.730.000000 <text:s text:c="3"/>0 1 0 1 1F1 <text:s text:c="3"/>0 1 0 1 1F1 <text:s text:c="3"/>3F2 <text:s/>9 <text:s text:c="8"/>3F1 11 <text:s text:c="4"/>434330453638 7 1 0 <text:s text:c="3"/>21.0 <text:s text:c="2"/>21.0</text:p>
      <text:p text:style-name="P1"><text:s/>61 <text:s text:c="3"/>0.432873 1.325e-40 1.169e-12.05300.073 3492.15010.650.000000 <text:s text:c="3"/>1 0 0 0 1A1 <text:s text:c="3"/>0 0 1 0 1F2 <text:s text:c="2"/>10F1 32 <text:s text:c="8"/>9F2 37 <text:s text:c="4"/>334330453638 7 1 0 <text:s text:c="3"/>63.0 <text:s text:c="2"/>57.0</text:p>
      <text:p text:style-name="P1"><text:s/>73 <text:s text:c="3"/>0.435146 1.250e-38 4.263e-17.03500.036 1051.85980.720.000000 <text:s text:c="6"/>X <text:s text:c="5"/>0 <text:s text:c="6"/>X <text:s text:c="5"/>0 <text:s text:c="10"/>27.5 Q 27O 28 28.5d65252030 912 9 4 0 <text:s text:c="3"/>56.0 <text:s text:c="2"/>58.0</text:p>
      <text:p text:style-name="P1"><text:s/>61 <text:s text:c="3"/>0.435368 2.011e-38 2.465e-14.04500.059 1780.31200.600.000000 <text:s text:c="3"/>0 0 0 0 1A1 <text:s text:c="3"/>0 0 0 0 1A1 <text:s text:c="2"/>18F1 <text:s/>4 <text:s text:c="7"/>18F2 <text:s/>4 <text:s text:c="4"/>534330453738 7 1 0 <text:s text:c="2"/>111.0 <text:s/>111.0</text:p>
      <text:p text:style-name="P1"><text:s/>73 <text:s text:c="3"/>0.438723 7.804e-39 4.060e-17.03490.036 1129.59600.720.000000 <text:s text:c="6"/>X <text:s text:c="5"/>0 <text:s text:c="6"/>X <text:s text:c="5"/>0 <text:s text:c="10"/>26.5 Q 28O 29 27.5d65252030 912 9 4 0 <text:s text:c="3"/>54.0 <text:s text:c="2"/>56.0</text:p>
      <text:p text:style-name="P1"><text:s/>61 <text:s text:c="3"/>0.438810 9.568e-38 7.576e-14.03800.060 1593.92810.610.000000 <text:s text:c="3"/>0 0 0 0 1A1 <text:s text:c="3"/>0 0 0 0 1A1 <text:s text:c="2"/>17E <text:s text:c="2"/>3 <text:s text:c="7"/>17E <text:s text:c="2"/>2 <text:s text:c="4"/>534330453738 7 1 0 <text:s text:c="3"/>70.0 <text:s text:c="2"/>70.0</text:p>
      <text:p text:style-name="P1"><text:s/>62 <text:s text:c="3"/>0.439067 1.052e-39 7.423e-14.02750.046 1594.00430.750.000000 <text:s text:c="3"/>0 0 0 0 1A1 <text:s text:c="3"/>0 0 0 0 1A1 <text:s text:c="2"/>17E <text:s text:c="2"/>3 <text:s text:c="7"/>17E <text:s text:c="2"/>2 <text:s text:c="4"/>5323331111 4 1 1 1 <text:s text:c="2"/>140.0 <text:s/>140.0</text:p>
      <text:p text:style-name="P1"><text:s/>73 <text:s text:c="3"/>0.442316 8.694e-39 2.910e-17.03500.036 1051.85630.720.000000 <text:s text:c="6"/>X <text:s text:c="5"/>0 <text:s text:c="6"/>X <text:s text:c="5"/>0 <text:s text:c="10"/>28.5 Q 27O 28 29.5d65252030 912 9 4 0 <text:s text:c="3"/>58.0 <text:s text:c="2"/>60.0</text:p>
      <text:p text:style-name="P1"><text:s/>61 <text:s text:c="3"/>0.442972 1.569e-36 1.590e-14.04900.067 <text:s/>814.64600.630.000000 <text:s text:c="3"/>0 0 0 0 1A1 <text:s text:c="3"/>0 0 0 0 1A1 <text:s text:c="2"/>12A2 <text:s/>1 <text:s text:c="7"/>12A1 <text:s/>1 <text:s text:c="4"/>534330453738 7 1 0 <text:s text:c="2"/>125.0 <text:s/>125.0</text:p>
      <text:p text:style-name="P1"><text:s/>62 <text:s text:c="3"/>0.443096 1.734e-38 1.565e-14.04940.077 <text:s/>814.68450.750.000000 <text:s text:c="3"/>0 0 0 0 1A1 <text:s text:c="3"/>0 0 0 0 1A1 <text:s text:c="2"/>12A2 <text:s/>1 <text:s text:c="7"/>12A1 <text:s/>1 <text:s text:c="4"/>5323331111 4 1 1 1 <text:s text:c="2"/>250.0 <text:s/>250.0</text:p>
      <text:p text:style-name="P1"><text:s/>73 <text:s text:c="3"/>0.445398 9.733e-39 4.957e-17.03490.036 1129.59270.720.000000 <text:s text:c="6"/>X <text:s text:c="5"/>0 <text:s text:c="6"/>X <text:s text:c="5"/>0 <text:s text:c="10"/>27.5 Q 28O 29 28.5d65252030 912 9 4 0 <text:s text:c="3"/>56.0 <text:s text:c="2"/>58.0</text:p>
      <text:p text:style-name="P1"><text:s/>61 <text:s text:c="3"/>0.446986 2.088e-37 3.963e-13.05600.073 1727.74300.650.000000 <text:s text:c="3"/>0 0 0 1 1F2 <text:s text:c="3"/>0 0 0 1 1F2 <text:s text:c="3"/>9F2 <text:s/>1 <text:s text:c="8"/>9F1 <text:s/>1 <text:s text:c="4"/>534330453738 7 1 0 <text:s text:c="3"/>57.0 <text:s text:c="2"/>57.0</text:p>
      <text:p text:style-name="P1"><text:s/>73 <text:s text:c="3"/>0.449394 3.352e-39 2.642e-17.03480.035 1210.07500.720.000000 <text:s text:c="6"/>X <text:s text:c="5"/>0 <text:s text:c="6"/>X <text:s text:c="5"/>0 <text:s text:c="10"/>26.5 Q 29O 30 27.5d65252030 912 9 4 0 <text:s text:c="3"/>54.0 <text:s text:c="2"/>56.0</text:p>
      <text:p text:style-name="P1"><text:s/>13 <text:s text:c="3"/>0.451497 8.239e-32 4.304e-10.09000.385 <text:s/>445.79340.60-.000800 <text:s text:c="9"/>0 0 0 <text:s text:c="9"/>0 0 0 <text:s/>6 <text:s/>1 <text:s/>6 <text:s text:c="7"/>5 <text:s/>2 <text:s/>3 <text:s text:c="5"/>6776534636836620 8 <text:s text:c="2"/>234.0 <text:s/>198.0</text:p>
      <text:p text:style-name="P1"><text:s/>15 <text:s text:c="3"/>0.452153 3.478e-36 2.183e-11.09200.415 <text:s/>400.36350.590.000000 <text:s text:c="9"/>0 0 0 <text:s text:c="9"/>0 0 0 <text:s/>6 <text:s/>2 <text:s/>4 <text:s text:c="7"/>7 <text:s/>0 <text:s/>7 <text:s text:c="5"/>605540322027 5 2 0 <text:s text:c="3"/>78.0 <text:s text:c="2"/>90.0</text:p>
      <text:p text:style-name="P1"><text:s/>73 <text:s text:c="3"/>0.452313 9.593e-39 4.790e-17.03490.036 1129.58940.720.000000 <text:s text:c="6"/>X <text:s text:c="5"/>0 <text:s text:c="6"/>X <text:s text:c="5"/>0 <text:s text:c="10"/>28.5 Q 28O 29 29.5d65252030 912 9 4 0 <text:s text:c="3"/>58.0 <text:s text:c="2"/>60.0</text:p>
      <text:p text:style-name="P1"><text:s/>61 <text:s text:c="3"/>0.455743 2.302e-37 2.698e-14.04700.063 1251.59050.620.000000 <text:s text:c="3"/>0 0 0 0 1A1 <text:s text:c="3"/>0 0 0 0 1A1 <text:s text:c="2"/>15F2 <text:s/>4 <text:s text:c="7"/>15F1 <text:s/>2 <text:s text:c="4"/>534330453738 7 1 0 <text:s text:c="3"/>93.0 <text:s text:c="2"/>93.0</text:p>
      <text:p text:style-name="P1"><text:s/>73 <text:s text:c="3"/>0.455841 5.925e-39 4.567e-17.03480.035 1210.07180.720.000000 <text:s text:c="6"/>X <text:s text:c="5"/>0 <text:s text:c="6"/>X <text:s text:c="5"/>0 <text:s text:c="10"/>27.5 Q 29O 30 28.5d65252030 912 9 4 0 <text:s text:c="3"/>56.0 <text:s text:c="2"/>58.0</text:p>
      <text:p text:style-name="P1"><text:s/>62 <text:s text:c="3"/>0.456011 2.533e-39 2.645e-14.04460.067 1251.65000.750.000000 <text:s text:c="3"/>0 0 0 0 1A1 <text:s text:c="3"/>0 0 0 0 1A1 <text:s text:c="2"/>15F2 <text:s/>4 <text:s text:c="7"/>15F1 <text:s/>2 <text:s text:c="4"/>5323331111 4 1 1 1 <text:s text:c="2"/>186.0 <text:s/>186.0</text:p>
      <text:p text:style-name="P1"><text:s/>61 <text:s text:c="3"/>0.456072 2.149e-39 3.971e-14.05300.068 2231.09470.640.000000 <text:s text:c="3"/>0 1 0 0 1E <text:s text:c="4"/>0 1 0 0 1E <text:s text:c="3"/>11F1 12 <text:s text:c="7"/>11F2 11 <text:s text:c="4"/>534330453738 7 1 0 <text:s text:c="3"/>69.0 <text:s text:c="2"/>69.0</text:p>
      <text:p text:style-name="P1"><text:s/>61 <text:s text:c="3"/>0.456243 2.450e-37 1.994e-13.06500.077 1436.86510.720.000000 <text:s text:c="3"/>0 0 0 1 1F2 <text:s text:c="3"/>0 0 0 1 1F2 <text:s text:c="3"/>5F2 <text:s/>1 <text:s text:c="8"/>5F1 <text:s/>1 <text:s text:c="4"/>534330453738 7 1 0 <text:s text:c="3"/>33.0 <text:s text:c="2"/>33.0</text:p>
      <text:p text:style-name="P1"><text:s/>73 <text:s text:c="3"/>0.459469 6.646e-39 3.259e-17.03490.036 1129.58590.720.000000 <text:s text:c="6"/>X <text:s text:c="5"/>0 <text:s text:c="6"/>X <text:s text:c="5"/>0 <text:s text:c="10"/>29.5 Q 28O 29 30.5d65252030 912 9 4 0 <text:s text:c="3"/>60.0 <text:s text:c="2"/>62.0</text:p>
      <text:p text:style-name="P1"><text:s/>61 <text:s text:c="3"/>0.461872 1.137e-36 3.578e-14.04800.065 <text:s/>949.84290.620.000000 <text:s text:c="3"/>0 0 0 0 1A1 <text:s text:c="3"/>0 0 0 0 1A1 <text:s text:c="2"/>13F1 <text:s/>3 <text:s text:c="7"/>13F2 <text:s/>1 <text:s text:c="4"/>534330453738 7 1 0 <text:s text:c="3"/>81.0 <text:s text:c="2"/>81.0</text:p>
      <text:p text:style-name="P1"><text:s/>62 <text:s text:c="3"/>0.461929 1.251e-38 3.505e-14.04850.071 <text:s/>949.88790.750.000000 <text:s text:c="3"/>0 0 0 0 1A1 <text:s text:c="3"/>0 0 0 0 1A1 <text:s text:c="2"/>13F1 <text:s/>3 <text:s text:c="7"/>13F2 <text:s/>1 <text:s text:c="4"/>5323331111 4 1 1 1 <text:s text:c="2"/>162.0 <text:s/>162.0</text:p>
      <text:p text:style-name="P1"><text:s/>73 <text:s text:c="3"/>0.462519 7.365e-39 5.561e-17.03480.035 1210.06850.720.000000 <text:s text:c="6"/>X <text:s text:c="5"/>0 <text:s text:c="6"/>X <text:s text:c="5"/>0 <text:s text:c="10"/>28.5 Q 29O 30 29.5d65252030 912 9 4 0 <text:s text:c="3"/>58.0 <text:s text:c="2"/>60.0</text:p>
      <text:p text:style-name="P1"><text:s/>35 <text:s text:c="3"/>0.464030 2.494e-38 7.970e-10.07080.096 <text:s/>464.86820.810.000000 <text:s text:c="9"/>0 0 0 <text:s text:c="9"/>0 0 0 30 <text:s/>5 25 32.5 <text:s/>31 <text:s/>4 28 33.5 6565501518 6 2 4 0 <text:s text:c="3"/>66.0 <text:s text:c="2"/>68.0</text:p>
      <text:p text:style-name="P1"><text:s/>35 <text:s text:c="3"/>0.464033 2.414e-38 7.957e-10.07080.096 <text:s/>464.86820.810.000000 <text:s text:c="9"/>0 0 0 <text:s text:c="9"/>0 0 0 30 <text:s/>5 25 31.5 <text:s/>31 <text:s/>4 28 32.5 6565501518 6 2 4 0 <text:s text:c="3"/>64.0 <text:s text:c="2"/>66.0</text:p>
      <text:p text:style-name="P1"><text:s/>35 <text:s text:c="3"/>0.464036 2.337e-38 7.950e-10.07080.096 <text:s/>464.86820.810.000000 <text:s text:c="9"/>0 0 0 <text:s text:c="9"/>0 0 0 30 <text:s/>5 25 30.5 <text:s/>31 <text:s/>4 28 31.5 6565501518 6 2 4 0 <text:s text:c="3"/>62.0 <text:s text:c="2"/>64.0</text:p>
      <text:p text:style-name="P1"><text:s/>35 <text:s text:c="3"/>0.464037 2.263e-38 7.956e-10.07080.096 <text:s/>464.86820.810.000000 <text:s text:c="9"/>0 0 0 <text:s text:c="9"/>0 0 0 30 <text:s/>5 25 29.5 <text:s/>31 <text:s/>4 28 30.5 6565501518 6 2 4 0 <text:s text:c="3"/>60.0 <text:s text:c="2"/>62.0</text:p>
      <text:p text:style-name="P1"><text:s/>35 <text:s text:c="3"/>0.464038 2.121e-38 7.990e-10.07080.096 <text:s/>464.86830.810.000000 <text:s text:c="9"/>0 0 0 <text:s text:c="9"/>0 0 0 30 <text:s/>5 25 27.5 <text:s/>31 <text:s/>4 28 28.5 6565501518 6 2 4 0 <text:s text:c="3"/>56.0 <text:s text:c="2"/>58.0</text:p>
      <text:p text:style-name="P1"><text:s/>35 <text:s text:c="3"/>0.464038 2.191e-38 7.969e-10.07080.096 <text:s/>464.86820.810.000000 <text:s text:c="9"/>0 0 0 <text:s text:c="9"/>0 0 0 30 <text:s/>5 25 28.5 <text:s/>31 <text:s/>4 28 29.5 6565501518 6 2 4 0 <text:s text:c="3"/>58.0 <text:s text:c="2"/>60.0</text:p>
      <text:p text:style-name="P1"><text:s/>61 <text:s text:c="3"/>0.464225 4.092e-37 2.281e-13.04600.060 1593.56160.610.000000 <text:s text:c="3"/>0 0 0 0 1A1 <text:s text:c="3"/>0 0 0 0 1A1 <text:s text:c="2"/>17F1 <text:s/>4 <text:s text:c="7"/>17F2 <text:s/>2 <text:s text:c="4"/>534330453738 7 1 0 <text:s text:c="2"/>105.0 <text:s/>105.0</text:p>
      <text:p text:style-name="P1"><text:s/>62 <text:s text:c="3"/>0.464282 4.505e-39 2.236e-13.04460.069 1593.63780.750.000000 <text:s text:c="3"/>0 0 0 0 1A1 <text:s text:c="3"/>0 0 0 0 1A1 <text:s text:c="2"/>17F1 <text:s/>4 <text:s text:c="7"/>17F2 <text:s/>2 <text:s text:c="4"/>5323331111 4 1 1 1 <text:s text:c="2"/>210.0 <text:s/>210.0</text:p>
      <text:p text:style-name="P1"><text:s/>61 <text:s text:c="3"/>0.465707 2.188e-39 2.611e-16.04700.063 1250.83610.620.000000 <text:s text:c="3"/>0 0 0 0 1A1 <text:s text:c="3"/>0 0 0 0 1A1 <text:s text:c="2"/>15F2 <text:s/>2 <text:s text:c="7"/>15F1 <text:s/>1 <text:s text:c="4"/>534330453738 7 1 0 <text:s text:c="3"/>93.0 <text:s text:c="2"/>93.0</text:p>
      <text:p text:style-name="P1"><text:s/>73 <text:s text:c="3"/>0.466456 2.510e-39 2.967e-17.03470.035 1293.29390.720.000000 <text:s text:c="6"/>X <text:s text:c="5"/>0 <text:s text:c="6"/>X <text:s text:c="5"/>0 <text:s text:c="10"/>27.5 Q 30O 31 28.5d65252030 912 9 4 0 <text:s text:c="3"/>56.0 <text:s text:c="2"/>58.0</text:p>
      <text:p text:style-name="P1"><text:s/>61 <text:s text:c="3"/>0.467980 1.702e-37 3.037e-15.04800.067 <text:s/>814.64790.630.000000 <text:s text:c="3"/>0 0 0 0 1A1 <text:s text:c="3"/>0 0 0 0 1A1 <text:s text:c="2"/>12F2 <text:s/>3 <text:s text:c="7"/>12F1 <text:s/>1 <text:s text:c="4"/>534330453738 7 1 0 <text:s text:c="3"/>75.0 <text:s text:c="2"/>75.0</text:p>
      <text:p text:style-name="P1"><text:s/>62 <text:s text:c="3"/>0.468139 1.870e-39 2.972e-15.04850.070 <text:s/>814.68640.750.000000 <text:s text:c="3"/>0 0 0 0 1A1 <text:s text:c="3"/>0 0 0 0 1A1 <text:s text:c="2"/>12F2 <text:s/>3 <text:s text:c="7"/>12F1 <text:s/>1 <text:s text:c="4"/>5323331111 4 1 1 1 <text:s text:c="2"/>150.0 <text:s/>150.0</text:p>
      <text:p text:style-name="P1"><text:s/>34 <text:s text:c="3"/>0.469164 5.824e-38 7.456e-10.07540.102 <text:s/>183.05860.780.000000 <text:s text:c="9"/>0 0 0 <text:s text:c="9"/>0 0 0 19 <text:s/>3 16 19.5 <text:s/>20 <text:s/>2 19 20.5 6565501518 6 2 4 0 <text:s text:c="3"/>40.0 <text:s text:c="2"/>42.0</text:p>
      <text:p text:style-name="P1"><text:s/>34 <text:s text:c="3"/>0.469168 5.536e-38 7.460e-10.07540.102 <text:s/>183.05870.780.000000 <text:s text:c="9"/>0 0 0 <text:s text:c="9"/>0 0 0 19 <text:s/>3 16 18.5 <text:s/>20 <text:s/>2 19 19.5 6565501518 6 2 4 0 <text:s text:c="3"/>38.0 <text:s text:c="2"/>40.0</text:p>
      <text:p text:style-name="P1"><text:s/>34 <text:s text:c="3"/>0.469169 6.126e-38 7.469e-10.07540.102 <text:s/>183.05860.780.000000 <text:s text:c="9"/>0 0 0 <text:s text:c="9"/>0 0 0 19 <text:s/>3 16 20.5 <text:s/>20 <text:s/>2 19 21.5 6565501518 6 2 4 0 <text:s text:c="3"/>42.0 <text:s text:c="2"/>44.0</text:p>
      <text:p text:style-name="P1"><text:s/>34 <text:s text:c="3"/>0.469182 5.265e-38 7.489e-10.07540.102 <text:s/>183.05870.780.000000 <text:s text:c="9"/>0 0 0 <text:s text:c="9"/>0 0 0 19 <text:s/>3 16 17.5 <text:s/>20 <text:s/>2 19 18.5 6565501518 6 2 4 0 <text:s text:c="3"/>36.0 <text:s text:c="2"/>38.0</text:p>
      <text:p text:style-name="P1"><text:s/>34 <text:s text:c="3"/>0.469186 6.442e-38 7.497e-10.07540.102 <text:s/>183.05870.780.000000 <text:s text:c="9"/>0 0 0 <text:s text:c="9"/>0 0 0 19 <text:s/>3 16 21.5 <text:s/>20 <text:s/>2 19 22.5 6565501518 6 2 4 0 <text:s text:c="3"/>44.0 <text:s text:c="2"/>46.0</text:p>
      <text:p text:style-name="P1"><text:s/>34 <text:s text:c="3"/>0.469203 5.006e-38 7.539e-10.07540.102 <text:s/>183.05870.780.000000 <text:s text:c="9"/>0 0 0 <text:s text:c="9"/>0 0 0 19 <text:s/>3 16 16.5 <text:s/>20 <text:s/>2 19 17.5 6565501518 6 2 4 0 <text:s text:c="3"/>34.0 <text:s text:c="2"/>36.0</text:p>
      <text:p text:style-name="P1"><text:s/>73 <text:s text:c="3"/>0.469430 7.233e-39 5.359e-17.03480.035 1210.06520.720.000000 <text:s text:c="6"/>X <text:s text:c="5"/>0 <text:s text:c="6"/>X <text:s text:c="5"/>0 <text:s text:c="10"/>29.5 Q 29O 30 30.5d65252030 912 9 4 0 <text:s text:c="3"/>60.0 <text:s text:c="2"/>62.0</text:p>
      <text:p text:style-name="P1"><text:s/>61 <text:s text:c="3"/>0.472094 7.062e-37 1.285e-13.03900.063 1251.30760.620.000000 <text:s text:c="3"/>0 0 0 0 1A1 <text:s text:c="3"/>0 0 0 0 1A1 <text:s text:c="2"/>15E <text:s text:c="2"/>2 <text:s text:c="7"/>15E <text:s text:c="2"/>1 <text:s text:c="4"/>534330453738 7 1 0 <text:s text:c="3"/>62.0 <text:s text:c="2"/>62.0</text:p>
      <text:p text:style-name="P1"><text:s/>62 <text:s text:c="3"/>0.472149 7.769e-39 1.258e-13.03420.056 1251.36710.750.000000 <text:s text:c="3"/>0 0 0 0 1A1 <text:s text:c="3"/>0 0 0 0 1A1 <text:s text:c="2"/>15E <text:s text:c="2"/>2 <text:s text:c="7"/>15E <text:s text:c="2"/>1 <text:s text:c="4"/>5323331111 4 1 1 1 <text:s text:c="2"/>124.0 <text:s/>124.0</text:p>
      <text:p text:style-name="P1"><text:s/>73 <text:s text:c="3"/>0.472914 4.422e-39 5.117e-17.03470.035 1293.29070.720.000000 <text:s text:c="6"/>X <text:s text:c="5"/>0 <text:s text:c="6"/>X <text:s text:c="5"/>0 <text:s text:c="10"/>28.5 Q 30O 31 29.5d65252030 912 9 4 0 <text:s text:c="3"/>58.0 <text:s text:c="2"/>60.0</text:p>
      <text:p text:style-name="P1"><text:s/>73 <text:s text:c="3"/>0.476573 4.993e-39 3.634e-17.03480.035 1210.06170.720.000000 <text:s text:c="6"/>X <text:s text:c="5"/>0 <text:s text:c="6"/>X <text:s text:c="5"/>0 <text:s text:c="10"/>30.5 Q 29O 30 31.5d65252030 912 9 4 0 <text:s text:c="3"/>62.0 <text:s text:c="2"/>64.0</text:p>
      <text:p text:style-name="P1"><text:soft-page-break/><text:s/>61 <text:s text:c="3"/>0.479510 3.148e-40 7.945e-12.04900.067 3828.25560.630.000000 <text:s text:c="3"/>0 0 1 0 1F2 <text:s text:c="3"/>0 0 1 0 1F2 <text:s text:c="2"/>12A2 15 <text:s text:c="7"/>12A1 17 <text:s text:c="4"/>434330453638 7 1 0 <text:s text:c="2"/>125.0 <text:s/>125.0</text:p>
      <text:p text:style-name="P1"><text:s/>73 <text:s text:c="3"/>0.479596 5.478e-39 6.213e-17.03470.035 1293.28740.720.000000 <text:s text:c="6"/>X <text:s text:c="5"/>0 <text:s text:c="6"/>X <text:s text:c="5"/>0 <text:s text:c="10"/>29.5 Q 30O 31 30.5d65252030 912 9 4 0 <text:s text:c="3"/>60.0 <text:s text:c="2"/>62.0</text:p>
      <text:p text:style-name="P1"><text:s/>61 <text:s text:c="3"/>0.482823 2.768e-38 9.231e-14.04500.058 1975.75900.600.000000 <text:s text:c="3"/>0 0 0 0 1A1 <text:s text:c="3"/>0 0 0 0 1A1 <text:s text:c="2"/>19F1 <text:s/>3 <text:s text:c="7"/>19F2 <text:s/>3 <text:s text:c="4"/>534330453738 7 1 0 <text:s text:c="2"/>117.0 <text:s/>117.0</text:p>
      <text:p text:style-name="P1"><text:s/>73 <text:s text:c="3"/>0.483478 1.846e-39 3.316e-17.03470.034 1379.25250.720.000000 <text:s text:c="6"/>X <text:s text:c="5"/>0 <text:s text:c="6"/>X <text:s text:c="5"/>0 <text:s text:c="10"/>28.5 Q 31O 32 29.5d65252030 912 9 4 0 <text:s text:c="3"/>58.0 <text:s text:c="2"/>60.0</text:p>
      <text:p text:style-name="P1"><text:s/>15 <text:s text:c="3"/>0.484734 1.190e-35 3.940e-11.10000.456 <text:s/>219.97940.690.000000 <text:s text:c="9"/>0 0 0 <text:s text:c="9"/>0 0 0 <text:s/>5 <text:s/>0 <text:s/>5 <text:s text:c="7"/>4 <text:s/>2 <text:s/>2 <text:s text:c="5"/>605540322027 5 2 0 <text:s text:c="3"/>66.0 <text:s text:c="2"/>54.0</text:p>
      <text:p text:style-name="P1"><text:s/>73 <text:s text:c="3"/>0.486502 5.361e-39 5.969e-17.03470.035 1293.28400.720.000000 <text:s text:c="6"/>X <text:s text:c="5"/>0 <text:s text:c="6"/>X <text:s text:c="5"/>0 <text:s text:c="10"/>30.5 Q 30O 31 31.5d65252030 912 9 4 0 <text:s text:c="3"/>62.0 <text:s text:c="2"/>64.0</text:p>
      <text:p text:style-name="P1"><text:s/>61 <text:s text:c="3"/>0.488653 7.477e-39 2.259e-14.06500.077 1692.61320.720.000000 <text:s text:c="3"/>0 1 0 0 1E <text:s text:c="4"/>0 1 0 0 1E <text:s text:c="4"/>5F2 <text:s/>6 <text:s text:c="8"/>5F1 <text:s/>6 <text:s text:c="4"/>534330453738 7 1 0 <text:s text:c="3"/>33.0 <text:s text:c="2"/>33.0</text:p>
      <text:p text:style-name="P1"><text:s/>73 <text:s text:c="3"/>0.489946 3.242e-39 5.705e-17.03470.034 1379.24930.720.000000 <text:s text:c="6"/>X <text:s text:c="5"/>0 <text:s text:c="6"/>X <text:s text:c="5"/>0 <text:s text:c="10"/>29.5 Q 31O 32 30.5d65252030 912 9 4 0 <text:s text:c="3"/>60.0 <text:s text:c="2"/>62.0</text:p>
      <text:p text:style-name="P1"><text:s/>61 <text:s text:c="3"/>0.493041 2.691e-36 3.436e-12.06500.083 1351.33360.700.000000 <text:s text:c="3"/>0 0 0 1 1F2 <text:s text:c="3"/>0 0 0 1 1F2 <text:s text:c="3"/>2F2 <text:s/>2 <text:s text:c="8"/>2F1 <text:s/>2 <text:s text:c="4"/>534330453738 7 1 0 <text:s text:c="3"/>15.0 <text:s text:c="2"/>15.0</text:p>
      <text:p text:style-name="P1"><text:s/>73 <text:s text:c="3"/>0.493633 3.689e-39 4.037e-17.03470.035 1293.28060.720.000000 <text:s text:c="6"/>X <text:s text:c="5"/>0 <text:s text:c="6"/>X <text:s text:c="5"/>0 <text:s text:c="10"/>31.5 Q 30O 31 32.5d65252030 912 9 4 0 <text:s text:c="3"/>64.0 <text:s text:c="2"/>66.0</text:p>
      <text:p text:style-name="P1"><text:s/>61 <text:s text:c="3"/>0.493932 1.658e-39 4.151e-12.06000.077 3177.96240.720.000000 <text:s text:c="3"/>0 0 1 0 1F2 <text:s text:c="3"/>0 0 1 0 1F2 <text:s text:c="3"/>5A1 <text:s/>6 <text:s text:c="8"/>5A2 <text:s/>8 <text:s text:c="4"/>434330453638 7 1 0 <text:s text:c="3"/>55.0 <text:s text:c="2"/>55.0</text:p>
      <text:p text:style-name="P1"><text:s/>31 <text:s text:c="3"/>0.494400 1.225e-34 8.536e-10.06950.089 <text:s/>768.60160.830.000000 <text:s text:c="9"/>0 0 0 <text:s text:c="9"/>0 0 0 40 <text:s/>5 35 <text:s text:c="6"/>39 <text:s/>6 34 <text:s text:c="5"/>006550 113 6 2 4 0 <text:s text:c="3"/>81.0 <text:s text:c="2"/>79.0</text:p>
      <text:p text:style-name="P1"><text:s/>61 <text:s text:c="3"/>0.495033 9.602e-39 1.201e-13.05300.070 2115.25780.640.000000 <text:s text:c="3"/>0 1 0 0 1E <text:s text:c="4"/>0 1 0 0 1E <text:s text:c="3"/>10F2 11 <text:s text:c="7"/>10F1 10 <text:s text:c="4"/>534330453738 7 1 0 <text:s text:c="3"/>63.0 <text:s text:c="2"/>63.0</text:p>
      <text:p text:style-name="P1"><text:s/>61 <text:s text:c="3"/>0.495413 9.105e-37 3.073e-14.04800.065 <text:s/>949.84140.620.000000 <text:s text:c="3"/>0 0 0 0 1A1 <text:s text:c="3"/>0 0 0 0 1A1 <text:s text:c="2"/>13F2 <text:s/>2 <text:s text:c="7"/>13F1 <text:s/>1 <text:s text:c="4"/>534330453738 7 1 0 <text:s text:c="3"/>81.0 <text:s text:c="2"/>81.0</text:p>
      <text:p text:style-name="P1"><text:s/>62 <text:s text:c="3"/>0.495483 1.001e-38 3.009e-14.04850.071 <text:s/>949.88640.750.000000 <text:s text:c="3"/>0 0 0 0 1A1 <text:s text:c="3"/>0 0 0 0 1A1 <text:s text:c="2"/>13F2 <text:s/>2 <text:s text:c="7"/>13F1 <text:s/>1 <text:s text:c="4"/>5323331111 4 1 1 1 <text:s text:c="2"/>162.0 <text:s/>162.0</text:p>
      <text:p text:style-name="P1"><text:s/>31 <text:s text:c="3"/>0.495900 8.076e-34 9.129e-10.07340.100 <text:s/>281.83290.790.000000 <text:s text:c="9"/>0 0 0 <text:s text:c="9"/>0 0 0 23 <text:s/>4 20 <text:s text:c="6"/>24 <text:s/>3 21 <text:s text:c="5"/>006550 113 6 2 4 0 <text:s text:c="3"/>47.0 <text:s text:c="2"/>49.0</text:p>
      <text:p text:style-name="P1"><text:s/>73 <text:s text:c="3"/>0.496632 4.004e-39 6.913e-17.03470.034 1379.24600.720.000000 <text:s text:c="6"/>X <text:s text:c="5"/>0 <text:s text:c="6"/>X <text:s text:c="5"/>0 <text:s text:c="10"/>30.5 Q 31O 32 31.5d65252030 912 9 4 0 <text:s text:c="3"/>62.0 <text:s text:c="2"/>64.0</text:p>
      <text:p text:style-name="P1"><text:s/>73 <text:s text:c="3"/>0.500465 1.335e-39 3.692e-17.03460.034 1467.94750.720.000000 <text:s text:c="6"/>X <text:s text:c="5"/>0 <text:s text:c="6"/>X <text:s text:c="5"/>0 <text:s text:c="10"/>29.5 Q 32O 33 30.5d65252030 912 9 4 0 <text:s text:c="3"/>60.0 <text:s text:c="2"/>62.0</text:p>
      <text:p text:style-name="P1"><text:s/>73 <text:s text:c="3"/>0.503534 3.906e-39 6.623e-17.03470.034 1379.24270.720.000000 <text:s text:c="6"/>X <text:s text:c="5"/>0 <text:s text:c="6"/>X <text:s text:c="5"/>0 <text:s text:c="10"/>31.5 Q 31O 32 32.5d65252030 912 9 4 0 <text:s text:c="3"/>64.0 <text:s text:c="2"/>66.0</text:p>
      <text:p text:style-name="P1"><text:s/>61 <text:s text:c="3"/>0.504654 1.673e-40 7.139e-13.06500.077 3178.06130.720.000000 <text:s text:c="3"/>0 0 1 0 1F2 <text:s text:c="3"/>0 0 1 0 1F2 <text:s text:c="3"/>5F1 23 <text:s text:c="8"/>5F2 21 <text:s text:c="4"/>434330453638 7 1 0 <text:s text:c="3"/>33.0 <text:s text:c="2"/>33.0</text:p>
      <text:p text:style-name="P1"><text:s/>61 <text:s text:c="3"/>0.504675 5.275e-38 3.202e-14.04600.060 1593.87830.610.000000 <text:s text:c="3"/>0 0 0 0 1A1 <text:s text:c="3"/>0 0 0 0 1A1 <text:s text:c="2"/>17F1 <text:s/>5 <text:s text:c="7"/>17F2 <text:s/>3 <text:s text:c="4"/>534330453738 7 1 0 <text:s text:c="2"/>105.0 <text:s/>105.0</text:p>
      <text:p text:style-name="P1"><text:s/>61 <text:s text:c="3"/>0.505294 7.358e-37 9.551e-14.04700.063 1251.30180.620.000000 <text:s text:c="3"/>0 0 0 0 1A1 <text:s text:c="3"/>0 0 0 0 1A1 <text:s text:c="2"/>15F1 <text:s/>3 <text:s text:c="7"/>15F2 <text:s/>2 <text:s text:c="4"/>534330453738 7 1 0 <text:s text:c="3"/>93.0 <text:s text:c="2"/>93.0</text:p>
      <text:p text:style-name="P1"><text:s/>62 <text:s text:c="3"/>0.505358 8.092e-39 9.352e-14.04460.067 1251.36130.750.000000 <text:s text:c="3"/>0 0 0 0 1A1 <text:s text:c="3"/>0 0 0 0 1A1 <text:s text:c="2"/>15F1 <text:s/>3 <text:s text:c="7"/>15F2 <text:s/>2 <text:s text:c="4"/>5323331111 4 1 1 1 <text:s text:c="2"/>186.0 <text:s/>186.0</text:p>
      <text:p text:style-name="P1"><text:s/>35 <text:s text:c="3"/>0.505646 1.181e-38 2.453e-10.08780.106 <text:s text:c="3"/>7.86730.760.000000 <text:s text:c="9"/>0 0 0 <text:s text:c="9"/>0 0 0 <text:s/>4 <text:s/>0 <text:s/>4 <text:s/>5.5 <text:s text:c="2"/>3 <text:s/>1 <text:s/>3 <text:s/>5.5 6565501518 6 2 4 0 <text:s text:c="3"/>12.0 <text:s text:c="2"/>12.0</text:p>
      <text:p text:style-name="P1"><text:s/>35 <text:s text:c="3"/>0.505654 6.803e-38 1.696e-09.08780.106 <text:s text:c="3"/>7.86730.760.000000 <text:s text:c="9"/>0 0 0 <text:s text:c="9"/>0 0 0 <text:s/>4 <text:s/>0 <text:s/>4 <text:s/>4.5 <text:s text:c="2"/>3 <text:s/>1 <text:s/>3 <text:s/>3.5 6565501518 6 2 4 0 <text:s text:c="3"/>10.0 <text:s text:c="3"/>8.0</text:p>
      <text:p text:style-name="P1"><text:s/>35 <text:s text:c="3"/>0.505657 1.799e-38 4.486e-10.08780.106 <text:s text:c="3"/>7.86730.760.000000 <text:s text:c="9"/>0 0 0 <text:s text:c="9"/>0 0 0 <text:s/>4 <text:s/>0 <text:s/>4 <text:s/>4.5 <text:s text:c="2"/>3 <text:s/>1 <text:s/>3 <text:s/>4.5 6565501518 6 2 4 0 <text:s text:c="3"/>10.0 <text:s text:c="2"/>10.0</text:p>
      <text:p text:style-name="P1"><text:s/>35 <text:s text:c="3"/>0.505662 9.211e-38 1.914e-09.08780.106 <text:s text:c="3"/>7.86730.760.000000 <text:s text:c="9"/>0 0 0 <text:s text:c="9"/>0 0 0 <text:s/>4 <text:s/>0 <text:s/>4 <text:s/>5.5 <text:s text:c="2"/>3 <text:s/>1 <text:s/>3 <text:s/>4.5 6565501518 6 2 4 0 <text:s text:c="3"/>12.0 <text:s text:c="2"/>10.0</text:p>
      <text:p text:style-name="P1"><text:s/>35 <text:s text:c="3"/>0.505662 4.859e-38 1.514e-09.08780.106 <text:s text:c="3"/>7.86730.760.000000 <text:s text:c="9"/>0 0 0 <text:s text:c="9"/>0 0 0 <text:s/>4 <text:s/>0 <text:s/>4 <text:s/>3.5 <text:s text:c="2"/>3 <text:s/>1 <text:s/>3 <text:s/>2.5 6565501518 6 2 4 0 <text:s text:c="4"/>8.0 <text:s text:c="3"/>6.0</text:p>
      <text:p text:style-name="P1"><text:s/>35 <text:s text:c="3"/>0.505674 1.944e-38 6.058e-10.08780.106 <text:s text:c="3"/>7.86730.760.000000 <text:s text:c="9"/>0 0 0 <text:s text:c="9"/>0 0 0 <text:s/>4 <text:s/>0 <text:s/>4 <text:s/>3.5 <text:s text:c="2"/>3 <text:s/>1 <text:s/>3 <text:s/>3.5 6565501518 6 2 4 0 <text:s text:c="4"/>8.0 <text:s text:c="3"/>8.0</text:p>
      <text:p text:style-name="P1"><text:s/>35 <text:s text:c="3"/>0.505680 3.341e-38 1.388e-09.08780.106 <text:s text:c="3"/>7.86730.760.000000 <text:s text:c="9"/>0 0 0 <text:s text:c="9"/>0 0 0 <text:s/>4 <text:s/>0 <text:s/>4 <text:s/>2.5 <text:s text:c="2"/>3 <text:s/>1 <text:s/>3 <text:s/>1.5 6565501518 6 2 4 0 <text:s text:c="4"/>6.0 <text:s text:c="3"/>4.0</text:p>
      <text:p text:style-name="P1"><text:s/>35 <text:s text:c="3"/>0.505693 1.697e-38 7.051e-10.08780.106 <text:s text:c="3"/>7.86730.760.000000 <text:s text:c="9"/>0 0 0 <text:s text:c="9"/>0 0 0 <text:s/>4 <text:s/>0 <text:s/>4 <text:s/>2.5 <text:s text:c="2"/>3 <text:s/>1 <text:s/>3 <text:s/>2.5 6565501518 6 2 4 0 <text:s text:c="4"/>6.0 <text:s text:c="3"/>6.0</text:p>
      <text:p text:style-name="P1"><text:s/>35 <text:s text:c="3"/>0.505694 1.213e-37 2.160e-09.08780.106 <text:s text:c="3"/>7.86730.760.000000 <text:s text:c="9"/>0 0 0 <text:s text:c="9"/>0 0 0 <text:s/>4 <text:s/>0 <text:s/>4 <text:s/>6.5 <text:s text:c="2"/>3 <text:s/>1 <text:s/>3 <text:s/>5.5 6565501518 6 2 4 0 <text:s text:c="3"/>14.0 <text:s text:c="2"/>12.0</text:p>
      <text:p text:style-name="P1"><text:s/>35 <text:s text:c="3"/>0.505699 2.227e-38 1.388e-09.08780.106 <text:s text:c="3"/>7.86730.760.000000 <text:s text:c="9"/>0 0 0 <text:s text:c="9"/>0 0 0 <text:s/>4 <text:s/>0 <text:s/>4 <text:s/>1.5 <text:s text:c="2"/>3 <text:s/>1 <text:s/>3 <text:s/>0.5 6565501518 6 2 4 0 <text:s text:c="4"/>4.0 <text:s text:c="3"/>2.0</text:p>
      <text:p text:style-name="P1"><text:s/>35 <text:s text:c="3"/>0.505709 1.114e-38 6.942e-10.08780.106 <text:s text:c="3"/>7.86730.760.000000 <text:s text:c="9"/>0 0 0 <text:s text:c="9"/>0 0 0 <text:s/>4 <text:s/>0 <text:s/>4 <text:s/>1.5 <text:s text:c="2"/>3 <text:s/>1 <text:s/>3 <text:s/>1.5 6565501518 6 2 4 0 <text:s text:c="4"/>4.0 <text:s text:c="3"/>4.0</text:p>
      <text:p text:style-name="P1"><text:s/>73 <text:s text:c="3"/>0.506943 2.337e-39 6.337e-17.03460.034 1467.94430.720.000000 <text:s text:c="6"/>X <text:s text:c="5"/>0 <text:s text:c="6"/>X <text:s text:c="5"/>0 <text:s text:c="10"/>30.5 Q 32O 33 31.5d65252030 912 9 4 0 <text:s text:c="3"/>62.0 <text:s text:c="2"/>64.0</text:p>
      <text:p text:style-name="P1"><text:s/>73 <text:s text:c="3"/>0.510654 2.679e-39 4.468e-17.03470.034 1379.23920.720.000000 <text:s text:c="6"/>X <text:s text:c="5"/>0 <text:s text:c="6"/>X <text:s text:c="5"/>0 <text:s text:c="10"/>32.5 Q 31O 32 33.5d65252030 912 9 4 0 <text:s text:c="3"/>66.0 <text:s text:c="2"/>68.0</text:p>
      <text:p text:style-name="P1"><text:s/>11 <text:s text:c="3"/>0.511490 1.379e-38 3.244e-09.09880.434 5473.14450.780.005600 <text:s text:c="9"/>0 1 1 <text:s text:c="9"/>0 1 1 <text:s/>2 <text:s/>2 <text:s/>0 <text:s text:c="7"/>3 <text:s/>1 <text:s/>3 <text:s text:c="5"/>4346634432257120 7 <text:s text:c="3"/>15.0 <text:s text:c="2"/>21.0</text:p>
      <text:p text:style-name="P1"><text:s/>61 <text:s text:c="3"/>0.513434 1.873e-38 1.152e-14.04600.060 1593.04830.610.000000 <text:s text:c="3"/>0 0 0 0 1A1 <text:s text:c="3"/>0 0 0 0 1A1 <text:s text:c="2"/>17F2 <text:s/>2 <text:s text:c="7"/>17F1 <text:s/>2 <text:s text:c="4"/>534330453738 7 1 0 <text:s text:c="2"/>105.0 <text:s/>105.0</text:p>
      <text:p text:style-name="P1"><text:s/>73 <text:s text:c="3"/>0.513631 2.878e-39 7.661e-17.03460.034 1467.94100.720.000000 <text:s text:c="6"/>X <text:s text:c="5"/>0 <text:s text:c="6"/>X <text:s text:c="5"/>0 <text:s text:c="10"/>31.5 Q 32O 33 32.5d65252030 912 9 4 0 <text:s text:c="3"/>64.0 <text:s text:c="2"/>66.0</text:p>
      <text:p text:style-name="P1"><text:s/>61 <text:s text:c="3"/>0.513732 5.501e-40 1.102e-12.06500.077 3018.75950.720.000000 <text:s text:c="3"/>0 1 0 1 1F1 <text:s text:c="3"/>0 1 0 1 1F1 <text:s text:c="3"/>5F2 14 <text:s text:c="8"/>5F1 15 <text:s text:c="4"/>434330453638 7 1 0 <text:s text:c="3"/>33.0 <text:s text:c="2"/>33.0</text:p>
      <text:p text:style-name="P1"><text:s/>61 <text:s text:c="3"/>0.513771 8.587e-37 5.684e-14.04700.065 1095.61910.620.000000 <text:s text:c="3"/>0 0 0 0 1A1 <text:s text:c="3"/>0 0 0 0 1A1 <text:s text:c="2"/>14F1 <text:s/>3 <text:s text:c="7"/>14F2 <text:s/>2 <text:s text:c="4"/>534330453738 7 1 0 <text:s text:c="3"/>87.0 <text:s text:c="2"/>87.0</text:p>
      <text:p text:style-name="P1"><text:s/>62 <text:s text:c="3"/>0.513937 9.452e-39 5.572e-14.04460.066 1095.67110.750.000000 <text:s text:c="3"/>0 0 0 0 1A1 <text:s text:c="3"/>0 0 0 0 1A1 <text:s text:c="2"/>14F1 <text:s/>3 <text:s text:c="7"/>14F2 <text:s/>2 <text:s text:c="4"/>5323331111 4 1 1 1 <text:s text:c="2"/>174.0 <text:s/>174.0</text:p>
      <text:p text:style-name="P1"><text:s/>73 <text:s text:c="3"/>0.517420 9.489e-40 4.096e-17.03460.034 1559.37540.720.000000 <text:s text:c="6"/>X <text:s text:c="5"/>0 <text:s text:c="6"/>X <text:s text:c="5"/>0 <text:s text:c="10"/>30.5 Q 33O 34 31.5d65222030 912 9 4 0 <text:s text:c="3"/>62.0 <text:s text:c="2"/>64.0</text:p>
      <text:p text:style-name="P1"><text:s/>73 <text:s text:c="3"/>0.520530 2.801e-39 7.326e-17.03460.034 1467.93770.720.000000 <text:s text:c="6"/>X <text:s text:c="5"/>0 <text:s text:c="6"/>X <text:s text:c="5"/>0 <text:s text:c="10"/>32.5 Q 32O 33 33.5d65252030 912 9 4 0 <text:s text:c="3"/>66.0 <text:s text:c="2"/>68.0</text:p>
      <text:p text:style-name="P1"><text:s/>31 <text:s text:c="3"/>0.522500 5.538e-36 2.557e-09.08930.106 1047.05300.760.000000 <text:s text:c="9"/>0 0 1 <text:s text:c="9"/>0 0 1 <text:s/>2 <text:s/>1 <text:s/>2 <text:s text:c="7"/>3 <text:s/>0 <text:s/>3 <text:s text:c="5"/>006550 113 6 2 4 0 <text:s text:c="4"/>5.0 <text:s text:c="3"/>7.0</text:p>
      <text:p text:style-name="P1"><text:s/>61 <text:s text:c="3"/>0.523241 2.655e-40 3.112e-12.05300.068 3530.21580.640.000000 <text:s text:c="3"/>0 1 0 1 1F1 <text:s text:c="3"/>0 1 0 1 1F1 <text:s text:c="2"/>11F2 26 <text:s text:c="7"/>11F1 28 <text:s text:c="4"/>434330453638 7 1 0 <text:s text:c="3"/>69.0 <text:s text:c="2"/>69.0</text:p>
      <text:p text:style-name="P1"><text:s/>73 <text:s text:c="3"/>0.523907 1.657e-39 7.018e-17.03460.034 1559.37220.720.000000 <text:s text:c="6"/>X <text:s text:c="5"/>0 <text:s text:c="6"/>X <text:s text:c="5"/>0 <text:s text:c="10"/>31.5 Q 33O 34 32.5d65222030 912 9 4 0 <text:s text:c="3"/>64.0 <text:s text:c="2"/>66.0</text:p>
      <text:p text:style-name="P1"><text:s/>73 <text:s text:c="3"/>0.527640 1.915e-39 4.930e-17.03460.034 1467.93420.720.000000 <text:s text:c="6"/>X <text:s text:c="5"/>0 <text:s text:c="6"/>X <text:s text:c="5"/>0 <text:s text:c="10"/>33.5 Q 32O 33 34.5d65252030 912 9 4 0 <text:s text:c="3"/>68.0 <text:s text:c="2"/>70.0</text:p>
      <text:p text:style-name="P1"><text:s/>61 <text:s text:c="3"/>0.529988 3.426e-39 1.108e-14.06500.079 1596.92410.730.000000 <text:s text:c="3"/>0 1 0 0 1E <text:s text:c="4"/>0 1 0 0 1E <text:s text:c="4"/>3F2 <text:s/>4 <text:s text:c="8"/>3F1 <text:s/>4 <text:s text:c="4"/>534330453738 7 1 0 <text:s text:c="3"/>21.0 <text:s text:c="2"/>21.0</text:p>
      <text:p text:style-name="P1"><text:s/>73 <text:s text:c="3"/>0.530598 2.035e-39 8.464e-17.03460.034 1559.36890.720.000000 <text:s text:c="6"/>X <text:s text:c="5"/>0 <text:s text:c="6"/>X <text:s text:c="5"/>0 <text:s text:c="10"/>32.5 Q 33O 34 33.5d65222030 912 9 4 0 <text:s text:c="3"/>66.0 <text:s text:c="2"/>68.0</text:p>
      <text:p text:style-name="P1"><text:s/>73 <text:s text:c="3"/>0.534346 6.634e-40 4.528e-17.03460.034 1653.53260.720.000000 <text:s text:c="6"/>X <text:s text:c="5"/>0 <text:s text:c="6"/>X <text:s text:c="5"/>0 <text:s text:c="10"/>31.5 Q 34O 35 32.5d65222030 912 9 4 0 <text:s text:c="3"/>64.0 <text:s text:c="2"/>66.0</text:p>
      <text:p text:style-name="P1"><text:s/>31 <text:s text:c="3"/>0.534600 6.134e-36 2.155e-10.06860.085 1134.75800.760.000000 <text:s text:c="9"/>0 0 0 <text:s text:c="9"/>0 0 0 51 <text:s/>3 49 <text:s text:c="6"/>50 <text:s/>4 46 <text:s text:c="5"/>004220 113 8 2 1 0 <text:s text:c="2"/>103.0 <text:s/>101.0</text:p>
      <text:p text:style-name="P1"><text:s/>11 <text:s text:c="3"/>0.537344 6.965e-40 1.430e-09.03060.298 5996.63770.48-.001100 <text:s text:c="9"/>0 2 0 <text:s text:c="9"/>0 2 0 11 <text:s/>8 <text:s/>4 <text:s text:c="6"/>10 <text:s/>9 <text:s/>1 <text:s text:c="5"/>3342434432297122 9 <text:s text:c="3"/>23.0 <text:s text:c="2"/>21.0</text:p>
      <text:p text:style-name="P1"><text:s/>61 <text:s text:c="3"/>0.537457 1.692e-38 6.481e-14.06200.078 1756.14970.700.000000 <text:s text:c="3"/>0 1 0 0 1E <text:s text:c="4"/>0 1 0 0 1E <text:s text:c="4"/>6F1 <text:s/>7 <text:s text:c="8"/>6F2 <text:s/>7 <text:s text:c="4"/>534330453738 7 1 0 <text:s text:c="3"/>39.0 <text:s text:c="2"/>39.0</text:p>
      <text:p text:style-name="P1"><text:s/>73 <text:s text:c="3"/>0.537493 1.975e-39 8.074e-17.03460.034 1559.36560.720.000000 <text:s text:c="6"/>X <text:s text:c="5"/>0 <text:s text:c="6"/>X <text:s text:c="5"/>0 <text:s text:c="10"/>33.5 Q 33O 34 34.5d65222030 912 9 4 0 <text:s text:c="3"/>68.0 <text:s text:c="2"/>70.0</text:p>
      <text:p text:style-name="P1"><text:s/>11 <text:s text:c="3"/>0.537824 2.092e-39 1.433e-09.03060.298 5996.63770.48-.001100 <text:s text:c="9"/>0 2 0 <text:s text:c="9"/>0 2 0 11 <text:s/>8 <text:s/>3 <text:s text:c="6"/>10 <text:s/>9 <text:s/>2 <text:s text:c="5"/>3342434432297122 9 <text:s text:c="3"/>69.0 <text:s text:c="2"/>63.0</text:p>
      <text:p text:style-name="P1"><text:s/>11 <text:s text:c="3"/>0.537835 5.013e-39 1.351e-09.09270.412 5653.02640.73-.002000 <text:s text:c="9"/>0 1 1 <text:s text:c="9"/>0 1 1 <text:s/>5 <text:s/>1 <text:s/>5 <text:s text:c="7"/>4 <text:s/>2 <text:s/>2 <text:s text:c="5"/>4346534432287120 8 <text:s text:c="3"/>33.0 <text:s text:c="2"/>27.0</text:p>
      <text:p text:style-name="P1"><text:s/>61 <text:s text:c="3"/>0.538957 4.787e-38 3.325e-15.04700.065 1095.63200.620.000000 <text:s text:c="3"/>0 0 0 0 1A1 <text:s text:c="3"/>0 0 0 0 1A1 <text:s text:c="2"/>14F2 <text:s/>4 <text:s text:c="7"/>14F1 <text:s/>1 <text:s text:c="4"/>534330453738 7 1 0 <text:s text:c="3"/>87.0 <text:s text:c="2"/>87.0</text:p>
      <text:p text:style-name="P1"><text:s/>31 <text:s text:c="3"/>0.539100 7.500e-34 1.074e-09.07210.099 <text:s/>345.69290.800.000000 <text:s text:c="9"/>0 0 0 <text:s text:c="9"/>0 0 0 27 <text:s/>3 25 <text:s text:c="6"/>26 <text:s/>4 22 <text:s text:c="5"/>006550 113 6 2 4 0 <text:s text:c="3"/>55.0 <text:s text:c="2"/>53.0</text:p>
      <text:p text:style-name="P1"><text:s/>73 <text:s text:c="3"/>0.540841 1.156e-39 7.743e-17.03460.034 1653.52940.720.000000 <text:s text:c="6"/>X <text:s text:c="5"/>0 <text:s text:c="6"/>X <text:s text:c="5"/>0 <text:s text:c="10"/>32.5 Q 34O 35 33.5d65222030 912 9 4 0 <text:s text:c="3"/>66.0 <text:s text:c="2"/>68.0</text:p>
      <text:p text:style-name="P1"><text:s/>61 <text:s text:c="3"/>0.543456 2.916e-36 3.175e-12.06500.079 1367.73350.730.000000 <text:s text:c="3"/>0 0 0 1 1F2 <text:s text:c="3"/>0 0 0 1 1F2 <text:s text:c="3"/>3F1 <text:s/>2 <text:s text:c="8"/>3F2 <text:s/>1 <text:s text:c="4"/>534330453738 7 1 0 <text:s text:c="3"/>21.0 <text:s text:c="2"/>21.0</text:p>
      <text:p text:style-name="P1"><text:soft-page-break/><text:s/>73 <text:s text:c="3"/>0.544593 1.347e-39 5.421e-17.03460.034 1559.36210.720.000000 <text:s text:c="6"/>X <text:s text:c="5"/>0 <text:s text:c="6"/>X <text:s text:c="5"/>0 <text:s text:c="10"/>34.5 Q 33O 34 35.5d65222030 912 9 4 0 <text:s text:c="3"/>70.0 <text:s text:c="2"/>72.0</text:p>
      <text:p text:style-name="P1"><text:s/>61 <text:s text:c="3"/>0.545322 2.912e-40 1.806e-13.06200.075 2829.08570.700.000000 <text:s text:c="3"/>0 0 0 2 1F2 <text:s text:c="3"/>0 0 0 2 1F2 <text:s text:c="3"/>7F1 <text:s/>2 <text:s text:c="8"/>7F2 <text:s/>1 <text:s text:c="4"/>434330453638 7 1 0 <text:s text:c="3"/>45.0 <text:s text:c="2"/>45.0</text:p>
      <text:p text:style-name="P1"><text:s/>34 <text:s text:c="3"/>0.547105 6.002e-38 1.058e-09.07440.101 <text:s/>217.26910.790.000000 <text:s text:c="9"/>0 0 0 <text:s text:c="9"/>0 0 0 22 <text:s/>2 21 19.5 <text:s/>21 <text:s/>3 18 18.5 6565501518 6 2 4 0 <text:s text:c="3"/>40.0 <text:s text:c="2"/>38.0</text:p>
      <text:p text:style-name="P1"><text:s/>34 <text:s text:c="3"/>0.547124 7.548e-38 1.065e-09.07440.101 <text:s/>217.26910.790.000000 <text:s text:c="9"/>0 0 0 <text:s text:c="9"/>0 0 0 22 <text:s/>2 21 24.5 <text:s/>21 <text:s/>3 18 23.5 6565501518 6 2 4 0 <text:s text:c="3"/>50.0 <text:s text:c="2"/>48.0</text:p>
      <text:p text:style-name="P1"><text:s/>34 <text:s text:c="3"/>0.547132 6.284e-38 1.055e-09.07440.101 <text:s/>217.26910.790.000000 <text:s text:c="9"/>0 0 0 <text:s text:c="9"/>0 0 0 22 <text:s/>2 21 20.5 <text:s/>21 <text:s/>3 18 19.5 6565501518 6 2 4 0 <text:s text:c="3"/>42.0 <text:s text:c="2"/>40.0</text:p>
      <text:p text:style-name="P1"><text:s/>34 <text:s text:c="3"/>0.547146 7.212e-38 1.060e-09.07440.101 <text:s/>217.26900.790.000000 <text:s text:c="9"/>0 0 0 <text:s text:c="9"/>0 0 0 22 <text:s/>2 21 23.5 <text:s/>21 <text:s/>3 18 22.5 6565501518 6 2 4 0 <text:s text:c="3"/>48.0 <text:s text:c="2"/>46.0</text:p>
      <text:p text:style-name="P1"><text:s/>34 <text:s text:c="3"/>0.547148 6.580e-38 1.055e-09.07440.101 <text:s/>217.26900.790.000000 <text:s text:c="9"/>0 0 0 <text:s text:c="9"/>0 0 0 22 <text:s/>2 21 21.5 <text:s/>21 <text:s/>3 18 20.5 6565501518 6 2 4 0 <text:s text:c="3"/>44.0 <text:s text:c="2"/>42.0</text:p>
      <text:p text:style-name="P1"><text:s/>34 <text:s text:c="3"/>0.547154 6.887e-38 1.056e-09.07440.101 <text:s/>217.26900.790.000000 <text:s text:c="9"/>0 0 0 <text:s text:c="9"/>0 0 0 22 <text:s/>2 21 22.5 <text:s/>21 <text:s/>3 18 21.5 6565501518 6 2 4 0 <text:s text:c="3"/>46.0 <text:s text:c="2"/>44.0</text:p>
      <text:p text:style-name="P1"><text:s/>73 <text:s text:c="3"/>0.547535 1.416e-39 9.319e-17.03460.034 1653.52610.720.000000 <text:s text:c="6"/>X <text:s text:c="5"/>0 <text:s text:c="6"/>X <text:s text:c="5"/>0 <text:s text:c="10"/>33.5 Q 34O 35 34.5d65222030 912 9 4 0 <text:s text:c="3"/>68.0 <text:s text:c="2"/>70.0</text:p>
      <text:p text:style-name="P1"><text:s/>61 <text:s text:c="3"/>0.550794 3.116e-39 1.982e-12.06200.078 2802.83810.700.000000 <text:s text:c="3"/>0 0 0 2 1A1 <text:s text:c="3"/>0 0 0 2 1A1 <text:s text:c="3"/>6F2 <text:s/>4 <text:s text:c="8"/>6F1 <text:s/>4 <text:s text:c="4"/>434330453638 7 1 0 <text:s text:c="3"/>39.0 <text:s text:c="2"/>39.0</text:p>
      <text:p text:style-name="P1"><text:s/>73 <text:s text:c="3"/>0.551246 4.562e-40 4.990e-17.03460.034 1750.41530.720.000000 <text:s text:c="6"/>X <text:s text:c="5"/>0 <text:s text:c="6"/>X <text:s text:c="5"/>0 <text:s text:c="10"/>32.5 Q 35O 36 33.5d65222030 912 9 4 0 <text:s text:c="3"/>66.0 <text:s text:c="2"/>68.0</text:p>
      <text:p text:style-name="P1"><text:s/>73 <text:s text:c="3"/>0.554427 1.370e-39 8.871e-17.03460.034 1653.52270.720.000000 <text:s text:c="6"/>X <text:s text:c="5"/>0 <text:s text:c="6"/>X <text:s text:c="5"/>0 <text:s text:c="10"/>34.5 Q 34O 35 35.5d65222030 912 9 4 0 <text:s text:c="3"/>70.0 <text:s text:c="2"/>72.0</text:p>
      <text:p text:style-name="P1"><text:s/>73 <text:s text:c="3"/>0.557749 7.932e-40 8.518e-17.03460.034 1750.41210.720.000000 <text:s text:c="6"/>X <text:s text:c="5"/>0 <text:s text:c="6"/>X <text:s text:c="5"/>0 <text:s text:c="10"/>33.5 Q 35O 36 34.5d65222030 912 9 4 0 <text:s text:c="3"/>68.0 <text:s text:c="2"/>70.0</text:p>
      <text:p text:style-name="P1"><text:s/>31 <text:s text:c="3"/>0.560000 1.388e-35 1.240e-09.07040.095 1222.43700.810.000000 <text:s text:c="9"/>0 1 0 <text:s text:c="9"/>0 1 0 32 <text:s/>5 27 <text:s text:c="6"/>33 <text:s/>4 30 <text:s text:c="5"/>006550 113 6 2 4 0 <text:s text:c="3"/>65.0 <text:s text:c="2"/>67.0</text:p>
      <text:p text:style-name="P1"><text:s/>73 <text:s text:c="3"/>0.561518 9.323e-40 5.945e-17.03460.034 1653.51930.720.000000 <text:s text:c="6"/>X <text:s text:c="5"/>0 <text:s text:c="6"/>X <text:s text:c="5"/>0 <text:s text:c="10"/>35.5 Q 34O 35 36.5d65222030 912 9 4 0 <text:s text:c="3"/>72.0 <text:s text:c="2"/>74.0</text:p>
      <text:p text:style-name="P1"><text:s/>61 <text:s text:c="3"/>0.564408 1.737e-38 6.805e-14.04500.058 1976.65030.600.000000 <text:s text:c="3"/>0 0 0 0 1A1 <text:s text:c="3"/>0 0 0 0 1A1 <text:s text:c="2"/>19F1 <text:s/>5 <text:s text:c="7"/>19F2 <text:s/>4 <text:s text:c="4"/>534330453738 7 1 0 <text:s text:c="2"/>117.0 <text:s/>117.0</text:p>
      <text:p text:style-name="P1"><text:s/>73 <text:s text:c="3"/>0.564446 9.691e-40 1.023e-16.03460.034 1750.40880.720.000000 <text:s text:c="6"/>X <text:s text:c="5"/>0 <text:s text:c="6"/>X <text:s text:c="5"/>0 <text:s text:c="10"/>34.5 Q 35O 36 35.5d65222030 912 9 4 0 <text:s text:c="3"/>70.0 <text:s text:c="2"/>72.0</text:p>
      <text:p text:style-name="P1"><text:s/>61 <text:s text:c="3"/>0.565669 8.264e-40 2.519e-16.04600.061 1416.55400.610.000000 <text:s text:c="3"/>0 0 0 0 1A1 <text:s text:c="3"/>0 0 0 0 1A1 <text:s text:c="2"/>16F2 <text:s/>1 <text:s text:c="7"/>16F1 <text:s/>1 <text:s text:c="4"/>534330453738 7 1 0 <text:s text:c="3"/>99.0 <text:s text:c="2"/>99.0</text:p>
      <text:p text:style-name="P1"><text:s/>61 <text:s text:c="3"/>0.566707 6.494e-38 2.895e-13.05300.070 1875.07920.640.000000 <text:s text:c="3"/>0 0 0 1 1F2 <text:s text:c="3"/>0 0 0 1 1F2 <text:s text:c="2"/>10F2 <text:s/>4 <text:s text:c="7"/>10F1 <text:s/>4 <text:s text:c="4"/>534330453738 7 1 0 <text:s text:c="3"/>63.0 <text:s text:c="2"/>63.0</text:p>
      <text:p text:style-name="P1"><text:s/>73 <text:s text:c="3"/>0.568122 3.089e-40 5.484e-17.03460.034 1850.01970.720.000000 <text:s text:c="6"/>X <text:s text:c="5"/>0 <text:s text:c="6"/>X <text:s text:c="5"/>0 <text:s text:c="10"/>33.5 Q 36O 37 34.5d65222030 912 9 4 0 <text:s text:c="3"/>68.0 <text:s text:c="2"/>70.0</text:p>
      <text:p text:style-name="P1"><text:s/>61 <text:s text:c="3"/>0.569318 4.984e-40 1.232e-12.06500.079 2878.63310.730.000000 <text:s text:c="3"/>0 1 0 1 1F1 <text:s text:c="3"/>0 1 0 1 1F2 <text:s text:c="3"/>2F2 <text:s/>7 <text:s text:c="8"/>3F1 <text:s/>7 <text:s text:c="4"/>334330453638 7 1 0 <text:s text:c="3"/>15.0 <text:s text:c="2"/>21.0</text:p>
      <text:p text:style-name="P1"><text:s/>61 <text:s text:c="3"/>0.569926 1.256e-39 5.947e-12.06500.077 3174.39430.720.000000 <text:s text:c="3"/>0 0 1 0 1F2 <text:s text:c="3"/>0 0 1 0 1F2 <text:s text:c="3"/>5F2 20 <text:s text:c="8"/>5F1 21 <text:s text:c="4"/>434330453638 7 1 0 <text:s text:c="3"/>33.0 <text:s text:c="2"/>33.0</text:p>
      <text:p text:style-name="P1"><text:s/>61 <text:s text:c="3"/>0.571059 1.943e-40 1.283e-13.06500.078 2727.39670.720.000000 <text:s text:c="3"/>0 0 0 2 1F2 <text:s text:c="3"/>0 0 0 2 1F2 <text:s text:c="3"/>4F2 <text:s/>5 <text:s text:c="8"/>4F1 <text:s/>4 <text:s text:c="4"/>434330453638 7 1 0 <text:s text:c="3"/>27.0 <text:s text:c="2"/>27.0</text:p>
      <text:p text:style-name="P1"><text:s/>34 <text:s text:c="3"/>0.571097 3.486e-38 1.511e-09.07040.095 <text:s/>508.57920.810.000000 <text:s text:c="9"/>0 0 0 <text:s text:c="9"/>0 0 0 32 <text:s/>5 27 34.5 <text:s/>33 <text:s/>4 30 35.5 6565501518 6 2 4 0 <text:s text:c="3"/>70.0 <text:s text:c="2"/>72.0</text:p>
      <text:p text:style-name="P1"><text:s/>34 <text:s text:c="3"/>0.571101 3.383e-38 1.509e-09.07040.095 <text:s/>508.57920.810.000000 <text:s text:c="9"/>0 0 0 <text:s text:c="9"/>0 0 0 32 <text:s/>5 27 33.5 <text:s/>33 <text:s/>4 30 34.5 6565501518 6 2 4 0 <text:s text:c="3"/>68.0 <text:s text:c="2"/>70.0</text:p>
      <text:p text:style-name="P1"><text:s/>34 <text:s text:c="3"/>0.571104 3.282e-38 1.508e-09.07040.095 <text:s/>508.57920.810.000000 <text:s text:c="9"/>0 0 0 <text:s text:c="9"/>0 0 0 32 <text:s/>5 27 32.5 <text:s/>33 <text:s/>4 30 33.5 6565501518 6 2 4 0 <text:s text:c="3"/>66.0 <text:s text:c="2"/>68.0</text:p>
      <text:p text:style-name="P1"><text:s/>34 <text:s text:c="3"/>0.571106 3.182e-38 1.509e-09.07040.095 <text:s/>508.57920.810.000000 <text:s text:c="9"/>0 0 0 <text:s text:c="9"/>0 0 0 32 <text:s/>5 27 31.5 <text:s/>33 <text:s/>4 30 32.5 6565501518 6 2 4 0 <text:s text:c="3"/>64.0 <text:s text:c="2"/>66.0</text:p>
      <text:p text:style-name="P1"><text:s/>34 <text:s text:c="3"/>0.571107 3.087e-38 1.511e-09.07040.095 <text:s/>508.57930.810.000000 <text:s text:c="9"/>0 0 0 <text:s text:c="9"/>0 0 0 32 <text:s/>5 27 30.5 <text:s/>33 <text:s/>4 30 31.5 6565501518 6 2 4 0 <text:s text:c="3"/>62.0 <text:s text:c="2"/>64.0</text:p>
      <text:p text:style-name="P1"><text:s/>34 <text:s text:c="3"/>0.571107 2.996e-38 1.515e-09.07040.095 <text:s/>508.57930.810.000000 <text:s text:c="9"/>0 0 0 <text:s text:c="9"/>0 0 0 32 <text:s/>5 27 29.5 <text:s/>33 <text:s/>4 30 30.5 6565501518 6 2 4 0 <text:s text:c="3"/>60.0 <text:s text:c="2"/>62.0</text:p>
      <text:p text:style-name="P1"><text:s/>73 <text:s text:c="3"/>0.571335 9.357e-40 9.722e-17.03460.034 1750.40540.720.000000 <text:s text:c="6"/>X <text:s text:c="5"/>0 <text:s text:c="6"/>X <text:s text:c="5"/>0 <text:s text:c="10"/>35.5 Q 35O 36 36.5d65222030 912 9 4 0 <text:s text:c="3"/>72.0 <text:s text:c="2"/>74.0</text:p>
      <text:p text:style-name="P1"><text:s/>61 <text:s text:c="3"/>0.571749 2.997e-40 3.465e-13.05600.074 2973.28540.690.000000 <text:s text:c="3"/>0 0 0 2 1E <text:s text:c="4"/>0 0 0 2 1F2 <text:s text:c="3"/>8F1 <text:s/>6 <text:s text:c="8"/>8F2 <text:s/>7 <text:s text:c="4"/>434330453638 7 1 0 <text:s text:c="3"/>51.0 <text:s text:c="2"/>51.0</text:p>
      <text:p text:style-name="P1"><text:s/>73 <text:s text:c="3"/>0.574633 5.357e-40 9.344e-17.03460.034 1850.01650.720.000000 <text:s text:c="6"/>X <text:s text:c="5"/>0 <text:s text:c="6"/>X <text:s text:c="5"/>0 <text:s text:c="10"/>34.5 Q 36O 37 35.5d65222030 912 9 4 0 <text:s text:c="3"/>70.0 <text:s text:c="2"/>72.0</text:p>
      <text:p text:style-name="P1"><text:s/>61 <text:s text:c="3"/>0.575664 2.004e-36 8.905e-14.04800.065 1095.25290.620.000000 <text:s text:c="3"/>0 0 0 0 1A1 <text:s text:c="3"/>0 0 0 0 1A1 <text:s text:c="2"/>14A1 <text:s/>1 <text:s text:c="7"/>14A2 <text:s/>1 <text:s text:c="4"/>534330453738 7 1 0 <text:s text:c="2"/>145.0 <text:s/>145.0</text:p>
      <text:p text:style-name="P1"><text:s/>62 <text:s text:c="3"/>0.575755 2.210e-38 8.743e-14.04180.071 1095.30490.750.000000 <text:s text:c="3"/>0 0 0 0 1A1 <text:s text:c="3"/>0 0 0 0 1A1 <text:s text:c="2"/>14A1 <text:s/>1 <text:s text:c="7"/>14A2 <text:s/>1 <text:s text:c="4"/>5323331111 4 1 1 1 <text:s text:c="2"/>290.0 <text:s/>290.0</text:p>
      <text:p text:style-name="P1"><text:s/>73 <text:s text:c="3"/>0.578416 6.352e-40 6.501e-17.03460.034 1750.40200.720.000000 <text:s text:c="6"/>X <text:s text:c="5"/>0 <text:s text:c="6"/>X <text:s text:c="5"/>0 <text:s text:c="10"/>36.5 Q 35O 36 37.5d65222030 912 9 4 0 <text:s text:c="3"/>74.0 <text:s text:c="2"/>76.0</text:p>
      <text:p text:style-name="P1"><text:s/>61 <text:s text:c="3"/>0.579268 2.621e-37 8.222e-14.04600.061 1417.51970.610.000000 <text:s text:c="3"/>0 0 0 0 1A1 <text:s text:c="3"/>0 0 0 0 1A1 <text:s text:c="2"/>16F1 <text:s/>4 <text:s text:c="7"/>16F2 <text:s/>2 <text:s text:c="4"/>534330453738 7 1 0 <text:s text:c="3"/>99.0 <text:s text:c="2"/>99.0</text:p>
      <text:p text:style-name="P1"><text:s/>62 <text:s text:c="3"/>0.579606 2.890e-39 8.075e-14.04460.068 1417.58720.750.000000 <text:s text:c="3"/>0 0 0 0 1A1 <text:s text:c="3"/>0 0 0 0 1A1 <text:s text:c="2"/>16F1 <text:s/>4 <text:s text:c="7"/>16F2 <text:s/>2 <text:s text:c="4"/>5323331111 4 1 1 1 <text:s text:c="2"/>198.0 <text:s/>198.0</text:p>
      <text:p text:style-name="P1"><text:s/>73 <text:s text:c="3"/>0.581332 6.529e-40 1.120e-16.03460.034 1850.01320.720.000000 <text:s text:c="6"/>X <text:s text:c="5"/>0 <text:s text:c="6"/>X <text:s text:c="5"/>0 <text:s text:c="10"/>35.5 Q 36O 37 36.5d65222030 912 9 4 0 <text:s text:c="3"/>72.0 <text:s text:c="2"/>74.0</text:p>
      <text:p text:style-name="P1"><text:s/>73 <text:s text:c="3"/>0.584976 2.057e-40 6.008e-17.03460.034 1952.34190.720.000000 <text:s text:c="6"/>X <text:s text:c="5"/>0 <text:s text:c="6"/>X <text:s text:c="5"/>0 <text:s text:c="10"/>34.5 Q 37O 38 35.5d65222030 912 9 4 0 <text:s text:c="3"/>70.0 <text:s text:c="2"/>72.0</text:p>
      <text:p text:style-name="P1"><text:s/>73 <text:s text:c="3"/>0.588218 6.291e-40 1.063e-16.03460.034 1850.00980.720.000000 <text:s text:c="6"/>X <text:s text:c="5"/>0 <text:s text:c="6"/>X <text:s text:c="5"/>0 <text:s text:c="10"/>36.5 Q 36O 37 37.5d65222030 912 9 4 0 <text:s text:c="3"/>74.0 <text:s text:c="2"/>76.0</text:p>
      <text:p text:style-name="P1"><text:s/>73 <text:s text:c="3"/>0.591495 3.561e-40 1.022e-16.03460.034 1952.33870.720.000000 <text:s text:c="6"/>X <text:s text:c="5"/>0 <text:s text:c="6"/>X <text:s text:c="5"/>0 <text:s text:c="10"/>35.5 Q 37O 38 36.5d65222030 912 9 4 0 <text:s text:c="3"/>72.0 <text:s text:c="2"/>74.0</text:p>
      <text:p text:style-name="P1"><text:s/>34 <text:s text:c="3"/>0.593624 1.666e-38 2.271e-09.08930.106 <text:s text:c="3"/>4.89240.760.000000 <text:s text:c="9"/>0 0 0 <text:s text:c="9"/>0 0 0 <text:s/>2 <text:s/>1 <text:s/>2 <text:s/>0.5 <text:s text:c="2"/>3 <text:s/>0 <text:s/>3 <text:s/>0.5 6565501518 6 2 4 0 <text:s text:c="4"/>2.0 <text:s text:c="3"/>2.0</text:p>
      <text:p text:style-name="P1"><text:s/>34 <text:s text:c="3"/>0.593643 1.333e-38 1.817e-09.08930.106 <text:s text:c="3"/>4.89240.760.000000 <text:s text:c="9"/>0 0 0 <text:s text:c="9"/>0 0 0 <text:s/>2 <text:s/>1 <text:s/>2 <text:s/>0.5 <text:s text:c="2"/>3 <text:s/>0 <text:s/>3 <text:s/>1.5 6565501518 6 2 4 0 <text:s text:c="4"/>2.0 <text:s text:c="3"/>4.0</text:p>
      <text:p text:style-name="P1"><text:s/>34 <text:s text:c="3"/>0.593654 1.285e-37 3.504e-09.08930.106 <text:s text:c="3"/>4.89240.760.000000 <text:s text:c="9"/>0 0 0 <text:s text:c="9"/>0 0 0 <text:s/>2 <text:s/>1 <text:s/>2 <text:s/>4.5 <text:s text:c="2"/>3 <text:s/>0 <text:s/>3 <text:s/>5.5 6565501518 6 2 4 0 <text:s text:c="3"/>10.0 <text:s text:c="2"/>12.0</text:p>
      <text:p text:style-name="P1"><text:s/>34 <text:s text:c="3"/>0.593660 2.437e-38 1.661e-09.08930.106 <text:s text:c="3"/>4.89240.760.000000 <text:s text:c="9"/>0 0 0 <text:s text:c="9"/>0 0 0 <text:s/>2 <text:s/>1 <text:s/>2 <text:s/>1.5 <text:s text:c="2"/>3 <text:s/>0 <text:s/>3 <text:s/>1.5 6565501518 6 2 4 0 <text:s text:c="4"/>4.0 <text:s text:c="3"/>4.0</text:p>
      <text:p text:style-name="P1"><text:s/>34 <text:s text:c="3"/>0.593685 3.085e-38 2.103e-09.08930.106 <text:s text:c="3"/>4.89240.760.000000 <text:s text:c="9"/>0 0 0 <text:s text:c="9"/>0 0 0 <text:s/>2 <text:s/>1 <text:s/>2 <text:s/>1.5 <text:s text:c="2"/>3 <text:s/>0 <text:s/>3 <text:s/>2.5 6565501518 6 2 4 0 <text:s text:c="4"/>4.0 <text:s text:c="3"/>6.0</text:p>
      <text:p text:style-name="P1"><text:s/>34 <text:s text:c="3"/>0.593690 1.984e-38 5.409e-10.08930.106 <text:s text:c="3"/>4.89240.760.000000 <text:s text:c="9"/>0 0 0 <text:s text:c="9"/>0 0 0 <text:s/>2 <text:s/>1 <text:s/>2 <text:s/>4.5 <text:s text:c="2"/>3 <text:s/>0 <text:s/>3 <text:s/>4.5 6565501518 6 2 4 0 <text:s text:c="3"/>10.0 <text:s text:c="2"/>10.0</text:p>
      <text:p text:style-name="P1"><text:s/>34 <text:s text:c="3"/>0.593701 2.976e-38 1.352e-09.08930.106 <text:s text:c="3"/>4.89240.760.000000 <text:s text:c="9"/>0 0 0 <text:s text:c="9"/>0 0 0 <text:s/>2 <text:s/>1 <text:s/>2 <text:s/>2.5 <text:s text:c="2"/>3 <text:s/>0 <text:s/>3 <text:s/>2.5 6565501518 6 2 4 0 <text:s text:c="4"/>6.0 <text:s text:c="3"/>6.0</text:p>
      <text:p text:style-name="P1"><text:s/>34 <text:s text:c="3"/>0.593722 5.510e-38 2.504e-09.08930.106 <text:s text:c="3"/>4.89240.760.000000 <text:s text:c="9"/>0 0 0 <text:s text:c="9"/>0 0 0 <text:s/>2 <text:s/>1 <text:s/>2 <text:s/>2.5 <text:s text:c="2"/>3 <text:s/>0 <text:s/>3 <text:s/>3.5 6565501518 6 2 4 0 <text:s text:c="4"/>6.0 <text:s text:c="3"/>8.0</text:p>
      <text:p text:style-name="P1"><text:s/>34 <text:s text:c="3"/>0.593724 2.903e-38 9.893e-10.08930.106 <text:s text:c="3"/>4.89240.760.000000 <text:s text:c="9"/>0 0 0 <text:s text:c="9"/>0 0 0 <text:s/>2 <text:s/>1 <text:s/>2 <text:s/>3.5 <text:s text:c="2"/>3 <text:s/>0 <text:s/>3 <text:s/>3.5 6565501518 6 2 4 0 <text:s text:c="4"/>8.0 <text:s text:c="3"/>8.0</text:p>
      <text:p text:style-name="P1"><text:s/>34 <text:s text:c="3"/>0.593725 8.729e-38 2.975e-09.08930.106 <text:s text:c="3"/>4.89240.760.000000 <text:s text:c="9"/>0 0 0 <text:s text:c="9"/>0 0 0 <text:s/>2 <text:s/>1 <text:s/>2 <text:s/>3.5 <text:s text:c="2"/>3 <text:s/>0 <text:s/>3 <text:s/>4.5 6565501518 6 2 4 0 <text:s text:c="4"/>8.0 <text:s text:c="2"/>10.0</text:p>
      <text:p text:style-name="P1"><text:s/>61 <text:s text:c="3"/>0.594527 2.977e-37 3.533e-13.06500.077 1459.91160.720.000000 <text:s text:c="3"/>0 0 0 1 1F2 <text:s text:c="3"/>0 0 0 1 1F2 <text:s text:c="3"/>5F1 <text:s/>2 <text:s text:c="8"/>5F2 <text:s/>2 <text:s text:c="4"/>534330453738 7 1 0 <text:s text:c="3"/>33.0 <text:s text:c="2"/>33.0</text:p>
      <text:p text:style-name="P1"><text:s/>73 <text:s text:c="3"/>0.595292 4.262e-40 7.093e-17.03460.034 1850.00640.720.000000 <text:s text:c="6"/>X <text:s text:c="5"/>0 <text:s text:c="6"/>X <text:s text:c="5"/>0 <text:s text:c="10"/>37.5 Q 36O 37 38.5d65222030 912 9 4 0 <text:s text:c="3"/>76.0 <text:s text:c="2"/>78.0</text:p>
      <text:p text:style-name="P1"><text:s/>31 <text:s text:c="3"/>0.595700 1.758e-35 1.511e-09.07060.095 1195.49700.810.000000 <text:s text:c="9"/>0 1 0 <text:s text:c="9"/>0 1 0 31 <text:s/>5 27 <text:s text:c="6"/>32 <text:s/>4 28 <text:s text:c="5"/>006550 113 6 2 4 0 <text:s text:c="3"/>63.0 <text:s text:c="2"/>65.0</text:p>
      <text:p text:style-name="P1"><text:s/>73 <text:s text:c="3"/>0.598196 4.330e-40 1.223e-16.03460.034 1952.33540.720.000000 <text:s text:c="6"/>X <text:s text:c="5"/>0 <text:s text:c="6"/>X <text:s text:c="5"/>0 <text:s text:c="10"/>36.5 Q 37O 38 37.5d65222030 912 9 4 0 <text:s text:c="3"/>74.0 <text:s text:c="2"/>76.0</text:p>
      <text:p text:style-name="P1"><text:s/>34 <text:s text:c="3"/>0.599356 1.264e-38 1.724e-09.06950.088 <text:s/>781.54900.830.000000 <text:s text:c="9"/>0 0 0 <text:s text:c="9"/>0 0 0 41 <text:s/>5 36 43.5 <text:s/>40 <text:s/>6 35 42.5 6565501518 6 2 4 0 <text:s text:c="3"/>88.0 <text:s text:c="2"/>86.0</text:p>
      <text:p text:style-name="P1"><text:s/>73 <text:s text:c="3"/>0.601812 1.349e-40 6.567e-17.03460.034 2057.37780.720.000000 <text:s text:c="6"/>X <text:s text:c="5"/>0 <text:s text:c="6"/>X <text:s text:c="5"/>0 <text:s text:c="10"/>35.5 Q 38O 39 36.5d65222030 912 9 4 0 <text:s text:c="3"/>72.0 <text:s text:c="2"/>74.0</text:p>
      <text:p text:style-name="P1"><text:s/>61 <text:s text:c="3"/>0.604015 2.324e-36 3.217e-12.06500.077 1488.30900.720.000000 <text:s text:c="3"/>0 0 0 1 1F2 <text:s text:c="3"/>0 0 0 1 1F2 <text:s text:c="3"/>5F1 <text:s/>3 <text:s text:c="8"/>5F2 <text:s/>4 <text:s text:c="4"/>534330453738 7 1 0 <text:s text:c="3"/>33.0 <text:s text:c="2"/>33.0</text:p>
      <text:p text:style-name="P1"><text:s/>61 <text:s text:c="3"/>0.605000 1.328e-38 5.573e-14.04500.058 1976.57420.600.000000 <text:s text:c="3"/>0 0 0 0 1A1 <text:s text:c="3"/>0 0 0 0 1A1 <text:s text:c="2"/>19F2 <text:s/>5 <text:s text:c="7"/>19F1 <text:s/>4 <text:s text:c="4"/>534330453738 7 1 0 <text:s text:c="2"/>117.0 <text:s/>117.0</text:p>
      <text:p text:style-name="P1"><text:s/>73 <text:s text:c="3"/>0.605079 4.163e-40 1.158e-16.03460.034 1952.33200.720.000000 <text:s text:c="6"/>X <text:s text:c="5"/>0 <text:s text:c="6"/>X <text:s text:c="5"/>0 <text:s text:c="10"/>37.5 Q 37O 38 38.5d65222030 912 9 4 0 <text:s text:c="3"/>76.0 <text:s text:c="2"/>78.0</text:p>
      <text:p text:style-name="P1"><text:s/>61 <text:s text:c="3"/>0.606672 5.032e-39 8.545e-15.04500.059 1779.02440.600.000000 <text:s text:c="3"/>0 0 0 0 1A1 <text:s text:c="3"/>0 0 0 0 1A1 <text:s text:c="2"/>18F1 <text:s/>2 <text:s text:c="7"/>18F2 <text:s/>2 <text:s text:c="4"/>534330453738 7 1 0 <text:s text:c="2"/>111.0 <text:s/>111.0</text:p>
      <text:p text:style-name="P1"><text:soft-page-break/><text:s/>61 <text:s text:c="3"/>0.606727 7.395e-38 1.263e-13.04500.059 1780.12230.600.000000 <text:s text:c="3"/>0 0 0 0 1A1 <text:s text:c="3"/>0 0 0 0 1A1 <text:s text:c="2"/>18F2 <text:s/>5 <text:s text:c="7"/>18F1 <text:s/>3 <text:s text:c="4"/>534330453738 7 1 0 <text:s text:c="2"/>111.0 <text:s/>111.0</text:p>
      <text:p text:style-name="P1"><text:s/>61 <text:s text:c="3"/>0.607018 7.109e-40 5.471e-13.06500.077 2787.63280.720.000000 <text:s text:c="3"/>0 0 0 2 1E <text:s text:c="4"/>0 0 0 2 1E <text:s text:c="4"/>5F1 <text:s/>7 <text:s text:c="8"/>5F2 <text:s/>6 <text:s text:c="4"/>434330453638 7 1 0 <text:s text:c="3"/>33.0 <text:s text:c="2"/>33.0</text:p>
      <text:p text:style-name="P1"><text:s/>62 <text:s text:c="3"/>0.607093 8.126e-40 1.236e-13.04280.067 1780.20750.750.000000 <text:s text:c="3"/>0 0 0 0 1A1 <text:s text:c="3"/>0 0 0 0 1A1 <text:s text:c="2"/>18F2 <text:s/>5 <text:s text:c="7"/>18F1 <text:s/>3 <text:s text:c="4"/>5323331111 4 1 1 1 <text:s text:c="2"/>222.0 <text:s/>222.0</text:p>
      <text:p text:style-name="P1"><text:s/>73 <text:s text:c="3"/>0.608337 2.330e-40 1.115e-16.03460.034 2057.37460.720.000000 <text:s text:c="6"/>X <text:s text:c="5"/>0 <text:s text:c="6"/>X <text:s text:c="5"/>0 <text:s text:c="10"/>36.5 Q 38O 39 37.5d65222030 912 9 4 0 <text:s text:c="3"/>74.0 <text:s text:c="2"/>76.0</text:p>
      <text:p text:style-name="P1"><text:s/>62 <text:s text:c="3"/>0.610424 7.990e-40 7.797e-13.04280.069 2182.58740.750.000000 <text:s text:c="3"/>0 0 0 0 1A1 <text:s text:c="3"/>0 0 0 0 1A1 <text:s text:c="2"/>20F2 <text:s/>4 <text:s text:c="7"/>20F1 <text:s/>3 <text:s text:c="4"/>5323331111 4 1 1 1 <text:s text:c="2"/>246.0 <text:s/>246.0</text:p>
      <text:p text:style-name="P1"><text:s/>61 <text:s text:c="3"/>0.611335 5.401e-39 5.085e-12.06200.075 2891.47530.700.000000 <text:s text:c="3"/>0 0 0 2 1F2 <text:s text:c="3"/>0 0 0 2 1F2 <text:s text:c="3"/>7F1 <text:s/>6 <text:s text:c="8"/>7F2 <text:s/>6 <text:s text:c="4"/>434330453638 7 1 0 <text:s text:c="3"/>45.0 <text:s text:c="2"/>45.0</text:p>
      <text:p text:style-name="P1"><text:s/>73 <text:s text:c="3"/>0.612145 2.813e-40 7.715e-17.03460.034 1952.32860.720.000000 <text:s text:c="6"/>X <text:s text:c="5"/>0 <text:s text:c="6"/>X <text:s text:c="5"/>0 <text:s text:c="10"/>38.5 Q 37O 38 39.5d65222030 912 9 4 0 <text:s text:c="3"/>78.0 <text:s text:c="2"/>80.0</text:p>
      <text:p text:style-name="P1"><text:s/>14 <text:s text:c="3"/>0.613436 1.194e-34 5.013e-09.05610.269 2175.56420.360.000000 <text:s text:c="9"/>0 0 0 <text:s text:c="9"/>0 0 0 14 <text:s/>6 <text:s/>8 <text:s text:c="6"/>14 <text:s/>6 <text:s/>9 <text:s text:c="5"/>004340 02227 5 2 0 <text:s text:c="2"/>174.0 <text:s/>174.0</text:p>
      <text:p text:style-name="P1"><text:s/>73 <text:s text:c="3"/>0.615040 2.830e-40 1.333e-16.03460.034 2057.37130.720.000000 <text:s text:c="6"/>X <text:s text:c="5"/>0 <text:s text:c="6"/>X <text:s text:c="5"/>0 <text:s text:c="10"/>37.5 Q 38O 39 38.5d65222030 912 9 4 0 <text:s text:c="3"/>76.0 <text:s text:c="2"/>78.0</text:p>
      <text:p text:style-name="P1"><text:s/>61 <text:s text:c="3"/>0.617010 1.544e-39 4.660e-12.06200.075 3129.20780.700.000000 <text:s text:c="3"/>0 1 0 1 1F1 <text:s text:c="3"/>0 1 0 1 1F1 <text:s text:c="3"/>7F2 16 <text:s text:c="8"/>7F1 18 <text:s text:c="4"/>434330453638 7 1 0 <text:s text:c="3"/>45.0 <text:s text:c="2"/>45.0</text:p>
      <text:p text:style-name="P1"><text:s/>61 <text:s text:c="3"/>0.617311 1.123e-36 8.915e-14.04700.065 1095.25180.620.000000 <text:s text:c="3"/>0 0 0 0 1A1 <text:s text:c="3"/>0 0 0 0 1A1 <text:s text:c="2"/>14F1 <text:s/>2 <text:s text:c="7"/>14F2 <text:s/>1 <text:s text:c="4"/>534330453738 7 1 0 <text:s text:c="3"/>87.0 <text:s text:c="2"/>87.0</text:p>
      <text:p text:style-name="P1"><text:s/>62 <text:s text:c="3"/>0.617434 1.234e-38 8.728e-14.04460.066 1095.30370.750.000000 <text:s text:c="3"/>0 0 0 0 1A1 <text:s text:c="3"/>0 0 0 0 1A1 <text:s text:c="2"/>14F1 <text:s/>2 <text:s text:c="7"/>14F2 <text:s/>1 <text:s text:c="4"/>5323331111 4 1 1 1 <text:s text:c="2"/>174.0 <text:s/>174.0</text:p>
      <text:p text:style-name="P1"><text:s/>61 <text:s text:c="3"/>0.618049 2.574e-37 6.700e-13.03800.059 1779.65110.600.000000 <text:s text:c="3"/>0 0 0 0 1A1 <text:s text:c="3"/>0 0 0 0 1A1 <text:s text:c="2"/>18E <text:s text:c="2"/>3 <text:s text:c="7"/>18E <text:s text:c="2"/>2 <text:s text:c="4"/>534330453738 7 1 0 <text:s text:c="3"/>74.0 <text:s text:c="2"/>74.0</text:p>
      <text:p text:style-name="P1"><text:s/>62 <text:s text:c="3"/>0.618186 2.822e-39 6.542e-13.02660.045 1779.73610.750.000000 <text:s text:c="3"/>0 0 0 0 1A1 <text:s text:c="3"/>0 0 0 0 1A1 <text:s text:c="2"/>18E <text:s text:c="2"/>3 <text:s text:c="7"/>18E <text:s text:c="2"/>2 <text:s text:c="4"/>5323331111 4 1 1 1 <text:s text:c="2"/>148.0 <text:s/>148.0</text:p>
      <text:p text:style-name="P1"><text:s/>61 <text:s text:c="3"/>0.619191 2.491e-37 1.252e-13.03800.061 1417.49930.610.000000 <text:s text:c="3"/>0 0 0 0 1A1 <text:s text:c="3"/>0 0 0 0 1A1 <text:s text:c="2"/>16E <text:s text:c="2"/>3 <text:s text:c="7"/>16E <text:s text:c="2"/>2 <text:s text:c="4"/>534330453738 7 1 0 <text:s text:c="3"/>66.0 <text:s text:c="2"/>66.0</text:p>
      <text:p text:style-name="P1"><text:s/>62 <text:s text:c="3"/>0.619497 2.737e-39 1.226e-13.02750.045 1417.56680.750.000000 <text:s text:c="3"/>0 0 0 0 1A1 <text:s text:c="3"/>0 0 0 0 1A1 <text:s text:c="2"/>16E <text:s text:c="2"/>3 <text:s text:c="7"/>16E <text:s text:c="2"/>2 <text:s text:c="4"/>5323331111 4 1 1 1 <text:s text:c="2"/>132.0 <text:s/>132.0</text:p>
      <text:p text:style-name="P1"><text:s/>61 <text:s text:c="3"/>0.621608 4.083e-40 2.726e-13.06200.078 2787.89060.700.000000 <text:s text:c="3"/>0 0 0 2 1F2 <text:s text:c="3"/>0 0 0 2 1F2 <text:s text:c="3"/>6F2 <text:s/>2 <text:s text:c="8"/>6F1 <text:s/>2 <text:s text:c="4"/>434330453638 7 1 0 <text:s text:c="3"/>39.0 <text:s text:c="2"/>39.0</text:p>
      <text:p text:style-name="P1"><text:s/>73 <text:s text:c="3"/>0.621921 2.715e-40 1.260e-16.03460.034 2057.36790.720.000000 <text:s text:c="6"/>X <text:s text:c="5"/>0 <text:s text:c="6"/>X <text:s text:c="5"/>0 <text:s text:c="10"/>38.5 Q 38O 39 39.5d65222030 912 9 4 0 <text:s text:c="3"/>78.0 <text:s text:c="2"/>80.0</text:p>
      <text:p text:style-name="P1"><text:s/>31 <text:s text:c="3"/>0.622900 1.135e-35 2.195e-09.08320.105 1083.61400.770.000000 <text:s text:c="9"/>0 0 1 <text:s text:c="9"/>0 0 1 <text:s/>8 <text:s/>2 <text:s/>7 <text:s text:c="7"/>9 <text:s/>1 <text:s/>8 <text:s text:c="5"/>006550 113 6 2 4 0 <text:s text:c="3"/>17.0 <text:s text:c="2"/>19.0</text:p>
      <text:p text:style-name="P1"><text:s/>61 <text:s text:c="3"/>0.623754 9.302e-37 3.136e-13.04600.061 1417.12920.610.000000 <text:s text:c="3"/>0 0 0 0 1A1 <text:s text:c="3"/>0 0 0 0 1A1 <text:s text:c="2"/>16F2 <text:s/>3 <text:s text:c="7"/>16F1 <text:s/>2 <text:s text:c="4"/>534330453738 7 1 0 <text:s text:c="3"/>99.0 <text:s text:c="2"/>99.0</text:p>
      <text:p text:style-name="P1"><text:s/>62 <text:s text:c="3"/>0.623876 1.023e-38 3.072e-13.04460.068 1417.19670.750.000000 <text:s text:c="3"/>0 0 0 0 1A1 <text:s text:c="3"/>0 0 0 0 1A1 <text:s text:c="2"/>16F2 <text:s/>3 <text:s text:c="7"/>16F1 <text:s/>2 <text:s text:c="4"/>5323331111 4 1 1 1 <text:s text:c="2"/>198.0 <text:s/>198.0</text:p>
      <text:p text:style-name="P1"><text:s/>61 <text:s text:c="3"/>0.624069 7.307e-37 9.095e-13.06200.078 1494.09880.700.000000 <text:s text:c="3"/>0 0 0 1 1F2 <text:s text:c="3"/>0 0 0 1 1F2 <text:s text:c="3"/>6F1 <text:s/>1 <text:s text:c="8"/>6F2 <text:s/>1 <text:s text:c="4"/>534330453738 7 1 0 <text:s text:c="3"/>39.0 <text:s text:c="2"/>39.0</text:p>
      <text:p text:style-name="P1"><text:s/>73 <text:s text:c="3"/>0.625161 1.502e-40 1.214e-16.03460.034 2165.12000.720.000000 <text:s text:c="6"/>X <text:s text:c="5"/>0 <text:s text:c="6"/>X <text:s text:c="5"/>0 <text:s text:c="10"/>37.5 Q 39O 40 38.5d65222030 912 9 4 0 <text:s text:c="3"/>76.0 <text:s text:c="2"/>78.0</text:p>
      <text:p text:style-name="P1"><text:s/>61 <text:s text:c="3"/>0.625520 1.227e-37 1.651e-13.06500.078 1433.97200.720.000000 <text:s text:c="3"/>0 0 0 1 1F2 <text:s text:c="3"/>0 0 0 1 1F2 <text:s text:c="3"/>4F2 <text:s/>4 <text:s text:c="8"/>4F1 <text:s/>3 <text:s text:c="4"/>534330453738 7 1 0 <text:s text:c="3"/>27.0 <text:s text:c="2"/>27.0</text:p>
      <text:p text:style-name="P1"><text:s/>73 <text:s text:c="3"/>0.628980 1.831e-40 8.380e-17.03460.034 2057.36450.720.000000 <text:s text:c="6"/>X <text:s text:c="5"/>0 <text:s text:c="6"/>X <text:s text:c="5"/>0 <text:s text:c="10"/>39.5 Q 38O 39 40.5d65222030 912 9 4 0 <text:s text:c="3"/>80.0 <text:s text:c="2"/>82.0</text:p>
      <text:p text:style-name="P1"><text:s/>34 <text:s text:c="3"/>0.631056 8.247e-38 1.997e-09.07250.099 <text:s/>314.82700.790.000000 <text:s text:c="9"/>0 0 0 <text:s text:c="9"/>0 0 0 25 <text:s/>4 21 26.5 <text:s/>26 <text:s/>3 24 27.5 6565501518 6 2 4 0 <text:s text:c="3"/>54.0 <text:s text:c="2"/>56.0</text:p>
      <text:p text:style-name="P1"><text:s/>34 <text:s text:c="3"/>0.631057 8.571e-38 2.001e-09.07250.099 <text:s/>314.82700.790.000000 <text:s text:c="9"/>0 0 0 <text:s text:c="9"/>0 0 0 25 <text:s/>4 21 27.5 <text:s/>26 <text:s/>3 24 28.5 6565501518 6 2 4 0 <text:s text:c="3"/>56.0 <text:s text:c="2"/>58.0</text:p>
      <text:p text:style-name="P1"><text:s/>34 <text:s text:c="3"/>0.631057 7.933e-38 1.994e-09.07250.099 <text:s/>314.82700.790.000000 <text:s text:c="9"/>0 0 0 <text:s text:c="9"/>0 0 0 25 <text:s/>4 21 25.5 <text:s/>26 <text:s/>3 24 26.5 6565501518 6 2 4 0 <text:s text:c="3"/>52.0 <text:s text:c="2"/>54.0</text:p>
      <text:p text:style-name="P1"><text:s/>34 <text:s text:c="3"/>0.631059 7.633e-38 1.996e-09.07250.099 <text:s/>314.82700.790.000000 <text:s text:c="9"/>0 0 0 <text:s text:c="9"/>0 0 0 25 <text:s/>4 21 24.5 <text:s/>26 <text:s/>3 24 25.5 6565501518 6 2 4 0 <text:s text:c="3"/>50.0 <text:s text:c="2"/>52.0</text:p>
      <text:p text:style-name="P1"><text:s/>34 <text:s text:c="3"/>0.631063 7.343e-38 2.000e-09.07250.099 <text:s/>314.82700.790.000000 <text:s text:c="9"/>0 0 0 <text:s text:c="9"/>0 0 0 25 <text:s/>4 21 23.5 <text:s/>26 <text:s/>3 24 24.5 6565501518 6 2 4 0 <text:s text:c="3"/>48.0 <text:s text:c="2"/>50.0</text:p>
      <text:p text:style-name="P1"><text:s/>34 <text:s text:c="3"/>0.631068 7.064e-38 2.008e-09.07250.099 <text:s/>314.82710.790.000000 <text:s text:c="9"/>0 0 0 <text:s text:c="9"/>0 0 0 25 <text:s/>4 21 22.5 <text:s/>26 <text:s/>3 24 23.5 6565501518 6 2 4 0 <text:s text:c="3"/>46.0 <text:s text:c="2"/>48.0</text:p>
      <text:p text:style-name="P1"><text:s/>35 <text:s text:c="3"/>0.631710 8.092e-38 1.969e-09.07340.100 <text:s/>279.70240.790.000000 <text:s text:c="9"/>0 0 0 <text:s text:c="9"/>0 0 0 24 <text:s/>3 21 23.5 <text:s/>23 <text:s/>4 20 22.5 6565501518 6 2 4 0 <text:s text:c="3"/>48.0 <text:s text:c="2"/>46.0</text:p>
      <text:p text:style-name="P1"><text:s/>35 <text:s text:c="3"/>0.631710 8.440e-38 1.971e-09.07340.100 <text:s/>279.70240.790.000000 <text:s text:c="9"/>0 0 0 <text:s text:c="9"/>0 0 0 24 <text:s/>3 21 24.5 <text:s/>23 <text:s/>4 20 23.5 6565501518 6 2 4 0 <text:s text:c="3"/>50.0 <text:s text:c="2"/>48.0</text:p>
      <text:p text:style-name="P1"><text:s/>35 <text:s text:c="3"/>0.631713 7.759e-38 1.970e-09.07340.100 <text:s/>279.70250.790.000000 <text:s text:c="9"/>0 0 0 <text:s text:c="9"/>0 0 0 24 <text:s/>3 21 22.5 <text:s/>23 <text:s/>4 20 21.5 6565501518 6 2 4 0 <text:s text:c="3"/>46.0 <text:s text:c="2"/>44.0</text:p>
      <text:p text:style-name="P1"><text:s/>35 <text:s text:c="3"/>0.631715 8.801e-38 1.977e-09.07340.100 <text:s/>279.70240.790.000000 <text:s text:c="9"/>0 0 0 <text:s text:c="9"/>0 0 0 24 <text:s/>3 21 25.5 <text:s/>23 <text:s/>4 20 24.5 6565501518 6 2 4 0 <text:s text:c="3"/>52.0 <text:s text:c="2"/>50.0</text:p>
      <text:p text:style-name="P1"><text:s/>35 <text:s text:c="3"/>0.631721 7.442e-38 1.975e-09.07340.100 <text:s/>279.70250.790.000000 <text:s text:c="9"/>0 0 0 <text:s text:c="9"/>0 0 0 24 <text:s/>3 21 21.5 <text:s/>23 <text:s/>4 20 20.5 6565501518 6 2 4 0 <text:s text:c="3"/>44.0 <text:s text:c="2"/>42.0</text:p>
      <text:p text:style-name="P1"><text:s/>35 <text:s text:c="3"/>0.631726 9.179e-38 1.985e-09.07340.100 <text:s/>279.70250.790.000000 <text:s text:c="9"/>0 0 0 <text:s text:c="9"/>0 0 0 24 <text:s/>3 21 26.5 <text:s/>23 <text:s/>4 20 25.5 6565501518 6 2 4 0 <text:s text:c="3"/>54.0 <text:s text:c="2"/>52.0</text:p>
      <text:p text:style-name="P1"><text:s/>73 <text:s text:c="3"/>0.631866 1.820e-40 1.449e-16.03460.034 2165.11670.720.000000 <text:s text:c="6"/>X <text:s text:c="5"/>0 <text:s text:c="6"/>X <text:s text:c="5"/>0 <text:s text:c="10"/>38.5 Q 39O 40 39.5d65222030 912 9 4 0 <text:s text:c="3"/>78.0 <text:s text:c="2"/>80.0</text:p>
      <text:p text:style-name="P1"><text:s/>31 <text:s text:c="3"/>0.637000 1.000e-35 1.774e-09.06810.078 1447.16200.760.000000 <text:s text:c="9"/>0 0 0 <text:s text:c="9"/>0 0 0 55 <text:s/>7 49 <text:s text:c="6"/>54 <text:s/>8 46 <text:s text:c="5"/>004220 113 8 2 1 0 <text:s text:c="2"/>111.0 <text:s/>109.0</text:p>
      <text:p text:style-name="P1"><text:s/>73 <text:s text:c="3"/>0.638745 1.742e-40 1.368e-16.03460.034 2165.11340.720.000000 <text:s text:c="6"/>X <text:s text:c="5"/>0 <text:s text:c="6"/>X <text:s text:c="5"/>0 <text:s text:c="10"/>39.5 Q 39O 40 40.5d65222030 912 9 4 0 <text:s text:c="3"/>80.0 <text:s text:c="2"/>82.0</text:p>
      <text:p text:style-name="P1"><text:s/>61 <text:s text:c="3"/>0.640365 1.223e-40 1.389e-12.05300.070 3463.39010.640.000000 <text:s text:c="3"/>0 1 0 1 1F1 <text:s text:c="3"/>0 1 0 1 1F1 <text:s text:c="2"/>10F2 29 <text:s text:c="7"/>10F1 28 <text:s text:c="4"/>434330453638 7 1 0 <text:s text:c="3"/>63.0 <text:s text:c="2"/>63.0</text:p>
      <text:p text:style-name="P1"><text:s/>61 <text:s text:c="3"/>0.643036 3.473e-40 1.311e-12.05600.074 3166.72220.690.000000 <text:s text:c="3"/>0 1 0 1 1F2 <text:s text:c="3"/>0 1 0 1 1F2 <text:s text:c="3"/>7F2 20 <text:s text:c="8"/>8F1 13 <text:s text:c="4"/>434330453638 7 1 0 <text:s text:c="3"/>45.0 <text:s text:c="2"/>51.0</text:p>
      <text:p text:style-name="P1"><text:s/>61 <text:s text:c="3"/>0.643402 7.521e-37 9.338e-14.03900.065 1095.25120.620.000000 <text:s text:c="3"/>0 0 0 0 1A1 <text:s text:c="3"/>0 0 0 0 1A1 <text:s text:c="2"/>14E <text:s text:c="2"/>2 <text:s text:c="7"/>14E <text:s text:c="2"/>1 <text:s text:c="4"/>534330453738 7 1 0 <text:s text:c="3"/>58.0 <text:s text:c="2"/>58.0</text:p>
      <text:p text:style-name="P1"><text:s/>62 <text:s text:c="3"/>0.643541 8.279e-39 9.154e-14.03420.055 1095.30310.750.000000 <text:s text:c="3"/>0 0 0 0 1A1 <text:s text:c="3"/>0 0 0 0 1A1 <text:s text:c="2"/>14E <text:s text:c="2"/>2 <text:s text:c="7"/>14E <text:s text:c="2"/>1 <text:s text:c="4"/>5323331111 4 1 1 1 <text:s text:c="2"/>116.0 <text:s/>116.0</text:p>
      <text:p text:style-name="P1"><text:s/>61 <text:s text:c="3"/>0.644355 1.732e-39 1.465e-11.05300.073 3486.03370.650.000000 <text:s text:c="3"/>0 0 1 0 1F2 <text:s text:c="3"/>0 0 1 0 1F2 <text:s text:c="3"/>9A1 11 <text:s text:c="8"/>9A2 13 <text:s text:c="4"/>434330453638 7 1 0 <text:s text:c="3"/>95.0 <text:s text:c="2"/>95.0</text:p>
      <text:p text:style-name="P1"><text:s/>61 <text:s text:c="3"/>0.644637 1.360e-39 5.651e-12.04800.067 3291.09690.630.000000 <text:s text:c="3"/>0 0 0 2 1F2 <text:s text:c="3"/>0 0 0 2 1F2 <text:s text:c="2"/>12F1 <text:s/>1 <text:s text:c="7"/>12F2 <text:s/>1 <text:s text:c="4"/>434330453638 7 1 0 <text:s text:c="3"/>75.0 <text:s text:c="2"/>75.0</text:p>
      <text:p text:style-name="P1"><text:s/>73 <text:s text:c="3"/>0.645796 1.173e-40 9.082e-17.03460.034 2165.10990.720.000000 <text:s text:c="6"/>X <text:s text:c="5"/>0 <text:s text:c="6"/>X <text:s text:c="5"/>0 <text:s text:c="10"/>40.5 Q 39O 40 41.5d65222030 912 9 4 0 <text:s text:c="3"/>82.0 <text:s text:c="2"/>84.0</text:p>
      <text:p text:style-name="P1"><text:s/>61 <text:s text:c="3"/>0.645832 2.467e-37 1.086e-14.04800.065 <text:s/>949.84140.620.000000 <text:s text:c="3"/>0 0 0 0 1A1 <text:s text:c="3"/>0 0 0 0 1A1 <text:s text:c="2"/>13F2 <text:s/>3 <text:s text:c="7"/>13F1 <text:s/>1 <text:s text:c="4"/>534330453738 7 1 0 <text:s text:c="3"/>81.0 <text:s text:c="2"/>81.0</text:p>
      <text:p text:style-name="P1"><text:s/>62 <text:s text:c="3"/>0.645981 2.720e-39 1.066e-14.04850.071 <text:s/>949.88640.750.000000 <text:s text:c="3"/>0 0 0 0 1A1 <text:s text:c="3"/>0 0 0 0 1A1 <text:s text:c="2"/>13F2 <text:s/>3 <text:s text:c="7"/>13F1 <text:s/>1 <text:s text:c="4"/>5323331111 4 1 1 1 <text:s text:c="2"/>162.0 <text:s/>162.0</text:p>
      <text:p text:style-name="P1"><text:s/>61 <text:s text:c="3"/>0.646468 4.570e-39 7.661e-12.05600.073 3047.32500.650.000000 <text:s text:c="3"/>0 0 0 2 1A1 <text:s text:c="3"/>0 0 0 2 1A1 <text:s text:c="3"/>9F1 <text:s/>6 <text:s text:c="8"/>9F2 <text:s/>6 <text:s text:c="4"/>434330453638 7 1 0 <text:s text:c="3"/>57.0 <text:s text:c="2"/>57.0</text:p>
      <text:p text:style-name="P1"><text:s/>61 <text:s text:c="3"/>0.647587 3.667e-36 5.502e-12.06200.078 1524.93930.700.000000 <text:s text:c="3"/>0 0 0 1 1F2 <text:s text:c="3"/>0 0 0 1 1F2 <text:s text:c="3"/>6F2 <text:s/>3 <text:s text:c="8"/>6F1 <text:s/>3 <text:s text:c="4"/>534330453738 7 1 0 <text:s text:c="3"/>39.0 <text:s text:c="2"/>39.0</text:p>
      <text:p text:style-name="P1"><text:s/>73 <text:s text:c="3"/>0.648676 1.153e-40 1.572e-16.03460.034 2275.56750.720.000000 <text:s text:c="6"/>X <text:s text:c="5"/>0 <text:s text:c="6"/>X <text:s text:c="5"/>0 <text:s text:c="10"/>39.5 Q 40O 41 40.5d65222030 912 9 4 0 <text:s text:c="3"/>80.0 <text:s text:c="2"/>82.0</text:p>
      <text:p text:style-name="P1"><text:s/>61 <text:s text:c="3"/>0.653645 1.670e-37 1.708e-12.05300.068 2035.32190.640.000000 <text:s text:c="3"/>0 0 0 1 1F2 <text:s text:c="3"/>0 0 0 1 1F2 <text:s text:c="2"/>11F1 <text:s/>7 <text:s text:c="7"/>11F2 <text:s/>6 <text:s text:c="4"/>534330453738 7 1 0 <text:s text:c="3"/>69.0 <text:s text:c="2"/>69.0</text:p>
      <text:p text:style-name="P1"><text:s/>73 <text:s text:c="3"/>0.655552 1.102e-40 1.481e-16.03460.034 2275.56410.720.000000 <text:s text:c="6"/>X <text:s text:c="5"/>0 <text:s text:c="6"/>X <text:s text:c="5"/>0 <text:s text:c="10"/>40.5 Q 40O 41 41.5d65222030 912 9 4 0 <text:s text:c="3"/>82.0 <text:s text:c="2"/>84.0</text:p>
      <text:p text:style-name="P1"><text:s/>61 <text:s text:c="3"/>0.660439 2.094e-40 2.089e-13.06500.077 2823.60130.720.000000 <text:s text:c="3"/>0 0 0 2 1E <text:s text:c="4"/>0 0 0 2 1E <text:s text:c="4"/>5F1 <text:s/>9 <text:s text:c="8"/>5F2 <text:s/>8 <text:s text:c="4"/>434330453638 7 1 0 <text:s text:c="3"/>33.0 <text:s text:c="2"/>33.0</text:p>
      <text:p text:style-name="P1"><text:s/>61 <text:s text:c="3"/>0.667610 6.003e-37 1.492e-12.05000.070 1826.21680.640.000000 <text:s text:c="3"/>0 0 0 1 1F2 <text:s text:c="3"/>0 0 0 1 1F2 <text:s text:c="2"/>10A2 <text:s/>1 <text:s text:c="7"/>10A1 <text:s/>1 <text:s text:c="4"/>534330453738 7 1 0 <text:s text:c="2"/>105.0 <text:s/>105.0</text:p>
      <text:p text:style-name="P1"><text:s/>31 <text:s text:c="3"/>0.668800 7.866e-36 6.522e-10.07040.097 1176.80200.810.000000 <text:s text:c="9"/>0 1 0 <text:s text:c="9"/>0 1 0 33 <text:s/>2 32 <text:s text:c="6"/>32 <text:s/>3 29 <text:s text:c="5"/>006550 113 6 2 4 0 <text:s text:c="3"/>67.0 <text:s text:c="2"/>65.0</text:p>
      <text:p text:style-name="P1"><text:s/>35 <text:s text:c="3"/>0.669047 1.613e-38 2.341e-09.06960.090 <text:s/>729.76040.830.000000 <text:s text:c="9"/>0 0 0 <text:s text:c="9"/>0 0 0 39 <text:s/>5 35 37.5 <text:s/>38 <text:s/>6 32 36.5 6565501518 6 2 4 0 <text:s text:c="3"/>76.0 <text:s text:c="2"/>74.0</text:p>
      <text:p text:style-name="P1"><text:s/>35 <text:s text:c="3"/>0.669048 1.655e-38 2.340e-09.06960.090 <text:s/>729.76040.830.000000 <text:s text:c="9"/>0 0 0 <text:s text:c="9"/>0 0 0 39 <text:s/>5 35 38.5 <text:s/>38 <text:s/>6 32 37.5 6565501518 6 2 4 0 <text:s text:c="3"/>78.0 <text:s text:c="2"/>76.0</text:p>
      <text:p text:style-name="P1"><text:s/>35 <text:s text:c="3"/>0.669048 1.572e-38 2.343e-09.06960.090 <text:s/>729.76050.830.000000 <text:s text:c="9"/>0 0 0 <text:s text:c="9"/>0 0 0 39 <text:s/>5 35 36.5 <text:s/>38 <text:s/>6 32 35.5 6565501518 6 2 4 0 <text:s text:c="3"/>74.0 <text:s text:c="2"/>72.0</text:p>
      <text:p text:style-name="P1"><text:s/>35 <text:s text:c="3"/>0.669049 1.698e-38 2.341e-09.06960.090 <text:s/>729.76040.830.000000 <text:s text:c="9"/>0 0 0 <text:s text:c="9"/>0 0 0 39 <text:s/>5 35 39.5 <text:s/>38 <text:s/>6 32 38.5 6565501518 6 2 4 0 <text:s text:c="3"/>80.0 <text:s text:c="2"/>78.0</text:p>
      <text:p text:style-name="P1"><text:soft-page-break/><text:s/>35 <text:s text:c="3"/>0.669051 1.743e-38 2.343e-09.06960.090 <text:s/>729.76040.830.000000 <text:s text:c="9"/>0 0 0 <text:s text:c="9"/>0 0 0 39 <text:s/>5 35 40.5 <text:s/>38 <text:s/>6 32 39.5 6565501518 6 2 4 0 <text:s text:c="3"/>82.0 <text:s text:c="2"/>80.0</text:p>
      <text:p text:style-name="P1"><text:s/>35 <text:s text:c="3"/>0.669055 1.788e-38 2.347e-09.06960.090 <text:s/>729.76040.830.000000 <text:s text:c="9"/>0 0 0 <text:s text:c="9"/>0 0 0 39 <text:s/>5 35 41.5 <text:s/>38 <text:s/>6 32 40.5 6565501518 6 2 4 0 <text:s text:c="3"/>84.0 <text:s text:c="2"/>82.0</text:p>
      <text:p text:style-name="P1"><text:s/>61 <text:s text:c="3"/>0.673260 1.084e-36 3.285e-12.05600.074 1716.63420.690.000000 <text:s text:c="3"/>0 0 0 1 1F2 <text:s text:c="3"/>0 0 0 1 1F2 <text:s text:c="3"/>8F2 <text:s/>5 <text:s text:c="8"/>8F1 <text:s/>5 <text:s text:c="4"/>534330453738 7 1 0 <text:s text:c="3"/>51.0 <text:s text:c="2"/>51.0</text:p>
      <text:p text:style-name="P1"><text:s/>13 <text:s text:c="3"/>0.675345 6.848e-38 8.232e-09.08340.412 3589.86940.69-.002900 <text:s text:c="9"/>0 2 0 <text:s text:c="9"/>0 2 0 <text:s/>5 <text:s/>2 <text:s/>4 <text:s text:c="7"/>4 <text:s/>3 <text:s/>1 <text:s text:c="5"/>5646634636287120 7 <text:s text:c="3"/>66.0 <text:s text:c="2"/>54.0</text:p>
      <text:p text:style-name="P1"><text:s/>31 <text:s text:c="3"/>0.677400 8.520e-36 2.083e-09.07600.102 1274.51900.780.000000 <text:s text:c="9"/>1 0 0 <text:s text:c="9"/>1 0 0 18 <text:s/>3 15 <text:s text:c="6"/>19 <text:s/>2 18 <text:s text:c="5"/>006550 113 6 2 4 0 <text:s text:c="3"/>37.0 <text:s text:c="2"/>39.0</text:p>
      <text:p text:style-name="P1"><text:s/>61 <text:s text:c="3"/>0.678322 7.584e-39 7.307e-12.06500.079 2648.78660.730.000000 <text:s text:c="3"/>0 0 0 2 1F2 <text:s text:c="3"/>0 0 0 2 1A1 <text:s text:c="3"/>2F2 <text:s/>3 <text:s text:c="8"/>3F1 <text:s/>2 <text:s text:c="4"/>334330453638 7 1 0 <text:s text:c="3"/>15.0 <text:s text:c="2"/>21.0</text:p>
      <text:p text:style-name="P1"><text:s/>61 <text:s text:c="3"/>0.678725 1.358e-38 6.067e-14.05600.073 1817.84300.650.000000 <text:s text:c="3"/>0 0 0 1 1F2 <text:s text:c="3"/>0 0 0 1 1F2 <text:s text:c="3"/>9F1 <text:s/>6 <text:s text:c="8"/>9F2 <text:s/>7 <text:s text:c="4"/>534330453738 7 1 0 <text:s text:c="3"/>57.0 <text:s text:c="2"/>57.0</text:p>
      <text:p text:style-name="P1"><text:s/>61 <text:s text:c="3"/>0.679327 1.129e-38 5.227e-16.04800.065 <text:s/>949.84290.620.000000 <text:s text:c="3"/>0 0 0 0 1A1 <text:s text:c="3"/>0 0 0 0 1A1 <text:s text:c="2"/>13F1 <text:s/>4 <text:s text:c="7"/>13F2 <text:s/>1 <text:s text:c="4"/>534330453738 7 1 0 <text:s text:c="3"/>81.0 <text:s text:c="2"/>81.0</text:p>
      <text:p text:style-name="P1"><text:s/>61 <text:s text:c="3"/>0.679996 5.131e-40 1.646e-12.06200.078 3092.29830.700.000000 <text:s text:c="3"/>0 1 0 1 1F2 <text:s text:c="3"/>0 1 0 1 1F1 <text:s text:c="3"/>6F1 19 <text:s text:c="8"/>6F2 19 <text:s text:c="4"/>434330453638 7 1 0 <text:s text:c="3"/>39.0 <text:s text:c="2"/>39.0</text:p>
      <text:p text:style-name="P1"><text:s/>61 <text:s text:c="3"/>0.680969 2.319e-37 4.434e-13.04500.059 1779.63110.600.000000 <text:s text:c="3"/>0 0 0 0 1A1 <text:s text:c="3"/>0 0 0 0 1A1 <text:s text:c="2"/>18F2 <text:s/>4 <text:s text:c="7"/>18F1 <text:s/>2 <text:s text:c="4"/>534330453738 7 1 0 <text:s text:c="2"/>111.0 <text:s/>111.0</text:p>
      <text:p text:style-name="P1"><text:s/>62 <text:s text:c="3"/>0.681144 2.550e-39 4.343e-13.04280.067 1779.71590.750.000000 <text:s text:c="3"/>0 0 0 0 1A1 <text:s text:c="3"/>0 0 0 0 1A1 <text:s text:c="2"/>18F2 <text:s/>4 <text:s text:c="7"/>18F1 <text:s/>2 <text:s text:c="4"/>5323331111 4 1 1 1 <text:s text:c="2"/>222.0 <text:s/>222.0</text:p>
      <text:p text:style-name="P1"><text:s/>14 <text:s text:c="3"/>0.682472 9.007e-31 9.529e-09.09700.453 <text:s/>156.38230.730.000000 <text:s text:c="9"/>0 0 0 <text:s text:c="9"/>0 0 0 <text:s/>3 <text:s/>2 <text:s/>1 <text:s text:c="7"/>4 <text:s/>1 <text:s/>4 <text:s text:c="5"/>005540 02227 5 2 0 <text:s text:c="3"/>42.0 <text:s text:c="2"/>54.0</text:p>
      <text:p text:style-name="P1"><text:s/>61 <text:s text:c="3"/>0.683988 7.393e-38 7.668e-13.05000.070 2115.14940.640.000000 <text:s text:c="3"/>0 1 0 0 1E <text:s text:c="4"/>0 1 0 0 1E <text:s text:c="3"/>10A2 <text:s/>4 <text:s text:c="7"/>10A1 <text:s/>4 <text:s text:c="4"/>534330453738 7 1 0 <text:s text:c="2"/>105.0 <text:s/>105.0</text:p>
      <text:p text:style-name="P1"><text:s/>61 <text:s text:c="3"/>0.684635 3.398e-40 4.467e-13.05500.078 2853.37740.700.000000 <text:s text:c="3"/>0 0 0 2 1F2 <text:s text:c="3"/>0 0 0 2 1E <text:s text:c="4"/>7E <text:s text:c="2"/>2 <text:s text:c="8"/>6E <text:s text:c="2"/>5 <text:s text:c="4"/>434330453638 7 1 0 <text:s text:c="3"/>30.0 <text:s text:c="2"/>26.0</text:p>
      <text:p text:style-name="P1"><text:s/>61 <text:s text:c="3"/>0.687409 6.718e-37 2.496e-13.04600.061 1417.11980.610.000000 <text:s text:c="3"/>0 0 0 0 1A1 <text:s text:c="3"/>0 0 0 0 1A1 <text:s text:c="2"/>16F1 <text:s/>3 <text:s text:c="7"/>16F2 <text:s/>1 <text:s text:c="4"/>534330453738 7 1 0 <text:s text:c="3"/>99.0 <text:s text:c="2"/>99.0</text:p>
      <text:p text:style-name="P1"><text:s/>62 <text:s text:c="3"/>0.687582 7.395e-39 2.447e-13.04460.068 1417.18730.750.000000 <text:s text:c="3"/>0 0 0 0 1A1 <text:s text:c="3"/>0 0 0 0 1A1 <text:s text:c="2"/>16F1 <text:s/>3 <text:s text:c="7"/>16F2 <text:s/>1 <text:s text:c="4"/>5323331111 4 1 1 1 <text:s text:c="2"/>198.0 <text:s/>198.0</text:p>
      <text:p text:style-name="P1"><text:s/>35 <text:s text:c="3"/>0.687763 6.054e-38 2.614e-09.07110.096 <text:s/>439.37280.800.000000 <text:s text:c="9"/>0 0 0 <text:s text:c="9"/>0 0 0 29 <text:s/>5 25 31.5 <text:s/>30 <text:s/>4 26 32.5 6565501518 6 2 4 0 <text:s text:c="3"/>64.0 <text:s text:c="2"/>66.0</text:p>
      <text:p text:style-name="P1"><text:s/>35 <text:s text:c="3"/>0.687770 5.855e-38 2.610e-09.07110.096 <text:s/>439.37280.800.000000 <text:s text:c="9"/>0 0 0 <text:s text:c="9"/>0 0 0 29 <text:s/>5 25 30.5 <text:s/>30 <text:s/>4 26 31.5 6565501518 6 2 4 0 <text:s text:c="3"/>62.0 <text:s text:c="2"/>64.0</text:p>
      <text:p text:style-name="P1"><text:s/>35 <text:s text:c="3"/>0.687770 5.122e-38 2.621e-09.07110.096 <text:s/>439.37290.800.000000 <text:s text:c="9"/>0 0 0 <text:s text:c="9"/>0 0 0 29 <text:s/>5 25 26.5 <text:s/>30 <text:s/>4 26 27.5 6565501518 6 2 4 0 <text:s text:c="3"/>54.0 <text:s text:c="2"/>56.0</text:p>
      <text:p text:style-name="P1"><text:s/>35 <text:s text:c="3"/>0.687774 5.663e-38 2.608e-09.07110.096 <text:s/>439.37280.800.000000 <text:s text:c="9"/>0 0 0 <text:s text:c="9"/>0 0 0 29 <text:s/>5 25 29.5 <text:s/>30 <text:s/>4 26 30.5 6565501518 6 2 4 0 <text:s text:c="3"/>60.0 <text:s text:c="2"/>62.0</text:p>
      <text:p text:style-name="P1"><text:s/>35 <text:s text:c="3"/>0.687774 5.296e-38 2.613e-09.07110.096 <text:s/>439.37280.800.000000 <text:s text:c="9"/>0 0 0 <text:s text:c="9"/>0 0 0 29 <text:s/>5 25 27.5 <text:s/>30 <text:s/>4 26 28.5 6565501518 6 2 4 0 <text:s text:c="3"/>56.0 <text:s text:c="2"/>58.0</text:p>
      <text:p text:style-name="P1"><text:s/>35 <text:s text:c="3"/>0.687775 5.475e-38 2.609e-09.07110.096 <text:s/>439.37280.800.000000 <text:s text:c="9"/>0 0 0 <text:s text:c="9"/>0 0 0 29 <text:s/>5 25 28.5 <text:s/>30 <text:s/>4 26 29.5 6565501518 6 2 4 0 <text:s text:c="3"/>58.0 <text:s text:c="2"/>60.0</text:p>
      <text:p text:style-name="P1"><text:s/>34 <text:s text:c="3"/>0.688067 1.392e-38 7.065e-10.07000.096 <text:s/>519.61530.820.000000 <text:s text:c="9"/>0 0 0 <text:s text:c="9"/>0 0 0 35 <text:s/>2 34 37.5 <text:s/>34 <text:s/>3 31 36.5 6565501518 6 2 4 0 <text:s text:c="3"/>76.0 <text:s text:c="2"/>74.0</text:p>
      <text:p text:style-name="P1"><text:s/>34 <text:s text:c="3"/>0.688122 1.353e-38 7.054e-10.07000.096 <text:s/>519.61520.820.000000 <text:s text:c="9"/>0 0 0 <text:s text:c="9"/>0 0 0 35 <text:s/>2 34 36.5 <text:s/>34 <text:s/>3 31 35.5 6565501518 6 2 4 0 <text:s text:c="3"/>74.0 <text:s text:c="2"/>72.0</text:p>
      <text:p text:style-name="P1"><text:s/>34 <text:s text:c="3"/>0.688133 1.278e-38 7.042e-10.07000.096 <text:s/>519.61520.820.000000 <text:s text:c="9"/>0 0 0 <text:s text:c="9"/>0 0 0 35 <text:s/>2 34 34.5 <text:s/>34 <text:s/>3 31 33.5 6565501518 6 2 4 0 <text:s text:c="3"/>70.0 <text:s text:c="2"/>68.0</text:p>
      <text:p text:style-name="P1"><text:s/>34 <text:s text:c="3"/>0.688143 1.315e-38 7.046e-10.07000.096 <text:s/>519.61520.820.000000 <text:s text:c="9"/>0 0 0 <text:s text:c="9"/>0 0 0 35 <text:s/>2 34 35.5 <text:s/>34 <text:s/>3 31 34.5 6565501518 6 2 4 0 <text:s text:c="3"/>72.0 <text:s text:c="2"/>70.0</text:p>
      <text:p text:style-name="P1"><text:s/>61 <text:s text:c="3"/>0.688942 3.148e-40 2.591e-16.04600.060 1592.35940.610.000000 <text:s text:c="3"/>0 0 0 0 1A1 <text:s text:c="3"/>0 0 0 0 1A1 <text:s text:c="2"/>17F1 <text:s/>2 <text:s text:c="7"/>17F2 <text:s/>1 <text:s text:c="4"/>534330453738 7 1 0 <text:s text:c="2"/>105.0 <text:s/>105.0</text:p>
      <text:p text:style-name="P1"><text:s/>61 <text:s text:c="3"/>0.690105 1.768e-40 7.185e-13.06200.075 3167.36500.700.000000 <text:s text:c="3"/>0 1 0 1 1F1 <text:s text:c="3"/>0 1 0 1 1F2 <text:s text:c="3"/>7F1 21 <text:s text:c="8"/>7F2 20 <text:s text:c="4"/>334330453638 7 1 0 <text:s text:c="3"/>45.0 <text:s text:c="2"/>45.0</text:p>
      <text:p text:style-name="P1"><text:s/>61 <text:s text:c="3"/>0.690343 5.209e-39 5.539e-12.06200.075 2891.47530.700.000000 <text:s text:c="3"/>0 0 0 2 1E <text:s text:c="4"/>0 0 0 2 1F2 <text:s text:c="3"/>7F1 <text:s/>7 <text:s text:c="8"/>7F2 <text:s/>6 <text:s text:c="4"/>434330453638 7 1 0 <text:s text:c="3"/>45.0 <text:s text:c="2"/>45.0</text:p>
      <text:p text:style-name="P1"><text:s/>14 <text:s text:c="3"/>0.692995 3.586e-35 4.320e-11.07460.309 1405.12570.370.000000 <text:s text:c="9"/>0 0 0 <text:s text:c="9"/>0 0 0 13 <text:s/>1 12 <text:s text:c="6"/>12 <text:s/>3 <text:s/>9 <text:s text:c="5"/>004340 02227 5 2 0 <text:s text:c="2"/>162.0 <text:s/>150.0</text:p>
      <text:p text:style-name="P1"><text:s/>61 <text:s text:c="3"/>0.695603 3.800e-40 1.037e-12.06200.078 3020.08810.700.000000 <text:s text:c="3"/>0 1 0 1 1F2 <text:s text:c="3"/>0 1 0 1 1F2 <text:s text:c="3"/>5F1 16 <text:s text:c="8"/>6F2 12 <text:s text:c="4"/>434330453638 7 1 0 <text:s text:c="3"/>33.0 <text:s text:c="2"/>39.0</text:p>
      <text:p text:style-name="P1"><text:s/>61 <text:s text:c="3"/>0.696048 5.913e-40 1.981e-12.06500.077 3020.78390.720.000000 <text:s text:c="3"/>1 0 0 0 1A1 <text:s text:c="3"/>0 1 0 1 1F2 <text:s text:c="3"/>4F2 15 <text:s text:c="8"/>5F1 16 <text:s text:c="4"/>334330453638 7 1 0 <text:s text:c="3"/>27.0 <text:s text:c="2"/>33.0</text:p>
      <text:p text:style-name="P1"><text:s/>61 <text:s text:c="3"/>0.701379 3.310e-40 2.254e-12.06200.078 3240.84670.700.000000 <text:s text:c="3"/>0 0 1 0 1F2 <text:s text:c="3"/>0 0 1 0 1F2 <text:s text:c="3"/>6F1 25 <text:s text:c="8"/>6F2 26 <text:s text:c="4"/>434330453638 7 1 0 <text:s text:c="3"/>39.0 <text:s text:c="2"/>39.0</text:p>
      <text:p text:style-name="P1"><text:s/>61 <text:s text:c="3"/>0.710571 1.690e-36 1.852e-13.04800.063 1251.29130.620.000000 <text:s text:c="3"/>0 0 0 0 1A1 <text:s text:c="3"/>0 0 0 0 1A1 <text:s text:c="2"/>15A1 <text:s/>1 <text:s text:c="7"/>15A2 <text:s/>1 <text:s text:c="4"/>534330453738 7 1 0 <text:s text:c="2"/>155.0 <text:s/>155.0</text:p>
      <text:p text:style-name="P1"><text:s/>62 <text:s text:c="3"/>0.710893 1.853e-38 1.808e-13.04180.075 1251.35070.750.000000 <text:s text:c="3"/>0 0 0 0 1A1 <text:s text:c="3"/>0 0 0 0 1A1 <text:s text:c="2"/>15A1 <text:s/>1 <text:s text:c="7"/>15A2 <text:s/>1 <text:s text:c="4"/>5323331111 4 1 1 1 <text:s text:c="2"/>310.0 <text:s/>310.0</text:p>
      <text:p text:style-name="P1"><text:s/>61 <text:s text:c="3"/>0.712502 1.739e-39 8.533e-15.04500.058 1975.01230.600.000000 <text:s text:c="3"/>0 0 0 0 1A1 <text:s text:c="3"/>0 0 0 0 1A1 <text:s text:c="2"/>19F1 <text:s/>2 <text:s text:c="7"/>19F2 <text:s/>2 <text:s text:c="4"/>534330453738 7 1 0 <text:s text:c="2"/>117.0 <text:s/>117.0</text:p>
      <text:p text:style-name="P1"><text:s/>61 <text:s text:c="3"/>0.715553 2.994e-40 2.359e-13.06500.077 2758.64040.720.000000 <text:s text:c="3"/>0 0 0 2 1E <text:s text:c="4"/>0 0 0 2 1F2 <text:s text:c="3"/>5F1 <text:s/>6 <text:s text:c="8"/>5F2 <text:s/>4 <text:s text:c="4"/>434330453638 7 1 0 <text:s text:c="3"/>33.0 <text:s text:c="2"/>33.0</text:p>
      <text:p text:style-name="P1"><text:s/>61 <text:s text:c="3"/>0.715680 2.990e-40 4.679e-12.05600.073 3485.85520.650.000000 <text:s text:c="3"/>0 0 1 0 1F2 <text:s text:c="3"/>0 0 1 0 1F2 <text:s text:c="3"/>9F1 36 <text:s text:c="8"/>9F2 34 <text:s text:c="4"/>434330453638 7 1 0 <text:s text:c="3"/>57.0 <text:s text:c="2"/>57.0</text:p>
      <text:p text:style-name="P1"><text:s/>61 <text:s text:c="3"/>0.719437 3.660e-40 1.218e-12.06200.075 3088.16310.700.000000 <text:s text:c="3"/>0 1 0 1 1F2 <text:s text:c="3"/>0 1 0 1 1F2 <text:s text:c="3"/>6F2 18 <text:s text:c="8"/>7F1 13 <text:s text:c="4"/>434330453638 7 1 0 <text:s text:c="3"/>39.0 <text:s text:c="2"/>45.0</text:p>
      <text:p text:style-name="P1"><text:s/>61 <text:s text:c="3"/>0.721025 7.606e-40 6.051e-13.06500.083 2666.02490.700.000000 <text:s text:c="3"/>0 0 0 2 1F2 <text:s text:c="3"/>0 0 0 2 1F2 <text:s text:c="3"/>3F1 <text:s/>3 <text:s text:c="8"/>2F2 <text:s/>4 <text:s text:c="4"/>434330453638 7 1 0 <text:s text:c="3"/>21.0 <text:s text:c="2"/>15.0</text:p>
      <text:p text:style-name="P1"><text:s/>61 <text:s text:c="3"/>0.725798 2.696e-37 5.030e-14.04700.063 1251.30180.620.000000 <text:s text:c="3"/>0 0 0 0 1A1 <text:s text:c="3"/>0 0 0 0 1A1 <text:s text:c="2"/>15F1 <text:s/>4 <text:s text:c="7"/>15F2 <text:s/>2 <text:s text:c="4"/>534330453738 7 1 0 <text:s text:c="3"/>93.0 <text:s text:c="2"/>93.0</text:p>
      <text:p text:style-name="P1"><text:s/>62 <text:s text:c="3"/>0.726017 2.975e-39 4.942e-14.04460.067 1251.36130.750.000000 <text:s text:c="3"/>0 0 0 0 1A1 <text:s text:c="3"/>0 0 0 0 1A1 <text:s text:c="2"/>15F1 <text:s/>4 <text:s text:c="7"/>15F2 <text:s/>2 <text:s text:c="4"/>5323331111 4 1 1 1 <text:s text:c="2"/>186.0 <text:s/>186.0</text:p>
      <text:p text:style-name="P1"><text:s/>61 <text:s text:c="3"/>0.728434 1.357e-36 7.112e-13.04700.060 1593.05600.610.000000 <text:s text:c="3"/>0 0 0 0 1A1 <text:s text:c="3"/>0 0 0 0 1A1 <text:s text:c="2"/>17A2 <text:s/>1 <text:s text:c="7"/>17A1 <text:s/>1 <text:s text:c="4"/>534330453738 7 1 0 <text:s text:c="2"/>175.0 <text:s/>175.0</text:p>
      <text:p text:style-name="P1"><text:s/>62 <text:s text:c="3"/>0.728496 1.493e-38 6.963e-13.04180.083 1593.13200.750.000000 <text:s text:c="3"/>0 0 0 0 1A1 <text:s text:c="3"/>0 0 0 0 1A1 <text:s text:c="2"/>17A2 <text:s/>1 <text:s text:c="7"/>17A1 <text:s/>1 <text:s text:c="4"/>5323331111 4 1 1 1 <text:s text:c="2"/>350.0 <text:s/>350.0</text:p>
      <text:p text:style-name="P1"><text:s/>61 <text:s text:c="3"/>0.729192 2.740e-36 1.073e-11.05600.073 1775.96150.650.000000 <text:s text:c="3"/>0 0 0 1 1F2 <text:s text:c="3"/>0 0 0 1 1F2 <text:s text:c="3"/>9F1 <text:s/>4 <text:s text:c="8"/>9F2 <text:s/>5 <text:s text:c="4"/>534330453738 7 1 0 <text:s text:c="3"/>57.0 <text:s text:c="2"/>57.0</text:p>
      <text:p text:style-name="P1"><text:s/>34 <text:s text:c="3"/>0.731841 6.375e-38 3.207e-09.07060.095 <text:s/>482.19550.810.000000 <text:s text:c="9"/>0 0 0 <text:s text:c="9"/>0 0 0 31 <text:s/>5 27 33.5 <text:s/>32 <text:s/>4 28 34.5 6565501518 6 2 4 0 <text:s text:c="3"/>68.0 <text:s text:c="2"/>70.0</text:p>
      <text:p text:style-name="P1"><text:s/>34 <text:s text:c="3"/>0.731847 5.449e-38 3.214e-09.07060.095 <text:s/>482.19560.810.000000 <text:s text:c="9"/>0 0 0 <text:s text:c="9"/>0 0 0 31 <text:s/>5 27 28.5 <text:s/>32 <text:s/>4 28 29.5 6565501518 6 2 4 0 <text:s text:c="3"/>58.0 <text:s text:c="2"/>60.0</text:p>
      <text:p text:style-name="P1"><text:s/>34 <text:s text:c="3"/>0.731853 6.178e-38 3.203e-09.07060.095 <text:s/>482.19540.810.000000 <text:s text:c="9"/>0 0 0 <text:s text:c="9"/>0 0 0 31 <text:s/>5 27 32.5 <text:s/>32 <text:s/>4 28 33.5 6565501518 6 2 4 0 <text:s text:c="3"/>66.0 <text:s text:c="2"/>68.0</text:p>
      <text:p text:style-name="P1"><text:s/>34 <text:s text:c="3"/>0.731856 5.623e-38 3.206e-09.07060.095 <text:s/>482.19550.810.000000 <text:s text:c="9"/>0 0 0 <text:s text:c="9"/>0 0 0 31 <text:s/>5 27 29.5 <text:s/>32 <text:s/>4 28 30.5 6565501518 6 2 4 0 <text:s text:c="3"/>60.0 <text:s text:c="2"/>62.0</text:p>
      <text:p text:style-name="P1"><text:s/>34 <text:s text:c="3"/>0.731859 5.988e-38 3.201e-09.07060.095 <text:s/>482.19540.810.000000 <text:s text:c="9"/>0 0 0 <text:s text:c="9"/>0 0 0 31 <text:s/>5 27 31.5 <text:s/>32 <text:s/>4 28 32.5 6565501518 6 2 4 0 <text:s text:c="3"/>64.0 <text:s text:c="2"/>66.0</text:p>
      <text:p text:style-name="P1"><text:s/>34 <text:s text:c="3"/>0.731859 5.804e-38 3.202e-09.07060.095 <text:s/>482.19550.810.000000 <text:s text:c="9"/>0 0 0 <text:s text:c="9"/>0 0 0 31 <text:s/>5 27 30.5 <text:s/>32 <text:s/>4 28 31.5 6565501518 6 2 4 0 <text:s text:c="3"/>62.0 <text:s text:c="2"/>64.0</text:p>
      <text:p text:style-name="P1"><text:s/>34 <text:s text:c="3"/>0.733061 2.161e-38 3.212e-09.06950.089 <text:s/>748.13090.830.000000 <text:s text:c="9"/>0 0 0 <text:s text:c="9"/>0 0 0 39 <text:s/>6 33 41.5 <text:s/>40 <text:s/>5 36 42.5 6565501518 6 2 4 0 <text:s text:c="3"/>84.0 <text:s text:c="2"/>86.0</text:p>
      <text:p text:style-name="P1"><text:s/>34 <text:s text:c="3"/>0.733066 2.107e-38 3.207e-09.06950.089 <text:s/>748.13090.830.000000 <text:s text:c="9"/>0 0 0 <text:s text:c="9"/>0 0 0 39 <text:s/>6 33 40.5 <text:s/>40 <text:s/>5 36 41.5 6565501518 6 2 4 0 <text:s text:c="3"/>82.0 <text:s text:c="2"/>84.0</text:p>
      <text:p text:style-name="P1"><text:s/>34 <text:s text:c="3"/>0.733069 2.056e-38 3.208e-09.06950.089 <text:s/>748.13090.830.000000 <text:s text:c="9"/>0 0 0 <text:s text:c="9"/>0 0 0 39 <text:s/>6 33 39.5 <text:s/>40 <text:s/>5 36 40.5 6565501518 6 2 4 0 <text:s text:c="3"/>80.0 <text:s text:c="2"/>82.0</text:p>
      <text:p text:style-name="P1"><text:s/>34 <text:s text:c="3"/>0.733070 1.907e-38 3.216e-09.06950.089 <text:s/>748.13100.830.000000 <text:s text:c="9"/>0 0 0 <text:s text:c="9"/>0 0 0 39 <text:s/>6 33 36.5 <text:s/>40 <text:s/>5 36 37.5 6565501518 6 2 4 0 <text:s text:c="3"/>74.0 <text:s text:c="2"/>76.0</text:p>
      <text:p text:style-name="P1"><text:s/>34 <text:s text:c="3"/>0.733071 2.004e-38 3.208e-09.06950.089 <text:s/>748.13090.830.000000 <text:s text:c="9"/>0 0 0 <text:s text:c="9"/>0 0 0 39 <text:s/>6 33 38.5 <text:s/>40 <text:s/>5 36 39.5 6565501518 6 2 4 0 <text:s text:c="3"/>78.0 <text:s text:c="2"/>80.0</text:p>
      <text:p text:style-name="P1"><text:s/>34 <text:s text:c="3"/>0.733071 1.955e-38 3.210e-09.06950.089 <text:s/>748.13100.830.000000 <text:s text:c="9"/>0 0 0 <text:s text:c="9"/>0 0 0 39 <text:s/>6 33 37.5 <text:s/>40 <text:s/>5 36 38.5 6565501518 6 2 4 0 <text:s text:c="3"/>76.0 <text:s text:c="2"/>78.0</text:p>
      <text:p text:style-name="P1"><text:s/>23 <text:s text:c="3"/>0.736369 2.074e-36 3.699e-14.09270.125 <text:s text:c="3"/>0.00000.78-.000029 <text:s text:c="6"/>0 0 0 01 <text:s text:c="6"/>0 0 0 01 <text:s text:c="19"/>R <text:s/>0e <text:s text:c="4"/>667774 4 4 5 4 5 7 <text:s text:c="4"/>3.0 <text:s text:c="3"/>1.0</text:p>
      <text:p text:style-name="P1"><text:s/>61 <text:s text:c="3"/>0.737050 1.231e-40 1.613e-12.05000.070 3587.67720.640.000000 <text:s text:c="3"/>0 1 0 1 1F1 <text:s text:c="3"/>0 0 1 0 1F2 <text:s text:c="2"/>11A2 12 <text:s text:c="7"/>10A1 14 <text:s text:c="4"/>334330453638 7 1 0 <text:s text:c="2"/>115.0 <text:s/>105.0</text:p>
      <text:p text:style-name="P1"><text:s/>61 <text:s text:c="3"/>0.740429 1.527e-39 4.966e-15.06100.083 1564.96190.700.000000 <text:s text:c="3"/>0 1 0 0 1E <text:s text:c="4"/>0 1 0 0 1E <text:s text:c="4"/>2A1 <text:s/>2 <text:s text:c="8"/>2A2 <text:s/>1 <text:s text:c="4"/>534330453738 7 1 0 <text:s text:c="3"/>25.0 <text:s text:c="2"/>25.0</text:p>
      <text:p text:style-name="P1"><text:s/>11 <text:s text:c="3"/>0.741691 6.196e-28 1.991e-09.09040.385 <text:s/>446.51070.60-.000800 <text:s text:c="9"/>0 0 0 <text:s text:c="9"/>0 0 0 <text:s/>6 <text:s/>1 <text:s/>6 <text:s text:c="7"/>5 <text:s/>2 <text:s/>3 <text:s text:c="5"/>5576533321836620 8 <text:s text:c="3"/>39.0 <text:s text:c="2"/>33.0</text:p>
      <text:p text:style-name="P1"><text:soft-page-break/><text:s/>14 <text:s text:c="3"/>0.744104 7.731e-31 1.632e-08.08290.399 <text:s/>373.66590.690.000000 <text:s text:c="9"/>0 0 0 <text:s text:c="9"/>0 0 0 <text:s/>5 <text:s/>3 <text:s/>2 <text:s text:c="7"/>5 <text:s/>3 <text:s/>3 <text:s text:c="5"/>005540 02227 5 2 0 <text:s text:c="3"/>66.0 <text:s text:c="2"/>66.0</text:p>
      <text:p text:style-name="P1"><text:s/>35 <text:s text:c="3"/>0.744163 1.033e-37 2.588e-09.07490.102 <text:s/>203.84270.790.000000 <text:s text:c="9"/>0 0 0 <text:s text:c="9"/>0 0 0 21 <text:s/>2 20 18.5 <text:s/>20 <text:s/>3 17 17.5 6565501518 6 2 4 0 <text:s text:c="3"/>38.0 <text:s text:c="2"/>36.0</text:p>
      <text:p text:style-name="P1"><text:s/>35 <text:s text:c="3"/>0.744173 1.313e-37 2.604e-09.07490.102 <text:s/>203.84260.790.000000 <text:s text:c="9"/>0 0 0 <text:s text:c="9"/>0 0 0 21 <text:s/>2 20 23.5 <text:s/>20 <text:s/>3 17 22.5 6565501518 6 2 4 0 <text:s text:c="3"/>48.0 <text:s text:c="2"/>46.0</text:p>
      <text:p text:style-name="P1"><text:s/>35 <text:s text:c="3"/>0.744174 1.084e-37 2.579e-09.07490.102 <text:s/>203.84260.790.000000 <text:s text:c="9"/>0 0 0 <text:s text:c="9"/>0 0 0 21 <text:s/>2 20 19.5 <text:s/>20 <text:s/>3 17 18.5 6565501518 6 2 4 0 <text:s text:c="3"/>40.0 <text:s text:c="2"/>38.0</text:p>
      <text:p text:style-name="P1"><text:s/>35 <text:s text:c="3"/>0.744181 1.137e-37 2.577e-09.07490.102 <text:s/>203.84260.790.000000 <text:s text:c="9"/>0 0 0 <text:s text:c="9"/>0 0 0 21 <text:s/>2 20 20.5 <text:s/>20 <text:s/>3 17 19.5 6565501518 6 2 4 0 <text:s text:c="3"/>42.0 <text:s text:c="2"/>40.0</text:p>
      <text:p text:style-name="P1"><text:s/>35 <text:s text:c="3"/>0.744182 1.252e-37 2.591e-09.07490.102 <text:s/>203.84260.790.000000 <text:s text:c="9"/>0 0 0 <text:s text:c="9"/>0 0 0 21 <text:s/>2 20 22.5 <text:s/>20 <text:s/>3 17 21.5 6565501518 6 2 4 0 <text:s text:c="3"/>46.0 <text:s text:c="2"/>44.0</text:p>
      <text:p text:style-name="P1"><text:s/>35 <text:s text:c="3"/>0.744184 1.193e-37 2.581e-09.07490.102 <text:s/>203.84260.790.000000 <text:s text:c="9"/>0 0 0 <text:s text:c="9"/>0 0 0 21 <text:s/>2 20 21.5 <text:s/>20 <text:s/>3 17 20.5 6565501518 6 2 4 0 <text:s text:c="3"/>44.0 <text:s text:c="2"/>42.0</text:p>
      <text:p text:style-name="P1"><text:s/>61 <text:s text:c="3"/>0.745549 1.720e-38 3.683e-11.05600.073 3068.23140.650.000000 <text:s text:c="3"/>0 0 0 2 1F2 <text:s text:c="3"/>0 0 0 2 1F2 <text:s text:c="3"/>9F2 <text:s/>8 <text:s text:c="8"/>9F1 10 <text:s text:c="4"/>434330453638 7 1 0 <text:s text:c="3"/>57.0 <text:s text:c="2"/>57.0</text:p>
      <text:p text:style-name="P1"><text:s/>35 <text:s text:c="3"/>0.747903 1.536e-38 8.880e-10.07040.097 <text:s/>475.65910.810.000000 <text:s text:c="9"/>0 0 0 <text:s text:c="9"/>0 0 0 33 <text:s/>2 32 30.5 <text:s/>32 <text:s/>3 29 29.5 5565501518 6 2 4 0 <text:s text:c="3"/>62.0 <text:s text:c="2"/>60.0</text:p>
      <text:p text:style-name="P1"><text:s/>35 <text:s text:c="3"/>0.747919 1.787e-38 8.901e-10.07040.097 <text:s/>475.65910.810.000000 <text:s text:c="9"/>0 0 0 <text:s text:c="9"/>0 0 0 33 <text:s/>2 32 35.5 <text:s/>32 <text:s/>3 29 34.5 5565501518 6 2 4 0 <text:s text:c="3"/>72.0 <text:s text:c="2"/>70.0</text:p>
      <text:p text:style-name="P1"><text:s/>35 <text:s text:c="3"/>0.747930 1.583e-38 8.868e-10.07040.097 <text:s/>475.65900.810.000000 <text:s text:c="9"/>0 0 0 <text:s text:c="9"/>0 0 0 33 <text:s/>2 32 31.5 <text:s/>32 <text:s/>3 29 30.5 5565501518 6 2 4 0 <text:s text:c="3"/>64.0 <text:s text:c="2"/>62.0</text:p>
      <text:p text:style-name="P1"><text:s/>35 <text:s text:c="3"/>0.747942 1.735e-38 8.884e-10.07040.097 <text:s/>475.65900.810.000000 <text:s text:c="9"/>0 0 0 <text:s text:c="9"/>0 0 0 33 <text:s/>2 32 34.5 <text:s/>32 <text:s/>3 29 33.5 5565501518 6 2 4 0 <text:s text:c="3"/>70.0 <text:s text:c="2"/>68.0</text:p>
      <text:p text:style-name="P1"><text:s/>35 <text:s text:c="3"/>0.747947 1.632e-38 8.867e-10.07040.097 <text:s/>475.65900.810.000000 <text:s text:c="9"/>0 0 0 <text:s text:c="9"/>0 0 0 33 <text:s/>2 32 32.5 <text:s/>32 <text:s/>3 29 31.5 5565501518 6 2 4 0 <text:s text:c="3"/>66.0 <text:s text:c="2"/>64.0</text:p>
      <text:p text:style-name="P1"><text:s/>35 <text:s text:c="3"/>0.747951 1.683e-38 8.872e-10.07040.097 <text:s/>475.65900.810.000000 <text:s text:c="9"/>0 0 0 <text:s text:c="9"/>0 0 0 33 <text:s/>2 32 33.5 <text:s/>32 <text:s/>3 29 32.5 5565501518 6 2 4 0 <text:s text:c="3"/>68.0 <text:s text:c="2"/>66.0</text:p>
      <text:p text:style-name="P1"><text:s/>61 <text:s text:c="3"/>0.750860 6.091e-40 1.808e-12.05000.073 3259.63330.650.000000 <text:s text:c="3"/>0 0 0 2 1F2 <text:s text:c="3"/>0 1 0 1 1F2 <text:s text:c="2"/>10A2 <text:s/>5 <text:s text:c="8"/>9A1 <text:s/>6 <text:s text:c="4"/>434330453638 7 1 0 <text:s text:c="2"/>105.0 <text:s text:c="2"/>95.0</text:p>
      <text:p text:style-name="P1"><text:s/>14 <text:s text:c="3"/>0.753240 6.561e-33 1.036e-08.04560.332 1410.56730.410.000000 <text:s text:c="9"/>0 0 0 <text:s text:c="9"/>0 0 0 11 <text:s/>5 <text:s/>6 <text:s text:c="6"/>11 <text:s/>5 <text:s/>7 <text:s text:c="5"/>005540 02227 5 2 0 <text:s text:c="2"/>138.0 <text:s/>138.0</text:p>
      <text:p text:style-name="P1"><text:s/>61 <text:s text:c="3"/>0.753466 1.072e-36 2.072e-13.04700.063 1250.83700.620.000000 <text:s text:c="3"/>0 0 0 0 1A1 <text:s text:c="3"/>0 0 0 0 1A1 <text:s text:c="2"/>15F1 <text:s/>2 <text:s text:c="7"/>15F2 <text:s/>1 <text:s text:c="4"/>534330453738 7 1 0 <text:s text:c="3"/>93.0 <text:s text:c="2"/>93.0</text:p>
      <text:p text:style-name="P1"><text:s/>62 <text:s text:c="3"/>0.753576 1.180e-38 2.030e-13.04460.067 1250.89640.750.000000 <text:s text:c="3"/>0 0 0 0 1A1 <text:s text:c="3"/>0 0 0 0 1A1 <text:s text:c="2"/>15F1 <text:s/>2 <text:s text:c="7"/>15F2 <text:s/>1 <text:s text:c="4"/>5323331111 4 1 1 1 <text:s text:c="2"/>186.0 <text:s/>186.0</text:p>
      <text:p text:style-name="P1"><text:s/>24 <text:s text:c="3"/>0.757206 5.778e-38 1.661e-14.09270.125 <text:s text:c="3"/>0.00000.78-.000029 <text:s text:c="6"/>0 0 0 01 <text:s text:c="6"/>0 0 0 01 <text:s text:c="11"/>2.5 <text:s text:c="4"/>R <text:s/>0e <text:s/>2.5667774 428 5 4 5 7 <text:s text:c="4"/>6.0 <text:s text:c="3"/>6.0</text:p>
      <text:p text:style-name="P1"><text:s/>24 <text:s text:c="3"/>0.757232 7.709e-38 1.662e-14.09270.125 <text:s text:c="3"/>0.00000.78-.000029 <text:s text:c="6"/>0 0 0 01 <text:s text:c="6"/>0 0 0 01 <text:s text:c="11"/>3.5 <text:s text:c="4"/>R <text:s/>0e <text:s/>2.5667774 428 5 4 5 7 <text:s text:c="4"/>8.0 <text:s text:c="3"/>6.0</text:p>
      <text:p text:style-name="P1"><text:s/>24 <text:s text:c="3"/>0.757245 3.854e-38 1.662e-14.09270.125 <text:s text:c="3"/>0.00000.78-.000029 <text:s text:c="6"/>0 0 0 01 <text:s text:c="6"/>0 0 0 01 <text:s text:c="11"/>1.5 <text:s text:c="4"/>R <text:s/>0e <text:s/>2.5667774 428 5 4 5 7 <text:s text:c="4"/>4.0 <text:s text:c="3"/>6.0</text:p>
      <text:p text:style-name="P1"><text:s/>15 <text:s text:c="3"/>0.758298 4.283e-34 3.919e-09.09000.430 <text:s/>400.81570.590.000000 <text:s text:c="9"/>0 0 0 <text:s text:c="9"/>0 0 0 <text:s/>7 <text:s/>1 <text:s/>7 <text:s text:c="7"/>6 <text:s/>2 <text:s/>4 <text:s text:c="5"/>605540322027 5 2 0 <text:s text:c="3"/>90.0 <text:s text:c="2"/>78.0</text:p>
      <text:p text:style-name="P1"><text:s/>61 <text:s text:c="3"/>0.763030 6.380e-38 1.370e-13.04500.059 1779.98440.600.000000 <text:s text:c="3"/>0 0 0 0 1A1 <text:s text:c="3"/>0 0 0 0 1A1 <text:s text:c="2"/>18F1 <text:s/>4 <text:s text:c="7"/>18F2 <text:s/>3 <text:s text:c="4"/>534330453738 7 1 0 <text:s text:c="2"/>111.0 <text:s/>111.0</text:p>
      <text:p text:style-name="P1"><text:s/>62 <text:s text:c="3"/>0.763552 7.021e-40 1.343e-13.04280.067 1780.06950.750.000000 <text:s text:c="3"/>0 0 0 0 1A1 <text:s text:c="3"/>0 0 0 0 1A1 <text:s text:c="2"/>18F1 <text:s/>4 <text:s text:c="7"/>18F2 <text:s/>3 <text:s text:c="4"/>5323331111 4 1 1 1 <text:s text:c="2"/>222.0 <text:s/>222.0</text:p>
      <text:p text:style-name="P1"><text:s/>61 <text:s text:c="3"/>0.765413 3.529e-40 1.276e-12.06200.078 3092.59770.700.000000 <text:s text:c="3"/>0 1 0 1 1F2 <text:s text:c="3"/>0 1 0 1 1F1 <text:s text:c="3"/>6F2 20 <text:s text:c="8"/>6F1 18 <text:s text:c="4"/>434330453638 7 1 0 <text:s text:c="3"/>39.0 <text:s text:c="2"/>39.0</text:p>
      <text:p text:style-name="P1"><text:s/>11 <text:s text:c="3"/>0.766500 1.964e-40 1.714e-08.05870.298 6655.62940.51-.009100 <text:s text:c="9"/>0 3 0 <text:s text:c="9"/>0 3 0 <text:s/>9 <text:s/>6 <text:s/>4 <text:s text:c="6"/>10 <text:s/>5 <text:s/>5 <text:s text:c="5"/>3342434432297122 9 <text:s text:c="3"/>19.0 <text:s text:c="2"/>21.0</text:p>
      <text:p text:style-name="P1"><text:s/>11 <text:s text:c="3"/>0.768939 1.072e-39 1.894e-13.07870.434 4030.06980.690.000800 <text:s text:c="9"/>1 0 0 <text:s text:c="9"/>0 0 1 <text:s/>4 <text:s/>3 <text:s/>2 <text:s text:c="7"/>3 <text:s/>3 <text:s/>1 <text:s text:c="5"/>4342434432257122 7 <text:s text:c="3"/>27.0 <text:s text:c="2"/>21.0</text:p>
      <text:p text:style-name="P1"><text:s/>15 <text:s text:c="3"/>0.769874 1.729e-33 1.887e-08.08290.399 <text:s/>370.04470.690.000000 <text:s text:c="9"/>0 0 0 <text:s text:c="9"/>0 0 0 <text:s/>5 <text:s/>3 <text:s/>2 <text:s text:c="7"/>5 <text:s/>3 <text:s/>3 <text:s text:c="5"/>605540322027 5 2 0 <text:s text:c="3"/>66.0 <text:s text:c="2"/>66.0</text:p>
      <text:p text:style-name="P1"><text:s/>61 <text:s text:c="3"/>0.770800 3.213e-40 1.798e-12.05600.074 3259.02950.690.000000 <text:s text:c="3"/>0 1 0 1 1F1 <text:s text:c="3"/>0 1 0 1 1F1 <text:s text:c="3"/>9F2 17 <text:s text:c="8"/>8F1 24 <text:s text:c="4"/>334330453638 7 1 0 <text:s text:c="3"/>57.0 <text:s text:c="2"/>51.0</text:p>
      <text:p text:style-name="P1"><text:s/>61 <text:s text:c="3"/>0.777321 1.397e-39 3.725e-12.05300.070 3125.43730.640.000000 <text:s text:c="3"/>0 0 0 2 1E <text:s text:c="4"/>0 0 0 2 1E <text:s text:c="3"/>10F2 <text:s/>4 <text:s text:c="7"/>10F1 <text:s/>5 <text:s text:c="4"/>434330453638 7 1 0 <text:s text:c="3"/>63.0 <text:s text:c="2"/>63.0</text:p>
      <text:p text:style-name="P1"><text:s/>61 <text:s text:c="3"/>0.779828 2.185e-39 1.702e-11.04800.067 3381.17480.630.000000 <text:s text:c="3"/>0 0 0 2 1A1 <text:s text:c="3"/>0 0 0 2 1A1 <text:s text:c="2"/>12F2 <text:s/>7 <text:s text:c="7"/>12F1 <text:s/>7 <text:s text:c="4"/>334330453638 7 1 0 <text:s text:c="3"/>75.0 <text:s text:c="2"/>75.0</text:p>
      <text:p text:style-name="P1"><text:s/>61 <text:s text:c="3"/>0.782518 1.083e-40 1.478e-12.05300.070 3459.93530.640.000000 <text:s text:c="3"/>0 1 0 1 1F1 <text:s text:c="3"/>0 1 0 1 1F1 <text:s text:c="2"/>10F2 28 <text:s text:c="7"/>10F1 27 <text:s text:c="4"/>434330453638 7 1 0 <text:s text:c="3"/>63.0 <text:s text:c="2"/>63.0</text:p>
      <text:p text:style-name="P1"><text:s/>35 <text:s text:c="3"/>0.783937 8.052e-39 1.735e-10.08230.105 <text:s text:c="2"/>49.66760.770.000000 <text:s text:c="9"/>0 0 0 <text:s text:c="9"/>0 0 0 10 <text:s/>1 <text:s/>9 10.5 <text:s text:c="2"/>9 <text:s/>2 <text:s/>8 10.5 6565501518 6 2 4 0 <text:s text:c="3"/>22.0 <text:s text:c="2"/>22.0</text:p>
      <text:p text:style-name="P1"><text:s/>35 <text:s text:c="3"/>0.783945 2.057e-37 4.432e-09.08230.105 <text:s text:c="2"/>49.66760.770.000000 <text:s text:c="9"/>0 0 0 <text:s text:c="9"/>0 0 0 10 <text:s/>1 <text:s/>9 10.5 <text:s text:c="2"/>9 <text:s/>2 <text:s/>8 <text:s/>9.5 6565501518 6 2 4 0 <text:s text:c="3"/>22.0 <text:s text:c="2"/>20.0</text:p>
      <text:p text:style-name="P1"><text:s/>35 <text:s text:c="3"/>0.783947 1.852e-37 4.390e-09.08230.105 <text:s text:c="2"/>49.66760.770.000000 <text:s text:c="9"/>0 0 0 <text:s text:c="9"/>0 0 0 10 <text:s/>1 <text:s/>9 <text:s/>9.5 <text:s text:c="2"/>9 <text:s/>2 <text:s/>8 <text:s/>8.5 6565501518 6 2 4 0 <text:s text:c="3"/>20.0 <text:s text:c="2"/>18.0</text:p>
      <text:p text:style-name="P1"><text:s/>35 <text:s text:c="3"/>0.783954 2.282e-37 4.507e-09.08230.105 <text:s text:c="2"/>49.66760.770.000000 <text:s text:c="9"/>0 0 0 <text:s text:c="9"/>0 0 0 10 <text:s/>1 <text:s/>9 11.5 <text:s text:c="2"/>9 <text:s/>2 <text:s/>8 10.5 6565501518 6 2 4 0 <text:s text:c="3"/>24.0 <text:s text:c="2"/>22.0</text:p>
      <text:p text:style-name="P1"><text:s/>35 <text:s text:c="3"/>0.783958 9.022e-39 2.138e-10.08230.105 <text:s text:c="2"/>49.66760.770.000000 <text:s text:c="9"/>0 0 0 <text:s text:c="9"/>0 0 0 10 <text:s/>1 <text:s/>9 <text:s/>9.5 <text:s text:c="2"/>9 <text:s/>2 <text:s/>8 <text:s/>9.5 6565501518 6 2 4 0 <text:s text:c="3"/>20.0 <text:s text:c="2"/>20.0</text:p>
      <text:p text:style-name="P1"><text:s/>35 <text:s text:c="3"/>0.783958 1.668e-37 4.392e-09.08230.105 <text:s text:c="2"/>49.66760.770.000000 <text:s text:c="9"/>0 0 0 <text:s text:c="9"/>0 0 0 10 <text:s/>1 <text:s/>9 <text:s/>8.5 <text:s text:c="2"/>9 <text:s/>2 <text:s/>8 <text:s/>7.5 6565501518 6 2 4 0 <text:s text:c="3"/>18.0 <text:s text:c="2"/>16.0</text:p>
      <text:p text:style-name="P1"><text:s/>35 <text:s text:c="3"/>0.783975 1.504e-37 4.455e-09.08230.105 <text:s text:c="2"/>49.66760.770.000000 <text:s text:c="9"/>0 0 0 <text:s text:c="9"/>0 0 0 10 <text:s/>1 <text:s/>9 <text:s/>7.5 <text:s text:c="2"/>9 <text:s/>2 <text:s/>8 <text:s/>6.5 6565501518 6 2 4 0 <text:s text:c="3"/>16.0 <text:s text:c="2"/>14.0</text:p>
      <text:p text:style-name="P1"><text:s/>35 <text:s text:c="3"/>0.783977 2.528e-37 4.608e-09.08230.105 <text:s text:c="2"/>49.66760.770.000000 <text:s text:c="9"/>0 0 0 <text:s text:c="9"/>0 0 0 10 <text:s/>1 <text:s/>9 12.5 <text:s text:c="2"/>9 <text:s/>2 <text:s/>8 11.5 6565501518 6 2 4 0 <text:s text:c="3"/>26.0 <text:s text:c="2"/>24.0</text:p>
      <text:p text:style-name="P1"><text:s/>35 <text:s text:c="3"/>0.783983 8.026e-39 2.113e-10.08230.105 <text:s text:c="2"/>49.66760.770.000000 <text:s text:c="9"/>0 0 0 <text:s text:c="9"/>0 0 0 10 <text:s/>1 <text:s/>9 <text:s/>8.5 <text:s text:c="2"/>9 <text:s/>2 <text:s/>8 <text:s/>8.5 6565501518 6 2 4 0 <text:s text:c="3"/>18.0 <text:s text:c="2"/>18.0</text:p>
      <text:p text:style-name="P1"><text:s/>31 <text:s text:c="3"/>0.785600 5.826e-35 2.589e-09.07390.101 <text:s/>942.38360.790.000000 <text:s text:c="9"/>0 1 0 <text:s text:c="9"/>0 1 0 23 <text:s/>2 22 <text:s text:c="6"/>22 <text:s/>3 19 <text:s text:c="5"/>006550 113 6 2 4 0 <text:s text:c="3"/>47.0 <text:s text:c="2"/>45.0</text:p>
      <text:p text:style-name="P1"><text:s/>61 <text:s text:c="3"/>0.792499 1.979e-40 1.138e-12.05600.074 3258.91550.690.000000 <text:s text:c="3"/>0 1 0 1 1F2 <text:s text:c="3"/>0 1 0 1 1F1 <text:s text:c="3"/>9F1 19 <text:s text:c="8"/>8F2 25 <text:s text:c="4"/>334330453638 7 1 0 <text:s text:c="3"/>57.0 <text:s text:c="2"/>51.0</text:p>
      <text:p text:style-name="P1"><text:s/>31 <text:s text:c="3"/>0.793400 9.462e-36 3.640e-09.07340.100 1384.35900.790.000000 <text:s text:c="9"/>1 0 0 <text:s text:c="9"/>1 0 0 23 <text:s/>4 20 <text:s text:c="6"/>24 <text:s/>3 21 <text:s text:c="5"/>006550 113 6 2 4 0 <text:s text:c="3"/>47.0 <text:s text:c="2"/>49.0</text:p>
      <text:p text:style-name="P1"><text:s/>31 <text:s text:c="3"/>0.795900 2.520e-33 3.399e-09.07600.102 <text:s/>171.50150.780.000000 <text:s text:c="9"/>0 0 0 <text:s text:c="9"/>0 0 0 18 <text:s/>3 15 <text:s text:c="6"/>19 <text:s/>2 18 <text:s text:c="5"/>006550 113 6 2 4 0 <text:s text:c="3"/>37.0 <text:s text:c="2"/>39.0</text:p>
      <text:p text:style-name="P1"><text:s/>61 <text:s text:c="3"/>0.798951 1.315e-40 1.895e-12.05500.075 3314.12940.700.000000 <text:s text:c="3"/>0 0 1 0 1F2 <text:s text:c="3"/>0 0 1 0 1F2 <text:s text:c="3"/>7E <text:s/>20 <text:s text:c="8"/>7E <text:s/>19 <text:s text:c="4"/>434330453638 7 1 0 <text:s text:c="3"/>30.0 <text:s text:c="2"/>30.0</text:p>
      <text:p text:style-name="P1"><text:s/>35 <text:s text:c="3"/>0.799922 7.438e-38 1.538e-09.07420.104 <text:s/>126.67330.780.000000 <text:s text:c="9"/>0 0 0 <text:s text:c="9"/>0 0 0 16 <text:s/>2 14 16.5 <text:s/>17 <text:s/>1 17 17.5 6565501518 6 2 4 0 <text:s text:c="3"/>34.0 <text:s text:c="2"/>36.0</text:p>
      <text:p text:style-name="P1"><text:s/>35 <text:s text:c="3"/>0.799928 7.007e-38 1.540e-09.07420.104 <text:s/>126.67330.780.000000 <text:s text:c="9"/>0 0 0 <text:s text:c="9"/>0 0 0 16 <text:s/>2 14 15.5 <text:s/>17 <text:s/>1 17 16.5 6565501518 6 2 4 0 <text:s text:c="3"/>32.0 <text:s text:c="2"/>34.0</text:p>
      <text:p text:style-name="P1"><text:s/>35 <text:s text:c="3"/>0.799932 7.895e-38 1.542e-09.07420.104 <text:s/>126.67330.780.000000 <text:s text:c="9"/>0 0 0 <text:s text:c="9"/>0 0 0 16 <text:s/>2 14 17.5 <text:s/>17 <text:s/>1 17 18.5 6565501518 6 2 4 0 <text:s text:c="3"/>36.0 <text:s text:c="2"/>38.0</text:p>
      <text:p text:style-name="P1"><text:s/>35 <text:s text:c="3"/>0.799949 6.600e-38 1.547e-09.07420.104 <text:s/>126.67330.780.000000 <text:s text:c="9"/>0 0 0 <text:s text:c="9"/>0 0 0 16 <text:s/>2 14 14.5 <text:s/>17 <text:s/>1 17 15.5 6565501518 6 2 4 0 <text:s text:c="3"/>30.0 <text:s text:c="2"/>32.0</text:p>
      <text:p text:style-name="P1"><text:s/>35 <text:s text:c="3"/>0.799963 8.378e-38 1.550e-09.07420.104 <text:s/>126.67340.780.000000 <text:s text:c="9"/>0 0 0 <text:s text:c="9"/>0 0 0 16 <text:s/>2 14 18.5 <text:s/>17 <text:s/>1 17 19.5 6565501518 6 2 4 0 <text:s text:c="3"/>38.0 <text:s text:c="2"/>40.0</text:p>
      <text:p text:style-name="P1"><text:s/>35 <text:s text:c="3"/>0.799980 6.220e-38 1.562e-09.07420.104 <text:s/>126.67340.780.000000 <text:s text:c="9"/>0 0 0 <text:s text:c="9"/>0 0 0 16 <text:s/>2 14 13.5 <text:s/>17 <text:s/>1 17 14.5 6565501518 6 2 4 0 <text:s text:c="3"/>28.0 <text:s text:c="2"/>30.0</text:p>
      <text:p text:style-name="P1"><text:s/>61 <text:s text:c="3"/>0.804566 7.160e-40 1.784e-12.05300.075 3165.88770.700.000000 <text:s text:c="3"/>0 1 0 1 1F2 <text:s text:c="3"/>0 1 0 1 1F2 <text:s text:c="3"/>8A1 <text:s/>6 <text:s text:c="8"/>7A2 <text:s/>7 <text:s text:c="4"/>334330453638 7 1 0 <text:s text:c="3"/>85.0 <text:s text:c="2"/>75.0</text:p>
      <text:p text:style-name="P1"><text:s/>34 <text:s text:c="3"/>0.807466 2.163e-37 4.339e-09.07660.103 <text:s/>152.98760.780.000000 <text:s text:c="9"/>0 0 0 <text:s text:c="9"/>0 0 0 18 <text:s/>2 16 18.5 <text:s/>17 <text:s/>3 15 17.5 6565501518 6 2 4 0 <text:s text:c="3"/>38.0 <text:s text:c="2"/>36.0</text:p>
      <text:p text:style-name="P1"><text:s/>34 <text:s text:c="3"/>0.807468 2.046e-37 4.331e-09.07660.103 <text:s/>152.98760.780.000000 <text:s text:c="9"/>0 0 0 <text:s text:c="9"/>0 0 0 18 <text:s/>2 16 17.5 <text:s/>17 <text:s/>3 15 16.5 6565501518 6 2 4 0 <text:s text:c="3"/>36.0 <text:s text:c="2"/>34.0</text:p>
      <text:p text:style-name="P1"><text:s/>34 <text:s text:c="3"/>0.807479 2.289e-37 4.361e-09.07660.103 <text:s/>152.98760.780.000000 <text:s text:c="9"/>0 0 0 <text:s text:c="9"/>0 0 0 18 <text:s/>2 16 19.5 <text:s/>17 <text:s/>3 15 18.5 6565501518 6 2 4 0 <text:s text:c="3"/>40.0 <text:s text:c="2"/>38.0</text:p>
      <text:p text:style-name="P1"><text:s/>34 <text:s text:c="3"/>0.807483 1.933e-37 4.333e-09.07660.103 <text:s/>152.98760.780.000000 <text:s text:c="9"/>0 0 0 <text:s text:c="9"/>0 0 0 18 <text:s/>2 16 16.5 <text:s/>17 <text:s/>3 15 15.5 6565501518 6 2 4 0 <text:s text:c="3"/>34.0 <text:s text:c="2"/>32.0</text:p>
      <text:p text:style-name="P1"><text:s/>34 <text:s text:c="3"/>0.807509 2.421e-37 4.393e-09.07660.103 <text:s/>152.98760.780.000000 <text:s text:c="9"/>0 0 0 <text:s text:c="9"/>0 0 0 18 <text:s/>2 16 20.5 <text:s/>17 <text:s/>3 15 19.5 6565501518 6 2 4 0 <text:s text:c="3"/>42.0 <text:s text:c="2"/>40.0</text:p>
      <text:p text:style-name="P1"><text:s/>34 <text:s text:c="3"/>0.807509 1.828e-37 4.353e-09.07660.103 <text:s/>152.98760.780.000000 <text:s text:c="9"/>0 0 0 <text:s text:c="9"/>0 0 0 18 <text:s/>2 16 15.5 <text:s/>17 <text:s/>3 15 14.5 6565501518 6 2 4 0 <text:s text:c="3"/>32.0 <text:s text:c="2"/>30.0</text:p>
      <text:p text:style-name="P1"><text:s/>15 <text:s text:c="3"/>0.807839 1.636e-35 1.329e-08.04560.332 1398.57500.410.000000 <text:s text:c="9"/>0 0 0 <text:s text:c="9"/>0 0 0 11 <text:s/>5 <text:s/>6 <text:s text:c="6"/>11 <text:s/>5 <text:s/>7 <text:s text:c="5"/>605540322027 5 2 0 <text:s text:c="2"/>138.0 <text:s/>138.0</text:p>
      <text:p text:style-name="P1"><text:s/>34 <text:s text:c="3"/>0.809421 1.002e-37 4.004e-09.07180.098 <text:s/>358.91970.800.000000 <text:s text:c="9"/>0 0 0 <text:s text:c="9"/>0 0 0 28 <text:s/>3 26 25.5 <text:s/>27 <text:s/>4 23 24.5 6565501518 6 2 4 0 <text:s text:c="3"/>52.0 <text:s text:c="2"/>50.0</text:p>
      <text:p text:style-name="P1"><text:soft-page-break/><text:s/>34 <text:s text:c="3"/>0.809429 1.038e-37 3.997e-09.07180.098 <text:s/>358.91970.800.000000 <text:s text:c="9"/>0 0 0 <text:s text:c="9"/>0 0 0 28 <text:s/>3 26 26.5 <text:s/>27 <text:s/>4 23 25.5 6565501518 6 2 4 0 <text:s text:c="3"/>54.0 <text:s text:c="2"/>52.0</text:p>
      <text:p text:style-name="P1"><text:s/>34 <text:s text:c="3"/>0.809433 1.199e-37 4.019e-09.07180.098 <text:s/>358.91960.800.000000 <text:s text:c="9"/>0 0 0 <text:s text:c="9"/>0 0 0 28 <text:s/>3 26 30.5 <text:s/>27 <text:s/>4 23 29.5 6565501518 6 2 4 0 <text:s text:c="3"/>62.0 <text:s text:c="2"/>60.0</text:p>
      <text:p text:style-name="P1"><text:s/>34 <text:s text:c="3"/>0.809434 1.076e-37 3.995e-09.07180.098 <text:s/>358.91960.800.000000 <text:s text:c="9"/>0 0 0 <text:s text:c="9"/>0 0 0 28 <text:s/>3 26 27.5 <text:s/>27 <text:s/>4 23 26.5 6565501518 6 2 4 0 <text:s text:c="3"/>56.0 <text:s text:c="2"/>54.0</text:p>
      <text:p text:style-name="P1"><text:s/>34 <text:s text:c="3"/>0.809437 1.116e-37 3.998e-09.07180.098 <text:s/>358.91960.800.000000 <text:s text:c="9"/>0 0 0 <text:s text:c="9"/>0 0 0 28 <text:s/>3 26 28.5 <text:s/>27 <text:s/>4 23 27.5 6565501518 6 2 4 0 <text:s text:c="3"/>58.0 <text:s text:c="2"/>56.0</text:p>
      <text:p text:style-name="P1"><text:s/>34 <text:s text:c="3"/>0.809437 1.156e-37 4.007e-09.07180.098 <text:s/>358.91960.800.000000 <text:s text:c="9"/>0 0 0 <text:s text:c="9"/>0 0 0 28 <text:s/>3 26 29.5 <text:s/>27 <text:s/>4 23 28.5 6565501518 6 2 4 0 <text:s text:c="3"/>60.0 <text:s text:c="2"/>58.0</text:p>
      <text:p text:style-name="P1"><text:s/>61 <text:s text:c="3"/>0.810482 1.112e-36 2.311e-13.04700.063 1250.83610.620.000000 <text:s text:c="3"/>0 0 0 0 1A1 <text:s text:c="3"/>0 0 0 0 1A1 <text:s text:c="2"/>15F2 <text:s/>3 <text:s text:c="7"/>15F1 <text:s/>1 <text:s text:c="4"/>534330453738 7 1 0 <text:s text:c="3"/>93.0 <text:s text:c="2"/>93.0</text:p>
      <text:p text:style-name="P1"><text:s/>61 <text:s text:c="3"/>0.810533 2.999e-39 1.454e-11.06300.081 2613.45020.680.000000 <text:s text:c="3"/>0 0 0 2 1F2 <text:s text:c="3"/>0 0 0 2 1F2 <text:s text:c="3"/>0F2 <text:s/>1 <text:s text:c="8"/>1F1 <text:s/>2 <text:s text:c="4"/>334330453638 7 1 0 <text:s text:c="4"/>3.0 <text:s text:c="3"/>9.0</text:p>
      <text:p text:style-name="P1"><text:s/>62 <text:s text:c="3"/>0.810654 1.222e-38 2.263e-13.04460.067 1250.89560.750.000000 <text:s text:c="3"/>0 0 0 0 1A1 <text:s text:c="3"/>0 0 0 0 1A1 <text:s text:c="2"/>15F2 <text:s/>3 <text:s text:c="7"/>15F1 <text:s/>1 <text:s text:c="4"/>5323331111 4 1 1 1 <text:s text:c="2"/>186.0 <text:s/>186.0</text:p>
      <text:p text:style-name="P1"><text:s/>61 <text:s text:c="3"/>0.815122 2.594e-37 1.462e-12.04500.058 1975.75900.600.000000 <text:s text:c="3"/>0 0 0 0 1A1 <text:s text:c="3"/>0 0 0 0 1A1 <text:s text:c="2"/>19F1 <text:s/>4 <text:s text:c="7"/>19F2 <text:s/>3 <text:s text:c="4"/>534330453738 7 1 0 <text:s text:c="2"/>117.0 <text:s/>117.0</text:p>
      <text:p text:style-name="P1"><text:s/>62 <text:s text:c="3"/>0.815306 2.856e-39 1.433e-12.04280.068 1975.85340.750.000000 <text:s text:c="3"/>0 0 0 0 1A1 <text:s text:c="3"/>0 0 0 0 1A1 <text:s text:c="2"/>19F1 <text:s/>4 <text:s text:c="7"/>19F2 <text:s/>3 <text:s text:c="4"/>5323331111 4 1 1 1 <text:s text:c="2"/>234.0 <text:s/>234.0</text:p>
      <text:p text:style-name="P1"><text:s/>61 <text:s text:c="3"/>0.821259 3.208e-38 3.167e-14.04600.060 1593.56160.610.000000 <text:s text:c="3"/>0 0 0 0 1A1 <text:s text:c="3"/>0 0 0 0 1A1 <text:s text:c="2"/>17F1 <text:s/>5 <text:s text:c="7"/>17F2 <text:s/>2 <text:s text:c="4"/>534330453738 7 1 0 <text:s text:c="2"/>105.0 <text:s/>105.0</text:p>
      <text:p text:style-name="P1"><text:s/>61 <text:s text:c="3"/>0.821688 3.716e-37 3.669e-13.04600.060 1593.52290.610.000000 <text:s text:c="3"/>0 0 0 0 1A1 <text:s text:c="3"/>0 0 0 0 1A1 <text:s text:c="2"/>17F2 <text:s/>4 <text:s text:c="7"/>17F1 <text:s/>3 <text:s text:c="4"/>534330453738 7 1 0 <text:s text:c="2"/>105.0 <text:s/>105.0</text:p>
      <text:p text:style-name="P1"><text:s/>62 <text:s text:c="3"/>0.822120 4.080e-39 3.589e-13.04460.069 1593.59900.750.000000 <text:s text:c="3"/>0 0 0 0 1A1 <text:s text:c="3"/>0 0 0 0 1A1 <text:s text:c="2"/>17F2 <text:s/>4 <text:s text:c="7"/>17F1 <text:s/>3 <text:s text:c="4"/>5323331111 4 1 1 1 <text:s text:c="2"/>210.0 <text:s/>210.0</text:p>
      <text:p text:style-name="P1"><text:s/>61 <text:s text:c="3"/>0.825644 1.001e-40 2.305e-16.04500.059 1778.20460.600.000000 <text:s text:c="3"/>0 0 0 0 1A1 <text:s text:c="3"/>0 0 0 0 1A1 <text:s text:c="2"/>18F1 <text:s/>1 <text:s text:c="7"/>18F2 <text:s/>1 <text:s text:c="4"/>534330453738 7 1 0 <text:s text:c="2"/>111.0 <text:s/>111.0</text:p>
      <text:p text:style-name="P1"><text:s/>61 <text:s text:c="3"/>0.830025 7.203e-37 7.168e-13.04600.060 1593.04830.610.000000 <text:s text:c="3"/>0 0 0 0 1A1 <text:s text:c="3"/>0 0 0 0 1A1 <text:s text:c="2"/>17F2 <text:s/>3 <text:s text:c="7"/>17F1 <text:s/>2 <text:s text:c="4"/>534330453738 7 1 0 <text:s text:c="2"/>105.0 <text:s/>105.0</text:p>
      <text:p text:style-name="P1"><text:s/>14 <text:s text:c="3"/>0.830067 1.307e-31 1.649e-08.07310.353 <text:s/>808.56320.530.000000 <text:s text:c="9"/>0 0 0 <text:s text:c="9"/>0 0 0 <text:s/>8 <text:s/>4 <text:s/>4 <text:s text:c="7"/>8 <text:s/>4 <text:s/>5 <text:s text:c="5"/>005540 02227 5 2 0 <text:s text:c="2"/>102.0 <text:s/>102.0</text:p>
      <text:p text:style-name="P1"><text:s/>62 <text:s text:c="3"/>0.830191 7.922e-39 7.021e-13.04460.069 1593.12430.750.000000 <text:s text:c="3"/>0 0 0 0 1A1 <text:s text:c="3"/>0 0 0 0 1A1 <text:s text:c="2"/>17F2 <text:s/>3 <text:s text:c="7"/>17F1 <text:s/>2 <text:s text:c="4"/>5323331111 4 1 1 1 <text:s text:c="2"/>210.0 <text:s/>210.0</text:p>
      <text:p text:style-name="P1"><text:s/>61 <text:s text:c="3"/>0.831611 3.740e-39 4.111e-12.06200.075 2859.94510.700.000000 <text:s text:c="3"/>0 0 0 2 1F2 <text:s text:c="3"/>0 0 0 2 1F2 <text:s text:c="3"/>7F1 <text:s/>3 <text:s text:c="8"/>7F2 <text:s/>3 <text:s text:c="4"/>434330453638 7 1 0 <text:s text:c="3"/>45.0 <text:s text:c="2"/>45.0</text:p>
      <text:p text:style-name="P1"><text:s/>61 <text:s text:c="3"/>0.833531 4.413e-38 1.490e-12.05300.068 2230.79320.640.000000 <text:s text:c="3"/>0 1 0 0 1E <text:s text:c="4"/>0 1 0 0 1E <text:s text:c="3"/>11F2 12 <text:s text:c="7"/>11F1 11 <text:s text:c="4"/>534330453738 7 1 0 <text:s text:c="3"/>69.0 <text:s text:c="2"/>69.0</text:p>
      <text:p text:style-name="P1"><text:s/>61 <text:s text:c="3"/>0.834515 1.033e-37 4.579e-13.05900.075 1830.03630.700.000000 <text:s text:c="3"/>0 1 0 0 1E <text:s text:c="4"/>0 1 0 0 1E <text:s text:c="4"/>7A1 <text:s/>3 <text:s text:c="8"/>7A2 <text:s/>3 <text:s text:c="4"/>534330453738 7 1 0 <text:s text:c="3"/>75.0 <text:s text:c="2"/>75.0</text:p>
      <text:p text:style-name="P1"><text:s/>41 <text:s text:c="3"/>0.838022 2.234e-32 1.700e-09.09860.127 <text:s text:c="3"/>0.00000.750.000000 <text:s text:c="7"/>0 0 0 0 <text:s text:c="7"/>0 0 0 0 <text:s text:c="19"/>R <text:s/>0 <text:s text:c="5"/>006650 0 0 3 1 1 0 <text:s text:c="3"/>27.0 <text:s text:c="3"/>9.0</text:p>
      <text:p text:style-name="P1"><text:s/>61 <text:s text:c="3"/>0.839188 2.893e-40 4.913e-13.05600.074 2973.28540.690.000000 <text:s text:c="3"/>0 0 0 2 1F2 <text:s text:c="3"/>0 0 0 2 1F2 <text:s text:c="3"/>8F1 <text:s/>7 <text:s text:c="8"/>8F2 <text:s/>7 <text:s text:c="4"/>334330453638 7 1 0 <text:s text:c="3"/>51.0 <text:s text:c="2"/>51.0</text:p>
      <text:p text:style-name="P1"><text:s/>35 <text:s text:c="3"/>0.840433 1.141e-38 4.760e-09.06960.085 <text:s/>939.27090.840.000000 <text:s text:c="9"/>0 0 0 <text:s text:c="9"/>0 0 0 43 <text:s/>7 37 45.5 <text:s/>44 <text:s/>6 38 46.5 6565501518 6 2 4 0 <text:s text:c="3"/>92.0 <text:s text:c="2"/>94.0</text:p>
      <text:p text:style-name="P1"><text:s/>35 <text:s text:c="3"/>0.840437 1.116e-38 4.755e-09.06960.085 <text:s/>939.27080.840.000000 <text:s text:c="9"/>0 0 0 <text:s text:c="9"/>0 0 0 43 <text:s/>7 37 44.5 <text:s/>44 <text:s/>6 38 45.5 6565501518 6 2 4 0 <text:s text:c="3"/>90.0 <text:s text:c="2"/>92.0</text:p>
      <text:p text:style-name="P1"><text:s/>35 <text:s text:c="3"/>0.840440 1.091e-38 4.755e-09.06960.085 <text:s/>939.27080.840.000000 <text:s text:c="9"/>0 0 0 <text:s text:c="9"/>0 0 0 43 <text:s/>7 37 43.5 <text:s/>44 <text:s/>6 38 44.5 6565501518 6 2 4 0 <text:s text:c="3"/>88.0 <text:s text:c="2"/>90.0</text:p>
      <text:p text:style-name="P1"><text:s/>35 <text:s text:c="3"/>0.840440 1.019e-38 4.766e-09.06960.085 <text:s/>939.27090.840.000000 <text:s text:c="9"/>0 0 0 <text:s text:c="9"/>0 0 0 43 <text:s/>7 37 40.5 <text:s/>44 <text:s/>6 38 41.5 6565501518 6 2 4 0 <text:s text:c="3"/>82.0 <text:s text:c="2"/>84.0</text:p>
      <text:p text:style-name="P1"><text:s/>35 <text:s text:c="3"/>0.840441 1.066e-38 4.756e-09.06960.085 <text:s/>939.27080.840.000000 <text:s text:c="9"/>0 0 0 <text:s text:c="9"/>0 0 0 43 <text:s/>7 37 42.5 <text:s/>44 <text:s/>6 38 43.5 6565501518 6 2 4 0 <text:s text:c="3"/>86.0 <text:s text:c="2"/>88.0</text:p>
      <text:p text:style-name="P1"><text:s/>35 <text:s text:c="3"/>0.840441 1.042e-38 4.760e-09.06960.085 <text:s/>939.27090.840.000000 <text:s text:c="9"/>0 0 0 <text:s text:c="9"/>0 0 0 43 <text:s/>7 37 41.5 <text:s/>44 <text:s/>6 38 42.5 6565501518 6 2 4 0 <text:s text:c="3"/>84.0 <text:s text:c="2"/>86.0</text:p>
      <text:p text:style-name="P1"><text:s/>31 <text:s text:c="3"/>0.841500 1.171e-34 4.246e-09.06930.083 1022.24000.760.000000 <text:s text:c="9"/>0 0 0 <text:s text:c="9"/>0 0 0 45 <text:s/>7 39 <text:s text:c="6"/>46 <text:s/>6 40 <text:s text:c="5"/>004520 113 8 2 1 0 <text:s text:c="3"/>91.0 <text:s text:c="2"/>93.0</text:p>
      <text:p text:style-name="P1"><text:s/>61 <text:s text:c="3"/>0.843805 1.072e-40 1.943e-12.05300.068 3521.43870.640.000000 <text:s text:c="3"/>0 1 0 1 1F1 <text:s text:c="3"/>0 1 0 1 1F1 <text:s text:c="2"/>11F2 24 <text:s text:c="7"/>11F1 26 <text:s text:c="4"/>434330453638 7 1 0 <text:s text:c="3"/>69.0 <text:s text:c="2"/>69.0</text:p>
      <text:p text:style-name="P1"><text:s/>61 <text:s text:c="3"/>0.846500 6.236e-39 9.983e-12.05600.073 2982.25630.650.000000 <text:s text:c="3"/>0 0 0 2 1F2 <text:s text:c="3"/>0 0 0 2 1F2 <text:s text:c="3"/>9F2 <text:s/>1 <text:s text:c="8"/>9F1 <text:s/>1 <text:s text:c="4"/>434330453638 7 1 0 <text:s text:c="3"/>57.0 <text:s text:c="2"/>57.0</text:p>
      <text:p text:style-name="P1"><text:s/>31 <text:s text:c="3"/>0.850900 4.154e-34 4.453e-09.06960.090 <text:s/>734.93370.830.000000 <text:s text:c="9"/>0 0 0 <text:s text:c="9"/>0 0 0 38 <text:s/>6 32 <text:s text:c="6"/>39 <text:s/>5 35 <text:s text:c="5"/>006550 113 6 2 4 0 <text:s text:c="3"/>77.0 <text:s text:c="2"/>79.0</text:p>
      <text:p text:style-name="P1"><text:s/>35 <text:s text:c="3"/>0.853237 1.101e-37 2.418e-09.07570.104 <text:s/>100.08640.780.000000 <text:s text:c="9"/>0 0 0 <text:s text:c="9"/>0 0 0 14 <text:s/>2 12 14.5 <text:s/>15 <text:s/>1 15 15.5 6565501518 6 2 4 0 <text:s text:c="3"/>30.0 <text:s text:c="2"/>32.0</text:p>
      <text:p text:style-name="P1"><text:s/>35 <text:s text:c="3"/>0.853244 1.028e-37 2.421e-09.07570.104 <text:s/>100.08640.780.000000 <text:s text:c="9"/>0 0 0 <text:s text:c="9"/>0 0 0 14 <text:s/>2 12 13.5 <text:s/>15 <text:s/>1 15 14.5 6565501518 6 2 4 0 <text:s text:c="3"/>28.0 <text:s text:c="2"/>30.0</text:p>
      <text:p text:style-name="P1"><text:s/>35 <text:s text:c="3"/>0.853246 1.178e-37 2.427e-09.07570.104 <text:s/>100.08640.780.000000 <text:s text:c="9"/>0 0 0 <text:s text:c="9"/>0 0 0 14 <text:s/>2 12 15.5 <text:s/>15 <text:s/>1 15 16.5 6565501518 6 2 4 0 <text:s text:c="3"/>32.0 <text:s text:c="2"/>34.0</text:p>
      <text:p text:style-name="P1"><text:s/>35 <text:s text:c="3"/>0.853263 9.608e-38 2.436e-09.07570.104 <text:s/>100.08650.780.000000 <text:s text:c="9"/>0 0 0 <text:s text:c="9"/>0 0 0 14 <text:s/>2 12 12.5 <text:s/>15 <text:s/>1 15 13.5 6565501518 6 2 4 0 <text:s text:c="3"/>26.0 <text:s text:c="2"/>28.0</text:p>
      <text:p text:style-name="P1"><text:s/>35 <text:s text:c="3"/>0.853274 1.260e-37 2.443e-09.07570.104 <text:s/>100.08650.780.000000 <text:s text:c="9"/>0 0 0 <text:s text:c="9"/>0 0 0 14 <text:s/>2 12 16.5 <text:s/>15 <text:s/>1 15 17.5 6565501518 6 2 4 0 <text:s text:c="3"/>34.0 <text:s text:c="2"/>36.0</text:p>
      <text:p text:style-name="P1"><text:s/>35 <text:s text:c="3"/>0.853291 8.979e-38 2.466e-09.07570.104 <text:s/>100.08650.780.000000 <text:s text:c="9"/>0 0 0 <text:s text:c="9"/>0 0 0 14 <text:s/>2 12 11.5 <text:s/>15 <text:s/>1 15 12.5 6565501518 6 2 4 0 <text:s text:c="3"/>24.0 <text:s text:c="2"/>26.0</text:p>
      <text:p text:style-name="P1"><text:s/>61 <text:s text:c="3"/>0.854788 1.071e-40 3.958e-13.05300.073 3257.45780.650.000000 <text:s text:c="3"/>0 1 0 1 1F2 <text:s text:c="3"/>0 1 0 1 1F2 <text:s text:c="3"/>9A1 <text:s/>5 <text:s text:c="8"/>9A2 <text:s/>6 <text:s text:c="4"/>334330453638 7 1 0 <text:s text:c="3"/>95.0 <text:s text:c="2"/>95.0</text:p>
      <text:p text:style-name="P1"><text:s/>31 <text:s text:c="3"/>0.855600 1.473e-33 1.932e-09.07420.104 <text:s/>127.26390.780.000000 <text:s text:c="9"/>0 0 0 <text:s text:c="9"/>0 0 0 16 <text:s/>2 14 <text:s text:c="6"/>17 <text:s/>1 17 <text:s text:c="5"/>006550 113 6 2 4 0 <text:s text:c="3"/>33.0 <text:s text:c="2"/>35.0</text:p>
      <text:p text:style-name="P1"><text:s/>61 <text:s text:c="3"/>0.857372 1.197e-40 1.102e-12.05300.070 3360.04440.640.000000 <text:s text:c="3"/>0 1 0 1 1F1 <text:s text:c="3"/>0 1 0 1 1F2 <text:s text:c="2"/>10F2 21 <text:s text:c="7"/>10F1 19 <text:s text:c="4"/>334330453638 7 1 0 <text:s text:c="3"/>63.0 <text:s text:c="2"/>63.0</text:p>
      <text:p text:style-name="P1"><text:s/>61 <text:s text:c="3"/>0.859091 2.055e-40 5.211e-13.06500.077 2961.37990.720.000000 <text:s text:c="3"/>0 1 0 1 1F2 <text:s text:c="3"/>0 1 0 1 1F2 <text:s text:c="3"/>5F2 <text:s/>9 <text:s text:c="8"/>5F1 10 <text:s text:c="4"/>434330453638 7 1 0 <text:s text:c="3"/>33.0 <text:s text:c="2"/>33.0</text:p>
      <text:p text:style-name="P1"><text:s/>62 <text:s text:c="3"/>0.863157 3.655e-39 3.019e-12.03700.087 2181.95480.750.000000 <text:s text:c="3"/>0 0 0 0 1A1 <text:s text:c="3"/>0 0 0 0 1A1 <text:s text:c="2"/>20A1 <text:s/>2 <text:s text:c="7"/>20A2 <text:s/>1 <text:s text:c="4"/>5323331111 4 1 1 1 <text:s text:c="2"/>410.0 <text:s/>410.0</text:p>
      <text:p text:style-name="P1"><text:s/>11 <text:s text:c="3"/>0.865759 7.197e-38 2.755e-08.08220.352 5435.41210.680.005300 <text:s text:c="9"/>0 3 0 <text:s text:c="9"/>0 3 0 <text:s/>6 <text:s/>3 <text:s/>3 <text:s text:c="7"/>7 <text:s/>2 <text:s/>6 <text:s text:c="5"/>4445534432257120 7 <text:s text:c="3"/>13.0 <text:s text:c="2"/>15.0</text:p>
      <text:p text:style-name="P1"><text:s/>34 <text:s text:c="3"/>0.869435 1.092e-37 2.287e-09.07420.104 <text:s/>123.76890.780.000000 <text:s text:c="9"/>0 0 0 <text:s text:c="9"/>0 0 0 16 <text:s/>2 14 16.5 <text:s/>17 <text:s/>1 17 17.5 6565501518 6 2 4 0 <text:s text:c="3"/>34.0 <text:s text:c="2"/>36.0</text:p>
      <text:p text:style-name="P1"><text:s/>34 <text:s text:c="3"/>0.869448 1.029e-37 2.289e-09.07420.104 <text:s/>123.76890.780.000000 <text:s text:c="9"/>0 0 0 <text:s text:c="9"/>0 0 0 16 <text:s/>2 14 15.5 <text:s/>17 <text:s/>1 17 16.5 6565501518 6 2 4 0 <text:s text:c="3"/>32.0 <text:s text:c="2"/>34.0</text:p>
      <text:p text:style-name="P1"><text:s/>34 <text:s text:c="3"/>0.869460 1.159e-37 2.292e-09.07420.104 <text:s/>123.76890.780.000000 <text:s text:c="9"/>0 0 0 <text:s text:c="9"/>0 0 0 16 <text:s/>2 14 17.5 <text:s/>17 <text:s/>1 17 18.5 6565501518 6 2 4 0 <text:s text:c="3"/>36.0 <text:s text:c="2"/>38.0</text:p>
      <text:p text:style-name="P1"><text:s/>34 <text:s text:c="3"/>0.869494 9.691e-38 2.300e-09.07420.104 <text:s/>123.76890.780.000000 <text:s text:c="9"/>0 0 0 <text:s text:c="9"/>0 0 0 16 <text:s/>2 14 14.5 <text:s/>17 <text:s/>1 17 15.5 6565501518 6 2 4 0 <text:s text:c="3"/>30.0 <text:s text:c="2"/>32.0</text:p>
      <text:p text:style-name="P1"><text:s/>34 <text:s text:c="3"/>0.869532 1.230e-37 2.305e-09.07420.104 <text:s/>123.76890.780.000000 <text:s text:c="9"/>0 0 0 <text:s text:c="9"/>0 0 0 16 <text:s/>2 14 18.5 <text:s/>17 <text:s/>1 17 19.5 6565501518 6 2 4 0 <text:s text:c="3"/>38.0 <text:s text:c="2"/>40.0</text:p>
      <text:p text:style-name="P1"><text:s/>34 <text:s text:c="3"/>0.869567 9.132e-38 2.323e-09.07420.104 <text:s/>123.76890.780.000000 <text:s text:c="9"/>0 0 0 <text:s text:c="9"/>0 0 0 16 <text:s/>2 14 13.5 <text:s/>17 <text:s/>1 17 14.5 6565501518 6 2 4 0 <text:s text:c="3"/>28.0 <text:s text:c="2"/>30.0</text:p>
      <text:p text:style-name="P1"><text:s/>61 <text:s text:c="3"/>0.870845 4.573e-40 5.305e-13.06500.078 2704.72750.720.000000 <text:s text:c="3"/>0 0 0 2 1F2 <text:s text:c="3"/>0 0 0 2 1F2 <text:s text:c="3"/>3F1 <text:s/>5 <text:s text:c="8"/>4F2 <text:s/>4 <text:s text:c="4"/>434330453638 7 1 0 <text:s text:c="3"/>21.0 <text:s text:c="2"/>27.0</text:p>
      <text:p text:style-name="P1"><text:s/>15 <text:s text:c="3"/>0.873833 3.074e-34 2.005e-08.07310.353 <text:s/>801.35910.530.000000 <text:s text:c="9"/>0 0 0 <text:s text:c="9"/>0 0 0 <text:s/>8 <text:s/>4 <text:s/>4 <text:s text:c="7"/>8 <text:s/>4 <text:s/>5 <text:s text:c="5"/>605540322027 5 2 0 <text:s text:c="2"/>102.0 <text:s/>102.0</text:p>
      <text:p text:style-name="P1"><text:s/>61 <text:s text:c="3"/>0.875864 2.715e-40 6.416e-13.05300.070 3075.93190.640.000000 <text:s text:c="3"/>0 0 0 2 1F2 <text:s text:c="3"/>0 0 0 2 1F2 <text:s text:c="2"/>10F2 <text:s/>2 <text:s text:c="7"/>10F1 <text:s/>1 <text:s text:c="4"/>434330453638 7 1 0 <text:s text:c="3"/>63.0 <text:s text:c="2"/>63.0</text:p>
      <text:p text:style-name="P1"><text:s/>61 <text:s text:c="3"/>0.881071 8.772e-38 9.949e-15.04700.065 1095.25180.620.000000 <text:s text:c="3"/>0 0 0 0 1A1 <text:s text:c="3"/>0 0 0 0 1A1 <text:s text:c="2"/>14F1 <text:s/>3 <text:s text:c="7"/>14F2 <text:s/>1 <text:s text:c="4"/>534330453738 7 1 0 <text:s text:c="3"/>87.0 <text:s text:c="2"/>87.0</text:p>
      <text:p text:style-name="P1"><text:s/>62 <text:s text:c="3"/>0.881357 9.656e-40 9.753e-15.04460.066 1095.30370.750.000000 <text:s text:c="3"/>0 0 0 0 1A1 <text:s text:c="3"/>0 0 0 0 1A1 <text:s text:c="2"/>14F1 <text:s/>3 <text:s text:c="7"/>14F2 <text:s/>1 <text:s text:c="4"/>5323331111 4 1 1 1 <text:s text:c="2"/>174.0 <text:s/>174.0</text:p>
      <text:p text:style-name="P1"><text:s/>61 <text:s text:c="3"/>0.883275 1.066e-39 8.949e-12.06200.078 3236.40380.700.000000 <text:s text:c="3"/>0 0 1 0 1F2 <text:s text:c="3"/>0 0 1 0 1F2 <text:s text:c="3"/>6F2 25 <text:s text:c="8"/>6F1 22 <text:s text:c="4"/>434330453638 7 1 0 <text:s text:c="3"/>39.0 <text:s text:c="2"/>39.0</text:p>
      <text:p text:style-name="P1"><text:s/>61 <text:s text:c="3"/>0.883482 4.869e-37 7.737e-13.03800.060 1593.04460.610.000000 <text:s text:c="3"/>0 0 0 0 1A1 <text:s text:c="3"/>0 0 0 0 1A1 <text:s text:c="2"/>17E <text:s text:c="2"/>2 <text:s text:c="7"/>17E <text:s text:c="2"/>1 <text:s text:c="4"/>534330453738 7 1 0 <text:s text:c="3"/>70.0 <text:s text:c="2"/>70.0</text:p>
      <text:p text:style-name="P1"><text:s/>34 <text:s text:c="3"/>0.883573 9.821e-38 2.114e-09.07360.103 <text:s/>137.90790.780.000000 <text:s text:c="9"/>0 0 0 <text:s text:c="9"/>0 0 0 17 <text:s/>2 15 17.5 <text:s/>18 <text:s/>1 18 18.5 6565501518 6 2 4 0 <text:s text:c="3"/>36.0 <text:s text:c="2"/>38.0</text:p>
      <text:p text:style-name="P1"><text:s/>34 <text:s text:c="3"/>0.883587 9.284e-38 2.117e-09.07360.103 <text:s/>137.90790.780.000000 <text:s text:c="9"/>0 0 0 <text:s text:c="9"/>0 0 0 17 <text:s/>2 15 16.5 <text:s/>18 <text:s/>1 18 17.5 6565501518 6 2 4 0 <text:s text:c="3"/>34.0 <text:s text:c="2"/>36.0</text:p>
      <text:p text:style-name="P1"><text:s/>34 <text:s text:c="3"/>0.883600 1.039e-37 2.119e-09.07360.103 <text:s/>137.90790.780.000000 <text:s text:c="9"/>0 0 0 <text:s text:c="9"/>0 0 0 17 <text:s/>2 15 18.5 <text:s/>18 <text:s/>1 18 19.5 6565501518 6 2 4 0 <text:s text:c="3"/>38.0 <text:s text:c="2"/>40.0</text:p>
      <text:p text:style-name="P1"><text:s/>34 <text:s text:c="3"/>0.883634 8.777e-38 2.126e-09.07360.103 <text:s/>137.90790.780.000000 <text:s text:c="9"/>0 0 0 <text:s text:c="9"/>0 0 0 17 <text:s/>2 15 15.5 <text:s/>18 <text:s/>1 18 16.5 6565501518 6 2 4 0 <text:s text:c="3"/>32.0 <text:s text:c="2"/>34.0</text:p>
      <text:p text:style-name="P1"><text:soft-page-break/><text:s/>34 <text:s text:c="3"/>0.883674 1.099e-37 2.130e-09.07360.103 <text:s/>137.90790.780.000000 <text:s text:c="9"/>0 0 0 <text:s text:c="9"/>0 0 0 17 <text:s/>2 15 19.5 <text:s/>18 <text:s/>1 18 20.5 6565501518 6 2 4 0 <text:s text:c="3"/>40.0 <text:s text:c="2"/>42.0</text:p>
      <text:p text:style-name="P1"><text:s/>62 <text:s text:c="3"/>0.883693 5.355e-39 7.578e-13.02750.046 1593.12060.750.000000 <text:s text:c="3"/>0 0 0 0 1A1 <text:s text:c="3"/>0 0 0 0 1A1 <text:s text:c="2"/>17E <text:s text:c="2"/>2 <text:s text:c="7"/>17E <text:s text:c="2"/>1 <text:s text:c="4"/>5323331111 4 1 1 1 <text:s text:c="2"/>140.0 <text:s/>140.0</text:p>
      <text:p text:style-name="P1"><text:s/>34 <text:s text:c="3"/>0.883710 8.299e-38 2.145e-09.07360.103 <text:s/>137.90790.780.000000 <text:s text:c="9"/>0 0 0 <text:s text:c="9"/>0 0 0 17 <text:s/>2 15 14.5 <text:s/>18 <text:s/>1 18 15.5 6565501518 6 2 4 0 <text:s text:c="3"/>30.0 <text:s text:c="2"/>32.0</text:p>
      <text:p text:style-name="P1"><text:s/>61 <text:s text:c="3"/>0.888322 1.065e-40 1.137e-12.06200.075 3314.06080.700.000000 <text:s text:c="3"/>0 0 1 0 1F2 <text:s text:c="3"/>0 0 1 0 1F2 <text:s text:c="3"/>7F2 29 <text:s text:c="8"/>7F1 30 <text:s text:c="4"/>434330453638 7 1 0 <text:s text:c="3"/>45.0 <text:s text:c="2"/>45.0</text:p>
      <text:p text:style-name="P1"><text:s/>35 <text:s text:c="3"/>0.889761 3.002e-39 5.664e-09.06840.078 1259.26250.760.000000 <text:s text:c="9"/>0 0 0 <text:s text:c="9"/>0 0 0 50 <text:s/>8 42 50.5 <text:s/>51 <text:s/>7 45 51.5 6542201518 8 2 1 0 <text:s text:c="2"/>102.0 <text:s/>104.0</text:p>
      <text:p text:style-name="P1"><text:s/>35 <text:s text:c="3"/>0.889761 2.887e-39 5.669e-09.06840.078 1259.26260.760.000000 <text:s text:c="9"/>0 0 0 <text:s text:c="9"/>0 0 0 50 <text:s/>8 42 48.5 <text:s/>51 <text:s/>7 45 49.5 6542201518 8 2 1 0 <text:s text:c="3"/>98.0 <text:s/>100.0</text:p>
      <text:p text:style-name="P1"><text:s/>35 <text:s text:c="3"/>0.889761 2.946e-39 5.668e-09.06840.078 1259.26250.760.000000 <text:s text:c="9"/>0 0 0 <text:s text:c="9"/>0 0 0 50 <text:s/>8 42 49.5 <text:s/>51 <text:s/>7 45 50.5 6542201518 8 2 1 0 <text:s text:c="2"/>100.0 <text:s/>102.0</text:p>
      <text:p text:style-name="P1"><text:s/>35 <text:s text:c="3"/>0.889761 3.123e-39 5.670e-09.06840.078 1259.26250.760.000000 <text:s text:c="9"/>0 0 0 <text:s text:c="9"/>0 0 0 50 <text:s/>8 42 52.5 <text:s/>51 <text:s/>7 45 53.5 6542201518 8 2 1 0 <text:s text:c="2"/>106.0 <text:s/>108.0</text:p>
      <text:p text:style-name="P1"><text:s/>35 <text:s text:c="3"/>0.889761 3.063e-39 5.667e-09.06840.078 1259.26250.760.000000 <text:s text:c="9"/>0 0 0 <text:s text:c="9"/>0 0 0 50 <text:s/>8 42 51.5 <text:s/>51 <text:s/>7 45 52.5 6542201518 8 2 1 0 <text:s text:c="2"/>104.0 <text:s/>106.0</text:p>
      <text:p text:style-name="P1"><text:s/>35 <text:s text:c="3"/>0.889761 2.832e-39 5.677e-09.06840.078 1259.26260.760.000000 <text:s text:c="9"/>0 0 0 <text:s text:c="9"/>0 0 0 50 <text:s/>8 42 47.5 <text:s/>51 <text:s/>7 45 48.5 6542201518 8 2 1 0 <text:s text:c="3"/>96.0 <text:s text:c="2"/>98.0</text:p>
      <text:p text:style-name="P1"><text:s/>12 <text:s text:c="3"/>0.891132 3.531e-34 9.888e-09.07740.391 2116.13890.740.001500 <text:s text:c="9"/>0 1 0 <text:s text:c="9"/>0 1 0 <text:s/>4 <text:s/>4 <text:s/>0 <text:s text:c="7"/>5 <text:s/>3 <text:s/>3 <text:s text:c="5"/>5646434836257120 7 <text:s text:c="4"/>9.0 <text:s text:c="2"/>11.0</text:p>
      <text:p text:style-name="P1"><text:s/>61 <text:s text:c="3"/>0.893679 2.423e-40 5.018e-13.05600.073 3024.10130.650.000000 <text:s text:c="3"/>0 0 0 2 1F2 <text:s text:c="3"/>0 0 0 2 1F2 <text:s text:c="3"/>9F1 <text:s/>4 <text:s text:c="8"/>9F2 <text:s/>3 <text:s text:c="4"/>434330453638 7 1 0 <text:s text:c="3"/>57.0 <text:s text:c="2"/>57.0</text:p>
      <text:p text:style-name="P1"><text:s/>11 <text:s text:c="3"/>0.895092 5.076e-31 8.314e-09.08060.412 2129.59910.75-.000300 <text:s text:c="9"/>0 1 0 <text:s text:c="9"/>0 1 0 <text:s/>5 <text:s/>3 <text:s/>2 <text:s text:c="7"/>4 <text:s/>4 <text:s/>1 <text:s text:c="5"/>5546633321287120 8 <text:s text:c="3"/>33.0 <text:s text:c="2"/>27.0</text:p>
      <text:p text:style-name="P1"><text:s/>14 <text:s text:c="3"/>0.896633 3.110e-31 6.712e-09.09000.430 <text:s/>403.54910.590.000000 <text:s text:c="9"/>0 0 0 <text:s text:c="9"/>0 0 0 <text:s/>7 <text:s/>1 <text:s/>7 <text:s text:c="7"/>6 <text:s/>2 <text:s/>4 <text:s text:c="5"/>005540 02227 5 2 0 <text:s text:c="3"/>90.0 <text:s text:c="2"/>78.0</text:p>
      <text:p text:style-name="P1"><text:s/>11 <text:s text:c="3"/>0.900086 8.154e-38 1.965e-08.08030.352 5613.36960.57-.002400 <text:s text:c="9"/>0 3 0 <text:s text:c="9"/>0 3 0 <text:s/>8 <text:s/>2 <text:s/>7 <text:s text:c="7"/>7 <text:s/>3 <text:s/>4 <text:s text:c="5"/>4442434432287122 8 <text:s text:c="3"/>51.0 <text:s text:c="2"/>45.0</text:p>
      <text:p text:style-name="P1"><text:s/>61 <text:s text:c="3"/>0.900219 7.130e-39 7.547e-14.05600.074 1914.14050.690.000000 <text:s text:c="3"/>0 1 0 0 1E <text:s text:c="4"/>0 1 0 0 1E <text:s text:c="4"/>8F2 <text:s/>9 <text:s text:c="8"/>8F1 <text:s/>8 <text:s text:c="4"/>534330453738 7 1 0 <text:s text:c="3"/>51.0 <text:s text:c="2"/>51.0</text:p>
      <text:p text:style-name="P1"><text:s/>61 <text:s text:c="3"/>0.903267 1.597e-38 1.276e-13.06200.075 1829.81100.700.000000 <text:s text:c="3"/>0 1 0 0 1E <text:s text:c="4"/>0 1 0 0 1E <text:s text:c="4"/>7F1 <text:s/>8 <text:s text:c="8"/>7F2 <text:s/>7 <text:s text:c="4"/>534330453738 7 1 0 <text:s text:c="3"/>45.0 <text:s text:c="2"/>45.0</text:p>
      <text:p text:style-name="P1"><text:s/>61 <text:s text:c="3"/>0.905641 6.333e-38 1.107e-14.03900.065 1095.25120.620.000000 <text:s text:c="3"/>0 0 0 0 1A1 <text:s text:c="3"/>0 0 0 0 1A1 <text:s text:c="2"/>14E <text:s text:c="2"/>3 <text:s text:c="7"/>14E <text:s text:c="2"/>1 <text:s text:c="4"/>534330453738 7 1 0 <text:s text:c="3"/>58.0 <text:s text:c="2"/>58.0</text:p>
      <text:p text:style-name="P1"><text:s/>62 <text:s text:c="3"/>0.905896 6.970e-40 1.085e-14.03420.055 1095.30310.750.000000 <text:s text:c="3"/>0 0 0 0 1A1 <text:s text:c="3"/>0 0 0 0 1A1 <text:s text:c="2"/>14E <text:s text:c="2"/>3 <text:s text:c="7"/>14E <text:s text:c="2"/>1 <text:s text:c="4"/>5323331111 4 1 1 1 <text:s text:c="2"/>116.0 <text:s/>116.0</text:p>
      <text:p text:style-name="P1"><text:s/>61 <text:s text:c="3"/>0.906657 5.131e-40 1.759e-11.04800.067 3654.96020.630.000000 <text:s text:c="3"/>0 1 0 1 1F1 <text:s text:c="3"/>0 1 0 1 1F1 <text:s text:c="2"/>12F2 29 <text:s text:c="7"/>12F1 28 <text:s text:c="4"/>434330453638 7 1 0 <text:s text:c="3"/>75.0 <text:s text:c="2"/>75.0</text:p>
      <text:p text:style-name="P1"><text:s/>61 <text:s text:c="3"/>0.914738 3.533e-39 1.884e-14.06500.078 1638.96660.720.000000 <text:s text:c="3"/>0 1 0 0 1E <text:s text:c="4"/>0 1 0 0 1E <text:s text:c="4"/>4F2 <text:s/>5 <text:s text:c="8"/>4F1 <text:s/>4 <text:s text:c="4"/>534330453738 7 1 0 <text:s text:c="3"/>27.0 <text:s text:c="2"/>27.0</text:p>
      <text:p text:style-name="P1"><text:s/>31 <text:s text:c="3"/>0.915900 1.810e-34 1.115e-09.06970.095 <text:s/>594.93340.820.000000 <text:s text:c="9"/>0 0 0 <text:s text:c="9"/>0 0 0 36 <text:s/>3 33 <text:s text:c="6"/>37 <text:s/>2 36 <text:s text:c="5"/>006550 113 6 2 4 0 <text:s text:c="3"/>73.0 <text:s text:c="2"/>75.0</text:p>
      <text:p text:style-name="P1"><text:s/>61 <text:s text:c="3"/>0.916822 2.392e-39 1.555e-14.06200.078 1754.88540.700.000000 <text:s text:c="3"/>0 1 0 0 1E <text:s text:c="4"/>0 1 0 0 1E <text:s text:c="4"/>6F1 <text:s/>6 <text:s text:c="8"/>6F2 <text:s/>6 <text:s text:c="4"/>534330453738 7 1 0 <text:s text:c="3"/>39.0 <text:s text:c="2"/>39.0</text:p>
      <text:p text:style-name="P1"><text:s/>61 <text:s text:c="3"/>0.918517 1.303e-39 8.053e-12.05600.074 3220.39920.690.000000 <text:s text:c="3"/>0 1 0 1 1F1 <text:s text:c="3"/>0 1 0 1 1F1 <text:s text:c="3"/>8F2 21 <text:s text:c="8"/>8F1 20 <text:s text:c="4"/>434330453638 7 1 0 <text:s text:c="3"/>51.0 <text:s text:c="2"/>51.0</text:p>
      <text:p text:style-name="P1"><text:s/>61 <text:s text:c="3"/>0.920845 1.210e-39 1.363e-11.05000.073 3491.97630.650.000000 <text:s text:c="3"/>1 0 0 0 1A1 <text:s text:c="3"/>0 0 1 0 1F2 <text:s text:c="2"/>10A1 12 <text:s text:c="8"/>9A2 14 <text:s text:c="4"/>334330453638 7 1 0 <text:s text:c="2"/>105.0 <text:s text:c="2"/>95.0</text:p>
      <text:p text:style-name="P1"><text:s/>32 <text:s text:c="3"/>0.920900 9.427e-36 7.184e-09.08150.105 <text:s text:c="2"/>55.99220.770.000000 <text:s text:c="9"/>0 0 0 <text:s text:c="9"/>0 0 0 11 <text:s/>1 10 <text:s text:c="6"/>10 <text:s/>2 <text:s/>9 <text:s text:c="5"/>006550 113 6 2 4 0 <text:s text:c="3"/>23.0 <text:s text:c="2"/>21.0</text:p>
      <text:p text:style-name="P1"><text:s/>61 <text:s text:c="3"/>0.921445 6.644e-40 1.703e-12.05000.074 2955.26290.690.000000 <text:s text:c="3"/>0 0 0 2 1A1 <text:s text:c="3"/>0 0 0 2 1A1 <text:s text:c="3"/>8E <text:s text:c="2"/>4 <text:s text:c="8"/>8E <text:s text:c="2"/>3 <text:s text:c="4"/>434330453638 7 1 0 <text:s text:c="3"/>34.0 <text:s text:c="2"/>34.0</text:p>
      <text:p text:style-name="P1"><text:s/>61 <text:s text:c="3"/>0.925478 1.780e-37 1.139e-12.04500.058 1975.72490.600.000000 <text:s text:c="3"/>0 0 0 0 1A1 <text:s text:c="3"/>0 0 0 0 1A1 <text:s text:c="2"/>19F2 <text:s/>4 <text:s text:c="7"/>19F1 <text:s/>2 <text:s text:c="4"/>534330453738 7 1 0 <text:s text:c="2"/>117.0 <text:s/>117.0</text:p>
      <text:p text:style-name="P1"><text:s/>62 <text:s text:c="3"/>0.925742 1.955e-39 1.114e-12.04280.068 1975.81910.750.000000 <text:s text:c="3"/>0 0 0 0 1A1 <text:s text:c="3"/>0 0 0 0 1A1 <text:s text:c="2"/>19F2 <text:s/>4 <text:s text:c="7"/>19F1 <text:s/>2 <text:s text:c="4"/>5323331111 4 1 1 1 <text:s text:c="2"/>234.0 <text:s/>234.0</text:p>
      <text:p text:style-name="P1"><text:s/>61 <text:s text:c="3"/>0.927119 6.480e-39 3.429e-11.05900.078 3236.48510.700.000000 <text:s text:c="3"/>0 0 1 0 1F2 <text:s text:c="3"/>0 0 1 0 1F2 <text:s text:c="3"/>6A2 <text:s/>8 <text:s text:c="8"/>6A1 <text:s/>9 <text:s text:c="4"/>434330453638 7 1 0 <text:s text:c="3"/>65.0 <text:s text:c="2"/>65.0</text:p>
      <text:p text:style-name="P1"><text:s/>61 <text:s text:c="3"/>0.927273 1.264e-40 2.385e-12.05300.073 3491.65580.650.000000 <text:s text:c="3"/>1 0 0 0 1A1 <text:s text:c="3"/>0 0 1 0 1F2 <text:s text:c="2"/>10F1 32 <text:s text:c="8"/>9F2 36 <text:s text:c="4"/>334330453638 7 1 0 <text:s text:c="3"/>63.0 <text:s text:c="2"/>57.0</text:p>
      <text:p text:style-name="P1"><text:s/>31 <text:s text:c="3"/>0.929400 3.750e-34 5.653e-09.06950.088 <text:s/>802.30950.830.000000 <text:s text:c="9"/>0 0 0 <text:s text:c="9"/>0 0 0 41 <text:s/>5 37 <text:s text:c="6"/>40 <text:s/>6 34 <text:s text:c="5"/>006550 113 6 2 4 0 <text:s text:c="3"/>83.0 <text:s text:c="2"/>81.0</text:p>
      <text:p text:style-name="P1"><text:s/>34 <text:s text:c="3"/>0.929780 1.412e-37 3.148e-09.07490.104 <text:s/>110.40590.780.000000 <text:s text:c="9"/>0 0 0 <text:s text:c="9"/>0 0 0 15 <text:s/>2 13 15.5 <text:s/>16 <text:s/>1 16 16.5 6565501518 6 2 4 0 <text:s text:c="3"/>32.0 <text:s text:c="2"/>34.0</text:p>
      <text:p text:style-name="P1"><text:s/>34 <text:s text:c="3"/>0.929793 1.325e-37 3.151e-09.07490.104 <text:s/>110.40590.780.000000 <text:s text:c="9"/>0 0 0 <text:s text:c="9"/>0 0 0 15 <text:s/>2 13 14.5 <text:s/>16 <text:s/>1 16 15.5 6565501518 6 2 4 0 <text:s text:c="3"/>30.0 <text:s text:c="2"/>32.0</text:p>
      <text:p text:style-name="P1"><text:s/>34 <text:s text:c="3"/>0.929804 1.504e-37 3.158e-09.07490.104 <text:s/>110.40590.780.000000 <text:s text:c="9"/>0 0 0 <text:s text:c="9"/>0 0 0 15 <text:s/>2 13 16.5 <text:s/>16 <text:s/>1 16 17.5 6565501518 6 2 4 0 <text:s text:c="3"/>34.0 <text:s text:c="2"/>36.0</text:p>
      <text:p text:style-name="P1"><text:s/>34 <text:s text:c="3"/>0.929838 1.243e-37 3.169e-09.07490.104 <text:s/>110.40590.780.000000 <text:s text:c="9"/>0 0 0 <text:s text:c="9"/>0 0 0 15 <text:s/>2 13 13.5 <text:s/>16 <text:s/>1 16 14.5 6565501518 6 2 4 0 <text:s text:c="3"/>28.0 <text:s text:c="2"/>30.0</text:p>
      <text:p text:style-name="P1"><text:s/>34 <text:s text:c="3"/>0.929873 1.602e-37 3.176e-09.07490.104 <text:s/>110.40590.780.000000 <text:s text:c="9"/>0 0 0 <text:s text:c="9"/>0 0 0 15 <text:s/>2 13 17.5 <text:s/>16 <text:s/>1 16 18.5 6565501518 6 2 4 0 <text:s text:c="3"/>36.0 <text:s text:c="2"/>38.0</text:p>
      <text:p text:style-name="P1"><text:s/>34 <text:s text:c="3"/>0.929906 1.167e-37 3.204e-09.07490.104 <text:s/>110.40590.780.000000 <text:s text:c="9"/>0 0 0 <text:s text:c="9"/>0 0 0 15 <text:s/>2 13 12.5 <text:s/>16 <text:s/>1 16 13.5 6565501518 6 2 4 0 <text:s text:c="3"/>26.0 <text:s text:c="2"/>28.0</text:p>
      <text:p text:style-name="P1"><text:s/>31 <text:s text:c="3"/>0.932200 9.212e-35 5.898e-09.07340.100 <text:s/>982.23070.790.000000 <text:s text:c="9"/>0 1 0 <text:s text:c="9"/>0 1 0 23 <text:s/>4 20 <text:s text:c="6"/>24 <text:s/>3 21 <text:s text:c="5"/>006550 113 6 2 4 0 <text:s text:c="3"/>47.0 <text:s text:c="2"/>49.0</text:p>
      <text:p text:style-name="P1"><text:s/>34 <text:s text:c="3"/>0.935302 1.875e-37 8.002e-09.08320.105 <text:s text:c="2"/>40.85940.770.000000 <text:s text:c="9"/>0 0 0 <text:s text:c="9"/>0 0 0 <text:s/>8 <text:s/>2 <text:s/>7 <text:s/>5.5 <text:s text:c="2"/>9 <text:s/>1 <text:s/>8 <text:s/>6.5 6565501518 6 2 4 0 <text:s text:c="3"/>12.0 <text:s text:c="2"/>14.0</text:p>
      <text:p text:style-name="P1"><text:s/>34 <text:s text:c="3"/>0.935304 3.357e-37 7.812e-09.08320.105 <text:s text:c="2"/>40.85930.770.000000 <text:s text:c="9"/>0 0 0 <text:s text:c="9"/>0 0 0 <text:s/>8 <text:s/>2 <text:s/>7 10.5 <text:s text:c="2"/>9 <text:s/>1 <text:s/>8 11.5 6565501518 6 2 4 0 <text:s text:c="3"/>22.0 <text:s text:c="2"/>24.0</text:p>
      <text:p text:style-name="P1"><text:s/>34 <text:s text:c="3"/>0.935338 2.107e-37 7.705e-09.08320.105 <text:s text:c="2"/>40.85930.770.000000 <text:s text:c="9"/>0 0 0 <text:s text:c="9"/>0 0 0 <text:s/>8 <text:s/>2 <text:s/>7 <text:s/>6.5 <text:s text:c="2"/>9 <text:s/>1 <text:s/>8 <text:s/>7.5 6565501518 6 2 4 0 <text:s text:c="3"/>14.0 <text:s text:c="2"/>16.0</text:p>
      <text:p text:style-name="P1"><text:s/>34 <text:s text:c="3"/>0.935348 1.444e-38 4.108e-10.08320.105 <text:s text:c="2"/>40.85930.770.000000 <text:s text:c="9"/>0 0 0 <text:s text:c="9"/>0 0 0 <text:s/>8 <text:s/>2 <text:s/>7 <text:s/>8.5 <text:s text:c="2"/>9 <text:s/>1 <text:s/>8 <text:s/>8.5 6565501518 6 2 4 0 <text:s text:c="3"/>18.0 <text:s text:c="2"/>18.0</text:p>
      <text:p text:style-name="P1"><text:s/>34 <text:s text:c="3"/>0.935351 2.996e-37 7.670e-09.08320.105 <text:s text:c="2"/>40.85930.770.000000 <text:s text:c="9"/>0 0 0 <text:s text:c="9"/>0 0 0 <text:s/>8 <text:s/>2 <text:s/>7 <text:s/>9.5 <text:s text:c="2"/>9 <text:s/>1 <text:s/>8 10.5 6565501518 6 2 4 0 <text:s text:c="3"/>20.0 <text:s text:c="2"/>22.0</text:p>
      <text:p text:style-name="P1"><text:s/>34 <text:s text:c="3"/>0.935361 2.372e-37 7.591e-09.08320.105 <text:s text:c="2"/>40.85930.770.000000 <text:s text:c="9"/>0 0 0 <text:s text:c="9"/>0 0 0 <text:s/>8 <text:s/>2 <text:s/>7 <text:s/>7.5 <text:s text:c="2"/>9 <text:s/>1 <text:s/>8 <text:s/>8.5 6565501518 6 2 4 0 <text:s text:c="3"/>16.0 <text:s text:c="2"/>18.0</text:p>
      <text:p text:style-name="P1"><text:s/>34 <text:s text:c="3"/>0.935368 2.668e-37 7.589e-09.08320.105 <text:s text:c="2"/>40.85930.770.000000 <text:s text:c="9"/>0 0 0 <text:s text:c="9"/>0 0 0 <text:s/>8 <text:s/>2 <text:s/>7 <text:s/>8.5 <text:s text:c="2"/>9 <text:s/>1 <text:s/>8 <text:s/>9.5 6565501518 6 2 4 0 <text:s text:c="3"/>18.0 <text:s text:c="2"/>20.0</text:p>
      <text:p text:style-name="P1"><text:s/>61 <text:s text:c="3"/>0.937299 4.673e-38 3.036e-13.04500.058 1976.24190.600.000000 <text:s text:c="3"/>0 0 0 0 1A1 <text:s text:c="3"/>0 0 0 0 1A1 <text:s text:c="2"/>19F2 <text:s/>5 <text:s text:c="7"/>19F1 <text:s/>3 <text:s text:c="4"/>534330453738 7 1 0 <text:s text:c="2"/>117.0 <text:s/>117.0</text:p>
      <text:p text:style-name="P1"><text:s/>11 <text:s text:c="3"/>0.940391 1.167e-36 4.584e-10.09240.434 3926.86230.690.003400 <text:s text:c="9"/>1 0 0 <text:s text:c="9"/>0 0 1 <text:s/>4 <text:s/>1 <text:s/>3 <text:s text:c="7"/>3 <text:s/>1 <text:s/>2 <text:s text:c="5"/>5442434432257122 7 <text:s text:c="4"/>9.0 <text:s text:c="3"/>7.0</text:p>
      <text:p text:style-name="P1"><text:s/>61 <text:s text:c="3"/>0.941525 7.992e-39 2.021e-11.05300.070 3074.99000.640.000000 <text:s text:c="3"/>0 0 0 2 1F2 <text:s text:c="3"/>0 0 0 2 1F2 <text:s text:c="2"/>10F1 <text:s/>1 <text:s text:c="7"/>10F2 <text:s/>1 <text:s text:c="4"/>434330453638 7 1 0 <text:s text:c="3"/>63.0 <text:s text:c="2"/>63.0</text:p>
      <text:p text:style-name="P1"><text:s/>61 <text:s text:c="3"/>0.944978 6.190e-37 4.732e-13.03800.061 1416.55430.610.000000 <text:s text:c="3"/>0 0 0 0 1A1 <text:s text:c="3"/>0 0 0 0 1A1 <text:s text:c="2"/>16E <text:s text:c="2"/>2 <text:s text:c="7"/>16E <text:s text:c="2"/>1 <text:s text:c="4"/>534330453738 7 1 0 <text:s text:c="3"/>66.0 <text:s text:c="2"/>66.0</text:p>
      <text:p text:style-name="P1"><text:s/>62 <text:s text:c="3"/>0.945111 6.800e-39 4.629e-13.02750.045 1416.62170.750.000000 <text:s text:c="3"/>0 0 0 0 1A1 <text:s text:c="3"/>0 0 0 0 1A1 <text:s text:c="2"/>16E <text:s text:c="2"/>2 <text:s text:c="7"/>16E <text:s text:c="2"/>1 <text:s text:c="4"/>5323331111 4 1 1 1 <text:s text:c="2"/>132.0 <text:s/>132.0</text:p>
      <text:p text:style-name="P1"><text:s/>61 <text:s text:c="3"/>0.947856 4.381e-39 6.926e-14.05600.073 2008.94270.650.000000 <text:s text:c="3"/>0 1 0 0 1E <text:s text:c="4"/>0 1 0 0 1E <text:s text:c="4"/>9F2 <text:s/>9 <text:s text:c="8"/>9F1 <text:s/>9 <text:s text:c="4"/>534330453738 7 1 0 <text:s text:c="3"/>57.0 <text:s text:c="2"/>57.0</text:p>
      <text:p text:style-name="P1"><text:s/>61 <text:s text:c="3"/>0.949103 4.361e-38 1.449e-13.06000.078 1639.17790.720.000000 <text:s text:c="3"/>0 1 0 0 1E <text:s text:c="4"/>0 1 0 0 1E <text:s text:c="4"/>4A2 <text:s/>2 <text:s text:c="8"/>4A1 <text:s/>2 <text:s text:c="4"/>534330453738 7 1 0 <text:s text:c="3"/>45.0 <text:s text:c="2"/>45.0</text:p>
      <text:p text:style-name="P1"><text:s/>31 <text:s text:c="3"/>0.949400 1.827e-35 6.266e-09.07290.099 1340.56800.790.000000 <text:s text:c="9"/>0 0 1 <text:s text:c="9"/>0 0 1 25 <text:s/>3 22 <text:s text:c="6"/>24 <text:s/>4 21 <text:s text:c="5"/>006550 113 6 2 4 0 <text:s text:c="3"/>51.0 <text:s text:c="2"/>49.0</text:p>
      <text:p text:style-name="P1"><text:s/>61 <text:s text:c="3"/>0.953991 1.267e-37 7.511e-13.05300.070 1826.33790.640.000000 <text:s text:c="3"/>0 0 0 1 1F2 <text:s text:c="3"/>0 0 0 1 1F2 <text:s text:c="2"/>10F2 <text:s/>2 <text:s text:c="7"/>10F1 <text:s/>1 <text:s text:c="4"/>534330453738 7 1 0 <text:s text:c="3"/>63.0 <text:s text:c="2"/>63.0</text:p>
      <text:p text:style-name="P1"><text:s/>61 <text:s text:c="3"/>0.954126 5.687e-37 1.520e-12.04500.059 1779.03020.600.000000 <text:s text:c="3"/>0 0 0 0 1A1 <text:s text:c="3"/>0 0 0 0 1A1 <text:s text:c="2"/>18F2 <text:s/>3 <text:s text:c="7"/>18F1 <text:s/>1 <text:s text:c="4"/>534330453738 7 1 0 <text:s text:c="2"/>111.0 <text:s/>111.0</text:p>
      <text:p text:style-name="P1"><text:s/>62 <text:s text:c="3"/>0.954220 6.256e-39 1.489e-12.04280.067 1779.11510.750.000000 <text:s text:c="3"/>0 0 0 0 1A1 <text:s text:c="3"/>0 0 0 0 1A1 <text:s text:c="2"/>18F2 <text:s/>3 <text:s text:c="7"/>18F1 <text:s/>1 <text:s text:c="4"/>5323331111 4 1 1 1 <text:s text:c="2"/>222.0 <text:s/>222.0</text:p>
      <text:p text:style-name="P1"><text:s/>61 <text:s text:c="3"/>0.954721 1.516e-40 3.739e-13.05600.073 3046.37010.650.000000 <text:s text:c="3"/>0 0 0 2 1A1 <text:s text:c="3"/>0 0 0 2 1A1 <text:s text:c="3"/>9F2 <text:s/>6 <text:s text:c="8"/>9F1 <text:s/>5 <text:s text:c="4"/>434330453638 7 1 0 <text:s text:c="3"/>57.0 <text:s text:c="2"/>57.0</text:p>
      <text:p text:style-name="P1"><text:s/>14 <text:s text:c="3"/>0.956783 2.205e-33 2.376e-08.04920.288 1756.38500.390.000000 <text:s text:c="9"/>0 0 0 <text:s text:c="9"/>0 0 0 11 <text:s/>7 <text:s/>5 <text:s text:c="6"/>12 <text:s/>6 <text:s/>6 <text:s text:c="5"/>004340 02227 5 2 0 <text:s text:c="2"/>138.0 <text:s/>150.0</text:p>
      <text:p text:style-name="P1"><text:s/>61 <text:s text:c="3"/>0.963718 2.118e-39 1.258e-14.06500.077 1691.64940.720.000000 <text:s text:c="3"/>0 1 0 0 1E <text:s text:c="4"/>0 1 0 0 1E <text:s text:c="4"/>5F1 <text:s/>6 <text:s text:c="8"/>5F2 <text:s/>5 <text:s text:c="4"/>534330453738 7 1 0 <text:s text:c="3"/>33.0 <text:s text:c="2"/>33.0</text:p>
      <text:p text:style-name="P1"><text:s/>31 <text:s text:c="3"/>0.964500 1.454e-34 6.682e-09.07660.103 <text:s/>857.78780.780.000000 <text:s text:c="9"/>0 1 0 <text:s text:c="9"/>0 1 0 18 <text:s/>2 16 <text:s text:c="6"/>17 <text:s/>3 15 <text:s text:c="5"/>006550 113 6 2 4 0 <text:s text:c="3"/>37.0 <text:s text:c="2"/>35.0</text:p>
      <text:p text:style-name="P1"><text:soft-page-break/><text:s/>61 <text:s text:c="3"/>0.965545 9.098e-37 4.739e-13.04600.061 1416.55400.610.000000 <text:s text:c="3"/>0 0 0 0 1A1 <text:s text:c="3"/>0 0 0 0 1A1 <text:s text:c="2"/>16F2 <text:s/>2 <text:s text:c="7"/>16F1 <text:s/>1 <text:s text:c="4"/>534330453738 7 1 0 <text:s text:c="3"/>99.0 <text:s text:c="2"/>99.0</text:p>
      <text:p text:style-name="P1"><text:s/>62 <text:s text:c="3"/>0.965698 9.996e-39 4.636e-13.04460.068 1416.62150.750.000000 <text:s text:c="3"/>0 0 0 0 1A1 <text:s text:c="3"/>0 0 0 0 1A1 <text:s text:c="2"/>16F2 <text:s/>2 <text:s text:c="7"/>16F1 <text:s/>1 <text:s text:c="4"/>5323331111 4 1 1 1 <text:s text:c="2"/>198.0 <text:s/>198.0</text:p>
      <text:p text:style-name="P1"><text:s/>31 <text:s text:c="3"/>0.966000 2.808e-33 6.539e-09.07290.099 <text:s/>301.67090.790.000000 <text:s text:c="9"/>0 0 0 <text:s text:c="9"/>0 0 0 24 <text:s/>4 20 <text:s text:c="6"/>25 <text:s/>3 23 <text:s text:c="5"/>006550 113 6 2 4 0 <text:s text:c="3"/>49.0 <text:s text:c="2"/>51.0</text:p>
      <text:p text:style-name="P1"><text:s/>61 <text:s text:c="3"/>0.970094 1.761e-38 4.384e-15.04700.063 1250.83700.620.000000 <text:s text:c="3"/>0 0 0 0 1A1 <text:s text:c="3"/>0 0 0 0 1A1 <text:s text:c="2"/>15F1 <text:s/>3 <text:s text:c="7"/>15F2 <text:s/>1 <text:s text:c="4"/>534330453738 7 1 0 <text:s text:c="3"/>93.0 <text:s text:c="2"/>93.0</text:p>
      <text:p text:style-name="P1"><text:s/>31 <text:s text:c="3"/>0.972100 1.800e-35 5.887e-09.07660.103 1259.87900.780.000000 <text:s text:c="9"/>1 0 0 <text:s text:c="9"/>1 0 0 18 <text:s/>2 16 <text:s text:c="6"/>17 <text:s/>3 15 <text:s text:c="5"/>006550 113 6 2 4 0 <text:s text:c="3"/>37.0 <text:s text:c="2"/>35.0</text:p>
      <text:p text:style-name="P1"><text:s/>34 <text:s text:c="3"/>0.973089 1.024e-37 2.473e-09.07300.103 <text:s/>152.82190.780.000000 <text:s text:c="9"/>0 0 0 <text:s text:c="9"/>0 0 0 18 <text:s/>2 16 18.5 <text:s/>19 <text:s/>1 19 19.5 6565501518 6 2 4 0 <text:s text:c="3"/>38.0 <text:s text:c="2"/>40.0</text:p>
      <text:p text:style-name="P1"><text:s/>34 <text:s text:c="3"/>0.973103 9.705e-38 2.475e-09.07300.103 <text:s/>152.82190.780.000000 <text:s text:c="9"/>0 0 0 <text:s text:c="9"/>0 0 0 18 <text:s/>2 16 17.5 <text:s/>19 <text:s/>1 19 18.5 6565501518 6 2 4 0 <text:s text:c="3"/>36.0 <text:s text:c="2"/>38.0</text:p>
      <text:p text:style-name="P1"><text:s/>34 <text:s text:c="3"/>0.973117 1.080e-37 2.478e-09.07300.103 <text:s/>152.82190.780.000000 <text:s text:c="9"/>0 0 0 <text:s text:c="9"/>0 0 0 18 <text:s/>2 16 19.5 <text:s/>19 <text:s/>1 19 20.5 6565501518 6 2 4 0 <text:s text:c="3"/>40.0 <text:s text:c="2"/>42.0</text:p>
      <text:p text:style-name="P1"><text:s/>34 <text:s text:c="3"/>0.973152 9.203e-38 2.485e-09.07300.103 <text:s/>152.82190.780.000000 <text:s text:c="9"/>0 0 0 <text:s text:c="9"/>0 0 0 18 <text:s/>2 16 16.5 <text:s/>19 <text:s/>1 19 17.5 6565501518 6 2 4 0 <text:s text:c="3"/>34.0 <text:s text:c="2"/>36.0</text:p>
      <text:p text:style-name="P1"><text:s/>34 <text:s text:c="3"/>0.973193 1.138e-37 2.489e-09.07300.103 <text:s/>152.82190.780.000000 <text:s text:c="9"/>0 0 0 <text:s text:c="9"/>0 0 0 18 <text:s/>2 16 20.5 <text:s/>19 <text:s/>1 19 21.5 6565501518 6 2 4 0 <text:s text:c="3"/>42.0 <text:s text:c="2"/>44.0</text:p>
      <text:p text:style-name="P1"><text:s/>34 <text:s text:c="3"/>0.973230 8.729e-38 2.505e-09.07300.103 <text:s/>152.82190.780.000000 <text:s text:c="9"/>0 0 0 <text:s text:c="9"/>0 0 0 18 <text:s/>2 16 15.5 <text:s/>19 <text:s/>1 19 16.5 6565501518 6 2 4 0 <text:s text:c="3"/>32.0 <text:s text:c="2"/>34.0</text:p>
      <text:p text:style-name="P1"><text:s/>61 <text:s text:c="3"/>0.978817 1.694e-40 2.951e-12.05300.070 3464.03030.640.000000 <text:s text:c="3"/>0 1 0 1 1F1 <text:s text:c="3"/>0 1 0 1 1F1 <text:s text:c="2"/>10F1 29 <text:s text:c="7"/>10F2 29 <text:s text:c="4"/>434330453638 7 1 0 <text:s text:c="3"/>63.0 <text:s text:c="2"/>63.0</text:p>
      <text:p text:style-name="P1"><text:s/>61 <text:s text:c="3"/>0.979168 3.196e-37 1.693e-13.04600.061 1417.11980.610.000000 <text:s text:c="3"/>0 0 0 0 1A1 <text:s text:c="3"/>0 0 0 0 1A1 <text:s text:c="2"/>16F1 <text:s/>4 <text:s text:c="7"/>16F2 <text:s/>1 <text:s text:c="4"/>534330453738 7 1 0 <text:s text:c="3"/>99.0 <text:s text:c="2"/>99.0</text:p>
      <text:p text:style-name="P1"><text:s/>34 <text:s text:c="3"/>0.979208 1.768e-37 5.810e-09.07390.101 <text:s/>235.40450.790.000000 <text:s text:c="9"/>0 0 0 <text:s text:c="9"/>0 0 0 23 <text:s/>2 22 20.5 <text:s/>22 <text:s/>3 19 19.5 6565501518 6 2 4 0 <text:s text:c="3"/>42.0 <text:s text:c="2"/>40.0</text:p>
      <text:p text:style-name="P1"><text:s/>34 <text:s text:c="3"/>0.979226 2.200e-37 5.839e-09.07390.101 <text:s/>235.40450.790.000000 <text:s text:c="9"/>0 0 0 <text:s text:c="9"/>0 0 0 23 <text:s/>2 22 25.5 <text:s/>22 <text:s/>3 19 24.5 6565501518 6 2 4 0 <text:s text:c="3"/>52.0 <text:s text:c="2"/>50.0</text:p>
      <text:p text:style-name="P1"><text:s/>34 <text:s text:c="3"/>0.979236 1.847e-37 5.794e-09.07390.101 <text:s/>235.40450.790.000000 <text:s text:c="9"/>0 0 0 <text:s text:c="9"/>0 0 0 23 <text:s/>2 22 21.5 <text:s/>22 <text:s/>3 19 20.5 6565501518 6 2 4 0 <text:s text:c="3"/>44.0 <text:s text:c="2"/>42.0</text:p>
      <text:p text:style-name="P1"><text:s/>34 <text:s text:c="3"/>0.979254 1.930e-37 5.790e-09.07390.101 <text:s/>235.40440.790.000000 <text:s text:c="9"/>0 0 0 <text:s text:c="9"/>0 0 0 23 <text:s/>2 22 22.5 <text:s/>22 <text:s/>3 19 21.5 6565501518 6 2 4 0 <text:s text:c="3"/>46.0 <text:s text:c="2"/>44.0</text:p>
      <text:p text:style-name="P1"><text:s/>34 <text:s text:c="3"/>0.979254 2.107e-37 5.815e-09.07390.101 <text:s/>235.40440.790.000000 <text:s text:c="9"/>0 0 0 <text:s text:c="9"/>0 0 0 23 <text:s/>2 22 24.5 <text:s/>22 <text:s/>3 19 23.5 6565501518 6 2 4 0 <text:s text:c="3"/>50.0 <text:s text:c="2"/>48.0</text:p>
      <text:p text:style-name="P1"><text:s/>34 <text:s text:c="3"/>0.979254 2.017e-37 5.798e-09.07390.101 <text:s/>235.40440.790.000000 <text:s text:c="9"/>0 0 0 <text:s text:c="9"/>0 0 0 23 <text:s/>2 22 23.5 <text:s/>22 <text:s/>3 19 22.5 6565501518 6 2 4 0 <text:s text:c="3"/>48.0 <text:s text:c="2"/>46.0</text:p>
      <text:p text:style-name="P1"><text:s/>62 <text:s text:c="3"/>0.979556 3.519e-39 1.660e-13.04460.068 1417.18730.750.000000 <text:s text:c="3"/>0 0 0 0 1A1 <text:s text:c="3"/>0 0 0 0 1A1 <text:s text:c="2"/>16F1 <text:s/>4 <text:s text:c="7"/>16F2 <text:s/>1 <text:s text:c="4"/>5323331111 4 1 1 1 <text:s text:c="2"/>198.0 <text:s/>198.0</text:p>
      <text:p text:style-name="P1"><text:s/>61 <text:s text:c="3"/>0.984324 5.392e-40 1.792e-11.04100.070 3491.73020.640.000000 <text:s text:c="3"/>0 0 1 0 1F2 <text:s text:c="3"/>1 0 0 0 1A1 <text:s text:c="3"/>9E <text:s/>25 <text:s text:c="7"/>10E <text:s/>22 <text:s text:c="4"/>334330453638 7 1 0 <text:s text:c="3"/>38.0 <text:s text:c="2"/>42.0</text:p>
      <text:p text:style-name="P1"><text:s/>61 <text:s text:c="3"/>0.985986 1.372e-39 1.827e-11.05000.070 3491.69850.640.000000 <text:s text:c="3"/>0 0 1 0 1F2 <text:s text:c="3"/>1 0 0 0 1A1 <text:s text:c="3"/>9A1 12 <text:s text:c="7"/>10A2 11 <text:s text:c="4"/>434330453638 7 1 0 <text:s text:c="3"/>95.0 <text:s/>105.0</text:p>
      <text:p text:style-name="P1"><text:s/>61 <text:s text:c="3"/>0.986061 8.112e-40 1.801e-11.05300.070 3491.71920.640.000000 <text:s text:c="3"/>0 0 1 0 1F2 <text:s text:c="3"/>1 0 0 0 1A1 <text:s text:c="3"/>9F1 39 <text:s text:c="7"/>10F2 33 <text:s text:c="4"/>434330453638 7 1 0 <text:s text:c="3"/>57.0 <text:s text:c="2"/>63.0</text:p>
      <text:p text:style-name="P1"><text:s/>34 <text:s text:c="3"/>0.994451 2.737e-38 7.831e-09.06950.088 <text:s/>815.10240.830.000000 <text:s text:c="9"/>0 0 0 <text:s text:c="9"/>0 0 0 42 <text:s/>5 38 40.5 <text:s/>41 <text:s/>6 35 39.5 6565501518 6 2 4 0 <text:s text:c="3"/>82.0 <text:s text:c="2"/>80.0</text:p>
      <text:p text:style-name="P1"><text:s/>34 <text:s text:c="3"/>0.994451 3.010e-38 7.847e-09.06950.088 <text:s/>815.10240.830.000000 <text:s text:c="9"/>0 0 0 <text:s text:c="9"/>0 0 0 42 <text:s/>5 38 44.5 <text:s/>41 <text:s/>6 35 43.5 6565501518 6 2 4 0 <text:s text:c="3"/>90.0 <text:s text:c="2"/>88.0</text:p>
      <text:p text:style-name="P1"><text:s/>34 <text:s text:c="3"/>0.994451 2.868e-38 7.826e-09.06950.088 <text:s/>815.10240.830.000000 <text:s text:c="9"/>0 0 0 <text:s text:c="9"/>0 0 0 42 <text:s/>5 38 42.5 <text:s/>41 <text:s/>6 35 41.5 6565501518 6 2 4 0 <text:s text:c="3"/>86.0 <text:s text:c="2"/>84.0</text:p>
      <text:p text:style-name="P1"><text:s/>34 <text:s text:c="3"/>0.994451 2.672e-38 7.836e-09.06950.088 <text:s/>815.10250.830.000000 <text:s text:c="9"/>0 0 0 <text:s text:c="9"/>0 0 0 42 <text:s/>5 38 39.5 <text:s/>41 <text:s/>6 35 38.5 6565501518 6 2 4 0 <text:s text:c="3"/>80.0 <text:s text:c="2"/>78.0</text:p>
      <text:p text:style-name="P1"><text:s/>34 <text:s text:c="3"/>0.994451 2.939e-38 7.837e-09.06950.088 <text:s/>815.10240.830.000000 <text:s text:c="9"/>0 0 0 <text:s text:c="9"/>0 0 0 42 <text:s/>5 38 43.5 <text:s/>41 <text:s/>6 35 42.5 6565501518 6 2 4 0 <text:s text:c="3"/>88.0 <text:s text:c="2"/>86.0</text:p>
      <text:p text:style-name="P1"><text:s/>34 <text:s text:c="3"/>0.994451 2.802e-38 7.825e-09.06950.088 <text:s/>815.10240.830.000000 <text:s text:c="9"/>0 0 0 <text:s text:c="9"/>0 0 0 42 <text:s/>5 38 41.5 <text:s/>41 <text:s/>6 35 40.5 6565501518 6 2 4 0 <text:s text:c="3"/>84.0 <text:s text:c="2"/>82.0</text:p>
      <text:p text:style-name="P1"><text:s/>31 <text:s text:c="3"/>0.997000 1.377e-35 7.041e-09.07290.099 1404.39900.790.000000 <text:s text:c="9"/>1 0 0 <text:s text:c="9"/>1 0 0 24 <text:s/>4 20 <text:s text:c="6"/>25 <text:s/>3 23 <text:s text:c="5"/>006550 113 6 2 4 0 <text:s text:c="3"/>49.0 <text:s text:c="2"/>51.0</text:p>
      <text:p text:style-name="P1"><text:s/>61 <text:s text:c="3"/>0.997264 6.594e-40 2.632e-12.06500.077 3023.99630.720.000000 <text:s text:c="3"/>0 1 0 1 1F1 <text:s text:c="3"/>0 1 0 1 1F1 <text:s text:c="3"/>5F1 17 <text:s text:c="8"/>5F2 16 <text:s text:c="4"/>334330453638 7 1 0 <text:s text:c="3"/>33.0 <text:s text:c="2"/>33.0</text:p>
      <text:p text:style-name="P1"><text:s/>61 <text:s text:c="3"/>0.997741 5.962e-38 6.185e-13.03800.058 1976.19960.600.000000 <text:s text:c="3"/>0 0 0 0 1A1 <text:s text:c="3"/>0 0 0 0 1A1 <text:s text:c="2"/>19E <text:s text:c="2"/>3 <text:s text:c="7"/>19E <text:s text:c="2"/>2 <text:s text:c="4"/>534330453738 7 1 0 <text:s text:c="3"/>78.0 <text:s text:c="2"/>78.0</text:p>
      <text:p text:style-name="P1"><text:s/>15 <text:s text:c="3"/>1.000378 5.305e-36 2.577e-08.05700.280 1739.64990.390.000000 <text:s text:c="9"/>0 0 0 <text:s text:c="9"/>0 0 0 12 <text:s/>6 <text:s/>7 <text:s text:c="6"/>11 <text:s/>7 <text:s/>4 <text:s text:c="5"/>305540322027 5 2 0 <text:s text:c="2"/>150.0 <text:s/>138.0</text:p>
      <text:p text:style-name="P1"><text:s/>31 <text:s text:c="3"/>1.002400 4.750e-33 7.805e-09.07800.103 <text:s/>128.11960.780.000000 <text:s text:c="9"/>0 0 0 <text:s text:c="9"/>0 0 0 15 <text:s/>3 13 <text:s text:c="6"/>16 <text:s/>2 14 <text:s text:c="5"/>006550 113 6 2 4 0 <text:s text:c="3"/>31.0 <text:s text:c="2"/>33.0</text:p>
      <text:p text:style-name="P1"><text:s/>31 <text:s text:c="3"/>1.006700 2.596e-33 4.005e-09.07570.104 <text:s/>100.57230.780.000000 <text:s text:c="9"/>0 0 0 <text:s text:c="9"/>0 0 0 14 <text:s/>2 12 <text:s text:c="6"/>15 <text:s/>1 15 <text:s text:c="5"/>006550 113 6 2 4 0 <text:s text:c="3"/>29.0 <text:s text:c="2"/>31.0</text:p>
      <text:p text:style-name="P1"><text:s/>61 <text:s text:c="3"/>1.007100 3.567e-36 5.176e-12.05900.075 1561.56710.700.000000 <text:s text:c="3"/>0 0 0 1 1F2 <text:s text:c="3"/>0 0 0 1 1F2 <text:s text:c="3"/>7A1 <text:s/>1 <text:s text:c="8"/>7A2 <text:s/>1 <text:s text:c="4"/>534330453738 7 1 0 <text:s text:c="3"/>75.0 <text:s text:c="2"/>75.0</text:p>
      <text:p text:style-name="P1"><text:s/>61 <text:s text:c="3"/>1.008045 1.680e-38 9.162e-15.04600.061 1417.12920.610.000000 <text:s text:c="3"/>0 0 0 0 1A1 <text:s text:c="3"/>0 0 0 0 1A1 <text:s text:c="2"/>16F2 <text:s/>4 <text:s text:c="7"/>16F1 <text:s/>2 <text:s text:c="4"/>534330453738 7 1 0 <text:s text:c="3"/>99.0 <text:s text:c="2"/>99.0</text:p>
      <text:p text:style-name="P1"><text:s/>34 <text:s text:c="3"/>1.012739 1.109e-38 8.510e-09.06910.083 1033.43170.760.000000 <text:s text:c="9"/>0 0 0 <text:s text:c="9"/>0 0 0 46 <text:s/>7 39 44.5 <text:s/>47 <text:s/>6 42 45.5 6545201518 8 2 1 0 <text:s text:c="3"/>90.0 <text:s text:c="2"/>92.0</text:p>
      <text:p text:style-name="P1"><text:s/>34 <text:s text:c="3"/>1.012739 1.133e-38 8.503e-09.06910.083 1033.43170.760.000000 <text:s text:c="9"/>0 0 0 <text:s text:c="9"/>0 0 0 46 <text:s/>7 39 45.5 <text:s/>47 <text:s/>6 42 46.5 6545201518 8 2 1 0 <text:s text:c="3"/>92.0 <text:s text:c="2"/>94.0</text:p>
      <text:p text:style-name="P1"><text:s/>34 <text:s text:c="3"/>1.012739 1.157e-38 8.502e-09.06910.083 1033.43160.760.000000 <text:s text:c="9"/>0 0 0 <text:s text:c="9"/>0 0 0 46 <text:s/>7 39 46.5 <text:s/>47 <text:s/>6 42 47.5 6545201518 8 2 1 0 <text:s text:c="3"/>94.0 <text:s text:c="2"/>96.0</text:p>
      <text:p text:style-name="P1"><text:s/>34 <text:s text:c="3"/>1.012739 1.208e-38 8.510e-09.06910.083 1033.43160.760.000000 <text:s text:c="9"/>0 0 0 <text:s text:c="9"/>0 0 0 46 <text:s/>7 39 48.5 <text:s/>47 <text:s/>6 42 49.5 6545201518 8 2 1 0 <text:s text:c="3"/>98.0 <text:s/>100.0</text:p>
      <text:p text:style-name="P1"><text:s/>34 <text:s text:c="3"/>1.012739 1.086e-38 8.519e-09.06910.083 1033.43180.760.000000 <text:s text:c="9"/>0 0 0 <text:s text:c="9"/>0 0 0 46 <text:s/>7 39 43.5 <text:s/>47 <text:s/>6 42 44.5 6545201518 8 2 1 0 <text:s text:c="3"/>88.0 <text:s text:c="2"/>90.0</text:p>
      <text:p text:style-name="P1"><text:s/>34 <text:s text:c="3"/>1.012739 1.182e-38 8.502e-09.06910.083 1033.43160.760.000000 <text:s text:c="9"/>0 0 0 <text:s text:c="9"/>0 0 0 46 <text:s/>7 39 47.5 <text:s/>47 <text:s/>6 42 48.5 6545201518 8 2 1 0 <text:s text:c="3"/>96.0 <text:s text:c="2"/>98.0</text:p>
      <text:p text:style-name="P1"><text:s/>61 <text:s text:c="3"/>1.015213 1.836e-40 1.736e-12.05600.073 3310.19240.650.000000 <text:s text:c="3"/>0 1 0 1 1F1 <text:s text:c="3"/>0 1 0 1 1F1 <text:s text:c="3"/>9F2 22 <text:s text:c="8"/>9F1 23 <text:s text:c="4"/>434330453638 7 1 0 <text:s text:c="3"/>57.0 <text:s text:c="2"/>57.0</text:p>
      <text:p text:style-name="P1"><text:s/>31 <text:s text:c="3"/>1.018200 1.537e-33 2.474e-09.07300.103 <text:s/>157.14710.780.000000 <text:s text:c="9"/>0 0 0 <text:s text:c="9"/>0 0 0 18 <text:s/>2 16 <text:s text:c="6"/>19 <text:s/>1 19 <text:s text:c="5"/>006550 113 6 2 4 0 <text:s text:c="3"/>37.0 <text:s text:c="2"/>39.0</text:p>
      <text:p text:style-name="P1"><text:s/>61 <text:s text:c="3"/>1.020911 6.802e-40 2.273e-11.05300.070 3589.35570.640.000000 <text:s text:c="3"/>0 0 1 0 1F2 <text:s text:c="3"/>0 0 1 0 1F2 <text:s text:c="2"/>10F1 38 <text:s text:c="7"/>10F2 39 <text:s text:c="4"/>434330453638 7 1 0 <text:s text:c="3"/>63.0 <text:s text:c="2"/>63.0</text:p>
      <text:p text:style-name="P1"><text:s/>61 <text:s text:c="3"/>1.025707 1.638e-36 5.440e-13.04700.061 1416.55330.610.000000 <text:s text:c="3"/>0 0 0 0 1A1 <text:s text:c="3"/>0 0 0 0 1A1 <text:s text:c="2"/>16A2 <text:s/>1 <text:s text:c="7"/>16A1 <text:s/>1 <text:s text:c="4"/>534330453738 7 1 0 <text:s text:c="2"/>165.0 <text:s/>165.0</text:p>
      <text:p text:style-name="P1"><text:s/>62 <text:s text:c="3"/>1.025934 1.802e-38 5.328e-13.04180.079 1416.62080.750.000000 <text:s text:c="3"/>0 0 0 0 1A1 <text:s text:c="3"/>0 0 0 0 1A1 <text:s text:c="2"/>16A2 <text:s/>1 <text:s text:c="7"/>16A1 <text:s/>1 <text:s text:c="4"/>5323331111 4 1 1 1 <text:s text:c="2"/>330.0 <text:s/>330.0</text:p>
      <text:p text:style-name="P1"><text:s/>61 <text:s text:c="3"/>1.031510 5.800e-38 4.494e-11.05900.078 2819.18630.700.000000 <text:s text:c="3"/>0 0 0 2 1E <text:s text:c="4"/>0 0 0 2 1F2 <text:s text:c="3"/>6A2 <text:s/>2 <text:s text:c="8"/>6A1 <text:s/>3 <text:s text:c="4"/>334330453638 7 1 0 <text:s text:c="3"/>65.0 <text:s text:c="2"/>65.0</text:p>
      <text:p text:style-name="P1"><text:s/>61 <text:s text:c="3"/>1.035537 6.324e-40 1.909e-12.06500.079 2917.47390.730.000000 <text:s text:c="3"/>0 1 0 1 1F2 <text:s text:c="3"/>0 1 0 1 1F1 <text:s text:c="3"/>4F1 <text:s/>8 <text:s text:c="8"/>3F2 <text:s/>9 <text:s text:c="4"/>334330453638 7 1 0 <text:s text:c="3"/>27.0 <text:s text:c="2"/>21.0</text:p>
      <text:p text:style-name="P1"><text:s/>61 <text:s text:c="3"/>1.040338 3.330e-40 4.060e-12.06200.075 3308.76440.700.000000 <text:s text:c="3"/>0 0 1 0 1F2 <text:s text:c="3"/>0 0 1 0 1F2 <text:s text:c="3"/>7F1 29 <text:s text:c="8"/>7F2 26 <text:s text:c="4"/>434330453638 7 1 0 <text:s text:c="3"/>45.0 <text:s text:c="2"/>45.0</text:p>
      <text:p text:style-name="P1"><text:s/>34 <text:s text:c="3"/>1.042412 2.729e-37 9.312e-09.07340.100 <text:s/>274.22010.790.000000 <text:s text:c="9"/>0 0 0 <text:s text:c="9"/>0 0 0 23 <text:s/>4 20 25.5 <text:s/>24 <text:s/>3 21 26.5 6565501518 6 2 4 0 <text:s text:c="3"/>52.0 <text:s text:c="2"/>54.0</text:p>
      <text:p text:style-name="P1"><text:s/>34 <text:s text:c="3"/>1.042412 2.405e-37 9.276e-09.07340.100 <text:s/>274.22000.790.000000 <text:s text:c="9"/>0 0 0 <text:s text:c="9"/>0 0 0 23 <text:s/>4 20 22.5 <text:s/>24 <text:s/>3 21 23.5 6565501518 6 2 4 0 <text:s text:c="3"/>46.0 <text:s text:c="2"/>48.0</text:p>
      <text:p text:style-name="P1"><text:s/>34 <text:s text:c="3"/>1.042412 2.615e-37 9.281e-09.07340.100 <text:s/>274.22000.790.000000 <text:s text:c="9"/>0 0 0 <text:s text:c="9"/>0 0 0 23 <text:s/>4 20 24.5 <text:s/>24 <text:s/>3 21 25.5 6565501518 6 2 4 0 <text:s text:c="3"/>50.0 <text:s text:c="2"/>52.0</text:p>
      <text:p text:style-name="P1"><text:s/>34 <text:s text:c="3"/>1.042412 2.307e-37 9.305e-09.07340.100 <text:s/>274.22010.790.000000 <text:s text:c="9"/>0 0 0 <text:s text:c="9"/>0 0 0 23 <text:s/>4 20 21.5 <text:s/>24 <text:s/>3 21 22.5 6565501518 6 2 4 0 <text:s text:c="3"/>44.0 <text:s text:c="2"/>46.0</text:p>
      <text:p text:style-name="P1"><text:s/>34 <text:s text:c="3"/>1.042412 2.508e-37 9.271e-09.07340.100 <text:s/>274.22000.790.000000 <text:s text:c="9"/>0 0 0 <text:s text:c="9"/>0 0 0 23 <text:s/>4 20 23.5 <text:s/>24 <text:s/>3 21 24.5 6565501518 6 2 4 0 <text:s text:c="3"/>48.0 <text:s text:c="2"/>50.0</text:p>
      <text:p text:style-name="P1"><text:s/>34 <text:s text:c="3"/>1.042412 2.212e-37 9.346e-09.07340.100 <text:s/>274.22010.790.000000 <text:s text:c="9"/>0 0 0 <text:s text:c="9"/>0 0 0 23 <text:s/>4 20 20.5 <text:s/>24 <text:s/>3 21 21.5 6565501518 6 2 4 0 <text:s text:c="3"/>42.0 <text:s text:c="2"/>44.0</text:p>
      <text:p text:style-name="P1"><text:s/>34 <text:s text:c="3"/>1.043617 3.028e-37 8.403e-09.07600.102 <text:s/>166.87230.780.000000 <text:s text:c="9"/>0 0 0 <text:s text:c="9"/>0 0 0 18 <text:s/>3 15 18.5 <text:s/>19 <text:s/>2 18 19.5 6565501518 6 2 4 0 <text:s text:c="3"/>38.0 <text:s text:c="2"/>40.0</text:p>
      <text:p text:style-name="P1"><text:s/>34 <text:s text:c="3"/>1.043617 3.195e-37 8.420e-09.07600.102 <text:s/>166.87230.780.000000 <text:s text:c="9"/>0 0 0 <text:s text:c="9"/>0 0 0 18 <text:s/>3 15 19.5 <text:s/>19 <text:s/>2 18 20.5 6565501518 6 2 4 0 <text:s text:c="3"/>40.0 <text:s text:c="2"/>42.0</text:p>
      <text:p text:style-name="P1"><text:s/>34 <text:s text:c="3"/>1.043617 2.870e-37 8.407e-09.07600.102 <text:s/>166.87230.780.000000 <text:s text:c="9"/>0 0 0 <text:s text:c="9"/>0 0 0 18 <text:s/>3 15 17.5 <text:s/>19 <text:s/>2 18 18.5 6565501518 6 2 4 0 <text:s text:c="3"/>36.0 <text:s text:c="2"/>38.0</text:p>
      <text:p text:style-name="P1"><text:s/>34 <text:s text:c="3"/>1.043631 2.723e-37 8.443e-09.07600.102 <text:s/>166.87230.780.000000 <text:s text:c="9"/>0 0 0 <text:s text:c="9"/>0 0 0 18 <text:s/>3 15 16.5 <text:s/>19 <text:s/>2 18 17.5 6565501518 6 2 4 0 <text:s text:c="3"/>34.0 <text:s text:c="2"/>36.0</text:p>
      <text:p text:style-name="P1"><text:soft-page-break/><text:s/>34 <text:s text:c="3"/>1.043631 3.367e-37 8.452e-09.07600.102 <text:s/>166.87230.780.000000 <text:s text:c="9"/>0 0 0 <text:s text:c="9"/>0 0 0 18 <text:s/>3 15 20.5 <text:s/>19 <text:s/>2 18 21.5 6565501518 6 2 4 0 <text:s text:c="3"/>42.0 <text:s text:c="2"/>44.0</text:p>
      <text:p text:style-name="P1"><text:s/>34 <text:s text:c="3"/>1.043648 2.583e-37 8.510e-09.07600.102 <text:s/>166.87240.780.000000 <text:s text:c="9"/>0 0 0 <text:s text:c="9"/>0 0 0 18 <text:s/>3 15 15.5 <text:s/>19 <text:s/>2 18 16.5 6565501518 6 2 4 0 <text:s text:c="3"/>32.0 <text:s text:c="2"/>34.0</text:p>
      <text:p text:style-name="P1"><text:s/>14 <text:s text:c="3"/>1.056912 2.693e-33 3.205e-08.05080.279 1756.28580.390.000000 <text:s text:c="9"/>0 0 0 <text:s text:c="9"/>0 0 0 11 <text:s/>7 <text:s/>4 <text:s text:c="6"/>12 <text:s/>6 <text:s/>7 <text:s text:c="5"/>004340 02227 5 2 0 <text:s text:c="2"/>138.0 <text:s/>150.0</text:p>
      <text:p text:style-name="P1"><text:s/>34 <text:s text:c="3"/>1.061840 9.689e-38 9.426e-09.07000.093 <text:s/>564.01000.820.000000 <text:s text:c="9"/>0 0 0 <text:s text:c="9"/>0 0 0 35 <text:s/>4 32 37.5 <text:s/>34 <text:s/>5 29 36.5 6565501518 6 2 4 0 <text:s text:c="3"/>76.0 <text:s text:c="2"/>74.0</text:p>
      <text:p text:style-name="P1"><text:s/>34 <text:s text:c="3"/>1.061840 8.891e-38 9.391e-09.07000.093 <text:s/>564.01000.820.000000 <text:s text:c="9"/>0 0 0 <text:s text:c="9"/>0 0 0 35 <text:s/>4 32 34.5 <text:s/>34 <text:s/>5 29 33.5 6565501518 6 2 4 0 <text:s text:c="3"/>70.0 <text:s text:c="2"/>68.0</text:p>
      <text:p text:style-name="P1"><text:s/>34 <text:s text:c="3"/>1.061840 8.640e-38 9.394e-09.07000.093 <text:s/>564.01010.820.000000 <text:s text:c="9"/>0 0 0 <text:s text:c="9"/>0 0 0 35 <text:s/>4 32 33.5 <text:s/>34 <text:s/>5 29 32.5 6565501518 6 2 4 0 <text:s text:c="3"/>68.0 <text:s text:c="2"/>66.0</text:p>
      <text:p text:style-name="P1"><text:s/>34 <text:s text:c="3"/>1.061840 9.148e-38 9.394e-09.07000.093 <text:s/>564.01000.820.000000 <text:s text:c="9"/>0 0 0 <text:s text:c="9"/>0 0 0 35 <text:s/>4 32 35.5 <text:s/>34 <text:s/>5 29 34.5 6565501518 6 2 4 0 <text:s text:c="3"/>72.0 <text:s text:c="2"/>70.0</text:p>
      <text:p text:style-name="P1"><text:s/>34 <text:s text:c="3"/>1.061840 8.397e-38 9.406e-09.07000.093 <text:s/>564.01010.820.000000 <text:s text:c="9"/>0 0 0 <text:s text:c="9"/>0 0 0 35 <text:s/>4 32 32.5 <text:s/>34 <text:s/>5 29 31.5 6565501518 6 2 4 0 <text:s text:c="3"/>66.0 <text:s text:c="2"/>64.0</text:p>
      <text:p text:style-name="P1"><text:s/>34 <text:s text:c="3"/>1.061840 9.416e-38 9.408e-09.07000.093 <text:s/>564.01000.820.000000 <text:s text:c="9"/>0 0 0 <text:s text:c="9"/>0 0 0 35 <text:s/>4 32 36.5 <text:s/>34 <text:s/>5 29 35.5 6565501518 6 2 4 0 <text:s text:c="3"/>74.0 <text:s text:c="2"/>72.0</text:p>
      <text:p text:style-name="P1"><text:s/>61 <text:s text:c="3"/>1.062524 1.295e-38 1.302e-11.06500.078 2685.93330.720.000000 <text:s text:c="3"/>0 0 0 2 1F2 <text:s text:c="3"/>0 0 0 2 1F2 <text:s text:c="3"/>4F2 <text:s/>2 <text:s text:c="8"/>4F1 <text:s/>1 <text:s text:c="4"/>434330453638 7 1 0 <text:s text:c="3"/>27.0 <text:s text:c="2"/>27.0</text:p>
      <text:p text:style-name="P1"><text:s/>34 <text:s text:c="3"/>1.062943 2.050e-37 5.246e-09.07570.104 <text:s text:c="2"/>97.82020.780.000000 <text:s text:c="9"/>0 0 0 <text:s text:c="9"/>0 0 0 14 <text:s/>2 12 14.5 <text:s/>15 <text:s/>1 15 15.5 6565501518 6 2 4 0 <text:s text:c="3"/>30.0 <text:s text:c="2"/>32.0</text:p>
      <text:p text:style-name="P1"><text:s/>34 <text:s text:c="3"/>1.062955 1.916e-37 5.252e-09.07570.104 <text:s text:c="2"/>97.82020.780.000000 <text:s text:c="9"/>0 0 0 <text:s text:c="9"/>0 0 0 14 <text:s/>2 12 13.5 <text:s/>15 <text:s/>1 15 14.5 6565501518 6 2 4 0 <text:s text:c="3"/>28.0 <text:s text:c="2"/>30.0</text:p>
      <text:p text:style-name="P1"><text:s/>34 <text:s text:c="3"/>1.062965 2.194e-37 5.263e-09.07570.104 <text:s text:c="2"/>97.82020.780.000000 <text:s text:c="9"/>0 0 0 <text:s text:c="9"/>0 0 0 14 <text:s/>2 12 15.5 <text:s/>15 <text:s/>1 15 16.5 6565501518 6 2 4 0 <text:s text:c="3"/>32.0 <text:s text:c="2"/>34.0</text:p>
      <text:p text:style-name="P1"><text:s/>34 <text:s text:c="3"/>1.062999 1.790e-37 5.285e-09.07570.104 <text:s text:c="2"/>97.82020.780.000000 <text:s text:c="9"/>0 0 0 <text:s text:c="9"/>0 0 0 14 <text:s/>2 12 12.5 <text:s/>15 <text:s/>1 15 13.5 6565501518 6 2 4 0 <text:s text:c="3"/>26.0 <text:s text:c="2"/>28.0</text:p>
      <text:p text:style-name="P1"><text:s/>34 <text:s text:c="3"/>1.063032 2.346e-37 5.297e-09.07570.104 <text:s text:c="2"/>97.82020.780.000000 <text:s text:c="9"/>0 0 0 <text:s text:c="9"/>0 0 0 14 <text:s/>2 12 16.5 <text:s/>15 <text:s/>1 15 17.5 6565501518 6 2 4 0 <text:s text:c="3"/>34.0 <text:s text:c="2"/>36.0</text:p>
      <text:p text:style-name="P1"><text:s/>34 <text:s text:c="3"/>1.063064 1.672e-37 5.350e-09.07570.104 <text:s text:c="2"/>97.82020.780.000000 <text:s text:c="9"/>0 0 0 <text:s text:c="9"/>0 0 0 14 <text:s/>2 12 11.5 <text:s/>15 <text:s/>1 15 12.5 6565501518 6 2 4 0 <text:s text:c="3"/>24.0 <text:s text:c="2"/>26.0</text:p>
      <text:p text:style-name="P1"><text:s/>61 <text:s text:c="3"/>1.066188 7.628e-40 3.514e-12.05300.074 3257.24630.690.000000 <text:s text:c="3"/>0 1 0 1 1F2 <text:s text:c="3"/>0 1 0 1 1F1 <text:s text:c="3"/>9A1 <text:s/>5 <text:s text:c="8"/>8A2 <text:s/>8 <text:s text:c="4"/>334330453638 7 1 0 <text:s text:c="3"/>95.0 <text:s text:c="2"/>85.0</text:p>
      <text:p text:style-name="P1"><text:s/>61 <text:s text:c="3"/>1.068850 5.964e-37 1.532e-12.06200.075 1561.71920.700.000000 <text:s text:c="3"/>0 0 0 1 1F2 <text:s text:c="3"/>0 0 0 1 1F2 <text:s text:c="3"/>7F1 <text:s/>2 <text:s text:c="8"/>7F2 <text:s/>1 <text:s text:c="4"/>534330453738 7 1 0 <text:s text:c="3"/>45.0 <text:s text:c="2"/>45.0</text:p>
      <text:p text:style-name="P1"><text:s/>35 <text:s text:c="3"/>1.069292 1.229e-38 9.627e-09.06950.083 1014.84690.760.000000 <text:s text:c="9"/>0 0 0 <text:s text:c="9"/>0 0 0 46 <text:s/>6 40 44.5 <text:s/>45 <text:s/>7 39 43.5 6545201518 8 2 1 0 <text:s text:c="3"/>90.0 <text:s text:c="2"/>88.0</text:p>
      <text:p text:style-name="P1"><text:s/>35 <text:s text:c="3"/>1.069292 1.312e-38 9.635e-09.06950.083 1014.84680.760.000000 <text:s text:c="9"/>0 0 0 <text:s text:c="9"/>0 0 0 46 <text:s/>6 40 47.5 <text:s/>45 <text:s/>7 39 46.5 6545201518 8 2 1 0 <text:s text:c="3"/>96.0 <text:s text:c="2"/>94.0</text:p>
      <text:p text:style-name="P1"><text:s/>35 <text:s text:c="3"/>1.069292 1.283e-38 9.629e-09.06950.083 1014.84680.760.000000 <text:s text:c="9"/>0 0 0 <text:s text:c="9"/>0 0 0 46 <text:s/>6 40 46.5 <text:s/>45 <text:s/>7 39 45.5 6545201518 8 2 1 0 <text:s text:c="3"/>94.0 <text:s text:c="2"/>92.0</text:p>
      <text:p text:style-name="P1"><text:s/>35 <text:s text:c="3"/>1.069292 1.340e-38 9.646e-09.06950.083 1014.84680.760.000000 <text:s text:c="9"/>0 0 0 <text:s text:c="9"/>0 0 0 46 <text:s/>6 40 48.5 <text:s/>45 <text:s/>7 39 47.5 6545201518 8 2 1 0 <text:s text:c="3"/>98.0 <text:s text:c="2"/>96.0</text:p>
      <text:p text:style-name="P1"><text:s/>35 <text:s text:c="3"/>1.069292 1.202e-38 9.635e-09.06950.083 1014.84690.760.000000 <text:s text:c="9"/>0 0 0 <text:s text:c="9"/>0 0 0 46 <text:s/>6 40 43.5 <text:s/>45 <text:s/>7 39 42.5 6545201518 8 2 1 0 <text:s text:c="3"/>88.0 <text:s text:c="2"/>86.0</text:p>
      <text:p text:style-name="P1"><text:s/>35 <text:s text:c="3"/>1.069292 1.256e-38 9.625e-09.06950.083 1014.84680.760.000000 <text:s text:c="9"/>0 0 0 <text:s text:c="9"/>0 0 0 46 <text:s/>6 40 45.5 <text:s/>45 <text:s/>7 39 44.5 6545201518 8 2 1 0 <text:s text:c="3"/>92.0 <text:s text:c="2"/>90.0</text:p>
      <text:p text:style-name="P1"><text:s/>31 <text:s text:c="3"/>1.069800 1.813e-35 5.997e-09.07340.101 1300.19900.790.000000 <text:s text:c="9"/>0 0 1 <text:s text:c="9"/>0 0 1 24 <text:s/>2 23 <text:s text:c="6"/>23 <text:s/>3 20 <text:s text:c="5"/>006550 113 6 2 4 0 <text:s text:c="3"/>49.0 <text:s text:c="2"/>47.0</text:p>
      <text:p text:style-name="P1"><text:s/>61 <text:s text:c="3"/>1.070305 1.246e-38 1.547e-10.04800.067 3411.82740.630.000000 <text:s text:c="3"/>0 0 0 2 1F2 <text:s text:c="3"/>0 0 0 2 1F2 <text:s text:c="2"/>12F1 11 <text:s text:c="7"/>12F2 12 <text:s text:c="4"/>434330453638 7 1 0 <text:s text:c="3"/>75.0 <text:s text:c="2"/>75.0</text:p>
      <text:p text:style-name="P1"><text:s/>31 <text:s text:c="3"/>1.070800 1.348e-34 8.571e-09.06910.082 1101.28800.760.000000 <text:s text:c="9"/>0 0 0 <text:s text:c="9"/>0 0 0 48 <text:s/>6 42 <text:s text:c="6"/>47 <text:s/>7 41 <text:s text:c="5"/>004520 113 8 2 1 0 <text:s text:c="3"/>97.0 <text:s text:c="2"/>95.0</text:p>
      <text:p text:style-name="P1"><text:s/>35 <text:s text:c="3"/>1.074167 9.714e-38 2.792e-09.07300.103 <text:s/>156.43610.780.000000 <text:s text:c="9"/>0 0 0 <text:s text:c="9"/>0 0 0 18 <text:s/>2 16 18.5 <text:s/>19 <text:s/>1 19 19.5 6565501518 6 2 4 0 <text:s text:c="3"/>38.0 <text:s text:c="2"/>40.0</text:p>
      <text:p text:style-name="P1"><text:s/>35 <text:s text:c="3"/>1.074167 9.211e-38 2.794e-09.07300.103 <text:s/>156.43610.780.000000 <text:s text:c="9"/>0 0 0 <text:s text:c="9"/>0 0 0 18 <text:s/>2 16 17.5 <text:s/>19 <text:s/>1 19 18.5 6565501518 6 2 4 0 <text:s text:c="3"/>36.0 <text:s text:c="2"/>38.0</text:p>
      <text:p text:style-name="P1"><text:s/>35 <text:s text:c="3"/>1.074167 1.025e-37 2.798e-09.07300.103 <text:s/>156.43610.780.000000 <text:s text:c="9"/>0 0 0 <text:s text:c="9"/>0 0 0 18 <text:s/>2 16 19.5 <text:s/>19 <text:s/>1 19 20.5 6565501518 6 2 4 0 <text:s text:c="3"/>40.0 <text:s text:c="2"/>42.0</text:p>
      <text:p text:style-name="P1"><text:s/>35 <text:s text:c="3"/>1.074189 8.735e-38 2.805e-09.07300.103 <text:s/>156.43610.780.000000 <text:s text:c="9"/>0 0 0 <text:s text:c="9"/>0 0 0 18 <text:s/>2 16 16.5 <text:s/>19 <text:s/>1 19 17.5 6565501518 6 2 4 0 <text:s text:c="3"/>34.0 <text:s text:c="2"/>36.0</text:p>
      <text:p text:style-name="P1"><text:s/>35 <text:s text:c="3"/>1.074204 1.081e-37 2.809e-09.07300.103 <text:s/>156.43610.780.000000 <text:s text:c="9"/>0 0 0 <text:s text:c="9"/>0 0 0 18 <text:s/>2 16 20.5 <text:s/>19 <text:s/>1 19 21.5 6565501518 6 2 4 0 <text:s text:c="3"/>42.0 <text:s text:c="2"/>44.0</text:p>
      <text:p text:style-name="P1"><text:s/>35 <text:s text:c="3"/>1.074224 8.283e-38 2.827e-09.07300.103 <text:s/>156.43610.780.000000 <text:s text:c="9"/>0 0 0 <text:s text:c="9"/>0 0 0 18 <text:s/>2 16 15.5 <text:s/>19 <text:s/>1 19 16.5 6565501518 6 2 4 0 <text:s text:c="3"/>32.0 <text:s text:c="2"/>34.0</text:p>
      <text:p text:style-name="P1"><text:s/>61 <text:s text:c="3"/>1.074259 7.098e-39 1.080e-11.06200.075 2874.13600.700.000000 <text:s text:c="3"/>0 0 0 2 1A1 <text:s text:c="3"/>0 0 0 2 1A1 <text:s text:c="3"/>7F2 <text:s/>5 <text:s text:c="8"/>7F1 <text:s/>5 <text:s text:c="4"/>434330453638 7 1 0 <text:s text:c="3"/>45.0 <text:s text:c="2"/>45.0</text:p>
      <text:p text:style-name="P1"><text:s/>61 <text:s text:c="3"/>1.076946 1.110e-39 9.613e-12.05600.074 3257.04420.690.000000 <text:s text:c="3"/>0 1 0 1 1F2 <text:s text:c="3"/>0 1 0 1 1F1 <text:s text:c="3"/>8F1 23 <text:s text:c="8"/>8F2 24 <text:s text:c="4"/>434330453638 7 1 0 <text:s text:c="3"/>51.0 <text:s text:c="2"/>51.0</text:p>
      <text:p text:style-name="P1"><text:s/>61 <text:s text:c="3"/>1.077113 8.424e-40 3.365e-12.06500.078 2915.27170.720.000000 <text:s text:c="3"/>0 1 0 1 1F1 <text:s text:c="3"/>0 1 0 1 1F2 <text:s text:c="3"/>3F1 10 <text:s text:c="8"/>4F2 <text:s/>9 <text:s text:c="4"/>334330453638 7 1 0 <text:s text:c="3"/>21.0 <text:s text:c="2"/>27.0</text:p>
      <text:p text:style-name="P1"><text:s/>61 <text:s text:c="3"/>1.085950 1.441e-39 7.359e-12.06200.075 3091.51220.700.000000 <text:s text:c="3"/>0 1 0 1 1F1 <text:s text:c="3"/>0 1 0 1 1F1 <text:s text:c="3"/>6F1 18 <text:s text:c="8"/>7F2 14 <text:s text:c="4"/>434330453638 7 1 0 <text:s text:c="3"/>39.0 <text:s text:c="2"/>45.0</text:p>
      <text:p text:style-name="P1"><text:s/>34 <text:s text:c="3"/>1.086973 2.364e-37 1.028e-08.07250.099 <text:s/>315.35950.790.000000 <text:s text:c="9"/>0 0 0 <text:s text:c="9"/>0 0 0 26 <text:s/>3 23 25.5 <text:s/>25 <text:s/>4 22 24.5 6565501518 6 2 4 0 <text:s text:c="3"/>52.0 <text:s text:c="2"/>50.0</text:p>
      <text:p text:style-name="P1"><text:s/>34 <text:s text:c="3"/>1.086973 2.457e-37 1.028e-08.07250.099 <text:s/>315.35950.790.000000 <text:s text:c="9"/>0 0 0 <text:s text:c="9"/>0 0 0 26 <text:s/>3 23 26.5 <text:s/>25 <text:s/>4 22 25.5 6565501518 6 2 4 0 <text:s text:c="3"/>54.0 <text:s text:c="2"/>52.0</text:p>
      <text:p text:style-name="P1"><text:s/>34 <text:s text:c="3"/>1.086981 2.554e-37 1.031e-08.07250.099 <text:s/>315.35950.790.000000 <text:s text:c="9"/>0 0 0 <text:s text:c="9"/>0 0 0 26 <text:s/>3 23 27.5 <text:s/>25 <text:s/>4 22 26.5 6565501518 6 2 4 0 <text:s text:c="3"/>56.0 <text:s text:c="2"/>54.0</text:p>
      <text:p text:style-name="P1"><text:s/>34 <text:s text:c="3"/>1.086981 2.275e-37 1.028e-08.07250.099 <text:s/>315.35960.790.000000 <text:s text:c="9"/>0 0 0 <text:s text:c="9"/>0 0 0 26 <text:s/>3 23 24.5 <text:s/>25 <text:s/>4 22 23.5 6565501518 6 2 4 0 <text:s text:c="3"/>50.0 <text:s text:c="2"/>48.0</text:p>
      <text:p text:style-name="P1"><text:s/>34 <text:s text:c="3"/>1.087000 2.656e-37 1.035e-08.07250.099 <text:s/>315.35950.790.000000 <text:s text:c="9"/>0 0 0 <text:s text:c="9"/>0 0 0 26 <text:s/>3 23 28.5 <text:s/>25 <text:s/>4 22 27.5 6565501518 6 2 4 0 <text:s text:c="3"/>58.0 <text:s text:c="2"/>56.0</text:p>
      <text:p text:style-name="P1"><text:s/>34 <text:s text:c="3"/>1.087000 2.188e-37 1.030e-08.07250.099 <text:s/>315.35960.790.000000 <text:s text:c="9"/>0 0 0 <text:s text:c="9"/>0 0 0 26 <text:s/>3 23 23.5 <text:s/>25 <text:s/>4 22 22.5 6565501518 6 2 4 0 <text:s text:c="3"/>48.0 <text:s text:c="2"/>46.0</text:p>
      <text:p text:style-name="P1"><text:s/>61 <text:s text:c="3"/>1.089124 1.232e-38 1.295e-11.06200.078 2765.66530.700.000000 <text:s text:c="3"/>0 0 0 2 1F2 <text:s text:c="3"/>0 0 0 2 1F2 <text:s text:c="3"/>6F1 <text:s/>1 <text:s text:c="8"/>6F2 <text:s/>1 <text:s text:c="4"/>434330453638 7 1 0 <text:s text:c="3"/>39.0 <text:s text:c="2"/>39.0</text:p>
      <text:p text:style-name="P1"><text:s/>61 <text:s text:c="3"/>1.089757 9.828e-40 2.022e-11.04800.065 3511.91140.620.000000 <text:s text:c="3"/>0 0 0 2 1E <text:s text:c="4"/>0 0 0 2 1A1 <text:s text:c="2"/>12F2 17 <text:s text:c="7"/>13F1 <text:s/>8 <text:s text:c="4"/>334330453638 7 1 0 <text:s text:c="3"/>75.0 <text:s text:c="2"/>81.0</text:p>
      <text:p text:style-name="P1"><text:s/>32 <text:s text:c="3"/>1.092200 1.468e-35 2.228e-08.08630.106 <text:s text:c="2"/>10.79980.760.000000 <text:s text:c="9"/>0 0 0 <text:s text:c="9"/>0 0 0 <text:s/>5 <text:s/>0 <text:s/>5 <text:s text:c="7"/>4 <text:s/>1 <text:s/>4 <text:s text:c="5"/>006550 113 6 2 4 0 <text:s text:c="3"/>11.0 <text:s text:c="3"/>9.0</text:p>
      <text:p text:style-name="P1"><text:s/>62 <text:s text:c="3"/>1.094121 1.768e-39 3.086e-12.04280.069 2181.92480.750.000000 <text:s text:c="3"/>0 0 0 0 1A1 <text:s text:c="3"/>0 0 0 0 1A1 <text:s text:c="2"/>20F1 <text:s/>4 <text:s text:c="7"/>20F2 <text:s/>2 <text:s text:c="4"/>5323331111 4 1 1 1 <text:s text:c="2"/>246.0 <text:s/>246.0</text:p>
      <text:p text:style-name="P1"><text:s/>61 <text:s text:c="3"/>1.097567 1.121e-40 1.263e-12.04800.068 3386.69950.640.000000 <text:s text:c="3"/>0 0 0 2 1A1 <text:s text:c="3"/>0 0 0 2 1E <text:s text:c="3"/>12F1 <text:s/>8 <text:s text:c="7"/>11F2 16 <text:s text:c="4"/>334330453638 7 1 0 <text:s text:c="3"/>75.0 <text:s text:c="2"/>69.0</text:p>
      <text:p text:style-name="P1"><text:s/>61 <text:s text:c="3"/>1.097913 6.035e-37 1.857e-12.04500.059 1779.02440.600.000000 <text:s text:c="3"/>0 0 0 0 1A1 <text:s text:c="3"/>0 0 0 0 1A1 <text:s text:c="2"/>18F1 <text:s/>3 <text:s text:c="7"/>18F2 <text:s/>2 <text:s text:c="4"/>534330453738 7 1 0 <text:s text:c="2"/>111.0 <text:s/>111.0</text:p>
      <text:p text:style-name="P1"><text:s/>61 <text:s text:c="3"/>1.097968 1.248e-37 3.850e-13.04500.059 1779.63110.600.000000 <text:s text:c="3"/>0 0 0 0 1A1 <text:s text:c="3"/>0 0 0 0 1A1 <text:s text:c="2"/>18F2 <text:s/>5 <text:s text:c="7"/>18F1 <text:s/>2 <text:s text:c="4"/>534330453738 7 1 0 <text:s text:c="2"/>111.0 <text:s/>111.0</text:p>
      <text:p text:style-name="P1"><text:s/>62 <text:s text:c="3"/>1.098184 6.630e-39 1.817e-12.04280.067 1779.10930.750.000000 <text:s text:c="3"/>0 0 0 0 1A1 <text:s text:c="3"/>0 0 0 0 1A1 <text:s text:c="2"/>18F1 <text:s/>3 <text:s text:c="7"/>18F2 <text:s/>2 <text:s text:c="4"/>5323331111 4 1 1 1 <text:s text:c="2"/>222.0 <text:s/>222.0</text:p>
      <text:p text:style-name="P1"><text:s/>31 <text:s text:c="3"/>1.098500 4.270e-35 9.039e-09.07000.093 1279.27000.820.000000 <text:s text:c="9"/>0 1 0 <text:s text:c="9"/>0 1 0 35 <text:s/>4 32 <text:s text:c="6"/>34 <text:s/>5 29 <text:s text:c="5"/>006550 113 6 2 4 0 <text:s text:c="3"/>71.0 <text:s text:c="2"/>69.0</text:p>
      <text:p text:style-name="P1"><text:s/>62 <text:s text:c="3"/>1.098513 1.372e-39 3.772e-13.04280.067 1779.71590.750.000000 <text:s text:c="3"/>0 0 0 0 1A1 <text:s text:c="3"/>0 0 0 0 1A1 <text:s text:c="2"/>18F2 <text:s/>5 <text:s text:c="7"/>18F1 <text:s/>2 <text:s text:c="4"/>5323331111 4 1 1 1 <text:s text:c="2"/>222.0 <text:s/>222.0</text:p>
      <text:p text:style-name="P1"><text:s/>15 <text:s text:c="3"/>1.105675 6.479e-36 3.480e-08.05700.300 1739.64930.390.000000 <text:s text:c="9"/>0 0 0 <text:s text:c="9"/>0 0 0 12 <text:s/>6 <text:s/>6 <text:s text:c="6"/>11 <text:s/>7 <text:s/>5 <text:s text:c="5"/>305540322027 5 2 0 <text:s text:c="2"/>150.0 <text:s/>138.0</text:p>
      <text:p text:style-name="P1"><text:s/>61 <text:s text:c="3"/>1.109951 6.317e-37 1.182e-12.04600.059 1779.59700.600.000000 <text:s text:c="3"/>0 0 0 0 1A1 <text:s text:c="3"/>0 0 0 0 1A1 <text:s text:c="2"/>18A2 <text:s/>2 <text:s text:c="7"/>18A1 <text:s/>1 <text:s text:c="4"/>534330453738 7 1 0 <text:s text:c="2"/>185.0 <text:s/>185.0</text:p>
      <text:p text:style-name="P1"><text:s/>62 <text:s text:c="3"/>1.110558 6.953e-39 1.159e-12.03700.078 1779.68200.750.000000 <text:s text:c="3"/>0 0 0 0 1A1 <text:s text:c="3"/>0 0 0 0 1A1 <text:s text:c="2"/>18A2 <text:s/>2 <text:s text:c="7"/>18A1 <text:s/>1 <text:s text:c="4"/>5323331111 4 1 1 1 <text:s text:c="2"/>370.0 <text:s/>370.0</text:p>
      <text:p text:style-name="P1"><text:s/>34 <text:s text:c="3"/>1.111676 1.719e-38 2.177e-09.06960.094 <text:s/>608.71640.820.000000 <text:s text:c="9"/>0 0 0 <text:s text:c="9"/>0 0 0 37 <text:s/>3 34 37.5 <text:s/>38 <text:s/>2 37 38.5 6565501518 6 2 4 0 <text:s text:c="3"/>76.0 <text:s text:c="2"/>78.0</text:p>
      <text:p text:style-name="P1"><text:s/>34 <text:s text:c="3"/>1.111687 1.675e-38 2.178e-09.06960.094 <text:s/>608.71640.820.000000 <text:s text:c="9"/>0 0 0 <text:s text:c="9"/>0 0 0 37 <text:s/>3 34 36.5 <text:s/>38 <text:s/>2 37 37.5 6565501518 6 2 4 0 <text:s text:c="3"/>74.0 <text:s text:c="2"/>76.0</text:p>
      <text:p text:style-name="P1"><text:s/>34 <text:s text:c="3"/>1.111698 1.766e-38 2.178e-09.06960.094 <text:s/>608.71640.820.000000 <text:s text:c="9"/>0 0 0 <text:s text:c="9"/>0 0 0 37 <text:s/>3 34 38.5 <text:s/>38 <text:s/>2 37 39.5 6565501518 6 2 4 0 <text:s text:c="3"/>78.0 <text:s text:c="2"/>80.0</text:p>
      <text:p text:style-name="P1"><text:s/>34 <text:s text:c="3"/>1.111727 1.631e-38 2.180e-09.06960.094 <text:s/>608.71640.820.000000 <text:s text:c="9"/>0 0 0 <text:s text:c="9"/>0 0 0 37 <text:s/>3 34 35.5 <text:s/>38 <text:s/>2 37 36.5 6565501518 6 2 4 0 <text:s text:c="3"/>72.0 <text:s text:c="2"/>74.0</text:p>
      <text:p text:style-name="P1"><text:s/>34 <text:s text:c="3"/>1.111754 1.813e-38 2.180e-09.06960.094 <text:s/>608.71630.820.000000 <text:s text:c="9"/>0 0 0 <text:s text:c="9"/>0 0 0 37 <text:s/>3 34 39.5 <text:s/>38 <text:s/>2 37 40.5 6565501518 6 2 4 0 <text:s text:c="3"/>80.0 <text:s text:c="2"/>82.0</text:p>
      <text:p text:style-name="P1"><text:soft-page-break/><text:s/>34 <text:s text:c="3"/>1.111795 1.589e-38 2.184e-09.06960.094 <text:s/>608.71640.820.000000 <text:s text:c="9"/>0 0 0 <text:s text:c="9"/>0 0 0 37 <text:s/>3 34 34.5 <text:s/>38 <text:s/>2 37 35.5 6565501518 6 2 4 0 <text:s text:c="3"/>70.0 <text:s text:c="2"/>72.0</text:p>
      <text:p text:style-name="P1"><text:s/>35 <text:s text:c="3"/>1.112125 5.891e-38 1.099e-08.06970.091 <text:s/>665.59290.820.000000 <text:s text:c="9"/>0 0 0 <text:s text:c="9"/>0 0 0 36 <text:s/>6 30 35.5 <text:s/>37 <text:s/>5 33 36.5 6565501518 6 2 4 0 <text:s text:c="3"/>72.0 <text:s text:c="2"/>74.0</text:p>
      <text:p text:style-name="P1"><text:s/>35 <text:s text:c="3"/>1.112125 5.733e-38 1.100e-08.06970.091 <text:s/>665.59300.820.000000 <text:s text:c="9"/>0 0 0 <text:s text:c="9"/>0 0 0 36 <text:s/>6 30 34.5 <text:s/>37 <text:s/>5 33 35.5 6565501518 6 2 4 0 <text:s text:c="3"/>70.0 <text:s text:c="2"/>72.0</text:p>
      <text:p text:style-name="P1"><text:s/>35 <text:s text:c="3"/>1.112125 6.218e-38 1.099e-08.06970.091 <text:s/>665.59290.820.000000 <text:s text:c="9"/>0 0 0 <text:s text:c="9"/>0 0 0 36 <text:s/>6 30 37.5 <text:s/>37 <text:s/>5 33 38.5 6565501518 6 2 4 0 <text:s text:c="3"/>76.0 <text:s text:c="2"/>78.0</text:p>
      <text:p text:style-name="P1"><text:s/>35 <text:s text:c="3"/>1.112125 6.054e-38 1.099e-08.06970.091 <text:s/>665.59290.820.000000 <text:s text:c="9"/>0 0 0 <text:s text:c="9"/>0 0 0 36 <text:s/>6 30 36.5 <text:s/>37 <text:s/>5 33 37.5 6565501518 6 2 4 0 <text:s text:c="3"/>74.0 <text:s text:c="2"/>76.0</text:p>
      <text:p text:style-name="P1"><text:s/>35 <text:s text:c="3"/>1.112125 6.391e-38 1.101e-08.06970.091 <text:s/>665.59300.820.000000 <text:s text:c="9"/>0 0 0 <text:s text:c="9"/>0 0 0 36 <text:s/>6 30 38.5 <text:s/>37 <text:s/>5 33 39.5 6565501518 6 2 4 0 <text:s text:c="3"/>78.0 <text:s text:c="2"/>80.0</text:p>
      <text:p text:style-name="P1"><text:s/>35 <text:s text:c="3"/>1.112125 5.581e-38 1.103e-08.06970.091 <text:s/>665.59300.820.000000 <text:s text:c="9"/>0 0 0 <text:s text:c="9"/>0 0 0 36 <text:s/>6 30 33.5 <text:s/>37 <text:s/>5 33 34.5 6565501518 6 2 4 0 <text:s text:c="3"/>68.0 <text:s text:c="2"/>70.0</text:p>
      <text:p text:style-name="P1"><text:s/>61 <text:s text:c="3"/>1.112199 6.045e-40 6.687e-12.06500.083 3048.98020.700.000000 <text:s text:c="3"/>0 0 1 0 1F2 <text:s text:c="3"/>0 0 1 0 1F2 <text:s text:c="3"/>2F1 <text:s/>8 <text:s text:c="8"/>2F2 10 <text:s text:c="4"/>434330453638 7 1 0 <text:s text:c="3"/>15.0 <text:s text:c="2"/>15.0</text:p>
      <text:p text:style-name="P1"><text:s/>61 <text:s text:c="3"/>1.113006 5.413e-40 2.456e-12.06200.075 3091.51220.700.000000 <text:s text:c="3"/>0 1 0 1 1F1 <text:s text:c="3"/>0 1 0 1 1F1 <text:s text:c="3"/>7F1 15 <text:s text:c="8"/>7F2 14 <text:s text:c="4"/>434330453638 7 1 0 <text:s text:c="3"/>45.0 <text:s text:c="2"/>45.0</text:p>
      <text:p text:style-name="P1"><text:s/>61 <text:s text:c="3"/>1.114261 3.827e-38 4.111e-13.05300.068 1935.41670.640.000000 <text:s text:c="3"/>0 0 0 1 1F2 <text:s text:c="3"/>0 0 0 1 1F2 <text:s text:c="2"/>11F1 <text:s/>2 <text:s text:c="7"/>11F2 <text:s/>1 <text:s text:c="4"/>534330453738 7 1 0 <text:s text:c="3"/>69.0 <text:s text:c="2"/>69.0</text:p>
      <text:p text:style-name="P1"><text:s/>61 <text:s text:c="3"/>1.117540 1.061e-39 6.773e-12.06200.075 3160.92820.700.000000 <text:s text:c="3"/>0 1 0 1 1F1 <text:s text:c="3"/>0 1 0 1 1F1 <text:s text:c="3"/>7F2 19 <text:s text:c="8"/>7F1 20 <text:s text:c="4"/>434330453638 7 1 0 <text:s text:c="3"/>45.0 <text:s text:c="2"/>45.0</text:p>
      <text:p text:style-name="P1"><text:s/>32 <text:s text:c="3"/>1.118700 1.090e-35 1.262e-08.08320.105 <text:s text:c="2"/>39.81180.770.000000 <text:s text:c="9"/>0 0 0 <text:s text:c="9"/>0 0 0 <text:s/>8 <text:s/>2 <text:s/>7 <text:s text:c="7"/>9 <text:s/>1 <text:s/>8 <text:s text:c="5"/>006550 113 6 2 4 0 <text:s text:c="3"/>17.0 <text:s text:c="2"/>19.0</text:p>
      <text:p text:style-name="P1"><text:s/>61 <text:s text:c="3"/>1.119459 1.884e-39 8.499e-14.05300.068 2229.67410.640.000000 <text:s text:c="3"/>0 1 0 0 1E <text:s text:c="4"/>0 1 0 0 1E <text:s text:c="3"/>11F1 11 <text:s text:c="7"/>11F2 10 <text:s text:c="4"/>534330453738 7 1 0 <text:s text:c="3"/>69.0 <text:s text:c="2"/>69.0</text:p>
      <text:p text:style-name="P1"><text:s/>61 <text:s text:c="3"/>1.125120 1.183e-39 4.963e-12.06500.079 2916.34910.730.000000 <text:s text:c="3"/>0 1 0 1 1F1 <text:s text:c="3"/>0 1 0 1 1F1 <text:s text:c="3"/>3F2 <text:s/>9 <text:s text:c="8"/>3F1 10 <text:s text:c="4"/>434330453638 7 1 0 <text:s text:c="3"/>21.0 <text:s text:c="2"/>21.0</text:p>
      <text:p text:style-name="P1"><text:s/>61 <text:s text:c="3"/>1.129035 9.716e-40 3.569e-12.06500.077 2981.29000.720.000000 <text:s text:c="3"/>0 1 0 1 1F2 <text:s text:c="3"/>0 1 0 1 1F2 <text:s text:c="3"/>5F2 11 <text:s text:c="8"/>5F1 12 <text:s text:c="4"/>434330453638 7 1 0 <text:s text:c="3"/>33.0 <text:s text:c="2"/>33.0</text:p>
      <text:p text:style-name="P1"><text:s/>61 <text:s text:c="3"/>1.129933 4.391e-39 7.475e-11.06300.081 3029.30620.680.000000 <text:s text:c="3"/>0 0 1 0 1F2 <text:s text:c="3"/>0 0 1 0 1F2 <text:s text:c="3"/>1F1 <text:s/>7 <text:s text:c="8"/>1F2 <text:s/>5 <text:s text:c="4"/>434330453638 7 1 0 <text:s text:c="4"/>9.0 <text:s text:c="3"/>9.0</text:p>
      <text:p text:style-name="P1"><text:s/>61 <text:s text:c="3"/>1.133258 1.790e-40 3.136e-12.05600.074 3391.46830.690.000000 <text:s text:c="3"/>0 0 1 0 1F2 <text:s text:c="3"/>0 0 1 0 1F2 <text:s text:c="3"/>8F1 30 <text:s text:c="8"/>8F2 31 <text:s text:c="4"/>434330453638 7 1 0 <text:s text:c="3"/>51.0 <text:s text:c="2"/>51.0</text:p>
      <text:p text:style-name="P1"><text:s/>61 <text:s text:c="3"/>1.133880 3.752e-40 1.659e-12.05300.073 3151.52980.650.000000 <text:s text:c="3"/>0 0 0 2 1A1 <text:s text:c="3"/>0 0 0 2 1F2 <text:s text:c="2"/>10F1 <text:s/>7 <text:s text:c="8"/>9F2 12 <text:s text:c="4"/>434330453638 7 1 0 <text:s text:c="3"/>63.0 <text:s text:c="2"/>57.0</text:p>
      <text:p text:style-name="P1"><text:s/>61 <text:s text:c="3"/>1.137126 8.269e-40 5.927e-12.05600.074 3206.90840.690.000000 <text:s text:c="3"/>0 1 0 1 1F2 <text:s text:c="3"/>0 1 0 1 1F2 <text:s text:c="3"/>8F1 17 <text:s text:c="8"/>8F2 19 <text:s text:c="4"/>434330453638 7 1 0 <text:s text:c="3"/>51.0 <text:s text:c="2"/>51.0</text:p>
      <text:p text:style-name="P1"><text:s/>31 <text:s text:c="3"/>1.138000 1.962e-35 9.911e-09.07180.098 1405.76100.800.000000 <text:s text:c="9"/>0 0 1 <text:s text:c="9"/>0 0 1 28 <text:s/>3 26 <text:s text:c="6"/>27 <text:s/>4 23 <text:s text:c="5"/>006550 113 6 2 4 0 <text:s text:c="3"/>57.0 <text:s text:c="2"/>55.0</text:p>
      <text:p text:style-name="P1"><text:s/>34 <text:s text:c="3"/>1.138138 1.190e-37 3.447e-09.07240.103 <text:s/>168.50980.780.000000 <text:s text:c="9"/>0 0 0 <text:s text:c="9"/>0 0 0 19 <text:s/>2 17 19.5 <text:s/>20 <text:s/>1 20 20.5 6565501518 6 2 4 0 <text:s text:c="3"/>40.0 <text:s text:c="2"/>42.0</text:p>
      <text:p text:style-name="P1"><text:s/>34 <text:s text:c="3"/>1.138152 1.131e-37 3.450e-09.07240.103 <text:s/>168.50980.780.000000 <text:s text:c="9"/>0 0 0 <text:s text:c="9"/>0 0 0 19 <text:s/>2 17 18.5 <text:s/>20 <text:s/>1 20 19.5 6565501518 6 2 4 0 <text:s text:c="3"/>38.0 <text:s text:c="2"/>40.0</text:p>
      <text:p text:style-name="P1"><text:s/>34 <text:s text:c="3"/>1.138167 1.251e-37 3.453e-09.07240.103 <text:s/>168.50980.780.000000 <text:s text:c="9"/>0 0 0 <text:s text:c="9"/>0 0 0 19 <text:s/>2 17 20.5 <text:s/>20 <text:s/>1 20 21.5 6565501518 6 2 4 0 <text:s text:c="3"/>42.0 <text:s text:c="2"/>44.0</text:p>
      <text:p text:style-name="P1"><text:s/>34 <text:s text:c="3"/>1.138202 1.075e-37 3.463e-09.07240.103 <text:s/>168.50980.780.000000 <text:s text:c="9"/>0 0 0 <text:s text:c="9"/>0 0 0 19 <text:s/>2 17 17.5 <text:s/>20 <text:s/>1 20 18.5 6565501518 6 2 4 0 <text:s text:c="3"/>36.0 <text:s text:c="2"/>38.0</text:p>
      <text:p text:style-name="P1"><text:s/>34 <text:s text:c="3"/>1.138245 1.316e-37 3.467e-09.07240.103 <text:s/>168.50980.780.000000 <text:s text:c="9"/>0 0 0 <text:s text:c="9"/>0 0 0 19 <text:s/>2 17 21.5 <text:s/>20 <text:s/>1 20 22.5 6565501518 6 2 4 0 <text:s text:c="3"/>44.0 <text:s text:c="2"/>46.0</text:p>
      <text:p text:style-name="P1"><text:s/>34 <text:s text:c="3"/>1.138283 1.023e-37 3.487e-09.07240.103 <text:s/>168.50980.780.000000 <text:s text:c="9"/>0 0 0 <text:s text:c="9"/>0 0 0 19 <text:s/>2 17 16.5 <text:s/>20 <text:s/>1 20 17.5 6565501518 6 2 4 0 <text:s text:c="3"/>34.0 <text:s text:c="2"/>36.0</text:p>
      <text:p text:style-name="P1"><text:s/>34 <text:s text:c="3"/>1.140880 4.124e-38 3.595e-09.07020.096 <text:s/>491.23060.810.000000 <text:s text:c="9"/>0 0 0 <text:s text:c="9"/>0 0 0 34 <text:s/>2 33 31.5 <text:s/>33 <text:s/>3 30 30.5 6565501518 6 2 4 0 <text:s text:c="3"/>64.0 <text:s text:c="2"/>62.0</text:p>
      <text:p text:style-name="P1"><text:s/>34 <text:s text:c="3"/>1.140914 4.781e-38 3.604e-09.07020.096 <text:s/>491.23050.810.000000 <text:s text:c="9"/>0 0 0 <text:s text:c="9"/>0 0 0 34 <text:s/>2 33 36.5 <text:s/>33 <text:s/>3 30 35.5 6565501518 6 2 4 0 <text:s text:c="3"/>74.0 <text:s text:c="2"/>72.0</text:p>
      <text:p text:style-name="P1"><text:s/>34 <text:s text:c="3"/>1.140941 4.250e-38 3.592e-09.07020.096 <text:s/>491.23050.810.000000 <text:s text:c="9"/>0 0 0 <text:s text:c="9"/>0 0 0 34 <text:s/>2 33 32.5 <text:s/>33 <text:s/>3 30 31.5 6565501518 6 2 4 0 <text:s text:c="3"/>66.0 <text:s text:c="2"/>64.0</text:p>
      <text:p text:style-name="P1"><text:s/>34 <text:s text:c="3"/>1.140967 4.643e-38 3.597e-09.07020.096 <text:s/>491.23050.810.000000 <text:s text:c="9"/>0 0 0 <text:s text:c="9"/>0 0 0 34 <text:s/>2 33 35.5 <text:s/>33 <text:s/>3 30 34.5 6565501518 6 2 4 0 <text:s text:c="3"/>72.0 <text:s text:c="2"/>70.0</text:p>
      <text:p text:style-name="P1"><text:s/>34 <text:s text:c="3"/>1.140978 4.376e-38 3.590e-09.07020.096 <text:s/>491.23050.810.000000 <text:s text:c="9"/>0 0 0 <text:s text:c="9"/>0 0 0 34 <text:s/>2 33 33.5 <text:s/>33 <text:s/>3 30 32.5 6565501518 6 2 4 0 <text:s text:c="3"/>68.0 <text:s text:c="2"/>66.0</text:p>
      <text:p text:style-name="P1"><text:s/>34 <text:s text:c="3"/>1.140988 4.507e-38 3.592e-09.07020.096 <text:s/>491.23050.810.000000 <text:s text:c="9"/>0 0 0 <text:s text:c="9"/>0 0 0 34 <text:s/>2 33 34.5 <text:s/>33 <text:s/>3 30 33.5 6565501518 6 2 4 0 <text:s text:c="3"/>70.0 <text:s text:c="2"/>68.0</text:p>
      <text:p text:style-name="P1"><text:s/>61 <text:s text:c="3"/>1.141678 2.739e-40 1.910e-12.05500.078 3091.23970.700.000000 <text:s text:c="3"/>0 1 0 1 1F1 <text:s text:c="3"/>0 1 0 1 1F1 <text:s text:c="3"/>7E <text:s/>10 <text:s text:c="8"/>6E <text:s/>13 <text:s text:c="4"/>434330453638 7 1 0 <text:s text:c="3"/>30.0 <text:s text:c="2"/>26.0</text:p>
      <text:p text:style-name="P1"><text:s/>62 <text:s text:c="3"/>1.148769 1.219e-39 6.088e-12.04280.070 2397.94340.750.000000 <text:s text:c="3"/>0 0 0 0 1A1 <text:s text:c="3"/>0 0 0 0 1A1 <text:s text:c="2"/>21F1 <text:s/>4 <text:s text:c="7"/>21F2 <text:s/>2 <text:s text:c="4"/>5323331111 4 1 1 1 <text:s text:c="2"/>258.0 <text:s/>258.0</text:p>
      <text:p text:style-name="P1"><text:s/>61 <text:s text:c="3"/>1.163626 7.234e-37 1.007e-12.04600.060 1592.35940.610.000000 <text:s text:c="3"/>0 0 0 0 1A1 <text:s text:c="3"/>0 0 0 0 1A1 <text:s text:c="2"/>17F1 <text:s/>3 <text:s text:c="7"/>17F2 <text:s/>1 <text:s text:c="4"/>534330453738 7 1 0 <text:s text:c="2"/>105.0 <text:s/>105.0</text:p>
      <text:p text:style-name="P1"><text:s/>62 <text:s text:c="3"/>1.163776 7.956e-39 9.859e-13.04460.069 1592.43520.750.000000 <text:s text:c="3"/>0 0 0 0 1A1 <text:s text:c="3"/>0 0 0 0 1A1 <text:s text:c="2"/>17F1 <text:s/>3 <text:s text:c="7"/>17F2 <text:s/>1 <text:s text:c="4"/>5323331111 4 1 1 1 <text:s text:c="2"/>210.0 <text:s/>210.0</text:p>
      <text:p text:style-name="P1"><text:s/>31 <text:s text:c="3"/>1.164700 1.740e-34 1.035e-08.07600.102 <text:s/>871.96010.780.000000 <text:s text:c="9"/>0 1 0 <text:s text:c="9"/>0 1 0 18 <text:s/>3 15 <text:s text:c="6"/>19 <text:s/>2 18 <text:s text:c="5"/>006550 113 6 2 4 0 <text:s text:c="3"/>37.0 <text:s text:c="2"/>39.0</text:p>
      <text:p text:style-name="P1"><text:s/>11 <text:s text:c="3"/>1.166359 1.281e-38 1.721e-08.09230.391 5556.68510.760.003700 <text:s text:c="9"/>1 1 0 <text:s text:c="9"/>1 1 0 <text:s/>4 <text:s/>2 <text:s/>2 <text:s text:c="7"/>5 <text:s/>1 <text:s/>5 <text:s text:c="5"/>4345534432287120 7 <text:s text:c="4"/>9.0 <text:s text:c="2"/>11.0</text:p>
      <text:p text:style-name="P1"><text:s/>34 <text:s text:c="3"/>1.167545 1.724e-38 4.976e-10.08150.105 <text:s text:c="2"/>57.26950.770.000000 <text:s text:c="9"/>0 0 0 <text:s text:c="9"/>0 0 0 11 <text:s/>1 10 11.5 <text:s/>10 <text:s/>2 <text:s/>9 11.5 6565501518 6 2 4 0 <text:s text:c="3"/>24.0 <text:s text:c="2"/>24.0</text:p>
      <text:p text:style-name="P1"><text:s/>34 <text:s text:c="3"/>1.167547 5.332e-37 1.539e-08.08150.105 <text:s text:c="2"/>57.26950.770.000000 <text:s text:c="9"/>0 0 0 <text:s text:c="9"/>0 0 0 11 <text:s/>1 10 11.5 <text:s/>10 <text:s/>2 <text:s/>9 10.5 6565501518 6 2 4 0 <text:s text:c="3"/>24.0 <text:s text:c="2"/>22.0</text:p>
      <text:p text:style-name="P1"><text:s/>34 <text:s text:c="3"/>1.167553 4.852e-37 1.527e-08.08150.105 <text:s text:c="2"/>57.26950.770.000000 <text:s text:c="9"/>0 0 0 <text:s text:c="9"/>0 0 0 11 <text:s/>1 10 10.5 <text:s/>10 <text:s/>2 <text:s/>9 <text:s/>9.5 6565501518 6 2 4 0 <text:s text:c="3"/>22.0 <text:s text:c="2"/>20.0</text:p>
      <text:p text:style-name="P1"><text:s/>34 <text:s text:c="3"/>1.167563 5.854e-37 1.559e-08.08150.105 <text:s text:c="2"/>57.26950.770.000000 <text:s text:c="9"/>0 0 0 <text:s text:c="9"/>0 0 0 11 <text:s/>1 10 12.5 <text:s/>10 <text:s/>2 <text:s/>9 11.5 6565501518 6 2 4 0 <text:s text:c="3"/>26.0 <text:s text:c="2"/>24.0</text:p>
      <text:p text:style-name="P1"><text:s/>34 <text:s text:c="3"/>1.167565 1.933e-38 6.086e-10.08150.105 <text:s text:c="2"/>57.26950.770.000000 <text:s text:c="9"/>0 0 0 <text:s text:c="9"/>0 0 0 11 <text:s/>1 10 10.5 <text:s/>10 <text:s/>2 <text:s/>9 10.5 6565501518 6 2 4 0 <text:s text:c="3"/>22.0 <text:s text:c="2"/>22.0</text:p>
      <text:p text:style-name="P1"><text:s/>34 <text:s text:c="3"/>1.167575 4.414e-37 1.529e-08.08150.105 <text:s text:c="2"/>57.26960.770.000000 <text:s text:c="9"/>0 0 0 <text:s text:c="9"/>0 0 0 11 <text:s/>1 10 <text:s/>9.5 <text:s/>10 <text:s/>2 <text:s/>9 <text:s/>8.5 6565501518 6 2 4 0 <text:s text:c="3"/>20.0 <text:s text:c="2"/>18.0</text:p>
      <text:p text:style-name="P1"><text:s/>34 <text:s text:c="3"/>1.167597 1.720e-38 5.957e-10.08150.105 <text:s text:c="2"/>57.26950.770.000000 <text:s text:c="9"/>0 0 0 <text:s text:c="9"/>0 0 0 11 <text:s/>1 10 <text:s/>9.5 <text:s/>10 <text:s/>2 <text:s/>9 <text:s/>9.5 6565501518 6 2 4 0 <text:s text:c="3"/>20.0 <text:s text:c="2"/>20.0</text:p>
      <text:p text:style-name="P1"><text:s/>34 <text:s text:c="3"/>1.167606 6.424e-37 1.589e-08.08150.105 <text:s text:c="2"/>57.26960.770.000000 <text:s text:c="9"/>0 0 0 <text:s text:c="9"/>0 0 0 11 <text:s/>1 10 13.5 <text:s/>10 <text:s/>2 <text:s/>9 12.5 6565501518 6 2 4 0 <text:s text:c="3"/>28.0 <text:s text:c="2"/>26.0</text:p>
      <text:p text:style-name="P1"><text:s/>34 <text:s text:c="3"/>1.167610 4.019e-37 1.546e-08.08150.105 <text:s text:c="2"/>57.26960.770.000000 <text:s text:c="9"/>0 0 0 <text:s text:c="9"/>0 0 0 11 <text:s/>1 10 <text:s/>8.5 <text:s/>10 <text:s/>2 <text:s/>9 <text:s/>7.5 6565501518 6 2 4 0 <text:s text:c="3"/>18.0 <text:s text:c="2"/>16.0</text:p>
      <text:p text:style-name="P1"><text:s/>61 <text:s text:c="3"/>1.173145 8.415e-40 5.209e-12.05600.074 3170.28270.690.000000 <text:s text:c="3"/>0 1 0 1 1F1 <text:s text:c="3"/>0 1 0 1 1F1 <text:s text:c="3"/>8F2 17 <text:s text:c="8"/>8F1 15 <text:s text:c="4"/>434330453638 7 1 0 <text:s text:c="3"/>51.0 <text:s text:c="2"/>51.0</text:p>
      <text:p text:style-name="P1"><text:s/>33 <text:s text:c="3"/>1.176800 1.449e-35 1.461e-08.08230.105 <text:s text:c="2"/>49.10070.770.000000 <text:s text:c="9"/>0 0 0 <text:s text:c="9"/>0 0 0 10 <text:s/>1 <text:s/>9 <text:s text:c="7"/>9 <text:s/>2 <text:s/>8 <text:s text:c="5"/>006550 113 6 2 4 0 <text:s text:c="3"/>21.0 <text:s text:c="2"/>19.0</text:p>
      <text:p text:style-name="P1"><text:s/>62 <text:s text:c="3"/>1.183013 1.263e-39 3.577e-12.02660.047 2181.91160.750.000000 <text:s text:c="3"/>0 0 0 0 1A1 <text:s text:c="3"/>0 0 0 0 1A1 <text:s text:c="2"/>20E <text:s text:c="2"/>3 <text:s text:c="7"/>20E <text:s text:c="2"/>2 <text:s text:c="4"/>5323331111 4 1 1 1 <text:s text:c="2"/>164.0 <text:s/>164.0</text:p>
      <text:p text:style-name="P1"><text:s/>61 <text:s text:c="3"/>1.183113 3.177e-39 6.666e-12.06000.077 2961.50510.720.000000 <text:s text:c="3"/>0 1 0 1 1F2 <text:s text:c="3"/>0 1 0 1 1F2 <text:s text:c="3"/>5A2 <text:s/>4 <text:s text:c="8"/>5A1 <text:s/>3 <text:s text:c="4"/>434330453638 7 1 0 <text:s text:c="3"/>55.0 <text:s text:c="2"/>55.0</text:p>
      <text:p text:style-name="P1"><text:s/>61 <text:s text:c="3"/>1.184975 2.722e-37 3.335e-12.03800.058 1975.01460.600.000000 <text:s text:c="3"/>0 0 0 0 1A1 <text:s text:c="3"/>0 0 0 0 1A1 <text:s text:c="2"/>19E <text:s text:c="2"/>2 <text:s text:c="7"/>19E <text:s text:c="2"/>1 <text:s text:c="4"/>534330453738 7 1 0 <text:s text:c="3"/>78.0 <text:s text:c="2"/>78.0</text:p>
      <text:p text:style-name="P1"><text:s/>62 <text:s text:c="3"/>1.185080 2.992e-39 3.265e-12.02660.046 1975.10880.750.000000 <text:s text:c="3"/>0 0 0 0 1A1 <text:s text:c="3"/>0 0 0 0 1A1 <text:s text:c="2"/>19E <text:s text:c="2"/>2 <text:s text:c="7"/>19E <text:s text:c="2"/>1 <text:s text:c="4"/>5323331111 4 1 1 1 <text:s text:c="2"/>156.0 <text:s/>156.0</text:p>
      <text:p text:style-name="P1"><text:s/>61 <text:s text:c="3"/>1.186562 2.615e-39 7.883e-12.05000.070 3168.52100.640.000000 <text:s text:c="3"/>0 0 0 2 1F2 <text:s text:c="3"/>0 0 0 2 1E <text:s text:c="3"/>10A1 <text:s/>4 <text:s text:c="7"/>10A2 <text:s/>3 <text:s text:c="4"/>434330453638 7 1 0 <text:s text:c="2"/>105.0 <text:s/>105.0</text:p>
      <text:p text:style-name="P1"><text:s/>61 <text:s text:c="3"/>1.187396 6.163e-38 8.612e-13.05600.074 1914.19290.690.000000 <text:s text:c="3"/>0 1 0 0 1E <text:s text:c="4"/>0 1 0 0 1E <text:s text:c="4"/>8F1 <text:s/>9 <text:s text:c="8"/>8F2 <text:s/>8 <text:s text:c="4"/>534330453738 7 1 0 <text:s text:c="3"/>51.0 <text:s text:c="2"/>51.0</text:p>
      <text:p text:style-name="P1"><text:s/>31 <text:s text:c="3"/>1.188900 5.212e-35 1.173e-08.06820.078 1356.12000.760.000000 <text:s text:c="9"/>0 0 0 <text:s text:c="9"/>0 0 0 52 <text:s/>8 44 <text:s text:c="6"/>53 <text:s/>7 47 <text:s text:c="5"/>004220 113 8 2 1 0 <text:s text:c="2"/>105.0 <text:s/>107.0</text:p>
      <text:p text:style-name="P1"><text:s/>61 <text:s text:c="3"/>1.190598 4.490e-38 1.372e-14.04700.063 1250.83700.620.000000 <text:s text:c="3"/>0 0 0 0 1A1 <text:s text:c="3"/>0 0 0 0 1A1 <text:s text:c="2"/>15F1 <text:s/>4 <text:s text:c="7"/>15F2 <text:s/>1 <text:s text:c="4"/>534330453738 7 1 0 <text:s text:c="3"/>93.0 <text:s text:c="2"/>93.0</text:p>
      <text:p text:style-name="P1"><text:s/>34 <text:s text:c="3"/>1.191001 5.698e-37 2.680e-08.08630.106 <text:s text:c="2"/>11.02720.760.000000 <text:s text:c="9"/>0 0 0 <text:s text:c="9"/>0 0 0 <text:s/>5 <text:s/>0 <text:s/>5 <text:s/>5.5 <text:s text:c="2"/>4 <text:s/>1 <text:s/>4 <text:s/>4.5 6565501518 6 2 4 0 <text:s text:c="3"/>12.0 <text:s text:c="2"/>10.0</text:p>
      <text:p text:style-name="P1"><text:s/>34 <text:s text:c="3"/>1.191006 9.249e-38 4.350e-09.08630.106 <text:s text:c="2"/>11.02720.760.000000 <text:s text:c="9"/>0 0 0 <text:s text:c="9"/>0 0 0 <text:s/>5 <text:s/>0 <text:s/>5 <text:s/>5.5 <text:s text:c="2"/>4 <text:s/>1 <text:s/>4 <text:s/>5.5 6565501518 6 2 4 0 <text:s text:c="3"/>12.0 <text:s text:c="2"/>12.0</text:p>
      <text:p text:style-name="P1"><text:s/>34 <text:s text:c="3"/>1.191010 7.153e-37 2.883e-08.08630.106 <text:s text:c="2"/>11.02720.760.000000 <text:s text:c="9"/>0 0 0 <text:s text:c="9"/>0 0 0 <text:s/>5 <text:s/>0 <text:s/>5 <text:s/>6.5 <text:s text:c="2"/>4 <text:s/>1 <text:s/>4 <text:s/>5.5 6565501518 6 2 4 0 <text:s text:c="3"/>14.0 <text:s text:c="2"/>12.0</text:p>
      <text:p text:style-name="P1"><text:s/>34 <text:s text:c="3"/>1.191014 1.018e-37 5.743e-09.08630.106 <text:s text:c="2"/>11.02720.760.000000 <text:s text:c="9"/>0 0 0 <text:s text:c="9"/>0 0 0 <text:s/>5 <text:s/>0 <text:s/>5 <text:s/>4.5 <text:s text:c="2"/>4 <text:s/>1 <text:s/>4 <text:s/>4.5 6565501518 6 2 4 0 <text:s text:c="3"/>10.0 <text:s text:c="2"/>10.0</text:p>
      <text:p text:style-name="P1"><text:soft-page-break/><text:s/>34 <text:s text:c="3"/>1.191015 4.477e-37 2.526e-08.08630.106 <text:s text:c="2"/>11.02720.760.000000 <text:s text:c="9"/>0 0 0 <text:s text:c="9"/>0 0 0 <text:s/>5 <text:s/>0 <text:s/>5 <text:s/>4.5 <text:s text:c="2"/>4 <text:s/>1 <text:s/>4 <text:s/>3.5 6565501518 6 2 4 0 <text:s text:c="3"/>10.0 <text:s text:c="3"/>8.0</text:p>
      <text:p text:style-name="P1"><text:s/>34 <text:s text:c="3"/>1.191028 5.962e-38 2.403e-09.08630.106 <text:s text:c="2"/>11.02720.760.000000 <text:s text:c="9"/>0 0 0 <text:s text:c="9"/>0 0 0 <text:s/>5 <text:s/>0 <text:s/>5 <text:s/>6.5 <text:s text:c="2"/>4 <text:s/>1 <text:s/>4 <text:s/>6.5 6565501518 6 2 4 0 <text:s text:c="3"/>14.0 <text:s text:c="2"/>14.0</text:p>
      <text:p text:style-name="P1"><text:s/>34 <text:s text:c="3"/>1.191037 8.998e-38 6.347e-09.08630.106 <text:s text:c="2"/>11.02720.760.000000 <text:s text:c="9"/>0 0 0 <text:s text:c="9"/>0 0 0 <text:s/>5 <text:s/>0 <text:s/>5 <text:s/>3.5 <text:s text:c="2"/>4 <text:s/>1 <text:s/>4 <text:s/>3.5 6565501518 6 2 4 0 <text:s text:c="4"/>8.0 <text:s text:c="3"/>8.0</text:p>
      <text:p text:style-name="P1"><text:s/>34 <text:s text:c="3"/>1.191043 3.480e-37 2.455e-08.08630.106 <text:s text:c="2"/>11.02720.760.000000 <text:s text:c="9"/>0 0 0 <text:s text:c="9"/>0 0 0 <text:s/>5 <text:s/>0 <text:s/>5 <text:s/>3.5 <text:s text:c="2"/>4 <text:s/>1 <text:s/>4 <text:s/>2.5 6565501518 6 2 4 0 <text:s text:c="4"/>8.0 <text:s text:c="3"/>6.0</text:p>
      <text:p text:style-name="P1"><text:s/>34 <text:s text:c="3"/>1.191058 8.859e-37 3.124e-08.08630.106 <text:s text:c="2"/>11.02720.760.000000 <text:s text:c="9"/>0 0 0 <text:s text:c="9"/>0 0 0 <text:s/>5 <text:s/>0 <text:s/>5 <text:s/>7.5 <text:s text:c="2"/>4 <text:s/>1 <text:s/>4 <text:s/>6.5 6565501518 6 2 4 0 <text:s text:c="3"/>16.0 <text:s text:c="2"/>14.0</text:p>
      <text:p text:style-name="P1"><text:s/>34 <text:s text:c="3"/>1.191066 5.800e-38 5.455e-09.08630.106 <text:s text:c="2"/>11.02720.760.000000 <text:s text:c="9"/>0 0 0 <text:s text:c="9"/>0 0 0 <text:s/>5 <text:s/>0 <text:s/>5 <text:s/>2.5 <text:s text:c="2"/>4 <text:s/>1 <text:s/>4 <text:s/>2.5 6565501518 6 2 4 0 <text:s text:c="4"/>6.0 <text:s text:c="3"/>6.0</text:p>
      <text:p text:style-name="P1"><text:s/>34 <text:s text:c="3"/>1.191072 2.706e-37 2.546e-08.08630.106 <text:s text:c="2"/>11.02720.760.000000 <text:s text:c="9"/>0 0 0 <text:s text:c="9"/>0 0 0 <text:s/>5 <text:s/>0 <text:s/>5 <text:s/>2.5 <text:s text:c="2"/>4 <text:s/>1 <text:s/>4 <text:s/>1.5 6565501518 6 2 4 0 <text:s text:c="4"/>6.0 <text:s text:c="3"/>4.0</text:p>
      <text:p text:style-name="P1"><text:s/>61 <text:s text:c="3"/>1.193264 9.075e-40 4.332e-12.06200.078 3023.80030.700.000000 <text:s text:c="3"/>0 1 0 1 1F1 <text:s text:c="3"/>0 1 0 1 1F1 <text:s text:c="3"/>5F1 17 <text:s text:c="8"/>6F2 13 <text:s text:c="4"/>334330453638 7 1 0 <text:s text:c="3"/>33.0 <text:s text:c="2"/>39.0</text:p>
      <text:p text:style-name="P1"><text:s/>61 <text:s text:c="3"/>1.196990 6.259e-37 2.819e-12.05600.074 1679.56270.690.000000 <text:s text:c="3"/>0 0 0 1 1F2 <text:s text:c="3"/>0 0 0 1 1F2 <text:s text:c="3"/>8F2 <text:s/>4 <text:s text:c="8"/>8F1 <text:s/>3 <text:s text:c="4"/>534330453738 7 1 0 <text:s text:c="3"/>51.0 <text:s text:c="2"/>51.0</text:p>
      <text:p text:style-name="P1"><text:s/>61 <text:s text:c="3"/>1.198827 3.976e-38 2.573e-14.04600.061 1416.55400.610.000000 <text:s text:c="3"/>0 0 0 0 1A1 <text:s text:c="3"/>0 0 0 0 1A1 <text:s text:c="2"/>16F2 <text:s/>3 <text:s text:c="7"/>16F1 <text:s/>1 <text:s text:c="4"/>534330453738 7 1 0 <text:s text:c="3"/>99.0 <text:s text:c="2"/>99.0</text:p>
      <text:p text:style-name="P1"><text:s/>31 <text:s text:c="3"/>1.201600 4.230e-33 9.555e-09.07390.101 <text:s/>241.83170.790.000000 <text:s text:c="9"/>0 0 0 <text:s text:c="9"/>0 0 0 23 <text:s/>2 22 <text:s text:c="6"/>22 <text:s/>3 19 <text:s text:c="5"/>006550 113 6 2 4 0 <text:s text:c="3"/>47.0 <text:s text:c="2"/>45.0</text:p>
      <text:p text:style-name="P1"><text:s/>61 <text:s text:c="3"/>1.202846 7.210e-37 1.037e-12.04600.060 1592.35890.610.000000 <text:s text:c="3"/>0 0 0 0 1A1 <text:s text:c="3"/>0 0 0 0 1A1 <text:s text:c="2"/>17F2 <text:s/>2 <text:s text:c="7"/>17F1 <text:s/>1 <text:s text:c="4"/>534330453738 7 1 0 <text:s text:c="2"/>105.0 <text:s/>105.0</text:p>
      <text:p text:style-name="P1"><text:s/>62 <text:s text:c="3"/>1.203041 7.922e-39 1.015e-12.04460.069 1592.43480.750.000000 <text:s text:c="3"/>0 0 0 0 1A1 <text:s text:c="3"/>0 0 0 0 1A1 <text:s text:c="2"/>17F2 <text:s/>2 <text:s text:c="7"/>17F1 <text:s/>1 <text:s text:c="4"/>5323331111 4 1 1 1 <text:s text:c="2"/>210.0 <text:s/>210.0</text:p>
      <text:p text:style-name="P1"><text:s/>61 <text:s text:c="3"/>1.205142 1.060e-39 3.009e-11.05300.068 3540.19140.640.000000 <text:s text:c="3"/>0 1 0 1 1F1 <text:s text:c="3"/>0 1 0 1 1F1 <text:s text:c="2"/>11F1 29 <text:s text:c="7"/>11F2 28 <text:s text:c="4"/>434330453638 7 1 0 <text:s text:c="3"/>69.0 <text:s text:c="2"/>69.0</text:p>
      <text:p text:style-name="P1"><text:s/>31 <text:s text:c="3"/>1.205500 9.404e-35 5.233e-09.07420.104 <text:s/>827.61130.780.000000 <text:s text:c="9"/>0 1 0 <text:s text:c="9"/>0 1 0 16 <text:s/>2 14 <text:s text:c="6"/>17 <text:s/>1 17 <text:s text:c="5"/>006550 113 6 2 4 0 <text:s text:c="3"/>33.0 <text:s text:c="2"/>35.0</text:p>
      <text:p text:style-name="P1"><text:s/>61 <text:s text:c="3"/>1.208147 3.998e-40 2.855e-12.05600.074 3167.85450.690.000000 <text:s text:c="3"/>0 1 0 1 1F1 <text:s text:c="3"/>0 1 0 1 1F2 <text:s text:c="3"/>7F1 22 <text:s text:c="8"/>8F2 15 <text:s text:c="4"/>334330453638 7 1 0 <text:s text:c="3"/>45.0 <text:s text:c="2"/>51.0</text:p>
      <text:p text:style-name="P1"><text:s/>31 <text:s text:c="3"/>1.209300 2.116e-35 8.660e-09.07730.104 1180.32500.770.000000 <text:s text:c="9"/>1 0 0 <text:s text:c="9"/>1 0 0 12 <text:s/>2 10 <text:s text:c="6"/>13 <text:s/>1 13 <text:s text:c="5"/>006550 113 6 2 4 0 <text:s text:c="3"/>25.0 <text:s text:c="2"/>27.0</text:p>
      <text:p text:style-name="P1"><text:s/>61 <text:s text:c="3"/>1.210143 3.709e-38 1.153e-14.04700.063 1250.83610.620.000000 <text:s text:c="3"/>0 0 0 0 1A1 <text:s text:c="3"/>0 0 0 0 1A1 <text:s text:c="2"/>15F2 <text:s/>4 <text:s text:c="7"/>15F1 <text:s/>1 <text:s text:c="4"/>534330453738 7 1 0 <text:s text:c="3"/>93.0 <text:s text:c="2"/>93.0</text:p>
      <text:p text:style-name="P1"><text:s/>31 <text:s text:c="3"/>1.210200 3.134e-35 1.324e-08.07800.103 1230.93400.780.000000 <text:s text:c="9"/>1 0 0 <text:s text:c="9"/>1 0 0 15 <text:s/>3 13 <text:s text:c="6"/>16 <text:s/>2 14 <text:s text:c="5"/>006550 113 6 2 4 0 <text:s text:c="3"/>31.0 <text:s text:c="2"/>33.0</text:p>
      <text:p text:style-name="P1"><text:s/>61 <text:s text:c="3"/>1.212777 1.161e-37 6.015e-13.05600.073 1728.59560.650.000000 <text:s text:c="3"/>0 0 0 1 1F2 <text:s text:c="3"/>0 0 0 1 1F2 <text:s text:c="3"/>9F2 <text:s/>2 <text:s text:c="8"/>9F1 <text:s/>2 <text:s text:c="4"/>534330453738 7 1 0 <text:s text:c="3"/>57.0 <text:s text:c="2"/>57.0</text:p>
      <text:p text:style-name="P1"><text:s/>35 <text:s text:c="3"/>1.216733 1.397e-37 1.394e-08.07040.095 <text:s/>518.36680.810.000000 <text:s text:c="9"/>0 0 0 <text:s text:c="9"/>0 0 0 33 <text:s/>4 30 35.5 <text:s/>32 <text:s/>5 27 34.5 6565501518 6 2 4 0 <text:s text:c="3"/>72.0 <text:s text:c="2"/>70.0</text:p>
      <text:p text:style-name="P1"><text:s/>35 <text:s text:c="3"/>1.216733 1.275e-37 1.388e-08.07040.095 <text:s/>518.36680.810.000000 <text:s text:c="9"/>0 0 0 <text:s text:c="9"/>0 0 0 33 <text:s/>4 30 32.5 <text:s/>32 <text:s/>5 27 31.5 6565501518 6 2 4 0 <text:s text:c="3"/>66.0 <text:s text:c="2"/>64.0</text:p>
      <text:p text:style-name="P1"><text:s/>35 <text:s text:c="3"/>1.216733 1.314e-37 1.389e-08.07040.095 <text:s/>518.36680.810.000000 <text:s text:c="9"/>0 0 0 <text:s text:c="9"/>0 0 0 33 <text:s/>4 30 33.5 <text:s/>32 <text:s/>5 27 32.5 6565501518 6 2 4 0 <text:s text:c="3"/>68.0 <text:s text:c="2"/>66.0</text:p>
      <text:p text:style-name="P1"><text:s/>35 <text:s text:c="3"/>1.216733 1.355e-37 1.391e-08.07040.095 <text:s/>518.36680.810.000000 <text:s text:c="9"/>0 0 0 <text:s text:c="9"/>0 0 0 33 <text:s/>4 30 34.5 <text:s/>32 <text:s/>5 27 33.5 6565501518 6 2 4 0 <text:s text:c="3"/>70.0 <text:s text:c="2"/>68.0</text:p>
      <text:p text:style-name="P1"><text:s/>35 <text:s text:c="3"/>1.216733 1.237e-37 1.389e-08.07040.095 <text:s/>518.36680.810.000000 <text:s text:c="9"/>0 0 0 <text:s text:c="9"/>0 0 0 33 <text:s/>4 30 31.5 <text:s/>32 <text:s/>5 27 30.5 6565501518 6 2 4 0 <text:s text:c="3"/>64.0 <text:s text:c="2"/>62.0</text:p>
      <text:p text:style-name="P1"><text:s/>35 <text:s text:c="3"/>1.216733 1.200e-37 1.391e-08.07040.095 <text:s/>518.36690.810.000000 <text:s text:c="9"/>0 0 0 <text:s text:c="9"/>0 0 0 33 <text:s/>4 30 30.5 <text:s/>32 <text:s/>5 27 29.5 6565501518 6 2 4 0 <text:s text:c="3"/>62.0 <text:s text:c="2"/>60.0</text:p>
      <text:p text:style-name="P1"><text:s/>35 <text:s text:c="3"/>1.222008 2.715e-37 8.807e-09.07730.104 <text:s text:c="2"/>76.68600.770.000000 <text:s text:c="9"/>0 0 0 <text:s text:c="9"/>0 0 0 12 <text:s/>2 10 12.5 <text:s/>13 <text:s/>1 13 13.5 6565501518 6 2 4 0 <text:s text:c="3"/>26.0 <text:s text:c="2"/>28.0</text:p>
      <text:p text:style-name="P1"><text:s/>35 <text:s text:c="3"/>1.222014 2.938e-37 8.850e-09.07730.104 <text:s text:c="2"/>76.68600.770.000000 <text:s text:c="9"/>0 0 0 <text:s text:c="9"/>0 0 0 12 <text:s/>2 10 13.5 <text:s/>13 <text:s/>1 13 14.5 6565501518 6 2 4 0 <text:s text:c="3"/>28.0 <text:s text:c="2"/>30.0</text:p>
      <text:p text:style-name="P1"><text:s/>35 <text:s text:c="3"/>1.222014 2.509e-37 8.817e-09.07730.104 <text:s text:c="2"/>76.68600.770.000000 <text:s text:c="9"/>0 0 0 <text:s text:c="9"/>0 0 0 12 <text:s/>2 10 11.5 <text:s/>13 <text:s/>1 13 12.5 6565501518 6 2 4 0 <text:s text:c="3"/>24.0 <text:s text:c="2"/>26.0</text:p>
      <text:p text:style-name="P1"><text:s/>35 <text:s text:c="3"/>1.222031 2.318e-37 8.886e-09.07730.104 <text:s text:c="2"/>76.68600.770.000000 <text:s text:c="9"/>0 0 0 <text:s text:c="9"/>0 0 0 12 <text:s/>2 10 10.5 <text:s/>13 <text:s/>1 13 11.5 6565501518 6 2 4 0 <text:s text:c="3"/>22.0 <text:s text:c="2"/>24.0</text:p>
      <text:p text:style-name="P1"><text:s/>35 <text:s text:c="3"/>1.222039 3.176e-37 8.930e-09.07730.104 <text:s text:c="2"/>76.68600.770.000000 <text:s text:c="9"/>0 0 0 <text:s text:c="9"/>0 0 0 12 <text:s/>2 10 14.5 <text:s/>13 <text:s/>1 13 15.5 6565501518 6 2 4 0 <text:s text:c="3"/>30.0 <text:s text:c="2"/>32.0</text:p>
      <text:p text:style-name="P1"><text:s/>35 <text:s text:c="3"/>1.222055 2.144e-37 9.042e-09.07730.104 <text:s text:c="2"/>76.68600.770.000000 <text:s text:c="9"/>0 0 0 <text:s text:c="9"/>0 0 0 12 <text:s/>2 10 <text:s/>9.5 <text:s/>13 <text:s/>1 13 10.5 6565501518 6 2 4 0 <text:s text:c="3"/>20.0 <text:s text:c="2"/>22.0</text:p>
      <text:p text:style-name="P1"><text:s/>61 <text:s text:c="3"/>1.225064 1.695e-40 5.218e-12.04100.070 3470.11960.640.000000 <text:s text:c="3"/>0 1 0 1 1F1 <text:s text:c="3"/>0 1 0 1 1F2 <text:s text:c="2"/>11E <text:s/>15 <text:s text:c="7"/>10E <text:s/>21 <text:s text:c="4"/>334330453638 7 1 0 <text:s text:c="3"/>46.0 <text:s text:c="2"/>42.0</text:p>
      <text:p text:style-name="P1"><text:s/>61 <text:s text:c="3"/>1.229586 3.786e-37 3.210e-12.04500.058 1975.01230.600.000000 <text:s text:c="3"/>0 0 0 0 1A1 <text:s text:c="3"/>0 0 0 0 1A1 <text:s text:c="2"/>19F1 <text:s/>3 <text:s text:c="7"/>19F2 <text:s/>2 <text:s text:c="4"/>534330453738 7 1 0 <text:s text:c="2"/>117.0 <text:s/>117.0</text:p>
      <text:p text:style-name="P1"><text:s/>62 <text:s text:c="3"/>1.229736 4.165e-39 3.145e-12.04280.068 1975.10640.750.000000 <text:s text:c="3"/>0 0 0 0 1A1 <text:s text:c="3"/>0 0 0 0 1A1 <text:s text:c="2"/>19F1 <text:s/>3 <text:s text:c="7"/>19F2 <text:s/>2 <text:s text:c="4"/>5323331111 4 1 1 1 <text:s text:c="2"/>234.0 <text:s/>234.0</text:p>
      <text:p text:style-name="P1"><text:s/>61 <text:s text:c="3"/>1.237386 2.805e-39 1.057e-11.05000.074 2973.84790.690.000000 <text:s text:c="3"/>0 0 0 2 1F2 <text:s text:c="3"/>0 0 0 2 1E <text:s text:c="4"/>8E <text:s text:c="2"/>6 <text:s text:c="8"/>8E <text:s text:c="2"/>5 <text:s text:c="4"/>334330453638 7 1 0 <text:s text:c="3"/>34.0 <text:s text:c="2"/>34.0</text:p>
      <text:p text:style-name="P1"><text:s/>13 <text:s text:c="3"/>1.240107 1.210e-33 2.985e-08.08690.434 1902.32900.65-.003100 <text:s text:c="9"/>0 1 0 <text:s text:c="9"/>0 1 0 <text:s/>4 <text:s/>2 <text:s/>3 <text:s text:c="7"/>3 <text:s/>3 <text:s/>0 <text:s text:c="5"/>5646634636287120 8 <text:s text:c="2"/>162.0 <text:s/>126.0</text:p>
      <text:p text:style-name="P1"><text:s/>61 <text:s text:c="3"/>1.243770 1.896e-37 2.271e-12.05300.068 1935.10820.640.000000 <text:s text:c="3"/>0 0 0 1 1F2 <text:s text:c="3"/>0 0 0 1 1F2 <text:s text:c="2"/>11F2 <text:s/>2 <text:s text:c="7"/>11F1 <text:s/>1 <text:s text:c="4"/>534330453738 7 1 0 <text:s text:c="3"/>69.0 <text:s text:c="2"/>69.0</text:p>
      <text:p text:style-name="P1"><text:s/>61 <text:s text:c="3"/>1.250982 4.371e-39 4.811e-14.06200.075 1828.56030.700.000000 <text:s text:c="3"/>0 1 0 0 1E <text:s text:c="4"/>0 1 0 0 1E <text:s text:c="4"/>7F2 <text:s/>7 <text:s text:c="8"/>7F1 <text:s/>7 <text:s text:c="4"/>534330453738 7 1 0 <text:s text:c="3"/>45.0 <text:s text:c="2"/>45.0</text:p>
      <text:p text:style-name="P1"><text:s/>61 <text:s text:c="3"/>1.254247 5.534e-40 3.640e-12.05600.075 3169.02830.700.000000 <text:s text:c="3"/>0 1 0 1 1F1 <text:s text:c="3"/>0 1 0 1 1F1 <text:s text:c="3"/>8F1 15 <text:s text:c="8"/>7F2 21 <text:s text:c="4"/>334330453638 7 1 0 <text:s text:c="3"/>51.0 <text:s text:c="2"/>45.0</text:p>
      <text:p text:style-name="P1"><text:s/>61 <text:s text:c="3"/>1.258338 8.514e-40 7.438e-12.05600.075 3088.12790.700.000000 <text:s text:c="3"/>0 1 0 1 1F2 <text:s text:c="3"/>0 1 0 1 1F2 <text:s text:c="3"/>6E <text:s/>12 <text:s text:c="8"/>7E <text:s text:c="2"/>8 <text:s text:c="4"/>434330453638 7 1 0 <text:s text:c="3"/>26.0 <text:s text:c="2"/>30.0</text:p>
      <text:p text:style-name="P1"><text:s/>61 <text:s text:c="3"/>1.259627 1.457e-39 8.026e-12.05300.073 3259.63330.650.000000 <text:s text:c="3"/>0 1 0 1 1F1 <text:s text:c="3"/>0 1 0 1 1F2 <text:s text:c="3"/>9A2 <text:s/>7 <text:s text:c="8"/>9A1 <text:s/>6 <text:s text:c="4"/>334330453638 7 1 0 <text:s text:c="3"/>95.0 <text:s text:c="2"/>95.0</text:p>
      <text:p text:style-name="P1"><text:s/>61 <text:s text:c="3"/>1.260366 1.972e-37 7.713e-13.05600.074 1639.90410.690.000000 <text:s text:c="3"/>0 0 0 1 1F2 <text:s text:c="3"/>0 0 0 1 1F2 <text:s text:c="3"/>8F2 <text:s/>2 <text:s text:c="8"/>8F1 <text:s/>1 <text:s text:c="4"/>534330453738 7 1 0 <text:s text:c="3"/>51.0 <text:s text:c="2"/>51.0</text:p>
      <text:p text:style-name="P1"><text:s/>31 <text:s text:c="3"/>1.262000 7.712e-33 1.538e-08.07660.103 <text:s/>156.90330.780.000000 <text:s text:c="9"/>0 0 0 <text:s text:c="9"/>0 0 0 18 <text:s/>2 16 <text:s text:c="6"/>17 <text:s/>3 15 <text:s text:c="5"/>006550 113 6 2 4 0 <text:s text:c="3"/>37.0 <text:s text:c="2"/>35.0</text:p>
      <text:p text:style-name="P1"><text:s/>15 <text:s text:c="3"/>1.263870 4.210e-33 6.290e-08.08900.407 <text:s/>291.24230.690.000000 <text:s text:c="9"/>0 0 0 <text:s text:c="9"/>0 0 0 <text:s/>4 <text:s/>3 <text:s/>1 <text:s text:c="7"/>5 <text:s/>2 <text:s/>4 <text:s text:c="5"/>605540322027 5 2 0 <text:s text:c="3"/>54.0 <text:s text:c="2"/>66.0</text:p>
      <text:p text:style-name="P1"><text:s/>61 <text:s text:c="3"/>1.265282 1.214e-39 4.406e-12.06500.078 2914.00660.720.000000 <text:s text:c="3"/>0 1 0 1 1F2 <text:s text:c="3"/>0 1 0 1 1F2 <text:s text:c="3"/>4F2 <text:s/>9 <text:s text:c="8"/>4F1 <text:s/>7 <text:s text:c="4"/>434330453638 7 1 0 <text:s text:c="3"/>27.0 <text:s text:c="2"/>27.0</text:p>
      <text:p text:style-name="P1"><text:s/>34 <text:s text:c="3"/>1.266498 3.172e-37 9.790e-09.07650.104 <text:s text:c="2"/>86.01300.770.000000 <text:s text:c="9"/>0 0 0 <text:s text:c="9"/>0 0 0 13 <text:s/>2 11 13.5 <text:s/>14 <text:s/>1 14 14.5 6565501518 6 2 4 0 <text:s text:c="3"/>28.0 <text:s text:c="2"/>30.0</text:p>
      <text:p text:style-name="P1"><text:s/>34 <text:s text:c="3"/>1.266512 2.949e-37 9.803e-09.07650.104 <text:s text:c="2"/>86.01300.770.000000 <text:s text:c="9"/>0 0 0 <text:s text:c="9"/>0 0 0 13 <text:s/>2 11 12.5 <text:s/>14 <text:s/>1 14 13.5 6565501518 6 2 4 0 <text:s text:c="3"/>26.0 <text:s text:c="2"/>28.0</text:p>
      <text:p text:style-name="P1"><text:s/>34 <text:s text:c="3"/>1.266519 3.411e-37 9.826e-09.07650.104 <text:s text:c="2"/>86.01300.770.000000 <text:s text:c="9"/>0 0 0 <text:s text:c="9"/>0 0 0 13 <text:s/>2 11 14.5 <text:s/>14 <text:s/>1 14 15.5 6565501518 6 2 4 0 <text:s text:c="3"/>30.0 <text:s text:c="2"/>32.0</text:p>
      <text:p text:style-name="P1"><text:s/>34 <text:s text:c="3"/>1.266553 2.741e-37 9.869e-09.07650.104 <text:s text:c="2"/>86.01300.770.000000 <text:s text:c="9"/>0 0 0 <text:s text:c="9"/>0 0 0 13 <text:s/>2 11 11.5 <text:s/>14 <text:s/>1 14 12.5 6565501518 6 2 4 0 <text:s text:c="3"/>24.0 <text:s text:c="2"/>26.0</text:p>
      <text:p text:style-name="P1"><text:s/>34 <text:s text:c="3"/>1.266582 3.669e-37 9.907e-09.07650.104 <text:s text:c="2"/>86.01300.770.000000 <text:s text:c="9"/>0 0 0 <text:s text:c="9"/>0 0 0 13 <text:s/>2 11 15.5 <text:s/>14 <text:s/>1 14 16.5 6565501518 6 2 4 0 <text:s text:c="3"/>32.0 <text:s text:c="2"/>34.0</text:p>
      <text:p text:style-name="P1"><text:s/>34 <text:s text:c="3"/>1.266614 2.548e-37 1.001e-08.07650.104 <text:s text:c="2"/>86.01300.770.000000 <text:s text:c="9"/>0 0 0 <text:s text:c="9"/>0 0 0 13 <text:s/>2 11 10.5 <text:s/>14 <text:s/>1 14 11.5 6565501518 6 2 4 0 <text:s text:c="3"/>22.0 <text:s text:c="2"/>24.0</text:p>
      <text:p text:style-name="P1"><text:s/>61 <text:s text:c="3"/>1.267466 2.026e-39 3.589e-11.05300.070 3414.06760.640.000000 <text:s text:c="3"/>0 1 0 1 1F1 <text:s text:c="3"/>0 1 0 1 1F1 <text:s text:c="2"/>10F2 25 <text:s text:c="7"/>10F1 23 <text:s text:c="4"/>434330453638 7 1 0 <text:s text:c="3"/>63.0 <text:s text:c="2"/>63.0</text:p>
      <text:p text:style-name="P1"><text:s/>31 <text:s text:c="3"/>1.272900 3.596e-35 1.541e-08.07390.100 1300.19900.790.000000 <text:s text:c="9"/>0 0 1 <text:s text:c="9"/>0 0 1 22 <text:s/>4 19 <text:s text:c="6"/>23 <text:s/>3 20 <text:s text:c="5"/>006550 113 6 2 4 0 <text:s text:c="3"/>45.0 <text:s text:c="2"/>47.0</text:p>
      <text:p text:style-name="P1"><text:s/>61 <text:s text:c="3"/>1.275006 6.402e-39 4.986e-14.06500.079 1596.68540.730.000000 <text:s text:c="3"/>0 1 0 0 1E <text:s text:c="4"/>0 1 0 0 1E <text:s text:c="4"/>3F1 <text:s/>5 <text:s text:c="8"/>3F2 <text:s/>3 <text:s text:c="4"/>534330453738 7 1 0 <text:s text:c="3"/>21.0 <text:s text:c="2"/>21.0</text:p>
      <text:p text:style-name="P1"><text:s/>61 <text:s text:c="3"/>1.275041 4.298e-40 4.272e-11.04100.068 3703.04150.640.000000 <text:s text:c="3"/>0 0 1 0 1F2 <text:s text:c="3"/>0 0 1 0 1F2 <text:s text:c="2"/>11E <text:s/>29 <text:s text:c="7"/>11E <text:s/>28 <text:s text:c="4"/>434330453638 7 1 0 <text:s text:c="3"/>46.0 <text:s text:c="2"/>46.0</text:p>
      <text:p text:style-name="P1"><text:s/>32 <text:s text:c="3"/>1.276500 1.321e-35 1.459e-08.07600.102 <text:s/>162.68620.780.000000 <text:s text:c="9"/>0 0 0 <text:s text:c="9"/>0 0 0 18 <text:s/>3 15 <text:s text:c="6"/>19 <text:s/>2 18 <text:s text:c="5"/>006550 113 6 2 4 0 <text:s text:c="3"/>37.0 <text:s text:c="2"/>39.0</text:p>
      <text:p text:style-name="P1"><text:s/>61 <text:s text:c="3"/>1.277502 2.006e-39 9.041e-12.05300.074 3166.78370.690.000000 <text:s text:c="3"/>0 1 0 1 1F1 <text:s text:c="3"/>0 1 0 1 1F2 <text:s text:c="3"/>7A1 <text:s/>6 <text:s text:c="8"/>8A2 <text:s/>5 <text:s text:c="4"/>134330453638 7 1 0 <text:s text:c="3"/>75.0 <text:s text:c="2"/>85.0</text:p>
      <text:p text:style-name="P1"><text:s/>13 <text:s text:c="3"/>1.279509 1.011e-35 1.541e-08.07500.298 2898.11890.510.004900 <text:s text:c="9"/>0 1 0 <text:s text:c="9"/>0 1 0 <text:s/>9 <text:s/>3 <text:s/>6 <text:s text:c="6"/>10 <text:s/>2 <text:s/>9 <text:s text:c="5"/>5646834636287122 8 <text:s text:c="2"/>342.0 <text:s/>378.0</text:p>
      <text:p text:style-name="P1"><text:s/>61 <text:s text:c="3"/>1.280201 1.187e-39 3.096e-11.05300.073 3491.65580.650.000000 <text:s text:c="3"/>1 0 0 0 1A1 <text:s text:c="3"/>0 0 1 0 1F2 <text:s text:c="2"/>10F1 33 <text:s text:c="8"/>9F2 36 <text:s text:c="4"/>334330453638 7 1 0 <text:s text:c="3"/>63.0 <text:s text:c="2"/>57.0</text:p>
      <text:p text:style-name="P1"><text:s/>61 <text:s text:c="3"/>1.281787 1.599e-38 5.747e-14.04500.059 1779.03020.600.000000 <text:s text:c="3"/>0 0 0 0 1A1 <text:s text:c="3"/>0 0 0 0 1A1 <text:s text:c="2"/>18F2 <text:s/>4 <text:s text:c="7"/>18F1 <text:s/>1 <text:s text:c="4"/>534330453738 7 1 0 <text:s text:c="2"/>111.0 <text:s/>111.0</text:p>
      <text:p text:style-name="P1"><text:soft-page-break/><text:s/>61 <text:s text:c="3"/>1.284284 1.613e-40 1.693e-12.06500.078 3170.75170.720.000000 <text:s text:c="3"/>0 0 1 0 1F2 <text:s text:c="3"/>0 2 0 0 1A1 <text:s text:c="3"/>5F2 18 <text:s text:c="8"/>4F1 18 <text:s text:c="4"/>434330453638 7 1 0 <text:s text:c="3"/>33.0 <text:s text:c="2"/>27.0</text:p>
      <text:p text:style-name="P1"><text:s/>62 <text:s text:c="3"/>1.285382 7.650e-40 1.574e-12.04280.069 2182.50420.750.000000 <text:s text:c="3"/>0 0 0 0 1A1 <text:s text:c="3"/>0 0 0 0 1A1 <text:s text:c="2"/>20F1 <text:s/>5 <text:s text:c="7"/>20F2 <text:s/>3 <text:s text:c="4"/>5323331111 4 1 1 1 <text:s text:c="2"/>246.0 <text:s/>246.0</text:p>
      <text:p text:style-name="P1"><text:s/>35 <text:s text:c="3"/>1.292471 6.697e-38 1.042e-08.09090.106 <text:s text:c="3"/>2.51440.760.000000 <text:s text:c="9"/>0 0 0 <text:s text:c="9"/>0 0 0 <text:s/>1 <text:s/>1 <text:s/>1 <text:s/>1.5 <text:s text:c="2"/>2 <text:s/>0 <text:s/>2 <text:s/>0.5 6565501518 6 2 4 0 <text:s text:c="4"/>4.0 <text:s text:c="3"/>2.0</text:p>
      <text:p text:style-name="P1"><text:s/>35 <text:s text:c="3"/>1.292507 9.378e-38 1.459e-08.09090.106 <text:s text:c="3"/>2.51430.760.000000 <text:s text:c="9"/>0 0 0 <text:s text:c="9"/>0 0 0 <text:s/>1 <text:s/>1 <text:s/>1 <text:s/>1.5 <text:s text:c="2"/>2 <text:s/>0 <text:s/>2 <text:s/>1.5 6565501518 6 2 4 0 <text:s text:c="4"/>4.0 <text:s text:c="3"/>4.0</text:p>
      <text:p text:style-name="P1"><text:s/>35 <text:s text:c="3"/>1.292514 3.348e-37 2.604e-08.09090.106 <text:s text:c="3"/>2.51430.760.000000 <text:s text:c="9"/>0 0 0 <text:s text:c="9"/>0 0 0 <text:s/>1 <text:s/>1 <text:s/>1 <text:s/>3.5 <text:s text:c="2"/>2 <text:s/>0 <text:s/>2 <text:s/>4.5 6565501518 6 2 4 0 <text:s text:c="4"/>8.0 <text:s text:c="2"/>10.0</text:p>
      <text:p text:style-name="P1"><text:s/>35 <text:s text:c="3"/>1.292548 6.251e-38 9.722e-09.09090.106 <text:s text:c="3"/>2.51430.760.000000 <text:s text:c="9"/>0 0 0 <text:s text:c="9"/>0 0 0 <text:s/>1 <text:s/>1 <text:s/>1 <text:s/>1.5 <text:s text:c="2"/>2 <text:s/>0 <text:s/>2 <text:s/>2.5 6565501518 6 2 4 0 <text:s text:c="4"/>4.0 <text:s text:c="3"/>6.0</text:p>
      <text:p text:style-name="P1"><text:s/>35 <text:s text:c="3"/>1.292553 1.595e-38 1.240e-09.09090.106 <text:s text:c="3"/>2.51430.760.000000 <text:s text:c="9"/>0 0 0 <text:s text:c="9"/>0 0 0 <text:s/>1 <text:s/>1 <text:s/>1 <text:s/>3.5 <text:s text:c="2"/>2 <text:s/>0 <text:s/>2 <text:s/>2.5 6565501518 6 2 4 0 <text:s text:c="4"/>8.0 <text:s text:c="3"/>6.0</text:p>
      <text:p text:style-name="P1"><text:s/>35 <text:s text:c="3"/>1.292569 9.571e-38 7.443e-09.09090.106 <text:s text:c="3"/>2.51430.760.000000 <text:s text:c="9"/>0 0 0 <text:s text:c="9"/>0 0 0 <text:s/>1 <text:s/>1 <text:s/>1 <text:s/>3.5 <text:s text:c="2"/>2 <text:s/>0 <text:s/>2 <text:s/>3.5 6565501518 6 2 4 0 <text:s text:c="4"/>8.0 <text:s text:c="3"/>8.0</text:p>
      <text:p text:style-name="P1"><text:s/>35 <text:s text:c="3"/>1.292575 4.020e-38 4.168e-09.09090.106 <text:s text:c="3"/>2.51430.760.000000 <text:s text:c="9"/>0 0 0 <text:s text:c="9"/>0 0 0 <text:s/>1 <text:s/>1 <text:s/>1 <text:s/>2.5 <text:s text:c="2"/>2 <text:s/>0 <text:s/>2 <text:s/>1.5 6565501518 6 2 4 0 <text:s text:c="4"/>6.0 <text:s text:c="3"/>4.0</text:p>
      <text:p text:style-name="P1"><text:s/>35 <text:s text:c="3"/>1.292616 1.225e-37 1.270e-08.09090.106 <text:s text:c="3"/>2.51430.760.000000 <text:s text:c="9"/>0 0 0 <text:s text:c="9"/>0 0 0 <text:s/>1 <text:s/>1 <text:s/>1 <text:s/>2.5 <text:s text:c="2"/>2 <text:s/>0 <text:s/>2 <text:s/>2.5 6565501518 6 2 4 0 <text:s text:c="4"/>6.0 <text:s text:c="3"/>6.0</text:p>
      <text:p text:style-name="P1"><text:s/>35 <text:s text:c="3"/>1.292630 1.723e-37 1.787e-08.09090.106 <text:s text:c="3"/>2.51430.760.000000 <text:s text:c="9"/>0 0 0 <text:s text:c="9"/>0 0 0 <text:s/>1 <text:s/>1 <text:s/>1 <text:s/>2.5 <text:s text:c="2"/>2 <text:s/>0 <text:s/>2 <text:s/>3.5 6565501518 6 2 4 0 <text:s text:c="4"/>6.0 <text:s text:c="3"/>8.0</text:p>
      <text:p text:style-name="P1"><text:s/>61 <text:s text:c="3"/>1.296372 9.598e-38 1.494e-13.04600.060 1593.04830.610.000000 <text:s text:c="3"/>0 0 0 0 1A1 <text:s text:c="3"/>0 0 0 0 1A1 <text:s text:c="2"/>17F2 <text:s/>4 <text:s text:c="7"/>17F1 <text:s/>2 <text:s text:c="4"/>534330453738 7 1 0 <text:s text:c="2"/>105.0 <text:s/>105.0</text:p>
      <text:p text:style-name="P1"><text:s/>62 <text:s text:c="3"/>1.296861 1.056e-39 1.463e-13.04460.069 1593.12430.750.000000 <text:s text:c="3"/>0 0 0 0 1A1 <text:s text:c="3"/>0 0 0 0 1A1 <text:s text:c="2"/>17F2 <text:s/>4 <text:s text:c="7"/>17F1 <text:s/>2 <text:s text:c="4"/>5323331111 4 1 1 1 <text:s text:c="2"/>210.0 <text:s/>210.0</text:p>
      <text:p text:style-name="P1"><text:s/>34 <text:s text:c="3"/>1.297791 1.547e-37 1.745e-08.07020.094 <text:s/>536.11010.810.000000 <text:s text:c="9"/>0 0 0 <text:s text:c="9"/>0 0 0 34 <text:s/>4 30 34.5 <text:s/>33 <text:s/>5 29 33.5 6565501518 6 2 4 0 <text:s text:c="3"/>70.0 <text:s text:c="2"/>68.0</text:p>
      <text:p text:style-name="P1"><text:s/>34 <text:s text:c="3"/>1.297791 1.502e-37 1.744e-08.07020.094 <text:s/>536.11010.810.000000 <text:s text:c="9"/>0 0 0 <text:s text:c="9"/>0 0 0 34 <text:s/>4 30 33.5 <text:s/>33 <text:s/>5 29 32.5 6565501518 6 2 4 0 <text:s text:c="3"/>68.0 <text:s text:c="2"/>66.0</text:p>
      <text:p text:style-name="P1"><text:s/>34 <text:s text:c="3"/>1.297796 1.458e-37 1.745e-08.07020.094 <text:s/>536.11010.810.000000 <text:s text:c="9"/>0 0 0 <text:s text:c="9"/>0 0 0 34 <text:s/>4 30 32.5 <text:s/>33 <text:s/>5 29 31.5 6565501518 6 2 4 0 <text:s text:c="3"/>66.0 <text:s text:c="2"/>64.0</text:p>
      <text:p text:style-name="P1"><text:s/>34 <text:s text:c="3"/>1.297797 1.593e-37 1.747e-08.07020.094 <text:s/>536.11010.810.000000 <text:s text:c="9"/>0 0 0 <text:s text:c="9"/>0 0 0 34 <text:s/>4 30 35.5 <text:s/>33 <text:s/>5 29 34.5 6565501518 6 2 4 0 <text:s text:c="3"/>72.0 <text:s text:c="2"/>70.0</text:p>
      <text:p text:style-name="P1"><text:s/>34 <text:s text:c="3"/>1.297806 1.416e-37 1.747e-08.07020.094 <text:s/>536.11020.810.000000 <text:s text:c="9"/>0 0 0 <text:s text:c="9"/>0 0 0 34 <text:s/>4 30 31.5 <text:s/>33 <text:s/>5 29 30.5 6565501518 6 2 4 0 <text:s text:c="3"/>64.0 <text:s text:c="2"/>62.0</text:p>
      <text:p text:style-name="P1"><text:s/>34 <text:s text:c="3"/>1.297810 1.641e-37 1.750e-08.07020.094 <text:s/>536.11010.810.000000 <text:s text:c="9"/>0 0 0 <text:s text:c="9"/>0 0 0 34 <text:s/>4 30 36.5 <text:s/>33 <text:s/>5 29 35.5 6565501518 6 2 4 0 <text:s text:c="3"/>74.0 <text:s text:c="2"/>72.0</text:p>
      <text:p text:style-name="P1"><text:s/>61 <text:s text:c="3"/>1.302205 1.642e-39 1.257e-11.05600.074 3166.75290.690.000000 <text:s text:c="3"/>0 1 0 1 1F1 <text:s text:c="3"/>0 1 0 1 1F2 <text:s text:c="3"/>7F1 21 <text:s text:c="8"/>8F2 14 <text:s text:c="4"/>334330453638 7 1 0 <text:s text:c="3"/>45.0 <text:s text:c="2"/>51.0</text:p>
      <text:p text:style-name="P1"><text:s/>31 <text:s text:c="3"/>1.304100 1.615e-34 1.575e-08.07250.099 1024.28400.790.000000 <text:s text:c="9"/>0 1 0 <text:s text:c="9"/>0 1 0 26 <text:s/>3 23 <text:s text:c="6"/>25 <text:s/>4 22 <text:s text:c="5"/>006550 113 6 2 4 0 <text:s text:c="3"/>53.0 <text:s text:c="2"/>51.0</text:p>
      <text:p text:style-name="P1"><text:s/>31 <text:s text:c="3"/>1.304200 6.980e-35 3.775e-08.08630.106 1053.18500.760.000000 <text:s text:c="9"/>0 0 1 <text:s text:c="9"/>0 0 1 <text:s/>5 <text:s/>0 <text:s/>5 <text:s text:c="7"/>4 <text:s/>1 <text:s/>4 <text:s text:c="5"/>006550 113 6 2 4 0 <text:s text:c="3"/>11.0 <text:s text:c="3"/>9.0</text:p>
      <text:p text:style-name="P1"><text:s/>61 <text:s text:c="3"/>1.305750 8.174e-40 8.188e-12.05600.074 3247.24510.690.000000 <text:s text:c="3"/>0 1 0 1 1F1 <text:s text:c="3"/>0 1 0 1 1F1 <text:s text:c="3"/>8F1 21 <text:s text:c="8"/>8F2 22 <text:s text:c="4"/>434330453638 7 1 0 <text:s text:c="3"/>51.0 <text:s text:c="2"/>51.0</text:p>
      <text:p text:style-name="P1"><text:s/>31 <text:s text:c="3"/>1.305900 2.596e-34 1.676e-08.07800.103 <text:s/>828.81690.780.000000 <text:s text:c="9"/>0 1 0 <text:s text:c="9"/>0 1 0 15 <text:s/>3 13 <text:s text:c="6"/>16 <text:s/>2 14 <text:s text:c="5"/>006550 113 6 2 4 0 <text:s text:c="3"/>31.0 <text:s text:c="2"/>33.0</text:p>
      <text:p text:style-name="P1"><text:s/>34 <text:s text:c="3"/>1.306777 7.844e-38 1.820e-08.06960.090 <text:s/>715.65760.830.000000 <text:s text:c="9"/>0 0 0 <text:s text:c="9"/>0 0 0 38 <text:s/>6 33 40.5 <text:s/>39 <text:s/>5 34 41.5 6565501518 6 2 4 0 <text:s text:c="3"/>82.0 <text:s text:c="2"/>84.0</text:p>
      <text:p text:style-name="P1"><text:s/>34 <text:s text:c="3"/>1.306784 6.898e-38 1.823e-08.06960.090 <text:s/>715.65770.830.000000 <text:s text:c="9"/>0 0 0 <text:s text:c="9"/>0 0 0 38 <text:s/>6 33 35.5 <text:s/>39 <text:s/>5 34 36.5 6565501518 6 2 4 0 <text:s text:c="3"/>72.0 <text:s text:c="2"/>74.0</text:p>
      <text:p text:style-name="P1"><text:s/>34 <text:s text:c="3"/>1.306785 7.645e-38 1.818e-08.06960.090 <text:s/>715.65760.830.000000 <text:s text:c="9"/>0 0 0 <text:s text:c="9"/>0 0 0 38 <text:s/>6 33 39.5 <text:s/>39 <text:s/>5 34 40.5 6565501518 6 2 4 0 <text:s text:c="3"/>80.0 <text:s text:c="2"/>82.0</text:p>
      <text:p text:style-name="P1"><text:s/>34 <text:s text:c="3"/>1.306789 7.451e-38 1.818e-08.06960.090 <text:s/>715.65760.830.000000 <text:s text:c="9"/>0 0 0 <text:s text:c="9"/>0 0 0 38 <text:s/>6 33 38.5 <text:s/>39 <text:s/>5 34 39.5 6565501518 6 2 4 0 <text:s text:c="3"/>78.0 <text:s text:c="2"/>80.0</text:p>
      <text:p text:style-name="P1"><text:s/>34 <text:s text:c="3"/>1.306789 7.078e-38 1.820e-08.06960.090 <text:s/>715.65770.830.000000 <text:s text:c="9"/>0 0 0 <text:s text:c="9"/>0 0 0 38 <text:s/>6 33 36.5 <text:s/>39 <text:s/>5 34 37.5 6565501518 6 2 4 0 <text:s text:c="3"/>74.0 <text:s text:c="2"/>76.0</text:p>
      <text:p text:style-name="P1"><text:s/>34 <text:s text:c="3"/>1.306790 7.260e-38 1.818e-08.06960.090 <text:s/>715.65760.830.000000 <text:s text:c="9"/>0 0 0 <text:s text:c="9"/>0 0 0 38 <text:s/>6 33 37.5 <text:s/>39 <text:s/>5 34 38.5 6565501518 6 2 4 0 <text:s text:c="3"/>76.0 <text:s text:c="2"/>78.0</text:p>
      <text:p text:style-name="P1"><text:s/>61 <text:s text:c="3"/>1.309769 2.973e-39 4.567e-11.06200.075 3308.80880.700.000000 <text:s text:c="3"/>0 0 1 0 1F2 <text:s text:c="3"/>0 0 1 0 1F2 <text:s text:c="3"/>7F2 27 <text:s text:c="8"/>7F1 28 <text:s text:c="4"/>434330453638 7 1 0 <text:s text:c="3"/>45.0 <text:s text:c="2"/>45.0</text:p>
      <text:p text:style-name="P1"><text:s/>61 <text:s text:c="3"/>1.315243 7.223e-38 1.932e-10.05600.074 2974.12480.690.000000 <text:s text:c="3"/>0 0 0 2 1F2 <text:s text:c="3"/>0 0 0 2 1F2 <text:s text:c="3"/>8F2 <text:s/>8 <text:s text:c="8"/>8F1 <text:s/>7 <text:s text:c="4"/>434330453638 7 1 0 <text:s text:c="3"/>51.0 <text:s text:c="2"/>51.0</text:p>
      <text:p text:style-name="P1"><text:s/>31 <text:s text:c="3"/>1.315500 9.424e-34 5.132e-09.07040.097 <text:s/>477.12350.810.000000 <text:s text:c="9"/>0 0 0 <text:s text:c="9"/>0 0 0 33 <text:s/>2 32 <text:s text:c="6"/>32 <text:s/>3 29 <text:s text:c="5"/>006550 113 6 2 4 0 <text:s text:c="3"/>67.0 <text:s text:c="2"/>65.0</text:p>
      <text:p text:style-name="P1"><text:s/>31 <text:s text:c="3"/>1.316200 1.433e-34 8.708e-09.07570.104 <text:s/>801.05930.780.000000 <text:s text:c="9"/>0 1 0 <text:s text:c="9"/>0 1 0 14 <text:s/>2 12 <text:s text:c="6"/>15 <text:s/>1 15 <text:s text:c="5"/>006550 113 6 2 4 0 <text:s text:c="3"/>29.0 <text:s text:c="2"/>31.0</text:p>
      <text:p text:style-name="P1"><text:s/>61 <text:s text:c="3"/>1.318888 1.540e-38 4.556e-11.06100.079 2916.81570.730.000000 <text:s text:c="3"/>0 1 0 1 1F1 <text:s text:c="3"/>0 1 0 1 1F1 <text:s text:c="3"/>3A2 <text:s/>4 <text:s text:c="8"/>3A1 <text:s/>3 <text:s text:c="4"/>334330453638 7 1 0 <text:s text:c="3"/>35.0 <text:s text:c="2"/>35.0</text:p>
      <text:p text:style-name="P1"><text:s/>61 <text:s text:c="3"/>1.322310 7.652e-38 1.822e-13.03800.060 1593.04460.610.000000 <text:s text:c="3"/>0 0 0 0 1A1 <text:s text:c="3"/>0 0 0 0 1A1 <text:s text:c="2"/>17E <text:s text:c="2"/>3 <text:s text:c="7"/>17E <text:s text:c="2"/>1 <text:s text:c="4"/>534330453738 7 1 0 <text:s text:c="3"/>70.0 <text:s text:c="2"/>70.0</text:p>
      <text:p text:style-name="P1"><text:s/>62 <text:s text:c="3"/>1.322761 8.415e-40 1.784e-13.02750.046 1593.12060.750.000000 <text:s text:c="3"/>0 0 0 0 1A1 <text:s text:c="3"/>0 0 0 0 1A1 <text:s text:c="2"/>17E <text:s text:c="2"/>3 <text:s text:c="7"/>17E <text:s text:c="2"/>1 <text:s text:c="4"/>5323331111 4 1 1 1 <text:s text:c="2"/>140.0 <text:s/>140.0</text:p>
      <text:p text:style-name="P1"><text:s/>61 <text:s text:c="3"/>1.325238 9.005e-40 3.698e-12.05600.074 3060.74240.690.000000 <text:s text:c="3"/>0 0 0 2 1E <text:s text:c="4"/>0 0 0 2 1E <text:s text:c="4"/>8F2 12 <text:s text:c="8"/>8F1 12 <text:s text:c="4"/>434330453638 7 1 0 <text:s text:c="3"/>51.0 <text:s text:c="2"/>51.0</text:p>
      <text:p text:style-name="P1"><text:s/>61 <text:s text:c="3"/>1.325259 7.985e-39 1.499e-11.06200.075 2873.88500.700.000000 <text:s text:c="3"/>0 0 0 2 1A1 <text:s text:c="3"/>0 0 0 2 1A1 <text:s text:c="3"/>7F2 <text:s/>5 <text:s text:c="8"/>7F1 <text:s/>4 <text:s text:c="4"/>434330453638 7 1 0 <text:s text:c="3"/>45.0 <text:s text:c="2"/>45.0</text:p>
      <text:p text:style-name="P1"><text:s/>61 <text:s text:c="3"/>1.329214 1.241e-40 1.427e-12.04800.067 3351.29590.630.000000 <text:s text:c="3"/>0 0 0 2 1E <text:s text:c="4"/>0 0 0 2 1F2 <text:s text:c="2"/>12F2 <text:s/>6 <text:s text:c="7"/>12F1 <text:s/>4 <text:s text:c="4"/>434330453638 7 1 0 <text:s text:c="3"/>75.0 <text:s text:c="2"/>75.0</text:p>
      <text:p text:style-name="P1"><text:s/>61 <text:s text:c="3"/>1.332954 3.453e-40 7.962e-12.05000.068 3581.79250.640.000000 <text:s text:c="3"/>0 1 0 1 1F1 <text:s text:c="3"/>0 1 0 1 1F1 <text:s text:c="2"/>11A2 11 <text:s text:c="7"/>11A1 10 <text:s text:c="4"/>134330453638 7 1 0 <text:s text:c="2"/>115.0 <text:s/>115.0</text:p>
      <text:p text:style-name="P1"><text:s/>61 <text:s text:c="3"/>1.333047 2.324e-40 8.598e-12.04800.068 3591.11330.640.000000 <text:s text:c="3"/>0 1 0 1 1F2 <text:s text:c="3"/>0 1 0 1 1F2 <text:s text:c="2"/>12F2 24 <text:s text:c="7"/>11F1 34 <text:s text:c="4"/>334330453638 7 1 0 <text:s text:c="3"/>75.0 <text:s text:c="2"/>69.0</text:p>
      <text:p text:style-name="P1"><text:s/>61 <text:s text:c="3"/>1.335399 1.031e-38 8.965e-11.05300.070 3256.95830.640.000000 <text:s text:c="3"/>0 0 0 2 1F2 <text:s text:c="3"/>0 0 0 2 1F2 <text:s text:c="2"/>10F2 14 <text:s text:c="7"/>10F1 13 <text:s text:c="4"/>334330453638 7 1 0 <text:s text:c="3"/>63.0 <text:s text:c="2"/>63.0</text:p>
      <text:p text:style-name="P1"><text:s/>61 <text:s text:c="3"/>1.336490 3.517e-40 3.429e-12.05600.073 3259.70800.650.000000 <text:s text:c="3"/>0 1 0 1 1F1 <text:s text:c="3"/>0 1 0 1 1F2 <text:s text:c="3"/>9F2 18 <text:s text:c="8"/>9F1 19 <text:s text:c="4"/>434330453638 7 1 0 <text:s text:c="3"/>57.0 <text:s text:c="2"/>57.0</text:p>
      <text:p text:style-name="P1"><text:s/>61 <text:s text:c="3"/>1.336877 1.296e-38 2.170e-11.06200.078 2819.18430.700.000000 <text:s text:c="3"/>0 0 0 2 1E <text:s text:c="4"/>0 0 0 2 1F2 <text:s text:c="3"/>6F2 <text:s/>6 <text:s text:c="8"/>6F1 <text:s/>5 <text:s text:c="4"/>434330453638 7 1 0 <text:s text:c="3"/>39.0 <text:s text:c="2"/>39.0</text:p>
      <text:p text:style-name="P1"><text:s/>31 <text:s text:c="3"/>1.339500 2.424e-35 1.714e-08.07250.099 1426.35800.790.000000 <text:s text:c="9"/>1 0 0 <text:s text:c="9"/>1 0 0 26 <text:s/>3 23 <text:s text:c="6"/>25 <text:s/>4 22 <text:s text:c="5"/>006550 113 6 2 4 0 <text:s text:c="3"/>53.0 <text:s text:c="2"/>51.0</text:p>
      <text:p text:style-name="P1"><text:s/>14 <text:s text:c="3"/>1.345821 1.689e-34 4.527e-08.06270.230 2408.55790.360.000000 <text:s text:c="9"/>0 0 0 <text:s text:c="9"/>0 0 0 15 <text:s/>6 <text:s/>9 <text:s text:c="6"/>15 <text:s/>6 10 <text:s text:c="5"/>004340 02227 5 2 0 <text:s text:c="2"/>186.0 <text:s/>186.0</text:p>
      <text:p text:style-name="P1"><text:s/>61 <text:s text:c="3"/>1.346894 9.535e-40 6.028e-12.06200.078 3090.95170.700.000000 <text:s text:c="3"/>0 1 0 1 1F1 <text:s text:c="3"/>0 1 0 1 1F1 <text:s text:c="3"/>6F2 19 <text:s text:c="8"/>6F1 17 <text:s text:c="4"/>434330453638 7 1 0 <text:s text:c="3"/>39.0 <text:s text:c="2"/>39.0</text:p>
      <text:p text:style-name="P1"><text:s/>35 <text:s text:c="3"/>1.347421 2.655e-37 1.802e-08.07210.099 <text:s/>343.01560.800.000000 <text:s text:c="9"/>0 0 0 <text:s text:c="9"/>0 0 0 27 <text:s/>3 25 24.5 <text:s/>26 <text:s/>4 22 23.5 6565501518 6 2 4 0 <text:s text:c="3"/>50.0 <text:s text:c="2"/>48.0</text:p>
      <text:p text:style-name="P1"><text:s/>35 <text:s text:c="3"/>1.347425 2.755e-37 1.798e-08.07210.099 <text:s/>343.01550.800.000000 <text:s text:c="9"/>0 0 0 <text:s text:c="9"/>0 0 0 27 <text:s/>3 25 25.5 <text:s/>26 <text:s/>4 22 24.5 6565501518 6 2 4 0 <text:s text:c="3"/>52.0 <text:s text:c="2"/>50.0</text:p>
      <text:p text:style-name="P1"><text:s/>35 <text:s text:c="3"/>1.347427 2.861e-37 1.798e-08.07210.099 <text:s/>343.01550.800.000000 <text:s text:c="9"/>0 0 0 <text:s text:c="9"/>0 0 0 27 <text:s/>3 25 26.5 <text:s/>26 <text:s/>4 22 25.5 6565501518 6 2 4 0 <text:s text:c="3"/>54.0 <text:s text:c="2"/>52.0</text:p>
      <text:p text:style-name="P1"><text:s/>35 <text:s text:c="3"/>1.347429 3.197e-37 1.809e-08.07210.099 <text:s/>343.01560.800.000000 <text:s text:c="9"/>0 0 0 <text:s text:c="9"/>0 0 0 27 <text:s/>3 25 29.5 <text:s/>26 <text:s/>4 22 28.5 6565501518 6 2 4 0 <text:s text:c="3"/>60.0 <text:s text:c="2"/>58.0</text:p>
      <text:p text:style-name="P1"><text:s/>35 <text:s text:c="3"/>1.347429 2.968e-37 1.799e-08.07210.099 <text:s/>343.01550.800.000000 <text:s text:c="9"/>0 0 0 <text:s text:c="9"/>0 0 0 27 <text:s/>3 25 27.5 <text:s/>26 <text:s/>4 22 26.5 6565501518 6 2 4 0 <text:s text:c="3"/>56.0 <text:s text:c="2"/>54.0</text:p>
      <text:p text:style-name="P1"><text:s/>35 <text:s text:c="3"/>1.347430 3.082e-37 1.804e-08.07210.099 <text:s/>343.01550.800.000000 <text:s text:c="9"/>0 0 0 <text:s text:c="9"/>0 0 0 27 <text:s/>3 25 28.5 <text:s/>26 <text:s/>4 22 27.5 6565501518 6 2 4 0 <text:s text:c="3"/>58.0 <text:s text:c="2"/>56.0</text:p>
      <text:p text:style-name="P1"><text:s/>61 <text:s text:c="3"/>1.348994 1.132e-40 6.446e-13.05300.070 3147.16160.640.000000 <text:s text:c="3"/>0 0 0 2 1F2 <text:s text:c="3"/>0 0 0 2 1A1 <text:s text:c="3"/>9F1 13 <text:s text:c="7"/>10F2 <text:s/>5 <text:s text:c="4"/>434330453638 7 1 0 <text:s text:c="3"/>57.0 <text:s text:c="2"/>63.0</text:p>
      <text:p text:style-name="P1"><text:s/>61 <text:s text:c="3"/>1.350113 1.591e-39 3.174e-12.06200.078 2853.15840.700.000000 <text:s text:c="3"/>0 0 0 2 1E <text:s text:c="4"/>0 0 0 2 1E <text:s text:c="4"/>6F1 <text:s/>7 <text:s text:c="8"/>6F2 <text:s/>8 <text:s text:c="4"/>434330453638 7 1 0 <text:s text:c="3"/>39.0 <text:s text:c="2"/>39.0</text:p>
      <text:p text:style-name="P1"><text:s/>61 <text:s text:c="3"/>1.352616 2.336e-38 5.870e-11.05600.074 2955.47070.690.000000 <text:s text:c="3"/>0 0 0 2 1A1 <text:s text:c="3"/>0 0 0 2 1A1 <text:s text:c="3"/>8F1 <text:s/>5 <text:s text:c="8"/>8F2 <text:s/>5 <text:s text:c="4"/>434330453638 7 1 0 <text:s text:c="3"/>51.0 <text:s text:c="2"/>51.0</text:p>
      <text:p text:style-name="P1"><text:s/>34 <text:s text:c="3"/>1.354052 3.065e-37 1.459e-08.07340.101 <text:s/>254.38720.790.000000 <text:s text:c="9"/>0 0 0 <text:s text:c="9"/>0 0 0 24 <text:s/>2 23 21.5 <text:s/>23 <text:s/>3 20 20.5 6565501518 6 2 4 0 <text:s text:c="3"/>44.0 <text:s text:c="2"/>42.0</text:p>
      <text:p text:style-name="P1"><text:s/>34 <text:s text:c="3"/>1.354072 3.780e-37 1.466e-08.07340.101 <text:s/>254.38720.790.000000 <text:s text:c="9"/>0 0 0 <text:s text:c="9"/>0 0 0 24 <text:s/>2 23 26.5 <text:s/>23 <text:s/>3 20 25.5 6565501518 6 2 4 0 <text:s text:c="3"/>54.0 <text:s text:c="2"/>52.0</text:p>
      <text:p text:style-name="P1"><text:s/>34 <text:s text:c="3"/>1.354084 3.197e-37 1.456e-08.07340.101 <text:s/>254.38720.790.000000 <text:s text:c="9"/>0 0 0 <text:s text:c="9"/>0 0 0 24 <text:s/>2 23 22.5 <text:s/>23 <text:s/>3 20 21.5 6565501518 6 2 4 0 <text:s text:c="3"/>46.0 <text:s text:c="2"/>44.0</text:p>
      <text:p text:style-name="P1"><text:s/>34 <text:s text:c="3"/>1.354100 3.626e-37 1.461e-08.07340.101 <text:s/>254.38710.790.000000 <text:s text:c="9"/>0 0 0 <text:s text:c="9"/>0 0 0 24 <text:s/>2 23 25.5 <text:s/>23 <text:s/>3 20 24.5 6565501518 6 2 4 0 <text:s text:c="3"/>52.0 <text:s text:c="2"/>50.0</text:p>
      <text:p text:style-name="P1"><text:soft-page-break/><text:s/>34 <text:s text:c="3"/>1.354104 3.334e-37 1.455e-08.07340.101 <text:s/>254.38710.790.000000 <text:s text:c="9"/>0 0 0 <text:s text:c="9"/>0 0 0 24 <text:s/>2 23 23.5 <text:s/>23 <text:s/>3 20 22.5 6565501518 6 2 4 0 <text:s text:c="3"/>48.0 <text:s text:c="2"/>46.0</text:p>
      <text:p text:style-name="P1"><text:s/>34 <text:s text:c="3"/>1.354110 3.476e-37 1.456e-08.07340.101 <text:s/>254.38710.790.000000 <text:s text:c="9"/>0 0 0 <text:s text:c="9"/>0 0 0 24 <text:s/>2 23 24.5 <text:s/>23 <text:s/>3 20 23.5 6565501518 6 2 4 0 <text:s text:c="3"/>50.0 <text:s text:c="2"/>48.0</text:p>
      <text:p text:style-name="P1"><text:s/>31 <text:s text:c="3"/>1.356800 1.583e-35 8.679e-09.07180.099 1386.33900.800.000000 <text:s text:c="9"/>0 0 1 <text:s text:c="9"/>0 0 1 28 <text:s/>2 27 <text:s text:c="6"/>27 <text:s/>3 24 <text:s text:c="5"/>006550 113 6 2 4 0 <text:s text:c="3"/>57.0 <text:s text:c="2"/>55.0</text:p>
      <text:p text:style-name="P1"><text:s/>35 <text:s text:c="3"/>1.358284 1.759e-38 1.118e-09.08400.105 <text:s text:c="2"/>34.08020.770.000000 <text:s text:c="9"/>0 0 0 <text:s text:c="9"/>0 0 0 <text:s/>7 <text:s/>2 <text:s/>6 <text:s/>5.5 <text:s text:c="2"/>8 <text:s/>1 <text:s/>7 <text:s/>5.5 6565501518 6 2 4 0 <text:s text:c="3"/>12.0 <text:s text:c="2"/>12.0</text:p>
      <text:p text:style-name="P1"><text:s/>35 <text:s text:c="3"/>1.358309 2.781e-38 1.514e-09.08400.105 <text:s text:c="2"/>34.08020.770.000000 <text:s text:c="9"/>0 0 0 <text:s text:c="9"/>0 0 0 <text:s/>7 <text:s/>2 <text:s/>6 <text:s/>6.5 <text:s text:c="2"/>8 <text:s/>1 <text:s/>7 <text:s/>6.5 6565501518 6 2 4 0 <text:s text:c="3"/>14.0 <text:s text:c="2"/>14.0</text:p>
      <text:p text:style-name="P1"><text:s/>35 <text:s text:c="3"/>1.358312 5.922e-37 2.257e-08.08400.105 <text:s text:c="2"/>34.08020.770.000000 <text:s text:c="9"/>0 0 0 <text:s text:c="9"/>0 0 0 <text:s/>7 <text:s/>2 <text:s/>6 <text:s/>9.5 <text:s text:c="2"/>8 <text:s/>1 <text:s/>7 10.5 6565501518 6 2 4 0 <text:s text:c="3"/>20.0 <text:s text:c="2"/>22.0</text:p>
      <text:p text:style-name="P1"><text:s/>35 <text:s text:c="3"/>1.358315 3.050e-37 2.325e-08.08400.105 <text:s text:c="2"/>34.08020.770.000000 <text:s text:c="9"/>0 0 0 <text:s text:c="9"/>0 0 0 <text:s/>7 <text:s/>2 <text:s/>6 <text:s/>4.5 <text:s text:c="2"/>8 <text:s/>1 <text:s/>7 <text:s/>5.5 6565501518 6 2 4 0 <text:s text:c="3"/>10.0 <text:s text:c="2"/>12.0</text:p>
      <text:p text:style-name="P1"><text:s/>35 <text:s text:c="3"/>1.358334 3.485e-37 2.214e-08.08400.105 <text:s text:c="2"/>34.08020.770.000000 <text:s text:c="9"/>0 0 0 <text:s text:c="9"/>0 0 0 <text:s/>7 <text:s/>2 <text:s/>6 <text:s/>5.5 <text:s text:c="2"/>8 <text:s/>1 <text:s/>7 <text:s/>6.5 6565501518 6 2 4 0 <text:s text:c="3"/>12.0 <text:s text:c="2"/>14.0</text:p>
      <text:p text:style-name="P1"><text:s/>35 <text:s text:c="3"/>1.358334 3.127e-38 1.490e-09.08400.105 <text:s text:c="2"/>34.08010.770.000000 <text:s text:c="9"/>0 0 0 <text:s text:c="9"/>0 0 0 <text:s/>7 <text:s/>2 <text:s/>6 <text:s/>7.5 <text:s text:c="2"/>8 <text:s/>1 <text:s/>7 <text:s/>7.5 6565501518 6 2 4 0 <text:s text:c="3"/>16.0 <text:s text:c="2"/>16.0</text:p>
      <text:p text:style-name="P1"><text:s/>35 <text:s text:c="3"/>1.358339 5.205e-37 2.205e-08.08400.105 <text:s text:c="2"/>34.08010.770.000000 <text:s text:c="9"/>0 0 0 <text:s text:c="9"/>0 0 0 <text:s/>7 <text:s/>2 <text:s/>6 <text:s/>8.5 <text:s text:c="2"/>8 <text:s/>1 <text:s/>7 <text:s/>9.5 6565501518 6 2 4 0 <text:s text:c="3"/>18.0 <text:s text:c="2"/>20.0</text:p>
      <text:p text:style-name="P1"><text:s/>35 <text:s text:c="3"/>1.358347 3.987e-37 2.171e-08.08400.105 <text:s text:c="2"/>34.08010.770.000000 <text:s text:c="9"/>0 0 0 <text:s text:c="9"/>0 0 0 <text:s/>7 <text:s/>2 <text:s/>6 <text:s/>6.5 <text:s text:c="2"/>8 <text:s/>1 <text:s/>7 <text:s/>7.5 6565501518 6 2 4 0 <text:s text:c="3"/>14.0 <text:s text:c="2"/>16.0</text:p>
      <text:p text:style-name="P1"><text:s/>35 <text:s text:c="3"/>1.358349 4.562e-37 2.174e-08.08400.105 <text:s text:c="2"/>34.08010.770.000000 <text:s text:c="9"/>0 0 0 <text:s text:c="9"/>0 0 0 <text:s/>7 <text:s/>2 <text:s/>6 <text:s/>7.5 <text:s text:c="2"/>8 <text:s/>1 <text:s/>7 <text:s/>8.5 6565501518 6 2 4 0 <text:s text:c="3"/>16.0 <text:s text:c="2"/>18.0</text:p>
      <text:p text:style-name="P1"><text:s/>35 <text:s text:c="3"/>1.358355 2.800e-38 1.186e-09.08400.105 <text:s text:c="2"/>34.08010.770.000000 <text:s text:c="9"/>0 0 0 <text:s text:c="9"/>0 0 0 <text:s/>7 <text:s/>2 <text:s/>6 <text:s/>8.5 <text:s text:c="2"/>8 <text:s/>1 <text:s/>7 <text:s/>8.5 6565501518 6 2 4 0 <text:s text:c="3"/>18.0 <text:s text:c="2"/>18.0</text:p>
      <text:p text:style-name="P1"><text:s/>35 <text:s text:c="3"/>1.358370 1.771e-38 6.750e-10.08400.105 <text:s text:c="2"/>34.08010.770.000000 <text:s text:c="9"/>0 0 0 <text:s text:c="9"/>0 0 0 <text:s/>7 <text:s/>2 <text:s/>6 <text:s/>9.5 <text:s text:c="2"/>8 <text:s/>1 <text:s/>7 <text:s/>9.5 6565501518 6 2 4 0 <text:s text:c="3"/>20.0 <text:s text:c="2"/>20.0</text:p>
      <text:p text:style-name="P1"><text:s/>31 <text:s text:c="3"/>1.358700 2.462e-35 8.026e-09.07490.104 1153.74000.780.000000 <text:s text:c="9"/>0 0 1 <text:s text:c="9"/>0 0 1 15 <text:s/>2 13 <text:s text:c="6"/>16 <text:s/>1 16 <text:s text:c="5"/>006550 113 6 2 4 0 <text:s text:c="3"/>31.0 <text:s text:c="2"/>33.0</text:p>
      <text:p text:style-name="P1"><text:s/>61 <text:s text:c="3"/>1.361446 1.076e-40 2.437e-12.05300.070 3449.86450.640.000000 <text:s text:c="3"/>0 1 0 1 1F2 <text:s text:c="3"/>0 1 0 1 1F2 <text:s text:c="2"/>10F1 26 <text:s text:c="7"/>10F2 27 <text:s text:c="4"/>434330453638 7 1 0 <text:s text:c="3"/>63.0 <text:s text:c="2"/>63.0</text:p>
      <text:p text:style-name="P1"><text:s/>31 <text:s text:c="3"/>1.362200 4.980e-35 6.893e-09.07080.098 1122.87700.810.000000 <text:s text:c="9"/>0 1 0 <text:s text:c="9"/>0 1 0 31 <text:s/>2 30 <text:s text:c="6"/>30 <text:s/>3 27 <text:s text:c="5"/>006550 113 6 2 4 0 <text:s text:c="3"/>63.0 <text:s text:c="2"/>61.0</text:p>
      <text:p text:style-name="P1"><text:s/>61 <text:s text:c="3"/>1.368475 1.526e-35 4.591e-11.06500.079 1386.39030.730.000000 <text:s text:c="3"/>0 0 0 1 1F2 <text:s text:c="3"/>0 0 0 1 1F2 <text:s text:c="3"/>3F2 <text:s/>2 <text:s text:c="8"/>3F1 <text:s/>3 <text:s text:c="4"/>534330453738 7 1 0 <text:s text:c="3"/>21.0 <text:s text:c="2"/>21.0</text:p>
      <text:p text:style-name="P1"><text:s/>34 <text:s text:c="3"/>1.369304 6.873e-37 2.153e-08.07800.103 <text:s/>124.63840.780.000000 <text:s text:c="9"/>0 0 0 <text:s text:c="9"/>0 0 0 15 <text:s/>3 13 17.5 <text:s/>16 <text:s/>2 14 18.5 6565501518 6 2 4 0 <text:s text:c="3"/>36.0 <text:s text:c="2"/>38.0</text:p>
      <text:p text:style-name="P1"><text:s/>34 <text:s text:c="3"/>1.369307 5.006e-37 2.171e-08.07800.103 <text:s/>124.63840.780.000000 <text:s text:c="9"/>0 0 0 <text:s text:c="9"/>0 0 0 15 <text:s/>3 13 12.5 <text:s/>16 <text:s/>2 14 13.5 6565501518 6 2 4 0 <text:s text:c="3"/>26.0 <text:s text:c="2"/>28.0</text:p>
      <text:p text:style-name="P1"><text:s/>34 <text:s text:c="3"/>1.369330 5.332e-37 2.147e-08.07800.103 <text:s/>124.63840.780.000000 <text:s text:c="9"/>0 0 0 <text:s text:c="9"/>0 0 0 15 <text:s/>3 13 13.5 <text:s/>16 <text:s/>2 14 14.5 6565501518 6 2 4 0 <text:s text:c="3"/>28.0 <text:s text:c="2"/>30.0</text:p>
      <text:p text:style-name="P1"><text:s/>34 <text:s text:c="3"/>1.369332 6.452e-37 2.140e-08.07800.103 <text:s/>124.63830.780.000000 <text:s text:c="9"/>0 0 0 <text:s text:c="9"/>0 0 0 15 <text:s/>3 13 16.5 <text:s/>16 <text:s/>2 14 17.5 6565501518 6 2 4 0 <text:s text:c="3"/>34.0 <text:s text:c="2"/>36.0</text:p>
      <text:p text:style-name="P1"><text:s/>34 <text:s text:c="3"/>1.369343 5.684e-37 2.136e-08.07800.103 <text:s/>124.63830.780.000000 <text:s text:c="9"/>0 0 0 <text:s text:c="9"/>0 0 0 15 <text:s/>3 13 14.5 <text:s/>16 <text:s/>2 14 15.5 6565501518 6 2 4 0 <text:s text:c="3"/>30.0 <text:s text:c="2"/>32.0</text:p>
      <text:p text:style-name="P1"><text:s/>34 <text:s text:c="3"/>1.369345 6.057e-37 2.134e-08.07800.103 <text:s/>124.63830.780.000000 <text:s text:c="9"/>0 0 0 <text:s text:c="9"/>0 0 0 15 <text:s/>3 13 15.5 <text:s/>16 <text:s/>2 14 16.5 6565501518 6 2 4 0 <text:s text:c="3"/>32.0 <text:s text:c="2"/>34.0</text:p>
      <text:p text:style-name="P1"><text:s/>61 <text:s text:c="3"/>1.373815 4.855e-39 2.429e-11.06500.078 2963.03980.720.000000 <text:s text:c="3"/>0 1 0 1 1F2 <text:s text:c="3"/>0 1 0 1 1F1 <text:s text:c="3"/>4F1 12 <text:s text:c="8"/>4F2 12 <text:s text:c="4"/>434330453638 7 1 0 <text:s text:c="3"/>27.0 <text:s text:c="2"/>27.0</text:p>
      <text:p text:style-name="P1"><text:s/>61 <text:s text:c="3"/>1.374570 4.524e-40 3.721e-12.05300.070 3258.29320.640.000000 <text:s text:c="3"/>0 0 0 2 1A1 <text:s text:c="3"/>0 0 0 2 1F2 <text:s text:c="2"/>11F1 <text:s/>7 <text:s text:c="7"/>10F2 14 <text:s text:c="4"/>434330453638 7 1 0 <text:s text:c="3"/>69.0 <text:s text:c="2"/>63.0</text:p>
      <text:p text:style-name="P1"><text:s/>61 <text:s text:c="3"/>1.375953 2.480e-38 2.106e-13.06500.077 1691.72580.720.000000 <text:s text:c="3"/>0 1 0 0 1E <text:s text:c="4"/>0 1 0 0 1E <text:s text:c="4"/>5F2 <text:s/>6 <text:s text:c="8"/>5F1 <text:s/>5 <text:s text:c="4"/>534330453738 7 1 0 <text:s text:c="3"/>33.0 <text:s text:c="2"/>33.0</text:p>
      <text:p text:style-name="P1"><text:s/>34 <text:s text:c="3"/>1.378194 1.467e-37 5.316e-09.07190.102 <text:s/>184.97050.790.000000 <text:s text:c="9"/>0 0 0 <text:s text:c="9"/>0 0 0 20 <text:s/>2 18 20.5 <text:s/>21 <text:s/>1 21 21.5 6565501518 6 2 4 0 <text:s text:c="3"/>42.0 <text:s text:c="2"/>44.0</text:p>
      <text:p text:style-name="P1"><text:s/>34 <text:s text:c="3"/>1.378208 1.398e-37 5.319e-09.07190.102 <text:s/>184.97050.790.000000 <text:s text:c="9"/>0 0 0 <text:s text:c="9"/>0 0 0 20 <text:s/>2 18 19.5 <text:s/>21 <text:s/>1 21 20.5 6565501518 6 2 4 0 <text:s text:c="3"/>40.0 <text:s text:c="2"/>42.0</text:p>
      <text:p text:style-name="P1"><text:s/>34 <text:s text:c="3"/>1.378224 1.539e-37 5.323e-09.07190.102 <text:s/>184.97050.790.000000 <text:s text:c="9"/>0 0 0 <text:s text:c="9"/>0 0 0 20 <text:s/>2 18 21.5 <text:s/>21 <text:s/>1 21 22.5 6565501518 6 2 4 0 <text:s text:c="3"/>44.0 <text:s text:c="2"/>46.0</text:p>
      <text:p text:style-name="P1"><text:s/>34 <text:s text:c="3"/>1.378259 1.333e-37 5.337e-09.07190.102 <text:s/>184.97050.790.000000 <text:s text:c="9"/>0 0 0 <text:s text:c="9"/>0 0 0 20 <text:s/>2 18 18.5 <text:s/>21 <text:s/>1 21 19.5 6565501518 6 2 4 0 <text:s text:c="3"/>38.0 <text:s text:c="2"/>40.0</text:p>
      <text:p text:style-name="P1"><text:s/>34 <text:s text:c="3"/>1.378303 1.615e-37 5.343e-09.07190.102 <text:s/>184.97040.790.000000 <text:s text:c="9"/>0 0 0 <text:s text:c="9"/>0 0 0 20 <text:s/>2 18 22.5 <text:s/>21 <text:s/>1 21 23.5 6565501518 6 2 4 0 <text:s text:c="3"/>46.0 <text:s text:c="2"/>48.0</text:p>
      <text:p text:style-name="P1"><text:s/>34 <text:s text:c="3"/>1.378342 1.270e-37 5.370e-09.07190.102 <text:s/>184.97050.790.000000 <text:s text:c="9"/>0 0 0 <text:s text:c="9"/>0 0 0 20 <text:s/>2 18 17.5 <text:s/>21 <text:s/>1 21 18.5 6565501518 6 2 4 0 <text:s text:c="3"/>36.0 <text:s text:c="2"/>38.0</text:p>
      <text:p text:style-name="P1"><text:s/>31 <text:s text:c="3"/>1.380800 2.288e-35 1.105e-08.07250.100 1341.51700.790.000000 <text:s text:c="9"/>0 0 1 <text:s text:c="9"/>0 0 1 26 <text:s/>2 25 <text:s text:c="6"/>25 <text:s/>3 22 <text:s text:c="5"/>006550 113 6 2 4 0 <text:s text:c="3"/>53.0 <text:s text:c="2"/>51.0</text:p>
      <text:p text:style-name="P1"><text:s/>61 <text:s text:c="3"/>1.382334 2.865e-39 9.515e-12.06000.077 3023.90380.720.000000 <text:s text:c="3"/>0 1 0 1 1F1 <text:s text:c="3"/>0 1 0 1 1F2 <text:s text:c="3"/>5A1 <text:s/>5 <text:s text:c="8"/>5A2 <text:s/>6 <text:s text:c="4"/>334330453638 7 1 0 <text:s text:c="3"/>55.0 <text:s text:c="2"/>55.0</text:p>
      <text:p text:style-name="P1"><text:s/>34 <text:s text:c="3"/>1.382735 4.408e-37 2.113e-08.07290.099 <text:s/>293.58950.790.000000 <text:s text:c="9"/>0 0 0 <text:s text:c="9"/>0 0 0 24 <text:s/>4 20 26.5 <text:s/>25 <text:s/>3 23 27.5 6565501518 6 2 4 0 <text:s text:c="3"/>54.0 <text:s text:c="2"/>56.0</text:p>
      <text:p text:style-name="P1"><text:s/>34 <text:s text:c="3"/>1.382735 4.234e-37 2.107e-08.07290.099 <text:s/>293.58950.790.000000 <text:s text:c="9"/>0 0 0 <text:s text:c="9"/>0 0 0 24 <text:s/>4 20 25.5 <text:s/>25 <text:s/>3 23 26.5 6565501518 6 2 4 0 <text:s text:c="3"/>52.0 <text:s text:c="2"/>54.0</text:p>
      <text:p text:style-name="P1"><text:s/>34 <text:s text:c="3"/>1.382736 4.068e-37 2.106e-08.07290.099 <text:s/>293.58950.790.000000 <text:s text:c="9"/>0 0 0 <text:s text:c="9"/>0 0 0 24 <text:s/>4 20 24.5 <text:s/>25 <text:s/>3 23 25.5 6565501518 6 2 4 0 <text:s text:c="3"/>50.0 <text:s text:c="2"/>52.0</text:p>
      <text:p text:style-name="P1"><text:s/>34 <text:s text:c="3"/>1.382739 3.906e-37 2.106e-08.07290.099 <text:s/>293.58950.790.000000 <text:s text:c="9"/>0 0 0 <text:s text:c="9"/>0 0 0 24 <text:s/>4 20 23.5 <text:s/>25 <text:s/>3 23 24.5 6565501518 6 2 4 0 <text:s text:c="3"/>48.0 <text:s text:c="2"/>50.0</text:p>
      <text:p text:style-name="P1"><text:s/>34 <text:s text:c="3"/>1.382742 3.752e-37 2.111e-08.07290.099 <text:s/>293.58950.790.000000 <text:s text:c="9"/>0 0 0 <text:s text:c="9"/>0 0 0 24 <text:s/>4 20 22.5 <text:s/>25 <text:s/>3 23 23.5 6565501518 6 2 4 0 <text:s text:c="3"/>46.0 <text:s text:c="2"/>48.0</text:p>
      <text:p text:style-name="P1"><text:s/>34 <text:s text:c="3"/>1.382746 3.604e-37 2.120e-08.07290.099 <text:s/>293.58960.790.000000 <text:s text:c="9"/>0 0 0 <text:s text:c="9"/>0 0 0 24 <text:s/>4 20 21.5 <text:s/>25 <text:s/>3 23 22.5 6565501518 6 2 4 0 <text:s text:c="3"/>44.0 <text:s text:c="2"/>46.0</text:p>
      <text:p text:style-name="P1"><text:s/>61 <text:s text:c="3"/>1.382926 5.636e-38 1.952e-12.05000.073 2008.93030.650.000000 <text:s text:c="3"/>0 1 0 0 1E <text:s text:c="4"/>0 1 0 0 1E <text:s text:c="4"/>9E <text:s text:c="2"/>7 <text:s text:c="8"/>9E <text:s text:c="2"/>6 <text:s text:c="4"/>534330453738 7 1 0 <text:s text:c="3"/>38.0 <text:s text:c="2"/>38.0</text:p>
      <text:p text:style-name="P1"><text:s/>11 <text:s text:c="3"/>1.389261 1.265e-36 8.139e-08.08920.412 5162.64210.010.000400 <text:s text:c="9"/>0 3 0 <text:s text:c="9"/>0 3 0 <text:s/>5 <text:s/>2 <text:s/>3 <text:s text:c="7"/>4 <text:s/>3 <text:s/>2 <text:s text:c="5"/>4447434432257120 7 <text:s text:c="3"/>33.0 <text:s text:c="2"/>27.0</text:p>
      <text:p text:style-name="P1"><text:s/>61 <text:s text:c="3"/>1.389898 7.555e-37 4.346e-12.04600.058 1975.00780.600.000000 <text:s text:c="3"/>0 0 0 0 1A1 <text:s text:c="3"/>0 0 0 0 1A1 <text:s text:c="2"/>19A1 <text:s/>1 <text:s text:c="7"/>19A2 <text:s/>1 <text:s text:c="4"/>534330453738 7 1 0 <text:s text:c="2"/>195.0 <text:s/>195.0</text:p>
      <text:p text:style-name="P1"><text:s/>61 <text:s text:c="3"/>1.390275 3.427e-40 2.477e-11.05300.068 3703.00340.640.000000 <text:s text:c="3"/>0 0 1 0 1F2 <text:s text:c="3"/>0 0 1 0 1F2 <text:s text:c="2"/>11F2 42 <text:s text:c="7"/>11F1 43 <text:s text:c="4"/>334330453638 7 1 0 <text:s text:c="3"/>69.0 <text:s text:c="2"/>69.0</text:p>
      <text:p text:style-name="P1"><text:s/>62 <text:s text:c="3"/>1.390284 8.313e-39 4.259e-12.03700.082 1975.10210.750.000000 <text:s text:c="3"/>0 0 0 0 1A1 <text:s text:c="3"/>0 0 0 0 1A1 <text:s text:c="2"/>19A1 <text:s/>1 <text:s text:c="7"/>19A2 <text:s/>1 <text:s text:c="4"/>5323331111 4 1 1 1 <text:s text:c="2"/>390.0 <text:s/>390.0</text:p>
      <text:p text:style-name="P1"><text:s/>61 <text:s text:c="3"/>1.392115 8.526e-37 1.989e-12.04600.059 1778.20500.600.000000 <text:s text:c="3"/>0 0 0 0 1A1 <text:s text:c="3"/>0 0 0 0 1A1 <text:s text:c="2"/>18A1 <text:s/>1 <text:s text:c="7"/>18A2 <text:s/>1 <text:s text:c="4"/>534330453738 7 1 0 <text:s text:c="2"/>185.0 <text:s/>185.0</text:p>
      <text:p text:style-name="P1"><text:s/>62 <text:s text:c="3"/>1.392250 9.367e-39 1.946e-12.03700.078 1778.28970.750.000000 <text:s text:c="3"/>0 0 0 0 1A1 <text:s text:c="3"/>0 0 0 0 1A1 <text:s text:c="2"/>18A1 <text:s/>1 <text:s text:c="7"/>18A2 <text:s/>1 <text:s text:c="4"/>5323331111 4 1 1 1 <text:s text:c="2"/>370.0 <text:s/>370.0</text:p>
      <text:p text:style-name="P1"><text:s/>61 <text:s text:c="3"/>1.392993 1.119e-39 4.763e-11.04100.073 3491.57350.650.000000 <text:s text:c="3"/>1 0 0 0 1A1 <text:s text:c="3"/>0 0 1 0 1F2 <text:s text:c="2"/>10E <text:s/>23 <text:s text:c="8"/>9E <text:s/>24 <text:s text:c="4"/>134330453638 7 1 0 <text:s text:c="3"/>42.0 <text:s text:c="2"/>38.0</text:p>
      <text:p text:style-name="P1"><text:s/>61 <text:s text:c="3"/>1.393556 5.574e-40 8.873e-12.05600.073 3351.96680.650.000000 <text:s text:c="3"/>0 1 0 1 1F1 <text:s text:c="3"/>0 1 0 1 1F1 <text:s text:c="3"/>9F2 25 <text:s text:c="8"/>9F1 26 <text:s text:c="4"/>434330453638 7 1 0 <text:s text:c="3"/>57.0 <text:s text:c="2"/>57.0</text:p>
      <text:p text:style-name="P1"><text:s/>61 <text:s text:c="3"/>1.395474 7.679e-40 7.180e-12.05300.068 3281.52470.640.000000 <text:s text:c="3"/>0 0 0 2 1F2 <text:s text:c="3"/>0 0 0 2 1E <text:s text:c="3"/>11F1 10 <text:s text:c="7"/>11F2 10 <text:s text:c="4"/>434330453638 7 1 0 <text:s text:c="3"/>69.0 <text:s text:c="2"/>69.0</text:p>
      <text:p text:style-name="P1"><text:s/>61 <text:s text:c="3"/>1.396092 2.370e-38 8.034e-11.05000.068 3177.80540.640.000000 <text:s text:c="3"/>0 0 0 2 1F2 <text:s text:c="3"/>0 0 0 2 1F2 <text:s text:c="2"/>11A1 <text:s/>1 <text:s text:c="7"/>11A2 <text:s/>1 <text:s text:c="4"/>334330453638 7 1 0 <text:s text:c="2"/>115.0 <text:s/>115.0</text:p>
      <text:p text:style-name="P1"><text:s/>31 <text:s text:c="3"/>1.398400 1.458e-34 1.292e-08.07290.100 <text:s/>982.23070.790.000000 <text:s text:c="9"/>0 1 0 <text:s text:c="9"/>0 1 0 25 <text:s/>2 24 <text:s text:c="6"/>24 <text:s/>3 21 <text:s text:c="5"/>006550 113 6 2 4 0 <text:s text:c="3"/>51.0 <text:s text:c="2"/>49.0</text:p>
      <text:p text:style-name="P1"><text:s/>35 <text:s text:c="3"/>1.398703 1.953e-37 2.145e-08.07060.095 <text:s/>491.36980.810.000000 <text:s text:c="9"/>0 0 0 <text:s text:c="9"/>0 0 0 32 <text:s/>4 28 32.5 <text:s/>31 <text:s/>5 27 31.5 6565501518 6 2 4 0 <text:s text:c="3"/>66.0 <text:s text:c="2"/>64.0</text:p>
      <text:p text:style-name="P1"><text:s/>35 <text:s text:c="3"/>1.398703 1.893e-37 2.144e-08.07060.095 <text:s/>491.36980.810.000000 <text:s text:c="9"/>0 0 0 <text:s text:c="9"/>0 0 0 32 <text:s/>4 28 31.5 <text:s/>31 <text:s/>5 27 30.5 6565501518 6 2 4 0 <text:s text:c="3"/>64.0 <text:s text:c="2"/>62.0</text:p>
      <text:p text:style-name="P1"><text:s/>35 <text:s text:c="3"/>1.398705 1.835e-37 2.145e-08.07060.095 <text:s/>491.36990.810.000000 <text:s text:c="9"/>0 0 0 <text:s text:c="9"/>0 0 0 32 <text:s/>4 28 30.5 <text:s/>31 <text:s/>5 27 29.5 6565501518 6 2 4 0 <text:s text:c="3"/>62.0 <text:s text:c="2"/>60.0</text:p>
      <text:p text:style-name="P1"><text:s/>35 <text:s text:c="3"/>1.398707 2.015e-37 2.148e-08.07060.095 <text:s/>491.36980.810.000000 <text:s text:c="9"/>0 0 0 <text:s text:c="9"/>0 0 0 32 <text:s/>4 28 33.5 <text:s/>31 <text:s/>5 27 32.5 6565501518 6 2 4 0 <text:s text:c="3"/>68.0 <text:s text:c="2"/>66.0</text:p>
      <text:p text:style-name="P1"><text:s/>35 <text:s text:c="3"/>1.398709 1.778e-37 2.148e-08.07060.095 <text:s/>491.36990.810.000000 <text:s text:c="9"/>0 0 0 <text:s text:c="9"/>0 0 0 32 <text:s/>4 28 29.5 <text:s/>31 <text:s/>5 27 28.5 6565501518 6 2 4 0 <text:s text:c="3"/>60.0 <text:s text:c="2"/>58.0</text:p>
      <text:p text:style-name="P1"><text:s/>35 <text:s text:c="3"/>1.398715 2.080e-37 2.154e-08.07060.095 <text:s/>491.36990.810.000000 <text:s text:c="9"/>0 0 0 <text:s text:c="9"/>0 0 0 32 <text:s/>4 28 34.5 <text:s/>31 <text:s/>5 27 33.5 6565501518 6 2 4 0 <text:s text:c="3"/>70.0 <text:s text:c="2"/>68.0</text:p>
      <text:p text:style-name="P1"><text:s/>34 <text:s text:c="3"/>1.400224 2.315e-37 2.225e-08.07060.095 <text:s/>481.55830.810.000000 <text:s text:c="9"/>0 0 0 <text:s text:c="9"/>0 0 0 31 <text:s/>5 26 33.5 <text:s/>32 <text:s/>4 29 34.5 6565501518 6 2 4 0 <text:s text:c="3"/>68.0 <text:s text:c="2"/>70.0</text:p>
      <text:p text:style-name="P1"><text:s/>34 <text:s text:c="3"/>1.400229 2.245e-37 2.223e-08.07060.095 <text:s/>481.55830.810.000000 <text:s text:c="9"/>0 0 0 <text:s text:c="9"/>0 0 0 31 <text:s/>5 26 32.5 <text:s/>32 <text:s/>4 29 33.5 6565501518 6 2 4 0 <text:s text:c="3"/>66.0 <text:s text:c="2"/>68.0</text:p>
      <text:p text:style-name="P1"><text:soft-page-break/><text:s/>34 <text:s text:c="3"/>1.400232 2.176e-37 2.222e-08.07060.095 <text:s/>481.55830.810.000000 <text:s text:c="9"/>0 0 0 <text:s text:c="9"/>0 0 0 31 <text:s/>5 26 31.5 <text:s/>32 <text:s/>4 29 32.5 6565501518 6 2 4 0 <text:s text:c="3"/>64.0 <text:s text:c="2"/>66.0</text:p>
      <text:p text:style-name="P1"><text:s/>34 <text:s text:c="3"/>1.400234 1.980e-37 2.231e-08.07060.095 <text:s/>481.55840.810.000000 <text:s text:c="9"/>0 0 0 <text:s text:c="9"/>0 0 0 31 <text:s/>5 26 28.5 <text:s/>32 <text:s/>4 29 29.5 6565501518 6 2 4 0 <text:s text:c="3"/>58.0 <text:s text:c="2"/>60.0</text:p>
      <text:p text:style-name="P1"><text:s/>34 <text:s text:c="3"/>1.400234 2.044e-37 2.227e-08.07060.095 <text:s/>481.55830.810.000000 <text:s text:c="9"/>0 0 0 <text:s text:c="9"/>0 0 0 31 <text:s/>5 26 29.5 <text:s/>32 <text:s/>4 29 30.5 6565501518 6 2 4 0 <text:s text:c="3"/>60.0 <text:s text:c="2"/>62.0</text:p>
      <text:p text:style-name="P1"><text:s/>34 <text:s text:c="3"/>1.400234 2.109e-37 2.223e-08.07060.095 <text:s/>481.55830.810.000000 <text:s text:c="9"/>0 0 0 <text:s text:c="9"/>0 0 0 31 <text:s/>5 26 30.5 <text:s/>32 <text:s/>4 29 31.5 6565501518 6 2 4 0 <text:s text:c="3"/>62.0 <text:s text:c="2"/>64.0</text:p>
      <text:p text:style-name="P1"><text:s/>61 <text:s text:c="3"/>1.403193 9.199e-36 3.451e-11.06200.078 1553.98970.700.000000 <text:s text:c="3"/>0 0 0 1 1F2 <text:s text:c="3"/>0 0 0 1 1F2 <text:s text:c="3"/>6F1 <text:s/>4 <text:s text:c="8"/>6F2 <text:s/>4 <text:s text:c="4"/>534330453738 7 1 0 <text:s text:c="3"/>39.0 <text:s text:c="2"/>39.0</text:p>
      <text:p text:style-name="P1"><text:s/>61 <text:s text:c="3"/>1.407054 1.663e-39 1.034e-11.05000.073 3050.31080.650.000000 <text:s text:c="3"/>0 0 0 2 1F2 <text:s text:c="3"/>0 0 0 2 1A1 <text:s text:c="3"/>8E <text:s text:c="2"/>8 <text:s text:c="8"/>9E <text:s text:c="2"/>4 <text:s text:c="4"/>434330453638 7 1 0 <text:s text:c="3"/>34.0 <text:s text:c="2"/>38.0</text:p>
      <text:p text:style-name="P1"><text:s/>61 <text:s text:c="3"/>1.410012 2.569e-40 2.154e-12.06200.075 3169.06270.700.000000 <text:s text:c="3"/>0 1 0 1 1F1 <text:s text:c="3"/>0 1 0 1 1F1 <text:s text:c="3"/>7F2 22 <text:s text:c="8"/>7F1 22 <text:s text:c="4"/>334330453638 7 1 0 <text:s text:c="3"/>45.0 <text:s text:c="2"/>45.0</text:p>
      <text:p text:style-name="P1"><text:s/>61 <text:s text:c="3"/>1.411874 1.680e-40 5.159e-12.05600.073 3484.44380.650.000000 <text:s text:c="3"/>0 0 1 0 1F2 <text:s text:c="3"/>0 0 1 0 1F2 <text:s text:c="3"/>9F2 34 <text:s text:c="8"/>9F1 35 <text:s text:c="4"/>434330453638 7 1 0 <text:s text:c="3"/>57.0 <text:s text:c="2"/>57.0</text:p>
      <text:p text:style-name="P1"><text:s/>61 <text:s text:c="3"/>1.412215 3.213e-38 5.134e-11.06200.075 2827.67360.700.000000 <text:s text:c="3"/>0 0 0 2 1F2 <text:s text:c="3"/>0 0 0 2 1F2 <text:s text:c="3"/>7F2 <text:s/>1 <text:s text:c="8"/>7F1 <text:s/>1 <text:s text:c="4"/>434330453638 7 1 0 <text:s text:c="3"/>45.0 <text:s text:c="2"/>45.0</text:p>
      <text:p text:style-name="P1"><text:s/>61 <text:s text:c="3"/>1.414078 2.868e-36 2.607e-11.05600.073 1812.55740.650.000000 <text:s text:c="3"/>0 0 0 1 1F2 <text:s text:c="3"/>0 0 0 1 1F2 <text:s text:c="3"/>9F2 <text:s/>6 <text:s text:c="8"/>9F1 <text:s/>5 <text:s text:c="4"/>534330453738 7 1 0 <text:s text:c="3"/>57.0 <text:s text:c="2"/>57.0</text:p>
      <text:p text:style-name="P1"><text:s/>61 <text:s text:c="3"/>1.414899 9.461e-40 9.698e-12.05300.070 3258.29320.640.000000 <text:s text:c="3"/>0 1 0 1 1F2 <text:s text:c="3"/>0 0 0 2 1F2 <text:s text:c="3"/>9F1 19 <text:s text:c="7"/>10F2 14 <text:s text:c="4"/>334330453638 7 1 0 <text:s text:c="3"/>57.0 <text:s text:c="2"/>63.0</text:p>
      <text:p text:style-name="P1"><text:s/>31 <text:s text:c="3"/>1.415200 9.558e-35 6.438e-09.07300.103 <text:s/>857.33700.780.000000 <text:s text:c="9"/>0 1 0 <text:s text:c="9"/>0 1 0 18 <text:s/>2 16 <text:s text:c="6"/>19 <text:s/>1 19 <text:s text:c="5"/>006550 113 6 2 4 0 <text:s text:c="3"/>37.0 <text:s text:c="2"/>39.0</text:p>
      <text:p text:style-name="P1"><text:s/>61 <text:s text:c="3"/>1.416059 4.338e-38 1.338e-10.06200.075 2962.30790.700.000000 <text:s text:c="3"/>0 0 0 2 1F2 <text:s text:c="3"/>0 0 0 2 1F2 <text:s text:c="3"/>7F1 10 <text:s text:c="8"/>7F2 10 <text:s text:c="4"/>434330453638 7 1 0 <text:s text:c="3"/>45.0 <text:s text:c="2"/>45.0</text:p>
      <text:p text:style-name="P1"><text:s/>61 <text:s text:c="3"/>1.426461 5.153e-37 2.053e-12.04500.059 1778.20460.600.000000 <text:s text:c="3"/>0 0 0 0 1A1 <text:s text:c="3"/>0 0 0 0 1A1 <text:s text:c="2"/>18F1 <text:s/>2 <text:s text:c="7"/>18F2 <text:s/>1 <text:s text:c="4"/>534330453738 7 1 0 <text:s text:c="2"/>111.0 <text:s/>111.0</text:p>
      <text:p text:style-name="P1"><text:s/>62 <text:s text:c="3"/>1.426644 5.661e-39 2.009e-12.04280.067 1778.28940.750.000000 <text:s text:c="3"/>0 0 0 0 1A1 <text:s text:c="3"/>0 0 0 0 1A1 <text:s text:c="2"/>18F1 <text:s/>2 <text:s text:c="7"/>18F2 <text:s/>1 <text:s text:c="4"/>5323331111 4 1 1 1 <text:s text:c="2"/>222.0 <text:s/>222.0</text:p>
      <text:p text:style-name="P1"><text:s/>61 <text:s text:c="3"/>1.427824 5.219e-38 1.244e-12.05600.073 2008.94270.650.000000 <text:s text:c="3"/>0 1 0 0 1E <text:s text:c="4"/>0 1 0 0 1E <text:s text:c="4"/>9F2 10 <text:s text:c="8"/>9F1 <text:s/>9 <text:s text:c="4"/>534330453738 7 1 0 <text:s text:c="3"/>57.0 <text:s text:c="2"/>57.0</text:p>
      <text:p text:style-name="P1"><text:s/>31 <text:s text:c="3"/>1.428700 3.270e-33 4.302e-08.09090.106 <text:s text:c="3"/>2.51950.760.000000 <text:s text:c="9"/>0 0 0 <text:s text:c="9"/>0 0 0 <text:s/>1 <text:s/>1 <text:s/>1 <text:s text:c="7"/>2 <text:s/>0 <text:s/>2 <text:s text:c="5"/>006550 113 6 2 4 0 <text:s text:c="4"/>3.0 <text:s text:c="3"/>5.0</text:p>
      <text:p text:style-name="P1"><text:s/>31 <text:s text:c="3"/>1.436100 1.429e-34 1.922e-08.07140.098 1092.56800.800.000000 <text:s text:c="9"/>0 1 0 <text:s text:c="9"/>0 1 0 29 <text:s/>3 27 <text:s text:c="6"/>28 <text:s/>4 24 <text:s text:c="5"/>006550 113 6 2 4 0 <text:s text:c="3"/>59.0 <text:s text:c="2"/>57.0</text:p>
      <text:p text:style-name="P1"><text:s/>31 <text:s text:c="3"/>1.436300 1.498e-35 4.223e-08.09090.106 1105.65400.760.000000 <text:s text:c="9"/>1 0 0 <text:s text:c="9"/>1 0 0 <text:s/>1 <text:s/>1 <text:s/>1 <text:s text:c="7"/>2 <text:s/>0 <text:s/>2 <text:s text:c="5"/>006550 113 6 2 4 0 <text:s text:c="4"/>3.0 <text:s text:c="3"/>5.0</text:p>
      <text:p text:style-name="P1"><text:s/>61 <text:s text:c="3"/>1.436499 3.154e-40 7.581e-12.05300.070 3469.83180.640.000000 <text:s text:c="3"/>0 1 0 1 1F1 <text:s text:c="3"/>0 1 0 1 1F2 <text:s text:c="2"/>11F1 23 <text:s text:c="7"/>10F2 31 <text:s text:c="4"/>334330453638 7 1 0 <text:s text:c="3"/>69.0 <text:s text:c="2"/>63.0</text:p>
      <text:p text:style-name="P1"><text:s/>61 <text:s text:c="3"/>1.439144 4.036e-40 4.642e-12.05600.074 3255.60520.690.000000 <text:s text:c="3"/>0 1 0 1 1F1 <text:s text:c="3"/>0 1 0 1 1F1 <text:s text:c="3"/>8F2 24 <text:s text:c="8"/>8F1 22 <text:s text:c="4"/>434330453638 7 1 0 <text:s text:c="3"/>51.0 <text:s text:c="2"/>51.0</text:p>
      <text:p text:style-name="P1"><text:s/>31 <text:s text:c="3"/>1.440700 2.020e-34 2.113e-08.07290.099 1001.94900.790.000000 <text:s text:c="9"/>0 1 0 <text:s text:c="9"/>0 1 0 24 <text:s/>4 20 <text:s text:c="6"/>25 <text:s/>3 23 <text:s text:c="5"/>006550 113 6 2 4 0 <text:s text:c="3"/>49.0 <text:s text:c="2"/>51.0</text:p>
      <text:p text:style-name="P1"><text:s/>62 <text:s text:c="3"/>1.446300 2.873e-39 6.607e-12.04280.069 2181.05790.750.000000 <text:s text:c="3"/>0 0 0 0 1A1 <text:s text:c="3"/>0 0 0 0 1A1 <text:s text:c="2"/>20F2 <text:s/>3 <text:s text:c="7"/>20F1 <text:s/>2 <text:s text:c="4"/>5323331111 4 1 1 1 <text:s text:c="2"/>246.0 <text:s/>246.0</text:p>
      <text:p text:style-name="P1"><text:s/>61 <text:s text:c="3"/>1.446664 3.487e-37 2.114e-12.03800.059 1778.20430.600.000000 <text:s text:c="3"/>0 0 0 0 1A1 <text:s text:c="3"/>0 0 0 0 1A1 <text:s text:c="2"/>18E <text:s text:c="2"/>2 <text:s text:c="7"/>18E <text:s text:c="2"/>1 <text:s text:c="4"/>534330453738 7 1 0 <text:s text:c="3"/>74.0 <text:s text:c="2"/>74.0</text:p>
      <text:p text:style-name="P1"><text:s/>62 <text:s text:c="3"/>1.446878 3.842e-39 2.074e-12.02660.045 1778.28920.750.000000 <text:s text:c="3"/>0 0 0 0 1A1 <text:s text:c="3"/>0 0 0 0 1A1 <text:s text:c="2"/>18E <text:s text:c="2"/>2 <text:s text:c="7"/>18E <text:s text:c="2"/>1 <text:s text:c="4"/>5323331111 4 1 1 1 <text:s text:c="2"/>148.0 <text:s/>148.0</text:p>
      <text:p text:style-name="P1"><text:s/>31 <text:s text:c="3"/>1.451900 2.538e-35 3.634e-09.06820.085 1221.74800.760.000000 <text:s text:c="9"/>0 0 0 <text:s text:c="9"/>0 0 0 52 <text:s/>4 48 <text:s text:c="6"/>53 <text:s/>3 51 <text:s text:c="5"/>004220 113 8 2 1 0 <text:s text:c="2"/>105.0 <text:s/>107.0</text:p>
      <text:p text:style-name="P1"><text:s/>61 <text:s text:c="3"/>1.454383 1.240e-37 1.249e-12.04500.058 1975.72490.600.000000 <text:s text:c="3"/>0 0 0 0 1A1 <text:s text:c="3"/>0 0 0 0 1A1 <text:s text:c="2"/>19F2 <text:s/>5 <text:s text:c="7"/>19F1 <text:s/>2 <text:s text:c="4"/>534330453738 7 1 0 <text:s text:c="2"/>117.0 <text:s/>117.0</text:p>
      <text:p text:style-name="P1"><text:s/>62 <text:s text:c="3"/>1.455132 1.365e-39 1.224e-12.04280.068 1975.81910.750.000000 <text:s text:c="3"/>0 0 0 0 1A1 <text:s text:c="3"/>0 0 0 0 1A1 <text:s text:c="2"/>19F2 <text:s/>5 <text:s text:c="7"/>19F1 <text:s/>2 <text:s text:c="4"/>5323331111 4 1 1 1 <text:s text:c="2"/>234.0 <text:s/>234.0</text:p>
      <text:p text:style-name="P1"><text:s/>34 <text:s text:c="3"/>1.455336 8.966e-38 1.483e-08.09090.106 <text:s text:c="3"/>2.44710.760.000000 <text:s text:c="9"/>0 0 0 <text:s text:c="9"/>0 0 0 <text:s/>1 <text:s/>1 <text:s/>1 <text:s/>1.5 <text:s text:c="2"/>2 <text:s/>0 <text:s/>2 <text:s/>0.5 6565501518 6 2 4 0 <text:s text:c="4"/>4.0 <text:s text:c="3"/>2.0</text:p>
      <text:p text:style-name="P1"><text:s/>34 <text:s text:c="3"/>1.455363 1.255e-37 2.076e-08.09090.106 <text:s text:c="3"/>2.44710.760.000000 <text:s text:c="9"/>0 0 0 <text:s text:c="9"/>0 0 0 <text:s/>1 <text:s/>1 <text:s/>1 <text:s/>1.5 <text:s text:c="2"/>2 <text:s/>0 <text:s/>2 <text:s/>1.5 6565501518 6 2 4 0 <text:s text:c="4"/>4.0 <text:s text:c="3"/>4.0</text:p>
      <text:p text:style-name="P1"><text:s/>34 <text:s text:c="3"/>1.455374 4.483e-37 3.709e-08.09090.106 <text:s text:c="3"/>2.44710.760.000000 <text:s text:c="9"/>0 0 0 <text:s text:c="9"/>0 0 0 <text:s/>1 <text:s/>1 <text:s/>1 <text:s/>3.5 <text:s text:c="2"/>2 <text:s/>0 <text:s/>2 <text:s/>4.5 6565501518 6 2 4 0 <text:s text:c="4"/>8.0 <text:s text:c="2"/>10.0</text:p>
      <text:p text:style-name="P1"><text:s/>34 <text:s text:c="3"/>1.455395 8.366e-38 1.384e-08.09090.106 <text:s text:c="3"/>2.44700.760.000000 <text:s text:c="9"/>0 0 0 <text:s text:c="9"/>0 0 0 <text:s/>1 <text:s/>1 <text:s/>1 <text:s/>1.5 <text:s text:c="2"/>2 <text:s/>0 <text:s/>2 <text:s/>2.5 6565501518 6 2 4 0 <text:s text:c="4"/>4.0 <text:s text:c="3"/>6.0</text:p>
      <text:p text:style-name="P1"><text:s/>34 <text:s text:c="3"/>1.455401 2.135e-38 1.766e-09.09090.106 <text:s text:c="3"/>2.44700.760.000000 <text:s text:c="9"/>0 0 0 <text:s text:c="9"/>0 0 0 <text:s/>1 <text:s/>1 <text:s/>1 <text:s/>3.5 <text:s text:c="2"/>2 <text:s/>0 <text:s/>2 <text:s/>2.5 6565501518 6 2 4 0 <text:s text:c="4"/>8.0 <text:s text:c="3"/>6.0</text:p>
      <text:p text:style-name="P1"><text:s/>34 <text:s text:c="3"/>1.455413 1.281e-37 1.060e-08.09090.106 <text:s text:c="3"/>2.44700.760.000000 <text:s text:c="9"/>0 0 0 <text:s text:c="9"/>0 0 0 <text:s/>1 <text:s/>1 <text:s/>1 <text:s/>3.5 <text:s text:c="2"/>2 <text:s/>0 <text:s/>2 <text:s/>3.5 6565501518 6 2 4 0 <text:s text:c="4"/>8.0 <text:s text:c="3"/>8.0</text:p>
      <text:p text:style-name="P1"><text:s/>34 <text:s text:c="3"/>1.455462 5.380e-38 5.935e-09.09090.106 <text:s text:c="3"/>2.44710.760.000000 <text:s text:c="9"/>0 0 0 <text:s text:c="9"/>0 0 0 <text:s/>1 <text:s/>1 <text:s/>1 <text:s/>2.5 <text:s text:c="2"/>2 <text:s/>0 <text:s/>2 <text:s/>1.5 6565501518 6 2 4 0 <text:s text:c="4"/>6.0 <text:s text:c="3"/>4.0</text:p>
      <text:p text:style-name="P1"><text:s/>34 <text:s text:c="3"/>1.455493 1.640e-37 1.809e-08.09090.106 <text:s text:c="3"/>2.44700.760.000000 <text:s text:c="9"/>0 0 0 <text:s text:c="9"/>0 0 0 <text:s/>1 <text:s/>1 <text:s/>1 <text:s/>2.5 <text:s text:c="2"/>2 <text:s/>0 <text:s/>2 <text:s/>2.5 6565501518 6 2 4 0 <text:s text:c="4"/>6.0 <text:s text:c="3"/>6.0</text:p>
      <text:p text:style-name="P1"><text:s/>34 <text:s text:c="3"/>1.455505 2.305e-37 2.543e-08.09090.106 <text:s text:c="3"/>2.44700.760.000000 <text:s text:c="9"/>0 0 0 <text:s text:c="9"/>0 0 0 <text:s/>1 <text:s/>1 <text:s/>1 <text:s/>2.5 <text:s text:c="2"/>2 <text:s/>0 <text:s/>2 <text:s/>3.5 6565501518 6 2 4 0 <text:s text:c="4"/>6.0 <text:s text:c="3"/>8.0</text:p>
      <text:p text:style-name="P1"><text:s/>61 <text:s text:c="3"/>1.455625 7.320e-39 7.378e-14.04500.058 1975.75900.600.000000 <text:s text:c="3"/>0 0 0 0 1A1 <text:s text:c="3"/>0 0 0 0 1A1 <text:s text:c="2"/>19F1 <text:s/>5 <text:s text:c="7"/>19F2 <text:s/>3 <text:s text:c="4"/>534330453738 7 1 0 <text:s text:c="2"/>117.0 <text:s/>117.0</text:p>
      <text:p text:style-name="P1"><text:s/>31 <text:s text:c="3"/>1.456100 6.424e-33 1.485e-08.07730.104 <text:s text:c="2"/>77.08250.770.000000 <text:s text:c="9"/>0 0 0 <text:s text:c="9"/>0 0 0 12 <text:s/>2 10 <text:s text:c="6"/>13 <text:s/>1 13 <text:s text:c="5"/>006550 113 6 2 4 0 <text:s text:c="3"/>25.0 <text:s text:c="2"/>27.0</text:p>
      <text:p text:style-name="P1"><text:s/>61 <text:s text:c="3"/>1.456653 7.614e-39 7.209e-11.05600.074 3213.05320.690.000000 <text:s text:c="3"/>0 1 0 1 1F1 <text:s text:c="3"/>0 1 0 1 1F1 <text:s text:c="3"/>8F2 20 <text:s text:c="8"/>8F1 18 <text:s text:c="4"/>434330453638 7 1 0 <text:s text:c="3"/>51.0 <text:s text:c="2"/>51.0</text:p>
      <text:p text:style-name="P1"><text:s/>12 <text:s text:c="3"/>1.456904 1.767e-36 8.236e-08.08340.412 3581.98460.69-.002900 <text:s text:c="9"/>0 2 0 <text:s text:c="9"/>0 2 0 <text:s/>5 <text:s/>2 <text:s/>4 <text:s text:c="7"/>4 <text:s/>3 <text:s/>1 <text:s text:c="5"/>5646634836287120 7 <text:s text:c="3"/>11.0 <text:s text:c="3"/>9.0</text:p>
      <text:p text:style-name="P1"><text:s/>31 <text:s text:c="3"/>1.462800 1.398e-33 2.261e-08.06960.090 <text:s/>702.31670.820.000000 <text:s text:c="9"/>0 0 0 <text:s text:c="9"/>0 0 0 37 <text:s/>6 32 <text:s text:c="6"/>38 <text:s/>5 33 <text:s text:c="5"/>006550 113 6 2 4 0 <text:s text:c="3"/>75.0 <text:s text:c="2"/>77.0</text:p>
      <text:p text:style-name="P1"><text:s/>62 <text:s text:c="3"/>1.463546 1.329e-39 8.465e-12.04280.070 2397.92090.750.000000 <text:s text:c="3"/>0 0 0 0 1A1 <text:s text:c="3"/>0 0 0 0 1A1 <text:s text:c="2"/>21F2 <text:s/>4 <text:s text:c="7"/>21F1 <text:s/>3 <text:s text:c="4"/>5323331111 4 1 1 1 <text:s text:c="2"/>258.0 <text:s/>258.0</text:p>
      <text:p text:style-name="P1"><text:s/>61 <text:s text:c="3"/>1.464738 1.812e-36 2.588e-11.05300.070 1918.84180.640.000000 <text:s text:c="3"/>0 0 0 1 1F2 <text:s text:c="3"/>0 0 0 1 1F2 <text:s text:c="2"/>10F1 <text:s/>6 <text:s text:c="7"/>10F2 <text:s/>6 <text:s text:c="4"/>534330453738 7 1 0 <text:s text:c="3"/>63.0 <text:s text:c="2"/>63.0</text:p>
      <text:p text:style-name="P1"><text:s/>61 <text:s text:c="3"/>1.466096 1.103e-40 7.611e-13.06200.075 3091.51220.700.000000 <text:s text:c="3"/>0 1 0 1 1F2 <text:s text:c="3"/>0 1 0 1 1F1 <text:s text:c="3"/>6F1 19 <text:s text:c="8"/>7F2 14 <text:s text:c="4"/>434330453638 7 1 0 <text:s text:c="3"/>39.0 <text:s text:c="2"/>45.0</text:p>
      <text:p text:style-name="P1"><text:s/>31 <text:s text:c="3"/>1.469100 1.565e-35 1.819e-08.07040.095 1557.62900.810.000000 <text:s text:c="9"/>0 0 1 <text:s text:c="9"/>0 0 1 33 <text:s/>4 29 <text:s text:c="6"/>32 <text:s/>5 28 <text:s text:c="5"/>006550 113 6 2 4 0 <text:s text:c="3"/>67.0 <text:s text:c="2"/>65.0</text:p>
      <text:p text:style-name="P1"><text:s/>61 <text:s text:c="3"/>1.470597 1.860e-38 1.051e-10.05300.070 3148.30910.640.000000 <text:s text:c="3"/>0 0 0 2 1A1 <text:s text:c="3"/>0 0 0 2 1A1 <text:s text:c="2"/>10F1 <text:s/>6 <text:s text:c="7"/>10F2 <text:s/>6 <text:s text:c="4"/>434330453638 7 1 0 <text:s text:c="3"/>63.0 <text:s text:c="2"/>63.0</text:p>
      <text:p text:style-name="P1"><text:s/>61 <text:s text:c="3"/>1.471356 6.258e-39 2.515e-11.05900.078 3084.63500.700.000000 <text:s text:c="3"/>0 1 0 1 1F1 <text:s text:c="3"/>0 1 0 1 1F1 <text:s text:c="3"/>6A2 <text:s/>6 <text:s text:c="8"/>6A1 <text:s/>7 <text:s text:c="4"/>334330453638 7 1 0 <text:s text:c="3"/>65.0 <text:s text:c="2"/>65.0</text:p>
      <text:p text:style-name="P1"><text:s/>23 <text:s text:c="3"/>1.472734 1.320e-35 2.840e-13.08920.120 <text:s text:c="3"/>0.73640.78-.000042 <text:s text:c="6"/>0 0 0 01 <text:s text:c="6"/>0 0 0 01 <text:s text:c="19"/>R <text:s/>1e <text:s text:c="4"/>667774 4 4 5 4 5 7 <text:s text:c="4"/>5.0 <text:s text:c="3"/>3.0</text:p>
      <text:p text:style-name="P1"><text:s/>61 <text:s text:c="3"/>1.478234 1.246e-39 1.462e-11.05600.074 3254.12670.690.000000 <text:s text:c="3"/>0 1 0 1 1F1 <text:s text:c="3"/>0 1 0 1 1F2 <text:s text:c="3"/>8F1 22 <text:s text:c="8"/>8F2 23 <text:s text:c="4"/>434330453638 7 1 0 <text:s text:c="3"/>51.0 <text:s text:c="2"/>51.0</text:p>
      <text:p text:style-name="P1"><text:s/>61 <text:s text:c="3"/>1.484472 3.317e-40 5.277e-12.05300.073 3359.41750.650.000000 <text:s text:c="3"/>0 1 0 1 1F1 <text:s text:c="3"/>0 1 0 1 1F2 <text:s text:c="2"/>10F2 21 <text:s text:c="8"/>9F1 29 <text:s text:c="4"/>334330453638 7 1 0 <text:s text:c="3"/>63.0 <text:s text:c="2"/>57.0</text:p>
      <text:p text:style-name="P1"><text:s/>61 <text:s text:c="3"/>1.484664 1.792e-39 1.064e-11.06500.077 3023.50880.720.000000 <text:s text:c="3"/>0 1 0 1 1F1 <text:s text:c="3"/>0 1 0 1 1F2 <text:s text:c="3"/>5F1 17 <text:s text:c="8"/>5F2 15 <text:s text:c="4"/>334330453638 7 1 0 <text:s text:c="3"/>33.0 <text:s text:c="2"/>33.0</text:p>
      <text:p text:style-name="P1"><text:s/>61 <text:s text:c="3"/>1.485226 3.407e-40 2.481e-12.06000.078 3170.58760.720.000000 <text:s text:c="3"/>0 0 1 0 1F2 <text:s text:c="3"/>0 2 0 0 1A1 <text:s text:c="3"/>5A2 <text:s/>7 <text:s text:c="8"/>4A1 <text:s/>8 <text:s text:c="4"/>434330453638 7 1 0 <text:s text:c="3"/>55.0 <text:s text:c="2"/>45.0</text:p>
      <text:p text:style-name="P1"><text:s/>61 <text:s text:c="3"/>1.487371 1.421e-36 4.847e-12.06500.081 1325.82140.680.000000 <text:s text:c="3"/>0 0 0 1 1F2 <text:s text:c="3"/>0 0 0 1 1F2 <text:s text:c="3"/>2F2 <text:s/>1 <text:s text:c="8"/>1F1 <text:s/>1 <text:s text:c="4"/>534330453738 7 1 0 <text:s text:c="3"/>15.0 <text:s text:c="3"/>9.0</text:p>
      <text:p text:style-name="P1"><text:s/>32 <text:s text:c="3"/>1.488600 2.126e-35 2.611e-08.07600.102 <text:s/>163.77600.780.000000 <text:s text:c="9"/>0 0 0 <text:s text:c="9"/>0 0 0 19 <text:s/>2 17 <text:s text:c="6"/>18 <text:s/>3 16 <text:s text:c="5"/>006550 113 6 2 4 0 <text:s text:c="3"/>39.0 <text:s text:c="2"/>37.0</text:p>
      <text:p text:style-name="P1"><text:s/>35 <text:s text:c="3"/>1.490433 9.051e-39 3.724e-10.07730.103 <text:s/>139.78790.780.000000 <text:s text:c="9"/>0 0 0 <text:s text:c="9"/>0 0 0 16 <text:s/>3 13 16.5 <text:s/>17 <text:s/>2 16 16.5 6565501518 6 2 4 0 <text:s text:c="3"/>34.0 <text:s text:c="2"/>34.0</text:p>
      <text:p text:style-name="P1"><text:s/>35 <text:s text:c="3"/>1.490441 6.300e-37 2.448e-08.07730.103 <text:s/>139.78800.780.000000 <text:s text:c="9"/>0 0 0 <text:s text:c="9"/>0 0 0 16 <text:s/>3 13 17.5 <text:s/>17 <text:s/>2 16 18.5 6565501518 6 2 4 0 <text:s text:c="3"/>36.0 <text:s text:c="2"/>38.0</text:p>
      <text:p text:style-name="P1"><text:s/>35 <text:s text:c="3"/>1.490441 5.935e-37 2.442e-08.07730.103 <text:s/>139.78790.780.000000 <text:s text:c="9"/>0 0 0 <text:s text:c="9"/>0 0 0 16 <text:s/>3 13 16.5 <text:s/>17 <text:s/>2 16 17.5 6565501518 6 2 4 0 <text:s text:c="3"/>34.0 <text:s text:c="2"/>36.0</text:p>
      <text:p text:style-name="P1"><text:s/>35 <text:s text:c="3"/>1.490444 5.591e-37 2.444e-08.07730.103 <text:s/>139.78790.780.000000 <text:s text:c="9"/>0 0 0 <text:s text:c="9"/>0 0 0 16 <text:s/>3 13 15.5 <text:s/>17 <text:s/>2 16 16.5 6565501518 6 2 4 0 <text:s text:c="3"/>32.0 <text:s text:c="2"/>34.0</text:p>
      <text:p text:style-name="P1"><text:s/>35 <text:s text:c="3"/>1.490444 6.685e-37 2.461e-08.07730.103 <text:s/>139.78800.780.000000 <text:s text:c="9"/>0 0 0 <text:s text:c="9"/>0 0 0 16 <text:s/>3 13 18.5 <text:s/>17 <text:s/>2 16 19.5 6565501518 6 2 4 0 <text:s text:c="3"/>38.0 <text:s text:c="2"/>40.0</text:p>
      <text:p text:style-name="P1"><text:s/>35 <text:s text:c="3"/>1.490448 5.266e-37 2.455e-08.07730.103 <text:s/>139.78800.780.000000 <text:s text:c="9"/>0 0 0 <text:s text:c="9"/>0 0 0 16 <text:s/>3 13 14.5 <text:s/>17 <text:s/>2 16 15.5 6565501518 6 2 4 0 <text:s text:c="3"/>30.0 <text:s text:c="2"/>32.0</text:p>
      <text:p text:style-name="P1"><text:soft-page-break/><text:s/>35 <text:s text:c="3"/>1.490454 4.963e-37 2.479e-08.07730.103 <text:s/>139.78800.780.000000 <text:s text:c="9"/>0 0 0 <text:s text:c="9"/>0 0 0 16 <text:s/>3 13 13.5 <text:s/>17 <text:s/>2 16 14.5 6565501518 6 2 4 0 <text:s text:c="3"/>28.0 <text:s text:c="2"/>30.0</text:p>
      <text:p text:style-name="P1"><text:s/>31 <text:s text:c="3"/>1.490600 1.152e-34 4.772e-08.09090.106 <text:s/>703.43980.760.000000 <text:s text:c="9"/>0 1 0 <text:s text:c="9"/>0 1 0 <text:s/>1 <text:s/>1 <text:s/>1 <text:s text:c="7"/>2 <text:s/>0 <text:s/>2 <text:s text:c="5"/>006550 113 6 2 4 0 <text:s text:c="4"/>3.0 <text:s text:c="3"/>5.0</text:p>
      <text:p text:style-name="P1"><text:s/>34 <text:s text:c="3"/>1.491095 3.114e-37 2.473e-08.07140.098 <text:s/>381.89920.800.000000 <text:s text:c="9"/>0 0 0 <text:s text:c="9"/>0 0 0 29 <text:s/>3 27 26.5 <text:s/>28 <text:s/>4 24 25.5 6565501518 6 2 4 0 <text:s text:c="3"/>54.0 <text:s text:c="2"/>52.0</text:p>
      <text:p text:style-name="P1"><text:s/>34 <text:s text:c="3"/>1.491104 3.223e-37 2.468e-08.07140.098 <text:s/>381.89920.800.000000 <text:s text:c="9"/>0 0 0 <text:s text:c="9"/>0 0 0 29 <text:s/>3 27 27.5 <text:s/>28 <text:s/>4 24 26.5 6565501518 6 2 4 0 <text:s text:c="3"/>56.0 <text:s text:c="2"/>54.0</text:p>
      <text:p text:style-name="P1"><text:s/>34 <text:s text:c="3"/>1.491107 3.703e-37 2.481e-08.07140.098 <text:s/>381.89920.800.000000 <text:s text:c="9"/>0 0 0 <text:s text:c="9"/>0 0 0 29 <text:s/>3 27 31.5 <text:s/>28 <text:s/>4 24 30.5 6565501518 6 2 4 0 <text:s text:c="3"/>64.0 <text:s text:c="2"/>62.0</text:p>
      <text:p text:style-name="P1"><text:s/>34 <text:s text:c="3"/>1.491110 3.338e-37 2.469e-08.07140.098 <text:s/>381.89920.800.000000 <text:s text:c="9"/>0 0 0 <text:s text:c="9"/>0 0 0 29 <text:s/>3 27 28.5 <text:s/>28 <text:s/>4 24 27.5 6565501518 6 2 4 0 <text:s text:c="3"/>58.0 <text:s text:c="2"/>56.0</text:p>
      <text:p text:style-name="P1"><text:s/>34 <text:s text:c="3"/>1.491112 3.577e-37 2.475e-08.07140.098 <text:s/>381.89910.800.000000 <text:s text:c="9"/>0 0 0 <text:s text:c="9"/>0 0 0 29 <text:s/>3 27 30.5 <text:s/>28 <text:s/>4 24 29.5 6565501518 6 2 4 0 <text:s text:c="3"/>62.0 <text:s text:c="2"/>60.0</text:p>
      <text:p text:style-name="P1"><text:s/>34 <text:s text:c="3"/>1.491113 3.456e-37 2.470e-08.07140.098 <text:s/>381.89910.800.000000 <text:s text:c="9"/>0 0 0 <text:s text:c="9"/>0 0 0 29 <text:s/>3 27 29.5 <text:s/>28 <text:s/>4 24 28.5 6565501518 6 2 4 0 <text:s text:c="3"/>60.0 <text:s text:c="2"/>58.0</text:p>
      <text:p text:style-name="P1"><text:s/>12 <text:s text:c="3"/>1.494973 1.537e-36 8.921e-08.07490.371 3847.78440.620.002400 <text:s text:c="9"/>0 2 0 <text:s text:c="9"/>0 2 0 <text:s/>5 <text:s/>4 <text:s/>1 <text:s text:c="7"/>6 <text:s/>3 <text:s/>4 <text:s text:c="5"/>5646534836257120 7 <text:s text:c="3"/>33.0 <text:s text:c="2"/>39.0</text:p>
      <text:p text:style-name="P1"><text:s/>31 <text:s text:c="3"/>1.496700 2.346e-33 5.892e-09.07190.102 <text:s/>190.21250.790.000000 <text:s text:c="9"/>0 0 0 <text:s text:c="9"/>0 0 0 20 <text:s/>2 18 <text:s text:c="6"/>21 <text:s/>1 21 <text:s text:c="5"/>006550 113 6 2 4 0 <text:s text:c="3"/>41.0 <text:s text:c="2"/>43.0</text:p>
      <text:p text:style-name="P1"><text:s/>73 <text:s text:c="3"/>1.501182 1.096e-40 3.657e-10.03460.034 5212.22710.720.000000 <text:s text:c="6"/>X <text:s text:c="5"/>0 <text:s text:c="6"/>X <text:s text:c="5"/>0 <text:s text:c="10"/>59.5 Q 61R 60 58.5d55222030 912 9 4 0 <text:s text:c="2"/>120.0 <text:s/>118.0</text:p>
      <text:p text:style-name="P1"><text:s/>73 <text:s text:c="3"/>1.504440 1.083e-40 3.682e-10.03460.034 5212.22390.720.000000 <text:s text:c="6"/>X <text:s text:c="5"/>0 <text:s text:c="6"/>X <text:s text:c="5"/>0 <text:s text:c="10"/>58.5 Q 61R 60 57.5d55222030 912 9 4 0 <text:s text:c="2"/>118.0 <text:s/>116.0</text:p>
      <text:p text:style-name="P1"><text:s/>73 <text:s text:c="3"/>1.505979 2.472e-40 3.690e-10.03460.034 5046.13170.720.000000 <text:s text:c="6"/>X <text:s text:c="5"/>0 <text:s text:c="6"/>X <text:s text:c="5"/>0 <text:s text:c="10"/>59.5 Q 60R 59 58.5d55222030 912 9 4 0 <text:s text:c="2"/>120.0 <text:s/>118.0</text:p>
      <text:p text:style-name="P1"><text:s/>73 <text:s text:c="3"/>1.509294 2.443e-40 3.716e-10.03460.034 5046.12830.720.000000 <text:s text:c="6"/>X <text:s text:c="5"/>0 <text:s text:c="6"/>X <text:s text:c="5"/>0 <text:s text:c="10"/>58.5 Q 60R 59 57.5d55222030 912 9 4 0 <text:s text:c="2"/>118.0 <text:s/>116.0</text:p>
      <text:p text:style-name="P1"><text:s/>73 <text:s text:c="3"/>1.510724 5.511e-40 3.727e-10.03460.034 4882.62660.720.000000 <text:s text:c="6"/>X <text:s text:c="5"/>0 <text:s text:c="6"/>X <text:s text:c="5"/>0 <text:s text:c="10"/>59.5 Q 59R 58 58.5d55222030 912 9 4 0 <text:s text:c="2"/>120.0 <text:s/>118.0</text:p>
      <text:p text:style-name="P1"><text:s/>61 <text:s text:c="3"/>1.510803 3.635e-40 2.151e-12.06500.077 3019.27290.720.000000 <text:s text:c="3"/>0 1 0 1 1F2 <text:s text:c="3"/>0 1 0 1 1F1 <text:s text:c="3"/>5F1 16 <text:s text:c="8"/>5F2 14 <text:s text:c="4"/>434330453638 7 1 0 <text:s text:c="3"/>33.0 <text:s text:c="2"/>33.0</text:p>
      <text:p text:style-name="P1"><text:s/>31 <text:s text:c="3"/>1.511800 5.924e-35 2.333e-08.07660.103 1195.55800.780.000000 <text:s text:c="9"/>0 0 1 <text:s text:c="9"/>0 0 1 17 <text:s/>3 14 <text:s text:c="6"/>18 <text:s/>2 17 <text:s text:c="5"/>006550 113 6 2 4 0 <text:s text:c="3"/>35.0 <text:s text:c="2"/>37.0</text:p>
      <text:p text:style-name="P1"><text:s/>73 <text:s text:c="3"/>1.512550 2.414e-40 3.743e-10.03460.034 5046.12510.720.000000 <text:s text:c="6"/>X <text:s text:c="5"/>0 <text:s text:c="6"/>X <text:s text:c="5"/>0 <text:s text:c="10"/>57.5 Q 60R 59 56.5d55222030 912 9 4 0 <text:s text:c="2"/>116.0 <text:s/>114.0</text:p>
      <text:p text:style-name="P1"><text:s/>31 <text:s text:c="3"/>1.514000 3.826e-35 1.416e-08.07650.104 1129.06700.770.000000 <text:s text:c="9"/>0 0 1 <text:s text:c="9"/>0 0 1 13 <text:s/>2 11 <text:s text:c="6"/>14 <text:s/>1 14 <text:s text:c="5"/>006550 113 6 2 4 0 <text:s text:c="3"/>27.0 <text:s text:c="2"/>29.0</text:p>
      <text:p text:style-name="P1"><text:s/>73 <text:s text:c="3"/>1.514097 5.442e-40 3.751e-10.03460.034 4882.62320.720.000000 <text:s text:c="6"/>X <text:s text:c="5"/>0 <text:s text:c="6"/>X <text:s text:c="5"/>0 <text:s text:c="10"/>58.5 Q 59R 58 57.5d55222030 912 9 4 0 <text:s text:c="2"/>118.0 <text:s/>116.0</text:p>
      <text:p text:style-name="P1"><text:s/>24 <text:s text:c="3"/>1.514423 8.583e-38 4.962e-14.08920.120 <text:s text:c="3"/>0.75720.78-.000042 <text:s text:c="6"/>0 0 0 01 <text:s text:c="6"/>0 0 0 01 <text:s text:c="11"/>2.5 <text:s text:c="4"/>R <text:s/>1e <text:s/>1.5667774 428 5 4 5 7 <text:s text:c="4"/>6.0 <text:s text:c="3"/>4.0</text:p>
      <text:p text:style-name="P1"><text:s/>24 <text:s text:c="3"/>1.514428 1.314e-37 5.696e-14.08920.120 <text:s text:c="3"/>0.75720.78-.000042 <text:s text:c="6"/>0 0 0 01 <text:s text:c="6"/>0 0 0 01 <text:s text:c="11"/>3.5 <text:s text:c="4"/>R <text:s/>1e <text:s/>3.5667774 428 5 4 5 7 <text:s text:c="4"/>8.0 <text:s text:c="3"/>8.0</text:p>
      <text:p text:style-name="P1"><text:s/>24 <text:s text:c="3"/>1.514434 2.190e-38 1.266e-14.08920.120 <text:s text:c="3"/>0.75720.78-.000042 <text:s text:c="6"/>0 0 0 01 <text:s text:c="6"/>0 0 0 01 <text:s text:c="11"/>2.5 <text:s text:c="4"/>R <text:s/>1e <text:s/>3.5667774 428 5 4 5 7 <text:s text:c="4"/>6.0 <text:s text:c="3"/>8.0</text:p>
      <text:p text:style-name="P1"><text:s/>24 <text:s text:c="3"/>1.514441 1.288e-37 1.117e-13.08920.120 <text:s text:c="3"/>0.75720.78-.000042 <text:s text:c="6"/>0 0 0 01 <text:s text:c="6"/>0 0 0 01 <text:s text:c="11"/>1.5 <text:s text:c="4"/>R <text:s/>1e <text:s/>1.5667774 428 5 4 5 7 <text:s text:c="4"/>4.0 <text:s text:c="3"/>4.0</text:p>
      <text:p text:style-name="P1"><text:s/>24 <text:s text:c="3"/>1.514453 4.600e-37 1.596e-13.08920.120 <text:s text:c="3"/>0.75720.78-.000042 <text:s text:c="6"/>0 0 0 01 <text:s text:c="6"/>0 0 0 01 <text:s text:c="11"/>4.5 <text:s text:c="4"/>R <text:s/>1e <text:s/>3.5667774 428 5 4 5 7 <text:s text:c="3"/>10.0 <text:s text:c="3"/>8.0</text:p>
      <text:p text:style-name="P1"><text:s/>24 <text:s text:c="3"/>1.514455 2.365e-37 1.025e-13.08920.120 <text:s text:c="3"/>0.75720.78-.000042 <text:s text:c="6"/>0 0 0 01 <text:s text:c="6"/>0 0 0 01 <text:s text:c="11"/>3.5 <text:s text:c="4"/>R <text:s/>1e <text:s/>2.5667774 428 5 4 5 7 <text:s text:c="4"/>8.0 <text:s text:c="3"/>6.0</text:p>
      <text:p text:style-name="P1"><text:s/>24 <text:s text:c="3"/>1.514458 9.197e-38 1.595e-13.08920.120 <text:s text:c="3"/>0.75720.78-.000042 <text:s text:c="6"/>0 0 0 01 <text:s text:c="6"/>0 0 0 01 <text:s text:c="11"/>0.5 <text:s text:c="4"/>R <text:s/>1e <text:s/>1.5667774 428 5 4 5 7 <text:s text:c="4"/>2.0 <text:s text:c="3"/>4.0</text:p>
      <text:p text:style-name="P1"><text:s/>24 <text:s text:c="3"/>1.514461 1.682e-37 9.722e-14.08920.120 <text:s text:c="3"/>0.75720.78-.000042 <text:s text:c="6"/>0 0 0 01 <text:s text:c="6"/>0 0 0 01 <text:s text:c="11"/>2.5 <text:s text:c="4"/>R <text:s/>1e <text:s/>2.5667774 428 5 4 5 7 <text:s text:c="4"/>6.0 <text:s text:c="3"/>6.0</text:p>
      <text:p text:style-name="P1"><text:s/>24 <text:s text:c="3"/>1.514480 5.518e-38 4.785e-14.08920.120 <text:s text:c="3"/>0.75720.78-.000042 <text:s text:c="6"/>0 0 0 01 <text:s text:c="6"/>0 0 0 01 <text:s text:c="11"/>1.5 <text:s text:c="4"/>R <text:s/>1e <text:s/>2.5667774 428 5 4 5 7 <text:s text:c="4"/>4.0 <text:s text:c="3"/>6.0</text:p>
      <text:p text:style-name="P1"><text:s/>73 <text:s text:c="3"/>1.515412 1.213e-39 3.764e-10.03460.034 4721.71860.720.000000 <text:s text:c="6"/>X <text:s text:c="5"/>0 <text:s text:c="6"/>X <text:s text:c="5"/>0 <text:s text:c="10"/>59.5 Q 58R 57 58.5d55222030 912 9 4 0 <text:s text:c="2"/>120.0 <text:s/>118.0</text:p>
      <text:p text:style-name="P1"><text:s/>34 <text:s text:c="3"/>1.515971 9.000e-38 9.421e-09.07040.097 <text:s/>463.69530.810.000000 <text:s text:c="9"/>0 0 0 <text:s text:c="9"/>0 0 0 33 <text:s/>2 32 30.5 <text:s/>32 <text:s/>3 29 29.5 6565501518 6 2 4 0 <text:s text:c="3"/>62.0 <text:s text:c="2"/>60.0</text:p>
      <text:p text:style-name="P1"><text:s/>34 <text:s text:c="3"/>1.516004 1.048e-37 9.443e-09.07040.097 <text:s/>463.69520.810.000000 <text:s text:c="9"/>0 0 0 <text:s text:c="9"/>0 0 0 33 <text:s/>2 32 35.5 <text:s/>32 <text:s/>3 29 34.5 6565501518 6 2 4 0 <text:s text:c="3"/>72.0 <text:s text:c="2"/>70.0</text:p>
      <text:p text:style-name="P1"><text:s/>34 <text:s text:c="3"/>1.516030 9.278e-38 9.408e-09.07040.097 <text:s/>463.69520.810.000000 <text:s text:c="9"/>0 0 0 <text:s text:c="9"/>0 0 0 33 <text:s/>2 32 31.5 <text:s/>32 <text:s/>3 29 30.5 6565501518 6 2 4 0 <text:s text:c="3"/>64.0 <text:s text:c="2"/>62.0</text:p>
      <text:p text:style-name="P1"><text:s/>34 <text:s text:c="3"/>1.516055 1.017e-37 9.426e-09.07040.097 <text:s/>463.69510.810.000000 <text:s text:c="9"/>0 0 0 <text:s text:c="9"/>0 0 0 33 <text:s/>2 32 34.5 <text:s/>32 <text:s/>3 29 33.5 6565501518 6 2 4 0 <text:s text:c="3"/>70.0 <text:s text:c="2"/>68.0</text:p>
      <text:p text:style-name="P1"><text:s/>34 <text:s text:c="3"/>1.516066 9.565e-38 9.406e-09.07040.097 <text:s/>463.69510.810.000000 <text:s text:c="9"/>0 0 0 <text:s text:c="9"/>0 0 0 33 <text:s/>2 32 32.5 <text:s/>32 <text:s/>3 29 31.5 6565501518 6 2 4 0 <text:s text:c="3"/>66.0 <text:s text:c="2"/>64.0</text:p>
      <text:p text:style-name="P1"><text:s/>34 <text:s text:c="3"/>1.516075 9.861e-38 9.412e-09.07040.097 <text:s/>463.69510.810.000000 <text:s text:c="9"/>0 0 0 <text:s text:c="9"/>0 0 0 33 <text:s/>2 32 33.5 <text:s/>32 <text:s/>3 29 32.5 6565501518 6 2 4 0 <text:s text:c="3"/>68.0 <text:s text:c="2"/>66.0</text:p>
      <text:p text:style-name="P1"><text:s/>73 <text:s text:c="3"/>1.517410 5.375e-40 3.777e-10.03460.034 4882.61990.720.000000 <text:s text:c="6"/>X <text:s text:c="5"/>0 <text:s text:c="6"/>X <text:s text:c="5"/>0 <text:s text:c="10"/>57.5 Q 59R 58 56.5d55222030 912 9 4 0 <text:s text:c="2"/>116.0 <text:s/>114.0</text:p>
      <text:p text:style-name="P1"><text:s/>31 <text:s text:c="3"/>1.517900 3.250e-35 1.974e-08.07390.101 1344.51000.790.000000 <text:s text:c="9"/>1 0 0 <text:s text:c="9"/>1 0 0 23 <text:s/>2 22 <text:s text:c="6"/>22 <text:s/>3 19 <text:s text:c="5"/>006550 113 6 2 4 0 <text:s text:c="3"/>47.0 <text:s text:c="2"/>45.0</text:p>
      <text:p text:style-name="P1"><text:s/>73 <text:s text:c="3"/>1.518846 1.198e-39 3.788e-10.03460.034 4721.71510.720.000000 <text:s text:c="6"/>X <text:s text:c="5"/>0 <text:s text:c="6"/>X <text:s text:c="5"/>0 <text:s text:c="10"/>58.5 Q 58R 57 57.5d55222030 912 9 4 0 <text:s text:c="2"/>118.0 <text:s/>116.0</text:p>
      <text:p text:style-name="P1"><text:s/>61 <text:s text:c="3"/>1.518996 2.849e-39 1.399e-11.06500.078 2938.52980.720.000000 <text:s text:c="3"/>0 1 0 1 1F2 <text:s text:c="3"/>0 1 0 1 1F2 <text:s text:c="3"/>4F1 <text:s/>9 <text:s text:c="8"/>4F2 11 <text:s text:c="4"/>334330453638 7 1 0 <text:s text:c="3"/>27.0 <text:s text:c="2"/>27.0</text:p>
      <text:p text:style-name="P1"><text:s/>61 <text:s text:c="3"/>1.519425 3.080e-38 5.602e-14.04600.060 1592.35890.610.000000 <text:s text:c="3"/>0 0 0 0 1A1 <text:s text:c="3"/>0 0 0 0 1A1 <text:s text:c="2"/>17F2 <text:s/>3 <text:s text:c="7"/>17F1 <text:s/>1 <text:s text:c="4"/>534330453738 7 1 0 <text:s text:c="2"/>105.0 <text:s/>105.0</text:p>
      <text:p text:style-name="P1"><text:s/>73 <text:s text:c="3"/>1.520042 2.635e-39 3.800e-10.03460.034 4563.41410.720.000000 <text:s text:c="6"/>X <text:s text:c="5"/>0 <text:s text:c="6"/>X <text:s text:c="5"/>0 <text:s text:c="10"/>59.5 Q 57R 56 58.5d55222030 912 9 4 0 <text:s text:c="2"/>120.0 <text:s/>118.0</text:p>
      <text:p text:style-name="P1"><text:s/>61 <text:s text:c="3"/>1.520461 2.706e-40 4.622e-12.04800.067 3404.92210.630.000000 <text:s text:c="3"/>0 0 0 2 1F2 <text:s text:c="3"/>0 0 0 2 1E <text:s text:c="3"/>12F2 11 <text:s text:c="7"/>12F1 10 <text:s text:c="4"/>434330453638 7 1 0 <text:s text:c="3"/>75.0 <text:s text:c="2"/>75.0</text:p>
      <text:p text:style-name="P1"><text:s/>73 <text:s text:c="3"/>1.520664 5.307e-40 3.802e-10.03460.034 4882.61670.720.000000 <text:s text:c="6"/>X <text:s text:c="5"/>0 <text:s text:c="6"/>X <text:s text:c="5"/>0 <text:s text:c="10"/>56.5 Q 59R 58 55.5d55222030 912 9 4 0 <text:s text:c="2"/>114.0 <text:s/>112.0</text:p>
      <text:p text:style-name="P1"><text:s/>35 <text:s text:c="3"/>1.520895 5.820e-37 2.821e-08.07440.100 <text:s/>240.33380.790.000000 <text:s text:c="9"/>0 0 0 <text:s text:c="9"/>0 0 0 21 <text:s/>4 18 23.5 <text:s/>22 <text:s/>3 19 24.5 6565501518 6 2 4 0 <text:s text:c="3"/>48.0 <text:s text:c="2"/>50.0</text:p>
      <text:p text:style-name="P1"><text:s/>35 <text:s text:c="3"/>1.520902 4.628e-37 2.834e-08.07440.100 <text:s/>240.33380.790.000000 <text:s text:c="9"/>0 0 0 <text:s text:c="9"/>0 0 0 21 <text:s/>4 18 18.5 <text:s/>22 <text:s/>3 19 19.5 6565501518 6 2 4 0 <text:s text:c="3"/>38.0 <text:s text:c="2"/>40.0</text:p>
      <text:p text:style-name="P1"><text:s/>35 <text:s text:c="3"/>1.520905 5.560e-37 2.813e-08.07440.100 <text:s/>240.33370.790.000000 <text:s text:c="9"/>0 0 0 <text:s text:c="9"/>0 0 0 21 <text:s/>4 18 22.5 <text:s/>22 <text:s/>3 19 23.5 6565501518 6 2 4 0 <text:s text:c="3"/>46.0 <text:s text:c="2"/>48.0</text:p>
      <text:p text:style-name="P1"><text:s/>35 <text:s text:c="3"/>1.520908 4.844e-37 2.818e-08.07440.100 <text:s/>240.33380.790.000000 <text:s text:c="9"/>0 0 0 <text:s text:c="9"/>0 0 0 21 <text:s/>4 18 19.5 <text:s/>22 <text:s/>3 19 20.5 6565501518 6 2 4 0 <text:s text:c="3"/>40.0 <text:s text:c="2"/>42.0</text:p>
      <text:p text:style-name="P1"><text:s/>35 <text:s text:c="3"/>1.520910 5.311e-37 2.809e-08.07440.100 <text:s/>240.33370.790.000000 <text:s text:c="9"/>0 0 0 <text:s text:c="9"/>0 0 0 21 <text:s/>4 18 21.5 <text:s/>22 <text:s/>3 19 22.5 6565501518 6 2 4 0 <text:s text:c="3"/>44.0 <text:s text:c="2"/>46.0</text:p>
      <text:p text:style-name="P1"><text:s/>35 <text:s text:c="3"/>1.520911 5.073e-37 2.811e-08.07440.100 <text:s/>240.33370.790.000000 <text:s text:c="9"/>0 0 0 <text:s text:c="9"/>0 0 0 21 <text:s/>4 18 20.5 <text:s/>22 <text:s/>3 19 21.5 6565501518 6 2 4 0 <text:s text:c="3"/>42.0 <text:s text:c="2"/>44.0</text:p>
      <text:p text:style-name="P1"><text:s/>61 <text:s text:c="3"/>1.521558 1.599e-39 1.457e-11.05600.077 3023.25930.720.000000 <text:s text:c="3"/>0 1 0 1 1F1 <text:s text:c="3"/>0 1 0 1 1F2 <text:s text:c="3"/>5E <text:s/>11 <text:s text:c="8"/>5E <text:s/>10 <text:s text:c="4"/>434330453638 7 1 0 <text:s text:c="3"/>22.0 <text:s text:c="2"/>22.0</text:p>
      <text:p text:style-name="P1"><text:s/>61 <text:s text:c="3"/>1.521871 4.944e-39 6.209e-11.06500.079 3079.59590.730.000000 <text:s text:c="3"/>0 0 1 0 1F2 <text:s text:c="3"/>0 0 1 0 1F2 <text:s text:c="3"/>3F2 12 <text:s text:c="8"/>3F1 13 <text:s text:c="4"/>434330453638 7 1 0 <text:s text:c="3"/>21.0 <text:s text:c="2"/>21.0</text:p>
      <text:p text:style-name="P1"><text:s/>73 <text:s text:c="3"/>1.522218 1.182e-39 3.812e-10.03460.034 4721.71170.720.000000 <text:s text:c="6"/>X <text:s text:c="5"/>0 <text:s text:c="6"/>X <text:s text:c="5"/>0 <text:s text:c="10"/>57.5 Q 58R 57 56.5d55222030 912 9 4 0 <text:s text:c="2"/>116.0 <text:s/>114.0</text:p>
      <text:p text:style-name="P1"><text:s/>73 <text:s text:c="3"/>1.523538 2.602e-39 3.824e-10.03460.034 4563.41050.720.000000 <text:s text:c="6"/>X <text:s text:c="5"/>0 <text:s text:c="6"/>X <text:s text:c="5"/>0 <text:s text:c="10"/>58.5 Q 57R 56 57.5d55222030 912 9 4 0 <text:s text:c="2"/>118.0 <text:s/>116.0</text:p>
      <text:p text:style-name="P1"><text:s/>73 <text:s text:c="3"/>1.525530 1.167e-39 3.838e-10.03460.034 4721.70840.720.000000 <text:s text:c="6"/>X <text:s text:c="5"/>0 <text:s text:c="6"/>X <text:s text:c="5"/>0 <text:s text:c="10"/>56.5 Q 58R 57 55.5d55222030 912 9 4 0 <text:s text:c="2"/>114.0 <text:s/>112.0</text:p>
      <text:p text:style-name="P1"><text:s/>61 <text:s text:c="3"/>1.526333 1.465e-39 2.614e-14.05600.074 1912.66670.690.000000 <text:s text:c="3"/>0 1 0 0 1E <text:s text:c="4"/>0 1 0 0 1E <text:s text:c="4"/>8F2 <text:s/>8 <text:s text:c="8"/>8F1 <text:s/>7 <text:s text:c="4"/>534330453738 7 1 0 <text:s text:c="3"/>51.0 <text:s text:c="2"/>51.0</text:p>
      <text:p text:style-name="P1"><text:s/>73 <text:s text:c="3"/>1.526972 2.569e-39 3.849e-10.03460.034 4563.40710.720.000000 <text:s text:c="6"/>X <text:s text:c="5"/>0 <text:s text:c="6"/>X <text:s text:c="5"/>0 <text:s text:c="10"/>57.5 Q 57R 56 56.5d55222030 912 9 4 0 <text:s text:c="2"/>116.0 <text:s/>114.0</text:p>
      <text:p text:style-name="P1"><text:s/>73 <text:s text:c="3"/>1.528170 5.584e-39 3.863e-10.03460.034 4407.71580.720.000000 <text:s text:c="6"/>X <text:s text:c="5"/>0 <text:s text:c="6"/>X <text:s text:c="5"/>0 <text:s text:c="10"/>58.5 Q 56R 55 57.5d55222030 912 9 4 0 <text:s text:c="2"/>118.0 <text:s/>116.0</text:p>
      <text:p text:style-name="P1"><text:s/>73 <text:s text:c="3"/>1.528782 1.152e-39 3.864e-10.03460.034 4721.70520.720.000000 <text:s text:c="6"/>X <text:s text:c="5"/>0 <text:s text:c="6"/>X <text:s text:c="5"/>0 <text:s text:c="10"/>55.5 Q 58R 57 54.5d55222030 912 9 4 0 <text:s text:c="2"/>112.0 <text:s/>110.0</text:p>
      <text:p text:style-name="P1"><text:s/>73 <text:s text:c="3"/>1.530344 2.535e-39 3.874e-10.03460.034 4563.40370.720.000000 <text:s text:c="6"/>X <text:s text:c="5"/>0 <text:s text:c="6"/>X <text:s text:c="5"/>0 <text:s text:c="10"/>56.5 Q 57R 56 55.5d55222030 912 9 4 0 <text:s text:c="2"/>114.0 <text:s/>112.0</text:p>
      <text:p text:style-name="P1"><text:s/>14 <text:s text:c="3"/>1.531527 8.192e-33 2.186e-08.07500.258 1405.12570.370.000000 <text:s text:c="9"/>0 0 0 <text:s text:c="9"/>0 0 0 13 <text:s/>2 12 <text:s text:c="6"/>12 <text:s/>3 <text:s/>9 <text:s text:c="5"/>005540 02227 5 2 0 <text:s text:c="2"/>162.0 <text:s/>150.0</text:p>
      <text:p text:style-name="P1"><text:soft-page-break/><text:s/>73 <text:s text:c="3"/>1.531668 5.509e-39 3.885e-10.03460.034 4407.71220.720.000000 <text:s text:c="6"/>X <text:s text:c="5"/>0 <text:s text:c="6"/>X <text:s text:c="5"/>0 <text:s text:c="10"/>57.5 Q 56R 55 56.5d55222030 912 9 4 0 <text:s text:c="2"/>116.0 <text:s/>114.0</text:p>
      <text:p text:style-name="P1"><text:s/>35 <text:s text:c="3"/>1.532401 3.643e-37 2.034e-08.07390.101 <text:s/>240.33380.790.000000 <text:s text:c="9"/>0 0 0 <text:s text:c="9"/>0 0 0 23 <text:s/>2 22 20.5 <text:s/>22 <text:s/>3 19 19.5 6565501518 6 2 4 0 <text:s text:c="3"/>42.0 <text:s text:c="2"/>40.0</text:p>
      <text:p text:style-name="P1"><text:s/>35 <text:s text:c="3"/>1.532412 4.534e-37 2.044e-08.07390.101 <text:s/>240.33380.790.000000 <text:s text:c="9"/>0 0 0 <text:s text:c="9"/>0 0 0 23 <text:s/>2 22 25.5 <text:s/>22 <text:s/>3 19 24.5 6565501518 6 2 4 0 <text:s text:c="3"/>52.0 <text:s text:c="2"/>50.0</text:p>
      <text:p text:style-name="P1"><text:s/>35 <text:s text:c="3"/>1.532414 3.806e-37 2.028e-08.07390.101 <text:s/>240.33380.790.000000 <text:s text:c="9"/>0 0 0 <text:s text:c="9"/>0 0 0 23 <text:s/>2 22 21.5 <text:s/>22 <text:s/>3 19 20.5 6565501518 6 2 4 0 <text:s text:c="3"/>44.0 <text:s text:c="2"/>42.0</text:p>
      <text:p text:style-name="P1"><text:s/>35 <text:s text:c="3"/>1.532423 3.976e-37 2.027e-08.07390.101 <text:s/>240.33370.790.000000 <text:s text:c="9"/>0 0 0 <text:s text:c="9"/>0 0 0 23 <text:s/>2 22 22.5 <text:s/>22 <text:s/>3 19 21.5 6565501518 6 2 4 0 <text:s text:c="3"/>46.0 <text:s text:c="2"/>44.0</text:p>
      <text:p text:style-name="P1"><text:s/>35 <text:s text:c="3"/>1.532423 4.341e-37 2.036e-08.07390.101 <text:s/>240.33370.790.000000 <text:s text:c="9"/>0 0 0 <text:s text:c="9"/>0 0 0 23 <text:s/>2 22 24.5 <text:s/>22 <text:s/>3 19 23.5 6565501518 6 2 4 0 <text:s text:c="3"/>50.0 <text:s text:c="2"/>48.0</text:p>
      <text:p text:style-name="P1"><text:s/>35 <text:s text:c="3"/>1.532426 4.154e-37 2.029e-08.07390.101 <text:s/>240.33370.790.000000 <text:s text:c="9"/>0 0 0 <text:s text:c="9"/>0 0 0 23 <text:s/>2 22 23.5 <text:s/>22 <text:s/>3 19 22.5 6565501518 6 2 4 0 <text:s text:c="3"/>48.0 <text:s text:c="2"/>46.0</text:p>
      <text:p text:style-name="P1"><text:s/>62 <text:s text:c="3"/>1.532985 2.737e-39 6.673e-12.04280.069 2181.05440.750.000000 <text:s text:c="3"/>0 0 0 0 1A1 <text:s text:c="3"/>0 0 0 0 1A1 <text:s text:c="2"/>20F1 <text:s/>3 <text:s text:c="7"/>20F2 <text:s/>1 <text:s text:c="4"/>5323331111 4 1 1 1 <text:s text:c="2"/>246.0 <text:s/>246.0</text:p>
      <text:p text:style-name="P1"><text:s/>73 <text:s text:c="3"/>1.533655 2.502e-39 3.900e-10.03460.034 4563.40030.720.000000 <text:s text:c="6"/>X <text:s text:c="5"/>0 <text:s text:c="6"/>X <text:s text:c="5"/>0 <text:s text:c="10"/>55.5 Q 57R 56 54.5d55222030 912 9 4 0 <text:s text:c="2"/>112.0 <text:s/>110.0</text:p>
      <text:p text:style-name="P1"><text:s/>31 <text:s text:c="3"/>1.534100 2.346e-35 8.759e-09.07360.103 1181.55300.780.000000 <text:s text:c="9"/>0 0 1 <text:s text:c="9"/>0 0 1 17 <text:s/>2 15 <text:s text:c="6"/>18 <text:s/>1 18 <text:s text:c="5"/>006550 113 6 2 4 0 <text:s text:c="3"/>35.0 <text:s text:c="2"/>37.0</text:p>
      <text:p text:style-name="P1"><text:s/>61 <text:s text:c="3"/>1.534738 2.548e-40 6.384e-13.05600.075 2928.76050.700.000000 <text:s text:c="3"/>0 0 0 2 1F2 <text:s text:c="3"/>0 0 0 2 1F2 <text:s text:c="3"/>8F1 <text:s/>2 <text:s text:c="8"/>7F2 <text:s/>8 <text:s text:c="4"/>434330453638 7 1 0 <text:s text:c="3"/>51.0 <text:s text:c="2"/>45.0</text:p>
      <text:p text:style-name="P1"><text:s/>61 <text:s text:c="3"/>1.534783 1.427e-37 1.369e-12.05300.070 1827.29190.640.000000 <text:s text:c="3"/>0 0 0 1 1F2 <text:s text:c="3"/>0 0 0 1 1F2 <text:s text:c="2"/>10F1 <text:s/>2 <text:s text:c="7"/>10F2 <text:s/>2 <text:s text:c="4"/>534330453738 7 1 0 <text:s text:c="3"/>63.0 <text:s text:c="2"/>63.0</text:p>
      <text:p text:style-name="P1"><text:s/>61 <text:s text:c="3"/>1.534865 1.499e-39 1.634e-11.05600.074 3254.12670.690.000000 <text:s text:c="3"/>0 1 0 1 1F2 <text:s text:c="3"/>0 1 0 1 1F2 <text:s text:c="3"/>9F1 16 <text:s text:c="8"/>8F2 23 <text:s text:c="4"/>334330453638 7 1 0 <text:s text:c="3"/>57.0 <text:s text:c="2"/>51.0</text:p>
      <text:p text:style-name="P1"><text:s/>73 <text:s text:c="3"/>1.535103 5.436e-39 3.910e-10.03460.034 4407.70870.720.000000 <text:s text:c="6"/>X <text:s text:c="5"/>0 <text:s text:c="6"/>X <text:s text:c="5"/>0 <text:s text:c="10"/>56.5 Q 56R 55 55.5d55222030 912 9 4 0 <text:s text:c="2"/>114.0 <text:s/>112.0</text:p>
      <text:p text:style-name="P1"><text:s/>73 <text:s text:c="3"/>1.536303 1.168e-38 3.925e-10.03460.034 4254.63340.720.000000 <text:s text:c="6"/>X <text:s text:c="5"/>0 <text:s text:c="6"/>X <text:s text:c="5"/>0 <text:s text:c="10"/>57.5 Q 55R 54 56.5d55222030 912 9 4 0 <text:s text:c="2"/>116.0 <text:s/>114.0</text:p>
      <text:p text:style-name="P1"><text:s/>73 <text:s text:c="3"/>1.536905 2.468e-39 3.926e-10.03460.034 4563.39710.720.000000 <text:s text:c="6"/>X <text:s text:c="5"/>0 <text:s text:c="6"/>X <text:s text:c="5"/>0 <text:s text:c="10"/>54.5 Q 57R 56 53.5d55222030 912 9 4 0 <text:s text:c="2"/>110.0 <text:s/>108.0</text:p>
      <text:p text:style-name="P1"><text:s/>32 <text:s text:c="3"/>1.537300 1.600e-35 2.786e-08.07340.100 <text:s/>267.34840.790.000000 <text:s text:c="9"/>0 0 0 <text:s text:c="9"/>0 0 0 23 <text:s/>4 20 <text:s text:c="6"/>24 <text:s/>3 21 <text:s text:c="5"/>006550 113 6 2 4 0 <text:s text:c="3"/>47.0 <text:s text:c="2"/>49.0</text:p>
      <text:p text:style-name="P1"><text:s/>34 <text:s text:c="3"/>1.537311 4.987e-37 1.908e-08.07730.104 <text:s text:c="2"/>74.98560.770.000000 <text:s text:c="9"/>0 0 0 <text:s text:c="9"/>0 0 0 12 <text:s/>2 10 12.5 <text:s/>13 <text:s/>1 13 13.5 6565501518 6 2 4 0 <text:s text:c="3"/>26.0 <text:s text:c="2"/>28.0</text:p>
      <text:p text:style-name="P1"><text:s/>34 <text:s text:c="3"/>1.537324 4.609e-37 1.910e-08.07730.104 <text:s text:c="2"/>74.98560.770.000000 <text:s text:c="9"/>0 0 0 <text:s text:c="9"/>0 0 0 12 <text:s/>2 10 11.5 <text:s/>13 <text:s/>1 13 12.5 6565501518 6 2 4 0 <text:s text:c="3"/>24.0 <text:s text:c="2"/>26.0</text:p>
      <text:p text:style-name="P1"><text:s/>34 <text:s text:c="3"/>1.537330 5.397e-37 1.917e-08.07730.104 <text:s text:c="2"/>74.98560.770.000000 <text:s text:c="9"/>0 0 0 <text:s text:c="9"/>0 0 0 12 <text:s/>2 10 13.5 <text:s/>13 <text:s/>1 13 14.5 6565501518 6 2 4 0 <text:s text:c="3"/>28.0 <text:s text:c="2"/>30.0</text:p>
      <text:p text:style-name="P1"><text:s/>34 <text:s text:c="3"/>1.537363 4.258e-37 1.926e-08.07730.104 <text:s text:c="2"/>74.98560.770.000000 <text:s text:c="9"/>0 0 0 <text:s text:c="9"/>0 0 0 12 <text:s/>2 10 10.5 <text:s/>13 <text:s/>1 13 11.5 6565501518 6 2 4 0 <text:s text:c="3"/>22.0 <text:s text:c="2"/>24.0</text:p>
      <text:p text:style-name="P1"><text:s/>34 <text:s text:c="3"/>1.537390 5.834e-37 1.935e-08.07730.104 <text:s text:c="2"/>74.98550.770.000000 <text:s text:c="9"/>0 0 0 <text:s text:c="9"/>0 0 0 12 <text:s/>2 10 14.5 <text:s/>13 <text:s/>1 13 15.5 6565501518 6 2 4 0 <text:s text:c="3"/>30.0 <text:s text:c="2"/>32.0</text:p>
      <text:p text:style-name="P1"><text:s/>34 <text:s text:c="3"/>1.537421 3.938e-37 1.959e-08.07730.104 <text:s text:c="2"/>74.98560.770.000000 <text:s text:c="9"/>0 0 0 <text:s text:c="9"/>0 0 0 12 <text:s/>2 10 <text:s/>9.5 <text:s/>13 <text:s/>1 13 10.5 6565501518 6 2 4 0 <text:s text:c="3"/>20.0 <text:s text:c="2"/>22.0</text:p>
      <text:p text:style-name="P1"><text:s/>61 <text:s text:c="3"/>1.537454 1.899e-40 1.582e-12.05600.077 2961.36250.720.000000 <text:s text:c="3"/>0 1 0 1 1F1 <text:s text:c="3"/>0 1 0 1 1F2 <text:s text:c="3"/>4E <text:s text:c="2"/>9 <text:s text:c="8"/>5E <text:s text:c="2"/>6 <text:s text:c="4"/>334330453638 7 1 0 <text:s text:c="3"/>18.0 <text:s text:c="2"/>22.0</text:p>
      <text:p text:style-name="P1"><text:s/>61 <text:s text:c="3"/>1.537811 9.517e-38 1.944e-10.06500.078 2755.51930.720.000000 <text:s text:c="3"/>0 0 0 2 1F2 <text:s text:c="3"/>0 0 0 2 1F2 <text:s text:c="3"/>4F2 <text:s/>6 <text:s text:c="8"/>4F1 <text:s/>6 <text:s text:c="4"/>434330453638 7 1 0 <text:s text:c="3"/>27.0 <text:s text:c="2"/>27.0</text:p>
      <text:p text:style-name="P1"><text:s/>73 <text:s text:c="3"/>1.538475 5.363e-39 3.934e-10.03460.034 4407.70530.720.000000 <text:s text:c="6"/>X <text:s text:c="5"/>0 <text:s text:c="6"/>X <text:s text:c="5"/>0 <text:s text:c="10"/>55.5 Q 56R 55 54.5d55222030 912 9 4 0 <text:s text:c="2"/>112.0 <text:s/>110.0</text:p>
      <text:p text:style-name="P1"><text:s/>61 <text:s text:c="3"/>1.539135 1.467e-36 6.998e-12.05600.074 1639.50870.690.000000 <text:s text:c="3"/>0 0 0 1 1F2 <text:s text:c="3"/>0 0 0 1 1F2 <text:s text:c="3"/>8F1 <text:s/>2 <text:s text:c="8"/>8F2 <text:s/>1 <text:s text:c="4"/>534330453738 7 1 0 <text:s text:c="3"/>51.0 <text:s text:c="2"/>51.0</text:p>
      <text:p text:style-name="P1"><text:s/>73 <text:s text:c="3"/>1.539803 1.152e-38 3.948e-10.03460.034 4254.62990.720.000000 <text:s text:c="6"/>X <text:s text:c="5"/>0 <text:s text:c="6"/>X <text:s text:c="5"/>0 <text:s text:c="10"/>56.5 Q 55R 54 55.5d55222030 912 9 4 0 <text:s text:c="2"/>114.0 <text:s/>112.0</text:p>
      <text:p text:style-name="P1"><text:s/>31 <text:s text:c="3"/>1.540000 9.576e-35 2.547e-08.07020.094 1250.63600.810.000000 <text:s text:c="9"/>0 1 0 <text:s text:c="9"/>0 1 0 34 <text:s/>4 30 <text:s text:c="6"/>33 <text:s/>5 29 <text:s text:c="5"/>006550 113 6 2 4 0 <text:s text:c="3"/>69.0 <text:s text:c="2"/>67.0</text:p>
      <text:p text:style-name="P1"><text:s/>73 <text:s text:c="3"/>1.541785 5.292e-39 3.961e-10.03460.034 4407.70200.720.000000 <text:s text:c="6"/>X <text:s text:c="5"/>0 <text:s text:c="6"/>X <text:s text:c="5"/>0 <text:s text:c="10"/>54.5 Q 56R 55 53.5d55222030 912 9 4 0 <text:s text:c="2"/>110.0 <text:s/>108.0</text:p>
      <text:p text:style-name="P1"><text:s/>11 <text:s text:c="3"/>1.542490 3.564e-39 5.884e-12.07170.371 4195.81790.620.005352 <text:s text:c="9"/>0 2 0 <text:s text:c="9"/>0 0 1 <text:s/>6 <text:s/>5 <text:s/>1 <text:s text:c="7"/>6 <text:s/>1 <text:s/>6 <text:s text:c="5"/>434243443230712210 <text:s text:c="3"/>13.0 <text:s text:c="2"/>13.0</text:p>
      <text:p text:style-name="P1"><text:s/>73 <text:s text:c="3"/>1.543239 1.136e-38 3.972e-10.03460.034 4254.62640.720.000000 <text:s text:c="6"/>X <text:s text:c="5"/>0 <text:s text:c="6"/>X <text:s text:c="5"/>0 <text:s text:c="10"/>55.5 Q 55R 54 54.5d55222030 912 9 4 0 <text:s text:c="2"/>112.0 <text:s/>110.0</text:p>
      <text:p text:style-name="P1"><text:s/>73 <text:s text:c="3"/>1.544441 2.410e-38 3.988e-10.03460.034 4104.17320.720.000000 <text:s text:c="6"/>X <text:s text:c="5"/>0 <text:s text:c="6"/>X <text:s text:c="5"/>0 <text:s text:c="10"/>56.5 Q 54R 53 55.5d55222030 912 9 4 0 <text:s text:c="2"/>114.0 <text:s/>112.0</text:p>
      <text:p text:style-name="P1"><text:s/>73 <text:s text:c="3"/>1.545032 5.219e-39 3.987e-10.03460.034 4407.69880.720.000000 <text:s text:c="6"/>X <text:s text:c="5"/>0 <text:s text:c="6"/>X <text:s text:c="5"/>0 <text:s text:c="10"/>53.5 Q 56R 55 52.5d55222030 912 9 4 0 <text:s text:c="2"/>108.0 <text:s/>106.0</text:p>
      <text:p text:style-name="P1"><text:s/>73 <text:s text:c="3"/>1.546611 1.120e-38 3.997e-10.03460.034 4254.62300.720.000000 <text:s text:c="6"/>X <text:s text:c="5"/>0 <text:s text:c="6"/>X <text:s text:c="5"/>0 <text:s text:c="10"/>54.5 Q 55R 54 53.5d55222030 912 9 4 0 <text:s text:c="2"/>110.0 <text:s/>108.0</text:p>
      <text:p text:style-name="P1"><text:s/>11 <text:s text:c="3"/>1.547458 5.915e-37 6.329e-10.07970.434 4030.30590.69-.000400 <text:s text:c="9"/>1 0 0 <text:s text:c="9"/>0 0 1 <text:s/>4 <text:s/>3 <text:s/>1 <text:s text:c="7"/>3 <text:s/>3 <text:s/>0 <text:s text:c="5"/>4442434432257122 7 <text:s text:c="4"/>9.0 <text:s text:c="3"/>7.0</text:p>
      <text:p text:style-name="P1"><text:s/>73 <text:s text:c="3"/>1.547943 2.376e-38 4.011e-10.03460.034 4104.16960.720.000000 <text:s text:c="6"/>X <text:s text:c="5"/>0 <text:s text:c="6"/>X <text:s text:c="5"/>0 <text:s text:c="10"/>55.5 Q 54R 53 54.5d55222030 912 9 4 0 <text:s text:c="2"/>112.0 <text:s/>110.0</text:p>
      <text:p text:style-name="P1"><text:s/>73 <text:s text:c="3"/>1.549919 1.105e-38 4.024e-10.03460.034 4254.61970.720.000000 <text:s text:c="6"/>X <text:s text:c="5"/>0 <text:s text:c="6"/>X <text:s text:c="5"/>0 <text:s text:c="10"/>53.5 Q 55R 54 52.5d55222030 912 9 4 0 <text:s text:c="2"/>108.0 <text:s/>106.0</text:p>
      <text:p text:style-name="P1"><text:s/>73 <text:s text:c="3"/>1.551380 2.343e-38 4.036e-10.03460.034 4104.16620.720.000000 <text:s text:c="6"/>X <text:s text:c="5"/>0 <text:s text:c="6"/>X <text:s text:c="5"/>0 <text:s text:c="10"/>54.5 Q 54R 53 53.5d55222030 912 9 4 0 <text:s text:c="2"/>110.0 <text:s/>108.0</text:p>
      <text:p text:style-name="P1"><text:s/>61 <text:s text:c="3"/>1.552156 1.173e-40 9.143e-12.04800.067 3713.03320.630.000000 <text:s text:c="3"/>0 1 0 1 1F1 <text:s text:c="3"/>0 1 0 1 1F1 <text:s text:c="2"/>12F2 36 <text:s text:c="7"/>12F1 34 <text:s text:c="4"/>334330453638 7 1 0 <text:s text:c="3"/>75.0 <text:s text:c="2"/>75.0</text:p>
      <text:p text:style-name="P1"><text:s/>73 <text:s text:c="3"/>1.552585 4.907e-38 4.050e-10.03460.034 3956.34110.720.000000 <text:s text:c="6"/>X <text:s text:c="5"/>0 <text:s text:c="6"/>X <text:s text:c="5"/>0 <text:s text:c="10"/>55.5 Q 53R 52 54.5d55222030 912 9 4 0 <text:s text:c="2"/>112.0 <text:s/>110.0</text:p>
      <text:p text:style-name="P1"><text:s/>73 <text:s text:c="3"/>1.553164 1.090e-38 4.051e-10.03460.034 4254.61640.720.000000 <text:s text:c="6"/>X <text:s text:c="5"/>0 <text:s text:c="6"/>X <text:s text:c="5"/>0 <text:s text:c="10"/>52.5 Q 55R 54 51.5d55222030 912 9 4 0 <text:s text:c="2"/>106.0 <text:s/>104.0</text:p>
      <text:p text:style-name="P1"><text:s/>73 <text:s text:c="3"/>1.554752 2.309e-38 4.061e-10.03460.034 4104.16280.720.000000 <text:s text:c="6"/>X <text:s text:c="5"/>0 <text:s text:c="6"/>X <text:s text:c="5"/>0 <text:s text:c="10"/>53.5 Q 54R 53 52.5d55222030 912 9 4 0 <text:s text:c="2"/>108.0 <text:s/>106.0</text:p>
      <text:p text:style-name="P1"><text:s/>73 <text:s text:c="3"/>1.556089 4.838e-38 4.075e-10.03460.034 3956.33750.720.000000 <text:s text:c="6"/>X <text:s text:c="5"/>0 <text:s text:c="6"/>X <text:s text:c="5"/>0 <text:s text:c="10"/>54.5 Q 53R 52 53.5d55222030 912 9 4 0 <text:s text:c="2"/>110.0 <text:s/>108.0</text:p>
      <text:p text:style-name="P1"><text:s/>31 <text:s text:c="3"/>1.557300 9.076e-35 3.521e-08.08150.105 1099.94900.770.000000 <text:s text:c="9"/>0 0 1 <text:s text:c="9"/>0 0 1 11 <text:s/>1 10 <text:s text:c="6"/>10 <text:s/>2 <text:s/>9 <text:s text:c="5"/>006550 113 6 2 4 0 <text:s text:c="3"/>23.0 <text:s text:c="2"/>21.0</text:p>
      <text:p text:style-name="P1"><text:s/>73 <text:s text:c="3"/>1.558059 2.276e-38 4.086e-10.03460.034 4104.15940.720.000000 <text:s text:c="6"/>X <text:s text:c="5"/>0 <text:s text:c="6"/>X <text:s text:c="5"/>0 <text:s text:c="10"/>52.5 Q 54R 53 51.5d55222030 912 9 4 0 <text:s text:c="2"/>106.0 <text:s/>104.0</text:p>
      <text:p text:style-name="P1"><text:s/>61 <text:s text:c="3"/>1.558568 1.928e-39 7.775e-12.05600.073 3046.41280.650.000000 <text:s text:c="3"/>0 0 0 2 1A1 <text:s text:c="3"/>0 0 0 2 1A1 <text:s text:c="3"/>9F1 <text:s/>6 <text:s text:c="8"/>9F2 <text:s/>5 <text:s text:c="4"/>434330453638 7 1 0 <text:s text:c="3"/>57.0 <text:s text:c="2"/>57.0</text:p>
      <text:p text:style-name="P1"><text:s/>73 <text:s text:c="3"/>1.559527 4.767e-38 4.099e-10.03460.034 3956.33410.720.000000 <text:s text:c="6"/>X <text:s text:c="5"/>0 <text:s text:c="6"/>X <text:s text:c="5"/>0 <text:s text:c="10"/>53.5 Q 53R 52 52.5d55222030 912 9 4 0 <text:s text:c="2"/>108.0 <text:s/>106.0</text:p>
      <text:p text:style-name="P1"><text:s/>61 <text:s text:c="3"/>1.560733 2.127e-39 6.761e-11.05300.073 3491.48680.650.000000 <text:s text:c="3"/>1 0 0 0 1A1 <text:s text:c="3"/>0 0 1 0 1F2 <text:s text:c="2"/>10F2 35 <text:s text:c="8"/>9F1 37 <text:s text:c="4"/>334330453638 7 1 0 <text:s text:c="3"/>63.0 <text:s text:c="2"/>57.0</text:p>
      <text:p text:style-name="P1"><text:s/>73 <text:s text:c="3"/>1.560734 9.865e-38 4.115e-10.03460.034 3811.14310.720.000000 <text:s text:c="6"/>X <text:s text:c="5"/>0 <text:s text:c="6"/>X <text:s text:c="5"/>0 <text:s text:c="10"/>54.5 Q 52R 51 53.5d55222030 912 9 4 0 <text:s text:c="2"/>110.0 <text:s/>108.0</text:p>
      <text:p text:style-name="P1"><text:s/>73 <text:s text:c="3"/>1.561301 2.245e-38 4.116e-10.03460.034 4104.15620.720.000000 <text:s text:c="6"/>X <text:s text:c="5"/>0 <text:s text:c="6"/>X <text:s text:c="5"/>0 <text:s text:c="10"/>51.5 Q 54R 53 50.5d55222030 912 9 4 0 <text:s text:c="2"/>104.0 <text:s/>102.0</text:p>
      <text:p text:style-name="P1"><text:s/>61 <text:s text:c="3"/>1.561886 4.514e-38 4.865e-13.04500.058 1975.01230.600.000000 <text:s text:c="3"/>0 0 0 0 1A1 <text:s text:c="3"/>0 0 0 0 1A1 <text:s text:c="2"/>19F1 <text:s/>4 <text:s text:c="7"/>19F2 <text:s/>2 <text:s text:c="4"/>534330453738 7 1 0 <text:s text:c="2"/>117.0 <text:s/>117.0</text:p>
      <text:p text:style-name="P1"><text:s/>73 <text:s text:c="3"/>1.562898 4.698e-38 4.124e-10.03460.034 3956.33070.720.000000 <text:s text:c="6"/>X <text:s text:c="5"/>0 <text:s text:c="6"/>X <text:s text:c="5"/>0 <text:s text:c="10"/>52.5 Q 53R 52 51.5d55222030 912 9 4 0 <text:s text:c="2"/>106.0 <text:s/>104.0</text:p>
      <text:p text:style-name="P1"><text:s/>31 <text:s text:c="3"/>1.563100 4.538e-35 2.683e-08.06960.090 1434.50000.830.000000 <text:s text:c="9"/>0 1 0 <text:s text:c="9"/>0 1 0 38 <text:s/>6 32 <text:s text:c="6"/>39 <text:s/>5 35 <text:s text:c="5"/>006550 113 6 2 4 0 <text:s text:c="3"/>77.0 <text:s text:c="2"/>79.0</text:p>
      <text:p text:style-name="P1"><text:s/>61 <text:s text:c="3"/>1.564191 2.365e-38 2.997e-14.03800.061 1416.55430.610.000000 <text:s text:c="3"/>0 0 0 0 1A1 <text:s text:c="3"/>0 0 0 0 1A1 <text:s text:c="2"/>16E <text:s text:c="2"/>3 <text:s text:c="7"/>16E <text:s text:c="2"/>1 <text:s text:c="4"/>534330453738 7 1 0 <text:s text:c="3"/>66.0 <text:s text:c="2"/>66.0</text:p>
      <text:p text:style-name="P1"><text:s/>73 <text:s text:c="3"/>1.564197 1.501e-40 6.511e-13.03460.034 3811.13950.720.000000 <text:s text:c="6"/>X <text:s text:c="5"/>0 <text:s text:c="6"/>X <text:s text:c="5"/>0 <text:s text:c="10"/>52.5 Q 52R 51 52.5d55222030 912 9 4 0 <text:s text:c="2"/>106.0 <text:s/>106.0</text:p>
      <text:p text:style-name="P1"><text:s/>73 <text:s text:c="3"/>1.564240 9.721e-38 4.139e-10.03460.034 3811.13950.720.000000 <text:s text:c="6"/>X <text:s text:c="5"/>0 <text:s text:c="6"/>X <text:s text:c="5"/>0 <text:s text:c="10"/>53.5 Q 52R 51 52.5d55222030 912 9 4 0 <text:s text:c="2"/>108.0 <text:s/>106.0</text:p>
      <text:p text:style-name="P1"><text:s/>73 <text:s text:c="3"/>1.566204 4.629e-38 4.151e-10.03460.034 3956.32740.720.000000 <text:s text:c="6"/>X <text:s text:c="5"/>0 <text:s text:c="6"/>X <text:s text:c="5"/>0 <text:s text:c="10"/>51.5 Q 53R 52 50.5d55222030 912 9 4 0 <text:s text:c="2"/>104.0 <text:s/>102.0</text:p>
      <text:p text:style-name="P1"><text:s/>73 <text:s text:c="3"/>1.567656 1.693e-40 7.502e-13.03460.034 3811.13600.720.000000 <text:s text:c="6"/>X <text:s text:c="5"/>0 <text:s text:c="6"/>X <text:s text:c="5"/>0 <text:s text:c="10"/>51.5 Q 52R 51 51.5d55222030 912 9 4 0 <text:s text:c="2"/>104.0 <text:s/>104.0</text:p>
      <text:p text:style-name="P1"><text:s/>73 <text:s text:c="3"/>1.567679 9.576e-38 4.163e-10.03460.034 3811.13600.720.000000 <text:s text:c="6"/>X <text:s text:c="5"/>0 <text:s text:c="6"/>X <text:s text:c="5"/>0 <text:s text:c="10"/>52.5 Q 52R 51 51.5d55222030 912 9 4 0 <text:s text:c="2"/>106.0 <text:s/>104.0</text:p>
      <text:p text:style-name="P1"><text:s/>73 <text:s text:c="3"/>1.568824 1.924e-40 4.187e-13.03460.034 3668.58490.720.000000 <text:s text:c="6"/>X <text:s text:c="5"/>0 <text:s text:c="6"/>X <text:s text:c="5"/>0 <text:s text:c="10"/>52.5 Q 51R 50 52.5d55222030 912 9 4 0 <text:s text:c="2"/>106.0 <text:s/>106.0</text:p>
      <text:p text:style-name="P1"><text:soft-page-break/><text:s/>73 <text:s text:c="3"/>1.568889 1.957e-37 4.180e-10.03460.034 3668.58490.720.000000 <text:s text:c="6"/>X <text:s text:c="5"/>0 <text:s text:c="6"/>X <text:s text:c="5"/>0 <text:s text:c="10"/>53.5 Q 51R 50 52.5d55222030 912 9 4 0 <text:s text:c="2"/>108.0 <text:s/>106.0</text:p>
      <text:p text:style-name="P1"><text:s/>73 <text:s text:c="3"/>1.569444 4.562e-38 4.180e-10.03460.034 3956.32410.720.000000 <text:s text:c="6"/>X <text:s text:c="5"/>0 <text:s text:c="6"/>X <text:s text:c="5"/>0 <text:s text:c="10"/>50.5 Q 53R 52 49.5d55222030 912 9 4 0 <text:s text:c="2"/>102.0 <text:s/>100.0</text:p>
      <text:p text:style-name="P1"><text:s/>73 <text:s text:c="3"/>1.571047 1.510e-40 6.836e-13.03460.034 3811.13260.720.000000 <text:s text:c="6"/>X <text:s text:c="5"/>0 <text:s text:c="6"/>X <text:s text:c="5"/>0 <text:s text:c="10"/>50.5 Q 52R 51 50.5d55222030 912 9 4 0 <text:s text:c="2"/>102.0 <text:s/>102.0</text:p>
      <text:p text:style-name="P1"><text:s/>73 <text:s text:c="3"/>1.571050 9.434e-38 4.189e-10.03460.034 3811.13260.720.000000 <text:s text:c="6"/>X <text:s text:c="5"/>0 <text:s text:c="6"/>X <text:s text:c="5"/>0 <text:s text:c="10"/>51.5 Q 52R 51 50.5d55222030 912 9 4 0 <text:s text:c="2"/>104.0 <text:s/>102.0</text:p>
      <text:p text:style-name="P1"><text:s/>73 <text:s text:c="3"/>1.572354 3.087e-40 6.861e-13.03460.034 3668.58130.720.000000 <text:s text:c="6"/>X <text:s text:c="5"/>0 <text:s text:c="6"/>X <text:s text:c="5"/>0 <text:s text:c="10"/>51.5 Q 51R 50 51.5d55222030 912 9 4 0 <text:s text:c="2"/>104.0 <text:s/>104.0</text:p>
      <text:p text:style-name="P1"><text:s/>61 <text:s text:c="3"/>1.572384 5.846e-39 4.010e-11.06500.083 2879.20210.700.000000 <text:s text:c="3"/>0 1 0 1 1F1 <text:s text:c="3"/>0 1 0 1 1F1 <text:s text:c="3"/>2F1 <text:s/>6 <text:s text:c="8"/>2F2 <text:s/>7 <text:s text:c="4"/>434330453638 7 1 0 <text:s text:c="3"/>15.0 <text:s text:c="2"/>15.0</text:p>
      <text:p text:style-name="P1"><text:s/>73 <text:s text:c="3"/>1.572397 1.928e-37 4.204e-10.03460.034 3668.58130.720.000000 <text:s text:c="6"/>X <text:s text:c="5"/>0 <text:s text:c="6"/>X <text:s text:c="5"/>0 <text:s text:c="10"/>52.5 Q 51R 50 51.5d55222030 912 9 4 0 <text:s text:c="2"/>106.0 <text:s/>104.0</text:p>
      <text:p text:style-name="P1"><text:s/>61 <text:s text:c="3"/>1.573192 1.178e-40 3.396e-12.05300.073 3554.21000.650.000000 <text:s text:c="3"/>0 2 0 0 1E <text:s text:c="4"/>0 2 0 0 1E <text:s text:c="4"/>9A1 14 <text:s text:c="8"/>9A2 16 <text:s text:c="4"/>334330453638 7 1 0 <text:s text:c="3"/>95.0 <text:s text:c="2"/>95.0</text:p>
      <text:p text:style-name="P1"><text:s/>73 <text:s text:c="3"/>1.574355 9.292e-38 4.216e-10.03460.034 3811.12930.720.000000 <text:s text:c="6"/>X <text:s text:c="5"/>0 <text:s text:c="6"/>X <text:s text:c="5"/>0 <text:s text:c="10"/>50.5 Q 52R 51 49.5d55222030 912 9 4 0 <text:s text:c="2"/>102.0 <text:s/>100.0</text:p>
      <text:p text:style-name="P1"><text:s/>73 <text:s text:c="3"/>1.575814 3.484e-40 7.913e-13.03460.034 3668.57780.720.000000 <text:s text:c="6"/>X <text:s text:c="5"/>0 <text:s text:c="6"/>X <text:s text:c="5"/>0 <text:s text:c="10"/>50.5 Q 51R 50 50.5d55222030 912 9 4 0 <text:s text:c="2"/>102.0 <text:s/>102.0</text:p>
      <text:p text:style-name="P1"><text:s/>73 <text:s text:c="3"/>1.575837 1.898e-37 4.228e-10.03460.034 3668.57780.720.000000 <text:s text:c="6"/>X <text:s text:c="5"/>0 <text:s text:c="6"/>X <text:s text:c="5"/>0 <text:s text:c="10"/>51.5 Q 51R 50 50.5d55222030 912 9 4 0 <text:s text:c="2"/>104.0 <text:s/>102.0</text:p>
      <text:p text:style-name="P1"><text:s/>61 <text:s text:c="3"/>1.576476 4.157e-40 5.726e-11.04800.067 3826.94700.630.000000 <text:s text:c="3"/>0 0 1 0 1F2 <text:s text:c="3"/>0 0 1 0 1F2 <text:s text:c="2"/>12F1 46 <text:s text:c="7"/>12F2 46 <text:s text:c="4"/>434330453638 7 1 0 <text:s text:c="3"/>75.0 <text:s text:c="2"/>75.0</text:p>
      <text:p text:style-name="P1"><text:s/>73 <text:s text:c="3"/>1.576984 3.910e-40 4.416e-13.03460.034 3528.67220.720.000000 <text:s text:c="6"/>X <text:s text:c="5"/>0 <text:s text:c="6"/>X <text:s text:c="5"/>0 <text:s text:c="10"/>51.5 Q 50R 49 51.5d55222030 912 9 4 0 <text:s text:c="2"/>104.0 <text:s/>104.0</text:p>
      <text:p text:style-name="P1"><text:s/>73 <text:s text:c="3"/>1.577050 3.831e-37 4.245e-10.03460.034 3528.67220.720.000000 <text:s text:c="6"/>X <text:s text:c="5"/>0 <text:s text:c="6"/>X <text:s text:c="5"/>0 <text:s text:c="10"/>52.5 Q 50R 49 51.5d55222030 912 9 4 0 <text:s text:c="2"/>106.0 <text:s/>104.0</text:p>
      <text:p text:style-name="P1"><text:s/>73 <text:s text:c="3"/>1.577592 9.154e-38 4.245e-10.03460.034 3811.12610.720.000000 <text:s text:c="6"/>X <text:s text:c="5"/>0 <text:s text:c="6"/>X <text:s text:c="5"/>0 <text:s text:c="10"/>49.5 Q 52R 51 48.5d55222030 912 9 4 0 <text:s text:c="2"/>100.0 <text:s text:c="2"/>98.0</text:p>
      <text:p text:style-name="P1"><text:s/>73 <text:s text:c="3"/>1.579204 3.106e-40 7.210e-13.03460.034 3668.57440.720.000000 <text:s text:c="6"/>X <text:s text:c="5"/>0 <text:s text:c="6"/>X <text:s text:c="5"/>0 <text:s text:c="10"/>49.5 Q 51R 50 49.5d55222030 912 9 4 0 <text:s text:c="2"/>100.0 <text:s/>100.0</text:p>
      <text:p text:style-name="P1"><text:s/>73 <text:s text:c="3"/>1.579209 1.869e-37 4.254e-10.03460.034 3668.57440.720.000000 <text:s text:c="6"/>X <text:s text:c="5"/>0 <text:s text:c="6"/>X <text:s text:c="5"/>0 <text:s text:c="10"/>50.5 Q 51R 50 49.5d55222030 912 9 4 0 <text:s text:c="2"/>102.0 <text:s/>100.0</text:p>
      <text:p text:style-name="P1"><text:s/>34 <text:s text:c="3"/>1.579779 7.098e-38 3.154e-08.06950.088 <text:s/>815.07160.830.000000 <text:s text:c="9"/>0 0 0 <text:s text:c="9"/>0 0 0 42 <text:s/>5 37 41.5 <text:s/>41 <text:s/>6 36 40.5 6565501518 6 2 4 0 <text:s text:c="3"/>84.0 <text:s text:c="2"/>82.0</text:p>
      <text:p text:style-name="P1"><text:s/>34 <text:s text:c="3"/>1.579780 7.270e-38 3.155e-08.06950.088 <text:s/>815.07150.830.000000 <text:s text:c="9"/>0 0 0 <text:s text:c="9"/>0 0 0 42 <text:s/>5 37 42.5 <text:s/>41 <text:s/>6 36 41.5 6565501518 6 2 4 0 <text:s text:c="3"/>86.0 <text:s text:c="2"/>84.0</text:p>
      <text:p text:style-name="P1"><text:s/>34 <text:s text:c="3"/>1.579782 6.932e-38 3.155e-08.06950.088 <text:s/>815.07160.830.000000 <text:s text:c="9"/>0 0 0 <text:s text:c="9"/>0 0 0 42 <text:s/>5 37 40.5 <text:s/>41 <text:s/>6 36 39.5 6565501518 6 2 4 0 <text:s text:c="3"/>82.0 <text:s text:c="2"/>80.0</text:p>
      <text:p text:style-name="P1"><text:s/>34 <text:s text:c="3"/>1.579785 7.447e-38 3.158e-08.06950.088 <text:s/>815.07150.830.000000 <text:s text:c="9"/>0 0 0 <text:s text:c="9"/>0 0 0 42 <text:s/>5 37 43.5 <text:s/>41 <text:s/>6 36 42.5 6565501518 6 2 4 0 <text:s text:c="3"/>88.0 <text:s text:c="2"/>86.0</text:p>
      <text:p text:style-name="P1"><text:s/>34 <text:s text:c="3"/>1.579788 6.768e-38 3.157e-08.06950.088 <text:s/>815.07170.830.000000 <text:s text:c="9"/>0 0 0 <text:s text:c="9"/>0 0 0 42 <text:s/>5 37 39.5 <text:s/>41 <text:s/>6 36 38.5 6565501518 6 2 4 0 <text:s text:c="3"/>80.0 <text:s text:c="2"/>78.0</text:p>
      <text:p text:style-name="P1"><text:s/>34 <text:s text:c="3"/>1.579794 7.625e-38 3.162e-08.06950.088 <text:s/>815.07150.830.000000 <text:s text:c="9"/>0 0 0 <text:s text:c="9"/>0 0 0 42 <text:s/>5 37 44.5 <text:s/>41 <text:s/>6 36 43.5 6565501518 6 2 4 0 <text:s text:c="3"/>90.0 <text:s text:c="2"/>88.0</text:p>
      <text:p text:style-name="P1"><text:s/>73 <text:s text:c="3"/>1.580517 6.272e-40 7.238e-13.03460.034 3528.66860.720.000000 <text:s text:c="6"/>X <text:s text:c="5"/>0 <text:s text:c="6"/>X <text:s text:c="5"/>0 <text:s text:c="10"/>50.5 Q 50R 49 50.5d55222030 912 9 4 0 <text:s text:c="2"/>102.0 <text:s/>102.0</text:p>
      <text:p text:style-name="P1"><text:s/>73 <text:s text:c="3"/>1.580561 3.772e-37 4.270e-10.03460.034 3528.66860.720.000000 <text:s text:c="6"/>X <text:s text:c="5"/>0 <text:s text:c="6"/>X <text:s text:c="5"/>0 <text:s text:c="10"/>51.5 Q 50R 49 50.5d55222030 912 9 4 0 <text:s text:c="2"/>104.0 <text:s/>102.0</text:p>
      <text:p text:style-name="P1"><text:s/>61 <text:s text:c="3"/>1.581800 1.177e-39 8.000e-12.05000.070 3255.87600.640.000000 <text:s text:c="3"/>0 1 0 1 1F2 <text:s text:c="3"/>0 0 0 2 1F2 <text:s text:c="3"/>9A2 <text:s/>6 <text:s text:c="7"/>10A1 <text:s/>5 <text:s text:c="4"/>434330453638 7 1 0 <text:s text:c="3"/>95.0 <text:s/>105.0</text:p>
      <text:p text:style-name="P1"><text:s/>73 <text:s text:c="3"/>1.582511 1.840e-37 4.282e-10.03460.034 3668.57110.720.000000 <text:s text:c="6"/>X <text:s text:c="5"/>0 <text:s text:c="6"/>X <text:s text:c="5"/>0 <text:s text:c="10"/>49.5 Q 51R 50 48.5d55222030 912 9 4 0 <text:s text:c="2"/>100.0 <text:s text:c="2"/>98.0</text:p>
      <text:p text:style-name="P1"><text:s/>73 <text:s text:c="3"/>1.582525 1.947e-40 4.622e-13.03460.034 3668.57110.720.000000 <text:s text:c="6"/>X <text:s text:c="5"/>0 <text:s text:c="6"/>X <text:s text:c="5"/>0 <text:s text:c="10"/>48.5 Q 51R 50 48.5d55222030 912 9 4 0 <text:s text:c="3"/>98.0 <text:s text:c="2"/>98.0</text:p>
      <text:p text:style-name="P1"><text:s/>61 <text:s text:c="3"/>1.582580 2.016e-37 1.080e-12.06200.075 1631.80510.700.000000 <text:s text:c="3"/>0 0 0 1 1F2 <text:s text:c="3"/>0 0 0 1 1F2 <text:s text:c="3"/>7F1 <text:s/>6 <text:s text:c="8"/>7F2 <text:s/>4 <text:s text:c="4"/>534330453738 7 1 0 <text:s text:c="3"/>45.0 <text:s text:c="2"/>45.0</text:p>
      <text:p text:style-name="P1"><text:s/>61 <text:s text:c="3"/>1.583143 2.030e-39 6.532e-12.05600.074 2973.85690.690.000000 <text:s text:c="3"/>0 0 0 2 1F2 <text:s text:c="3"/>0 0 0 2 1E <text:s text:c="4"/>8F2 <text:s/>8 <text:s text:c="8"/>8F1 <text:s/>6 <text:s text:c="4"/>434330453638 7 1 0 <text:s text:c="3"/>51.0 <text:s text:c="2"/>51.0</text:p>
      <text:p text:style-name="P1"><text:s/>61 <text:s text:c="3"/>1.583145 1.991e-38 1.703e-14.04600.061 1416.55400.610.000000 <text:s text:c="3"/>0 0 0 0 1A1 <text:s text:c="3"/>0 0 0 0 1A1 <text:s text:c="2"/>16F2 <text:s/>4 <text:s text:c="7"/>16F1 <text:s/>1 <text:s text:c="4"/>534330453738 7 1 0 <text:s text:c="3"/>99.0 <text:s text:c="2"/>99.0</text:p>
      <text:p text:style-name="P1"><text:s/>73 <text:s text:c="3"/>1.583978 7.075e-40 8.346e-13.03460.034 3528.66510.720.000000 <text:s text:c="6"/>X <text:s text:c="5"/>0 <text:s text:c="6"/>X <text:s text:c="5"/>0 <text:s text:c="10"/>49.5 Q 50R 49 49.5d55222030 912 9 4 0 <text:s text:c="2"/>100.0 <text:s/>100.0</text:p>
      <text:p text:style-name="P1"><text:s/>73 <text:s text:c="3"/>1.584002 3.712e-37 4.293e-10.03460.034 3528.66510.720.000000 <text:s text:c="6"/>X <text:s text:c="5"/>0 <text:s text:c="6"/>X <text:s text:c="5"/>0 <text:s text:c="10"/>50.5 Q 50R 49 49.5d55222030 912 9 4 0 <text:s text:c="2"/>102.0 <text:s/>100.0</text:p>
      <text:p text:style-name="P1"><text:s/>73 <text:s text:c="3"/>1.585151 7.844e-40 4.659e-13.03460.034 3391.41060.720.000000 <text:s text:c="6"/>X <text:s text:c="5"/>0 <text:s text:c="6"/>X <text:s text:c="5"/>0 <text:s text:c="10"/>50.5 Q 49R 48 50.5d55222030 912 9 4 0 <text:s text:c="2"/>102.0 <text:s/>102.0</text:p>
      <text:p text:style-name="P1"><text:s/>73 <text:s text:c="3"/>1.585217 7.401e-37 4.311e-10.03460.034 3391.41060.720.000000 <text:s text:c="6"/>X <text:s text:c="5"/>0 <text:s text:c="6"/>X <text:s text:c="5"/>0 <text:s text:c="10"/>51.5 Q 49R 48 50.5d55222030 912 9 4 0 <text:s text:c="2"/>104.0 <text:s/>102.0</text:p>
      <text:p text:style-name="P1"><text:s/>73 <text:s text:c="3"/>1.585746 1.812e-37 4.311e-10.03460.034 3668.56790.720.000000 <text:s text:c="6"/>X <text:s text:c="5"/>0 <text:s text:c="6"/>X <text:s text:c="5"/>0 <text:s text:c="10"/>48.5 Q 51R 50 47.5d55222030 912 9 4 0 <text:s text:c="3"/>98.0 <text:s text:c="2"/>96.0</text:p>
      <text:p text:style-name="P1"><text:s/>73 <text:s text:c="3"/>1.587368 6.308e-40 7.609e-13.03460.034 3528.66170.720.000000 <text:s text:c="6"/>X <text:s text:c="5"/>0 <text:s text:c="6"/>X <text:s text:c="5"/>0 <text:s text:c="10"/>48.5 Q 50R 49 48.5d55222030 912 9 4 0 <text:s text:c="3"/>98.0 <text:s text:c="2"/>98.0</text:p>
      <text:p text:style-name="P1"><text:s/>73 <text:s text:c="3"/>1.587373 3.655e-37 4.321e-10.03460.034 3528.66170.720.000000 <text:s text:c="6"/>X <text:s text:c="5"/>0 <text:s text:c="6"/>X <text:s text:c="5"/>0 <text:s text:c="10"/>49.5 Q 50R 49 48.5d55222030 912 9 4 0 <text:s text:c="2"/>100.0 <text:s text:c="2"/>98.0</text:p>
      <text:p text:style-name="P1"><text:s/>73 <text:s text:c="3"/>1.588687 1.258e-39 7.640e-13.03460.034 3391.40700.720.000000 <text:s text:c="6"/>X <text:s text:c="5"/>0 <text:s text:c="6"/>X <text:s text:c="5"/>0 <text:s text:c="10"/>49.5 Q 49R 48 49.5d55222030 912 9 4 0 <text:s text:c="2"/>100.0 <text:s/>100.0</text:p>
      <text:p text:style-name="P1"><text:s/>73 <text:s text:c="3"/>1.588731 7.284e-37 4.336e-10.03460.034 3391.40700.720.000000 <text:s text:c="6"/>X <text:s text:c="5"/>0 <text:s text:c="6"/>X <text:s text:c="5"/>0 <text:s text:c="10"/>50.5 Q 49R 48 49.5d55222030 912 9 4 0 <text:s text:c="2"/>102.0 <text:s/>100.0</text:p>
      <text:p text:style-name="P1"><text:s/>73 <text:s text:c="3"/>1.590674 3.597e-37 4.348e-10.03460.034 3528.65840.720.000000 <text:s text:c="6"/>X <text:s text:c="5"/>0 <text:s text:c="6"/>X <text:s text:c="5"/>0 <text:s text:c="10"/>48.5 Q 50R 49 47.5d55222030 912 9 4 0 <text:s text:c="3"/>98.0 <text:s text:c="2"/>96.0</text:p>
      <text:p text:style-name="P1"><text:s/>73 <text:s text:c="3"/>1.590687 3.954e-40 4.880e-13.03460.034 3528.65840.720.000000 <text:s text:c="6"/>X <text:s text:c="5"/>0 <text:s text:c="6"/>X <text:s text:c="5"/>0 <text:s text:c="10"/>47.5 Q 50R 49 47.5d55222030 912 9 4 0 <text:s text:c="3"/>96.0 <text:s text:c="2"/>96.0</text:p>
      <text:p text:style-name="P1"><text:s/>35 <text:s text:c="3"/>1.592096 1.071e-37 1.085e-08.07080.098 <text:s/>421.53830.810.000000 <text:s text:c="9"/>0 0 0 <text:s text:c="9"/>0 0 0 31 <text:s/>2 30 28.5 <text:s/>30 <text:s/>3 27 27.5 6565501518 6 2 4 0 <text:s text:c="3"/>58.0 <text:s text:c="2"/>56.0</text:p>
      <text:p text:style-name="P1"><text:s/>35 <text:s text:c="3"/>1.592111 1.259e-37 1.089e-08.07080.098 <text:s/>421.53820.810.000000 <text:s text:c="9"/>0 0 0 <text:s text:c="9"/>0 0 0 31 <text:s/>2 30 33.5 <text:s/>30 <text:s/>3 27 32.5 6565501518 6 2 4 0 <text:s text:c="3"/>68.0 <text:s text:c="2"/>66.0</text:p>
      <text:p text:style-name="P1"><text:s/>35 <text:s text:c="3"/>1.592121 1.106e-37 1.084e-08.07080.098 <text:s/>421.53820.810.000000 <text:s text:c="9"/>0 0 0 <text:s text:c="9"/>0 0 0 31 <text:s/>2 30 29.5 <text:s/>30 <text:s/>3 27 28.5 6565501518 6 2 4 0 <text:s text:c="3"/>60.0 <text:s text:c="2"/>58.0</text:p>
      <text:p text:style-name="P1"><text:s/>35 <text:s text:c="3"/>1.592132 1.219e-37 1.086e-08.07080.098 <text:s/>421.53820.810.000000 <text:s text:c="9"/>0 0 0 <text:s text:c="9"/>0 0 0 31 <text:s/>2 30 32.5 <text:s/>30 <text:s/>3 27 31.5 6565501518 6 2 4 0 <text:s text:c="3"/>66.0 <text:s text:c="2"/>64.0</text:p>
      <text:p text:style-name="P1"><text:s/>35 <text:s text:c="3"/>1.592136 1.143e-37 1.083e-08.07080.098 <text:s/>421.53820.810.000000 <text:s text:c="9"/>0 0 0 <text:s text:c="9"/>0 0 0 31 <text:s/>2 30 30.5 <text:s/>30 <text:s/>3 27 29.5 6565501518 6 2 4 0 <text:s text:c="3"/>62.0 <text:s text:c="2"/>60.0</text:p>
      <text:p text:style-name="P1"><text:s/>35 <text:s text:c="3"/>1.592140 1.180e-37 1.084e-08.07080.098 <text:s/>421.53820.810.000000 <text:s text:c="9"/>0 0 0 <text:s text:c="9"/>0 0 0 31 <text:s/>2 30 31.5 <text:s/>30 <text:s/>3 27 30.5 6565501518 6 2 4 0 <text:s text:c="3"/>64.0 <text:s text:c="2"/>62.0</text:p>
      <text:p text:style-name="P1"><text:s/>73 <text:s text:c="3"/>1.592149 1.420e-39 8.814e-13.03460.034 3391.40360.720.000000 <text:s text:c="6"/>X <text:s text:c="5"/>0 <text:s text:c="6"/>X <text:s text:c="5"/>0 <text:s text:c="10"/>48.5 Q 49R 48 48.5d55222030 912 9 4 0 <text:s text:c="3"/>98.0 <text:s text:c="2"/>98.0</text:p>
      <text:p text:style-name="P1"><text:s/>73 <text:s text:c="3"/>1.592173 7.167e-37 4.361e-10.03460.034 3391.40360.720.000000 <text:s text:c="6"/>X <text:s text:c="5"/>0 <text:s text:c="6"/>X <text:s text:c="5"/>0 <text:s text:c="10"/>49.5 Q 49R 48 48.5d55222030 912 9 4 0 <text:s text:c="2"/>100.0 <text:s text:c="2"/>98.0</text:p>
      <text:p text:style-name="P1"><text:s/>73 <text:s text:c="3"/>1.593325 1.554e-39 4.919e-13.03460.034 3256.80570.720.000000 <text:s text:c="6"/>X <text:s text:c="5"/>0 <text:s text:c="6"/>X <text:s text:c="5"/>0 <text:s text:c="10"/>49.5 Q 48R 47 49.5d55222030 912 9 4 0 <text:s text:c="2"/>100.0 <text:s/>100.0</text:p>
      <text:p text:style-name="P1"><text:s/>73 <text:s text:c="3"/>1.593392 1.411e-36 4.378e-10.03460.034 3256.80570.720.000000 <text:s text:c="6"/>X <text:s text:c="5"/>0 <text:s text:c="6"/>X <text:s text:c="5"/>0 <text:s text:c="10"/>50.5 Q 48R 47 49.5d55222030 912 9 4 0 <text:s text:c="2"/>102.0 <text:s/>100.0</text:p>
      <text:p text:style-name="P1"><text:s/>73 <text:s text:c="3"/>1.593906 3.540e-37 4.378e-10.03460.034 3528.65520.720.000000 <text:s text:c="6"/>X <text:s text:c="5"/>0 <text:s text:c="6"/>X <text:s text:c="5"/>0 <text:s text:c="10"/>47.5 Q 50R 49 46.5d55222030 912 9 4 0 <text:s text:c="3"/>96.0 <text:s text:c="2"/>94.0</text:p>
      <text:p text:style-name="P1"><text:s/>73 <text:s text:c="3"/>1.595539 1.265e-39 8.037e-13.03460.034 3391.40020.720.000000 <text:s text:c="6"/>X <text:s text:c="5"/>0 <text:s text:c="6"/>X <text:s text:c="5"/>0 <text:s text:c="10"/>47.5 Q 49R 48 47.5d55222030 912 9 4 0 <text:s text:c="3"/>96.0 <text:s text:c="2"/>96.0</text:p>
      <text:p text:style-name="P1"><text:s/>73 <text:s text:c="3"/>1.595544 7.050e-37 4.386e-10.03460.034 3391.40020.720.000000 <text:s text:c="6"/>X <text:s text:c="5"/>0 <text:s text:c="6"/>X <text:s text:c="5"/>0 <text:s text:c="10"/>48.5 Q 49R 48 47.5d55222030 912 9 4 0 <text:s text:c="3"/>98.0 <text:s text:c="2"/>96.0</text:p>
      <text:p text:style-name="P1"><text:s/>73 <text:s text:c="3"/>1.596863 2.493e-39 8.072e-13.03460.034 3256.80210.720.000000 <text:s text:c="6"/>X <text:s text:c="5"/>0 <text:s text:c="6"/>X <text:s text:c="5"/>0 <text:s text:c="10"/>48.5 Q 48R 47 48.5d55222030 912 9 4 0 <text:s text:c="3"/>98.0 <text:s text:c="2"/>98.0</text:p>
      <text:p text:style-name="P1"><text:s/>73 <text:s text:c="3"/>1.596908 1.388e-36 4.403e-10.03460.034 3256.80210.720.000000 <text:s text:c="6"/>X <text:s text:c="5"/>0 <text:s text:c="6"/>X <text:s text:c="5"/>0 <text:s text:c="10"/>49.5 Q 48R 47 48.5d55222030 912 9 4 0 <text:s text:c="2"/>100.0 <text:s text:c="2"/>98.0</text:p>
      <text:p text:style-name="P1"><text:s/>71 <text:s text:c="3"/>1.598752 2.615e-32 4.417e-10.03450.034 3218.25180.720.000000 <text:s text:c="6"/>X <text:s text:c="5"/>0 <text:s text:c="6"/>X <text:s text:c="5"/>0 <text:s text:c="15"/>Q 47R 46 <text:s text:c="4"/>d442220442212 9 4 0 <text:s text:c="3"/>95.0 <text:s text:c="2"/>93.0</text:p>
      <text:p text:style-name="P1"><text:s/>73 <text:s text:c="3"/>1.598844 6.937e-37 4.415e-10.03460.034 3391.39690.720.000000 <text:s text:c="6"/>X <text:s text:c="5"/>0 <text:s text:c="6"/>X <text:s text:c="5"/>0 <text:s text:c="10"/>47.5 Q 49R 48 46.5d55222030 912 9 4 0 <text:s text:c="3"/>96.0 <text:s text:c="2"/>94.0</text:p>
      <text:p text:style-name="P1"><text:s/>73 <text:s text:c="3"/>1.598856 7.932e-40 5.156e-13.03460.034 3391.39690.720.000000 <text:s text:c="6"/>X <text:s text:c="5"/>0 <text:s text:c="6"/>X <text:s text:c="5"/>0 <text:s text:c="10"/>46.5 Q 49R 48 46.5d55222030 912 9 4 0 <text:s text:c="3"/>94.0 <text:s text:c="2"/>94.0</text:p>
      <text:p text:style-name="P1"><text:s/>34 <text:s text:c="3"/>1.598877 1.172e-37 3.326e-08.06960.090 <text:s/>715.37830.830.000000 <text:s text:c="9"/>0 0 0 <text:s text:c="9"/>0 0 0 38 <text:s/>6 32 40.5 <text:s/>39 <text:s/>5 35 41.5 6565501518 6 2 4 0 <text:s text:c="3"/>82.0 <text:s text:c="2"/>84.0</text:p>
      <text:p text:style-name="P1"><text:soft-page-break/><text:s/>34 <text:s text:c="3"/>1.598882 1.142e-37 3.322e-08.06960.090 <text:s/>715.37830.830.000000 <text:s text:c="9"/>0 0 0 <text:s text:c="9"/>0 0 0 38 <text:s/>6 32 39.5 <text:s/>39 <text:s/>5 35 40.5 6565501518 6 2 4 0 <text:s text:c="3"/>80.0 <text:s text:c="2"/>82.0</text:p>
      <text:p text:style-name="P1"><text:s/>34 <text:s text:c="3"/>1.598885 1.114e-37 3.322e-08.06960.090 <text:s/>715.37830.830.000000 <text:s text:c="9"/>0 0 0 <text:s text:c="9"/>0 0 0 38 <text:s/>6 32 38.5 <text:s/>39 <text:s/>5 35 39.5 6565501518 6 2 4 0 <text:s text:c="3"/>78.0 <text:s text:c="2"/>80.0</text:p>
      <text:p text:style-name="P1"><text:s/>34 <text:s text:c="3"/>1.598886 1.031e-37 3.331e-08.06960.090 <text:s/>715.37840.830.000000 <text:s text:c="9"/>0 0 0 <text:s text:c="9"/>0 0 0 38 <text:s/>6 32 35.5 <text:s/>39 <text:s/>5 35 36.5 6565501518 6 2 4 0 <text:s text:c="3"/>72.0 <text:s text:c="2"/>74.0</text:p>
      <text:p text:style-name="P1"><text:s/>34 <text:s text:c="3"/>1.598887 1.085e-37 3.322e-08.06960.090 <text:s/>715.37830.830.000000 <text:s text:c="9"/>0 0 0 <text:s text:c="9"/>0 0 0 38 <text:s/>6 32 37.5 <text:s/>39 <text:s/>5 35 38.5 6565501518 6 2 4 0 <text:s text:c="3"/>76.0 <text:s text:c="2"/>78.0</text:p>
      <text:p text:style-name="P1"><text:s/>34 <text:s text:c="3"/>1.598887 1.057e-37 3.325e-08.06960.090 <text:s/>715.37840.830.000000 <text:s text:c="9"/>0 0 0 <text:s text:c="9"/>0 0 0 38 <text:s/>6 32 36.5 <text:s/>39 <text:s/>5 35 37.5 6565501518 6 2 4 0 <text:s text:c="3"/>74.0 <text:s text:c="2"/>76.0</text:p>
      <text:p text:style-name="P1"><text:s/>73 <text:s text:c="3"/>1.600327 2.813e-39 9.316e-13.03460.034 3256.79860.720.000000 <text:s text:c="6"/>X <text:s text:c="5"/>0 <text:s text:c="6"/>X <text:s text:c="5"/>0 <text:s text:c="10"/>47.5 Q 48R 47 47.5d55222030 912 9 4 0 <text:s text:c="3"/>96.0 <text:s text:c="2"/>96.0</text:p>
      <text:p text:style-name="P1"><text:s/>73 <text:s text:c="3"/>1.600352 1.365e-36 4.428e-10.03460.034 3256.79860.720.000000 <text:s text:c="6"/>X <text:s text:c="5"/>0 <text:s text:c="6"/>X <text:s text:c="5"/>0 <text:s text:c="10"/>48.5 Q 48R 47 47.5d55222030 912 9 4 0 <text:s text:c="3"/>98.0 <text:s text:c="2"/>96.0</text:p>
      <text:p text:style-name="P1"><text:s/>61 <text:s text:c="3"/>1.600699 1.470e-39 1.120e-11.05600.074 3171.77250.690.000000 <text:s text:c="3"/>0 0 0 2 1E <text:s text:c="4"/>0 1 0 1 1F1 <text:s text:c="3"/>9F2 14 <text:s text:c="8"/>8F1 16 <text:s text:c="4"/>434330453638 7 1 0 <text:s text:c="3"/>57.0 <text:s text:c="2"/>51.0</text:p>
      <text:p text:style-name="P1"><text:s/>61 <text:s text:c="3"/>1.600733 5.566e-38 2.246e-12.05300.070 2114.15210.640.000000 <text:s text:c="3"/>0 1 0 0 1E <text:s text:c="4"/>0 1 0 0 1E <text:s text:c="3"/>10F2 11 <text:s text:c="7"/>10F1 <text:s/>9 <text:s text:c="4"/>534330453738 7 1 0 <text:s text:c="3"/>63.0 <text:s text:c="2"/>63.0</text:p>
      <text:p text:style-name="P1"><text:s/>73 <text:s text:c="3"/>1.601506 3.041e-39 5.199e-13.03460.034 3124.86260.720.000000 <text:s text:c="6"/>X <text:s text:c="5"/>0 <text:s text:c="6"/>X <text:s text:c="5"/>0 <text:s text:c="10"/>48.5 Q 47R 46 48.5d65222030 912 9 4 0 <text:s text:c="3"/>98.0 <text:s text:c="2"/>98.0</text:p>
      <text:p text:style-name="P1"><text:s/>73 <text:s text:c="3"/>1.601574 2.654e-36 4.447e-10.03460.034 3124.86260.720.000000 <text:s text:c="6"/>X <text:s text:c="5"/>0 <text:s text:c="6"/>X <text:s text:c="5"/>0 <text:s text:c="10"/>49.5 Q 47R 46 48.5d65222030 912 9 4 0 <text:s text:c="2"/>100.0 <text:s text:c="2"/>98.0</text:p>
      <text:p text:style-name="P1"><text:s/>73 <text:s text:c="3"/>1.602072 6.824e-37 4.445e-10.03460.034 3391.39360.720.000000 <text:s text:c="6"/>X <text:s text:c="5"/>0 <text:s text:c="6"/>X <text:s text:c="5"/>0 <text:s text:c="10"/>46.5 Q 49R 48 45.5d55222030 912 9 4 0 <text:s text:c="3"/>94.0 <text:s text:c="2"/>92.0</text:p>
      <text:p text:style-name="P1"><text:s/>73 <text:s text:c="3"/>1.603716 2.508e-39 8.501e-13.03460.034 3256.79520.720.000000 <text:s text:c="6"/>X <text:s text:c="5"/>0 <text:s text:c="6"/>X <text:s text:c="5"/>0 <text:s text:c="10"/>46.5 Q 48R 47 46.5d55222030 912 9 4 0 <text:s text:c="3"/>94.0 <text:s text:c="2"/>94.0</text:p>
      <text:p text:style-name="P1"><text:s/>73 <text:s text:c="3"/>1.603722 1.342e-36 4.454e-10.03460.034 3256.79520.720.000000 <text:s text:c="6"/>X <text:s text:c="5"/>0 <text:s text:c="6"/>X <text:s text:c="5"/>0 <text:s text:c="10"/>47.5 Q 48R 47 46.5d55222030 912 9 4 0 <text:s text:c="3"/>96.0 <text:s text:c="2"/>94.0</text:p>
      <text:p text:style-name="P1"><text:s/>73 <text:s text:c="3"/>1.605047 4.878e-39 8.532e-13.03460.034 3124.85900.720.000000 <text:s text:c="6"/>X <text:s text:c="5"/>0 <text:s text:c="6"/>X <text:s text:c="5"/>0 <text:s text:c="10"/>47.5 Q 47R 46 47.5d65222030 912 9 4 0 <text:s text:c="3"/>96.0 <text:s text:c="2"/>96.0</text:p>
      <text:p text:style-name="P1"><text:s/>73 <text:s text:c="3"/>1.605093 2.608e-36 4.469e-10.03460.034 3124.85900.720.000000 <text:s text:c="6"/>X <text:s text:c="5"/>0 <text:s text:c="6"/>X <text:s text:c="5"/>0 <text:s text:c="10"/>48.5 Q 47R 46 47.5d65222030 912 9 4 0 <text:s text:c="3"/>98.0 <text:s text:c="2"/>96.0</text:p>
      <text:p text:style-name="P1"><text:s/>73 <text:s text:c="3"/>1.607020 1.320e-36 4.483e-10.03460.034 3256.79190.720.000000 <text:s text:c="6"/>X <text:s text:c="5"/>0 <text:s text:c="6"/>X <text:s text:c="5"/>0 <text:s text:c="10"/>46.5 Q 48R 47 45.5d55222030 912 9 4 0 <text:s text:c="3"/>94.0 <text:s text:c="2"/>92.0</text:p>
      <text:p text:style-name="P1"><text:s/>73 <text:s text:c="3"/>1.607032 1.572e-39 5.455e-13.03460.034 3256.79190.720.000000 <text:s text:c="6"/>X <text:s text:c="5"/>0 <text:s text:c="6"/>X <text:s text:c="5"/>0 <text:s text:c="10"/>45.5 Q 48R 47 45.5d55222030 912 9 4 0 <text:s text:c="3"/>92.0 <text:s text:c="2"/>92.0</text:p>
      <text:p text:style-name="P1"><text:s/>73 <text:s text:c="3"/>1.608512 5.503e-39 9.851e-13.03460.034 3124.85560.720.000000 <text:s text:c="6"/>X <text:s text:c="5"/>0 <text:s text:c="6"/>X <text:s text:c="5"/>0 <text:s text:c="10"/>46.5 Q 47R 46 46.5d65222030 912 9 4 0 <text:s text:c="3"/>94.0 <text:s text:c="2"/>94.0</text:p>
      <text:p text:style-name="P1"><text:s/>73 <text:s text:c="3"/>1.608537 2.564e-36 4.495e-10.03460.034 3124.85560.720.000000 <text:s text:c="6"/>X <text:s text:c="5"/>0 <text:s text:c="6"/>X <text:s text:c="5"/>0 <text:s text:c="10"/>47.5 Q 47R 46 46.5d65222030 912 9 4 0 <text:s text:c="3"/>96.0 <text:s text:c="2"/>94.0</text:p>
      <text:p text:style-name="P1"><text:s/>73 <text:s text:c="3"/>1.609695 5.875e-39 5.498e-13.03460.034 2995.58680.720.000000 <text:s text:c="6"/>X <text:s text:c="5"/>0 <text:s text:c="6"/>X <text:s text:c="5"/>0 <text:s text:c="10"/>47.5 Q 46R 45 47.5d65222030 912 9 4 0 <text:s text:c="3"/>96.0 <text:s text:c="2"/>96.0</text:p>
      <text:p text:style-name="P1"><text:s/>73 <text:s text:c="3"/>1.609763 4.924e-36 4.514e-10.03460.034 2995.58680.720.000000 <text:s text:c="6"/>X <text:s text:c="5"/>0 <text:s text:c="6"/>X <text:s text:c="5"/>0 <text:s text:c="10"/>48.5 Q 46R 45 47.5d65222030 912 9 4 0 <text:s text:c="3"/>98.0 <text:s text:c="2"/>96.0</text:p>
      <text:p text:style-name="P1"><text:s/>73 <text:s text:c="3"/>1.610245 1.298e-36 4.514e-10.03460.034 3256.78870.720.000000 <text:s text:c="6"/>X <text:s text:c="5"/>0 <text:s text:c="6"/>X <text:s text:c="5"/>0 <text:s text:c="10"/>45.5 Q 48R 47 44.5d55222030 912 9 4 0 <text:s text:c="3"/>92.0 <text:s text:c="2"/>90.0</text:p>
      <text:p text:style-name="P1"><text:s/>73 <text:s text:c="3"/>1.611901 4.905e-39 8.991e-13.03460.034 3124.85220.720.000000 <text:s text:c="6"/>X <text:s text:c="5"/>0 <text:s text:c="6"/>X <text:s text:c="5"/>0 <text:s text:c="10"/>45.5 Q 47R 46 45.5d55222030 912 9 4 0 <text:s text:c="3"/>92.0 <text:s text:c="2"/>92.0</text:p>
      <text:p text:style-name="P1"><text:s/>73 <text:s text:c="3"/>1.611908 2.521e-36 4.522e-10.03460.034 3124.85220.720.000000 <text:s text:c="6"/>X <text:s text:c="5"/>0 <text:s text:c="6"/>X <text:s text:c="5"/>0 <text:s text:c="10"/>46.5 Q 47R 46 45.5d65222030 912 9 4 0 <text:s text:c="3"/>94.0 <text:s text:c="2"/>92.0</text:p>
      <text:p text:style-name="P1"><text:s/>73 <text:s text:c="3"/>1.613239 9.424e-39 9.026e-13.03460.034 2995.58320.720.000000 <text:s text:c="6"/>X <text:s text:c="5"/>0 <text:s text:c="6"/>X <text:s text:c="5"/>0 <text:s text:c="10"/>46.5 Q 46R 45 46.5d65222030 912 9 4 0 <text:s text:c="3"/>94.0 <text:s text:c="2"/>94.0</text:p>
      <text:p text:style-name="P1"><text:s/>73 <text:s text:c="3"/>1.613285 4.838e-36 4.538e-10.03460.034 2995.58320.720.000000 <text:s text:c="6"/>X <text:s text:c="5"/>0 <text:s text:c="6"/>X <text:s text:c="5"/>0 <text:s text:c="10"/>47.5 Q 46R 45 46.5d65222030 912 9 4 0 <text:s text:c="3"/>96.0 <text:s text:c="2"/>94.0</text:p>
      <text:p text:style-name="P1"><text:s/>73 <text:s text:c="3"/>1.615204 2.479e-36 4.553e-10.03460.034 3124.84890.720.000000 <text:s text:c="6"/>X <text:s text:c="5"/>0 <text:s text:c="6"/>X <text:s text:c="5"/>0 <text:s text:c="10"/>45.5 Q 47R 46 44.5d65222030 912 9 4 0 <text:s text:c="3"/>92.0 <text:s text:c="2"/>90.0</text:p>
      <text:p text:style-name="P1"><text:s/>73 <text:s text:c="3"/>1.615215 3.074e-39 5.772e-13.03460.034 3124.84890.720.000000 <text:s text:c="6"/>X <text:s text:c="5"/>0 <text:s text:c="6"/>X <text:s text:c="5"/>0 <text:s text:c="10"/>44.5 Q 47R 46 44.5d55222030 912 9 4 0 <text:s text:c="3"/>90.0 <text:s text:c="2"/>90.0</text:p>
      <text:p text:style-name="P1"><text:s/>71 <text:s text:c="3"/>1.615649 9.211e-32 4.560e-10.03450.034 2954.72170.720.000000 <text:s text:c="6"/>X <text:s text:c="5"/>0 <text:s text:c="6"/>X <text:s text:c="5"/>0 <text:s text:c="15"/>Q 45R 44 <text:s text:c="4"/>d442220442212 9 4 0 <text:s text:c="3"/>91.0 <text:s text:c="2"/>89.0</text:p>
      <text:p text:style-name="P1"><text:s/>32 <text:s text:c="3"/>1.616400 1.615e-35 2.163e-08.07730.104 <text:s text:c="2"/>73.08800.770.000000 <text:s text:c="9"/>0 0 0 <text:s text:c="9"/>0 0 0 12 <text:s/>2 10 <text:s text:c="6"/>13 <text:s/>1 13 <text:s text:c="5"/>006550 113 6 2 4 0 <text:s text:c="3"/>25.0 <text:s text:c="2"/>27.0</text:p>
      <text:p text:style-name="P1"><text:s/>73 <text:s text:c="3"/>1.616705 1.063e-38 1.043e-12.03460.034 2995.57970.720.000000 <text:s text:c="6"/>X <text:s text:c="5"/>0 <text:s text:c="6"/>X <text:s text:c="5"/>0 <text:s text:c="10"/>45.5 Q 46R 45 45.5d65222030 912 9 4 0 <text:s text:c="3"/>92.0 <text:s text:c="2"/>92.0</text:p>
      <text:p text:style-name="P1"><text:s/>73 <text:s text:c="3"/>1.616731 4.755e-36 4.564e-10.03460.034 2995.57970.720.000000 <text:s text:c="6"/>X <text:s text:c="5"/>0 <text:s text:c="6"/>X <text:s text:c="5"/>0 <text:s text:c="10"/>46.5 Q 46R 45 45.5d65222030 912 9 4 0 <text:s text:c="3"/>94.0 <text:s text:c="2"/>92.0</text:p>
      <text:p text:style-name="P1"><text:s/>11 <text:s text:c="3"/>1.617166 5.230e-36 1.382e-07.09540.456 4855.29980.710.002000 <text:s text:c="9"/>0 3 0 <text:s text:c="9"/>0 3 0 <text:s/>3 <text:s/>1 <text:s/>2 <text:s text:c="7"/>2 <text:s/>2 <text:s/>1 <text:s text:c="5"/>4447834432257122 7 <text:s text:c="3"/>21.0 <text:s text:c="2"/>15.0</text:p>
      <text:p text:style-name="P1"><text:s/>73 <text:s text:c="3"/>1.617892 1.121e-38 5.820e-13.03460.034 2868.98330.720.000000 <text:s text:c="6"/>X <text:s text:c="5"/>0 <text:s text:c="6"/>X <text:s text:c="5"/>0 <text:s text:c="10"/>46.5 Q 45R 44 46.5d65222030 912 9 4 0 <text:s text:c="3"/>94.0 <text:s text:c="2"/>94.0</text:p>
      <text:p text:style-name="P1"><text:s/>73 <text:s text:c="3"/>1.617960 9.016e-36 4.583e-10.03460.034 2868.98330.720.000000 <text:s text:c="6"/>X <text:s text:c="5"/>0 <text:s text:c="6"/>X <text:s text:c="5"/>0 <text:s text:c="10"/>47.5 Q 45R 44 46.5d65222030 912 9 4 0 <text:s text:c="3"/>96.0 <text:s text:c="2"/>94.0</text:p>
      <text:p text:style-name="P1"><text:s/>73 <text:s text:c="3"/>1.618426 2.435e-36 4.581e-10.03460.034 3124.84560.720.000000 <text:s text:c="6"/>X <text:s text:c="5"/>0 <text:s text:c="6"/>X <text:s text:c="5"/>0 <text:s text:c="10"/>44.5 Q 47R 46 43.5d65222030 912 9 4 0 <text:s text:c="3"/>90.0 <text:s text:c="2"/>88.0</text:p>
      <text:p text:style-name="P1"><text:s/>61 <text:s text:c="3"/>1.618691 1.629e-38 1.589e-10.05300.068 3259.66770.640.000000 <text:s text:c="3"/>0 0 0 2 1A1 <text:s text:c="3"/>0 0 0 2 1A1 <text:s text:c="2"/>11F2 <text:s/>7 <text:s text:c="7"/>11F1 <text:s/>7 <text:s text:c="4"/>434330453638 7 1 0 <text:s text:c="3"/>69.0 <text:s text:c="2"/>69.0</text:p>
      <text:p text:style-name="P1"><text:s/>61 <text:s text:c="3"/>1.619646 9.552e-38 3.899e-12.05300.070 2114.08940.640.000000 <text:s text:c="3"/>0 1 0 0 1E <text:s text:c="4"/>0 1 0 0 1E <text:s text:c="3"/>10F1 11 <text:s text:c="7"/>10F2 10 <text:s text:c="4"/>534330453738 7 1 0 <text:s text:c="3"/>63.0 <text:s text:c="2"/>63.0</text:p>
      <text:p text:style-name="P1"><text:s/>73 <text:s text:c="3"/>1.620094 9.476e-39 9.520e-13.03460.034 2995.57630.720.000000 <text:s text:c="6"/>X <text:s text:c="5"/>0 <text:s text:c="6"/>X <text:s text:c="5"/>0 <text:s text:c="10"/>44.5 Q 46R 45 44.5d65222030 912 9 4 0 <text:s text:c="3"/>90.0 <text:s text:c="2"/>90.0</text:p>
      <text:p text:style-name="P1"><text:s/>73 <text:s text:c="3"/>1.620101 4.671e-36 4.591e-10.03460.034 2995.57630.720.000000 <text:s text:c="6"/>X <text:s text:c="5"/>0 <text:s text:c="6"/>X <text:s text:c="5"/>0 <text:s text:c="10"/>45.5 Q 46R 45 44.5d65222030 912 9 4 0 <text:s text:c="3"/>92.0 <text:s text:c="2"/>90.0</text:p>
      <text:p text:style-name="P1"><text:s/>73 <text:s text:c="3"/>1.621439 1.798e-38 9.560e-13.03460.034 2868.97970.720.000000 <text:s text:c="6"/>X <text:s text:c="5"/>0 <text:s text:c="6"/>X <text:s text:c="5"/>0 <text:s text:c="10"/>45.5 Q 45R 44 45.5d65222030 912 9 4 0 <text:s text:c="3"/>92.0 <text:s text:c="2"/>92.0</text:p>
      <text:p text:style-name="P1"><text:s/>73 <text:s text:c="3"/>1.621485 8.855e-36 4.607e-10.03460.034 2868.97970.720.000000 <text:s text:c="6"/>X <text:s text:c="5"/>0 <text:s text:c="6"/>X <text:s text:c="5"/>0 <text:s text:c="10"/>46.5 Q 45R 44 45.5d65222030 912 9 4 0 <text:s text:c="3"/>94.0 <text:s text:c="2"/>92.0</text:p>
      <text:p text:style-name="P1"><text:s/>73 <text:s text:c="3"/>1.623395 4.590e-36 4.620e-10.03460.034 2995.57300.720.000000 <text:s text:c="6"/>X <text:s text:c="5"/>0 <text:s text:c="6"/>X <text:s text:c="5"/>0 <text:s text:c="10"/>44.5 Q 46R 45 43.5d65222030 912 9 4 0 <text:s text:c="3"/>90.0 <text:s text:c="2"/>88.0</text:p>
      <text:p text:style-name="P1"><text:s/>73 <text:s text:c="3"/>1.623406 5.942e-39 6.117e-13.03460.034 2995.57300.720.000000 <text:s text:c="6"/>X <text:s text:c="5"/>0 <text:s text:c="6"/>X <text:s text:c="5"/>0 <text:s text:c="10"/>43.5 Q 46R 45 43.5d65222030 912 9 4 0 <text:s text:c="3"/>88.0 <text:s text:c="2"/>88.0</text:p>
      <text:p text:style-name="P1"><text:s/>73 <text:s text:c="3"/>1.624906 2.029e-38 1.105e-12.03460.034 2868.97620.720.000000 <text:s text:c="6"/>X <text:s text:c="5"/>0 <text:s text:c="6"/>X <text:s text:c="5"/>0 <text:s text:c="10"/>44.5 Q 45R 44 44.5d65222030 912 9 4 0 <text:s text:c="3"/>90.0 <text:s text:c="2"/>90.0</text:p>
      <text:p text:style-name="P1"><text:s/>73 <text:s text:c="3"/>1.624933 8.699e-36 4.634e-10.03460.034 2868.97620.720.000000 <text:s text:c="6"/>X <text:s text:c="5"/>0 <text:s text:c="6"/>X <text:s text:c="5"/>0 <text:s text:c="10"/>45.5 Q 45R 44 44.5d65222030 912 9 4 0 <text:s text:c="3"/>92.0 <text:s text:c="2"/>90.0</text:p>
      <text:p text:style-name="P1"><text:s/>73 <text:s text:c="3"/>1.626097 2.113e-38 6.168e-13.03460.034 2745.05720.720.000000 <text:s text:c="6"/>X <text:s text:c="5"/>0 <text:s text:c="6"/>X <text:s text:c="5"/>0 <text:s text:c="10"/>45.5 Q 44R 43 45.5d65222030 912 9 4 0 <text:s text:c="3"/>92.0 <text:s text:c="2"/>92.0</text:p>
      <text:p text:style-name="P1"><text:s/>73 <text:s text:c="3"/>1.626166 1.629e-35 4.654e-10.03460.034 2745.05720.720.000000 <text:s text:c="6"/>X <text:s text:c="5"/>0 <text:s text:c="6"/>X <text:s text:c="5"/>0 <text:s text:c="10"/>46.5 Q 44R 43 45.5d65222030 912 9 4 0 <text:s text:c="3"/>94.0 <text:s text:c="2"/>92.0</text:p>
      <text:p text:style-name="P1"><text:s/>73 <text:s text:c="3"/>1.626614 4.508e-36 4.650e-10.03460.034 2995.56980.720.000000 <text:s text:c="6"/>X <text:s text:c="5"/>0 <text:s text:c="6"/>X <text:s text:c="5"/>0 <text:s text:c="10"/>43.5 Q 46R 45 42.5d65222030 912 9 4 0 <text:s text:c="3"/>88.0 <text:s text:c="2"/>86.0</text:p>
      <text:p text:style-name="P1"><text:s/>33 <text:s text:c="3"/>1.628000 1.557e-35 2.251e-08.07920.105 <text:s text:c="2"/>56.18570.770.000000 <text:s text:c="9"/>0 0 0 <text:s text:c="9"/>0 0 0 10 <text:s/>2 <text:s/>8 <text:s text:c="6"/>11 <text:s/>1 11 <text:s text:c="5"/>006550 113 6 2 4 0 <text:s text:c="3"/>21.0 <text:s text:c="2"/>23.0</text:p>
      <text:p text:style-name="P1"><text:s/>73 <text:s text:c="3"/>1.628295 1.808e-38 1.009e-12.03460.034 2868.97280.720.000000 <text:s text:c="6"/>X <text:s text:c="5"/>0 <text:s text:c="6"/>X <text:s text:c="5"/>0 <text:s text:c="10"/>43.5 Q 45R 44 43.5d65222030 912 9 4 0 <text:s text:c="3"/>88.0 <text:s text:c="2"/>88.0</text:p>
      <text:p text:style-name="P1"><text:s/>73 <text:s text:c="3"/>1.628303 8.542e-36 4.661e-10.03460.034 2868.97280.720.000000 <text:s text:c="6"/>X <text:s text:c="5"/>0 <text:s text:c="6"/>X <text:s text:c="5"/>0 <text:s text:c="10"/>44.5 Q 45R 44 43.5d65222030 912 9 4 0 <text:s text:c="3"/>90.0 <text:s text:c="2"/>88.0</text:p>
      <text:p text:style-name="P1"><text:s/>61 <text:s text:c="3"/>1.629627 9.236e-40 6.577e-12.05300.074 3259.26340.690.000000 <text:s text:c="3"/>0 1 0 1 1F1 <text:s text:c="3"/>0 1 0 1 1F2 <text:s text:c="3"/>9A2 <text:s/>7 <text:s text:c="8"/>8A1 <text:s/>9 <text:s text:c="4"/>334330453638 7 1 0 <text:s text:c="3"/>95.0 <text:s text:c="2"/>85.0</text:p>
      <text:p text:style-name="P1"><text:s/>73 <text:s text:c="3"/>1.629647 3.388e-38 1.013e-12.03460.034 2745.05360.720.000000 <text:s text:c="6"/>X <text:s text:c="5"/>0 <text:s text:c="6"/>X <text:s text:c="5"/>0 <text:s text:c="10"/>44.5 Q 44R 43 44.5d65222030 912 9 4 0 <text:s text:c="3"/>90.0 <text:s text:c="2"/>90.0</text:p>
      <text:p text:style-name="P1"><text:s/>73 <text:s text:c="3"/>1.629695 1.599e-35 4.679e-10.03460.034 2745.05360.720.000000 <text:s text:c="6"/>X <text:s text:c="5"/>0 <text:s text:c="6"/>X <text:s text:c="5"/>0 <text:s text:c="10"/>45.5 Q 44R 43 44.5d65222030 912 9 4 0 <text:s text:c="3"/>92.0 <text:s text:c="2"/>90.0</text:p>
      <text:p text:style-name="P1"><text:s/>61 <text:s text:c="3"/>1.629703 1.092e-35 5.974e-11.06200.075 1630.17530.700.000000 <text:s text:c="3"/>0 0 0 1 1F2 <text:s text:c="3"/>0 0 0 1 1F2 <text:s text:c="3"/>7F2 <text:s/>4 <text:s text:c="8"/>7F1 <text:s/>5 <text:s text:c="4"/>534330453738 7 1 0 <text:s text:c="3"/>45.0 <text:s text:c="2"/>45.0</text:p>
      <text:p text:style-name="P1"><text:s/>73 <text:s text:c="3"/>1.631595 8.387e-36 4.690e-10.03460.034 2868.96950.720.000000 <text:s text:c="6"/>X <text:s text:c="5"/>0 <text:s text:c="6"/>X <text:s text:c="5"/>0 <text:s text:c="10"/>43.5 Q 45R 44 42.5d65222030 912 9 4 0 <text:s text:c="3"/>88.0 <text:s text:c="2"/>86.0</text:p>
      <text:p text:style-name="P1"><text:s/>73 <text:s text:c="3"/>1.631605 1.134e-38 6.488e-13.03460.034 2868.96950.720.000000 <text:s text:c="6"/>X <text:s text:c="5"/>0 <text:s text:c="6"/>X <text:s text:c="5"/>0 <text:s text:c="10"/>42.5 Q 45R 44 42.5d65222030 912 9 4 0 <text:s text:c="3"/>86.0 <text:s text:c="2"/>86.0</text:p>
      <text:p text:style-name="P1"><text:s/>71 <text:s text:c="3"/>1.632581 3.068e-31 4.705e-10.03450.034 2702.21180.720.000000 <text:s text:c="6"/>X <text:s text:c="5"/>0 <text:s text:c="6"/>X <text:s text:c="5"/>0 <text:s text:c="15"/>Q 43R 42 <text:s text:c="4"/>d442220442212 9 4 0 <text:s text:c="3"/>87.0 <text:s text:c="2"/>85.0</text:p>
      <text:p text:style-name="P1"><text:s/>73 <text:s text:c="3"/>1.633116 3.823e-38 1.172e-12.03460.034 2745.05010.720.000000 <text:s text:c="6"/>X <text:s text:c="5"/>0 <text:s text:c="6"/>X <text:s text:c="5"/>0 <text:s text:c="10"/>43.5 Q 44R 43 43.5d65222030 912 9 4 0 <text:s text:c="3"/>88.0 <text:s text:c="2"/>88.0</text:p>
      <text:p text:style-name="P1"><text:soft-page-break/><text:s/>73 <text:s text:c="3"/>1.633143 1.570e-35 4.704e-10.03460.034 2745.05010.720.000000 <text:s text:c="6"/>X <text:s text:c="5"/>0 <text:s text:c="6"/>X <text:s text:c="5"/>0 <text:s text:c="10"/>44.5 Q 44R 43 43.5d65222030 912 9 4 0 <text:s text:c="3"/>90.0 <text:s text:c="2"/>88.0</text:p>
      <text:p text:style-name="P1"><text:s/>73 <text:s text:c="3"/>1.634311 3.931e-38 6.540e-13.03460.034 2623.81340.720.000000 <text:s text:c="6"/>X <text:s text:c="5"/>0 <text:s text:c="6"/>X <text:s text:c="5"/>0 <text:s text:c="10"/>44.5 Q 43R 42 44.5d65222030 912 9 4 0 <text:s text:c="3"/>90.0 <text:s text:c="2"/>90.0</text:p>
      <text:p text:style-name="P1"><text:s/>73 <text:s text:c="3"/>1.634381 2.903e-35 4.724e-10.03460.034 2623.81340.720.000000 <text:s text:c="6"/>X <text:s text:c="5"/>0 <text:s text:c="6"/>X <text:s text:c="5"/>0 <text:s text:c="10"/>45.5 Q 43R 42 44.5d65222030 912 9 4 0 <text:s text:c="3"/>92.0 <text:s text:c="2"/>90.0</text:p>
      <text:p text:style-name="P1"><text:s/>73 <text:s text:c="3"/>1.634810 8.237e-36 4.723e-10.03460.034 2868.96630.720.000000 <text:s text:c="6"/>X <text:s text:c="5"/>0 <text:s text:c="6"/>X <text:s text:c="5"/>0 <text:s text:c="10"/>42.5 Q 45R 44 41.5d65222030 912 9 4 0 <text:s text:c="3"/>86.0 <text:s text:c="2"/>84.0</text:p>
      <text:p text:style-name="P1"><text:s/>34 <text:s text:c="3"/>1.635662 1.763e-38 3.505e-08.06870.081 1152.04740.760.000000 <text:s text:c="9"/>0 0 0 <text:s text:c="9"/>0 0 0 50 <text:s/>6 45 49.5 <text:s/>49 <text:s/>7 42 48.5 6545201518 8 2 1 0 <text:s text:c="2"/>100.0 <text:s text:c="2"/>98.0</text:p>
      <text:p text:style-name="P1"><text:s/>34 <text:s text:c="3"/>1.635662 1.728e-38 3.506e-08.06870.081 1152.04740.760.000000 <text:s text:c="9"/>0 0 0 <text:s text:c="9"/>0 0 0 50 <text:s/>6 45 48.5 <text:s/>49 <text:s/>7 42 47.5 6545201518 8 2 1 0 <text:s text:c="3"/>98.0 <text:s text:c="2"/>96.0</text:p>
      <text:p text:style-name="P1"><text:s/>34 <text:s text:c="3"/>1.635664 1.694e-38 3.508e-08.06870.081 1152.04750.760.000000 <text:s text:c="9"/>0 0 0 <text:s text:c="9"/>0 0 0 50 <text:s/>6 45 47.5 <text:s/>49 <text:s/>7 42 46.5 6545201518 8 2 1 0 <text:s text:c="3"/>96.0 <text:s text:c="2"/>94.0</text:p>
      <text:p text:style-name="P1"><text:s/>34 <text:s text:c="3"/>1.635664 1.799e-38 3.506e-08.06870.081 1152.04740.760.000000 <text:s text:c="9"/>0 0 0 <text:s text:c="9"/>0 0 0 50 <text:s/>6 45 50.5 <text:s/>49 <text:s/>7 42 49.5 6545201518 8 2 1 0 <text:s text:c="2"/>102.0 <text:s/>100.0</text:p>
      <text:p text:style-name="P1"><text:s/>34 <text:s text:c="3"/>1.635667 1.835e-38 3.508e-08.06870.081 1152.04730.760.000000 <text:s text:c="9"/>0 0 0 <text:s text:c="9"/>0 0 0 50 <text:s/>6 45 51.5 <text:s/>49 <text:s/>7 42 50.5 6545201518 8 2 1 0 <text:s text:c="2"/>104.0 <text:s/>102.0</text:p>
      <text:p text:style-name="P1"><text:s/>34 <text:s text:c="3"/>1.635672 1.872e-38 3.512e-08.06870.081 1152.04740.760.000000 <text:s text:c="9"/>0 0 0 <text:s text:c="9"/>0 0 0 50 <text:s/>6 45 52.5 <text:s/>49 <text:s/>7 42 51.5 6545201518 8 2 1 0 <text:s text:c="2"/>106.0 <text:s/>104.0</text:p>
      <text:p text:style-name="P1"><text:s/>73 <text:s text:c="3"/>1.636505 3.407e-38 1.071e-12.03460.034 2745.04670.720.000000 <text:s text:c="6"/>X <text:s text:c="5"/>0 <text:s text:c="6"/>X <text:s text:c="5"/>0 <text:s text:c="10"/>42.5 Q 44R 43 42.5d65222030 912 9 4 0 <text:s text:c="3"/>86.0 <text:s text:c="2"/>86.0</text:p>
      <text:p text:style-name="P1"><text:s/>73 <text:s text:c="3"/>1.636513 1.541e-35 4.732e-10.03460.034 2745.04670.720.000000 <text:s text:c="6"/>X <text:s text:c="5"/>0 <text:s text:c="6"/>X <text:s text:c="5"/>0 <text:s text:c="10"/>43.5 Q 44R 43 42.5d65222030 912 9 4 0 <text:s text:c="3"/>88.0 <text:s text:c="2"/>86.0</text:p>
      <text:p text:style-name="P1"><text:s/>73 <text:s text:c="3"/>1.637865 6.306e-38 1.075e-12.03460.034 2623.80980.720.000000 <text:s text:c="6"/>X <text:s text:c="5"/>0 <text:s text:c="6"/>X <text:s text:c="5"/>0 <text:s text:c="10"/>43.5 Q 43R 42 43.5d65222030 912 9 4 0 <text:s text:c="3"/>88.0 <text:s text:c="2"/>88.0</text:p>
      <text:p text:style-name="P1"><text:s/>73 <text:s text:c="3"/>1.637913 2.849e-35 4.749e-10.03460.034 2623.80980.720.000000 <text:s text:c="6"/>X <text:s text:c="5"/>0 <text:s text:c="6"/>X <text:s text:c="5"/>0 <text:s text:c="10"/>44.5 Q 43R 42 43.5d65222030 912 9 4 0 <text:s text:c="3"/>90.0 <text:s text:c="2"/>88.0</text:p>
      <text:p text:style-name="P1"><text:s/>73 <text:s text:c="3"/>1.639803 1.512e-35 4.761e-10.03460.034 2745.04340.720.000000 <text:s text:c="6"/>X <text:s text:c="5"/>0 <text:s text:c="6"/>X <text:s text:c="5"/>0 <text:s text:c="10"/>42.5 Q 44R 43 41.5d65222030 912 9 4 0 <text:s text:c="3"/>86.0 <text:s text:c="2"/>84.0</text:p>
      <text:p text:style-name="P1"><text:s/>73 <text:s text:c="3"/>1.639813 2.136e-38 6.886e-13.03460.034 2745.04340.720.000000 <text:s text:c="6"/>X <text:s text:c="5"/>0 <text:s text:c="6"/>X <text:s text:c="5"/>0 <text:s text:c="10"/>41.5 Q 44R 43 41.5d65222030 912 9 4 0 <text:s text:c="3"/>84.0 <text:s text:c="2"/>84.0</text:p>
      <text:p text:style-name="P1"><text:s/>61 <text:s text:c="3"/>1.640582 1.941e-39 7.395e-11.05000.074 3391.48240.690.000000 <text:s text:c="3"/>0 0 1 0 1F2 <text:s text:c="3"/>0 0 1 0 1F2 <text:s text:c="3"/>8E <text:s/>22 <text:s text:c="8"/>8E <text:s/>21 <text:s text:c="4"/>434330453638 7 1 0 <text:s text:c="3"/>34.0 <text:s text:c="2"/>34.0</text:p>
      <text:p text:style-name="P1"><text:s/>73 <text:s text:c="3"/>1.641335 7.112e-38 1.243e-12.03460.034 2623.80630.720.000000 <text:s text:c="6"/>X <text:s text:c="5"/>0 <text:s text:c="6"/>X <text:s text:c="5"/>0 <text:s text:c="10"/>42.5 Q 43R 42 42.5d65222030 912 9 4 0 <text:s text:c="3"/>86.0 <text:s text:c="2"/>86.0</text:p>
      <text:p text:style-name="P1"><text:s/>73 <text:s text:c="3"/>1.641363 2.794e-35 4.774e-10.03460.034 2623.80630.720.000000 <text:s text:c="6"/>X <text:s text:c="5"/>0 <text:s text:c="6"/>X <text:s text:c="5"/>0 <text:s text:c="10"/>43.5 Q 43R 42 42.5d65222030 912 9 4 0 <text:s text:c="3"/>88.0 <text:s text:c="2"/>86.0</text:p>
      <text:p text:style-name="P1"><text:s/>61 <text:s text:c="3"/>1.641838 2.417e-40 4.181e-12.05300.073 3355.78200.650.000000 <text:s text:c="3"/>0 1 0 1 1F2 <text:s text:c="3"/>0 1 0 1 1F1 <text:s text:c="2"/>10F2 18 <text:s text:c="8"/>9F1 27 <text:s text:c="4"/>334330453638 7 1 0 <text:s text:c="3"/>63.0 <text:s text:c="2"/>57.0</text:p>
      <text:p text:style-name="P1"><text:s/>73 <text:s text:c="3"/>1.642535 7.225e-38 6.943e-13.03460.034 2505.25670.720.000000 <text:s text:c="6"/>X <text:s text:c="5"/>0 <text:s text:c="6"/>X <text:s text:c="5"/>0 <text:s text:c="10"/>43.5 Q 42R 41 43.5d65222030 912 9 4 0 <text:s text:c="3"/>88.0 <text:s text:c="2"/>88.0</text:p>
      <text:p text:style-name="P1"><text:s/>73 <text:s text:c="3"/>1.642606 5.104e-35 4.796e-10.03460.034 2505.25670.720.000000 <text:s text:c="6"/>X <text:s text:c="5"/>0 <text:s text:c="6"/>X <text:s text:c="5"/>0 <text:s text:c="10"/>44.5 Q 42R 41 43.5d65222030 912 9 4 0 <text:s text:c="3"/>90.0 <text:s text:c="2"/>88.0</text:p>
      <text:p text:style-name="P1"><text:s/>73 <text:s text:c="3"/>1.643014 1.484e-35 4.793e-10.03460.034 2745.04020.720.000000 <text:s text:c="6"/>X <text:s text:c="5"/>0 <text:s text:c="6"/>X <text:s text:c="5"/>0 <text:s text:c="10"/>41.5 Q 44R 43 40.5d65222030 912 9 4 0 <text:s text:c="3"/>84.0 <text:s text:c="2"/>82.0</text:p>
      <text:p text:style-name="P1"><text:s/>61 <text:s text:c="3"/>1.643482 3.009e-38 5.269e-13.05500.078 1754.90750.700.000000 <text:s text:c="3"/>0 1 0 0 1E <text:s text:c="4"/>0 1 0 0 1E <text:s text:c="4"/>6E <text:s text:c="2"/>5 <text:s text:c="8"/>6E <text:s text:c="2"/>4 <text:s text:c="4"/>534330453738 7 1 0 <text:s text:c="3"/>26.0 <text:s text:c="2"/>26.0</text:p>
      <text:p text:style-name="P1"><text:s/>31 <text:s text:c="3"/>1.644300 1.560e-35 3.127e-08.07020.094 1652.69300.810.000000 <text:s text:c="9"/>1 0 0 <text:s text:c="9"/>1 0 0 34 <text:s/>4 30 <text:s text:c="6"/>33 <text:s/>5 29 <text:s text:c="5"/>006550 113 6 2 4 0 <text:s text:c="3"/>69.0 <text:s text:c="2"/>67.0</text:p>
      <text:p text:style-name="P1"><text:s/>73 <text:s text:c="3"/>1.644724 6.341e-38 1.137e-12.03460.034 2623.80290.720.000000 <text:s text:c="6"/>X <text:s text:c="5"/>0 <text:s text:c="6"/>X <text:s text:c="5"/>0 <text:s text:c="10"/>41.5 Q 43R 42 41.5d65222030 912 9 4 0 <text:s text:c="3"/>84.0 <text:s text:c="2"/>84.0</text:p>
      <text:p text:style-name="P1"><text:s/>73 <text:s text:c="3"/>1.644732 2.742e-35 4.804e-10.03460.034 2623.80290.720.000000 <text:s text:c="6"/>X <text:s text:c="5"/>0 <text:s text:c="6"/>X <text:s text:c="5"/>0 <text:s text:c="10"/>42.5 Q 43R 42 41.5d65222030 912 9 4 0 <text:s text:c="3"/>86.0 <text:s text:c="2"/>84.0</text:p>
      <text:p text:style-name="P1"><text:s/>73 <text:s text:c="3"/>1.646092 1.159e-37 1.142e-12.03460.034 2505.25310.720.000000 <text:s text:c="6"/>X <text:s text:c="5"/>0 <text:s text:c="6"/>X <text:s text:c="5"/>0 <text:s text:c="10"/>42.5 Q 42R 41 42.5d65222030 912 9 4 0 <text:s text:c="3"/>86.0 <text:s text:c="2"/>86.0</text:p>
      <text:p text:style-name="P1"><text:s/>73 <text:s text:c="3"/>1.646141 5.006e-35 4.821e-10.03460.034 2505.25310.720.000000 <text:s text:c="6"/>X <text:s text:c="5"/>0 <text:s text:c="6"/>X <text:s text:c="5"/>0 <text:s text:c="10"/>43.5 Q 42R 41 42.5d65222030 912 9 4 0 <text:s text:c="3"/>88.0 <text:s text:c="2"/>86.0</text:p>
      <text:p text:style-name="P1"><text:s/>61 <text:s text:c="3"/>1.647540 1.987e-35 9.385e-11.06200.075 1597.63640.700.000000 <text:s text:c="3"/>0 0 0 1 1F2 <text:s text:c="3"/>0 0 0 1 1F2 <text:s text:c="3"/>7F2 <text:s/>3 <text:s text:c="8"/>7F1 <text:s/>4 <text:s text:c="4"/>534330453738 7 1 0 <text:s text:c="3"/>45.0 <text:s text:c="2"/>45.0</text:p>
      <text:p text:style-name="P1"><text:s/>73 <text:s text:c="3"/>1.648020 2.688e-35 4.830e-10.03460.034 2623.79960.720.000000 <text:s text:c="6"/>X <text:s text:c="5"/>0 <text:s text:c="6"/>X <text:s text:c="5"/>0 <text:s text:c="10"/>41.5 Q 43R 42 40.5d65222030 912 9 4 0 <text:s text:c="3"/>84.0 <text:s text:c="2"/>82.0</text:p>
      <text:p text:style-name="P1"><text:s/>73 <text:s text:c="3"/>1.648030 3.975e-38 7.319e-13.03460.034 2623.79960.720.000000 <text:s text:c="6"/>X <text:s text:c="5"/>0 <text:s text:c="6"/>X <text:s text:c="5"/>0 <text:s text:c="10"/>40.5 Q 43R 42 40.5d65222030 912 9 4 0 <text:s text:c="3"/>82.0 <text:s text:c="2"/>82.0</text:p>
      <text:p text:style-name="P1"><text:s/>71 <text:s text:c="3"/>1.649553 9.662e-31 4.853e-10.03450.034 2460.76350.720.000000 <text:s text:c="6"/>X <text:s text:c="5"/>0 <text:s text:c="6"/>X <text:s text:c="5"/>0 <text:s text:c="15"/>Q 41R 40 <text:s text:c="4"/>d442220442212 9 4 0 <text:s text:c="3"/>83.0 <text:s text:c="2"/>81.0</text:p>
      <text:p text:style-name="P1"><text:s/>73 <text:s text:c="3"/>1.649565 1.307e-37 1.322e-12.03460.034 2505.24960.720.000000 <text:s text:c="6"/>X <text:s text:c="5"/>0 <text:s text:c="6"/>X <text:s text:c="5"/>0 <text:s text:c="10"/>41.5 Q 42R 41 41.5d65222030 912 9 4 0 <text:s text:c="3"/>84.0 <text:s text:c="2"/>84.0</text:p>
      <text:p text:style-name="P1"><text:s/>73 <text:s text:c="3"/>1.649593 4.907e-35 4.846e-10.03460.034 2505.24960.720.000000 <text:s text:c="6"/>X <text:s text:c="5"/>0 <text:s text:c="6"/>X <text:s text:c="5"/>0 <text:s text:c="10"/>42.5 Q 42R 41 41.5d65222030 912 9 4 0 <text:s text:c="3"/>86.0 <text:s text:c="2"/>84.0</text:p>
      <text:p text:style-name="P1"><text:s/>35 <text:s text:c="3"/>1.649846 6.385e-37 3.527e-08.07390.100 <text:s/>258.76330.790.000000 <text:s text:c="9"/>0 0 0 <text:s text:c="9"/>0 0 0 22 <text:s/>4 18 24.5 <text:s/>23 <text:s/>3 21 25.5 6565501518 6 2 4 0 <text:s text:c="3"/>50.0 <text:s text:c="2"/>52.0</text:p>
      <text:p text:style-name="P1"><text:s/>35 <text:s text:c="3"/>1.649848 6.113e-37 3.517e-08.07390.100 <text:s/>258.76330.790.000000 <text:s text:c="9"/>0 0 0 <text:s text:c="9"/>0 0 0 22 <text:s/>4 18 23.5 <text:s/>23 <text:s/>3 21 24.5 6565501518 6 2 4 0 <text:s text:c="3"/>48.0 <text:s text:c="2"/>50.0</text:p>
      <text:p text:style-name="P1"><text:s/>35 <text:s text:c="3"/>1.649850 5.852e-37 3.513e-08.07390.100 <text:s/>258.76330.790.000000 <text:s text:c="9"/>0 0 0 <text:s text:c="9"/>0 0 0 22 <text:s/>4 18 22.5 <text:s/>23 <text:s/>3 21 23.5 6565501518 6 2 4 0 <text:s text:c="3"/>46.0 <text:s text:c="2"/>48.0</text:p>
      <text:p text:style-name="P1"><text:s/>35 <text:s text:c="3"/>1.649852 5.600e-37 3.515e-08.07390.100 <text:s/>258.76330.790.000000 <text:s text:c="9"/>0 0 0 <text:s text:c="9"/>0 0 0 22 <text:s/>4 18 21.5 <text:s/>23 <text:s/>3 21 22.5 6565501518 6 2 4 0 <text:s text:c="3"/>44.0 <text:s text:c="2"/>46.0</text:p>
      <text:p text:style-name="P1"><text:s/>35 <text:s text:c="3"/>1.649854 5.360e-37 3.525e-08.07390.100 <text:s/>258.76330.790.000000 <text:s text:c="9"/>0 0 0 <text:s text:c="9"/>0 0 0 22 <text:s/>4 18 20.5 <text:s/>23 <text:s/>3 21 21.5 6565501518 6 2 4 0 <text:s text:c="3"/>42.0 <text:s text:c="2"/>44.0</text:p>
      <text:p text:style-name="P1"><text:s/>35 <text:s text:c="3"/>1.649854 5.131e-37 3.543e-08.07390.100 <text:s/>258.76340.790.000000 <text:s text:c="9"/>0 0 0 <text:s text:c="9"/>0 0 0 22 <text:s/>4 18 19.5 <text:s/>23 <text:s/>3 21 20.5 6565501518 6 2 4 0 <text:s text:c="3"/>40.0 <text:s text:c="2"/>42.0</text:p>
      <text:p text:style-name="P1"><text:s/>73 <text:s text:c="3"/>1.650769 1.311e-37 7.379e-13.03460.034 2389.39180.720.000000 <text:s text:c="6"/>X <text:s text:c="5"/>0 <text:s text:c="6"/>X <text:s text:c="5"/>0 <text:s text:c="10"/>42.5 Q 41R 40 42.5d65222030 912 9 4 0 <text:s text:c="3"/>86.0 <text:s text:c="2"/>86.0</text:p>
      <text:p text:style-name="P1"><text:s/>73 <text:s text:c="3"/>1.650841 8.853e-35 4.869e-10.03460.034 2389.39180.720.000000 <text:s text:c="6"/>X <text:s text:c="5"/>0 <text:s text:c="6"/>X <text:s text:c="5"/>0 <text:s text:c="10"/>43.5 Q 41R 40 42.5d65222030 912 9 4 0 <text:s text:c="3"/>88.0 <text:s text:c="2"/>86.0</text:p>
      <text:p text:style-name="P1"><text:s/>73 <text:s text:c="3"/>1.651228 2.638e-35 4.865e-10.03460.034 2623.79640.720.000000 <text:s text:c="6"/>X <text:s text:c="5"/>0 <text:s text:c="6"/>X <text:s text:c="5"/>0 <text:s text:c="10"/>40.5 Q 43R 42 39.5d65222030 912 9 4 0 <text:s text:c="3"/>82.0 <text:s text:c="2"/>80.0</text:p>
      <text:p text:style-name="P1"><text:s/>61 <text:s text:c="3"/>1.652020 2.043e-40 2.432e-12.05600.074 3257.04420.690.000000 <text:s text:c="3"/>0 1 0 1 1F2 <text:s text:c="3"/>0 1 0 1 1F1 <text:s text:c="3"/>9F1 18 <text:s text:c="8"/>8F2 24 <text:s text:c="4"/>434330453638 7 1 0 <text:s text:c="3"/>57.0 <text:s text:c="2"/>51.0</text:p>
      <text:p text:style-name="P1"><text:s/>73 <text:s text:c="3"/>1.652952 1.165e-37 1.209e-12.03460.034 2505.24620.720.000000 <text:s text:c="6"/>X <text:s text:c="5"/>0 <text:s text:c="6"/>X <text:s text:c="5"/>0 <text:s text:c="10"/>40.5 Q 42R 41 40.5d65222030 912 9 4 0 <text:s text:c="3"/>82.0 <text:s text:c="2"/>82.0</text:p>
      <text:p text:style-name="P1"><text:s/>73 <text:s text:c="3"/>1.652962 4.811e-35 4.874e-10.03460.034 2505.24620.720.000000 <text:s text:c="6"/>X <text:s text:c="5"/>0 <text:s text:c="6"/>X <text:s text:c="5"/>0 <text:s text:c="10"/>41.5 Q 42R 41 40.5d65222030 912 9 4 0 <text:s text:c="3"/>84.0 <text:s text:c="2"/>82.0</text:p>
      <text:p text:style-name="P1"><text:s/>73 <text:s text:c="3"/>1.654301 1.477e-40 8.738e-16.03460.034 2389.38820.720.000000 <text:s text:c="6"/>X <text:s text:c="5"/>0 <text:s text:c="6"/>X <text:s text:c="5"/>0 <text:s text:c="10"/>40.5 Q 41R 40 41.5d65222030 912 9 4 0 <text:s text:c="3"/>82.0 <text:s text:c="2"/>84.0</text:p>
      <text:p text:style-name="P1"><text:s/>73 <text:s text:c="3"/>1.654330 2.103e-37 1.214e-12.03460.034 2389.38820.720.000000 <text:s text:c="6"/>X <text:s text:c="5"/>0 <text:s text:c="6"/>X <text:s text:c="5"/>0 <text:s text:c="10"/>41.5 Q 41R 40 41.5d65222030 912 9 4 0 <text:s text:c="3"/>84.0 <text:s text:c="2"/>84.0</text:p>
      <text:p text:style-name="P1"><text:s/>73 <text:s text:c="3"/>1.654380 8.676e-35 4.892e-10.03460.034 2389.38820.720.000000 <text:s text:c="6"/>X <text:s text:c="5"/>0 <text:s text:c="6"/>X <text:s text:c="5"/>0 <text:s text:c="10"/>42.5 Q 41R 40 41.5d65222030 912 9 4 0 <text:s text:c="3"/>86.0 <text:s text:c="2"/>84.0</text:p>
      <text:p text:style-name="P1"><text:s/>34 <text:s text:c="3"/>1.655988 7.906e-37 3.414e-08.07660.103 <text:s/>151.48330.780.000000 <text:s text:c="9"/>0 0 0 <text:s text:c="9"/>0 0 0 17 <text:s/>3 14 17.5 <text:s/>18 <text:s/>2 17 18.5 6565501518 6 2 4 0 <text:s text:c="3"/>36.0 <text:s text:c="2"/>38.0</text:p>
      <text:p text:style-name="P1"><text:s/>34 <text:s text:c="3"/>1.655991 8.362e-37 3.421e-08.07660.103 <text:s/>151.48330.780.000000 <text:s text:c="9"/>0 0 0 <text:s text:c="9"/>0 0 0 17 <text:s/>3 14 18.5 <text:s/>18 <text:s/>2 17 19.5 6565501518 6 2 4 0 <text:s text:c="3"/>38.0 <text:s text:c="2"/>40.0</text:p>
      <text:p text:style-name="P1"><text:s/>34 <text:s text:c="3"/>1.655993 7.473e-37 3.417e-08.07660.103 <text:s/>151.48330.780.000000 <text:s text:c="9"/>0 0 0 <text:s text:c="9"/>0 0 0 17 <text:s/>3 14 16.5 <text:s/>18 <text:s/>2 17 17.5 6565501518 6 2 4 0 <text:s text:c="3"/>34.0 <text:s text:c="2"/>36.0</text:p>
      <text:p text:style-name="P1"><text:s/>34 <text:s text:c="3"/>1.656003 8.844e-37 3.438e-08.07660.103 <text:s/>151.48330.780.000000 <text:s text:c="9"/>0 0 0 <text:s text:c="9"/>0 0 0 17 <text:s/>3 14 19.5 <text:s/>18 <text:s/>2 17 20.5 6565501518 6 2 4 0 <text:s text:c="3"/>40.0 <text:s text:c="2"/>42.0</text:p>
      <text:p text:style-name="P1"><text:s/>34 <text:s text:c="3"/>1.656004 7.062e-37 3.431e-08.07660.103 <text:s/>151.48330.780.000000 <text:s text:c="9"/>0 0 0 <text:s text:c="9"/>0 0 0 17 <text:s/>3 14 15.5 <text:s/>18 <text:s/>2 17 16.5 6565501518 6 2 4 0 <text:s text:c="3"/>32.0 <text:s text:c="2"/>34.0</text:p>
      <text:p text:style-name="P1"><text:s/>34 <text:s text:c="3"/>1.656020 6.679e-37 3.461e-08.07660.103 <text:s/>151.48330.780.000000 <text:s text:c="9"/>0 0 0 <text:s text:c="9"/>0 0 0 17 <text:s/>3 14 14.5 <text:s/>18 <text:s/>2 17 15.5 6565501518 6 2 4 0 <text:s text:c="3"/>30.0 <text:s text:c="2"/>32.0</text:p>
      <text:p text:style-name="P1"><text:s/>73 <text:s text:c="3"/>1.656248 4.717e-35 4.905e-10.03460.034 2505.24290.720.000000 <text:s text:c="6"/>X <text:s text:c="5"/>0 <text:s text:c="6"/>X <text:s text:c="5"/>0 <text:s text:c="10"/>40.5 Q 42R 41 39.5d65222030 912 9 4 0 <text:s text:c="3"/>82.0 <text:s text:c="2"/>80.0</text:p>
      <text:p text:style-name="P1"><text:s/>73 <text:s text:c="3"/>1.656256 7.307e-38 7.788e-13.03460.034 2505.24290.720.000000 <text:s text:c="6"/>X <text:s text:c="5"/>0 <text:s text:c="6"/>X <text:s text:c="5"/>0 <text:s text:c="10"/>39.5 Q 42R 41 39.5d65222030 912 9 4 0 <text:s text:c="3"/>80.0 <text:s text:c="2"/>80.0</text:p>
      <text:p text:style-name="P1"><text:s/>33 <text:s text:c="3"/>1.657500 1.773e-35 3.278e-08.07340.100 <text:s/>277.35510.790.000000 <text:s text:c="9"/>0 0 0 <text:s text:c="9"/>0 0 0 24 <text:s/>3 21 <text:s text:c="6"/>23 <text:s/>4 20 <text:s text:c="5"/>006550 113 6 2 4 0 <text:s text:c="3"/>49.0 <text:s text:c="2"/>47.0</text:p>
      <text:p text:style-name="P1"><text:s/>73 <text:s text:c="3"/>1.657794 1.516e-40 9.207e-16.03460.034 2389.38470.720.000000 <text:s text:c="6"/>X <text:s text:c="5"/>0 <text:s text:c="6"/>X <text:s text:c="5"/>0 <text:s text:c="10"/>39.5 Q 41R 40 40.5d65222030 912 9 4 0 <text:s text:c="3"/>80.0 <text:s text:c="2"/>82.0</text:p>
      <text:p text:style-name="P1"><text:s/>73 <text:s text:c="3"/>1.657804 2.372e-37 1.406e-12.03460.034 2389.38470.720.000000 <text:s text:c="6"/>X <text:s text:c="5"/>0 <text:s text:c="6"/>X <text:s text:c="5"/>0 <text:s text:c="10"/>40.5 Q 41R 40 40.5d65222030 912 9 4 0 <text:s text:c="3"/>82.0 <text:s text:c="2"/>82.0</text:p>
      <text:p text:style-name="P1"><text:soft-page-break/><text:s/>73 <text:s text:c="3"/>1.657833 8.502e-35 4.919e-10.03460.034 2389.38470.720.000000 <text:s text:c="6"/>X <text:s text:c="5"/>0 <text:s text:c="6"/>X <text:s text:c="5"/>0 <text:s text:c="10"/>41.5 Q 41R 40 40.5d65222030 912 9 4 0 <text:s text:c="3"/>84.0 <text:s text:c="2"/>82.0</text:p>
      <text:p text:style-name="P1"><text:s/>61 <text:s text:c="3"/>1.658157 1.346e-39 4.128e-12.06200.075 2928.66090.700.000000 <text:s text:c="3"/>0 0 0 2 1E <text:s text:c="4"/>0 0 0 2 1F2 <text:s text:c="3"/>7F2 <text:s/>9 <text:s text:c="8"/>7F1 <text:s/>9 <text:s text:c="4"/>434330453638 7 1 0 <text:s text:c="3"/>45.0 <text:s text:c="2"/>45.0</text:p>
      <text:p text:style-name="P1"><text:s/>61 <text:s text:c="3"/>1.658674 1.026e-35 1.374e-10.05300.070 1879.88920.640.000000 <text:s text:c="3"/>0 0 0 1 1F2 <text:s text:c="3"/>0 0 0 1 1F2 <text:s text:c="2"/>10F1 <text:s/>5 <text:s text:c="7"/>10F2 <text:s/>5 <text:s text:c="4"/>534330453738 7 1 0 <text:s text:c="3"/>63.0 <text:s text:c="2"/>63.0</text:p>
      <text:p text:style-name="P1"><text:s/>73 <text:s text:c="3"/>1.658964 1.504e-40 5.144e-16.03460.034 2276.22340.720.000000 <text:s text:c="6"/>X <text:s text:c="5"/>0 <text:s text:c="6"/>X <text:s text:c="5"/>0 <text:s text:c="10"/>40.5 Q 40R 39 41.5d65222030 912 9 4 0 <text:s text:c="3"/>82.0 <text:s text:c="2"/>84.0</text:p>
      <text:p text:style-name="P1"><text:s/>73 <text:s text:c="3"/>1.659014 2.349e-37 7.847e-13.03460.034 2276.22340.720.000000 <text:s text:c="6"/>X <text:s text:c="5"/>0 <text:s text:c="6"/>X <text:s text:c="5"/>0 <text:s text:c="10"/>41.5 Q 40R 39 41.5d65222030 912 9 4 0 <text:s text:c="3"/>84.0 <text:s text:c="2"/>84.0</text:p>
      <text:p text:style-name="P1"><text:s/>73 <text:s text:c="3"/>1.659087 1.515e-34 4.942e-10.03460.034 2276.22340.720.000000 <text:s text:c="6"/>X <text:s text:c="5"/>0 <text:s text:c="6"/>X <text:s text:c="5"/>0 <text:s text:c="10"/>42.5 Q 40R 39 41.5d65222030 912 9 4 0 <text:s text:c="3"/>86.0 <text:s text:c="2"/>84.0</text:p>
      <text:p text:style-name="P1"><text:s/>73 <text:s text:c="3"/>1.659451 4.623e-35 4.937e-10.03460.034 2505.23970.720.000000 <text:s text:c="6"/>X <text:s text:c="5"/>0 <text:s text:c="6"/>X <text:s text:c="5"/>0 <text:s text:c="10"/>39.5 Q 42R 41 38.5d65222030 912 9 4 0 <text:s text:c="3"/>80.0 <text:s text:c="2"/>78.0</text:p>
      <text:p text:style-name="P1"><text:s/>73 <text:s text:c="3"/>1.661192 2.115e-37 1.287e-12.03460.034 2389.38130.720.000000 <text:s text:c="6"/>X <text:s text:c="5"/>0 <text:s text:c="6"/>X <text:s text:c="5"/>0 <text:s text:c="10"/>39.5 Q 41R 40 39.5d65222030 912 9 4 0 <text:s text:c="3"/>80.0 <text:s text:c="2"/>80.0</text:p>
      <text:p text:style-name="P1"><text:s/>73 <text:s text:c="3"/>1.661202 8.329e-35 4.946e-10.03460.034 2389.38130.720.000000 <text:s text:c="6"/>X <text:s text:c="5"/>0 <text:s text:c="6"/>X <text:s text:c="5"/>0 <text:s text:c="10"/>40.5 Q 41R 40 39.5d65222030 912 9 4 0 <text:s text:c="3"/>82.0 <text:s text:c="2"/>80.0</text:p>
      <text:p text:style-name="P1"><text:s/>73 <text:s text:c="3"/>1.662549 2.776e-40 9.755e-16.03460.034 2276.21980.720.000000 <text:s text:c="6"/>X <text:s text:c="5"/>0 <text:s text:c="6"/>X <text:s text:c="5"/>0 <text:s text:c="10"/>39.5 Q 40R 39 40.5d65222030 912 9 4 0 <text:s text:c="3"/>80.0 <text:s text:c="2"/>82.0</text:p>
      <text:p text:style-name="P1"><text:s/>73 <text:s text:c="3"/>1.662579 3.768e-37 1.292e-12.03460.034 2276.21980.720.000000 <text:s text:c="6"/>X <text:s text:c="5"/>0 <text:s text:c="6"/>X <text:s text:c="5"/>0 <text:s text:c="10"/>40.5 Q 40R 39 40.5d65222030 912 9 4 0 <text:s text:c="3"/>82.0 <text:s text:c="2"/>82.0</text:p>
      <text:p text:style-name="P1"><text:s/>73 <text:s text:c="3"/>1.662629 1.483e-34 4.966e-10.03460.034 2276.21980.720.000000 <text:s text:c="6"/>X <text:s text:c="5"/>0 <text:s text:c="6"/>X <text:s text:c="5"/>0 <text:s text:c="10"/>41.5 Q 40R 39 40.5d65222030 912 9 4 0 <text:s text:c="3"/>84.0 <text:s text:c="2"/>82.0</text:p>
      <text:p text:style-name="P1"><text:s/>73 <text:s text:c="3"/>1.664485 8.161e-35 4.978e-10.03460.034 2389.37800.720.000000 <text:s text:c="6"/>X <text:s text:c="5"/>0 <text:s text:c="6"/>X <text:s text:c="5"/>0 <text:s text:c="10"/>39.5 Q 41R 40 38.5d65222030 912 9 4 0 <text:s text:c="3"/>80.0 <text:s text:c="2"/>78.0</text:p>
      <text:p text:style-name="P1"><text:s/>73 <text:s text:c="3"/>1.664493 1.326e-37 8.293e-13.03460.034 2389.37800.720.000000 <text:s text:c="6"/>X <text:s text:c="5"/>0 <text:s text:c="6"/>X <text:s text:c="5"/>0 <text:s text:c="10"/>38.5 Q 41R 40 38.5d65222030 912 9 4 0 <text:s text:c="3"/>78.0 <text:s text:c="2"/>78.0</text:p>
      <text:p text:style-name="P1"><text:s/>73 <text:s text:c="3"/>1.666044 2.851e-40 1.030e-15.03460.034 2276.21620.720.000000 <text:s text:c="6"/>X <text:s text:c="5"/>0 <text:s text:c="6"/>X <text:s text:c="5"/>0 <text:s text:c="10"/>38.5 Q 40R 39 39.5d65222030 912 9 4 0 <text:s text:c="3"/>78.0 <text:s text:c="2"/>80.0</text:p>
      <text:p text:style-name="P1"><text:s/>73 <text:s text:c="3"/>1.666055 4.251e-37 1.497e-12.03460.034 2276.21620.720.000000 <text:s text:c="6"/>X <text:s text:c="5"/>0 <text:s text:c="6"/>X <text:s text:c="5"/>0 <text:s text:c="10"/>39.5 Q 40R 39 39.5d65222030 912 9 4 0 <text:s text:c="3"/>80.0 <text:s text:c="2"/>80.0</text:p>
      <text:p text:style-name="P1"><text:s/>73 <text:s text:c="3"/>1.666084 1.453e-34 4.992e-10.03460.034 2276.21620.720.000000 <text:s text:c="6"/>X <text:s text:c="5"/>0 <text:s text:c="6"/>X <text:s text:c="5"/>0 <text:s text:c="10"/>40.5 Q 40R 39 39.5d65222030 912 9 4 0 <text:s text:c="3"/>82.0 <text:s text:c="2"/>80.0</text:p>
      <text:p text:style-name="P1"><text:s/>61 <text:s text:c="3"/>1.666525 2.207e-39 4.403e-15.04600.060 1592.35940.610.000000 <text:s text:c="3"/>0 0 0 0 1A1 <text:s text:c="3"/>0 0 0 0 1A1 <text:s text:c="2"/>17F1 <text:s/>4 <text:s text:c="7"/>17F2 <text:s/>1 <text:s text:c="4"/>534330453738 7 1 0 <text:s text:c="2"/>105.0 <text:s/>105.0</text:p>
      <text:p text:style-name="P1"><text:s/>71 <text:s text:c="3"/>1.666571 2.876e-30 5.005e-10.03450.034 2230.41630.720.000000 <text:s text:c="6"/>X <text:s text:c="5"/>0 <text:s text:c="6"/>X <text:s text:c="5"/>0 <text:s text:c="15"/>Q 39R 38 <text:s text:c="4"/>d442220442212 9 4 0 <text:s text:c="3"/>79.0 <text:s text:c="2"/>77.0</text:p>
      <text:p text:style-name="P1"><text:s/>34 <text:s text:c="3"/>1.666876 4.155e-37 2.567e-08.07290.100 <text:s/>274.22010.790.000000 <text:s text:c="9"/>0 0 0 <text:s text:c="9"/>0 0 0 25 <text:s/>2 24 22.5 <text:s/>24 <text:s/>3 21 21.5 6565501518 6 2 4 0 <text:s text:c="3"/>46.0 <text:s text:c="2"/>44.0</text:p>
      <text:p text:style-name="P1"><text:s/>34 <text:s text:c="3"/>1.666898 5.078e-37 2.577e-08.07290.100 <text:s/>274.22010.790.000000 <text:s text:c="9"/>0 0 0 <text:s text:c="9"/>0 0 0 25 <text:s/>2 24 27.5 <text:s/>24 <text:s/>3 21 26.5 6565501518 6 2 4 0 <text:s text:c="3"/>56.0 <text:s text:c="2"/>54.0</text:p>
      <text:p text:style-name="P1"><text:s/>34 <text:s text:c="3"/>1.666912 4.325e-37 2.561e-08.07290.100 <text:s/>274.22010.790.000000 <text:s text:c="9"/>0 0 0 <text:s text:c="9"/>0 0 0 25 <text:s/>2 24 23.5 <text:s/>24 <text:s/>3 21 22.5 6565501518 6 2 4 0 <text:s text:c="3"/>48.0 <text:s text:c="2"/>46.0</text:p>
      <text:p text:style-name="P1"><text:s/>34 <text:s text:c="3"/>1.666928 4.880e-37 2.568e-08.07290.100 <text:s/>274.22000.790.000000 <text:s text:c="9"/>0 0 0 <text:s text:c="9"/>0 0 0 25 <text:s/>2 24 26.5 <text:s/>24 <text:s/>3 21 25.5 6565501518 6 2 4 0 <text:s text:c="3"/>54.0 <text:s text:c="2"/>52.0</text:p>
      <text:p text:style-name="P1"><text:s/>34 <text:s text:c="3"/>1.666933 4.501e-37 2.558e-08.07290.100 <text:s/>274.22000.790.000000 <text:s text:c="9"/>0 0 0 <text:s text:c="9"/>0 0 0 25 <text:s/>2 24 24.5 <text:s/>24 <text:s/>3 21 23.5 6565501518 6 2 4 0 <text:s text:c="3"/>50.0 <text:s text:c="2"/>48.0</text:p>
      <text:p text:style-name="P1"><text:s/>34 <text:s text:c="3"/>1.666940 4.688e-37 2.562e-08.07290.100 <text:s/>274.22000.790.000000 <text:s text:c="9"/>0 0 0 <text:s text:c="9"/>0 0 0 25 <text:s/>2 24 25.5 <text:s/>24 <text:s/>3 21 24.5 6565501518 6 2 4 0 <text:s text:c="3"/>52.0 <text:s text:c="2"/>50.0</text:p>
      <text:p text:style-name="P1"><text:s/>73 <text:s text:c="3"/>1.667219 2.792e-40 5.753e-16.03460.034 2165.75580.720.000000 <text:s text:c="6"/>X <text:s text:c="5"/>0 <text:s text:c="6"/>X <text:s text:c="5"/>0 <text:s text:c="10"/>39.5 Q 39R 38 40.5d65222030 912 9 4 0 <text:s text:c="3"/>80.0 <text:s text:c="2"/>82.0</text:p>
      <text:p text:style-name="P1"><text:s/>73 <text:s text:c="3"/>1.667271 4.161e-37 8.364e-13.03460.034 2165.75580.720.000000 <text:s text:c="6"/>X <text:s text:c="5"/>0 <text:s text:c="6"/>X <text:s text:c="5"/>0 <text:s text:c="10"/>40.5 Q 39R 38 40.5d65222030 912 9 4 0 <text:s text:c="3"/>82.0 <text:s text:c="2"/>82.0</text:p>
      <text:p text:style-name="P1"><text:s/>73 <text:s text:c="3"/>1.667344 2.556e-34 5.016e-10.03460.034 2165.75580.720.000000 <text:s text:c="6"/>X <text:s text:c="5"/>0 <text:s text:c="6"/>X <text:s text:c="5"/>0 <text:s text:c="10"/>41.5 Q 39R 38 40.5d65222030 912 9 4 0 <text:s text:c="3"/>84.0 <text:s text:c="2"/>82.0</text:p>
      <text:p text:style-name="P1"><text:s/>73 <text:s text:c="3"/>1.667684 7.994e-35 5.010e-10.03460.034 2389.37480.720.000000 <text:s text:c="6"/>X <text:s text:c="5"/>0 <text:s text:c="6"/>X <text:s text:c="5"/>0 <text:s text:c="10"/>38.5 Q 41R 40 37.5d65222030 912 9 4 0 <text:s text:c="3"/>78.0 <text:s text:c="2"/>76.0</text:p>
      <text:p text:style-name="P1"><text:s/>31 <text:s text:c="3"/>1.669000 4.654e-33 3.378e-08.07080.096 <text:s/>467.78730.810.000000 <text:s text:c="9"/>0 0 0 <text:s text:c="9"/>0 0 0 30 <text:s/>5 25 <text:s text:c="6"/>31 <text:s/>4 28 <text:s text:c="5"/>006550 113 6 2 4 0 <text:s text:c="3"/>61.0 <text:s text:c="2"/>63.0</text:p>
      <text:p text:style-name="P1"><text:s/>73 <text:s text:c="3"/>1.669442 3.789e-37 1.372e-12.03460.034 2276.21280.720.000000 <text:s text:c="6"/>X <text:s text:c="5"/>0 <text:s text:c="6"/>X <text:s text:c="5"/>0 <text:s text:c="10"/>38.5 Q 40R 39 38.5d65222030 912 9 4 0 <text:s text:c="3"/>78.0 <text:s text:c="2"/>78.0</text:p>
      <text:p text:style-name="P1"><text:s/>73 <text:s text:c="3"/>1.669449 1.626e-40 6.041e-16.03460.034 2276.21280.720.000000 <text:s text:c="6"/>X <text:s text:c="5"/>0 <text:s text:c="6"/>X <text:s text:c="5"/>0 <text:s text:c="10"/>37.5 Q 40R 39 38.5d65222030 912 9 4 0 <text:s text:c="3"/>76.0 <text:s text:c="2"/>78.0</text:p>
      <text:p text:style-name="P1"><text:s/>73 <text:s text:c="3"/>1.669453 1.422e-34 5.019e-10.03460.034 2276.21280.720.000000 <text:s text:c="6"/>X <text:s text:c="5"/>0 <text:s text:c="6"/>X <text:s text:c="5"/>0 <text:s text:c="10"/>39.5 Q 40R 39 38.5d65222030 912 9 4 0 <text:s text:c="3"/>80.0 <text:s text:c="2"/>78.0</text:p>
      <text:p text:style-name="P1"><text:s/>73 <text:s text:c="3"/>1.670809 5.160e-40 1.093e-15.03460.034 2165.75220.720.000000 <text:s text:c="6"/>X <text:s text:c="5"/>0 <text:s text:c="6"/>X <text:s text:c="5"/>0 <text:s text:c="10"/>38.5 Q 39R 38 39.5d65222030 912 9 4 0 <text:s text:c="3"/>78.0 <text:s text:c="2"/>80.0</text:p>
      <text:p text:style-name="P1"><text:s/>73 <text:s text:c="3"/>1.670839 6.671e-37 1.377e-12.03460.034 2165.75220.720.000000 <text:s text:c="6"/>X <text:s text:c="5"/>0 <text:s text:c="6"/>X <text:s text:c="5"/>0 <text:s text:c="10"/>39.5 Q 39R 38 39.5d65222030 912 9 4 0 <text:s text:c="3"/>80.0 <text:s text:c="2"/>80.0</text:p>
      <text:p text:style-name="P1"><text:s/>73 <text:s text:c="3"/>1.670891 2.502e-34 5.039e-10.03460.034 2165.75220.720.000000 <text:s text:c="6"/>X <text:s text:c="5"/>0 <text:s text:c="6"/>X <text:s text:c="5"/>0 <text:s text:c="10"/>40.5 Q 39R 38 39.5d65222030 912 9 4 0 <text:s text:c="3"/>82.0 <text:s text:c="2"/>80.0</text:p>
      <text:p text:style-name="P1"><text:s/>73 <text:s text:c="3"/>1.672734 1.393e-34 5.051e-10.03460.034 2276.20960.720.000000 <text:s text:c="6"/>X <text:s text:c="5"/>0 <text:s text:c="6"/>X <text:s text:c="5"/>0 <text:s text:c="10"/>38.5 Q 40R 39 37.5d65222030 912 9 4 0 <text:s text:c="3"/>78.0 <text:s text:c="2"/>76.0</text:p>
      <text:p text:style-name="P1"><text:s/>73 <text:s text:c="3"/>1.672741 2.376e-37 8.845e-13.03460.034 2276.20960.720.000000 <text:s text:c="6"/>X <text:s text:c="5"/>0 <text:s text:c="6"/>X <text:s text:c="5"/>0 <text:s text:c="10"/>37.5 Q 40R 39 37.5d65222030 912 9 4 0 <text:s text:c="3"/>76.0 <text:s text:c="2"/>76.0</text:p>
      <text:p text:style-name="P1"><text:s/>35 <text:s text:c="3"/>1.673855 1.639e-37 7.805e-09.07190.102 <text:s/>189.36520.790.000000 <text:s text:c="9"/>0 0 0 <text:s text:c="9"/>0 0 0 20 <text:s/>2 18 20.5 <text:s/>21 <text:s/>1 21 21.5 6565501518 6 2 4 0 <text:s text:c="3"/>42.0 <text:s text:c="2"/>44.0</text:p>
      <text:p text:style-name="P1"><text:s/>35 <text:s text:c="3"/>1.673861 1.562e-37 7.810e-09.07190.102 <text:s/>189.36520.790.000000 <text:s text:c="9"/>0 0 0 <text:s text:c="9"/>0 0 0 20 <text:s/>2 18 19.5 <text:s/>21 <text:s/>1 21 20.5 6565501518 6 2 4 0 <text:s text:c="3"/>40.0 <text:s text:c="2"/>42.0</text:p>
      <text:p text:style-name="P1"><text:s/>35 <text:s text:c="3"/>1.673867 1.720e-37 7.816e-09.07190.102 <text:s/>189.36520.790.000000 <text:s text:c="9"/>0 0 0 <text:s text:c="9"/>0 0 0 20 <text:s/>2 18 21.5 <text:s/>21 <text:s/>1 21 22.5 6565501518 6 2 4 0 <text:s text:c="3"/>44.0 <text:s text:c="2"/>46.0</text:p>
      <text:p text:style-name="P1"><text:s/>35 <text:s text:c="3"/>1.673884 1.489e-37 7.835e-09.07190.102 <text:s/>189.36520.790.000000 <text:s text:c="9"/>0 0 0 <text:s text:c="9"/>0 0 0 20 <text:s/>2 18 18.5 <text:s/>21 <text:s/>1 21 19.5 6565501518 6 2 4 0 <text:s text:c="3"/>38.0 <text:s text:c="2"/>40.0</text:p>
      <text:p text:style-name="P1"><text:s/>35 <text:s text:c="3"/>1.673901 1.804e-37 7.843e-09.07190.102 <text:s/>189.36520.790.000000 <text:s text:c="9"/>0 0 0 <text:s text:c="9"/>0 0 0 20 <text:s/>2 18 22.5 <text:s/>21 <text:s/>1 21 23.5 6565501518 6 2 4 0 <text:s text:c="3"/>46.0 <text:s text:c="2"/>48.0</text:p>
      <text:p text:style-name="P1"><text:s/>35 <text:s text:c="3"/>1.673920 1.419e-37 7.884e-09.07190.102 <text:s/>189.36520.790.000000 <text:s text:c="9"/>0 0 0 <text:s text:c="9"/>0 0 0 20 <text:s/>2 18 17.5 <text:s/>21 <text:s/>1 21 18.5 6565501518 6 2 4 0 <text:s text:c="3"/>36.0 <text:s text:c="2"/>38.0</text:p>
      <text:p text:style-name="P1"><text:s/>73 <text:s text:c="3"/>1.674306 5.300e-40 1.154e-15.03460.034 2165.74870.720.000000 <text:s text:c="6"/>X <text:s text:c="5"/>0 <text:s text:c="6"/>X <text:s text:c="5"/>0 <text:s text:c="10"/>37.5 Q 39R 38 38.5d65222030 912 9 4 0 <text:s text:c="3"/>76.0 <text:s text:c="2"/>78.0</text:p>
      <text:p text:style-name="P1"><text:s/>73 <text:s text:c="3"/>1.674317 7.526e-37 1.597e-12.03460.034 2165.74870.720.000000 <text:s text:c="6"/>X <text:s text:c="5"/>0 <text:s text:c="6"/>X <text:s text:c="5"/>0 <text:s text:c="10"/>38.5 Q 39R 38 38.5d65222030 912 9 4 0 <text:s text:c="3"/>78.0 <text:s text:c="2"/>78.0</text:p>
      <text:p text:style-name="P1"><text:s/>73 <text:s text:c="3"/>1.674348 2.447e-34 5.064e-10.03460.034 2165.74870.720.000000 <text:s text:c="6"/>X <text:s text:c="5"/>0 <text:s text:c="6"/>X <text:s text:c="5"/>0 <text:s text:c="10"/>39.5 Q 39R 38 38.5d65222030 912 9 4 0 <text:s text:c="3"/>80.0 <text:s text:c="2"/>78.0</text:p>
      <text:p text:style-name="P1"><text:s/>73 <text:s text:c="3"/>1.675487 5.129e-40 6.451e-16.03460.034 2057.99350.720.000000 <text:s text:c="6"/>X <text:s text:c="5"/>0 <text:s text:c="6"/>X <text:s text:c="5"/>0 <text:s text:c="10"/>38.5 Q 38R 37 39.5d65222030 912 9 4 0 <text:s text:c="3"/>78.0 <text:s text:c="2"/>80.0</text:p>
      <text:p text:style-name="P1"><text:s/>73 <text:s text:c="3"/>1.675539 7.271e-37 8.917e-13.03460.034 2057.99350.720.000000 <text:s text:c="6"/>X <text:s text:c="5"/>0 <text:s text:c="6"/>X <text:s text:c="5"/>0 <text:s text:c="10"/>39.5 Q 38R 37 39.5d65222030 912 9 4 0 <text:s text:c="3"/>80.0 <text:s text:c="2"/>80.0</text:p>
      <text:p text:style-name="P1"><text:s/>73 <text:s text:c="3"/>1.675614 4.255e-34 5.091e-10.03460.034 2057.99350.720.000000 <text:s text:c="6"/>X <text:s text:c="5"/>0 <text:s text:c="6"/>X <text:s text:c="5"/>0 <text:s text:c="10"/>40.5 Q 38R 37 39.5d65222030 912 9 4 0 <text:s text:c="3"/>82.0 <text:s text:c="2"/>80.0</text:p>
      <text:p text:style-name="P1"><text:s/>14 <text:s text:c="3"/>1.675702 7.986e-30 2.070e-07.09260.456 <text:s/>155.38900.770.000000 <text:s text:c="9"/>0 0 0 <text:s text:c="9"/>0 0 0 <text:s/>3 <text:s/>2 <text:s/>1 <text:s text:c="7"/>3 <text:s/>2 <text:s/>2 <text:s text:c="5"/>005540 02227 5 2 0 <text:s text:c="3"/>42.0 <text:s text:c="2"/>42.0</text:p>
      <text:p text:style-name="P1"><text:s/>73 <text:s text:c="3"/>1.675928 1.364e-34 5.086e-10.03460.034 2276.20640.720.000000 <text:s text:c="6"/>X <text:s text:c="5"/>0 <text:s text:c="6"/>X <text:s text:c="5"/>0 <text:s text:c="10"/>37.5 Q 40R 39 36.5d65222030 912 9 4 0 <text:s text:c="3"/>76.0 <text:s text:c="2"/>74.0</text:p>
      <text:p text:style-name="P1"><text:s/>41 <text:s text:c="3"/>1.676039 1.776e-31 1.632e-08.09310.120 <text:s text:c="3"/>0.83800.750.000000 <text:s text:c="7"/>0 0 0 0 <text:s text:c="7"/>0 0 0 0 <text:s text:c="19"/>R <text:s/>1 <text:s text:c="5"/>006650 0 0 3 1 1 0 <text:s text:c="3"/>45.0 <text:s text:c="2"/>27.0</text:p>
      <text:p text:style-name="P1"><text:s/>73 <text:s text:c="3"/>1.677704 6.707e-37 1.464e-12.03460.034 2165.74530.720.000000 <text:s text:c="6"/>X <text:s text:c="5"/>0 <text:s text:c="6"/>X <text:s text:c="5"/>0 <text:s text:c="10"/>37.5 Q 39R 38 37.5d65222030 912 9 4 0 <text:s text:c="3"/>76.0 <text:s text:c="2"/>76.0</text:p>
      <text:p text:style-name="P1"><text:s/>73 <text:s text:c="3"/>1.677711 3.026e-40 6.783e-16.03460.034 2165.74530.720.000000 <text:s text:c="6"/>X <text:s text:c="5"/>0 <text:s text:c="6"/>X <text:s text:c="5"/>0 <text:s text:c="10"/>36.5 Q 39R 38 37.5d65222030 912 9 4 0 <text:s text:c="3"/>74.0 <text:s text:c="2"/>76.0</text:p>
      <text:p text:style-name="P1"><text:s/>73 <text:s text:c="3"/>1.677715 2.395e-34 5.093e-10.03460.034 2165.74530.720.000000 <text:s text:c="6"/>X <text:s text:c="5"/>0 <text:s text:c="6"/>X <text:s text:c="5"/>0 <text:s text:c="10"/>38.5 Q 39R 38 37.5d65222030 912 9 4 0 <text:s text:c="3"/>78.0 <text:s text:c="2"/>76.0</text:p>
      <text:p text:style-name="P1"><text:s/>11 <text:s text:c="3"/>1.678415 2.700e-36 6.521e-10.08440.412 3974.62960.670.007200 <text:s text:c="9"/>1 0 0 <text:s text:c="9"/>0 0 1 <text:s/>5 <text:s/>0 <text:s/>5 <text:s text:c="7"/>4 <text:s/>0 <text:s/>4 <text:s text:c="5"/>4442434432257122 7 <text:s text:c="3"/>33.0 <text:s text:c="2"/>27.0</text:p>
      <text:p text:style-name="P1"><text:s/>73 <text:s text:c="3"/>1.679081 9.480e-40 1.226e-15.03460.034 2057.98990.720.000000 <text:s text:c="6"/>X <text:s text:c="5"/>0 <text:s text:c="6"/>X <text:s text:c="5"/>0 <text:s text:c="10"/>37.5 Q 38R 37 38.5d65222030 912 9 4 0 <text:s text:c="3"/>76.0 <text:s text:c="2"/>78.0</text:p>
      <text:p text:style-name="P1"><text:s/>73 <text:s text:c="3"/>1.679113 1.166e-36 1.470e-12.03460.034 2057.98990.720.000000 <text:s text:c="6"/>X <text:s text:c="5"/>0 <text:s text:c="6"/>X <text:s text:c="5"/>0 <text:s text:c="10"/>38.5 Q 38R 37 38.5d65222030 912 9 4 0 <text:s text:c="3"/>78.0 <text:s text:c="2"/>78.0</text:p>
      <text:p text:style-name="P1"><text:s/>73 <text:s text:c="3"/>1.679165 4.161e-34 5.114e-10.03460.034 2057.98990.720.000000 <text:s text:c="6"/>X <text:s text:c="5"/>0 <text:s text:c="6"/>X <text:s text:c="5"/>0 <text:s text:c="10"/>39.5 Q 38R 37 38.5d65222030 912 9 4 0 <text:s text:c="3"/>80.0 <text:s text:c="2"/>78.0</text:p>
      <text:p text:style-name="P1"><text:s/>61 <text:s text:c="3"/>1.679200 2.215e-40 2.694e-12.05600.074 3258.12110.690.000000 <text:s text:c="3"/>0 1 0 1 1F1 <text:s text:c="3"/>0 1 0 1 1F2 <text:s text:c="3"/>9F2 17 <text:s text:c="8"/>8F1 23 <text:s text:c="4"/>334330453638 7 1 0 <text:s text:c="3"/>57.0 <text:s text:c="2"/>51.0</text:p>
      <text:p text:style-name="P1"><text:soft-page-break/><text:s/>61 <text:s text:c="3"/>1.679571 4.330e-38 6.971e-11.06500.079 2688.30080.730.000000 <text:s text:c="3"/>0 0 0 2 1A1 <text:s text:c="3"/>0 0 0 2 1E <text:s text:c="4"/>4F1 <text:s/>2 <text:s text:c="8"/>3F2 <text:s/>4 <text:s text:c="4"/>434330453638 7 1 0 <text:s text:c="3"/>27.0 <text:s text:c="2"/>21.0</text:p>
      <text:p text:style-name="P1"><text:s/>73 <text:s text:c="3"/>1.680994 2.345e-34 5.127e-10.03460.034 2165.74200.720.000000 <text:s text:c="6"/>X <text:s text:c="5"/>0 <text:s text:c="6"/>X <text:s text:c="5"/>0 <text:s text:c="10"/>37.5 Q 39R 38 36.5d65222030 912 9 4 0 <text:s text:c="3"/>76.0 <text:s text:c="2"/>74.0</text:p>
      <text:p text:style-name="P1"><text:s/>73 <text:s text:c="3"/>1.681000 4.205e-37 9.443e-13.03460.034 2165.74200.720.000000 <text:s text:c="6"/>X <text:s text:c="5"/>0 <text:s text:c="6"/>X <text:s text:c="5"/>0 <text:s text:c="10"/>36.5 Q 39R 38 36.5d65222030 912 9 4 0 <text:s text:c="3"/>74.0 <text:s text:c="2"/>74.0</text:p>
      <text:p text:style-name="P1"><text:s/>73 <text:s text:c="3"/>1.682580 9.744e-40 1.297e-15.03460.034 2057.98640.720.000000 <text:s text:c="6"/>X <text:s text:c="5"/>0 <text:s text:c="6"/>X <text:s text:c="5"/>0 <text:s text:c="10"/>36.5 Q 38R 37 37.5d65222030 912 9 4 0 <text:s text:c="3"/>74.0 <text:s text:c="2"/>76.0</text:p>
      <text:p text:style-name="P1"><text:s/>73 <text:s text:c="3"/>1.682592 1.315e-36 1.705e-12.03460.034 2057.98640.720.000000 <text:s text:c="6"/>X <text:s text:c="5"/>0 <text:s text:c="6"/>X <text:s text:c="5"/>0 <text:s text:c="10"/>37.5 Q 38R 37 37.5d65222030 912 9 4 0 <text:s text:c="3"/>76.0 <text:s text:c="2"/>76.0</text:p>
      <text:p text:style-name="P1"><text:s/>73 <text:s text:c="3"/>1.682624 4.069e-34 5.140e-10.03460.034 2057.98640.720.000000 <text:s text:c="6"/>X <text:s text:c="5"/>0 <text:s text:c="6"/>X <text:s text:c="5"/>0 <text:s text:c="10"/>38.5 Q 38R 37 37.5d65222030 912 9 4 0 <text:s text:c="3"/>78.0 <text:s text:c="2"/>76.0</text:p>
      <text:p text:style-name="P1"><text:s/>31 <text:s text:c="3"/>1.683600 5.674e-35 3.279e-08.06800.078 1493.34000.760.000000 <text:s text:c="9"/>0 0 0 <text:s text:c="9"/>0 0 0 56 <text:s/>7 49 <text:s text:c="6"/>55 <text:s/>8 48 <text:s text:c="5"/>004220 113 8 2 1 0 <text:s text:c="2"/>113.0 <text:s/>111.0</text:p>
      <text:p text:style-name="P1"><text:s/>71 <text:s text:c="3"/>1.683640 8.086e-30 5.160e-10.03450.034 2011.20780.720.000000 <text:s text:c="6"/>X <text:s text:c="5"/>0 <text:s text:c="6"/>X <text:s text:c="5"/>0 <text:s text:c="15"/>Q 37R 36 <text:s text:c="4"/>d442220442212 9 4 0 <text:s text:c="3"/>75.0 <text:s text:c="2"/>73.0</text:p>
      <text:p text:style-name="P1"><text:s/>73 <text:s text:c="3"/>1.683769 9.313e-40 7.250e-16.03460.034 1952.94080.720.000000 <text:s text:c="6"/>X <text:s text:c="5"/>0 <text:s text:c="6"/>X <text:s text:c="5"/>0 <text:s text:c="10"/>37.5 Q 37R 36 38.5d65222030 912 9 4 0 <text:s text:c="3"/>76.0 <text:s text:c="2"/>78.0</text:p>
      <text:p text:style-name="P1"><text:s/>61 <text:s text:c="3"/>1.683808 3.352e-37 3.878e-12.04500.058 1974.04100.600.000000 <text:s text:c="3"/>0 0 0 0 1A1 <text:s text:c="3"/>0 0 0 0 1A1 <text:s text:c="2"/>19F1 <text:s/>2 <text:s text:c="7"/>19F2 <text:s/>1 <text:s text:c="4"/>534330453738 7 1 0 <text:s text:c="2"/>117.0 <text:s/>117.0</text:p>
      <text:p text:style-name="P1"><text:s/>73 <text:s text:c="3"/>1.683822 1.255e-36 9.522e-13.03460.034 1952.94080.720.000000 <text:s text:c="6"/>X <text:s text:c="5"/>0 <text:s text:c="6"/>X <text:s text:c="5"/>0 <text:s text:c="10"/>38.5 Q 37R 36 38.5d65222030 912 9 4 0 <text:s text:c="3"/>78.0 <text:s text:c="2"/>78.0</text:p>
      <text:p text:style-name="P1"><text:s/>73 <text:s text:c="3"/>1.683897 6.985e-34 5.166e-10.03460.034 1952.94080.720.000000 <text:s text:c="6"/>X <text:s text:c="5"/>0 <text:s text:c="6"/>X <text:s text:c="5"/>0 <text:s text:c="10"/>39.5 Q 37R 36 38.5d65222030 912 9 4 0 <text:s text:c="3"/>80.0 <text:s text:c="2"/>78.0</text:p>
      <text:p text:style-name="P1"><text:s/>62 <text:s text:c="3"/>1.683968 3.689e-39 3.800e-12.04280.068 1974.13510.750.000000 <text:s text:c="3"/>0 0 0 0 1A1 <text:s text:c="3"/>0 0 0 0 1A1 <text:s text:c="2"/>19F1 <text:s/>2 <text:s text:c="7"/>19F2 <text:s/>1 <text:s text:c="4"/>5323331111 4 1 1 1 <text:s text:c="2"/>234.0 <text:s/>234.0</text:p>
      <text:p text:style-name="P1"><text:s/>73 <text:s text:c="3"/>1.684184 2.293e-34 5.158e-10.03460.034 2165.73880.720.000000 <text:s text:c="6"/>X <text:s text:c="5"/>0 <text:s text:c="6"/>X <text:s text:c="5"/>0 <text:s text:c="10"/>36.5 Q 39R 38 35.5d65222030 912 9 4 0 <text:s text:c="3"/>74.0 <text:s text:c="2"/>72.0</text:p>
      <text:p text:style-name="P1"><text:s/>73 <text:s text:c="3"/>1.685979 1.172e-36 1.564e-12.03460.034 2057.98300.720.000000 <text:s text:c="6"/>X <text:s text:c="5"/>0 <text:s text:c="6"/>X <text:s text:c="5"/>0 <text:s text:c="10"/>36.5 Q 38R 37 36.5d65222030 912 9 4 0 <text:s text:c="3"/>74.0 <text:s text:c="2"/>74.0</text:p>
      <text:p text:style-name="P1"><text:s/>73 <text:s text:c="3"/>1.685985 5.568e-40 7.634e-16.03460.034 2057.98300.720.000000 <text:s text:c="6"/>X <text:s text:c="5"/>0 <text:s text:c="6"/>X <text:s text:c="5"/>0 <text:s text:c="10"/>35.5 Q 38R 37 36.5d65222030 912 9 4 0 <text:s text:c="3"/>72.0 <text:s text:c="2"/>74.0</text:p>
      <text:p text:style-name="P1"><text:s/>73 <text:s text:c="3"/>1.685991 3.979e-34 5.169e-10.03460.034 2057.98300.720.000000 <text:s text:c="6"/>X <text:s text:c="5"/>0 <text:s text:c="6"/>X <text:s text:c="5"/>0 <text:s text:c="10"/>37.5 Q 38R 37 36.5d65222030 912 9 4 0 <text:s text:c="3"/>76.0 <text:s text:c="2"/>74.0</text:p>
      <text:p text:style-name="P1"><text:s/>73 <text:s text:c="3"/>1.687367 1.723e-39 1.381e-15.03460.034 1952.93710.720.000000 <text:s text:c="6"/>X <text:s text:c="5"/>0 <text:s text:c="6"/>X <text:s text:c="5"/>0 <text:s text:c="10"/>36.5 Q 37R 36 37.5d65222030 912 9 4 0 <text:s text:c="3"/>74.0 <text:s text:c="2"/>76.0</text:p>
      <text:p text:style-name="P1"><text:s/>73 <text:s text:c="3"/>1.687399 2.013e-36 1.570e-12.03460.034 1952.93710.720.000000 <text:s text:c="6"/>X <text:s text:c="5"/>0 <text:s text:c="6"/>X <text:s text:c="5"/>0 <text:s text:c="10"/>37.5 Q 37R 36 37.5d65222030 912 9 4 0 <text:s text:c="3"/>76.0 <text:s text:c="2"/>76.0</text:p>
      <text:p text:style-name="P1"><text:s/>73 <text:s text:c="3"/>1.687452 6.826e-34 5.189e-10.03460.034 1952.93710.720.000000 <text:s text:c="6"/>X <text:s text:c="5"/>0 <text:s text:c="6"/>X <text:s text:c="5"/>0 <text:s text:c="10"/>38.5 Q 37R 36 37.5d65222030 912 9 4 0 <text:s text:c="3"/>78.0 <text:s text:c="2"/>76.0</text:p>
      <text:p text:style-name="P1"><text:s/>62 <text:s text:c="3"/>1.688714 2.805e-39 1.231e-11.03700.092 2396.91040.750.000000 <text:s text:c="3"/>0 0 0 0 1A1 <text:s text:c="3"/>0 0 0 0 1A1 <text:s text:c="2"/>21A2 <text:s/>1 <text:s text:c="7"/>21A1 <text:s/>1 <text:s text:c="4"/>5323331111 4 1 1 1 <text:s text:c="2"/>430.0 <text:s/>430.0</text:p>
      <text:p text:style-name="P1"><text:s/>73 <text:s text:c="3"/>1.689267 3.892e-34 5.201e-10.03460.034 2057.97970.720.000000 <text:s text:c="6"/>X <text:s text:c="5"/>0 <text:s text:c="6"/>X <text:s text:c="5"/>0 <text:s text:c="10"/>36.5 Q 38R 37 35.5d65222030 912 9 4 0 <text:s text:c="3"/>74.0 <text:s text:c="2"/>72.0</text:p>
      <text:p text:style-name="P1"><text:s/>73 <text:s text:c="3"/>1.689273 7.351e-37 1.010e-12.03460.034 2057.97970.720.000000 <text:s text:c="6"/>X <text:s text:c="5"/>0 <text:s text:c="6"/>X <text:s text:c="5"/>0 <text:s text:c="10"/>35.5 Q 38R 37 35.5d65222030 912 9 4 0 <text:s text:c="3"/>72.0 <text:s text:c="2"/>72.0</text:p>
      <text:p text:style-name="P1"><text:s/>73 <text:s text:c="3"/>1.690868 1.772e-39 1.462e-15.03460.034 1952.93360.720.000000 <text:s text:c="6"/>X <text:s text:c="5"/>0 <text:s text:c="6"/>X <text:s text:c="5"/>0 <text:s text:c="10"/>35.5 Q 37R 36 36.5d65222030 912 9 4 0 <text:s text:c="3"/>72.0 <text:s text:c="2"/>74.0</text:p>
      <text:p text:style-name="P1"><text:s/>73 <text:s text:c="3"/>1.690881 2.270e-36 1.822e-12.03460.034 1952.93360.720.000000 <text:s text:c="6"/>X <text:s text:c="5"/>0 <text:s text:c="6"/>X <text:s text:c="5"/>0 <text:s text:c="10"/>36.5 Q 37R 36 36.5d65222030 912 9 4 0 <text:s text:c="3"/>74.0 <text:s text:c="2"/>74.0</text:p>
      <text:p text:style-name="P1"><text:s/>73 <text:s text:c="3"/>1.690913 6.671e-34 5.215e-10.03460.034 1952.93360.720.000000 <text:s text:c="6"/>X <text:s text:c="5"/>0 <text:s text:c="6"/>X <text:s text:c="5"/>0 <text:s text:c="10"/>37.5 Q 37R 36 36.5d65222030 912 9 4 0 <text:s text:c="3"/>76.0 <text:s text:c="2"/>74.0</text:p>
      <text:p text:style-name="P1"><text:s/>72 <text:s text:c="3"/>1.691666 1.669e-32 5.234e-10.03460.034 2002.97440.720.000000 <text:s text:c="6"/>X <text:s text:c="5"/>0 <text:s text:c="6"/>X <text:s text:c="5"/>0 <text:s text:c="15"/>Q 38R 37 <text:s text:c="4"/>d442220442212 9 4 0 <text:s text:c="3"/>77.0 <text:s text:c="2"/>75.0</text:p>
      <text:p text:style-name="P1"><text:s/>73 <text:s text:c="3"/>1.692064 1.673e-39 8.172e-16.03460.034 1850.60170.720.000000 <text:s text:c="6"/>X <text:s text:c="5"/>0 <text:s text:c="6"/>X <text:s text:c="5"/>0 <text:s text:c="10"/>36.5 Q 36R 35 37.5d65222030 912 9 4 0 <text:s text:c="3"/>74.0 <text:s text:c="2"/>76.0</text:p>
      <text:p text:style-name="P1"><text:s/>73 <text:s text:c="3"/>1.692118 2.140e-36 1.018e-12.03460.034 1850.60170.720.000000 <text:s text:c="6"/>X <text:s text:c="5"/>0 <text:s text:c="6"/>X <text:s text:c="5"/>0 <text:s text:c="10"/>37.5 Q 36R 35 37.5d65222030 912 9 4 0 <text:s text:c="3"/>76.0 <text:s text:c="2"/>76.0</text:p>
      <text:p text:style-name="P1"><text:s/>34 <text:s text:c="3"/>1.692122 1.845e-37 8.526e-09.07140.102 <text:s/>202.20300.790.000000 <text:s text:c="9"/>0 0 0 <text:s text:c="9"/>0 0 0 21 <text:s/>2 19 21.5 <text:s/>22 <text:s/>1 22 22.5 6565501518 6 2 4 0 <text:s text:c="3"/>44.0 <text:s text:c="2"/>46.0</text:p>
      <text:p text:style-name="P1"><text:s/>34 <text:s text:c="3"/>1.692136 1.763e-37 8.532e-09.07140.102 <text:s/>202.20300.790.000000 <text:s text:c="9"/>0 0 0 <text:s text:c="9"/>0 0 0 21 <text:s/>2 19 20.5 <text:s/>22 <text:s/>1 22 21.5 6565501518 6 2 4 0 <text:s text:c="3"/>42.0 <text:s text:c="2"/>44.0</text:p>
      <text:p text:style-name="P1"><text:s/>34 <text:s text:c="3"/>1.692152 1.932e-37 8.537e-09.07140.102 <text:s/>202.20300.790.000000 <text:s text:c="9"/>0 0 0 <text:s text:c="9"/>0 0 0 21 <text:s/>2 19 22.5 <text:s/>22 <text:s/>1 22 23.5 6565501518 6 2 4 0 <text:s text:c="3"/>46.0 <text:s text:c="2"/>48.0</text:p>
      <text:p text:style-name="P1"><text:s/>34 <text:s text:c="3"/>1.692188 1.684e-37 8.557e-09.07140.102 <text:s/>202.20300.790.000000 <text:s text:c="9"/>0 0 0 <text:s text:c="9"/>0 0 0 21 <text:s/>2 19 19.5 <text:s/>22 <text:s/>1 22 20.5 6565501518 6 2 4 0 <text:s text:c="3"/>40.0 <text:s text:c="2"/>42.0</text:p>
      <text:p text:style-name="P1"><text:s/>73 <text:s text:c="3"/>1.692194 1.131e-33 5.243e-10.03460.034 1850.60170.720.000000 <text:s text:c="6"/>X <text:s text:c="5"/>0 <text:s text:c="6"/>X <text:s text:c="5"/>0 <text:s text:c="10"/>38.5 Q 36R 35 37.5d65222030 912 9 4 0 <text:s text:c="3"/>78.0 <text:s text:c="2"/>76.0</text:p>
      <text:p text:style-name="P1"><text:s/>34 <text:s text:c="3"/>1.692233 2.022e-37 8.566e-09.07140.102 <text:s/>202.20300.790.000000 <text:s text:c="9"/>0 0 0 <text:s text:c="9"/>0 0 0 21 <text:s/>2 19 23.5 <text:s/>22 <text:s/>1 22 24.5 6565501518 6 2 4 0 <text:s text:c="3"/>48.0 <text:s text:c="2"/>50.0</text:p>
      <text:p text:style-name="P1"><text:s/>34 <text:s text:c="3"/>1.692273 1.609e-37 8.607e-09.07140.102 <text:s/>202.20300.790.000000 <text:s text:c="9"/>0 0 0 <text:s text:c="9"/>0 0 0 21 <text:s/>2 19 18.5 <text:s/>22 <text:s/>1 22 19.5 6565501518 6 2 4 0 <text:s text:c="3"/>38.0 <text:s text:c="2"/>40.0</text:p>
      <text:p text:style-name="P1"><text:s/>73 <text:s text:c="3"/>1.692451 3.804e-34 5.235e-10.03460.034 2057.97650.720.000000 <text:s text:c="6"/>X <text:s text:c="5"/>0 <text:s text:c="6"/>X <text:s text:c="5"/>0 <text:s text:c="10"/>35.5 Q 38R 37 34.5d65222030 912 9 4 0 <text:s text:c="3"/>72.0 <text:s text:c="2"/>70.0</text:p>
      <text:p text:style-name="P1"><text:s/>73 <text:s text:c="3"/>1.694267 2.024e-36 1.673e-12.03460.034 1952.93020.720.000000 <text:s text:c="6"/>X <text:s text:c="5"/>0 <text:s text:c="6"/>X <text:s text:c="5"/>0 <text:s text:c="10"/>35.5 Q 37R 36 35.5d65222030 912 9 4 0 <text:s text:c="3"/>72.0 <text:s text:c="2"/>72.0</text:p>
      <text:p text:style-name="P1"><text:s/>73 <text:s text:c="3"/>1.694272 1.013e-39 8.619e-16.03460.034 1952.93020.720.000000 <text:s text:c="6"/>X <text:s text:c="5"/>0 <text:s text:c="6"/>X <text:s text:c="5"/>0 <text:s text:c="10"/>34.5 Q 37R 36 35.5d65222030 912 9 4 0 <text:s text:c="3"/>70.0 <text:s text:c="2"/>72.0</text:p>
      <text:p text:style-name="P1"><text:s/>73 <text:s text:c="3"/>1.694280 6.519e-34 5.244e-10.03460.034 1952.93020.720.000000 <text:s text:c="6"/>X <text:s text:c="5"/>0 <text:s text:c="6"/>X <text:s text:c="5"/>0 <text:s text:c="10"/>36.5 Q 37R 36 35.5d65222030 912 9 4 0 <text:s text:c="3"/>74.0 <text:s text:c="2"/>72.0</text:p>
      <text:p text:style-name="P1"><text:s/>73 <text:s text:c="3"/>1.695668 3.097e-39 1.559e-15.03460.034 1850.59810.720.000000 <text:s text:c="6"/>X <text:s text:c="5"/>0 <text:s text:c="6"/>X <text:s text:c="5"/>0 <text:s text:c="10"/>35.5 Q 36R 35 36.5d65222030 912 9 4 0 <text:s text:c="3"/>72.0 <text:s text:c="2"/>74.0</text:p>
      <text:p text:style-name="P1"><text:s/>73 <text:s text:c="3"/>1.695701 3.432e-36 1.680e-12.03460.034 1850.59810.720.000000 <text:s text:c="6"/>X <text:s text:c="5"/>0 <text:s text:c="6"/>X <text:s text:c="5"/>0 <text:s text:c="10"/>36.5 Q 36R 35 36.5d65222030 912 9 4 0 <text:s text:c="3"/>74.0 <text:s text:c="2"/>74.0</text:p>
      <text:p text:style-name="P1"><text:s/>73 <text:s text:c="3"/>1.695755 1.105e-33 5.266e-10.03460.034 1850.59810.720.000000 <text:s text:c="6"/>X <text:s text:c="5"/>0 <text:s text:c="6"/>X <text:s text:c="5"/>0 <text:s text:c="10"/>37.5 Q 36R 35 36.5d65222030 912 9 4 0 <text:s text:c="3"/>76.0 <text:s text:c="2"/>74.0</text:p>
      <text:p text:style-name="P1"><text:s/>73 <text:s text:c="3"/>1.697553 6.370e-34 5.277e-10.03460.034 1952.92690.720.000000 <text:s text:c="6"/>X <text:s text:c="5"/>0 <text:s text:c="6"/>X <text:s text:c="5"/>0 <text:s text:c="10"/>35.5 Q 37R 36 34.5d65222030 912 9 4 0 <text:s text:c="3"/>72.0 <text:s text:c="2"/>70.0</text:p>
      <text:p text:style-name="P1"><text:s/>73 <text:s text:c="3"/>1.697558 1.269e-36 1.081e-12.03460.034 1952.92690.720.000000 <text:s text:c="6"/>X <text:s text:c="5"/>0 <text:s text:c="6"/>X <text:s text:c="5"/>0 <text:s text:c="10"/>34.5 Q 37R 36 34.5d65222030 912 9 4 0 <text:s text:c="3"/>70.0 <text:s text:c="2"/>70.0</text:p>
      <text:p text:style-name="P1"><text:s/>61 <text:s text:c="3"/>1.697647 1.157e-39 1.159e-11.06200.075 3167.36500.700.000000 <text:s text:c="3"/>0 1 0 1 1F1 <text:s text:c="3"/>0 1 0 1 1F2 <text:s text:c="3"/>7F1 22 <text:s text:c="8"/>7F2 20 <text:s text:c="4"/>334330453638 7 1 0 <text:s text:c="3"/>45.0 <text:s text:c="2"/>45.0</text:p>
      <text:p text:style-name="P1"><text:s/>61 <text:s text:c="3"/>1.698786 4.359e-38 2.078e-13.04500.059 1779.03020.600.000000 <text:s text:c="3"/>0 0 0 0 1A1 <text:s text:c="3"/>0 0 0 0 1A1 <text:s text:c="2"/>18F2 <text:s/>5 <text:s text:c="7"/>18F1 <text:s/>1 <text:s text:c="4"/>534330453738 7 1 0 <text:s text:c="2"/>111.0 <text:s/>111.0</text:p>
      <text:p text:style-name="P1"><text:s/>73 <text:s text:c="3"/>1.699171 3.187e-39 1.653e-15.03460.034 1850.59460.720.000000 <text:s text:c="6"/>X <text:s text:c="5"/>0 <text:s text:c="6"/>X <text:s text:c="5"/>0 <text:s text:c="10"/>34.5 Q 36R 35 35.5d65222030 912 9 4 0 <text:s text:c="3"/>70.0 <text:s text:c="2"/>72.0</text:p>
      <text:p text:style-name="P1"><text:s/>73 <text:s text:c="3"/>1.699185 3.871e-36 1.952e-12.03460.034 1850.59460.720.000000 <text:s text:c="6"/>X <text:s text:c="5"/>0 <text:s text:c="6"/>X <text:s text:c="5"/>0 <text:s text:c="10"/>35.5 Q 36R 35 35.5d65222030 912 9 4 0 <text:s text:c="3"/>72.0 <text:s text:c="2"/>72.0</text:p>
      <text:p text:style-name="P1"><text:s/>73 <text:s text:c="3"/>1.699218 1.079e-33 5.292e-10.03460.034 1850.59460.720.000000 <text:s text:c="6"/>X <text:s text:c="5"/>0 <text:s text:c="6"/>X <text:s text:c="5"/>0 <text:s text:c="10"/>36.5 Q 36R 35 35.5d65222030 912 9 4 0 <text:s text:c="3"/>74.0 <text:s text:c="2"/>72.0</text:p>
      <text:p text:style-name="P1"><text:s/>72 <text:s text:c="3"/>1.699714 2.698e-32 5.310e-10.03460.034 1900.71700.720.000000 <text:s text:c="6"/>X <text:s text:c="5"/>0 <text:s text:c="6"/>X <text:s text:c="5"/>0 <text:s text:c="15"/>Q 37R 36 <text:s text:c="4"/>d442220442212 9 4 0 <text:s text:c="3"/>75.0 <text:s text:c="2"/>73.0</text:p>
      <text:p text:style-name="P1"><text:s/>62 <text:s text:c="3"/>1.700265 1.185e-39 5.279e-12.03700.092 2398.59910.750.000000 <text:s text:c="3"/>0 0 0 0 1A1 <text:s text:c="3"/>0 0 0 0 1A1 <text:s text:c="2"/>21A1 <text:s/>2 <text:s text:c="7"/>21A2 <text:s/>1 <text:s text:c="4"/>5323331111 4 1 1 1 <text:s text:c="2"/>430.0 <text:s/>430.0</text:p>
      <text:p text:style-name="P1"><text:s/>73 <text:s text:c="3"/>1.700375 2.972e-39 9.241e-16.03460.034 1750.98040.720.000000 <text:s text:c="6"/>X <text:s text:c="5"/>0 <text:s text:c="6"/>X <text:s text:c="5"/>0 <text:s text:c="10"/>35.5 Q 35R 34 36.5d65222030 912 9 4 0 <text:s text:c="3"/>72.0 <text:s text:c="2"/>74.0</text:p>
      <text:p text:style-name="P1"><text:s/>73 <text:s text:c="3"/>1.700430 3.603e-36 1.090e-12.03460.034 1750.98040.720.000000 <text:s text:c="6"/>X <text:s text:c="5"/>0 <text:s text:c="6"/>X <text:s text:c="5"/>0 <text:s text:c="10"/>36.5 Q 35R 34 36.5d65222030 912 9 4 0 <text:s text:c="3"/>74.0 <text:s text:c="2"/>74.0</text:p>
      <text:p text:style-name="P1"><text:s/>73 <text:s text:c="3"/>1.700507 1.806e-33 5.322e-10.03460.034 1750.98040.720.000000 <text:s text:c="6"/>X <text:s text:c="5"/>0 <text:s text:c="6"/>X <text:s text:c="5"/>0 <text:s text:c="10"/>37.5 Q 35R 34 36.5d65222030 912 9 4 0 <text:s text:c="3"/>76.0 <text:s text:c="2"/>74.0</text:p>
      <text:p text:style-name="P1"><text:s/>73 <text:s text:c="3"/>1.700733 6.224e-34 5.313e-10.03460.034 1952.92380.720.000000 <text:s text:c="6"/>X <text:s text:c="5"/>0 <text:s text:c="6"/>X <text:s text:c="5"/>0 <text:s text:c="10"/>34.5 Q 37R 36 33.5d65222030 912 9 4 0 <text:s text:c="3"/>70.0 <text:s text:c="2"/>68.0</text:p>
      <text:p text:style-name="P1"><text:s/>71 <text:s text:c="3"/>1.700770 2.146e-29 5.317e-10.03450.034 1803.17380.720.000000 <text:s text:c="6"/>X <text:s text:c="5"/>0 <text:s text:c="6"/>X <text:s text:c="5"/>0 <text:s text:c="15"/>Q 35R 34 <text:s text:c="4"/>d442220442212 9 4 0 <text:s text:c="3"/>71.0 <text:s text:c="2"/>69.0</text:p>
      <text:p text:style-name="P1"><text:s/>61 <text:s text:c="3"/>1.701136 7.434e-36 2.352e-11.06500.083 1351.82650.700.000000 <text:s text:c="3"/>0 0 0 1 1F2 <text:s text:c="3"/>0 0 0 1 1F2 <text:s text:c="3"/>3F1 <text:s/>1 <text:s text:c="8"/>2F2 <text:s/>2 <text:s text:c="4"/>534330453738 7 1 0 <text:s text:c="3"/>21.0 <text:s text:c="2"/>15.0</text:p>
      <text:p text:style-name="P1"><text:s/>61 <text:s text:c="3"/>1.701266 3.283e-40 1.548e-11.04800.068 3590.68330.640.000000 <text:s text:c="3"/>0 1 0 1 1F2 <text:s text:c="3"/>0 1 0 1 1F2 <text:s text:c="2"/>12F1 23 <text:s text:c="7"/>11F2 34 <text:s text:c="4"/>334330453638 7 1 0 <text:s text:c="3"/>75.0 <text:s text:c="2"/>69.0</text:p>
      <text:p text:style-name="P1"><text:s/>61 <text:s text:c="3"/>1.701276 1.264e-39 2.407e-11.04800.067 3386.86770.630.000000 <text:s text:c="3"/>0 0 0 2 1E <text:s text:c="4"/>0 0 0 2 1A1 <text:s text:c="2"/>11F1 16 <text:s text:c="7"/>12F2 <text:s/>8 <text:s text:c="4"/>434330453638 7 1 0 <text:s text:c="3"/>69.0 <text:s text:c="2"/>75.0</text:p>
      <text:p text:style-name="P1"><text:s/>73 <text:s text:c="3"/>1.702571 3.451e-36 1.793e-12.03460.034 1850.59120.720.000000 <text:s text:c="6"/>X <text:s text:c="5"/>0 <text:s text:c="6"/>X <text:s text:c="5"/>0 <text:s text:c="10"/>34.5 Q 36R 35 34.5d65222030 912 9 4 0 <text:s text:c="3"/>70.0 <text:s text:c="2"/>70.0</text:p>
      <text:p text:style-name="P1"><text:soft-page-break/><text:s/>73 <text:s text:c="3"/>1.702574 1.824e-39 9.759e-16.03460.034 1850.59120.720.000000 <text:s text:c="6"/>X <text:s text:c="5"/>0 <text:s text:c="6"/>X <text:s text:c="5"/>0 <text:s text:c="10"/>33.5 Q 36R 35 34.5d65222030 912 9 4 0 <text:s text:c="3"/>68.0 <text:s text:c="2"/>70.0</text:p>
      <text:p text:style-name="P1"><text:s/>73 <text:s text:c="3"/>1.702584 1.053e-33 5.321e-10.03460.034 1850.59120.720.000000 <text:s text:c="6"/>X <text:s text:c="5"/>0 <text:s text:c="6"/>X <text:s text:c="5"/>0 <text:s text:c="10"/>35.5 Q 36R 35 34.5d65222030 912 9 4 0 <text:s text:c="3"/>72.0 <text:s text:c="2"/>70.0</text:p>
      <text:p text:style-name="P1"><text:s/>31 <text:s text:c="3"/>1.702800 2.020e-35 6.915e-09.06970.095 1293.39900.820.000000 <text:s text:c="9"/>0 1 0 <text:s text:c="9"/>0 1 0 36 <text:s/>3 33 <text:s text:c="6"/>37 <text:s/>2 36 <text:s text:c="5"/>006550 113 6 2 4 0 <text:s text:c="3"/>73.0 <text:s text:c="2"/>75.0</text:p>
      <text:p text:style-name="P1"><text:s/>31 <text:s text:c="3"/>1.702900 3.174e-33 3.469e-08.07000.093 <text:s/>579.06130.820.000000 <text:s text:c="9"/>0 0 0 <text:s text:c="9"/>0 0 0 35 <text:s/>4 32 <text:s text:c="6"/>34 <text:s/>5 29 <text:s text:c="5"/>006550 113 6 2 4 0 <text:s text:c="3"/>71.0 <text:s text:c="2"/>69.0</text:p>
      <text:p text:style-name="P1"><text:s/>32 <text:s text:c="3"/>1.703500 2.686e-35 3.870e-08.07800.103 <text:s/>121.49540.780.000000 <text:s text:c="9"/>0 0 0 <text:s text:c="9"/>0 0 0 15 <text:s/>3 13 <text:s text:c="6"/>16 <text:s/>2 14 <text:s text:c="5"/>006550 113 6 2 4 0 <text:s text:c="3"/>31.0 <text:s text:c="2"/>33.0</text:p>
      <text:p text:style-name="P1"><text:s/>73 <text:s text:c="3"/>1.703984 5.505e-39 1.764e-15.03460.034 1750.97680.720.000000 <text:s text:c="6"/>X <text:s text:c="5"/>0 <text:s text:c="6"/>X <text:s text:c="5"/>0 <text:s text:c="10"/>34.5 Q 35R 34 35.5d65222030 912 9 4 0 <text:s text:c="3"/>70.0 <text:s text:c="2"/>72.0</text:p>
      <text:p text:style-name="P1"><text:s/>73 <text:s text:c="3"/>1.704018 5.779e-36 1.801e-12.03460.034 1750.97680.720.000000 <text:s text:c="6"/>X <text:s text:c="5"/>0 <text:s text:c="6"/>X <text:s text:c="5"/>0 <text:s text:c="10"/>35.5 Q 35R 34 35.5d65222030 912 9 4 0 <text:s text:c="3"/>72.0 <text:s text:c="2"/>72.0</text:p>
      <text:p text:style-name="P1"><text:s/>73 <text:s text:c="3"/>1.704073 1.762e-33 5.343e-10.03460.034 1750.97680.720.000000 <text:s text:c="6"/>X <text:s text:c="5"/>0 <text:s text:c="6"/>X <text:s text:c="5"/>0 <text:s text:c="10"/>36.5 Q 35R 34 35.5d65222030 912 9 4 0 <text:s text:c="3"/>74.0 <text:s text:c="2"/>72.0</text:p>
      <text:p text:style-name="P1"><text:s/>15 <text:s text:c="3"/>1.704102 1.709e-32 2.273e-07.09260.483 <text:s/>153.82210.770.000000 <text:s text:c="9"/>0 0 0 <text:s text:c="9"/>0 0 0 <text:s/>3 <text:s/>2 <text:s/>1 <text:s text:c="7"/>3 <text:s/>2 <text:s/>2 <text:s text:c="5"/>605540322027 5 2 0 <text:s text:c="3"/>42.0 <text:s text:c="2"/>42.0</text:p>
      <text:p text:style-name="P1"><text:s/>71 <text:s text:c="3"/>1.704815 1.231e-32 5.356e-10.03450.034 3339.64130.720.000000 <text:s text:c="6"/>X <text:s text:c="5"/>1 <text:s text:c="6"/>X <text:s text:c="5"/>1 <text:s text:c="15"/>Q 35R 34 <text:s text:c="4"/>d442220442212 9 4 0 <text:s text:c="3"/>71.0 <text:s text:c="2"/>69.0</text:p>
      <text:p text:style-name="P1"><text:s/>73 <text:s text:c="3"/>1.705854 1.028e-33 5.353e-10.03460.034 1850.58790.720.000000 <text:s text:c="6"/>X <text:s text:c="5"/>0 <text:s text:c="6"/>X <text:s text:c="5"/>0 <text:s text:c="10"/>34.5 Q 36R 35 33.5d65222030 912 9 4 0 <text:s text:c="3"/>70.0 <text:s text:c="2"/>68.0</text:p>
      <text:p text:style-name="P1"><text:s/>73 <text:s text:c="3"/>1.705858 2.163e-36 1.159e-12.03460.034 1850.58790.720.000000 <text:s text:c="6"/>X <text:s text:c="5"/>0 <text:s text:c="6"/>X <text:s text:c="5"/>0 <text:s text:c="10"/>33.5 Q 36R 35 33.5d65222030 912 9 4 0 <text:s text:c="3"/>68.0 <text:s text:c="2"/>68.0</text:p>
      <text:p text:style-name="P1"><text:s/>73 <text:s text:c="3"/>1.707489 5.672e-39 1.875e-15.03460.034 1750.97330.720.000000 <text:s text:c="6"/>X <text:s text:c="5"/>0 <text:s text:c="6"/>X <text:s text:c="5"/>0 <text:s text:c="10"/>33.5 Q 35R 34 34.5d65222030 912 9 4 0 <text:s text:c="3"/>68.0 <text:s text:c="2"/>70.0</text:p>
      <text:p text:style-name="P1"><text:s/>73 <text:s text:c="3"/>1.707504 6.517e-36 2.093e-12.03460.034 1750.97330.720.000000 <text:s text:c="6"/>X <text:s text:c="5"/>0 <text:s text:c="6"/>X <text:s text:c="5"/>0 <text:s text:c="10"/>34.5 Q 35R 34 34.5d65222030 912 9 4 0 <text:s text:c="3"/>70.0 <text:s text:c="2"/>70.0</text:p>
      <text:p text:style-name="P1"><text:s/>73 <text:s text:c="3"/>1.707538 1.719e-33 5.369e-10.03460.034 1750.97330.720.000000 <text:s text:c="6"/>X <text:s text:c="5"/>0 <text:s text:c="6"/>X <text:s text:c="5"/>0 <text:s text:c="10"/>35.5 Q 35R 34 34.5d65222030 912 9 4 0 <text:s text:c="3"/>72.0 <text:s text:c="2"/>70.0</text:p>
      <text:p text:style-name="P1"><text:s/>72 <text:s text:c="3"/>1.707775 4.301e-32 5.384e-10.03460.034 1801.10240.720.000000 <text:s text:c="6"/>X <text:s text:c="5"/>0 <text:s text:c="6"/>X <text:s text:c="5"/>0 <text:s text:c="15"/>Q 36R 35 <text:s text:c="4"/>d442220442212 9 4 0 <text:s text:c="3"/>73.0 <text:s text:c="2"/>71.0</text:p>
      <text:p text:style-name="P1"><text:s/>33 <text:s text:c="3"/>1.708100 2.550e-35 3.729e-08.07940.104 <text:s/>100.37270.770.000000 <text:s text:c="9"/>0 0 0 <text:s text:c="9"/>0 0 0 13 <text:s/>3 11 <text:s text:c="6"/>14 <text:s/>2 12 <text:s text:c="5"/>006550 113 6 2 4 0 <text:s text:c="3"/>27.0 <text:s text:c="2"/>29.0</text:p>
      <text:p text:style-name="P1"><text:s/>34 <text:s text:c="3"/>1.708672 3.808e-37 4.065e-08.07080.096 <text:s/>455.85950.810.000000 <text:s text:c="9"/>0 0 0 <text:s text:c="9"/>0 0 0 30 <text:s/>5 26 32.5 <text:s/>31 <text:s/>4 27 33.5 6565501518 6 2 4 0 <text:s text:c="3"/>66.0 <text:s text:c="2"/>68.0</text:p>
      <text:p text:style-name="P1"><text:s/>34 <text:s text:c="3"/>1.708679 3.239e-37 4.075e-08.07080.096 <text:s/>455.85960.810.000000 <text:s text:c="9"/>0 0 0 <text:s text:c="9"/>0 0 0 30 <text:s/>5 26 27.5 <text:s/>31 <text:s/>4 27 28.5 6565501518 6 2 4 0 <text:s text:c="3"/>56.0 <text:s text:c="2"/>58.0</text:p>
      <text:p text:style-name="P1"><text:s/>34 <text:s text:c="3"/>1.708682 3.687e-37 4.058e-08.07080.096 <text:s/>455.85950.810.000000 <text:s text:c="9"/>0 0 0 <text:s text:c="9"/>0 0 0 30 <text:s/>5 26 31.5 <text:s/>31 <text:s/>4 27 32.5 6565501518 6 2 4 0 <text:s text:c="3"/>64.0 <text:s text:c="2"/>66.0</text:p>
      <text:p text:style-name="P1"><text:s/>34 <text:s text:c="3"/>1.708686 3.347e-37 4.065e-08.07080.096 <text:s/>455.85960.810.000000 <text:s text:c="9"/>0 0 0 <text:s text:c="9"/>0 0 0 30 <text:s/>5 26 28.5 <text:s/>31 <text:s/>4 27 29.5 6565501518 6 2 4 0 <text:s text:c="3"/>58.0 <text:s text:c="2"/>60.0</text:p>
      <text:p text:style-name="P1"><text:s/>34 <text:s text:c="3"/>1.708688 3.569e-37 4.055e-08.07080.096 <text:s/>455.85950.810.000000 <text:s text:c="9"/>0 0 0 <text:s text:c="9"/>0 0 0 30 <text:s/>5 26 30.5 <text:s/>31 <text:s/>4 27 31.5 6565501518 6 2 4 0 <text:s text:c="3"/>62.0 <text:s text:c="2"/>64.0</text:p>
      <text:p text:style-name="P1"><text:s/>34 <text:s text:c="3"/>1.708689 3.456e-37 4.057e-08.07080.096 <text:s/>455.85950.810.000000 <text:s text:c="9"/>0 0 0 <text:s text:c="9"/>0 0 0 30 <text:s/>5 26 29.5 <text:s/>31 <text:s/>4 27 30.5 6565501518 6 2 4 0 <text:s text:c="3"/>60.0 <text:s text:c="2"/>62.0</text:p>
      <text:p text:style-name="P1"><text:s/>73 <text:s text:c="3"/>1.708702 5.221e-39 1.048e-15.03460.034 1654.08080.720.000000 <text:s text:c="6"/>X <text:s text:c="5"/>0 <text:s text:c="6"/>X <text:s text:c="5"/>0 <text:s text:c="10"/>34.5 Q 34R 33 35.5d65222030 912 9 4 0 <text:s text:c="3"/>70.0 <text:s text:c="2"/>72.0</text:p>
      <text:p text:style-name="P1"><text:s/>73 <text:s text:c="3"/>1.708758 5.992e-36 1.169e-12.03460.034 1654.08080.720.000000 <text:s text:c="6"/>X <text:s text:c="5"/>0 <text:s text:c="6"/>X <text:s text:c="5"/>0 <text:s text:c="10"/>35.5 Q 34R 33 35.5d65222030 912 9 4 0 <text:s text:c="3"/>72.0 <text:s text:c="2"/>72.0</text:p>
      <text:p text:style-name="P1"><text:s/>73 <text:s text:c="3"/>1.708837 2.844e-33 5.400e-10.03460.034 1654.08080.720.000000 <text:s text:c="6"/>X <text:s text:c="5"/>0 <text:s text:c="6"/>X <text:s text:c="5"/>0 <text:s text:c="10"/>36.5 Q 34R 33 35.5d65222030 912 9 4 0 <text:s text:c="3"/>74.0 <text:s text:c="2"/>72.0</text:p>
      <text:p text:style-name="P1"><text:s/>73 <text:s text:c="3"/>1.709028 1.004e-33 5.389e-10.03460.034 1850.58470.720.000000 <text:s text:c="6"/>X <text:s text:c="5"/>0 <text:s text:c="6"/>X <text:s text:c="5"/>0 <text:s text:c="10"/>33.5 Q 36R 35 32.5d65222030 912 9 4 0 <text:s text:c="3"/>68.0 <text:s text:c="2"/>66.0</text:p>
      <text:p text:style-name="P1"><text:s/>31 <text:s text:c="3"/>1.710300 1.158e-34 1.683e-08.07140.099 1072.46900.800.000000 <text:s text:c="9"/>0 1 0 <text:s text:c="9"/>0 1 0 29 <text:s/>2 28 <text:s text:c="6"/>28 <text:s/>3 25 <text:s text:c="5"/>006550 113 6 2 4 0 <text:s text:c="3"/>59.0 <text:s text:c="2"/>57.0</text:p>
      <text:p text:style-name="P1"><text:s/>73 <text:s text:c="3"/>1.710889 5.808e-36 1.924e-12.03460.034 1750.96990.720.000000 <text:s text:c="6"/>X <text:s text:c="5"/>0 <text:s text:c="6"/>X <text:s text:c="5"/>0 <text:s text:c="10"/>33.5 Q 35R 34 33.5d65222030 912 9 4 0 <text:s text:c="3"/>68.0 <text:s text:c="2"/>68.0</text:p>
      <text:p text:style-name="P1"><text:s/>73 <text:s text:c="3"/>1.710892 3.248e-39 1.108e-15.03460.034 1750.96990.720.000000 <text:s text:c="6"/>X <text:s text:c="5"/>0 <text:s text:c="6"/>X <text:s text:c="5"/>0 <text:s text:c="10"/>32.5 Q 35R 34 33.5d65222030 912 9 4 0 <text:s text:c="3"/>66.0 <text:s text:c="2"/>68.0</text:p>
      <text:p text:style-name="P1"><text:s/>73 <text:s text:c="3"/>1.710904 1.678e-33 5.399e-10.03460.034 1750.96990.720.000000 <text:s text:c="6"/>X <text:s text:c="5"/>0 <text:s text:c="6"/>X <text:s text:c="5"/>0 <text:s text:c="10"/>34.5 Q 35R 34 33.5d65222030 912 9 4 0 <text:s text:c="3"/>70.0 <text:s text:c="2"/>68.0</text:p>
      <text:p text:style-name="P1"><text:s/>73 <text:s text:c="3"/>1.712316 9.683e-39 2.004e-15.03460.034 1654.07720.720.000000 <text:s text:c="6"/>X <text:s text:c="5"/>0 <text:s text:c="6"/>X <text:s text:c="5"/>0 <text:s text:c="10"/>33.5 Q 34R 33 34.5d65222030 912 9 4 0 <text:s text:c="3"/>68.0 <text:s text:c="2"/>70.0</text:p>
      <text:p text:style-name="P1"><text:s/>73 <text:s text:c="3"/>1.712351 9.610e-36 1.933e-12.03460.034 1654.07720.720.000000 <text:s text:c="6"/>X <text:s text:c="5"/>0 <text:s text:c="6"/>X <text:s text:c="5"/>0 <text:s text:c="10"/>34.5 Q 34R 33 34.5d65222030 912 9 4 0 <text:s text:c="3"/>70.0 <text:s text:c="2"/>70.0</text:p>
      <text:p text:style-name="P1"><text:s/>73 <text:s text:c="3"/>1.712407 2.773e-33 5.423e-10.03460.034 1654.07720.720.000000 <text:s text:c="6"/>X <text:s text:c="5"/>0 <text:s text:c="6"/>X <text:s text:c="5"/>0 <text:s text:c="10"/>35.5 Q 34R 33 34.5d65222030 912 9 4 0 <text:s text:c="3"/>72.0 <text:s text:c="2"/>70.0</text:p>
      <text:p text:style-name="P1"><text:s/>73 <text:s text:c="3"/>1.714171 1.636e-33 5.431e-10.03460.034 1750.96660.720.000000 <text:s text:c="6"/>X <text:s text:c="5"/>0 <text:s text:c="6"/>X <text:s text:c="5"/>0 <text:s text:c="10"/>33.5 Q 35R 34 32.5d65222030 912 9 4 0 <text:s text:c="3"/>68.0 <text:s text:c="2"/>66.0</text:p>
      <text:p text:style-name="P1"><text:s/>73 <text:s text:c="3"/>1.714174 3.643e-36 1.246e-12.03460.034 1750.96660.720.000000 <text:s text:c="6"/>X <text:s text:c="5"/>0 <text:s text:c="6"/>X <text:s text:c="5"/>0 <text:s text:c="10"/>32.5 Q 35R 34 32.5d65222030 912 9 4 0 <text:s text:c="3"/>66.0 <text:s text:c="2"/>66.0</text:p>
      <text:p text:style-name="P1"><text:s/>73 <text:s text:c="3"/>1.715825 9.984e-39 2.134e-15.03460.034 1654.07370.720.000000 <text:s text:c="6"/>X <text:s text:c="5"/>0 <text:s text:c="6"/>X <text:s text:c="5"/>0 <text:s text:c="10"/>32.5 Q 34R 33 33.5d65222030 912 9 4 0 <text:s text:c="3"/>66.0 <text:s text:c="2"/>68.0</text:p>
      <text:p text:style-name="P1"><text:s/>73 <text:s text:c="3"/>1.715840 1.084e-35 2.248e-12.03460.034 1654.07370.720.000000 <text:s text:c="6"/>X <text:s text:c="5"/>0 <text:s text:c="6"/>X <text:s text:c="5"/>0 <text:s text:c="10"/>33.5 Q 34R 33 33.5d65222030 912 9 4 0 <text:s text:c="3"/>68.0 <text:s text:c="2"/>68.0</text:p>
      <text:p text:style-name="P1"><text:s/>72 <text:s text:c="3"/>1.715850 6.765e-32 5.461e-10.03460.034 1704.13450.720.000000 <text:s text:c="6"/>X <text:s text:c="5"/>0 <text:s text:c="6"/>X <text:s text:c="5"/>0 <text:s text:c="15"/>Q 35R 34 <text:s text:c="4"/>d442220442212 9 4 0 <text:s text:c="3"/>71.0 <text:s text:c="2"/>69.0</text:p>
      <text:p text:style-name="P1"><text:s/>73 <text:s text:c="3"/>1.715875 2.702e-33 5.446e-10.03460.034 1654.07370.720.000000 <text:s text:c="6"/>X <text:s text:c="5"/>0 <text:s text:c="6"/>X <text:s text:c="5"/>0 <text:s text:c="10"/>34.5 Q 34R 33 33.5d65222030 912 9 4 0 <text:s text:c="3"/>70.0 <text:s text:c="2"/>68.0</text:p>
      <text:p text:style-name="P1"><text:s/>31 <text:s text:c="3"/>1.715900 6.038e-35 3.664e-08.07340.100 1318.96900.790.000000 <text:s text:c="9"/>0 0 1 <text:s text:c="9"/>0 0 1 23 <text:s/>4 19 <text:s text:c="6"/>24 <text:s/>3 22 <text:s text:c="5"/>006550 113 6 2 4 0 <text:s text:c="3"/>47.0 <text:s text:c="2"/>49.0</text:p>
      <text:p text:style-name="P1"><text:s/>31 <text:s text:c="3"/>1.716600 1.642e-34 2.047e-08.07210.100 1025.58800.800.000000 <text:s text:c="9"/>0 1 0 <text:s text:c="9"/>0 1 0 27 <text:s/>2 26 <text:s text:c="6"/>26 <text:s/>3 23 <text:s text:c="5"/>006550 113 6 2 4 0 <text:s text:c="3"/>55.0 <text:s text:c="2"/>53.0</text:p>
      <text:p text:style-name="P1"><text:s/>73 <text:s text:c="3"/>1.717047 9.079e-39 1.192e-15.03460.034 1559.90680.720.000000 <text:s text:c="6"/>X <text:s text:c="5"/>0 <text:s text:c="6"/>X <text:s text:c="5"/>0 <text:s text:c="10"/>33.5 Q 33R 32 34.5d65222030 912 9 4 0 <text:s text:c="3"/>68.0 <text:s text:c="2"/>70.0</text:p>
      <text:p text:style-name="P1"><text:s/>73 <text:s text:c="3"/>1.717104 9.844e-36 1.256e-12.03460.034 1559.90680.720.000000 <text:s text:c="6"/>X <text:s text:c="5"/>0 <text:s text:c="6"/>X <text:s text:c="5"/>0 <text:s text:c="10"/>34.5 Q 33R 32 34.5d65222030 912 9 4 0 <text:s text:c="3"/>70.0 <text:s text:c="2"/>70.0</text:p>
      <text:p text:style-name="P1"><text:s/>73 <text:s text:c="3"/>1.717184 4.416e-33 5.478e-10.03460.034 1559.90680.720.000000 <text:s text:c="6"/>X <text:s text:c="5"/>0 <text:s text:c="6"/>X <text:s text:c="5"/>0 <text:s text:c="10"/>35.5 Q 33R 32 34.5d65222030 912 9 4 0 <text:s text:c="3"/>72.0 <text:s text:c="2"/>70.0</text:p>
      <text:p text:style-name="P1"><text:s/>73 <text:s text:c="3"/>1.717339 1.596e-33 5.468e-10.03460.034 1750.96340.720.000000 <text:s text:c="6"/>X <text:s text:c="5"/>0 <text:s text:c="6"/>X <text:s text:c="5"/>0 <text:s text:c="10"/>32.5 Q 35R 34 31.5d65222030 912 9 4 0 <text:s text:c="3"/>66.0 <text:s text:c="2"/>64.0</text:p>
      <text:p text:style-name="P1"><text:s/>71 <text:s text:c="3"/>1.717968 5.380e-29 5.480e-10.03450.034 1606.34830.720.000000 <text:s text:c="6"/>X <text:s text:c="5"/>0 <text:s text:c="6"/>X <text:s text:c="5"/>0 <text:s text:c="15"/>Q 33R 32 <text:s text:c="4"/>d442220442212 9 4 0 <text:s text:c="3"/>67.0 <text:s text:c="2"/>65.0</text:p>
      <text:p text:style-name="P1"><text:s/>61 <text:s text:c="3"/>1.718315 3.427e-37 4.046e-12.04500.058 1974.04060.600.000000 <text:s text:c="3"/>0 0 0 0 1A1 <text:s text:c="3"/>0 0 0 0 1A1 <text:s text:c="2"/>19F2 <text:s/>3 <text:s text:c="7"/>19F1 <text:s/>1 <text:s text:c="4"/>534330453738 7 1 0 <text:s text:c="2"/>117.0 <text:s/>117.0</text:p>
      <text:p text:style-name="P1"><text:s/>62 <text:s text:c="3"/>1.718539 3.774e-39 3.968e-12.04280.068 1974.13490.750.000000 <text:s text:c="3"/>0 0 0 0 1A1 <text:s text:c="3"/>0 0 0 0 1A1 <text:s text:c="2"/>19F2 <text:s/>3 <text:s text:c="7"/>19F1 <text:s/>1 <text:s text:c="4"/>5323331111 4 1 1 1 <text:s text:c="2"/>234.0 <text:s/>234.0</text:p>
      <text:p text:style-name="P1"><text:s/>73 <text:s text:c="3"/>1.719225 9.660e-36 2.069e-12.03460.034 1654.07030.720.000000 <text:s text:c="6"/>X <text:s text:c="5"/>0 <text:s text:c="6"/>X <text:s text:c="5"/>0 <text:s text:c="10"/>32.5 Q 34R 33 32.5d65222030 912 9 4 0 <text:s text:c="3"/>66.0 <text:s text:c="2"/>66.0</text:p>
      <text:p text:style-name="P1"><text:s/>73 <text:s text:c="3"/>1.719227 5.722e-39 1.264e-15.03460.034 1654.07030.720.000000 <text:s text:c="6"/>X <text:s text:c="5"/>0 <text:s text:c="6"/>X <text:s text:c="5"/>0 <text:s text:c="10"/>31.5 Q 34R 33 32.5d65222030 912 9 4 0 <text:s text:c="3"/>64.0 <text:s text:c="2"/>66.0</text:p>
      <text:p text:style-name="P1"><text:s/>73 <text:s text:c="3"/>1.719241 2.635e-33 5.478e-10.03460.034 1654.07030.720.000000 <text:s text:c="6"/>X <text:s text:c="5"/>0 <text:s text:c="6"/>X <text:s text:c="5"/>0 <text:s text:c="10"/>33.5 Q 34R 33 32.5d65222030 912 9 4 0 <text:s text:c="3"/>68.0 <text:s text:c="2"/>66.0</text:p>
      <text:p text:style-name="P1"><text:s/>73 <text:s text:c="3"/>1.720667 1.685e-38 2.285e-15.03460.034 1559.90310.720.000000 <text:s text:c="6"/>X <text:s text:c="5"/>0 <text:s text:c="6"/>X <text:s text:c="5"/>0 <text:s text:c="10"/>32.5 Q 33R 32 33.5d65222030 912 9 4 0 <text:s text:c="3"/>66.0 <text:s text:c="2"/>68.0</text:p>
      <text:p text:style-name="P1"><text:s/>73 <text:s text:c="3"/>1.720703 1.579e-35 2.078e-12.03460.034 1559.90310.720.000000 <text:s text:c="6"/>X <text:s text:c="5"/>0 <text:s text:c="6"/>X <text:s text:c="5"/>0 <text:s text:c="10"/>33.5 Q 33R 32 33.5d65222030 912 9 4 0 <text:s text:c="3"/>68.0 <text:s text:c="2"/>68.0</text:p>
      <text:p text:style-name="P1"><text:s/>73 <text:s text:c="3"/>1.720761 4.301e-33 5.500e-10.03460.034 1559.90310.720.000000 <text:s text:c="6"/>X <text:s text:c="5"/>0 <text:s text:c="6"/>X <text:s text:c="5"/>0 <text:s text:c="10"/>34.5 Q 33R 32 33.5d65222030 912 9 4 0 <text:s text:c="3"/>70.0 <text:s text:c="2"/>68.0</text:p>
      <text:p text:style-name="P1"><text:s/>61 <text:s text:c="3"/>1.720919 2.763e-35 4.925e-11.06000.079 1388.23140.730.000000 <text:s text:c="3"/>0 0 0 1 1F2 <text:s text:c="3"/>0 0 0 1 1F2 <text:s text:c="3"/>4A1 <text:s/>1 <text:s text:c="8"/>3A2 <text:s/>1 <text:s text:c="4"/>534330453738 7 1 0 <text:s text:c="3"/>45.0 <text:s text:c="2"/>35.0</text:p>
      <text:p text:style-name="P1"><text:s/>71 <text:s text:c="3"/>1.722022 3.053e-32 5.519e-10.03450.034 3144.99750.720.000000 <text:s text:c="6"/>X <text:s text:c="5"/>1 <text:s text:c="6"/>X <text:s text:c="5"/>1 <text:s text:c="15"/>Q 33R 32 <text:s text:c="4"/>d442220442212 9 4 0 <text:s text:c="3"/>67.0 <text:s text:c="2"/>65.0</text:p>
      <text:p text:style-name="P1"><text:s/>61 <text:s text:c="3"/>1.722050 4.090e-39 9.661e-12.06500.079 2710.30370.730.000000 <text:s text:c="3"/>0 0 0 2 1E <text:s text:c="4"/>0 0 0 2 1E <text:s text:c="4"/>3F1 <text:s/>6 <text:s text:c="8"/>3F2 <text:s/>5 <text:s text:c="4"/>434330453638 7 1 0 <text:s text:c="3"/>21.0 <text:s text:c="2"/>21.0</text:p>
      <text:p text:style-name="P1"><text:s/>73 <text:s text:c="3"/>1.722504 2.567e-33 5.506e-10.03460.034 1654.06700.720.000000 <text:s text:c="6"/>X <text:s text:c="5"/>0 <text:s text:c="6"/>X <text:s text:c="5"/>0 <text:s text:c="10"/>32.5 Q 34R 33 31.5d65222030 912 9 4 0 <text:s text:c="3"/>66.0 <text:s text:c="2"/>64.0</text:p>
      <text:p text:style-name="P1"><text:s/>73 <text:s text:c="3"/>1.722506 6.057e-36 1.340e-12.03460.034 1654.06700.720.000000 <text:s text:c="6"/>X <text:s text:c="5"/>0 <text:s text:c="6"/>X <text:s text:c="5"/>0 <text:s text:c="10"/>31.5 Q 34R 33 31.5d65222030 912 9 4 0 <text:s text:c="3"/>64.0 <text:s text:c="2"/>64.0</text:p>
      <text:p text:style-name="P1"><text:s/>61 <text:s text:c="3"/>1.723010 3.721e-38 1.800e-13.04500.059 1779.02440.600.000000 <text:s text:c="3"/>0 0 0 0 1A1 <text:s text:c="3"/>0 0 0 0 1A1 <text:s text:c="2"/>18F1 <text:s/>4 <text:s text:c="7"/>18F2 <text:s/>2 <text:s text:c="4"/>534330453738 7 1 0 <text:s text:c="2"/>111.0 <text:s/>111.0</text:p>
      <text:p text:style-name="P1"><text:soft-page-break/><text:s/>72 <text:s text:c="3"/>1.723941 1.050e-31 5.538e-10.03460.034 1609.81700.720.000000 <text:s text:c="6"/>X <text:s text:c="5"/>0 <text:s text:c="6"/>X <text:s text:c="5"/>0 <text:s text:c="15"/>Q 34R 33 <text:s text:c="4"/>d442220442212 9 4 0 <text:s text:c="3"/>69.0 <text:s text:c="2"/>67.0</text:p>
      <text:p text:style-name="P1"><text:s/>73 <text:s text:c="3"/>1.724178 1.739e-38 2.437e-15.03460.034 1559.89960.720.000000 <text:s text:c="6"/>X <text:s text:c="5"/>0 <text:s text:c="6"/>X <text:s text:c="5"/>0 <text:s text:c="10"/>31.5 Q 33R 32 32.5d65222030 912 9 4 0 <text:s text:c="3"/>64.0 <text:s text:c="2"/>66.0</text:p>
      <text:p text:style-name="P1"><text:s/>73 <text:s text:c="3"/>1.724195 1.780e-35 2.419e-12.03460.034 1559.89960.720.000000 <text:s text:c="6"/>X <text:s text:c="5"/>0 <text:s text:c="6"/>X <text:s text:c="5"/>0 <text:s text:c="10"/>32.5 Q 33R 32 32.5d65222030 912 9 4 0 <text:s text:c="3"/>66.0 <text:s text:c="2"/>66.0</text:p>
      <text:p text:style-name="P1"><text:s/>73 <text:s text:c="3"/>1.724231 4.190e-33 5.527e-10.03460.034 1559.89960.720.000000 <text:s text:c="6"/>X <text:s text:c="5"/>0 <text:s text:c="6"/>X <text:s text:c="5"/>0 <text:s text:c="10"/>33.5 Q 33R 32 32.5d65222030 912 9 4 0 <text:s text:c="3"/>68.0 <text:s text:c="2"/>66.0</text:p>
      <text:p text:style-name="P1"><text:s/>73 <text:s text:c="3"/>1.725412 1.562e-38 1.362e-15.03460.034 1468.46190.720.000000 <text:s text:c="6"/>X <text:s text:c="5"/>0 <text:s text:c="6"/>X <text:s text:c="5"/>0 <text:s text:c="10"/>32.5 Q 32R 31 33.5d65252030 912 9 4 0 <text:s text:c="3"/>66.0 <text:s text:c="2"/>68.0</text:p>
      <text:p text:style-name="P1"><text:s/>73 <text:s text:c="3"/>1.725470 1.597e-35 1.352e-12.03460.034 1468.46190.720.000000 <text:s text:c="6"/>X <text:s text:c="5"/>0 <text:s text:c="6"/>X <text:s text:c="5"/>0 <text:s text:c="10"/>33.5 Q 32R 31 33.5d65252030 912 9 4 0 <text:s text:c="3"/>68.0 <text:s text:c="2"/>68.0</text:p>
      <text:p text:style-name="P1"><text:s/>73 <text:s text:c="3"/>1.725551 6.761e-33 5.558e-10.03460.034 1468.46190.720.000000 <text:s text:c="6"/>X <text:s text:c="5"/>0 <text:s text:c="6"/>X <text:s text:c="5"/>0 <text:s text:c="10"/>34.5 Q 32R 31 33.5d65252030 912 9 4 0 <text:s text:c="3"/>70.0 <text:s text:c="2"/>68.0</text:p>
      <text:p text:style-name="P1"><text:s/>73 <text:s text:c="3"/>1.725666 2.502e-33 5.545e-10.03460.034 1654.06380.720.000000 <text:s text:c="6"/>X <text:s text:c="5"/>0 <text:s text:c="6"/>X <text:s text:c="5"/>0 <text:s text:c="10"/>31.5 Q 34R 33 30.5d65222030 912 9 4 0 <text:s text:c="3"/>64.0 <text:s text:c="2"/>62.0</text:p>
      <text:p text:style-name="P1"><text:s/>61 <text:s text:c="3"/>1.726729 1.720e-39 4.599e-11.05600.074 3391.46830.690.000000 <text:s text:c="3"/>0 0 1 0 1F2 <text:s text:c="3"/>0 0 1 0 1F2 <text:s text:c="3"/>8F1 31 <text:s text:c="8"/>8F2 31 <text:s text:c="4"/>434330453638 7 1 0 <text:s text:c="3"/>51.0 <text:s text:c="2"/>51.0</text:p>
      <text:p text:style-name="P1"><text:s/>73 <text:s text:c="3"/>1.727579 1.587e-35 2.228e-12.03460.034 1559.89620.720.000000 <text:s text:c="6"/>X <text:s text:c="5"/>0 <text:s text:c="6"/>X <text:s text:c="5"/>0 <text:s text:c="10"/>31.5 Q 33R 32 31.5d65222030 912 9 4 0 <text:s text:c="3"/>64.0 <text:s text:c="2"/>64.0</text:p>
      <text:p text:style-name="P1"><text:s/>73 <text:s text:c="3"/>1.727580 9.978e-39 1.446e-15.03460.034 1559.89620.720.000000 <text:s text:c="6"/>X <text:s text:c="5"/>0 <text:s text:c="6"/>X <text:s text:c="5"/>0 <text:s text:c="10"/>30.5 Q 33R 32 31.5d65222030 912 9 4 0 <text:s text:c="3"/>62.0 <text:s text:c="2"/>64.0</text:p>
      <text:p text:style-name="P1"><text:s/>73 <text:s text:c="3"/>1.727596 4.080e-33 5.554e-10.03460.034 1559.89620.720.000000 <text:s text:c="6"/>X <text:s text:c="5"/>0 <text:s text:c="6"/>X <text:s text:c="5"/>0 <text:s text:c="10"/>32.5 Q 33R 32 31.5d65222030 912 9 4 0 <text:s text:c="3"/>66.0 <text:s text:c="2"/>64.0</text:p>
      <text:p text:style-name="P1"><text:s/>61 <text:s text:c="3"/>1.728977 4.731e-39 3.312e-11.06200.078 3060.36570.700.000000 <text:s text:c="3"/>0 1 0 1 1F1 <text:s text:c="3"/>0 1 0 1 1F1 <text:s text:c="3"/>6F1 15 <text:s text:c="8"/>6F2 16 <text:s text:c="4"/>434330453638 7 1 0 <text:s text:c="3"/>39.0 <text:s text:c="2"/>39.0</text:p>
      <text:p text:style-name="P1"><text:s/>73 <text:s text:c="3"/>1.729038 2.901e-38 2.614e-15.03460.034 1468.45820.720.000000 <text:s text:c="6"/>X <text:s text:c="5"/>0 <text:s text:c="6"/>X <text:s text:c="5"/>0 <text:s text:c="10"/>31.5 Q 32R 31 32.5d65252030 912 9 4 0 <text:s text:c="3"/>64.0 <text:s text:c="2"/>66.0</text:p>
      <text:p text:style-name="P1"><text:s/>73 <text:s text:c="3"/>1.729075 2.560e-35 2.237e-12.03460.034 1468.45820.720.000000 <text:s text:c="6"/>X <text:s text:c="5"/>0 <text:s text:c="6"/>X <text:s text:c="5"/>0 <text:s text:c="10"/>32.5 Q 32R 31 32.5d65252030 912 9 4 0 <text:s text:c="3"/>66.0 <text:s text:c="2"/>66.0</text:p>
      <text:p text:style-name="P1"><text:s/>73 <text:s text:c="3"/>1.729134 6.579e-33 5.580e-10.03460.034 1468.45820.720.000000 <text:s text:c="6"/>X <text:s text:c="5"/>0 <text:s text:c="6"/>X <text:s text:c="5"/>0 <text:s text:c="10"/>33.5 Q 32R 31 32.5d65252030 912 9 4 0 <text:s text:c="3"/>68.0 <text:s text:c="2"/>66.0</text:p>
      <text:p text:style-name="P1"><text:s/>73 <text:s text:c="3"/>1.730856 3.973e-33 5.589e-10.03460.034 1559.89290.720.000000 <text:s text:c="6"/>X <text:s text:c="5"/>0 <text:s text:c="6"/>X <text:s text:c="5"/>0 <text:s text:c="10"/>31.5 Q 33R 32 30.5d65222030 912 9 4 0 <text:s text:c="3"/>64.0 <text:s text:c="2"/>62.0</text:p>
      <text:p text:style-name="P1"><text:s/>73 <text:s text:c="3"/>1.730857 9.948e-36 1.445e-12.03460.034 1559.89290.720.000000 <text:s text:c="6"/>X <text:s text:c="5"/>0 <text:s text:c="6"/>X <text:s text:c="5"/>0 <text:s text:c="10"/>30.5 Q 33R 32 30.5d65222030 912 9 4 0 <text:s text:c="3"/>62.0 <text:s text:c="2"/>62.0</text:p>
      <text:p text:style-name="P1"><text:s/>31 <text:s text:c="3"/>1.731600 2.924e-34 2.424e-08.07730.104 <text:s/>777.69140.770.000000 <text:s text:c="9"/>0 1 0 <text:s text:c="9"/>0 1 0 12 <text:s/>2 10 <text:s text:c="6"/>13 <text:s/>1 13 <text:s text:c="5"/>006550 113 6 2 4 0 <text:s text:c="3"/>25.0 <text:s text:c="2"/>27.0</text:p>
      <text:p text:style-name="P1"><text:s/>14 <text:s text:c="3"/>1.731794 1.246e-32 1.038e-07.04030.352 1598.06840.390.000000 <text:s text:c="9"/>0 0 0 <text:s text:c="9"/>0 0 0 12 <text:s/>5 <text:s/>7 <text:s text:c="6"/>12 <text:s/>5 <text:s/>8 <text:s text:c="5"/>005540 02227 5 2 0 <text:s text:c="2"/>150.0 <text:s/>150.0</text:p>
      <text:p text:style-name="P1"><text:s/>61 <text:s text:c="3"/>1.731964 1.638e-40 7.120e-12.04100.068 3469.61280.640.000000 <text:s text:c="3"/>0 1 0 1 1F1 <text:s text:c="3"/>0 1 0 1 1F2 <text:s text:c="2"/>11E <text:s/>15 <text:s text:c="7"/>11E <text:s/>13 <text:s text:c="4"/>334330453638 7 1 0 <text:s text:c="3"/>46.0 <text:s text:c="2"/>46.0</text:p>
      <text:p text:style-name="P1"><text:s/>72 <text:s text:c="3"/>1.732048 1.606e-31 5.617e-10.03460.034 1518.15360.720.000000 <text:s text:c="6"/>X <text:s text:c="5"/>0 <text:s text:c="6"/>X <text:s text:c="5"/>0 <text:s text:c="15"/>Q 33R 32 <text:s text:c="4"/>d442220442212 9 4 0 <text:s text:c="3"/>67.0 <text:s text:c="2"/>65.0</text:p>
      <text:p text:style-name="P1"><text:s/>73 <text:s text:c="3"/>1.732552 2.997e-38 2.793e-15.03460.034 1468.45470.720.000000 <text:s text:c="6"/>X <text:s text:c="5"/>0 <text:s text:c="6"/>X <text:s text:c="5"/>0 <text:s text:c="10"/>30.5 Q 32R 31 31.5d65252030 912 9 4 0 <text:s text:c="3"/>62.0 <text:s text:c="2"/>64.0</text:p>
      <text:p text:style-name="P1"><text:s/>73 <text:s text:c="3"/>1.732570 2.888e-35 2.608e-12.03460.034 1468.45470.720.000000 <text:s text:c="6"/>X <text:s text:c="5"/>0 <text:s text:c="6"/>X <text:s text:c="5"/>0 <text:s text:c="10"/>31.5 Q 32R 31 31.5d65252030 912 9 4 0 <text:s text:c="3"/>64.0 <text:s text:c="2"/>64.0</text:p>
      <text:p text:style-name="P1"><text:s/>73 <text:s text:c="3"/>1.732607 6.402e-33 5.605e-10.03460.034 1468.45470.720.000000 <text:s text:c="6"/>X <text:s text:c="5"/>0 <text:s text:c="6"/>X <text:s text:c="5"/>0 <text:s text:c="10"/>32.5 Q 32R 31 31.5d65252030 912 9 4 0 <text:s text:c="3"/>66.0 <text:s text:c="2"/>64.0</text:p>
      <text:p text:style-name="P1"><text:s/>31 <text:s text:c="3"/>1.733700 8.826e-33 3.801e-08.07250.099 <text:s/>323.62070.790.000000 <text:s text:c="9"/>0 0 0 <text:s text:c="9"/>0 0 0 26 <text:s/>3 23 <text:s text:c="6"/>25 <text:s/>4 22 <text:s text:c="5"/>006550 113 6 2 4 0 <text:s text:c="3"/>53.0 <text:s text:c="2"/>51.0</text:p>
      <text:p text:style-name="P1"><text:s/>73 <text:s text:c="3"/>1.733797 2.661e-38 1.562e-15.03470.034 1379.74990.720.000000 <text:s text:c="6"/>X <text:s text:c="5"/>0 <text:s text:c="6"/>X <text:s text:c="5"/>0 <text:s text:c="10"/>31.5 Q 31R 30 32.5d65252030 912 9 4 0 <text:s text:c="3"/>64.0 <text:s text:c="2"/>66.0</text:p>
      <text:p text:style-name="P1"><text:s/>73 <text:s text:c="3"/>1.733857 2.560e-35 1.457e-12.03470.034 1379.74990.720.000000 <text:s text:c="6"/>X <text:s text:c="5"/>0 <text:s text:c="6"/>X <text:s text:c="5"/>0 <text:s text:c="10"/>32.5 Q 31R 30 32.5d65252030 912 9 4 0 <text:s text:c="3"/>66.0 <text:s text:c="2"/>66.0</text:p>
      <text:p text:style-name="P1"><text:s/>73 <text:s text:c="3"/>1.733940 1.021e-32 5.640e-10.03470.034 1379.74990.720.000000 <text:s text:c="6"/>X <text:s text:c="5"/>0 <text:s text:c="6"/>X <text:s text:c="5"/>0 <text:s text:c="10"/>33.5 Q 31R 30 32.5d65252030 912 9 4 0 <text:s text:c="3"/>68.0 <text:s text:c="2"/>66.0</text:p>
      <text:p text:style-name="P1"><text:s/>73 <text:s text:c="3"/>1.734011 3.869e-33 5.628e-10.03460.034 1559.88970.720.000000 <text:s text:c="6"/>X <text:s text:c="5"/>0 <text:s text:c="6"/>X <text:s text:c="5"/>0 <text:s text:c="10"/>30.5 Q 33R 32 29.5d65222030 912 9 4 0 <text:s text:c="3"/>62.0 <text:s text:c="2"/>60.0</text:p>
      <text:p text:style-name="P1"><text:s/>31 <text:s text:c="3"/>1.734100 2.962e-34 3.642e-08.06890.081 1141.67100.760.000000 <text:s text:c="9"/>0 0 0 <text:s text:c="9"/>0 0 0 49 <text:s/>6 44 <text:s text:c="6"/>48 <text:s/>7 41 <text:s text:c="5"/>004520 113 8 2 1 0 <text:s text:c="3"/>99.0 <text:s text:c="2"/>97.0</text:p>
      <text:p text:style-name="P1"><text:s/>71 <text:s text:c="3"/>1.735249 1.272e-28 5.647e-10.03460.034 1420.76320.720.000000 <text:s text:c="6"/>X <text:s text:c="5"/>0 <text:s text:c="6"/>X <text:s text:c="5"/>0 <text:s text:c="15"/>Q 31R 30 <text:s text:c="4"/>d442520442212 9 4 0 <text:s text:c="3"/>63.0 <text:s text:c="2"/>61.0</text:p>
      <text:p text:style-name="P1"><text:s/>73 <text:s text:c="3"/>1.735953 1.722e-38 1.661e-15.03460.034 1468.45130.720.000000 <text:s text:c="6"/>X <text:s text:c="5"/>0 <text:s text:c="6"/>X <text:s text:c="5"/>0 <text:s text:c="10"/>29.5 Q 32R 31 30.5d65252030 912 9 4 0 <text:s text:c="3"/>60.0 <text:s text:c="2"/>62.0</text:p>
      <text:p text:style-name="P1"><text:s/>73 <text:s text:c="3"/>1.735954 2.575e-35 2.404e-12.03460.034 1468.45130.720.000000 <text:s text:c="6"/>X <text:s text:c="5"/>0 <text:s text:c="6"/>X <text:s text:c="5"/>0 <text:s text:c="10"/>30.5 Q 32R 31 30.5d65252030 912 9 4 0 <text:s text:c="3"/>62.0 <text:s text:c="2"/>62.0</text:p>
      <text:p text:style-name="P1"><text:s/>73 <text:s text:c="3"/>1.735971 6.228e-33 5.634e-10.03460.034 1468.45130.720.000000 <text:s text:c="6"/>X <text:s text:c="5"/>0 <text:s text:c="6"/>X <text:s text:c="5"/>0 <text:s text:c="10"/>31.5 Q 32R 31 30.5d65252030 912 9 4 0 <text:s text:c="3"/>64.0 <text:s text:c="2"/>62.0</text:p>
      <text:p text:style-name="P1"><text:s/>73 <text:s text:c="3"/>1.737430 4.945e-38 3.003e-15.03470.034 1379.74620.720.000000 <text:s text:c="6"/>X <text:s text:c="5"/>0 <text:s text:c="6"/>X <text:s text:c="5"/>0 <text:s text:c="10"/>30.5 Q 31R 30 31.5d65252030 912 9 4 0 <text:s text:c="3"/>62.0 <text:s text:c="2"/>64.0</text:p>
      <text:p text:style-name="P1"><text:s/>73 <text:s text:c="3"/>1.737469 4.105e-35 2.415e-12.03470.034 1379.74620.720.000000 <text:s text:c="6"/>X <text:s text:c="5"/>0 <text:s text:c="6"/>X <text:s text:c="5"/>0 <text:s text:c="10"/>31.5 Q 31R 30 31.5d65252030 912 9 4 0 <text:s text:c="3"/>64.0 <text:s text:c="2"/>64.0</text:p>
      <text:p text:style-name="P1"><text:s/>73 <text:s text:c="3"/>1.737528 9.923e-33 5.661e-10.03470.034 1379.74620.720.000000 <text:s text:c="6"/>X <text:s text:c="5"/>0 <text:s text:c="6"/>X <text:s text:c="5"/>0 <text:s text:c="10"/>32.5 Q 31R 30 31.5d65252030 912 9 4 0 <text:s text:c="3"/>66.0 <text:s text:c="2"/>64.0</text:p>
      <text:p text:style-name="P1"><text:s/>73 <text:s text:c="3"/>1.739227 6.059e-33 5.668e-10.03460.034 1468.44800.720.000000 <text:s text:c="6"/>X <text:s text:c="5"/>0 <text:s text:c="6"/>X <text:s text:c="5"/>0 <text:s text:c="10"/>30.5 Q 32R 31 29.5d65252030 912 9 4 0 <text:s text:c="3"/>62.0 <text:s text:c="2"/>60.0</text:p>
      <text:p text:style-name="P1"><text:s/>73 <text:s text:c="3"/>1.739227 1.614e-35 1.560e-12.03460.034 1468.44800.720.000000 <text:s text:c="6"/>X <text:s text:c="5"/>0 <text:s text:c="6"/>X <text:s text:c="5"/>0 <text:s text:c="10"/>29.5 Q 32R 31 29.5d65252030 912 9 4 0 <text:s text:c="3"/>60.0 <text:s text:c="2"/>60.0</text:p>
      <text:p text:style-name="P1"><text:s/>71 <text:s text:c="3"/>1.739309 7.148e-32 5.688e-10.03460.034 2961.46770.720.000000 <text:s text:c="6"/>X <text:s text:c="5"/>1 <text:s text:c="6"/>X <text:s text:c="5"/>1 <text:s text:c="15"/>Q 31R 30 <text:s text:c="4"/>d442520442212 9 4 0 <text:s text:c="3"/>63.0 <text:s text:c="2"/>61.0</text:p>
      <text:p text:style-name="P1"><text:s/>72 <text:s text:c="3"/>1.740174 2.424e-31 5.696e-10.03460.034 1429.14770.720.000000 <text:s text:c="6"/>X <text:s text:c="5"/>0 <text:s text:c="6"/>X <text:s text:c="5"/>0 <text:s text:c="15"/>Q 32R 31 <text:s text:c="4"/>d442520442212 9 4 0 <text:s text:c="3"/>65.0 <text:s text:c="2"/>63.0</text:p>
      <text:p text:style-name="P1"><text:s/>73 <text:s text:c="3"/>1.740947 5.114e-38 3.215e-15.03470.034 1379.74270.720.000000 <text:s text:c="6"/>X <text:s text:c="5"/>0 <text:s text:c="6"/>X <text:s text:c="5"/>0 <text:s text:c="10"/>29.5 Q 31R 30 30.5d65252030 912 9 4 0 <text:s text:c="3"/>60.0 <text:s text:c="2"/>62.0</text:p>
      <text:p text:style-name="P1"><text:s/>73 <text:s text:c="3"/>1.740966 4.627e-35 2.815e-12.03470.034 1379.74270.720.000000 <text:s text:c="6"/>X <text:s text:c="5"/>0 <text:s text:c="6"/>X <text:s text:c="5"/>0 <text:s text:c="10"/>30.5 Q 31R 30 30.5d65252030 912 9 4 0 <text:s text:c="3"/>62.0 <text:s text:c="2"/>62.0</text:p>
      <text:p text:style-name="P1"><text:s/>73 <text:s text:c="3"/>1.741004 9.643e-33 5.684e-10.03470.034 1379.74270.720.000000 <text:s text:c="6"/>X <text:s text:c="5"/>0 <text:s text:c="6"/>X <text:s text:c="5"/>0 <text:s text:c="10"/>31.5 Q 31R 30 30.5d65252030 912 9 4 0 <text:s text:c="3"/>64.0 <text:s text:c="2"/>62.0</text:p>
      <text:p text:style-name="P1"><text:s/>73 <text:s text:c="3"/>1.742206 4.483e-38 1.797e-15.03470.035 1293.77420.720.000000 <text:s text:c="6"/>X <text:s text:c="5"/>0 <text:s text:c="6"/>X <text:s text:c="5"/>0 <text:s text:c="10"/>30.5 Q 30R 29 31.5d65252030 912 9 4 0 <text:s text:c="3"/>62.0 <text:s text:c="2"/>64.0</text:p>
      <text:p text:style-name="P1"><text:s/>73 <text:s text:c="3"/>1.742267 4.053e-35 1.574e-12.03470.035 1293.77420.720.000000 <text:s text:c="6"/>X <text:s text:c="5"/>0 <text:s text:c="6"/>X <text:s text:c="5"/>0 <text:s text:c="10"/>31.5 Q 30R 29 31.5d65252030 912 9 4 0 <text:s text:c="3"/>64.0 <text:s text:c="2"/>64.0</text:p>
      <text:p text:style-name="P1"><text:s/>73 <text:s text:c="3"/>1.742351 1.519e-32 5.723e-10.03470.035 1293.77420.720.000000 <text:s text:c="6"/>X <text:s text:c="5"/>0 <text:s text:c="6"/>X <text:s text:c="5"/>0 <text:s text:c="10"/>32.5 Q 30R 29 31.5d65252030 912 9 4 0 <text:s text:c="3"/>66.0 <text:s text:c="2"/>64.0</text:p>
      <text:p text:style-name="P1"><text:s/>73 <text:s text:c="3"/>1.742375 5.894e-33 5.708e-10.03460.034 1468.44490.720.000000 <text:s text:c="6"/>X <text:s text:c="5"/>0 <text:s text:c="6"/>X <text:s text:c="5"/>0 <text:s text:c="10"/>29.5 Q 32R 31 28.5d65252030 912 9 4 0 <text:s text:c="3"/>60.0 <text:s text:c="2"/>58.0</text:p>
      <text:p text:style-name="P1"><text:s/>73 <text:s text:c="3"/>1.744348 2.941e-38 1.916e-15.03470.034 1379.73930.720.000000 <text:s text:c="6"/>X <text:s text:c="5"/>0 <text:s text:c="6"/>X <text:s text:c="5"/>0 <text:s text:c="10"/>28.5 Q 31R 30 29.5d65252030 912 9 4 0 <text:s text:c="3"/>58.0 <text:s text:c="2"/>60.0</text:p>
      <text:p text:style-name="P1"><text:s/>73 <text:s text:c="3"/>1.744349 4.126e-35 2.599e-12.03470.034 1379.73930.720.000000 <text:s text:c="6"/>X <text:s text:c="5"/>0 <text:s text:c="6"/>X <text:s text:c="5"/>0 <text:s text:c="10"/>29.5 Q 31R 30 29.5d65252030 912 9 4 0 <text:s text:c="3"/>60.0 <text:s text:c="2"/>60.0</text:p>
      <text:p text:style-name="P1"><text:s/>73 <text:s text:c="3"/>1.744368 9.372e-33 5.713e-10.03470.034 1379.73930.720.000000 <text:s text:c="6"/>X <text:s text:c="5"/>0 <text:s text:c="6"/>X <text:s text:c="5"/>0 <text:s text:c="10"/>30.5 Q 31R 30 29.5d65252030 912 9 4 0 <text:s text:c="3"/>62.0 <text:s text:c="2"/>60.0</text:p>
      <text:p text:style-name="P1"><text:s/>73 <text:s text:c="3"/>1.745846 8.343e-38 3.464e-15.03470.035 1293.77060.720.000000 <text:s text:c="6"/>X <text:s text:c="5"/>0 <text:s text:c="6"/>X <text:s text:c="5"/>0 <text:s text:c="10"/>29.5 Q 30R 29 30.5d65252030 912 9 4 0 <text:s text:c="3"/>60.0 <text:s text:c="2"/>62.0</text:p>
      <text:p text:style-name="P1"><text:s/>73 <text:s text:c="3"/>1.745886 6.496e-35 2.610e-12.03470.035 1293.77060.720.000000 <text:s text:c="6"/>X <text:s text:c="5"/>0 <text:s text:c="6"/>X <text:s text:c="5"/>0 <text:s text:c="10"/>30.5 Q 30R 29 30.5d65252030 912 9 4 0 <text:s text:c="3"/>62.0 <text:s text:c="2"/>62.0</text:p>
      <text:p text:style-name="P1"><text:s/>73 <text:s text:c="3"/>1.745947 1.475e-32 5.742e-10.03470.035 1293.77060.720.000000 <text:s text:c="6"/>X <text:s text:c="5"/>0 <text:s text:c="6"/>X <text:s text:c="5"/>0 <text:s text:c="10"/>31.5 Q 30R 29 30.5d65252030 912 9 4 0 <text:s text:c="3"/>64.0 <text:s text:c="2"/>62.0</text:p>
      <text:p text:style-name="P1"><text:s/>61 <text:s text:c="3"/>1.747163 2.589e-40 3.954e-11.04800.067 3826.89550.630.000000 <text:s text:c="3"/>0 0 1 0 1F2 <text:s text:c="3"/>0 0 1 0 1F2 <text:s text:c="2"/>12F2 47 <text:s text:c="7"/>12F1 44 <text:s text:c="4"/>434330453638 7 1 0 <text:s text:c="3"/>75.0 <text:s text:c="2"/>75.0</text:p>
      <text:p text:style-name="P1"><text:s/>35 <text:s text:c="3"/>1.747342 2.834e-38 4.200e-08.06930.083 1053.49250.760.000000 <text:s text:c="9"/>0 0 0 <text:s text:c="9"/>0 0 0 47 <text:s/>6 42 46.5 <text:s/>46 <text:s/>7 39 45.5 6545201518 8 2 1 0 <text:s text:c="3"/>94.0 <text:s text:c="2"/>92.0</text:p>
      <text:p text:style-name="P1"><text:s/>35 <text:s text:c="3"/>1.747342 2.776e-38 4.202e-08.06930.083 1053.49250.760.000000 <text:s text:c="9"/>0 0 0 <text:s text:c="9"/>0 0 0 47 <text:s/>6 42 45.5 <text:s/>46 <text:s/>7 39 44.5 6545201518 8 2 1 0 <text:s text:c="3"/>92.0 <text:s text:c="2"/>90.0</text:p>
      <text:p text:style-name="P1"><text:s/>35 <text:s text:c="3"/>1.747343 2.717e-38 4.205e-08.06930.083 1053.49260.760.000000 <text:s text:c="9"/>0 0 0 <text:s text:c="9"/>0 0 0 47 <text:s/>6 42 44.5 <text:s/>46 <text:s/>7 39 43.5 6545201518 8 2 1 0 <text:s text:c="3"/>90.0 <text:s text:c="2"/>88.0</text:p>
      <text:p text:style-name="P1"><text:s/>35 <text:s text:c="3"/>1.747344 2.897e-38 4.203e-08.06930.083 1053.49250.760.000000 <text:s text:c="9"/>0 0 0 <text:s text:c="9"/>0 0 0 47 <text:s/>6 42 47.5 <text:s/>46 <text:s/>7 39 46.5 6545201518 8 2 1 0 <text:s text:c="3"/>96.0 <text:s text:c="2"/>94.0</text:p>
      <text:p text:style-name="P1"><text:s/>35 <text:s text:c="3"/>1.747346 2.957e-38 4.203e-08.06930.083 1053.49250.760.000000 <text:s text:c="9"/>0 0 0 <text:s text:c="9"/>0 0 0 47 <text:s/>6 42 48.5 <text:s/>46 <text:s/>7 39 47.5 6545201518 8 2 1 0 <text:s text:c="3"/>98.0 <text:s text:c="2"/>96.0</text:p>
      <text:p text:style-name="P1"><text:soft-page-break/><text:s/>35 <text:s text:c="3"/>1.747349 3.021e-38 4.208e-08.06930.083 1053.49250.760.000000 <text:s text:c="9"/>0 0 0 <text:s text:c="9"/>0 0 0 47 <text:s/>6 42 49.5 <text:s/>46 <text:s/>7 39 48.5 6545201518 8 2 1 0 <text:s text:c="2"/>100.0 <text:s text:c="2"/>98.0</text:p>
      <text:p text:style-name="P1"><text:s/>73 <text:s text:c="3"/>1.747619 2.587e-35 1.689e-12.03470.034 1379.73600.720.000000 <text:s text:c="6"/>X <text:s text:c="5"/>0 <text:s text:c="6"/>X <text:s text:c="5"/>0 <text:s text:c="10"/>28.5 Q 31R 30 28.5d65252030 912 9 4 0 <text:s text:c="3"/>58.0 <text:s text:c="2"/>58.0</text:p>
      <text:p text:style-name="P1"><text:s/>73 <text:s text:c="3"/>1.747620 9.108e-33 5.748e-10.03470.034 1379.73600.720.000000 <text:s text:c="6"/>X <text:s text:c="5"/>0 <text:s text:c="6"/>X <text:s text:c="5"/>0 <text:s text:c="10"/>29.5 Q 31R 30 28.5d65252030 912 9 4 0 <text:s text:c="3"/>60.0 <text:s text:c="2"/>58.0</text:p>
      <text:p text:style-name="P1"><text:s/>72 <text:s text:c="3"/>1.748318 3.609e-31 5.777e-10.03470.034 1342.80270.720.000000 <text:s text:c="6"/>X <text:s text:c="5"/>0 <text:s text:c="6"/>X <text:s text:c="5"/>0 <text:s text:c="15"/>Q 31R 30 <text:s text:c="4"/>d442520442212 9 4 0 <text:s text:c="3"/>63.0 <text:s text:c="2"/>61.0</text:p>
      <text:p text:style-name="P1"><text:s/>73 <text:s text:c="3"/>1.749366 8.636e-38 3.716e-15.03470.035 1293.76700.720.000000 <text:s text:c="6"/>X <text:s text:c="5"/>0 <text:s text:c="6"/>X <text:s text:c="5"/>0 <text:s text:c="10"/>28.5 Q 30R 29 29.5d65252030 912 9 4 0 <text:s text:c="3"/>58.0 <text:s text:c="2"/>60.0</text:p>
      <text:p text:style-name="P1"><text:s/>73 <text:s text:c="3"/>1.749386 7.325e-35 3.047e-12.03470.035 1293.76700.720.000000 <text:s text:c="6"/>X <text:s text:c="5"/>0 <text:s text:c="6"/>X <text:s text:c="5"/>0 <text:s text:c="10"/>29.5 Q 30R 29 29.5d65252030 912 9 4 0 <text:s text:c="3"/>60.0 <text:s text:c="2"/>60.0</text:p>
      <text:p text:style-name="P1"><text:s/>73 <text:s text:c="3"/>1.749426 1.432e-32 5.766e-10.03470.035 1293.76700.720.000000 <text:s text:c="6"/>X <text:s text:c="5"/>0 <text:s text:c="6"/>X <text:s text:c="5"/>0 <text:s text:c="10"/>30.5 Q 30R 29 29.5d65252030 912 9 4 0 <text:s text:c="3"/>62.0 <text:s text:c="2"/>60.0</text:p>
      <text:p text:style-name="P1"><text:s/>73 <text:s text:c="3"/>1.750639 7.478e-38 2.077e-15.03480.035 1210.53830.720.000000 <text:s text:c="6"/>X <text:s text:c="5"/>0 <text:s text:c="6"/>X <text:s text:c="5"/>0 <text:s text:c="10"/>29.5 Q 29R 28 30.5d65252030 912 9 4 0 <text:s text:c="3"/>60.0 <text:s text:c="2"/>62.0</text:p>
      <text:p text:style-name="P1"><text:s/>61 <text:s text:c="3"/>1.750641 5.561e-40 4.165e-12.05300.070 3149.77910.640.000000 <text:s text:c="3"/>0 0 0 2 1F2 <text:s text:c="3"/>0 0 0 2 1A1 <text:s text:c="3"/>9F2 12 <text:s text:c="7"/>10F1 <text:s/>6 <text:s text:c="4"/>434330453638 7 1 0 <text:s text:c="3"/>57.0 <text:s text:c="2"/>63.0</text:p>
      <text:p text:style-name="P1"><text:s/>73 <text:s text:c="3"/>1.750702 6.339e-35 1.704e-12.03480.035 1210.53830.720.000000 <text:s text:c="6"/>X <text:s text:c="5"/>0 <text:s text:c="6"/>X <text:s text:c="5"/>0 <text:s text:c="10"/>30.5 Q 29R 28 30.5d65252030 912 9 4 0 <text:s text:c="3"/>62.0 <text:s text:c="2"/>62.0</text:p>
      <text:p text:style-name="P1"><text:s/>73 <text:s text:c="3"/>1.750760 8.849e-33 5.788e-10.03470.034 1379.73290.720.000000 <text:s text:c="6"/>X <text:s text:c="5"/>0 <text:s text:c="6"/>X <text:s text:c="5"/>0 <text:s text:c="10"/>28.5 Q 31R 30 27.5d65252030 912 9 4 0 <text:s text:c="3"/>58.0 <text:s text:c="2"/>56.0</text:p>
      <text:p text:style-name="P1"><text:s/>73 <text:s text:c="3"/>1.750788 2.228e-32 5.802e-10.03480.035 1210.53830.720.000000 <text:s text:c="6"/>X <text:s text:c="5"/>0 <text:s text:c="6"/>X <text:s text:c="5"/>0 <text:s text:c="10"/>31.5 Q 29R 28 30.5d65252030 912 9 4 0 <text:s text:c="3"/>64.0 <text:s text:c="2"/>62.0</text:p>
      <text:p text:style-name="P1"><text:s/>35 <text:s text:c="3"/>1.751255 1.449e-38 4.294e-08.06860.078 1216.46700.760.000000 <text:s text:c="9"/>0 0 0 <text:s text:c="9"/>0 0 0 49 <text:s/>8 42 51.5 <text:s/>50 <text:s/>7 43 52.5 6545201518 8 2 1 0 <text:s text:c="2"/>104.0 <text:s/>106.0</text:p>
      <text:p text:style-name="P1"><text:s/>35 <text:s text:c="3"/>1.751259 1.420e-38 4.292e-08.06860.078 1216.46700.760.000000 <text:s text:c="9"/>0 0 0 <text:s text:c="9"/>0 0 0 49 <text:s/>8 42 50.5 <text:s/>50 <text:s/>7 43 51.5 6545201518 8 2 1 0 <text:s text:c="2"/>102.0 <text:s/>104.0</text:p>
      <text:p text:style-name="P1"><text:s/>35 <text:s text:c="3"/>1.751261 1.392e-38 4.291e-08.06860.078 1216.46700.760.000000 <text:s text:c="9"/>0 0 0 <text:s text:c="9"/>0 0 0 49 <text:s/>8 42 49.5 <text:s/>50 <text:s/>7 43 50.5 6545201518 8 2 1 0 <text:s text:c="2"/>100.0 <text:s/>102.0</text:p>
      <text:p text:style-name="P1"><text:s/>35 <text:s text:c="3"/>1.751262 1.311e-38 4.299e-08.06860.078 1216.46710.760.000000 <text:s text:c="9"/>0 0 0 <text:s text:c="9"/>0 0 0 49 <text:s/>8 42 46.5 <text:s/>50 <text:s/>7 43 47.5 6545201518 8 2 1 0 <text:s text:c="3"/>94.0 <text:s text:c="2"/>96.0</text:p>
      <text:p text:style-name="P1"><text:s/>35 <text:s text:c="3"/>1.751263 1.337e-38 4.293e-08.06860.078 1216.46700.760.000000 <text:s text:c="9"/>0 0 0 <text:s text:c="9"/>0 0 0 49 <text:s/>8 42 47.5 <text:s/>50 <text:s/>7 43 48.5 6545201518 8 2 1 0 <text:s text:c="3"/>96.0 <text:s text:c="2"/>98.0</text:p>
      <text:p text:style-name="P1"><text:s/>35 <text:s text:c="3"/>1.751263 1.364e-38 4.292e-08.06860.078 1216.46700.760.000000 <text:s text:c="9"/>0 0 0 <text:s text:c="9"/>0 0 0 49 <text:s/>8 42 48.5 <text:s/>50 <text:s/>7 43 49.5 6545201518 8 2 1 0 <text:s text:c="3"/>98.0 <text:s/>100.0</text:p>
      <text:p text:style-name="P1"><text:s/>61 <text:s text:c="3"/>1.751906 2.275e-40 4.238e-12.05300.073 3357.66310.650.000000 <text:s text:c="3"/>0 1 0 1 1F2 <text:s text:c="3"/>0 1 0 1 1F1 <text:s text:c="2"/>10F2 19 <text:s text:c="8"/>9F1 28 <text:s text:c="4"/>434330453638 7 1 0 <text:s text:c="3"/>63.0 <text:s text:c="2"/>57.0</text:p>
      <text:p text:style-name="P1"><text:s/>71 <text:s text:c="3"/>1.752627 2.836e-28 5.820e-10.03480.035 1246.44870.720.000000 <text:s text:c="6"/>X <text:s text:c="5"/>0 <text:s text:c="6"/>X <text:s text:c="5"/>0 <text:s text:c="15"/>Q 29R 28 <text:s text:c="4"/>d442520442212 9 4 0 <text:s text:c="3"/>59.0 <text:s text:c="2"/>57.0</text:p>
      <text:p text:style-name="P1"><text:s/>73 <text:s text:c="3"/>1.752767 4.972e-38 2.220e-15.03470.035 1293.76360.720.000000 <text:s text:c="6"/>X <text:s text:c="5"/>0 <text:s text:c="6"/>X <text:s text:c="5"/>0 <text:s text:c="10"/>27.5 Q 30R 29 28.5d65252030 912 9 4 0 <text:s text:c="3"/>56.0 <text:s text:c="2"/>58.0</text:p>
      <text:p text:style-name="P1"><text:s/>73 <text:s text:c="3"/>1.752769 6.531e-35 2.816e-12.03470.035 1293.76360.720.000000 <text:s text:c="6"/>X <text:s text:c="5"/>0 <text:s text:c="6"/>X <text:s text:c="5"/>0 <text:s text:c="10"/>28.5 Q 30R 29 28.5d65252030 912 9 4 0 <text:s text:c="3"/>58.0 <text:s text:c="2"/>58.0</text:p>
      <text:p text:style-name="P1"><text:s/>73 <text:s text:c="3"/>1.752789 1.390e-32 5.795e-10.03470.035 1293.76360.720.000000 <text:s text:c="6"/>X <text:s text:c="5"/>0 <text:s text:c="6"/>X <text:s text:c="5"/>0 <text:s text:c="10"/>29.5 Q 30R 29 28.5d65252030 912 9 4 0 <text:s text:c="3"/>60.0 <text:s text:c="2"/>58.0</text:p>
      <text:p text:style-name="P1"><text:s/>73 <text:s text:c="3"/>1.754287 1.393e-37 4.012e-15.03480.035 1210.53460.720.000000 <text:s text:c="6"/>X <text:s text:c="5"/>0 <text:s text:c="6"/>X <text:s text:c="5"/>0 <text:s text:c="10"/>28.5 Q 29R 28 29.5d65252030 912 9 4 0 <text:s text:c="3"/>58.0 <text:s text:c="2"/>60.0</text:p>
      <text:p text:style-name="P1"><text:s/>73 <text:s text:c="3"/>1.754328 1.016e-34 2.828e-12.03480.035 1210.53460.720.000000 <text:s text:c="6"/>X <text:s text:c="5"/>0 <text:s text:c="6"/>X <text:s text:c="5"/>0 <text:s text:c="10"/>29.5 Q 29R 28 29.5d65252030 912 9 4 0 <text:s text:c="3"/>60.0 <text:s text:c="2"/>60.0</text:p>
      <text:p text:style-name="P1"><text:s/>73 <text:s text:c="3"/>1.754391 2.163e-32 5.827e-10.03480.035 1210.53460.720.000000 <text:s text:c="6"/>X <text:s text:c="5"/>0 <text:s text:c="6"/>X <text:s text:c="5"/>0 <text:s text:c="10"/>30.5 Q 29R 28 29.5d65252030 912 9 4 0 <text:s text:c="3"/>62.0 <text:s text:c="2"/>60.0</text:p>
      <text:p text:style-name="P1"><text:s/>61 <text:s text:c="3"/>1.755080 3.703e-40 2.003e-12.06500.079 2876.87820.730.000000 <text:s text:c="3"/>0 1 0 1 1F2 <text:s text:c="3"/>0 1 0 1 1F2 <text:s text:c="3"/>3F1 <text:s/>7 <text:s text:c="8"/>3F2 <text:s/>6 <text:s text:c="4"/>434330453638 7 1 0 <text:s text:c="3"/>21.0 <text:s text:c="2"/>21.0</text:p>
      <text:p text:style-name="P1"><text:s/>73 <text:s text:c="3"/>1.756034 4.094e-35 1.832e-12.03470.035 1293.76030.720.000000 <text:s text:c="6"/>X <text:s text:c="5"/>0 <text:s text:c="6"/>X <text:s text:c="5"/>0 <text:s text:c="10"/>27.5 Q 30R 29 27.5d65252030 912 9 4 0 <text:s text:c="3"/>56.0 <text:s text:c="2"/>56.0</text:p>
      <text:p text:style-name="P1"><text:s/>73 <text:s text:c="3"/>1.756037 1.350e-32 5.830e-10.03470.035 1293.76030.720.000000 <text:s text:c="6"/>X <text:s text:c="5"/>0 <text:s text:c="6"/>X <text:s text:c="5"/>0 <text:s text:c="10"/>28.5 Q 30R 29 27.5d65252030 912 9 4 0 <text:s text:c="3"/>58.0 <text:s text:c="2"/>56.0</text:p>
      <text:p text:style-name="P1"><text:s/>72 <text:s text:c="3"/>1.756485 5.296e-31 5.856e-10.03470.035 1259.12210.720.000000 <text:s text:c="6"/>X <text:s text:c="5"/>0 <text:s text:c="6"/>X <text:s text:c="5"/>0 <text:s text:c="15"/>Q 30R 29 <text:s text:c="4"/>d442520442212 9 4 0 <text:s text:c="3"/>61.0 <text:s text:c="2"/>59.0</text:p>
      <text:p text:style-name="P1"><text:s/>71 <text:s text:c="3"/>1.756691 1.578e-31 5.858e-10.03480.035 2789.08210.720.000000 <text:s text:c="6"/>X <text:s text:c="5"/>1 <text:s text:c="6"/>X <text:s text:c="5"/>1 <text:s text:c="15"/>Q 29R 28 <text:s text:c="4"/>d442520442212 9 4 0 <text:s text:c="3"/>59.0 <text:s text:c="2"/>57.0</text:p>
      <text:p text:style-name="P1"><text:s/>73 <text:s text:c="3"/>1.757811 1.444e-37 4.316e-15.03480.035 1210.53110.720.000000 <text:s text:c="6"/>X <text:s text:c="5"/>0 <text:s text:c="6"/>X <text:s text:c="5"/>0 <text:s text:c="10"/>27.5 Q 29R 28 28.5d65252030 912 9 4 0 <text:s text:c="3"/>56.0 <text:s text:c="2"/>58.0</text:p>
      <text:p text:style-name="P1"><text:s/>73 <text:s text:c="3"/>1.757832 1.146e-34 3.305e-12.03480.035 1210.53110.720.000000 <text:s text:c="6"/>X <text:s text:c="5"/>0 <text:s text:c="6"/>X <text:s text:c="5"/>0 <text:s text:c="10"/>28.5 Q 29R 28 28.5d65252030 912 9 4 0 <text:s text:c="3"/>58.0 <text:s text:c="2"/>58.0</text:p>
      <text:p text:style-name="P1"><text:s/>73 <text:s text:c="3"/>1.757873 2.096e-32 5.847e-10.03480.035 1210.53110.720.000000 <text:s text:c="6"/>X <text:s text:c="5"/>0 <text:s text:c="6"/>X <text:s text:c="5"/>0 <text:s text:c="10"/>29.5 Q 29R 28 28.5d65252030 912 9 4 0 <text:s text:c="3"/>60.0 <text:s text:c="2"/>58.0</text:p>
      <text:p text:style-name="P1"><text:s/>61 <text:s text:c="3"/>1.757948 4.520e-38 4.813e-12.04100.068 2229.70850.640.000000 <text:s text:c="3"/>0 1 0 0 1E <text:s text:c="4"/>0 1 0 0 1E <text:s text:c="3"/>11E <text:s text:c="2"/>8 <text:s text:c="7"/>11E <text:s text:c="2"/>7 <text:s text:c="4"/>534330453738 7 1 0 <text:s text:c="3"/>46.0 <text:s text:c="2"/>46.0</text:p>
      <text:p text:style-name="P1"><text:s/>73 <text:s text:c="3"/>1.759101 1.236e-37 2.413e-15.03490.036 1130.04540.720.000000 <text:s text:c="6"/>X <text:s text:c="5"/>0 <text:s text:c="6"/>X <text:s text:c="5"/>0 <text:s text:c="10"/>28.5 Q 28R 27 29.5d65252030 912 9 4 0 <text:s text:c="3"/>58.0 <text:s text:c="2"/>60.0</text:p>
      <text:p text:style-name="P1"><text:s/>73 <text:s text:c="3"/>1.759165 9.794e-35 1.849e-12.03490.036 1130.04540.720.000000 <text:s text:c="6"/>X <text:s text:c="5"/>0 <text:s text:c="6"/>X <text:s text:c="5"/>0 <text:s text:c="10"/>29.5 Q 28R 27 29.5d65252030 912 9 4 0 <text:s text:c="3"/>60.0 <text:s text:c="2"/>60.0</text:p>
      <text:p text:style-name="P1"><text:s/>73 <text:s text:c="3"/>1.759169 1.310e-32 5.871e-10.03470.035 1293.75720.720.000000 <text:s text:c="6"/>X <text:s text:c="5"/>0 <text:s text:c="6"/>X <text:s text:c="5"/>0 <text:s text:c="10"/>27.5 Q 30R 29 26.5d65252030 912 9 4 0 <text:s text:c="3"/>56.0 <text:s text:c="2"/>54.0</text:p>
      <text:p text:style-name="P1"><text:s/>73 <text:s text:c="3"/>1.759253 3.225e-32 5.891e-10.03490.036 1130.04540.720.000000 <text:s text:c="6"/>X <text:s text:c="5"/>0 <text:s text:c="6"/>X <text:s text:c="5"/>0 <text:s text:c="10"/>30.5 Q 28R 27 29.5d65252030 912 9 4 0 <text:s text:c="3"/>62.0 <text:s text:c="2"/>60.0</text:p>
      <text:p text:style-name="P1"><text:s/>61 <text:s text:c="3"/>1.760578 2.793e-35 9.394e-11.06500.078 1409.00670.720.000000 <text:s text:c="3"/>0 0 0 1 1F2 <text:s text:c="3"/>0 0 0 1 1F2 <text:s text:c="3"/>4F1 <text:s/>2 <text:s text:c="8"/>4F2 <text:s/>2 <text:s text:c="4"/>534330453738 7 1 0 <text:s text:c="3"/>27.0 <text:s text:c="2"/>27.0</text:p>
      <text:p text:style-name="P1"><text:s/>73 <text:s text:c="3"/>1.761211 8.322e-38 2.584e-15.03480.035 1210.52770.720.000000 <text:s text:c="6"/>X <text:s text:c="5"/>0 <text:s text:c="6"/>X <text:s text:c="5"/>0 <text:s text:c="10"/>26.5 Q 29R 28 27.5d65252030 912 9 4 0 <text:s text:c="3"/>54.0 <text:s text:c="2"/>56.0</text:p>
      <text:p text:style-name="P1"><text:s/>73 <text:s text:c="3"/>1.761215 1.021e-34 3.057e-12.03480.035 1210.52770.720.000000 <text:s text:c="6"/>X <text:s text:c="5"/>0 <text:s text:c="6"/>X <text:s text:c="5"/>0 <text:s text:c="10"/>27.5 Q 29R 28 27.5d65252030 912 9 4 0 <text:s text:c="3"/>56.0 <text:s text:c="2"/>56.0</text:p>
      <text:p text:style-name="P1"><text:s/>73 <text:s text:c="3"/>1.761236 2.033e-32 5.876e-10.03480.035 1210.52770.720.000000 <text:s text:c="6"/>X <text:s text:c="5"/>0 <text:s text:c="6"/>X <text:s text:c="5"/>0 <text:s text:c="10"/>28.5 Q 29R 28 27.5d65252030 912 9 4 0 <text:s text:c="3"/>58.0 <text:s text:c="2"/>56.0</text:p>
      <text:p text:style-name="P1"><text:s/>73 <text:s text:c="3"/>1.762757 2.305e-37 4.672e-15.03490.036 1130.04170.720.000000 <text:s text:c="6"/>X <text:s text:c="5"/>0 <text:s text:c="6"/>X <text:s text:c="5"/>0 <text:s text:c="10"/>27.5 Q 28R 27 28.5d65252030 912 9 4 0 <text:s text:c="3"/>56.0 <text:s text:c="2"/>58.0</text:p>
      <text:p text:style-name="P1"><text:s/>73 <text:s text:c="3"/>1.762800 1.570e-34 3.072e-12.03490.036 1130.04170.720.000000 <text:s text:c="6"/>X <text:s text:c="5"/>0 <text:s text:c="6"/>X <text:s text:c="5"/>0 <text:s text:c="10"/>28.5 Q 28R 27 28.5d65252030 912 9 4 0 <text:s text:c="3"/>58.0 <text:s text:c="2"/>58.0</text:p>
      <text:p text:style-name="P1"><text:s/>73 <text:s text:c="3"/>1.762864 3.122e-32 5.906e-10.03490.036 1130.04170.720.000000 <text:s text:c="6"/>X <text:s text:c="5"/>0 <text:s text:c="6"/>X <text:s text:c="5"/>0 <text:s text:c="10"/>29.5 Q 28R 27 28.5d65252030 912 9 4 0 <text:s text:c="3"/>60.0 <text:s text:c="2"/>58.0</text:p>
      <text:p text:style-name="P1"><text:s/>73 <text:s text:c="3"/>1.764475 6.404e-35 1.992e-12.03480.035 1210.52440.720.000000 <text:s text:c="6"/>X <text:s text:c="5"/>0 <text:s text:c="6"/>X <text:s text:c="5"/>0 <text:s text:c="10"/>26.5 Q 29R 28 26.5d65252030 912 9 4 0 <text:s text:c="3"/>54.0 <text:s text:c="2"/>54.0</text:p>
      <text:p text:style-name="P1"><text:s/>73 <text:s text:c="3"/>1.764479 1.971e-32 5.912e-10.03480.035 1210.52440.720.000000 <text:s text:c="6"/>X <text:s text:c="5"/>0 <text:s text:c="6"/>X <text:s text:c="5"/>0 <text:s text:c="10"/>27.5 Q 29R 28 26.5d65252030 912 9 4 0 <text:s text:c="3"/>56.0 <text:s text:c="2"/>54.0</text:p>
      <text:p text:style-name="P1"><text:s/>72 <text:s text:c="3"/>1.764675 7.666e-31 5.939e-10.03480.035 1178.10890.720.000000 <text:s text:c="6"/>X <text:s text:c="5"/>0 <text:s text:c="6"/>X <text:s text:c="5"/>0 <text:s text:c="15"/>Q 29R 28 <text:s text:c="4"/>d442520442212 9 4 0 <text:s text:c="3"/>59.0 <text:s text:c="2"/>57.0</text:p>
      <text:p text:style-name="P1"><text:s/>73 <text:s text:c="3"/>1.766285 2.391e-37 5.035e-15.03490.036 1130.03810.720.000000 <text:s text:c="6"/>X <text:s text:c="5"/>0 <text:s text:c="6"/>X <text:s text:c="5"/>0 <text:s text:c="10"/>26.5 Q 28R 27 27.5d65252030 912 9 4 0 <text:s text:c="3"/>54.0 <text:s text:c="2"/>56.0</text:p>
      <text:p text:style-name="P1"><text:s/>73 <text:s text:c="3"/>1.766307 1.770e-34 3.594e-12.03490.036 1130.03810.720.000000 <text:s text:c="6"/>X <text:s text:c="5"/>0 <text:s text:c="6"/>X <text:s text:c="5"/>0 <text:s text:c="10"/>27.5 Q 28R 27 27.5d65252030 912 9 4 0 <text:s text:c="3"/>56.0 <text:s text:c="2"/>56.0</text:p>
      <text:p text:style-name="P1"><text:s/>73 <text:s text:c="3"/>1.766350 3.024e-32 5.929e-10.03490.036 1130.03810.720.000000 <text:s text:c="6"/>X <text:s text:c="5"/>0 <text:s text:c="6"/>X <text:s text:c="5"/>0 <text:s text:c="10"/>28.5 Q 28R 27 27.5d65252030 912 9 4 0 <text:s text:c="3"/>58.0 <text:s text:c="2"/>56.0</text:p>
      <text:p text:style-name="P1"><text:s/>35 <text:s text:c="3"/>1.767315 1.822e-37 4.410e-08.06990.091 <text:s/>634.66870.820.000000 <text:s text:c="9"/>0 0 0 <text:s text:c="9"/>0 0 0 35 <text:s/>6 30 37.5 <text:s/>36 <text:s/>5 31 38.5 6565501518 6 2 4 0 <text:s text:c="3"/>76.0 <text:s text:c="2"/>78.0</text:p>
      <text:p text:style-name="P1"><text:s/>35 <text:s text:c="3"/>1.767320 1.772e-37 4.405e-08.06990.091 <text:s/>634.66860.820.000000 <text:s text:c="9"/>0 0 0 <text:s text:c="9"/>0 0 0 35 <text:s/>6 30 36.5 <text:s/>36 <text:s/>5 31 37.5 6565501518 6 2 4 0 <text:s text:c="3"/>74.0 <text:s text:c="2"/>76.0</text:p>
      <text:p text:style-name="P1"><text:s/>35 <text:s text:c="3"/>1.767322 1.585e-37 4.418e-08.06990.091 <text:s/>634.66870.820.000000 <text:s text:c="9"/>0 0 0 <text:s text:c="9"/>0 0 0 35 <text:s/>6 30 32.5 <text:s/>36 <text:s/>5 31 33.5 6565501518 6 2 4 0 <text:s text:c="3"/>66.0 <text:s text:c="2"/>68.0</text:p>
      <text:p text:style-name="P1"><text:s/>35 <text:s text:c="3"/>1.767323 1.723e-37 4.403e-08.06990.091 <text:s/>634.66860.820.000000 <text:s text:c="9"/>0 0 0 <text:s text:c="9"/>0 0 0 35 <text:s/>6 30 35.5 <text:s/>36 <text:s/>5 31 36.5 6565501518 6 2 4 0 <text:s text:c="3"/>72.0 <text:s text:c="2"/>74.0</text:p>
      <text:p text:style-name="P1"><text:s/>35 <text:s text:c="3"/>1.767324 1.676e-37 4.404e-08.06990.091 <text:s/>634.66860.820.000000 <text:s text:c="9"/>0 0 0 <text:s text:c="9"/>0 0 0 35 <text:s/>6 30 34.5 <text:s/>36 <text:s/>5 31 35.5 6565501518 6 2 4 0 <text:s text:c="3"/>70.0 <text:s text:c="2"/>72.0</text:p>
      <text:p text:style-name="P1"><text:s/>35 <text:s text:c="3"/>1.767324 1.630e-37 4.410e-08.06990.091 <text:s/>634.66870.820.000000 <text:s text:c="9"/>0 0 0 <text:s text:c="9"/>0 0 0 35 <text:s/>6 30 33.5 <text:s/>36 <text:s/>5 31 34.5 6565501518 6 2 4 0 <text:s text:c="3"/>68.0 <text:s text:c="2"/>70.0</text:p>
      <text:p text:style-name="P1"><text:s/>73 <text:s text:c="3"/>1.767593 2.022e-37 2.816e-15.03500.036 1052.29870.720.000000 <text:s text:c="6"/>X <text:s text:c="5"/>0 <text:s text:c="6"/>X <text:s text:c="5"/>0 <text:s text:c="10"/>27.5 Q 27R 26 28.5d65252030 912 9 4 0 <text:s text:c="3"/>56.0 <text:s text:c="2"/>58.0</text:p>
      <text:p text:style-name="P1"><text:s/>73 <text:s text:c="3"/>1.767603 1.911e-32 5.954e-10.03480.035 1210.52130.720.000000 <text:s text:c="6"/>X <text:s text:c="5"/>0 <text:s text:c="6"/>X <text:s text:c="5"/>0 <text:s text:c="10"/>26.5 Q 29R 28 25.5d65252030 912 9 4 0 <text:s text:c="3"/>54.0 <text:s text:c="2"/>52.0</text:p>
      <text:p text:style-name="P1"><text:s/>73 <text:s text:c="3"/>1.767659 1.495e-34 2.010e-12.03500.036 1052.29870.720.000000 <text:s text:c="6"/>X <text:s text:c="5"/>0 <text:s text:c="6"/>X <text:s text:c="5"/>0 <text:s text:c="10"/>28.5 Q 27R 26 28.5d65252030 912 9 4 0 <text:s text:c="3"/>58.0 <text:s text:c="2"/>58.0</text:p>
      <text:p text:style-name="P1"><text:soft-page-break/><text:s/>73 <text:s text:c="3"/>1.767749 4.596e-32 5.974e-10.03500.036 1052.29870.720.000000 <text:s text:c="6"/>X <text:s text:c="5"/>0 <text:s text:c="6"/>X <text:s text:c="5"/>0 <text:s text:c="10"/>29.5 Q 27R 26 28.5d65252030 912 9 4 0 <text:s text:c="3"/>60.0 <text:s text:c="2"/>58.0</text:p>
      <text:p text:style-name="P1"><text:s/>32 <text:s text:c="3"/>1.769600 1.970e-35 4.157e-08.07290.099 <text:s/>286.28610.790.000000 <text:s text:c="9"/>0 0 0 <text:s text:c="9"/>0 0 0 24 <text:s/>4 20 <text:s text:c="6"/>25 <text:s/>3 23 <text:s text:c="5"/>006550 113 6 2 4 0 <text:s text:c="3"/>49.0 <text:s text:c="2"/>51.0</text:p>
      <text:p text:style-name="P1"><text:s/>73 <text:s text:c="3"/>1.769684 1.380e-37 3.024e-15.03490.036 1130.03470.720.000000 <text:s text:c="6"/>X <text:s text:c="5"/>0 <text:s text:c="6"/>X <text:s text:c="5"/>0 <text:s text:c="10"/>25.5 Q 28R 27 26.5d65252030 912 9 4 0 <text:s text:c="3"/>52.0 <text:s text:c="2"/>54.0</text:p>
      <text:p text:style-name="P1"><text:s/>73 <text:s text:c="3"/>1.769689 1.578e-34 3.329e-12.03490.036 1130.03470.720.000000 <text:s text:c="6"/>X <text:s text:c="5"/>0 <text:s text:c="6"/>X <text:s text:c="5"/>0 <text:s text:c="10"/>26.5 Q 28R 27 26.5d65252030 912 9 4 0 <text:s text:c="3"/>54.0 <text:s text:c="2"/>54.0</text:p>
      <text:p text:style-name="P1"><text:s/>73 <text:s text:c="3"/>1.769712 2.930e-32 5.961e-10.03490.036 1130.03470.720.000000 <text:s text:c="6"/>X <text:s text:c="5"/>0 <text:s text:c="6"/>X <text:s text:c="5"/>0 <text:s text:c="10"/>27.5 Q 28R 27 26.5d65252030 912 9 4 0 <text:s text:c="3"/>56.0 <text:s text:c="2"/>54.0</text:p>
      <text:p text:style-name="P1"><text:s/>71 <text:s text:c="3"/>1.770123 5.954e-28 5.994e-10.03520.036 1083.43320.720.000000 <text:s text:c="6"/>X <text:s text:c="5"/>0 <text:s text:c="6"/>X <text:s text:c="5"/>0 <text:s text:c="15"/>Q 27R 26 <text:s text:c="4"/>d442520442212 9 4 0 <text:s text:c="3"/>55.0 <text:s text:c="2"/>53.0</text:p>
      <text:p text:style-name="P1"><text:s/>61 <text:s text:c="3"/>1.770494 1.233e-39 8.107e-12.06500.078 2915.27170.720.000000 <text:s text:c="3"/>0 1 0 1 1F1 <text:s text:c="3"/>0 1 0 1 1F2 <text:s text:c="3"/>3F1 11 <text:s text:c="8"/>4F2 <text:s/>9 <text:s text:c="4"/>434330453638 7 1 0 <text:s text:c="3"/>21.0 <text:s text:c="2"/>27.0</text:p>
      <text:p text:style-name="P1"><text:s/>73 <text:s text:c="3"/>1.771258 3.777e-37 5.465e-15.03500.036 1052.29500.720.000000 <text:s text:c="6"/>X <text:s text:c="5"/>0 <text:s text:c="6"/>X <text:s text:c="5"/>0 <text:s text:c="10"/>26.5 Q 27R 26 27.5d65252030 912 9 4 0 <text:s text:c="3"/>54.0 <text:s text:c="2"/>56.0</text:p>
      <text:p text:style-name="P1"><text:s/>73 <text:s text:c="3"/>1.771302 2.397e-34 3.345e-12.03500.036 1052.29500.720.000000 <text:s text:c="6"/>X <text:s text:c="5"/>0 <text:s text:c="6"/>X <text:s text:c="5"/>0 <text:s text:c="10"/>27.5 Q 27R 26 27.5d65252030 912 9 4 0 <text:s text:c="3"/>56.0 <text:s text:c="2"/>56.0</text:p>
      <text:p text:style-name="P1"><text:s/>73 <text:s text:c="3"/>1.771368 4.448e-32 5.993e-10.03500.036 1052.29500.720.000000 <text:s text:c="6"/>X <text:s text:c="5"/>0 <text:s text:c="6"/>X <text:s text:c="5"/>0 <text:s text:c="10"/>28.5 Q 27R 26 27.5d65252030 912 9 4 0 <text:s text:c="3"/>58.0 <text:s text:c="2"/>56.0</text:p>
      <text:p text:style-name="P1"><text:s/>34 <text:s text:c="3"/>1.772205 4.331e-38 4.533e-08.06930.083 <text:s/>995.10310.760.000000 <text:s text:c="9"/>0 0 0 <text:s text:c="9"/>0 0 0 45 <text:s/>7 39 47.5 <text:s/>46 <text:s/>6 40 48.5 6545201518 8 2 1 0 <text:s text:c="3"/>96.0 <text:s text:c="2"/>98.0</text:p>
      <text:p text:style-name="P1"><text:s/>34 <text:s text:c="3"/>1.772211 4.238e-38 4.530e-08.06930.083 <text:s/>995.10310.760.000000 <text:s text:c="9"/>0 0 0 <text:s text:c="9"/>0 0 0 45 <text:s/>7 39 46.5 <text:s/>46 <text:s/>6 40 47.5 6545201518 8 2 1 0 <text:s text:c="3"/>94.0 <text:s text:c="2"/>96.0</text:p>
      <text:p text:style-name="P1"><text:s/>34 <text:s text:c="3"/>1.772213 3.883e-38 4.537e-08.06930.083 <text:s/>995.10330.760.000000 <text:s text:c="9"/>0 0 0 <text:s text:c="9"/>0 0 0 45 <text:s/>7 39 42.5 <text:s/>46 <text:s/>6 40 43.5 6545201518 8 2 1 0 <text:s text:c="3"/>86.0 <text:s text:c="2"/>88.0</text:p>
      <text:p text:style-name="P1"><text:s/>34 <text:s text:c="3"/>1.772215 4.147e-38 4.529e-08.06930.083 <text:s/>995.10310.760.000000 <text:s text:c="9"/>0 0 0 <text:s text:c="9"/>0 0 0 45 <text:s/>7 39 45.5 <text:s/>46 <text:s/>6 40 46.5 6545201518 8 2 1 0 <text:s text:c="3"/>92.0 <text:s text:c="2"/>94.0</text:p>
      <text:p text:style-name="P1"><text:s/>34 <text:s text:c="3"/>1.772216 3.970e-38 4.534e-08.06930.083 <text:s/>995.10320.760.000000 <text:s text:c="9"/>0 0 0 <text:s text:c="9"/>0 0 0 45 <text:s/>7 39 43.5 <text:s/>46 <text:s/>6 40 44.5 6545201518 8 2 1 0 <text:s text:c="3"/>88.0 <text:s text:c="2"/>90.0</text:p>
      <text:p text:style-name="P1"><text:s/>34 <text:s text:c="3"/>1.772216 4.058e-38 4.530e-08.06930.083 <text:s/>995.10310.760.000000 <text:s text:c="9"/>0 0 0 <text:s text:c="9"/>0 0 0 45 <text:s/>7 39 44.5 <text:s/>46 <text:s/>6 40 45.5 6545201518 8 2 1 0 <text:s text:c="3"/>90.0 <text:s text:c="2"/>92.0</text:p>
      <text:p text:style-name="P1"><text:s/>72 <text:s text:c="3"/>1.772890 1.094e-30 6.021e-10.03490.036 1099.76630.720.000000 <text:s text:c="6"/>X <text:s text:c="5"/>0 <text:s text:c="6"/>X <text:s text:c="5"/>0 <text:s text:c="15"/>Q 28R 27 <text:s text:c="4"/>d442520442212 9 4 0 <text:s text:c="3"/>57.0 <text:s text:c="2"/>55.0</text:p>
      <text:p text:style-name="P1"><text:s/>73 <text:s text:c="3"/>1.772945 9.894e-35 2.172e-12.03490.036 1130.03150.720.000000 <text:s text:c="6"/>X <text:s text:c="5"/>0 <text:s text:c="6"/>X <text:s text:c="5"/>0 <text:s text:c="10"/>25.5 Q 28R 27 25.5d65252030 912 9 4 0 <text:s text:c="3"/>52.0 <text:s text:c="2"/>52.0</text:p>
      <text:p text:style-name="P1"><text:s/>73 <text:s text:c="3"/>1.772950 2.836e-32 5.995e-10.03490.036 1130.03150.720.000000 <text:s text:c="6"/>X <text:s text:c="5"/>0 <text:s text:c="6"/>X <text:s text:c="5"/>0 <text:s text:c="10"/>26.5 Q 28R 27 25.5d65252030 912 9 4 0 <text:s text:c="3"/>54.0 <text:s text:c="2"/>52.0</text:p>
      <text:p text:style-name="P1"><text:s/>62 <text:s text:c="3"/>1.772989 1.685e-39 1.294e-11.04280.070 2396.90770.750.000000 <text:s text:c="3"/>0 0 0 0 1A1 <text:s text:c="3"/>0 0 0 0 1A1 <text:s text:c="2"/>21F2 <text:s/>3 <text:s text:c="7"/>21F1 <text:s/>2 <text:s text:c="4"/>5323331111 4 1 1 1 <text:s text:c="2"/>258.0 <text:s/>258.0</text:p>
      <text:p text:style-name="P1"><text:s/>71 <text:s text:c="3"/>1.774189 3.285e-31 6.036e-10.03520.036 2627.86900.720.000000 <text:s text:c="6"/>X <text:s text:c="5"/>1 <text:s text:c="6"/>X <text:s text:c="5"/>1 <text:s text:c="15"/>Q 27R 26 <text:s text:c="4"/>d442520442212 9 4 0 <text:s text:c="3"/>55.0 <text:s text:c="2"/>53.0</text:p>
      <text:p text:style-name="P1"><text:s/>73 <text:s text:c="3"/>1.774790 3.923e-37 5.907e-15.03500.036 1052.29140.720.000000 <text:s text:c="6"/>X <text:s text:c="5"/>0 <text:s text:c="6"/>X <text:s text:c="5"/>0 <text:s text:c="10"/>25.5 Q 27R 26 26.5d65252030 912 9 4 0 <text:s text:c="3"/>52.0 <text:s text:c="2"/>54.0</text:p>
      <text:p text:style-name="P1"><text:s/>73 <text:s text:c="3"/>1.774814 2.702e-34 3.919e-12.03500.036 1052.29140.720.000000 <text:s text:c="6"/>X <text:s text:c="5"/>0 <text:s text:c="6"/>X <text:s text:c="5"/>0 <text:s text:c="10"/>26.5 Q 27R 26 26.5d65252030 912 9 4 0 <text:s text:c="3"/>54.0 <text:s text:c="2"/>54.0</text:p>
      <text:p text:style-name="P1"><text:s/>73 <text:s text:c="3"/>1.774858 4.301e-32 6.014e-10.03500.036 1052.29140.720.000000 <text:s text:c="6"/>X <text:s text:c="5"/>0 <text:s text:c="6"/>X <text:s text:c="5"/>0 <text:s text:c="10"/>27.5 Q 27R 26 26.5d65252030 912 9 4 0 <text:s text:c="3"/>56.0 <text:s text:c="2"/>54.0</text:p>
      <text:p text:style-name="P1"><text:s/>73 <text:s text:c="3"/>1.776064 2.746e-32 6.038e-10.03490.036 1130.02840.720.000000 <text:s text:c="6"/>X <text:s text:c="5"/>0 <text:s text:c="6"/>X <text:s text:c="5"/>0 <text:s text:c="10"/>25.5 Q 28R 27 24.5d65252030 912 9 4 0 <text:s text:c="3"/>52.0 <text:s text:c="2"/>50.0</text:p>
      <text:p text:style-name="P1"><text:s/>73 <text:s text:c="3"/>1.776119 3.277e-37 3.303e-15.03510.036 <text:s/>977.30120.720.000000 <text:s text:c="6"/>X <text:s text:c="5"/>0 <text:s text:c="6"/>X <text:s text:c="5"/>0 <text:s text:c="10"/>26.5 Q 26R 25 27.5d65252030 912 9 4 0 <text:s text:c="3"/>54.0 <text:s text:c="2"/>56.0</text:p>
      <text:p text:style-name="P1"><text:s/>73 <text:s text:c="3"/>1.776187 2.255e-34 2.192e-12.03510.036 <text:s/>977.30120.720.000000 <text:s text:c="6"/>X <text:s text:c="5"/>0 <text:s text:c="6"/>X <text:s text:c="5"/>0 <text:s text:c="10"/>27.5 Q 26R 25 27.5d65252030 912 9 4 0 <text:s text:c="3"/>56.0 <text:s text:c="2"/>56.0</text:p>
      <text:p text:style-name="P1"><text:s/>73 <text:s text:c="3"/>1.776279 6.458e-32 6.060e-10.03510.036 <text:s/>977.30120.720.000000 <text:s text:c="6"/>X <text:s text:c="5"/>0 <text:s text:c="6"/>X <text:s text:c="5"/>0 <text:s text:c="10"/>28.5 Q 26R 25 27.5d65252030 912 9 4 0 <text:s text:c="3"/>58.0 <text:s text:c="2"/>56.0</text:p>
      <text:p text:style-name="P1"><text:s/>73 <text:s text:c="3"/>1.778188 2.268e-37 3.558e-15.03500.036 1052.28800.720.000000 <text:s text:c="6"/>X <text:s text:c="5"/>0 <text:s text:c="6"/>X <text:s text:c="5"/>0 <text:s text:c="10"/>24.5 Q 27R 26 25.5d65252030 912 9 4 0 <text:s text:c="3"/>50.0 <text:s text:c="2"/>52.0</text:p>
      <text:p text:style-name="P1"><text:s/>73 <text:s text:c="3"/>1.778195 2.408e-34 3.632e-12.03500.036 1052.28800.720.000000 <text:s text:c="6"/>X <text:s text:c="5"/>0 <text:s text:c="6"/>X <text:s text:c="5"/>0 <text:s text:c="10"/>25.5 Q 27R 26 25.5d65252030 912 9 4 0 <text:s text:c="3"/>52.0 <text:s text:c="2"/>52.0</text:p>
      <text:p text:style-name="P1"><text:s/>73 <text:s text:c="3"/>1.778219 4.159e-32 6.042e-10.03500.036 1052.28800.720.000000 <text:s text:c="6"/>X <text:s text:c="5"/>0 <text:s text:c="6"/>X <text:s text:c="5"/>0 <text:s text:c="10"/>26.5 Q 27R 26 25.5d65252030 912 9 4 0 <text:s text:c="3"/>54.0 <text:s text:c="2"/>52.0</text:p>
      <text:p text:style-name="P1"><text:s/>73 <text:s text:c="3"/>1.779794 6.130e-37 6.429e-15.03510.036 <text:s/>977.29750.720.000000 <text:s text:c="6"/>X <text:s text:c="5"/>0 <text:s text:c="6"/>X <text:s text:c="5"/>0 <text:s text:c="10"/>25.5 Q 26R 25 26.5d65252030 912 9 4 0 <text:s text:c="3"/>52.0 <text:s text:c="2"/>54.0</text:p>
      <text:p text:style-name="P1"><text:s/>73 <text:s text:c="3"/>1.779840 3.614e-34 3.650e-12.03510.036 <text:s/>977.29750.720.000000 <text:s text:c="6"/>X <text:s text:c="5"/>0 <text:s text:c="6"/>X <text:s text:c="5"/>0 <text:s text:c="10"/>26.5 Q 26R 25 26.5d65252030 912 9 4 0 <text:s text:c="3"/>54.0 <text:s text:c="2"/>54.0</text:p>
      <text:p text:style-name="P1"><text:s/>73 <text:s text:c="3"/>1.779907 6.239e-32 6.076e-10.03510.036 <text:s/>977.29750.720.000000 <text:s text:c="6"/>X <text:s text:c="5"/>0 <text:s text:c="6"/>X <text:s text:c="5"/>0 <text:s text:c="10"/>27.5 Q 26R 25 26.5d65252030 912 9 4 0 <text:s text:c="3"/>56.0 <text:s text:c="2"/>54.0</text:p>
      <text:p text:style-name="P1"><text:s/>72 <text:s text:c="3"/>1.781134 1.539e-30 6.106e-10.03500.036 1024.09730.720.000000 <text:s text:c="6"/>X <text:s text:c="5"/>0 <text:s text:c="6"/>X <text:s text:c="5"/>0 <text:s text:c="15"/>Q 27R 26 <text:s text:c="4"/>d442520442212 9 4 0 <text:s text:c="3"/>55.0 <text:s text:c="2"/>53.0</text:p>
      <text:p text:style-name="P1"><text:s/>73 <text:s text:c="3"/>1.781445 1.511e-34 2.375e-12.03500.036 1052.28470.720.000000 <text:s text:c="6"/>X <text:s text:c="5"/>0 <text:s text:c="6"/>X <text:s text:c="5"/>0 <text:s text:c="10"/>24.5 Q 27R 26 24.5d65252030 912 9 4 0 <text:s text:c="3"/>50.0 <text:s text:c="2"/>50.0</text:p>
      <text:p text:style-name="P1"><text:s/>73 <text:s text:c="3"/>1.781452 4.021e-32 6.078e-10.03500.036 1052.28470.720.000000 <text:s text:c="6"/>X <text:s text:c="5"/>0 <text:s text:c="6"/>X <text:s text:c="5"/>0 <text:s text:c="10"/>25.5 Q 27R 26 24.5d65252030 912 9 4 0 <text:s text:c="3"/>52.0 <text:s text:c="2"/>50.0</text:p>
      <text:p text:style-name="P1"><text:s/>73 <text:s text:c="3"/>1.783330 6.379e-37 6.971e-15.03510.036 <text:s/>977.29390.720.000000 <text:s text:c="6"/>X <text:s text:c="5"/>0 <text:s text:c="6"/>X <text:s text:c="5"/>0 <text:s text:c="10"/>24.5 Q 26R 25 25.5d65252030 912 9 4 0 <text:s text:c="3"/>50.0 <text:s text:c="2"/>52.0</text:p>
      <text:p text:style-name="P1"><text:s/>73 <text:s text:c="3"/>1.783356 4.076e-34 4.283e-12.03510.036 <text:s/>977.29390.720.000000 <text:s text:c="6"/>X <text:s text:c="5"/>0 <text:s text:c="6"/>X <text:s text:c="5"/>0 <text:s text:c="10"/>25.5 Q 26R 25 25.5d65252030 912 9 4 0 <text:s text:c="3"/>52.0 <text:s text:c="2"/>52.0</text:p>
      <text:p text:style-name="P1"><text:s/>73 <text:s text:c="3"/>1.783401 6.025e-32 6.098e-10.03510.036 <text:s/>977.29390.720.000000 <text:s text:c="6"/>X <text:s text:c="5"/>0 <text:s text:c="6"/>X <text:s text:c="5"/>0 <text:s text:c="10"/>26.5 Q 26R 25 25.5d65252030 912 9 4 0 <text:s text:c="3"/>54.0 <text:s text:c="2"/>52.0</text:p>
      <text:p text:style-name="P1"><text:s/>61 <text:s text:c="3"/>1.783872 1.676e-40 3.203e-12.05300.070 3359.11790.640.000000 <text:s text:c="3"/>0 1 0 1 1F1 <text:s text:c="3"/>0 1 0 1 1F2 <text:s text:c="2"/>10F2 21 <text:s text:c="7"/>10F1 18 <text:s text:c="4"/>334330453638 7 1 0 <text:s text:c="3"/>63.0 <text:s text:c="2"/>63.0</text:p>
      <text:p text:style-name="P1"><text:s/>73 <text:s text:c="3"/>1.784557 3.889e-32 6.124e-10.03500.036 1052.28160.720.000000 <text:s text:c="6"/>X <text:s text:c="5"/>0 <text:s text:c="6"/>X <text:s text:c="5"/>0 <text:s text:c="10"/>24.5 Q 27R 26 23.5d65252030 912 9 4 0 <text:s text:c="3"/>50.0 <text:s text:c="2"/>48.0</text:p>
      <text:p text:style-name="P1"><text:s/>73 <text:s text:c="3"/>1.784683 5.267e-37 3.899e-15.03520.037 <text:s/>905.05590.720.000000 <text:s text:c="6"/>X <text:s text:c="5"/>0 <text:s text:c="6"/>X <text:s text:c="5"/>0 <text:s text:c="10"/>25.5 Q 25R 24 26.5d65262030 912 9 4 0 <text:s text:c="3"/>52.0 <text:s text:c="2"/>54.0</text:p>
      <text:p text:style-name="P1"><text:s/>73 <text:s text:c="3"/>1.784753 3.363e-34 2.397e-12.03520.037 <text:s/>905.05590.720.000000 <text:s text:c="6"/>X <text:s text:c="5"/>0 <text:s text:c="6"/>X <text:s text:c="5"/>0 <text:s text:c="10"/>26.5 Q 25R 24 26.5d65262030 912 9 4 0 <text:s text:c="3"/>54.0 <text:s text:c="2"/>54.0</text:p>
      <text:p text:style-name="P1"><text:s/>73 <text:s text:c="3"/>1.784847 8.945e-32 6.149e-10.03520.037 <text:s/>905.05590.720.000000 <text:s text:c="6"/>X <text:s text:c="5"/>0 <text:s text:c="6"/>X <text:s text:c="5"/>0 <text:s text:c="10"/>27.5 Q 25R 24 26.5d65262030 912 9 4 0 <text:s text:c="3"/>56.0 <text:s text:c="2"/>54.0</text:p>
      <text:p text:style-name="P1"><text:s/>73 <text:s text:c="3"/>1.786728 3.693e-37 4.212e-15.03510.036 <text:s/>977.29050.720.000000 <text:s text:c="6"/>X <text:s text:c="5"/>0 <text:s text:c="6"/>X <text:s text:c="5"/>0 <text:s text:c="10"/>23.5 Q 26R 25 24.5d65252030 912 9 4 0 <text:s text:c="3"/>48.0 <text:s text:c="2"/>50.0</text:p>
      <text:p text:style-name="P1"><text:s/>73 <text:s text:c="3"/>1.786736 3.632e-34 3.977e-12.03510.036 <text:s/>977.29050.720.000000 <text:s text:c="6"/>X <text:s text:c="5"/>0 <text:s text:c="6"/>X <text:s text:c="5"/>0 <text:s text:c="10"/>24.5 Q 26R 25 24.5d65252030 912 9 4 0 <text:s text:c="3"/>50.0 <text:s text:c="2"/>50.0</text:p>
      <text:p text:style-name="P1"><text:s/>73 <text:s text:c="3"/>1.786762 5.819e-32 6.126e-10.03510.036 <text:s/>977.29050.720.000000 <text:s text:c="6"/>X <text:s text:c="5"/>0 <text:s text:c="6"/>X <text:s text:c="5"/>0 <text:s text:c="10"/>25.5 Q 26R 25 24.5d65252030 912 9 4 0 <text:s text:c="3"/>52.0 <text:s text:c="2"/>50.0</text:p>
      <text:p text:style-name="P1"><text:s/>71 <text:s text:c="3"/>1.787763 1.177e-27 6.173e-10.03560.037 <text:s/>931.74320.720.000000 <text:s text:c="6"/>X <text:s text:c="5"/>0 <text:s text:c="6"/>X <text:s text:c="5"/>0 <text:s text:c="15"/>Q 25R 24 <text:s text:c="4"/>d442620442212 9 4 0 <text:s text:c="3"/>51.0 <text:s text:c="2"/>49.0</text:p>
      <text:p text:style-name="P1"><text:s/>73 <text:s text:c="3"/>1.788368 9.863e-37 7.608e-15.03520.037 <text:s/>905.05220.720.000000 <text:s text:c="6"/>X <text:s text:c="5"/>0 <text:s text:c="6"/>X <text:s text:c="5"/>0 <text:s text:c="10"/>24.5 Q 25R 24 25.5d65262030 912 9 4 0 <text:s text:c="3"/>50.0 <text:s text:c="2"/>52.0</text:p>
      <text:p text:style-name="P1"><text:s/>73 <text:s text:c="3"/>1.788416 5.388e-34 3.997e-12.03520.037 <text:s/>905.05220.720.000000 <text:s text:c="6"/>X <text:s text:c="5"/>0 <text:s text:c="6"/>X <text:s text:c="5"/>0 <text:s text:c="10"/>25.5 Q 25R 24 25.5d65262030 912 9 4 0 <text:s text:c="3"/>52.0 <text:s text:c="2"/>52.0</text:p>
      <text:p text:style-name="P1"><text:s/>73 <text:s text:c="3"/>1.788485 8.628e-32 6.163e-10.03520.037 <text:s/>905.05220.720.000000 <text:s text:c="6"/>X <text:s text:c="5"/>0 <text:s text:c="6"/>X <text:s text:c="5"/>0 <text:s text:c="10"/>26.5 Q 25R 24 25.5d65262030 912 9 4 0 <text:s text:c="3"/>54.0 <text:s text:c="2"/>52.0</text:p>
      <text:p text:style-name="P1"><text:s/>72 <text:s text:c="3"/>1.789410 2.134e-30 6.191e-10.03510.036 <text:s/>951.10490.720.000000 <text:s text:c="6"/>X <text:s text:c="5"/>0 <text:s text:c="6"/>X <text:s text:c="5"/>0 <text:s text:c="15"/>Q 26R 25 <text:s text:c="4"/>d442520442212 9 4 0 <text:s text:c="3"/>53.0 <text:s text:c="2"/>51.0</text:p>
      <text:p text:style-name="P1"><text:s/>73 <text:s text:c="3"/>1.789981 2.278e-34 2.603e-12.03510.036 <text:s/>977.28730.720.000000 <text:s text:c="6"/>X <text:s text:c="5"/>0 <text:s text:c="6"/>X <text:s text:c="5"/>0 <text:s text:c="10"/>23.5 Q 26R 25 23.5d65252030 912 9 4 0 <text:s text:c="3"/>48.0 <text:s text:c="2"/>48.0</text:p>
      <text:p text:style-name="P1"><text:s/>73 <text:s text:c="3"/>1.789989 5.620e-32 6.165e-10.03510.036 <text:s/>977.28730.720.000000 <text:s text:c="6"/>X <text:s text:c="5"/>0 <text:s text:c="6"/>X <text:s text:c="5"/>0 <text:s text:c="10"/>24.5 Q 26R 25 23.5d65252030 912 9 4 0 <text:s text:c="3"/>50.0 <text:s text:c="2"/>48.0</text:p>
      <text:p text:style-name="P1"><text:s/>61 <text:s text:c="3"/>1.790635 1.249e-40 5.540e-13.05600.074 3014.40600.690.000000 <text:s text:c="3"/>0 0 0 2 1E <text:s text:c="4"/>0 0 0 2 1F2 <text:s text:c="3"/>8F2 10 <text:s text:c="8"/>8F1 <text:s/>9 <text:s text:c="4"/>454330453638 7 1 0 <text:s text:c="3"/>51.0 <text:s text:c="2"/>51.0</text:p>
      <text:p text:style-name="P1"><text:s/>31 <text:s text:c="3"/>1.790800 1.262e-32 4.859e-08.08400.105 <text:s text:c="2"/>34.25100.770.000000 <text:s text:c="9"/>0 0 0 <text:s text:c="9"/>0 0 0 <text:s/>7 <text:s/>2 <text:s/>6 <text:s text:c="7"/>8 <text:s/>1 <text:s/>7 <text:s text:c="5"/>006550 113 6 2 4 0 <text:s text:c="3"/>15.0 <text:s text:c="2"/>17.0</text:p>
      <text:p text:style-name="P1"><text:s/>61 <text:s text:c="3"/>1.791715 2.931e-35 1.123e-10.06500.078 1432.18040.720.000000 <text:s text:c="3"/>0 0 0 1 1F2 <text:s text:c="3"/>0 0 0 1 1F2 <text:s text:c="3"/>4F1 <text:s/>3 <text:s text:c="8"/>4F2 <text:s/>3 <text:s text:c="4"/>534330453738 7 1 0 <text:s text:c="3"/>27.0 <text:s text:c="2"/>27.0</text:p>
      <text:p text:style-name="P1"><text:s/>71 <text:s text:c="3"/>1.791829 6.439e-31 6.215e-10.03560.037 2477.85490.720.000000 <text:s text:c="6"/>X <text:s text:c="5"/>1 <text:s text:c="6"/>X <text:s text:c="5"/>1 <text:s text:c="15"/>Q 25R 24 <text:s text:c="4"/>d442620442212 9 4 0 <text:s text:c="3"/>51.0 <text:s text:c="2"/>49.0</text:p>
      <text:p text:style-name="P1"><text:s/>73 <text:s text:c="3"/>1.791909 1.028e-36 8.276e-15.03520.037 <text:s/>905.04860.720.000000 <text:s text:c="6"/>X <text:s text:c="5"/>0 <text:s text:c="6"/>X <text:s text:c="5"/>0 <text:s text:c="10"/>23.5 Q 25R 24 24.5d65262030 912 9 4 0 <text:s text:c="3"/>48.0 <text:s text:c="2"/>50.0</text:p>
      <text:p text:style-name="P1"><text:s/>73 <text:s text:c="3"/>1.791937 6.074e-34 4.695e-12.03520.037 <text:s/>905.04860.720.000000 <text:s text:c="6"/>X <text:s text:c="5"/>0 <text:s text:c="6"/>X <text:s text:c="5"/>0 <text:s text:c="10"/>24.5 Q 25R 24 24.5d65262030 912 9 4 0 <text:s text:c="3"/>50.0 <text:s text:c="2"/>50.0</text:p>
      <text:p text:style-name="P1"><text:soft-page-break/><text:s/>73 <text:s text:c="3"/>1.791984 8.320e-32 6.184e-10.03520.037 <text:s/>905.04860.720.000000 <text:s text:c="6"/>X <text:s text:c="5"/>0 <text:s text:c="6"/>X <text:s text:c="5"/>0 <text:s text:c="10"/>25.5 Q 25R 24 24.5d65262030 912 9 4 0 <text:s text:c="3"/>52.0 <text:s text:c="2"/>50.0</text:p>
      <text:p text:style-name="P1"><text:s/>73 <text:s text:c="3"/>1.793083 5.424e-32 6.208e-10.03510.036 <text:s/>977.28410.720.000000 <text:s text:c="6"/>X <text:s text:c="5"/>0 <text:s text:c="6"/>X <text:s text:c="5"/>0 <text:s text:c="10"/>23.5 Q 26R 25 22.5d65252030 912 9 4 0 <text:s text:c="3"/>48.0 <text:s text:c="2"/>46.0</text:p>
      <text:p text:style-name="P1"><text:s/>73 <text:s text:c="3"/>1.793290 8.387e-37 4.628e-15.03530.037 <text:s/>835.56570.720.000000 <text:s text:c="6"/>X <text:s text:c="5"/>0 <text:s text:c="6"/>X <text:s text:c="5"/>0 <text:s text:c="10"/>24.5 Q 24R 23 25.5d65262030 912 9 4 0 <text:s text:c="3"/>50.0 <text:s text:c="2"/>52.0</text:p>
      <text:p text:style-name="P1"><text:s/>73 <text:s text:c="3"/>1.793362 4.953e-34 2.628e-12.03530.037 <text:s/>835.56570.720.000000 <text:s text:c="6"/>X <text:s text:c="5"/>0 <text:s text:c="6"/>X <text:s text:c="5"/>0 <text:s text:c="10"/>25.5 Q 24R 23 25.5d65262030 912 9 4 0 <text:s text:c="3"/>52.0 <text:s text:c="2"/>52.0</text:p>
      <text:p text:style-name="P1"><text:s/>73 <text:s text:c="3"/>1.793458 1.221e-31 6.238e-10.03530.037 <text:s/>835.56570.720.000000 <text:s text:c="6"/>X <text:s text:c="5"/>0 <text:s text:c="6"/>X <text:s text:c="5"/>0 <text:s text:c="10"/>26.5 Q 24R 23 25.5d65262030 912 9 4 0 <text:s text:c="3"/>54.0 <text:s text:c="2"/>52.0</text:p>
      <text:p text:style-name="P1"><text:s/>73 <text:s text:c="3"/>1.795306 5.959e-37 5.016e-15.03520.037 <text:s/>905.04520.720.000000 <text:s text:c="6"/>X <text:s text:c="5"/>0 <text:s text:c="6"/>X <text:s text:c="5"/>0 <text:s text:c="10"/>22.5 Q 25R 24 23.5d65262030 912 9 4 0 <text:s text:c="3"/>46.0 <text:s text:c="2"/>48.0</text:p>
      <text:p text:style-name="P1"><text:s/>73 <text:s text:c="3"/>1.795316 5.415e-34 4.368e-12.03520.037 <text:s/>905.04520.720.000000 <text:s text:c="6"/>X <text:s text:c="5"/>0 <text:s text:c="6"/>X <text:s text:c="5"/>0 <text:s text:c="10"/>23.5 Q 25R 24 23.5d65262030 912 9 4 0 <text:s text:c="3"/>48.0 <text:s text:c="2"/>48.0</text:p>
      <text:p text:style-name="P1"><text:s/>73 <text:s text:c="3"/>1.795344 8.021e-32 6.212e-10.03520.037 <text:s/>905.04520.720.000000 <text:s text:c="6"/>X <text:s text:c="5"/>0 <text:s text:c="6"/>X <text:s text:c="5"/>0 <text:s text:c="10"/>24.5 Q 25R 24 23.5d65262030 912 9 4 0 <text:s text:c="3"/>50.0 <text:s text:c="2"/>48.0</text:p>
      <text:p text:style-name="P1"><text:s/>73 <text:s text:c="3"/>1.796986 1.573e-36 9.063e-15.03530.037 <text:s/>835.56190.720.000000 <text:s text:c="6"/>X <text:s text:c="5"/>0 <text:s text:c="6"/>X <text:s text:c="5"/>0 <text:s text:c="10"/>23.5 Q 24R 23 24.5d65262030 912 9 4 0 <text:s text:c="3"/>48.0 <text:s text:c="2"/>50.0</text:p>
      <text:p text:style-name="P1"><text:s/>73 <text:s text:c="3"/>1.797035 7.938e-34 4.390e-12.03530.037 <text:s/>835.56190.720.000000 <text:s text:c="6"/>X <text:s text:c="5"/>0 <text:s text:c="6"/>X <text:s text:c="5"/>0 <text:s text:c="10"/>24.5 Q 24R 23 24.5d65262030 912 9 4 0 <text:s text:c="3"/>50.0 <text:s text:c="2"/>50.0</text:p>
      <text:p text:style-name="P1"><text:s/>73 <text:s text:c="3"/>1.797107 1.175e-31 6.249e-10.03530.037 <text:s/>835.56190.720.000000 <text:s text:c="6"/>X <text:s text:c="5"/>0 <text:s text:c="6"/>X <text:s text:c="5"/>0 <text:s text:c="10"/>25.5 Q 24R 23 24.5d65262030 912 9 4 0 <text:s text:c="3"/>52.0 <text:s text:c="2"/>50.0</text:p>
      <text:p text:style-name="P1"><text:s/>72 <text:s text:c="3"/>1.797721 2.916e-30 6.275e-10.03520.037 <text:s/>880.79170.720.000000 <text:s text:c="6"/>X <text:s text:c="5"/>0 <text:s text:c="6"/>X <text:s text:c="5"/>0 <text:s text:c="15"/>Q 25R 24 <text:s text:c="4"/>d442620442212 9 4 0 <text:s text:c="3"/>51.0 <text:s text:c="2"/>49.0</text:p>
      <text:p text:style-name="P1"><text:s/>73 <text:s text:c="3"/>1.798555 3.396e-34 2.864e-12.03520.037 <text:s/>905.04200.720.000000 <text:s text:c="6"/>X <text:s text:c="5"/>0 <text:s text:c="6"/>X <text:s text:c="5"/>0 <text:s text:c="10"/>22.5 Q 25R 24 22.5d65262030 912 9 4 0 <text:s text:c="3"/>46.0 <text:s text:c="2"/>46.0</text:p>
      <text:p text:style-name="P1"><text:s/>73 <text:s text:c="3"/>1.798565 7.733e-32 6.249e-10.03520.037 <text:s/>905.04200.720.000000 <text:s text:c="6"/>X <text:s text:c="5"/>0 <text:s text:c="6"/>X <text:s text:c="5"/>0 <text:s text:c="10"/>23.5 Q 25R 24 22.5d65262030 912 9 4 0 <text:s text:c="3"/>48.0 <text:s text:c="2"/>46.0</text:p>
      <text:p text:style-name="P1"><text:s/>61 <text:s text:c="3"/>1.798741 7.669e-39 1.161e-10.05000.070 3414.67210.640.000000 <text:s text:c="3"/>0 1 0 1 1F1 <text:s text:c="3"/>0 1 0 1 1F1 <text:s text:c="2"/>10A2 <text:s/>8 <text:s text:c="7"/>10A1 <text:s/>9 <text:s text:c="4"/>334330453638 7 1 0 <text:s text:c="2"/>105.0 <text:s/>105.0</text:p>
      <text:p text:style-name="P1"><text:s/>73 <text:s text:c="3"/>1.800532 1.642e-36 9.891e-15.03530.037 <text:s/>835.55830.720.000000 <text:s text:c="6"/>X <text:s text:c="5"/>0 <text:s text:c="6"/>X <text:s text:c="5"/>0 <text:s text:c="10"/>22.5 Q 24R 23 23.5d65262030 912 9 4 0 <text:s text:c="3"/>46.0 <text:s text:c="2"/>48.0</text:p>
      <text:p text:style-name="P1"><text:s/>73 <text:s text:c="3"/>1.800561 8.949e-34 5.165e-12.03530.037 <text:s/>835.55830.720.000000 <text:s text:c="6"/>X <text:s text:c="5"/>0 <text:s text:c="6"/>X <text:s text:c="5"/>0 <text:s text:c="10"/>23.5 Q 24R 23 23.5d65262030 912 9 4 0 <text:s text:c="3"/>48.0 <text:s text:c="2"/>48.0</text:p>
      <text:p text:style-name="P1"><text:s/>73 <text:s text:c="3"/>1.800611 1.132e-31 6.270e-10.03530.037 <text:s/>835.55830.720.000000 <text:s text:c="6"/>X <text:s text:c="5"/>0 <text:s text:c="6"/>X <text:s text:c="5"/>0 <text:s text:c="10"/>24.5 Q 24R 23 23.5d65262030 912 9 4 0 <text:s text:c="3"/>50.0 <text:s text:c="2"/>48.0</text:p>
      <text:p text:style-name="P1"><text:s/>73 <text:s text:c="3"/>1.801647 7.455e-32 6.297e-10.03520.037 <text:s/>905.03890.720.000000 <text:s text:c="6"/>X <text:s text:c="5"/>0 <text:s text:c="6"/>X <text:s text:c="5"/>0 <text:s text:c="10"/>22.5 Q 25R 24 21.5d65262030 912 9 4 0 <text:s text:c="3"/>46.0 <text:s text:c="2"/>44.0</text:p>
      <text:p text:style-name="P1"><text:s/>61 <text:s text:c="3"/>1.801657 2.635e-38 3.373e-13.06200.078 1754.88540.700.000000 <text:s text:c="3"/>0 1 0 0 1E <text:s text:c="4"/>0 1 0 0 1E <text:s text:c="4"/>6F1 <text:s/>7 <text:s text:c="8"/>6F2 <text:s/>6 <text:s text:c="4"/>534330453738 7 1 0 <text:s text:c="3"/>39.0 <text:s text:c="2"/>39.0</text:p>
      <text:p text:style-name="P1"><text:s/>61 <text:s text:c="3"/>1.801696 3.080e-39 7.697e-11.05300.070 3412.26590.640.000000 <text:s text:c="3"/>0 1 0 1 1F1 <text:s text:c="3"/>0 1 0 1 1F1 <text:s text:c="2"/>10F1 23 <text:s text:c="7"/>10F2 24 <text:s text:c="4"/>434330453638 7 1 0 <text:s text:c="3"/>63.0 <text:s text:c="2"/>63.0</text:p>
      <text:p text:style-name="P1"><text:s/>73 <text:s text:c="3"/>1.801944 1.325e-36 5.534e-15.03540.038 <text:s/>768.83320.720.000000 <text:s text:c="6"/>X <text:s text:c="5"/>0 <text:s text:c="6"/>X <text:s text:c="5"/>0 <text:s text:c="10"/>23.5 Q 23R 22 24.5d65262030 912 9 4 0 <text:s text:c="3"/>48.0 <text:s text:c="2"/>50.0</text:p>
      <text:p text:style-name="P1"><text:s/>73 <text:s text:c="3"/>1.802018 7.215e-34 2.893e-12.03540.038 <text:s/>768.83320.720.000000 <text:s text:c="6"/>X <text:s text:c="5"/>0 <text:s text:c="6"/>X <text:s text:c="5"/>0 <text:s text:c="10"/>24.5 Q 23R 22 24.5d65262030 912 9 4 0 <text:s text:c="3"/>50.0 <text:s text:c="2"/>50.0</text:p>
      <text:p text:style-name="P1"><text:s/>73 <text:s text:c="3"/>1.802117 1.641e-31 6.328e-10.03540.038 <text:s/>768.83320.720.000000 <text:s text:c="6"/>X <text:s text:c="5"/>0 <text:s text:c="6"/>X <text:s text:c="5"/>0 <text:s text:c="10"/>25.5 Q 23R 22 24.5d65262030 912 9 4 0 <text:s text:c="3"/>52.0 <text:s text:c="2"/>50.0</text:p>
      <text:p text:style-name="P1"><text:s/>73 <text:s text:c="3"/>1.803928 9.541e-37 6.018e-15.03530.037 <text:s/>835.55490.720.000000 <text:s text:c="6"/>X <text:s text:c="5"/>0 <text:s text:c="6"/>X <text:s text:c="5"/>0 <text:s text:c="10"/>21.5 Q 24R 23 22.5d65262030 912 9 4 0 <text:s text:c="3"/>44.0 <text:s text:c="2"/>46.0</text:p>
      <text:p text:style-name="P1"><text:s/>73 <text:s text:c="3"/>1.803940 7.975e-34 4.812e-12.03530.037 <text:s/>835.55490.720.000000 <text:s text:c="6"/>X <text:s text:c="5"/>0 <text:s text:c="6"/>X <text:s text:c="5"/>0 <text:s text:c="10"/>22.5 Q 24R 23 22.5d65262030 912 9 4 0 <text:s text:c="3"/>46.0 <text:s text:c="2"/>46.0</text:p>
      <text:p text:style-name="P1"><text:s/>73 <text:s text:c="3"/>1.803970 1.089e-31 6.298e-10.03530.037 <text:s/>835.55490.720.000000 <text:s text:c="6"/>X <text:s text:c="5"/>0 <text:s text:c="6"/>X <text:s text:c="5"/>0 <text:s text:c="10"/>23.5 Q 24R 23 22.5d65262030 912 9 4 0 <text:s text:c="3"/>48.0 <text:s text:c="2"/>46.0</text:p>
      <text:p text:style-name="P1"><text:s/>71 <text:s text:c="3"/>1.805584 2.188e-27 6.360e-10.03590.038 <text:s/>791.40320.720.000000 <text:s text:c="6"/>X <text:s text:c="5"/>0 <text:s text:c="6"/>X <text:s text:c="5"/>0 <text:s text:c="15"/>Q 23R 22 <text:s text:c="4"/>d442620442212 9 4 0 <text:s text:c="3"/>47.0 <text:s text:c="2"/>45.0</text:p>
      <text:p text:style-name="P1"><text:s/>73 <text:s text:c="3"/>1.805652 2.489e-36 1.087e-14.03540.038 <text:s/>768.82940.720.000000 <text:s text:c="6"/>X <text:s text:c="5"/>0 <text:s text:c="6"/>X <text:s text:c="5"/>0 <text:s text:c="10"/>22.5 Q 23R 22 23.5d65262030 912 9 4 0 <text:s text:c="3"/>46.0 <text:s text:c="2"/>48.0</text:p>
      <text:p text:style-name="P1"><text:s/>73 <text:s text:c="3"/>1.805704 1.156e-33 4.836e-12.03540.038 <text:s/>768.82940.720.000000 <text:s text:c="6"/>X <text:s text:c="5"/>0 <text:s text:c="6"/>X <text:s text:c="5"/>0 <text:s text:c="10"/>23.5 Q 23R 22 23.5d65262030 912 9 4 0 <text:s text:c="3"/>48.0 <text:s text:c="2"/>48.0</text:p>
      <text:p text:style-name="P1"><text:s/>61 <text:s text:c="3"/>1.805760 3.434e-39 3.003e-11.05300.073 3257.45780.650.000000 <text:s text:c="3"/>0 1 0 1 1F2 <text:s text:c="3"/>0 1 0 1 1F2 <text:s text:c="3"/>8A1 <text:s/>9 <text:s text:c="8"/>9A2 <text:s/>6 <text:s text:c="4"/>434330453638 7 1 0 <text:s text:c="3"/>85.0 <text:s text:c="2"/>95.0</text:p>
      <text:p text:style-name="P1"><text:s/>73 <text:s text:c="3"/>1.805778 1.578e-31 6.339e-10.03540.038 <text:s/>768.82940.720.000000 <text:s text:c="6"/>X <text:s text:c="5"/>0 <text:s text:c="6"/>X <text:s text:c="5"/>0 <text:s text:c="10"/>24.5 Q 23R 22 23.5d65262030 912 9 4 0 <text:s text:c="3"/>50.0 <text:s text:c="2"/>48.0</text:p>
      <text:p text:style-name="P1"><text:s/>72 <text:s text:c="3"/>1.806071 3.929e-30 6.365e-10.03530.037 <text:s/>813.16040.720.000000 <text:s text:c="6"/>X <text:s text:c="5"/>0 <text:s text:c="6"/>X <text:s text:c="5"/>0 <text:s text:c="15"/>Q 24R 23 <text:s text:c="4"/>d442620442212 9 4 0 <text:s text:c="3"/>49.0 <text:s text:c="2"/>47.0</text:p>
      <text:p text:style-name="P1"><text:s/>73 <text:s text:c="3"/>1.807172 5.003e-34 3.162e-12.03530.037 <text:s/>835.55170.720.000000 <text:s text:c="6"/>X <text:s text:c="5"/>0 <text:s text:c="6"/>X <text:s text:c="5"/>0 <text:s text:c="10"/>21.5 Q 24R 23 21.5d65262030 912 9 4 0 <text:s text:c="3"/>44.0 <text:s text:c="2"/>44.0</text:p>
      <text:p text:style-name="P1"><text:s/>73 <text:s text:c="3"/>1.807184 1.048e-31 6.334e-10.03530.037 <text:s/>835.55170.720.000000 <text:s text:c="6"/>X <text:s text:c="5"/>0 <text:s text:c="6"/>X <text:s text:c="5"/>0 <text:s text:c="10"/>22.5 Q 24R 23 21.5d65262030 912 9 4 0 <text:s text:c="3"/>46.0 <text:s text:c="2"/>44.0</text:p>
      <text:p text:style-name="P1"><text:s/>73 <text:s text:c="3"/>1.809204 2.604e-36 1.191e-14.03540.038 <text:s/>768.82590.720.000000 <text:s text:c="6"/>X <text:s text:c="5"/>0 <text:s text:c="6"/>X <text:s text:c="5"/>0 <text:s text:c="10"/>21.5 Q 23R 22 22.5d65262030 912 9 4 0 <text:s text:c="3"/>44.0 <text:s text:c="2"/>46.0</text:p>
      <text:p text:style-name="P1"><text:s/>73 <text:s text:c="3"/>1.809236 1.303e-33 5.701e-12.03540.038 <text:s/>768.82590.720.000000 <text:s text:c="6"/>X <text:s text:c="5"/>0 <text:s text:c="6"/>X <text:s text:c="5"/>0 <text:s text:c="10"/>22.5 Q 23R 22 22.5d65262030 912 9 4 0 <text:s text:c="3"/>46.0 <text:s text:c="2"/>46.0</text:p>
      <text:p text:style-name="P1"><text:s/>73 <text:s text:c="3"/>1.809287 1.516e-31 6.355e-10.03540.038 <text:s/>768.82590.720.000000 <text:s text:c="6"/>X <text:s text:c="5"/>0 <text:s text:c="6"/>X <text:s text:c="5"/>0 <text:s text:c="10"/>23.5 Q 23R 22 22.5d65262030 912 9 4 0 <text:s text:c="3"/>48.0 <text:s text:c="2"/>46.0</text:p>
      <text:p text:style-name="P1"><text:s/>71 <text:s text:c="3"/>1.809646 1.188e-30 6.402e-10.03590.038 2339.06430.720.000000 <text:s text:c="6"/>X <text:s text:c="5"/>1 <text:s text:c="6"/>X <text:s text:c="5"/>1 <text:s text:c="15"/>Q 23R 22 <text:s text:c="4"/>d442620442212 9 4 0 <text:s text:c="3"/>47.0 <text:s text:c="2"/>45.0</text:p>
      <text:p text:style-name="P1"><text:s/>73 <text:s text:c="3"/>1.810254 1.008e-31 6.383e-10.03530.037 <text:s/>835.54860.720.000000 <text:s text:c="6"/>X <text:s text:c="5"/>0 <text:s text:c="6"/>X <text:s text:c="5"/>0 <text:s text:c="10"/>21.5 Q 24R 23 20.5d65262030 912 9 4 0 <text:s text:c="3"/>44.0 <text:s text:c="2"/>42.0</text:p>
      <text:p text:style-name="P1"><text:s/>73 <text:s text:c="3"/>1.810652 2.076e-36 6.662e-15.03550.039 <text:s/>704.86110.720.000000 <text:s text:c="6"/>X <text:s text:c="5"/>0 <text:s text:c="6"/>X <text:s text:c="5"/>0 <text:s text:c="10"/>22.5 Q 22R 21 23.5d65262030 912 9 4 0 <text:s text:c="3"/>46.0 <text:s text:c="2"/>48.0</text:p>
      <text:p text:style-name="P1"><text:s/>73 <text:s text:c="3"/>1.810729 1.039e-33 3.194e-12.03550.039 <text:s/>704.86110.720.000000 <text:s text:c="6"/>X <text:s text:c="5"/>0 <text:s text:c="6"/>X <text:s text:c="5"/>0 <text:s text:c="10"/>23.5 Q 22R 21 23.5d65262030 912 9 4 0 <text:s text:c="3"/>48.0 <text:s text:c="2"/>48.0</text:p>
      <text:p text:style-name="P1"><text:s/>73 <text:s text:c="3"/>1.810831 2.176e-31 6.423e-10.03550.039 <text:s/>704.86110.720.000000 <text:s text:c="6"/>X <text:s text:c="5"/>0 <text:s text:c="6"/>X <text:s text:c="5"/>0 <text:s text:c="10"/>24.5 Q 22R 21 23.5d65262030 912 9 4 0 <text:s text:c="3"/>50.0 <text:s text:c="2"/>48.0</text:p>
      <text:p text:style-name="P1"><text:s/>34 <text:s text:c="3"/>1.811623 1.576e-37 1.791e-08.07060.097 <text:s/>437.01230.810.000000 <text:s text:c="9"/>0 0 0 <text:s text:c="9"/>0 0 0 32 <text:s/>2 31 29.5 <text:s/>31 <text:s/>3 28 28.5 6565501518 6 2 4 0 <text:s text:c="3"/>60.0 <text:s text:c="2"/>58.0</text:p>
      <text:p text:style-name="P1"><text:s/>34 <text:s text:c="3"/>1.811654 1.844e-37 1.796e-08.07060.097 <text:s/>437.01220.810.000000 <text:s text:c="9"/>0 0 0 <text:s text:c="9"/>0 0 0 32 <text:s/>2 31 34.5 <text:s/>31 <text:s/>3 28 33.5 6565501518 6 2 4 0 <text:s text:c="3"/>70.0 <text:s text:c="2"/>68.0</text:p>
      <text:p text:style-name="P1"><text:s/>34 <text:s text:c="3"/>1.811680 1.627e-37 1.789e-08.07060.097 <text:s/>437.01230.810.000000 <text:s text:c="9"/>0 0 0 <text:s text:c="9"/>0 0 0 32 <text:s/>2 31 30.5 <text:s/>31 <text:s/>3 28 29.5 6565501518 6 2 4 0 <text:s text:c="3"/>62.0 <text:s text:c="2"/>60.0</text:p>
      <text:p text:style-name="P1"><text:s/>34 <text:s text:c="3"/>1.811704 1.787e-37 1.792e-08.07060.097 <text:s/>437.01220.810.000000 <text:s text:c="9"/>0 0 0 <text:s text:c="9"/>0 0 0 32 <text:s/>2 31 33.5 <text:s/>31 <text:s/>3 28 32.5 6565501518 6 2 4 0 <text:s text:c="3"/>68.0 <text:s text:c="2"/>66.0</text:p>
      <text:p text:style-name="P1"><text:s/>34 <text:s text:c="3"/>1.811714 1.679e-37 1.788e-08.07060.097 <text:s/>437.01220.810.000000 <text:s text:c="9"/>0 0 0 <text:s text:c="9"/>0 0 0 32 <text:s/>2 31 31.5 <text:s/>31 <text:s/>3 28 30.5 6565501518 6 2 4 0 <text:s text:c="3"/>64.0 <text:s text:c="2"/>62.0</text:p>
      <text:p text:style-name="P1"><text:s/>34 <text:s text:c="3"/>1.811723 1.732e-37 1.789e-08.07060.097 <text:s/>437.01220.810.000000 <text:s text:c="9"/>0 0 0 <text:s text:c="9"/>0 0 0 32 <text:s/>2 31 32.5 <text:s/>31 <text:s/>3 28 31.5 6565501518 6 2 4 0 <text:s text:c="3"/>66.0 <text:s text:c="2"/>64.0</text:p>
      <text:p text:style-name="P1"><text:s/>73 <text:s text:c="3"/>1.812600 1.515e-36 7.273e-15.03540.038 <text:s/>768.82240.720.000000 <text:s text:c="6"/>X <text:s text:c="5"/>0 <text:s text:c="6"/>X <text:s text:c="5"/>0 <text:s text:c="10"/>20.5 Q 23R 22 21.5d65262030 912 9 4 0 <text:s text:c="3"/>42.0 <text:s text:c="2"/>44.0</text:p>
      <text:p text:style-name="P1"><text:s/>73 <text:s text:c="3"/>1.812613 1.162e-33 5.323e-12.03540.038 <text:s/>768.82240.720.000000 <text:s text:c="6"/>X <text:s text:c="5"/>0 <text:s text:c="6"/>X <text:s text:c="5"/>0 <text:s text:c="10"/>21.5 Q 23R 22 21.5d65262030 912 9 4 0 <text:s text:c="3"/>44.0 <text:s text:c="2"/>44.0</text:p>
      <text:p text:style-name="P1"><text:s/>73 <text:s text:c="3"/>1.812645 1.456e-31 6.384e-10.03540.038 <text:s/>768.82240.720.000000 <text:s text:c="6"/>X <text:s text:c="5"/>0 <text:s text:c="6"/>X <text:s text:c="5"/>0 <text:s text:c="10"/>22.5 Q 23R 22 21.5d65262030 912 9 4 0 <text:s text:c="3"/>46.0 <text:s text:c="2"/>44.0</text:p>
      <text:p text:style-name="P1"><text:s/>61 <text:s text:c="3"/>1.813543 2.504e-39 2.698e-11.05600.078 3021.44580.720.000000 <text:s text:c="3"/>0 1 0 1 1F2 <text:s text:c="3"/>1 0 0 0 1A1 <text:s text:c="3"/>5E <text:s/>10 <text:s text:c="8"/>4E <text:s/>10 <text:s text:c="4"/>334330453638 7 1 0 <text:s text:c="3"/>22.0 <text:s text:c="2"/>18.0</text:p>
      <text:p text:style-name="P1"><text:s/>73 <text:s text:c="3"/>1.814374 3.908e-36 1.314e-14.03550.039 <text:s/>704.85730.720.000000 <text:s text:c="6"/>X <text:s text:c="5"/>0 <text:s text:c="6"/>X <text:s text:c="5"/>0 <text:s text:c="10"/>21.5 Q 22R 21 22.5d65262030 912 9 4 0 <text:s text:c="3"/>44.0 <text:s text:c="2"/>46.0</text:p>
      <text:p text:style-name="P1"><text:s/>73 <text:s text:c="3"/>1.814428 1.664e-33 5.350e-12.03550.039 <text:s/>704.85730.720.000000 <text:s text:c="6"/>X <text:s text:c="5"/>0 <text:s text:c="6"/>X <text:s text:c="5"/>0 <text:s text:c="10"/>22.5 Q 22R 21 22.5d65262030 912 9 4 0 <text:s text:c="3"/>46.0 <text:s text:c="2"/>46.0</text:p>
      <text:p text:style-name="P1"><text:s/>72 <text:s text:c="3"/>1.814465 5.215e-30 6.453e-10.03540.038 <text:s/>748.21380.720.000000 <text:s text:c="6"/>X <text:s text:c="5"/>0 <text:s text:c="6"/>X <text:s text:c="5"/>0 <text:s text:c="15"/>Q 23R 22 <text:s text:c="4"/>d442620442212 9 4 0 <text:s text:c="3"/>47.0 <text:s text:c="2"/>45.0</text:p>
      <text:p text:style-name="P1"><text:s/>73 <text:s text:c="3"/>1.814505 2.086e-31 6.427e-10.03550.039 <text:s/>704.85730.720.000000 <text:s text:c="6"/>X <text:s text:c="5"/>0 <text:s text:c="6"/>X <text:s text:c="5"/>0 <text:s text:c="10"/>23.5 Q 22R 21 22.5d65262030 912 9 4 0 <text:s text:c="3"/>48.0 <text:s text:c="2"/>46.0</text:p>
      <text:p text:style-name="P1"><text:s/>73 <text:s text:c="3"/>1.815838 7.286e-34 3.504e-12.03540.038 <text:s/>768.81920.720.000000 <text:s text:c="6"/>X <text:s text:c="5"/>0 <text:s text:c="6"/>X <text:s text:c="5"/>0 <text:s text:c="10"/>20.5 Q 23R 22 20.5d65262030 912 9 4 0 <text:s text:c="3"/>42.0 <text:s text:c="2"/>42.0</text:p>
      <text:p text:style-name="P1"><text:s/>73 <text:s text:c="3"/>1.815852 1.399e-31 6.421e-10.03540.038 <text:s/>768.81920.720.000000 <text:s text:c="6"/>X <text:s text:c="5"/>0 <text:s text:c="6"/>X <text:s text:c="5"/>0 <text:s text:c="10"/>21.5 Q 23R 22 20.5d65262030 912 9 4 0 <text:s text:c="3"/>44.0 <text:s text:c="2"/>42.0</text:p>
      <text:p text:style-name="P1"><text:s/>61 <text:s text:c="3"/>1.816177 2.523e-38 4.590e-10.06500.083 3050.09280.700.000000 <text:s text:c="3"/>0 0 1 0 1F2 <text:s text:c="3"/>0 0 1 0 1F2 <text:s text:c="3"/>2F2 11 <text:s text:c="8"/>2F1 <text:s/>8 <text:s text:c="4"/>434330453638 7 1 0 <text:s text:c="3"/>15.0 <text:s text:c="2"/>15.0</text:p>
      <text:p text:style-name="P1"><text:s/>73 <text:s text:c="3"/>1.817932 4.096e-36 1.445e-14.03550.039 <text:s/>704.85370.720.000000 <text:s text:c="6"/>X <text:s text:c="5"/>0 <text:s text:c="6"/>X <text:s text:c="5"/>0 <text:s text:c="10"/>20.5 Q 22R 21 21.5d65262030 912 9 4 0 <text:s text:c="3"/>42.0 <text:s text:c="2"/>44.0</text:p>
      <text:p text:style-name="P1"><text:soft-page-break/><text:s/>73 <text:s text:c="3"/>1.817966 1.876e-33 6.317e-12.03550.039 <text:s/>704.85370.720.000000 <text:s text:c="6"/>X <text:s text:c="5"/>0 <text:s text:c="6"/>X <text:s text:c="5"/>0 <text:s text:c="10"/>21.5 Q 22R 21 21.5d65262030 912 9 4 0 <text:s text:c="3"/>44.0 <text:s text:c="2"/>44.0</text:p>
      <text:p text:style-name="P1"><text:s/>73 <text:s text:c="3"/>1.818019 2.000e-31 6.443e-10.03550.039 <text:s/>704.85370.720.000000 <text:s text:c="6"/>X <text:s text:c="5"/>0 <text:s text:c="6"/>X <text:s text:c="5"/>0 <text:s text:c="10"/>22.5 Q 22R 21 21.5d65262030 912 9 4 0 <text:s text:c="3"/>46.0 <text:s text:c="2"/>44.0</text:p>
      <text:p text:style-name="P1"><text:s/>61 <text:s text:c="3"/>1.818732 3.929e-39 3.972e-11.05600.078 2914.72310.720.000000 <text:s text:c="3"/>0 1 0 1 1F2 <text:s text:c="3"/>0 1 0 1 1F2 <text:s text:c="3"/>3E <text:s text:c="2"/>6 <text:s text:c="8"/>4E <text:s text:c="2"/>6 <text:s text:c="4"/>334330453638 7 1 0 <text:s text:c="3"/>14.0 <text:s text:c="2"/>18.0</text:p>
      <text:p text:style-name="P1"><text:s/>73 <text:s text:c="3"/>1.818908 1.343e-31 6.472e-10.03540.038 <text:s/>768.81610.720.000000 <text:s text:c="6"/>X <text:s text:c="5"/>0 <text:s text:c="6"/>X <text:s text:c="5"/>0 <text:s text:c="10"/>20.5 Q 23R 22 19.5d65262030 912 9 4 0 <text:s text:c="3"/>42.0 <text:s text:c="2"/>40.0</text:p>
      <text:p text:style-name="P1"><text:s/>73 <text:s text:c="3"/>1.819422 3.231e-36 8.089e-15.03560.039 <text:s/>643.65190.720.000000 <text:s text:c="6"/>X <text:s text:c="5"/>0 <text:s text:c="6"/>X <text:s text:c="5"/>0 <text:s text:c="10"/>21.5 Q 21R 20 22.5d65262030 912 9 4 0 <text:s text:c="3"/>44.0 <text:s text:c="2"/>46.0</text:p>
      <text:p text:style-name="P1"><text:s/>73 <text:s text:c="3"/>1.819502 1.479e-33 3.541e-12.03560.039 <text:s/>643.65190.720.000000 <text:s text:c="6"/>X <text:s text:c="5"/>0 <text:s text:c="6"/>X <text:s text:c="5"/>0 <text:s text:c="10"/>22.5 Q 21R 20 22.5d65262030 912 9 4 0 <text:s text:c="3"/>46.0 <text:s text:c="2"/>46.0</text:p>
      <text:p text:style-name="P1"><text:s/>73 <text:s text:c="3"/>1.819607 2.838e-31 6.514e-10.03560.039 <text:s/>643.65190.720.000000 <text:s text:c="6"/>X <text:s text:c="5"/>0 <text:s text:c="6"/>X <text:s text:c="5"/>0 <text:s text:c="10"/>23.5 Q 21R 20 22.5d65262030 912 9 4 0 <text:s text:c="3"/>48.0 <text:s text:c="2"/>46.0</text:p>
      <text:p text:style-name="P1"><text:s/>73 <text:s text:c="3"/>1.821327 2.389e-36 8.866e-15.03550.039 <text:s/>704.85030.720.000000 <text:s text:c="6"/>X <text:s text:c="5"/>0 <text:s text:c="6"/>X <text:s text:c="5"/>0 <text:s text:c="10"/>19.5 Q 22R 21 20.5d65262030 912 9 4 0 <text:s text:c="3"/>40.0 <text:s text:c="2"/>42.0</text:p>
      <text:p text:style-name="P1"><text:s/>73 <text:s text:c="3"/>1.821343 1.672e-33 5.910e-12.03550.039 <text:s/>704.85030.720.000000 <text:s text:c="6"/>X <text:s text:c="5"/>0 <text:s text:c="6"/>X <text:s text:c="5"/>0 <text:s text:c="10"/>20.5 Q 22R 21 20.5d65262030 912 9 4 0 <text:s text:c="3"/>42.0 <text:s text:c="2"/>42.0</text:p>
      <text:p text:style-name="P1"><text:s/>73 <text:s text:c="3"/>1.821376 1.918e-31 6.470e-10.03550.039 <text:s/>704.85030.720.000000 <text:s text:c="6"/>X <text:s text:c="5"/>0 <text:s text:c="6"/>X <text:s text:c="5"/>0 <text:s text:c="10"/>21.5 Q 22R 21 20.5d65262030 912 9 4 0 <text:s text:c="3"/>44.0 <text:s text:c="2"/>42.0</text:p>
      <text:p text:style-name="P1"><text:s/>72 <text:s text:c="3"/>1.822909 6.820e-30 6.543e-10.03550.039 <text:s/>685.95420.720.000000 <text:s text:c="6"/>X <text:s text:c="5"/>0 <text:s text:c="6"/>X <text:s text:c="5"/>0 <text:s text:c="15"/>Q 22R 21 <text:s text:c="4"/>d442620442212 9 4 0 <text:s text:c="3"/>45.0 <text:s text:c="2"/>43.0</text:p>
      <text:p text:style-name="P1"><text:s/>73 <text:s text:c="3"/>1.823159 6.092e-36 1.601e-14.03560.039 <text:s/>643.64810.720.000000 <text:s text:c="6"/>X <text:s text:c="5"/>0 <text:s text:c="6"/>X <text:s text:c="5"/>0 <text:s text:c="10"/>20.5 Q 21R 20 21.5d65262030 912 9 4 0 <text:s text:c="3"/>42.0 <text:s text:c="2"/>44.0</text:p>
      <text:p text:style-name="P1"><text:s/>73 <text:s text:c="3"/>1.823215 2.368e-33 5.940e-12.03560.039 <text:s/>643.64810.720.000000 <text:s text:c="6"/>X <text:s text:c="5"/>0 <text:s text:c="6"/>X <text:s text:c="5"/>0 <text:s text:c="10"/>21.5 Q 21R 20 21.5d65262030 912 9 4 0 <text:s text:c="3"/>44.0 <text:s text:c="2"/>44.0</text:p>
      <text:p text:style-name="P1"><text:s/>73 <text:s text:c="3"/>1.823294 2.717e-31 6.520e-10.03560.039 <text:s/>643.64810.720.000000 <text:s text:c="6"/>X <text:s text:c="5"/>0 <text:s text:c="6"/>X <text:s text:c="5"/>0 <text:s text:c="10"/>22.5 Q 21R 20 21.5d65262030 912 9 4 0 <text:s text:c="3"/>46.0 <text:s text:c="2"/>44.0</text:p>
      <text:p text:style-name="P1"><text:s/>71 <text:s text:c="3"/>1.823635 3.821e-27 6.549e-10.03630.039 <text:s/>662.43590.720.000000 <text:s text:c="6"/>X <text:s text:c="5"/>0 <text:s text:c="6"/>X <text:s text:c="5"/>0 <text:s text:c="15"/>Q 21R 20 <text:s text:c="4"/>d442620442212 9 4 0 <text:s text:c="3"/>43.0 <text:s text:c="2"/>41.0</text:p>
      <text:p text:style-name="P1"><text:s/>73 <text:s text:c="3"/>1.824559 1.049e-33 3.900e-12.03550.039 <text:s/>704.84710.720.000000 <text:s text:c="6"/>X <text:s text:c="5"/>0 <text:s text:c="6"/>X <text:s text:c="5"/>0 <text:s text:c="10"/>19.5 Q 22R 21 19.5d65262030 912 9 4 0 <text:s text:c="3"/>40.0 <text:s text:c="2"/>40.0</text:p>
      <text:p text:style-name="P1"><text:s/>73 <text:s text:c="3"/>1.824575 1.838e-31 6.508e-10.03550.039 <text:s/>704.84710.720.000000 <text:s text:c="6"/>X <text:s text:c="5"/>0 <text:s text:c="6"/>X <text:s text:c="5"/>0 <text:s text:c="10"/>20.5 Q 22R 21 19.5d65262030 912 9 4 0 <text:s text:c="3"/>42.0 <text:s text:c="2"/>40.0</text:p>
      <text:p text:style-name="P1"><text:s/>62 <text:s text:c="3"/>1.824966 1.156e-39 1.371e-11.02660.048 2396.90650.750.000000 <text:s text:c="3"/>0 0 0 0 1A1 <text:s text:c="3"/>0 0 0 0 1A1 <text:s text:c="2"/>21E <text:s text:c="2"/>2 <text:s text:c="7"/>21E <text:s text:c="2"/>1 <text:s text:c="4"/>5323331111 4 1 1 1 <text:s text:c="2"/>172.0 <text:s/>172.0</text:p>
      <text:p text:style-name="P1"><text:s/>73 <text:s text:c="3"/>1.826724 6.397e-36 1.769e-14.03560.039 <text:s/>643.64450.720.000000 <text:s text:c="6"/>X <text:s text:c="5"/>0 <text:s text:c="6"/>X <text:s text:c="5"/>0 <text:s text:c="10"/>19.5 Q 21R 20 20.5d65262030 912 9 4 0 <text:s text:c="3"/>40.0 <text:s text:c="2"/>42.0</text:p>
      <text:p text:style-name="P1"><text:s/>73 <text:s text:c="3"/>1.826760 2.669e-33 7.027e-12.03560.039 <text:s/>643.64450.720.000000 <text:s text:c="6"/>X <text:s text:c="5"/>0 <text:s text:c="6"/>X <text:s text:c="5"/>0 <text:s text:c="10"/>20.5 Q 21R 20 20.5d65262030 912 9 4 0 <text:s text:c="3"/>42.0 <text:s text:c="2"/>42.0</text:p>
      <text:p text:style-name="P1"><text:s/>73 <text:s text:c="3"/>1.826816 2.598e-31 6.530e-10.03560.039 <text:s/>643.64450.720.000000 <text:s text:c="6"/>X <text:s text:c="5"/>0 <text:s text:c="6"/>X <text:s text:c="5"/>0 <text:s text:c="10"/>21.5 Q 21R 20 20.5d65262030 912 9 4 0 <text:s text:c="3"/>44.0 <text:s text:c="2"/>42.0</text:p>
      <text:p text:style-name="P1"><text:s/>31 <text:s text:c="3"/>1.827500 2.576e-35 4.351e-08.07080.096 1570.19600.810.000000 <text:s text:c="9"/>1 0 0 <text:s text:c="9"/>1 0 0 30 <text:s/>5 25 <text:s text:c="6"/>31 <text:s/>4 28 <text:s text:c="5"/>006550 113 6 2 4 0 <text:s text:c="3"/>61.0 <text:s text:c="2"/>63.0</text:p>
      <text:p text:style-name="P1"><text:s/>73 <text:s text:c="3"/>1.827617 1.762e-31 6.561e-10.03550.039 <text:s/>704.84400.720.000000 <text:s text:c="6"/>X <text:s text:c="5"/>0 <text:s text:c="6"/>X <text:s text:c="5"/>0 <text:s text:c="10"/>19.5 Q 22R 21 18.5d65262030 912 9 4 0 <text:s text:c="3"/>40.0 <text:s text:c="2"/>38.0</text:p>
      <text:p text:style-name="P1"><text:s/>71 <text:s text:c="3"/>1.827687 2.061e-30 6.593e-10.03630.039 2211.52010.720.000000 <text:s text:c="6"/>X <text:s text:c="5"/>1 <text:s text:c="6"/>X <text:s text:c="5"/>1 <text:s text:c="15"/>Q 21R 20 <text:s text:c="4"/>d442620442212 9 4 0 <text:s text:c="3"/>43.0 <text:s text:c="2"/>41.0</text:p>
      <text:p text:style-name="P1"><text:s/>73 <text:s text:c="3"/>1.828263 4.993e-36 9.904e-15.03570.040 <text:s/>585.20800.720.000000 <text:s text:c="6"/>X <text:s text:c="5"/>0 <text:s text:c="6"/>X <text:s text:c="5"/>0 <text:s text:c="10"/>20.5 Q 20R 19 21.5d65662030 912 9 4 0 <text:s text:c="3"/>42.0 <text:s text:c="2"/>44.0</text:p>
      <text:p text:style-name="P1"><text:s/>73 <text:s text:c="3"/>1.828345 2.082e-33 3.942e-12.03570.040 <text:s/>585.20800.720.000000 <text:s text:c="6"/>X <text:s text:c="5"/>0 <text:s text:c="6"/>X <text:s text:c="5"/>0 <text:s text:c="10"/>21.5 Q 20R 19 21.5d65662030 912 9 4 0 <text:s text:c="3"/>44.0 <text:s text:c="2"/>44.0</text:p>
      <text:p text:style-name="P1"><text:s/>73 <text:s text:c="3"/>1.828454 3.649e-31 6.610e-10.03570.040 <text:s/>585.20800.720.000000 <text:s text:c="6"/>X <text:s text:c="5"/>0 <text:s text:c="6"/>X <text:s text:c="5"/>0 <text:s text:c="10"/>22.5 Q 20R 19 21.5d65662030 912 9 4 0 <text:s text:c="3"/>46.0 <text:s text:c="2"/>44.0</text:p>
      <text:p text:style-name="P1"><text:s/>61 <text:s text:c="3"/>1.829131 1.465e-39 2.790e-11.05300.073 3353.36040.650.000000 <text:s text:c="3"/>0 1 0 1 1F2 <text:s text:c="3"/>0 1 0 1 1F1 <text:s text:c="2"/>10F1 16 <text:s text:c="8"/>9F2 25 <text:s text:c="4"/>334330453638 7 1 0 <text:s text:c="3"/>63.0 <text:s text:c="2"/>57.0</text:p>
      <text:p text:style-name="P1"><text:s/>73 <text:s text:c="3"/>1.830118 3.741e-36 1.091e-14.03560.039 <text:s/>643.64110.720.000000 <text:s text:c="6"/>X <text:s text:c="5"/>0 <text:s text:c="6"/>X <text:s text:c="5"/>0 <text:s text:c="10"/>18.5 Q 21R 20 19.5d65262030 912 9 4 0 <text:s text:c="3"/>38.0 <text:s text:c="2"/>40.0</text:p>
      <text:p text:style-name="P1"><text:s/>73 <text:s text:c="3"/>1.830136 2.378e-33 6.588e-12.03560.039 <text:s/>643.64110.720.000000 <text:s text:c="6"/>X <text:s text:c="5"/>0 <text:s text:c="6"/>X <text:s text:c="5"/>0 <text:s text:c="10"/>19.5 Q 21R 20 19.5d65262030 912 9 4 0 <text:s text:c="3"/>40.0 <text:s text:c="2"/>40.0</text:p>
      <text:p text:style-name="P1"><text:s/>73 <text:s text:c="3"/>1.830171 2.485e-31 6.555e-10.03560.039 <text:s/>643.64110.720.000000 <text:s text:c="6"/>X <text:s text:c="5"/>0 <text:s text:c="6"/>X <text:s text:c="5"/>0 <text:s text:c="10"/>20.5 Q 21R 20 19.5d65262030 912 9 4 0 <text:s text:c="3"/>42.0 <text:s text:c="2"/>40.0</text:p>
      <text:p text:style-name="P1"><text:s/>61 <text:s text:c="3"/>1.830233 4.525e-40 1.352e-12.05600.075 2928.66090.700.000000 <text:s text:c="3"/>0 0 0 2 1F2 <text:s text:c="3"/>0 0 0 2 1F2 <text:s text:c="3"/>8F2 <text:s/>3 <text:s text:c="8"/>7F1 <text:s/>9 <text:s text:c="4"/>434330453638 7 1 0 <text:s text:c="3"/>51.0 <text:s text:c="2"/>45.0</text:p>
      <text:p text:style-name="P1"><text:s/>72 <text:s text:c="3"/>1.831411 8.784e-30 6.634e-10.03560.039 <text:s/>626.38400.720.000000 <text:s text:c="6"/>X <text:s text:c="5"/>0 <text:s text:c="6"/>X <text:s text:c="5"/>0 <text:s text:c="15"/>Q 21R 20 <text:s text:c="4"/>d442620442212 9 4 0 <text:s text:c="3"/>43.0 <text:s text:c="2"/>41.0</text:p>
      <text:p text:style-name="P1"><text:s/>73 <text:s text:c="3"/>1.832016 9.436e-36 1.969e-14.03570.040 <text:s/>585.20420.720.000000 <text:s text:c="6"/>X <text:s text:c="5"/>0 <text:s text:c="6"/>X <text:s text:c="5"/>0 <text:s text:c="10"/>19.5 Q 20R 19 20.5d65662030 912 9 4 0 <text:s text:c="3"/>40.0 <text:s text:c="2"/>42.0</text:p>
      <text:p text:style-name="P1"><text:s/>73 <text:s text:c="3"/>1.832075 3.334e-33 6.626e-12.03570.040 <text:s/>585.20420.720.000000 <text:s text:c="6"/>X <text:s text:c="5"/>0 <text:s text:c="6"/>X <text:s text:c="5"/>0 <text:s text:c="10"/>20.5 Q 20R 19 20.5d65662030 912 9 4 0 <text:s text:c="3"/>42.0 <text:s text:c="2"/>42.0</text:p>
      <text:p text:style-name="P1"><text:s/>73 <text:s text:c="3"/>1.832157 3.482e-31 6.607e-10.03570.040 <text:s/>585.20420.720.000000 <text:s text:c="6"/>X <text:s text:c="5"/>0 <text:s text:c="6"/>X <text:s text:c="5"/>0 <text:s text:c="10"/>21.5 Q 20R 19 20.5d65662030 912 9 4 0 <text:s text:c="3"/>44.0 <text:s text:c="2"/>42.0</text:p>
      <text:p text:style-name="P1"><text:s/>73 <text:s text:c="3"/>1.833344 1.493e-33 4.361e-12.03560.039 <text:s/>643.63790.720.000000 <text:s text:c="6"/>X <text:s text:c="5"/>0 <text:s text:c="6"/>X <text:s text:c="5"/>0 <text:s text:c="10"/>18.5 Q 21R 20 18.5d65262030 912 9 4 0 <text:s text:c="3"/>38.0 <text:s text:c="2"/>38.0</text:p>
      <text:p text:style-name="P1"><text:s/>73 <text:s text:c="3"/>1.833362 2.376e-31 6.593e-10.03560.039 <text:s/>643.63790.720.000000 <text:s text:c="6"/>X <text:s text:c="5"/>0 <text:s text:c="6"/>X <text:s text:c="5"/>0 <text:s text:c="10"/>19.5 Q 21R 20 18.5d65262030 912 9 4 0 <text:s text:c="3"/>40.0 <text:s text:c="2"/>38.0</text:p>
      <text:p text:style-name="P1"><text:s/>31 <text:s text:c="3"/>1.834000 4.116e-35 4.253e-08.06950.088 1536.66400.830.000000 <text:s text:c="9"/>0 1 0 <text:s text:c="9"/>0 1 0 42 <text:s/>5 37 <text:s text:c="6"/>41 <text:s/>6 36 <text:s text:c="5"/>006550 113 6 2 4 0 <text:s text:c="3"/>85.0 <text:s text:c="2"/>83.0</text:p>
      <text:p text:style-name="P1"><text:s/>73 <text:s text:c="3"/>1.835588 9.932e-36 2.186e-14.03570.040 <text:s/>585.20060.720.000000 <text:s text:c="6"/>X <text:s text:c="5"/>0 <text:s text:c="6"/>X <text:s text:c="5"/>0 <text:s text:c="10"/>18.5 Q 20R 19 19.5d65662030 912 9 4 0 <text:s text:c="3"/>38.0 <text:s text:c="2"/>40.0</text:p>
      <text:p text:style-name="P1"><text:s/>73 <text:s text:c="3"/>1.835627 3.758e-33 7.858e-12.03570.040 <text:s/>585.20060.720.000000 <text:s text:c="6"/>X <text:s text:c="5"/>0 <text:s text:c="6"/>X <text:s text:c="5"/>0 <text:s text:c="10"/>19.5 Q 20R 19 19.5d65662030 912 9 4 0 <text:s text:c="3"/>40.0 <text:s text:c="2"/>40.0</text:p>
      <text:p text:style-name="P1"><text:s/>73 <text:s text:c="3"/>1.835686 3.323e-31 6.618e-10.03570.040 <text:s/>585.20060.720.000000 <text:s text:c="6"/>X <text:s text:c="5"/>0 <text:s text:c="6"/>X <text:s text:c="5"/>0 <text:s text:c="10"/>20.5 Q 20R 19 19.5d65662030 912 9 4 0 <text:s text:c="3"/>42.0 <text:s text:c="2"/>40.0</text:p>
      <text:p text:style-name="P1"><text:s/>73 <text:s text:c="3"/>1.836387 2.274e-31 6.652e-10.03560.039 <text:s/>643.63490.720.000000 <text:s text:c="6"/>X <text:s text:c="5"/>0 <text:s text:c="6"/>X <text:s text:c="5"/>0 <text:s text:c="10"/>18.5 Q 21R 20 17.5d65262030 912 9 4 0 <text:s text:c="3"/>38.0 <text:s text:c="2"/>36.0</text:p>
      <text:p text:style-name="P1"><text:s/>73 <text:s text:c="3"/>1.837185 7.668e-36 1.224e-14.03700.040 <text:s/>529.53170.720.000000 <text:s text:c="6"/>X <text:s text:c="5"/>0 <text:s text:c="6"/>X <text:s text:c="5"/>0 <text:s text:c="10"/>19.5 Q 19R 18 20.5d65662030 912 9 4 0 <text:s text:c="3"/>40.0 <text:s text:c="2"/>42.0</text:p>
      <text:p text:style-name="P1"><text:s/>73 <text:s text:c="3"/>1.837271 2.899e-33 4.409e-12.03700.040 <text:s/>529.53170.720.000000 <text:s text:c="6"/>X <text:s text:c="5"/>0 <text:s text:c="6"/>X <text:s text:c="5"/>0 <text:s text:c="10"/>20.5 Q 19R 18 20.5d65662030 912 9 4 0 <text:s text:c="3"/>42.0 <text:s text:c="2"/>42.0</text:p>
      <text:p text:style-name="P1"><text:s/>73 <text:s text:c="3"/>1.837384 4.619e-31 6.706e-10.03700.040 <text:s/>529.53170.720.000000 <text:s text:c="6"/>X <text:s text:c="5"/>0 <text:s text:c="6"/>X <text:s text:c="5"/>0 <text:s text:c="10"/>21.5 Q 19R 18 20.5d65662030 912 9 4 0 <text:s text:c="3"/>44.0 <text:s text:c="2"/>42.0</text:p>
      <text:p text:style-name="P1"><text:s/>73 <text:s text:c="3"/>1.838981 5.823e-36 1.355e-14.03570.040 <text:s/>585.19720.720.000000 <text:s text:c="6"/>X <text:s text:c="5"/>0 <text:s text:c="6"/>X <text:s text:c="5"/>0 <text:s text:c="10"/>17.5 Q 20R 19 18.5d65662030 912 9 4 0 <text:s text:c="3"/>36.0 <text:s text:c="2"/>38.0</text:p>
      <text:p text:style-name="P1"><text:s/>73 <text:s text:c="3"/>1.839002 3.350e-33 7.388e-12.03570.040 <text:s/>585.19720.720.000000 <text:s text:c="6"/>X <text:s text:c="5"/>0 <text:s text:c="6"/>X <text:s text:c="5"/>0 <text:s text:c="10"/>18.5 Q 20R 19 18.5d65662030 912 9 4 0 <text:s text:c="3"/>38.0 <text:s text:c="2"/>38.0</text:p>
      <text:p text:style-name="P1"><text:s/>73 <text:s text:c="3"/>1.839040 3.171e-31 6.642e-10.03570.040 <text:s/>585.19720.720.000000 <text:s text:c="6"/>X <text:s text:c="5"/>0 <text:s text:c="6"/>X <text:s text:c="5"/>0 <text:s text:c="10"/>19.5 Q 20R 19 18.5d65662030 912 9 4 0 <text:s text:c="3"/>40.0 <text:s text:c="2"/>38.0</text:p>
      <text:p text:style-name="P1"><text:s/>72 <text:s text:c="3"/>1.839978 1.114e-29 6.726e-10.03570.040 <text:s/>569.50550.720.000000 <text:s text:c="6"/>X <text:s text:c="5"/>0 <text:s text:c="6"/>X <text:s text:c="5"/>0 <text:s text:c="15"/>Q 20R 19 <text:s text:c="4"/>d446620442212 9 4 0 <text:s text:c="3"/>41.0 <text:s text:c="2"/>39.0</text:p>
      <text:p text:style-name="P1"><text:s/>73 <text:s text:c="3"/>1.840956 1.453e-35 2.447e-14.03700.040 <text:s/>529.52790.720.000000 <text:s text:c="6"/>X <text:s text:c="5"/>0 <text:s text:c="6"/>X <text:s text:c="5"/>0 <text:s text:c="10"/>18.5 Q 19R 18 19.5d65662030 912 9 4 0 <text:s text:c="3"/>38.0 <text:s text:c="2"/>40.0</text:p>
      <text:p text:style-name="P1"><text:s/>73 <text:s text:c="3"/>1.841018 4.642e-33 7.427e-12.03700.040 <text:s/>529.52790.720.000000 <text:s text:c="6"/>X <text:s text:c="5"/>0 <text:s text:c="6"/>X <text:s text:c="5"/>0 <text:s text:c="10"/>19.5 Q 19R 18 19.5d65662030 912 9 4 0 <text:s text:c="3"/>40.0 <text:s text:c="2"/>40.0</text:p>
      <text:p text:style-name="P1"><text:s/>73 <text:s text:c="3"/>1.841104 4.397e-31 6.701e-10.03700.040 <text:s/>529.52790.720.000000 <text:s text:c="6"/>X <text:s text:c="5"/>0 <text:s text:c="6"/>X <text:s text:c="5"/>0 <text:s text:c="10"/>20.5 Q 19R 18 19.5d65662030 912 9 4 0 <text:s text:c="3"/>42.0 <text:s text:c="2"/>40.0</text:p>
      <text:p text:style-name="P1"><text:s/>71 <text:s text:c="3"/>1.841987 6.260e-27 6.748e-10.03760.040 <text:s/>544.86220.720.000000 <text:s text:c="6"/>X <text:s text:c="5"/>0 <text:s text:c="6"/>X <text:s text:c="5"/>0 <text:s text:c="15"/>Q 19R 18 <text:s text:c="4"/>d446620442212 9 4 0 <text:s text:c="3"/>39.0 <text:s text:c="2"/>37.0</text:p>
      <text:p text:style-name="P1"><text:s/>73 <text:s text:c="3"/>1.842200 2.103e-33 4.903e-12.03570.040 <text:s/>585.19400.720.000000 <text:s text:c="6"/>X <text:s text:c="5"/>0 <text:s text:c="6"/>X <text:s text:c="5"/>0 <text:s text:c="10"/>17.5 Q 20R 19 17.5d65662030 912 9 4 0 <text:s text:c="3"/>36.0 <text:s text:c="2"/>36.0</text:p>
      <text:p text:style-name="P1"><text:s/>73 <text:s text:c="3"/>1.842221 3.026e-31 6.685e-10.03570.040 <text:s/>585.19400.720.000000 <text:s text:c="6"/>X <text:s text:c="5"/>0 <text:s text:c="6"/>X <text:s text:c="5"/>0 <text:s text:c="10"/>18.5 Q 20R 19 17.5d65662030 912 9 4 0 <text:s text:c="3"/>38.0 <text:s text:c="2"/>36.0</text:p>
      <text:p text:style-name="P1"><text:s/>73 <text:s text:c="3"/>1.844537 1.533e-35 2.731e-14.03700.040 <text:s/>529.52430.720.000000 <text:s text:c="6"/>X <text:s text:c="5"/>0 <text:s text:c="6"/>X <text:s text:c="5"/>0 <text:s text:c="10"/>17.5 Q 19R 18 18.5d65662030 912 9 4 0 <text:s text:c="3"/>36.0 <text:s text:c="2"/>38.0</text:p>
      <text:p text:style-name="P1"><text:s/>73 <text:s text:c="3"/>1.844578 5.231e-33 8.828e-12.03700.040 <text:s/>529.52430.720.000000 <text:s text:c="6"/>X <text:s text:c="5"/>0 <text:s text:c="6"/>X <text:s text:c="5"/>0 <text:s text:c="10"/>18.5 Q 19R 18 18.5d65662030 912 9 4 0 <text:s text:c="3"/>38.0 <text:s text:c="2"/>38.0</text:p>
      <text:p text:style-name="P1"><text:s/>73 <text:s text:c="3"/>1.844640 4.184e-31 6.708e-10.03700.040 <text:s/>529.52430.720.000000 <text:s text:c="6"/>X <text:s text:c="5"/>0 <text:s text:c="6"/>X <text:s text:c="5"/>0 <text:s text:c="10"/>19.5 Q 19R 18 18.5d65662030 912 9 4 0 <text:s text:c="3"/>40.0 <text:s text:c="2"/>38.0</text:p>
      <text:p text:style-name="P1"><text:s/>73 <text:s text:c="3"/>1.845228 2.886e-31 6.741e-10.03570.040 <text:s/>585.19100.720.000000 <text:s text:c="6"/>X <text:s text:c="5"/>0 <text:s text:c="6"/>X <text:s text:c="5"/>0 <text:s text:c="10"/>17.5 Q 20R 19 16.5d65662030 912 9 4 0 <text:s text:c="3"/>36.0 <text:s text:c="2"/>34.0</text:p>
      <text:p text:style-name="P1"><text:s/>71 <text:s text:c="3"/>1.846024 3.354e-30 6.793e-10.03760.040 2095.24290.720.000000 <text:s text:c="6"/>X <text:s text:c="5"/>1 <text:s text:c="6"/>X <text:s text:c="5"/>1 <text:s text:c="15"/>Q 19R 18 <text:s text:c="4"/>d446620442212 9 4 0 <text:s text:c="3"/>39.0 <text:s text:c="2"/>37.0</text:p>
      <text:p text:style-name="P1"><text:soft-page-break/><text:s/>73 <text:s text:c="3"/>1.846202 1.171e-35 1.530e-14.03800.041 <text:s/>476.62520.720.000000 <text:s text:c="6"/>X <text:s text:c="5"/>0 <text:s text:c="6"/>X <text:s text:c="5"/>0 <text:s text:c="10"/>18.5 Q 18R 17 19.5d65662030 912 9 4 0 <text:s text:c="3"/>38.0 <text:s text:c="2"/>40.0</text:p>
      <text:p text:style-name="P1"><text:s/>73 <text:s text:c="3"/>1.846292 3.996e-33 4.958e-12.03800.041 <text:s/>476.62520.720.000000 <text:s text:c="6"/>X <text:s text:c="5"/>0 <text:s text:c="6"/>X <text:s text:c="5"/>0 <text:s text:c="10"/>19.5 Q 18R 17 19.5d65662030 912 9 4 0 <text:s text:c="3"/>40.0 <text:s text:c="2"/>40.0</text:p>
      <text:p text:style-name="P1"><text:s/>31 <text:s text:c="3"/>1.846400 7.884e-33 3.068e-08.07290.100 <text:s/>281.83290.790.000000 <text:s text:c="9"/>0 0 0 <text:s text:c="9"/>0 0 0 25 <text:s/>2 24 <text:s text:c="6"/>24 <text:s/>3 21 <text:s text:c="5"/>006550 113 6 2 4 0 <text:s text:c="3"/>51.0 <text:s text:c="2"/>49.0</text:p>
      <text:p text:style-name="P1"><text:s/>73 <text:s text:c="3"/>1.846409 5.756e-31 6.802e-10.03800.041 <text:s/>476.62520.720.000000 <text:s text:c="6"/>X <text:s text:c="5"/>0 <text:s text:c="6"/>X <text:s text:c="5"/>0 <text:s text:c="10"/>20.5 Q 18R 17 19.5d65662030 912 9 4 0 <text:s text:c="3"/>42.0 <text:s text:c="2"/>40.0</text:p>
      <text:p text:style-name="P1"><text:s/>34 <text:s text:c="3"/>1.847920 3.750e-38 8.954e-09.06960.093 <text:s/>639.72270.830.000000 <text:s text:c="9"/>0 0 0 <text:s text:c="9"/>0 0 0 38 <text:s/>3 35 38.5 <text:s/>39 <text:s/>2 38 39.5 6565501518 6 2 4 0 <text:s text:c="3"/>78.0 <text:s text:c="2"/>80.0</text:p>
      <text:p text:style-name="P1"><text:s/>73 <text:s text:c="3"/>1.847929 9.012e-36 1.703e-14.03700.040 <text:s/>529.52090.720.000000 <text:s text:c="6"/>X <text:s text:c="5"/>0 <text:s text:c="6"/>X <text:s text:c="5"/>0 <text:s text:c="10"/>16.5 Q 19R 18 17.5d65662030 912 9 4 0 <text:s text:c="3"/>34.0 <text:s text:c="2"/>36.0</text:p>
      <text:p text:style-name="P1"><text:s/>34 <text:s text:c="3"/>1.847931 3.654e-38 8.957e-09.06960.093 <text:s/>639.72270.830.000000 <text:s text:c="9"/>0 0 0 <text:s text:c="9"/>0 0 0 38 <text:s/>3 35 37.5 <text:s/>39 <text:s/>2 38 38.5 6565501518 6 2 4 0 <text:s text:c="3"/>76.0 <text:s text:c="2"/>78.0</text:p>
      <text:p text:style-name="P1"><text:s/>34 <text:s text:c="3"/>1.847942 3.847e-38 8.957e-09.06960.093 <text:s/>639.72270.830.000000 <text:s text:c="9"/>0 0 0 <text:s text:c="9"/>0 0 0 38 <text:s/>3 35 39.5 <text:s/>39 <text:s/>2 38 40.5 6565501518 6 2 4 0 <text:s text:c="3"/>80.0 <text:s text:c="2"/>82.0</text:p>
      <text:p text:style-name="P1"><text:s/>73 <text:s text:c="3"/>1.847952 4.665e-33 8.325e-12.03700.040 <text:s/>529.52090.720.000000 <text:s text:c="6"/>X <text:s text:c="5"/>0 <text:s text:c="6"/>X <text:s text:c="5"/>0 <text:s text:c="10"/>17.5 Q 19R 18 17.5d65662030 912 9 4 0 <text:s text:c="3"/>36.0 <text:s text:c="2"/>36.0</text:p>
      <text:p text:style-name="P1"><text:s/>34 <text:s text:c="3"/>1.847973 3.561e-38 8.964e-09.06960.093 <text:s/>639.72270.830.000000 <text:s text:c="9"/>0 0 0 <text:s text:c="9"/>0 0 0 38 <text:s/>3 35 36.5 <text:s/>39 <text:s/>2 38 37.5 6565501518 6 2 4 0 <text:s text:c="3"/>74.0 <text:s text:c="2"/>76.0</text:p>
      <text:p text:style-name="P1"><text:s/>73 <text:s text:c="3"/>1.847994 3.981e-31 6.731e-10.03700.040 <text:s/>529.52090.720.000000 <text:s text:c="6"/>X <text:s text:c="5"/>0 <text:s text:c="6"/>X <text:s text:c="5"/>0 <text:s text:c="10"/>18.5 Q 19R 18 17.5d65662030 912 9 4 0 <text:s text:c="3"/>38.0 <text:s text:c="2"/>36.0</text:p>
      <text:p text:style-name="P1"><text:s/>34 <text:s text:c="3"/>1.848002 3.948e-38 8.969e-09.06960.093 <text:s/>639.72270.830.000000 <text:s text:c="9"/>0 0 0 <text:s text:c="9"/>0 0 0 38 <text:s/>3 35 40.5 <text:s/>39 <text:s/>2 38 41.5 6565501518 6 2 4 0 <text:s text:c="3"/>82.0 <text:s text:c="2"/>84.0</text:p>
      <text:p text:style-name="P1"><text:s/>34 <text:s text:c="3"/>1.848043 3.472e-38 8.983e-09.06960.093 <text:s/>639.72270.830.000000 <text:s text:c="9"/>0 0 0 <text:s text:c="9"/>0 0 0 38 <text:s/>3 35 35.5 <text:s/>39 <text:s/>2 38 36.5 6565501518 6 2 4 0 <text:s text:c="3"/>72.0 <text:s text:c="2"/>74.0</text:p>
      <text:p text:style-name="P1"><text:s/>72 <text:s text:c="3"/>1.848620 1.392e-29 6.820e-10.03700.040 <text:s/>515.32080.720.000000 <text:s text:c="6"/>X <text:s text:c="5"/>0 <text:s text:c="6"/>X <text:s text:c="5"/>0 <text:s text:c="15"/>Q 19R 18 <text:s text:c="4"/>d446620442212 9 4 0 <text:s text:c="3"/>39.0 <text:s text:c="2"/>37.0</text:p>
      <text:p text:style-name="P1"><text:s/>73 <text:s text:c="3"/>1.849994 2.226e-35 3.075e-14.03800.041 <text:s/>476.62130.720.000000 <text:s text:c="6"/>X <text:s text:c="5"/>0 <text:s text:c="6"/>X <text:s text:c="5"/>0 <text:s text:c="10"/>17.5 Q 18R 17 18.5d65662030 912 9 4 0 <text:s text:c="3"/>36.0 <text:s text:c="2"/>38.0</text:p>
      <text:p text:style-name="P1"><text:s/>73 <text:s text:c="3"/>1.850059 6.397e-33 8.373e-12.03800.041 <text:s/>476.62130.720.000000 <text:s text:c="6"/>X <text:s text:c="5"/>0 <text:s text:c="6"/>X <text:s text:c="5"/>0 <text:s text:c="10"/>18.5 Q 18R 17 18.5d65662030 912 9 4 0 <text:s text:c="3"/>38.0 <text:s text:c="2"/>38.0</text:p>
      <text:p text:style-name="P1"><text:s/>73 <text:s text:c="3"/>1.850149 5.463e-31 6.793e-10.03800.041 <text:s/>476.62130.720.000000 <text:s text:c="6"/>X <text:s text:c="5"/>0 <text:s text:c="6"/>X <text:s text:c="5"/>0 <text:s text:c="10"/>19.5 Q 18R 17 18.5d65662030 912 9 4 0 <text:s text:c="3"/>40.0 <text:s text:c="2"/>38.0</text:p>
      <text:p text:style-name="P1"><text:s/>61 <text:s text:c="3"/>1.850912 5.902e-40 7.862e-12.05600.074 3208.04540.690.000000 <text:s text:c="3"/>1 0 0 0 1A1 <text:s text:c="3"/>0 1 0 1 1F2 <text:s text:c="3"/>7F2 23 <text:s text:c="8"/>8F1 17 <text:s text:c="4"/>334330453638 7 1 0 <text:s text:c="3"/>45.0 <text:s text:c="2"/>51.0</text:p>
      <text:p text:style-name="P1"><text:s/>73 <text:s text:c="3"/>1.851140 2.928e-33 5.542e-12.03700.040 <text:s/>529.51770.720.000000 <text:s text:c="6"/>X <text:s text:c="5"/>0 <text:s text:c="6"/>X <text:s text:c="5"/>0 <text:s text:c="10"/>16.5 Q 19R 18 16.5d65662030 912 9 4 0 <text:s text:c="3"/>34.0 <text:s text:c="2"/>34.0</text:p>
      <text:p text:style-name="P1"><text:s/>73 <text:s text:c="3"/>1.851164 3.789e-31 6.774e-10.03700.040 <text:s/>529.51770.720.000000 <text:s text:c="6"/>X <text:s text:c="5"/>0 <text:s text:c="6"/>X <text:s text:c="5"/>0 <text:s text:c="10"/>17.5 Q 19R 18 16.5d65662030 912 9 4 0 <text:s text:c="3"/>36.0 <text:s text:c="2"/>34.0</text:p>
      <text:p text:style-name="P1"><text:s/>61 <text:s text:c="3"/>1.852544 5.326e-40 1.577e-11.04100.073 3357.98630.650.000000 <text:s text:c="3"/>0 1 0 1 1F2 <text:s text:c="3"/>0 1 0 1 1F1 <text:s text:c="2"/>10E <text:s/>14 <text:s text:c="8"/>9E <text:s/>18 <text:s text:c="4"/>334330453638 7 1 0 <text:s text:c="3"/>42.0 <text:s text:c="2"/>38.0</text:p>
      <text:p text:style-name="P1"><text:s/>61 <text:s text:c="3"/>1.853060 4.364e-39 5.657e-11.05500.078 3089.38620.700.000000 <text:s text:c="3"/>0 1 0 1 1F1 <text:s text:c="3"/>0 1 0 1 1F2 <text:s text:c="3"/>6E <text:s/>13 <text:s text:c="8"/>6E <text:s/>12 <text:s text:c="4"/>334330453638 7 1 0 <text:s text:c="3"/>26.0 <text:s text:c="2"/>26.0</text:p>
      <text:p text:style-name="P1"><text:s/>73 <text:s text:c="3"/>1.853584 2.355e-35 3.452e-14.03800.041 <text:s/>476.61770.720.000000 <text:s text:c="6"/>X <text:s text:c="5"/>0 <text:s text:c="6"/>X <text:s text:c="5"/>0 <text:s text:c="10"/>16.5 Q 18R 17 17.5d65662030 912 9 4 0 <text:s text:c="3"/>34.0 <text:s text:c="2"/>36.0</text:p>
      <text:p text:style-name="P1"><text:s/>73 <text:s text:c="3"/>1.853629 7.206e-33 9.975e-12.03800.041 <text:s/>476.61770.720.000000 <text:s text:c="6"/>X <text:s text:c="5"/>0 <text:s text:c="6"/>X <text:s text:c="5"/>0 <text:s text:c="10"/>17.5 Q 18R 17 17.5d65662030 912 9 4 0 <text:s text:c="3"/>36.0 <text:s text:c="2"/>36.0</text:p>
      <text:p text:style-name="P1"><text:s/>73 <text:s text:c="3"/>1.853694 5.183e-31 6.797e-10.03800.041 <text:s/>476.61770.720.000000 <text:s text:c="6"/>X <text:s text:c="5"/>0 <text:s text:c="6"/>X <text:s text:c="5"/>0 <text:s text:c="10"/>18.5 Q 18R 17 17.5d65662030 912 9 4 0 <text:s text:c="3"/>38.0 <text:s text:c="2"/>36.0</text:p>
      <text:p text:style-name="P1"><text:s/>34 <text:s text:c="3"/>1.853892 8.417e-38 5.069e-08.06960.087 <text:s/>849.45500.840.000000 <text:s text:c="9"/>0 0 0 <text:s text:c="9"/>0 0 0 43 <text:s/>5 39 42.5 <text:s/>42 <text:s/>6 36 41.5 6565501518 6 2 4 0 <text:s text:c="3"/>86.0 <text:s text:c="2"/>84.0</text:p>
      <text:p text:style-name="P1"><text:s/>34 <text:s text:c="3"/>1.853892 8.222e-38 5.070e-08.06960.087 <text:s/>849.45510.840.000000 <text:s text:c="9"/>0 0 0 <text:s text:c="9"/>0 0 0 43 <text:s/>5 39 41.5 <text:s/>42 <text:s/>6 36 40.5 6565501518 6 2 4 0 <text:s text:c="3"/>84.0 <text:s text:c="2"/>82.0</text:p>
      <text:p text:style-name="P1"><text:s/>34 <text:s text:c="3"/>1.853893 8.034e-38 5.075e-08.06960.087 <text:s/>849.45510.840.000000 <text:s text:c="9"/>0 0 0 <text:s text:c="9"/>0 0 0 43 <text:s/>5 39 40.5 <text:s/>42 <text:s/>6 36 39.5 6565501518 6 2 4 0 <text:s text:c="3"/>82.0 <text:s text:c="2"/>80.0</text:p>
      <text:p text:style-name="P1"><text:s/>34 <text:s text:c="3"/>1.853894 8.615e-38 5.071e-08.06960.087 <text:s/>849.45500.840.000000 <text:s text:c="9"/>0 0 0 <text:s text:c="9"/>0 0 0 43 <text:s/>5 39 43.5 <text:s/>42 <text:s/>6 36 42.5 6565501518 6 2 4 0 <text:s text:c="3"/>88.0 <text:s text:c="2"/>86.0</text:p>
      <text:p text:style-name="P1"><text:s/>34 <text:s text:c="3"/>1.853897 8.818e-38 5.075e-08.06960.087 <text:s/>849.45500.840.000000 <text:s text:c="9"/>0 0 0 <text:s text:c="9"/>0 0 0 43 <text:s/>5 39 44.5 <text:s/>42 <text:s/>6 36 43.5 6565501518 6 2 4 0 <text:s text:c="3"/>90.0 <text:s text:c="2"/>88.0</text:p>
      <text:p text:style-name="P1"><text:s/>34 <text:s text:c="3"/>1.853901 9.027e-38 5.082e-08.06960.087 <text:s/>849.45500.840.000000 <text:s text:c="9"/>0 0 0 <text:s text:c="9"/>0 0 0 43 <text:s/>5 39 45.5 <text:s/>42 <text:s/>6 36 44.5 6565501518 6 2 4 0 <text:s text:c="3"/>92.0 <text:s text:c="2"/>90.0</text:p>
      <text:p text:style-name="P1"><text:s/>73 <text:s text:c="3"/>1.854151 3.605e-31 6.835e-10.03700.040 <text:s/>529.51460.720.000000 <text:s text:c="6"/>X <text:s text:c="5"/>0 <text:s text:c="6"/>X <text:s text:c="5"/>0 <text:s text:c="10"/>16.5 Q 19R 18 15.5d65662030 912 9 4 0 <text:s text:c="3"/>34.0 <text:s text:c="2"/>32.0</text:p>
      <text:p text:style-name="P1"><text:s/>61 <text:s text:c="3"/>1.855321 7.601e-38 1.543e-10.06500.077 2756.78540.720.000000 <text:s text:c="3"/>0 0 0 2 1F2 <text:s text:c="3"/>0 0 0 2 1F2 <text:s text:c="3"/>5F2 <text:s/>4 <text:s text:c="8"/>5F1 <text:s/>5 <text:s text:c="4"/>434330453638 7 1 0 <text:s text:c="3"/>33.0 <text:s text:c="2"/>33.0</text:p>
      <text:p text:style-name="P1"><text:s/>73 <text:s text:c="3"/>1.855332 1.781e-35 1.934e-14.03890.041 <text:s/>426.49050.720.000000 <text:s text:c="6"/>X <text:s text:c="5"/>0 <text:s text:c="6"/>X <text:s text:c="5"/>0 <text:s text:c="10"/>17.5 Q 17R 16 18.5d65662030 912 9 4 0 <text:s text:c="3"/>36.0 <text:s text:c="2"/>38.0</text:p>
      <text:p text:style-name="P1"><text:s/>73 <text:s text:c="3"/>1.855426 5.453e-33 5.610e-12.03890.041 <text:s/>426.49050.720.000000 <text:s text:c="6"/>X <text:s text:c="5"/>0 <text:s text:c="6"/>X <text:s text:c="5"/>0 <text:s text:c="10"/>18.5 Q 17R 16 18.5d65662030 912 9 4 0 <text:s text:c="3"/>38.0 <text:s text:c="2"/>38.0</text:p>
      <text:p text:style-name="P1"><text:s/>73 <text:s text:c="3"/>1.855548 7.060e-31 6.900e-10.03890.041 <text:s/>426.49050.720.000000 <text:s text:c="6"/>X <text:s text:c="5"/>0 <text:s text:c="6"/>X <text:s text:c="5"/>0 <text:s text:c="10"/>19.5 Q 17R 16 18.5d65662030 912 9 4 0 <text:s text:c="3"/>40.0 <text:s text:c="2"/>38.0</text:p>
      <text:p text:style-name="P1"><text:s/>15 <text:s text:c="3"/>1.856582 3.116e-35 1.328e-07.04030.352 1585.11680.390.000000 <text:s text:c="9"/>0 0 0 <text:s text:c="9"/>0 0 0 12 <text:s/>5 <text:s/>7 <text:s text:c="6"/>12 <text:s/>5 <text:s/>8 <text:s text:c="5"/>605540322027 5 2 0 <text:s text:c="2"/>150.0 <text:s/>150.0</text:p>
      <text:p text:style-name="P1"><text:s/>73 <text:s text:c="3"/>1.856975 1.389e-35 2.167e-14.03800.041 <text:s/>476.61430.720.000000 <text:s text:c="6"/>X <text:s text:c="5"/>0 <text:s text:c="6"/>X <text:s text:c="5"/>0 <text:s text:c="10"/>15.5 Q 18R 17 16.5d65662030 912 9 4 0 <text:s text:c="3"/>32.0 <text:s text:c="2"/>34.0</text:p>
      <text:p text:style-name="P1"><text:s/>73 <text:s text:c="3"/>1.857001 6.427e-33 9.436e-12.03800.041 <text:s/>476.61430.720.000000 <text:s text:c="6"/>X <text:s text:c="5"/>0 <text:s text:c="6"/>X <text:s text:c="5"/>0 <text:s text:c="10"/>16.5 Q 18R 17 16.5d65662030 912 9 4 0 <text:s text:c="3"/>34.0 <text:s text:c="2"/>34.0</text:p>
      <text:p text:style-name="P1"><text:s/>73 <text:s text:c="3"/>1.857046 4.918e-31 6.819e-10.03800.041 <text:s/>476.61430.720.000000 <text:s text:c="6"/>X <text:s text:c="5"/>0 <text:s text:c="6"/>X <text:s text:c="5"/>0 <text:s text:c="10"/>17.5 Q 18R 17 16.5d65662030 912 9 4 0 <text:s text:c="3"/>36.0 <text:s text:c="2"/>34.0</text:p>
      <text:p text:style-name="P1"><text:s/>72 <text:s text:c="3"/>1.857351 1.712e-29 6.916e-10.03800.041 <text:s/>463.83210.720.000000 <text:s text:c="6"/>X <text:s text:c="5"/>0 <text:s text:c="6"/>X <text:s text:c="5"/>0 <text:s text:c="15"/>Q 18R 17 <text:s text:c="4"/>d446620442212 9 4 0 <text:s text:c="3"/>37.0 <text:s text:c="2"/>35.0</text:p>
      <text:p text:style-name="P1"><text:s/>61 <text:s text:c="3"/>1.857879 5.340e-39 5.279e-11.05300.068 3233.86720.640.000000 <text:s text:c="3"/>0 0 0 2 1E <text:s text:c="4"/>0 0 0 2 1E <text:s text:c="3"/>11F2 <text:s/>5 <text:s text:c="7"/>11F1 <text:s/>5 <text:s text:c="4"/>434330453638 7 1 0 <text:s text:c="3"/>69.0 <text:s text:c="2"/>69.0</text:p>
      <text:p text:style-name="P1"><text:s/>73 <text:s text:c="3"/>1.859146 3.394e-35 3.910e-14.03890.041 <text:s/>426.48660.720.000000 <text:s text:c="6"/>X <text:s text:c="5"/>0 <text:s text:c="6"/>X <text:s text:c="5"/>0 <text:s text:c="10"/>16.5 Q 17R 16 17.5d65662030 912 9 4 0 <text:s text:c="3"/>34.0 <text:s text:c="2"/>36.0</text:p>
      <text:p text:style-name="P1"><text:s/>73 <text:s text:c="3"/>1.859215 8.726e-33 9.495e-12.03890.041 <text:s/>426.48660.720.000000 <text:s text:c="6"/>X <text:s text:c="5"/>0 <text:s text:c="6"/>X <text:s text:c="5"/>0 <text:s text:c="10"/>17.5 Q 17R 16 17.5d65662030 912 9 4 0 <text:s text:c="3"/>36.0 <text:s text:c="2"/>36.0</text:p>
      <text:p text:style-name="P1"><text:s/>73 <text:s text:c="3"/>1.859309 6.682e-31 6.888e-10.03890.041 <text:s/>426.48660.720.000000 <text:s text:c="6"/>X <text:s text:c="5"/>0 <text:s text:c="6"/>X <text:s text:c="5"/>0 <text:s text:c="10"/>18.5 Q 17R 16 17.5d65662030 912 9 4 0 <text:s text:c="3"/>38.0 <text:s text:c="2"/>36.0</text:p>
      <text:p text:style-name="P1"><text:s/>73 <text:s text:c="3"/>1.860178 4.036e-33 6.307e-12.03800.041 <text:s/>476.61110.720.000000 <text:s text:c="6"/>X <text:s text:c="5"/>0 <text:s text:c="6"/>X <text:s text:c="5"/>0 <text:s text:c="10"/>15.5 Q 18R 17 15.5d65662030 912 9 4 0 <text:s text:c="3"/>32.0 <text:s text:c="2"/>32.0</text:p>
      <text:p text:style-name="P1"><text:s/>73 <text:s text:c="3"/>1.860204 4.665e-31 6.861e-10.03800.041 <text:s/>476.61110.720.000000 <text:s text:c="6"/>X <text:s text:c="5"/>0 <text:s text:c="6"/>X <text:s text:c="5"/>0 <text:s text:c="10"/>16.5 Q 18R 17 15.5d65662030 912 9 4 0 <text:s text:c="3"/>34.0 <text:s text:c="2"/>32.0</text:p>
      <text:p text:style-name="P1"><text:s/>71 <text:s text:c="3"/>1.860748 9.599e-27 6.953e-10.03930.041 <text:s/>438.70100.720.000000 <text:s text:c="6"/>X <text:s text:c="5"/>0 <text:s text:c="6"/>X <text:s text:c="5"/>0 <text:s text:c="15"/>Q 17R 16 <text:s text:c="4"/>d446620442212 9 4 0 <text:s text:c="3"/>35.0 <text:s text:c="2"/>33.0</text:p>
      <text:p text:style-name="P1"><text:s/>34 <text:s text:c="3"/>1.861259 2.299e-37 5.047e-08.06990.093 <text:s/>592.68010.820.000000 <text:s text:c="9"/>0 0 0 <text:s text:c="9"/>0 0 0 36 <text:s/>4 33 33.5 <text:s/>35 <text:s/>5 30 32.5 6565501518 6 2 4 0 <text:s text:c="3"/>68.0 <text:s text:c="2"/>66.0</text:p>
      <text:p text:style-name="P1"><text:s/>34 <text:s text:c="3"/>1.861261 2.364e-37 5.041e-08.06990.093 <text:s/>592.68000.820.000000 <text:s text:c="9"/>0 0 0 <text:s text:c="9"/>0 0 0 36 <text:s/>4 33 34.5 <text:s/>35 <text:s/>5 30 33.5 6565501518 6 2 4 0 <text:s text:c="3"/>70.0 <text:s text:c="2"/>68.0</text:p>
      <text:p text:style-name="P1"><text:s/>34 <text:s text:c="3"/>1.861263 2.431e-37 5.040e-08.06990.093 <text:s/>592.68000.820.000000 <text:s text:c="9"/>0 0 0 <text:s text:c="9"/>0 0 0 36 <text:s/>4 33 35.5 <text:s/>35 <text:s/>5 30 34.5 6565501518 6 2 4 0 <text:s text:c="3"/>72.0 <text:s text:c="2"/>70.0</text:p>
      <text:p text:style-name="P1"><text:s/>34 <text:s text:c="3"/>1.861265 2.500e-37 5.042e-08.06990.093 <text:s/>592.68000.820.000000 <text:s text:c="9"/>0 0 0 <text:s text:c="9"/>0 0 0 36 <text:s/>4 33 36.5 <text:s/>35 <text:s/>5 30 35.5 6565501518 6 2 4 0 <text:s text:c="3"/>74.0 <text:s text:c="2"/>72.0</text:p>
      <text:p text:style-name="P1"><text:s/>34 <text:s text:c="3"/>1.861267 2.571e-37 5.049e-08.06990.093 <text:s/>592.68000.820.000000 <text:s text:c="9"/>0 0 0 <text:s text:c="9"/>0 0 0 36 <text:s/>4 33 37.5 <text:s/>35 <text:s/>5 30 36.5 6565501518 6 2 4 0 <text:s text:c="3"/>76.0 <text:s text:c="2"/>74.0</text:p>
      <text:p text:style-name="P1"><text:s/>34 <text:s text:c="3"/>1.861269 2.644e-37 5.059e-08.06990.093 <text:s/>592.68000.820.000000 <text:s text:c="9"/>0 0 0 <text:s text:c="9"/>0 0 0 36 <text:s/>4 33 38.5 <text:s/>35 <text:s/>5 30 37.5 6565501518 6 2 4 0 <text:s text:c="3"/>78.0 <text:s text:c="2"/>76.0</text:p>
      <text:p text:style-name="P1"><text:s/>62 <text:s text:c="3"/>1.861724 1.457e-39 2.030e-11.03700.098 2623.78320.750.000000 <text:s text:c="3"/>0 0 0 0 1A1 <text:s text:c="3"/>0 0 0 0 1A1 <text:s text:c="2"/>22A2 <text:s/>2 <text:s text:c="7"/>22A1 <text:s/>1 <text:s text:c="4"/>5323331111 4 1 1 1 <text:s text:c="2"/>450.0 <text:s/>450.0</text:p>
      <text:p text:style-name="P1"><text:s/>73 <text:s text:c="3"/>1.862747 3.603e-35 4.419e-14.03890.041 <text:s/>426.48290.720.000000 <text:s text:c="6"/>X <text:s text:c="5"/>0 <text:s text:c="6"/>X <text:s text:c="5"/>0 <text:s text:c="10"/>15.5 Q 17R 16 16.5d65662030 912 9 4 0 <text:s text:c="3"/>32.0 <text:s text:c="2"/>34.0</text:p>
      <text:p text:style-name="P1"><text:s/>73 <text:s text:c="3"/>1.862795 9.827e-33 1.134e-11.03890.041 <text:s/>426.48290.720.000000 <text:s text:c="6"/>X <text:s text:c="5"/>0 <text:s text:c="6"/>X <text:s text:c="5"/>0 <text:s text:c="10"/>16.5 Q 17R 16 16.5d65662030 912 9 4 0 <text:s text:c="3"/>34.0 <text:s text:c="2"/>34.0</text:p>
      <text:p text:style-name="P1"><text:s/>73 <text:s text:c="3"/>1.862865 6.318e-31 6.888e-10.03890.041 <text:s/>426.48290.720.000000 <text:s text:c="6"/>X <text:s text:c="5"/>0 <text:s text:c="6"/>X <text:s text:c="5"/>0 <text:s text:c="10"/>17.5 Q 17R 16 16.5d65662030 912 9 4 0 <text:s text:c="3"/>36.0 <text:s text:c="2"/>34.0</text:p>
      <text:p text:style-name="P1"><text:s/>73 <text:s text:c="3"/>1.863170 4.425e-31 6.925e-10.03800.041 <text:s/>476.60810.720.000000 <text:s text:c="6"/>X <text:s text:c="5"/>0 <text:s text:c="6"/>X <text:s text:c="5"/>0 <text:s text:c="10"/>15.5 Q 18R 17 14.5d65662030 912 9 4 0 <text:s text:c="3"/>32.0 <text:s text:c="2"/>30.0</text:p>
      <text:p text:style-name="P1"><text:s/>73 <text:s text:c="3"/>1.864595 2.700e-35 2.479e-14.03970.042 <text:s/>379.12950.720.000000 <text:s text:c="6"/>X <text:s text:c="5"/>0 <text:s text:c="6"/>X <text:s text:c="5"/>0 <text:s text:c="10"/>16.5 Q 16R 15 17.5d65662030 912 9 4 0 <text:s text:c="3"/>34.0 <text:s text:c="2"/>36.0</text:p>
      <text:p text:style-name="P1"><text:s/>73 <text:s text:c="3"/>1.864694 7.365e-33 6.385e-12.03970.042 <text:s/>379.12950.720.000000 <text:s text:c="6"/>X <text:s text:c="5"/>0 <text:s text:c="6"/>X <text:s text:c="5"/>0 <text:s text:c="10"/>17.5 Q 16R 15 17.5d65662030 912 9 4 0 <text:s text:c="3"/>36.0 <text:s text:c="2"/>36.0</text:p>
      <text:p text:style-name="P1"><text:soft-page-break/><text:s/>71 <text:s text:c="3"/>1.864758 5.114e-30 6.998e-10.03930.041 1990.25180.720.000000 <text:s text:c="6"/>X <text:s text:c="5"/>1 <text:s text:c="6"/>X <text:s text:c="5"/>1 <text:s text:c="15"/>Q 17R 16 <text:s text:c="4"/>d446620442212 9 4 0 <text:s text:c="3"/>35.0 <text:s text:c="2"/>33.0</text:p>
      <text:p text:style-name="P1"><text:s/>73 <text:s text:c="3"/>1.864821 8.527e-31 7.004e-10.03970.042 <text:s/>379.12950.720.000000 <text:s text:c="6"/>X <text:s text:c="5"/>0 <text:s text:c="6"/>X <text:s text:c="5"/>0 <text:s text:c="10"/>18.5 Q 16R 15 17.5d65662030 912 9 4 0 <text:s text:c="3"/>38.0 <text:s text:c="2"/>36.0</text:p>
      <text:p text:style-name="P1"><text:s/>73 <text:s text:c="3"/>1.866137 2.134e-35 2.797e-14.03890.041 <text:s/>426.47950.720.000000 <text:s text:c="6"/>X <text:s text:c="5"/>0 <text:s text:c="6"/>X <text:s text:c="5"/>0 <text:s text:c="10"/>14.5 Q 17R 16 15.5d65662030 912 9 4 0 <text:s text:c="3"/>30.0 <text:s text:c="2"/>32.0</text:p>
      <text:p text:style-name="P1"><text:s/>73 <text:s text:c="3"/>1.866167 8.763e-33 1.077e-11.03890.041 <text:s/>426.47950.720.000000 <text:s text:c="6"/>X <text:s text:c="5"/>0 <text:s text:c="6"/>X <text:s text:c="5"/>0 <text:s text:c="10"/>15.5 Q 17R 16 15.5d65662030 912 9 4 0 <text:s text:c="3"/>32.0 <text:s text:c="2"/>32.0</text:p>
      <text:p text:style-name="P1"><text:s/>72 <text:s text:c="3"/>1.866186 2.072e-29 7.013e-10.03890.041 <text:s/>415.04130.720.000000 <text:s text:c="6"/>X <text:s text:c="5"/>0 <text:s text:c="6"/>X <text:s text:c="5"/>0 <text:s text:c="15"/>Q 17R 16 <text:s text:c="4"/>d446620442212 9 4 0 <text:s text:c="3"/>35.0 <text:s text:c="2"/>33.0</text:p>
      <text:p text:style-name="P1"><text:s/>73 <text:s text:c="3"/>1.866215 5.973e-31 6.908e-10.03890.041 <text:s/>426.47950.720.000000 <text:s text:c="6"/>X <text:s text:c="5"/>0 <text:s text:c="6"/>X <text:s text:c="5"/>0 <text:s text:c="10"/>16.5 Q 17R 16 15.5d65662030 912 9 4 0 <text:s text:c="3"/>34.0 <text:s text:c="2"/>32.0</text:p>
      <text:p text:style-name="P1"><text:s/>73 <text:s text:c="3"/>1.868435 5.162e-35 5.045e-14.03970.042 <text:s/>379.12560.720.000000 <text:s text:c="6"/>X <text:s text:c="5"/>0 <text:s text:c="6"/>X <text:s text:c="5"/>0 <text:s text:c="10"/>15.5 Q 16R 15 16.5d65662030 912 9 4 0 <text:s text:c="3"/>32.0 <text:s text:c="2"/>34.0</text:p>
      <text:p text:style-name="P1"><text:s/>73 <text:s text:c="3"/>1.868508 1.178e-32 1.084e-11.03970.042 <text:s/>379.12560.720.000000 <text:s text:c="6"/>X <text:s text:c="5"/>0 <text:s text:c="6"/>X <text:s text:c="5"/>0 <text:s text:c="10"/>16.5 Q 16R 15 16.5d65662030 912 9 4 0 <text:s text:c="3"/>34.0 <text:s text:c="2"/>34.0</text:p>
      <text:p text:style-name="P1"><text:s/>73 <text:s text:c="3"/>1.868607 8.036e-31 6.981e-10.03970.042 <text:s/>379.12560.720.000000 <text:s text:c="6"/>X <text:s text:c="5"/>0 <text:s text:c="6"/>X <text:s text:c="5"/>0 <text:s text:c="10"/>17.5 Q 16R 15 16.5d65662030 912 9 4 0 <text:s text:c="3"/>36.0 <text:s text:c="2"/>34.0</text:p>
      <text:p text:style-name="P1"><text:s/>73 <text:s text:c="3"/>1.869330 5.503e-33 7.224e-12.03890.041 <text:s/>426.47630.720.000000 <text:s text:c="6"/>X <text:s text:c="5"/>0 <text:s text:c="6"/>X <text:s text:c="5"/>0 <text:s text:c="10"/>14.5 Q 17R 16 14.5d65662030 912 9 4 0 <text:s text:c="3"/>30.0 <text:s text:c="2"/>30.0</text:p>
      <text:p text:style-name="P1"><text:s/>73 <text:s text:c="3"/>1.869360 5.647e-31 6.950e-10.03890.041 <text:s/>426.47630.720.000000 <text:s text:c="6"/>X <text:s text:c="5"/>0 <text:s text:c="6"/>X <text:s text:c="5"/>0 <text:s text:c="10"/>15.5 Q 17R 16 14.5d65662030 912 9 4 0 <text:s text:c="3"/>32.0 <text:s text:c="2"/>30.0</text:p>
      <text:p text:style-name="P1"><text:s/>61 <text:s text:c="3"/>1.869476 4.699e-40 9.825e-12.05300.068 3386.69950.640.000000 <text:s text:c="3"/>0 0 0 2 1E <text:s text:c="4"/>0 0 0 2 1E <text:s text:c="3"/>11F1 16 <text:s text:c="7"/>11F2 16 <text:s text:c="4"/>434330453638 7 1 0 <text:s text:c="3"/>69.0 <text:s text:c="2"/>69.0</text:p>
      <text:p text:style-name="P1"><text:s/>34 <text:s text:c="3"/>1.871640 2.350e-38 1.129e-09.07820.105 <text:s text:c="2"/>64.73910.770.000000 <text:s text:c="9"/>0 0 0 <text:s text:c="9"/>0 0 0 11 <text:s/>2 <text:s/>9 11.5 <text:s/>12 <text:s/>1 12 11.5 6565501518 6 2 4 0 <text:s text:c="3"/>24.0 <text:s text:c="2"/>24.0</text:p>
      <text:p text:style-name="P1"><text:s/>34 <text:s text:c="3"/>1.871642 7.708e-37 3.704e-08.07820.105 <text:s text:c="2"/>64.73910.770.000000 <text:s text:c="9"/>0 0 0 <text:s text:c="9"/>0 0 0 11 <text:s/>2 <text:s/>9 11.5 <text:s/>12 <text:s/>1 12 12.5 6565501518 6 2 4 0 <text:s text:c="3"/>24.0 <text:s text:c="2"/>26.0</text:p>
      <text:p text:style-name="P1"><text:s/>34 <text:s text:c="3"/>1.871651 2.095e-38 9.291e-10.07820.105 <text:s text:c="2"/>64.73910.770.000000 <text:s text:c="9"/>0 0 0 <text:s text:c="9"/>0 0 0 11 <text:s/>2 <text:s/>9 12.5 <text:s/>12 <text:s/>1 12 12.5 6565501518 6 2 4 0 <text:s text:c="3"/>26.0 <text:s text:c="2"/>26.0</text:p>
      <text:p text:style-name="P1"><text:s/>34 <text:s text:c="3"/>1.871656 7.074e-37 3.708e-08.07820.105 <text:s text:c="2"/>64.73910.770.000000 <text:s text:c="9"/>0 0 0 <text:s text:c="9"/>0 0 0 11 <text:s/>2 <text:s/>9 10.5 <text:s/>12 <text:s/>1 12 11.5 6565501518 6 2 4 0 <text:s text:c="3"/>22.0 <text:s text:c="2"/>24.0</text:p>
      <text:p text:style-name="P1"><text:s/>34 <text:s text:c="3"/>1.871659 2.091e-38 1.096e-09.07820.105 <text:s text:c="2"/>64.73910.770.000000 <text:s text:c="9"/>0 0 0 <text:s text:c="9"/>0 0 0 11 <text:s/>2 <text:s/>9 10.5 <text:s/>12 <text:s/>1 12 10.5 6565501518 6 2 4 0 <text:s text:c="3"/>22.0 <text:s text:c="2"/>22.0</text:p>
      <text:p text:style-name="P1"><text:s/>34 <text:s text:c="3"/>1.871660 8.395e-37 3.724e-08.07820.105 <text:s text:c="2"/>64.73910.770.000000 <text:s text:c="9"/>0 0 0 <text:s text:c="9"/>0 0 0 11 <text:s/>2 <text:s/>9 12.5 <text:s/>12 <text:s/>1 12 13.5 6565501518 6 2 4 0 <text:s text:c="3"/>26.0 <text:s text:c="2"/>28.0</text:p>
      <text:p text:style-name="P1"><text:s/>34 <text:s text:c="3"/>1.871693 6.488e-37 3.742e-08.07820.105 <text:s text:c="2"/>64.73910.770.000000 <text:s text:c="9"/>0 0 0 <text:s text:c="9"/>0 0 0 11 <text:s/>2 <text:s/>9 <text:s/>9.5 <text:s/>12 <text:s/>1 12 10.5 6565501518 6 2 4 0 <text:s text:c="3"/>20.0 <text:s text:c="2"/>22.0</text:p>
      <text:p text:style-name="P1"><text:s/>34 <text:s text:c="3"/>1.871716 9.136e-37 3.763e-08.07820.105 <text:s text:c="2"/>64.73910.770.000000 <text:s text:c="9"/>0 0 0 <text:s text:c="9"/>0 0 0 11 <text:s/>2 <text:s/>9 13.5 <text:s/>12 <text:s/>1 12 14.5 6565501518 6 2 4 0 <text:s text:c="3"/>28.0 <text:s text:c="2"/>30.0</text:p>
      <text:p text:style-name="P1"><text:s/>34 <text:s text:c="3"/>1.871748 5.960e-37 3.819e-08.07820.105 <text:s text:c="2"/>64.73910.770.000000 <text:s text:c="9"/>0 0 0 <text:s text:c="9"/>0 0 0 11 <text:s/>2 <text:s/>9 <text:s/>8.5 <text:s/>12 <text:s/>1 12 <text:s/>9.5 6565501518 6 2 4 0 <text:s text:c="3"/>18.0 <text:s text:c="2"/>20.0</text:p>
      <text:p text:style-name="P1"><text:s/>73 <text:s text:c="3"/>1.872048 5.501e-35 5.745e-14.03970.042 <text:s/>379.12190.720.000000 <text:s text:c="6"/>X <text:s text:c="5"/>0 <text:s text:c="6"/>X <text:s text:c="5"/>0 <text:s text:c="10"/>14.5 Q 16R 15 15.5d65662030 912 9 4 0 <text:s text:c="3"/>30.0 <text:s text:c="2"/>32.0</text:p>
      <text:p text:style-name="P1"><text:s/>73 <text:s text:c="3"/>1.872100 1.327e-32 1.299e-11.03970.042 <text:s/>379.12190.720.000000 <text:s text:c="6"/>X <text:s text:c="5"/>0 <text:s text:c="6"/>X <text:s text:c="5"/>0 <text:s text:c="10"/>15.5 Q 16R 15 15.5d65662030 912 9 4 0 <text:s text:c="3"/>32.0 <text:s text:c="2"/>32.0</text:p>
      <text:p text:style-name="P1"><text:s/>73 <text:s text:c="3"/>1.872173 7.572e-31 6.978e-10.03970.042 <text:s/>379.12190.720.000000 <text:s text:c="6"/>X <text:s text:c="5"/>0 <text:s text:c="6"/>X <text:s text:c="5"/>0 <text:s text:c="10"/>16.5 Q 16R 15 15.5d65662030 912 9 4 0 <text:s text:c="3"/>34.0 <text:s text:c="2"/>32.0</text:p>
      <text:p text:style-name="P1"><text:s/>73 <text:s text:c="3"/>1.872301 5.336e-31 7.016e-10.03890.041 <text:s/>426.47330.720.000000 <text:s text:c="6"/>X <text:s text:c="5"/>0 <text:s text:c="6"/>X <text:s text:c="5"/>0 <text:s text:c="10"/>14.5 Q 17R 16 13.5d65662030 912 9 4 0 <text:s text:c="3"/>30.0 <text:s text:c="2"/>28.0</text:p>
      <text:p text:style-name="P1"><text:s/>73 <text:s text:c="3"/>1.873389 1.383e-31 1.740e-10.05700.057 <text:s text:c="3"/>2.71600.970.000000 <text:s text:c="6"/>X <text:s text:c="5"/>0 <text:s text:c="6"/>X <text:s text:c="5"/>0 <text:s text:c="11"/>1.5 Q <text:s/>1P <text:s/>2 <text:s/>0.5d65662030 912 9 4 0 <text:s text:c="4"/>4.0 <text:s text:c="3"/>2.0</text:p>
      <text:p text:style-name="P1"><text:s/>73 <text:s text:c="3"/>1.874018 4.086e-35 3.225e-14.04040.042 <text:s/>334.54420.720.000000 <text:s text:c="6"/>X <text:s text:c="5"/>0 <text:s text:c="6"/>X <text:s text:c="5"/>0 <text:s text:c="10"/>15.5 Q 15R 14 16.5d65662030 912 9 4 0 <text:s text:c="3"/>32.0 <text:s text:c="2"/>34.0</text:p>
      <text:p text:style-name="P1"><text:s/>73 <text:s text:c="3"/>1.874122 9.856e-33 7.322e-12.04040.042 <text:s/>334.54420.720.000000 <text:s text:c="6"/>X <text:s text:c="5"/>0 <text:s text:c="6"/>X <text:s text:c="5"/>0 <text:s text:c="10"/>16.5 Q 15R 14 16.5d65662030 912 9 4 0 <text:s text:c="3"/>34.0 <text:s text:c="2"/>34.0</text:p>
      <text:p text:style-name="P1"><text:s/>73 <text:s text:c="3"/>1.874256 1.013e-30 7.107e-10.04040.042 <text:s/>334.54420.720.000000 <text:s text:c="6"/>X <text:s text:c="5"/>0 <text:s text:c="6"/>X <text:s text:c="5"/>0 <text:s text:c="10"/>17.5 Q 15R 14 16.5d65662030 912 9 4 0 <text:s text:c="3"/>36.0 <text:s text:c="2"/>34.0</text:p>
      <text:p text:style-name="P1"><text:s/>72 <text:s text:c="3"/>1.875144 2.466e-29 7.110e-10.03970.042 <text:s/>368.95010.720.000000 <text:s text:c="6"/>X <text:s text:c="5"/>0 <text:s text:c="6"/>X <text:s text:c="5"/>0 <text:s text:c="15"/>Q 16R 15 <text:s text:c="4"/>d446620442212 9 4 0 <text:s text:c="3"/>33.0 <text:s text:c="2"/>31.0</text:p>
      <text:p text:style-name="P1"><text:s/>73 <text:s text:c="3"/>1.875334 1.942e-31 2.446e-10.05700.057 <text:s text:c="3"/>2.71410.970.000000 <text:s text:c="6"/>X <text:s text:c="5"/>0 <text:s text:c="6"/>X <text:s text:c="5"/>0 <text:s text:c="11"/>1.5 Q <text:s/>1P <text:s/>2 <text:s/>1.5d65662030 912 9 4 0 <text:s text:c="4"/>4.0 <text:s text:c="3"/>4.0</text:p>
      <text:p text:style-name="P1"><text:s/>73 <text:s text:c="3"/>1.875437 3.271e-35 3.667e-14.03970.042 <text:s/>379.11850.720.000000 <text:s text:c="6"/>X <text:s text:c="5"/>0 <text:s text:c="6"/>X <text:s text:c="5"/>0 <text:s text:c="10"/>13.5 Q 16R 15 14.5d65662030 912 9 4 0 <text:s text:c="3"/>28.0 <text:s text:c="2"/>30.0</text:p>
      <text:p text:style-name="P1"><text:s/>73 <text:s text:c="3"/>1.875470 1.183e-32 1.238e-11.03970.042 <text:s/>379.11850.720.000000 <text:s text:c="6"/>X <text:s text:c="5"/>0 <text:s text:c="6"/>X <text:s text:c="5"/>0 <text:s text:c="10"/>14.5 Q 16R 15 14.5d65662030 912 9 4 0 <text:s text:c="3"/>30.0 <text:s text:c="2"/>30.0</text:p>
      <text:p text:style-name="P1"><text:s/>73 <text:s text:c="3"/>1.875522 7.131e-31 6.995e-10.03970.042 <text:s/>379.11850.720.000000 <text:s text:c="6"/>X <text:s text:c="5"/>0 <text:s text:c="6"/>X <text:s text:c="5"/>0 <text:s text:c="10"/>15.5 Q 16R 15 14.5d65662030 912 9 4 0 <text:s text:c="3"/>32.0 <text:s text:c="2"/>30.0</text:p>
      <text:p text:style-name="P1"><text:s/>61 <text:s text:c="3"/>1.876772 8.286e-38 6.279e-12.05300.068 2229.67410.640.000000 <text:s text:c="3"/>0 1 0 0 1E <text:s text:c="4"/>0 1 0 0 1E <text:s text:c="3"/>11F1 12 <text:s text:c="7"/>11F2 10 <text:s text:c="4"/>534330453738 7 1 0 <text:s text:c="3"/>69.0 <text:s text:c="2"/>69.0</text:p>
      <text:p text:style-name="P1"><text:s/>71 <text:s text:c="3"/>1.876791 5.725e-27 5.844e-10.05700.057 <text:s text:c="3"/>2.08430.970.000000 <text:s text:c="6"/>X <text:s text:c="5"/>0 <text:s text:c="6"/>X <text:s text:c="5"/>0 <text:s text:c="15"/>Q <text:s/>1P <text:s/>2 <text:s text:c="4"/>d446620442212 9 4 0 <text:s text:c="4"/>3.0 <text:s text:c="3"/>5.0</text:p>
      <text:p text:style-name="P1"><text:s/>73 <text:s text:c="3"/>1.877003 8.324e-32 6.994e-11.05700.057 <text:s text:c="3"/>2.71410.970.000000 <text:s text:c="6"/>X <text:s text:c="5"/>0 <text:s text:c="6"/>X <text:s text:c="5"/>0 <text:s text:c="11"/>2.5 Q <text:s/>1P <text:s/>2 <text:s/>1.5d65662030 912 9 4 0 <text:s text:c="4"/>6.0 <text:s text:c="3"/>4.0</text:p>
      <text:p text:style-name="P1"><text:s/>73 <text:s text:c="3"/>1.877887 7.840e-35 6.613e-14.04040.042 <text:s/>334.54020.720.000000 <text:s text:c="6"/>X <text:s text:c="5"/>0 <text:s text:c="6"/>X <text:s text:c="5"/>0 <text:s text:c="10"/>14.5 Q 15R 14 15.5d65662030 912 9 4 0 <text:s text:c="3"/>30.0 <text:s text:c="2"/>32.0</text:p>
      <text:p text:style-name="P1"><text:s/>73 <text:s text:c="3"/>1.877965 1.576e-32 1.247e-11.04040.042 <text:s/>334.54020.720.000000 <text:s text:c="6"/>X <text:s text:c="5"/>0 <text:s text:c="6"/>X <text:s text:c="5"/>0 <text:s text:c="10"/>15.5 Q 15R 14 15.5d65662030 912 9 4 0 <text:s text:c="3"/>32.0 <text:s text:c="2"/>32.0</text:p>
      <text:p text:style-name="P1"><text:s/>73 <text:s text:c="3"/>1.878070 9.510e-31 7.079e-10.04040.042 <text:s/>334.54020.720.000000 <text:s text:c="6"/>X <text:s text:c="5"/>0 <text:s text:c="6"/>X <text:s text:c="5"/>0 <text:s text:c="10"/>16.5 Q 15R 14 15.5d65662030 912 9 4 0 <text:s text:c="3"/>34.0 <text:s text:c="2"/>32.0</text:p>
      <text:p text:style-name="P1"><text:s/>31 <text:s text:c="3"/>1.878400 1.037e-34 5.033e-08.07870.103 1155.09900.780.000000 <text:s text:c="9"/>0 0 1 <text:s text:c="9"/>0 0 1 14 <text:s/>3 12 <text:s text:c="6"/>15 <text:s/>2 13 <text:s text:c="5"/>006550 113 6 2 4 0 <text:s text:c="3"/>29.0 <text:s text:c="2"/>31.0</text:p>
      <text:p text:style-name="P1"><text:s/>73 <text:s text:c="3"/>1.878560 1.301e-31 1.641e-10.05700.057 <text:s text:c="3"/>2.71090.970.000000 <text:s text:c="6"/>X <text:s text:c="5"/>0 <text:s text:c="6"/>X <text:s text:c="5"/>0 <text:s text:c="11"/>1.5 Q <text:s/>1P <text:s/>2 <text:s/>2.5d65662030 912 9 4 0 <text:s text:c="4"/>4.0 <text:s text:c="3"/>6.0</text:p>
      <text:p text:style-name="P1"><text:s/>73 <text:s text:c="3"/>1.878619 7.434e-33 8.348e-12.03970.042 <text:s/>379.11530.720.000000 <text:s text:c="6"/>X <text:s text:c="5"/>0 <text:s text:c="6"/>X <text:s text:c="5"/>0 <text:s text:c="10"/>13.5 Q 16R 15 13.5d65662030 912 9 4 0 <text:s text:c="3"/>28.0 <text:s text:c="2"/>28.0</text:p>
      <text:p text:style-name="P1"><text:s/>73 <text:s text:c="3"/>1.878652 6.713e-31 7.036e-10.03970.042 <text:s/>379.11530.720.000000 <text:s text:c="6"/>X <text:s text:c="5"/>0 <text:s text:c="6"/>X <text:s text:c="5"/>0 <text:s text:c="10"/>14.5 Q 16R 15 13.5d65662030 912 9 4 0 <text:s text:c="3"/>30.0 <text:s text:c="2"/>28.0</text:p>
      <text:p text:style-name="P1"><text:s/>31 <text:s text:c="3"/>1.878700 6.230e-35 5.364e-08.08400.105 1137.28600.770.000000 <text:s text:c="9"/>1 0 0 <text:s text:c="9"/>1 0 0 <text:s/>7 <text:s/>2 <text:s/>6 <text:s text:c="7"/>8 <text:s/>1 <text:s/>7 <text:s text:c="5"/>006550 113 6 2 4 0 <text:s text:c="3"/>15.0 <text:s text:c="2"/>17.0</text:p>
      <text:p text:style-name="P1"><text:s/>35 <text:s text:c="3"/>1.879719 2.261e-38 1.332e-09.07920.105 <text:s text:c="2"/>56.48310.770.000000 <text:s text:c="9"/>0 0 0 <text:s text:c="9"/>0 0 0 10 <text:s/>2 <text:s/>8 <text:s/>9.5 <text:s/>11 <text:s/>1 11 <text:s/>9.5 6565501518 6 2 4 0 <text:s text:c="3"/>20.0 <text:s text:c="2"/>20.0</text:p>
      <text:p text:style-name="P1"><text:s/>35 <text:s text:c="3"/>1.879721 2.543e-38 1.361e-09.07920.105 <text:s text:c="2"/>56.48310.770.000000 <text:s text:c="9"/>0 0 0 <text:s text:c="9"/>0 0 0 10 <text:s/>2 <text:s/>8 10.5 <text:s/>11 <text:s/>1 11 10.5 6565501518 6 2 4 0 <text:s text:c="3"/>22.0 <text:s text:c="2"/>22.0</text:p>
      <text:p text:style-name="P1"><text:s/>35 <text:s text:c="3"/>1.879727 1.423e-38 9.309e-10.07920.105 <text:s text:c="2"/>56.48310.770.000000 <text:s text:c="9"/>0 0 0 <text:s text:c="9"/>0 0 0 10 <text:s/>2 <text:s/>8 <text:s/>8.5 <text:s/>11 <text:s/>1 11 <text:s/>8.5 6565501518 6 2 4 0 <text:s text:c="3"/>18.0 <text:s text:c="2"/>18.0</text:p>
      <text:p text:style-name="P1"><text:s/>35 <text:s text:c="3"/>1.879727 7.011e-37 3.753e-08.07920.105 <text:s text:c="2"/>56.48310.770.000000 <text:s text:c="9"/>0 0 0 <text:s text:c="9"/>0 0 0 10 <text:s/>2 <text:s/>8 10.5 <text:s/>11 <text:s/>1 11 11.5 6565501518 6 2 4 0 <text:s text:c="3"/>22.0 <text:s text:c="2"/>24.0</text:p>
      <text:p text:style-name="P1"><text:s/>35 <text:s text:c="3"/>1.879732 7.699e-37 3.778e-08.07920.105 <text:s text:c="2"/>56.48310.770.000000 <text:s text:c="9"/>0 0 0 <text:s text:c="9"/>0 0 0 10 <text:s/>2 <text:s/>8 11.5 <text:s/>11 <text:s/>1 11 12.5 6565501518 6 2 4 0 <text:s text:c="3"/>24.0 <text:s text:c="2"/>26.0</text:p>
      <text:p text:style-name="P1"><text:s/>35 <text:s text:c="3"/>1.879734 6.379e-37 3.757e-08.07920.105 <text:s text:c="2"/>56.48310.770.000000 <text:s text:c="9"/>0 0 0 <text:s text:c="9"/>0 0 0 10 <text:s/>2 <text:s/>8 <text:s/>9.5 <text:s/>11 <text:s/>1 11 10.5 6565501518 6 2 4 0 <text:s text:c="3"/>20.0 <text:s text:c="2"/>22.0</text:p>
      <text:p text:style-name="P1"><text:s/>35 <text:s text:c="3"/>1.879739 2.267e-38 1.113e-09.07920.105 <text:s text:c="2"/>56.48310.770.000000 <text:s text:c="9"/>0 0 0 <text:s text:c="9"/>0 0 0 10 <text:s/>2 <text:s/>8 11.5 <text:s/>11 <text:s/>1 11 11.5 6565501518 6 2 4 0 <text:s text:c="3"/>24.0 <text:s text:c="2"/>24.0</text:p>
      <text:p text:style-name="P1"><text:s/>35 <text:s text:c="3"/>1.879749 5.804e-37 3.798e-08.07920.105 <text:s text:c="2"/>56.48310.770.000000 <text:s text:c="9"/>0 0 0 <text:s text:c="9"/>0 0 0 10 <text:s/>2 <text:s/>8 <text:s/>8.5 <text:s/>11 <text:s/>1 11 <text:s/>9.5 6565501518 6 2 4 0 <text:s text:c="3"/>18.0 <text:s text:c="2"/>20.0</text:p>
      <text:p text:style-name="P1"><text:s/>35 <text:s text:c="3"/>1.879753 8.446e-37 3.826e-08.07920.105 <text:s text:c="2"/>56.48310.770.000000 <text:s text:c="9"/>0 0 0 <text:s text:c="9"/>0 0 0 10 <text:s/>2 <text:s/>8 12.5 <text:s/>11 <text:s/>1 11 13.5 6565501518 6 2 4 0 <text:s text:c="3"/>26.0 <text:s text:c="2"/>28.0</text:p>
      <text:p text:style-name="P1"><text:s/>35 <text:s text:c="3"/>1.879770 5.286e-37 3.892e-08.07920.105 <text:s text:c="2"/>56.48310.770.000000 <text:s text:c="9"/>0 0 0 <text:s text:c="9"/>0 0 0 10 <text:s/>2 <text:s/>8 <text:s/>7.5 <text:s/>11 <text:s/>1 11 <text:s/>8.5 6565501518 6 2 4 0 <text:s text:c="3"/>16.0 <text:s text:c="2"/>18.0</text:p>
      <text:p text:style-name="P1"><text:s/>35 <text:s text:c="3"/>1.879775 1.426e-38 6.459e-10.07920.105 <text:s text:c="2"/>56.48310.770.000000 <text:s text:c="9"/>0 0 0 <text:s text:c="9"/>0 0 0 10 <text:s/>2 <text:s/>8 12.5 <text:s/>11 <text:s/>1 11 12.5 6565501518 6 2 4 0 <text:s text:c="3"/>26.0 <text:s text:c="2"/>26.0</text:p>
      <text:p text:style-name="P1"><text:s/>71 <text:s text:c="3"/>1.880081 1.375e-26 7.167e-10.04070.042 <text:s/>343.96940.720.000000 <text:s text:c="6"/>X <text:s text:c="5"/>0 <text:s text:c="6"/>X <text:s text:c="5"/>0 <text:s text:c="15"/>Q 15R 14 <text:s text:c="4"/>d446620442212 9 4 0 <text:s text:c="3"/>31.0 <text:s text:c="2"/>29.0</text:p>
      <text:p text:style-name="P1"><text:s/>73 <text:s text:c="3"/>1.880230 2.550e-31 2.146e-10.05700.057 <text:s text:c="3"/>2.71090.970.000000 <text:s text:c="6"/>X <text:s text:c="5"/>0 <text:s text:c="6"/>X <text:s text:c="5"/>0 <text:s text:c="11"/>2.5 Q <text:s/>1P <text:s/>2 <text:s/>2.5d65662030 912 9 4 0 <text:s text:c="4"/>6.0 <text:s text:c="3"/>6.0</text:p>
      <text:p text:style-name="P1"><text:s/>73 <text:s text:c="3"/>1.881515 8.387e-35 7.595e-14.04040.042 <text:s/>334.53650.720.000000 <text:s text:c="6"/>X <text:s text:c="5"/>0 <text:s text:c="6"/>X <text:s text:c="5"/>0 <text:s text:c="10"/>13.5 Q 15R 14 14.5d65662030 912 9 4 0 <text:s text:c="3"/>28.0 <text:s text:c="2"/>30.0</text:p>
      <text:p text:style-name="P1"><text:s/>73 <text:s text:c="3"/>1.881565 6.322e-31 7.110e-10.03970.042 <text:s/>379.11240.720.000000 <text:s text:c="6"/>X <text:s text:c="5"/>0 <text:s text:c="6"/>X <text:s text:c="5"/>0 <text:s text:c="10"/>13.5 Q 16R 15 12.5d65662030 912 9 4 0 <text:s text:c="3"/>28.0 <text:s text:c="2"/>26.0</text:p>
      <text:p text:style-name="P1"><text:s/>73 <text:s text:c="3"/>1.881571 1.775e-32 1.500e-11.04040.042 <text:s/>334.53650.720.000000 <text:s text:c="6"/>X <text:s text:c="5"/>0 <text:s text:c="6"/>X <text:s text:c="5"/>0 <text:s text:c="10"/>14.5 Q 15R 14 14.5d65662030 912 9 4 0 <text:s text:c="3"/>30.0 <text:s text:c="2"/>30.0</text:p>
      <text:p text:style-name="P1"><text:soft-page-break/><text:s/>73 <text:s text:c="3"/>1.881649 8.918e-31 7.067e-10.04040.042 <text:s/>334.53650.720.000000 <text:s text:c="6"/>X <text:s text:c="5"/>0 <text:s text:c="6"/>X <text:s text:c="5"/>0 <text:s text:c="10"/>15.5 Q 15R 14 14.5d65662030 912 9 4 0 <text:s text:c="3"/>32.0 <text:s text:c="2"/>30.0</text:p>
      <text:p text:style-name="P1"><text:s/>73 <text:s text:c="3"/>1.882441 3.321e-32 2.099e-11.05700.057 <text:s text:c="3"/>2.71090.970.000000 <text:s text:c="6"/>X <text:s text:c="5"/>0 <text:s text:c="6"/>X <text:s text:c="5"/>0 <text:s text:c="11"/>3.5 Q <text:s/>1P <text:s/>2 <text:s/>2.5d65662030 912 9 4 0 <text:s text:c="4"/>8.0 <text:s text:c="3"/>6.0</text:p>
      <text:p text:style-name="P1"><text:s/>61 <text:s text:c="3"/>1.882584 6.229e-38 1.138e-12.05300.068 1936.35210.640.000000 <text:s text:c="3"/>0 0 0 1 1F2 <text:s text:c="3"/>0 0 0 1 1F2 <text:s text:c="2"/>11F1 <text:s/>3 <text:s text:c="7"/>11F2 <text:s/>2 <text:s text:c="4"/>534330453738 7 1 0 <text:s text:c="3"/>69.0 <text:s text:c="2"/>69.0</text:p>
      <text:p text:style-name="P1"><text:s/>73 <text:s text:c="3"/>1.883636 6.178e-35 4.266e-14.04110.043 <text:s/>292.73610.720.000000 <text:s text:c="6"/>X <text:s text:c="5"/>0 <text:s text:c="6"/>X <text:s text:c="5"/>0 <text:s text:c="10"/>14.5 Q 14R 13 15.5d65662030 912 9 4 0 <text:s text:c="3"/>30.0 <text:s text:c="2"/>32.0</text:p>
      <text:p text:style-name="P1"><text:s/>73 <text:s text:c="3"/>1.883747 1.308e-32 8.467e-12.04110.043 <text:s/>292.73610.720.000000 <text:s text:c="6"/>X <text:s text:c="5"/>0 <text:s text:c="6"/>X <text:s text:c="5"/>0 <text:s text:c="10"/>15.5 Q 14R 13 15.5d65662030 912 9 4 0 <text:s text:c="3"/>32.0 <text:s text:c="2"/>32.0</text:p>
      <text:p text:style-name="P1"><text:s/>73 <text:s text:c="3"/>1.883888 1.184e-30 7.215e-10.04110.043 <text:s/>292.73610.720.000000 <text:s text:c="6"/>X <text:s text:c="5"/>0 <text:s text:c="6"/>X <text:s text:c="5"/>0 <text:s text:c="10"/>16.5 Q 14R 13 15.5d65662030 912 9 4 0 <text:s text:c="3"/>34.0 <text:s text:c="2"/>32.0</text:p>
      <text:p text:style-name="P1"><text:s/>71 <text:s text:c="3"/>1.884051 7.286e-30 7.212e-10.04070.042 1896.56380.720.000000 <text:s text:c="6"/>X <text:s text:c="5"/>1 <text:s text:c="6"/>X <text:s text:c="5"/>1 <text:s text:c="15"/>Q 15R 14 <text:s text:c="4"/>d446620442212 9 4 0 <text:s text:c="3"/>31.0 <text:s text:c="2"/>29.0</text:p>
      <text:p text:style-name="P1"><text:s/>72 <text:s text:c="3"/>1.884250 2.888e-29 7.214e-10.04040.042 <text:s/>325.56040.720.000000 <text:s text:c="6"/>X <text:s text:c="5"/>0 <text:s text:c="6"/>X <text:s text:c="5"/>0 <text:s text:c="15"/>Q 15R 14 <text:s text:c="4"/>d446620442212 9 4 0 <text:s text:c="3"/>31.0 <text:s text:c="2"/>29.0</text:p>
      <text:p text:style-name="P1"><text:s/>32 <text:s text:c="3"/>1.884300 2.975e-35 4.773e-08.07660.103 <text:s/>147.70380.780.000000 <text:s text:c="9"/>0 0 0 <text:s text:c="9"/>0 0 0 17 <text:s/>3 14 <text:s text:c="6"/>18 <text:s/>2 17 <text:s text:c="5"/>006550 113 6 2 4 0 <text:s text:c="3"/>35.0 <text:s text:c="2"/>37.0</text:p>
      <text:p text:style-name="P1"><text:s/>73 <text:s text:c="3"/>1.884714 3.609e-31 3.045e-10.05700.057 <text:s text:c="3"/>2.70640.970.000000 <text:s text:c="6"/>X <text:s text:c="5"/>0 <text:s text:c="6"/>X <text:s text:c="5"/>0 <text:s text:c="11"/>2.5 Q <text:s/>1P <text:s/>2 <text:s/>3.5d65662030 912 9 4 0 <text:s text:c="4"/>6.0 <text:s text:c="3"/>8.0</text:p>
      <text:p text:style-name="P1"><text:s/>73 <text:s text:c="3"/>1.884902 5.010e-35 4.894e-14.04040.042 <text:s/>334.53310.720.000000 <text:s text:c="6"/>X <text:s text:c="5"/>0 <text:s text:c="6"/>X <text:s text:c="5"/>0 <text:s text:c="10"/>12.5 Q 15R 14 13.5d65662030 912 9 4 0 <text:s text:c="3"/>26.0 <text:s text:c="2"/>28.0</text:p>
      <text:p text:style-name="P1"><text:s/>73 <text:s text:c="3"/>1.884939 1.583e-32 1.436e-11.04040.042 <text:s/>334.53310.720.000000 <text:s text:c="6"/>X <text:s text:c="5"/>0 <text:s text:c="6"/>X <text:s text:c="5"/>0 <text:s text:c="10"/>13.5 Q 15R 14 13.5d65662030 912 9 4 0 <text:s text:c="3"/>28.0 <text:s text:c="2"/>28.0</text:p>
      <text:p text:style-name="P1"><text:s/>73 <text:s text:c="3"/>1.884995 8.360e-31 7.079e-10.04040.042 <text:s/>334.53310.720.000000 <text:s text:c="6"/>X <text:s text:c="5"/>0 <text:s text:c="6"/>X <text:s text:c="5"/>0 <text:s text:c="10"/>14.5 Q 15R 14 13.5d65662030 912 9 4 0 <text:s text:c="3"/>30.0 <text:s text:c="2"/>28.0</text:p>
      <text:p text:style-name="P1"><text:s/>71 <text:s text:c="3"/>1.885115 2.991e-30 5.917e-10.05700.057 1558.43750.970.000000 <text:s text:c="6"/>X <text:s text:c="5"/>1 <text:s text:c="6"/>X <text:s text:c="5"/>1 <text:s text:c="15"/>Q <text:s/>1P <text:s/>2 <text:s text:c="4"/>d446620442212 9 4 0 <text:s text:c="4"/>3.0 <text:s text:c="3"/>5.0</text:p>
      <text:p text:style-name="P1"><text:s/>35 <text:s text:c="3"/>1.886582 6.699e-38 5.365e-08.06960.085 <text:s/>902.12400.840.000000 <text:s text:c="9"/>0 0 0 <text:s text:c="9"/>0 0 0 42 <text:s/>7 35 44.5 <text:s/>43 <text:s/>6 38 45.5 6565501518 6 2 4 0 <text:s text:c="3"/>90.0 <text:s text:c="2"/>92.0</text:p>
      <text:p text:style-name="P1"><text:s/>35 <text:s text:c="3"/>1.886586 6.544e-38 5.360e-08.06960.085 <text:s/>902.12390.840.000000 <text:s text:c="9"/>0 0 0 <text:s text:c="9"/>0 0 0 42 <text:s/>7 35 43.5 <text:s/>43 <text:s/>6 38 44.5 6565501518 6 2 4 0 <text:s text:c="3"/>88.0 <text:s text:c="2"/>90.0</text:p>
      <text:p text:style-name="P1"><text:s/>35 <text:s text:c="3"/>1.886589 6.392e-38 5.358e-08.06960.085 <text:s/>902.12390.840.000000 <text:s text:c="9"/>0 0 0 <text:s text:c="9"/>0 0 0 42 <text:s/>7 35 42.5 <text:s/>43 <text:s/>6 38 43.5 6565501518 6 2 4 0 <text:s text:c="3"/>86.0 <text:s text:c="2"/>88.0</text:p>
      <text:p text:style-name="P1"><text:s/>35 <text:s text:c="3"/>1.886590 5.961e-38 5.371e-08.06960.085 <text:s/>902.12400.840.000000 <text:s text:c="9"/>0 0 0 <text:s text:c="9"/>0 0 0 42 <text:s/>7 35 39.5 <text:s/>43 <text:s/>6 38 40.5 6565501518 6 2 4 0 <text:s text:c="3"/>80.0 <text:s text:c="2"/>82.0</text:p>
      <text:p text:style-name="P1"><text:s/>35 <text:s text:c="3"/>1.886590 6.245e-38 5.359e-08.06960.085 <text:s/>902.12400.840.000000 <text:s text:c="9"/>0 0 0 <text:s text:c="9"/>0 0 0 42 <text:s/>7 35 41.5 <text:s/>43 <text:s/>6 38 42.5 6565501518 6 2 4 0 <text:s text:c="3"/>84.0 <text:s text:c="2"/>86.0</text:p>
      <text:p text:style-name="P1"><text:s/>35 <text:s text:c="3"/>1.886590 6.101e-38 5.363e-08.06960.085 <text:s/>902.12400.840.000000 <text:s text:c="9"/>0 0 0 <text:s text:c="9"/>0 0 0 42 <text:s/>7 35 40.5 <text:s/>43 <text:s/>6 38 41.5 6565501518 6 2 4 0 <text:s text:c="3"/>82.0 <text:s text:c="2"/>84.0</text:p>
      <text:p text:style-name="P1"><text:s/>73 <text:s text:c="3"/>1.886925 2.006e-31 1.271e-10.05700.057 <text:s text:c="3"/>2.70640.970.000000 <text:s text:c="6"/>X <text:s text:c="5"/>0 <text:s text:c="6"/>X <text:s text:c="5"/>0 <text:s text:c="11"/>3.5 Q <text:s/>1P <text:s/>2 <text:s/>3.5d65662030 912 9 4 0 <text:s text:c="4"/>8.0 <text:s text:c="3"/>8.0</text:p>
      <text:p text:style-name="P1"><text:s/>73 <text:s text:c="3"/>1.887539 1.190e-34 8.825e-14.04110.043 <text:s/>292.73210.720.000000 <text:s text:c="6"/>X <text:s text:c="5"/>0 <text:s text:c="6"/>X <text:s text:c="5"/>0 <text:s text:c="10"/>13.5 Q 14R 13 14.5d65662030 912 9 4 0 <text:s text:c="3"/>28.0 <text:s text:c="2"/>30.0</text:p>
      <text:p text:style-name="P1"><text:s/>73 <text:s text:c="3"/>1.887623 2.090e-32 1.446e-11.04110.043 <text:s/>292.73210.720.000000 <text:s text:c="6"/>X <text:s text:c="5"/>0 <text:s text:c="6"/>X <text:s text:c="5"/>0 <text:s text:c="10"/>14.5 Q 14R 13 14.5d65662030 912 9 4 0 <text:s text:c="3"/>30.0 <text:s text:c="2"/>30.0</text:p>
      <text:p text:style-name="P1"><text:s/>73 <text:s text:c="3"/>1.887733 1.106e-30 7.176e-10.04110.043 <text:s/>292.73210.720.000000 <text:s text:c="6"/>X <text:s text:c="5"/>0 <text:s text:c="6"/>X <text:s text:c="5"/>0 <text:s text:c="10"/>15.5 Q 14R 13 14.5d65662030 912 9 4 0 <text:s text:c="3"/>32.0 <text:s text:c="2"/>30.0</text:p>
      <text:p text:style-name="P1"><text:s/>73 <text:s text:c="3"/>1.888072 9.946e-33 9.733e-12.04040.042 <text:s/>334.52990.720.000000 <text:s text:c="6"/>X <text:s text:c="5"/>0 <text:s text:c="6"/>X <text:s text:c="5"/>0 <text:s text:c="10"/>12.5 Q 15R 14 12.5d65662030 912 9 4 0 <text:s text:c="3"/>26.0 <text:s text:c="2"/>26.0</text:p>
      <text:p text:style-name="P1"><text:s/>73 <text:s text:c="3"/>1.888109 7.838e-31 7.122e-10.04040.042 <text:s/>334.52990.720.000000 <text:s text:c="6"/>X <text:s text:c="5"/>0 <text:s text:c="6"/>X <text:s text:c="5"/>0 <text:s text:c="10"/>13.5 Q 15R 14 12.5d65662030 912 9 4 0 <text:s text:c="3"/>28.0 <text:s text:c="2"/>26.0</text:p>
      <text:p text:style-name="P1"><text:s/>73 <text:s text:c="3"/>1.890991 7.348e-31 7.202e-10.04040.042 <text:s/>334.52700.720.000000 <text:s text:c="6"/>X <text:s text:c="5"/>0 <text:s text:c="6"/>X <text:s text:c="5"/>0 <text:s text:c="10"/>12.5 Q 15R 14 11.5d65662030 912 9 4 0 <text:s text:c="3"/>26.0 <text:s text:c="2"/>24.0</text:p>
      <text:p text:style-name="P1"><text:s/>73 <text:s text:c="3"/>1.891183 1.280e-34 1.024e-13.04110.043 <text:s/>292.72840.720.000000 <text:s text:c="6"/>X <text:s text:c="5"/>0 <text:s text:c="6"/>X <text:s text:c="5"/>0 <text:s text:c="10"/>12.5 Q 14R 13 13.5d65662030 912 9 4 0 <text:s text:c="3"/>26.0 <text:s text:c="2"/>28.0</text:p>
      <text:p text:style-name="P1"><text:s/>73 <text:s text:c="3"/>1.891244 2.353e-32 1.748e-11.04110.043 <text:s/>292.72840.720.000000 <text:s text:c="6"/>X <text:s text:c="5"/>0 <text:s text:c="6"/>X <text:s text:c="5"/>0 <text:s text:c="10"/>13.5 Q 14R 13 13.5d65662030 912 9 4 0 <text:s text:c="3"/>28.0 <text:s text:c="2"/>28.0</text:p>
      <text:p text:style-name="P1"><text:s/>73 <text:s text:c="3"/>1.891328 1.032e-30 7.156e-10.04110.043 <text:s/>292.72840.720.000000 <text:s text:c="6"/>X <text:s text:c="5"/>0 <text:s text:c="6"/>X <text:s text:c="5"/>0 <text:s text:c="10"/>14.5 Q 14R 13 13.5d65662030 912 9 4 0 <text:s text:c="3"/>30.0 <text:s text:c="2"/>28.0</text:p>
      <text:p text:style-name="P1"><text:s/>72 <text:s text:c="3"/>1.892044 1.107e-29 5.972e-10.05700.057 <text:s text:c="3"/>2.63210.970.000000 <text:s text:c="6"/>X <text:s text:c="5"/>0 <text:s text:c="6"/>X <text:s text:c="5"/>0 <text:s text:c="15"/>Q <text:s/>1P <text:s/>2 <text:s text:c="4"/>d446620442212 9 4 0 <text:s text:c="4"/>3.0 <text:s text:c="3"/>5.0</text:p>
      <text:p text:style-name="P1"><text:s/>34 <text:s text:c="3"/>1.892050 4.935e-38 5.513e-08.06930.083 <text:s/>994.98830.760.000000 <text:s text:c="9"/>0 0 0 <text:s text:c="9"/>0 0 0 45 <text:s/>7 38 47.5 <text:s/>46 <text:s/>6 41 48.5 6545201518 8 2 1 0 <text:s text:c="3"/>96.0 <text:s text:c="2"/>98.0</text:p>
      <text:p text:style-name="P1"><text:s/>34 <text:s text:c="3"/>1.892055 4.829e-38 5.510e-08.06930.083 <text:s/>994.98830.760.000000 <text:s text:c="9"/>0 0 0 <text:s text:c="9"/>0 0 0 45 <text:s/>7 38 46.5 <text:s/>46 <text:s/>6 41 47.5 6545201518 8 2 1 0 <text:s text:c="3"/>94.0 <text:s text:c="2"/>96.0</text:p>
      <text:p text:style-name="P1"><text:s/>34 <text:s text:c="3"/>1.892059 4.426e-38 5.520e-08.06930.083 <text:s/>994.98840.760.000000 <text:s text:c="9"/>0 0 0 <text:s text:c="9"/>0 0 0 45 <text:s/>7 38 42.5 <text:s/>46 <text:s/>6 41 43.5 6545201518 8 2 1 0 <text:s text:c="3"/>86.0 <text:s text:c="2"/>88.0</text:p>
      <text:p text:style-name="P1"><text:s/>34 <text:s text:c="3"/>1.892059 4.726e-38 5.510e-08.06930.083 <text:s/>994.98830.760.000000 <text:s text:c="9"/>0 0 0 <text:s text:c="9"/>0 0 0 45 <text:s/>7 38 45.5 <text:s/>46 <text:s/>6 41 46.5 6545201518 8 2 1 0 <text:s text:c="3"/>92.0 <text:s text:c="2"/>94.0</text:p>
      <text:p text:style-name="P1"><text:s/>34 <text:s text:c="3"/>1.892060 4.523e-38 5.513e-08.06930.083 <text:s/>994.98840.760.000000 <text:s text:c="9"/>0 0 0 <text:s text:c="9"/>0 0 0 45 <text:s/>7 38 43.5 <text:s/>46 <text:s/>6 41 44.5 6545201518 8 2 1 0 <text:s text:c="3"/>88.0 <text:s text:c="2"/>90.0</text:p>
      <text:p text:style-name="P1"><text:s/>34 <text:s text:c="3"/>1.892060 4.623e-38 5.509e-08.06930.083 <text:s/>994.98830.760.000000 <text:s text:c="9"/>0 0 0 <text:s text:c="9"/>0 0 0 45 <text:s/>7 38 44.5 <text:s/>46 <text:s/>6 41 45.5 6545201518 8 2 1 0 <text:s text:c="3"/>90.0 <text:s text:c="2"/>92.0</text:p>
      <text:p text:style-name="P1"><text:s/>73 <text:s text:c="3"/>1.892635 7.081e-31 4.499e-10.05700.057 <text:s text:c="3"/>2.70070.970.000000 <text:s text:c="6"/>X <text:s text:c="5"/>0 <text:s text:c="6"/>X <text:s text:c="5"/>0 <text:s text:c="11"/>3.5 Q <text:s/>1P <text:s/>2 <text:s/>4.5d65662030 912 9 4 0 <text:s text:c="4"/>8.0 <text:s text:c="2"/>10.0</text:p>
      <text:p text:style-name="P1"><text:s/>73 <text:s text:c="3"/>1.893496 9.353e-35 5.754e-14.04170.043 <text:s/>253.70700.720.000000 <text:s text:c="6"/>X <text:s text:c="5"/>0 <text:s text:c="6"/>X <text:s text:c="5"/>0 <text:s text:c="10"/>13.5 Q 13R 12 14.5d65662030 912 9 4 0 <text:s text:c="3"/>28.0 <text:s text:c="2"/>30.0</text:p>
      <text:p text:style-name="P1"><text:s/>72 <text:s text:c="3"/>1.893537 3.325e-29 7.321e-10.04110.043 <text:s/>284.87380.720.000000 <text:s text:c="6"/>X <text:s text:c="5"/>0 <text:s text:c="6"/>X <text:s text:c="5"/>0 <text:s text:c="15"/>Q 14R 13 <text:s text:c="4"/>d446620442212 9 4 0 <text:s text:c="3"/>29.0 <text:s text:c="2"/>27.0</text:p>
      <text:p text:style-name="P1"><text:s/>73 <text:s text:c="3"/>1.893613 1.721e-32 9.884e-12.04170.043 <text:s/>253.70700.720.000000 <text:s text:c="6"/>X <text:s text:c="5"/>0 <text:s text:c="6"/>X <text:s text:c="5"/>0 <text:s text:c="10"/>14.5 Q 13R 12 14.5d65662030 912 9 4 0 <text:s text:c="3"/>30.0 <text:s text:c="2"/>30.0</text:p>
      <text:p text:style-name="P1"><text:s/>73 <text:s text:c="3"/>1.893763 1.361e-30 7.326e-10.04170.043 <text:s/>253.70700.720.000000 <text:s text:c="6"/>X <text:s text:c="5"/>0 <text:s text:c="6"/>X <text:s text:c="5"/>0 <text:s text:c="10"/>15.5 Q 13R 12 14.5d65662030 912 9 4 0 <text:s text:c="3"/>32.0 <text:s text:c="2"/>30.0</text:p>
      <text:p text:style-name="P1"><text:s/>73 <text:s text:c="3"/>1.894569 7.687e-35 6.674e-14.04110.043 <text:s/>292.72500.720.000000 <text:s text:c="6"/>X <text:s text:c="5"/>0 <text:s text:c="6"/>X <text:s text:c="5"/>0 <text:s text:c="10"/>11.5 Q 14R 13 12.5d65662030 912 9 4 0 <text:s text:c="3"/>24.0 <text:s text:c="2"/>26.0</text:p>
      <text:p text:style-name="P1"><text:s/>73 <text:s text:c="3"/>1.894611 2.098e-32 1.682e-11.04110.043 <text:s/>292.72500.720.000000 <text:s text:c="6"/>X <text:s text:c="5"/>0 <text:s text:c="6"/>X <text:s text:c="5"/>0 <text:s text:c="10"/>12.5 Q 14R 13 12.5d65662030 912 9 4 0 <text:s text:c="3"/>26.0 <text:s text:c="2"/>26.0</text:p>
      <text:p text:style-name="P1"><text:s/>73 <text:s text:c="3"/>1.894672 9.627e-31 7.164e-10.04110.043 <text:s/>292.72500.720.000000 <text:s text:c="6"/>X <text:s text:c="5"/>0 <text:s text:c="6"/>X <text:s text:c="5"/>0 <text:s text:c="10"/>13.5 Q 14R 13 12.5d65662030 912 9 4 0 <text:s text:c="3"/>28.0 <text:s text:c="2"/>26.0</text:p>
      <text:p text:style-name="P1"><text:s/>35 <text:s text:c="3"/>1.897321 4.256e-38 9.253e-09.06970.095 <text:s/>592.42480.820.000000 <text:s text:c="9"/>0 0 0 <text:s text:c="9"/>0 0 0 36 <text:s/>3 33 36.5 <text:s/>37 <text:s/>2 36 37.5 5565501518 6 2 4 0 <text:s text:c="3"/>74.0 <text:s text:c="2"/>76.0</text:p>
      <text:p text:style-name="P1"><text:s/>35 <text:s text:c="3"/>1.897326 4.142e-38 9.257e-09.06970.095 <text:s/>592.42480.820.000000 <text:s text:c="9"/>0 0 0 <text:s text:c="9"/>0 0 0 36 <text:s/>3 33 35.5 <text:s/>37 <text:s/>2 36 36.5 5565501518 6 2 4 0 <text:s text:c="3"/>72.0 <text:s text:c="2"/>74.0</text:p>
      <text:p text:style-name="P1"><text:s/>35 <text:s text:c="3"/>1.897331 4.373e-38 9.258e-09.06970.095 <text:s/>592.42480.820.000000 <text:s text:c="9"/>0 0 0 <text:s text:c="9"/>0 0 0 36 <text:s/>3 33 37.5 <text:s/>37 <text:s/>2 36 38.5 5565501518 6 2 4 0 <text:s text:c="3"/>76.0 <text:s text:c="2"/>78.0</text:p>
      <text:p text:style-name="P1"><text:s/>35 <text:s text:c="3"/>1.897344 4.033e-38 9.269e-09.06970.095 <text:s/>592.42480.820.000000 <text:s text:c="9"/>0 0 0 <text:s text:c="9"/>0 0 0 36 <text:s/>3 33 34.5 <text:s/>37 <text:s/>2 36 35.5 5565501518 6 2 4 0 <text:s text:c="3"/>70.0 <text:s text:c="2"/>72.0</text:p>
      <text:p text:style-name="P1"><text:s/>35 <text:s text:c="3"/>1.897356 4.494e-38 9.270e-09.06970.095 <text:s/>592.42480.820.000000 <text:s text:c="9"/>0 0 0 <text:s text:c="9"/>0 0 0 36 <text:s/>3 33 38.5 <text:s/>37 <text:s/>2 36 39.5 5565501518 6 2 4 0 <text:s text:c="3"/>78.0 <text:s text:c="2"/>80.0</text:p>
      <text:p text:style-name="P1"><text:s/>35 <text:s text:c="3"/>1.897375 3.925e-38 9.287e-09.06970.095 <text:s/>592.42480.820.000000 <text:s text:c="9"/>0 0 0 <text:s text:c="9"/>0 0 0 36 <text:s/>3 33 33.5 <text:s/>37 <text:s/>2 36 34.5 5565501518 6 2 4 0 <text:s text:c="3"/>68.0 <text:s text:c="2"/>70.0</text:p>
      <text:p text:style-name="P1"><text:s/>73 <text:s text:c="3"/>1.897438 1.811e-34 1.202e-13.04170.043 <text:s/>253.70300.720.000000 <text:s text:c="6"/>X <text:s text:c="5"/>0 <text:s text:c="6"/>X <text:s text:c="5"/>0 <text:s text:c="10"/>12.5 Q 13R 12 13.5d65662030 912 9 4 0 <text:s text:c="3"/>26.0 <text:s text:c="2"/>28.0</text:p>
      <text:p text:style-name="P1"><text:s/>73 <text:s text:c="3"/>1.897528 2.748e-32 1.694e-11.04170.043 <text:s/>253.70300.720.000000 <text:s text:c="6"/>X <text:s text:c="5"/>0 <text:s text:c="6"/>X <text:s text:c="5"/>0 <text:s text:c="10"/>13.5 Q 13R 12 13.5d65662030 912 9 4 0 <text:s text:c="3"/>28.0 <text:s text:c="2"/>28.0</text:p>
      <text:p text:style-name="P1"><text:s/>73 <text:s text:c="3"/>1.897646 1.264e-30 7.272e-10.04170.043 <text:s/>253.70300.720.000000 <text:s text:c="6"/>X <text:s text:c="5"/>0 <text:s text:c="6"/>X <text:s text:c="5"/>0 <text:s text:c="10"/>14.5 Q 13R 12 13.5d65662030 912 9 4 0 <text:s text:c="3"/>30.0 <text:s text:c="2"/>28.0</text:p>
      <text:p text:style-name="P1"><text:s/>73 <text:s text:c="3"/>1.897725 1.319e-32 1.147e-11.04110.043 <text:s/>292.72190.720.000000 <text:s text:c="6"/>X <text:s text:c="5"/>0 <text:s text:c="6"/>X <text:s text:c="5"/>0 <text:s text:c="10"/>11.5 Q 14R 13 11.5d65662030 912 9 4 0 <text:s text:c="3"/>24.0 <text:s text:c="2"/>24.0</text:p>
      <text:p text:style-name="P1"><text:s/>73 <text:s text:c="3"/>1.897766 8.977e-31 7.206e-10.04110.043 <text:s/>292.72190.720.000000 <text:s text:c="6"/>X <text:s text:c="5"/>0 <text:s text:c="6"/>X <text:s text:c="5"/>0 <text:s text:c="10"/>12.5 Q 14R 13 11.5d65662030 912 9 4 0 <text:s text:c="3"/>26.0 <text:s text:c="2"/>24.0</text:p>
      <text:p text:style-name="P1"><text:s/>71 <text:s text:c="3"/>1.900255 1.832e-26 7.394e-10.04200.043 <text:s/>260.68240.720.000000 <text:s text:c="6"/>X <text:s text:c="5"/>0 <text:s text:c="6"/>X <text:s text:c="5"/>0 <text:s text:c="15"/>Q 13R 12 <text:s text:c="4"/>d446620442212 9 4 0 <text:s text:c="3"/>27.0 <text:s text:c="2"/>25.0</text:p>
      <text:p text:style-name="P1"><text:s/>31 <text:s text:c="3"/>1.900300 7.020e-34 4.876e-08.06950.084 <text:s/>983.34550.760.000000 <text:s text:c="9"/>0 0 0 <text:s text:c="9"/>0 0 0 44 <text:s/>7 37 <text:s text:c="6"/>45 <text:s/>6 40 <text:s text:c="5"/>004520 113 8 2 1 0 <text:s text:c="3"/>89.0 <text:s text:c="2"/>91.0</text:p>
      <text:p text:style-name="P1"><text:s/>73 <text:s text:c="3"/>1.900612 8.375e-31 7.294e-10.04110.043 <text:s/>292.71900.720.000000 <text:s text:c="6"/>X <text:s text:c="5"/>0 <text:s text:c="6"/>X <text:s text:c="5"/>0 <text:s text:c="10"/>11.5 Q 14R 13 10.5d65662030 912 9 4 0 <text:s text:c="3"/>24.0 <text:s text:c="2"/>22.0</text:p>
      <text:p text:style-name="P1"><text:s/>73 <text:s text:c="3"/>1.901102 1.958e-34 1.411e-13.04170.043 <text:s/>253.69920.720.000000 <text:s text:c="6"/>X <text:s text:c="5"/>0 <text:s text:c="6"/>X <text:s text:c="5"/>0 <text:s text:c="10"/>11.5 Q 13R 12 12.5d65662030 912 9 4 0 <text:s text:c="3"/>24.0 <text:s text:c="2"/>26.0</text:p>
      <text:p text:style-name="P1"><text:s/>73 <text:s text:c="3"/>1.901168 3.093e-32 2.058e-11.04170.043 <text:s/>253.69920.720.000000 <text:s text:c="6"/>X <text:s text:c="5"/>0 <text:s text:c="6"/>X <text:s text:c="5"/>0 <text:s text:c="10"/>12.5 Q 13R 12 12.5d65662030 912 9 4 0 <text:s text:c="3"/>26.0 <text:s text:c="2"/>26.0</text:p>
      <text:p text:style-name="P1"><text:soft-page-break/><text:s/>73 <text:s text:c="3"/>1.901258 1.172e-30 7.242e-10.04170.043 <text:s/>253.69920.720.000000 <text:s text:c="6"/>X <text:s text:c="5"/>0 <text:s text:c="6"/>X <text:s text:c="5"/>0 <text:s text:c="10"/>13.5 Q 13R 12 12.5d65662030 912 9 4 0 <text:s text:c="3"/>28.0 <text:s text:c="2"/>26.0</text:p>
      <text:p text:style-name="P1"><text:s/>72 <text:s text:c="3"/>1.903048 3.758e-29 7.426e-10.04170.043 <text:s/>246.89180.720.000000 <text:s text:c="6"/>X <text:s text:c="5"/>0 <text:s text:c="6"/>X <text:s text:c="5"/>0 <text:s text:c="15"/>Q 13R 12 <text:s text:c="4"/>d446620442212 9 4 0 <text:s text:c="3"/>27.0 <text:s text:c="2"/>25.0</text:p>
      <text:p text:style-name="P1"><text:s/>73 <text:s text:c="3"/>1.903659 1.421e-34 7.939e-14.04240.044 <text:s/>217.45830.720.000000 <text:s text:c="6"/>X <text:s text:c="5"/>0 <text:s text:c="6"/>X <text:s text:c="5"/>0 <text:s text:c="10"/>12.5 Q 12R 11 13.5d65662030 912 9 4 0 <text:s text:c="3"/>26.0 <text:s text:c="2"/>28.0</text:p>
      <text:p text:style-name="P1"><text:s/>73 <text:s text:c="3"/>1.903785 2.249e-32 1.166e-11.04240.044 <text:s/>217.45830.720.000000 <text:s text:c="6"/>X <text:s text:c="5"/>0 <text:s text:c="6"/>X <text:s text:c="5"/>0 <text:s text:c="10"/>13.5 Q 12R 11 13.5d65662030 912 9 4 0 <text:s text:c="3"/>28.0 <text:s text:c="2"/>28.0</text:p>
      <text:p text:style-name="P1"><text:s/>73 <text:s text:c="3"/>1.903945 1.537e-30 7.441e-10.04240.044 <text:s/>217.45830.720.000000 <text:s text:c="6"/>X <text:s text:c="5"/>0 <text:s text:c="6"/>X <text:s text:c="5"/>0 <text:s text:c="10"/>14.5 Q 12R 11 13.5d65662030 912 9 4 0 <text:s text:c="3"/>30.0 <text:s text:c="2"/>28.0</text:p>
      <text:p text:style-name="P1"><text:s/>71 <text:s text:c="3"/>1.904163 9.664e-30 7.439e-10.04200.043 1814.19390.720.000000 <text:s text:c="6"/>X <text:s text:c="5"/>1 <text:s text:c="6"/>X <text:s text:c="5"/>1 <text:s text:c="15"/>Q 13R 12 <text:s text:c="4"/>d446620442212 9 4 0 <text:s text:c="3"/>27.0 <text:s text:c="2"/>25.0</text:p>
      <text:p text:style-name="P1"><text:s/>73 <text:s text:c="3"/>1.904486 1.183e-34 9.320e-14.04170.043 <text:s/>253.69580.720.000000 <text:s text:c="6"/>X <text:s text:c="5"/>0 <text:s text:c="6"/>X <text:s text:c="5"/>0 <text:s text:c="10"/>10.5 Q 13R 12 11.5d65662030 912 9 4 0 <text:s text:c="3"/>22.0 <text:s text:c="2"/>24.0</text:p>
      <text:p text:style-name="P1"><text:s/>73 <text:s text:c="3"/>1.904533 2.759e-32 1.992e-11.04170.043 <text:s/>253.69580.720.000000 <text:s text:c="6"/>X <text:s text:c="5"/>0 <text:s text:c="6"/>X <text:s text:c="5"/>0 <text:s text:c="10"/>11.5 Q 13R 12 11.5d65662030 912 9 4 0 <text:s text:c="3"/>24.0 <text:s text:c="2"/>24.0</text:p>
      <text:p text:style-name="P1"><text:s/>73 <text:s text:c="3"/>1.904599 1.087e-30 7.244e-10.04170.043 <text:s/>253.69580.720.000000 <text:s text:c="6"/>X <text:s text:c="5"/>0 <text:s text:c="6"/>X <text:s text:c="5"/>0 <text:s text:c="10"/>12.5 Q 13R 12 11.5d65662030 912 9 4 0 <text:s text:c="3"/>26.0 <text:s text:c="2"/>24.0</text:p>
      <text:p text:style-name="P1"><text:s/>73 <text:s text:c="3"/>1.907625 1.736e-32 1.369e-11.04170.043 <text:s/>253.69270.720.000000 <text:s text:c="6"/>X <text:s text:c="5"/>0 <text:s text:c="6"/>X <text:s text:c="5"/>0 <text:s text:c="10"/>10.5 Q 13R 12 10.5d65662030 912 9 4 0 <text:s text:c="3"/>22.0 <text:s text:c="2"/>22.0</text:p>
      <text:p text:style-name="P1"><text:s/>73 <text:s text:c="3"/>1.907648 2.767e-34 1.678e-13.04240.044 <text:s/>217.45420.720.000000 <text:s text:c="6"/>X <text:s text:c="5"/>0 <text:s text:c="6"/>X <text:s text:c="5"/>0 <text:s text:c="10"/>11.5 Q 12R 11 12.5d65662030 912 9 4 0 <text:s text:c="3"/>24.0 <text:s text:c="2"/>26.0</text:p>
      <text:p text:style-name="P1"><text:s/>73 <text:s text:c="3"/>1.907672 1.008e-30 7.286e-10.04170.043 <text:s/>253.69270.720.000000 <text:s text:c="6"/>X <text:s text:c="5"/>0 <text:s text:c="6"/>X <text:s text:c="5"/>0 <text:s text:c="10"/>11.5 Q 13R 12 10.5d65662030 912 9 4 0 <text:s text:c="3"/>24.0 <text:s text:c="2"/>22.0</text:p>
      <text:p text:style-name="P1"><text:s/>73 <text:s text:c="3"/>1.907745 3.591e-32 2.010e-11.04240.044 <text:s/>217.45420.720.000000 <text:s text:c="6"/>X <text:s text:c="5"/>0 <text:s text:c="6"/>X <text:s text:c="5"/>0 <text:s text:c="10"/>12.5 Q 12R 11 12.5d65662030 912 9 4 0 <text:s text:c="3"/>26.0 <text:s text:c="2"/>26.0</text:p>
      <text:p text:style-name="P1"><text:s/>73 <text:s text:c="3"/>1.907871 1.418e-30 7.369e-10.04240.044 <text:s/>217.45420.720.000000 <text:s text:c="6"/>X <text:s text:c="5"/>0 <text:s text:c="6"/>X <text:s text:c="5"/>0 <text:s text:c="10"/>13.5 Q 12R 11 12.5d65662030 912 9 4 0 <text:s text:c="3"/>28.0 <text:s text:c="2"/>26.0</text:p>
      <text:p text:style-name="P1"><text:s/>73 <text:s text:c="3"/>1.910475 9.346e-31 7.384e-10.04170.043 <text:s/>253.68980.720.000000 <text:s text:c="6"/>X <text:s text:c="5"/>0 <text:s text:c="6"/>X <text:s text:c="5"/>0 <text:s text:c="10"/>10.5 Q 13R 12 <text:s/>9.5d65662030 912 9 4 0 <text:s text:c="3"/>22.0 <text:s text:c="2"/>20.0</text:p>
      <text:p text:style-name="P1"><text:s/>73 <text:s text:c="3"/>1.911334 3.012e-34 1.996e-13.04240.044 <text:s/>217.45040.720.000000 <text:s text:c="6"/>X <text:s text:c="5"/>0 <text:s text:c="6"/>X <text:s text:c="5"/>0 <text:s text:c="10"/>10.5 Q 12R 11 11.5d65662030 912 9 4 0 <text:s text:c="3"/>22.0 <text:s text:c="2"/>24.0</text:p>
      <text:p text:style-name="P1"><text:s/>73 <text:s text:c="3"/>1.911407 4.038e-32 2.453e-11.04240.044 <text:s/>217.45040.720.000000 <text:s text:c="6"/>X <text:s text:c="5"/>0 <text:s text:c="6"/>X <text:s text:c="5"/>0 <text:s text:c="10"/>11.5 Q 12R 11 11.5d65662030 912 9 4 0 <text:s text:c="3"/>24.0 <text:s text:c="2"/>24.0</text:p>
      <text:p text:style-name="P1"><text:s/>73 <text:s text:c="3"/>1.911504 1.306e-30 7.326e-10.04240.044 <text:s/>217.45040.720.000000 <text:s text:c="6"/>X <text:s text:c="5"/>0 <text:s text:c="6"/>X <text:s text:c="5"/>0 <text:s text:c="10"/>12.5 Q 12R 11 11.5d65662030 912 9 4 0 <text:s text:c="3"/>26.0 <text:s text:c="2"/>24.0</text:p>
      <text:p text:style-name="P1"><text:s/>72 <text:s text:c="3"/>1.912840 4.170e-29 7.535e-10.04240.044 <text:s/>211.61580.720.000000 <text:s text:c="6"/>X <text:s text:c="5"/>0 <text:s text:c="6"/>X <text:s text:c="5"/>0 <text:s text:c="15"/>Q 12R 11 <text:s text:c="4"/>d446620442212 9 4 0 <text:s text:c="3"/>25.0 <text:s text:c="2"/>23.0</text:p>
      <text:p text:style-name="P1"><text:s/>34 <text:s text:c="3"/>1.913197 4.827e-37 3.630e-08.07250.100 <text:s/>294.90590.790.000000 <text:s text:c="9"/>0 0 0 <text:s text:c="9"/>0 0 0 26 <text:s/>2 25 23.5 <text:s/>25 <text:s/>3 22 22.5 6565501518 6 2 4 0 <text:s text:c="3"/>48.0 <text:s text:c="2"/>46.0</text:p>
      <text:p text:style-name="P1"><text:s/>34 <text:s text:c="3"/>1.913219 5.858e-37 3.645e-08.07250.100 <text:s/>294.90580.790.000000 <text:s text:c="9"/>0 0 0 <text:s text:c="9"/>0 0 0 26 <text:s/>2 25 28.5 <text:s/>25 <text:s/>3 22 27.5 6565501518 6 2 4 0 <text:s text:c="3"/>58.0 <text:s text:c="2"/>56.0</text:p>
      <text:p text:style-name="P1"><text:s/>34 <text:s text:c="3"/>1.913235 5.018e-37 3.622e-08.07250.100 <text:s/>294.90580.790.000000 <text:s text:c="9"/>0 0 0 <text:s text:c="9"/>0 0 0 26 <text:s/>2 25 24.5 <text:s/>25 <text:s/>3 22 23.5 6565501518 6 2 4 0 <text:s text:c="3"/>50.0 <text:s text:c="2"/>48.0</text:p>
      <text:p text:style-name="P1"><text:s/>34 <text:s text:c="3"/>1.913253 5.638e-37 3.633e-08.07250.100 <text:s/>294.90570.790.000000 <text:s text:c="9"/>0 0 0 <text:s text:c="9"/>0 0 0 26 <text:s/>2 25 27.5 <text:s/>25 <text:s/>3 22 26.5 6565501518 6 2 4 0 <text:s text:c="3"/>56.0 <text:s text:c="2"/>54.0</text:p>
      <text:p text:style-name="P1"><text:s/>34 <text:s text:c="3"/>1.913259 5.216e-37 3.620e-08.07250.100 <text:s/>294.90570.790.000000 <text:s text:c="9"/>0 0 0 <text:s text:c="9"/>0 0 0 26 <text:s/>2 25 25.5 <text:s/>25 <text:s/>3 22 24.5 6565501518 6 2 4 0 <text:s text:c="3"/>52.0 <text:s text:c="2"/>50.0</text:p>
      <text:p text:style-name="P1"><text:s/>34 <text:s text:c="3"/>1.913265 5.423e-37 3.624e-08.07250.100 <text:s/>294.90570.790.000000 <text:s text:c="9"/>0 0 0 <text:s text:c="9"/>0 0 0 26 <text:s/>2 25 26.5 <text:s/>25 <text:s/>3 22 25.5 6565501518 6 2 4 0 <text:s text:c="3"/>54.0 <text:s text:c="2"/>52.0</text:p>
      <text:p text:style-name="P1"><text:s/>73 <text:s text:c="3"/>1.914211 2.176e-34 1.125e-13.04310.044 <text:s/>183.99130.720.000000 <text:s text:c="6"/>X <text:s text:c="5"/>0 <text:s text:c="6"/>X <text:s text:c="5"/>0 <text:s text:c="10"/>11.5 Q 11R 10 12.5d65662030 912 9 4 0 <text:s text:c="3"/>24.0 <text:s text:c="2"/>26.0</text:p>
      <text:p text:style-name="P1"><text:s/>73 <text:s text:c="3"/>1.914347 2.922e-32 1.395e-11.04310.044 <text:s/>183.99130.720.000000 <text:s text:c="6"/>X <text:s text:c="5"/>0 <text:s text:c="6"/>X <text:s text:c="5"/>0 <text:s text:c="10"/>12.5 Q 11R 10 12.5d65662030 912 9 4 0 <text:s text:c="3"/>26.0 <text:s text:c="2"/>26.0</text:p>
      <text:p text:style-name="P1"><text:s/>73 <text:s text:c="3"/>1.914520 1.705e-30 7.559e-10.04310.044 <text:s/>183.99130.720.000000 <text:s text:c="6"/>X <text:s text:c="5"/>0 <text:s text:c="6"/>X <text:s text:c="5"/>0 <text:s text:c="10"/>13.5 Q 11R 10 12.5d65662030 912 9 4 0 <text:s text:c="3"/>28.0 <text:s text:c="2"/>26.0</text:p>
      <text:p text:style-name="P1"><text:s/>61 <text:s text:c="3"/>1.914674 8.514e-38 7.024e-10.05300.070 3171.72410.640.000000 <text:s text:c="3"/>0 0 0 2 1F2 <text:s text:c="3"/>0 0 0 2 1F2 <text:s text:c="2"/>10F2 10 <text:s text:c="7"/>10F1 <text:s/>9 <text:s text:c="4"/>434330453638 7 1 0 <text:s text:c="3"/>63.0 <text:s text:c="2"/>63.0</text:p>
      <text:p text:style-name="P1"><text:s/>73 <text:s text:c="3"/>1.914718 1.834e-34 1.339e-13.04240.044 <text:s/>217.44700.720.000000 <text:s text:c="6"/>X <text:s text:c="5"/>0 <text:s text:c="6"/>X <text:s text:c="5"/>0 <text:s text:c="11"/>9.5 Q 12R 11 10.5d65662030 912 9 4 0 <text:s text:c="3"/>20.0 <text:s text:c="2"/>22.0</text:p>
      <text:p text:style-name="P1"><text:s/>73 <text:s text:c="3"/>1.914770 3.601e-32 2.391e-11.04240.044 <text:s/>217.44700.720.000000 <text:s text:c="6"/>X <text:s text:c="5"/>0 <text:s text:c="6"/>X <text:s text:c="5"/>0 <text:s text:c="10"/>10.5 Q 12R 11 10.5d65662030 912 9 4 0 <text:s text:c="3"/>22.0 <text:s text:c="2"/>22.0</text:p>
      <text:p text:style-name="P1"><text:s/>73 <text:s text:c="3"/>1.914843 1.203e-30 7.319e-10.04240.044 <text:s/>217.44700.720.000000 <text:s text:c="6"/>X <text:s text:c="5"/>0 <text:s text:c="6"/>X <text:s text:c="5"/>0 <text:s text:c="10"/>11.5 Q 12R 11 10.5d65662030 912 9 4 0 <text:s text:c="3"/>24.0 <text:s text:c="2"/>22.0</text:p>
      <text:p text:style-name="P1"><text:s/>73 <text:s text:c="3"/>1.915679 1.477e-31 3.903e-10.05380.054 <text:s text:c="3"/>8.25570.860.000000 <text:s text:c="6"/>X <text:s text:c="5"/>0 <text:s text:c="6"/>X <text:s text:c="5"/>0 <text:s text:c="11"/>0.5 Q <text:s/>2P <text:s/>3 <text:s/>0.5d65662030 912 9 4 0 <text:s text:c="4"/>2.0 <text:s text:c="3"/>2.0</text:p>
      <text:p text:style-name="P1"><text:s/>73 <text:s text:c="3"/>1.915987 4.213e-32 5.569e-11.05380.054 <text:s text:c="3"/>8.25570.860.000000 <text:s text:c="6"/>X <text:s text:c="5"/>0 <text:s text:c="6"/>X <text:s text:c="5"/>0 <text:s text:c="11"/>1.5 Q <text:s/>2P <text:s/>3 <text:s/>0.5d65662030 912 9 4 0 <text:s text:c="4"/>4.0 <text:s text:c="3"/>2.0</text:p>
      <text:p text:style-name="P1"><text:s/>61 <text:s text:c="3"/>1.916589 9.175e-37 1.125e-11.05000.073 1727.84470.650.000000 <text:s text:c="3"/>0 0 0 1 1F2 <text:s text:c="3"/>0 0 0 1 1F2 <text:s text:c="3"/>9E <text:s text:c="2"/>2 <text:s text:c="8"/>9E <text:s text:c="2"/>1 <text:s text:c="4"/>534330453738 7 1 0 <text:s text:c="3"/>38.0 <text:s text:c="2"/>38.0</text:p>
      <text:p text:style-name="P1"><text:s/>73 <text:s text:c="3"/>1.917088 1.184e-31 3.132e-10.05380.054 <text:s text:c="3"/>8.25430.860.000000 <text:s text:c="6"/>X <text:s text:c="5"/>0 <text:s text:c="6"/>X <text:s text:c="5"/>0 <text:s text:c="11"/>0.5 Q <text:s/>2P <text:s/>3 <text:s/>1.5d65662030 912 9 4 0 <text:s text:c="4"/>2.0 <text:s text:c="3"/>4.0</text:p>
      <text:p text:style-name="P1"><text:s/>73 <text:s text:c="3"/>1.917396 2.163e-31 2.861e-10.05380.054 <text:s text:c="3"/>8.25430.860.000000 <text:s text:c="6"/>X <text:s text:c="5"/>0 <text:s text:c="6"/>X <text:s text:c="5"/>0 <text:s text:c="11"/>1.5 Q <text:s/>2P <text:s/>3 <text:s/>1.5d65662030 912 9 4 0 <text:s text:c="4"/>4.0 <text:s text:c="3"/>4.0</text:p>
      <text:p text:style-name="P1"><text:s/>61 <text:s text:c="3"/>1.917702 9.603e-39 5.151e-14.04500.059 1778.20460.600.000000 <text:s text:c="3"/>0 0 0 0 1A1 <text:s text:c="3"/>0 0 0 0 1A1 <text:s text:c="2"/>18F1 <text:s/>3 <text:s text:c="7"/>18F2 <text:s/>1 <text:s text:c="4"/>534330453738 7 1 0 <text:s text:c="2"/>111.0 <text:s/>111.0</text:p>
      <text:p text:style-name="P1"><text:s/>73 <text:s text:c="3"/>1.917837 2.268e-32 1.659e-11.04240.044 <text:s/>217.44390.720.000000 <text:s text:c="6"/>X <text:s text:c="5"/>0 <text:s text:c="6"/>X <text:s text:c="5"/>0 <text:s text:c="11"/>9.5 Q 12R 11 <text:s/>9.5d65662030 912 9 4 0 <text:s text:c="3"/>20.0 <text:s text:c="2"/>20.0</text:p>
      <text:p text:style-name="P1"><text:s/>73 <text:s text:c="3"/>1.917889 1.107e-30 7.363e-10.04240.044 <text:s/>217.44390.720.000000 <text:s text:c="6"/>X <text:s text:c="5"/>0 <text:s text:c="6"/>X <text:s text:c="5"/>0 <text:s text:c="10"/>10.5 Q 12R 11 <text:s/>9.5d65662030 912 9 4 0 <text:s text:c="3"/>22.0 <text:s text:c="2"/>20.0</text:p>
      <text:p text:style-name="P1"><text:s/>73 <text:s text:c="3"/>1.917918 4.556e-32 4.019e-11.05380.054 <text:s text:c="3"/>8.25430.860.000000 <text:s text:c="6"/>X <text:s text:c="5"/>0 <text:s text:c="6"/>X <text:s text:c="5"/>0 <text:s text:c="11"/>2.5 Q <text:s/>2P <text:s/>3 <text:s/>1.5d65662030 912 9 4 0 <text:s text:c="4"/>6.0 <text:s text:c="3"/>4.0</text:p>
      <text:p text:style-name="P1"><text:s/>73 <text:s text:c="3"/>1.918257 4.262e-34 2.409e-13.04310.044 <text:s/>183.98710.720.000000 <text:s text:c="6"/>X <text:s text:c="5"/>0 <text:s text:c="6"/>X <text:s text:c="5"/>0 <text:s text:c="10"/>10.5 Q 11R 10 11.5d65662030 912 9 4 0 <text:s text:c="3"/>22.0 <text:s text:c="2"/>24.0</text:p>
      <text:p text:style-name="P1"><text:s/>73 <text:s text:c="3"/>1.918362 4.659e-32 2.414e-11.04310.044 <text:s/>183.98710.720.000000 <text:s text:c="6"/>X <text:s text:c="5"/>0 <text:s text:c="6"/>X <text:s text:c="5"/>0 <text:s text:c="10"/>11.5 Q 11R 10 11.5d65662030 912 9 4 0 <text:s text:c="3"/>24.0 <text:s text:c="2"/>24.0</text:p>
      <text:p text:style-name="P1"><text:s/>73 <text:s text:c="3"/>1.918498 1.561e-30 7.466e-10.04310.044 <text:s/>183.98710.720.000000 <text:s text:c="6"/>X <text:s text:c="5"/>0 <text:s text:c="6"/>X <text:s text:c="5"/>0 <text:s text:c="10"/>12.5 Q 11R 10 11.5d65662030 912 9 4 0 <text:s text:c="3"/>26.0 <text:s text:c="2"/>24.0</text:p>
      <text:p text:style-name="P1"><text:s/>61 <text:s text:c="3"/>1.918564 2.720e-38 2.455e-10.06000.078 3120.56590.720.000000 <text:s text:c="3"/>0 0 1 0 1F2 <text:s text:c="3"/>0 0 1 0 1F2 <text:s text:c="3"/>4A2 <text:s/>5 <text:s text:c="8"/>4A1 <text:s/>7 <text:s text:c="4"/>434330453638 7 1 0 <text:s text:c="3"/>45.0 <text:s text:c="2"/>45.0</text:p>
      <text:p text:style-name="P1"><text:s/>73 <text:s text:c="3"/>1.919737 2.748e-31 3.640e-10.05380.054 <text:s text:c="3"/>8.25200.860.000000 <text:s text:c="6"/>X <text:s text:c="5"/>0 <text:s text:c="6"/>X <text:s text:c="5"/>0 <text:s text:c="11"/>1.5 Q <text:s/>2P <text:s/>3 <text:s/>2.5d65662030 912 9 4 0 <text:s text:c="4"/>4.0 <text:s text:c="3"/>6.0</text:p>
      <text:p text:style-name="P1"><text:s/>73 <text:s text:c="3"/>1.920258 2.646e-31 2.337e-10.05380.054 <text:s text:c="3"/>8.25200.860.000000 <text:s text:c="6"/>X <text:s text:c="5"/>0 <text:s text:c="6"/>X <text:s text:c="5"/>0 <text:s text:c="11"/>2.5 Q <text:s/>2P <text:s/>3 <text:s/>2.5d65662030 912 9 4 0 <text:s text:c="4"/>6.0 <text:s text:c="3"/>6.0</text:p>
      <text:p text:style-name="P1"><text:s/>73 <text:s text:c="3"/>1.920644 1.020e-30 7.470e-10.04240.044 <text:s/>217.44110.720.000000 <text:s text:c="6"/>X <text:s text:c="5"/>0 <text:s text:c="6"/>X <text:s text:c="5"/>0 <text:s text:c="11"/>9.5 Q 12R 11 <text:s/>8.5d65662030 912 9 4 0 <text:s text:c="3"/>20.0 <text:s text:c="2"/>18.0</text:p>
      <text:p text:style-name="P1"><text:s/>73 <text:s text:c="3"/>1.921004 3.260e-32 2.160e-11.05380.054 <text:s text:c="3"/>8.25200.860.000000 <text:s text:c="6"/>X <text:s text:c="5"/>0 <text:s text:c="6"/>X <text:s text:c="5"/>0 <text:s text:c="11"/>3.5 Q <text:s/>2P <text:s/>3 <text:s/>2.5d65662030 912 9 4 0 <text:s text:c="4"/>8.0 <text:s text:c="3"/>6.0</text:p>
      <text:p text:style-name="P1"><text:s/>71 <text:s text:c="3"/>1.921746 2.259e-26 7.637e-10.04330.044 <text:s/>188.85310.720.000000 <text:s text:c="6"/>X <text:s text:c="5"/>0 <text:s text:c="6"/>X <text:s text:c="5"/>0 <text:s text:c="15"/>Q 11R 10 <text:s text:c="4"/>d446620442212 9 4 0 <text:s text:c="3"/>23.0 <text:s text:c="2"/>21.0</text:p>
      <text:p text:style-name="P1"><text:s/>73 <text:s text:c="3"/>1.921970 4.673e-34 2.912e-13.04310.044 <text:s/>183.98330.720.000000 <text:s text:c="6"/>X <text:s text:c="5"/>0 <text:s text:c="6"/>X <text:s text:c="5"/>0 <text:s text:c="11"/>9.5 Q 11R 10 10.5d65662030 912 9 4 0 <text:s text:c="3"/>20.0 <text:s text:c="2"/>22.0</text:p>
      <text:p text:style-name="P1"><text:s/>73 <text:s text:c="3"/>1.922050 5.238e-32 2.967e-11.04310.044 <text:s/>183.98330.720.000000 <text:s text:c="6"/>X <text:s text:c="5"/>0 <text:s text:c="6"/>X <text:s text:c="5"/>0 <text:s text:c="10"/>10.5 Q 11R 10 10.5d65662030 912 9 4 0 <text:s text:c="3"/>22.0 <text:s text:c="2"/>22.0</text:p>
      <text:p text:style-name="P1"><text:s/>73 <text:s text:c="3"/>1.922155 1.426e-30 7.405e-10.04310.044 <text:s/>183.98330.720.000000 <text:s text:c="6"/>X <text:s text:c="5"/>0 <text:s text:c="6"/>X <text:s text:c="5"/>0 <text:s text:c="10"/>11.5 Q 11R 10 10.5d65662030 912 9 4 0 <text:s text:c="3"/>24.0 <text:s text:c="2"/>22.0</text:p>
      <text:p text:style-name="P1"><text:s/>72 <text:s text:c="3"/>1.922992 4.539e-29 7.652e-10.04310.044 <text:s/>179.04700.720.000000 <text:s text:c="6"/>X <text:s text:c="5"/>0 <text:s text:c="6"/>X <text:s text:c="5"/>0 <text:s text:c="15"/>Q 11R 10 <text:s text:c="4"/>d446620442212 9 4 0 <text:s text:c="3"/>23.0 <text:s text:c="2"/>21.0</text:p>
      <text:p text:style-name="P1"><text:s/>73 <text:s text:c="3"/>1.923517 4.930e-31 4.361e-10.05380.054 <text:s text:c="3"/>8.24870.860.000000 <text:s text:c="6"/>X <text:s text:c="5"/>0 <text:s text:c="6"/>X <text:s text:c="5"/>0 <text:s text:c="11"/>2.5 Q <text:s/>2P <text:s/>3 <text:s/>3.5d65662030 912 9 4 0 <text:s text:c="4"/>6.0 <text:s text:c="3"/>8.0</text:p>
      <text:p text:style-name="P1"><text:s/>11 <text:s text:c="3"/>1.924093 1.643e-38 9.553e-08.07780.391 5754.74270.740.001500 <text:s text:c="9"/>1 1 0 <text:s text:c="9"/>1 1 0 <text:s/>4 <text:s/>4 <text:s/>0 <text:s text:c="7"/>5 <text:s/>3 <text:s/>3 <text:s text:c="5"/>4446434432257120 7 <text:s text:c="4"/>9.0 <text:s text:c="2"/>11.0</text:p>
      <text:p text:style-name="P1"><text:s/>73 <text:s text:c="3"/>1.924263 2.592e-31 1.720e-10.05380.054 <text:s text:c="3"/>8.24870.860.000000 <text:s text:c="6"/>X <text:s text:c="5"/>0 <text:s text:c="6"/>X <text:s text:c="5"/>0 <text:s text:c="11"/>3.5 Q <text:s/>2P <text:s/>3 <text:s/>3.5d65662030 912 9 4 0 <text:s text:c="4"/>8.0 <text:s text:c="3"/>8.0</text:p>
      <text:p text:style-name="P1"><text:s/>73 <text:s text:c="3"/>1.925249 1.413e-32 7.505e-12.05380.054 <text:s text:c="3"/>8.24870.860.000000 <text:s text:c="6"/>X <text:s text:c="5"/>0 <text:s text:c="6"/>X <text:s text:c="5"/>0 <text:s text:c="11"/>4.5 Q <text:s/>2P <text:s/>3 <text:s/>3.5d65662030 912 9 4 0 <text:s text:c="3"/>10.0 <text:s text:c="3"/>8.0</text:p>
      <text:p text:style-name="P1"><text:s/>73 <text:s text:c="3"/>1.925275 3.365e-34 1.645e-13.04370.044 <text:s/>153.30720.720.000000 <text:s text:c="6"/>X <text:s text:c="5"/>0 <text:s text:c="6"/>X <text:s text:c="5"/>0 <text:s text:c="10"/>10.5 Q 10R <text:s/>9 11.5d65662030 912 9 4 0 <text:s text:c="3"/>22.0 <text:s text:c="2"/>24.0</text:p>
      <text:p text:style-name="P1"><text:s/>73 <text:s text:c="3"/>1.925352 2.872e-34 1.991e-13.04310.044 <text:s/>183.97990.720.000000 <text:s text:c="6"/>X <text:s text:c="5"/>0 <text:s text:c="6"/>X <text:s text:c="5"/>0 <text:s text:c="11"/>8.5 Q 11R 10 <text:s/>9.5d65662030 912 9 4 0 <text:s text:c="3"/>18.0 <text:s text:c="2"/>20.0</text:p>
      <text:p text:style-name="P1"><text:s/>73 <text:s text:c="3"/>1.925411 4.671e-32 2.915e-11.04310.044 <text:s/>183.97990.720.000000 <text:s text:c="6"/>X <text:s text:c="5"/>0 <text:s text:c="6"/>X <text:s text:c="5"/>0 <text:s text:c="11"/>9.5 Q 11R 10 <text:s/>9.5d65662030 912 9 4 0 <text:s text:c="3"/>20.0 <text:s text:c="2"/>20.0</text:p>
      <text:p text:style-name="P1"><text:soft-page-break/><text:s/>73 <text:s text:c="3"/>1.925423 3.779e-32 1.693e-11.04370.044 <text:s/>153.30720.720.000000 <text:s text:c="6"/>X <text:s text:c="5"/>0 <text:s text:c="6"/>X <text:s text:c="5"/>0 <text:s text:c="10"/>11.5 Q 10R <text:s/>9 11.5d65662030 912 9 4 0 <text:s text:c="3"/>24.0 <text:s text:c="2"/>24.0</text:p>
      <text:p text:style-name="P1"><text:s/>73 <text:s text:c="3"/>1.925491 1.302e-30 7.389e-10.04310.044 <text:s/>183.97990.720.000000 <text:s text:c="6"/>X <text:s text:c="5"/>0 <text:s text:c="6"/>X <text:s text:c="5"/>0 <text:s text:c="10"/>10.5 Q 11R 10 <text:s/>9.5d65662030 912 9 4 0 <text:s text:c="3"/>22.0 <text:s text:c="2"/>20.0</text:p>
      <text:p text:style-name="P1"><text:s/>71 <text:s text:c="3"/>1.925557 1.187e-29 7.682e-10.04330.044 1743.15520.720.000000 <text:s text:c="6"/>X <text:s text:c="5"/>1 <text:s text:c="6"/>X <text:s text:c="5"/>1 <text:s text:c="15"/>Q 11R 10 <text:s text:c="4"/>d446620442212 9 4 0 <text:s text:c="3"/>23.0 <text:s text:c="2"/>21.0</text:p>
      <text:p text:style-name="P1"><text:s/>73 <text:s text:c="3"/>1.925610 1.857e-30 7.682e-10.04370.044 <text:s/>153.30720.720.000000 <text:s text:c="6"/>X <text:s text:c="5"/>0 <text:s text:c="6"/>X <text:s text:c="5"/>0 <text:s text:c="10"/>12.5 Q 10R <text:s/>9 11.5d65662030 912 9 4 0 <text:s text:c="3"/>26.0 <text:s text:c="2"/>24.0</text:p>
      <text:p text:style-name="P1"><text:s/>73 <text:s text:c="3"/>1.928423 7.852e-31 5.223e-10.05380.054 <text:s text:c="3"/>8.24460.860.000000 <text:s text:c="6"/>X <text:s text:c="5"/>0 <text:s text:c="6"/>X <text:s text:c="5"/>0 <text:s text:c="11"/>3.5 Q <text:s/>2P <text:s/>3 <text:s/>4.5d65662030 912 9 4 0 <text:s text:c="4"/>8.0 <text:s text:c="2"/>10.0</text:p>
      <text:p text:style-name="P1"><text:s/>73 <text:s text:c="3"/>1.928448 2.943e-32 2.044e-11.04310.044 <text:s/>183.97680.720.000000 <text:s text:c="6"/>X <text:s text:c="5"/>0 <text:s text:c="6"/>X <text:s text:c="5"/>0 <text:s text:c="11"/>8.5 Q 11R 10 <text:s/>8.5d65662030 912 9 4 0 <text:s text:c="3"/>18.0 <text:s text:c="2"/>18.0</text:p>
      <text:p text:style-name="P1"><text:s/>61 <text:s text:c="3"/>1.928491 1.726e-38 1.310e-10.06200.078 3054.53120.700.000000 <text:s text:c="3"/>0 1 0 1 1F1 <text:s text:c="3"/>0 1 0 1 1F2 <text:s text:c="3"/>6F2 15 <text:s text:c="8"/>6F1 14 <text:s text:c="4"/>434330453638 7 1 0 <text:s text:c="3"/>39.0 <text:s text:c="2"/>39.0</text:p>
      <text:p text:style-name="P1"><text:s/>73 <text:s text:c="3"/>1.928507 1.188e-30 7.429e-10.04310.044 <text:s/>183.97680.720.000000 <text:s text:c="6"/>X <text:s text:c="5"/>0 <text:s text:c="6"/>X <text:s text:c="5"/>0 <text:s text:c="11"/>9.5 Q 11R 10 <text:s/>8.5d65662030 912 9 4 0 <text:s text:c="3"/>20.0 <text:s text:c="2"/>18.0</text:p>
      <text:p text:style-name="P1"><text:s/>73 <text:s text:c="3"/>1.929389 6.642e-34 3.579e-13.04370.044 <text:s/>153.30290.720.000000 <text:s text:c="6"/>X <text:s text:c="5"/>0 <text:s text:c="6"/>X <text:s text:c="5"/>0 <text:s text:c="11"/>9.5 Q 10R <text:s/>9 10.5d65662030 912 9 4 0 <text:s text:c="3"/>20.0 <text:s text:c="2"/>22.0</text:p>
      <text:p text:style-name="P1"><text:s/>73 <text:s text:c="3"/>1.929410 1.779e-31 9.473e-11.05380.054 <text:s text:c="3"/>8.24460.860.000000 <text:s text:c="6"/>X <text:s text:c="5"/>0 <text:s text:c="6"/>X <text:s text:c="5"/>0 <text:s text:c="11"/>4.5 Q <text:s/>2P <text:s/>3 <text:s/>4.5d65662030 912 9 4 0 <text:s text:c="3"/>10.0 <text:s text:c="2"/>10.0</text:p>
      <text:p text:style-name="P1"><text:s/>73 <text:s text:c="3"/>1.929504 6.017e-32 2.947e-11.04370.044 <text:s/>153.30290.720.000000 <text:s text:c="6"/>X <text:s text:c="5"/>0 <text:s text:c="6"/>X <text:s text:c="5"/>0 <text:s text:c="10"/>10.5 Q 10R <text:s/>9 10.5d65662030 912 9 4 0 <text:s text:c="3"/>22.0 <text:s text:c="2"/>22.0</text:p>
      <text:p text:style-name="P1"><text:s/>73 <text:s text:c="3"/>1.929653 1.684e-30 7.561e-10.04370.044 <text:s/>153.30290.720.000000 <text:s text:c="6"/>X <text:s text:c="5"/>0 <text:s text:c="6"/>X <text:s text:c="5"/>0 <text:s text:c="10"/>11.5 Q 10R <text:s/>9 10.5d65662030 912 9 4 0 <text:s text:c="3"/>24.0 <text:s text:c="2"/>22.0</text:p>
      <text:p text:style-name="P1"><text:s/>73 <text:s text:c="3"/>1.931204 1.086e-30 7.551e-10.04310.044 <text:s/>183.97400.720.000000 <text:s text:c="6"/>X <text:s text:c="5"/>0 <text:s text:c="6"/>X <text:s text:c="5"/>0 <text:s text:c="11"/>8.5 Q 11R 10 <text:s/>7.5d65662030 912 9 4 0 <text:s text:c="3"/>18.0 <text:s text:c="2"/>16.0</text:p>
      <text:p text:style-name="P1"><text:s/>72 <text:s text:c="3"/>1.931335 2.121e-29 7.194e-10.05380.054 <text:s text:c="3"/>8.02410.860.000000 <text:s text:c="6"/>X <text:s text:c="5"/>0 <text:s text:c="6"/>X <text:s text:c="5"/>0 <text:s text:c="15"/>Q <text:s/>2P <text:s/>3 <text:s text:c="4"/>d446620442212 9 4 0 <text:s text:c="4"/>5.0 <text:s text:c="3"/>7.0</text:p>
      <text:p text:style-name="P1"><text:s/>73 <text:s text:c="3"/>1.933135 7.348e-34 4.408e-13.04370.044 <text:s/>153.29910.720.000000 <text:s text:c="6"/>X <text:s text:c="5"/>0 <text:s text:c="6"/>X <text:s text:c="5"/>0 <text:s text:c="11"/>8.5 Q 10R <text:s/>9 <text:s/>9.5d65662030 912 9 4 0 <text:s text:c="3"/>18.0 <text:s text:c="2"/>20.0</text:p>
      <text:p text:style-name="P1"><text:s/>73 <text:s text:c="3"/>1.933224 6.759e-32 3.649e-11.04370.044 <text:s/>153.29910.720.000000 <text:s text:c="6"/>X <text:s text:c="5"/>0 <text:s text:c="6"/>X <text:s text:c="5"/>0 <text:s text:c="11"/>9.5 Q 10R <text:s/>9 <text:s/>9.5d65662030 912 9 4 0 <text:s text:c="3"/>20.0 <text:s text:c="2"/>20.0</text:p>
      <text:p text:style-name="P1"><text:s/>73 <text:s text:c="3"/>1.933340 1.524e-30 7.478e-10.04370.044 <text:s/>153.29910.720.000000 <text:s text:c="6"/>X <text:s text:c="5"/>0 <text:s text:c="6"/>X <text:s text:c="5"/>0 <text:s text:c="10"/>10.5 Q 10R <text:s/>9 <text:s/>9.5d65662030 912 9 4 0 <text:s text:c="3"/>22.0 <text:s text:c="2"/>20.0</text:p>
      <text:p text:style-name="P1"><text:s/>72 <text:s text:c="3"/>1.933619 4.838e-29 7.768e-10.04370.044 <text:s/>149.18650.720.000000 <text:s text:c="6"/>X <text:s text:c="5"/>0 <text:s text:c="6"/>X <text:s text:c="5"/>0 <text:s text:c="15"/>Q 10R <text:s/>9 <text:s text:c="4"/>d446620442212 9 4 0 <text:s text:c="3"/>21.0 <text:s text:c="2"/>19.0</text:p>
      <text:p text:style-name="P1"><text:s/>73 <text:s text:c="3"/>1.934449 1.164e-30 6.211e-10.05380.054 <text:s text:c="3"/>8.23950.860.000000 <text:s text:c="6"/>X <text:s text:c="5"/>0 <text:s text:c="6"/>X <text:s text:c="5"/>0 <text:s text:c="11"/>4.5 Q <text:s/>2P <text:s/>3 <text:s/>5.5d65662030 912 9 4 0 <text:s text:c="3"/>10.0 <text:s text:c="2"/>12.0</text:p>
      <text:p text:style-name="P1"><text:s/>73 <text:s text:c="3"/>1.936517 4.567e-34 3.087e-13.04370.044 <text:s/>153.29560.720.000000 <text:s text:c="6"/>X <text:s text:c="5"/>0 <text:s text:c="6"/>X <text:s text:c="5"/>0 <text:s text:c="11"/>7.5 Q 10R <text:s/>9 <text:s/>8.5d65662030 912 9 4 0 <text:s text:c="3"/>16.0 <text:s text:c="2"/>18.0</text:p>
      <text:p text:style-name="P1"><text:s/>73 <text:s text:c="3"/>1.936583 6.028e-32 3.622e-11.04370.044 <text:s/>153.29560.720.000000 <text:s text:c="6"/>X <text:s text:c="5"/>0 <text:s text:c="6"/>X <text:s text:c="5"/>0 <text:s text:c="11"/>8.5 Q 10R <text:s/>9 <text:s/>8.5d65662030 912 9 4 0 <text:s text:c="3"/>18.0 <text:s text:c="2"/>18.0</text:p>
      <text:p text:style-name="P1"><text:s/>73 <text:s text:c="3"/>1.936672 1.377e-30 7.445e-10.04370.044 <text:s/>153.29560.720.000000 <text:s text:c="6"/>X <text:s text:c="5"/>0 <text:s text:c="6"/>X <text:s text:c="5"/>0 <text:s text:c="11"/>9.5 Q 10R <text:s/>9 <text:s/>8.5d65662030 912 9 4 0 <text:s text:c="3"/>20.0 <text:s text:c="2"/>18.0</text:p>
      <text:p text:style-name="P1"><text:s/>73 <text:s text:c="3"/>1.937030 5.284e-34 2.496e-13.04440.045 <text:s/>125.40700.720.000000 <text:s text:c="6"/>X <text:s text:c="5"/>0 <text:s text:c="6"/>X <text:s text:c="5"/>0 <text:s text:c="11"/>9.5 Q <text:s/>9R <text:s/>8 10.5d65662030 912 9 4 0 <text:s text:c="3"/>20.0 <text:s text:c="2"/>22.0</text:p>
      <text:p text:style-name="P1"><text:s/>73 <text:s text:c="3"/>1.937193 4.874e-32 2.093e-11.04440.045 <text:s/>125.40700.720.000000 <text:s text:c="6"/>X <text:s text:c="5"/>0 <text:s text:c="6"/>X <text:s text:c="5"/>0 <text:s text:c="10"/>10.5 Q <text:s/>9R <text:s/>8 10.5d65662030 912 9 4 0 <text:s text:c="3"/>22.0 <text:s text:c="2"/>22.0</text:p>
      <text:p text:style-name="P1"><text:s/>73 <text:s text:c="3"/>1.937398 1.984e-30 7.813e-10.04440.045 <text:s/>125.40700.720.000000 <text:s text:c="6"/>X <text:s text:c="5"/>0 <text:s text:c="6"/>X <text:s text:c="5"/>0 <text:s text:c="10"/>11.5 Q <text:s/>9R <text:s/>8 10.5d65662030 912 9 4 0 <text:s text:c="3"/>24.0 <text:s text:c="2"/>22.0</text:p>
      <text:p text:style-name="P1"><text:s/>31 <text:s text:c="3"/>1.937800 8.038e-33 4.853e-08.07140.098 <text:s/>392.17840.800.000000 <text:s text:c="9"/>0 0 0 <text:s text:c="9"/>0 0 0 29 <text:s/>3 27 <text:s text:c="6"/>28 <text:s/>4 24 <text:s text:c="5"/>006550 113 6 2 4 0 <text:s text:c="3"/>59.0 <text:s text:c="2"/>57.0</text:p>
      <text:p text:style-name="P1"><text:s/>73 <text:s text:c="3"/>1.939585 3.804e-32 2.575e-11.04370.044 <text:s/>153.29260.720.000000 <text:s text:c="6"/>X <text:s text:c="5"/>0 <text:s text:c="6"/>X <text:s text:c="5"/>0 <text:s text:c="11"/>7.5 Q 10R <text:s/>9 <text:s/>7.5d65662030 912 9 4 0 <text:s text:c="3"/>16.0 <text:s text:c="2"/>16.0</text:p>
      <text:p text:style-name="P1"><text:s/>73 <text:s text:c="3"/>1.939651 1.244e-30 7.484e-10.04370.044 <text:s/>153.29260.720.000000 <text:s text:c="6"/>X <text:s text:c="5"/>0 <text:s text:c="6"/>X <text:s text:c="5"/>0 <text:s text:c="11"/>8.5 Q 10R <text:s/>9 <text:s/>7.5d65662030 912 9 4 0 <text:s text:c="3"/>18.0 <text:s text:c="2"/>16.0</text:p>
      <text:p text:style-name="P1"><text:s/>73 <text:s text:c="3"/>1.941229 1.053e-33 5.537e-13.04440.045 <text:s/>125.40270.720.000000 <text:s text:c="6"/>X <text:s text:c="5"/>0 <text:s text:c="6"/>X <text:s text:c="5"/>0 <text:s text:c="11"/>8.5 Q <text:s/>9R <text:s/>8 <text:s/>9.5d65662030 912 9 4 0 <text:s text:c="3"/>18.0 <text:s text:c="2"/>20.0</text:p>
      <text:p text:style-name="P1"><text:s/>73 <text:s text:c="3"/>1.941357 7.748e-32 3.668e-11.04440.045 <text:s/>125.40270.720.000000 <text:s text:c="6"/>X <text:s text:c="5"/>0 <text:s text:c="6"/>X <text:s text:c="5"/>0 <text:s text:c="11"/>9.5 Q <text:s/>9R <text:s/>8 <text:s/>9.5d65662030 912 9 4 0 <text:s text:c="3"/>20.0 <text:s text:c="2"/>20.0</text:p>
      <text:p text:style-name="P1"><text:s/>73 <text:s text:c="3"/>1.941520 1.778e-30 7.652e-10.04440.045 <text:s/>125.40270.720.000000 <text:s text:c="6"/>X <text:s text:c="5"/>0 <text:s text:c="6"/>X <text:s text:c="5"/>0 <text:s text:c="10"/>10.5 Q <text:s/>9R <text:s/>8 <text:s/>9.5d65662030 912 9 4 0 <text:s text:c="3"/>22.0 <text:s text:c="2"/>20.0</text:p>
      <text:p text:style-name="P1"><text:s/>73 <text:s text:c="3"/>1.942278 1.124e-30 7.622e-10.04370.044 <text:s/>153.28990.720.000000 <text:s text:c="6"/>X <text:s text:c="5"/>0 <text:s text:c="6"/>X <text:s text:c="5"/>0 <text:s text:c="11"/>7.5 Q 10R <text:s/>9 <text:s/>6.5d65662030 912 9 4 0 <text:s text:c="3"/>16.0 <text:s text:c="2"/>14.0</text:p>
      <text:p text:style-name="P1"><text:s/>34 <text:s text:c="3"/>1.942731 1.255e-36 6.197e-08.07600.102 <text:s/>167.70520.780.000000 <text:s text:c="9"/>0 0 0 <text:s text:c="9"/>0 0 0 19 <text:s/>2 17 19.5 <text:s/>18 <text:s/>3 16 18.5 6565501518 6 2 4 0 <text:s text:c="3"/>40.0 <text:s text:c="2"/>38.0</text:p>
      <text:p text:style-name="P1"><text:s/>34 <text:s text:c="3"/>1.942734 1.190e-36 6.185e-08.07600.102 <text:s/>167.70520.780.000000 <text:s text:c="9"/>0 0 0 <text:s text:c="9"/>0 0 0 19 <text:s/>2 17 18.5 <text:s/>18 <text:s/>3 16 17.5 6565501518 6 2 4 0 <text:s text:c="3"/>38.0 <text:s text:c="2"/>36.0</text:p>
      <text:p text:style-name="P1"><text:s/>34 <text:s text:c="3"/>1.942744 1.324e-36 6.225e-08.07600.102 <text:s/>167.70520.780.000000 <text:s text:c="9"/>0 0 0 <text:s text:c="9"/>0 0 0 19 <text:s/>2 17 20.5 <text:s/>18 <text:s/>3 16 19.5 6565501518 6 2 4 0 <text:s text:c="3"/>42.0 <text:s text:c="2"/>40.0</text:p>
      <text:p text:style-name="P1"><text:s/>34 <text:s text:c="3"/>1.942748 1.535e-38 7.976e-10.07600.102 <text:s/>167.70520.780.000000 <text:s text:c="9"/>0 0 0 <text:s text:c="9"/>0 0 0 19 <text:s/>2 17 18.5 <text:s/>18 <text:s/>3 16 18.5 6565501518 6 2 4 0 <text:s text:c="3"/>38.0 <text:s text:c="2"/>38.0</text:p>
      <text:p text:style-name="P1"><text:s/>34 <text:s text:c="3"/>1.942749 1.128e-36 6.189e-08.07600.102 <text:s/>167.70520.780.000000 <text:s text:c="9"/>0 0 0 <text:s text:c="9"/>0 0 0 19 <text:s/>2 17 17.5 <text:s/>18 <text:s/>3 16 16.5 6565501518 6 2 4 0 <text:s text:c="3"/>36.0 <text:s text:c="2"/>34.0</text:p>
      <text:p text:style-name="P1"><text:s/>61 <text:s text:c="3"/>1.942766 1.261e-35 3.153e-10.05300.068 1994.36080.640.000000 <text:s text:c="3"/>0 0 0 1 1F2 <text:s text:c="3"/>0 0 0 1 1F2 <text:s text:c="2"/>11F2 <text:s/>5 <text:s text:c="7"/>11F1 <text:s/>6 <text:s text:c="4"/>534330453738 7 1 0 <text:s text:c="3"/>69.0 <text:s text:c="2"/>69.0</text:p>
      <text:p text:style-name="P1"><text:s/>34 <text:s text:c="3"/>1.942775 1.396e-36 6.265e-08.07600.102 <text:s/>167.70520.780.000000 <text:s text:c="9"/>0 0 0 <text:s text:c="9"/>0 0 0 19 <text:s/>2 17 21.5 <text:s/>18 <text:s/>3 16 20.5 6565501518 6 2 4 0 <text:s text:c="3"/>44.0 <text:s text:c="2"/>42.0</text:p>
      <text:p text:style-name="P1"><text:s/>34 <text:s text:c="3"/>1.942776 1.070e-36 6.215e-08.07600.102 <text:s/>167.70530.780.000000 <text:s text:c="9"/>0 0 0 <text:s text:c="9"/>0 0 0 19 <text:s/>2 17 16.5 <text:s/>18 <text:s/>3 16 15.5 6565501518 6 2 4 0 <text:s text:c="3"/>34.0 <text:s text:c="2"/>32.0</text:p>
      <text:p text:style-name="P1"><text:s/>73 <text:s text:c="3"/>1.943014 2.725e-31 7.609e-10.05140.052 <text:s text:c="2"/>16.60030.720.000000 <text:s text:c="6"/>X <text:s text:c="5"/>0 <text:s text:c="6"/>X <text:s text:c="5"/>0 <text:s text:c="11"/>0.5 Q <text:s/>3P <text:s/>4 <text:s/>1.5d65662030 912 9 4 0 <text:s text:c="4"/>2.0 <text:s text:c="3"/>4.0</text:p>
      <text:p text:style-name="P1"><text:s/>73 <text:s text:c="3"/>1.943159 1.361e-31 1.900e-10.05140.052 <text:s text:c="2"/>16.60030.720.000000 <text:s text:c="6"/>X <text:s text:c="5"/>0 <text:s text:c="6"/>X <text:s text:c="5"/>0 <text:s text:c="11"/>1.5 Q <text:s/>3P <text:s/>4 <text:s/>1.5d65662030 912 9 4 0 <text:s text:c="4"/>4.0 <text:s text:c="3"/>4.0</text:p>
      <text:p text:style-name="P1"><text:s/>73 <text:s text:c="3"/>1.943406 1.509e-32 1.405e-11.05140.052 <text:s text:c="2"/>16.60030.720.000000 <text:s text:c="6"/>X <text:s text:c="5"/>0 <text:s text:c="6"/>X <text:s text:c="5"/>0 <text:s text:c="11"/>2.5 Q <text:s/>3P <text:s/>4 <text:s/>1.5d65662030 912 9 4 0 <text:s text:c="4"/>6.0 <text:s text:c="3"/>4.0</text:p>
      <text:p text:style-name="P1"><text:s/>34 <text:s text:c="3"/>1.943447 2.492e-38 5.890e-08.06870.081 1152.03150.760.000000 <text:s text:c="9"/>0 0 0 <text:s text:c="9"/>0 0 0 50 <text:s/>6 44 49.5 <text:s/>49 <text:s/>7 43 48.5 5545201518 8 2 1 0 <text:s text:c="2"/>100.0 <text:s text:c="2"/>98.0</text:p>
      <text:p text:style-name="P1"><text:s/>34 <text:s text:c="3"/>1.943448 2.542e-38 5.892e-08.06870.081 1152.03150.760.000000 <text:s text:c="9"/>0 0 0 <text:s text:c="9"/>0 0 0 50 <text:s/>6 44 50.5 <text:s/>49 <text:s/>7 43 49.5 5545201518 8 2 1 0 <text:s text:c="2"/>102.0 <text:s/>100.0</text:p>
      <text:p text:style-name="P1"><text:s/>34 <text:s text:c="3"/>1.943449 2.443e-38 5.893e-08.06870.081 1152.03160.760.000000 <text:s text:c="9"/>0 0 0 <text:s text:c="9"/>0 0 0 50 <text:s/>6 44 48.5 <text:s/>49 <text:s/>7 43 47.5 5545201518 8 2 1 0 <text:s text:c="3"/>98.0 <text:s text:c="2"/>96.0</text:p>
      <text:p text:style-name="P1"><text:s/>34 <text:s text:c="3"/>1.943452 2.595e-38 5.898e-08.06870.081 1152.03150.760.000000 <text:s text:c="9"/>0 0 0 <text:s text:c="9"/>0 0 0 50 <text:s/>6 44 51.5 <text:s/>49 <text:s/>7 43 50.5 5545201518 8 2 1 0 <text:s text:c="2"/>104.0 <text:s/>102.0</text:p>
      <text:p text:style-name="P1"><text:s/>34 <text:s text:c="3"/>1.943453 2.394e-38 5.896e-08.06870.081 1152.03170.760.000000 <text:s text:c="9"/>0 0 0 <text:s text:c="9"/>0 0 0 50 <text:s/>6 44 47.5 <text:s/>49 <text:s/>7 43 46.5 5545201518 8 2 1 0 <text:s text:c="3"/>96.0 <text:s text:c="2"/>94.0</text:p>
      <text:p text:style-name="P1"><text:s/>34 <text:s text:c="3"/>1.943459 2.648e-38 5.904e-08.06870.081 1152.03150.760.000000 <text:s text:c="9"/>0 0 0 <text:s text:c="9"/>0 0 0 50 <text:s/>6 44 52.5 <text:s/>49 <text:s/>7 43 51.5 5545201518 8 2 1 0 <text:s text:c="2"/>106.0 <text:s/>104.0</text:p>
      <text:p text:style-name="P1"><text:s/>72 <text:s text:c="3"/>1.944885 5.047e-29 7.896e-10.04440.045 <text:s/>122.03550.720.000000 <text:s text:c="6"/>X <text:s text:c="5"/>0 <text:s text:c="6"/>X <text:s text:c="5"/>0 <text:s text:c="15"/>Q <text:s/>9R <text:s/>8 <text:s text:c="4"/>d446620442212 9 4 0 <text:s text:c="3"/>19.0 <text:s text:c="2"/>17.0</text:p>
      <text:p text:style-name="P1"><text:s/>73 <text:s text:c="3"/>1.944999 4.098e-31 5.727e-10.05140.052 <text:s text:c="2"/>16.59850.720.000000 <text:s text:c="6"/>X <text:s text:c="5"/>0 <text:s text:c="6"/>X <text:s text:c="5"/>0 <text:s text:c="11"/>1.5 Q <text:s/>3P <text:s/>4 <text:s/>2.5d65662030 912 9 4 0 <text:s text:c="4"/>4.0 <text:s text:c="3"/>6.0</text:p>
      <text:p text:style-name="P1"><text:s/>73 <text:s text:c="3"/>1.945018 1.178e-33 6.983e-13.04440.045 <text:s/>125.39880.720.000000 <text:s text:c="6"/>X <text:s text:c="5"/>0 <text:s text:c="6"/>X <text:s text:c="5"/>0 <text:s text:c="11"/>7.5 Q <text:s/>9R <text:s/>8 <text:s/>8.5d65662030 912 9 4 0 <text:s text:c="3"/>16.0 <text:s text:c="2"/>18.0</text:p>
      <text:p text:style-name="P1"><text:s/>73 <text:s text:c="3"/>1.945116 8.692e-32 4.581e-11.04440.045 <text:s/>125.39880.720.000000 <text:s text:c="6"/>X <text:s text:c="5"/>0 <text:s text:c="6"/>X <text:s text:c="5"/>0 <text:s text:c="11"/>8.5 Q <text:s/>9R <text:s/>8 <text:s/>8.5d65662030 912 9 4 0 <text:s text:c="3"/>18.0 <text:s text:c="2"/>18.0</text:p>
      <text:p text:style-name="P1"><text:s/>73 <text:s text:c="3"/>1.945244 1.589e-30 7.537e-10.04440.045 <text:s/>125.39880.720.000000 <text:s text:c="6"/>X <text:s text:c="5"/>0 <text:s text:c="6"/>X <text:s text:c="5"/>0 <text:s text:c="11"/>9.5 Q <text:s/>9R <text:s/>8 <text:s/>8.5d65662030 912 9 4 0 <text:s text:c="3"/>20.0 <text:s text:c="2"/>18.0</text:p>
      <text:p text:style-name="P1"><text:s/>73 <text:s text:c="3"/>1.945246 2.077e-31 1.935e-10.05140.052 <text:s text:c="2"/>16.59850.720.000000 <text:s text:c="6"/>X <text:s text:c="5"/>0 <text:s text:c="6"/>X <text:s text:c="5"/>0 <text:s text:c="11"/>2.5 Q <text:s/>3P <text:s/>4 <text:s/>2.5d65662030 912 9 4 0 <text:s text:c="4"/>6.0 <text:s text:c="3"/>6.0</text:p>
      <text:p text:style-name="P1"><text:s/>71 <text:s text:c="3"/>1.945475 2.558e-26 7.902e-10.04450.045 <text:s/>128.49200.720.000000 <text:s text:c="6"/>X <text:s text:c="5"/>0 <text:s text:c="6"/>X <text:s text:c="5"/>0 <text:s text:c="15"/>Q <text:s/>9R <text:s/>8 <text:s text:c="4"/>d446620442212 9 4 0 <text:s text:c="3"/>19.0 <text:s text:c="2"/>17.0</text:p>
      <text:p text:style-name="P1"><text:s/>73 <text:s text:c="3"/>1.945605 1.942e-32 1.357e-11.05140.052 <text:s text:c="2"/>16.59850.720.000000 <text:s text:c="6"/>X <text:s text:c="5"/>0 <text:s text:c="6"/>X <text:s text:c="5"/>0 <text:s text:c="11"/>3.5 Q <text:s/>3P <text:s/>4 <text:s/>2.5d65662030 912 9 4 0 <text:s text:c="4"/>8.0 <text:s text:c="3"/>6.0</text:p>
      <text:p text:style-name="P1"><text:s/>31 <text:s text:c="3"/>1.947500 1.275e-34 1.253e-08.07190.102 <text:s/>890.22700.790.000000 <text:s text:c="9"/>0 1 0 <text:s text:c="9"/>0 1 0 20 <text:s/>2 18 <text:s text:c="6"/>21 <text:s/>1 21 <text:s text:c="5"/>006550 113 6 2 4 0 <text:s text:c="3"/>41.0 <text:s text:c="2"/>43.0</text:p>
      <text:p text:style-name="P1"><text:s/>73 <text:s text:c="3"/>1.947812 5.982e-31 5.581e-10.05140.052 <text:s text:c="2"/>16.59590.720.000000 <text:s text:c="6"/>X <text:s text:c="5"/>0 <text:s text:c="6"/>X <text:s text:c="5"/>0 <text:s text:c="11"/>2.5 Q <text:s/>3P <text:s/>4 <text:s/>3.5d65662030 912 9 4 0 <text:s text:c="4"/>6.0 <text:s text:c="3"/>8.0</text:p>
      <text:p text:style-name="P1"><text:s/>73 <text:s text:c="3"/>1.948171 2.385e-31 1.669e-10.05140.052 <text:s text:c="2"/>16.59590.720.000000 <text:s text:c="6"/>X <text:s text:c="5"/>0 <text:s text:c="6"/>X <text:s text:c="5"/>0 <text:s text:c="11"/>3.5 Q <text:s/>3P <text:s/>4 <text:s/>3.5d65662030 912 9 4 0 <text:s text:c="4"/>8.0 <text:s text:c="3"/>8.0</text:p>
      <text:p text:style-name="P1"><text:s/>73 <text:s text:c="3"/>1.948399 7.424e-34 5.039e-13.04440.045 <text:s/>125.39530.720.000000 <text:s text:c="6"/>X <text:s text:c="5"/>0 <text:s text:c="6"/>X <text:s text:c="5"/>0 <text:s text:c="11"/>6.5 Q <text:s/>9R <text:s/>8 <text:s/>7.5d65662030 912 9 4 0 <text:s text:c="3"/>14.0 <text:s text:c="2"/>16.0</text:p>
      <text:p text:style-name="P1"><text:soft-page-break/><text:s/>31 <text:s text:c="3"/>1.948400 3.154e-33 2.083e-08.07080.098 <text:s/>423.00330.810.000000 <text:s text:c="9"/>0 0 0 <text:s text:c="9"/>0 0 0 31 <text:s/>2 30 <text:s text:c="6"/>30 <text:s/>3 27 <text:s text:c="5"/>006550 113 6 2 4 0 <text:s text:c="3"/>63.0 <text:s text:c="2"/>61.0</text:p>
      <text:p text:style-name="P1"><text:s/>73 <text:s text:c="3"/>1.948474 7.750e-32 4.603e-11.04440.045 <text:s/>125.39530.720.000000 <text:s text:c="6"/>X <text:s text:c="5"/>0 <text:s text:c="6"/>X <text:s text:c="5"/>0 <text:s text:c="11"/>7.5 Q <text:s/>9R <text:s/>8 <text:s/>7.5d65662030 912 9 4 0 <text:s text:c="3"/>16.0 <text:s text:c="2"/>16.0</text:p>
      <text:p text:style-name="P1"><text:s/>73 <text:s text:c="3"/>1.948573 1.418e-30 7.484e-10.04440.045 <text:s/>125.39530.720.000000 <text:s text:c="6"/>X <text:s text:c="5"/>0 <text:s text:c="6"/>X <text:s text:c="5"/>0 <text:s text:c="11"/>8.5 Q <text:s/>9R <text:s/>8 <text:s/>7.5d65662030 912 9 4 0 <text:s text:c="3"/>18.0 <text:s text:c="2"/>16.0</text:p>
      <text:p text:style-name="P1"><text:s/>73 <text:s text:c="3"/>1.948654 1.513e-32 8.473e-12.05140.052 <text:s text:c="2"/>16.59590.720.000000 <text:s text:c="6"/>X <text:s text:c="5"/>0 <text:s text:c="6"/>X <text:s text:c="5"/>0 <text:s text:c="11"/>4.5 Q <text:s/>3P <text:s/>4 <text:s/>3.5d65662030 912 9 4 0 <text:s text:c="3"/>10.0 <text:s text:c="3"/>8.0</text:p>
      <text:p text:style-name="P1"><text:s/>71 <text:s text:c="3"/>1.949129 1.340e-29 7.948e-10.04450.045 1683.45840.720.000000 <text:s text:c="6"/>X <text:s text:c="5"/>1 <text:s text:c="6"/>X <text:s text:c="5"/>1 <text:s text:c="15"/>Q <text:s/>9R <text:s/>8 <text:s text:c="4"/>d446620442212 9 4 0 <text:s text:c="3"/>19.0 <text:s text:c="2"/>17.0</text:p>
      <text:p text:style-name="P1"><text:s/>71 <text:s text:c="3"/>1.949568 1.576e-26 7.682e-10.05150.052 <text:s text:c="2"/>16.38760.720.000000 <text:s text:c="6"/>X <text:s text:c="5"/>0 <text:s text:c="6"/>X <text:s text:c="5"/>0 <text:s text:c="15"/>Q <text:s/>3P <text:s/>4 <text:s text:c="4"/>d446620442212 9 4 0 <text:s text:c="4"/>7.0 <text:s text:c="3"/>9.0</text:p>
      <text:p text:style-name="P1"><text:s/>73 <text:s text:c="3"/>1.949752 8.487e-34 3.969e-13.04520.046 <text:s/>100.29160.720.000000 <text:s text:c="6"/>X <text:s text:c="5"/>0 <text:s text:c="6"/>X <text:s text:c="5"/>0 <text:s text:c="11"/>8.5 Q <text:s/>8R <text:s/>7 <text:s/>9.5d65662030 912 9 4 0 <text:s text:c="3"/>18.0 <text:s text:c="2"/>20.0</text:p>
      <text:p text:style-name="P1"><text:s/>73 <text:s text:c="3"/>1.949934 6.287e-32 2.646e-11.04520.046 <text:s/>100.29160.720.000000 <text:s text:c="6"/>X <text:s text:c="5"/>0 <text:s text:c="6"/>X <text:s text:c="5"/>0 <text:s text:c="11"/>9.5 Q <text:s/>8R <text:s/>7 <text:s/>9.5d65662030 912 9 4 0 <text:s text:c="3"/>20.0 <text:s text:c="2"/>20.0</text:p>
      <text:p text:style-name="P1"><text:s/>73 <text:s text:c="3"/>1.950162 2.079e-30 7.953e-10.04520.046 <text:s/>100.29160.720.000000 <text:s text:c="6"/>X <text:s text:c="5"/>0 <text:s text:c="6"/>X <text:s text:c="5"/>0 <text:s text:c="10"/>10.5 Q <text:s/>8R <text:s/>7 <text:s/>9.5d65662030 912 9 4 0 <text:s text:c="3"/>22.0 <text:s text:c="2"/>20.0</text:p>
      <text:p text:style-name="P1"><text:s/>61 <text:s text:c="3"/>1.950827 4.262e-37 1.060e-11.05300.068 1992.41020.640.000000 <text:s text:c="3"/>0 0 0 1 1F2 <text:s text:c="3"/>0 0 0 1 1F2 <text:s text:c="2"/>11F1 <text:s/>6 <text:s text:c="7"/>11F2 <text:s/>4 <text:s text:c="4"/>534330453738 7 1 0 <text:s text:c="3"/>69.0 <text:s text:c="2"/>69.0</text:p>
      <text:p text:style-name="P1"><text:s/>73 <text:s text:c="3"/>1.951432 4.899e-32 3.330e-11.04440.045 <text:s/>125.39230.720.000000 <text:s text:c="6"/>X <text:s text:c="5"/>0 <text:s text:c="6"/>X <text:s text:c="5"/>0 <text:s text:c="11"/>6.5 Q <text:s/>9R <text:s/>8 <text:s/>6.5d65662030 912 9 4 0 <text:s text:c="3"/>14.0 <text:s text:c="2"/>14.0</text:p>
      <text:p text:style-name="P1"><text:s/>73 <text:s text:c="3"/>1.951452 8.408e-31 5.894e-10.05140.052 <text:s text:c="2"/>16.59270.720.000000 <text:s text:c="6"/>X <text:s text:c="5"/>0 <text:s text:c="6"/>X <text:s text:c="5"/>0 <text:s text:c="11"/>3.5 Q <text:s/>3P <text:s/>4 <text:s/>4.5d65662030 912 9 4 0 <text:s text:c="4"/>8.0 <text:s text:c="2"/>10.0</text:p>
      <text:p text:style-name="P1"><text:s/>73 <text:s text:c="3"/>1.951507 1.264e-30 7.516e-10.04440.045 <text:s/>125.39230.720.000000 <text:s text:c="6"/>X <text:s text:c="5"/>0 <text:s text:c="6"/>X <text:s text:c="5"/>0 <text:s text:c="11"/>7.5 Q <text:s/>9R <text:s/>8 <text:s/>6.5d65662030 912 9 4 0 <text:s text:c="3"/>16.0 <text:s text:c="2"/>14.0</text:p>
      <text:p text:style-name="P1"><text:s/>73 <text:s text:c="3"/>1.951935 2.215e-31 1.243e-10.05140.052 <text:s text:c="2"/>16.59270.720.000000 <text:s text:c="6"/>X <text:s text:c="5"/>0 <text:s text:c="6"/>X <text:s text:c="5"/>0 <text:s text:c="11"/>4.5 Q <text:s/>3P <text:s/>4 <text:s/>4.5d65662030 912 9 4 0 <text:s text:c="3"/>10.0 <text:s text:c="2"/>10.0</text:p>
      <text:p text:style-name="P1"><text:s/>73 <text:s text:c="3"/>1.952559 6.893e-33 3.223e-12.05140.052 <text:s text:c="2"/>16.59270.720.000000 <text:s text:c="6"/>X <text:s text:c="5"/>0 <text:s text:c="6"/>X <text:s text:c="5"/>0 <text:s text:c="11"/>5.5 Q <text:s/>3P <text:s/>4 <text:s/>4.5d65662030 912 9 4 0 <text:s text:c="3"/>12.0 <text:s text:c="2"/>10.0</text:p>
      <text:p text:style-name="P1"><text:s/>73 <text:s text:c="3"/>1.954047 1.128e-30 7.676e-10.04440.045 <text:s/>125.38970.720.000000 <text:s text:c="6"/>X <text:s text:c="5"/>0 <text:s text:c="6"/>X <text:s text:c="5"/>0 <text:s text:c="11"/>6.5 Q <text:s/>9R <text:s/>8 <text:s/>5.5d65662030 912 9 4 0 <text:s text:c="3"/>14.0 <text:s text:c="2"/>12.0</text:p>
      <text:p text:style-name="P1"><text:s/>73 <text:s text:c="3"/>1.954059 1.710e-33 9.016e-13.04520.046 <text:s/>100.28710.720.000000 <text:s text:c="6"/>X <text:s text:c="5"/>0 <text:s text:c="6"/>X <text:s text:c="5"/>0 <text:s text:c="11"/>7.5 Q <text:s/>8R <text:s/>7 <text:s/>8.5d65662030 912 9 4 0 <text:s text:c="3"/>16.0 <text:s text:c="2"/>18.0</text:p>
      <text:p text:style-name="P1"><text:s/>73 <text:s text:c="3"/>1.954203 9.969e-32 4.672e-11.04520.046 <text:s/>100.28710.720.000000 <text:s text:c="6"/>X <text:s text:c="5"/>0 <text:s text:c="6"/>X <text:s text:c="5"/>0 <text:s text:c="11"/>8.5 Q <text:s/>8R <text:s/>7 <text:s/>8.5d65662030 912 9 4 0 <text:s text:c="3"/>18.0 <text:s text:c="2"/>18.0</text:p>
      <text:p text:style-name="P1"><text:s/>73 <text:s text:c="3"/>1.954385 1.835e-30 7.739e-10.04520.046 <text:s/>100.28710.720.000000 <text:s text:c="6"/>X <text:s text:c="5"/>0 <text:s text:c="6"/>X <text:s text:c="5"/>0 <text:s text:c="11"/>9.5 Q <text:s/>8R <text:s/>7 <text:s/>8.5d65662030 912 9 4 0 <text:s text:c="3"/>20.0 <text:s text:c="2"/>18.0</text:p>
      <text:p text:style-name="P1"><text:s/>61 <text:s text:c="3"/>1.954573 3.844e-39 2.736e-11.06500.078 2962.80710.720.000000 <text:s text:c="3"/>0 1 0 1 1F2 <text:s text:c="3"/>0 1 0 1 1F1 <text:s text:c="3"/>4F2 13 <text:s text:c="8"/>4F1 11 <text:s text:c="4"/>434330453638 7 1 0 <text:s text:c="3"/>27.0 <text:s text:c="2"/>27.0</text:p>
      <text:p text:style-name="P1"><text:s/>32 <text:s text:c="3"/>1.955600 2.453e-35 4.120e-08.07820.105 <text:s text:c="2"/>63.10820.770.000000 <text:s text:c="9"/>0 0 0 <text:s text:c="9"/>0 0 0 11 <text:s/>2 <text:s/>9 <text:s text:c="6"/>12 <text:s/>1 12 <text:s text:c="5"/>006550 113 6 2 4 0 <text:s text:c="3"/>23.0 <text:s text:c="2"/>25.0</text:p>
      <text:p text:style-name="P1"><text:s/>73 <text:s text:c="3"/>1.955917 1.143e-30 6.427e-10.05140.052 <text:s text:c="2"/>16.58870.720.000000 <text:s text:c="6"/>X <text:s text:c="5"/>0 <text:s text:c="6"/>X <text:s text:c="5"/>0 <text:s text:c="11"/>4.5 Q <text:s/>3P <text:s/>4 <text:s/>5.5d65662030 912 9 4 0 <text:s text:c="3"/>10.0 <text:s text:c="2"/>12.0</text:p>
      <text:p text:style-name="P1"><text:s/>71 <text:s text:c="3"/>1.956381 8.233e-30 7.761e-10.05150.052 1572.58420.720.000000 <text:s text:c="6"/>X <text:s text:c="5"/>1 <text:s text:c="6"/>X <text:s text:c="5"/>1 <text:s text:c="15"/>Q <text:s/>3P <text:s/>4 <text:s text:c="4"/>d446620442212 9 4 0 <text:s text:c="4"/>7.0 <text:s text:c="3"/>9.0</text:p>
      <text:p text:style-name="P1"><text:s/>73 <text:s text:c="3"/>1.956541 1.459e-31 6.837e-11.05140.052 <text:s text:c="2"/>16.58870.720.000000 <text:s text:c="6"/>X <text:s text:c="5"/>0 <text:s text:c="6"/>X <text:s text:c="5"/>0 <text:s text:c="11"/>5.5 Q <text:s/>3P <text:s/>4 <text:s/>5.5d65662030 912 9 4 0 <text:s text:c="3"/>12.0 <text:s text:c="2"/>12.0</text:p>
      <text:p text:style-name="P1"><text:s/>72 <text:s text:c="3"/>1.956568 3.039e-29 7.758e-10.05140.052 <text:s text:c="2"/>16.14560.720.000000 <text:s text:c="6"/>X <text:s text:c="5"/>0 <text:s text:c="6"/>X <text:s text:c="5"/>0 <text:s text:c="15"/>Q <text:s/>3P <text:s/>4 <text:s text:c="4"/>d446620442212 9 4 0 <text:s text:c="4"/>7.0 <text:s text:c="3"/>9.0</text:p>
      <text:p text:style-name="P1"><text:s/>34 <text:s text:c="3"/>1.956851 3.823e-38 3.298e-09.08400.105 <text:s text:c="2"/>33.31840.770.000000 <text:s text:c="9"/>0 0 0 <text:s text:c="9"/>0 0 0 <text:s/>7 <text:s/>2 <text:s/>6 <text:s/>5.5 <text:s text:c="2"/>8 <text:s/>1 <text:s/>7 <text:s/>5.5 6565501518 6 2 4 0 <text:s text:c="3"/>12.0 <text:s text:c="2"/>12.0</text:p>
      <text:p text:style-name="P1"><text:s/>34 <text:s text:c="3"/>1.956877 6.626e-37 6.859e-08.08400.105 <text:s text:c="2"/>33.31840.770.000000 <text:s text:c="9"/>0 0 0 <text:s text:c="9"/>0 0 0 <text:s/>7 <text:s/>2 <text:s/>6 <text:s/>4.5 <text:s text:c="2"/>8 <text:s/>1 <text:s/>7 <text:s/>5.5 6565501518 6 2 4 0 <text:s text:c="3"/>10.0 <text:s text:c="2"/>12.0</text:p>
      <text:p text:style-name="P1"><text:s/>34 <text:s text:c="3"/>1.956878 1.286e-36 6.657e-08.08400.105 <text:s text:c="2"/>33.31830.770.000000 <text:s text:c="9"/>0 0 0 <text:s text:c="9"/>0 0 0 <text:s/>7 <text:s/>2 <text:s/>6 <text:s/>9.5 <text:s text:c="2"/>8 <text:s/>1 <text:s/>7 10.5 6565501518 6 2 4 0 <text:s text:c="3"/>20.0 <text:s text:c="2"/>22.0</text:p>
      <text:p text:style-name="P1"><text:s/>34 <text:s text:c="3"/>1.956890 6.043e-38 4.468e-09.08400.105 <text:s text:c="2"/>33.31830.770.000000 <text:s text:c="9"/>0 0 0 <text:s text:c="9"/>0 0 0 <text:s/>7 <text:s/>2 <text:s/>6 <text:s/>6.5 <text:s text:c="2"/>8 <text:s/>1 <text:s/>7 <text:s/>6.5 6565501518 6 2 4 0 <text:s text:c="3"/>14.0 <text:s text:c="2"/>14.0</text:p>
      <text:p text:style-name="P1"><text:s/>34 <text:s text:c="3"/>1.956913 7.570e-37 6.531e-08.08400.105 <text:s text:c="2"/>33.31830.770.000000 <text:s text:c="9"/>0 0 0 <text:s text:c="9"/>0 0 0 <text:s/>7 <text:s/>2 <text:s/>6 <text:s/>5.5 <text:s text:c="2"/>8 <text:s/>1 <text:s/>7 <text:s/>6.5 6565501518 6 2 4 0 <text:s text:c="3"/>12.0 <text:s text:c="2"/>14.0</text:p>
      <text:p text:style-name="P1"><text:s/>34 <text:s text:c="3"/>1.956923 6.796e-38 4.397e-09.08400.105 <text:s text:c="2"/>33.31830.770.000000 <text:s text:c="9"/>0 0 0 <text:s text:c="9"/>0 0 0 <text:s/>7 <text:s/>2 <text:s/>6 <text:s/>7.5 <text:s text:c="2"/>8 <text:s/>1 <text:s/>7 <text:s/>7.5 6565501518 6 2 4 0 <text:s text:c="3"/>16.0 <text:s text:c="2"/>16.0</text:p>
      <text:p text:style-name="P1"><text:s/>34 <text:s text:c="3"/>1.956927 1.131e-36 6.503e-08.08400.105 <text:s text:c="2"/>33.31830.770.000000 <text:s text:c="9"/>0 0 0 <text:s text:c="9"/>0 0 0 <text:s/>7 <text:s/>2 <text:s/>6 <text:s/>8.5 <text:s text:c="2"/>8 <text:s/>1 <text:s/>7 <text:s/>9.5 6565501518 6 2 4 0 <text:s text:c="3"/>18.0 <text:s text:c="2"/>20.0</text:p>
      <text:p text:style-name="P1"><text:s/>34 <text:s text:c="3"/>1.956937 8.666e-37 6.408e-08.08400.105 <text:s text:c="2"/>33.31830.770.000000 <text:s text:c="9"/>0 0 0 <text:s text:c="9"/>0 0 0 <text:s/>7 <text:s/>2 <text:s/>6 <text:s/>6.5 <text:s text:c="2"/>8 <text:s/>1 <text:s/>7 <text:s/>7.5 6565501518 6 2 4 0 <text:s text:c="3"/>14.0 <text:s text:c="2"/>16.0</text:p>
      <text:p text:style-name="P1"><text:s/>34 <text:s text:c="3"/>1.956944 9.910e-37 6.412e-08.08400.105 <text:s text:c="2"/>33.31820.770.000000 <text:s text:c="9"/>0 0 0 <text:s text:c="9"/>0 0 0 <text:s/>7 <text:s/>2 <text:s/>6 <text:s/>7.5 <text:s text:c="2"/>8 <text:s/>1 <text:s/>7 <text:s/>8.5 6565501518 6 2 4 0 <text:s text:c="3"/>16.0 <text:s text:c="2"/>18.0</text:p>
      <text:p text:style-name="P1"><text:s/>34 <text:s text:c="3"/>1.956944 6.083e-38 3.499e-09.08400.105 <text:s text:c="2"/>33.31820.770.000000 <text:s text:c="9"/>0 0 0 <text:s text:c="9"/>0 0 0 <text:s/>7 <text:s/>2 <text:s/>6 <text:s/>8.5 <text:s text:c="2"/>8 <text:s/>1 <text:s/>7 <text:s/>8.5 6565501518 6 2 4 0 <text:s text:c="3"/>18.0 <text:s text:c="2"/>18.0</text:p>
      <text:p text:style-name="P1"><text:s/>34 <text:s text:c="3"/>1.956945 3.847e-38 1.991e-09.08400.105 <text:s text:c="2"/>33.31830.770.000000 <text:s text:c="9"/>0 0 0 <text:s text:c="9"/>0 0 0 <text:s/>7 <text:s/>2 <text:s/>6 <text:s/>9.5 <text:s text:c="2"/>8 <text:s/>1 <text:s/>7 <text:s/>9.5 6565501518 6 2 4 0 <text:s text:c="3"/>20.0 <text:s text:c="2"/>20.0</text:p>
      <text:p text:style-name="P1"><text:s/>72 <text:s text:c="3"/>1.957048 5.139e-29 8.029e-10.04520.046 <text:s text:c="2"/>97.59450.720.000000 <text:s text:c="6"/>X <text:s text:c="5"/>0 <text:s text:c="6"/>X <text:s text:c="5"/>0 <text:s text:c="15"/>Q <text:s/>8R <text:s/>7 <text:s text:c="4"/>d446620442212 9 4 0 <text:s text:c="3"/>17.0 <text:s text:c="2"/>15.0</text:p>
      <text:p text:style-name="P1"><text:s/>73 <text:s text:c="3"/>1.957903 1.940e-33 1.171e-12.04520.046 <text:s/>100.28320.720.000000 <text:s text:c="6"/>X <text:s text:c="5"/>0 <text:s text:c="6"/>X <text:s text:c="5"/>0 <text:s text:c="11"/>6.5 Q <text:s/>8R <text:s/>7 <text:s/>7.5d65662030 912 9 4 0 <text:s text:c="3"/>14.0 <text:s text:c="2"/>16.0</text:p>
      <text:p text:style-name="P1"><text:s/>73 <text:s text:c="3"/>1.958014 1.117e-31 5.899e-11.04520.046 <text:s/>100.28320.720.000000 <text:s text:c="6"/>X <text:s text:c="5"/>0 <text:s text:c="6"/>X <text:s text:c="5"/>0 <text:s text:c="11"/>7.5 Q <text:s/>8R <text:s/>7 <text:s/>7.5d65662030 912 9 4 0 <text:s text:c="3"/>16.0 <text:s text:c="2"/>16.0</text:p>
      <text:p text:style-name="P1"><text:s/>73 <text:s text:c="3"/>1.958157 1.613e-30 7.577e-10.04520.046 <text:s/>100.28320.720.000000 <text:s text:c="6"/>X <text:s text:c="5"/>0 <text:s text:c="6"/>X <text:s text:c="5"/>0 <text:s text:c="11"/>8.5 Q <text:s/>8R <text:s/>7 <text:s/>7.5d65662030 912 9 4 0 <text:s text:c="3"/>18.0 <text:s text:c="2"/>16.0</text:p>
      <text:p text:style-name="P1"><text:s/>73 <text:s text:c="3"/>1.961207 1.513e-30 7.106e-10.05140.052 <text:s text:c="2"/>16.58400.720.000000 <text:s text:c="6"/>X <text:s text:c="5"/>0 <text:s text:c="6"/>X <text:s text:c="5"/>0 <text:s text:c="11"/>5.5 Q <text:s/>3P <text:s/>4 <text:s/>6.5d65662030 912 9 4 0 <text:s text:c="3"/>12.0 <text:s text:c="2"/>14.0</text:p>
      <text:p text:style-name="P1"><text:s/>73 <text:s text:c="3"/>1.961286 1.245e-33 8.783e-13.04520.046 <text:s/>100.27970.720.000000 <text:s text:c="6"/>X <text:s text:c="5"/>0 <text:s text:c="6"/>X <text:s text:c="5"/>0 <text:s text:c="11"/>5.5 Q <text:s/>8R <text:s/>7 <text:s/>6.5d65662030 912 9 4 0 <text:s text:c="3"/>12.0 <text:s text:c="2"/>14.0</text:p>
      <text:p text:style-name="P1"><text:s/>73 <text:s text:c="3"/>1.961370 9.955e-32 6.020e-11.04520.046 <text:s/>100.27970.720.000000 <text:s text:c="6"/>X <text:s text:c="5"/>0 <text:s text:c="6"/>X <text:s text:c="5"/>0 <text:s text:c="11"/>6.5 Q <text:s/>8R <text:s/>7 <text:s/>6.5d65662030 912 9 4 0 <text:s text:c="3"/>14.0 <text:s text:c="2"/>14.0</text:p>
      <text:p text:style-name="P1"><text:s/>73 <text:s text:c="3"/>1.961481 1.416e-30 7.491e-10.04520.046 <text:s/>100.27970.720.000000 <text:s text:c="6"/>X <text:s text:c="5"/>0 <text:s text:c="6"/>X <text:s text:c="5"/>0 <text:s text:c="11"/>7.5 Q <text:s/>8R <text:s/>7 <text:s/>6.5d65662030 912 9 4 0 <text:s text:c="3"/>16.0 <text:s text:c="2"/>14.0</text:p>
      <text:p text:style-name="P1"><text:s/>73 <text:s text:c="3"/>1.963333 5.357e-31 7.977e-10.04960.050 <text:s text:c="2"/>27.74180.720.000000 <text:s text:c="6"/>X <text:s text:c="5"/>0 <text:s text:c="6"/>X <text:s text:c="5"/>0 <text:s text:c="11"/>1.5 Q <text:s/>4P <text:s/>5 <text:s/>2.5d65662030 912 9 4 0 <text:s text:c="4"/>4.0 <text:s text:c="3"/>6.0</text:p>
      <text:p text:style-name="P1"><text:s/>73 <text:s text:c="3"/>1.963472 1.145e-31 1.137e-10.04960.050 <text:s text:c="2"/>27.74180.720.000000 <text:s text:c="6"/>X <text:s text:c="5"/>0 <text:s text:c="6"/>X <text:s text:c="5"/>0 <text:s text:c="11"/>2.5 Q <text:s/>4P <text:s/>5 <text:s/>2.5d65662030 912 9 4 0 <text:s text:c="4"/>6.0 <text:s text:c="3"/>6.0</text:p>
      <text:p text:style-name="P1"><text:s/>73 <text:s text:c="3"/>1.963674 6.920e-33 5.153e-12.04960.050 <text:s text:c="2"/>27.74180.720.000000 <text:s text:c="6"/>X <text:s text:c="5"/>0 <text:s text:c="6"/>X <text:s text:c="5"/>0 <text:s text:c="11"/>3.5 Q <text:s/>4P <text:s/>5 <text:s/>2.5d65662030 912 9 4 0 <text:s text:c="4"/>8.0 <text:s text:c="3"/>6.0</text:p>
      <text:p text:style-name="P1"><text:s/>73 <text:s text:c="3"/>1.963886 1.408e-33 6.691e-13.04600.046 <text:s text:c="2"/>77.96150.720.000000 <text:s text:c="6"/>X <text:s text:c="5"/>0 <text:s text:c="6"/>X <text:s text:c="5"/>0 <text:s text:c="11"/>7.5 Q <text:s/>7R <text:s/>6 <text:s/>8.5d65662030 912 9 4 0 <text:s text:c="3"/>16.0 <text:s text:c="2"/>18.0</text:p>
      <text:p text:style-name="P1"><text:s/>73 <text:s text:c="3"/>1.964092 8.138e-32 3.439e-11.04600.046 <text:s text:c="2"/>77.96150.720.000000 <text:s text:c="6"/>X <text:s text:c="5"/>0 <text:s text:c="6"/>X <text:s text:c="5"/>0 <text:s text:c="11"/>8.5 Q <text:s/>7R <text:s/>6 <text:s/>8.5d65662030 912 9 4 0 <text:s text:c="3"/>18.0 <text:s text:c="2"/>18.0</text:p>
      <text:p text:style-name="P1"><text:s/>73 <text:s text:c="3"/>1.964274 6.310e-32 4.458e-11.04520.046 <text:s/>100.27670.720.000000 <text:s text:c="6"/>X <text:s text:c="5"/>0 <text:s text:c="6"/>X <text:s text:c="5"/>0 <text:s text:c="11"/>5.5 Q <text:s/>8R <text:s/>7 <text:s/>5.5d65662030 912 9 4 0 <text:s text:c="3"/>12.0 <text:s text:c="2"/>12.0</text:p>
      <text:p text:style-name="P1"><text:s/>73 <text:s text:c="3"/>1.964351 2.130e-30 8.101e-10.04600.046 <text:s text:c="2"/>77.96150.720.000000 <text:s text:c="6"/>X <text:s text:c="5"/>0 <text:s text:c="6"/>X <text:s text:c="5"/>0 <text:s text:c="11"/>9.5 Q <text:s/>7R <text:s/>6 <text:s/>8.5d65662030 912 9 4 0 <text:s text:c="3"/>20.0 <text:s text:c="2"/>18.0</text:p>
      <text:p text:style-name="P1"><text:s/>73 <text:s text:c="3"/>1.964359 1.240e-30 7.513e-10.04520.046 <text:s/>100.27670.720.000000 <text:s text:c="6"/>X <text:s text:c="5"/>0 <text:s text:c="6"/>X <text:s text:c="5"/>0 <text:s text:c="11"/>6.5 Q <text:s/>8R <text:s/>7 <text:s/>5.5d65662030 912 9 4 0 <text:s text:c="3"/>14.0 <text:s text:c="2"/>12.0</text:p>
      <text:p text:style-name="P1"><text:s/>61 <text:s text:c="3"/>1.964616 2.635e-38 3.026e-13.06500.078 1638.96660.720.000000 <text:s text:c="3"/>0 1 0 0 1E <text:s text:c="4"/>0 1 0 0 1E <text:s text:c="4"/>4F2 <text:s/>6 <text:s text:c="8"/>4F1 <text:s/>4 <text:s text:c="4"/>534330453738 7 1 0 <text:s text:c="3"/>27.0 <text:s text:c="2"/>27.0</text:p>
      <text:p text:style-name="P1"><text:s/>73 <text:s text:c="3"/>1.965591 6.905e-31 6.863e-10.04960.050 <text:s text:c="2"/>27.73970.720.000000 <text:s text:c="6"/>X <text:s text:c="5"/>0 <text:s text:c="6"/>X <text:s text:c="5"/>0 <text:s text:c="11"/>2.5 Q <text:s/>4P <text:s/>5 <text:s/>3.5d65662030 912 9 4 0 <text:s text:c="4"/>6.0 <text:s text:c="3"/>8.0</text:p>
      <text:p text:style-name="P1"><text:s/>73 <text:s text:c="3"/>1.965793 1.780e-31 1.327e-10.04960.050 <text:s text:c="2"/>27.73970.720.000000 <text:s text:c="6"/>X <text:s text:c="5"/>0 <text:s text:c="6"/>X <text:s text:c="5"/>0 <text:s text:c="11"/>3.5 Q <text:s/>4P <text:s/>5 <text:s/>3.5d65662030 912 9 4 0 <text:s text:c="4"/>8.0 <text:s text:c="3"/>8.0</text:p>
      <text:p text:style-name="P1"><text:s/>73 <text:s text:c="3"/>1.966068 9.698e-33 5.785e-12.04960.050 <text:s text:c="2"/>27.73970.720.000000 <text:s text:c="6"/>X <text:s text:c="5"/>0 <text:s text:c="6"/>X <text:s text:c="5"/>0 <text:s text:c="11"/>4.5 Q <text:s/>4P <text:s/>5 <text:s/>3.5d65662030 912 9 4 0 <text:s text:c="3"/>10.0 <text:s text:c="3"/>8.0</text:p>
      <text:p text:style-name="P1"><text:s/>31 <text:s text:c="3"/>1.966400 4.904e-34 6.259e-08.08400.105 <text:s/>735.12680.770.000000 <text:s text:c="9"/>0 1 0 <text:s text:c="9"/>0 1 0 <text:s/>7 <text:s/>2 <text:s/>6 <text:s text:c="7"/>8 <text:s/>1 <text:s/>7 <text:s text:c="5"/>006550 113 6 2 4 0 <text:s text:c="3"/>15.0 <text:s text:c="2"/>17.0</text:p>
      <text:p text:style-name="P1"><text:s/>73 <text:s text:c="3"/>1.966791 1.089e-30 7.703e-10.04520.046 <text:s/>100.27420.720.000000 <text:s text:c="6"/>X <text:s text:c="5"/>0 <text:s text:c="6"/>X <text:s text:c="5"/>0 <text:s text:c="11"/>5.5 Q <text:s/>8R <text:s/>7 <text:s/>4.5d65662030 912 9 4 0 <text:s text:c="3"/>12.0 <text:s text:c="2"/>10.0</text:p>
      <text:p text:style-name="P1"><text:s/>32 <text:s text:c="3"/>1.967700 4.713e-35 7.385e-08.08070.105 <text:s text:c="2"/>64.70690.770.000000 <text:s text:c="9"/>0 0 0 <text:s text:c="9"/>0 0 0 12 <text:s/>1 11 <text:s text:c="6"/>11 <text:s/>2 10 <text:s text:c="5"/>006550 113 6 2 4 0 <text:s text:c="3"/>25.0 <text:s text:c="2"/>23.0</text:p>
      <text:p text:style-name="P1"><text:s/>73 <text:s text:c="3"/>1.968338 2.876e-33 1.566e-12.04600.046 <text:s text:c="2"/>77.95680.720.000000 <text:s text:c="6"/>X <text:s text:c="5"/>0 <text:s text:c="6"/>X <text:s text:c="5"/>0 <text:s text:c="11"/>6.5 Q <text:s/>7R <text:s/>6 <text:s/>7.5d65662030 912 9 4 0 <text:s text:c="3"/>14.0 <text:s text:c="2"/>16.0</text:p>
      <text:p text:style-name="P1"><text:s/>73 <text:s text:c="3"/>1.968501 1.286e-31 6.126e-11.04600.046 <text:s text:c="2"/>77.95680.720.000000 <text:s text:c="6"/>X <text:s text:c="5"/>0 <text:s text:c="6"/>X <text:s text:c="5"/>0 <text:s text:c="11"/>7.5 Q <text:s/>7R <text:s/>6 <text:s/>7.5d65662030 912 9 4 0 <text:s text:c="3"/>16.0 <text:s text:c="2"/>16.0</text:p>
      <text:p text:style-name="P1"><text:soft-page-break/><text:s/>73 <text:s text:c="3"/>1.968506 8.916e-31 6.656e-10.04960.050 <text:s text:c="2"/>27.73700.720.000000 <text:s text:c="6"/>X <text:s text:c="5"/>0 <text:s text:c="6"/>X <text:s text:c="5"/>0 <text:s text:c="11"/>3.5 Q <text:s/>4P <text:s/>5 <text:s/>4.5d65662030 912 9 4 0 <text:s text:c="4"/>8.0 <text:s text:c="2"/>10.0</text:p>
      <text:p text:style-name="P1"><text:s/>73 <text:s text:c="3"/>1.968708 1.844e-30 7.811e-10.04600.046 <text:s text:c="2"/>77.95680.720.000000 <text:s text:c="6"/>X <text:s text:c="5"/>0 <text:s text:c="6"/>X <text:s text:c="5"/>0 <text:s text:c="11"/>8.5 Q <text:s/>7R <text:s/>6 <text:s/>7.5d65662030 912 9 4 0 <text:s text:c="3"/>18.0 <text:s text:c="2"/>16.0</text:p>
      <text:p text:style-name="P1"><text:s/>73 <text:s text:c="3"/>1.968781 2.018e-31 1.205e-10.04960.050 <text:s text:c="2"/>27.73700.720.000000 <text:s text:c="6"/>X <text:s text:c="5"/>0 <text:s text:c="6"/>X <text:s text:c="5"/>0 <text:s text:c="11"/>4.5 Q <text:s/>4P <text:s/>5 <text:s/>4.5d65662030 912 9 4 0 <text:s text:c="3"/>10.0 <text:s text:c="2"/>10.0</text:p>
      <text:p text:style-name="P1"><text:s/>73 <text:s text:c="3"/>1.969140 7.950e-33 3.958e-12.04960.050 <text:s text:c="2"/>27.73700.720.000000 <text:s text:c="6"/>X <text:s text:c="5"/>0 <text:s text:c="6"/>X <text:s text:c="5"/>0 <text:s text:c="11"/>5.5 Q <text:s/>4P <text:s/>5 <text:s/>4.5d65662030 912 9 4 0 <text:s text:c="3"/>12.0 <text:s text:c="2"/>10.0</text:p>
      <text:p text:style-name="P1"><text:s/>72 <text:s text:c="3"/>1.970521 5.093e-29 8.170e-10.04600.046 <text:s text:c="2"/>75.86420.720.000000 <text:s text:c="6"/>X <text:s text:c="5"/>0 <text:s text:c="6"/>X <text:s text:c="5"/>0 <text:s text:c="15"/>Q <text:s/>7R <text:s/>6 <text:s text:c="4"/>d446620442212 9 4 0 <text:s text:c="3"/>15.0 <text:s text:c="2"/>13.0</text:p>
      <text:p text:style-name="P1"><text:s/>61 <text:s text:c="3"/>1.971768 2.455e-40 2.334e-11.04800.068 3704.39310.640.000000 <text:s text:c="3"/>0 1 0 1 1F1 <text:s text:c="3"/>0 0 1 0 1F2 <text:s text:c="2"/>12F1 32 <text:s text:c="7"/>11F2 42 <text:s text:c="4"/>334330453638 7 1 0 <text:s text:c="3"/>75.0 <text:s text:c="2"/>69.0</text:p>
      <text:p text:style-name="P1"><text:s/>73 <text:s text:c="3"/>1.972077 1.139e-30 6.814e-10.04960.050 <text:s text:c="2"/>27.73370.720.000000 <text:s text:c="6"/>X <text:s text:c="5"/>0 <text:s text:c="6"/>X <text:s text:c="5"/>0 <text:s text:c="11"/>4.5 Q <text:s/>4P <text:s/>5 <text:s/>5.5d65662030 912 9 4 0 <text:s text:c="3"/>10.0 <text:s text:c="2"/>12.0</text:p>
      <text:p text:style-name="P1"><text:s/>73 <text:s text:c="3"/>1.972255 3.323e-33 2.115e-12.04600.046 <text:s text:c="2"/>77.95280.720.000000 <text:s text:c="6"/>X <text:s text:c="5"/>0 <text:s text:c="6"/>X <text:s text:c="5"/>0 <text:s text:c="11"/>5.5 Q <text:s/>7R <text:s/>6 <text:s/>6.5d65662030 912 9 4 0 <text:s text:c="3"/>12.0 <text:s text:c="2"/>14.0</text:p>
      <text:p text:style-name="P1"><text:s/>73 <text:s text:c="3"/>1.972382 1.437e-31 7.838e-11.04600.046 <text:s text:c="2"/>77.95280.720.000000 <text:s text:c="6"/>X <text:s text:c="5"/>0 <text:s text:c="6"/>X <text:s text:c="5"/>0 <text:s text:c="11"/>6.5 Q <text:s/>7R <text:s/>6 <text:s/>6.5d65662030 912 9 4 0 <text:s text:c="3"/>14.0 <text:s text:c="2"/>14.0</text:p>
      <text:p text:style-name="P1"><text:s/>73 <text:s text:c="3"/>1.972436 1.839e-31 9.173e-11.04960.050 <text:s text:c="2"/>27.73370.720.000000 <text:s text:c="6"/>X <text:s text:c="5"/>0 <text:s text:c="6"/>X <text:s text:c="5"/>0 <text:s text:c="11"/>5.5 Q <text:s/>4P <text:s/>5 <text:s/>5.5d65662030 912 9 4 0 <text:s text:c="3"/>12.0 <text:s text:c="2"/>12.0</text:p>
      <text:p text:style-name="P1"><text:s/>73 <text:s text:c="3"/>1.972544 1.588e-30 7.582e-10.04600.046 <text:s text:c="2"/>77.95280.720.000000 <text:s text:c="6"/>X <text:s text:c="5"/>0 <text:s text:c="6"/>X <text:s text:c="5"/>0 <text:s text:c="11"/>7.5 Q <text:s/>7R <text:s/>6 <text:s/>6.5d65662030 912 9 4 0 <text:s text:c="3"/>16.0 <text:s text:c="2"/>14.0</text:p>
      <text:p text:style-name="P1"><text:s/>73 <text:s text:c="3"/>1.972892 3.747e-33 1.602e-12.04960.050 <text:s text:c="2"/>27.73370.720.000000 <text:s text:c="6"/>X <text:s text:c="5"/>0 <text:s text:c="6"/>X <text:s text:c="5"/>0 <text:s text:c="11"/>6.5 Q <text:s/>4P <text:s/>5 <text:s/>5.5d65662030 912 9 4 0 <text:s text:c="3"/>14.0 <text:s text:c="2"/>12.0</text:p>
      <text:p text:style-name="P1"><text:s/>71 <text:s text:c="3"/>1.973505 2.623e-26 8.210e-10.04600.046 <text:s text:c="2"/>79.60700.720.000000 <text:s text:c="6"/>X <text:s text:c="5"/>0 <text:s text:c="6"/>X <text:s text:c="5"/>0 <text:s text:c="15"/>Q <text:s/>7R <text:s/>6 <text:s text:c="4"/>d446620442212 9 4 0 <text:s text:c="3"/>15.0 <text:s text:c="2"/>13.0</text:p>
      <text:p text:style-name="P1"><text:s/>31 <text:s text:c="3"/>1.974400 4.058e-35 5.238e-08.06960.087 1571.94100.840.000000 <text:s text:c="9"/>0 1 0 <text:s text:c="9"/>0 1 0 43 <text:s/>5 39 <text:s text:c="6"/>42 <text:s/>6 36 <text:s text:c="5"/>006550 113 6 2 4 0 <text:s text:c="3"/>87.0 <text:s text:c="2"/>85.0</text:p>
      <text:p text:style-name="P1"><text:s/>72 <text:s text:c="3"/>1.975489 3.839e-29 8.114e-10.04960.050 <text:s text:c="2"/>26.98840.720.000000 <text:s text:c="6"/>X <text:s text:c="5"/>0 <text:s text:c="6"/>X <text:s text:c="5"/>0 <text:s text:c="15"/>Q <text:s/>4P <text:s/>5 <text:s text:c="4"/>d446620442212 9 4 0 <text:s text:c="4"/>9.0 <text:s text:c="2"/>11.0</text:p>
      <text:p text:style-name="P1"><text:s/>73 <text:s text:c="3"/>1.975641 2.184e-33 1.671e-12.04600.046 <text:s text:c="2"/>77.94930.720.000000 <text:s text:c="6"/>X <text:s text:c="5"/>0 <text:s text:c="6"/>X <text:s text:c="5"/>0 <text:s text:c="11"/>4.5 Q <text:s/>7R <text:s/>6 <text:s/>5.5d65662030 912 9 4 0 <text:s text:c="3"/>10.0 <text:s text:c="2"/>12.0</text:p>
      <text:p text:style-name="P1"><text:s/>73 <text:s text:c="3"/>1.975737 1.280e-31 8.162e-11.04600.046 <text:s text:c="2"/>77.94930.720.000000 <text:s text:c="6"/>X <text:s text:c="5"/>0 <text:s text:c="6"/>X <text:s text:c="5"/>0 <text:s text:c="11"/>5.5 Q <text:s/>7R <text:s/>6 <text:s/>5.5d65662030 912 9 4 0 <text:s text:c="3"/>12.0 <text:s text:c="2"/>12.0</text:p>
      <text:p text:style-name="P1"><text:s/>73 <text:s text:c="3"/>1.975864 1.362e-30 7.444e-10.04600.046 <text:s text:c="2"/>77.94930.720.000000 <text:s text:c="6"/>X <text:s text:c="5"/>0 <text:s text:c="6"/>X <text:s text:c="5"/>0 <text:s text:c="11"/>6.5 Q <text:s/>7R <text:s/>6 <text:s/>5.5d65662030 912 9 4 0 <text:s text:c="3"/>14.0 <text:s text:c="2"/>12.0</text:p>
      <text:p text:style-name="P1"><text:s/>73 <text:s text:c="3"/>1.976305 1.436e-30 7.174e-10.04960.050 <text:s text:c="2"/>27.72980.720.000000 <text:s text:c="6"/>X <text:s text:c="5"/>0 <text:s text:c="6"/>X <text:s text:c="5"/>0 <text:s text:c="11"/>5.5 Q <text:s/>4P <text:s/>5 <text:s/>6.5d65662030 912 9 4 0 <text:s text:c="3"/>12.0 <text:s text:c="2"/>14.0</text:p>
      <text:p text:style-name="P1"><text:s/>61 <text:s text:c="3"/>1.976631 6.120e-38 1.066e-12.06200.075 1828.56030.700.000000 <text:s text:c="3"/>0 1 0 0 1E <text:s text:c="4"/>0 1 0 0 1E <text:s text:c="4"/>7F2 <text:s/>8 <text:s text:c="8"/>7F1 <text:s/>7 <text:s text:c="4"/>534330453738 7 1 0 <text:s text:c="3"/>45.0 <text:s text:c="2"/>45.0</text:p>
      <text:p text:style-name="P1"><text:s/>73 <text:s text:c="3"/>1.976761 1.190e-31 5.096e-11.04960.050 <text:s text:c="2"/>27.72980.720.000000 <text:s text:c="6"/>X <text:s text:c="5"/>0 <text:s text:c="6"/>X <text:s text:c="5"/>0 <text:s text:c="11"/>6.5 Q <text:s/>4P <text:s/>5 <text:s/>6.5d65662030 912 9 4 0 <text:s text:c="3"/>14.0 <text:s text:c="2"/>14.0</text:p>
      <text:p text:style-name="P1"><text:s/>71 <text:s text:c="3"/>1.976885 1.370e-29 8.251e-10.04600.046 1635.11130.720.000000 <text:s text:c="6"/>X <text:s text:c="5"/>1 <text:s text:c="6"/>X <text:s text:c="5"/>1 <text:s text:c="15"/>Q <text:s/>7R <text:s/>6 <text:s text:c="4"/>d446620442212 9 4 0 <text:s text:c="3"/>15.0 <text:s text:c="2"/>13.0</text:p>
      <text:p text:style-name="P1"><text:s/>73 <text:s text:c="3"/>1.978572 8.141e-32 6.237e-11.04600.046 <text:s text:c="2"/>77.94640.720.000000 <text:s text:c="6"/>X <text:s text:c="5"/>0 <text:s text:c="6"/>X <text:s text:c="5"/>0 <text:s text:c="11"/>4.5 Q <text:s/>7R <text:s/>6 <text:s/>4.5d65662030 912 9 4 0 <text:s text:c="3"/>10.0 <text:s text:c="2"/>10.0</text:p>
      <text:p text:style-name="P1"><text:s/>73 <text:s text:c="3"/>1.978668 1.165e-30 7.442e-10.04600.046 <text:s text:c="2"/>77.94640.720.000000 <text:s text:c="6"/>X <text:s text:c="5"/>0 <text:s text:c="6"/>X <text:s text:c="5"/>0 <text:s text:c="11"/>5.5 Q <text:s/>7R <text:s/>6 <text:s/>4.5d65662030 912 9 4 0 <text:s text:c="3"/>12.0 <text:s text:c="2"/>10.0</text:p>
      <text:p text:style-name="P1"><text:s/>73 <text:s text:c="3"/>1.979884 7.700e-31 8.249e-10.04810.048 <text:s text:c="2"/>41.67640.720.000000 <text:s text:c="6"/>X <text:s text:c="5"/>0 <text:s text:c="6"/>X <text:s text:c="5"/>0 <text:s text:c="11"/>2.5 Q <text:s/>5P <text:s/>6 <text:s/>3.5d65662030 912 9 4 0 <text:s text:c="4"/>6.0 <text:s text:c="3"/>8.0</text:p>
      <text:p text:style-name="P1"><text:s/>73 <text:s text:c="3"/>1.980008 9.474e-32 7.613e-11.04810.048 <text:s text:c="2"/>41.67640.720.000000 <text:s text:c="6"/>X <text:s text:c="5"/>0 <text:s text:c="6"/>X <text:s text:c="5"/>0 <text:s text:c="11"/>3.5 Q <text:s/>5P <text:s/>6 <text:s/>3.5d65662030 912 9 4 0 <text:s text:c="4"/>8.0 <text:s text:c="3"/>8.0</text:p>
      <text:p text:style-name="P1"><text:s/>13 <text:s text:c="3"/>1.980157 3.164e-34 1.084e-07.07740.391 2120.97240.740.001500 <text:s text:c="9"/>0 1 0 <text:s text:c="9"/>0 1 0 <text:s/>4 <text:s/>4 <text:s/>0 <text:s text:c="7"/>5 <text:s/>3 <text:s/>3 <text:s text:c="5"/>5646434636257120 7 <text:s text:c="3"/>54.0 <text:s text:c="2"/>66.0</text:p>
      <text:p text:style-name="P1"><text:s/>73 <text:s text:c="3"/>1.980177 3.632e-33 2.335e-12.04810.048 <text:s text:c="2"/>41.67640.720.000000 <text:s text:c="6"/>X <text:s text:c="5"/>0 <text:s text:c="6"/>X <text:s text:c="5"/>0 <text:s text:c="11"/>4.5 Q <text:s/>5P <text:s/>6 <text:s/>3.5d65662030 912 9 4 0 <text:s text:c="3"/>10.0 <text:s text:c="3"/>8.0</text:p>
      <text:p text:style-name="P1"><text:s/>73 <text:s text:c="3"/>1.980204 2.447e-33 1.219e-12.04700.047 <text:s text:c="2"/>58.41670.720.000000 <text:s text:c="6"/>X <text:s text:c="5"/>0 <text:s text:c="6"/>X <text:s text:c="5"/>0 <text:s text:c="11"/>6.5 Q <text:s/>6R <text:s/>5 <text:s/>7.5d65662030 912 9 4 0 <text:s text:c="3"/>14.0 <text:s text:c="2"/>16.0</text:p>
      <text:p text:style-name="P1"><text:s/>31 <text:s text:c="3"/>1.980400 7.520e-35 3.853e-08.07820.105 1107.54600.770.000000 <text:s text:c="9"/>0 0 1 <text:s text:c="9"/>0 0 1 11 <text:s/>2 <text:s/>9 <text:s text:c="6"/>12 <text:s/>1 12 <text:s text:c="5"/>006550 113 6 2 4 0 <text:s text:c="3"/>23.0 <text:s text:c="2"/>25.0</text:p>
      <text:p text:style-name="P1"><text:s/>73 <text:s text:c="3"/>1.980444 1.063e-31 4.635e-11.04700.047 <text:s text:c="2"/>58.41670.720.000000 <text:s text:c="6"/>X <text:s text:c="5"/>0 <text:s text:c="6"/>X <text:s text:c="5"/>0 <text:s text:c="11"/>7.5 Q <text:s/>6R <text:s/>5 <text:s/>7.5d65662030 912 9 4 0 <text:s text:c="3"/>16.0 <text:s text:c="2"/>16.0</text:p>
      <text:p text:style-name="P1"><text:s/>73 <text:s text:c="3"/>1.980745 2.134e-30 8.270e-10.04700.047 <text:s text:c="2"/>58.41670.720.000000 <text:s text:c="6"/>X <text:s text:c="5"/>0 <text:s text:c="6"/>X <text:s text:c="5"/>0 <text:s text:c="11"/>8.5 Q <text:s/>6R <text:s/>5 <text:s/>7.5d65662030 912 9 4 0 <text:s text:c="3"/>18.0 <text:s text:c="2"/>16.0</text:p>
      <text:p text:style-name="P1"><text:s/>73 <text:s text:c="3"/>1.980959 9.996e-31 7.669e-10.04600.046 <text:s text:c="2"/>77.94400.720.000000 <text:s text:c="6"/>X <text:s text:c="5"/>0 <text:s text:c="6"/>X <text:s text:c="5"/>0 <text:s text:c="11"/>4.5 Q <text:s/>7R <text:s/>6 <text:s/>3.5d65662030 912 9 4 0 <text:s text:c="3"/>10.0 <text:s text:c="3"/>8.0</text:p>
      <text:p text:style-name="P1"><text:s/>73 <text:s text:c="3"/>1.981190 1.786e-30 7.668e-10.04960.050 <text:s text:c="2"/>27.72540.720.000000 <text:s text:c="6"/>X <text:s text:c="5"/>0 <text:s text:c="6"/>X <text:s text:c="5"/>0 <text:s text:c="11"/>6.5 Q <text:s/>4P <text:s/>5 <text:s/>7.5d65662030 912 9 4 0 <text:s text:c="3"/>14.0 <text:s text:c="2"/>16.0</text:p>
      <text:p text:style-name="P1"><text:s/>12 <text:s text:c="3"/>1.981662 1.691e-32 1.217e-07.08690.434 1897.62740.65-.003100 <text:s text:c="9"/>0 1 0 <text:s text:c="9"/>0 1 0 <text:s/>4 <text:s/>2 <text:s/>3 <text:s text:c="7"/>3 <text:s/>3 <text:s/>0 <text:s text:c="5"/>5646634836287120 8 <text:s text:c="3"/>27.0 <text:s text:c="2"/>21.0</text:p>
      <text:p text:style-name="P1"><text:s/>73 <text:s text:c="3"/>1.982322 9.342e-31 7.516e-10.04810.048 <text:s text:c="2"/>41.67410.720.000000 <text:s text:c="6"/>X <text:s text:c="5"/>0 <text:s text:c="6"/>X <text:s text:c="5"/>0 <text:s text:c="11"/>3.5 Q <text:s/>5P <text:s/>6 <text:s/>4.5d65662030 912 9 4 0 <text:s text:c="4"/>8.0 <text:s text:c="2"/>10.0</text:p>
      <text:p text:style-name="P1"><text:s/>73 <text:s text:c="3"/>1.982492 1.487e-31 9.569e-11.04810.048 <text:s text:c="2"/>41.67410.720.000000 <text:s text:c="6"/>X <text:s text:c="5"/>0 <text:s text:c="6"/>X <text:s text:c="5"/>0 <text:s text:c="11"/>4.5 Q <text:s/>5P <text:s/>6 <text:s/>4.5d65662030 912 9 4 0 <text:s text:c="3"/>10.0 <text:s text:c="2"/>10.0</text:p>
      <text:p text:style-name="P1"><text:s/>73 <text:s text:c="3"/>1.982715 5.359e-33 2.875e-12.04810.048 <text:s text:c="2"/>41.67410.720.000000 <text:s text:c="6"/>X <text:s text:c="5"/>0 <text:s text:c="6"/>X <text:s text:c="5"/>0 <text:s text:c="11"/>5.5 Q <text:s/>5P <text:s/>6 <text:s/>4.5d65662030 912 9 4 0 <text:s text:c="3"/>12.0 <text:s text:c="2"/>10.0</text:p>
      <text:p text:style-name="P1"><text:s/>73 <text:s text:c="3"/>1.984858 5.093e-33 2.967e-12.04700.047 <text:s text:c="2"/>58.41190.720.000000 <text:s text:c="6"/>X <text:s text:c="5"/>0 <text:s text:c="6"/>X <text:s text:c="5"/>0 <text:s text:c="11"/>5.5 Q <text:s/>6R <text:s/>5 <text:s/>6.5d65662030 912 9 4 0 <text:s text:c="3"/>12.0 <text:s text:c="2"/>14.0</text:p>
      <text:p text:style-name="P1"><text:s/>73 <text:s text:c="3"/>1.985047 1.670e-31 8.341e-11.04700.047 <text:s text:c="2"/>58.41190.720.000000 <text:s text:c="6"/>X <text:s text:c="5"/>0 <text:s text:c="6"/>X <text:s text:c="5"/>0 <text:s text:c="11"/>6.5 Q <text:s/>6R <text:s/>5 <text:s/>6.5d65662030 912 9 4 0 <text:s text:c="3"/>14.0 <text:s text:c="2"/>14.0</text:p>
      <text:p text:style-name="P1"><text:s/>73 <text:s text:c="3"/>1.985286 1.799e-30 7.861e-10.04700.047 <text:s text:c="2"/>58.41190.720.000000 <text:s text:c="6"/>X <text:s text:c="5"/>0 <text:s text:c="6"/>X <text:s text:c="5"/>0 <text:s text:c="11"/>7.5 Q <text:s/>6R <text:s/>5 <text:s/>6.5d65662030 912 9 4 0 <text:s text:c="3"/>16.0 <text:s text:c="2"/>14.0</text:p>
      <text:p text:style-name="P1"><text:s/>32 <text:s text:c="3"/>1.985300 6.065e-35 1.446e-07.08500.106 <text:s text:c="2"/>14.65250.760.000000 <text:s text:c="9"/>0 0 0 <text:s text:c="9"/>0 0 0 <text:s/>6 <text:s/>0 <text:s/>6 <text:s text:c="7"/>5 <text:s/>1 <text:s/>5 <text:s text:c="5"/>006550 113 6 2 4 0 <text:s text:c="3"/>13.0 <text:s text:c="2"/>11.0</text:p>
      <text:p text:style-name="P1"><text:s/>73 <text:s text:c="3"/>1.985307 1.138e-30 7.332e-10.04810.048 <text:s text:c="2"/>41.67130.720.000000 <text:s text:c="6"/>X <text:s text:c="5"/>0 <text:s text:c="6"/>X <text:s text:c="5"/>0 <text:s text:c="11"/>4.5 Q <text:s/>5P <text:s/>6 <text:s/>5.5d65662030 912 9 4 0 <text:s text:c="3"/>10.0 <text:s text:c="2"/>12.0</text:p>
      <text:p text:style-name="P1"><text:s/>61 <text:s text:c="3"/>1.985347 1.610e-39 2.576e-11.05600.074 3257.04420.690.000000 <text:s text:c="3"/>0 1 0 1 1F1 <text:s text:c="3"/>0 1 0 1 1F1 <text:s text:c="3"/>8F1 24 <text:s text:c="8"/>8F2 24 <text:s text:c="4"/>334330453638 7 1 0 <text:s text:c="3"/>51.0 <text:s text:c="2"/>51.0</text:p>
      <text:p text:style-name="P1"><text:s/>73 <text:s text:c="3"/>1.985531 1.679e-31 9.018e-11.04810.048 <text:s text:c="2"/>41.67130.720.000000 <text:s text:c="6"/>X <text:s text:c="5"/>0 <text:s text:c="6"/>X <text:s text:c="5"/>0 <text:s text:c="11"/>5.5 Q <text:s/>5P <text:s/>6 <text:s/>5.5d65662030 912 9 4 0 <text:s text:c="3"/>12.0 <text:s text:c="2"/>12.0</text:p>
      <text:p text:style-name="P1"><text:s/>61 <text:s text:c="3"/>1.985785 1.955e-39 4.652e-15.04600.060 1592.35890.610.000000 <text:s text:c="3"/>0 0 0 0 1A1 <text:s text:c="3"/>0 0 0 0 1A1 <text:s text:c="2"/>17F2 <text:s/>4 <text:s text:c="7"/>17F1 <text:s/>1 <text:s text:c="4"/>534330453738 7 1 0 <text:s text:c="2"/>105.0 <text:s/>105.0</text:p>
      <text:p text:style-name="P1"><text:s/>73 <text:s text:c="3"/>1.985817 4.550e-33 2.095e-12.04810.048 <text:s text:c="2"/>41.67130.720.000000 <text:s text:c="6"/>X <text:s text:c="5"/>0 <text:s text:c="6"/>X <text:s text:c="5"/>0 <text:s text:c="11"/>6.5 Q <text:s/>5P <text:s/>6 <text:s/>5.5d65662030 912 9 4 0 <text:s text:c="3"/>14.0 <text:s text:c="2"/>12.0</text:p>
      <text:p text:style-name="P1"><text:s/>72 <text:s text:c="3"/>1.986020 4.895e-29 8.325e-10.04700.047 <text:s text:c="2"/>56.84470.720.000000 <text:s text:c="6"/>X <text:s text:c="5"/>0 <text:s text:c="6"/>X <text:s text:c="5"/>0 <text:s text:c="15"/>Q <text:s/>6R <text:s/>5 <text:s text:c="4"/>d446620442212 9 4 0 <text:s text:c="3"/>13.0 <text:s text:c="2"/>11.0</text:p>
      <text:p text:style-name="P1"><text:s/>61 <text:s text:c="3"/>1.986069 7.956e-39 1.239e-10.06500.078 3120.60350.720.000000 <text:s text:c="3"/>0 0 1 0 1F2 <text:s text:c="3"/>0 0 1 0 1F2 <text:s text:c="3"/>4F2 17 <text:s text:c="8"/>4F1 15 <text:s text:c="4"/>434330453638 7 1 0 <text:s text:c="3"/>27.0 <text:s text:c="2"/>27.0</text:p>
      <text:p text:style-name="P1"><text:s/>71 <text:s text:c="3"/>1.987741 2.326e-26 8.339e-10.04810.048 <text:s text:c="2"/>42.22400.720.000000 <text:s text:c="6"/>X <text:s text:c="5"/>0 <text:s text:c="6"/>X <text:s text:c="5"/>0 <text:s text:c="15"/>Q <text:s/>5P <text:s/>6 <text:s text:c="4"/>d446620442212 9 4 0 <text:s text:c="3"/>11.0 <text:s text:c="2"/>13.0</text:p>
      <text:p text:style-name="P1"><text:s/>61 <text:s text:c="3"/>1.987825 5.151e-39 1.126e-11.06500.079 2664.75830.730.000000 <text:s text:c="3"/>0 0 0 2 1F2 <text:s text:c="3"/>0 0 0 2 1F2 <text:s text:c="3"/>3F1 <text:s/>3 <text:s text:c="8"/>3F2 <text:s/>3 <text:s text:c="4"/>434330453638 7 1 0 <text:s text:c="3"/>21.0 <text:s text:c="2"/>21.0</text:p>
      <text:p text:style-name="P1"><text:s/>73 <text:s text:c="3"/>1.988839 1.380e-30 7.428e-10.04810.048 <text:s text:c="2"/>41.66800.720.000000 <text:s text:c="6"/>X <text:s text:c="5"/>0 <text:s text:c="6"/>X <text:s text:c="5"/>0 <text:s text:c="11"/>5.5 Q <text:s/>5P <text:s/>6 <text:s/>6.5d65662030 912 9 4 0 <text:s text:c="3"/>12.0 <text:s text:c="2"/>14.0</text:p>
      <text:p text:style-name="P1"><text:s/>73 <text:s text:c="3"/>1.988879 6.038e-33 4.229e-12.04700.047 <text:s text:c="2"/>58.40770.720.000000 <text:s text:c="6"/>X <text:s text:c="5"/>0 <text:s text:c="6"/>X <text:s text:c="5"/>0 <text:s text:c="11"/>4.5 Q <text:s/>6R <text:s/>5 <text:s/>5.5d65662030 912 9 4 0 <text:s text:c="3"/>10.0 <text:s text:c="2"/>12.0</text:p>
      <text:p text:style-name="P1"><text:s/>73 <text:s text:c="3"/>1.989024 1.858e-31 1.084e-10.04700.047 <text:s text:c="2"/>58.40770.720.000000 <text:s text:c="6"/>X <text:s text:c="5"/>0 <text:s text:c="6"/>X <text:s text:c="5"/>0 <text:s text:c="11"/>5.5 Q <text:s/>6R <text:s/>5 <text:s/>5.5d65662030 912 9 4 0 <text:s text:c="3"/>12.0 <text:s text:c="2"/>12.0</text:p>
      <text:p text:style-name="P1"><text:s/>73 <text:s text:c="3"/>1.989125 1.517e-31 6.998e-11.04810.048 <text:s text:c="2"/>41.66800.720.000000 <text:s text:c="6"/>X <text:s text:c="5"/>0 <text:s text:c="6"/>X <text:s text:c="5"/>0 <text:s text:c="11"/>6.5 Q <text:s/>5P <text:s/>6 <text:s/>6.5d65662030 912 9 4 0 <text:s text:c="3"/>14.0 <text:s text:c="2"/>14.0</text:p>
      <text:p text:style-name="P1"><text:s/>73 <text:s text:c="3"/>1.989212 1.504e-30 7.526e-10.04700.047 <text:s text:c="2"/>58.40770.720.000000 <text:s text:c="6"/>X <text:s text:c="5"/>0 <text:s text:c="6"/>X <text:s text:c="5"/>0 <text:s text:c="11"/>6.5 Q <text:s/>6R <text:s/>5 <text:s/>5.5d65662030 912 9 4 0 <text:s text:c="3"/>14.0 <text:s text:c="2"/>12.0</text:p>
      <text:p text:style-name="P1"><text:s/>35 <text:s text:c="3"/>1.989218 8.062e-39 6.223e-08.06820.078 1390.97660.760.000000 <text:s text:c="9"/>0 0 0 <text:s text:c="9"/>0 0 0 54 <text:s/>7 47 52.5 <text:s/>53 <text:s/>8 46 51.5 6542201518 8 2 1 0 <text:s text:c="2"/>106.0 <text:s/>104.0</text:p>
      <text:p text:style-name="P1"><text:s/>35 <text:s text:c="3"/>1.989218 8.213e-39 6.223e-08.06820.078 1390.97660.760.000000 <text:s text:c="9"/>0 0 0 <text:s text:c="9"/>0 0 0 54 <text:s/>7 47 53.5 <text:s/>53 <text:s/>8 46 52.5 6542201518 8 2 1 0 <text:s text:c="2"/>108.0 <text:s/>106.0</text:p>
      <text:p text:style-name="P1"><text:s/>35 <text:s text:c="3"/>1.989219 8.366e-39 6.223e-08.06820.078 1390.97650.760.000000 <text:s text:c="9"/>0 0 0 <text:s text:c="9"/>0 0 0 54 <text:s/>7 47 54.5 <text:s/>53 <text:s/>8 46 53.5 6542201518 8 2 1 0 <text:s text:c="2"/>110.0 <text:s/>108.0</text:p>
      <text:p text:style-name="P1"><text:s/>35 <text:s text:c="3"/>1.989219 7.914e-39 6.227e-08.06820.078 1390.97670.760.000000 <text:s text:c="9"/>0 0 0 <text:s text:c="9"/>0 0 0 54 <text:s/>7 47 51.5 <text:s/>53 <text:s/>8 46 50.5 6542201518 8 2 1 0 <text:s text:c="2"/>104.0 <text:s/>102.0</text:p>
      <text:p text:style-name="P1"><text:s/>35 <text:s text:c="3"/>1.989221 8.523e-39 6.227e-08.06820.078 1390.97650.760.000000 <text:s text:c="9"/>0 0 0 <text:s text:c="9"/>0 0 0 54 <text:s/>7 47 55.5 <text:s/>53 <text:s/>8 46 54.5 6542201518 8 2 1 0 <text:s text:c="2"/>112.0 <text:s/>110.0</text:p>
      <text:p text:style-name="P1"><text:soft-page-break/><text:s/>35 <text:s text:c="3"/>1.989225 8.684e-39 6.233e-08.06820.078 1390.97660.760.000000 <text:s text:c="9"/>0 0 0 <text:s text:c="9"/>0 0 0 54 <text:s/>7 47 56.5 <text:s/>53 <text:s/>8 46 55.5 6542201518 8 2 1 0 <text:s text:c="2"/>114.0 <text:s/>112.0</text:p>
      <text:p text:style-name="P1"><text:s/>73 <text:s text:c="3"/>1.989486 2.207e-33 8.910e-13.04810.048 <text:s text:c="2"/>41.66800.720.000000 <text:s text:c="6"/>X <text:s text:c="5"/>0 <text:s text:c="6"/>X <text:s text:c="5"/>0 <text:s text:c="11"/>7.5 Q <text:s/>5P <text:s/>6 <text:s/>6.5d65662030 912 9 4 0 <text:s text:c="3"/>16.0 <text:s text:c="2"/>14.0</text:p>
      <text:p text:style-name="P1"><text:s/>61 <text:s text:c="3"/>1.990969 1.805e-40 2.712e-12.05900.078 3293.32640.700.000000 <text:s text:c="3"/>0 2 0 0 1E <text:s text:c="4"/>0 2 0 0 1E <text:s text:c="4"/>6A2 10 <text:s text:c="8"/>6A1 12 <text:s text:c="4"/>334330453638 7 1 0 <text:s text:c="3"/>65.0 <text:s text:c="2"/>65.0</text:p>
      <text:p text:style-name="P1"><text:s/>72 <text:s text:c="3"/>1.991031 4.502e-29 8.381e-10.04810.048 <text:s text:c="2"/>40.54920.720.000000 <text:s text:c="6"/>X <text:s text:c="5"/>0 <text:s text:c="6"/>X <text:s text:c="5"/>0 <text:s text:c="15"/>Q <text:s/>5P <text:s/>6 <text:s text:c="4"/>d446620442212 9 4 0 <text:s text:c="3"/>11.0 <text:s text:c="2"/>13.0</text:p>
      <text:p text:style-name="P1"><text:s/>62 <text:s text:c="3"/>1.991379 1.489e-39 7.044e-12.02660.047 2179.92020.750.000000 <text:s text:c="3"/>0 0 0 0 1A1 <text:s text:c="3"/>0 0 0 0 1A1 <text:s text:c="2"/>20E <text:s text:c="2"/>2 <text:s text:c="7"/>20E <text:s text:c="2"/>1 <text:s text:c="4"/>5323331111 4 1 1 1 <text:s text:c="2"/>164.0 <text:s/>164.0</text:p>
      <text:p text:style-name="P1"><text:s/>73 <text:s text:c="3"/>1.992273 4.151e-33 3.640e-12.04700.047 <text:s text:c="2"/>58.40420.720.000000 <text:s text:c="6"/>X <text:s text:c="5"/>0 <text:s text:c="6"/>X <text:s text:c="5"/>0 <text:s text:c="11"/>3.5 Q <text:s/>6R <text:s/>5 <text:s/>4.5d65662030 912 9 4 0 <text:s text:c="4"/>8.0 <text:s text:c="2"/>10.0</text:p>
      <text:p text:style-name="P1"><text:s/>73 <text:s text:c="3"/>1.992382 1.652e-31 1.159e-10.04700.047 <text:s text:c="2"/>58.40420.720.000000 <text:s text:c="6"/>X <text:s text:c="5"/>0 <text:s text:c="6"/>X <text:s text:c="5"/>0 <text:s text:c="11"/>4.5 Q <text:s/>6R <text:s/>5 <text:s/>4.5d65662030 912 9 4 0 <text:s text:c="3"/>10.0 <text:s text:c="2"/>10.0</text:p>
      <text:p text:style-name="P1"><text:s/>73 <text:s text:c="3"/>1.992527 1.248e-30 7.300e-10.04700.047 <text:s text:c="2"/>58.40420.720.000000 <text:s text:c="6"/>X <text:s text:c="5"/>0 <text:s text:c="6"/>X <text:s text:c="5"/>0 <text:s text:c="11"/>5.5 Q <text:s/>6R <text:s/>5 <text:s/>4.5d65662030 912 9 4 0 <text:s text:c="3"/>12.0 <text:s text:c="2"/>10.0</text:p>
      <text:p text:style-name="P1"><text:s/>73 <text:s text:c="3"/>1.992917 1.664e-30 7.690e-10.04810.048 <text:s text:c="2"/>41.66420.720.000000 <text:s text:c="6"/>X <text:s text:c="5"/>0 <text:s text:c="6"/>X <text:s text:c="5"/>0 <text:s text:c="11"/>6.5 Q <text:s/>5P <text:s/>6 <text:s/>7.5d65662030 912 9 4 0 <text:s text:c="3"/>14.0 <text:s text:c="2"/>16.0</text:p>
      <text:p text:style-name="P1"><text:s/>61 <text:s text:c="3"/>1.992924 6.853e-40 3.847e-11.05300.068 3576.65330.640.000000 <text:s text:c="3"/>0 1 0 1 1F1 <text:s text:c="3"/>0 1 0 1 1F1 <text:s text:c="2"/>11F2 30 <text:s text:c="7"/>11F1 31 <text:s text:c="4"/>334330453638 7 1 0 <text:s text:c="3"/>69.0 <text:s text:c="2"/>69.0</text:p>
      <text:p text:style-name="P1"><text:s/>73 <text:s text:c="3"/>1.993278 9.719e-32 3.931e-11.04810.048 <text:s text:c="2"/>41.66420.720.000000 <text:s text:c="6"/>X <text:s text:c="5"/>0 <text:s text:c="6"/>X <text:s text:c="5"/>0 <text:s text:c="11"/>7.5 Q <text:s/>5P <text:s/>6 <text:s/>7.5d65662030 912 9 4 0 <text:s text:c="3"/>16.0 <text:s text:c="2"/>16.0</text:p>
      <text:p text:style-name="P1"><text:s/>71 <text:s text:c="3"/>1.994011 1.216e-29 8.421e-10.04810.048 1598.13650.720.000000 <text:s text:c="6"/>X <text:s text:c="5"/>1 <text:s text:c="6"/>X <text:s text:c="5"/>1 <text:s text:c="15"/>Q <text:s/>5P <text:s/>6 <text:s text:c="4"/>d446620442212 9 4 0 <text:s text:c="3"/>11.0 <text:s text:c="2"/>13.0</text:p>
      <text:p text:style-name="P1"><text:s/>73 <text:s text:c="3"/>1.994193 9.650e-31 8.471e-10.04700.047 <text:s text:c="2"/>58.40230.720.000000 <text:s text:c="6"/>X <text:s text:c="5"/>0 <text:s text:c="6"/>X <text:s text:c="5"/>0 <text:s text:c="11"/>3.5 Q <text:s/>6P <text:s/>7 <text:s/>4.5d65662030 912 9 4 0 <text:s text:c="4"/>8.0 <text:s text:c="2"/>10.0</text:p>
      <text:p text:style-name="P1"><text:s/>61 <text:s text:c="3"/>1.994296 8.876e-40 2.079e-11.05300.070 3357.42360.640.000000 <text:s text:c="3"/>0 1 0 1 1F2 <text:s text:c="3"/>0 1 0 1 1F2 <text:s text:c="3"/>9F1 29 <text:s text:c="7"/>10F2 18 <text:s text:c="4"/>334330453638 7 1 0 <text:s text:c="3"/>57.0 <text:s text:c="2"/>63.0</text:p>
      <text:p text:style-name="P1"><text:s/>73 <text:s text:c="3"/>1.994302 7.810e-32 5.486e-11.04700.047 <text:s text:c="2"/>58.40230.720.000000 <text:s text:c="6"/>X <text:s text:c="5"/>0 <text:s text:c="6"/>X <text:s text:c="5"/>0 <text:s text:c="11"/>4.5 Q <text:s/>6P <text:s/>7 <text:s/>4.5d65662030 912 9 4 0 <text:s text:c="3"/>10.0 <text:s text:c="2"/>10.0</text:p>
      <text:p text:style-name="P1"><text:s/>73 <text:s text:c="3"/>1.994447 2.011e-33 1.177e-12.04700.047 <text:s text:c="2"/>58.40230.720.000000 <text:s text:c="6"/>X <text:s text:c="5"/>0 <text:s text:c="6"/>X <text:s text:c="5"/>0 <text:s text:c="11"/>5.5 Q <text:s/>6P <text:s/>7 <text:s/>4.5d65662030 912 9 4 0 <text:s text:c="3"/>12.0 <text:s text:c="2"/>10.0</text:p>
      <text:p text:style-name="P1"><text:s/>73 <text:s text:c="3"/>1.995124 1.057e-31 9.287e-11.04700.047 <text:s text:c="2"/>58.40140.720.000000 <text:s text:c="6"/>X <text:s text:c="5"/>0 <text:s text:c="6"/>X <text:s text:c="5"/>0 <text:s text:c="11"/>3.5 Q <text:s/>6R <text:s/>5 <text:s/>3.5d65662030 912 9 4 0 <text:s text:c="4"/>8.0 <text:s text:c="3"/>8.0</text:p>
      <text:p text:style-name="P1"><text:s/>73 <text:s text:c="3"/>1.995233 1.031e-30 7.248e-10.04700.047 <text:s text:c="2"/>58.40140.720.000000 <text:s text:c="6"/>X <text:s text:c="5"/>0 <text:s text:c="6"/>X <text:s text:c="5"/>0 <text:s text:c="11"/>4.5 Q <text:s/>6R <text:s/>5 <text:s/>3.5d65662030 912 9 4 0 <text:s text:c="3"/>10.0 <text:s text:c="3"/>8.0</text:p>
      <text:p text:style-name="P1"><text:s/>73 <text:s text:c="3"/>1.996761 1.131e-30 7.954e-10.04700.047 <text:s text:c="2"/>58.39980.720.000000 <text:s text:c="6"/>X <text:s text:c="5"/>0 <text:s text:c="6"/>X <text:s text:c="5"/>0 <text:s text:c="11"/>4.5 Q <text:s/>6P <text:s/>7 <text:s/>5.5d65662030 912 9 4 0 <text:s text:c="3"/>10.0 <text:s text:c="2"/>12.0</text:p>
      <text:p text:style-name="P1"><text:s/>73 <text:s text:c="3"/>1.996906 1.232e-31 7.219e-11.04700.047 <text:s text:c="2"/>58.39980.720.000000 <text:s text:c="6"/>X <text:s text:c="5"/>0 <text:s text:c="6"/>X <text:s text:c="5"/>0 <text:s text:c="11"/>5.5 Q <text:s/>6P <text:s/>7 <text:s/>5.5d65662030 912 9 4 0 <text:s text:c="3"/>12.0 <text:s text:c="2"/>12.0</text:p>
      <text:p text:style-name="P1"><text:s/>73 <text:s text:c="3"/>1.997095 3.122e-33 1.569e-12.04700.047 <text:s text:c="2"/>58.39980.720.000000 <text:s text:c="6"/>X <text:s text:c="5"/>0 <text:s text:c="6"/>X <text:s text:c="5"/>0 <text:s text:c="11"/>6.5 Q <text:s/>6P <text:s/>7 <text:s/>5.5d65662030 912 9 4 0 <text:s text:c="3"/>14.0 <text:s text:c="2"/>12.0</text:p>
      <text:p text:style-name="P1"><text:s/>73 <text:s text:c="3"/>1.997332 8.546e-31 7.514e-10.04700.047 <text:s text:c="2"/>58.39920.720.000000 <text:s text:c="6"/>X <text:s text:c="5"/>0 <text:s text:c="6"/>X <text:s text:c="5"/>0 <text:s text:c="11"/>3.5 Q <text:s/>6R <text:s/>5 <text:s/>2.5d65662030 912 9 4 0 <text:s text:c="4"/>8.0 <text:s text:c="3"/>6.0</text:p>
      <text:p text:style-name="P1"><text:s/>73 <text:s text:c="3"/>1.997541 1.991e-30 8.069e-10.04810.048 <text:s text:c="2"/>41.66000.720.000000 <text:s text:c="6"/>X <text:s text:c="5"/>0 <text:s text:c="6"/>X <text:s text:c="5"/>0 <text:s text:c="11"/>7.5 Q <text:s/>5P <text:s/>6 <text:s/>8.5d65662030 912 9 4 0 <text:s text:c="3"/>16.0 <text:s text:c="2"/>18.0</text:p>
      <text:p text:style-name="P1"><text:s/>61 <text:s text:c="3"/>1.999389 1.909e-37 9.248e-12.05000.068 2229.61280.640.000000 <text:s text:c="3"/>0 1 0 0 1E <text:s text:c="4"/>0 1 0 0 1E <text:s text:c="3"/>11A1 <text:s/>4 <text:s text:c="7"/>11A2 <text:s/>4 <text:s text:c="4"/>534330453738 7 1 0 <text:s text:c="2"/>115.0 <text:s/>115.0</text:p>
      <text:p text:style-name="P1"><text:s/>73 <text:s text:c="3"/>1.999798 1.330e-30 7.807e-10.04700.047 <text:s text:c="2"/>58.39690.720.000000 <text:s text:c="6"/>X <text:s text:c="5"/>0 <text:s text:c="6"/>X <text:s text:c="5"/>0 <text:s text:c="11"/>5.5 Q <text:s/>6P <text:s/>7 <text:s/>6.5d65662030 912 9 4 0 <text:s text:c="3"/>12.0 <text:s text:c="2"/>14.0</text:p>
      <text:p text:style-name="P1"><text:s/>73 <text:s text:c="3"/>1.999986 1.388e-31 6.985e-11.04700.047 <text:s text:c="2"/>58.39690.720.000000 <text:s text:c="6"/>X <text:s text:c="5"/>0 <text:s text:c="6"/>X <text:s text:c="5"/>0 <text:s text:c="11"/>6.5 Q <text:s/>6P <text:s/>7 <text:s/>6.5d65662030 912 9 4 0 <text:s text:c="3"/>14.0 <text:s text:c="2"/>14.0</text:p>
      <text:p text:style-name="P1"><text:s/>73 <text:s text:c="3"/>2.000171 4.496e-33 2.433e-12.04810.048 <text:s text:c="2"/>41.65670.720.000000 <text:s text:c="6"/>X <text:s text:c="5"/>0 <text:s text:c="6"/>X <text:s text:c="5"/>0 <text:s text:c="11"/>5.5 Q <text:s/>5R <text:s/>4 <text:s/>6.5d65662030 912 9 4 0 <text:s text:c="3"/>12.0 <text:s text:c="2"/>14.0</text:p>
      <text:p text:style-name="P1"><text:s/>73 <text:s text:c="3"/>2.000226 2.717e-33 1.196e-12.04700.047 <text:s text:c="2"/>58.39690.720.000000 <text:s text:c="6"/>X <text:s text:c="5"/>0 <text:s text:c="6"/>X <text:s text:c="5"/>0 <text:s text:c="11"/>7.5 Q <text:s/>6P <text:s/>7 <text:s/>6.5d65662030 912 9 4 0 <text:s text:c="3"/>16.0 <text:s text:c="2"/>14.0</text:p>
      <text:p text:style-name="P1"><text:s/>73 <text:s text:c="3"/>2.000457 1.414e-31 6.560e-11.04810.048 <text:s text:c="2"/>41.65670.720.000000 <text:s text:c="6"/>X <text:s text:c="5"/>0 <text:s text:c="6"/>X <text:s text:c="5"/>0 <text:s text:c="11"/>6.5 Q <text:s/>5R <text:s/>4 <text:s/>6.5d65662030 912 9 4 0 <text:s text:c="3"/>14.0 <text:s text:c="2"/>14.0</text:p>
      <text:p text:style-name="P1"><text:s/>73 <text:s text:c="3"/>2.000819 2.084e-30 8.460e-10.04810.048 <text:s text:c="2"/>41.65670.720.000000 <text:s text:c="6"/>X <text:s text:c="5"/>0 <text:s text:c="6"/>X <text:s text:c="5"/>0 <text:s text:c="11"/>7.5 Q <text:s/>5R <text:s/>4 <text:s/>6.5d65662030 912 9 4 0 <text:s text:c="3"/>16.0 <text:s text:c="2"/>14.0</text:p>
      <text:p text:style-name="P1"><text:s/>61 <text:s text:c="3"/>2.001760 2.273e-39 9.910e-11.05600.073 3484.44380.650.000000 <text:s text:c="3"/>0 0 1 0 1F2 <text:s text:c="3"/>0 0 1 0 1F2 <text:s text:c="3"/>9F2 35 <text:s text:c="8"/>9F1 35 <text:s text:c="4"/>434330453638 7 1 0 <text:s text:c="3"/>57.0 <text:s text:c="2"/>57.0</text:p>
      <text:p text:style-name="P1"><text:s/>73 <text:s text:c="3"/>2.003303 1.562e-30 7.871e-10.04700.047 <text:s text:c="2"/>58.39360.720.000000 <text:s text:c="6"/>X <text:s text:c="5"/>0 <text:s text:c="6"/>X <text:s text:c="5"/>0 <text:s text:c="11"/>6.5 Q <text:s/>6P <text:s/>7 <text:s/>7.5d65662030 912 9 4 0 <text:s text:c="3"/>14.0 <text:s text:c="2"/>16.0</text:p>
      <text:p text:style-name="P1"><text:s/>73 <text:s text:c="3"/>2.003543 1.249e-31 5.508e-11.04700.047 <text:s text:c="2"/>58.39360.720.000000 <text:s text:c="6"/>X <text:s text:c="5"/>0 <text:s text:c="6"/>X <text:s text:c="5"/>0 <text:s text:c="11"/>7.5 Q <text:s/>6P <text:s/>7 <text:s/>7.5d65662030 912 9 4 0 <text:s text:c="3"/>16.0 <text:s text:c="2"/>16.0</text:p>
      <text:p text:style-name="P1"><text:s/>73 <text:s text:c="3"/>2.003843 1.336e-33 5.236e-13.04700.047 <text:s text:c="2"/>58.39360.720.000000 <text:s text:c="6"/>X <text:s text:c="5"/>0 <text:s text:c="6"/>X <text:s text:c="5"/>0 <text:s text:c="11"/>8.5 Q <text:s/>6P <text:s/>7 <text:s/>7.5d65662030 912 9 4 0 <text:s text:c="3"/>18.0 <text:s text:c="2"/>16.0</text:p>
      <text:p text:style-name="P1"><text:s/>72 <text:s text:c="3"/>2.004555 5.008e-29 8.596e-10.04700.047 <text:s text:c="2"/>56.82620.720.000000 <text:s text:c="6"/>X <text:s text:c="5"/>0 <text:s text:c="6"/>X <text:s text:c="5"/>0 <text:s text:c="15"/>Q <text:s/>6P <text:s/>7 <text:s text:c="4"/>d446620442212 9 4 0 <text:s text:c="3"/>13.0 <text:s text:c="2"/>15.0</text:p>
      <text:p text:style-name="P1"><text:s/>62 <text:s text:c="3"/>2.004862 2.244e-39 7.124e-12.04280.069 2179.92020.750.000000 <text:s text:c="3"/>0 0 0 0 1A1 <text:s text:c="3"/>0 0 0 0 1A1 <text:s text:c="2"/>20F2 <text:s/>2 <text:s text:c="7"/>20F1 <text:s/>1 <text:s text:c="4"/>5323331111 4 1 1 1 <text:s text:c="2"/>246.0 <text:s/>246.0</text:p>
      <text:p text:style-name="P1"><text:s/>72 <text:s text:c="3"/>2.004905 4.535e-29 8.502e-10.04810.048 <text:s text:c="2"/>40.53530.720.000000 <text:s text:c="6"/>X <text:s text:c="5"/>0 <text:s text:c="6"/>X <text:s text:c="5"/>0 <text:s text:c="15"/>Q <text:s/>5R <text:s/>4 <text:s text:c="4"/>d446620442212 9 4 0 <text:s text:c="3"/>11.0 <text:s text:c="3"/>9.0</text:p>
      <text:p text:style-name="P1"><text:s/>73 <text:s text:c="3"/>2.005124 9.612e-33 6.257e-12.04810.048 <text:s text:c="2"/>41.65150.720.000000 <text:s text:c="6"/>X <text:s text:c="5"/>0 <text:s text:c="6"/>X <text:s text:c="5"/>0 <text:s text:c="11"/>4.5 Q <text:s/>5R <text:s/>4 <text:s/>5.5d65662030 912 9 4 0 <text:s text:c="3"/>10.0 <text:s text:c="2"/>12.0</text:p>
      <text:p text:style-name="P1"><text:s/>73 <text:s text:c="3"/>2.005347 2.201e-31 1.194e-10.04810.048 <text:s text:c="2"/>41.65150.720.000000 <text:s text:c="6"/>X <text:s text:c="5"/>0 <text:s text:c="6"/>X <text:s text:c="5"/>0 <text:s text:c="11"/>5.5 Q <text:s/>5R <text:s/>4 <text:s/>5.5d65662030 912 9 4 0 <text:s text:c="3"/>12.0 <text:s text:c="2"/>12.0</text:p>
      <text:p text:style-name="P1"><text:s/>31 <text:s text:c="3"/>2.005600 7.924e-35 5.555e-08.07730.103 1243.68100.780.000000 <text:s text:c="9"/>1 0 0 <text:s text:c="9"/>1 0 0 16 <text:s/>3 13 <text:s text:c="6"/>17 <text:s/>2 16 <text:s text:c="5"/>006550 113 6 2 4 0 <text:s text:c="3"/>33.0 <text:s text:c="2"/>35.0</text:p>
      <text:p text:style-name="P1"><text:s/>73 <text:s text:c="3"/>2.005634 1.690e-30 7.862e-10.04810.048 <text:s text:c="2"/>41.65150.720.000000 <text:s text:c="6"/>X <text:s text:c="5"/>0 <text:s text:c="6"/>X <text:s text:c="5"/>0 <text:s text:c="11"/>6.5 Q <text:s/>5R <text:s/>4 <text:s/>5.5d65662030 912 9 4 0 <text:s text:c="3"/>14.0 <text:s text:c="2"/>12.0</text:p>
      <text:p text:style-name="P1"><text:s/>73 <text:s text:c="3"/>2.007061 1.115e-30 8.664e-10.04600.046 <text:s text:c="2"/>77.91790.720.000000 <text:s text:c="6"/>X <text:s text:c="5"/>0 <text:s text:c="6"/>X <text:s text:c="5"/>0 <text:s text:c="11"/>4.5 Q <text:s/>7P <text:s/>8 <text:s/>5.5d65662030 912 9 4 0 <text:s text:c="3"/>10.0 <text:s text:c="2"/>12.0</text:p>
      <text:p text:style-name="P1"><text:s/>73 <text:s text:c="3"/>2.007157 6.397e-32 4.144e-11.04600.046 <text:s text:c="2"/>77.91790.720.000000 <text:s text:c="6"/>X <text:s text:c="5"/>0 <text:s text:c="6"/>X <text:s text:c="5"/>0 <text:s text:c="11"/>5.5 Q <text:s/>7P <text:s/>8 <text:s/>5.5d65662030 912 9 4 0 <text:s text:c="3"/>12.0 <text:s text:c="2"/>12.0</text:p>
      <text:p text:style-name="P1"><text:s/>73 <text:s text:c="3"/>2.007277 1.827e-30 8.073e-10.04700.047 <text:s text:c="2"/>58.38990.720.000000 <text:s text:c="6"/>X <text:s text:c="5"/>0 <text:s text:c="6"/>X <text:s text:c="5"/>0 <text:s text:c="11"/>7.5 Q <text:s/>6P <text:s/>7 <text:s/>8.5d65662030 912 9 4 0 <text:s text:c="3"/>16.0 <text:s text:c="2"/>18.0</text:p>
      <text:p text:style-name="P1"><text:s/>73 <text:s text:c="3"/>2.007283 1.243e-33 6.903e-13.04600.046 <text:s text:c="2"/>77.91790.720.000000 <text:s text:c="6"/>X <text:s text:c="5"/>0 <text:s text:c="6"/>X <text:s text:c="5"/>0 <text:s text:c="11"/>6.5 Q <text:s/>7P <text:s/>8 <text:s/>5.5d65662030 912 9 4 0 <text:s text:c="3"/>14.0 <text:s text:c="2"/>12.0</text:p>
      <text:p text:style-name="P1"><text:s/>73 <text:s text:c="3"/>2.007577 7.950e-32 3.123e-11.04700.047 <text:s text:c="2"/>58.38990.720.000000 <text:s text:c="6"/>X <text:s text:c="5"/>0 <text:s text:c="6"/>X <text:s text:c="5"/>0 <text:s text:c="11"/>8.5 Q <text:s/>6P <text:s/>7 <text:s/>8.5d65662030 912 9 4 0 <text:s text:c="3"/>18.0 <text:s text:c="2"/>18.0</text:p>
      <text:p text:style-name="P1"><text:s/>31 <text:s text:c="3"/>2.008000 4.058e-35 5.396e-08.07140.098 1494.69000.800.000000 <text:s text:c="9"/>1 0 0 <text:s text:c="9"/>1 0 0 29 <text:s/>3 27 <text:s text:c="6"/>28 <text:s/>4 24 <text:s text:c="5"/>006550 113 6 2 4 0 <text:s text:c="3"/>59.0 <text:s text:c="2"/>57.0</text:p>
      <text:p text:style-name="P1"><text:s/>73 <text:s text:c="3"/>2.009302 1.178e-32 9.605e-12.04810.048 <text:s text:c="2"/>41.64710.720.000000 <text:s text:c="6"/>X <text:s text:c="5"/>0 <text:s text:c="6"/>X <text:s text:c="5"/>0 <text:s text:c="11"/>3.5 Q <text:s/>5R <text:s/>4 <text:s/>4.5d65662030 912 9 4 0 <text:s text:c="4"/>8.0 <text:s text:c="2"/>10.0</text:p>
      <text:p text:style-name="P1"><text:s/>73 <text:s text:c="3"/>2.009471 2.429e-31 1.584e-10.04810.048 <text:s text:c="2"/>41.64710.720.000000 <text:s text:c="6"/>X <text:s text:c="5"/>0 <text:s text:c="6"/>X <text:s text:c="5"/>0 <text:s text:c="11"/>4.5 Q <text:s/>5R <text:s/>4 <text:s/>4.5d65662030 912 9 4 0 <text:s text:c="3"/>10.0 <text:s text:c="2"/>10.0</text:p>
      <text:p text:style-name="P1"><text:s/>73 <text:s text:c="3"/>2.009695 1.351e-30 7.348e-10.04810.048 <text:s text:c="2"/>41.64710.720.000000 <text:s text:c="6"/>X <text:s text:c="5"/>0 <text:s text:c="6"/>X <text:s text:c="5"/>0 <text:s text:c="11"/>5.5 Q <text:s/>5R <text:s/>4 <text:s/>4.5d65662030 912 9 4 0 <text:s text:c="3"/>12.0 <text:s text:c="2"/>10.0</text:p>
      <text:p text:style-name="P1"><text:s/>73 <text:s text:c="3"/>2.009727 1.277e-30 8.283e-10.04600.046 <text:s text:c="2"/>77.91530.720.000000 <text:s text:c="6"/>X <text:s text:c="5"/>0 <text:s text:c="6"/>X <text:s text:c="5"/>0 <text:s text:c="11"/>5.5 Q <text:s/>7P <text:s/>8 <text:s/>6.5d65662030 912 9 4 0 <text:s text:c="3"/>12.0 <text:s text:c="2"/>14.0</text:p>
      <text:p text:style-name="P1"><text:s/>73 <text:s text:c="3"/>2.009853 1.014e-31 5.635e-11.04600.046 <text:s text:c="2"/>77.91530.720.000000 <text:s text:c="6"/>X <text:s text:c="5"/>0 <text:s text:c="6"/>X <text:s text:c="5"/>0 <text:s text:c="11"/>6.5 Q <text:s/>7P <text:s/>8 <text:s/>6.5d65662030 912 9 4 0 <text:s text:c="3"/>14.0 <text:s text:c="2"/>14.0</text:p>
      <text:p text:style-name="P1"><text:s/>73 <text:s text:c="3"/>2.010016 1.941e-33 9.441e-13.04600.046 <text:s text:c="2"/>77.91530.720.000000 <text:s text:c="6"/>X <text:s text:c="5"/>0 <text:s text:c="6"/>X <text:s text:c="5"/>0 <text:s text:c="11"/>7.5 Q <text:s/>7P <text:s/>8 <text:s/>6.5d65662030 912 9 4 0 <text:s text:c="3"/>16.0 <text:s text:c="2"/>14.0</text:p>
      <text:p text:style-name="P1"><text:s/>71 <text:s text:c="3"/>2.011594 2.368e-26 8.590e-10.04810.048 <text:s text:c="2"/>42.20010.720.000000 <text:s text:c="6"/>X <text:s text:c="5"/>0 <text:s text:c="6"/>X <text:s text:c="5"/>0 <text:s text:c="15"/>Q <text:s/>5R <text:s/>4 <text:s text:c="4"/>d446620442212 9 4 0 <text:s text:c="3"/>11.0 <text:s text:c="3"/>9.0</text:p>
      <text:p text:style-name="P1"><text:s/>73 <text:s text:c="3"/>2.011719 2.130e-30 8.382e-10.04700.047 <text:s text:c="2"/>58.38570.720.000000 <text:s text:c="6"/>X <text:s text:c="5"/>0 <text:s text:c="6"/>X <text:s text:c="5"/>0 <text:s text:c="11"/>8.5 Q <text:s/>6P <text:s/>7 <text:s/>9.5d65662030 912 9 4 0 <text:s text:c="3"/>18.0 <text:s text:c="2"/>20.0</text:p>
      <text:p text:style-name="P1"><text:s/>73 <text:s text:c="3"/>2.012713 8.427e-33 9.177e-12.04810.048 <text:s text:c="2"/>41.64360.720.000000 <text:s text:c="6"/>X <text:s text:c="5"/>0 <text:s text:c="6"/>X <text:s text:c="5"/>0 <text:s text:c="11"/>2.5 Q <text:s/>5R <text:s/>4 <text:s/>3.5d65662030 912 9 4 0 <text:s text:c="4"/>6.0 <text:s text:c="3"/>8.0</text:p>
      <text:p text:style-name="P1"><text:s/>73 <text:s text:c="3"/>2.012803 1.467e-30 8.166e-10.04600.046 <text:s text:c="2"/>77.91240.720.000000 <text:s text:c="6"/>X <text:s text:c="5"/>0 <text:s text:c="6"/>X <text:s text:c="5"/>0 <text:s text:c="11"/>6.5 Q <text:s/>7P <text:s/>8 <text:s/>7.5d65662030 912 9 4 0 <text:s text:c="3"/>14.0 <text:s text:c="2"/>16.0</text:p>
      <text:p text:style-name="P1"><text:s/>73 <text:s text:c="3"/>2.012836 2.151e-31 1.757e-10.04810.048 <text:s text:c="2"/>41.64360.720.000000 <text:s text:c="6"/>X <text:s text:c="5"/>0 <text:s text:c="6"/>X <text:s text:c="5"/>0 <text:s text:c="11"/>3.5 Q <text:s/>5R <text:s/>4 <text:s/>3.5d65662030 912 9 4 0 <text:s text:c="4"/>8.0 <text:s text:c="3"/>8.0</text:p>
      <text:p text:style-name="P1"><text:s/>73 <text:s text:c="3"/>2.012966 1.142e-31 5.564e-11.04600.046 <text:s text:c="2"/>77.91240.720.000000 <text:s text:c="6"/>X <text:s text:c="5"/>0 <text:s text:c="6"/>X <text:s text:c="5"/>0 <text:s text:c="11"/>7.5 Q <text:s/>7P <text:s/>8 <text:s/>7.5d65662030 912 9 4 0 <text:s text:c="3"/>16.0 <text:s text:c="2"/>16.0</text:p>
      <text:p text:style-name="P1"><text:s/>73 <text:s text:c="3"/>2.013006 1.065e-30 6.962e-10.04810.048 <text:s text:c="2"/>41.64360.720.000000 <text:s text:c="6"/>X <text:s text:c="5"/>0 <text:s text:c="6"/>X <text:s text:c="5"/>0 <text:s text:c="11"/>4.5 Q <text:s/>5R <text:s/>4 <text:s/>3.5d65662030 912 9 4 0 <text:s text:c="3"/>10.0 <text:s text:c="3"/>8.0</text:p>
      <text:p text:style-name="P1"><text:s/>73 <text:s text:c="3"/>2.013173 1.714e-33 7.424e-13.04600.046 <text:s text:c="2"/>77.91240.720.000000 <text:s text:c="6"/>X <text:s text:c="5"/>0 <text:s text:c="6"/>X <text:s text:c="5"/>0 <text:s text:c="11"/>8.5 Q <text:s/>7P <text:s/>8 <text:s/>7.5d65662030 912 9 4 0 <text:s text:c="3"/>18.0 <text:s text:c="2"/>16.0</text:p>
      <text:p text:style-name="P1"><text:soft-page-break/><text:s/>71 <text:s text:c="3"/>2.014423 1.234e-29 8.628e-10.04810.048 1598.11610.720.000000 <text:s text:c="6"/>X <text:s text:c="5"/>1 <text:s text:c="6"/>X <text:s text:c="5"/>1 <text:s text:c="15"/>Q <text:s/>5R <text:s/>4 <text:s text:c="4"/>d446620442212 9 4 0 <text:s text:c="3"/>11.0 <text:s text:c="3"/>9.0</text:p>
      <text:p text:style-name="P1"><text:s/>61 <text:s text:c="3"/>2.014703 1.882e-40 9.473e-15.05300.070 2112.13750.640.000000 <text:s text:c="3"/>0 1 0 0 1E <text:s text:c="4"/>0 1 0 0 1E <text:s text:c="3"/>10F1 <text:s/>9 <text:s text:c="7"/>10F2 <text:s/>9 <text:s text:c="4"/>534330453738 7 1 0 <text:s text:c="3"/>63.0 <text:s text:c="2"/>63.0</text:p>
      <text:p text:style-name="P1"><text:s/>61 <text:s text:c="3"/>2.014821 5.071e-39 4.146e-11.05300.068 3178.05830.640.000000 <text:s text:c="3"/>0 0 0 2 1F2 <text:s text:c="3"/>0 0 0 2 1F2 <text:s text:c="2"/>11F1 <text:s/>2 <text:s text:c="7"/>11F2 <text:s/>1 <text:s text:c="4"/>434330453638 7 1 0 <text:s text:c="3"/>69.0 <text:s text:c="2"/>69.0</text:p>
      <text:p text:style-name="P1"><text:s/>73 <text:s text:c="3"/>2.015448 1.389e-31 1.514e-10.04810.048 <text:s text:c="2"/>41.64090.720.000000 <text:s text:c="6"/>X <text:s text:c="5"/>0 <text:s text:c="6"/>X <text:s text:c="5"/>0 <text:s text:c="11"/>2.5 Q <text:s/>5R <text:s/>4 <text:s/>2.5d65662030 912 9 4 0 <text:s text:c="4"/>6.0 <text:s text:c="3"/>6.0</text:p>
      <text:p text:style-name="P1"><text:s/>73 <text:s text:c="3"/>2.015572 8.299e-31 6.788e-10.04810.048 <text:s text:c="2"/>41.64090.720.000000 <text:s text:c="6"/>X <text:s text:c="5"/>0 <text:s text:c="6"/>X <text:s text:c="5"/>0 <text:s text:c="11"/>3.5 Q <text:s/>5R <text:s/>4 <text:s/>2.5d65662030 912 9 4 0 <text:s text:c="4"/>8.0 <text:s text:c="3"/>6.0</text:p>
      <text:p text:style-name="P1"><text:s/>71 <text:s text:c="3"/>2.015887 2.744e-26 8.773e-10.04600.046 <text:s text:c="2"/>79.56460.720.000000 <text:s text:c="6"/>X <text:s text:c="5"/>0 <text:s text:c="6"/>X <text:s text:c="5"/>0 <text:s text:c="15"/>Q <text:s/>7P <text:s/>8 <text:s text:c="4"/>d446620442212 9 4 0 <text:s text:c="3"/>15.0 <text:s text:c="2"/>17.0</text:p>
      <text:p text:style-name="P1"><text:s/>73 <text:s text:c="3"/>2.016290 1.684e-30 8.216e-10.04600.046 <text:s text:c="2"/>77.90900.720.000000 <text:s text:c="6"/>X <text:s text:c="5"/>0 <text:s text:c="6"/>X <text:s text:c="5"/>0 <text:s text:c="11"/>7.5 Q <text:s/>7P <text:s/>8 <text:s/>8.5d65662030 912 9 4 0 <text:s text:c="3"/>16.0 <text:s text:c="2"/>18.0</text:p>
      <text:p text:style-name="P1"><text:s/>73 <text:s text:c="3"/>2.016497 1.025e-31 4.446e-11.04600.046 <text:s text:c="2"/>77.90900.720.000000 <text:s text:c="6"/>X <text:s text:c="5"/>0 <text:s text:c="6"/>X <text:s text:c="5"/>0 <text:s text:c="11"/>8.5 Q <text:s/>7P <text:s/>8 <text:s/>8.5d65662030 912 9 4 0 <text:s text:c="3"/>18.0 <text:s text:c="2"/>18.0</text:p>
      <text:p text:style-name="P1"><text:s/>73 <text:s text:c="3"/>2.016755 8.533e-34 3.332e-13.04600.046 <text:s text:c="2"/>77.90900.720.000000 <text:s text:c="6"/>X <text:s text:c="5"/>0 <text:s text:c="6"/>X <text:s text:c="5"/>0 <text:s text:c="11"/>9.5 Q <text:s/>7P <text:s/>8 <text:s/>8.5d65662030 912 9 4 0 <text:s text:c="3"/>20.0 <text:s text:c="2"/>18.0</text:p>
      <text:p text:style-name="P1"><text:s/>72 <text:s text:c="3"/>2.016776 5.348e-29 8.780e-10.04600.046 <text:s text:c="2"/>75.81800.720.000000 <text:s text:c="6"/>X <text:s text:c="5"/>0 <text:s text:c="6"/>X <text:s text:c="5"/>0 <text:s text:c="15"/>Q <text:s/>7P <text:s/>8 <text:s text:c="4"/>d446620442212 9 4 0 <text:s text:c="3"/>15.0 <text:s text:c="2"/>17.0</text:p>
      <text:p text:style-name="P1"><text:s/>61 <text:s text:c="3"/>2.017160 4.682e-39 4.572e-11.05300.074 3257.24630.690.000000 <text:s text:c="3"/>0 1 0 1 1F2 <text:s text:c="3"/>0 1 0 1 1F1 <text:s text:c="3"/>8A1 <text:s/>9 <text:s text:c="8"/>8A2 <text:s/>8 <text:s text:c="4"/>434330453638 7 1 0 <text:s text:c="3"/>85.0 <text:s text:c="2"/>85.0</text:p>
      <text:p text:style-name="P1"><text:s/>73 <text:s text:c="3"/>2.017394 6.471e-31 7.063e-10.04810.048 <text:s text:c="2"/>41.63890.720.000000 <text:s text:c="6"/>X <text:s text:c="5"/>0 <text:s text:c="6"/>X <text:s text:c="5"/>0 <text:s text:c="11"/>2.5 Q <text:s/>5R <text:s/>4 <text:s/>1.5d65662030 912 9 4 0 <text:s text:c="4"/>6.0 <text:s text:c="3"/>4.0</text:p>
      <text:p text:style-name="P1"><text:s/>61 <text:s text:c="3"/>2.018559 5.263e-40 6.595e-15.06500.077 1692.61320.720.000000 <text:s text:c="3"/>0 1 0 0 1E <text:s text:c="4"/>0 1 0 0 1E <text:s text:c="4"/>5F2 <text:s/>7 <text:s text:c="8"/>5F1 <text:s/>6 <text:s text:c="4"/>544330453738 7 1 0 <text:s text:c="3"/>33.0 <text:s text:c="2"/>33.0</text:p>
      <text:p text:style-name="P1"><text:s/>61 <text:s text:c="3"/>2.018802 3.290e-39 4.238e-11.05000.073 3357.54830.650.000000 <text:s text:c="3"/>0 1 0 1 1F1 <text:s text:c="3"/>0 1 0 1 1F1 <text:s text:c="2"/>10A2 <text:s/>6 <text:s text:c="8"/>9A1 <text:s/>9 <text:s text:c="4"/>434330453638 7 1 0 <text:s text:c="2"/>105.0 <text:s text:c="2"/>95.0</text:p>
      <text:p text:style-name="P1"><text:s/>73 <text:s text:c="3"/>2.018947 1.217e-30 8.839e-10.04520.046 <text:s/>100.22200.720.000000 <text:s text:c="6"/>X <text:s text:c="5"/>0 <text:s text:c="6"/>X <text:s text:c="5"/>0 <text:s text:c="11"/>5.5 Q <text:s/>8P <text:s/>9 <text:s/>6.5d65662030 912 9 4 0 <text:s text:c="3"/>12.0 <text:s text:c="2"/>14.0</text:p>
      <text:p text:style-name="P1"><text:s/>73 <text:s text:c="3"/>2.019032 5.227e-32 3.253e-11.04520.046 <text:s/>100.22200.720.000000 <text:s text:c="6"/>X <text:s text:c="5"/>0 <text:s text:c="6"/>X <text:s text:c="5"/>0 <text:s text:c="11"/>6.5 Q <text:s/>8P <text:s/>9 <text:s/>6.5d65662030 912 9 4 0 <text:s text:c="3"/>14.0 <text:s text:c="2"/>14.0</text:p>
      <text:p text:style-name="P1"><text:s/>73 <text:s text:c="3"/>2.019143 7.787e-34 4.241e-13.04520.046 <text:s/>100.22200.720.000000 <text:s text:c="6"/>X <text:s text:c="5"/>0 <text:s text:c="6"/>X <text:s text:c="5"/>0 <text:s text:c="11"/>7.5 Q <text:s/>8P <text:s/>9 <text:s/>6.5d65662030 912 9 4 0 <text:s text:c="3"/>16.0 <text:s text:c="2"/>14.0</text:p>
      <text:p text:style-name="P1"><text:s/>73 <text:s text:c="3"/>2.020187 1.929e-30 8.382e-10.04600.046 <text:s text:c="2"/>77.90540.720.000000 <text:s text:c="6"/>X <text:s text:c="5"/>0 <text:s text:c="6"/>X <text:s text:c="5"/>0 <text:s text:c="11"/>8.5 Q <text:s/>7P <text:s/>8 <text:s/>9.5d65662030 912 9 4 0 <text:s text:c="3"/>18.0 <text:s text:c="2"/>20.0</text:p>
      <text:p text:style-name="P1"><text:s/>31 <text:s text:c="3"/>2.020400 6.250e-35 4.618e-08.07920.105 1160.01600.770.000000 <text:s text:c="9"/>1 0 0 <text:s text:c="9"/>1 0 0 10 <text:s/>2 <text:s/>8 <text:s text:c="6"/>11 <text:s/>1 11 <text:s text:c="5"/>006550 113 6 2 4 0 <text:s text:c="3"/>21.0 <text:s text:c="2"/>23.0</text:p>
      <text:p text:style-name="P1"><text:s/>73 <text:s text:c="3"/>2.020446 6.500e-32 2.543e-11.04600.046 <text:s text:c="2"/>77.90540.720.000000 <text:s text:c="6"/>X <text:s text:c="5"/>0 <text:s text:c="6"/>X <text:s text:c="5"/>0 <text:s text:c="11"/>9.5 Q <text:s/>7P <text:s/>8 <text:s/>9.5d65662030 912 9 4 0 <text:s text:c="3"/>20.0 <text:s text:c="2"/>20.0</text:p>
      <text:p text:style-name="P1"><text:s/>73 <text:s text:c="3"/>2.021690 1.372e-30 8.549e-10.04520.046 <text:s/>100.21940.720.000000 <text:s text:c="6"/>X <text:s text:c="5"/>0 <text:s text:c="6"/>X <text:s text:c="5"/>0 <text:s text:c="11"/>6.5 Q <text:s/>8P <text:s/>9 <text:s/>7.5d65662030 912 9 4 0 <text:s text:c="3"/>14.0 <text:s text:c="2"/>16.0</text:p>
      <text:p text:style-name="P1"><text:s/>73 <text:s text:c="3"/>2.021801 8.301e-32 4.527e-11.04520.046 <text:s/>100.21940.720.000000 <text:s text:c="6"/>X <text:s text:c="5"/>0 <text:s text:c="6"/>X <text:s text:c="5"/>0 <text:s text:c="11"/>7.5 Q <text:s/>8P <text:s/>9 <text:s/>7.5d65662030 912 9 4 0 <text:s text:c="3"/>16.0 <text:s text:c="2"/>16.0</text:p>
      <text:p text:style-name="P1"><text:s/>71 <text:s text:c="3"/>2.021892 1.436e-29 8.849e-10.04600.046 1635.06630.720.000000 <text:s text:c="6"/>X <text:s text:c="5"/>1 <text:s text:c="6"/>X <text:s text:c="5"/>1 <text:s text:c="15"/>Q <text:s/>7P <text:s/>8 <text:s text:c="4"/>d446620442212 9 4 0 <text:s text:c="3"/>15.0 <text:s text:c="2"/>17.0</text:p>
      <text:p text:style-name="P1"><text:s/>73 <text:s text:c="3"/>2.021944 1.237e-33 5.999e-13.04520.046 <text:s/>100.21940.720.000000 <text:s text:c="6"/>X <text:s text:c="5"/>0 <text:s text:c="6"/>X <text:s text:c="5"/>0 <text:s text:c="11"/>8.5 Q <text:s/>8P <text:s/>9 <text:s/>7.5d65662030 912 9 4 0 <text:s text:c="3"/>18.0 <text:s text:c="2"/>16.0</text:p>
      <text:p text:style-name="P1"><text:s/>61 <text:s text:c="3"/>2.023634 1.975e-38 4.791e-14.04600.060 1592.35940.610.000000 <text:s text:c="3"/>0 0 0 0 1A1 <text:s text:c="3"/>0 0 0 0 1A1 <text:s text:c="2"/>17F1 <text:s/>5 <text:s text:c="7"/>17F2 <text:s/>1 <text:s text:c="4"/>534330453738 7 1 0 <text:s text:c="2"/>105.0 <text:s/>105.0</text:p>
      <text:p text:style-name="P1"><text:s/>73 <text:s text:c="3"/>2.024494 2.203e-30 8.634e-10.04600.046 <text:s text:c="2"/>77.90130.720.000000 <text:s text:c="6"/>X <text:s text:c="5"/>0 <text:s text:c="6"/>X <text:s text:c="5"/>0 <text:s text:c="11"/>9.5 Q <text:s/>7P <text:s/>8 10.5d65662030 912 9 4 0 <text:s text:c="3"/>20.0 <text:s text:c="2"/>22.0</text:p>
      <text:p text:style-name="P1"><text:s/>73 <text:s text:c="3"/>2.024798 1.548e-30 8.456e-10.04520.046 <text:s/>100.21640.720.000000 <text:s text:c="6"/>X <text:s text:c="5"/>0 <text:s text:c="6"/>X <text:s text:c="5"/>0 <text:s text:c="11"/>7.5 Q <text:s/>8P <text:s/>9 <text:s/>8.5d65662030 912 9 4 0 <text:s text:c="3"/>16.0 <text:s text:c="2"/>18.0</text:p>
      <text:p text:style-name="P1"><text:s/>73 <text:s text:c="3"/>2.024941 9.353e-32 4.541e-11.04520.046 <text:s/>100.21640.720.000000 <text:s text:c="6"/>X <text:s text:c="5"/>0 <text:s text:c="6"/>X <text:s text:c="5"/>0 <text:s text:c="11"/>8.5 Q <text:s/>8P <text:s/>9 <text:s/>8.5d65662030 912 9 4 0 <text:s text:c="3"/>18.0 <text:s text:c="2"/>18.0</text:p>
      <text:p text:style-name="P1"><text:s/>73 <text:s text:c="3"/>2.025123 1.108e-33 4.843e-13.04520.046 <text:s/>100.21640.720.000000 <text:s text:c="6"/>X <text:s text:c="5"/>0 <text:s text:c="6"/>X <text:s text:c="5"/>0 <text:s text:c="11"/>9.5 Q <text:s/>8P <text:s/>9 <text:s/>8.5d65662030 912 9 4 0 <text:s text:c="3"/>20.0 <text:s text:c="2"/>18.0</text:p>
      <text:p text:style-name="P1"><text:s/>61 <text:s text:c="3"/>2.025511 2.198e-40 2.554e-12.04100.070 3147.13330.640.000000 <text:s text:c="3"/>0 0 0 2 1A1 <text:s text:c="3"/>0 0 0 2 1A1 <text:s text:c="2"/>10E <text:s text:c="2"/>5 <text:s text:c="7"/>10E <text:s text:c="2"/>4 <text:s text:c="4"/>434330453638 7 1 0 <text:s text:c="3"/>42.0 <text:s text:c="2"/>42.0</text:p>
      <text:p text:style-name="P1"><text:s/>34 <text:s text:c="3"/>2.026818 2.398e-37 2.783e-08.07080.098 <text:s/>411.18430.810.000000 <text:s text:c="9"/>0 0 0 <text:s text:c="9"/>0 0 0 31 <text:s/>2 30 28.5 <text:s/>30 <text:s/>3 27 27.5 6565501518 6 2 4 0 <text:s text:c="3"/>58.0 <text:s text:c="2"/>56.0</text:p>
      <text:p text:style-name="P1"><text:s/>34 <text:s text:c="3"/>2.026847 2.820e-37 2.791e-08.07080.098 <text:s/>411.18420.810.000000 <text:s text:c="9"/>0 0 0 <text:s text:c="9"/>0 0 0 31 <text:s/>2 30 33.5 <text:s/>30 <text:s/>3 27 32.5 6565501518 6 2 4 0 <text:s text:c="3"/>68.0 <text:s text:c="2"/>66.0</text:p>
      <text:p text:style-name="P1"><text:s/>34 <text:s text:c="3"/>2.026872 2.477e-37 2.779e-08.07080.098 <text:s/>411.18420.810.000000 <text:s text:c="9"/>0 0 0 <text:s text:c="9"/>0 0 0 31 <text:s/>2 30 29.5 <text:s/>30 <text:s/>3 27 28.5 6565501518 6 2 4 0 <text:s text:c="3"/>60.0 <text:s text:c="2"/>58.0</text:p>
      <text:p text:style-name="P1"><text:s/>34 <text:s text:c="3"/>2.026895 2.731e-37 2.785e-08.07080.098 <text:s/>411.18420.810.000000 <text:s text:c="9"/>0 0 0 <text:s text:c="9"/>0 0 0 31 <text:s/>2 30 32.5 <text:s/>30 <text:s/>3 27 31.5 6565501518 6 2 4 0 <text:s text:c="3"/>66.0 <text:s text:c="2"/>64.0</text:p>
      <text:p text:style-name="P1"><text:s/>34 <text:s text:c="3"/>2.026904 2.558e-37 2.777e-08.07080.098 <text:s/>411.18420.810.000000 <text:s text:c="9"/>0 0 0 <text:s text:c="9"/>0 0 0 31 <text:s/>2 30 30.5 <text:s/>30 <text:s/>3 27 29.5 6565501518 6 2 4 0 <text:s text:c="3"/>62.0 <text:s text:c="2"/>60.0</text:p>
      <text:p text:style-name="P1"><text:s/>34 <text:s text:c="3"/>2.026913 2.644e-37 2.780e-08.07080.098 <text:s/>411.18420.810.000000 <text:s text:c="9"/>0 0 0 <text:s text:c="9"/>0 0 0 31 <text:s/>2 30 31.5 <text:s/>30 <text:s/>3 27 30.5 6565501518 6 2 4 0 <text:s text:c="3"/>64.0 <text:s text:c="2"/>62.0</text:p>
      <text:p text:style-name="P1"><text:s/>73 <text:s text:c="3"/>2.026944 9.275e-33 5.703e-12.04960.050 <text:s text:c="2"/>27.67880.720.000000 <text:s text:c="6"/>X <text:s text:c="5"/>0 <text:s text:c="6"/>X <text:s text:c="5"/>0 <text:s text:c="11"/>4.5 Q <text:s/>4R <text:s/>3 <text:s/>5.5d65662030 912 9 4 0 <text:s text:c="3"/>10.0 <text:s text:c="2"/>12.0</text:p>
      <text:p text:style-name="P1"><text:s/>73 <text:s text:c="3"/>2.027303 1.938e-31 9.932e-11.04960.050 <text:s text:c="2"/>27.67880.720.000000 <text:s text:c="6"/>X <text:s text:c="5"/>0 <text:s text:c="6"/>X <text:s text:c="5"/>0 <text:s text:c="11"/>5.5 Q <text:s/>4R <text:s/>3 <text:s/>5.5d65662030 912 9 4 0 <text:s text:c="3"/>12.0 <text:s text:c="2"/>12.0</text:p>
      <text:p text:style-name="P1"><text:s/>73 <text:s text:c="3"/>2.027758 1.977e-30 8.684e-10.04960.050 <text:s text:c="2"/>27.67880.720.000000 <text:s text:c="6"/>X <text:s text:c="5"/>0 <text:s text:c="6"/>X <text:s text:c="5"/>0 <text:s text:c="11"/>6.5 Q <text:s/>4R <text:s/>3 <text:s/>5.5d65662030 912 9 4 0 <text:s text:c="3"/>14.0 <text:s text:c="2"/>12.0</text:p>
      <text:p text:style-name="P1"><text:s/>72 <text:s text:c="3"/>2.028108 5.528e-29 8.948e-10.04520.046 <text:s text:c="2"/>97.52350.720.000000 <text:s text:c="6"/>X <text:s text:c="5"/>0 <text:s text:c="6"/>X <text:s text:c="5"/>0 <text:s text:c="15"/>Q <text:s/>8P <text:s/>9 <text:s text:c="4"/>d446620442212 9 4 0 <text:s text:c="3"/>17.0 <text:s text:c="2"/>19.0</text:p>
      <text:p text:style-name="P1"><text:s/>73 <text:s text:c="3"/>2.028271 1.748e-30 8.499e-10.04520.046 <text:s/>100.21310.720.000000 <text:s text:c="6"/>X <text:s text:c="5"/>0 <text:s text:c="6"/>X <text:s text:c="5"/>0 <text:s text:c="11"/>8.5 Q <text:s/>8P <text:s/>9 <text:s/>9.5d65662030 912 9 4 0 <text:s text:c="3"/>18.0 <text:s text:c="2"/>20.0</text:p>
      <text:p text:style-name="P1"><text:s/>73 <text:s text:c="3"/>2.028453 8.377e-32 3.667e-11.04520.046 <text:s/>100.21310.720.000000 <text:s text:c="6"/>X <text:s text:c="5"/>0 <text:s text:c="6"/>X <text:s text:c="5"/>0 <text:s text:c="11"/>9.5 Q <text:s/>8P <text:s/>9 <text:s/>9.5d65662030 912 9 4 0 <text:s text:c="3"/>20.0 <text:s text:c="2"/>20.0</text:p>
      <text:p text:style-name="P1"><text:s/>73 <text:s text:c="3"/>2.028681 5.578e-34 2.220e-13.04520.046 <text:s/>100.21310.720.000000 <text:s text:c="6"/>X <text:s text:c="5"/>0 <text:s text:c="6"/>X <text:s text:c="5"/>0 <text:s text:c="10"/>10.5 Q <text:s/>8P <text:s/>9 <text:s/>9.5d65662030 912 9 4 0 <text:s text:c="3"/>22.0 <text:s text:c="2"/>20.0</text:p>
      <text:p text:style-name="P1"><text:s/>33 <text:s text:c="3"/>2.028700 2.009e-35 5.512e-08.07210.099 <text:s/>340.63120.800.000000 <text:s text:c="9"/>0 0 0 <text:s text:c="9"/>0 0 0 27 <text:s/>3 25 <text:s text:c="6"/>26 <text:s/>4 22 <text:s text:c="5"/>006550 113 6 2 4 0 <text:s text:c="3"/>55.0 <text:s text:c="2"/>53.0</text:p>
      <text:p text:style-name="P1"><text:s/>72 <text:s text:c="3"/>2.030109 4.007e-29 8.701e-10.04960.050 <text:s text:c="2"/>26.93370.720.000000 <text:s text:c="6"/>X <text:s text:c="5"/>0 <text:s text:c="6"/>X <text:s text:c="5"/>0 <text:s text:c="15"/>Q <text:s/>4R <text:s/>3 <text:s text:c="4"/>d446620442212 9 4 0 <text:s text:c="4"/>9.0 <text:s text:c="3"/>7.0</text:p>
      <text:p text:style-name="P1"><text:s/>73 <text:s text:c="3"/>2.030135 1.273e-30 9.001e-10.04440.045 <text:s/>125.31360.720.000000 <text:s text:c="6"/>X <text:s text:c="5"/>0 <text:s text:c="6"/>X <text:s text:c="5"/>0 <text:s text:c="11"/>6.5 Q <text:s/>9P 10 <text:s/>7.5d65662030 912 9 4 0 <text:s text:c="3"/>14.0 <text:s text:c="2"/>16.0</text:p>
      <text:p text:style-name="P1"><text:s/>73 <text:s text:c="3"/>2.030209 4.247e-32 2.627e-11.04440.045 <text:s/>125.31360.720.000000 <text:s text:c="6"/>X <text:s text:c="5"/>0 <text:s text:c="6"/>X <text:s text:c="5"/>0 <text:s text:c="11"/>7.5 Q <text:s/>9P 10 <text:s/>7.5d65662030 912 9 4 0 <text:s text:c="3"/>16.0 <text:s text:c="2"/>16.0</text:p>
      <text:p text:style-name="P1"><text:s/>73 <text:s text:c="3"/>2.030308 5.006e-34 2.753e-13.04440.045 <text:s/>125.31360.720.000000 <text:s text:c="6"/>X <text:s text:c="5"/>0 <text:s text:c="6"/>X <text:s text:c="5"/>0 <text:s text:c="11"/>8.5 Q <text:s/>9P 10 <text:s/>7.5d65662030 912 9 4 0 <text:s text:c="3"/>18.0 <text:s text:c="2"/>16.0</text:p>
      <text:p text:style-name="P1"><text:s/>73 <text:s text:c="3"/>2.032109 1.970e-30 8.638e-10.04520.046 <text:s/>100.20940.720.000000 <text:s text:c="6"/>X <text:s text:c="5"/>0 <text:s text:c="6"/>X <text:s text:c="5"/>0 <text:s text:c="11"/>9.5 Q <text:s/>8P <text:s/>9 10.5d65662030 912 9 4 0 <text:s text:c="3"/>20.0 <text:s text:c="2"/>22.0</text:p>
      <text:p text:style-name="P1"><text:s/>73 <text:s text:c="3"/>2.032337 5.300e-32 2.113e-11.04520.046 <text:s/>100.20940.720.000000 <text:s text:c="6"/>X <text:s text:c="5"/>0 <text:s text:c="6"/>X <text:s text:c="5"/>0 <text:s text:c="10"/>10.5 Q <text:s/>8P <text:s/>9 10.5d65662030 912 9 4 0 <text:s text:c="3"/>22.0 <text:s text:c="2"/>22.0</text:p>
      <text:p text:style-name="P1"><text:s/>73 <text:s text:c="3"/>2.032388 2.046e-32 1.577e-11.04960.050 <text:s text:c="2"/>27.67310.720.000000 <text:s text:c="6"/>X <text:s text:c="5"/>0 <text:s text:c="6"/>X <text:s text:c="5"/>0 <text:s text:c="11"/>3.5 Q <text:s/>4R <text:s/>3 <text:s/>4.5d65662030 912 9 4 0 <text:s text:c="4"/>8.0 <text:s text:c="2"/>10.0</text:p>
      <text:p text:style-name="P1"><text:s/>73 <text:s text:c="3"/>2.032663 2.964e-31 1.827e-10.04960.050 <text:s text:c="2"/>27.67310.720.000000 <text:s text:c="6"/>X <text:s text:c="5"/>0 <text:s text:c="6"/>X <text:s text:c="5"/>0 <text:s text:c="11"/>4.5 Q <text:s/>4R <text:s/>3 <text:s/>4.5d65662030 912 9 4 0 <text:s text:c="3"/>10.0 <text:s text:c="2"/>10.0</text:p>
      <text:p text:style-name="P1"><text:s/>73 <text:s text:c="3"/>2.032939 1.416e-30 8.773e-10.04440.045 <text:s/>125.31090.720.000000 <text:s text:c="6"/>X <text:s text:c="5"/>0 <text:s text:c="6"/>X <text:s text:c="5"/>0 <text:s text:c="11"/>7.5 Q <text:s/>9P 10 <text:s/>8.5d65662030 912 9 4 0 <text:s text:c="3"/>16.0 <text:s text:c="2"/>18.0</text:p>
      <text:p text:style-name="P1"><text:s/>73 <text:s text:c="3"/>2.033021 1.508e-30 7.752e-10.04960.050 <text:s text:c="2"/>27.67310.720.000000 <text:s text:c="6"/>X <text:s text:c="5"/>0 <text:s text:c="6"/>X <text:s text:c="5"/>0 <text:s text:c="11"/>5.5 Q <text:s/>4R <text:s/>3 <text:s/>4.5d65662030 912 9 4 0 <text:s text:c="3"/>12.0 <text:s text:c="2"/>10.0</text:p>
      <text:p text:style-name="P1"><text:s/>73 <text:s text:c="3"/>2.033038 6.759e-32 3.722e-11.04440.045 <text:s/>125.31090.720.000000 <text:s text:c="6"/>X <text:s text:c="5"/>0 <text:s text:c="6"/>X <text:s text:c="5"/>0 <text:s text:c="11"/>8.5 Q <text:s/>9P 10 <text:s/>8.5d65662030 912 9 4 0 <text:s text:c="3"/>18.0 <text:s text:c="2"/>18.0</text:p>
      <text:p text:style-name="P1"><text:s/>73 <text:s text:c="3"/>2.033166 8.067e-34 3.999e-13.04440.045 <text:s/>125.31090.720.000000 <text:s text:c="6"/>X <text:s text:c="5"/>0 <text:s text:c="6"/>X <text:s text:c="5"/>0 <text:s text:c="11"/>9.5 Q <text:s/>9P 10 <text:s/>8.5d65662030 912 9 4 0 <text:s text:c="3"/>20.0 <text:s text:c="2"/>18.0</text:p>
      <text:p text:style-name="P1"><text:s/>62 <text:s text:c="3"/>2.034975 3.825e-39 7.396e-12.03700.087 2179.91990.750.000000 <text:s text:c="3"/>0 0 0 0 1A1 <text:s text:c="3"/>0 0 0 0 1A1 <text:s text:c="2"/>20A2 <text:s/>1 <text:s text:c="7"/>20A1 <text:s/>1 <text:s text:c="4"/>5323331111 4 1 1 1 <text:s text:c="2"/>410.0 <text:s/>410.0</text:p>
      <text:p text:style-name="P1"><text:s/>73 <text:s text:c="3"/>2.036073 1.578e-30 8.702e-10.04440.045 <text:s/>125.30780.720.000000 <text:s text:c="6"/>X <text:s text:c="5"/>0 <text:s text:c="6"/>X <text:s text:c="5"/>0 <text:s text:c="11"/>8.5 Q <text:s/>9P 10 <text:s/>9.5d65662030 912 9 4 0 <text:s text:c="3"/>18.0 <text:s text:c="2"/>20.0</text:p>
      <text:p text:style-name="P1"><text:s/>73 <text:s text:c="3"/>2.036201 7.614e-32 3.780e-11.04440.045 <text:s/>125.30780.720.000000 <text:s text:c="6"/>X <text:s text:c="5"/>0 <text:s text:c="6"/>X <text:s text:c="5"/>0 <text:s text:c="11"/>9.5 Q <text:s/>9P 10 <text:s/>9.5d65662030 912 9 4 0 <text:s text:c="3"/>20.0 <text:s text:c="2"/>20.0</text:p>
      <text:p text:style-name="P1"><text:s/>73 <text:s text:c="3"/>2.036312 2.215e-30 8.850e-10.04520.046 <text:s/>100.20540.720.000000 <text:s text:c="6"/>X <text:s text:c="5"/>0 <text:s text:c="6"/>X <text:s text:c="5"/>0 <text:s text:c="10"/>10.5 Q <text:s/>8P <text:s/>9 11.5d65662030 912 9 4 0 <text:s text:c="3"/>22.0 <text:s text:c="2"/>24.0</text:p>
      <text:p text:style-name="P1"><text:s/>73 <text:s text:c="3"/>2.036364 7.307e-34 3.298e-13.04440.045 <text:s/>125.30780.720.000000 <text:s text:c="6"/>X <text:s text:c="5"/>0 <text:s text:c="6"/>X <text:s text:c="5"/>0 <text:s text:c="10"/>10.5 Q <text:s/>9P 10 <text:s/>9.5d65662030 912 9 4 0 <text:s text:c="3"/>22.0 <text:s text:c="2"/>20.0</text:p>
      <text:p text:style-name="P1"><text:soft-page-break/><text:s/>61 <text:s text:c="3"/>2.036592 2.300e-40 1.560e-12.05000.074 3014.66460.690.000000 <text:s text:c="3"/>0 0 0 2 1F2 <text:s text:c="3"/>0 0 0 2 1F2 <text:s text:c="3"/>9E <text:s text:c="2"/>2 <text:s text:c="8"/>8E <text:s text:c="2"/>7 <text:s text:c="4"/>434330453638 7 1 0 <text:s text:c="3"/>38.0 <text:s text:c="2"/>34.0</text:p>
      <text:p text:style-name="P1"><text:s/>73 <text:s text:c="3"/>2.036829 2.635e-32 2.714e-11.04960.050 <text:s text:c="2"/>27.66840.720.000000 <text:s text:c="6"/>X <text:s text:c="5"/>0 <text:s text:c="6"/>X <text:s text:c="5"/>0 <text:s text:c="11"/>2.5 Q <text:s/>4R <text:s/>3 <text:s/>3.5d65662030 912 9 4 0 <text:s text:c="4"/>6.0 <text:s text:c="3"/>8.0</text:p>
      <text:p text:style-name="P1"><text:s/>73 <text:s text:c="3"/>2.037031 3.210e-31 2.480e-10.04960.050 <text:s text:c="2"/>27.66840.720.000000 <text:s text:c="6"/>X <text:s text:c="5"/>0 <text:s text:c="6"/>X <text:s text:c="5"/>0 <text:s text:c="11"/>3.5 Q <text:s/>4R <text:s/>3 <text:s/>3.5d65662030 912 9 4 0 <text:s text:c="4"/>8.0 <text:s text:c="3"/>8.0</text:p>
      <text:p text:style-name="P1"><text:s/>73 <text:s text:c="3"/>2.037306 1.118e-30 6.911e-10.04960.050 <text:s text:c="2"/>27.66840.720.000000 <text:s text:c="6"/>X <text:s text:c="5"/>0 <text:s text:c="6"/>X <text:s text:c="5"/>0 <text:s text:c="11"/>4.5 Q <text:s/>4R <text:s/>3 <text:s/>3.5d65662030 912 9 4 0 <text:s text:c="3"/>10.0 <text:s text:c="3"/>8.0</text:p>
      <text:p text:style-name="P1"><text:s/>72 <text:s text:c="3"/>2.038807 5.553e-29 9.104e-10.04440.045 <text:s/>121.94150.720.000000 <text:s text:c="6"/>X <text:s text:c="5"/>0 <text:s text:c="6"/>X <text:s text:c="5"/>0 <text:s text:c="15"/>Q <text:s/>9P 10 <text:s text:c="4"/>d446620442212 9 4 0 <text:s text:c="3"/>19.0 <text:s text:c="2"/>21.0</text:p>
      <text:p text:style-name="P1"><text:s/>73 <text:s text:c="3"/>2.039535 1.758e-30 8.742e-10.04440.045 <text:s/>125.30450.720.000000 <text:s text:c="6"/>X <text:s text:c="5"/>0 <text:s text:c="6"/>X <text:s text:c="5"/>0 <text:s text:c="11"/>9.5 Q <text:s/>9P 10 10.5d65662030 912 9 4 0 <text:s text:c="3"/>20.0 <text:s text:c="2"/>22.0</text:p>
      <text:p text:style-name="P1"><text:s/>73 <text:s text:c="3"/>2.039699 6.811e-32 3.079e-11.04440.045 <text:s/>125.30450.720.000000 <text:s text:c="6"/>X <text:s text:c="5"/>0 <text:s text:c="6"/>X <text:s text:c="5"/>0 <text:s text:c="10"/>10.5 Q <text:s/>9P 10 10.5d65662030 912 9 4 0 <text:s text:c="3"/>22.0 <text:s text:c="2"/>22.0</text:p>
      <text:p text:style-name="P1"><text:s/>71 <text:s text:c="3"/>2.039763 2.817e-26 9.123e-10.04450.045 <text:s/>128.39770.720.000000 <text:s text:c="6"/>X <text:s text:c="5"/>0 <text:s text:c="6"/>X <text:s text:c="5"/>0 <text:s text:c="15"/>Q <text:s/>9P 10 <text:s text:c="4"/>d446620442212 9 4 0 <text:s text:c="3"/>19.0 <text:s text:c="2"/>21.0</text:p>
      <text:p text:style-name="P1"><text:s/>73 <text:s text:c="3"/>2.039904 3.710e-34 1.537e-13.04440.045 <text:s/>125.30450.720.000000 <text:s text:c="6"/>X <text:s text:c="5"/>0 <text:s text:c="6"/>X <text:s text:c="5"/>0 <text:s text:c="10"/>11.5 Q <text:s/>9P 10 10.5d65662030 912 9 4 0 <text:s text:c="3"/>24.0 <text:s text:c="2"/>22.0</text:p>
      <text:p text:style-name="P1"><text:s/>73 <text:s text:c="3"/>2.040280 2.052e-32 3.175e-11.04960.050 <text:s text:c="2"/>27.66480.720.000000 <text:s text:c="6"/>X <text:s text:c="5"/>0 <text:s text:c="6"/>X <text:s text:c="5"/>0 <text:s text:c="11"/>1.5 Q <text:s/>4R <text:s/>3 <text:s/>2.5d65662030 912 9 4 0 <text:s text:c="4"/>4.0 <text:s text:c="3"/>6.0</text:p>
      <text:p text:style-name="P1"><text:s/>73 <text:s text:c="3"/>2.040418 2.809e-31 2.898e-10.04960.050 <text:s text:c="2"/>27.66480.720.000000 <text:s text:c="6"/>X <text:s text:c="5"/>0 <text:s text:c="6"/>X <text:s text:c="5"/>0 <text:s text:c="11"/>2.5 Q <text:s/>4R <text:s/>3 <text:s/>2.5d65662030 912 9 4 0 <text:s text:c="4"/>6.0 <text:s text:c="3"/>6.0</text:p>
      <text:p text:style-name="P1"><text:s/>73 <text:s text:c="3"/>2.040620 8.015e-31 6.202e-10.04960.050 <text:s text:c="2"/>27.66480.720.000000 <text:s text:c="6"/>X <text:s text:c="5"/>0 <text:s text:c="6"/>X <text:s text:c="5"/>0 <text:s text:c="11"/>3.5 Q <text:s/>4R <text:s/>3 <text:s/>2.5d65662030 912 9 4 0 <text:s text:c="4"/>8.0 <text:s text:c="3"/>6.0</text:p>
      <text:p text:style-name="P1"><text:s/>73 <text:s text:c="3"/>2.040808 1.285e-30 9.153e-10.04370.044 <text:s/>153.19140.720.000000 <text:s text:c="6"/>X <text:s text:c="5"/>0 <text:s text:c="6"/>X <text:s text:c="5"/>0 <text:s text:c="11"/>7.5 Q 10P 11 <text:s/>8.5d65662030 912 9 4 0 <text:s text:c="3"/>16.0 <text:s text:c="2"/>18.0</text:p>
      <text:p text:style-name="P1"><text:s/>73 <text:s text:c="3"/>2.040874 3.430e-32 2.171e-11.04370.044 <text:s/>153.19140.720.000000 <text:s text:c="6"/>X <text:s text:c="5"/>0 <text:s text:c="6"/>X <text:s text:c="5"/>0 <text:s text:c="11"/>8.5 Q 10P 11 <text:s/>8.5d65662030 912 9 4 0 <text:s text:c="3"/>18.0 <text:s text:c="2"/>18.0</text:p>
      <text:p text:style-name="P1"><text:s/>14 <text:s text:c="3"/>2.040943 5.509e-30 2.650e-07.08900.407 <text:s/>293.63660.690.000000 <text:s text:c="9"/>0 0 0 <text:s text:c="9"/>0 0 0 <text:s/>4 <text:s/>3 <text:s/>1 <text:s text:c="7"/>5 <text:s/>2 <text:s/>4 <text:s text:c="5"/>005540 02227 5 2 0 <text:s text:c="3"/>54.0 <text:s text:c="2"/>66.0</text:p>
      <text:p text:style-name="P1"><text:s/>73 <text:s text:c="3"/>2.040963 3.277e-34 1.867e-13.04370.044 <text:s/>153.19140.720.000000 <text:s text:c="6"/>X <text:s text:c="5"/>0 <text:s text:c="6"/>X <text:s text:c="5"/>0 <text:s text:c="11"/>9.5 Q 10P 11 <text:s/>8.5d65662030 912 9 4 0 <text:s text:c="3"/>20.0 <text:s text:c="2"/>18.0</text:p>
      <text:p text:style-name="P1"><text:s/>35 <text:s text:c="3"/>2.042285 5.061e-37 4.182e-08.07290.100 <text:s/>280.33420.790.000000 <text:s text:c="9"/>0 0 0 <text:s text:c="9"/>0 0 0 25 <text:s/>2 24 22.5 <text:s/>24 <text:s/>3 21 21.5 6565501518 6 2 4 0 <text:s text:c="3"/>46.0 <text:s text:c="2"/>44.0</text:p>
      <text:p text:style-name="P1"><text:s/>35 <text:s text:c="3"/>2.042296 6.190e-37 4.201e-08.07290.100 <text:s/>280.33420.790.000000 <text:s text:c="9"/>0 0 0 <text:s text:c="9"/>0 0 0 25 <text:s/>2 24 27.5 <text:s/>24 <text:s/>3 21 26.5 6565501518 6 2 4 0 <text:s text:c="3"/>56.0 <text:s text:c="2"/>54.0</text:p>
      <text:p text:style-name="P1"><text:s/>35 <text:s text:c="3"/>2.042301 5.271e-37 4.174e-08.07290.100 <text:s/>280.33420.790.000000 <text:s text:c="9"/>0 0 0 <text:s text:c="9"/>0 0 0 25 <text:s/>2 24 23.5 <text:s/>24 <text:s/>3 21 22.5 6565501518 6 2 4 0 <text:s text:c="3"/>48.0 <text:s text:c="2"/>46.0</text:p>
      <text:p text:style-name="P1"><text:s/>35 <text:s text:c="3"/>2.042311 5.948e-37 4.186e-08.07290.100 <text:s/>280.33410.790.000000 <text:s text:c="9"/>0 0 0 <text:s text:c="9"/>0 0 0 25 <text:s/>2 24 26.5 <text:s/>24 <text:s/>3 21 25.5 6565501518 6 2 4 0 <text:s text:c="3"/>54.0 <text:s text:c="2"/>52.0</text:p>
      <text:p text:style-name="P1"><text:s/>35 <text:s text:c="3"/>2.042312 5.487e-37 4.170e-08.07290.100 <text:s/>280.33410.790.000000 <text:s text:c="9"/>0 0 0 <text:s text:c="9"/>0 0 0 25 <text:s/>2 24 24.5 <text:s/>24 <text:s/>3 21 23.5 6565501518 6 2 4 0 <text:s text:c="3"/>50.0 <text:s text:c="2"/>48.0</text:p>
      <text:p text:style-name="P1"><text:s/>35 <text:s text:c="3"/>2.042316 5.712e-37 4.174e-08.07290.100 <text:s/>280.33410.790.000000 <text:s text:c="9"/>0 0 0 <text:s text:c="9"/>0 0 0 25 <text:s/>2 24 25.5 <text:s/>24 <text:s/>3 21 24.5 6565501518 6 2 4 0 <text:s text:c="3"/>52.0 <text:s text:c="2"/>50.0</text:p>
      <text:p text:style-name="P1"><text:s/>73 <text:s text:c="3"/>2.042832 1.845e-31 2.859e-10.04960.050 <text:s text:c="2"/>27.66230.720.000000 <text:s text:c="6"/>X <text:s text:c="5"/>0 <text:s text:c="6"/>X <text:s text:c="5"/>0 <text:s text:c="11"/>1.5 Q <text:s/>4R <text:s/>3 <text:s/>1.5d65662030 912 9 4 0 <text:s text:c="4"/>4.0 <text:s text:c="3"/>4.0</text:p>
      <text:p text:style-name="P1"><text:s/>73 <text:s text:c="3"/>2.042970 5.522e-31 5.703e-10.04960.050 <text:s text:c="2"/>27.66230.720.000000 <text:s text:c="6"/>X <text:s text:c="5"/>0 <text:s text:c="6"/>X <text:s text:c="5"/>0 <text:s text:c="11"/>2.5 Q <text:s/>4R <text:s/>3 <text:s/>1.5d65662030 912 9 4 0 <text:s text:c="4"/>6.0 <text:s text:c="3"/>4.0</text:p>
      <text:p text:style-name="P1"><text:s/>73 <text:s text:c="3"/>2.043327 1.957e-30 8.864e-10.04440.045 <text:s/>125.30090.720.000000 <text:s text:c="6"/>X <text:s text:c="5"/>0 <text:s text:c="6"/>X <text:s text:c="5"/>0 <text:s text:c="10"/>10.5 Q <text:s/>9P 10 11.5d65662030 912 9 4 0 <text:s text:c="3"/>22.0 <text:s text:c="2"/>24.0</text:p>
      <text:p text:style-name="P1"><text:s/>73 <text:s text:c="3"/>2.043532 4.301e-32 1.786e-11.04440.045 <text:s/>125.30090.720.000000 <text:s text:c="6"/>X <text:s text:c="5"/>0 <text:s text:c="6"/>X <text:s text:c="5"/>0 <text:s text:c="10"/>11.5 Q <text:s/>9P 10 11.5d65662030 912 9 4 0 <text:s text:c="3"/>24.0 <text:s text:c="2"/>24.0</text:p>
      <text:p text:style-name="P1"><text:s/>73 <text:s text:c="3"/>2.043663 1.416e-30 8.974e-10.04370.044 <text:s/>153.18860.720.000000 <text:s text:c="6"/>X <text:s text:c="5"/>0 <text:s text:c="6"/>X <text:s text:c="5"/>0 <text:s text:c="11"/>8.5 Q 10P 11 <text:s/>9.5d65662030 912 9 4 0 <text:s text:c="3"/>18.0 <text:s text:c="2"/>20.0</text:p>
      <text:p text:style-name="P1"><text:s/>73 <text:s text:c="3"/>2.043752 5.465e-32 3.118e-11.04370.044 <text:s/>153.18860.720.000000 <text:s text:c="6"/>X <text:s text:c="5"/>0 <text:s text:c="6"/>X <text:s text:c="5"/>0 <text:s text:c="11"/>9.5 Q 10P 11 <text:s/>9.5d65662030 912 9 4 0 <text:s text:c="3"/>20.0 <text:s text:c="2"/>20.0</text:p>
      <text:p text:style-name="P1"><text:s/>73 <text:s text:c="3"/>2.043868 5.342e-34 2.771e-13.04370.044 <text:s/>153.18860.720.000000 <text:s text:c="6"/>X <text:s text:c="5"/>0 <text:s text:c="6"/>X <text:s text:c="5"/>0 <text:s text:c="10"/>10.5 Q 10P 11 <text:s/>9.5d65662030 912 9 4 0 <text:s text:c="3"/>22.0 <text:s text:c="2"/>20.0</text:p>
      <text:p text:style-name="P1"><text:s/>31 <text:s text:c="3"/>2.044300 2.962e-35 1.539e-08.07240.103 1212.49700.780.000000 <text:s text:c="9"/>0 0 1 <text:s text:c="9"/>0 0 1 19 <text:s/>2 17 <text:s text:c="6"/>20 <text:s/>1 20 <text:s text:c="5"/>006550 113 6 2 4 0 <text:s text:c="3"/>39.0 <text:s text:c="2"/>41.0</text:p>
      <text:p text:style-name="P1"><text:s/>73 <text:s text:c="3"/>2.044358 3.689e-31 5.719e-10.04960.050 <text:s text:c="2"/>27.66080.720.000000 <text:s text:c="6"/>X <text:s text:c="5"/>0 <text:s text:c="6"/>X <text:s text:c="5"/>0 <text:s text:c="11"/>1.5 Q <text:s/>4R <text:s/>3 <text:s/>0.5d65662030 912 9 4 0 <text:s text:c="4"/>4.0 <text:s text:c="3"/>2.0</text:p>
      <text:p text:style-name="P1"><text:s/>62 <text:s text:c="3"/>2.044629 9.129e-40 2.316e-11.04280.071 2622.60670.750.000000 <text:s text:c="3"/>0 0 0 0 1A1 <text:s text:c="3"/>0 0 0 0 1A1 <text:s text:c="2"/>22F2 <text:s/>3 <text:s text:c="7"/>22F1 <text:s/>1 <text:s text:c="4"/>5323331111 4 1 1 1 <text:s text:c="2"/>270.0 <text:s/>270.0</text:p>
      <text:p text:style-name="P1"><text:s/>71 <text:s text:c="3"/>2.045624 1.478e-29 9.199e-10.04450.045 1683.36190.720.000000 <text:s text:c="6"/>X <text:s text:c="5"/>1 <text:s text:c="6"/>X <text:s text:c="5"/>1 <text:s text:c="15"/>Q <text:s/>9P 10 <text:s text:c="4"/>d446620442212 9 4 0 <text:s text:c="3"/>19.0 <text:s text:c="2"/>21.0</text:p>
      <text:p text:style-name="P1"><text:s/>31 <text:s text:c="3"/>2.046300 7.692e-33 6.253e-08.07110.096 <text:s/>442.11250.800.000000 <text:s text:c="9"/>0 0 0 <text:s text:c="9"/>0 0 0 29 <text:s/>5 25 <text:s text:c="6"/>30 <text:s/>4 26 <text:s text:c="5"/>006550 113 6 2 4 0 <text:s text:c="3"/>59.0 <text:s text:c="2"/>61.0</text:p>
      <text:p text:style-name="P1"><text:s/>73 <text:s text:c="3"/>2.046818 1.561e-30 8.919e-10.04370.044 <text:s/>153.18550.720.000000 <text:s text:c="6"/>X <text:s text:c="5"/>0 <text:s text:c="6"/>X <text:s text:c="5"/>0 <text:s text:c="11"/>9.5 Q 10P 11 10.5d65662030 912 9 4 0 <text:s text:c="3"/>20.0 <text:s text:c="2"/>22.0</text:p>
      <text:p text:style-name="P1"><text:s/>73 <text:s text:c="3"/>2.046934 6.157e-32 3.199e-11.04370.044 <text:s/>153.18550.720.000000 <text:s text:c="6"/>X <text:s text:c="5"/>0 <text:s text:c="6"/>X <text:s text:c="5"/>0 <text:s text:c="10"/>10.5 Q 10P 11 10.5d65662030 912 9 4 0 <text:s text:c="3"/>22.0 <text:s text:c="2"/>22.0</text:p>
      <text:p text:style-name="P1"><text:s/>73 <text:s text:c="3"/>2.047082 4.882e-34 2.325e-13.04370.044 <text:s/>153.18550.720.000000 <text:s text:c="6"/>X <text:s text:c="5"/>0 <text:s text:c="6"/>X <text:s text:c="5"/>0 <text:s text:c="10"/>11.5 Q 10P 11 10.5d65662030 912 9 4 0 <text:s text:c="3"/>24.0 <text:s text:c="2"/>22.0</text:p>
      <text:p text:style-name="P1"><text:s/>73 <text:s text:c="3"/>2.047447 2.176e-30 9.050e-10.04440.045 <text:s/>125.29690.720.000000 <text:s text:c="6"/>X <text:s text:c="5"/>0 <text:s text:c="6"/>X <text:s text:c="5"/>0 <text:s text:c="10"/>11.5 Q <text:s/>9P 10 12.5d65662030 912 9 4 0 <text:s text:c="3"/>24.0 <text:s text:c="2"/>26.0</text:p>
      <text:p text:style-name="P1"><text:s/>31 <text:s text:c="3"/>2.048700 1.883e-34 6.009e-08.06830.078 1311.58900.760.000000 <text:s text:c="9"/>0 0 0 <text:s text:c="9"/>0 0 0 51 <text:s/>8 44 <text:s text:c="6"/>52 <text:s/>7 45 <text:s text:c="5"/>004220 113 8 2 1 0 <text:s text:c="2"/>103.0 <text:s/>105.0</text:p>
      <text:p text:style-name="P1"><text:s/>72 <text:s text:c="3"/>2.049040 5.440e-29 9.254e-10.04370.044 <text:s/>149.07110.720.000000 <text:s text:c="6"/>X <text:s text:c="5"/>0 <text:s text:c="6"/>X <text:s text:c="5"/>0 <text:s text:c="15"/>Q 10P 11 <text:s text:c="4"/>d446620442212 9 4 0 <text:s text:c="3"/>21.0 <text:s text:c="2"/>23.0</text:p>
      <text:p text:style-name="P1"><text:s/>73 <text:s text:c="3"/>2.050272 1.721e-30 8.957e-10.04370.044 <text:s/>153.18220.720.000000 <text:s text:c="6"/>X <text:s text:c="5"/>0 <text:s text:c="6"/>X <text:s text:c="5"/>0 <text:s text:c="10"/>10.5 Q 10P 11 11.5d65662030 912 9 4 0 <text:s text:c="3"/>22.0 <text:s text:c="2"/>24.0</text:p>
      <text:p text:style-name="P1"><text:s/>73 <text:s text:c="3"/>2.050421 5.503e-32 2.625e-11.04370.044 <text:s/>153.18220.720.000000 <text:s text:c="6"/>X <text:s text:c="5"/>0 <text:s text:c="6"/>X <text:s text:c="5"/>0 <text:s text:c="10"/>11.5 Q 10P 11 11.5d65662030 912 9 4 0 <text:s text:c="3"/>24.0 <text:s text:c="2"/>24.0</text:p>
      <text:p text:style-name="P1"><text:s/>73 <text:s text:c="3"/>2.050607 2.498e-34 1.100e-13.04370.044 <text:s/>153.18220.720.000000 <text:s text:c="6"/>X <text:s text:c="5"/>0 <text:s text:c="6"/>X <text:s text:c="5"/>0 <text:s text:c="10"/>12.5 Q 10P 11 11.5d65662030 912 9 4 0 <text:s text:c="3"/>26.0 <text:s text:c="2"/>24.0</text:p>
      <text:p text:style-name="P1"><text:s/>73 <text:s text:c="3"/>2.051092 1.259e-30 9.300e-10.04310.044 <text:s/>183.85410.720.000000 <text:s text:c="6"/>X <text:s text:c="5"/>0 <text:s text:c="6"/>X <text:s text:c="5"/>0 <text:s text:c="11"/>8.5 Q 11P 12 <text:s/>9.5d65662030 912 9 4 0 <text:s text:c="3"/>18.0 <text:s text:c="2"/>20.0</text:p>
      <text:p text:style-name="P1"><text:s/>73 <text:s text:c="3"/>2.051151 2.750e-32 1.828e-11.04310.044 <text:s/>183.85410.720.000000 <text:s text:c="6"/>X <text:s text:c="5"/>0 <text:s text:c="6"/>X <text:s text:c="5"/>0 <text:s text:c="11"/>9.5 Q 11P 12 <text:s/>9.5d65662030 912 9 4 0 <text:s text:c="3"/>20.0 <text:s text:c="2"/>20.0</text:p>
      <text:p text:style-name="P1"><text:s/>73 <text:s text:c="3"/>2.051231 2.174e-34 1.313e-13.04310.044 <text:s/>183.85410.720.000000 <text:s text:c="6"/>X <text:s text:c="5"/>0 <text:s text:c="6"/>X <text:s text:c="5"/>0 <text:s text:c="10"/>10.5 Q 11P 12 <text:s/>9.5d65662030 912 9 4 0 <text:s text:c="3"/>22.0 <text:s text:c="2"/>20.0</text:p>
      <text:p text:style-name="P1"><text:s/>11 <text:s text:c="3"/>2.052196 9.611e-38 7.096e-11.07210.371 4197.33840.62-.009420 <text:s text:c="9"/>1 0 0 <text:s text:c="9"/>0 2 0 <text:s/>6 <text:s/>2 <text:s/>5 <text:s text:c="7"/>6 <text:s/>5 <text:s/>2 <text:s text:c="5"/>5442434432287122 8 <text:s text:c="3"/>39.0 <text:s text:c="2"/>39.0</text:p>
      <text:p text:style-name="P1"><text:s/>73 <text:s text:c="3"/>2.053990 1.376e-30 9.156e-10.04310.044 <text:s/>183.85130.720.000000 <text:s text:c="6"/>X <text:s text:c="5"/>0 <text:s text:c="6"/>X <text:s text:c="5"/>0 <text:s text:c="11"/>9.5 Q 11P 12 10.5d65662030 912 9 4 0 <text:s text:c="3"/>20.0 <text:s text:c="2"/>22.0</text:p>
      <text:p text:style-name="P1"><text:s/>73 <text:s text:c="3"/>2.054026 1.897e-30 9.066e-10.04370.044 <text:s/>153.17860.720.000000 <text:s text:c="6"/>X <text:s text:c="5"/>0 <text:s text:c="6"/>X <text:s text:c="5"/>0 <text:s text:c="10"/>11.5 Q 10P 11 12.5d65662030 912 9 4 0 <text:s text:c="3"/>24.0 <text:s text:c="2"/>26.0</text:p>
      <text:p text:style-name="P1"><text:s/>73 <text:s text:c="3"/>2.054070 4.387e-32 2.655e-11.04310.044 <text:s/>183.85130.720.000000 <text:s text:c="6"/>X <text:s text:c="5"/>0 <text:s text:c="6"/>X <text:s text:c="5"/>0 <text:s text:c="10"/>10.5 Q 11P 12 10.5d65662030 912 9 4 0 <text:s text:c="3"/>22.0 <text:s text:c="2"/>22.0</text:p>
      <text:p text:style-name="P1"><text:s/>73 <text:s text:c="3"/>2.054176 3.576e-34 1.984e-13.04310.044 <text:s/>183.85130.720.000000 <text:s text:c="6"/>X <text:s text:c="5"/>0 <text:s text:c="6"/>X <text:s text:c="5"/>0 <text:s text:c="10"/>11.5 Q 11P 12 10.5d65662030 912 9 4 0 <text:s text:c="3"/>24.0 <text:s text:c="2"/>22.0</text:p>
      <text:p text:style-name="P1"><text:s/>73 <text:s text:c="3"/>2.054212 3.471e-32 1.531e-11.04370.044 <text:s/>153.17860.720.000000 <text:s text:c="6"/>X <text:s text:c="5"/>0 <text:s text:c="6"/>X <text:s text:c="5"/>0 <text:s text:c="10"/>12.5 Q 10P 11 12.5d65662030 912 9 4 0 <text:s text:c="3"/>26.0 <text:s text:c="2"/>26.0</text:p>
      <text:p text:style-name="P1"><text:s/>61 <text:s text:c="3"/>2.056646 2.081e-38 3.752e-13.05600.078 1638.91500.720.000000 <text:s text:c="3"/>0 1 0 0 1E <text:s text:c="4"/>0 1 0 0 1E <text:s text:c="4"/>4E <text:s text:c="2"/>4 <text:s text:c="8"/>4E <text:s text:c="2"/>3 <text:s text:c="4"/>534330453738 7 1 0 <text:s text:c="3"/>18.0 <text:s text:c="2"/>18.0</text:p>
      <text:p text:style-name="P1"><text:s/>73 <text:s text:c="3"/>2.057163 1.504e-30 9.116e-10.04310.044 <text:s/>183.84820.720.000000 <text:s text:c="6"/>X <text:s text:c="5"/>0 <text:s text:c="6"/>X <text:s text:c="5"/>0 <text:s text:c="10"/>10.5 Q 11P 12 11.5d65662030 912 9 4 0 <text:s text:c="3"/>22.0 <text:s text:c="2"/>24.0</text:p>
      <text:p text:style-name="P1"><text:s/>73 <text:s text:c="3"/>2.057268 4.943e-32 2.746e-11.04310.044 <text:s/>183.84820.720.000000 <text:s text:c="6"/>X <text:s text:c="5"/>0 <text:s text:c="6"/>X <text:s text:c="5"/>0 <text:s text:c="10"/>11.5 Q 11P 12 11.5d65662030 912 9 4 0 <text:s text:c="3"/>24.0 <text:s text:c="2"/>24.0</text:p>
      <text:p text:style-name="P1"><text:s/>73 <text:s text:c="3"/>2.057405 3.294e-34 1.689e-13.04310.044 <text:s/>183.84820.720.000000 <text:s text:c="6"/>X <text:s text:c="5"/>0 <text:s text:c="6"/>X <text:s text:c="5"/>0 <text:s text:c="10"/>12.5 Q 11P 12 11.5d65662030 912 9 4 0 <text:s text:c="3"/>26.0 <text:s text:c="2"/>24.0</text:p>
      <text:p text:style-name="P1"><text:s/>73 <text:s text:c="3"/>2.058078 2.089e-30 9.233e-10.04370.044 <text:s/>153.17470.720.000000 <text:s text:c="6"/>X <text:s text:c="5"/>0 <text:s text:c="6"/>X <text:s text:c="5"/>0 <text:s text:c="10"/>12.5 Q 10P 11 13.5d65662030 912 9 4 0 <text:s text:c="3"/>26.0 <text:s text:c="2"/>28.0</text:p>
      <text:p text:style-name="P1"><text:s/>14 <text:s text:c="3"/>2.058243 3.511e-31 1.957e-07.07320.341 <text:s/>949.57760.490.000000 <text:s text:c="9"/>0 0 0 <text:s text:c="9"/>0 0 0 <text:s/>9 <text:s/>4 <text:s/>5 <text:s text:c="7"/>9 <text:s/>4 <text:s/>6 <text:s text:c="5"/>005540 02227 5 2 0 <text:s text:c="2"/>114.0 <text:s/>114.0</text:p>
      <text:p text:style-name="P1"><text:s/>34 <text:s text:c="3"/>2.058675 1.114e-36 7.108e-08.07390.100 <text:s/>254.38720.790.000000 <text:s text:c="9"/>0 0 0 <text:s text:c="9"/>0 0 0 22 <text:s/>4 19 24.5 <text:s/>23 <text:s/>3 20 25.5 6565501518 6 2 4 0 <text:s text:c="3"/>50.0 <text:s text:c="2"/>52.0</text:p>
      <text:p text:style-name="P1"><text:s/>34 <text:s text:c="3"/>2.058682 8.948e-37 7.136e-08.07390.100 <text:s/>254.38720.790.000000 <text:s text:c="9"/>0 0 0 <text:s text:c="9"/>0 0 0 22 <text:s/>4 19 19.5 <text:s/>23 <text:s/>3 20 20.5 6565501518 6 2 4 0 <text:s text:c="3"/>40.0 <text:s text:c="2"/>42.0</text:p>
      <text:p text:style-name="P1"><text:s/>34 <text:s text:c="3"/>2.058692 1.066e-36 7.086e-08.07390.100 <text:s/>254.38710.790.000000 <text:s text:c="9"/>0 0 0 <text:s text:c="9"/>0 0 0 22 <text:s/>4 19 23.5 <text:s/>23 <text:s/>3 20 24.5 6565501518 6 2 4 0 <text:s text:c="3"/>48.0 <text:s text:c="2"/>50.0</text:p>
      <text:p text:style-name="P1"><text:soft-page-break/><text:s/>34 <text:s text:c="3"/>2.058694 9.349e-37 7.101e-08.07390.100 <text:s/>254.38720.790.000000 <text:s text:c="9"/>0 0 0 <text:s text:c="9"/>0 0 0 22 <text:s/>4 19 20.5 <text:s/>23 <text:s/>3 20 21.5 6565501518 6 2 4 0 <text:s text:c="3"/>42.0 <text:s text:c="2"/>44.0</text:p>
      <text:p text:style-name="P1"><text:s/>34 <text:s text:c="3"/>2.058700 9.770e-37 7.084e-08.07390.100 <text:s/>254.38710.790.000000 <text:s text:c="9"/>0 0 0 <text:s text:c="9"/>0 0 0 22 <text:s/>4 19 21.5 <text:s/>23 <text:s/>3 20 22.5 6565501518 6 2 4 0 <text:s text:c="3"/>44.0 <text:s text:c="2"/>46.0</text:p>
      <text:p text:style-name="P1"><text:s/>34 <text:s text:c="3"/>2.058700 1.021e-36 7.078e-08.07390.100 <text:s/>254.38710.790.000000 <text:s text:c="9"/>0 0 0 <text:s text:c="9"/>0 0 0 22 <text:s/>4 19 22.5 <text:s/>23 <text:s/>3 20 23.5 6565501518 6 2 4 0 <text:s text:c="3"/>46.0 <text:s text:c="2"/>48.0</text:p>
      <text:p text:style-name="P1"><text:s/>72 <text:s text:c="3"/>2.058919 5.208e-29 9.397e-10.04310.044 <text:s/>178.91100.720.000000 <text:s text:c="6"/>X <text:s text:c="5"/>0 <text:s text:c="6"/>X <text:s text:c="5"/>0 <text:s text:c="15"/>Q 11P 12 <text:s text:c="4"/>d446620442212 9 4 0 <text:s text:c="3"/>23.0 <text:s text:c="2"/>25.0</text:p>
      <text:p text:style-name="P1"><text:s/>73 <text:s text:c="3"/>2.060610 1.645e-30 9.151e-10.04310.044 <text:s/>183.84490.720.000000 <text:s text:c="6"/>X <text:s text:c="5"/>0 <text:s text:c="6"/>X <text:s text:c="5"/>0 <text:s text:c="10"/>11.5 Q 11P 12 12.5d65662030 912 9 4 0 <text:s text:c="3"/>24.0 <text:s text:c="2"/>26.0</text:p>
      <text:p text:style-name="P1"><text:s/>73 <text:s text:c="3"/>2.060746 4.416e-32 2.268e-11.04310.044 <text:s/>183.84490.720.000000 <text:s text:c="6"/>X <text:s text:c="5"/>0 <text:s text:c="6"/>X <text:s text:c="5"/>0 <text:s text:c="10"/>12.5 Q 11P 12 12.5d65662030 912 9 4 0 <text:s text:c="3"/>26.0 <text:s text:c="2"/>26.0</text:p>
      <text:p text:style-name="P1"><text:s/>73 <text:s text:c="3"/>2.060918 1.696e-34 8.090e-14.04310.044 <text:s/>183.84490.720.000000 <text:s text:c="6"/>X <text:s text:c="5"/>0 <text:s text:c="6"/>X <text:s text:c="5"/>0 <text:s text:c="10"/>13.5 Q 11P 12 12.5d65662030 912 9 4 0 <text:s text:c="3"/>28.0 <text:s text:c="2"/>26.0</text:p>
      <text:p text:style-name="P1"><text:s/>73 <text:s text:c="3"/>2.061074 1.202e-30 9.442e-10.04240.044 <text:s/>217.30060.720.000000 <text:s text:c="6"/>X <text:s text:c="5"/>0 <text:s text:c="6"/>X <text:s text:c="5"/>0 <text:s text:c="11"/>9.5 Q 12P 13 10.5d65662030 912 9 4 0 <text:s text:c="3"/>20.0 <text:s text:c="2"/>22.0</text:p>
      <text:p text:style-name="P1"><text:s/>73 <text:s text:c="3"/>2.061127 2.188e-32 1.563e-11.04240.044 <text:s/>217.30060.720.000000 <text:s text:c="6"/>X <text:s text:c="5"/>0 <text:s text:c="6"/>X <text:s text:c="5"/>0 <text:s text:c="10"/>10.5 Q 12P 13 10.5d65662030 912 9 4 0 <text:s text:c="3"/>22.0 <text:s text:c="2"/>22.0</text:p>
      <text:p text:style-name="P1"><text:s/>73 <text:s text:c="3"/>2.061199 1.454e-34 9.522e-14.04240.044 <text:s/>217.30060.720.000000 <text:s text:c="6"/>X <text:s text:c="5"/>0 <text:s text:c="6"/>X <text:s text:c="5"/>0 <text:s text:c="10"/>11.5 Q 12P 13 10.5d65662030 912 9 4 0 <text:s text:c="3"/>24.0 <text:s text:c="2"/>22.0</text:p>
      <text:p text:style-name="P1"><text:s/>71 <text:s text:c="3"/>2.061431 2.602e-26 9.431e-10.04330.044 <text:s/>188.71340.720.000000 <text:s text:c="6"/>X <text:s text:c="5"/>0 <text:s text:c="6"/>X <text:s text:c="5"/>0 <text:s text:c="15"/>Q 11P 12 <text:s text:c="4"/>d446620442212 9 4 0 <text:s text:c="3"/>23.0 <text:s text:c="2"/>25.0</text:p>
      <text:p text:style-name="P1"><text:s/>73 <text:s text:c="3"/>2.064009 1.304e-30 9.326e-10.04240.044 <text:s/>217.29780.720.000000 <text:s text:c="6"/>X <text:s text:c="5"/>0 <text:s text:c="6"/>X <text:s text:c="5"/>0 <text:s text:c="10"/>10.5 Q 12P 13 11.5d65662030 912 9 4 0 <text:s text:c="3"/>22.0 <text:s text:c="2"/>24.0</text:p>
      <text:p text:style-name="P1"><text:s/>73 <text:s text:c="3"/>2.064081 3.492e-32 2.290e-11.04240.044 <text:s/>217.29780.720.000000 <text:s text:c="6"/>X <text:s text:c="5"/>0 <text:s text:c="6"/>X <text:s text:c="5"/>0 <text:s text:c="10"/>11.5 Q 12P 13 11.5d65662030 912 9 4 0 <text:s text:c="3"/>24.0 <text:s text:c="2"/>24.0</text:p>
      <text:p text:style-name="P1"><text:s/>73 <text:s text:c="3"/>2.064179 2.410e-34 1.459e-13.04240.044 <text:s/>217.29780.720.000000 <text:s text:c="6"/>X <text:s text:c="5"/>0 <text:s text:c="6"/>X <text:s text:c="5"/>0 <text:s text:c="10"/>12.5 Q 12P 13 11.5d65662030 912 9 4 0 <text:s text:c="3"/>26.0 <text:s text:c="2"/>24.0</text:p>
      <text:p text:style-name="P1"><text:s/>73 <text:s text:c="3"/>2.064332 1.798e-30 9.252e-10.04310.044 <text:s/>183.84130.720.000000 <text:s text:c="6"/>X <text:s text:c="5"/>0 <text:s text:c="6"/>X <text:s text:c="5"/>0 <text:s text:c="10"/>12.5 Q 11P 12 13.5d65662030 912 9 4 0 <text:s text:c="3"/>26.0 <text:s text:c="2"/>28.0</text:p>
      <text:p text:style-name="P1"><text:s/>73 <text:s text:c="3"/>2.064504 2.782e-32 1.329e-11.04310.044 <text:s/>183.84130.720.000000 <text:s text:c="6"/>X <text:s text:c="5"/>0 <text:s text:c="6"/>X <text:s text:c="5"/>0 <text:s text:c="10"/>13.5 Q 11P 12 13.5d65662030 912 9 4 0 <text:s text:c="3"/>28.0 <text:s text:c="2"/>28.0</text:p>
      <text:p text:style-name="P1"><text:s/>61 <text:s text:c="3"/>2.064749 6.290e-39 5.451e-14.03800.059 1778.20430.600.000000 <text:s text:c="3"/>0 0 0 0 1A1 <text:s text:c="3"/>0 0 0 0 1A1 <text:s text:c="2"/>18E <text:s text:c="2"/>3 <text:s text:c="7"/>18E <text:s text:c="2"/>1 <text:s text:c="4"/>534330453738 7 1 0 <text:s text:c="3"/>74.0 <text:s text:c="2"/>74.0</text:p>
      <text:p text:style-name="P1"><text:s/>61 <text:s text:c="3"/>2.065277 7.290e-37 6.419e-12.05600.073 1727.74300.650.000000 <text:s text:c="3"/>0 0 0 1 1F2 <text:s text:c="3"/>0 0 0 1 1F2 <text:s text:c="3"/>9F2 <text:s/>2 <text:s text:c="8"/>9F1 <text:s/>1 <text:s text:c="4"/>534330453738 7 1 0 <text:s text:c="3"/>57.0 <text:s text:c="2"/>57.0</text:p>
      <text:p text:style-name="P1"><text:s/>31 <text:s text:c="3"/>2.065700 1.817e-32 6.160e-08.07730.103 <text:s/>140.64710.780.000000 <text:s text:c="9"/>0 0 0 <text:s text:c="9"/>0 0 0 16 <text:s/>3 13 <text:s text:c="6"/>17 <text:s/>2 16 <text:s text:c="5"/>006550 113 6 2 4 0 <text:s text:c="3"/>33.0 <text:s text:c="2"/>35.0</text:p>
      <text:p text:style-name="P1"><text:s/>73 <text:s text:c="3"/>2.067197 1.415e-30 9.296e-10.04240.044 <text:s/>217.29460.720.000000 <text:s text:c="6"/>X <text:s text:c="5"/>0 <text:s text:c="6"/>X <text:s text:c="5"/>0 <text:s text:c="10"/>11.5 Q 12P 13 12.5d65662030 912 9 4 0 <text:s text:c="3"/>24.0 <text:s text:c="2"/>26.0</text:p>
      <text:p text:style-name="P1"><text:s/>71 <text:s text:c="3"/>2.067210 1.370e-29 9.511e-10.04330.044 1743.01360.720.000000 <text:s text:c="6"/>X <text:s text:c="5"/>1 <text:s text:c="6"/>X <text:s text:c="5"/>1 <text:s text:c="15"/>Q 11P 12 <text:s text:c="4"/>d446620442212 9 4 0 <text:s text:c="3"/>23.0 <text:s text:c="2"/>25.0</text:p>
      <text:p text:style-name="P1"><text:s/>73 <text:s text:c="3"/>2.067294 3.933e-32 2.385e-11.04240.044 <text:s/>217.29460.720.000000 <text:s text:c="6"/>X <text:s text:c="5"/>0 <text:s text:c="6"/>X <text:s text:c="5"/>0 <text:s text:c="10"/>12.5 Q 12P 13 12.5d65662030 912 9 4 0 <text:s text:c="3"/>26.0 <text:s text:c="2"/>26.0</text:p>
      <text:p text:style-name="P1"><text:s/>73 <text:s text:c="3"/>2.067420 2.234e-34 1.258e-13.04240.044 <text:s/>217.29460.720.000000 <text:s text:c="6"/>X <text:s text:c="5"/>0 <text:s text:c="6"/>X <text:s text:c="5"/>0 <text:s text:c="10"/>13.5 Q 12P 13 12.5d65662030 912 9 4 0 <text:s text:c="3"/>28.0 <text:s text:c="2"/>26.0</text:p>
      <text:p text:style-name="P1"><text:s/>73 <text:s text:c="3"/>2.068328 1.964e-30 9.403e-10.04310.044 <text:s/>183.83750.720.000000 <text:s text:c="6"/>X <text:s text:c="5"/>0 <text:s text:c="6"/>X <text:s text:c="5"/>0 <text:s text:c="10"/>13.5 Q 11P 12 14.5d65662030 912 9 4 0 <text:s text:c="3"/>28.0 <text:s text:c="2"/>30.0</text:p>
      <text:p text:style-name="P1"><text:s/>72 <text:s text:c="3"/>2.068524 4.882e-29 9.537e-10.04240.044 <text:s/>211.46010.720.000000 <text:s text:c="6"/>X <text:s text:c="5"/>0 <text:s text:c="6"/>X <text:s text:c="5"/>0 <text:s text:c="15"/>Q 12P 13 <text:s text:c="4"/>d446620442212 9 4 0 <text:s text:c="3"/>25.0 <text:s text:c="2"/>27.0</text:p>
      <text:p text:style-name="P1"><text:s/>61 <text:s text:c="3"/>2.068556 7.313e-39 7.042e-11.06200.078 3088.88310.700.000000 <text:s text:c="3"/>0 1 0 1 1F1 <text:s text:c="3"/>0 1 0 1 1F2 <text:s text:c="3"/>6F1 17 <text:s text:c="8"/>6F2 18 <text:s text:c="4"/>434330453638 7 1 0 <text:s text:c="3"/>39.0 <text:s text:c="2"/>39.0</text:p>
      <text:p text:style-name="P1"><text:s/>73 <text:s text:c="3"/>2.068864 2.253e-32 1.674e-11.05140.052 <text:s text:c="2"/>16.47520.720.000000 <text:s text:c="6"/>X <text:s text:c="5"/>0 <text:s text:c="6"/>X <text:s text:c="5"/>0 <text:s text:c="11"/>3.5 Q <text:s/>3R <text:s/>2 <text:s/>4.5d65662030 912 9 4 0 <text:s text:c="4"/>8.0 <text:s text:c="2"/>10.0</text:p>
      <text:p text:style-name="P1"><text:s/>73 <text:s text:c="3"/>2.069347 2.805e-31 1.668e-10.05140.052 <text:s text:c="2"/>16.47520.720.000000 <text:s text:c="6"/>X <text:s text:c="5"/>0 <text:s text:c="6"/>X <text:s text:c="5"/>0 <text:s text:c="11"/>4.5 Q <text:s/>3R <text:s/>2 <text:s/>4.5d65662030 912 9 4 0 <text:s text:c="3"/>10.0 <text:s text:c="2"/>10.0</text:p>
      <text:p text:style-name="P1"><text:s/>72 <text:s text:c="3"/>2.069378 3.308e-29 8.931e-10.05140.052 <text:s text:c="2"/>16.03270.720.000000 <text:s text:c="6"/>X <text:s text:c="5"/>0 <text:s text:c="6"/>X <text:s text:c="5"/>0 <text:s text:c="15"/>Q <text:s/>3R <text:s/>2 <text:s text:c="4"/>d446620442212 9 4 0 <text:s text:c="4"/>7.0 <text:s text:c="3"/>5.0</text:p>
      <text:p text:style-name="P1"><text:s/>73 <text:s text:c="3"/>2.069971 1.808e-30 8.958e-10.05140.052 <text:s text:c="2"/>16.47520.720.000000 <text:s text:c="6"/>X <text:s text:c="5"/>0 <text:s text:c="6"/>X <text:s text:c="5"/>0 <text:s text:c="11"/>5.5 Q <text:s/>3R <text:s/>2 <text:s/>4.5d65662030 912 9 4 0 <text:s text:c="3"/>12.0 <text:s text:c="2"/>10.0</text:p>
      <text:p text:style-name="P1"><text:s/>73 <text:s text:c="3"/>2.070639 1.537e-30 9.334e-10.04240.044 <text:s/>217.29130.720.000000 <text:s text:c="6"/>X <text:s text:c="5"/>0 <text:s text:c="6"/>X <text:s text:c="5"/>0 <text:s text:c="10"/>12.5 Q 12P 13 13.5d65662030 912 9 4 0 <text:s text:c="3"/>26.0 <text:s text:c="2"/>28.0</text:p>
      <text:p text:style-name="P1"><text:s/>73 <text:s text:c="3"/>2.070765 3.513e-32 1.981e-11.04240.044 <text:s/>217.29130.720.000000 <text:s text:c="6"/>X <text:s text:c="5"/>0 <text:s text:c="6"/>X <text:s text:c="5"/>0 <text:s text:c="10"/>13.5 Q 12P 13 13.5d65662030 912 9 4 0 <text:s text:c="3"/>28.0 <text:s text:c="2"/>28.0</text:p>
      <text:p text:style-name="P1"><text:s/>73 <text:s text:c="3"/>2.070819 1.120e-30 9.584e-10.04170.043 <text:s/>253.52950.720.000000 <text:s text:c="6"/>X <text:s text:c="5"/>0 <text:s text:c="6"/>X <text:s text:c="5"/>0 <text:s text:c="10"/>10.5 Q 13P 14 11.5d65662030 912 9 4 0 <text:s text:c="3"/>22.0 <text:s text:c="2"/>24.0</text:p>
      <text:p text:style-name="P1"><text:s/>73 <text:s text:c="3"/>2.070866 1.725e-32 1.354e-11.04170.043 <text:s/>253.52950.720.000000 <text:s text:c="6"/>X <text:s text:c="5"/>0 <text:s text:c="6"/>X <text:s text:c="5"/>0 <text:s text:c="10"/>11.5 Q 13P 14 11.5d65662030 912 9 4 0 <text:s text:c="3"/>24.0 <text:s text:c="2"/>24.0</text:p>
      <text:p text:style-name="P1"><text:s/>73 <text:s text:c="3"/>2.070925 1.157e-34 6.089e-14.04240.044 <text:s/>217.29130.720.000000 <text:s text:c="6"/>X <text:s text:c="5"/>0 <text:s text:c="6"/>X <text:s text:c="5"/>0 <text:s text:c="10"/>14.5 Q 12P 13 13.5d65662030 912 9 4 0 <text:s text:c="3"/>30.0 <text:s text:c="2"/>28.0</text:p>
      <text:p text:style-name="P1"><text:s/>73 <text:s text:c="3"/>2.070932 9.775e-35 7.080e-14.04170.043 <text:s/>253.52950.720.000000 <text:s text:c="6"/>X <text:s text:c="5"/>0 <text:s text:c="6"/>X <text:s text:c="5"/>0 <text:s text:c="10"/>12.5 Q 13P 14 11.5d65662030 912 9 4 0 <text:s text:c="3"/>26.0 <text:s text:c="2"/>24.0</text:p>
      <text:p text:style-name="P1"><text:s/>61 <text:s text:c="3"/>2.071860 1.523e-40 1.243e-12.05000.073 3258.31250.650.000000 <text:s text:c="3"/>0 0 0 2 1F2 <text:s text:c="3"/>0 1 0 1 1F2 <text:s text:c="2"/>10A2 <text:s/>5 <text:s text:c="8"/>9A1 <text:s/>5 <text:s text:c="4"/>434330453638 7 1 0 <text:s text:c="2"/>105.0 <text:s text:c="2"/>95.0</text:p>
      <text:p text:style-name="P1"><text:s/>31 <text:s text:c="3"/>2.072900 2.174e-35 6.661e-08.06970.091 1703.63000.820.000000 <text:s text:c="9"/>0 0 1 <text:s text:c="9"/>0 0 1 36 <text:s/>6 31 <text:s text:c="6"/>37 <text:s/>5 32 <text:s text:c="5"/>006550 113 6 2 4 0 <text:s text:c="3"/>73.0 <text:s text:c="2"/>75.0</text:p>
      <text:p text:style-name="P1"><text:s/>73 <text:s text:c="3"/>2.073785 1.207e-30 9.488e-10.04170.043 <text:s/>253.52660.720.000000 <text:s text:c="6"/>X <text:s text:c="5"/>0 <text:s text:c="6"/>X <text:s text:c="5"/>0 <text:s text:c="10"/>11.5 Q 13P 14 12.5d65662030 912 9 4 0 <text:s text:c="3"/>24.0 <text:s text:c="2"/>26.0</text:p>
      <text:p text:style-name="P1"><text:s/>73 <text:s text:c="3"/>2.073851 2.755e-32 1.998e-11.04170.043 <text:s/>253.52660.720.000000 <text:s text:c="6"/>X <text:s text:c="5"/>0 <text:s text:c="6"/>X <text:s text:c="5"/>0 <text:s text:c="10"/>12.5 Q 13P 14 12.5d65662030 912 9 4 0 <text:s text:c="3"/>26.0 <text:s text:c="2"/>26.0</text:p>
      <text:p text:style-name="P1"><text:s/>73 <text:s text:c="3"/>2.073941 1.631e-34 1.098e-13.04170.043 <text:s/>253.52660.720.000000 <text:s text:c="6"/>X <text:s text:c="5"/>0 <text:s text:c="6"/>X <text:s text:c="5"/>0 <text:s text:c="10"/>13.5 Q 13P 14 12.5d65662030 912 9 4 0 <text:s text:c="3"/>28.0 <text:s text:c="2"/>26.0</text:p>
      <text:p text:style-name="P1"><text:s/>73 <text:s text:c="3"/>2.074334 1.669e-30 9.426e-10.04240.044 <text:s/>217.28770.720.000000 <text:s text:c="6"/>X <text:s text:c="5"/>0 <text:s text:c="6"/>X <text:s text:c="5"/>0 <text:s text:c="10"/>13.5 Q 12P 13 14.5d65662030 912 9 4 0 <text:s text:c="3"/>28.0 <text:s text:c="2"/>30.0</text:p>
      <text:p text:style-name="P1"><text:s/>73 <text:s text:c="3"/>2.074494 2.211e-32 1.166e-11.04240.044 <text:s/>217.28770.720.000000 <text:s text:c="6"/>X <text:s text:c="5"/>0 <text:s text:c="6"/>X <text:s text:c="5"/>0 <text:s text:c="10"/>14.5 Q 12P 13 14.5d65662030 912 9 4 0 <text:s text:c="3"/>30.0 <text:s text:c="2"/>30.0</text:p>
      <text:p text:style-name="P1"><text:s/>61 <text:s text:c="3"/>2.074566 2.110e-39 2.082e-11.05600.074 3171.45580.690.000000 <text:s text:c="3"/>0 0 0 2 1E <text:s text:c="4"/>0 1 0 1 1F1 <text:s text:c="3"/>9F1 15 <text:s text:c="8"/>8F2 17 <text:s text:c="4"/>334330453638 7 1 0 <text:s text:c="3"/>57.0 <text:s text:c="2"/>51.0</text:p>
      <text:p text:style-name="P1"><text:s/>73 <text:s text:c="3"/>2.075261 5.229e-32 5.196e-11.05140.052 <text:s text:c="2"/>16.46850.720.000000 <text:s text:c="6"/>X <text:s text:c="5"/>0 <text:s text:c="6"/>X <text:s text:c="5"/>0 <text:s text:c="11"/>2.5 Q <text:s/>3R <text:s/>2 <text:s/>3.5d65662030 912 9 4 0 <text:s text:c="4"/>6.0 <text:s text:c="3"/>8.0</text:p>
      <text:p text:style-name="P1"><text:s/>61 <text:s text:c="3"/>2.075370 5.156e-39 4.241e-11.06500.078 3021.43360.720.000000 <text:s text:c="3"/>0 1 0 1 1F2 <text:s text:c="3"/>1 0 0 0 1A1 <text:s text:c="3"/>5F2 15 <text:s text:c="8"/>4F1 14 <text:s text:c="4"/>434330453638 7 1 0 <text:s text:c="3"/>33.0 <text:s text:c="2"/>27.0</text:p>
      <text:p text:style-name="P1"><text:s/>73 <text:s text:c="3"/>2.075620 4.117e-31 3.069e-10.05140.052 <text:s text:c="2"/>16.46850.720.000000 <text:s text:c="6"/>X <text:s text:c="5"/>0 <text:s text:c="6"/>X <text:s text:c="5"/>0 <text:s text:c="11"/>3.5 Q <text:s/>3R <text:s/>2 <text:s/>3.5d65662030 912 9 4 0 <text:s text:c="4"/>8.0 <text:s text:c="3"/>8.0</text:p>
      <text:p text:style-name="P1"><text:s/>73 <text:s text:c="3"/>2.075950 4.711e-36 3.252e-15.05700.057 <text:s text:c="3"/>0.63040.970.000000 <text:s text:c="6"/>X <text:s text:c="5"/>0 <text:s text:c="6"/>X <text:s text:c="5"/>0 <text:s text:c="11"/>3.5 Q <text:s/>1S <text:s/>0 <text:s/>2.5d65662030 912 9 4 0 <text:s text:c="4"/>8.0 <text:s text:c="3"/>6.0</text:p>
      <text:p text:style-name="P1"><text:s/>73 <text:s text:c="3"/>2.076103 1.233e-30 7.355e-10.05140.052 <text:s text:c="2"/>16.46850.720.000000 <text:s text:c="6"/>X <text:s text:c="5"/>0 <text:s text:c="6"/>X <text:s text:c="5"/>0 <text:s text:c="11"/>4.5 Q <text:s/>3R <text:s/>2 <text:s/>3.5d65662030 912 9 4 0 <text:s text:c="3"/>10.0 <text:s text:c="3"/>8.0</text:p>
      <text:p text:style-name="P1"><text:s/>73 <text:s text:c="3"/>2.076986 1.303e-30 9.468e-10.04170.043 <text:s/>253.52340.720.000000 <text:s text:c="6"/>X <text:s text:c="5"/>0 <text:s text:c="6"/>X <text:s text:c="5"/>0 <text:s text:c="10"/>12.5 Q 13P 14 13.5d65662030 912 9 4 0 <text:s text:c="3"/>26.0 <text:s text:c="2"/>28.0</text:p>
      <text:p text:style-name="P1"><text:s/>73 <text:s text:c="3"/>2.077076 3.104e-32 2.094e-11.04170.043 <text:s/>253.52340.720.000000 <text:s text:c="6"/>X <text:s text:c="5"/>0 <text:s text:c="6"/>X <text:s text:c="5"/>0 <text:s text:c="10"/>13.5 Q 13P 14 13.5d65662030 912 9 4 0 <text:s text:c="3"/>28.0 <text:s text:c="2"/>28.0</text:p>
      <text:p text:style-name="P1"><text:s/>73 <text:s text:c="3"/>2.077193 1.520e-34 9.569e-14.04170.043 <text:s/>253.52340.720.000000 <text:s text:c="6"/>X <text:s text:c="5"/>0 <text:s text:c="6"/>X <text:s text:c="5"/>0 <text:s text:c="10"/>14.5 Q 13P 14 13.5d65662030 912 9 4 0 <text:s text:c="3"/>30.0 <text:s text:c="2"/>28.0</text:p>
      <text:p text:style-name="P1"><text:s/>72 <text:s text:c="3"/>2.077913 4.485e-29 9.673e-10.04170.043 <text:s/>246.71690.720.000000 <text:s text:c="6"/>X <text:s text:c="5"/>0 <text:s text:c="6"/>X <text:s text:c="5"/>0 <text:s text:c="15"/>Q 13P 14 <text:s text:c="4"/>d446620442212 9 4 0 <text:s text:c="3"/>27.0 <text:s text:c="2"/>29.0</text:p>
      <text:p text:style-name="P1"><text:s/>34 <text:s text:c="3"/>2.078250 2.307e-37 1.368e-08.07090.102 <text:s/>220.20650.790.000000 <text:s text:c="9"/>0 0 0 <text:s text:c="9"/>0 0 0 22 <text:s/>2 20 22.5 <text:s/>23 <text:s/>1 23 23.5 6565501518 6 2 4 0 <text:s text:c="3"/>46.0 <text:s text:c="2"/>48.0</text:p>
      <text:p text:style-name="P1"><text:s/>34 <text:s text:c="3"/>2.078264 2.208e-37 1.369e-08.07090.102 <text:s/>220.20650.790.000000 <text:s text:c="9"/>0 0 0 <text:s text:c="9"/>0 0 0 22 <text:s/>2 20 21.5 <text:s/>23 <text:s/>1 23 22.5 6565501518 6 2 4 0 <text:s text:c="3"/>44.0 <text:s text:c="2"/>46.0</text:p>
      <text:p text:style-name="P1"><text:s/>34 <text:s text:c="3"/>2.078281 2.411e-37 1.370e-08.07090.102 <text:s/>220.20650.790.000000 <text:s text:c="9"/>0 0 0 <text:s text:c="9"/>0 0 0 22 <text:s/>2 20 23.5 <text:s/>23 <text:s/>1 23 24.5 6565501518 6 2 4 0 <text:s text:c="3"/>48.0 <text:s text:c="2"/>50.0</text:p>
      <text:p text:style-name="P1"><text:s/>73 <text:s text:c="3"/>2.078282 1.810e-30 9.563e-10.04240.044 <text:s/>217.28390.720.000000 <text:s text:c="6"/>X <text:s text:c="5"/>0 <text:s text:c="6"/>X <text:s text:c="5"/>0 <text:s text:c="10"/>14.5 Q 12P 13 15.5d65662030 912 9 4 0 <text:s text:c="3"/>30.0 <text:s text:c="2"/>32.0</text:p>
      <text:p text:style-name="P1"><text:s/>34 <text:s text:c="3"/>2.078317 2.113e-37 1.372e-08.07090.102 <text:s/>220.20650.790.000000 <text:s text:c="9"/>0 0 0 <text:s text:c="9"/>0 0 0 22 <text:s/>2 20 20.5 <text:s/>23 <text:s/>1 23 21.5 6565501518 6 2 4 0 <text:s text:c="3"/>42.0 <text:s text:c="2"/>44.0</text:p>
      <text:p text:style-name="P1"><text:s/>34 <text:s text:c="3"/>2.078363 2.518e-37 1.374e-08.07090.102 <text:s/>220.20640.790.000000 <text:s text:c="9"/>0 0 0 <text:s text:c="9"/>0 0 0 22 <text:s/>2 20 24.5 <text:s/>23 <text:s/>1 23 25.5 6565501518 6 2 4 0 <text:s text:c="3"/>50.0 <text:s text:c="2"/>52.0</text:p>
      <text:p text:style-name="P1"><text:s/>34 <text:s text:c="3"/>2.078404 2.023e-37 1.380e-08.07090.102 <text:s/>220.20650.790.000000 <text:s text:c="9"/>0 0 0 <text:s text:c="9"/>0 0 0 22 <text:s/>2 20 19.5 <text:s/>23 <text:s/>1 23 20.5 6565501518 6 2 4 0 <text:s text:c="3"/>40.0 <text:s text:c="2"/>42.0</text:p>
      <text:p text:style-name="P1"><text:s/>73 <text:s text:c="3"/>2.080229 7.336e-32 1.096e-10.05140.052 <text:s text:c="2"/>16.46330.720.000000 <text:s text:c="6"/>X <text:s text:c="5"/>0 <text:s text:c="6"/>X <text:s text:c="5"/>0 <text:s text:c="11"/>1.5 Q <text:s/>3R <text:s/>2 <text:s/>2.5d65662030 912 9 4 0 <text:s text:c="4"/>4.0 <text:s text:c="3"/>6.0</text:p>
      <text:p text:style-name="P1"><text:soft-page-break/><text:s/>73 <text:s text:c="3"/>2.080372 1.020e-30 9.721e-10.04110.043 <text:s/>292.53920.720.000000 <text:s text:c="6"/>X <text:s text:c="5"/>0 <text:s text:c="6"/>X <text:s text:c="5"/>0 <text:s text:c="10"/>11.5 Q 14P 15 12.5d65662030 912 9 4 0 <text:s text:c="3"/>24.0 <text:s text:c="2"/>26.0</text:p>
      <text:p text:style-name="P1"><text:s/>73 <text:s text:c="3"/>2.080414 1.347e-32 1.185e-11.04110.043 <text:s/>292.53920.720.000000 <text:s text:c="6"/>X <text:s text:c="5"/>0 <text:s text:c="6"/>X <text:s text:c="5"/>0 <text:s text:c="10"/>12.5 Q 14P 15 12.5d65662030 912 9 4 0 <text:s text:c="3"/>26.0 <text:s text:c="2"/>26.0</text:p>
      <text:p text:style-name="P1"><text:s/>73 <text:s text:c="3"/>2.080423 1.407e-30 9.505e-10.04170.043 <text:s/>253.52010.720.000000 <text:s text:c="6"/>X <text:s text:c="5"/>0 <text:s text:c="6"/>X <text:s text:c="5"/>0 <text:s text:c="10"/>13.5 Q 13P 14 14.5d65662030 912 9 4 0 <text:s text:c="3"/>28.0 <text:s text:c="2"/>30.0</text:p>
      <text:p text:style-name="P1"><text:s/>73 <text:s text:c="3"/>2.080434 3.244e-36 2.992e-15.05700.057 <text:s text:c="3"/>0.63040.970.000000 <text:s text:c="6"/>X <text:s text:c="5"/>0 <text:s text:c="6"/>X <text:s text:c="5"/>0 <text:s text:c="11"/>2.5 Q <text:s/>1S <text:s/>0 <text:s/>2.5d65662030 912 9 4 0 <text:s text:c="4"/>6.0 <text:s text:c="3"/>6.0</text:p>
      <text:p text:style-name="P1"><text:s/>73 <text:s text:c="3"/>2.080475 6.588e-35 5.381e-14.04110.043 <text:s/>292.53920.720.000000 <text:s text:c="6"/>X <text:s text:c="5"/>0 <text:s text:c="6"/>X <text:s text:c="5"/>0 <text:s text:c="10"/>13.5 Q 14P 15 12.5d65662030 912 9 4 0 <text:s text:c="3"/>28.0 <text:s text:c="2"/>26.0</text:p>
      <text:p text:style-name="P1"><text:s/>73 <text:s text:c="3"/>2.080476 4.234e-31 4.218e-10.05140.052 <text:s text:c="2"/>16.46330.720.000000 <text:s text:c="6"/>X <text:s text:c="5"/>0 <text:s text:c="6"/>X <text:s text:c="5"/>0 <text:s text:c="11"/>2.5 Q <text:s/>3R <text:s/>2 <text:s/>2.5d65662030 912 9 4 0 <text:s text:c="4"/>6.0 <text:s text:c="3"/>6.0</text:p>
      <text:p text:style-name="P1"><text:s/>73 <text:s text:c="3"/>2.080541 2.771e-32 1.748e-11.04170.043 <text:s/>253.52010.720.000000 <text:s text:c="6"/>X <text:s text:c="5"/>0 <text:s text:c="6"/>X <text:s text:c="5"/>0 <text:s text:c="10"/>14.5 Q 13P 14 14.5d65662030 912 9 4 0 <text:s text:c="3"/>30.0 <text:s text:c="2"/>30.0</text:p>
      <text:p text:style-name="P1"><text:s/>73 <text:s text:c="3"/>2.080690 7.906e-35 4.675e-14.04170.043 <text:s/>253.52010.720.000000 <text:s text:c="6"/>X <text:s text:c="5"/>0 <text:s text:c="6"/>X <text:s text:c="5"/>0 <text:s text:c="10"/>15.5 Q 13P 14 14.5d65662030 912 9 4 0 <text:s text:c="3"/>32.0 <text:s text:c="2"/>30.0</text:p>
      <text:p text:style-name="P1"><text:s/>73 <text:s text:c="3"/>2.080835 7.815e-31 5.839e-10.05140.052 <text:s text:c="2"/>16.46330.720.000000 <text:s text:c="6"/>X <text:s text:c="5"/>0 <text:s text:c="6"/>X <text:s text:c="5"/>0 <text:s text:c="11"/>3.5 Q <text:s/>3R <text:s/>2 <text:s/>2.5d65662030 912 9 4 0 <text:s text:c="4"/>8.0 <text:s text:c="3"/>6.0</text:p>
      <text:p text:style-name="P1"><text:s/>71 <text:s text:c="3"/>2.081814 2.201e-26 9.728e-10.04200.043 <text:s/>260.50090.720.000000 <text:s text:c="6"/>X <text:s text:c="5"/>0 <text:s text:c="6"/>X <text:s text:c="5"/>0 <text:s text:c="15"/>Q 13P 14 <text:s text:c="4"/>d446620442212 9 4 0 <text:s text:c="3"/>27.0 <text:s text:c="2"/>29.0</text:p>
      <text:p text:style-name="P1"><text:s/>73 <text:s text:c="3"/>2.083365 1.095e-30 9.643e-10.04110.043 <text:s/>292.53620.720.000000 <text:s text:c="6"/>X <text:s text:c="5"/>0 <text:s text:c="6"/>X <text:s text:c="5"/>0 <text:s text:c="10"/>12.5 Q 14P 15 13.5d65662030 912 9 4 0 <text:s text:c="3"/>26.0 <text:s text:c="2"/>28.0</text:p>
      <text:p text:style-name="P1"><text:s/>73 <text:s text:c="3"/>2.083426 2.153e-32 1.761e-11.04110.043 <text:s/>292.53620.720.000000 <text:s text:c="6"/>X <text:s text:c="5"/>0 <text:s text:c="6"/>X <text:s text:c="5"/>0 <text:s text:c="10"/>13.5 Q 14P 15 13.5d65662030 912 9 4 0 <text:s text:c="3"/>28.0 <text:s text:c="2"/>28.0</text:p>
      <text:p text:style-name="P1"><text:s/>73 <text:s text:c="3"/>2.083510 1.105e-34 8.436e-14.04110.043 <text:s/>292.53620.720.000000 <text:s text:c="6"/>X <text:s text:c="5"/>0 <text:s text:c="6"/>X <text:s text:c="5"/>0 <text:s text:c="10"/>14.5 Q 14P 15 13.5d65662030 912 9 4 0 <text:s text:c="3"/>30.0 <text:s text:c="2"/>28.0</text:p>
      <text:p text:style-name="P1"><text:s/>73 <text:s text:c="3"/>2.083661 1.039e-36 1.440e-15.05700.057 <text:s text:c="3"/>0.63040.970.000000 <text:s text:c="6"/>X <text:s text:c="5"/>0 <text:s text:c="6"/>X <text:s text:c="5"/>0 <text:s text:c="11"/>1.5 Q <text:s/>1S <text:s/>0 <text:s/>2.5d65662030 912 9 4 0 <text:s text:c="4"/>4.0 <text:s text:c="3"/>6.0</text:p>
      <text:p text:style-name="P1"><text:s/>73 <text:s text:c="3"/>2.083788 6.801e-32 2.036e-10.05140.052 <text:s text:c="2"/>16.45960.720.000000 <text:s text:c="6"/>X <text:s text:c="5"/>0 <text:s text:c="6"/>X <text:s text:c="5"/>0 <text:s text:c="11"/>0.5 Q <text:s/>3R <text:s/>2 <text:s/>1.5d65662030 912 9 4 0 <text:s text:c="4"/>2.0 <text:s text:c="3"/>4.0</text:p>
      <text:p text:style-name="P1"><text:s/>73 <text:s text:c="3"/>2.083933 3.478e-31 5.205e-10.05140.052 <text:s text:c="2"/>16.45960.720.000000 <text:s text:c="6"/>X <text:s text:c="5"/>0 <text:s text:c="6"/>X <text:s text:c="5"/>0 <text:s text:c="11"/>1.5 Q <text:s/>3R <text:s/>2 <text:s/>1.5d65662030 912 9 4 0 <text:s text:c="4"/>4.0 <text:s text:c="3"/>4.0</text:p>
      <text:p text:style-name="P1"><text:s/>73 <text:s text:c="3"/>2.084095 1.518e-30 9.591e-10.04170.043 <text:s/>253.51650.720.000000 <text:s text:c="6"/>X <text:s text:c="5"/>0 <text:s text:c="6"/>X <text:s text:c="5"/>0 <text:s text:c="10"/>14.5 Q 13P 14 15.5d65662030 912 9 4 0 <text:s text:c="3"/>30.0 <text:s text:c="2"/>32.0</text:p>
      <text:p text:style-name="P1"><text:s/>73 <text:s text:c="3"/>2.084180 4.389e-31 4.380e-10.05140.052 <text:s text:c="2"/>16.45960.720.000000 <text:s text:c="6"/>X <text:s text:c="5"/>0 <text:s text:c="6"/>X <text:s text:c="5"/>0 <text:s text:c="11"/>2.5 Q <text:s/>3R <text:s/>2 <text:s/>1.5d65662030 912 9 4 0 <text:s text:c="4"/>6.0 <text:s text:c="3"/>4.0</text:p>
      <text:p text:style-name="P1"><text:s/>73 <text:s text:c="3"/>2.084245 1.743e-32 1.032e-11.04170.043 <text:s/>253.51650.720.000000 <text:s text:c="6"/>X <text:s text:c="5"/>0 <text:s text:c="6"/>X <text:s text:c="5"/>0 <text:s text:c="10"/>15.5 Q 13P 14 15.5d65662030 912 9 4 0 <text:s text:c="3"/>32.0 <text:s text:c="2"/>32.0</text:p>
      <text:p text:style-name="P1"><text:s/>71 <text:s text:c="3"/>2.084317 1.756e-26 9.147e-10.05150.052 <text:s text:c="2"/>16.25290.720.000000 <text:s text:c="6"/>X <text:s text:c="5"/>0 <text:s text:c="6"/>X <text:s text:c="5"/>0 <text:s text:c="15"/>Q <text:s/>3R <text:s/>2 <text:s text:c="4"/>d446620442212 9 4 0 <text:s text:c="4"/>7.0 <text:s text:c="3"/>5.0</text:p>
      <text:p text:style-name="P1"><text:s/>71 <text:s text:c="3"/>2.085630 9.117e-30 9.159e-10.05150.052 1572.45490.720.000000 <text:s text:c="6"/>X <text:s text:c="5"/>1 <text:s text:c="6"/>X <text:s text:c="5"/>1 <text:s text:c="15"/>Q <text:s/>3R <text:s/>2 <text:s text:c="4"/>d446620442212 9 4 0 <text:s text:c="4"/>7.0 <text:s text:c="3"/>5.0</text:p>
      <text:p text:style-name="P1"><text:s/>73 <text:s text:c="3"/>2.086002 2.381e-31 7.133e-10.05140.052 <text:s text:c="2"/>16.45740.720.000000 <text:s text:c="6"/>X <text:s text:c="5"/>0 <text:s text:c="6"/>X <text:s text:c="5"/>0 <text:s text:c="11"/>0.5 Q <text:s/>3R <text:s/>2 <text:s/>0.5d65662030 912 9 4 0 <text:s text:c="4"/>2.0 <text:s text:c="3"/>2.0</text:p>
      <text:p text:style-name="P1"><text:s/>73 <text:s text:c="3"/>2.086146 1.901e-31 2.848e-10.05140.052 <text:s text:c="2"/>16.45740.720.000000 <text:s text:c="6"/>X <text:s text:c="5"/>0 <text:s text:c="6"/>X <text:s text:c="5"/>0 <text:s text:c="11"/>1.5 Q <text:s/>3R <text:s/>2 <text:s/>0.5d65662030 912 9 4 0 <text:s text:c="4"/>4.0 <text:s text:c="3"/>2.0</text:p>
      <text:p text:style-name="P1"><text:s/>73 <text:s text:c="3"/>2.086578 1.176e-30 9.631e-10.04110.043 <text:s/>292.53310.720.000000 <text:s text:c="6"/>X <text:s text:c="5"/>0 <text:s text:c="6"/>X <text:s text:c="5"/>0 <text:s text:c="10"/>13.5 Q 14P 15 14.5d65662030 912 9 4 0 <text:s text:c="3"/>28.0 <text:s text:c="2"/>30.0</text:p>
      <text:p text:style-name="P1"><text:s/>73 <text:s text:c="3"/>2.086662 2.426e-32 1.855e-11.04110.043 <text:s/>292.53310.720.000000 <text:s text:c="6"/>X <text:s text:c="5"/>0 <text:s text:c="6"/>X <text:s text:c="5"/>0 <text:s text:c="10"/>14.5 Q 14P 15 14.5d65662030 912 9 4 0 <text:s text:c="3"/>30.0 <text:s text:c="2"/>30.0</text:p>
      <text:p text:style-name="P1"><text:s/>73 <text:s text:c="3"/>2.086772 1.035e-34 7.418e-14.04110.043 <text:s/>292.53310.720.000000 <text:s text:c="6"/>X <text:s text:c="5"/>0 <text:s text:c="6"/>X <text:s text:c="5"/>0 <text:s text:c="10"/>15.5 Q 14P 15 14.5d65662030 912 9 4 0 <text:s text:c="3"/>32.0 <text:s text:c="2"/>30.0</text:p>
      <text:p text:style-name="P1"><text:s/>72 <text:s text:c="3"/>2.087128 4.042e-29 9.804e-10.04110.043 <text:s/>284.68020.720.000000 <text:s text:c="6"/>X <text:s text:c="5"/>0 <text:s text:c="6"/>X <text:s text:c="5"/>0 <text:s text:c="15"/>Q 14P 15 <text:s text:c="4"/>d446620442212 9 4 0 <text:s text:c="3"/>29.0 <text:s text:c="2"/>31.0</text:p>
      <text:p text:style-name="P1"><text:s/>71 <text:s text:c="3"/>2.087548 1.163e-29 9.807e-10.04200.043 1814.01050.720.000000 <text:s text:c="6"/>X <text:s text:c="5"/>1 <text:s text:c="6"/>X <text:s text:c="5"/>1 <text:s text:c="15"/>Q 13P 14 <text:s text:c="4"/>d446620442212 9 4 0 <text:s text:c="3"/>27.0 <text:s text:c="2"/>29.0</text:p>
      <text:p text:style-name="P1"><text:s/>73 <text:s text:c="3"/>2.088003 1.638e-30 9.720e-10.04170.043 <text:s/>253.51280.720.000000 <text:s text:c="6"/>X <text:s text:c="5"/>0 <text:s text:c="6"/>X <text:s text:c="5"/>0 <text:s text:c="10"/>15.5 Q 13P 14 16.5d65662030 912 9 4 0 <text:s text:c="3"/>32.0 <text:s text:c="2"/>34.0</text:p>
      <text:p text:style-name="P1"><text:s/>61 <text:s text:c="3"/>2.088073 1.467e-39 2.016e-11.05300.073 3343.29760.650.000000 <text:s text:c="3"/>0 1 0 1 1F1 <text:s text:c="3"/>0 1 0 1 1F1 <text:s text:c="3"/>9A1 <text:s/>8 <text:s text:c="8"/>9A2 <text:s/>9 <text:s text:c="4"/>434330453638 7 1 0 <text:s text:c="3"/>95.0 <text:s text:c="2"/>95.0</text:p>
      <text:p text:style-name="P1"><text:s/>34 <text:s text:c="3"/>2.088954 5.012e-37 4.388e-08.07210.100 <text:s/>316.44660.800.000000 <text:s text:c="9"/>0 0 0 <text:s text:c="9"/>0 0 0 27 <text:s/>2 26 24.5 <text:s/>26 <text:s/>3 23 23.5 6565501518 6 2 4 0 <text:s text:c="3"/>50.0 <text:s text:c="2"/>48.0</text:p>
      <text:p text:style-name="P1"><text:s/>34 <text:s text:c="3"/>2.088978 6.035e-37 4.403e-08.07210.100 <text:s/>316.44650.800.000000 <text:s text:c="9"/>0 0 0 <text:s text:c="9"/>0 0 0 27 <text:s/>2 26 29.5 <text:s/>26 <text:s/>3 23 28.5 6565501518 6 2 4 0 <text:s text:c="3"/>60.0 <text:s text:c="2"/>58.0</text:p>
      <text:p text:style-name="P1"><text:s/>34 <text:s text:c="3"/>2.088995 5.200e-37 4.377e-08.07210.100 <text:s/>316.44660.800.000000 <text:s text:c="9"/>0 0 0 <text:s text:c="9"/>0 0 0 27 <text:s/>2 26 25.5 <text:s/>26 <text:s/>3 23 24.5 6565501518 6 2 4 0 <text:s text:c="3"/>52.0 <text:s text:c="2"/>50.0</text:p>
      <text:p text:style-name="P1"><text:s/>34 <text:s text:c="3"/>2.089014 5.816e-37 4.389e-08.07210.100 <text:s/>316.44650.800.000000 <text:s text:c="9"/>0 0 0 <text:s text:c="9"/>0 0 0 27 <text:s/>2 26 28.5 <text:s/>26 <text:s/>3 23 27.5 6565501518 6 2 4 0 <text:s text:c="3"/>58.0 <text:s text:c="2"/>56.0</text:p>
      <text:p text:style-name="P1"><text:s/>34 <text:s text:c="3"/>2.089021 5.399e-37 4.376e-08.07210.100 <text:s/>316.44650.800.000000 <text:s text:c="9"/>0 0 0 <text:s text:c="9"/>0 0 0 27 <text:s/>2 26 26.5 <text:s/>26 <text:s/>3 23 25.5 6565501518 6 2 4 0 <text:s text:c="3"/>54.0 <text:s text:c="2"/>52.0</text:p>
      <text:p text:style-name="P1"><text:s/>34 <text:s text:c="3"/>2.089028 5.603e-37 4.380e-08.07210.100 <text:s/>316.44650.800.000000 <text:s text:c="9"/>0 0 0 <text:s text:c="9"/>0 0 0 27 <text:s/>2 26 27.5 <text:s/>26 <text:s/>3 23 26.5 6565501518 6 2 4 0 <text:s text:c="3"/>56.0 <text:s text:c="2"/>54.0</text:p>
      <text:p text:style-name="P1"><text:s/>73 <text:s text:c="3"/>2.089771 9.104e-31 9.856e-10.04040.042 <text:s/>334.32820.720.000000 <text:s text:c="6"/>X <text:s text:c="5"/>0 <text:s text:c="6"/>X <text:s text:c="5"/>0 <text:s text:c="10"/>12.5 Q 15P 16 13.5d65662030 912 9 4 0 <text:s text:c="3"/>26.0 <text:s text:c="2"/>28.0</text:p>
      <text:p text:style-name="P1"><text:s/>73 <text:s text:c="3"/>2.089808 1.043e-32 1.048e-11.04040.042 <text:s/>334.32820.720.000000 <text:s text:c="6"/>X <text:s text:c="5"/>0 <text:s text:c="6"/>X <text:s text:c="5"/>0 <text:s text:c="10"/>13.5 Q 15P 16 13.5d65662030 912 9 4 0 <text:s text:c="3"/>28.0 <text:s text:c="2"/>28.0</text:p>
      <text:p text:style-name="P1"><text:s/>73 <text:s text:c="3"/>2.089864 4.441e-35 4.167e-14.04040.042 <text:s/>334.32820.720.000000 <text:s text:c="6"/>X <text:s text:c="5"/>0 <text:s text:c="6"/>X <text:s text:c="5"/>0 <text:s text:c="10"/>14.5 Q 15P 16 13.5d65662030 912 9 4 0 <text:s text:c="3"/>30.0 <text:s text:c="2"/>28.0</text:p>
      <text:p text:style-name="P1"><text:s/>35 <text:s text:c="3"/>2.089940 2.747e-37 3.074e-08.07140.099 <text:s/>370.93400.800.000000 <text:s text:c="9"/>0 0 0 <text:s text:c="9"/>0 0 0 29 <text:s/>2 28 26.5 <text:s/>28 <text:s/>3 25 25.5 6565501518 6 2 4 0 <text:s text:c="3"/>54.0 <text:s text:c="2"/>52.0</text:p>
      <text:p text:style-name="P1"><text:s/>35 <text:s text:c="3"/>2.089954 3.265e-37 3.082e-08.07140.099 <text:s/>370.93390.800.000000 <text:s text:c="9"/>0 0 0 <text:s text:c="9"/>0 0 0 29 <text:s/>2 28 31.5 <text:s/>28 <text:s/>3 25 30.5 6565501518 6 2 4 0 <text:s text:c="3"/>64.0 <text:s text:c="2"/>62.0</text:p>
      <text:p text:style-name="P1"><text:s/>35 <text:s text:c="3"/>2.089963 2.844e-37 3.068e-08.07140.099 <text:s/>370.93390.800.000000 <text:s text:c="9"/>0 0 0 <text:s text:c="9"/>0 0 0 29 <text:s/>2 28 27.5 <text:s/>28 <text:s/>3 25 26.5 6565501518 6 2 4 0 <text:s text:c="3"/>56.0 <text:s text:c="2"/>54.0</text:p>
      <text:p text:style-name="P1"><text:s/>35 <text:s text:c="3"/>2.089974 3.156e-37 3.075e-08.07140.099 <text:s/>370.93390.800.000000 <text:s text:c="9"/>0 0 0 <text:s text:c="9"/>0 0 0 29 <text:s/>2 28 30.5 <text:s/>28 <text:s/>3 25 29.5 6565501518 6 2 4 0 <text:s text:c="3"/>62.0 <text:s text:c="2"/>60.0</text:p>
      <text:p text:style-name="P1"><text:s/>35 <text:s text:c="3"/>2.089977 2.944e-37 3.066e-08.07140.099 <text:s/>370.93390.800.000000 <text:s text:c="9"/>0 0 0 <text:s text:c="9"/>0 0 0 29 <text:s/>2 28 28.5 <text:s/>28 <text:s/>3 25 27.5 6565501518 6 2 4 0 <text:s text:c="3"/>58.0 <text:s text:c="2"/>56.0</text:p>
      <text:p text:style-name="P1"><text:s/>35 <text:s text:c="3"/>2.089981 3.048e-37 3.069e-08.07140.099 <text:s/>370.93390.800.000000 <text:s text:c="9"/>0 0 0 <text:s text:c="9"/>0 0 0 29 <text:s/>2 28 29.5 <text:s/>28 <text:s/>3 25 28.5 6565501518 6 2 4 0 <text:s text:c="3"/>60.0 <text:s text:c="2"/>58.0</text:p>
      <text:p text:style-name="P1"><text:s/>73 <text:s text:c="3"/>2.090011 1.263e-30 9.669e-10.04110.043 <text:s/>292.52970.720.000000 <text:s text:c="6"/>X <text:s text:c="5"/>0 <text:s text:c="6"/>X <text:s text:c="5"/>0 <text:s text:c="10"/>14.5 Q 14P 15 15.5d65662030 912 9 4 0 <text:s text:c="3"/>30.0 <text:s text:c="2"/>32.0</text:p>
      <text:p text:style-name="P1"><text:s/>73 <text:s text:c="3"/>2.090122 2.165e-32 1.555e-11.04110.043 <text:s/>292.52970.720.000000 <text:s text:c="6"/>X <text:s text:c="5"/>0 <text:s text:c="6"/>X <text:s text:c="5"/>0 <text:s text:c="10"/>15.5 Q 14P 15 15.5d65662030 912 9 4 0 <text:s text:c="3"/>32.0 <text:s text:c="2"/>32.0</text:p>
      <text:p text:style-name="P1"><text:s/>73 <text:s text:c="3"/>2.090263 5.405e-35 3.653e-14.04110.043 <text:s/>292.52970.720.000000 <text:s text:c="6"/>X <text:s text:c="5"/>0 <text:s text:c="6"/>X <text:s text:c="5"/>0 <text:s text:c="10"/>16.5 Q 14P 15 15.5d65662030 912 9 4 0 <text:s text:c="3"/>34.0 <text:s text:c="2"/>32.0</text:p>
      <text:p text:style-name="P1"><text:s/>73 <text:s text:c="3"/>2.092787 9.729e-31 9.794e-10.04040.042 <text:s/>334.32530.720.000000 <text:s text:c="6"/>X <text:s text:c="5"/>0 <text:s text:c="6"/>X <text:s text:c="5"/>0 <text:s text:c="10"/>13.5 Q 15P 16 14.5d65662030 912 9 4 0 <text:s text:c="3"/>28.0 <text:s text:c="2"/>30.0</text:p>
      <text:p text:style-name="P1"><text:s/>73 <text:s text:c="3"/>2.092843 1.667e-32 1.566e-11.04040.042 <text:s/>334.32530.720.000000 <text:s text:c="6"/>X <text:s text:c="5"/>0 <text:s text:c="6"/>X <text:s text:c="5"/>0 <text:s text:c="10"/>14.5 Q 15P 16 14.5d65662030 912 9 4 0 <text:s text:c="3"/>30.0 <text:s text:c="2"/>30.0</text:p>
      <text:p text:style-name="P1"><text:s/>73 <text:s text:c="3"/>2.092922 7.484e-35 6.593e-14.04040.042 <text:s/>334.32530.720.000000 <text:s text:c="6"/>X <text:s text:c="5"/>0 <text:s text:c="6"/>X <text:s text:c="5"/>0 <text:s text:c="10"/>15.5 Q 15P 16 14.5d65662030 912 9 4 0 <text:s text:c="3"/>32.0 <text:s text:c="2"/>30.0</text:p>
      <text:p text:style-name="P1"><text:s/>35 <text:s text:c="3"/>2.092994 1.037e-38 5.501e-10.07660.103 <text:s/>155.41730.780.000000 <text:s text:c="9"/>0 0 0 <text:s text:c="9"/>0 0 0 18 <text:s/>2 16 19.5 <text:s/>17 <text:s/>3 15 19.5 6565501518 6 2 4 0 <text:s text:c="3"/>40.0 <text:s text:c="2"/>40.0</text:p>
      <text:p text:style-name="P1"><text:s/>35 <text:s text:c="3"/>2.093012 1.655e-38 9.243e-10.07660.103 <text:s/>155.41720.780.000000 <text:s text:c="9"/>0 0 0 <text:s text:c="9"/>0 0 0 18 <text:s/>2 16 18.5 <text:s/>17 <text:s/>3 15 18.5 6565501518 6 2 4 0 <text:s text:c="3"/>38.0 <text:s text:c="2"/>38.0</text:p>
      <text:p text:style-name="P1"><text:s/>35 <text:s text:c="3"/>2.093023 1.366e-36 7.630e-08.07660.103 <text:s/>155.41720.780.000000 <text:s text:c="9"/>0 0 0 <text:s text:c="9"/>0 0 0 18 <text:s/>2 16 18.5 <text:s/>17 <text:s/>3 15 17.5 6565501518 6 2 4 0 <text:s text:c="3"/>38.0 <text:s text:c="2"/>36.0</text:p>
      <text:p text:style-name="P1"><text:s/>35 <text:s text:c="3"/>2.093024 1.291e-36 7.613e-08.07660.103 <text:s/>155.41720.780.000000 <text:s text:c="9"/>0 0 0 <text:s text:c="9"/>0 0 0 18 <text:s/>2 16 17.5 <text:s/>17 <text:s/>3 15 16.5 6565501518 6 2 4 0 <text:s text:c="3"/>36.0 <text:s text:c="2"/>34.0</text:p>
      <text:p text:style-name="P1"><text:s/>35 <text:s text:c="3"/>2.093030 1.445e-36 7.667e-08.07660.103 <text:s/>155.41720.780.000000 <text:s text:c="9"/>0 0 0 <text:s text:c="9"/>0 0 0 18 <text:s/>2 16 19.5 <text:s/>17 <text:s/>3 15 18.5 6565501518 6 2 4 0 <text:s text:c="3"/>40.0 <text:s text:c="2"/>38.0</text:p>
      <text:p text:style-name="P1"><text:s/>35 <text:s text:c="3"/>2.093031 1.221e-36 7.620e-08.07660.103 <text:s/>155.41720.780.000000 <text:s text:c="9"/>0 0 0 <text:s text:c="9"/>0 0 0 18 <text:s/>2 16 16.5 <text:s/>17 <text:s/>3 15 15.5 6565501518 6 2 4 0 <text:s text:c="3"/>34.0 <text:s text:c="2"/>32.0</text:p>
      <text:p text:style-name="P1"><text:s/>35 <text:s text:c="3"/>2.093034 1.860e-38 1.096e-09.07660.103 <text:s/>155.41720.780.000000 <text:s text:c="9"/>0 0 0 <text:s text:c="9"/>0 0 0 18 <text:s/>2 16 17.5 <text:s/>17 <text:s/>3 15 17.5 6565501518 6 2 4 0 <text:s text:c="3"/>36.0 <text:s text:c="2"/>36.0</text:p>
      <text:p text:style-name="P1"><text:s/>35 <text:s text:c="3"/>2.093043 1.154e-36 7.653e-08.07660.103 <text:s/>155.41730.780.000000 <text:s text:c="9"/>0 0 0 <text:s text:c="9"/>0 0 0 18 <text:s/>2 16 15.5 <text:s/>17 <text:s/>3 15 14.5 6565501518 6 2 4 0 <text:s text:c="3"/>32.0 <text:s text:c="2"/>30.0</text:p>
      <text:p text:style-name="P1"><text:s/>35 <text:s text:c="3"/>2.093046 1.528e-36 7.722e-08.07660.103 <text:s/>155.41730.780.000000 <text:s text:c="9"/>0 0 0 <text:s text:c="9"/>0 0 0 18 <text:s/>2 16 20.5 <text:s/>17 <text:s/>3 15 19.5 6565501518 6 2 4 0 <text:s text:c="3"/>42.0 <text:s text:c="2"/>40.0</text:p>
      <text:p text:style-name="P1"><text:s/>35 <text:s text:c="3"/>2.093059 1.654e-38 1.033e-09.07660.103 <text:s/>155.41720.780.000000 <text:s text:c="9"/>0 0 0 <text:s text:c="9"/>0 0 0 18 <text:s/>2 16 16.5 <text:s/>17 <text:s/>3 15 16.5 6565501518 6 2 4 0 <text:s text:c="3"/>34.0 <text:s text:c="2"/>34.0</text:p>
      <text:p text:style-name="P1"><text:soft-page-break/><text:s/>35 <text:s text:c="3"/>2.093087 1.036e-38 6.871e-10.07660.103 <text:s/>155.41720.780.000000 <text:s text:c="9"/>0 0 0 <text:s text:c="9"/>0 0 0 18 <text:s/>2 16 15.5 <text:s/>17 <text:s/>3 15 15.5 6565501518 6 2 4 0 <text:s text:c="3"/>32.0 <text:s text:c="2"/>32.0</text:p>
      <text:p text:style-name="P1"><text:s/>73 <text:s text:c="3"/>2.093664 1.356e-30 9.749e-10.04110.043 <text:s/>292.52620.720.000000 <text:s text:c="6"/>X <text:s text:c="5"/>0 <text:s text:c="6"/>X <text:s text:c="5"/>0 <text:s text:c="10"/>15.5 Q 14P 15 16.5d65662030 912 9 4 0 <text:s text:c="3"/>32.0 <text:s text:c="2"/>34.0</text:p>
      <text:p text:style-name="P1"><text:s/>73 <text:s text:c="3"/>2.093805 1.361e-32 9.215e-12.04110.043 <text:s/>292.52620.720.000000 <text:s text:c="6"/>X <text:s text:c="5"/>0 <text:s text:c="6"/>X <text:s text:c="5"/>0 <text:s text:c="10"/>16.5 Q 14P 15 16.5d65662030 912 9 4 0 <text:s text:c="3"/>34.0 <text:s text:c="2"/>34.0</text:p>
      <text:p text:style-name="P1"><text:s/>73 <text:s text:c="3"/>2.096010 1.040e-30 9.787e-10.04040.042 <text:s/>334.32210.720.000000 <text:s text:c="6"/>X <text:s text:c="5"/>0 <text:s text:c="6"/>X <text:s text:c="5"/>0 <text:s text:c="10"/>14.5 Q 15P 16 15.5d65662030 912 9 4 0 <text:s text:c="3"/>30.0 <text:s text:c="2"/>32.0</text:p>
      <text:p text:style-name="P1"><text:s/>73 <text:s text:c="3"/>2.096089 1.878e-32 1.657e-11.04040.042 <text:s/>334.32210.720.000000 <text:s text:c="6"/>X <text:s text:c="5"/>0 <text:s text:c="6"/>X <text:s text:c="5"/>0 <text:s text:c="10"/>15.5 Q 15P 16 15.5d65662030 912 9 4 0 <text:s text:c="3"/>32.0 <text:s text:c="2"/>32.0</text:p>
      <text:p text:style-name="P1"><text:s/>73 <text:s text:c="3"/>2.096193 7.039e-35 5.845e-14.04040.042 <text:s/>334.32210.720.000000 <text:s text:c="6"/>X <text:s text:c="5"/>0 <text:s text:c="6"/>X <text:s text:c="5"/>0 <text:s text:c="10"/>16.5 Q 15P 16 15.5d65662030 912 9 4 0 <text:s text:c="3"/>34.0 <text:s text:c="2"/>32.0</text:p>
      <text:p text:style-name="P1"><text:s/>72 <text:s text:c="3"/>2.096203 3.578e-29 9.937e-10.04040.042 <text:s/>325.34850.720.000000 <text:s text:c="6"/>X <text:s text:c="5"/>0 <text:s text:c="6"/>X <text:s text:c="5"/>0 <text:s text:c="15"/>Q 15P 16 <text:s text:c="4"/>d446620442212 9 4 0 <text:s text:c="3"/>31.0 <text:s text:c="2"/>33.0</text:p>
      <text:p text:style-name="P1"><text:s/>73 <text:s text:c="3"/>2.097537 1.455e-30 9.869e-10.04110.043 <text:s/>292.52250.720.000000 <text:s text:c="6"/>X <text:s text:c="5"/>0 <text:s text:c="6"/>X <text:s text:c="5"/>0 <text:s text:c="10"/>16.5 Q 14P 15 17.5d65662030 912 9 4 0 <text:s text:c="3"/>34.0 <text:s text:c="2"/>36.0</text:p>
      <text:p text:style-name="P1"><text:s/>73 <text:s text:c="3"/>2.099041 7.967e-31 9.991e-10.03970.042 <text:s/>378.89490.720.000000 <text:s text:c="6"/>X <text:s text:c="5"/>0 <text:s text:c="6"/>X <text:s text:c="5"/>0 <text:s text:c="10"/>13.5 Q 16P 17 14.5d65662030 912 9 4 0 <text:s text:c="3"/>28.0 <text:s text:c="2"/>30.0</text:p>
      <text:p text:style-name="P1"><text:s/>73 <text:s text:c="3"/>2.099074 7.986e-33 9.347e-12.03970.042 <text:s/>378.89490.720.000000 <text:s text:c="6"/>X <text:s text:c="5"/>0 <text:s text:c="6"/>X <text:s text:c="5"/>0 <text:s text:c="10"/>14.5 Q 16P 17 14.5d65662030 912 9 4 0 <text:s text:c="3"/>30.0 <text:s text:c="2"/>30.0</text:p>
      <text:p text:style-name="P1"><text:s/>73 <text:s text:c="3"/>2.099126 2.989e-35 3.279e-14.03970.042 <text:s/>378.89490.720.000000 <text:s text:c="6"/>X <text:s text:c="5"/>0 <text:s text:c="6"/>X <text:s text:c="5"/>0 <text:s text:c="10"/>15.5 Q 16P 17 14.5d65662030 912 9 4 0 <text:s text:c="3"/>32.0 <text:s text:c="2"/>30.0</text:p>
      <text:p text:style-name="P1"><text:s/>73 <text:s text:c="3"/>2.099440 1.112e-30 9.825e-10.04040.042 <text:s/>334.31870.720.000000 <text:s text:c="6"/>X <text:s text:c="5"/>0 <text:s text:c="6"/>X <text:s text:c="5"/>0 <text:s text:c="10"/>15.5 Q 15P 16 16.5d65662030 912 9 4 0 <text:s text:c="3"/>32.0 <text:s text:c="2"/>34.0</text:p>
      <text:p text:style-name="P1"><text:s/>73 <text:s text:c="3"/>2.099544 1.676e-32 1.394e-11.04040.042 <text:s/>334.31870.720.000000 <text:s text:c="6"/>X <text:s text:c="5"/>0 <text:s text:c="6"/>X <text:s text:c="5"/>0 <text:s text:c="10"/>16.5 Q 15P 16 16.5d65662030 912 9 4 0 <text:s text:c="3"/>34.0 <text:s text:c="2"/>34.0</text:p>
      <text:p text:style-name="P1"><text:s/>73 <text:s text:c="3"/>2.099678 3.691e-35 2.899e-14.04040.042 <text:s/>334.31870.720.000000 <text:s text:c="6"/>X <text:s text:c="5"/>0 <text:s text:c="6"/>X <text:s text:c="5"/>0 <text:s text:c="10"/>17.5 Q 15P 16 16.5d65662030 912 9 4 0 <text:s text:c="3"/>36.0 <text:s text:c="2"/>34.0</text:p>
      <text:p text:style-name="P1"><text:s/>61 <text:s text:c="3"/>2.099787 7.147e-39 1.379e-10.05600.073 3306.84450.650.000000 <text:s text:c="3"/>0 1 0 1 1F1 <text:s text:c="3"/>0 1 0 1 1F1 <text:s text:c="3"/>9F1 22 <text:s text:c="8"/>9F2 21 <text:s text:c="4"/>434330453638 7 1 0 <text:s text:c="3"/>57.0 <text:s text:c="2"/>57.0</text:p>
      <text:p text:style-name="P1"><text:s/>61 <text:s text:c="3"/>2.099799 1.938e-40 2.943e-12.05600.073 3257.60840.650.000000 <text:s text:c="3"/>0 1 0 1 1F2 <text:s text:c="3"/>0 1 0 1 1F2 <text:s text:c="3"/>9F1 19 <text:s text:c="8"/>9F2 16 <text:s text:c="4"/>334330453638 7 1 0 <text:s text:c="3"/>57.0 <text:s text:c="2"/>57.0</text:p>
      <text:p text:style-name="P1"><text:s/>71 <text:s text:c="3"/>2.101386 1.719e-26 1.001e-09.04070.042 <text:s/>343.74810.720.000000 <text:s text:c="6"/>X <text:s text:c="5"/>0 <text:s text:c="6"/>X <text:s text:c="5"/>0 <text:s text:c="15"/>Q 15P 16 <text:s text:c="4"/>d446620442212 9 4 0 <text:s text:c="3"/>31.0 <text:s text:c="2"/>33.0</text:p>
      <text:p text:style-name="P1"><text:s/>73 <text:s text:c="3"/>2.102079 8.479e-31 9.938e-10.03970.042 <text:s/>378.89190.720.000000 <text:s text:c="6"/>X <text:s text:c="5"/>0 <text:s text:c="6"/>X <text:s text:c="5"/>0 <text:s text:c="10"/>14.5 Q 16P 17 15.5d65662030 912 9 4 0 <text:s text:c="3"/>30.0 <text:s text:c="2"/>32.0</text:p>
      <text:p text:style-name="P1"><text:s/>73 <text:s text:c="3"/>2.102130 1.277e-32 1.403e-11.03970.042 <text:s/>378.89190.720.000000 <text:s text:c="6"/>X <text:s text:c="5"/>0 <text:s text:c="6"/>X <text:s text:c="5"/>0 <text:s text:c="10"/>15.5 Q 16P 17 15.5d65662030 912 9 4 0 <text:s text:c="3"/>32.0 <text:s text:c="2"/>32.0</text:p>
      <text:p text:style-name="P1"><text:s/>73 <text:s text:c="3"/>2.102204 5.060e-35 5.233e-14.03970.042 <text:s/>378.89190.720.000000 <text:s text:c="6"/>X <text:s text:c="5"/>0 <text:s text:c="6"/>X <text:s text:c="5"/>0 <text:s text:c="10"/>16.5 Q 16P 17 15.5d65662030 912 9 4 0 <text:s text:c="3"/>34.0 <text:s text:c="2"/>32.0</text:p>
      <text:p text:style-name="P1"><text:s/>73 <text:s text:c="3"/>2.103076 1.189e-30 9.906e-10.04040.042 <text:s/>334.31520.720.000000 <text:s text:c="6"/>X <text:s text:c="5"/>0 <text:s text:c="6"/>X <text:s text:c="5"/>0 <text:s text:c="10"/>16.5 Q 15P 16 17.5d65662030 912 9 4 0 <text:s text:c="3"/>34.0 <text:s text:c="2"/>36.0</text:p>
      <text:p text:style-name="P1"><text:s/>73 <text:s text:c="3"/>2.103210 1.053e-32 8.284e-12.04040.042 <text:s/>334.31520.720.000000 <text:s text:c="6"/>X <text:s text:c="5"/>0 <text:s text:c="6"/>X <text:s text:c="5"/>0 <text:s text:c="10"/>17.5 Q 15P 16 17.5d65662030 912 9 4 0 <text:s text:c="3"/>36.0 <text:s text:c="2"/>36.0</text:p>
      <text:p text:style-name="P1"><text:s/>31 <text:s text:c="3"/>2.104100 5.520e-33 6.677e-08.07020.094 <text:s/>550.31340.810.000000 <text:s text:c="9"/>0 0 0 <text:s text:c="9"/>0 0 0 34 <text:s/>4 30 <text:s text:c="6"/>33 <text:s/>5 29 <text:s text:c="5"/>006550 113 6 2 4 0 <text:s text:c="3"/>69.0 <text:s text:c="2"/>67.0</text:p>
      <text:p text:style-name="P1"><text:s/>72 <text:s text:c="3"/>2.105161 3.112e-29 1.007e-09.03970.042 <text:s/>368.72010.720.000000 <text:s text:c="6"/>X <text:s text:c="5"/>0 <text:s text:c="6"/>X <text:s text:c="5"/>0 <text:s text:c="15"/>Q 16P 17 <text:s text:c="4"/>d446620442212 9 4 0 <text:s text:c="3"/>33.0 <text:s text:c="2"/>35.0</text:p>
      <text:p text:style-name="P1"><text:s/>31 <text:s text:c="3"/>2.105300 3.826e-35 1.641e-07.08500.106 1414.61100.760.000000 <text:s text:c="9"/>0 2 0 <text:s text:c="9"/>0 2 0 <text:s/>6 <text:s/>0 <text:s/>6 <text:s text:c="7"/>5 <text:s/>1 <text:s/>5 <text:s text:c="5"/>006550 113 6 2 4 0 <text:s text:c="3"/>13.0 <text:s text:c="2"/>11.0</text:p>
      <text:p text:style-name="P1"><text:s/>73 <text:s text:c="3"/>2.105311 9.031e-31 9.938e-10.03970.042 <text:s/>378.88870.720.000000 <text:s text:c="6"/>X <text:s text:c="5"/>0 <text:s text:c="6"/>X <text:s text:c="5"/>0 <text:s text:c="10"/>15.5 Q 16P 17 16.5d65662030 912 9 4 0 <text:s text:c="3"/>32.0 <text:s text:c="2"/>34.0</text:p>
      <text:p text:style-name="P1"><text:s/>73 <text:s text:c="3"/>2.105385 1.439e-32 1.490e-11.03970.042 <text:s/>378.88870.720.000000 <text:s text:c="6"/>X <text:s text:c="5"/>0 <text:s text:c="6"/>X <text:s text:c="5"/>0 <text:s text:c="10"/>16.5 Q 16P 17 16.5d65662030 912 9 4 0 <text:s text:c="3"/>34.0 <text:s text:c="2"/>34.0</text:p>
      <text:p text:style-name="P1"><text:s/>73 <text:s text:c="3"/>2.105483 4.776e-35 4.672e-14.03970.042 <text:s/>378.88870.720.000000 <text:s text:c="6"/>X <text:s text:c="5"/>0 <text:s text:c="6"/>X <text:s text:c="5"/>0 <text:s text:c="10"/>17.5 Q 16P 17 16.5d65662030 912 9 4 0 <text:s text:c="3"/>36.0 <text:s text:c="2"/>34.0</text:p>
      <text:p text:style-name="P1"><text:s/>73 <text:s text:c="3"/>2.106918 1.271e-30 1.002e-09.04040.042 <text:s/>334.31150.720.000000 <text:s text:c="6"/>X <text:s text:c="5"/>0 <text:s text:c="6"/>X <text:s text:c="5"/>0 <text:s text:c="10"/>17.5 Q 15P 16 18.5d65662030 912 9 4 0 <text:s text:c="3"/>36.0 <text:s text:c="2"/>38.0</text:p>
      <text:p text:style-name="P1"><text:s/>71 <text:s text:c="3"/>2.107100 9.121e-30 1.009e-09.04070.042 1896.34070.720.000000 <text:s text:c="6"/>X <text:s text:c="5"/>1 <text:s text:c="6"/>X <text:s text:c="5"/>1 <text:s text:c="15"/>Q 15P 16 <text:s text:c="4"/>d446620442212 9 4 0 <text:s text:c="3"/>31.0 <text:s text:c="2"/>33.0</text:p>
      <text:p text:style-name="P1"><text:s/>73 <text:s text:c="3"/>2.108205 6.843e-31 1.013e-09.03890.041 <text:s/>426.23740.720.000000 <text:s text:c="6"/>X <text:s text:c="5"/>0 <text:s text:c="6"/>X <text:s text:c="5"/>0 <text:s text:c="10"/>14.5 Q 17P 18 15.5d65662030 912 9 4 0 <text:s text:c="3"/>30.0 <text:s text:c="2"/>32.0</text:p>
      <text:p text:style-name="P1"><text:s/>73 <text:s text:c="3"/>2.108235 6.051e-33 8.394e-12.03890.041 <text:s/>426.23740.720.000000 <text:s text:c="6"/>X <text:s text:c="5"/>0 <text:s text:c="6"/>X <text:s text:c="5"/>0 <text:s text:c="10"/>15.5 Q 17P 18 15.5d65662030 912 9 4 0 <text:s text:c="3"/>32.0 <text:s text:c="2"/>32.0</text:p>
      <text:p text:style-name="P1"><text:s/>73 <text:s text:c="3"/>2.108282 2.007e-35 2.620e-14.03890.041 <text:s/>426.23740.720.000000 <text:s text:c="6"/>X <text:s text:c="5"/>0 <text:s text:c="6"/>X <text:s text:c="5"/>0 <text:s text:c="10"/>16.5 Q 17P 18 15.5d65662030 912 9 4 0 <text:s text:c="3"/>34.0 <text:s text:c="2"/>32.0</text:p>
      <text:p text:style-name="P1"><text:s/>73 <text:s text:c="3"/>2.108738 9.618e-31 9.978e-10.03970.042 <text:s/>378.88540.720.000000 <text:s text:c="6"/>X <text:s text:c="5"/>0 <text:s text:c="6"/>X <text:s text:c="5"/>0 <text:s text:c="10"/>16.5 Q 16P 17 17.5d65662030 912 9 4 0 <text:s text:c="3"/>34.0 <text:s text:c="2"/>36.0</text:p>
      <text:p text:style-name="P1"><text:s/>73 <text:s text:c="3"/>2.108836 1.283e-32 1.258e-11.03970.042 <text:s/>378.88540.720.000000 <text:s text:c="6"/>X <text:s text:c="5"/>0 <text:s text:c="6"/>X <text:s text:c="5"/>0 <text:s text:c="10"/>17.5 Q 16P 17 17.5d65662030 912 9 4 0 <text:s text:c="3"/>36.0 <text:s text:c="2"/>36.0</text:p>
      <text:p text:style-name="P1"><text:s/>73 <text:s text:c="3"/>2.108964 2.512e-35 2.332e-14.03970.042 <text:s/>378.88540.720.000000 <text:s text:c="6"/>X <text:s text:c="5"/>0 <text:s text:c="6"/>X <text:s text:c="5"/>0 <text:s text:c="10"/>18.5 Q 16P 17 17.5d65662030 912 9 4 0 <text:s text:c="3"/>38.0 <text:s text:c="2"/>36.0</text:p>
      <text:p text:style-name="P1"><text:s/>32 <text:s text:c="3"/>2.109700 3.303e-35 7.909e-08.08400.105 <text:s text:c="2"/>32.47560.770.000000 <text:s text:c="9"/>0 0 0 <text:s text:c="9"/>0 0 0 <text:s/>7 <text:s/>2 <text:s/>6 <text:s text:c="7"/>8 <text:s/>1 <text:s/>7 <text:s text:c="5"/>006550 113 6 2 4 0 <text:s text:c="3"/>15.0 <text:s text:c="2"/>17.0</text:p>
      <text:p text:style-name="P1"><text:s/>34 <text:s text:c="3"/>2.109944 2.319e-36 1.692e-07.08500.106 <text:s text:c="2"/>14.98370.760.000000 <text:s text:c="9"/>0 0 0 <text:s text:c="9"/>0 0 0 <text:s/>6 <text:s/>0 <text:s/>6 <text:s/>6.5 <text:s text:c="2"/>5 <text:s/>1 <text:s/>5 <text:s/>5.5 6565501518 6 2 4 0 <text:s text:c="3"/>14.0 <text:s text:c="2"/>12.0</text:p>
      <text:p text:style-name="P1"><text:s/>34 <text:s text:c="3"/>2.109950 2.567e-37 1.873e-08.08500.106 <text:s text:c="2"/>14.98370.760.000000 <text:s text:c="9"/>0 0 0 <text:s text:c="9"/>0 0 0 <text:s/>6 <text:s/>0 <text:s/>6 <text:s/>6.5 <text:s text:c="2"/>5 <text:s/>1 <text:s/>5 <text:s/>6.5 6565501518 6 2 4 0 <text:s text:c="3"/>14.0 <text:s text:c="2"/>14.0</text:p>
      <text:p text:style-name="P1"><text:s/>34 <text:s text:c="3"/>2.109955 2.785e-36 1.778e-07.08500.106 <text:s text:c="2"/>14.98370.760.000000 <text:s text:c="9"/>0 0 0 <text:s text:c="9"/>0 0 0 <text:s/>6 <text:s/>0 <text:s/>6 <text:s/>7.5 <text:s text:c="2"/>5 <text:s/>1 <text:s/>5 <text:s/>6.5 6565501518 6 2 4 0 <text:s text:c="3"/>16.0 <text:s text:c="2"/>14.0</text:p>
      <text:p text:style-name="P1"><text:s/>34 <text:s text:c="3"/>2.109955 2.846e-37 2.423e-08.08500.106 <text:s text:c="2"/>14.98370.760.000000 <text:s text:c="9"/>0 0 0 <text:s text:c="9"/>0 0 0 <text:s/>6 <text:s/>0 <text:s/>6 <text:s/>5.5 <text:s text:c="2"/>5 <text:s/>1 <text:s/>5 <text:s/>5.5 6565501518 6 2 4 0 <text:s text:c="3"/>12.0 <text:s text:c="2"/>12.0</text:p>
      <text:p text:style-name="P1"><text:s/>34 <text:s text:c="3"/>2.109956 1.919e-36 1.634e-07.08500.106 <text:s text:c="2"/>14.98370.760.000000 <text:s text:c="9"/>0 0 0 <text:s text:c="9"/>0 0 0 <text:s/>6 <text:s/>0 <text:s/>6 <text:s/>5.5 <text:s text:c="2"/>5 <text:s/>1 <text:s/>5 <text:s/>4.5 6565501518 6 2 4 0 <text:s text:c="3"/>12.0 <text:s text:c="2"/>10.0</text:p>
      <text:p text:style-name="P1"><text:s/>34 <text:s text:c="3"/>2.109970 1.638e-37 1.046e-08.08500.106 <text:s text:c="2"/>14.98370.760.000000 <text:s text:c="9"/>0 0 0 <text:s text:c="9"/>0 0 0 <text:s/>6 <text:s/>0 <text:s/>6 <text:s/>7.5 <text:s text:c="2"/>5 <text:s/>1 <text:s/>5 <text:s/>7.5 6565501518 6 2 4 0 <text:s text:c="3"/>16.0 <text:s text:c="2"/>16.0</text:p>
      <text:p text:style-name="P1"><text:s/>34 <text:s text:c="3"/>2.109976 2.528e-37 2.582e-08.08500.106 <text:s text:c="2"/>14.98370.760.000000 <text:s text:c="9"/>0 0 0 <text:s text:c="9"/>0 0 0 <text:s/>6 <text:s/>0 <text:s/>6 <text:s/>4.5 <text:s text:c="2"/>5 <text:s/>1 <text:s/>5 <text:s/>4.5 6565501518 6 2 4 0 <text:s text:c="3"/>10.0 <text:s text:c="2"/>10.0</text:p>
      <text:p text:style-name="P1"><text:s/>34 <text:s text:c="3"/>2.109980 1.581e-36 1.615e-07.08500.106 <text:s text:c="2"/>14.98370.760.000000 <text:s text:c="9"/>0 0 0 <text:s text:c="9"/>0 0 0 <text:s/>6 <text:s/>0 <text:s/>6 <text:s/>4.5 <text:s text:c="2"/>5 <text:s/>1 <text:s/>5 <text:s/>3.5 6565501518 6 2 4 0 <text:s text:c="3"/>10.0 <text:s text:c="3"/>8.0</text:p>
      <text:p text:style-name="P1"><text:s/>34 <text:s text:c="3"/>2.109997 3.318e-36 1.883e-07.08500.106 <text:s text:c="2"/>14.98370.760.000000 <text:s text:c="9"/>0 0 0 <text:s text:c="9"/>0 0 0 <text:s/>6 <text:s/>0 <text:s/>6 <text:s/>8.5 <text:s text:c="2"/>5 <text:s/>1 <text:s/>5 <text:s/>7.5 6565501518 6 2 4 0 <text:s text:c="3"/>18.0 <text:s text:c="2"/>16.0</text:p>
      <text:p text:style-name="P1"><text:s/>34 <text:s text:c="3"/>2.110003 1.613e-37 2.060e-08.08500.106 <text:s text:c="2"/>14.98370.760.000000 <text:s text:c="9"/>0 0 0 <text:s text:c="9"/>0 0 0 <text:s/>6 <text:s/>0 <text:s/>6 <text:s/>3.5 <text:s text:c="2"/>5 <text:s/>1 <text:s/>5 <text:s/>3.5 6565501518 6 2 4 0 <text:s text:c="4"/>8.0 <text:s text:c="3"/>8.0</text:p>
      <text:p text:style-name="P1"><text:s/>34 <text:s text:c="3"/>2.110009 1.307e-36 1.668e-07.08500.106 <text:s text:c="2"/>14.98370.760.000000 <text:s text:c="9"/>0 0 0 <text:s text:c="9"/>0 0 0 <text:s/>6 <text:s/>0 <text:s/>6 <text:s/>3.5 <text:s text:c="2"/>5 <text:s/>1 <text:s/>5 <text:s/>2.5 6565501518 6 2 4 0 <text:s text:c="4"/>8.0 <text:s text:c="3"/>6.0</text:p>
      <text:p text:style-name="P1"><text:s/>73 <text:s text:c="3"/>2.111262 7.259e-31 1.008e-09.03890.041 <text:s/>426.23440.720.000000 <text:s text:c="6"/>X <text:s text:c="5"/>0 <text:s text:c="6"/>X <text:s text:c="5"/>0 <text:s text:c="10"/>15.5 Q 17P 18 16.5d65662030 912 9 4 0 <text:s text:c="3"/>32.0 <text:s text:c="2"/>34.0</text:p>
      <text:p text:style-name="P1"><text:s/>73 <text:s text:c="3"/>2.111310 9.679e-33 1.266e-11.03890.041 <text:s/>426.23440.720.000000 <text:s text:c="6"/>X <text:s text:c="5"/>0 <text:s text:c="6"/>X <text:s text:c="5"/>0 <text:s text:c="10"/>16.5 Q 17P 18 16.5d65662030 912 9 4 0 <text:s text:c="3"/>34.0 <text:s text:c="2"/>34.0</text:p>
      <text:p text:style-name="P1"><text:s/>73 <text:s text:c="3"/>2.111379 3.409e-35 4.210e-14.03890.041 <text:s/>426.23440.720.000000 <text:s text:c="6"/>X <text:s text:c="5"/>0 <text:s text:c="6"/>X <text:s text:c="5"/>0 <text:s text:c="10"/>17.5 Q 17P 18 16.5d65662030 912 9 4 0 <text:s text:c="3"/>36.0 <text:s text:c="2"/>34.0</text:p>
      <text:p text:style-name="P1"><text:s/>73 <text:s text:c="3"/>2.112358 1.025e-30 1.006e-09.03970.042 <text:s/>378.88180.720.000000 <text:s text:c="6"/>X <text:s text:c="5"/>0 <text:s text:c="6"/>X <text:s text:c="5"/>0 <text:s text:c="10"/>17.5 Q 16P 17 18.5d65662030 912 9 4 0 <text:s text:c="3"/>36.0 <text:s text:c="2"/>38.0</text:p>
      <text:p text:style-name="P1"><text:s/>73 <text:s text:c="3"/>2.112486 8.063e-33 7.498e-12.03970.042 <text:s/>378.88180.720.000000 <text:s text:c="6"/>X <text:s text:c="5"/>0 <text:s text:c="6"/>X <text:s text:c="5"/>0 <text:s text:c="10"/>18.5 Q 16P 17 18.5d65662030 912 9 4 0 <text:s text:c="3"/>38.0 <text:s text:c="2"/>38.0</text:p>
      <text:p text:style-name="P1"><text:s/>72 <text:s text:c="3"/>2.114023 2.661e-29 1.019e-09.03890.041 <text:s/>414.79340.720.000000 <text:s text:c="6"/>X <text:s text:c="5"/>0 <text:s text:c="6"/>X <text:s text:c="5"/>0 <text:s text:c="15"/>Q 17P 18 <text:s text:c="4"/>d446620442212 9 4 0 <text:s text:c="3"/>35.0 <text:s text:c="2"/>37.0</text:p>
      <text:p text:style-name="P1"><text:s/>73 <text:s text:c="3"/>2.114502 7.704e-31 1.009e-09.03890.041 <text:s/>426.23120.720.000000 <text:s text:c="6"/>X <text:s text:c="5"/>0 <text:s text:c="6"/>X <text:s text:c="5"/>0 <text:s text:c="10"/>16.5 Q 17P 18 17.5d65662030 912 9 4 0 <text:s text:c="3"/>34.0 <text:s text:c="2"/>36.0</text:p>
      <text:p text:style-name="P1"><text:s/>73 <text:s text:c="3"/>2.114571 1.091e-32 1.349e-11.03890.041 <text:s/>426.23120.720.000000 <text:s text:c="6"/>X <text:s text:c="5"/>0 <text:s text:c="6"/>X <text:s text:c="5"/>0 <text:s text:c="10"/>17.5 Q 17P 18 17.5d65662030 912 9 4 0 <text:s text:c="3"/>36.0 <text:s text:c="2"/>36.0</text:p>
      <text:p text:style-name="P1"><text:s/>73 <text:s text:c="3"/>2.114665 3.229e-35 3.784e-14.03890.041 <text:s/>426.23120.720.000000 <text:s text:c="6"/>X <text:s text:c="5"/>0 <text:s text:c="6"/>X <text:s text:c="5"/>0 <text:s text:c="10"/>18.5 Q 17P 18 17.5d65662030 912 9 4 0 <text:s text:c="3"/>38.0 <text:s text:c="2"/>36.0</text:p>
      <text:p text:style-name="P1"><text:s/>61 <text:s text:c="3"/>2.115634 1.211e-38 6.144e-11.05900.078 3023.17040.700.000000 <text:s text:c="3"/>0 1 0 1 1F1 <text:s text:c="3"/>0 1 0 1 1F2 <text:s text:c="3"/>5A1 <text:s/>5 <text:s text:c="8"/>6A2 <text:s/>4 <text:s text:c="4"/>334330453638 7 1 0 <text:s text:c="3"/>55.0 <text:s text:c="2"/>65.0</text:p>
      <text:p text:style-name="P1"><text:s/>73 <text:s text:c="3"/>2.116173 1.091e-30 1.016e-09.03970.042 <text:s/>378.87820.720.000000 <text:s text:c="6"/>X <text:s text:c="5"/>0 <text:s text:c="6"/>X <text:s text:c="5"/>0 <text:s text:c="10"/>18.5 Q 16P 17 19.5d65662030 912 9 4 0 <text:s text:c="3"/>38.0 <text:s text:c="2"/>40.0</text:p>
      <text:p text:style-name="P1"><text:s/>73 <text:s text:c="3"/>2.117280 5.770e-31 1.026e-09.03800.041 <text:s/>476.35400.720.000000 <text:s text:c="6"/>X <text:s text:c="5"/>0 <text:s text:c="6"/>X <text:s text:c="5"/>0 <text:s text:c="10"/>15.5 Q 18P 19 16.5d65662030 912 9 4 0 <text:s text:c="3"/>32.0 <text:s text:c="2"/>34.0</text:p>
      <text:p text:style-name="P1"><text:s/>73 <text:s text:c="3"/>2.117306 4.537e-33 7.591e-12.03800.041 <text:s/>476.35400.720.000000 <text:s text:c="6"/>X <text:s text:c="5"/>0 <text:s text:c="6"/>X <text:s text:c="5"/>0 <text:s text:c="10"/>16.5 Q 18P 19 16.5d65662030 912 9 4 0 <text:s text:c="3"/>34.0 <text:s text:c="2"/>34.0</text:p>
      <text:p text:style-name="P1"><text:soft-page-break/><text:s/>73 <text:s text:c="3"/>2.117351 1.342e-35 2.121e-14.03800.041 <text:s/>476.35400.720.000000 <text:s text:c="6"/>X <text:s text:c="5"/>0 <text:s text:c="6"/>X <text:s text:c="5"/>0 <text:s text:c="10"/>17.5 Q 18P 19 16.5d65662030 912 9 4 0 <text:s text:c="3"/>36.0 <text:s text:c="2"/>34.0</text:p>
      <text:p text:style-name="P1"><text:s/>73 <text:s text:c="3"/>2.117926 8.176e-31 1.013e-09.03890.041 <text:s/>426.22790.720.000000 <text:s text:c="6"/>X <text:s text:c="5"/>0 <text:s text:c="6"/>X <text:s text:c="5"/>0 <text:s text:c="10"/>17.5 Q 17P 18 18.5d65662030 912 9 4 0 <text:s text:c="3"/>36.0 <text:s text:c="2"/>38.0</text:p>
      <text:p text:style-name="P1"><text:s/>73 <text:s text:c="3"/>2.118020 9.729e-33 1.142e-11.03890.041 <text:s/>426.22790.720.000000 <text:s text:c="6"/>X <text:s text:c="5"/>0 <text:s text:c="6"/>X <text:s text:c="5"/>0 <text:s text:c="10"/>18.5 Q 17P 18 18.5d65662030 912 9 4 0 <text:s text:c="3"/>38.0 <text:s text:c="2"/>38.0</text:p>
      <text:p text:style-name="P1"><text:s/>73 <text:s text:c="3"/>2.118142 1.704e-35 1.899e-14.03890.041 <text:s/>426.22790.720.000000 <text:s text:c="6"/>X <text:s text:c="5"/>0 <text:s text:c="6"/>X <text:s text:c="5"/>0 <text:s text:c="10"/>19.5 Q 17P 18 18.5d65662030 912 9 4 0 <text:s text:c="3"/>40.0 <text:s text:c="2"/>38.0</text:p>
      <text:p text:style-name="P1"><text:s/>73 <text:s text:c="3"/>2.120354 6.103e-31 1.022e-09.03800.041 <text:s/>476.35090.720.000000 <text:s text:c="6"/>X <text:s text:c="5"/>0 <text:s text:c="6"/>X <text:s text:c="5"/>0 <text:s text:c="10"/>16.5 Q 18P 19 17.5d65662030 912 9 4 0 <text:s text:c="3"/>34.0 <text:s text:c="2"/>36.0</text:p>
      <text:p text:style-name="P1"><text:s/>73 <text:s text:c="3"/>2.120398 7.259e-33 1.149e-11.03800.041 <text:s/>476.35090.720.000000 <text:s text:c="6"/>X <text:s text:c="5"/>0 <text:s text:c="6"/>X <text:s text:c="5"/>0 <text:s text:c="10"/>17.5 Q 18P 19 17.5d65662030 912 9 4 0 <text:s text:c="3"/>36.0 <text:s text:c="2"/>36.0</text:p>
      <text:p text:style-name="P1"><text:s/>71 <text:s text:c="3"/>2.120418 1.248e-26 1.029e-09.03930.041 <text:s/>438.44140.720.000000 <text:s text:c="6"/>X <text:s text:c="5"/>0 <text:s text:c="6"/>X <text:s text:c="5"/>0 <text:s text:c="15"/>Q 17P 18 <text:s text:c="4"/>d446620442212 9 4 0 <text:s text:c="3"/>35.0 <text:s text:c="2"/>37.0</text:p>
      <text:p text:style-name="P1"><text:s/>73 <text:s text:c="3"/>2.120463 2.286e-35 3.428e-14.03800.041 <text:s/>476.35090.720.000000 <text:s text:c="6"/>X <text:s text:c="5"/>0 <text:s text:c="6"/>X <text:s text:c="5"/>0 <text:s text:c="10"/>18.5 Q 18P 19 17.5d65662030 912 9 4 0 <text:s text:c="3"/>38.0 <text:s text:c="2"/>36.0</text:p>
      <text:p text:style-name="P1"><text:s/>73 <text:s text:c="3"/>2.121533 8.680e-31 1.020e-09.03890.041 <text:s/>426.22440.720.000000 <text:s text:c="6"/>X <text:s text:c="5"/>0 <text:s text:c="6"/>X <text:s text:c="5"/>0 <text:s text:c="10"/>18.5 Q 17P 18 19.5d65662030 912 9 4 0 <text:s text:c="3"/>38.0 <text:s text:c="2"/>40.0</text:p>
      <text:p text:style-name="P1"><text:s/>73 <text:s text:c="3"/>2.121655 6.109e-33 6.823e-12.03890.041 <text:s/>426.22440.720.000000 <text:s text:c="6"/>X <text:s text:c="5"/>0 <text:s text:c="6"/>X <text:s text:c="5"/>0 <text:s text:c="10"/>19.5 Q 17P 18 19.5d65662030 912 9 4 0 <text:s text:c="3"/>40.0 <text:s text:c="2"/>40.0</text:p>
      <text:p text:style-name="P1"><text:s/>72 <text:s text:c="3"/>2.122805 2.238e-29 1.033e-09.03800.041 <text:s/>463.56670.720.000000 <text:s text:c="6"/>X <text:s text:c="5"/>0 <text:s text:c="6"/>X <text:s text:c="5"/>0 <text:s text:c="15"/>Q 18P 19 <text:s text:c="4"/>d446620442212 9 4 0 <text:s text:c="3"/>37.0 <text:s text:c="2"/>39.0</text:p>
      <text:p text:style-name="P1"><text:s/>73 <text:s text:c="3"/>2.123601 6.458e-31 1.023e-09.03800.041 <text:s/>476.34770.720.000000 <text:s text:c="6"/>X <text:s text:c="5"/>0 <text:s text:c="6"/>X <text:s text:c="5"/>0 <text:s text:c="10"/>17.5 Q 18P 19 18.5d65662030 912 9 4 0 <text:s text:c="3"/>36.0 <text:s text:c="2"/>38.0</text:p>
      <text:p text:style-name="P1"><text:s/>73 <text:s text:c="3"/>2.123667 8.180e-33 1.228e-11.03800.041 <text:s/>476.34770.720.000000 <text:s text:c="6"/>X <text:s text:c="5"/>0 <text:s text:c="6"/>X <text:s text:c="5"/>0 <text:s text:c="10"/>18.5 Q 18P 19 18.5d65662030 912 9 4 0 <text:s text:c="3"/>38.0 <text:s text:c="2"/>38.0</text:p>
      <text:p text:style-name="P1"><text:s/>73 <text:s text:c="3"/>2.123756 2.172e-35 3.097e-14.03800.041 <text:s/>476.34770.720.000000 <text:s text:c="6"/>X <text:s text:c="5"/>0 <text:s text:c="6"/>X <text:s text:c="5"/>0 <text:s text:c="10"/>19.5 Q 18P 19 18.5d65662030 912 9 4 0 <text:s text:c="3"/>40.0 <text:s text:c="2"/>38.0</text:p>
      <text:p text:style-name="P1"><text:s/>73 <text:s text:c="3"/>2.125324 9.211e-31 1.030e-09.03890.041 <text:s/>426.22070.720.000000 <text:s text:c="6"/>X <text:s text:c="5"/>0 <text:s text:c="6"/>X <text:s text:c="5"/>0 <text:s text:c="10"/>19.5 Q 17P 18 20.5d65662030 912 9 4 0 <text:s text:c="3"/>40.0 <text:s text:c="2"/>42.0</text:p>
      <text:p text:style-name="P1"><text:s/>71 <text:s text:c="3"/>2.126127 6.655e-30 1.038e-09.03930.041 1989.99040.720.000000 <text:s text:c="6"/>X <text:s text:c="5"/>1 <text:s text:c="6"/>X <text:s text:c="5"/>1 <text:s text:c="15"/>Q 17P 18 <text:s text:c="4"/>d446620442212 9 4 0 <text:s text:c="3"/>35.0 <text:s text:c="2"/>37.0</text:p>
      <text:p text:style-name="P1"><text:s/>73 <text:s text:c="3"/>2.126279 4.782e-31 1.039e-09.03700.040 <text:s/>529.24250.720.000000 <text:s text:c="6"/>X <text:s text:c="5"/>0 <text:s text:c="6"/>X <text:s text:c="5"/>0 <text:s text:c="10"/>16.5 Q 19P 20 17.5d65662030 912 9 4 0 <text:s text:c="3"/>34.0 <text:s text:c="2"/>36.0</text:p>
      <text:p text:style-name="P1"><text:s/>73 <text:s text:c="3"/>2.126303 3.365e-33 6.905e-12.03700.040 <text:s/>529.24250.720.000000 <text:s text:c="6"/>X <text:s text:c="5"/>0 <text:s text:c="6"/>X <text:s text:c="5"/>0 <text:s text:c="10"/>17.5 Q 19P 20 17.5d65662030 912 9 4 0 <text:s text:c="3"/>36.0 <text:s text:c="2"/>36.0</text:p>
      <text:p text:style-name="P1"><text:s/>73 <text:s text:c="3"/>2.126344 8.933e-36 1.736e-14.03700.040 <text:s/>529.24250.720.000000 <text:s text:c="6"/>X <text:s text:c="5"/>0 <text:s text:c="6"/>X <text:s text:c="5"/>0 <text:s text:c="10"/>18.5 Q 19P 20 17.5d65662030 912 9 4 0 <text:s text:c="3"/>38.0 <text:s text:c="2"/>36.0</text:p>
      <text:p text:style-name="P1"><text:s/>73 <text:s text:c="3"/>2.127023 6.834e-31 1.028e-09.03800.041 <text:s/>476.34440.720.000000 <text:s text:c="6"/>X <text:s text:c="5"/>0 <text:s text:c="6"/>X <text:s text:c="5"/>0 <text:s text:c="10"/>18.5 Q 18P 19 19.5d65662030 912 9 4 0 <text:s text:c="3"/>38.0 <text:s text:c="2"/>40.0</text:p>
      <text:p text:style-name="P1"><text:s/>73 <text:s text:c="3"/>2.127112 7.294e-33 1.042e-11.03800.041 <text:s/>476.34440.720.000000 <text:s text:c="6"/>X <text:s text:c="5"/>0 <text:s text:c="6"/>X <text:s text:c="5"/>0 <text:s text:c="10"/>19.5 Q 18P 19 19.5d65662030 912 9 4 0 <text:s text:c="3"/>40.0 <text:s text:c="2"/>40.0</text:p>
      <text:p text:style-name="P1"><text:s/>73 <text:s text:c="3"/>2.127229 1.149e-35 1.564e-14.03800.041 <text:s/>476.34440.720.000000 <text:s text:c="6"/>X <text:s text:c="5"/>0 <text:s text:c="6"/>X <text:s text:c="5"/>0 <text:s text:c="10"/>20.5 Q 18P 19 19.5d65662030 912 9 4 0 <text:s text:c="3"/>42.0 <text:s text:c="2"/>40.0</text:p>
      <text:p text:style-name="P1"><text:s/>61 <text:s text:c="3"/>2.128368 3.975e-35 3.208e-10.05600.074 1680.75960.690.000000 <text:s text:c="3"/>0 0 0 1 1F2 <text:s text:c="3"/>0 0 0 1 1F2 <text:s text:c="3"/>8F1 <text:s/>4 <text:s text:c="8"/>8F2 <text:s/>4 <text:s text:c="4"/>534330453738 7 1 0 <text:s text:c="3"/>51.0 <text:s text:c="2"/>51.0</text:p>
      <text:p text:style-name="P1"><text:s/>73 <text:s text:c="3"/>2.129368 5.045e-31 1.037e-09.03700.040 <text:s/>529.23940.720.000000 <text:s text:c="6"/>X <text:s text:c="5"/>0 <text:s text:c="6"/>X <text:s text:c="5"/>0 <text:s text:c="10"/>17.5 Q 19P 20 18.5d65662030 912 9 4 0 <text:s text:c="3"/>36.0 <text:s text:c="2"/>38.0</text:p>
      <text:p text:style-name="P1"><text:s/>73 <text:s text:c="3"/>2.129410 5.384e-33 1.048e-11.03700.040 <text:s/>529.23940.720.000000 <text:s text:c="6"/>X <text:s text:c="5"/>0 <text:s text:c="6"/>X <text:s text:c="5"/>0 <text:s text:c="10"/>18.5 Q 19P 20 18.5d65662030 912 9 4 0 <text:s text:c="3"/>38.0 <text:s text:c="2"/>38.0</text:p>
      <text:p text:style-name="P1"><text:s/>73 <text:s text:c="3"/>2.129472 1.527e-35 2.824e-14.03700.040 <text:s/>529.23940.720.000000 <text:s text:c="6"/>X <text:s text:c="5"/>0 <text:s text:c="6"/>X <text:s text:c="5"/>0 <text:s text:c="10"/>19.5 Q 19P 20 18.5d65662030 912 9 4 0 <text:s text:c="3"/>40.0 <text:s text:c="2"/>38.0</text:p>
      <text:p text:style-name="P1"><text:s/>73 <text:s text:c="3"/>2.130618 7.231e-31 1.035e-09.03800.041 <text:s/>476.34090.720.000000 <text:s text:c="6"/>X <text:s text:c="5"/>0 <text:s text:c="6"/>X <text:s text:c="5"/>0 <text:s text:c="10"/>19.5 Q 18P 19 20.5d65662030 912 9 4 0 <text:s text:c="3"/>40.0 <text:s text:c="2"/>42.0</text:p>
      <text:p text:style-name="P1"><text:s/>73 <text:s text:c="3"/>2.130735 4.579e-33 6.241e-12.03800.041 <text:s/>476.34090.720.000000 <text:s text:c="6"/>X <text:s text:c="5"/>0 <text:s text:c="6"/>X <text:s text:c="5"/>0 <text:s text:c="10"/>20.5 Q 18P 19 20.5d65662030 912 9 4 0 <text:s text:c="3"/>42.0 <text:s text:c="2"/>42.0</text:p>
      <text:p text:style-name="P1"><text:s/>72 <text:s text:c="3"/>2.131517 1.853e-29 1.046e-09.03700.040 <text:s/>515.03800.720.000000 <text:s text:c="6"/>X <text:s text:c="5"/>0 <text:s text:c="6"/>X <text:s text:c="5"/>0 <text:s text:c="15"/>Q 19P 20 <text:s text:c="4"/>d446620442212 9 4 0 <text:s text:c="3"/>39.0 <text:s text:c="2"/>41.0</text:p>
      <text:p text:style-name="P1"><text:s/>13 <text:s text:c="3"/>2.131609 8.423e-37 4.779e-08.03990.315 3513.80300.56-.010500 <text:s text:c="9"/>0 1 0 <text:s text:c="9"/>0 1 0 <text:s/>8 <text:s/>8 <text:s/>1 <text:s text:c="7"/>9 <text:s/>7 <text:s/>2 <text:s text:c="5"/>5542434636287122 8 <text:s text:c="2"/>306.0 <text:s/>342.0</text:p>
      <text:p text:style-name="P1"><text:s/>73 <text:s text:c="3"/>2.132622 5.323e-31 1.038e-09.03700.040 <text:s/>529.23620.720.000000 <text:s text:c="6"/>X <text:s text:c="5"/>0 <text:s text:c="6"/>X <text:s text:c="5"/>0 <text:s text:c="10"/>18.5 Q 19P 20 19.5d65662030 912 9 4 0 <text:s text:c="3"/>38.0 <text:s text:c="2"/>40.0</text:p>
      <text:p text:style-name="P1"><text:s/>73 <text:s text:c="3"/>2.132685 6.067e-33 1.124e-11.03700.040 <text:s/>529.23620.720.000000 <text:s text:c="6"/>X <text:s text:c="5"/>0 <text:s text:c="6"/>X <text:s text:c="5"/>0 <text:s text:c="10"/>19.5 Q 19P 20 19.5d65662030 912 9 4 0 <text:s text:c="3"/>40.0 <text:s text:c="2"/>40.0</text:p>
      <text:p text:style-name="P1"><text:s/>73 <text:s text:c="3"/>2.132771 1.454e-35 2.565e-14.03700.040 <text:s/>529.23620.720.000000 <text:s text:c="6"/>X <text:s text:c="5"/>0 <text:s text:c="6"/>X <text:s text:c="5"/>0 <text:s text:c="10"/>20.5 Q 19P 20 19.5d65662030 912 9 4 0 <text:s text:c="3"/>42.0 <text:s text:c="2"/>40.0</text:p>
      <text:p text:style-name="P1"><text:s/>73 <text:s text:c="3"/>2.134387 7.651e-31 1.045e-09.03800.041 <text:s/>476.33720.720.000000 <text:s text:c="6"/>X <text:s text:c="5"/>0 <text:s text:c="6"/>X <text:s text:c="5"/>0 <text:s text:c="10"/>20.5 Q 18P 19 21.5d65662030 912 9 4 0 <text:s text:c="3"/>42.0 <text:s text:c="2"/>44.0</text:p>
      <text:p text:style-name="P1"><text:s/>73 <text:s text:c="3"/>2.135215 3.896e-31 1.052e-09.03570.040 <text:s/>584.90100.720.000000 <text:s text:c="6"/>X <text:s text:c="5"/>0 <text:s text:c="6"/>X <text:s text:c="5"/>0 <text:s text:c="10"/>17.5 Q 20P 21 18.5d65662030 912 9 4 0 <text:s text:c="3"/>36.0 <text:s text:c="2"/>38.0</text:p>
      <text:p text:style-name="P1"><text:s/>73 <text:s text:c="3"/>2.135235 2.466e-33 6.310e-12.03570.040 <text:s/>584.90100.720.000000 <text:s text:c="6"/>X <text:s text:c="5"/>0 <text:s text:c="6"/>X <text:s text:c="5"/>0 <text:s text:c="10"/>18.5 Q 20P 21 18.5d65662030 912 9 4 0 <text:s text:c="3"/>38.0 <text:s text:c="2"/>38.0</text:p>
      <text:p text:style-name="P1"><text:s/>73 <text:s text:c="3"/>2.135274 5.911e-36 1.437e-14.03570.040 <text:s/>584.90100.720.000000 <text:s text:c="6"/>X <text:s text:c="5"/>0 <text:s text:c="6"/>X <text:s text:c="5"/>0 <text:s text:c="10"/>19.5 Q 20P 21 18.5d65662030 912 9 4 0 <text:s text:c="3"/>40.0 <text:s text:c="2"/>38.0</text:p>
      <text:p text:style-name="P1"><text:s/>73 <text:s text:c="3"/>2.136042 5.618e-31 1.042e-09.03700.040 <text:s/>529.23290.720.000000 <text:s text:c="6"/>X <text:s text:c="5"/>0 <text:s text:c="6"/>X <text:s text:c="5"/>0 <text:s text:c="10"/>19.5 Q 19P 20 20.5d65662030 912 9 4 0 <text:s text:c="3"/>40.0 <text:s text:c="2"/>42.0</text:p>
      <text:p text:style-name="P1"><text:s/>73 <text:s text:c="3"/>2.136128 5.409e-33 9.557e-12.03700.040 <text:s/>529.23290.720.000000 <text:s text:c="6"/>X <text:s text:c="5"/>0 <text:s text:c="6"/>X <text:s text:c="5"/>0 <text:s text:c="10"/>20.5 Q 19P 20 20.5d65662030 912 9 4 0 <text:s text:c="3"/>42.0 <text:s text:c="2"/>42.0</text:p>
      <text:p text:style-name="P1"><text:s/>73 <text:s text:c="3"/>2.136241 7.710e-36 1.300e-14.03700.040 <text:s/>529.23290.720.000000 <text:s text:c="6"/>X <text:s text:c="5"/>0 <text:s text:c="6"/>X <text:s text:c="5"/>0 <text:s text:c="10"/>21.5 Q 19P 20 20.5d65662030 912 9 4 0 <text:s text:c="3"/>44.0 <text:s text:c="2"/>42.0</text:p>
      <text:p text:style-name="P1"><text:s/>73 <text:s text:c="3"/>2.138317 4.101e-31 1.051e-09.03570.040 <text:s/>584.89790.720.000000 <text:s text:c="6"/>X <text:s text:c="5"/>0 <text:s text:c="6"/>X <text:s text:c="5"/>0 <text:s text:c="10"/>18.5 Q 20P 21 19.5d65662030 912 9 4 0 <text:s text:c="3"/>38.0 <text:s text:c="2"/>40.0</text:p>
      <text:p text:style-name="P1"><text:s/>73 <text:s text:c="3"/>2.138356 3.948e-33 9.610e-12.03570.040 <text:s/>584.89790.720.000000 <text:s text:c="6"/>X <text:s text:c="5"/>0 <text:s text:c="6"/>X <text:s text:c="5"/>0 <text:s text:c="10"/>19.5 Q 20P 21 19.5d65662030 912 9 4 0 <text:s text:c="3"/>40.0 <text:s text:c="2"/>40.0</text:p>
      <text:p text:style-name="P1"><text:s/>73 <text:s text:c="3"/>2.138415 1.013e-35 2.349e-14.03570.040 <text:s/>584.89790.720.000000 <text:s text:c="6"/>X <text:s text:c="5"/>0 <text:s text:c="6"/>X <text:s text:c="5"/>0 <text:s text:c="10"/>20.5 Q 20P 21 19.5d65662030 912 9 4 0 <text:s text:c="3"/>42.0 <text:s text:c="2"/>40.0</text:p>
      <text:p text:style-name="P1"><text:s/>71 <text:s text:c="3"/>2.139072 8.448e-27 1.057e-09.03760.040 <text:s/>544.56510.720.000000 <text:s text:c="6"/>X <text:s text:c="5"/>0 <text:s text:c="6"/>X <text:s text:c="5"/>0 <text:s text:c="15"/>Q 19P 20 <text:s text:c="4"/>d446620442212 9 4 0 <text:s text:c="3"/>39.0 <text:s text:c="2"/>41.0</text:p>
      <text:p text:style-name="P1"><text:s/>73 <text:s text:c="3"/>2.139626 5.927e-31 1.049e-09.03700.040 <text:s/>529.22940.720.000000 <text:s text:c="6"/>X <text:s text:c="5"/>0 <text:s text:c="6"/>X <text:s text:c="5"/>0 <text:s text:c="10"/>20.5 Q 19P 20 21.5d65662030 912 9 4 0 <text:s text:c="3"/>42.0 <text:s text:c="2"/>44.0</text:p>
      <text:p text:style-name="P1"><text:s/>73 <text:s text:c="3"/>2.139739 3.396e-33 5.738e-12.03700.040 <text:s/>529.22940.720.000000 <text:s text:c="6"/>X <text:s text:c="5"/>0 <text:s text:c="6"/>X <text:s text:c="5"/>0 <text:s text:c="10"/>21.5 Q 19P 20 21.5d65662030 912 9 4 0 <text:s text:c="3"/>44.0 <text:s text:c="2"/>44.0</text:p>
      <text:p text:style-name="P1"><text:s/>72 <text:s text:c="3"/>2.140172 1.509e-29 1.059e-09.03570.040 <text:s/>569.20530.720.000000 <text:s text:c="6"/>X <text:s text:c="5"/>0 <text:s text:c="6"/>X <text:s text:c="5"/>0 <text:s text:c="15"/>Q 20P 21 <text:s text:c="4"/>d446620442212 9 4 0 <text:s text:c="3"/>41.0 <text:s text:c="2"/>43.0</text:p>
      <text:p text:style-name="P1"><text:s/>61 <text:s text:c="3"/>2.140554 5.770e-39 1.534e-11.06200.077 2817.04390.720.000000 <text:s text:c="3"/>0 0 0 2 1F2 <text:s text:c="3"/>0 0 0 2 1F2 <text:s text:c="3"/>6F1 <text:s/>5 <text:s text:c="8"/>5F2 <text:s/>7 <text:s text:c="4"/>434330453638 7 1 0 <text:s text:c="3"/>39.0 <text:s text:c="2"/>33.0</text:p>
      <text:p text:style-name="P1"><text:s/>62 <text:s text:c="3"/>2.140761 9.588e-40 2.548e-11.04280.071 2622.60470.750.000000 <text:s text:c="3"/>0 0 0 0 1A1 <text:s text:c="3"/>0 0 0 0 1A1 <text:s text:c="2"/>22F1 <text:s/>3 <text:s text:c="7"/>22F2 <text:s/>2 <text:s text:c="4"/>5323331111 4 1 1 1 <text:s text:c="2"/>270.0 <text:s/>270.0</text:p>
      <text:p text:style-name="P1"><text:s/>73 <text:s text:c="3"/>2.141578 4.316e-31 1.052e-09.03570.040 <text:s/>584.89470.720.000000 <text:s text:c="6"/>X <text:s text:c="5"/>0 <text:s text:c="6"/>X <text:s text:c="5"/>0 <text:s text:c="10"/>19.5 Q 20P 21 20.5d65662030 912 9 4 0 <text:s text:c="3"/>40.0 <text:s text:c="2"/>42.0</text:p>
      <text:p text:style-name="P1"><text:s/>73 <text:s text:c="3"/>2.141637 4.450e-33 1.033e-11.03570.040 <text:s/>584.89470.720.000000 <text:s text:c="6"/>X <text:s text:c="5"/>0 <text:s text:c="6"/>X <text:s text:c="5"/>0 <text:s text:c="10"/>20.5 Q 20P 21 20.5d65662030 912 9 4 0 <text:s text:c="3"/>42.0 <text:s text:c="2"/>42.0</text:p>
      <text:p text:style-name="P1"><text:s/>73 <text:s text:c="3"/>2.141719 9.666e-36 2.142e-14.03570.040 <text:s/>584.89470.720.000000 <text:s text:c="6"/>X <text:s text:c="5"/>0 <text:s text:c="6"/>X <text:s text:c="5"/>0 <text:s text:c="10"/>21.5 Q 20P 21 20.5d65662030 912 9 4 0 <text:s text:c="3"/>44.0 <text:s text:c="2"/>42.0</text:p>
      <text:p text:style-name="P1"><text:s/>34 <text:s text:c="3"/>2.141795 5.832e-37 7.214e-08.07110.097 <text:s/>405.71410.800.000000 <text:s text:c="9"/>0 0 0 <text:s text:c="9"/>0 0 0 30 <text:s/>3 28 27.5 <text:s/>29 <text:s/>4 25 26.5 6565501518 6 2 4 0 <text:s text:c="3"/>56.0 <text:s text:c="2"/>54.0</text:p>
      <text:p text:style-name="P1"><text:s/>34 <text:s text:c="3"/>2.141806 6.031e-37 7.203e-08.07110.097 <text:s/>405.71410.800.000000 <text:s text:c="9"/>0 0 0 <text:s text:c="9"/>0 0 0 30 <text:s/>3 28 28.5 <text:s/>29 <text:s/>4 25 27.5 6565501518 6 2 4 0 <text:s text:c="3"/>58.0 <text:s text:c="2"/>56.0</text:p>
      <text:p text:style-name="P1"><text:s/>34 <text:s text:c="3"/>2.141808 6.894e-37 7.235e-08.07110.097 <text:s/>405.71400.800.000000 <text:s text:c="9"/>0 0 0 <text:s text:c="9"/>0 0 0 30 <text:s/>3 28 32.5 <text:s/>29 <text:s/>4 25 31.5 6565501518 6 2 4 0 <text:s text:c="3"/>66.0 <text:s text:c="2"/>64.0</text:p>
      <text:p text:style-name="P1"><text:s/>34 <text:s text:c="3"/>2.141813 6.235e-37 7.199e-08.07110.097 <text:s/>405.71400.800.000000 <text:s text:c="9"/>0 0 0 <text:s text:c="9"/>0 0 0 30 <text:s/>3 28 29.5 <text:s/>29 <text:s/>4 25 28.5 6565501518 6 2 4 0 <text:s text:c="3"/>60.0 <text:s text:c="2"/>58.0</text:p>
      <text:p text:style-name="P1"><text:s/>34 <text:s text:c="3"/>2.141814 6.669e-37 7.218e-08.07110.097 <text:s/>405.71400.800.000000 <text:s text:c="9"/>0 0 0 <text:s text:c="9"/>0 0 0 30 <text:s/>3 28 31.5 <text:s/>29 <text:s/>4 25 30.5 6565501518 6 2 4 0 <text:s text:c="3"/>64.0 <text:s text:c="2"/>62.0</text:p>
      <text:p text:style-name="P1"><text:s/>34 <text:s text:c="3"/>2.141816 6.448e-37 7.204e-08.07110.097 <text:s/>405.71400.800.000000 <text:s text:c="9"/>0 0 0 <text:s text:c="9"/>0 0 0 30 <text:s/>3 28 30.5 <text:s/>29 <text:s/>4 25 29.5 6565501518 6 2 4 0 <text:s text:c="3"/>62.0 <text:s text:c="2"/>60.0</text:p>
      <text:p text:style-name="P1"><text:s/>61 <text:s text:c="3"/>2.143080 1.375e-39 6.419e-11.05600.073 3484.42800.650.000000 <text:s text:c="3"/>0 0 1 0 1F2 <text:s text:c="3"/>0 0 1 0 1F2 <text:s text:c="3"/>9F1 36 <text:s text:c="8"/>9F2 33 <text:s text:c="4"/>434330453638 7 1 0 <text:s text:c="3"/>57.0 <text:s text:c="2"/>57.0</text:p>
      <text:p text:style-name="P1"><text:s/>73 <text:s text:c="3"/>2.143376 6.255e-31 1.059e-09.03700.040 <text:s/>529.22570.720.000000 <text:s text:c="6"/>X <text:s text:c="5"/>0 <text:s text:c="6"/>X <text:s text:c="5"/>0 <text:s text:c="10"/>21.5 Q 19P 20 22.5d65662030 912 9 4 0 <text:s text:c="3"/>44.0 <text:s text:c="2"/>46.0</text:p>
      <text:p text:style-name="P1"><text:s/>73 <text:s text:c="3"/>2.144095 3.122e-31 1.066e-09.03560.039 <text:s/>643.32710.720.000000 <text:s text:c="6"/>X <text:s text:c="5"/>0 <text:s text:c="6"/>X <text:s text:c="5"/>0 <text:s text:c="10"/>18.5 Q 21P 22 19.5d65262030 912 9 4 0 <text:s text:c="3"/>38.0 <text:s text:c="2"/>40.0</text:p>
      <text:p text:style-name="P1"><text:soft-page-break/><text:s/>73 <text:s text:c="3"/>2.144113 1.788e-33 5.798e-12.03560.039 <text:s/>643.32710.720.000000 <text:s text:c="6"/>X <text:s text:c="5"/>0 <text:s text:c="6"/>X <text:s text:c="5"/>0 <text:s text:c="10"/>19.5 Q 21P 22 19.5d65262030 912 9 4 0 <text:s text:c="3"/>40.0 <text:s text:c="2"/>40.0</text:p>
      <text:p text:style-name="P1"><text:s/>73 <text:s text:c="3"/>2.144149 3.885e-36 1.200e-14.03560.039 <text:s/>643.32710.720.000000 <text:s text:c="6"/>X <text:s text:c="5"/>0 <text:s text:c="6"/>X <text:s text:c="5"/>0 <text:s text:c="10"/>20.5 Q 21P 22 19.5d65262030 912 9 4 0 <text:s text:c="3"/>42.0 <text:s text:c="2"/>40.0</text:p>
      <text:p text:style-name="P1"><text:s/>71 <text:s text:c="3"/>2.144790 4.531e-30 1.065e-09.03760.040 2094.94410.720.000000 <text:s text:c="6"/>X <text:s text:c="5"/>1 <text:s text:c="6"/>X <text:s text:c="5"/>1 <text:s text:c="15"/>Q 19P 20 <text:s text:c="4"/>d446620442212 9 4 0 <text:s text:c="3"/>39.0 <text:s text:c="2"/>41.0</text:p>
      <text:p text:style-name="P1"><text:s/>73 <text:s text:c="3"/>2.144995 4.544e-31 1.057e-09.03570.040 <text:s/>584.89130.720.000000 <text:s text:c="6"/>X <text:s text:c="5"/>0 <text:s text:c="6"/>X <text:s text:c="5"/>0 <text:s text:c="10"/>20.5 Q 20P 21 21.5d65662030 912 9 4 0 <text:s text:c="3"/>42.0 <text:s text:c="2"/>44.0</text:p>
      <text:p text:style-name="P1"><text:s/>73 <text:s text:c="3"/>2.145078 3.967e-33 8.806e-12.03570.040 <text:s/>584.89130.720.000000 <text:s text:c="6"/>X <text:s text:c="5"/>0 <text:s text:c="6"/>X <text:s text:c="5"/>0 <text:s text:c="10"/>21.5 Q 20P 21 21.5d65662030 912 9 4 0 <text:s text:c="3"/>44.0 <text:s text:c="2"/>44.0</text:p>
      <text:p text:style-name="P1"><text:s/>73 <text:s text:c="3"/>2.145186 5.137e-36 1.091e-14.03570.040 <text:s/>584.89130.720.000000 <text:s text:c="6"/>X <text:s text:c="5"/>0 <text:s text:c="6"/>X <text:s text:c="5"/>0 <text:s text:c="10"/>22.5 Q 20P 21 21.5d65662030 912 9 4 0 <text:s text:c="3"/>46.0 <text:s text:c="2"/>44.0</text:p>
      <text:p text:style-name="P1"><text:s/>73 <text:s text:c="3"/>2.147210 3.279e-31 1.065e-09.03560.039 <text:s/>643.32400.720.000000 <text:s text:c="6"/>X <text:s text:c="5"/>0 <text:s text:c="6"/>X <text:s text:c="5"/>0 <text:s text:c="10"/>19.5 Q 21P 22 20.5d65262030 912 9 4 0 <text:s text:c="3"/>40.0 <text:s text:c="2"/>42.0</text:p>
      <text:p text:style-name="P1"><text:s/>73 <text:s text:c="3"/>2.147246 2.861e-33 8.849e-12.03560.039 <text:s/>643.32400.720.000000 <text:s text:c="6"/>X <text:s text:c="5"/>0 <text:s text:c="6"/>X <text:s text:c="5"/>0 <text:s text:c="10"/>20.5 Q 21P 22 20.5d65262030 912 9 4 0 <text:s text:c="3"/>42.0 <text:s text:c="2"/>42.0</text:p>
      <text:p text:style-name="P1"><text:s/>73 <text:s text:c="3"/>2.147303 6.675e-36 1.971e-14.03560.039 <text:s/>643.32400.720.000000 <text:s text:c="6"/>X <text:s text:c="5"/>0 <text:s text:c="6"/>X <text:s text:c="5"/>0 <text:s text:c="10"/>21.5 Q 21P 22 20.5d65262030 912 9 4 0 <text:s text:c="3"/>44.0 <text:s text:c="2"/>42.0</text:p>
      <text:p text:style-name="P1"><text:s/>73 <text:s text:c="3"/>2.148570 4.784e-31 1.064e-09.03570.040 <text:s/>584.88780.720.000000 <text:s text:c="6"/>X <text:s text:c="5"/>0 <text:s text:c="6"/>X <text:s text:c="5"/>0 <text:s text:c="10"/>21.5 Q 20P 21 22.5d65662030 912 9 4 0 <text:s text:c="3"/>44.0 <text:s text:c="2"/>46.0</text:p>
      <text:p text:style-name="P1"><text:s/>73 <text:s text:c="3"/>2.148679 2.489e-33 5.294e-12.03570.040 <text:s/>584.88780.720.000000 <text:s text:c="6"/>X <text:s text:c="5"/>0 <text:s text:c="6"/>X <text:s text:c="5"/>0 <text:s text:c="10"/>22.5 Q 20P 21 22.5d65662030 912 9 4 0 <text:s text:c="3"/>46.0 <text:s text:c="2"/>46.0</text:p>
      <text:p text:style-name="P1"><text:s/>72 <text:s text:c="3"/>2.148777 1.210e-29 1.072e-09.03560.039 <text:s/>626.06660.720.000000 <text:s text:c="6"/>X <text:s text:c="5"/>0 <text:s text:c="6"/>X <text:s text:c="5"/>0 <text:s text:c="15"/>Q 21P 22 <text:s text:c="4"/>d442620442212 9 4 0 <text:s text:c="3"/>43.0 <text:s text:c="2"/>45.0</text:p>
      <text:p text:style-name="P1"><text:s/>14 <text:s text:c="3"/>2.149065 3.345e-30 2.732e-07.08280.410 <text:s/>467.51460.640.000000 <text:s text:c="9"/>0 0 0 <text:s text:c="9"/>0 0 0 <text:s/>6 <text:s/>3 <text:s/>3 <text:s text:c="7"/>6 <text:s/>3 <text:s/>4 <text:s text:c="5"/>005540 02227 5 2 0 <text:s text:c="3"/>78.0 <text:s text:c="2"/>78.0</text:p>
      <text:p text:style-name="P1"><text:s/>73 <text:s text:c="3"/>2.150476 3.442e-31 1.066e-09.03560.039 <text:s/>643.32080.720.000000 <text:s text:c="6"/>X <text:s text:c="5"/>0 <text:s text:c="6"/>X <text:s text:c="5"/>0 <text:s text:c="10"/>20.5 Q 21P 22 21.5d65262030 912 9 4 0 <text:s text:c="3"/>42.0 <text:s text:c="2"/>44.0</text:p>
      <text:p text:style-name="P1"><text:s/>73 <text:s text:c="3"/>2.150532 3.227e-33 9.540e-12.03560.039 <text:s/>643.32080.720.000000 <text:s text:c="6"/>X <text:s text:c="5"/>0 <text:s text:c="6"/>X <text:s text:c="5"/>0 <text:s text:c="10"/>21.5 Q 21P 22 21.5d65262030 912 9 4 0 <text:s text:c="3"/>44.0 <text:s text:c="2"/>44.0</text:p>
      <text:p text:style-name="P1"><text:s/>73 <text:s text:c="3"/>2.150612 6.385e-36 1.806e-14.03560.039 <text:s/>643.32080.720.000000 <text:s text:c="6"/>X <text:s text:c="5"/>0 <text:s text:c="6"/>X <text:s text:c="5"/>0 <text:s text:c="10"/>22.5 Q 21P 22 21.5d65262030 912 9 4 0 <text:s text:c="3"/>46.0 <text:s text:c="2"/>44.0</text:p>
      <text:p text:style-name="P1"><text:s/>34 <text:s text:c="3"/>2.151117 1.133e-36 7.959e-08.07340.100 <text:s/>273.16310.790.000000 <text:s text:c="9"/>0 0 0 <text:s text:c="9"/>0 0 0 23 <text:s/>4 19 25.5 <text:s/>24 <text:s/>3 22 26.5 6565501518 6 2 4 0 <text:s text:c="3"/>52.0 <text:s text:c="2"/>54.0</text:p>
      <text:p text:style-name="P1"><text:s/>34 <text:s text:c="3"/>2.151118 1.087e-36 7.940e-08.07340.100 <text:s/>273.16300.790.000000 <text:s text:c="9"/>0 0 0 <text:s text:c="9"/>0 0 0 23 <text:s/>4 19 24.5 <text:s/>24 <text:s/>3 22 25.5 6565501518 6 2 4 0 <text:s text:c="3"/>50.0 <text:s text:c="2"/>52.0</text:p>
      <text:p text:style-name="P1"><text:s/>34 <text:s text:c="3"/>2.151120 1.042e-36 7.932e-08.07340.100 <text:s/>273.16300.790.000000 <text:s text:c="9"/>0 0 0 <text:s text:c="9"/>0 0 0 23 <text:s/>4 19 23.5 <text:s/>24 <text:s/>3 22 24.5 6565501518 6 2 4 0 <text:s text:c="3"/>48.0 <text:s text:c="2"/>50.0</text:p>
      <text:p text:style-name="P1"><text:s/>34 <text:s text:c="3"/>2.151123 9.991e-37 7.934e-08.07340.100 <text:s/>273.16300.790.000000 <text:s text:c="9"/>0 0 0 <text:s text:c="9"/>0 0 0 23 <text:s/>4 19 22.5 <text:s/>24 <text:s/>3 22 23.5 6565501518 6 2 4 0 <text:s text:c="3"/>46.0 <text:s text:c="2"/>48.0</text:p>
      <text:p text:style-name="P1"><text:s/>34 <text:s text:c="3"/>2.151126 9.582e-37 7.955e-08.07340.100 <text:s/>273.16310.790.000000 <text:s text:c="9"/>0 0 0 <text:s text:c="9"/>0 0 0 23 <text:s/>4 19 21.5 <text:s/>24 <text:s/>3 22 22.5 6565501518 6 2 4 0 <text:s text:c="3"/>44.0 <text:s text:c="2"/>46.0</text:p>
      <text:p text:style-name="P1"><text:s/>34 <text:s text:c="3"/>2.151129 9.189e-37 7.992e-08.07340.100 <text:s/>273.16310.790.000000 <text:s text:c="9"/>0 0 0 <text:s text:c="9"/>0 0 0 23 <text:s/>4 19 20.5 <text:s/>24 <text:s/>3 22 21.5 6565501518 6 2 4 0 <text:s text:c="3"/>42.0 <text:s text:c="2"/>44.0</text:p>
      <text:p text:style-name="P1"><text:s/>73 <text:s text:c="3"/>2.152302 5.035e-31 1.073e-09.03570.040 <text:s/>584.88420.720.000000 <text:s text:c="6"/>X <text:s text:c="5"/>0 <text:s text:c="6"/>X <text:s text:c="5"/>0 <text:s text:c="10"/>22.5 Q 20P 21 23.5d65662030 912 9 4 0 <text:s text:c="3"/>46.0 <text:s text:c="2"/>48.0</text:p>
      <text:p text:style-name="P1"><text:s/>72 <text:s text:c="3"/>2.152385 2.412e-29 9.111e-10.05380.054 <text:s text:c="3"/>7.80310.860.000000 <text:s text:c="6"/>X <text:s text:c="5"/>0 <text:s text:c="6"/>X <text:s text:c="5"/>0 <text:s text:c="15"/>Q <text:s/>2R <text:s/>1 <text:s text:c="4"/>d446620442212 9 4 0 <text:s text:c="4"/>5.0 <text:s text:c="3"/>3.0</text:p>
      <text:p text:style-name="P1"><text:s/>73 <text:s text:c="3"/>2.152928 2.462e-31 1.079e-09.03550.039 <text:s/>704.51870.720.000000 <text:s text:c="6"/>X <text:s text:c="5"/>0 <text:s text:c="6"/>X <text:s text:c="5"/>0 <text:s text:c="10"/>19.5 Q 22P 23 20.5d65262030 912 9 4 0 <text:s text:c="3"/>40.0 <text:s text:c="2"/>42.0</text:p>
      <text:p text:style-name="P1"><text:s/>73 <text:s text:c="3"/>2.152944 1.281e-33 5.349e-12.03550.039 <text:s/>704.51870.720.000000 <text:s text:c="6"/>X <text:s text:c="5"/>0 <text:s text:c="6"/>X <text:s text:c="5"/>0 <text:s text:c="10"/>20.5 Q 22P 23 20.5d65262030 912 9 4 0 <text:s text:c="3"/>42.0 <text:s text:c="2"/>42.0</text:p>
      <text:p text:style-name="P1"><text:s/>73 <text:s text:c="3"/>2.152978 2.535e-36 1.010e-14.03550.039 <text:s/>704.51870.720.000000 <text:s text:c="6"/>X <text:s text:c="5"/>0 <text:s text:c="6"/>X <text:s text:c="5"/>0 <text:s text:c="10"/>21.5 Q 22P 23 20.5d65262030 912 9 4 0 <text:s text:c="3"/>44.0 <text:s text:c="2"/>42.0</text:p>
      <text:p text:style-name="P1"><text:s/>11 <text:s text:c="3"/>2.153838 5.558e-36 6.786e-09.07830.371 4290.75680.620.006900 <text:s text:c="9"/>1 0 0 <text:s text:c="9"/>0 0 1 <text:s/>6 <text:s/>3 <text:s/>4 <text:s text:c="7"/>6 <text:s/>1 <text:s/>5 <text:s text:c="5"/>4442434432257122 7 <text:s text:c="3"/>39.0 <text:s text:c="2"/>39.0</text:p>
      <text:p text:style-name="P1"><text:s/>73 <text:s text:c="3"/>2.153892 3.616e-31 1.071e-09.03560.039 <text:s/>643.31740.720.000000 <text:s text:c="6"/>X <text:s text:c="5"/>0 <text:s text:c="6"/>X <text:s text:c="5"/>0 <text:s text:c="10"/>21.5 Q 21P 22 22.5d65262030 912 9 4 0 <text:s text:c="3"/>44.0 <text:s text:c="2"/>46.0</text:p>
      <text:p text:style-name="P1"><text:s/>73 <text:s text:c="3"/>2.153971 2.876e-33 8.146e-12.03560.039 <text:s/>643.31740.720.000000 <text:s text:c="6"/>X <text:s text:c="5"/>0 <text:s text:c="6"/>X <text:s text:c="5"/>0 <text:s text:c="10"/>22.5 Q 21P 22 22.5d65262030 912 9 4 0 <text:s text:c="3"/>46.0 <text:s text:c="2"/>46.0</text:p>
      <text:p text:style-name="P1"><text:s/>73 <text:s text:c="3"/>2.154077 3.400e-36 9.231e-15.03560.039 <text:s/>643.31740.720.000000 <text:s text:c="6"/>X <text:s text:c="5"/>0 <text:s text:c="6"/>X <text:s text:c="5"/>0 <text:s text:c="10"/>23.5 Q 21P 22 22.5d65262030 912 9 4 0 <text:s text:c="3"/>48.0 <text:s text:c="2"/>46.0</text:p>
      <text:p text:style-name="P1"><text:s/>73 <text:s text:c="3"/>2.156055 2.579e-31 1.078e-09.03550.039 <text:s/>704.51560.720.000000 <text:s text:c="6"/>X <text:s text:c="5"/>0 <text:s text:c="6"/>X <text:s text:c="5"/>0 <text:s text:c="10"/>20.5 Q 22P 23 21.5d65262030 912 9 4 0 <text:s text:c="3"/>42.0 <text:s text:c="2"/>44.0</text:p>
      <text:p text:style-name="P1"><text:s/>73 <text:s text:c="3"/>2.156089 2.051e-33 8.187e-12.03550.039 <text:s/>704.51560.720.000000 <text:s text:c="6"/>X <text:s text:c="5"/>0 <text:s text:c="6"/>X <text:s text:c="5"/>0 <text:s text:c="10"/>21.5 Q 22P 23 21.5d65262030 912 9 4 0 <text:s text:c="3"/>44.0 <text:s text:c="2"/>44.0</text:p>
      <text:p text:style-name="P1"><text:s/>73 <text:s text:c="3"/>2.156142 4.366e-36 1.667e-14.03550.039 <text:s/>704.51560.720.000000 <text:s text:c="6"/>X <text:s text:c="5"/>0 <text:s text:c="6"/>X <text:s text:c="5"/>0 <text:s text:c="10"/>22.5 Q 22P 23 21.5d65262030 912 9 4 0 <text:s text:c="3"/>46.0 <text:s text:c="2"/>44.0</text:p>
      <text:p text:style-name="P1"><text:s/>72 <text:s text:c="3"/>2.157339 9.560e-30 1.085e-09.03550.039 <text:s/>685.61970.720.000000 <text:s text:c="6"/>X <text:s text:c="5"/>0 <text:s text:c="6"/>X <text:s text:c="5"/>0 <text:s text:c="15"/>Q 22P 23 <text:s text:c="4"/>d442620442212 9 4 0 <text:s text:c="3"/>45.0 <text:s text:c="2"/>47.0</text:p>
      <text:p text:style-name="P1"><text:s/>71 <text:s text:c="3"/>2.157456 5.352e-27 1.085e-09.03630.039 <text:s/>662.10210.720.000000 <text:s text:c="6"/>X <text:s text:c="5"/>0 <text:s text:c="6"/>X <text:s text:c="5"/>0 <text:s text:c="15"/>Q 21P 22 <text:s text:c="4"/>d442620442212 9 4 0 <text:s text:c="3"/>43.0 <text:s text:c="2"/>45.0</text:p>
      <text:p text:style-name="P1"><text:s/>73 <text:s text:c="3"/>2.157458 3.798e-31 1.077e-09.03560.039 <text:s/>643.31400.720.000000 <text:s text:c="6"/>X <text:s text:c="5"/>0 <text:s text:c="6"/>X <text:s text:c="5"/>0 <text:s text:c="10"/>22.5 Q 21P 22 23.5d65262030 912 9 4 0 <text:s text:c="3"/>46.0 <text:s text:c="2"/>48.0</text:p>
      <text:p text:style-name="P1"><text:s/>73 <text:s text:c="3"/>2.157563 1.805e-33 4.906e-12.03560.039 <text:s/>643.31400.720.000000 <text:s text:c="6"/>X <text:s text:c="5"/>0 <text:s text:c="6"/>X <text:s text:c="5"/>0 <text:s text:c="10"/>23.5 Q 21P 22 23.5d65262030 912 9 4 0 <text:s text:c="3"/>48.0 <text:s text:c="2"/>48.0</text:p>
      <text:p text:style-name="P1"><text:s/>73 <text:s text:c="3"/>2.157937 7.440e-32 7.380e-11.05380.054 <text:s text:c="3"/>8.01430.860.000000 <text:s text:c="6"/>X <text:s text:c="5"/>0 <text:s text:c="6"/>X <text:s text:c="5"/>0 <text:s text:c="11"/>2.5 Q <text:s/>2R <text:s/>1 <text:s/>3.5d65662030 912 9 4 0 <text:s text:c="4"/>6.0 <text:s text:c="3"/>8.0</text:p>
      <text:p text:style-name="P1"><text:s/>73 <text:s text:c="3"/>2.158683 4.452e-31 3.313e-10.05380.054 <text:s text:c="3"/>8.01430.860.000000 <text:s text:c="6"/>X <text:s text:c="5"/>0 <text:s text:c="6"/>X <text:s text:c="5"/>0 <text:s text:c="11"/>3.5 Q <text:s/>2R <text:s/>1 <text:s/>3.5d65662030 912 9 4 0 <text:s text:c="4"/>8.0 <text:s text:c="3"/>8.0</text:p>
      <text:p text:style-name="P1"><text:s/>61 <text:s text:c="3"/>2.159010 2.747e-37 1.819e-09.06000.083 2617.92940.700.000000 <text:s text:c="3"/>0 0 0 2 1F2 <text:s text:c="3"/>0 0 0 2 1A1 <text:s text:c="3"/>1E <text:s text:c="2"/>1 <text:s text:c="8"/>2E <text:s text:c="2"/>1 <text:s text:c="4"/>334330453638 7 1 0 <text:s text:c="4"/>6.0 <text:s text:c="2"/>10.0</text:p>
      <text:p text:style-name="P1"><text:s/>73 <text:s text:c="3"/>2.159326 2.702e-31 1.080e-09.03550.039 <text:s/>704.51240.720.000000 <text:s text:c="6"/>X <text:s text:c="5"/>0 <text:s text:c="6"/>X <text:s text:c="5"/>0 <text:s text:c="10"/>21.5 Q 22P 23 22.5d65262030 912 9 4 0 <text:s text:c="3"/>44.0 <text:s text:c="2"/>46.0</text:p>
      <text:p text:style-name="P1"><text:s/>73 <text:s text:c="3"/>2.159379 2.312e-33 8.838e-12.03550.039 <text:s/>704.51240.720.000000 <text:s text:c="6"/>X <text:s text:c="5"/>0 <text:s text:c="6"/>X <text:s text:c="5"/>0 <text:s text:c="10"/>22.5 Q 22P 23 22.5d65262030 912 9 4 0 <text:s text:c="3"/>46.0 <text:s text:c="2"/>46.0</text:p>
      <text:p text:style-name="P1"><text:s/>73 <text:s text:c="3"/>2.159456 4.184e-36 1.533e-14.03550.039 <text:s/>704.51240.720.000000 <text:s text:c="6"/>X <text:s text:c="5"/>0 <text:s text:c="6"/>X <text:s text:c="5"/>0 <text:s text:c="10"/>23.5 Q 22P 23 22.5d65262030 912 9 4 0 <text:s text:c="3"/>48.0 <text:s text:c="2"/>46.0</text:p>
      <text:p text:style-name="P1"><text:s/>73 <text:s text:c="3"/>2.159669 1.552e-30 9.243e-10.05380.054 <text:s text:c="3"/>8.01430.860.000000 <text:s text:c="6"/>X <text:s text:c="5"/>0 <text:s text:c="6"/>X <text:s text:c="5"/>0 <text:s text:c="11"/>4.5 Q <text:s/>2R <text:s/>1 <text:s/>3.5d65662030 912 9 4 0 <text:s text:c="3"/>10.0 <text:s text:c="3"/>8.0</text:p>
      <text:p text:style-name="P1"><text:s/>61 <text:s text:c="3"/>2.160741 2.232e-40 2.313e-12.06500.077 3019.27290.720.000000 <text:s text:c="3"/>1 0 0 0 1A1 <text:s text:c="3"/>0 1 0 1 1F1 <text:s text:c="3"/>4F1 14 <text:s text:c="8"/>5F2 14 <text:s text:c="4"/>334330453638 7 1 0 <text:s text:c="3"/>27.0 <text:s text:c="2"/>33.0</text:p>
      <text:p text:style-name="P1"><text:s/>73 <text:s text:c="3"/>2.161174 3.990e-31 1.087e-09.03560.039 <text:s/>643.31040.720.000000 <text:s text:c="6"/>X <text:s text:c="5"/>0 <text:s text:c="6"/>X <text:s text:c="5"/>0 <text:s text:c="10"/>23.5 Q 21P 22 24.5d65262030 912 9 4 0 <text:s text:c="3"/>48.0 <text:s text:c="2"/>50.0</text:p>
      <text:p text:style-name="P1"><text:s/>61 <text:s text:c="3"/>2.161231 1.434e-40 2.232e-12.05600.074 3208.04540.690.000000 <text:s text:c="3"/>1 0 0 0 1A1 <text:s text:c="3"/>0 1 0 1 1F2 <text:s text:c="3"/>7F2 24 <text:s text:c="8"/>8F1 17 <text:s text:c="4"/>334330453638 7 1 0 <text:s text:c="3"/>45.0 <text:s text:c="2"/>51.0</text:p>
      <text:p text:style-name="P1"><text:s/>34 <text:s text:c="3"/>2.161263 3.284e-37 3.728e-08.07110.098 <text:s/>386.21300.800.000000 <text:s text:c="9"/>0 0 0 <text:s text:c="9"/>0 0 0 30 <text:s/>2 29 27.5 <text:s/>29 <text:s/>3 26 26.5 6565501518 6 2 4 0 <text:s text:c="3"/>56.0 <text:s text:c="2"/>54.0</text:p>
      <text:p text:style-name="P1"><text:s/>34 <text:s text:c="3"/>2.161291 3.883e-37 3.741e-08.07110.098 <text:s/>386.21290.800.000000 <text:s text:c="9"/>0 0 0 <text:s text:c="9"/>0 0 0 30 <text:s/>2 29 32.5 <text:s/>29 <text:s/>3 26 31.5 6565501518 6 2 4 0 <text:s text:c="3"/>66.0 <text:s text:c="2"/>64.0</text:p>
      <text:p text:style-name="P1"><text:s/>34 <text:s text:c="3"/>2.161314 3.397e-37 3.724e-08.07110.098 <text:s/>386.21290.800.000000 <text:s text:c="9"/>0 0 0 <text:s text:c="9"/>0 0 0 30 <text:s/>2 29 28.5 <text:s/>29 <text:s/>3 26 27.5 6565501518 6 2 4 0 <text:s text:c="3"/>58.0 <text:s text:c="2"/>56.0</text:p>
      <text:p text:style-name="P1"><text:s/>34 <text:s text:c="3"/>2.161336 3.756e-37 3.731e-08.07110.098 <text:s/>386.21280.800.000000 <text:s text:c="9"/>0 0 0 <text:s text:c="9"/>0 0 0 30 <text:s/>2 29 31.5 <text:s/>29 <text:s/>3 26 30.5 6565501518 6 2 4 0 <text:s text:c="3"/>64.0 <text:s text:c="2"/>62.0</text:p>
      <text:p text:style-name="P1"><text:s/>34 <text:s text:c="3"/>2.161345 3.513e-37 3.723e-08.07110.098 <text:s/>386.21290.800.000000 <text:s text:c="9"/>0 0 0 <text:s text:c="9"/>0 0 0 30 <text:s/>2 29 29.5 <text:s/>29 <text:s/>3 26 28.5 6565501518 6 2 4 0 <text:s text:c="3"/>60.0 <text:s text:c="2"/>58.0</text:p>
      <text:p text:style-name="P1"><text:s/>34 <text:s text:c="3"/>2.161353 3.632e-37 3.725e-08.07110.098 <text:s/>386.21280.800.000000 <text:s text:c="9"/>0 0 0 <text:s text:c="9"/>0 0 0 30 <text:s/>2 29 30.5 <text:s/>29 <text:s/>3 26 29.5 6565501518 6 2 4 0 <text:s text:c="3"/>62.0 <text:s text:c="2"/>60.0</text:p>
      <text:p text:style-name="P1"><text:s/>73 <text:s text:c="3"/>2.161720 1.910e-31 1.092e-09.03540.038 <text:s/>768.47330.720.000000 <text:s text:c="6"/>X <text:s text:c="5"/>0 <text:s text:c="6"/>X <text:s text:c="5"/>0 <text:s text:c="10"/>20.5 Q 23P 24 21.5d65262030 912 9 4 0 <text:s text:c="3"/>42.0 <text:s text:c="2"/>44.0</text:p>
      <text:p text:style-name="P1"><text:s/>73 <text:s text:c="3"/>2.161734 9.073e-34 4.954e-12.03540.038 <text:s/>768.47330.720.000000 <text:s text:c="6"/>X <text:s text:c="5"/>0 <text:s text:c="6"/>X <text:s text:c="5"/>0 <text:s text:c="10"/>21.5 Q 23P 24 21.5d65262030 912 9 4 0 <text:s text:c="3"/>44.0 <text:s text:c="2"/>44.0</text:p>
      <text:p text:style-name="P1"><text:s/>73 <text:s text:c="3"/>2.161765 1.643e-36 8.582e-15.03540.038 <text:s/>768.47330.720.000000 <text:s text:c="6"/>X <text:s text:c="5"/>0 <text:s text:c="6"/>X <text:s text:c="5"/>0 <text:s text:c="10"/>22.5 Q 23P 24 21.5d65262030 912 9 4 0 <text:s text:c="3"/>46.0 <text:s text:c="2"/>44.0</text:p>
      <text:p text:style-name="P1"><text:s/>73 <text:s text:c="3"/>2.162740 2.834e-31 1.085e-09.03550.039 <text:s/>704.50900.720.000000 <text:s text:c="6"/>X <text:s text:c="5"/>0 <text:s text:c="6"/>X <text:s text:c="5"/>0 <text:s text:c="10"/>22.5 Q 22P 23 23.5d65262030 912 9 4 0 <text:s text:c="3"/>46.0 <text:s text:c="2"/>48.0</text:p>
      <text:p text:style-name="P1"><text:s/>73 <text:s text:c="3"/>2.162817 2.061e-33 7.563e-12.03550.039 <text:s/>704.50900.720.000000 <text:s text:c="6"/>X <text:s text:c="5"/>0 <text:s text:c="6"/>X <text:s text:c="5"/>0 <text:s text:c="10"/>23.5 Q 22P 23 23.5d65262030 912 9 4 0 <text:s text:c="3"/>48.0 <text:s text:c="2"/>48.0</text:p>
      <text:p text:style-name="P1"><text:s/>73 <text:s text:c="3"/>2.162919 2.232e-36 7.864e-15.03550.039 <text:s/>704.50900.720.000000 <text:s text:c="6"/>X <text:s text:c="5"/>0 <text:s text:c="6"/>X <text:s text:c="5"/>0 <text:s text:c="10"/>24.5 Q 22P 23 23.5d65262030 912 9 4 0 <text:s text:c="3"/>50.0 <text:s text:c="2"/>48.0</text:p>
      <text:p text:style-name="P1"><text:s/>71 <text:s text:c="3"/>2.163192 2.888e-30 1.093e-09.03630.039 2211.18460.720.000000 <text:s text:c="6"/>X <text:s text:c="5"/>1 <text:s text:c="6"/>X <text:s text:c="5"/>1 <text:s text:c="15"/>Q 21P 22 <text:s text:c="4"/>d442620442212 9 4 0 <text:s text:c="3"/>43.0 <text:s text:c="2"/>45.0</text:p>
      <text:p text:style-name="P1"><text:soft-page-break/><text:s/>31 <text:s text:c="3"/>2.163500 9.904e-35 7.117e-08.06960.090 1402.02600.820.000000 <text:s text:c="9"/>0 1 0 <text:s text:c="9"/>0 1 0 37 <text:s/>6 32 <text:s text:c="6"/>38 <text:s/>5 33 <text:s text:c="5"/>006550 113 6 2 4 0 <text:s text:c="3"/>75.0 <text:s text:c="2"/>77.0</text:p>
      <text:p text:style-name="P1"><text:s/>73 <text:s text:c="3"/>2.164858 1.997e-31 1.092e-09.03540.038 <text:s/>768.47020.720.000000 <text:s text:c="6"/>X <text:s text:c="5"/>0 <text:s text:c="6"/>X <text:s text:c="5"/>0 <text:s text:c="10"/>21.5 Q 23P 24 22.5d65262030 912 9 4 0 <text:s text:c="3"/>44.0 <text:s text:c="2"/>46.0</text:p>
      <text:p text:style-name="P1"><text:s/>73 <text:s text:c="3"/>2.164889 1.453e-33 7.600e-12.03540.038 <text:s/>768.47020.720.000000 <text:s text:c="6"/>X <text:s text:c="5"/>0 <text:s text:c="6"/>X <text:s text:c="5"/>0 <text:s text:c="10"/>22.5 Q 23P 24 22.5d65262030 912 9 4 0 <text:s text:c="3"/>46.0 <text:s text:c="2"/>46.0</text:p>
      <text:p text:style-name="P1"><text:s/>73 <text:s text:c="3"/>2.164941 2.834e-36 1.421e-14.03540.038 <text:s/>768.47020.720.000000 <text:s text:c="6"/>X <text:s text:c="5"/>0 <text:s text:c="6"/>X <text:s text:c="5"/>0 <text:s text:c="10"/>23.5 Q 23P 24 22.5d65262030 912 9 4 0 <text:s text:c="3"/>48.0 <text:s text:c="2"/>46.0</text:p>
      <text:p text:style-name="P1"><text:s/>15 <text:s text:c="3"/>2.165121 8.261e-34 2.369e-07.07320.341 <text:s/>941.59450.490.000000 <text:s text:c="9"/>0 0 0 <text:s text:c="9"/>0 0 0 <text:s/>9 <text:s/>4 <text:s/>5 <text:s text:c="7"/>9 <text:s/>4 <text:s/>6 <text:s text:c="5"/>605540322027 5 2 0 <text:s text:c="2"/>114.0 <text:s/>114.0</text:p>
      <text:p text:style-name="P1"><text:s/>72 <text:s text:c="3"/>2.165865 7.436e-30 1.098e-09.03540.038 <text:s/>747.86240.720.000000 <text:s text:c="6"/>X <text:s text:c="5"/>0 <text:s text:c="6"/>X <text:s text:c="5"/>0 <text:s text:c="15"/>Q 23P 24 <text:s text:c="4"/>d442620442212 9 4 0 <text:s text:c="3"/>47.0 <text:s text:c="2"/>49.0</text:p>
      <text:p text:style-name="P1"><text:s/>73 <text:s text:c="3"/>2.166298 2.970e-31 1.092e-09.03550.039 <text:s/>704.50550.720.000000 <text:s text:c="6"/>X <text:s text:c="5"/>0 <text:s text:c="6"/>X <text:s text:c="5"/>0 <text:s text:c="10"/>23.5 Q 22P 23 24.5d65262030 912 9 4 0 <text:s text:c="3"/>48.0 <text:s text:c="2"/>50.0</text:p>
      <text:p text:style-name="P1"><text:s/>73 <text:s text:c="3"/>2.166400 1.293e-33 4.562e-12.03550.039 <text:s/>704.50550.720.000000 <text:s text:c="6"/>X <text:s text:c="5"/>0 <text:s text:c="6"/>X <text:s text:c="5"/>0 <text:s text:c="10"/>24.5 Q 22P 23 24.5d65262030 912 9 4 0 <text:s text:c="3"/>50.0 <text:s text:c="2"/>50.0</text:p>
      <text:p text:style-name="P1"><text:s/>73 <text:s text:c="3"/>2.167001 1.883e-31 2.813e-10.05380.054 <text:s text:c="3"/>8.00470.860.000000 <text:s text:c="6"/>X <text:s text:c="5"/>0 <text:s text:c="6"/>X <text:s text:c="5"/>0 <text:s text:c="11"/>1.5 Q <text:s/>2R <text:s/>1 <text:s/>2.5d65662030 912 9 4 0 <text:s text:c="4"/>4.0 <text:s text:c="3"/>6.0</text:p>
      <text:p text:style-name="P1"><text:s/>73 <text:s text:c="3"/>2.167522 5.727e-31 5.705e-10.05380.054 <text:s text:c="3"/>8.00470.860.000000 <text:s text:c="6"/>X <text:s text:c="5"/>0 <text:s text:c="6"/>X <text:s text:c="5"/>0 <text:s text:c="11"/>2.5 Q <text:s/>2R <text:s/>1 <text:s/>2.5d65662030 912 9 4 0 <text:s text:c="4"/>6.0 <text:s text:c="3"/>6.0</text:p>
      <text:p text:style-name="P1"><text:s/>73 <text:s text:c="3"/>2.168133 2.089e-31 1.095e-09.03540.038 <text:s/>768.46690.720.000000 <text:s text:c="6"/>X <text:s text:c="5"/>0 <text:s text:c="6"/>X <text:s text:c="5"/>0 <text:s text:c="10"/>22.5 Q 23P 24 23.5d65262030 912 9 4 0 <text:s text:c="3"/>46.0 <text:s text:c="2"/>48.0</text:p>
      <text:p text:style-name="P1"><text:s/>73 <text:s text:c="3"/>2.168185 1.637e-33 8.220e-12.03540.038 <text:s/>768.46690.720.000000 <text:s text:c="6"/>X <text:s text:c="5"/>0 <text:s text:c="6"/>X <text:s text:c="5"/>0 <text:s text:c="10"/>23.5 Q 23P 24 23.5d65262030 912 9 4 0 <text:s text:c="3"/>48.0 <text:s text:c="2"/>48.0</text:p>
      <text:p text:style-name="P1"><text:s/>73 <text:s text:c="3"/>2.168259 2.721e-36 1.312e-14.03540.038 <text:s/>768.46690.720.000000 <text:s text:c="6"/>X <text:s text:c="5"/>0 <text:s text:c="6"/>X <text:s text:c="5"/>0 <text:s text:c="10"/>24.5 Q 23P 24 23.5d65262030 912 9 4 0 <text:s text:c="3"/>50.0 <text:s text:c="2"/>48.0</text:p>
      <text:p text:style-name="P1"><text:s/>73 <text:s text:c="3"/>2.168268 8.028e-31 6.000e-10.05380.054 <text:s text:c="3"/>8.00470.860.000000 <text:s text:c="6"/>X <text:s text:c="5"/>0 <text:s text:c="6"/>X <text:s text:c="5"/>0 <text:s text:c="11"/>3.5 Q <text:s/>2R <text:s/>1 <text:s/>2.5d65662030 912 9 4 0 <text:s text:c="4"/>8.0 <text:s text:c="3"/>6.0</text:p>
      <text:p text:style-name="P1"><text:s/>61 <text:s text:c="3"/>2.168567 3.806e-38 7.278e-13.06200.075 1828.54570.700.000000 <text:s text:c="3"/>0 1 0 0 1E <text:s text:c="4"/>0 1 0 0 1E <text:s text:c="4"/>7F1 <text:s/>8 <text:s text:c="8"/>7F2 <text:s/>6 <text:s text:c="4"/>534330453738 7 1 0 <text:s text:c="3"/>45.0 <text:s text:c="2"/>45.0</text:p>
      <text:p text:style-name="P1"><text:s/>73 <text:s text:c="3"/>2.169999 3.112e-31 1.100e-09.03550.039 <text:s/>704.50190.720.000000 <text:s text:c="6"/>X <text:s text:c="5"/>0 <text:s text:c="6"/>X <text:s text:c="5"/>0 <text:s text:c="10"/>24.5 Q 22P 23 25.5d65262030 912 9 4 0 <text:s text:c="3"/>50.0 <text:s text:c="2"/>52.0</text:p>
      <text:p text:style-name="P1"><text:s/>73 <text:s text:c="3"/>2.170477 1.458e-31 1.106e-09.03530.037 <text:s/>835.18840.720.000000 <text:s text:c="6"/>X <text:s text:c="5"/>0 <text:s text:c="6"/>X <text:s text:c="5"/>0 <text:s text:c="10"/>21.5 Q 24P 25 22.5d65262030 912 9 4 0 <text:s text:c="3"/>44.0 <text:s text:c="2"/>46.0</text:p>
      <text:p text:style-name="P1"><text:s/>73 <text:s text:c="3"/>2.170489 6.349e-34 4.605e-12.03530.037 <text:s/>835.18840.720.000000 <text:s text:c="6"/>X <text:s text:c="5"/>0 <text:s text:c="6"/>X <text:s text:c="5"/>0 <text:s text:c="10"/>22.5 Q 24P 25 22.5d65262030 912 9 4 0 <text:s text:c="3"/>46.0 <text:s text:c="2"/>46.0</text:p>
      <text:p text:style-name="P1"><text:s/>73 <text:s text:c="3"/>2.170518 1.055e-36 7.337e-15.03530.037 <text:s/>835.18840.720.000000 <text:s text:c="6"/>X <text:s text:c="5"/>0 <text:s text:c="6"/>X <text:s text:c="5"/>0 <text:s text:c="10"/>23.5 Q 24P 25 22.5d65262030 912 9 4 0 <text:s text:c="3"/>48.0 <text:s text:c="2"/>46.0</text:p>
      <text:p text:style-name="P1"><text:s/>73 <text:s text:c="3"/>2.171546 2.186e-31 1.099e-09.03540.038 <text:s/>768.46360.720.000000 <text:s text:c="6"/>X <text:s text:c="5"/>0 <text:s text:c="6"/>X <text:s text:c="5"/>0 <text:s text:c="10"/>23.5 Q 23P 24 24.5d65262030 912 9 4 0 <text:s text:c="3"/>48.0 <text:s text:c="2"/>50.0</text:p>
      <text:p text:style-name="P1"><text:s/>73 <text:s text:c="3"/>2.171620 1.460e-33 7.046e-12.03540.038 <text:s/>768.46360.720.000000 <text:s text:c="6"/>X <text:s text:c="5"/>0 <text:s text:c="6"/>X <text:s text:c="5"/>0 <text:s text:c="10"/>24.5 Q 23P 24 24.5d65262030 912 9 4 0 <text:s text:c="3"/>50.0 <text:s text:c="2"/>50.0</text:p>
      <text:p text:style-name="P1"><text:s/>73 <text:s text:c="3"/>2.171719 1.454e-36 6.750e-15.03540.038 <text:s/>768.46360.720.000000 <text:s text:c="6"/>X <text:s text:c="5"/>0 <text:s text:c="6"/>X <text:s text:c="5"/>0 <text:s text:c="10"/>25.5 Q 23P 24 24.5d65262030 912 9 4 0 <text:s text:c="3"/>52.0 <text:s text:c="2"/>50.0</text:p>
      <text:p text:style-name="P1"><text:s/>61 <text:s text:c="3"/>2.172870 2.110e-40 4.588e-12.05000.070 3468.77590.640.000000 <text:s text:c="3"/>0 1 0 1 1F1 <text:s text:c="3"/>0 1 0 1 1F2 <text:s text:c="2"/>11A1 <text:s/>7 <text:s text:c="7"/>10A2 10 <text:s text:c="4"/>334330453638 7 1 0 <text:s text:c="2"/>115.0 <text:s/>105.0</text:p>
      <text:p text:style-name="P1"><text:s/>61 <text:s text:c="3"/>2.173515 4.753e-39 3.754e-11.06500.077 2962.24000.720.000000 <text:s text:c="3"/>0 1 0 1 1F2 <text:s text:c="3"/>0 1 0 1 1F2 <text:s text:c="3"/>4F1 12 <text:s text:c="8"/>5F2 <text:s/>9 <text:s text:c="4"/>434330453638 7 1 0 <text:s text:c="3"/>27.0 <text:s text:c="2"/>33.0</text:p>
      <text:p text:style-name="P1"><text:s/>73 <text:s text:c="3"/>2.173521 3.148e-31 9.433e-10.05380.054 <text:s text:c="3"/>7.99790.860.000000 <text:s text:c="6"/>X <text:s text:c="5"/>0 <text:s text:c="6"/>X <text:s text:c="5"/>0 <text:s text:c="11"/>0.5 Q <text:s/>2R <text:s/>1 <text:s/>1.5d65662030 912 9 4 0 <text:s text:c="4"/>2.0 <text:s text:c="3"/>4.0</text:p>
      <text:p text:style-name="P1"><text:s/>73 <text:s text:c="3"/>2.173624 1.523e-31 1.106e-09.03530.037 <text:s/>835.18520.720.000000 <text:s text:c="6"/>X <text:s text:c="5"/>0 <text:s text:c="6"/>X <text:s text:c="5"/>0 <text:s text:c="10"/>22.5 Q 24P 25 23.5d65262030 912 9 4 0 <text:s text:c="3"/>46.0 <text:s text:c="2"/>48.0</text:p>
      <text:p text:style-name="P1"><text:s/>73 <text:s text:c="3"/>2.173654 1.017e-33 7.078e-12.03530.037 <text:s/>835.18520.720.000000 <text:s text:c="6"/>X <text:s text:c="5"/>0 <text:s text:c="6"/>X <text:s text:c="5"/>0 <text:s text:c="10"/>23.5 Q 24P 25 23.5d65262030 912 9 4 0 <text:s text:c="3"/>48.0 <text:s text:c="2"/>48.0</text:p>
      <text:p text:style-name="P1"><text:s/>73 <text:s text:c="3"/>2.173703 1.824e-36 1.219e-14.03530.037 <text:s/>835.18520.720.000000 <text:s text:c="6"/>X <text:s text:c="5"/>0 <text:s text:c="6"/>X <text:s text:c="5"/>0 <text:s text:c="10"/>24.5 Q 24P 25 23.5d65262030 912 9 4 0 <text:s text:c="3"/>50.0 <text:s text:c="2"/>48.0</text:p>
      <text:p text:style-name="P1"><text:s/>61 <text:s text:c="3"/>2.173792 1.147e-38 8.776e-11.05900.075 3165.88770.700.000000 <text:s text:c="3"/>0 1 0 1 1F1 <text:s text:c="3"/>0 1 0 1 1F2 <text:s text:c="3"/>7A1 <text:s/>6 <text:s text:c="8"/>7A2 <text:s/>7 <text:s text:c="4"/>134330453638 7 1 0 <text:s text:c="3"/>75.0 <text:s text:c="2"/>75.0</text:p>
      <text:p text:style-name="P1"><text:s/>73 <text:s text:c="3"/>2.173829 4.402e-31 6.597e-10.05380.054 <text:s text:c="3"/>7.99790.860.000000 <text:s text:c="6"/>X <text:s text:c="5"/>0 <text:s text:c="6"/>X <text:s text:c="5"/>0 <text:s text:c="11"/>1.5 Q <text:s/>2R <text:s/>1 <text:s/>1.5d65662030 912 9 4 0 <text:s text:c="4"/>4.0 <text:s text:c="3"/>4.0</text:p>
      <text:p text:style-name="P1"><text:s/>73 <text:s text:c="3"/>2.174350 2.928e-31 2.926e-10.05380.054 <text:s text:c="3"/>7.99790.860.000000 <text:s text:c="6"/>X <text:s text:c="5"/>0 <text:s text:c="6"/>X <text:s text:c="5"/>0 <text:s text:c="11"/>2.5 Q <text:s/>2R <text:s/>1 <text:s/>1.5d65662030 912 9 4 0 <text:s text:c="4"/>6.0 <text:s text:c="3"/>4.0</text:p>
      <text:p text:style-name="P1"><text:s/>72 <text:s text:c="3"/>2.174358 5.699e-30 1.111e-09.03530.037 <text:s/>812.79220.720.000000 <text:s text:c="6"/>X <text:s text:c="5"/>0 <text:s text:c="6"/>X <text:s text:c="5"/>0 <text:s text:c="15"/>Q 24P 25 <text:s text:c="4"/>d442620442212 9 4 0 <text:s text:c="3"/>49.0 <text:s text:c="2"/>51.0</text:p>
      <text:p text:style-name="P1"><text:s/>73 <text:s text:c="3"/>2.175097 2.286e-31 1.105e-09.03540.038 <text:s/>768.46010.720.000000 <text:s text:c="6"/>X <text:s text:c="5"/>0 <text:s text:c="6"/>X <text:s text:c="5"/>0 <text:s text:c="10"/>24.5 Q 23P 24 25.5d65262030 912 9 4 0 <text:s text:c="3"/>50.0 <text:s text:c="2"/>52.0</text:p>
      <text:p text:style-name="P1"><text:s/>73 <text:s text:c="3"/>2.175196 9.154e-34 4.256e-12.03540.038 <text:s/>768.46010.720.000000 <text:s text:c="6"/>X <text:s text:c="5"/>0 <text:s text:c="6"/>X <text:s text:c="5"/>0 <text:s text:c="10"/>25.5 Q 23P 24 25.5d65262030 912 9 4 0 <text:s text:c="3"/>52.0 <text:s text:c="2"/>52.0</text:p>
      <text:p text:style-name="P1"><text:s/>71 <text:s text:c="3"/>2.175641 3.179e-27 1.112e-09.03590.038 <text:s/>791.03310.720.000000 <text:s text:c="6"/>X <text:s text:c="5"/>0 <text:s text:c="6"/>X <text:s text:c="5"/>0 <text:s text:c="15"/>Q 23P 24 <text:s text:c="4"/>d442620442212 9 4 0 <text:s text:c="3"/>47.0 <text:s text:c="2"/>49.0</text:p>
      <text:p text:style-name="P1"><text:s/>61 <text:s text:c="3"/>2.175716 9.763e-40 9.214e-12.05300.073 3257.45780.650.000000 <text:s text:c="3"/>0 1 0 1 1F2 <text:s text:c="3"/>0 1 0 1 1F2 <text:s text:c="3"/>9A1 <text:s/>6 <text:s text:c="8"/>9A2 <text:s/>6 <text:s text:c="4"/>434330453638 7 1 0 <text:s text:c="3"/>95.0 <text:s text:c="2"/>95.0</text:p>
      <text:p text:style-name="P1"><text:s/>31 <text:s text:c="3"/>2.176000 1.544e-32 5.765e-08.07920.105 <text:s text:c="2"/>56.80500.770.000000 <text:s text:c="9"/>0 0 0 <text:s text:c="9"/>0 0 0 10 <text:s/>2 <text:s/>8 <text:s text:c="6"/>11 <text:s/>1 11 <text:s text:c="5"/>006550 113 6 2 4 0 <text:s text:c="3"/>21.0 <text:s text:c="2"/>23.0</text:p>
      <text:p text:style-name="P1"><text:s/>61 <text:s text:c="3"/>2.176458 3.284e-36 6.721e-11.05000.068 2034.79240.640.000000 <text:s text:c="3"/>0 0 0 1 1F2 <text:s text:c="3"/>0 0 0 1 1F2 <text:s text:c="2"/>11A1 <text:s/>3 <text:s text:c="7"/>11A2 <text:s/>2 <text:s text:c="4"/>534330453738 7 1 0 <text:s text:c="2"/>115.0 <text:s/>115.0</text:p>
      <text:p text:style-name="P1"><text:s/>73 <text:s text:c="3"/>2.176904 1.590e-31 1.109e-09.03530.037 <text:s/>835.18200.720.000000 <text:s text:c="6"/>X <text:s text:c="5"/>0 <text:s text:c="6"/>X <text:s text:c="5"/>0 <text:s text:c="10"/>23.5 Q 24P 25 24.5d65262030 912 9 4 0 <text:s text:c="3"/>48.0 <text:s text:c="2"/>50.0</text:p>
      <text:p text:style-name="P1"><text:s/>73 <text:s text:c="3"/>2.176953 1.146e-33 7.671e-12.03530.037 <text:s/>835.18200.720.000000 <text:s text:c="6"/>X <text:s text:c="5"/>0 <text:s text:c="6"/>X <text:s text:c="5"/>0 <text:s text:c="10"/>24.5 Q 24P 25 24.5d65262030 912 9 4 0 <text:s text:c="3"/>50.0 <text:s text:c="2"/>50.0</text:p>
      <text:p text:style-name="P1"><text:s/>73 <text:s text:c="3"/>2.177025 1.755e-36 1.129e-14.03530.037 <text:s/>835.18200.720.000000 <text:s text:c="6"/>X <text:s text:c="5"/>0 <text:s text:c="6"/>X <text:s text:c="5"/>0 <text:s text:c="10"/>25.5 Q 24P 25 24.5d65262030 912 9 4 0 <text:s text:c="3"/>52.0 <text:s text:c="2"/>50.0</text:p>
      <text:p text:style-name="P1"><text:s/>31 <text:s text:c="3"/>2.177100 1.250e-33 1.861e-07.08500.106 <text:s/>716.27520.760.000000 <text:s text:c="9"/>0 1 0 <text:s text:c="9"/>0 1 0 <text:s/>6 <text:s/>0 <text:s/>6 <text:s text:c="7"/>5 <text:s/>1 <text:s/>5 <text:s text:c="5"/>006550 113 6 2 4 0 <text:s text:c="3"/>13.0 <text:s text:c="2"/>11.0</text:p>
      <text:p text:style-name="P1"><text:s/>35 <text:s text:c="3"/>2.178204 6.566e-37 8.204e-08.07140.096 <text:s/>413.51610.800.000000 <text:s text:c="9"/>0 0 0 <text:s text:c="9"/>0 0 0 28 <text:s/>5 23 30.5 <text:s/>29 <text:s/>4 26 31.5 6565501518 6 2 4 0 <text:s text:c="3"/>62.0 <text:s text:c="2"/>64.0</text:p>
      <text:p text:style-name="P1"><text:s/>35 <text:s text:c="3"/>2.178208 6.343e-37 8.190e-08.07140.096 <text:s/>413.51600.800.000000 <text:s text:c="9"/>0 0 0 <text:s text:c="9"/>0 0 0 28 <text:s/>5 23 29.5 <text:s/>29 <text:s/>4 26 30.5 6565501518 6 2 4 0 <text:s text:c="3"/>60.0 <text:s text:c="2"/>62.0</text:p>
      <text:p text:style-name="P1"><text:s/>35 <text:s text:c="3"/>2.178211 6.128e-37 8.184e-08.07140.096 <text:s/>413.51600.800.000000 <text:s text:c="9"/>0 0 0 <text:s text:c="9"/>0 0 0 28 <text:s/>5 23 28.5 <text:s/>29 <text:s/>4 26 29.5 6565501518 6 2 4 0 <text:s text:c="3"/>58.0 <text:s text:c="2"/>60.0</text:p>
      <text:p text:style-name="P1"><text:s/>35 <text:s text:c="3"/>2.178212 5.918e-37 8.186e-08.07140.096 <text:s/>413.51600.800.000000 <text:s text:c="9"/>0 0 0 <text:s text:c="9"/>0 0 0 28 <text:s/>5 23 27.5 <text:s/>29 <text:s/>4 26 28.5 6565501518 6 2 4 0 <text:s text:c="3"/>56.0 <text:s text:c="2"/>58.0</text:p>
      <text:p text:style-name="P1"><text:s/>35 <text:s text:c="3"/>2.178212 5.523e-37 8.227e-08.07140.096 <text:s/>413.51610.800.000000 <text:s text:c="9"/>0 0 0 <text:s text:c="9"/>0 0 0 28 <text:s/>5 23 25.5 <text:s/>29 <text:s/>4 26 26.5 6565501518 6 2 4 0 <text:s text:c="3"/>52.0 <text:s text:c="2"/>54.0</text:p>
      <text:p text:style-name="P1"><text:s/>35 <text:s text:c="3"/>2.178213 5.716e-37 8.199e-08.07140.096 <text:s/>413.51610.800.000000 <text:s text:c="9"/>0 0 0 <text:s text:c="9"/>0 0 0 28 <text:s/>5 23 26.5 <text:s/>29 <text:s/>4 26 27.5 6565501518 6 2 4 0 <text:s text:c="3"/>54.0 <text:s text:c="2"/>56.0</text:p>
      <text:p text:style-name="P1"><text:s/>73 <text:s text:c="3"/>2.178785 2.393e-31 1.114e-09.03540.038 <text:s/>768.45650.720.000000 <text:s text:c="6"/>X <text:s text:c="5"/>0 <text:s text:c="6"/>X <text:s text:c="5"/>0 <text:s text:c="10"/>25.5 Q 23P 24 26.5d65262030 912 9 4 0 <text:s text:c="3"/>52.0 <text:s text:c="2"/>54.0</text:p>
      <text:p text:style-name="P1"><text:s/>73 <text:s text:c="3"/>2.179203 1.096e-31 1.119e-09.03520.037 <text:s/>904.66130.720.000000 <text:s text:c="6"/>X <text:s text:c="5"/>0 <text:s text:c="6"/>X <text:s text:c="5"/>0 <text:s text:c="10"/>22.5 Q 25P 26 23.5d65262030 912 9 4 0 <text:s text:c="3"/>46.0 <text:s text:c="2"/>48.0</text:p>
      <text:p text:style-name="P1"><text:s/>73 <text:s text:c="3"/>2.179213 4.391e-34 4.296e-12.03520.037 <text:s/>904.66130.720.000000 <text:s text:c="6"/>X <text:s text:c="5"/>0 <text:s text:c="6"/>X <text:s text:c="5"/>0 <text:s text:c="10"/>23.5 Q 25P 26 23.5d65262030 912 9 4 0 <text:s text:c="3"/>48.0 <text:s text:c="2"/>48.0</text:p>
      <text:p text:style-name="P1"><text:s/>73 <text:s text:c="3"/>2.179240 6.726e-37 6.316e-15.03520.037 <text:s/>904.66130.720.000000 <text:s text:c="6"/>X <text:s text:c="5"/>0 <text:s text:c="6"/>X <text:s text:c="5"/>0 <text:s text:c="10"/>24.5 Q 25P 26 23.5d65262030 912 9 4 0 <text:s text:c="3"/>50.0 <text:s text:c="2"/>48.0</text:p>
      <text:p text:style-name="P1"><text:s/>61 <text:s text:c="3"/>2.180251 1.623e-37 2.486e-12.05300.074 1912.66590.690.000000 <text:s text:c="3"/>0 1 0 0 1E <text:s text:c="4"/>0 1 0 0 1E <text:s text:c="4"/>8A2 <text:s/>3 <text:s text:c="8"/>8A1 <text:s/>3 <text:s text:c="4"/>534330453738 7 1 0 <text:s text:c="3"/>85.0 <text:s text:c="2"/>85.0</text:p>
      <text:p text:style-name="P1"><text:s/>73 <text:s text:c="3"/>2.180315 1.661e-31 1.113e-09.03530.037 <text:s/>835.17860.720.000000 <text:s text:c="6"/>X <text:s text:c="5"/>0 <text:s text:c="6"/>X <text:s text:c="5"/>0 <text:s text:c="10"/>24.5 Q 24P 25 25.5d65262030 912 9 4 0 <text:s text:c="3"/>50.0 <text:s text:c="2"/>52.0</text:p>
      <text:p text:style-name="P1"><text:s/>73 <text:s text:c="3"/>2.180387 1.022e-33 6.585e-12.03530.037 <text:s/>835.17860.720.000000 <text:s text:c="6"/>X <text:s text:c="5"/>0 <text:s text:c="6"/>X <text:s text:c="5"/>0 <text:s text:c="10"/>25.5 Q 24P 25 25.5d65262030 912 9 4 0 <text:s text:c="3"/>52.0 <text:s text:c="2"/>52.0</text:p>
      <text:p text:style-name="P1"><text:s/>73 <text:s text:c="3"/>2.180484 9.390e-37 5.829e-15.03530.037 <text:s/>835.17860.720.000000 <text:s text:c="6"/>X <text:s text:c="5"/>0 <text:s text:c="6"/>X <text:s text:c="5"/>0 <text:s text:c="10"/>26.5 Q 24P 25 25.5d65262030 912 9 4 0 <text:s text:c="3"/>54.0 <text:s text:c="2"/>52.0</text:p>
      <text:p text:style-name="P1"><text:s/>34 <text:s text:c="3"/>2.181236 1.544e-38 8.445e-08.06820.078 1320.31090.760.000000 <text:s text:c="9"/>0 0 0 <text:s text:c="9"/>0 0 0 52 <text:s/>8 45 54.5 <text:s/>53 <text:s/>7 46 55.5 6542201518 8 2 1 0 <text:s text:c="2"/>110.0 <text:s/>112.0</text:p>
      <text:p text:style-name="P1"><text:s/>34 <text:s text:c="3"/>2.181241 1.515e-38 8.440e-08.06820.078 1320.31090.760.000000 <text:s text:c="9"/>0 0 0 <text:s text:c="9"/>0 0 0 52 <text:s/>8 45 53.5 <text:s/>53 <text:s/>7 46 54.5 6542201518 8 2 1 0 <text:s text:c="2"/>108.0 <text:s/>110.0</text:p>
      <text:p text:style-name="P1"><text:s/>34 <text:s text:c="3"/>2.181245 1.405e-38 8.452e-08.06820.078 1320.31100.760.000000 <text:s text:c="9"/>0 0 0 <text:s text:c="9"/>0 0 0 52 <text:s/>8 45 49.5 <text:s/>53 <text:s/>7 46 50.5 6542201518 8 2 1 0 <text:s text:c="2"/>100.0 <text:s/>102.0</text:p>
      <text:p text:style-name="P1"><text:s/>34 <text:s text:c="3"/>2.181245 1.487e-38 8.438e-08.06820.078 1320.31090.760.000000 <text:s text:c="9"/>0 0 0 <text:s text:c="9"/>0 0 0 52 <text:s/>8 45 52.5 <text:s/>53 <text:s/>7 46 53.5 6542201518 8 2 1 0 <text:s text:c="2"/>106.0 <text:s/>108.0</text:p>
      <text:p text:style-name="P1"><text:s/>34 <text:s text:c="3"/>2.181246 1.459e-38 8.440e-08.06820.078 1320.31090.760.000000 <text:s text:c="9"/>0 0 0 <text:s text:c="9"/>0 0 0 52 <text:s/>8 45 51.5 <text:s/>53 <text:s/>7 46 52.5 6542201518 8 2 1 0 <text:s text:c="2"/>104.0 <text:s/>106.0</text:p>
      <text:p text:style-name="P1"><text:soft-page-break/><text:s/>34 <text:s text:c="3"/>2.181246 1.432e-38 8.444e-08.06820.078 1320.31100.760.000000 <text:s text:c="9"/>0 0 0 <text:s text:c="9"/>0 0 0 52 <text:s/>8 45 50.5 <text:s/>53 <text:s/>7 46 51.5 6542201518 8 2 1 0 <text:s text:c="2"/>102.0 <text:s/>104.0</text:p>
      <text:p text:style-name="P1"><text:s/>71 <text:s text:c="3"/>2.181401 1.728e-30 1.121e-09.03590.038 2338.69260.720.000000 <text:s text:c="6"/>X <text:s text:c="5"/>1 <text:s text:c="6"/>X <text:s text:c="5"/>1 <text:s text:c="15"/>Q 23P 24 <text:s text:c="4"/>d442620442212 9 4 0 <text:s text:c="3"/>47.0 <text:s text:c="2"/>49.0</text:p>
      <text:p text:style-name="P1"><text:s/>73 <text:s text:c="3"/>2.182359 1.143e-31 1.120e-09.03520.037 <text:s/>904.65810.720.000000 <text:s text:c="6"/>X <text:s text:c="5"/>0 <text:s text:c="6"/>X <text:s text:c="5"/>0 <text:s text:c="10"/>23.5 Q 25P 26 24.5d65262030 912 9 4 0 <text:s text:c="3"/>48.0 <text:s text:c="2"/>50.0</text:p>
      <text:p text:style-name="P1"><text:s/>73 <text:s text:c="3"/>2.182387 7.033e-34 6.614e-12.03520.037 <text:s/>904.65810.720.000000 <text:s text:c="6"/>X <text:s text:c="5"/>0 <text:s text:c="6"/>X <text:s text:c="5"/>0 <text:s text:c="10"/>24.5 Q 25P 26 24.5d65262030 912 9 4 0 <text:s text:c="3"/>50.0 <text:s text:c="2"/>50.0</text:p>
      <text:p text:style-name="P1"><text:s/>73 <text:s text:c="3"/>2.182434 1.164e-36 1.053e-14.03520.037 <text:s/>904.65810.720.000000 <text:s text:c="6"/>X <text:s text:c="5"/>0 <text:s text:c="6"/>X <text:s text:c="5"/>0 <text:s text:c="10"/>25.5 Q 25P 26 24.5d65262030 912 9 4 0 <text:s text:c="3"/>52.0 <text:s text:c="2"/>50.0</text:p>
      <text:p text:style-name="P1"><text:s/>61 <text:s text:c="3"/>2.182716 1.870e-38 4.231e-13.03800.058 1975.01460.600.000000 <text:s text:c="3"/>0 0 0 0 1A1 <text:s text:c="3"/>0 0 0 0 1A1 <text:s text:c="2"/>19E <text:s text:c="2"/>3 <text:s text:c="7"/>19E <text:s text:c="2"/>1 <text:s text:c="4"/>534330453738 7 1 0 <text:s text:c="3"/>78.0 <text:s text:c="2"/>78.0</text:p>
      <text:p text:style-name="P1"><text:s/>72 <text:s text:c="3"/>2.182824 4.303e-30 1.124e-09.03520.037 <text:s/>880.40660.720.000000 <text:s text:c="6"/>X <text:s text:c="5"/>0 <text:s text:c="6"/>X <text:s text:c="5"/>0 <text:s text:c="15"/>Q 25P 26 <text:s text:c="4"/>d442620442212 9 4 0 <text:s text:c="3"/>51.0 <text:s text:c="2"/>53.0</text:p>
      <text:p text:style-name="P1"><text:s/>73 <text:s text:c="3"/>2.183859 1.734e-31 1.120e-09.03530.037 <text:s/>835.17520.720.000000 <text:s text:c="6"/>X <text:s text:c="5"/>0 <text:s text:c="6"/>X <text:s text:c="5"/>0 <text:s text:c="10"/>25.5 Q 24P 25 26.5d65262030 912 9 4 0 <text:s text:c="3"/>52.0 <text:s text:c="2"/>54.0</text:p>
      <text:p text:style-name="P1"><text:s/>73 <text:s text:c="3"/>2.183956 6.408e-34 3.984e-12.03530.037 <text:s/>835.17520.720.000000 <text:s text:c="6"/>X <text:s text:c="5"/>0 <text:s text:c="6"/>X <text:s text:c="5"/>0 <text:s text:c="10"/>26.5 Q 24P 25 26.5d65262030 912 9 4 0 <text:s text:c="3"/>54.0 <text:s text:c="2"/>54.0</text:p>
      <text:p text:style-name="P1"><text:s/>73 <text:s text:c="3"/>2.185643 1.192e-31 1.122e-09.03520.037 <text:s/>904.65490.720.000000 <text:s text:c="6"/>X <text:s text:c="5"/>0 <text:s text:c="6"/>X <text:s text:c="5"/>0 <text:s text:c="10"/>24.5 Q 25P 26 25.5d65262030 912 9 4 0 <text:s text:c="3"/>50.0 <text:s text:c="2"/>52.0</text:p>
      <text:p text:style-name="P1"><text:s/>73 <text:s text:c="3"/>2.185690 7.927e-34 7.180e-12.03520.037 <text:s/>904.65490.720.000000 <text:s text:c="6"/>X <text:s text:c="5"/>0 <text:s text:c="6"/>X <text:s text:c="5"/>0 <text:s text:c="10"/>25.5 Q 25P 26 25.5d65262030 912 9 4 0 <text:s text:c="3"/>52.0 <text:s text:c="2"/>52.0</text:p>
      <text:p text:style-name="P1"><text:s/>73 <text:s text:c="3"/>2.185760 1.121e-36 9.781e-15.03520.037 <text:s/>904.65490.720.000000 <text:s text:c="6"/>X <text:s text:c="5"/>0 <text:s text:c="6"/>X <text:s text:c="5"/>0 <text:s text:c="10"/>26.5 Q 25P 26 25.5d65262030 912 9 4 0 <text:s text:c="3"/>54.0 <text:s text:c="2"/>52.0</text:p>
      <text:p text:style-name="P1"><text:s/>73 <text:s text:c="3"/>2.187535 1.812e-31 1.128e-09.03530.037 <text:s/>835.17160.720.000000 <text:s text:c="6"/>X <text:s text:c="5"/>0 <text:s text:c="6"/>X <text:s text:c="5"/>0 <text:s text:c="10"/>26.5 Q 24P 25 27.5d65262030 912 9 4 0 <text:s text:c="3"/>54.0 <text:s text:c="2"/>56.0</text:p>
      <text:p text:style-name="P1"><text:s/>61 <text:s text:c="3"/>2.187620 3.514e-39 1.502e-10.05000.070 3587.67720.640.000000 <text:s text:c="3"/>0 0 1 0 1F2 <text:s text:c="3"/>0 0 1 0 1F2 <text:s text:c="2"/>10A2 13 <text:s text:c="7"/>10A1 14 <text:s text:c="4"/>434330453638 7 1 0 <text:s text:c="2"/>105.0 <text:s/>105.0</text:p>
      <text:p text:style-name="P1"><text:s/>73 <text:s text:c="3"/>2.187902 8.118e-32 1.133e-09.03510.036 <text:s/>976.88930.720.000000 <text:s text:c="6"/>X <text:s text:c="5"/>0 <text:s text:c="6"/>X <text:s text:c="5"/>0 <text:s text:c="10"/>23.5 Q 26P 27 24.5d65252030 912 9 4 0 <text:s text:c="3"/>48.0 <text:s text:c="2"/>50.0</text:p>
      <text:p text:style-name="P1"><text:s/>73 <text:s text:c="3"/>2.187910 3.001e-34 4.020e-12.03510.036 <text:s/>976.88930.720.000000 <text:s text:c="6"/>X <text:s text:c="5"/>0 <text:s text:c="6"/>X <text:s text:c="5"/>0 <text:s text:c="10"/>24.5 Q 26P 27 24.5d65252030 912 9 4 0 <text:s text:c="3"/>50.0 <text:s text:c="2"/>50.0</text:p>
      <text:p text:style-name="P1"><text:s/>73 <text:s text:c="3"/>2.187936 4.247e-37 5.470e-15.03510.036 <text:s/>976.88930.720.000000 <text:s text:c="6"/>X <text:s text:c="5"/>0 <text:s text:c="6"/>X <text:s text:c="5"/>0 <text:s text:c="10"/>25.5 Q 26P 27 24.5d65252030 912 9 4 0 <text:s text:c="3"/>52.0 <text:s text:c="2"/>50.0</text:p>
      <text:p text:style-name="P1"><text:s/>73 <text:s text:c="3"/>2.189053 1.243e-31 1.127e-09.03520.037 <text:s/>904.65150.720.000000 <text:s text:c="6"/>X <text:s text:c="5"/>0 <text:s text:c="6"/>X <text:s text:c="5"/>0 <text:s text:c="10"/>25.5 Q 25P 26 26.5d65262030 912 9 4 0 <text:s text:c="3"/>52.0 <text:s text:c="2"/>54.0</text:p>
      <text:p text:style-name="P1"><text:s/>73 <text:s text:c="3"/>2.189123 7.064e-34 6.171e-12.03520.037 <text:s/>904.65150.720.000000 <text:s text:c="6"/>X <text:s text:c="5"/>0 <text:s text:c="6"/>X <text:s text:c="5"/>0 <text:s text:c="10"/>26.5 Q 25P 26 26.5d65262030 912 9 4 0 <text:s text:c="3"/>54.0 <text:s text:c="2"/>54.0</text:p>
      <text:p text:style-name="P1"><text:s/>73 <text:s text:c="3"/>2.189217 6.011e-37 5.063e-15.03520.037 <text:s/>904.65150.720.000000 <text:s text:c="6"/>X <text:s text:c="5"/>0 <text:s text:c="6"/>X <text:s text:c="5"/>0 <text:s text:c="10"/>27.5 Q 25P 26 26.5d65262030 912 9 4 0 <text:s text:c="3"/>56.0 <text:s text:c="2"/>54.0</text:p>
      <text:p text:style-name="P1"><text:s/>34 <text:s text:c="3"/>2.190647 4.736e-37 4.663e-08.07180.099 <text:s/>338.84410.800.000000 <text:s text:c="9"/>0 0 0 <text:s text:c="9"/>0 0 0 28 <text:s/>2 27 25.5 <text:s/>27 <text:s/>3 24 24.5 6565501518 6 2 4 0 <text:s text:c="3"/>52.0 <text:s text:c="2"/>50.0</text:p>
      <text:p text:style-name="P1"><text:s/>34 <text:s text:c="3"/>2.190672 5.666e-37 4.679e-08.07180.099 <text:s/>338.84410.800.000000 <text:s text:c="9"/>0 0 0 <text:s text:c="9"/>0 0 0 28 <text:s/>2 27 30.5 <text:s/>27 <text:s/>3 24 29.5 6565501518 6 2 4 0 <text:s text:c="3"/>62.0 <text:s text:c="2"/>60.0</text:p>
      <text:p text:style-name="P1"><text:s/>34 <text:s text:c="3"/>2.190691 4.908e-37 4.654e-08.07180.099 <text:s/>338.84410.800.000000 <text:s text:c="9"/>0 0 0 <text:s text:c="9"/>0 0 0 28 <text:s/>2 27 26.5 <text:s/>27 <text:s/>3 24 25.5 6565501518 6 2 4 0 <text:s text:c="3"/>54.0 <text:s text:c="2"/>52.0</text:p>
      <text:p text:style-name="P1"><text:s/>34 <text:s text:c="3"/>2.190711 5.467e-37 4.665e-08.07180.099 <text:s/>338.84400.800.000000 <text:s text:c="9"/>0 0 0 <text:s text:c="9"/>0 0 0 28 <text:s/>2 27 29.5 <text:s/>27 <text:s/>3 24 28.5 6565501518 6 2 4 0 <text:s text:c="3"/>60.0 <text:s text:c="2"/>58.0</text:p>
      <text:p text:style-name="P1"><text:s/>34 <text:s text:c="3"/>2.190719 5.089e-37 4.652e-08.07180.099 <text:s/>338.84400.800.000000 <text:s text:c="9"/>0 0 0 <text:s text:c="9"/>0 0 0 28 <text:s/>2 27 27.5 <text:s/>27 <text:s/>3 24 26.5 6565501518 6 2 4 0 <text:s text:c="3"/>56.0 <text:s text:c="2"/>54.0</text:p>
      <text:p text:style-name="P1"><text:s/>34 <text:s text:c="3"/>2.190726 5.275e-37 4.656e-08.07180.099 <text:s/>338.84400.800.000000 <text:s text:c="9"/>0 0 0 <text:s text:c="9"/>0 0 0 28 <text:s/>2 27 28.5 <text:s/>27 <text:s/>3 24 27.5 6565501518 6 2 4 0 <text:s text:c="3"/>58.0 <text:s text:c="2"/>56.0</text:p>
      <text:p text:style-name="P1"><text:s/>73 <text:s text:c="3"/>2.191067 8.452e-32 1.134e-09.03510.036 <text:s/>976.88620.720.000000 <text:s text:c="6"/>X <text:s text:c="5"/>0 <text:s text:c="6"/>X <text:s text:c="5"/>0 <text:s text:c="10"/>24.5 Q 26P 27 25.5d65252030 912 9 4 0 <text:s text:c="3"/>50.0 <text:s text:c="2"/>52.0</text:p>
      <text:p text:style-name="P1"><text:s/>73 <text:s text:c="3"/>2.191092 4.805e-34 6.198e-12.03510.036 <text:s/>976.88620.720.000000 <text:s text:c="6"/>X <text:s text:c="5"/>0 <text:s text:c="6"/>X <text:s text:c="5"/>0 <text:s text:c="10"/>25.5 Q 26P 27 25.5d65252030 912 9 4 0 <text:s text:c="3"/>52.0 <text:s text:c="2"/>52.0</text:p>
      <text:p text:style-name="P1"><text:s/>73 <text:s text:c="3"/>2.191138 7.363e-37 9.146e-15.03510.036 <text:s/>976.88620.720.000000 <text:s text:c="6"/>X <text:s text:c="5"/>0 <text:s text:c="6"/>X <text:s text:c="5"/>0 <text:s text:c="10"/>26.5 Q 26P 27 25.5d65252030 912 9 4 0 <text:s text:c="3"/>54.0 <text:s text:c="2"/>52.0</text:p>
      <text:p text:style-name="P1"><text:s/>72 <text:s text:c="3"/>2.191265 3.204e-30 1.137e-09.03510.036 <text:s/>950.70300.720.000000 <text:s text:c="6"/>X <text:s text:c="5"/>0 <text:s text:c="6"/>X <text:s text:c="5"/>0 <text:s text:c="15"/>Q 26P 27 <text:s text:c="4"/>d442520442212 9 4 0 <text:s text:c="3"/>53.0 <text:s text:c="2"/>55.0</text:p>
      <text:p text:style-name="P1"><text:s/>35 <text:s text:c="3"/>2.192224 1.681e-37 8.314e-08.06950.089 <text:s/>762.52350.830.000000 <text:s text:c="9"/>0 0 0 <text:s text:c="9"/>0 0 0 40 <text:s/>5 35 42.5 <text:s/>39 <text:s/>6 34 41.5 6565501518 6 2 4 0 <text:s text:c="3"/>86.0 <text:s text:c="2"/>84.0</text:p>
      <text:p text:style-name="P1"><text:s/>35 <text:s text:c="3"/>2.192224 1.640e-37 8.301e-08.06950.089 <text:s/>762.52350.830.000000 <text:s text:c="9"/>0 0 0 <text:s text:c="9"/>0 0 0 40 <text:s/>5 35 41.5 <text:s/>39 <text:s/>6 34 40.5 6565501518 6 2 4 0 <text:s text:c="3"/>84.0 <text:s text:c="2"/>82.0</text:p>
      <text:p text:style-name="P1"><text:s/>35 <text:s text:c="3"/>2.192224 1.560e-37 8.291e-08.06950.089 <text:s/>762.52350.830.000000 <text:s text:c="9"/>0 0 0 <text:s text:c="9"/>0 0 0 40 <text:s/>5 35 39.5 <text:s/>39 <text:s/>6 34 38.5 6565501518 6 2 4 0 <text:s text:c="3"/>80.0 <text:s text:c="2"/>78.0</text:p>
      <text:p text:style-name="P1"><text:s/>35 <text:s text:c="3"/>2.192224 1.599e-37 8.293e-08.06950.089 <text:s/>762.52350.830.000000 <text:s text:c="9"/>0 0 0 <text:s text:c="9"/>0 0 0 40 <text:s/>5 35 40.5 <text:s/>39 <text:s/>6 34 39.5 6565501518 6 2 4 0 <text:s text:c="3"/>82.0 <text:s text:c="2"/>80.0</text:p>
      <text:p text:style-name="P1"><text:s/>35 <text:s text:c="3"/>2.192224 1.521e-37 8.293e-08.06950.089 <text:s/>762.52350.830.000000 <text:s text:c="9"/>0 0 0 <text:s text:c="9"/>0 0 0 40 <text:s/>5 35 38.5 <text:s/>39 <text:s/>6 34 37.5 6565501518 6 2 4 0 <text:s text:c="3"/>78.0 <text:s text:c="2"/>76.0</text:p>
      <text:p text:style-name="P1"><text:s/>35 <text:s text:c="3"/>2.192224 1.483e-37 8.300e-08.06950.089 <text:s/>762.52360.830.000000 <text:s text:c="9"/>0 0 0 <text:s text:c="9"/>0 0 0 40 <text:s/>5 35 37.5 <text:s/>39 <text:s/>6 34 36.5 6565501518 6 2 4 0 <text:s text:c="3"/>76.0 <text:s text:c="2"/>74.0</text:p>
      <text:p text:style-name="P1"><text:s/>73 <text:s text:c="3"/>2.192591 1.296e-31 1.134e-09.03520.037 <text:s/>904.64810.720.000000 <text:s text:c="6"/>X <text:s text:c="5"/>0 <text:s text:c="6"/>X <text:s text:c="5"/>0 <text:s text:c="10"/>26.5 Q 25P 26 27.5d65262030 912 9 4 0 <text:s text:c="3"/>54.0 <text:s text:c="2"/>56.0</text:p>
      <text:p text:style-name="P1"><text:s/>73 <text:s text:c="3"/>2.192685 4.431e-34 3.738e-12.03520.037 <text:s/>904.64810.720.000000 <text:s text:c="6"/>X <text:s text:c="5"/>0 <text:s text:c="6"/>X <text:s text:c="5"/>0 <text:s text:c="10"/>27.5 Q 25P 26 27.5d65262030 912 9 4 0 <text:s text:c="3"/>56.0 <text:s text:c="2"/>56.0</text:p>
      <text:p text:style-name="P1"><text:s/>71 <text:s text:c="3"/>2.193676 1.774e-27 1.141e-09.03560.037 <text:s/>931.33730.720.000000 <text:s text:c="6"/>X <text:s text:c="5"/>0 <text:s text:c="6"/>X <text:s text:c="5"/>0 <text:s text:c="15"/>Q 25P 26 <text:s text:c="4"/>d442620442212 9 4 0 <text:s text:c="3"/>51.0 <text:s text:c="2"/>53.0</text:p>
      <text:p text:style-name="P1"><text:s/>73 <text:s text:c="3"/>2.194354 8.799e-32 1.137e-09.03510.036 <text:s/>976.88290.720.000000 <text:s text:c="6"/>X <text:s text:c="5"/>0 <text:s text:c="6"/>X <text:s text:c="5"/>0 <text:s text:c="10"/>25.5 Q 26P 27 26.5d65252030 912 9 4 0 <text:s text:c="3"/>52.0 <text:s text:c="2"/>54.0</text:p>
      <text:p text:style-name="P1"><text:s/>73 <text:s text:c="3"/>2.194399 5.415e-34 6.736e-12.03510.036 <text:s/>976.88290.720.000000 <text:s text:c="6"/>X <text:s text:c="5"/>0 <text:s text:c="6"/>X <text:s text:c="5"/>0 <text:s text:c="10"/>26.5 Q 26P 27 26.5d65252030 912 9 4 0 <text:s text:c="3"/>54.0 <text:s text:c="2"/>54.0</text:p>
      <text:p text:style-name="P1"><text:s/>73 <text:s text:c="3"/>2.194467 7.102e-37 8.519e-15.03510.036 <text:s/>976.88290.720.000000 <text:s text:c="6"/>X <text:s text:c="5"/>0 <text:s text:c="6"/>X <text:s text:c="5"/>0 <text:s text:c="10"/>27.5 Q 26P 27 26.5d65252030 912 9 4 0 <text:s text:c="3"/>56.0 <text:s text:c="2"/>54.0</text:p>
      <text:p text:style-name="P1"><text:s/>73 <text:s text:c="3"/>2.196255 1.351e-31 1.142e-09.03520.037 <text:s/>904.64450.720.000000 <text:s text:c="6"/>X <text:s text:c="5"/>0 <text:s text:c="6"/>X <text:s text:c="5"/>0 <text:s text:c="10"/>27.5 Q 25P 26 28.5d65262030 912 9 4 0 <text:s text:c="3"/>56.0 <text:s text:c="2"/>58.0</text:p>
      <text:p text:style-name="P1"><text:s/>73 <text:s text:c="3"/>2.196577 5.921e-32 1.146e-09.03500.036 1051.86960.720.000000 <text:s text:c="6"/>X <text:s text:c="5"/>0 <text:s text:c="6"/>X <text:s text:c="5"/>0 <text:s text:c="10"/>24.5 Q 27P 28 25.5d65252030 912 9 4 0 <text:s text:c="3"/>50.0 <text:s text:c="2"/>52.0</text:p>
      <text:p text:style-name="P1"><text:s/>73 <text:s text:c="3"/>2.196584 2.025e-34 3.770e-12.03500.036 1051.86960.720.000000 <text:s text:c="6"/>X <text:s text:c="5"/>0 <text:s text:c="6"/>X <text:s text:c="5"/>0 <text:s text:c="10"/>25.5 Q 27P 28 25.5d65252030 912 9 4 0 <text:s text:c="3"/>52.0 <text:s text:c="2"/>52.0</text:p>
      <text:p text:style-name="P1"><text:s/>73 <text:s text:c="3"/>2.196608 2.656e-37 4.762e-15.03500.036 1051.86960.720.000000 <text:s text:c="6"/>X <text:s text:c="5"/>0 <text:s text:c="6"/>X <text:s text:c="5"/>0 <text:s text:c="10"/>26.5 Q 27P 28 25.5d65252030 912 9 4 0 <text:s text:c="3"/>54.0 <text:s text:c="2"/>52.0</text:p>
      <text:p text:style-name="P1"><text:s/>73 <text:s text:c="3"/>2.197763 9.160e-32 1.141e-09.03510.036 <text:s/>976.87950.720.000000 <text:s text:c="6"/>X <text:s text:c="5"/>0 <text:s text:c="6"/>X <text:s text:c="5"/>0 <text:s text:c="10"/>26.5 Q 26P 27 27.5d65252030 912 9 4 0 <text:s text:c="3"/>54.0 <text:s text:c="2"/>56.0</text:p>
      <text:p text:style-name="P1"><text:s/>73 <text:s text:c="3"/>2.197831 4.828e-34 5.800e-12.03510.036 <text:s/>976.87950.720.000000 <text:s text:c="6"/>X <text:s text:c="5"/>0 <text:s text:c="6"/>X <text:s text:c="5"/>0 <text:s text:c="10"/>27.5 Q 26P 27 27.5d65252030 912 9 4 0 <text:s text:c="3"/>56.0 <text:s text:c="2"/>56.0</text:p>
      <text:p text:style-name="P1"><text:s/>73 <text:s text:c="3"/>2.197922 3.812e-37 4.422e-15.03510.036 <text:s/>976.87950.720.000000 <text:s text:c="6"/>X <text:s text:c="5"/>0 <text:s text:c="6"/>X <text:s text:c="5"/>0 <text:s text:c="10"/>28.5 Q 26P 27 27.5d65252030 912 9 4 0 <text:s text:c="3"/>58.0 <text:s text:c="2"/>56.0</text:p>
      <text:p text:style-name="P1"><text:s/>61 <text:s text:c="3"/>2.198311 1.962e-38 7.353e-11.05600.074 2937.37110.690.000000 <text:s text:c="3"/>0 0 0 2 1E <text:s text:c="4"/>0 0 0 2 1F2 <text:s text:c="3"/>8F1 <text:s/>3 <text:s text:c="8"/>8F2 <text:s/>4 <text:s text:c="4"/>434330453638 7 1 0 <text:s text:c="3"/>51.0 <text:s text:c="2"/>51.0</text:p>
      <text:p text:style-name="P1"><text:s/>71 <text:s text:c="3"/>2.199468 9.714e-31 1.150e-09.03560.037 2477.44730.720.000000 <text:s text:c="6"/>X <text:s text:c="5"/>1 <text:s text:c="6"/>X <text:s text:c="5"/>1 <text:s text:c="15"/>Q 25P 26 <text:s text:c="4"/>d442620442212 9 4 0 <text:s text:c="3"/>51.0 <text:s text:c="2"/>53.0</text:p>
      <text:p text:style-name="P1"><text:s/>72 <text:s text:c="3"/>2.199686 2.349e-30 1.150e-09.03500.036 1023.67880.720.000000 <text:s text:c="6"/>X <text:s text:c="5"/>0 <text:s text:c="6"/>X <text:s text:c="5"/>0 <text:s text:c="15"/>Q 27P 28 <text:s text:c="4"/>d442520442212 9 4 0 <text:s text:c="3"/>55.0 <text:s text:c="2"/>57.0</text:p>
      <text:p text:style-name="P1"><text:s/>73 <text:s text:c="3"/>2.199750 6.155e-32 1.148e-09.03500.036 1051.86640.720.000000 <text:s text:c="6"/>X <text:s text:c="5"/>0 <text:s text:c="6"/>X <text:s text:c="5"/>0 <text:s text:c="10"/>25.5 Q 27P 28 26.5d65252030 912 9 4 0 <text:s text:c="3"/>52.0 <text:s text:c="2"/>54.0</text:p>
      <text:p text:style-name="P1"><text:s/>73 <text:s text:c="3"/>2.199774 3.244e-34 5.824e-12.03500.036 1051.86640.720.000000 <text:s text:c="6"/>X <text:s text:c="5"/>0 <text:s text:c="6"/>X <text:s text:c="5"/>0 <text:s text:c="10"/>26.5 Q 27P 28 26.5d65252030 912 9 4 0 <text:s text:c="3"/>54.0 <text:s text:c="2"/>54.0</text:p>
      <text:p text:style-name="P1"><text:s/>73 <text:s text:c="3"/>2.199818 4.615e-37 7.989e-15.03500.036 1051.86640.720.000000 <text:s text:c="6"/>X <text:s text:c="5"/>0 <text:s text:c="6"/>X <text:s text:c="5"/>0 <text:s text:c="10"/>27.5 Q 27P 28 26.5d65252030 912 9 4 0 <text:s text:c="3"/>56.0 <text:s text:c="2"/>54.0</text:p>
      <text:p text:style-name="P1"><text:s/>61 <text:s text:c="3"/>2.200892 1.817e-39 2.751e-14.04500.058 1974.04100.600.000000 <text:s text:c="3"/>0 0 0 0 1A1 <text:s text:c="3"/>0 0 0 0 1A1 <text:s text:c="2"/>19F1 <text:s/>3 <text:s text:c="7"/>19F2 <text:s/>1 <text:s text:c="4"/>534330453738 7 1 0 <text:s text:c="2"/>117.0 <text:s/>117.0</text:p>
      <text:p text:style-name="P1"><text:s/>73 <text:s text:c="3"/>2.201295 9.541e-32 1.148e-09.03510.036 <text:s/>976.87610.720.000000 <text:s text:c="6"/>X <text:s text:c="5"/>0 <text:s text:c="6"/>X <text:s text:c="5"/>0 <text:s text:c="10"/>27.5 Q 26P 27 28.5d65252030 912 9 4 0 <text:s text:c="3"/>56.0 <text:s text:c="2"/>58.0</text:p>
      <text:p text:style-name="P1"><text:s/>73 <text:s text:c="3"/>2.201387 3.026e-34 3.516e-12.03510.036 <text:s/>976.87610.720.000000 <text:s text:c="6"/>X <text:s text:c="5"/>0 <text:s text:c="6"/>X <text:s text:c="5"/>0 <text:s text:c="10"/>28.5 Q 26P 27 28.5d65252030 912 9 4 0 <text:s text:c="3"/>58.0 <text:s text:c="2"/>58.0</text:p>
      <text:p text:style-name="P1"><text:s/>61 <text:s text:c="3"/>2.202388 1.672e-38 2.546e-13.04500.058 1975.01230.600.000000 <text:s text:c="3"/>0 0 0 0 1A1 <text:s text:c="3"/>0 0 0 0 1A1 <text:s text:c="2"/>19F1 <text:s/>5 <text:s text:c="7"/>19F2 <text:s/>2 <text:s text:c="4"/>534330453738 7 1 0 <text:s text:c="2"/>117.0 <text:s/>117.0</text:p>
      <text:p text:style-name="P1"><text:s/>73 <text:s text:c="3"/>2.203040 6.400e-32 1.151e-09.03500.036 1051.86320.720.000000 <text:s text:c="6"/>X <text:s text:c="5"/>0 <text:s text:c="6"/>X <text:s text:c="5"/>0 <text:s text:c="10"/>26.5 Q 27P 28 27.5d65252030 912 9 4 0 <text:s text:c="3"/>54.0 <text:s text:c="2"/>56.0</text:p>
      <text:p text:style-name="P1"><text:s/>61 <text:s text:c="3"/>2.203060 9.221e-38 3.161e-10.05300.073 3046.56590.650.000000 <text:s text:c="3"/>0 0 0 2 1A1 <text:s text:c="3"/>0 0 0 2 1A1 <text:s text:c="3"/>9A1 <text:s/>2 <text:s text:c="8"/>9A2 <text:s/>2 <text:s text:c="4"/>334330453638 7 1 0 <text:s text:c="3"/>95.0 <text:s text:c="2"/>95.0</text:p>
      <text:p text:style-name="P1"><text:soft-page-break/><text:s/>73 <text:s text:c="3"/>2.203084 3.655e-34 6.338e-12.03500.036 1051.86320.720.000000 <text:s text:c="6"/>X <text:s text:c="5"/>0 <text:s text:c="6"/>X <text:s text:c="5"/>0 <text:s text:c="10"/>27.5 Q 27P 28 27.5d65252030 912 9 4 0 <text:s text:c="3"/>56.0 <text:s text:c="2"/>56.0</text:p>
      <text:p text:style-name="P1"><text:s/>73 <text:s text:c="3"/>2.203150 4.456e-37 7.460e-15.03500.036 1051.86320.720.000000 <text:s text:c="6"/>X <text:s text:c="5"/>0 <text:s text:c="6"/>X <text:s text:c="5"/>0 <text:s text:c="10"/>28.5 Q 27P 28 27.5d65252030 912 9 4 0 <text:s text:c="3"/>58.0 <text:s text:c="2"/>56.0</text:p>
      <text:p text:style-name="P1"><text:s/>31 <text:s text:c="3"/>2.203500 8.384e-33 4.465e-08.07210.100 <text:s/>325.35440.800.000000 <text:s text:c="9"/>0 0 0 <text:s text:c="9"/>0 0 0 27 <text:s/>2 26 <text:s text:c="6"/>26 <text:s/>3 23 <text:s text:c="5"/>006550 113 6 2 4 0 <text:s text:c="3"/>55.0 <text:s text:c="2"/>53.0</text:p>
      <text:p text:style-name="P1"><text:s/>34 <text:s text:c="3"/>2.203947 9.503e-37 8.648e-08.07210.099 <text:s/>336.64010.800.000000 <text:s text:c="9"/>0 0 0 <text:s text:c="9"/>0 0 0 27 <text:s/>3 24 27.5 <text:s/>26 <text:s/>4 23 26.5 6565501518 6 2 4 0 <text:s text:c="3"/>56.0 <text:s text:c="2"/>54.0</text:p>
      <text:p text:style-name="P1"><text:s/>34 <text:s text:c="3"/>2.203948 9.154e-37 8.639e-08.07210.099 <text:s/>336.64010.800.000000 <text:s text:c="9"/>0 0 0 <text:s text:c="9"/>0 0 0 27 <text:s/>3 24 26.5 <text:s/>26 <text:s/>4 23 25.5 6565501518 6 2 4 0 <text:s text:c="3"/>54.0 <text:s text:c="2"/>52.0</text:p>
      <text:p text:style-name="P1"><text:s/>34 <text:s text:c="3"/>2.203957 9.863e-37 8.666e-08.07210.099 <text:s/>336.64010.800.000000 <text:s text:c="9"/>0 0 0 <text:s text:c="9"/>0 0 0 27 <text:s/>3 24 28.5 <text:s/>26 <text:s/>4 23 27.5 6565501518 6 2 4 0 <text:s text:c="3"/>58.0 <text:s text:c="2"/>56.0</text:p>
      <text:p text:style-name="P1"><text:s/>34 <text:s text:c="3"/>2.203958 8.820e-37 8.644e-08.07210.099 <text:s/>336.64010.800.000000 <text:s text:c="9"/>0 0 0 <text:s text:c="9"/>0 0 0 27 <text:s/>3 24 25.5 <text:s/>26 <text:s/>4 23 24.5 6565501518 6 2 4 0 <text:s text:c="3"/>52.0 <text:s text:c="2"/>50.0</text:p>
      <text:p text:style-name="P1"><text:s/>34 <text:s text:c="3"/>2.203977 8.498e-37 8.661e-08.07210.099 <text:s/>336.64020.800.000000 <text:s text:c="9"/>0 0 0 <text:s text:c="9"/>0 0 0 27 <text:s/>3 24 24.5 <text:s/>26 <text:s/>4 23 23.5 6565501518 6 2 4 0 <text:s text:c="3"/>50.0 <text:s text:c="2"/>48.0</text:p>
      <text:p text:style-name="P1"><text:s/>34 <text:s text:c="3"/>2.203978 1.024e-36 8.694e-08.07210.099 <text:s/>336.64010.800.000000 <text:s text:c="9"/>0 0 0 <text:s text:c="9"/>0 0 0 27 <text:s/>3 24 29.5 <text:s/>26 <text:s/>4 23 28.5 6565501518 6 2 4 0 <text:s text:c="3"/>60.0 <text:s text:c="2"/>58.0</text:p>
      <text:p text:style-name="P1"><text:s/>61 <text:s text:c="3"/>2.204268 6.878e-40 7.306e-11.04800.067 3704.16040.630.000000 <text:s text:c="3"/>0 1 0 1 1F1 <text:s text:c="3"/>0 1 0 1 1F1 <text:s text:c="2"/>12F1 32 <text:s text:c="7"/>12F2 33 <text:s text:c="4"/>334330453638 7 1 0 <text:s text:c="3"/>75.0 <text:s text:c="2"/>75.0</text:p>
      <text:p text:style-name="P1"><text:s/>61 <text:s text:c="3"/>2.204609 3.101e-39 1.995e-11.05600.073 3047.97090.650.000000 <text:s text:c="3"/>0 0 0 2 1F2 <text:s text:c="3"/>0 0 0 2 1A1 <text:s text:c="3"/>8F2 11 <text:s text:c="8"/>9F1 <text:s/>6 <text:s text:c="4"/>434330453638 7 1 0 <text:s text:c="3"/>51.0 <text:s text:c="2"/>57.0</text:p>
      <text:p text:style-name="P1"><text:s/>73 <text:s text:c="3"/>2.204949 9.936e-32 1.156e-09.03510.036 <text:s/>976.87250.720.000000 <text:s text:c="6"/>X <text:s text:c="5"/>0 <text:s text:c="6"/>X <text:s text:c="5"/>0 <text:s text:c="10"/>28.5 Q 26P 27 29.5d65252030 912 9 4 0 <text:s text:c="3"/>58.0 <text:s text:c="2"/>60.0</text:p>
      <text:p text:style-name="P1"><text:s/>73 <text:s text:c="3"/>2.205232 4.253e-32 1.160e-09.03490.036 1129.59920.720.000000 <text:s text:c="6"/>X <text:s text:c="5"/>0 <text:s text:c="6"/>X <text:s text:c="5"/>0 <text:s text:c="10"/>25.5 Q 28P 29 26.5d65252030 912 9 4 0 <text:s text:c="3"/>52.0 <text:s text:c="2"/>54.0</text:p>
      <text:p text:style-name="P1"><text:s/>73 <text:s text:c="3"/>2.205237 1.351e-34 3.547e-12.03490.036 1129.59920.720.000000 <text:s text:c="6"/>X <text:s text:c="5"/>0 <text:s text:c="6"/>X <text:s text:c="5"/>0 <text:s text:c="10"/>26.5 Q 28P 29 26.5d65252030 912 9 4 0 <text:s text:c="3"/>54.0 <text:s text:c="2"/>54.0</text:p>
      <text:p text:style-name="P1"><text:s/>73 <text:s text:c="3"/>2.205260 1.647e-37 4.171e-15.03490.036 1129.59920.720.000000 <text:s text:c="6"/>X <text:s text:c="5"/>0 <text:s text:c="6"/>X <text:s text:c="5"/>0 <text:s text:c="10"/>27.5 Q 28P 29 26.5d65252030 912 9 4 0 <text:s text:c="3"/>56.0 <text:s text:c="2"/>54.0</text:p>
      <text:p text:style-name="P1"><text:s/>73 <text:s text:c="3"/>2.206449 6.655e-32 1.156e-09.03500.036 1051.85980.720.000000 <text:s text:c="6"/>X <text:s text:c="5"/>0 <text:s text:c="6"/>X <text:s text:c="5"/>0 <text:s text:c="10"/>27.5 Q 27P 28 28.5d65252030 912 9 4 0 <text:s text:c="3"/>56.0 <text:s text:c="2"/>58.0</text:p>
      <text:p text:style-name="P1"><text:s/>73 <text:s text:c="3"/>2.206514 3.258e-34 5.463e-12.03500.036 1051.85980.720.000000 <text:s text:c="6"/>X <text:s text:c="5"/>0 <text:s text:c="6"/>X <text:s text:c="5"/>0 <text:s text:c="10"/>28.5 Q 27P 28 28.5d65252030 912 9 4 0 <text:s text:c="3"/>58.0 <text:s text:c="2"/>58.0</text:p>
      <text:p text:style-name="P1"><text:s/>73 <text:s text:c="3"/>2.206604 2.395e-37 3.882e-15.03500.036 1051.85980.720.000000 <text:s text:c="6"/>X <text:s text:c="5"/>0 <text:s text:c="6"/>X <text:s text:c="5"/>0 <text:s text:c="10"/>29.5 Q 27P 28 28.5d65252030 912 9 4 0 <text:s text:c="3"/>60.0 <text:s text:c="2"/>58.0</text:p>
      <text:p text:style-name="P1"><text:s/>61 <text:s text:c="3"/>2.207109 1.458e-37 2.742e-10.05300.074 2899.69170.690.000000 <text:s text:c="3"/>0 0 0 2 1F2 <text:s text:c="3"/>0 0 0 2 1F2 <text:s text:c="3"/>8A2 <text:s/>1 <text:s text:c="8"/>8A1 <text:s/>1 <text:s text:c="4"/>434330453638 7 1 0 <text:s text:c="3"/>85.0 <text:s text:c="2"/>85.0</text:p>
      <text:p text:style-name="P1"><text:s/>72 <text:s text:c="3"/>2.208088 1.699e-30 1.163e-09.03490.036 1099.33110.720.000000 <text:s text:c="6"/>X <text:s text:c="5"/>0 <text:s text:c="6"/>X <text:s text:c="5"/>0 <text:s text:c="15"/>Q 28P 29 <text:s text:c="4"/>d442520442212 9 4 0 <text:s text:c="3"/>57.0 <text:s text:c="2"/>59.0</text:p>
      <text:p text:style-name="P1"><text:s/>73 <text:s text:c="3"/>2.208412 4.416e-32 1.161e-09.03490.036 1129.59600.720.000000 <text:s text:c="6"/>X <text:s text:c="5"/>0 <text:s text:c="6"/>X <text:s text:c="5"/>0 <text:s text:c="10"/>26.5 Q 28P 29 27.5d65252030 912 9 4 0 <text:s text:c="3"/>54.0 <text:s text:c="2"/>56.0</text:p>
      <text:p text:style-name="P1"><text:s/>73 <text:s text:c="3"/>2.208435 2.163e-34 5.486e-12.03490.036 1129.59600.720.000000 <text:s text:c="6"/>X <text:s text:c="5"/>0 <text:s text:c="6"/>X <text:s text:c="5"/>0 <text:s text:c="10"/>27.5 Q 28P 29 27.5d65252030 912 9 4 0 <text:s text:c="3"/>56.0 <text:s text:c="2"/>56.0</text:p>
      <text:p text:style-name="P1"><text:s/>73 <text:s text:c="3"/>2.208477 2.863e-37 7.011e-15.03490.036 1129.59600.720.000000 <text:s text:c="6"/>X <text:s text:c="5"/>0 <text:s text:c="6"/>X <text:s text:c="5"/>0 <text:s text:c="10"/>28.5 Q 28P 29 27.5d65252030 912 9 4 0 <text:s text:c="3"/>58.0 <text:s text:c="2"/>56.0</text:p>
      <text:p text:style-name="P1"><text:s/>31 <text:s text:c="3"/>2.208500 3.326e-35 1.005e-07.08070.105 1467.14500.770.000000 <text:s text:c="9"/>0 2 0 <text:s text:c="9"/>0 2 0 12 <text:s/>1 11 <text:s text:c="6"/>11 <text:s/>2 10 <text:s text:c="5"/>006550 113 6 2 4 0 <text:s text:c="3"/>25.0 <text:s text:c="2"/>23.0</text:p>
      <text:p text:style-name="P1"><text:s/>61 <text:s text:c="3"/>2.208882 3.708e-40 4.231e-12.05000.068 3332.70290.640.000000 <text:s text:c="3"/>0 0 0 2 1E <text:s text:c="4"/>0 0 0 2 1E <text:s text:c="3"/>11A1 <text:s/>4 <text:s text:c="7"/>11A2 <text:s/>5 <text:s text:c="4"/>334330453638 7 1 0 <text:s text:c="2"/>115.0 <text:s/>115.0</text:p>
      <text:p text:style-name="P1"><text:s/>23 <text:s text:c="3"/>2.209095 5.521e-35 1.284e-12.08840.119 <text:s text:c="3"/>2.20910.780.000006 <text:s text:c="6"/>0 0 0 01 <text:s text:c="6"/>0 0 0 01 <text:s text:c="19"/>R <text:s/>2e <text:s text:c="4"/>667774 4 4 5 4 5 7 <text:s text:c="4"/>7.0 <text:s text:c="3"/>5.0</text:p>
      <text:p text:style-name="P1"><text:s/>73 <text:s text:c="3"/>2.209975 6.920e-32 1.162e-09.03500.036 1051.85630.720.000000 <text:s text:c="6"/>X <text:s text:c="5"/>0 <text:s text:c="6"/>X <text:s text:c="5"/>0 <text:s text:c="10"/>28.5 Q 27P 28 29.5d65252030 912 9 4 0 <text:s text:c="3"/>58.0 <text:s text:c="2"/>60.0</text:p>
      <text:p text:style-name="P1"><text:s/>73 <text:s text:c="3"/>2.210065 2.043e-34 3.317e-12.03500.036 1051.85630.720.000000 <text:s text:c="6"/>X <text:s text:c="5"/>0 <text:s text:c="6"/>X <text:s text:c="5"/>0 <text:s text:c="10"/>29.5 Q 27P 28 29.5d65252030 912 9 4 0 <text:s text:c="3"/>60.0 <text:s text:c="2"/>60.0</text:p>
      <text:p text:style-name="P1"><text:s/>71 <text:s text:c="3"/>2.211599 9.305e-28 1.169e-09.03520.036 1082.99170.720.000000 <text:s text:c="6"/>X <text:s text:c="5"/>0 <text:s text:c="6"/>X <text:s text:c="5"/>0 <text:s text:c="15"/>Q 27P 28 <text:s text:c="4"/>d442520442212 9 4 0 <text:s text:c="3"/>55.0 <text:s text:c="2"/>57.0</text:p>
      <text:p text:style-name="P1"><text:s/>73 <text:s text:c="3"/>2.211705 4.585e-32 1.165e-09.03490.036 1129.59270.720.000000 <text:s text:c="6"/>X <text:s text:c="5"/>0 <text:s text:c="6"/>X <text:s text:c="5"/>0 <text:s text:c="10"/>27.5 Q 28P 29 28.5d65252030 912 9 4 0 <text:s text:c="3"/>56.0 <text:s text:c="2"/>58.0</text:p>
      <text:p text:style-name="P1"><text:s/>73 <text:s text:c="3"/>2.211748 2.439e-34 5.981e-12.03490.036 1129.59270.720.000000 <text:s text:c="6"/>X <text:s text:c="5"/>0 <text:s text:c="6"/>X <text:s text:c="5"/>0 <text:s text:c="10"/>28.5 Q 28P 29 28.5d65252030 912 9 4 0 <text:s text:c="3"/>58.0 <text:s text:c="2"/>58.0</text:p>
      <text:p text:style-name="P1"><text:s/>61 <text:s text:c="3"/>2.211770 2.999e-40 1.917e-11.05300.068 3581.86960.640.000000 <text:s text:c="3"/>0 1 0 1 1F1 <text:s text:c="3"/>0 1 0 1 1F1 <text:s text:c="2"/>11F2 32 <text:s text:c="7"/>11F1 32 <text:s text:c="4"/>334330453638 7 1 0 <text:s text:c="3"/>69.0 <text:s text:c="2"/>69.0</text:p>
      <text:p text:style-name="P1"><text:s/>73 <text:s text:c="3"/>2.211812 2.769e-37 6.565e-15.03490.036 1129.59270.720.000000 <text:s text:c="6"/>X <text:s text:c="5"/>0 <text:s text:c="6"/>X <text:s text:c="5"/>0 <text:s text:c="10"/>29.5 Q 28P 29 28.5d65252030 912 9 4 0 <text:s text:c="3"/>60.0 <text:s text:c="2"/>58.0</text:p>
      <text:p text:style-name="P1"><text:s/>31 <text:s text:c="3"/>2.212600 1.798e-34 1.922e-07.08500.106 1118.50500.760.000000 <text:s text:c="9"/>1 0 0 <text:s text:c="9"/>1 0 0 <text:s/>6 <text:s/>0 <text:s/>6 <text:s text:c="7"/>5 <text:s/>1 <text:s/>5 <text:s text:c="5"/>006550 113 6 2 4 0 <text:s text:c="3"/>13.0 <text:s text:c="2"/>11.0</text:p>
      <text:p text:style-name="P1"><text:s/>12 <text:s text:c="3"/>2.213391 1.607e-34 7.711e-08.07500.298 2892.49240.510.004900 <text:s text:c="9"/>0 1 0 <text:s text:c="9"/>0 1 0 <text:s/>9 <text:s/>3 <text:s/>6 <text:s text:c="6"/>10 <text:s/>2 <text:s/>9 <text:s text:c="5"/>5646834836287122 8 <text:s text:c="3"/>57.0 <text:s text:c="2"/>63.0</text:p>
      <text:p text:style-name="P1"><text:s/>73 <text:s text:c="3"/>2.213619 7.196e-32 1.170e-09.03500.036 1051.85280.720.000000 <text:s text:c="6"/>X <text:s text:c="5"/>0 <text:s text:c="6"/>X <text:s text:c="5"/>0 <text:s text:c="10"/>29.5 Q 27P 28 30.5d65252030 912 9 4 0 <text:s text:c="3"/>60.0 <text:s text:c="2"/>62.0</text:p>
      <text:p text:style-name="P1"><text:s/>73 <text:s text:c="3"/>2.213869 3.012e-32 1.174e-09.03480.035 1210.07500.720.000000 <text:s text:c="6"/>X <text:s text:c="5"/>0 <text:s text:c="6"/>X <text:s text:c="5"/>0 <text:s text:c="10"/>26.5 Q 29P 30 27.5d65252030 912 9 4 0 <text:s text:c="3"/>54.0 <text:s text:c="2"/>56.0</text:p>
      <text:p text:style-name="P1"><text:s/>73 <text:s text:c="3"/>2.213873 8.897e-35 3.345e-12.03480.035 1210.07500.720.000000 <text:s text:c="6"/>X <text:s text:c="5"/>0 <text:s text:c="6"/>X <text:s text:c="5"/>0 <text:s text:c="10"/>27.5 Q 29P 30 27.5d65252030 912 9 4 0 <text:s text:c="3"/>56.0 <text:s text:c="2"/>56.0</text:p>
      <text:p text:style-name="P1"><text:s/>73 <text:s text:c="3"/>2.213894 1.011e-37 3.670e-15.03480.035 1210.07500.720.000000 <text:s text:c="6"/>X <text:s text:c="5"/>0 <text:s text:c="6"/>X <text:s text:c="5"/>0 <text:s text:c="10"/>28.5 Q 29P 30 27.5d65252030 912 9 4 0 <text:s text:c="3"/>58.0 <text:s text:c="2"/>56.0</text:p>
      <text:p text:style-name="P1"><text:s/>73 <text:s text:c="3"/>2.215113 4.763e-32 1.170e-09.03490.036 1129.58940.720.000000 <text:s text:c="6"/>X <text:s text:c="5"/>0 <text:s text:c="6"/>X <text:s text:c="5"/>0 <text:s text:c="10"/>28.5 Q 28P 29 29.5d65252030 912 9 4 0 <text:s text:c="3"/>58.0 <text:s text:c="2"/>60.0</text:p>
      <text:p text:style-name="P1"><text:s/>73 <text:s text:c="3"/>2.215177 2.174e-34 5.161e-12.03490.036 1129.58940.720.000000 <text:s text:c="6"/>X <text:s text:c="5"/>0 <text:s text:c="6"/>X <text:s text:c="5"/>0 <text:s text:c="10"/>29.5 Q 28P 29 29.5d65252030 912 9 4 0 <text:s text:c="3"/>60.0 <text:s text:c="2"/>60.0</text:p>
      <text:p text:style-name="P1"><text:s/>73 <text:s text:c="3"/>2.215265 1.490e-37 3.423e-15.03490.036 1129.58940.720.000000 <text:s text:c="6"/>X <text:s text:c="5"/>0 <text:s text:c="6"/>X <text:s text:c="5"/>0 <text:s text:c="10"/>30.5 Q 28P 29 29.5d65252030 912 9 4 0 <text:s text:c="3"/>62.0 <text:s text:c="2"/>60.0</text:p>
      <text:p text:style-name="P1"><text:s/>34 <text:s text:c="3"/>2.215444 4.112e-37 4.415e-08.07140.099 <text:s/>362.09950.800.000000 <text:s text:c="9"/>0 0 0 <text:s text:c="9"/>0 0 0 29 <text:s/>2 28 26.5 <text:s/>28 <text:s/>3 25 25.5 6565501518 6 2 4 0 <text:s text:c="3"/>54.0 <text:s text:c="2"/>52.0</text:p>
      <text:p text:style-name="P1"><text:s/>34 <text:s text:c="3"/>2.215470 4.890e-37 4.430e-08.07140.099 <text:s/>362.09940.800.000000 <text:s text:c="9"/>0 0 0 <text:s text:c="9"/>0 0 0 29 <text:s/>2 28 31.5 <text:s/>28 <text:s/>3 25 30.5 6565501518 6 2 4 0 <text:s text:c="3"/>64.0 <text:s text:c="2"/>62.0</text:p>
      <text:p text:style-name="P1"><text:s/>34 <text:s text:c="3"/>2.215492 4.258e-37 4.408e-08.07140.099 <text:s/>362.09940.800.000000 <text:s text:c="9"/>0 0 0 <text:s text:c="9"/>0 0 0 29 <text:s/>2 28 27.5 <text:s/>28 <text:s/>3 25 26.5 6565501518 6 2 4 0 <text:s text:c="3"/>56.0 <text:s text:c="2"/>54.0</text:p>
      <text:p text:style-name="P1"><text:s/>34 <text:s text:c="3"/>2.215512 4.724e-37 4.418e-08.07140.099 <text:s/>362.09930.800.000000 <text:s text:c="9"/>0 0 0 <text:s text:c="9"/>0 0 0 29 <text:s/>2 28 30.5 <text:s/>28 <text:s/>3 25 29.5 6565501518 6 2 4 0 <text:s text:c="3"/>62.0 <text:s text:c="2"/>60.0</text:p>
      <text:p text:style-name="P1"><text:s/>34 <text:s text:c="3"/>2.215521 4.408e-37 4.406e-08.07140.099 <text:s/>362.09930.800.000000 <text:s text:c="9"/>0 0 0 <text:s text:c="9"/>0 0 0 29 <text:s/>2 28 28.5 <text:s/>28 <text:s/>3 25 27.5 6565501518 6 2 4 0 <text:s text:c="3"/>58.0 <text:s text:c="2"/>56.0</text:p>
      <text:p text:style-name="P1"><text:s/>34 <text:s text:c="3"/>2.215528 4.562e-37 4.408e-08.07140.099 <text:s/>362.09930.800.000000 <text:s text:c="9"/>0 0 0 <text:s text:c="9"/>0 0 0 29 <text:s/>2 28 29.5 <text:s/>28 <text:s/>3 25 28.5 6565501518 6 2 4 0 <text:s text:c="3"/>60.0 <text:s text:c="2"/>58.0</text:p>
      <text:p text:style-name="P1"><text:s/>61 <text:s text:c="3"/>2.216297 2.224e-39 3.232e-11.05600.074 3214.51000.690.000000 <text:s text:c="3"/>0 1 0 1 1F1 <text:s text:c="3"/>0 1 0 1 1F1 <text:s text:c="3"/>8F1 19 <text:s text:c="8"/>8F2 20 <text:s text:c="4"/>434330453638 7 1 0 <text:s text:c="3"/>51.0 <text:s text:c="2"/>51.0</text:p>
      <text:p text:style-name="P1"><text:s/>61 <text:s text:c="3"/>2.216429 4.432e-38 3.655e-13.06000.077 1692.28940.720.000000 <text:s text:c="3"/>0 1 0 0 1E <text:s text:c="4"/>0 1 0 0 1E <text:s text:c="4"/>5A2 <text:s/>3 <text:s text:c="8"/>5A1 <text:s/>2 <text:s text:c="4"/>554330453738 7 1 0 <text:s text:c="3"/>55.0 <text:s text:c="2"/>55.0</text:p>
      <text:p text:style-name="P1"><text:s/>72 <text:s text:c="3"/>2.216474 1.211e-30 1.177e-09.03480.035 1177.65710.720.000000 <text:s text:c="6"/>X <text:s text:c="5"/>0 <text:s text:c="6"/>X <text:s text:c="5"/>0 <text:s text:c="15"/>Q 29P 30 <text:s text:c="4"/>d442520442212 9 4 0 <text:s text:c="3"/>59.0 <text:s text:c="2"/>61.0</text:p>
      <text:p text:style-name="P1"><text:s/>73 <text:s text:c="3"/>2.217055 3.122e-32 1.176e-09.03480.035 1210.07180.720.000000 <text:s text:c="6"/>X <text:s text:c="5"/>0 <text:s text:c="6"/>X <text:s text:c="5"/>0 <text:s text:c="10"/>27.5 Q 29P 30 28.5d65252030 912 9 4 0 <text:s text:c="3"/>56.0 <text:s text:c="2"/>58.0</text:p>
      <text:p text:style-name="P1"><text:s/>73 <text:s text:c="3"/>2.217077 1.425e-34 5.181e-12.03480.035 1210.07180.720.000000 <text:s text:c="6"/>X <text:s text:c="5"/>0 <text:s text:c="6"/>X <text:s text:c="5"/>0 <text:s text:c="10"/>28.5 Q 29P 30 28.5d65252030 912 9 4 0 <text:s text:c="3"/>58.0 <text:s text:c="2"/>58.0</text:p>
      <text:p text:style-name="P1"><text:s/>73 <text:s text:c="3"/>2.217118 1.760e-37 6.183e-15.03480.035 1210.07180.720.000000 <text:s text:c="6"/>X <text:s text:c="5"/>0 <text:s text:c="6"/>X <text:s text:c="5"/>0 <text:s text:c="10"/>29.5 Q 29P 30 28.5d65252030 912 9 4 0 <text:s text:c="3"/>60.0 <text:s text:c="2"/>58.0</text:p>
      <text:p text:style-name="P1"><text:s/>71 <text:s text:c="3"/>2.217426 5.137e-31 1.178e-09.03520.036 2627.42580.720.000000 <text:s text:c="6"/>X <text:s text:c="5"/>1 <text:s text:c="6"/>X <text:s text:c="5"/>1 <text:s text:c="15"/>Q 27P 28 <text:s text:c="4"/>d442520442212 9 4 0 <text:s text:c="3"/>55.0 <text:s text:c="2"/>57.0</text:p>
      <text:p text:style-name="P1"><text:s/>73 <text:s text:c="3"/>2.218634 4.947e-32 1.176e-09.03490.036 1129.58590.720.000000 <text:s text:c="6"/>X <text:s text:c="5"/>0 <text:s text:c="6"/>X <text:s text:c="5"/>0 <text:s text:c="10"/>29.5 Q 28P 29 30.5d65252030 912 9 4 0 <text:s text:c="3"/>60.0 <text:s text:c="2"/>62.0</text:p>
      <text:p text:style-name="P1"><text:s/>73 <text:s text:c="3"/>2.218722 1.363e-34 3.136e-12.03490.036 1129.58590.720.000000 <text:s text:c="6"/>X <text:s text:c="5"/>0 <text:s text:c="6"/>X <text:s text:c="5"/>0 <text:s text:c="10"/>30.5 Q 28P 29 30.5d65252030 912 9 4 0 <text:s text:c="3"/>62.0 <text:s text:c="2"/>62.0</text:p>
      <text:p text:style-name="P1"><text:s/>73 <text:s text:c="3"/>2.220352 3.240e-32 1.179e-09.03480.035 1210.06850.720.000000 <text:s text:c="6"/>X <text:s text:c="5"/>0 <text:s text:c="6"/>X <text:s text:c="5"/>0 <text:s text:c="10"/>28.5 Q 29P 30 29.5d65252030 912 9 4 0 <text:s text:c="3"/>58.0 <text:s text:c="2"/>60.0</text:p>
      <text:p text:style-name="P1"><text:s/>73 <text:s text:c="3"/>2.220393 1.607e-34 5.654e-12.03480.035 1210.06850.720.000000 <text:s text:c="6"/>X <text:s text:c="5"/>0 <text:s text:c="6"/>X <text:s text:c="5"/>0 <text:s text:c="10"/>29.5 Q 29P 30 29.5d65252030 912 9 4 0 <text:s text:c="3"/>60.0 <text:s text:c="2"/>60.0</text:p>
      <text:p text:style-name="P1"><text:s/>73 <text:s text:c="3"/>2.220455 1.704e-37 5.803e-15.03480.035 1210.06850.720.000000 <text:s text:c="6"/>X <text:s text:c="5"/>0 <text:s text:c="6"/>X <text:s text:c="5"/>0 <text:s text:c="10"/>30.5 Q 29P 30 29.5d65252030 912 9 4 0 <text:s text:c="3"/>62.0 <text:s text:c="2"/>60.0</text:p>
      <text:p text:style-name="P1"><text:s/>15 <text:s text:c="3"/>2.221602 7.478e-33 3.146e-07.08280.410 <text:s/>463.36180.640.000000 <text:s text:c="9"/>0 0 0 <text:s text:c="9"/>0 0 0 <text:s/>6 <text:s/>3 <text:s/>3 <text:s text:c="7"/>6 <text:s/>3 <text:s/>4 <text:s text:c="5"/>605540322027 5 2 0 <text:s text:c="3"/>78.0 <text:s text:c="2"/>78.0</text:p>
      <text:p text:style-name="P1"><text:soft-page-break/><text:s/>73 <text:s text:c="3"/>2.222269 5.137e-32 1.184e-09.03490.036 1129.58240.720.000000 <text:s text:c="6"/>X <text:s text:c="5"/>0 <text:s text:c="6"/>X <text:s text:c="5"/>0 <text:s text:c="10"/>30.5 Q 28P 29 31.5d65252030 912 9 4 0 <text:s text:c="3"/>62.0 <text:s text:c="2"/>64.0</text:p>
      <text:p text:style-name="P1"><text:s/>73 <text:s text:c="3"/>2.222490 2.100e-32 1.188e-09.03470.035 1293.29390.720.000000 <text:s text:c="6"/>X <text:s text:c="5"/>0 <text:s text:c="6"/>X <text:s text:c="5"/>0 <text:s text:c="10"/>27.5 Q 30P 31 28.5d65252030 912 9 4 0 <text:s text:c="3"/>56.0 <text:s text:c="2"/>58.0</text:p>
      <text:p text:style-name="P1"><text:s/>73 <text:s text:c="3"/>2.222492 5.789e-35 3.161e-12.03470.035 1293.29390.720.000000 <text:s text:c="6"/>X <text:s text:c="5"/>0 <text:s text:c="6"/>X <text:s text:c="5"/>0 <text:s text:c="10"/>28.5 Q 30P 31 28.5d65252030 912 9 4 0 <text:s text:c="3"/>58.0 <text:s text:c="2"/>58.0</text:p>
      <text:p text:style-name="P1"><text:s/>73 <text:s text:c="3"/>2.222513 6.145e-38 3.244e-15.03470.035 1293.29390.720.000000 <text:s text:c="6"/>X <text:s text:c="5"/>0 <text:s text:c="6"/>X <text:s text:c="5"/>0 <text:s text:c="10"/>29.5 Q 30P 31 28.5d65252030 912 9 4 0 <text:s text:c="3"/>60.0 <text:s text:c="2"/>58.0</text:p>
      <text:p text:style-name="P1"><text:s/>61 <text:s text:c="3"/>2.223697 1.879e-40 4.207e-12.06500.077 3171.94430.720.000000 <text:s text:c="3"/>0 2 0 0 1E <text:s text:c="4"/>0 0 1 0 1F2 <text:s text:c="3"/>4F2 22 <text:s text:c="8"/>5F1 20 <text:s text:c="4"/>434330453638 7 1 0 <text:s text:c="3"/>27.0 <text:s text:c="2"/>33.0</text:p>
      <text:p text:style-name="P1"><text:s/>73 <text:s text:c="3"/>2.223759 3.361e-32 1.184e-09.03480.035 1210.06520.720.000000 <text:s text:c="6"/>X <text:s text:c="5"/>0 <text:s text:c="6"/>X <text:s text:c="5"/>0 <text:s text:c="10"/>29.5 Q 29P 30 30.5d65252030 912 9 4 0 <text:s text:c="3"/>60.0 <text:s text:c="2"/>62.0</text:p>
      <text:p text:style-name="P1"><text:s/>73 <text:s text:c="3"/>2.223821 1.431e-34 4.882e-12.03480.035 1210.06520.720.000000 <text:s text:c="6"/>X <text:s text:c="5"/>0 <text:s text:c="6"/>X <text:s text:c="5"/>0 <text:s text:c="10"/>30.5 Q 29P 30 30.5d65252030 912 9 4 0 <text:s text:c="3"/>62.0 <text:s text:c="2"/>62.0</text:p>
      <text:p text:style-name="P1"><text:s/>73 <text:s text:c="3"/>2.223907 9.175e-38 3.032e-15.03480.035 1210.06520.720.000000 <text:s text:c="6"/>X <text:s text:c="5"/>0 <text:s text:c="6"/>X <text:s text:c="5"/>0 <text:s text:c="10"/>31.5 Q 29P 30 30.5d65252030 912 9 4 0 <text:s text:c="3"/>64.0 <text:s text:c="2"/>62.0</text:p>
      <text:p text:style-name="P1"><text:s/>61 <text:s text:c="3"/>2.224771 6.125e-39 4.849e-11.05900.075 3168.06130.700.000000 <text:s text:c="3"/>0 1 0 1 1F1 <text:s text:c="3"/>0 1 0 1 1F1 <text:s text:c="3"/>7A2 <text:s/>8 <text:s text:c="8"/>7A1 <text:s/>6 <text:s text:c="4"/>434330453638 7 1 0 <text:s text:c="3"/>75.0 <text:s text:c="2"/>75.0</text:p>
      <text:p text:style-name="P1"><text:s/>72 <text:s text:c="3"/>2.224847 8.508e-31 1.190e-09.03470.035 1258.65370.720.000000 <text:s text:c="6"/>X <text:s text:c="5"/>0 <text:s text:c="6"/>X <text:s text:c="5"/>0 <text:s text:c="15"/>Q 30P 31 <text:s text:c="4"/>d442520442212 9 4 0 <text:s text:c="3"/>61.0 <text:s text:c="2"/>63.0</text:p>
      <text:p text:style-name="P1"><text:s/>73 <text:s text:c="3"/>2.225683 2.176e-32 1.190e-09.03470.035 1293.29070.720.000000 <text:s text:c="6"/>X <text:s text:c="5"/>0 <text:s text:c="6"/>X <text:s text:c="5"/>0 <text:s text:c="10"/>28.5 Q 30P 31 29.5d65252030 912 9 4 0 <text:s text:c="3"/>58.0 <text:s text:c="2"/>60.0</text:p>
      <text:p text:style-name="P1"><text:s/>73 <text:s text:c="3"/>2.225703 9.273e-35 4.902e-12.03470.035 1293.29070.720.000000 <text:s text:c="6"/>X <text:s text:c="5"/>0 <text:s text:c="6"/>X <text:s text:c="5"/>0 <text:s text:c="10"/>29.5 Q 30P 31 29.5d65252030 912 9 4 0 <text:s text:c="3"/>60.0 <text:s text:c="2"/>60.0</text:p>
      <text:p text:style-name="P1"><text:s/>73 <text:s text:c="3"/>2.225742 1.071e-37 5.478e-15.03470.035 1293.29070.720.000000 <text:s text:c="6"/>X <text:s text:c="5"/>0 <text:s text:c="6"/>X <text:s text:c="5"/>0 <text:s text:c="10"/>30.5 Q 30P 31 29.5d65252030 912 9 4 0 <text:s text:c="3"/>62.0 <text:s text:c="2"/>60.0</text:p>
      <text:p text:style-name="P1"><text:s/>73 <text:s text:c="3"/>2.227275 3.484e-32 1.190e-09.03480.035 1210.06170.720.000000 <text:s text:c="6"/>X <text:s text:c="5"/>0 <text:s text:c="6"/>X <text:s text:c="5"/>0 <text:s text:c="10"/>30.5 Q 29P 30 31.5d65252030 912 9 4 0 <text:s text:c="3"/>62.0 <text:s text:c="2"/>64.0</text:p>
      <text:p text:style-name="P1"><text:s/>73 <text:s text:c="3"/>2.227361 8.974e-35 2.970e-12.03480.035 1210.06170.720.000000 <text:s text:c="6"/>X <text:s text:c="5"/>0 <text:s text:c="6"/>X <text:s text:c="5"/>0 <text:s text:c="10"/>31.5 Q 29P 30 31.5d65252030 912 9 4 0 <text:s text:c="3"/>64.0 <text:s text:c="2"/>64.0</text:p>
      <text:p text:style-name="P1"><text:s/>34 <text:s text:c="3"/>2.228190 1.612e-38 9.002e-08.06820.078 1320.26580.760.000000 <text:s text:c="9"/>0 0 0 <text:s text:c="9"/>0 0 0 52 <text:s/>8 44 54.5 <text:s/>53 <text:s/>7 47 55.5 6542201518 8 2 1 0 <text:s text:c="2"/>110.0 <text:s/>112.0</text:p>
      <text:p text:style-name="P1"><text:s/>34 <text:s text:c="3"/>2.228195 1.581e-38 8.997e-08.06820.078 1320.26580.760.000000 <text:s text:c="9"/>0 0 0 <text:s text:c="9"/>0 0 0 52 <text:s/>8 44 53.5 <text:s/>53 <text:s/>7 47 54.5 6542201518 8 2 1 0 <text:s text:c="2"/>108.0 <text:s/>110.0</text:p>
      <text:p text:style-name="P1"><text:s/>34 <text:s text:c="3"/>2.228198 1.552e-38 8.995e-08.06820.078 1320.26580.760.000000 <text:s text:c="9"/>0 0 0 <text:s text:c="9"/>0 0 0 52 <text:s/>8 44 52.5 <text:s/>53 <text:s/>7 47 53.5 6542201518 8 2 1 0 <text:s text:c="2"/>106.0 <text:s/>108.0</text:p>
      <text:p text:style-name="P1"><text:s/>34 <text:s text:c="3"/>2.228199 1.466e-38 9.009e-08.06820.078 1320.26600.760.000000 <text:s text:c="9"/>0 0 0 <text:s text:c="9"/>0 0 0 52 <text:s/>8 44 49.5 <text:s/>53 <text:s/>7 47 50.5 6542201518 8 2 1 0 <text:s text:c="2"/>100.0 <text:s/>102.0</text:p>
      <text:p text:style-name="P1"><text:s/>34 <text:s text:c="3"/>2.228200 1.494e-38 9.001e-08.06820.078 1320.26590.760.000000 <text:s text:c="9"/>0 0 0 <text:s text:c="9"/>0 0 0 52 <text:s/>8 44 50.5 <text:s/>53 <text:s/>7 47 51.5 6542201518 8 2 1 0 <text:s text:c="2"/>102.0 <text:s/>104.0</text:p>
      <text:p text:style-name="P1"><text:s/>34 <text:s text:c="3"/>2.228200 1.523e-38 8.996e-08.06820.078 1320.26590.760.000000 <text:s text:c="9"/>0 0 0 <text:s text:c="9"/>0 0 0 52 <text:s/>8 44 51.5 <text:s/>53 <text:s/>7 47 52.5 6542201518 8 2 1 0 <text:s text:c="2"/>104.0 <text:s/>106.0</text:p>
      <text:p text:style-name="P1"><text:s/>73 <text:s text:c="3"/>2.228982 2.253e-32 1.193e-09.03470.035 1293.28740.720.000000 <text:s text:c="6"/>X <text:s text:c="5"/>0 <text:s text:c="6"/>X <text:s text:c="5"/>0 <text:s text:c="10"/>29.5 Q 30P 31 30.5d65252030 912 9 4 0 <text:s text:c="3"/>60.0 <text:s text:c="2"/>62.0</text:p>
      <text:p text:style-name="P1"><text:s/>73 <text:s text:c="3"/>2.229022 1.045e-34 5.356e-12.03470.035 1293.28740.720.000000 <text:s text:c="6"/>X <text:s text:c="5"/>0 <text:s text:c="6"/>X <text:s text:c="5"/>0 <text:s text:c="10"/>30.5 Q 30P 31 30.5d65252030 912 9 4 0 <text:s text:c="3"/>62.0 <text:s text:c="2"/>62.0</text:p>
      <text:p text:style-name="P1"><text:s/>73 <text:s text:c="3"/>2.229083 1.038e-37 5.151e-15.03470.035 1293.28740.720.000000 <text:s text:c="6"/>X <text:s text:c="5"/>0 <text:s text:c="6"/>X <text:s text:c="5"/>0 <text:s text:c="10"/>31.5 Q 30P 31 30.5d65252030 912 9 4 0 <text:s text:c="3"/>64.0 <text:s text:c="2"/>62.0</text:p>
      <text:p text:style-name="P1"><text:s/>71 <text:s text:c="3"/>2.229436 4.594e-28 1.198e-09.03480.035 1245.97190.720.000000 <text:s text:c="6"/>X <text:s text:c="5"/>0 <text:s text:c="6"/>X <text:s text:c="5"/>0 <text:s text:c="15"/>Q 29P 30 <text:s text:c="4"/>d442520442212 9 4 0 <text:s text:c="3"/>59.0 <text:s text:c="2"/>61.0</text:p>
      <text:p text:style-name="P1"><text:s/>73 <text:s text:c="3"/>2.230902 3.616e-32 1.198e-09.03480.035 1210.05820.720.000000 <text:s text:c="6"/>X <text:s text:c="5"/>0 <text:s text:c="6"/>X <text:s text:c="5"/>0 <text:s text:c="10"/>31.5 Q 29P 30 32.5d65252030 912 9 4 0 <text:s text:c="3"/>64.0 <text:s text:c="2"/>66.0</text:p>
      <text:p text:style-name="P1"><text:s/>73 <text:s text:c="3"/>2.231097 1.443e-32 1.201e-09.03470.034 1379.25250.720.000000 <text:s text:c="6"/>X <text:s text:c="5"/>0 <text:s text:c="6"/>X <text:s text:c="5"/>0 <text:s text:c="10"/>28.5 Q 31P 32 29.5d65252030 912 9 4 0 <text:s text:c="3"/>58.0 <text:s text:c="2"/>60.0</text:p>
      <text:p text:style-name="P1"><text:s/>73 <text:s text:c="3"/>2.231098 3.720e-35 2.994e-12.03470.034 1379.25250.720.000000 <text:s text:c="6"/>X <text:s text:c="5"/>0 <text:s text:c="6"/>X <text:s text:c="5"/>0 <text:s text:c="10"/>29.5 Q 31P 32 29.5d65252030 912 9 4 0 <text:s text:c="3"/>60.0 <text:s text:c="2"/>60.0</text:p>
      <text:p text:style-name="P1"><text:s/>73 <text:s text:c="3"/>2.231117 3.695e-38 2.878e-15.03470.034 1379.25250.720.000000 <text:s text:c="6"/>X <text:s text:c="5"/>0 <text:s text:c="6"/>X <text:s text:c="5"/>0 <text:s text:c="10"/>30.5 Q 31P 32 29.5d65252030 912 9 4 0 <text:s text:c="3"/>62.0 <text:s text:c="2"/>60.0</text:p>
      <text:p text:style-name="P1"><text:s/>73 <text:s text:c="3"/>2.232388 2.335e-32 1.198e-09.03470.035 1293.28400.720.000000 <text:s text:c="6"/>X <text:s text:c="5"/>0 <text:s text:c="6"/>X <text:s text:c="5"/>0 <text:s text:c="10"/>30.5 Q 30P 31 31.5d65252030 912 9 4 0 <text:s text:c="3"/>62.0 <text:s text:c="2"/>64.0</text:p>
      <text:p text:style-name="P1"><text:s/>73 <text:s text:c="3"/>2.232449 9.315e-35 4.630e-12.03470.035 1293.28400.720.000000 <text:s text:c="6"/>X <text:s text:c="5"/>0 <text:s text:c="6"/>X <text:s text:c="5"/>0 <text:s text:c="10"/>31.5 Q 30P 31 31.5d65252030 912 9 4 0 <text:s text:c="3"/>64.0 <text:s text:c="2"/>64.0</text:p>
      <text:p text:style-name="P1"><text:s/>73 <text:s text:c="3"/>2.232533 5.593e-38 2.696e-15.03470.035 1293.28400.720.000000 <text:s text:c="6"/>X <text:s text:c="5"/>0 <text:s text:c="6"/>X <text:s text:c="5"/>0 <text:s text:c="10"/>32.5 Q 30P 31 31.5d65252030 912 9 4 0 <text:s text:c="3"/>66.0 <text:s text:c="2"/>64.0</text:p>
      <text:p text:style-name="P1"><text:s/>72 <text:s text:c="3"/>2.233207 5.894e-31 1.204e-09.03470.034 1342.31780.720.000000 <text:s text:c="6"/>X <text:s text:c="5"/>0 <text:s text:c="6"/>X <text:s text:c="5"/>0 <text:s text:c="15"/>Q 31P 32 <text:s text:c="4"/>d442520442212 9 4 0 <text:s text:c="3"/>63.0 <text:s text:c="2"/>65.0</text:p>
      <text:p text:style-name="P1"><text:s/>73 <text:s text:c="3"/>2.234296 1.494e-32 1.204e-09.03470.034 1379.24930.720.000000 <text:s text:c="6"/>X <text:s text:c="5"/>0 <text:s text:c="6"/>X <text:s text:c="5"/>0 <text:s text:c="10"/>29.5 Q 31P 32 30.5d65252030 912 9 4 0 <text:s text:c="3"/>60.0 <text:s text:c="2"/>62.0</text:p>
      <text:p text:style-name="P1"><text:s/>73 <text:s text:c="3"/>2.234315 5.961e-35 4.649e-12.03470.034 1379.24930.720.000000 <text:s text:c="6"/>X <text:s text:c="5"/>0 <text:s text:c="6"/>X <text:s text:c="5"/>0 <text:s text:c="10"/>30.5 Q 31P 32 30.5d65252030 912 9 4 0 <text:s text:c="3"/>62.0 <text:s text:c="2"/>62.0</text:p>
      <text:p text:style-name="P1"><text:s/>73 <text:s text:c="3"/>2.234353 6.448e-38 4.872e-15.03470.034 1379.24930.720.000000 <text:s text:c="6"/>X <text:s text:c="5"/>0 <text:s text:c="6"/>X <text:s text:c="5"/>0 <text:s text:c="10"/>31.5 Q 31P 32 30.5d65252030 912 9 4 0 <text:s text:c="3"/>64.0 <text:s text:c="2"/>62.0</text:p>
      <text:p text:style-name="P1"><text:s/>34 <text:s text:c="3"/>2.235279 6.480e-37 9.038e-08.07080.096 <text:s/>455.35560.810.000000 <text:s text:c="9"/>0 0 0 <text:s text:c="9"/>0 0 0 30 <text:s/>5 25 32.5 <text:s/>31 <text:s/>4 28 33.5 6565501518 6 2 4 0 <text:s text:c="3"/>66.0 <text:s text:c="2"/>68.0</text:p>
      <text:p text:style-name="P1"><text:s/>34 <text:s text:c="3"/>2.235283 6.274e-37 9.023e-08.07080.096 <text:s/>455.35560.810.000000 <text:s text:c="9"/>0 0 0 <text:s text:c="9"/>0 0 0 30 <text:s/>5 25 31.5 <text:s/>31 <text:s/>4 28 32.5 6565501518 6 2 4 0 <text:s text:c="3"/>64.0 <text:s text:c="2"/>66.0</text:p>
      <text:p text:style-name="P1"><text:s/>34 <text:s text:c="3"/>2.235286 6.073e-37 9.016e-08.07080.096 <text:s/>455.35560.810.000000 <text:s text:c="9"/>0 0 0 <text:s text:c="9"/>0 0 0 30 <text:s/>5 25 30.5 <text:s/>31 <text:s/>4 28 31.5 6565501518 6 2 4 0 <text:s text:c="3"/>62.0 <text:s text:c="2"/>64.0</text:p>
      <text:p text:style-name="P1"><text:s/>34 <text:s text:c="3"/>2.235288 5.881e-37 9.022e-08.07080.096 <text:s/>455.35560.810.000000 <text:s text:c="9"/>0 0 0 <text:s text:c="9"/>0 0 0 30 <text:s/>5 25 29.5 <text:s/>31 <text:s/>4 28 30.5 6565501518 6 2 4 0 <text:s text:c="3"/>60.0 <text:s text:c="2"/>62.0</text:p>
      <text:p text:style-name="P1"><text:s/>34 <text:s text:c="3"/>2.235289 5.692e-37 9.034e-08.07080.096 <text:s/>455.35570.810.000000 <text:s text:c="9"/>0 0 0 <text:s text:c="9"/>0 0 0 30 <text:s/>5 25 28.5 <text:s/>31 <text:s/>4 28 29.5 6565501518 6 2 4 0 <text:s text:c="3"/>58.0 <text:s text:c="2"/>60.0</text:p>
      <text:p text:style-name="P1"><text:s/>34 <text:s text:c="3"/>2.235289 5.510e-37 9.057e-08.07080.096 <text:s/>455.35570.810.000000 <text:s text:c="9"/>0 0 0 <text:s text:c="9"/>0 0 0 30 <text:s/>5 25 27.5 <text:s/>31 <text:s/>4 28 28.5 6565501518 6 2 4 0 <text:s text:c="3"/>56.0 <text:s text:c="2"/>58.0</text:p>
      <text:p text:style-name="P1"><text:s/>71 <text:s text:c="3"/>2.235303 2.558e-31 1.207e-09.03480.035 2788.60350.720.000000 <text:s text:c="6"/>X <text:s text:c="5"/>1 <text:s text:c="6"/>X <text:s text:c="5"/>1 <text:s text:c="15"/>Q 29P 30 <text:s text:c="4"/>d442520442212 9 4 0 <text:s text:c="3"/>59.0 <text:s text:c="2"/>61.0</text:p>
      <text:p text:style-name="P1"><text:s/>73 <text:s text:c="3"/>2.235900 2.420e-32 1.205e-09.03470.035 1293.28060.720.000000 <text:s text:c="6"/>X <text:s text:c="5"/>0 <text:s text:c="6"/>X <text:s text:c="5"/>0 <text:s text:c="10"/>31.5 Q 30P 31 32.5d65252030 912 9 4 0 <text:s text:c="3"/>64.0 <text:s text:c="2"/>66.0</text:p>
      <text:p text:style-name="P1"><text:s/>73 <text:s text:c="3"/>2.235985 5.839e-35 2.819e-12.03470.035 1293.28060.720.000000 <text:s text:c="6"/>X <text:s text:c="5"/>0 <text:s text:c="6"/>X <text:s text:c="5"/>0 <text:s text:c="10"/>32.5 Q 30P 31 32.5d65252030 912 9 4 0 <text:s text:c="3"/>66.0 <text:s text:c="2"/>66.0</text:p>
      <text:p text:style-name="P1"><text:s/>34 <text:s text:c="3"/>2.236553 2.605e-37 9.098e-08.06960.090 <text:s/>683.66550.820.000000 <text:s text:c="9"/>0 0 0 <text:s text:c="9"/>0 0 0 37 <text:s/>6 32 39.5 <text:s/>38 <text:s/>5 33 40.5 6565501518 6 2 4 0 <text:s text:c="3"/>80.0 <text:s text:c="2"/>82.0</text:p>
      <text:p text:style-name="P1"><text:s/>34 <text:s text:c="3"/>2.236561 2.536e-37 9.085e-08.06960.090 <text:s/>683.66540.820.000000 <text:s text:c="9"/>0 0 0 <text:s text:c="9"/>0 0 0 37 <text:s/>6 32 38.5 <text:s/>38 <text:s/>5 33 39.5 6565501518 6 2 4 0 <text:s text:c="3"/>78.0 <text:s text:c="2"/>80.0</text:p>
      <text:p text:style-name="P1"><text:s/>34 <text:s text:c="3"/>2.236561 2.283e-37 9.112e-08.06960.090 <text:s/>683.66560.820.000000 <text:s text:c="9"/>0 0 0 <text:s text:c="9"/>0 0 0 37 <text:s/>6 32 34.5 <text:s/>38 <text:s/>5 33 35.5 6565501518 6 2 4 0 <text:s text:c="3"/>70.0 <text:s text:c="2"/>72.0</text:p>
      <text:p text:style-name="P1"><text:s/>34 <text:s text:c="3"/>2.236565 2.344e-37 9.095e-08.06960.090 <text:s/>683.66550.820.000000 <text:s text:c="9"/>0 0 0 <text:s text:c="9"/>0 0 0 37 <text:s/>6 32 35.5 <text:s/>38 <text:s/>5 33 36.5 6565501518 6 2 4 0 <text:s text:c="3"/>72.0 <text:s text:c="2"/>74.0</text:p>
      <text:p text:style-name="P1"><text:s/>34 <text:s text:c="3"/>2.236565 2.471e-37 9.085e-08.06960.090 <text:s/>683.66540.820.000000 <text:s text:c="9"/>0 0 0 <text:s text:c="9"/>0 0 0 37 <text:s/>6 32 37.5 <text:s/>38 <text:s/>5 33 38.5 6565501518 6 2 4 0 <text:s text:c="3"/>76.0 <text:s text:c="2"/>78.0</text:p>
      <text:p text:style-name="P1"><text:s/>34 <text:s text:c="3"/>2.236567 2.407e-37 9.086e-08.06960.090 <text:s/>683.66550.820.000000 <text:s text:c="9"/>0 0 0 <text:s text:c="9"/>0 0 0 37 <text:s/>6 32 36.5 <text:s/>38 <text:s/>5 33 37.5 6565501518 6 2 4 0 <text:s text:c="3"/>74.0 <text:s text:c="2"/>76.0</text:p>
      <text:p text:style-name="P1"><text:s/>35 <text:s text:c="3"/>2.236574 4.485e-37 4.615e-08.07210.100 <text:s/>323.86450.800.000000 <text:s text:c="9"/>0 0 0 <text:s text:c="9"/>0 0 0 27 <text:s/>2 26 24.5 <text:s/>26 <text:s/>3 23 23.5 6565501518 6 2 4 0 <text:s text:c="3"/>50.0 <text:s text:c="2"/>48.0</text:p>
      <text:p text:style-name="P1"><text:s/>35 <text:s text:c="3"/>2.236586 5.402e-37 4.632e-08.07210.100 <text:s/>323.86440.800.000000 <text:s text:c="9"/>0 0 0 <text:s text:c="9"/>0 0 0 27 <text:s/>2 26 29.5 <text:s/>26 <text:s/>3 23 28.5 6565501518 6 2 4 0 <text:s text:c="3"/>60.0 <text:s text:c="2"/>58.0</text:p>
      <text:p text:style-name="P1"><text:s/>35 <text:s text:c="3"/>2.236586 4.655e-37 4.606e-08.07210.100 <text:s/>323.86440.800.000000 <text:s text:c="9"/>0 0 0 <text:s text:c="9"/>0 0 0 27 <text:s/>2 26 25.5 <text:s/>26 <text:s/>3 23 24.5 6565501518 6 2 4 0 <text:s text:c="3"/>52.0 <text:s text:c="2"/>50.0</text:p>
      <text:p text:style-name="P1"><text:s/>35 <text:s text:c="3"/>2.236604 5.205e-37 4.617e-08.07210.100 <text:s/>323.86440.800.000000 <text:s text:c="9"/>0 0 0 <text:s text:c="9"/>0 0 0 27 <text:s/>2 26 28.5 <text:s/>26 <text:s/>3 23 27.5 6565501518 6 2 4 0 <text:s text:c="3"/>58.0 <text:s text:c="2"/>56.0</text:p>
      <text:p text:style-name="P1"><text:s/>35 <text:s text:c="3"/>2.236604 4.833e-37 4.605e-08.07210.100 <text:s/>323.86440.800.000000 <text:s text:c="9"/>0 0 0 <text:s text:c="9"/>0 0 0 27 <text:s/>2 26 26.5 <text:s/>26 <text:s/>3 23 25.5 6565501518 6 2 4 0 <text:s text:c="3"/>54.0 <text:s text:c="2"/>52.0</text:p>
      <text:p text:style-name="P1"><text:s/>35 <text:s text:c="3"/>2.236604 5.014e-37 4.607e-08.07210.100 <text:s/>323.86440.800.000000 <text:s text:c="9"/>0 0 0 <text:s text:c="9"/>0 0 0 27 <text:s/>2 26 27.5 <text:s/>26 <text:s/>3 23 26.5 6565501518 6 2 4 0 <text:s text:c="3"/>56.0 <text:s text:c="2"/>54.0</text:p>
      <text:p text:style-name="P1"><text:s/>61 <text:s text:c="3"/>2.237184 7.128e-39 4.546e-11.05600.073 3065.99440.650.000000 <text:s text:c="3"/>0 0 0 2 1F2 <text:s text:c="3"/>0 0 0 2 1E <text:s text:c="4"/>9F1 10 <text:s text:c="8"/>9F2 <text:s/>7 <text:s text:c="4"/>434330453638 7 1 0 <text:s text:c="3"/>57.0 <text:s text:c="2"/>57.0</text:p>
      <text:p text:style-name="P1"><text:s/>73 <text:s text:c="3"/>2.237598 1.546e-32 1.207e-09.03470.034 1379.24600.720.000000 <text:s text:c="6"/>X <text:s text:c="5"/>0 <text:s text:c="6"/>X <text:s text:c="5"/>0 <text:s text:c="10"/>30.5 Q 31P 32 31.5d65252030 912 9 4 0 <text:s text:c="3"/>62.0 <text:s text:c="2"/>64.0</text:p>
      <text:p text:style-name="P1"><text:s/>73 <text:s text:c="3"/>2.237636 6.717e-35 5.083e-12.03470.034 1379.24600.720.000000 <text:s text:c="6"/>X <text:s text:c="5"/>0 <text:s text:c="6"/>X <text:s text:c="5"/>0 <text:s text:c="10"/>31.5 Q 31P 32 31.5d65252030 912 9 4 0 <text:s text:c="3"/>64.0 <text:s text:c="2"/>64.0</text:p>
      <text:p text:style-name="P1"><text:s/>73 <text:s text:c="3"/>2.237696 6.255e-38 4.590e-15.03470.034 1379.24600.720.000000 <text:s text:c="6"/>X <text:s text:c="5"/>0 <text:s text:c="6"/>X <text:s text:c="5"/>0 <text:s text:c="10"/>32.5 Q 31P 32 31.5d65252030 912 9 4 0 <text:s text:c="3"/>66.0 <text:s text:c="2"/>64.0</text:p>
      <text:p text:style-name="P1"><text:soft-page-break/><text:s/>61 <text:s text:c="3"/>2.238247 3.592e-40 3.214e-14.05300.068 2227.43580.640.000000 <text:s text:c="3"/>0 1 0 0 1E <text:s text:c="4"/>0 1 0 0 1E <text:s text:c="3"/>11F2 10 <text:s text:c="7"/>11F1 10 <text:s text:c="4"/>534330453738 7 1 0 <text:s text:c="3"/>69.0 <text:s text:c="2"/>69.0</text:p>
      <text:p text:style-name="P1"><text:s/>73 <text:s text:c="3"/>2.239519 2.508e-32 1.213e-09.03470.035 1293.27700.720.000000 <text:s text:c="6"/>X <text:s text:c="5"/>0 <text:s text:c="6"/>X <text:s text:c="5"/>0 <text:s text:c="10"/>32.5 Q 30P 31 33.5d65252030 912 9 4 0 <text:s text:c="3"/>66.0 <text:s text:c="2"/>68.0</text:p>
      <text:p text:style-name="P1"><text:s/>73 <text:s text:c="3"/>2.239692 2.362e-35 2.842e-12.03460.034 1467.94750.720.000000 <text:s text:c="6"/>X <text:s text:c="5"/>0 <text:s text:c="6"/>X <text:s text:c="5"/>0 <text:s text:c="10"/>30.5 Q 32P 33 30.5d65252030 912 9 4 0 <text:s text:c="3"/>62.0 <text:s text:c="2"/>62.0</text:p>
      <text:p text:style-name="P1"><text:s/>73 <text:s text:c="3"/>2.239692 9.775e-33 1.215e-09.03460.034 1467.94750.720.000000 <text:s text:c="6"/>X <text:s text:c="5"/>0 <text:s text:c="6"/>X <text:s text:c="5"/>0 <text:s text:c="10"/>29.5 Q 32P 33 30.5d65252030 912 9 4 0 <text:s text:c="3"/>60.0 <text:s text:c="2"/>62.0</text:p>
      <text:p text:style-name="P1"><text:s/>73 <text:s text:c="3"/>2.239710 2.201e-38 2.565e-15.03460.034 1467.94750.720.000000 <text:s text:c="6"/>X <text:s text:c="5"/>0 <text:s text:c="6"/>X <text:s text:c="5"/>0 <text:s text:c="10"/>31.5 Q 32P 33 30.5d65252030 912 9 4 0 <text:s text:c="3"/>64.0 <text:s text:c="2"/>62.0</text:p>
      <text:p text:style-name="P1"><text:s/>73 <text:s text:c="3"/>2.241003 1.600e-32 1.213e-09.03470.034 1379.24270.720.000000 <text:s text:c="6"/>X <text:s text:c="5"/>0 <text:s text:c="6"/>X <text:s text:c="5"/>0 <text:s text:c="10"/>31.5 Q 31P 32 32.5d65252030 912 9 4 0 <text:s text:c="3"/>64.0 <text:s text:c="2"/>66.0</text:p>
      <text:p text:style-name="P1"><text:s/>73 <text:s text:c="3"/>2.241063 5.986e-35 4.399e-12.03470.034 1379.24270.720.000000 <text:s text:c="6"/>X <text:s text:c="5"/>0 <text:s text:c="6"/>X <text:s text:c="5"/>0 <text:s text:c="10"/>32.5 Q 31P 32 32.5d65252030 912 9 4 0 <text:s text:c="3"/>66.0 <text:s text:c="2"/>66.0</text:p>
      <text:p text:style-name="P1"><text:s/>73 <text:s text:c="3"/>2.241145 3.375e-38 2.408e-15.03470.034 1379.24270.720.000000 <text:s text:c="6"/>X <text:s text:c="5"/>0 <text:s text:c="6"/>X <text:s text:c="5"/>0 <text:s text:c="10"/>33.5 Q 31P 32 32.5d65252030 912 9 4 0 <text:s text:c="3"/>68.0 <text:s text:c="2"/>66.0</text:p>
      <text:p text:style-name="P1"><text:s/>72 <text:s text:c="3"/>2.241556 4.027e-31 1.217e-09.03460.034 1428.64630.720.000000 <text:s text:c="6"/>X <text:s text:c="5"/>0 <text:s text:c="6"/>X <text:s text:c="5"/>0 <text:s text:c="15"/>Q 32P 33 <text:s text:c="4"/>d442520442212 9 4 0 <text:s text:c="3"/>65.0 <text:s text:c="2"/>67.0</text:p>
      <text:p text:style-name="P1"><text:s/>73 <text:s text:c="3"/>2.242896 1.011e-32 1.218e-09.03460.034 1467.94430.720.000000 <text:s text:c="6"/>X <text:s text:c="5"/>0 <text:s text:c="6"/>X <text:s text:c="5"/>0 <text:s text:c="10"/>30.5 Q 32P 33 31.5d65252030 912 9 4 0 <text:s text:c="3"/>62.0 <text:s text:c="2"/>64.0</text:p>
      <text:p text:style-name="P1"><text:s/>73 <text:s text:c="3"/>2.242914 3.783e-35 4.416e-12.03460.034 1467.94430.720.000000 <text:s text:c="6"/>X <text:s text:c="5"/>0 <text:s text:c="6"/>X <text:s text:c="5"/>0 <text:s text:c="10"/>31.5 Q 32P 33 31.5d65252030 912 9 4 0 <text:s text:c="3"/>64.0 <text:s text:c="2"/>64.0</text:p>
      <text:p text:style-name="P1"><text:s/>73 <text:s text:c="3"/>2.242951 3.844e-38 4.351e-15.03460.034 1467.94430.720.000000 <text:s text:c="6"/>X <text:s text:c="5"/>0 <text:s text:c="6"/>X <text:s text:c="5"/>0 <text:s text:c="10"/>32.5 Q 32P 33 31.5d65252030 912 9 4 0 <text:s text:c="3"/>66.0 <text:s text:c="2"/>64.0</text:p>
      <text:p text:style-name="P1"><text:s/>31 <text:s text:c="3"/>2.243200 6.174e-33 3.923e-08.07140.099 <text:s/>372.41030.800.000000 <text:s text:c="9"/>0 0 0 <text:s text:c="9"/>0 0 0 29 <text:s/>2 28 <text:s text:c="6"/>28 <text:s/>3 25 <text:s text:c="5"/>006550 113 6 2 4 0 <text:s text:c="3"/>59.0 <text:s text:c="2"/>57.0</text:p>
      <text:p text:style-name="P1"><text:s/>73 <text:s text:c="3"/>2.244511 1.656e-32 1.219e-09.03470.034 1379.23920.720.000000 <text:s text:c="6"/>X <text:s text:c="5"/>0 <text:s text:c="6"/>X <text:s text:c="5"/>0 <text:s text:c="10"/>32.5 Q 31P 32 33.5d65252030 912 9 4 0 <text:s text:c="3"/>66.0 <text:s text:c="2"/>68.0</text:p>
      <text:p text:style-name="P1"><text:s/>61 <text:s text:c="3"/>2.244518 6.560e-40 9.975e-12.05300.068 3264.63450.640.000000 <text:s text:c="3"/>0 0 0 2 1E <text:s text:c="4"/>0 0 0 2 1A1 <text:s text:c="2"/>10F2 15 <text:s text:c="7"/>11F1 <text:s/>8 <text:s text:c="4"/>434330453638 7 1 0 <text:s text:c="3"/>63.0 <text:s text:c="2"/>69.0</text:p>
      <text:p text:style-name="P1"><text:s/>73 <text:s text:c="3"/>2.244594 3.754e-35 2.682e-12.03470.034 1379.23920.720.000000 <text:s text:c="6"/>X <text:s text:c="5"/>0 <text:s text:c="6"/>X <text:s text:c="5"/>0 <text:s text:c="10"/>33.5 Q 31P 32 33.5d65252030 912 9 4 0 <text:s text:c="3"/>68.0 <text:s text:c="2"/>68.0</text:p>
      <text:p text:style-name="P1"><text:s/>73 <text:s text:c="3"/>2.246201 1.045e-32 1.222e-09.03460.034 1467.94100.720.000000 <text:s text:c="6"/>X <text:s text:c="5"/>0 <text:s text:c="6"/>X <text:s text:c="5"/>0 <text:s text:c="10"/>31.5 Q 32P 33 32.5d65252030 912 9 4 0 <text:s text:c="3"/>64.0 <text:s text:c="2"/>66.0</text:p>
      <text:p text:style-name="P1"><text:s/>73 <text:s text:c="3"/>2.246238 4.264e-35 4.833e-12.03460.034 1467.94100.720.000000 <text:s text:c="6"/>X <text:s text:c="5"/>0 <text:s text:c="6"/>X <text:s text:c="5"/>0 <text:s text:c="10"/>32.5 Q 32P 33 32.5d65252030 912 9 4 0 <text:s text:c="3"/>66.0 <text:s text:c="2"/>66.0</text:p>
      <text:p text:style-name="P1"><text:s/>73 <text:s text:c="3"/>2.246296 3.733e-38 4.107e-15.03460.034 1467.94100.720.000000 <text:s text:c="6"/>X <text:s text:c="5"/>0 <text:s text:c="6"/>X <text:s text:c="5"/>0 <text:s text:c="10"/>33.5 Q 32P 33 32.5d65252030 912 9 4 0 <text:s text:c="3"/>68.0 <text:s text:c="2"/>66.0</text:p>
      <text:p text:style-name="P1"><text:s/>13 <text:s text:c="3"/>2.246541 1.232e-33 1.320e-07.08010.412 2122.93240.75-.000300 <text:s text:c="9"/>0 1 0 <text:s text:c="9"/>0 1 0 <text:s/>5 <text:s/>3 <text:s/>2 <text:s text:c="7"/>4 <text:s/>4 <text:s/>1 <text:s text:c="5"/>5646634636287120 8 <text:s text:c="2"/>198.0 <text:s/>162.0</text:p>
      <text:p text:style-name="P1"><text:s/>31 <text:s text:c="3"/>2.246800 4.134e-32 2.105e-07.08500.106 <text:s text:c="2"/>15.35060.760.000000 <text:s text:c="9"/>0 0 0 <text:s text:c="9"/>0 0 0 <text:s/>6 <text:s/>0 <text:s/>6 <text:s text:c="7"/>5 <text:s/>1 <text:s/>5 <text:s text:c="5"/>006550 113 6 2 4 0 <text:s text:c="3"/>13.0 <text:s text:c="2"/>11.0</text:p>
      <text:p text:style-name="P1"><text:s/>34 <text:s text:c="3"/>2.246867 3.715e-38 1.852e-09.08070.105 <text:s text:c="2"/>66.22310.770.000000 <text:s text:c="9"/>0 0 0 <text:s text:c="9"/>0 0 0 12 <text:s/>1 11 13.5 <text:s/>11 <text:s/>2 10 13.5 6565501518 6 2 4 0 <text:s text:c="3"/>28.0 <text:s text:c="2"/>28.0</text:p>
      <text:p text:style-name="P1"><text:s/>34 <text:s text:c="3"/>2.246869 5.911e-38 3.173e-09.08070.105 <text:s text:c="2"/>66.22310.770.000000 <text:s text:c="9"/>0 0 0 <text:s text:c="9"/>0 0 0 12 <text:s/>1 11 12.5 <text:s/>11 <text:s/>2 10 12.5 6565501518 6 2 4 0 <text:s text:c="3"/>26.0 <text:s text:c="2"/>26.0</text:p>
      <text:p text:style-name="P1"><text:s/>34 <text:s text:c="3"/>2.246872 2.176e-36 1.168e-07.08070.105 <text:s text:c="2"/>66.22310.770.000000 <text:s text:c="9"/>0 0 0 <text:s text:c="9"/>0 0 0 12 <text:s/>1 11 12.5 <text:s/>11 <text:s/>2 10 11.5 6565501518 6 2 4 0 <text:s text:c="3"/>26.0 <text:s text:c="2"/>24.0</text:p>
      <text:p text:style-name="P1"><text:s/>34 <text:s text:c="3"/>2.246877 1.996e-36 1.161e-07.08070.105 <text:s text:c="2"/>66.22310.770.000000 <text:s text:c="9"/>0 0 0 <text:s text:c="9"/>0 0 0 12 <text:s/>1 11 11.5 <text:s/>11 <text:s/>2 10 10.5 6565501518 6 2 4 0 <text:s text:c="3"/>24.0 <text:s text:c="2"/>22.0</text:p>
      <text:p text:style-name="P1"><text:s/>34 <text:s text:c="3"/>2.246887 2.368e-36 1.180e-07.08070.105 <text:s text:c="2"/>66.22310.770.000000 <text:s text:c="9"/>0 0 0 <text:s text:c="9"/>0 0 0 12 <text:s/>1 11 13.5 <text:s/>11 <text:s/>2 10 12.5 6565501518 6 2 4 0 <text:s text:c="3"/>28.0 <text:s text:c="2"/>26.0</text:p>
      <text:p text:style-name="P1"><text:s/>34 <text:s text:c="3"/>2.246889 6.632e-38 3.857e-09.08070.105 <text:s text:c="2"/>66.22310.770.000000 <text:s text:c="9"/>0 0 0 <text:s text:c="9"/>0 0 0 12 <text:s/>1 11 11.5 <text:s/>11 <text:s/>2 10 11.5 6565501518 6 2 4 0 <text:s text:c="3"/>24.0 <text:s text:c="2"/>24.0</text:p>
      <text:p text:style-name="P1"><text:s/>34 <text:s text:c="3"/>2.246898 1.831e-36 1.162e-07.08070.105 <text:s text:c="2"/>66.22310.770.000000 <text:s text:c="9"/>0 0 0 <text:s text:c="9"/>0 0 0 12 <text:s/>1 11 10.5 <text:s/>11 <text:s/>2 10 <text:s/>9.5 6565501518 6 2 4 0 <text:s text:c="3"/>22.0 <text:s text:c="2"/>20.0</text:p>
      <text:p text:style-name="P1"><text:s/>34 <text:s text:c="3"/>2.246921 5.899e-38 3.743e-09.08070.105 <text:s text:c="2"/>66.22310.770.000000 <text:s text:c="9"/>0 0 0 <text:s text:c="9"/>0 0 0 12 <text:s/>1 11 10.5 <text:s/>11 <text:s/>2 10 10.5 6565501518 6 2 4 0 <text:s text:c="3"/>22.0 <text:s text:c="2"/>22.0</text:p>
      <text:p text:style-name="P1"><text:s/>34 <text:s text:c="3"/>2.246928 2.579e-36 1.200e-07.08070.105 <text:s text:c="2"/>66.22310.770.000000 <text:s text:c="9"/>0 0 0 <text:s text:c="9"/>0 0 0 12 <text:s/>1 11 14.5 <text:s/>11 <text:s/>2 10 13.5 6565501518 6 2 4 0 <text:s text:c="3"/>30.0 <text:s text:c="2"/>28.0</text:p>
      <text:p text:style-name="P1"><text:s/>34 <text:s text:c="3"/>2.246932 1.681e-36 1.173e-07.08070.105 <text:s text:c="2"/>66.22310.770.000000 <text:s text:c="9"/>0 0 0 <text:s text:c="9"/>0 0 0 12 <text:s/>1 11 <text:s/>9.5 <text:s/>11 <text:s/>2 10 <text:s/>8.5 6565501518 6 2 4 0 <text:s text:c="3"/>20.0 <text:s text:c="2"/>18.0</text:p>
      <text:p text:style-name="P1"><text:s/>34 <text:s text:c="3"/>2.246963 3.707e-38 2.587e-09.08070.105 <text:s text:c="2"/>66.22310.770.000000 <text:s text:c="9"/>0 0 0 <text:s text:c="9"/>0 0 0 12 <text:s/>1 11 <text:s/>9.5 <text:s/>11 <text:s/>2 10 <text:s/>9.5 6565501518 6 2 4 0 <text:s text:c="3"/>20.0 <text:s text:c="2"/>20.0</text:p>
      <text:p text:style-name="P1"><text:s/>71 <text:s text:c="3"/>2.247207 2.136e-28 1.227e-09.03460.034 1420.25120.720.000000 <text:s text:c="6"/>X <text:s text:c="5"/>0 <text:s text:c="6"/>X <text:s text:c="5"/>0 <text:s text:c="15"/>Q 31P 32 <text:s text:c="4"/>d442520442212 9 4 0 <text:s text:c="3"/>63.0 <text:s text:c="2"/>65.0</text:p>
      <text:p text:style-name="P1"><text:s/>61 <text:s text:c="3"/>2.247571 4.412e-38 2.908e-10.05900.075 3128.25120.700.000000 <text:s text:c="3"/>0 1 0 1 1F1 <text:s text:c="3"/>0 1 0 1 1F2 <text:s text:c="3"/>7A2 <text:s/>6 <text:s text:c="8"/>7A1 <text:s/>5 <text:s text:c="4"/>434330453638 7 1 0 <text:s text:c="3"/>75.0 <text:s text:c="2"/>75.0</text:p>
      <text:p text:style-name="P1"><text:s/>73 <text:s text:c="3"/>2.248122 1.714e-32 1.227e-09.03470.034 1379.23570.720.000000 <text:s text:c="6"/>X <text:s text:c="5"/>0 <text:s text:c="6"/>X <text:s text:c="5"/>0 <text:s text:c="10"/>33.5 Q 31P 32 34.5d65252030 912 9 4 0 <text:s text:c="3"/>68.0 <text:s text:c="2"/>70.0</text:p>
      <text:p text:style-name="P1"><text:s/>73 <text:s text:c="3"/>2.248276 1.480e-35 2.701e-12.03460.034 1559.37540.720.000000 <text:s text:c="6"/>X <text:s text:c="5"/>0 <text:s text:c="6"/>X <text:s text:c="5"/>0 <text:s text:c="10"/>31.5 Q 33P 34 31.5d65222030 912 9 4 0 <text:s text:c="3"/>64.0 <text:s text:c="2"/>64.0</text:p>
      <text:p text:style-name="P1"><text:s/>73 <text:s text:c="3"/>2.248277 6.527e-33 1.230e-09.03460.034 1559.37540.720.000000 <text:s text:c="6"/>X <text:s text:c="5"/>0 <text:s text:c="6"/>X <text:s text:c="5"/>0 <text:s text:c="10"/>30.5 Q 33P 34 31.5d65222030 912 9 4 0 <text:s text:c="3"/>62.0 <text:s text:c="2"/>64.0</text:p>
      <text:p text:style-name="P1"><text:s/>73 <text:s text:c="3"/>2.248292 1.296e-38 2.294e-15.03460.034 1559.37540.720.000000 <text:s text:c="6"/>X <text:s text:c="5"/>0 <text:s text:c="6"/>X <text:s text:c="5"/>0 <text:s text:c="10"/>32.5 Q 33P 34 31.5d65222030 912 9 4 0 <text:s text:c="3"/>66.0 <text:s text:c="2"/>64.0</text:p>
      <text:p text:style-name="P1"><text:s/>73 <text:s text:c="3"/>2.249605 1.081e-32 1.227e-09.03460.034 1467.93770.720.000000 <text:s text:c="6"/>X <text:s text:c="5"/>0 <text:s text:c="6"/>X <text:s text:c="5"/>0 <text:s text:c="10"/>32.5 Q 32P 33 33.5d65252030 912 9 4 0 <text:s text:c="3"/>66.0 <text:s text:c="2"/>68.0</text:p>
      <text:p text:style-name="P1"><text:s/>73 <text:s text:c="3"/>2.249664 3.800e-35 4.187e-12.03460.034 1467.93770.720.000000 <text:s text:c="6"/>X <text:s text:c="5"/>0 <text:s text:c="6"/>X <text:s text:c="5"/>0 <text:s text:c="10"/>33.5 Q 32P 33 33.5d65252030 912 9 4 0 <text:s text:c="3"/>68.0 <text:s text:c="2"/>68.0</text:p>
      <text:p text:style-name="P1"><text:s/>73 <text:s text:c="3"/>2.249745 2.015e-38 2.157e-15.03460.034 1467.93770.720.000000 <text:s text:c="6"/>X <text:s text:c="5"/>0 <text:s text:c="6"/>X <text:s text:c="5"/>0 <text:s text:c="10"/>34.5 Q 32P 33 33.5d65252030 912 9 4 0 <text:s text:c="3"/>70.0 <text:s text:c="2"/>68.0</text:p>
      <text:p text:style-name="P1"><text:s/>72 <text:s text:c="3"/>2.249897 2.713e-31 1.231e-09.03460.034 1517.63570.720.000000 <text:s text:c="6"/>X <text:s text:c="5"/>0 <text:s text:c="6"/>X <text:s text:c="5"/>0 <text:s text:c="15"/>Q 33P 34 <text:s text:c="4"/>d442220442212 9 4 0 <text:s text:c="3"/>67.0 <text:s text:c="2"/>69.0</text:p>
      <text:p text:style-name="P1"><text:s/>61 <text:s text:c="3"/>2.250458 6.271e-40 1.503e-11.05300.073 3357.66310.650.000000 <text:s text:c="3"/>0 1 0 1 1F2 <text:s text:c="3"/>0 1 0 1 1F1 <text:s text:c="2"/>10F2 20 <text:s text:c="8"/>9F1 28 <text:s text:c="4"/>334330453638 7 1 0 <text:s text:c="3"/>63.0 <text:s text:c="2"/>57.0</text:p>
      <text:p text:style-name="P1"><text:s/>73 <text:s text:c="3"/>2.251486 6.742e-33 1.232e-09.03460.034 1559.37220.720.000000 <text:s text:c="6"/>X <text:s text:c="5"/>0 <text:s text:c="6"/>X <text:s text:c="5"/>0 <text:s text:c="10"/>31.5 Q 33P 34 32.5d65222030 912 9 4 0 <text:s text:c="3"/>64.0 <text:s text:c="2"/>66.0</text:p>
      <text:p text:style-name="P1"><text:s/>73 <text:s text:c="3"/>2.251503 2.372e-35 4.204e-12.03460.034 1559.37220.720.000000 <text:s text:c="6"/>X <text:s text:c="5"/>0 <text:s text:c="6"/>X <text:s text:c="5"/>0 <text:s text:c="10"/>32.5 Q 33P 34 32.5d65222030 912 9 4 0 <text:s text:c="3"/>66.0 <text:s text:c="2"/>66.0</text:p>
      <text:p text:style-name="P1"><text:s/>73 <text:s text:c="3"/>2.251539 2.266e-38 3.897e-15.03460.034 1559.37220.720.000000 <text:s text:c="6"/>X <text:s text:c="5"/>0 <text:s text:c="6"/>X <text:s text:c="5"/>0 <text:s text:c="10"/>33.5 Q 33P 34 32.5d65222030 912 9 4 0 <text:s text:c="3"/>68.0 <text:s text:c="2"/>66.0</text:p>
      <text:p text:style-name="P1"><text:s/>73 <text:s text:c="3"/>2.253110 1.118e-32 1.233e-09.03460.034 1467.93420.720.000000 <text:s text:c="6"/>X <text:s text:c="5"/>0 <text:s text:c="6"/>X <text:s text:c="5"/>0 <text:s text:c="10"/>33.5 Q 32P 33 34.5d65252030 912 9 4 0 <text:s text:c="3"/>68.0 <text:s text:c="2"/>70.0</text:p>
      <text:p text:style-name="P1"><text:s/>71 <text:s text:c="3"/>2.253117 1.201e-31 1.236e-09.03460.034 2960.95390.720.000000 <text:s text:c="6"/>X <text:s text:c="5"/>1 <text:s text:c="6"/>X <text:s text:c="5"/>1 <text:s text:c="15"/>Q 31P 32 <text:s text:c="4"/>d442520442212 9 4 0 <text:s text:c="3"/>63.0 <text:s text:c="2"/>65.0</text:p>
      <text:p text:style-name="P1"><text:s/>73 <text:s text:c="3"/>2.253191 2.383e-35 2.554e-12.03460.034 1467.93420.720.000000 <text:s text:c="6"/>X <text:s text:c="5"/>0 <text:s text:c="6"/>X <text:s text:c="5"/>0 <text:s text:c="10"/>34.5 Q 32P 33 34.5d65252030 912 9 4 0 <text:s text:c="3"/>70.0 <text:s text:c="2"/>70.0</text:p>
      <text:p text:style-name="P1"><text:s/>61 <text:s text:c="3"/>2.253335 7.893e-39 2.728e-11.06200.078 2889.83330.700.000000 <text:s text:c="3"/>0 0 0 2 1F2 <text:s text:c="3"/>0 0 0 2 1E <text:s text:c="4"/>7F1 <text:s/>6 <text:s text:c="8"/>6F2 10 <text:s text:c="4"/>434330453638 7 1 0 <text:s text:c="3"/>45.0 <text:s text:c="2"/>39.0</text:p>
      <text:p text:style-name="P1"><text:s/>73 <text:s text:c="3"/>2.254793 6.966e-33 1.236e-09.03460.034 1559.36890.720.000000 <text:s text:c="6"/>X <text:s text:c="5"/>0 <text:s text:c="6"/>X <text:s text:c="5"/>0 <text:s text:c="10"/>32.5 Q 33P 34 33.5d65222030 912 9 4 0 <text:s text:c="3"/>66.0 <text:s text:c="2"/>68.0</text:p>
      <text:p text:style-name="P1"><text:s/>73 <text:s text:c="3"/>2.254829 2.673e-35 4.604e-12.03460.034 1559.36890.720.000000 <text:s text:c="6"/>X <text:s text:c="5"/>0 <text:s text:c="6"/>X <text:s text:c="5"/>0 <text:s text:c="10"/>33.5 Q 33P 34 33.5d65222030 912 9 4 0 <text:s text:c="3"/>68.0 <text:s text:c="2"/>68.0</text:p>
      <text:p text:style-name="P1"><text:s/>73 <text:s text:c="3"/>2.254886 2.203e-38 3.686e-15.03460.034 1559.36890.720.000000 <text:s text:c="6"/>X <text:s text:c="5"/>0 <text:s text:c="6"/>X <text:s text:c="5"/>0 <text:s text:c="10"/>34.5 Q 33P 34 33.5d65222030 912 9 4 0 <text:s text:c="3"/>70.0 <text:s text:c="2"/>68.0</text:p>
      <text:p text:style-name="P1"><text:s/>73 <text:s text:c="3"/>2.256714 1.156e-32 1.241e-09.03460.034 1467.93070.720.000000 <text:s text:c="6"/>X <text:s text:c="5"/>0 <text:s text:c="6"/>X <text:s text:c="5"/>0 <text:s text:c="10"/>34.5 Q 32P 33 35.5d65252030 912 9 4 0 <text:s text:c="3"/>70.0 <text:s text:c="2"/>72.0</text:p>
      <text:p text:style-name="P1"><text:s/>73 <text:s text:c="3"/>2.256850 9.167e-36 2.573e-12.03460.034 1653.53260.720.000000 <text:s text:c="6"/>X <text:s text:c="5"/>0 <text:s text:c="6"/>X <text:s text:c="5"/>0 <text:s text:c="10"/>32.5 Q 34P 35 32.5d65222030 912 9 4 0 <text:s text:c="3"/>66.0 <text:s text:c="2"/>66.0</text:p>
      <text:p text:style-name="P1"><text:s/>73 <text:s text:c="3"/>2.256852 4.297e-33 1.244e-09.03460.034 1653.53260.720.000000 <text:s text:c="6"/>X <text:s text:c="5"/>0 <text:s text:c="6"/>X <text:s text:c="5"/>0 <text:s text:c="10"/>31.5 Q 34P 35 32.5d65222030 912 9 4 0 <text:s text:c="3"/>64.0 <text:s text:c="2"/>66.0</text:p>
      <text:p text:style-name="P1"><text:s/>73 <text:s text:c="3"/>2.256866 7.557e-39 2.059e-15.03460.034 1653.53260.720.000000 <text:s text:c="6"/>X <text:s text:c="5"/>0 <text:s text:c="6"/>X <text:s text:c="5"/>0 <text:s text:c="10"/>33.5 Q 34P 35 32.5d65222030 912 9 4 0 <text:s text:c="3"/>68.0 <text:s text:c="2"/>66.0</text:p>
      <text:p text:style-name="P1"><text:s/>73 <text:s text:c="3"/>2.258197 7.196e-33 1.241e-09.03460.034 1559.36560.720.000000 <text:s text:c="6"/>X <text:s text:c="5"/>0 <text:s text:c="6"/>X <text:s text:c="5"/>0 <text:s text:c="10"/>33.5 Q 33P 34 34.5d65222030 912 9 4 0 <text:s text:c="3"/>68.0 <text:s text:c="2"/>70.0</text:p>
      <text:p text:style-name="P1"><text:s/>72 <text:s text:c="3"/>2.258230 1.803e-31 1.245e-09.03460.034 1609.28280.720.000000 <text:s text:c="6"/>X <text:s text:c="5"/>0 <text:s text:c="6"/>X <text:s text:c="5"/>0 <text:s text:c="15"/>Q 34P 35 <text:s text:c="4"/>d442220442212 9 4 0 <text:s text:c="3"/>69.0 <text:s text:c="2"/>71.0</text:p>
      <text:p text:style-name="P1"><text:s/>73 <text:s text:c="3"/>2.258254 2.383e-35 3.993e-12.03460.034 1559.36560.720.000000 <text:s text:c="6"/>X <text:s text:c="5"/>0 <text:s text:c="6"/>X <text:s text:c="5"/>0 <text:s text:c="10"/>34.5 Q 33P 34 34.5d65222030 912 9 4 0 <text:s text:c="3"/>70.0 <text:s text:c="2"/>70.0</text:p>
      <text:p text:style-name="P1"><text:s/>31 <text:s text:c="3"/>2.258300 2.750e-34 8.128e-08.07080.096 1167.85600.810.000000 <text:s text:c="9"/>0 1 0 <text:s text:c="9"/>0 1 0 30 <text:s/>5 25 <text:s text:c="6"/>31 <text:s/>4 28 <text:s text:c="5"/>006550 113 6 2 4 0 <text:s text:c="3"/>61.0 <text:s text:c="2"/>63.0</text:p>
      <text:p text:style-name="P1"><text:soft-page-break/><text:s/>73 <text:s text:c="3"/>2.258334 1.191e-38 1.940e-15.03460.034 1559.36560.720.000000 <text:s text:c="6"/>X <text:s text:c="5"/>0 <text:s text:c="6"/>X <text:s text:c="5"/>0 <text:s text:c="10"/>35.5 Q 33P 34 34.5d65222030 912 9 4 0 <text:s text:c="3"/>72.0 <text:s text:c="2"/>70.0</text:p>
      <text:p text:style-name="P1"><text:s/>61 <text:s text:c="3"/>2.259989 6.673e-40 1.465e-11.04900.067 3462.67040.630.000000 <text:s text:c="3"/>0 1 0 1 1F2 <text:s text:c="3"/>0 0 0 2 1F2 <text:s text:c="2"/>11A1 <text:s/>6 <text:s text:c="7"/>12A2 <text:s/>5 <text:s text:c="4"/>334330453638 7 1 0 <text:s text:c="2"/>115.0 <text:s/>125.0</text:p>
      <text:p text:style-name="P1"><text:s/>73 <text:s text:c="3"/>2.260067 4.435e-33 1.247e-09.03460.034 1653.52940.720.000000 <text:s text:c="6"/>X <text:s text:c="5"/>0 <text:s text:c="6"/>X <text:s text:c="5"/>0 <text:s text:c="10"/>32.5 Q 34P 35 33.5d65222030 912 9 4 0 <text:s text:c="3"/>66.0 <text:s text:c="2"/>68.0</text:p>
      <text:p text:style-name="P1"><text:s/>73 <text:s text:c="3"/>2.260082 1.469e-35 4.007e-12.03460.034 1653.52940.720.000000 <text:s text:c="6"/>X <text:s text:c="5"/>0 <text:s text:c="6"/>X <text:s text:c="5"/>0 <text:s text:c="10"/>33.5 Q 34P 35 33.5d65222030 912 9 4 0 <text:s text:c="3"/>68.0 <text:s text:c="2"/>68.0</text:p>
      <text:p text:style-name="P1"><text:s/>73 <text:s text:c="3"/>2.260117 1.322e-38 3.505e-15.03460.034 1653.52940.720.000000 <text:s text:c="6"/>X <text:s text:c="5"/>0 <text:s text:c="6"/>X <text:s text:c="5"/>0 <text:s text:c="10"/>34.5 Q 34P 35 33.5d65222030 912 9 4 0 <text:s text:c="3"/>70.0 <text:s text:c="2"/>68.0</text:p>
      <text:p text:style-name="P1"><text:s/>11 <text:s text:c="3"/>2.261694 1.739e-29 1.953e-07.09560.434 1819.33510.69-.002900 <text:s text:c="9"/>0 1 0 <text:s text:c="9"/>0 1 0 <text:s/>4 <text:s/>1 <text:s/>4 <text:s text:c="7"/>3 <text:s/>2 <text:s/>1 <text:s text:c="5"/>5548633321287120 8 <text:s text:c="3"/>27.0 <text:s text:c="2"/>21.0</text:p>
      <text:p text:style-name="P1"><text:s/>73 <text:s text:c="3"/>2.261697 7.434e-33 1.248e-09.03460.034 1559.36210.720.000000 <text:s text:c="6"/>X <text:s text:c="5"/>0 <text:s text:c="6"/>X <text:s text:c="5"/>0 <text:s text:c="10"/>34.5 Q 33P 34 35.5d65222030 912 9 4 0 <text:s text:c="3"/>70.0 <text:s text:c="2"/>72.0</text:p>
      <text:p text:style-name="P1"><text:s/>73 <text:s text:c="3"/>2.261777 1.493e-35 2.437e-12.03460.034 1559.36210.720.000000 <text:s text:c="6"/>X <text:s text:c="5"/>0 <text:s text:c="6"/>X <text:s text:c="5"/>0 <text:s text:c="10"/>35.5 Q 33P 34 35.5d65222030 912 9 4 0 <text:s text:c="3"/>72.0 <text:s text:c="2"/>72.0</text:p>
      <text:p text:style-name="P1"><text:s/>31 <text:s text:c="3"/>2.262700 1.942e-34 1.996e-08.06890.086 1049.70900.760.000000 <text:s text:c="9"/>0 0 0 <text:s text:c="9"/>0 0 0 49 <text:s/>3 47 <text:s text:c="6"/>48 <text:s/>4 44 <text:s text:c="5"/>004520 113 8 2 1 0 <text:s text:c="3"/>99.0 <text:s text:c="2"/>97.0</text:p>
      <text:p text:style-name="P1"><text:s/>61 <text:s text:c="3"/>2.263313 5.608e-39 1.179e-10.05600.073 3308.94430.650.000000 <text:s text:c="3"/>0 1 0 1 1F1 <text:s text:c="3"/>0 1 0 1 1F1 <text:s text:c="3"/>9F2 22 <text:s text:c="8"/>9F1 22 <text:s text:c="4"/>434330453638 7 1 0 <text:s text:c="3"/>57.0 <text:s text:c="2"/>57.0</text:p>
      <text:p text:style-name="P1"><text:s/>73 <text:s text:c="3"/>2.263375 4.577e-33 1.251e-09.03460.034 1653.52610.720.000000 <text:s text:c="6"/>X <text:s text:c="5"/>0 <text:s text:c="6"/>X <text:s text:c="5"/>0 <text:s text:c="10"/>33.5 Q 34P 35 34.5d65222030 912 9 4 0 <text:s text:c="3"/>68.0 <text:s text:c="2"/>70.0</text:p>
      <text:p text:style-name="P1"><text:s/>73 <text:s text:c="3"/>2.263410 1.655e-35 4.395e-12.03460.034 1653.52610.720.000000 <text:s text:c="6"/>X <text:s text:c="5"/>0 <text:s text:c="6"/>X <text:s text:c="5"/>0 <text:s text:c="10"/>34.5 Q 34P 35 34.5d65222030 912 9 4 0 <text:s text:c="3"/>70.0 <text:s text:c="2"/>70.0</text:p>
      <text:p text:style-name="P1"><text:s/>73 <text:s text:c="3"/>2.263467 1.286e-38 3.320e-15.03460.034 1653.52610.720.000000 <text:s text:c="6"/>X <text:s text:c="5"/>0 <text:s text:c="6"/>X <text:s text:c="5"/>0 <text:s text:c="10"/>35.5 Q 34P 35 34.5d65222030 912 9 4 0 <text:s text:c="3"/>72.0 <text:s text:c="2"/>70.0</text:p>
      <text:p text:style-name="P1"><text:s/>71 <text:s text:c="3"/>2.264928 9.365e-29 1.256e-09.03450.034 1605.80130.720.000000 <text:s text:c="6"/>X <text:s text:c="5"/>0 <text:s text:c="6"/>X <text:s text:c="5"/>0 <text:s text:c="15"/>Q 33P 34 <text:s text:c="4"/>d442220442212 9 4 0 <text:s text:c="3"/>67.0 <text:s text:c="2"/>69.0</text:p>
      <text:p text:style-name="P1"><text:s/>34 <text:s text:c="3"/>2.265294 4.159e-38 2.522e-09.07920.105 <text:s text:c="2"/>55.27490.770.000000 <text:s text:c="9"/>0 0 0 <text:s text:c="9"/>0 0 0 10 <text:s/>2 <text:s/>8 10.5 <text:s/>11 <text:s/>1 11 10.5 6565501518 6 2 4 0 <text:s text:c="3"/>22.0 <text:s text:c="2"/>22.0</text:p>
      <text:p text:style-name="P1"><text:s/>34 <text:s text:c="3"/>2.265295 1.147e-36 6.957e-08.07920.105 <text:s text:c="2"/>55.27490.770.000000 <text:s text:c="9"/>0 0 0 <text:s text:c="9"/>0 0 0 10 <text:s/>2 <text:s/>8 10.5 <text:s/>11 <text:s/>1 11 11.5 6565501518 6 2 4 0 <text:s text:c="3"/>22.0 <text:s text:c="2"/>24.0</text:p>
      <text:p text:style-name="P1"><text:s/>73 <text:s text:c="3"/>2.265295 7.683e-33 1.256e-09.03460.034 1559.35860.720.000000 <text:s text:c="6"/>X <text:s text:c="5"/>0 <text:s text:c="6"/>X <text:s text:c="5"/>0 <text:s text:c="10"/>35.5 Q 33P 34 36.5d65222030 912 9 4 0 <text:s text:c="3"/>72.0 <text:s text:c="2"/>74.0</text:p>
      <text:p text:style-name="P1"><text:s/>34 <text:s text:c="3"/>2.265303 3.709e-38 2.062e-09.07920.105 <text:s text:c="2"/>55.27490.770.000000 <text:s text:c="9"/>0 0 0 <text:s text:c="9"/>0 0 0 10 <text:s/>2 <text:s/>8 11.5 <text:s/>11 <text:s/>1 11 11.5 6565501518 6 2 4 0 <text:s text:c="3"/>24.0 <text:s text:c="2"/>24.0</text:p>
      <text:p text:style-name="P1"><text:s/>34 <text:s text:c="3"/>2.265309 1.044e-36 6.963e-08.07920.105 <text:s text:c="2"/>55.27490.770.000000 <text:s text:c="9"/>0 0 0 <text:s text:c="9"/>0 0 0 10 <text:s/>2 <text:s/>8 <text:s/>9.5 <text:s/>11 <text:s/>1 11 10.5 6565501518 6 2 4 0 <text:s text:c="3"/>20.0 <text:s text:c="2"/>22.0</text:p>
      <text:p text:style-name="P1"><text:s/>34 <text:s text:c="3"/>2.265311 1.260e-36 7.003e-08.07920.105 <text:s text:c="2"/>55.27490.770.000000 <text:s text:c="9"/>0 0 0 <text:s text:c="9"/>0 0 0 10 <text:s/>2 <text:s/>8 11.5 <text:s/>11 <text:s/>1 11 12.5 6565501518 6 2 4 0 <text:s text:c="3"/>24.0 <text:s text:c="2"/>26.0</text:p>
      <text:p text:style-name="P1"><text:s/>34 <text:s text:c="3"/>2.265312 3.701e-38 2.469e-09.07920.105 <text:s text:c="2"/>55.27490.770.000000 <text:s text:c="9"/>0 0 0 <text:s text:c="9"/>0 0 0 10 <text:s/>2 <text:s/>8 <text:s/>9.5 <text:s/>11 <text:s/>1 11 <text:s/>9.5 6565501518 6 2 4 0 <text:s text:c="3"/>20.0 <text:s text:c="2"/>20.0</text:p>
      <text:p text:style-name="P1"><text:s/>34 <text:s text:c="3"/>2.265345 9.497e-37 7.040e-08.07920.105 <text:s text:c="2"/>55.27490.770.000000 <text:s text:c="9"/>0 0 0 <text:s text:c="9"/>0 0 0 10 <text:s/>2 <text:s/>8 <text:s/>8.5 <text:s/>11 <text:s/>1 11 <text:s/>9.5 6565501518 6 2 4 0 <text:s text:c="3"/>18.0 <text:s text:c="2"/>20.0</text:p>
      <text:p text:style-name="P1"><text:s/>34 <text:s text:c="3"/>2.265348 2.334e-38 1.198e-09.07920.105 <text:s text:c="2"/>55.27490.770.000000 <text:s text:c="9"/>0 0 0 <text:s text:c="9"/>0 0 0 10 <text:s/>2 <text:s/>8 12.5 <text:s/>11 <text:s/>1 11 12.5 6565501518 6 2 4 0 <text:s text:c="3"/>26.0 <text:s text:c="2"/>26.0</text:p>
      <text:p text:style-name="P1"><text:s/>34 <text:s text:c="3"/>2.265352 2.328e-38 1.725e-09.07920.105 <text:s text:c="2"/>55.27490.770.000000 <text:s text:c="9"/>0 0 0 <text:s text:c="9"/>0 0 0 10 <text:s/>2 <text:s/>8 <text:s/>8.5 <text:s/>11 <text:s/>1 11 <text:s/>8.5 6565501518 6 2 4 0 <text:s text:c="3"/>18.0 <text:s text:c="2"/>18.0</text:p>
      <text:p text:style-name="P1"><text:s/>34 <text:s text:c="3"/>2.265364 1.382e-36 7.091e-08.07920.105 <text:s text:c="2"/>55.27490.770.000000 <text:s text:c="9"/>0 0 0 <text:s text:c="9"/>0 0 0 10 <text:s/>2 <text:s/>8 12.5 <text:s/>11 <text:s/>1 11 13.5 6565501518 6 2 4 0 <text:s text:c="3"/>26.0 <text:s text:c="2"/>28.0</text:p>
      <text:p text:style-name="P1"><text:s/>34 <text:s text:c="3"/>2.265395 8.648e-37 7.212e-08.07920.105 <text:s text:c="2"/>55.27490.770.000000 <text:s text:c="9"/>0 0 0 <text:s text:c="9"/>0 0 0 10 <text:s/>2 <text:s/>8 <text:s/>7.5 <text:s/>11 <text:s/>1 11 <text:s/>8.5 6565501518 6 2 4 0 <text:s text:c="3"/>16.0 <text:s text:c="2"/>18.0</text:p>
      <text:p text:style-name="P1"><text:s/>73 <text:s text:c="3"/>2.265416 5.605e-36 2.455e-12.03460.034 1750.41530.720.000000 <text:s text:c="6"/>X <text:s text:c="5"/>0 <text:s text:c="6"/>X <text:s text:c="5"/>0 <text:s text:c="10"/>33.5 Q 35P 36 33.5d65222030 912 9 4 0 <text:s text:c="3"/>68.0 <text:s text:c="2"/>68.0</text:p>
      <text:p text:style-name="P1"><text:s/>73 <text:s text:c="3"/>2.265419 2.788e-33 1.258e-09.03460.034 1750.41530.720.000000 <text:s text:c="6"/>X <text:s text:c="5"/>0 <text:s text:c="6"/>X <text:s text:c="5"/>0 <text:s text:c="10"/>32.5 Q 35P 36 33.5d65222030 912 9 4 0 <text:s text:c="3"/>66.0 <text:s text:c="2"/>68.0</text:p>
      <text:p text:style-name="P1"><text:s/>73 <text:s text:c="3"/>2.265431 4.360e-39 1.855e-15.03460.034 1750.41530.720.000000 <text:s text:c="6"/>X <text:s text:c="5"/>0 <text:s text:c="6"/>X <text:s text:c="5"/>0 <text:s text:c="10"/>34.5 Q 35P 36 33.5d65222030 912 9 4 0 <text:s text:c="3"/>70.0 <text:s text:c="2"/>68.0</text:p>
      <text:p text:style-name="P1"><text:s/>72 <text:s text:c="3"/>2.266556 1.182e-31 1.259e-09.03460.034 1703.58380.720.000000 <text:s text:c="6"/>X <text:s text:c="5"/>0 <text:s text:c="6"/>X <text:s text:c="5"/>0 <text:s text:c="15"/>Q 35P 36 <text:s text:c="4"/>d442220442212 9 4 0 <text:s text:c="3"/>71.0 <text:s text:c="2"/>73.0</text:p>
      <text:p text:style-name="P1"><text:s/>73 <text:s text:c="3"/>2.266779 4.723e-33 1.256e-09.03460.034 1653.52270.720.000000 <text:s text:c="6"/>X <text:s text:c="5"/>0 <text:s text:c="6"/>X <text:s text:c="5"/>0 <text:s text:c="10"/>34.5 Q 34P 35 35.5d65222030 912 9 4 0 <text:s text:c="3"/>70.0 <text:s text:c="2"/>72.0</text:p>
      <text:p text:style-name="P1"><text:s/>73 <text:s text:c="3"/>2.266835 1.475e-35 3.813e-12.03460.034 1653.52270.720.000000 <text:s text:c="6"/>X <text:s text:c="5"/>0 <text:s text:c="6"/>X <text:s text:c="5"/>0 <text:s text:c="10"/>35.5 Q 34P 35 35.5d65222030 912 9 4 0 <text:s text:c="3"/>72.0 <text:s text:c="2"/>72.0</text:p>
      <text:p text:style-name="P1"><text:s/>73 <text:s text:c="3"/>2.266913 6.958e-39 1.750e-15.03460.034 1653.52270.720.000000 <text:s text:c="6"/>X <text:s text:c="5"/>0 <text:s text:c="6"/>X <text:s text:c="5"/>0 <text:s text:c="10"/>36.5 Q 34P 35 35.5d65222030 912 9 4 0 <text:s text:c="3"/>74.0 <text:s text:c="2"/>72.0</text:p>
      <text:p text:style-name="P1"><text:s/>61 <text:s text:c="3"/>2.267748 2.280e-35 9.162e-11.06500.078 1434.59750.720.000000 <text:s text:c="3"/>0 0 0 1 1F2 <text:s text:c="3"/>0 0 0 1 1F2 <text:s text:c="3"/>5F1 <text:s/>1 <text:s text:c="8"/>4F2 <text:s/>4 <text:s text:c="4"/>534330453738 7 1 0 <text:s text:c="3"/>33.0 <text:s text:c="2"/>27.0</text:p>
      <text:p text:style-name="P1"><text:s/>73 <text:s text:c="3"/>2.268639 2.874e-33 1.261e-09.03460.034 1750.41210.720.000000 <text:s text:c="6"/>X <text:s text:c="5"/>0 <text:s text:c="6"/>X <text:s text:c="5"/>0 <text:s text:c="10"/>33.5 Q 35P 36 34.5d65222030 912 9 4 0 <text:s text:c="3"/>68.0 <text:s text:c="2"/>70.0</text:p>
      <text:p text:style-name="P1"><text:s/>73 <text:s text:c="3"/>2.268653 8.981e-36 3.827e-12.03460.034 1750.41210.720.000000 <text:s text:c="6"/>X <text:s text:c="5"/>0 <text:s text:c="6"/>X <text:s text:c="5"/>0 <text:s text:c="10"/>34.5 Q 35P 36 34.5d65222030 912 9 4 0 <text:s text:c="3"/>70.0 <text:s text:c="2"/>70.0</text:p>
      <text:p text:style-name="P1"><text:s/>73 <text:s text:c="3"/>2.268687 7.633e-39 3.162e-15.03460.034 1750.41210.720.000000 <text:s text:c="6"/>X <text:s text:c="5"/>0 <text:s text:c="6"/>X <text:s text:c="5"/>0 <text:s text:c="10"/>35.5 Q 35P 36 34.5d65222030 912 9 4 0 <text:s text:c="3"/>72.0 <text:s text:c="2"/>70.0</text:p>
      <text:p text:style-name="P1"><text:s/>73 <text:s text:c="3"/>2.270276 4.876e-33 1.262e-09.03460.034 1653.51930.720.000000 <text:s text:c="6"/>X <text:s text:c="5"/>0 <text:s text:c="6"/>X <text:s text:c="5"/>0 <text:s text:c="10"/>35.5 Q 34P 35 36.5d65222030 912 9 4 0 <text:s text:c="3"/>72.0 <text:s text:c="2"/>74.0</text:p>
      <text:p text:style-name="P1"><text:s/>73 <text:s text:c="3"/>2.270355 9.246e-36 2.329e-12.03460.034 1653.51930.720.000000 <text:s text:c="6"/>X <text:s text:c="5"/>0 <text:s text:c="6"/>X <text:s text:c="5"/>0 <text:s text:c="10"/>36.5 Q 34P 35 36.5d65222030 912 9 4 0 <text:s text:c="3"/>74.0 <text:s text:c="2"/>74.0</text:p>
      <text:p text:style-name="P1"><text:s/>71 <text:s text:c="3"/>2.270884 5.317e-32 1.266e-09.03450.034 3144.44860.720.000000 <text:s text:c="6"/>X <text:s text:c="5"/>1 <text:s text:c="6"/>X <text:s text:c="5"/>1 <text:s text:c="15"/>Q 33P 34 <text:s text:c="4"/>d442220442212 9 4 0 <text:s text:c="3"/>67.0 <text:s text:c="2"/>69.0</text:p>
      <text:p text:style-name="P1"><text:s/>24 <text:s text:c="3"/>2.271646 2.034e-37 1.068e-13.08840.119 <text:s text:c="3"/>2.27170.780.000006 <text:s text:c="6"/>0 0 0 01 <text:s text:c="6"/>0 0 0 01 <text:s text:c="11"/>4.5 <text:s text:c="4"/>R <text:s/>2e <text:s/>4.5667774 428 5 4 5 7 <text:s text:c="3"/>10.0 <text:s text:c="2"/>10.0</text:p>
      <text:p text:style-name="P1"><text:s/>24 <text:s text:c="3"/>2.271646 1.627e-38 1.068e-14.08840.119 <text:s text:c="3"/>2.27170.780.000006 <text:s text:c="6"/>0 0 0 01 <text:s text:c="6"/>0 0 0 01 <text:s text:c="11"/>3.5 <text:s text:c="4"/>R <text:s/>2e <text:s/>4.5667774 428 5 4 5 7 <text:s text:c="4"/>8.0 <text:s text:c="2"/>10.0</text:p>
      <text:p text:style-name="P1"><text:s/>24 <text:s text:c="3"/>2.271656 1.367e-37 1.795e-13.08840.119 <text:s text:c="3"/>2.27170.780.000006 <text:s text:c="6"/>0 0 0 01 <text:s text:c="6"/>0 0 0 01 <text:s text:c="11"/>1.5 <text:s text:c="4"/>R <text:s/>2e <text:s/>0.5667774 428 5 4 5 7 <text:s text:c="4"/>4.0 <text:s text:c="3"/>2.0</text:p>
      <text:p text:style-name="P1"><text:s/>24 <text:s text:c="3"/>2.271657 3.163e-37 2.769e-13.08840.119 <text:s text:c="3"/>2.27170.780.000006 <text:s text:c="6"/>0 0 0 01 <text:s text:c="6"/>0 0 0 01 <text:s text:c="11"/>2.5 <text:s text:c="4"/>R <text:s/>2e <text:s/>1.5667774 428 5 4 5 7 <text:s text:c="4"/>6.0 <text:s text:c="3"/>4.0</text:p>
      <text:p text:style-name="P1"><text:s/>24 <text:s text:c="3"/>2.271664 5.653e-37 3.710e-13.08840.119 <text:s text:c="3"/>2.27170.780.000006 <text:s text:c="6"/>0 0 0 01 <text:s text:c="6"/>0 0 0 01 <text:s text:c="11"/>3.5 <text:s text:c="4"/>R <text:s/>2e <text:s/>2.5667774 428 5 4 5 7 <text:s text:c="4"/>8.0 <text:s text:c="3"/>6.0</text:p>
      <text:p text:style-name="P1"><text:s/>24 <text:s text:c="3"/>2.271667 1.709e-37 4.486e-13.08840.119 <text:s text:c="3"/>2.27170.780.000006 <text:s text:c="6"/>0 0 0 01 <text:s text:c="6"/>0 0 0 01 <text:s text:c="11"/>0.5 <text:s text:c="4"/>R <text:s/>2e <text:s/>0.5667774 428 5 4 5 7 <text:s text:c="4"/>2.0 <text:s text:c="3"/>2.0</text:p>
      <text:p text:style-name="P1"><text:s/>24 <text:s text:c="3"/>2.271669 1.318e-36 5.769e-13.08840.119 <text:s text:c="3"/>2.27170.780.000006 <text:s text:c="6"/>0 0 0 01 <text:s text:c="6"/>0 0 0 01 <text:s text:c="11"/>5.5 <text:s text:c="4"/>R <text:s/>2e <text:s/>4.5667774 428 5 4 5 7 <text:s text:c="3"/>12.0 <text:s text:c="2"/>10.0</text:p>
      <text:p text:style-name="P1"><text:s/>24 <text:s text:c="3"/>2.271670 2.976e-37 1.953e-13.08840.119 <text:s text:c="3"/>2.27170.780.000006 <text:s text:c="6"/>0 0 0 01 <text:s text:c="6"/>0 0 0 01 <text:s text:c="11"/>3.5 <text:s text:c="4"/>R <text:s/>2e <text:s/>3.5667774 428 5 4 5 7 <text:s text:c="4"/>8.0 <text:s text:c="3"/>8.0</text:p>
      <text:p text:style-name="P1"><text:s/>24 <text:s text:c="3"/>2.271670 8.950e-37 4.700e-13.08840.119 <text:s text:c="3"/>2.27170.780.000006 <text:s text:c="6"/>0 0 0 01 <text:s text:c="6"/>0 0 0 01 <text:s text:c="11"/>4.5 <text:s text:c="4"/>R <text:s/>2e <text:s/>3.5667774 428 5 4 5 7 <text:s text:c="3"/>10.0 <text:s text:c="3"/>8.0</text:p>
      <text:p text:style-name="P1"><text:s/>24 <text:s text:c="3"/>2.271672 2.500e-37 3.282e-13.08840.119 <text:s text:c="3"/>2.27170.780.000006 <text:s text:c="6"/>0 0 0 01 <text:s text:c="6"/>0 0 0 01 <text:s text:c="11"/>1.5 <text:s text:c="4"/>R <text:s/>2e <text:s/>1.5667774 428 5 4 5 7 <text:s text:c="4"/>4.0 <text:s text:c="3"/>4.0</text:p>
      <text:p text:style-name="P1"><text:s/>24 <text:s text:c="3"/>2.271676 3.051e-37 2.670e-13.08840.119 <text:s text:c="3"/>2.27170.780.000006 <text:s text:c="6"/>0 0 0 01 <text:s text:c="6"/>0 0 0 01 <text:s text:c="11"/>2.5 <text:s text:c="4"/>R <text:s/>2e <text:s/>2.5667774 428 5 4 5 7 <text:s text:c="4"/>6.0 <text:s text:c="3"/>6.0</text:p>
      <text:p text:style-name="P1"><text:s/>24 <text:s text:c="3"/>2.271682 3.765e-38 3.295e-14.08840.119 <text:s text:c="3"/>2.27170.780.000006 <text:s text:c="6"/>0 0 0 01 <text:s text:c="6"/>0 0 0 01 <text:s text:c="11"/>2.5 <text:s text:c="4"/>R <text:s/>2e <text:s/>3.5667774 428 5 4 5 7 <text:s text:c="4"/>6.0 <text:s text:c="3"/>8.0</text:p>
      <text:p text:style-name="P1"><text:s/>24 <text:s text:c="3"/>2.271684 4.881e-38 1.281e-13.08840.119 <text:s text:c="3"/>2.27170.780.000006 <text:s text:c="6"/>0 0 0 01 <text:s text:c="6"/>0 0 0 01 <text:s text:c="11"/>0.5 <text:s text:c="4"/>R <text:s/>2e <text:s/>1.5667774 428 5 4 5 7 <text:s text:c="4"/>2.0 <text:s text:c="3"/>4.0</text:p>
      <text:p text:style-name="P1"><text:s/>24 <text:s text:c="3"/>2.271691 5.270e-38 6.919e-14.08840.119 <text:s text:c="3"/>2.27170.780.000006 <text:s text:c="6"/>0 0 0 01 <text:s text:c="6"/>0 0 0 01 <text:s text:c="11"/>1.5 <text:s text:c="4"/>R <text:s/>2e <text:s/>2.5667774 428 5 4 5 7 <text:s text:c="4"/>4.0 <text:s text:c="3"/>6.0</text:p>
      <text:p text:style-name="P1"><text:s/>73 <text:s text:c="3"/>2.271950 2.966e-33 1.266e-09.03460.034 1750.40880.720.000000 <text:s text:c="6"/>X <text:s text:c="5"/>0 <text:s text:c="6"/>X <text:s text:c="5"/>0 <text:s text:c="10"/>34.5 Q 35P 36 35.5d65222030 912 9 4 0 <text:s text:c="3"/>70.0 <text:s text:c="2"/>72.0</text:p>
      <text:p text:style-name="P1"><text:s/>73 <text:s text:c="3"/>2.271984 1.012e-35 4.199e-12.03460.034 1750.40880.720.000000 <text:s text:c="6"/>X <text:s text:c="5"/>0 <text:s text:c="6"/>X <text:s text:c="5"/>0 <text:s text:c="10"/>35.5 Q 35P 36 35.5d65222030 912 9 4 0 <text:s text:c="3"/>72.0 <text:s text:c="2"/>72.0</text:p>
      <text:p text:style-name="P1"><text:s/>73 <text:s text:c="3"/>2.272039 7.430e-39 2.999e-15.03460.034 1750.40880.720.000000 <text:s text:c="6"/>X <text:s text:c="5"/>0 <text:s text:c="6"/>X <text:s text:c="5"/>0 <text:s text:c="10"/>36.5 Q 35P 36 35.5d65222030 912 9 4 0 <text:s text:c="3"/>74.0 <text:s text:c="2"/>72.0</text:p>
      <text:p text:style-name="P1"><text:s/>73 <text:s text:c="3"/>2.273867 5.035e-33 1.270e-09.03460.034 1653.51580.720.000000 <text:s text:c="6"/>X <text:s text:c="5"/>0 <text:s text:c="6"/>X <text:s text:c="5"/>0 <text:s text:c="10"/>36.5 Q 34P 35 37.5d65222030 912 9 4 0 <text:s text:c="3"/>74.0 <text:s text:c="2"/>76.0</text:p>
      <text:p text:style-name="P1"><text:s/>73 <text:s text:c="3"/>2.273976 3.384e-36 2.345e-12.03460.034 1850.01970.720.000000 <text:s text:c="6"/>X <text:s text:c="5"/>0 <text:s text:c="6"/>X <text:s text:c="5"/>0 <text:s text:c="10"/>34.5 Q 36P 37 34.5d65222030 912 9 4 0 <text:s text:c="3"/>70.0 <text:s text:c="2"/>70.0</text:p>
      <text:p text:style-name="P1"><text:s/>73 <text:s text:c="3"/>2.273980 1.783e-33 1.272e-09.03460.034 1850.01970.720.000000 <text:s text:c="6"/>X <text:s text:c="5"/>0 <text:s text:c="6"/>X <text:s text:c="5"/>0 <text:s text:c="10"/>33.5 Q 36P 37 34.5d65222030 912 9 4 0 <text:s text:c="3"/>68.0 <text:s text:c="2"/>70.0</text:p>
      <text:p text:style-name="P1"><text:s/>73 <text:s text:c="3"/>2.273990 2.487e-39 1.676e-15.03460.034 1850.01970.720.000000 <text:s text:c="6"/>X <text:s text:c="5"/>0 <text:s text:c="6"/>X <text:s text:c="5"/>0 <text:s text:c="10"/>35.5 Q 36P 37 34.5d65222030 912 9 4 0 <text:s text:c="3"/>72.0 <text:s text:c="2"/>70.0</text:p>
      <text:p text:style-name="P1"><text:soft-page-break/><text:s/>72 <text:s text:c="3"/>2.274876 7.643e-32 1.273e-09.03460.034 1800.53530.720.000000 <text:s text:c="6"/>X <text:s text:c="5"/>0 <text:s text:c="6"/>X <text:s text:c="5"/>0 <text:s text:c="15"/>Q 36P 37 <text:s text:c="4"/>d442220442212 9 4 0 <text:s text:c="3"/>73.0 <text:s text:c="2"/>75.0</text:p>
      <text:p text:style-name="P1"><text:s/>73 <text:s text:c="3"/>2.275352 3.058e-33 1.270e-09.03460.034 1750.40540.720.000000 <text:s text:c="6"/>X <text:s text:c="5"/>0 <text:s text:c="6"/>X <text:s text:c="5"/>0 <text:s text:c="10"/>35.5 Q 35P 36 36.5d65222030 912 9 4 0 <text:s text:c="3"/>72.0 <text:s text:c="2"/>74.0</text:p>
      <text:p text:style-name="P1"><text:s/>73 <text:s text:c="3"/>2.275407 9.020e-36 3.647e-12.03460.034 1750.40540.720.000000 <text:s text:c="6"/>X <text:s text:c="5"/>0 <text:s text:c="6"/>X <text:s text:c="5"/>0 <text:s text:c="10"/>36.5 Q 35P 36 36.5d65222030 912 9 4 0 <text:s text:c="3"/>74.0 <text:s text:c="2"/>74.0</text:p>
      <text:p text:style-name="P1"><text:s/>73 <text:s text:c="3"/>2.275485 4.023e-39 1.584e-15.03460.034 1750.40540.720.000000 <text:s text:c="6"/>X <text:s text:c="5"/>0 <text:s text:c="6"/>X <text:s text:c="5"/>0 <text:s text:c="10"/>37.5 Q 35P 36 36.5d65222030 912 9 4 0 <text:s text:c="3"/>76.0 <text:s text:c="2"/>74.0</text:p>
      <text:p text:style-name="P1"><text:s/>73 <text:s text:c="3"/>2.277204 1.837e-33 1.275e-09.03460.034 1850.01650.720.000000 <text:s text:c="6"/>X <text:s text:c="5"/>0 <text:s text:c="6"/>X <text:s text:c="5"/>0 <text:s text:c="10"/>34.5 Q 36P 37 35.5d65222030 912 9 4 0 <text:s text:c="3"/>70.0 <text:s text:c="2"/>72.0</text:p>
      <text:p text:style-name="P1"><text:s/>73 <text:s text:c="3"/>2.277217 5.424e-36 3.660e-12.03460.034 1850.01650.720.000000 <text:s text:c="6"/>X <text:s text:c="5"/>0 <text:s text:c="6"/>X <text:s text:c="5"/>0 <text:s text:c="10"/>35.5 Q 36P 37 35.5d65222030 912 9 4 0 <text:s text:c="3"/>72.0 <text:s text:c="2"/>72.0</text:p>
      <text:p text:style-name="P1"><text:s/>73 <text:s text:c="3"/>2.277250 4.358e-39 2.861e-15.03460.034 1850.01650.720.000000 <text:s text:c="6"/>X <text:s text:c="5"/>0 <text:s text:c="6"/>X <text:s text:c="5"/>0 <text:s text:c="10"/>36.5 Q 36P 37 35.5d65222030 912 9 4 0 <text:s text:c="3"/>74.0 <text:s text:c="2"/>72.0</text:p>
      <text:p text:style-name="P1"><text:s/>73 <text:s text:c="3"/>2.278846 3.154e-33 1.277e-09.03460.034 1750.40200.720.000000 <text:s text:c="6"/>X <text:s text:c="5"/>0 <text:s text:c="6"/>X <text:s text:c="5"/>0 <text:s text:c="10"/>36.5 Q 35P 36 37.5d65222030 912 9 4 0 <text:s text:c="3"/>74.0 <text:s text:c="2"/>76.0</text:p>
      <text:p text:style-name="P1"><text:s/>73 <text:s text:c="3"/>2.278924 5.653e-36 2.229e-12.03460.034 1750.40200.720.000000 <text:s text:c="6"/>X <text:s text:c="5"/>0 <text:s text:c="6"/>X <text:s text:c="5"/>0 <text:s text:c="10"/>37.5 Q 35P 36 37.5d65222030 912 9 4 0 <text:s text:c="3"/>76.0 <text:s text:c="2"/>76.0</text:p>
      <text:p text:style-name="P1"><text:s/>73 <text:s text:c="3"/>2.280516 1.894e-33 1.280e-09.03460.034 1850.01320.720.000000 <text:s text:c="6"/>X <text:s text:c="5"/>0 <text:s text:c="6"/>X <text:s text:c="5"/>0 <text:s text:c="10"/>35.5 Q 36P 37 36.5d65222030 912 9 4 0 <text:s text:c="3"/>72.0 <text:s text:c="2"/>74.0</text:p>
      <text:p text:style-name="P1"><text:s/>73 <text:s text:c="3"/>2.280550 6.113e-36 4.020e-12.03460.034 1850.01320.720.000000 <text:s text:c="6"/>X <text:s text:c="5"/>0 <text:s text:c="6"/>X <text:s text:c="5"/>0 <text:s text:c="10"/>36.5 Q 36P 37 36.5d65222030 912 9 4 0 <text:s text:c="3"/>74.0 <text:s text:c="2"/>74.0</text:p>
      <text:p text:style-name="P1"><text:s/>73 <text:s text:c="3"/>2.280604 4.245e-39 2.718e-15.03460.034 1850.01320.720.000000 <text:s text:c="6"/>X <text:s text:c="5"/>0 <text:s text:c="6"/>X <text:s text:c="5"/>0 <text:s text:c="10"/>37.5 Q 36P 37 36.5d65222030 912 9 4 0 <text:s text:c="3"/>76.0 <text:s text:c="2"/>74.0</text:p>
      <text:p text:style-name="P1"><text:s/>31 <text:s text:c="3"/>2.282300 3.712e-33 1.548e-08.07090.102 <text:s/>226.45190.790.000000 <text:s text:c="9"/>0 0 0 <text:s text:c="9"/>0 0 0 22 <text:s/>2 20 <text:s text:c="6"/>23 <text:s/>1 23 <text:s text:c="5"/>006550 113 6 2 4 0 <text:s text:c="3"/>45.0 <text:s text:c="2"/>47.0</text:p>
      <text:p text:style-name="P1"><text:s/>73 <text:s text:c="3"/>2.282432 3.252e-33 1.284e-09.03460.034 1750.39850.720.000000 <text:s text:c="6"/>X <text:s text:c="5"/>0 <text:s text:c="6"/>X <text:s text:c="5"/>0 <text:s text:c="10"/>37.5 Q 35P 36 38.5d65222030 912 9 4 0 <text:s text:c="3"/>76.0 <text:s text:c="2"/>78.0</text:p>
      <text:p text:style-name="P1"><text:s/>73 <text:s text:c="3"/>2.282530 2.018e-36 2.245e-12.03460.034 1952.34190.720.000000 <text:s text:c="6"/>X <text:s text:c="5"/>0 <text:s text:c="6"/>X <text:s text:c="5"/>0 <text:s text:c="10"/>35.5 Q 37P 38 35.5d65222030 912 9 4 0 <text:s text:c="3"/>72.0 <text:s text:c="2"/>72.0</text:p>
      <text:p text:style-name="P1"><text:s/>73 <text:s text:c="3"/>2.282535 1.125e-33 1.287e-09.03460.034 1952.34190.720.000000 <text:s text:c="6"/>X <text:s text:c="5"/>0 <text:s text:c="6"/>X <text:s text:c="5"/>0 <text:s text:c="10"/>34.5 Q 37P 38 35.5d65222030 912 9 4 0 <text:s text:c="3"/>70.0 <text:s text:c="2"/>72.0</text:p>
      <text:p text:style-name="P1"><text:s/>73 <text:s text:c="3"/>2.282543 1.403e-39 1.518e-15.03460.034 1952.34190.720.000000 <text:s text:c="6"/>X <text:s text:c="5"/>0 <text:s text:c="6"/>X <text:s text:c="5"/>0 <text:s text:c="10"/>36.5 Q 37P 38 35.5d65222030 912 9 4 0 <text:s text:c="3"/>74.0 <text:s text:c="2"/>72.0</text:p>
      <text:p text:style-name="P1"><text:s/>71 <text:s text:c="3"/>2.282611 3.873e-29 1.286e-09.03450.034 1802.59200.720.000000 <text:s text:c="6"/>X <text:s text:c="5"/>0 <text:s text:c="6"/>X <text:s text:c="5"/>0 <text:s text:c="15"/>Q 35P 36 <text:s text:c="4"/>d442220442212 9 4 0 <text:s text:c="3"/>71.0 <text:s text:c="2"/>73.0</text:p>
      <text:p text:style-name="P1"><text:s/>72 <text:s text:c="3"/>2.283191 4.874e-32 1.287e-09.03460.034 1900.13350.720.000000 <text:s text:c="6"/>X <text:s text:c="5"/>0 <text:s text:c="6"/>X <text:s text:c="5"/>0 <text:s text:c="15"/>Q 37P 38 <text:s text:c="4"/>d442220442212 9 4 0 <text:s text:c="3"/>75.0 <text:s text:c="2"/>77.0</text:p>
      <text:p text:style-name="P1"><text:s/>73 <text:s text:c="3"/>2.283918 1.952e-33 1.285e-09.03460.034 1850.00980.720.000000 <text:s text:c="6"/>X <text:s text:c="5"/>0 <text:s text:c="6"/>X <text:s text:c="5"/>0 <text:s text:c="10"/>36.5 Q 36P 37 37.5d65222030 912 9 4 0 <text:s text:c="3"/>74.0 <text:s text:c="2"/>76.0</text:p>
      <text:p text:style-name="P1"><text:s/>73 <text:s text:c="3"/>2.283972 5.447e-36 3.492e-12.03460.034 1850.00980.720.000000 <text:s text:c="6"/>X <text:s text:c="5"/>0 <text:s text:c="6"/>X <text:s text:c="5"/>0 <text:s text:c="10"/>37.5 Q 36P 37 37.5d65222030 912 9 4 0 <text:s text:c="3"/>76.0 <text:s text:c="2"/>76.0</text:p>
      <text:p text:style-name="P1"><text:s/>73 <text:s text:c="3"/>2.284049 2.299e-39 1.436e-15.03460.034 1850.00980.720.000000 <text:s text:c="6"/>X <text:s text:c="5"/>0 <text:s text:c="6"/>X <text:s text:c="5"/>0 <text:s text:c="10"/>38.5 Q 36P 37 37.5d65222030 912 9 4 0 <text:s text:c="3"/>78.0 <text:s text:c="2"/>76.0</text:p>
      <text:p text:style-name="P1"><text:s/>73 <text:s text:c="3"/>2.285762 1.158e-33 1.290e-09.03460.034 1952.33870.720.000000 <text:s text:c="6"/>X <text:s text:c="5"/>0 <text:s text:c="6"/>X <text:s text:c="5"/>0 <text:s text:c="10"/>35.5 Q 37P 38 36.5d65222030 912 9 4 0 <text:s text:c="3"/>72.0 <text:s text:c="2"/>74.0</text:p>
      <text:p text:style-name="P1"><text:s/>73 <text:s text:c="3"/>2.285775 3.235e-36 3.506e-12.03460.034 1952.33870.720.000000 <text:s text:c="6"/>X <text:s text:c="5"/>0 <text:s text:c="6"/>X <text:s text:c="5"/>0 <text:s text:c="10"/>36.5 Q 37P 38 36.5d65222030 912 9 4 0 <text:s text:c="3"/>74.0 <text:s text:c="2"/>74.0</text:p>
      <text:p text:style-name="P1"><text:s/>73 <text:s text:c="3"/>2.285808 2.460e-39 2.596e-15.03460.034 1952.33870.720.000000 <text:s text:c="6"/>X <text:s text:c="5"/>0 <text:s text:c="6"/>X <text:s text:c="5"/>0 <text:s text:c="10"/>37.5 Q 37P 38 36.5d65222030 912 9 4 0 <text:s text:c="3"/>76.0 <text:s text:c="2"/>74.0</text:p>
      <text:p text:style-name="P1"><text:s/>73 <text:s text:c="3"/>2.287410 2.011e-33 1.292e-09.03460.034 1850.00640.720.000000 <text:s text:c="6"/>X <text:s text:c="5"/>0 <text:s text:c="6"/>X <text:s text:c="5"/>0 <text:s text:c="10"/>37.5 Q 36P 37 38.5d65222030 912 9 4 0 <text:s text:c="3"/>76.0 <text:s text:c="2"/>78.0</text:p>
      <text:p text:style-name="P1"><text:s/>73 <text:s text:c="3"/>2.287486 3.413e-36 2.136e-12.03460.034 1850.00640.720.000000 <text:s text:c="6"/>X <text:s text:c="5"/>0 <text:s text:c="6"/>X <text:s text:c="5"/>0 <text:s text:c="10"/>38.5 Q 36P 37 38.5d65222030 912 9 4 0 <text:s text:c="3"/>78.0 <text:s text:c="2"/>78.0</text:p>
      <text:p text:style-name="P1"><text:s/>71 <text:s text:c="3"/>2.288615 2.222e-32 1.295e-09.03450.034 3339.05750.720.000000 <text:s text:c="6"/>X <text:s text:c="5"/>1 <text:s text:c="6"/>X <text:s text:c="5"/>1 <text:s text:c="15"/>Q 35P 36 <text:s text:c="4"/>d442220442212 9 4 0 <text:s text:c="3"/>71.0 <text:s text:c="2"/>73.0</text:p>
      <text:p text:style-name="P1"><text:s/>73 <text:s text:c="3"/>2.289077 1.193e-33 1.294e-09.03460.034 1952.33540.720.000000 <text:s text:c="6"/>X <text:s text:c="5"/>0 <text:s text:c="6"/>X <text:s text:c="5"/>0 <text:s text:c="10"/>36.5 Q 37P 38 37.5d65222030 912 9 4 0 <text:s text:c="3"/>74.0 <text:s text:c="2"/>76.0</text:p>
      <text:p text:style-name="P1"><text:s/>73 <text:s text:c="3"/>2.289109 3.645e-36 3.852e-12.03460.034 1952.33540.720.000000 <text:s text:c="6"/>X <text:s text:c="5"/>0 <text:s text:c="6"/>X <text:s text:c="5"/>0 <text:s text:c="10"/>37.5 Q 37P 38 37.5d65222030 912 9 4 0 <text:s text:c="3"/>76.0 <text:s text:c="2"/>76.0</text:p>
      <text:p text:style-name="P1"><text:s/>73 <text:s text:c="3"/>2.289162 2.399e-39 2.471e-15.03460.034 1952.33540.720.000000 <text:s text:c="6"/>X <text:s text:c="5"/>0 <text:s text:c="6"/>X <text:s text:c="5"/>0 <text:s text:c="10"/>38.5 Q 37P 38 37.5d65222030 912 9 4 0 <text:s text:c="3"/>78.0 <text:s text:c="2"/>76.0</text:p>
      <text:p text:style-name="P1"><text:s/>73 <text:s text:c="3"/>2.290990 2.073e-33 1.299e-09.03460.034 1850.00290.720.000000 <text:s text:c="6"/>X <text:s text:c="5"/>0 <text:s text:c="6"/>X <text:s text:c="5"/>0 <text:s text:c="10"/>38.5 Q 36P 37 39.5d65222030 912 9 4 0 <text:s text:c="3"/>78.0 <text:s text:c="2"/>80.0</text:p>
      <text:p text:style-name="P1"><text:s/>73 <text:s text:c="3"/>2.291078 1.189e-36 2.151e-12.03460.034 2057.37780.720.000000 <text:s text:c="6"/>X <text:s text:c="5"/>0 <text:s text:c="6"/>X <text:s text:c="5"/>0 <text:s text:c="10"/>36.5 Q 38P 39 36.5d65222030 912 9 4 0 <text:s text:c="3"/>74.0 <text:s text:c="2"/>74.0</text:p>
      <text:p text:style-name="P1"><text:s/>73 <text:s text:c="3"/>2.291084 6.995e-34 1.301e-09.03460.034 2057.37780.720.000000 <text:s text:c="6"/>X <text:s text:c="5"/>0 <text:s text:c="6"/>X <text:s text:c="5"/>0 <text:s text:c="10"/>35.5 Q 38P 39 36.5d65222030 912 9 4 0 <text:s text:c="3"/>72.0 <text:s text:c="2"/>74.0</text:p>
      <text:p text:style-name="P1"><text:s/>73 <text:s text:c="3"/>2.291091 7.827e-40 1.379e-15.03460.034 2057.37780.720.000000 <text:s text:c="6"/>X <text:s text:c="5"/>0 <text:s text:c="6"/>X <text:s text:c="5"/>0 <text:s text:c="10"/>37.5 Q 38P 39 36.5d65222030 912 9 4 0 <text:s text:c="3"/>76.0 <text:s text:c="2"/>74.0</text:p>
      <text:p text:style-name="P1"><text:s/>72 <text:s text:c="3"/>2.291503 3.066e-32 1.301e-09.03460.034 2002.37450.720.000000 <text:s text:c="6"/>X <text:s text:c="5"/>0 <text:s text:c="6"/>X <text:s text:c="5"/>0 <text:s text:c="15"/>Q 38P 39 <text:s text:c="4"/>d442220442212 9 4 0 <text:s text:c="3"/>77.0 <text:s text:c="2"/>79.0</text:p>
      <text:p text:style-name="P1"><text:s/>73 <text:s text:c="3"/>2.292479 1.228e-33 1.300e-09.03460.034 1952.33200.720.000000 <text:s text:c="6"/>X <text:s text:c="5"/>0 <text:s text:c="6"/>X <text:s text:c="5"/>0 <text:s text:c="10"/>37.5 Q 37P 38 38.5d65222030 912 9 4 0 <text:s text:c="3"/>76.0 <text:s text:c="2"/>78.0</text:p>
      <text:p text:style-name="P1"><text:s/>73 <text:s text:c="3"/>2.292532 3.248e-36 3.349e-12.03460.034 1952.33200.720.000000 <text:s text:c="6"/>X <text:s text:c="5"/>0 <text:s text:c="6"/>X <text:s text:c="5"/>0 <text:s text:c="10"/>38.5 Q 37P 38 38.5d65222030 912 9 4 0 <text:s text:c="3"/>78.0 <text:s text:c="2"/>78.0</text:p>
      <text:p text:style-name="P1"><text:s/>73 <text:s text:c="3"/>2.292607 1.300e-39 1.308e-15.03460.034 1952.33200.720.000000 <text:s text:c="6"/>X <text:s text:c="5"/>0 <text:s text:c="6"/>X <text:s text:c="5"/>0 <text:s text:c="10"/>39.5 Q 37P 38 38.5d65222030 912 9 4 0 <text:s text:c="3"/>80.0 <text:s text:c="2"/>78.0</text:p>
      <text:p text:style-name="P1"><text:s/>73 <text:s text:c="3"/>2.294316 7.198e-34 1.305e-09.03460.034 2057.37460.720.000000 <text:s text:c="6"/>X <text:s text:c="5"/>0 <text:s text:c="6"/>X <text:s text:c="5"/>0 <text:s text:c="10"/>36.5 Q 38P 39 37.5d65222030 912 9 4 0 <text:s text:c="3"/>74.0 <text:s text:c="2"/>76.0</text:p>
      <text:p text:style-name="P1"><text:s/>73 <text:s text:c="3"/>2.294328 1.905e-36 3.362e-12.03460.034 2057.37460.720.000000 <text:s text:c="6"/>X <text:s text:c="5"/>0 <text:s text:c="6"/>X <text:s text:c="5"/>0 <text:s text:c="10"/>37.5 Q 38P 39 37.5d65222030 912 9 4 0 <text:s text:c="3"/>76.0 <text:s text:c="2"/>76.0</text:p>
      <text:p text:style-name="P1"><text:s/>73 <text:s text:c="3"/>2.294360 1.374e-39 2.363e-15.03460.034 2057.37460.720.000000 <text:s text:c="6"/>X <text:s text:c="5"/>0 <text:s text:c="6"/>X <text:s text:c="5"/>0 <text:s text:c="10"/>38.5 Q 38P 39 37.5d65222030 912 9 4 0 <text:s text:c="3"/>78.0 <text:s text:c="2"/>76.0</text:p>
      <text:p text:style-name="P1"><text:s/>73 <text:s text:c="3"/>2.295967 1.265e-33 1.307e-09.03460.034 1952.32860.720.000000 <text:s text:c="6"/>X <text:s text:c="5"/>0 <text:s text:c="6"/>X <text:s text:c="5"/>0 <text:s text:c="10"/>38.5 Q 37P 38 39.5d65222030 912 9 4 0 <text:s text:c="3"/>78.0 <text:s text:c="2"/>80.0</text:p>
      <text:p text:style-name="P1"><text:s/>73 <text:s text:c="3"/>2.296042 2.036e-36 2.050e-12.03460.034 1952.32860.720.000000 <text:s text:c="6"/>X <text:s text:c="5"/>0 <text:s text:c="6"/>X <text:s text:c="5"/>0 <text:s text:c="10"/>39.5 Q 37P 38 39.5d65222030 912 9 4 0 <text:s text:c="3"/>80.0 <text:s text:c="2"/>80.0</text:p>
      <text:p text:style-name="P1"><text:s/>61 <text:s text:c="3"/>2.296831 1.374e-40 3.794e-12.05000.073 3255.73750.650.000000 <text:s text:c="3"/>0 1 0 1 1F2 <text:s text:c="3"/>0 1 0 1 1F2 <text:s text:c="3"/>8E <text:s/>17 <text:s text:c="8"/>9E <text:s/>10 <text:s text:c="4"/>334330453638 7 1 0 <text:s text:c="3"/>34.0 <text:s text:c="2"/>38.0</text:p>
      <text:p text:style-name="P1"><text:s/>73 <text:s text:c="3"/>2.297633 7.407e-34 1.309e-09.03460.034 2057.37130.720.000000 <text:s text:c="6"/>X <text:s text:c="5"/>0 <text:s text:c="6"/>X <text:s text:c="5"/>0 <text:s text:c="10"/>37.5 Q 38P 39 38.5d65222030 912 9 4 0 <text:s text:c="3"/>76.0 <text:s text:c="2"/>78.0</text:p>
      <text:p text:style-name="P1"><text:s/>73 <text:s text:c="3"/>2.297664 2.146e-36 3.697e-12.03460.034 2057.37130.720.000000 <text:s text:c="6"/>X <text:s text:c="5"/>0 <text:s text:c="6"/>X <text:s text:c="5"/>0 <text:s text:c="10"/>38.5 Q 38P 39 38.5d65222030 912 9 4 0 <text:s text:c="3"/>78.0 <text:s text:c="2"/>78.0</text:p>
      <text:p text:style-name="P1"><text:s/>73 <text:s text:c="3"/>2.297716 1.341e-39 2.251e-15.03460.034 2057.37130.720.000000 <text:s text:c="6"/>X <text:s text:c="5"/>0 <text:s text:c="6"/>X <text:s text:c="5"/>0 <text:s text:c="10"/>39.5 Q 38P 39 38.5d65222030 912 9 4 0 <text:s text:c="3"/>80.0 <text:s text:c="2"/>78.0</text:p>
      <text:p text:style-name="P1"><text:s/>61 <text:s text:c="3"/>2.298953 2.802e-40 7.066e-13.06500.078 2757.05710.720.000000 <text:s text:c="3"/>0 0 0 2 1E <text:s text:c="4"/>0 0 0 2 1F2 <text:s text:c="3"/>5F1 <text:s/>6 <text:s text:c="8"/>4F2 <text:s/>6 <text:s text:c="4"/>434330453638 7 1 0 <text:s text:c="3"/>33.0 <text:s text:c="2"/>27.0</text:p>
      <text:p text:style-name="P1"><text:s/>73 <text:s text:c="3"/>2.299542 1.303e-33 1.314e-09.03460.034 1952.32510.720.000000 <text:s text:c="6"/>X <text:s text:c="5"/>0 <text:s text:c="6"/>X <text:s text:c="5"/>0 <text:s text:c="10"/>39.5 Q 37P 38 40.5d65222030 912 9 4 0 <text:s text:c="3"/>80.0 <text:s text:c="2"/>82.0</text:p>
      <text:p text:style-name="P1"><text:s/>73 <text:s text:c="3"/>2.299623 6.914e-37 2.065e-12.03460.034 2165.12330.720.000000 <text:s text:c="6"/>X <text:s text:c="5"/>0 <text:s text:c="6"/>X <text:s text:c="5"/>0 <text:s text:c="10"/>37.5 Q 39P 40 37.5d65222030 912 9 4 0 <text:s text:c="3"/>76.0 <text:s text:c="2"/>76.0</text:p>
      <text:p text:style-name="P1"><text:s/>73 <text:s text:c="3"/>2.299630 4.291e-34 1.316e-09.03460.034 2165.12330.720.000000 <text:s text:c="6"/>X <text:s text:c="5"/>0 <text:s text:c="6"/>X <text:s text:c="5"/>0 <text:s text:c="10"/>36.5 Q 39P 40 37.5d65222030 912 9 4 0 <text:s text:c="3"/>74.0 <text:s text:c="2"/>76.0</text:p>
      <text:p text:style-name="P1"><text:s/>73 <text:s text:c="3"/>2.299635 4.320e-40 1.257e-15.03460.034 2165.12330.720.000000 <text:s text:c="6"/>X <text:s text:c="5"/>0 <text:s text:c="6"/>X <text:s text:c="5"/>0 <text:s text:c="10"/>38.5 Q 39P 40 37.5d65222030 912 9 4 0 <text:s text:c="3"/>78.0 <text:s text:c="2"/>76.0</text:p>
      <text:p text:style-name="P1"><text:s/>72 <text:s text:c="3"/>2.299811 1.903e-32 1.315e-09.03460.034 2107.25450.720.000000 <text:s text:c="6"/>X <text:s text:c="5"/>0 <text:s text:c="6"/>X <text:s text:c="5"/>0 <text:s text:c="15"/>Q 39P 40 <text:s text:c="4"/>d442220442212 9 4 0 <text:s text:c="3"/>79.0 <text:s text:c="2"/>81.0</text:p>
      <text:p text:style-name="P1"><text:s/>71 <text:s text:c="3"/>2.300266 1.511e-29 1.316e-09.03450.034 2010.59120.720.000000 <text:s text:c="6"/>X <text:s text:c="5"/>0 <text:s text:c="6"/>X <text:s text:c="5"/>0 <text:s text:c="15"/>Q 37P 38 <text:s text:c="4"/>d442220442212 9 4 0 <text:s text:c="3"/>75.0 <text:s text:c="2"/>77.0</text:p>
      <text:p text:style-name="P1"><text:s/>61 <text:s text:c="3"/>2.300514 3.318e-39 2.825e-11.06500.077 2965.88550.720.000000 <text:s text:c="3"/>0 1 0 1 1F1 <text:s text:c="3"/>0 1 0 1 1F2 <text:s text:c="3"/>4F1 13 <text:s text:c="8"/>5F2 10 <text:s text:c="4"/>434330453638 7 1 0 <text:s text:c="3"/>27.0 <text:s text:c="2"/>33.0</text:p>
      <text:p text:style-name="P1"><text:s/>73 <text:s text:c="3"/>2.301034 7.624e-34 1.315e-09.03460.034 2057.36790.720.000000 <text:s text:c="6"/>X <text:s text:c="5"/>0 <text:s text:c="6"/>X <text:s text:c="5"/>0 <text:s text:c="10"/>38.5 Q 38P 39 39.5d65222030 912 9 4 0 <text:s text:c="3"/>78.0 <text:s text:c="2"/>80.0</text:p>
      <text:p text:style-name="P1"><text:s/>73 <text:s text:c="3"/>2.301086 1.913e-36 3.217e-12.03460.034 2057.36790.720.000000 <text:s text:c="6"/>X <text:s text:c="5"/>0 <text:s text:c="6"/>X <text:s text:c="5"/>0 <text:s text:c="10"/>39.5 Q 38P 39 39.5d65222030 912 9 4 0 <text:s text:c="3"/>80.0 <text:s text:c="2"/>80.0</text:p>
      <text:p text:style-name="P1"><text:s/>73 <text:s text:c="3"/>2.301160 7.271e-40 1.193e-15.03460.034 2057.36790.720.000000 <text:s text:c="6"/>X <text:s text:c="5"/>0 <text:s text:c="6"/>X <text:s text:c="5"/>0 <text:s text:c="10"/>40.5 Q 38P 39 39.5d65222030 912 9 4 0 <text:s text:c="3"/>82.0 <text:s text:c="2"/>80.0</text:p>
      <text:p text:style-name="P1"><text:s/>34 <text:s text:c="3"/>2.301851 2.119e-38 1.335e-09.07730.103 <text:s/>136.89330.780.000000 <text:s text:c="9"/>0 0 0 <text:s text:c="9"/>0 0 0 16 <text:s/>3 13 15.5 <text:s/>17 <text:s/>2 16 15.5 6565501518 6 2 4 0 <text:s text:c="3"/>32.0 <text:s text:c="2"/>32.0</text:p>
      <text:p text:style-name="P1"><text:s/>34 <text:s text:c="3"/>2.301857 2.382e-38 1.413e-09.07730.103 <text:s/>136.89330.780.000000 <text:s text:c="9"/>0 0 0 <text:s text:c="9"/>0 0 0 16 <text:s/>3 13 16.5 <text:s/>17 <text:s/>2 16 16.5 6565501518 6 2 4 0 <text:s text:c="3"/>34.0 <text:s text:c="2"/>34.0</text:p>
      <text:p text:style-name="P1"><text:soft-page-break/><text:s/>34 <text:s text:c="3"/>2.301868 1.562e-36 9.262e-08.07730.103 <text:s/>136.89330.780.000000 <text:s text:c="9"/>0 0 0 <text:s text:c="9"/>0 0 0 16 <text:s/>3 13 16.5 <text:s/>17 <text:s/>2 16 17.5 6565501518 6 2 4 0 <text:s text:c="3"/>34.0 <text:s text:c="2"/>36.0</text:p>
      <text:p text:style-name="P1"><text:s/>34 <text:s text:c="3"/>2.301870 1.658e-36 9.285e-08.07730.103 <text:s/>136.89330.780.000000 <text:s text:c="9"/>0 0 0 <text:s text:c="9"/>0 0 0 16 <text:s/>3 13 17.5 <text:s/>17 <text:s/>2 16 18.5 6565501518 6 2 4 0 <text:s text:c="3"/>36.0 <text:s text:c="2"/>38.0</text:p>
      <text:p text:style-name="P1"><text:s/>34 <text:s text:c="3"/>2.301871 2.119e-38 1.187e-09.07730.103 <text:s/>136.89330.780.000000 <text:s text:c="9"/>0 0 0 <text:s text:c="9"/>0 0 0 16 <text:s/>3 13 17.5 <text:s/>17 <text:s/>2 16 17.5 6565501518 6 2 4 0 <text:s text:c="3"/>36.0 <text:s text:c="2"/>36.0</text:p>
      <text:p text:style-name="P1"><text:s/>34 <text:s text:c="3"/>2.301872 1.471e-36 9.269e-08.07730.103 <text:s/>136.89330.780.000000 <text:s text:c="9"/>0 0 0 <text:s text:c="9"/>0 0 0 16 <text:s/>3 13 15.5 <text:s/>17 <text:s/>2 16 16.5 6565501518 6 2 4 0 <text:s text:c="3"/>32.0 <text:s text:c="2"/>34.0</text:p>
      <text:p text:style-name="P1"><text:s/>34 <text:s text:c="3"/>2.301880 1.759e-36 9.333e-08.07730.103 <text:s/>136.89330.780.000000 <text:s text:c="9"/>0 0 0 <text:s text:c="9"/>0 0 0 16 <text:s/>3 13 18.5 <text:s/>17 <text:s/>2 16 19.5 6565501518 6 2 4 0 <text:s text:c="3"/>38.0 <text:s text:c="2"/>40.0</text:p>
      <text:p text:style-name="P1"><text:s/>34 <text:s text:c="3"/>2.301882 1.386e-36 9.315e-08.07730.103 <text:s/>136.89330.780.000000 <text:s text:c="9"/>0 0 0 <text:s text:c="9"/>0 0 0 16 <text:s/>3 13 14.5 <text:s/>17 <text:s/>2 16 15.5 6565501518 6 2 4 0 <text:s text:c="3"/>30.0 <text:s text:c="2"/>32.0</text:p>
      <text:p text:style-name="P1"><text:s/>34 <text:s text:c="3"/>2.301896 1.306e-36 9.405e-08.07730.103 <text:s/>136.89340.780.000000 <text:s text:c="9"/>0 0 0 <text:s text:c="9"/>0 0 0 16 <text:s/>3 13 13.5 <text:s/>17 <text:s/>2 16 14.5 6565501518 6 2 4 0 <text:s text:c="3"/>28.0 <text:s text:c="2"/>30.0</text:p>
      <text:p text:style-name="P1"><text:s/>73 <text:s text:c="3"/>2.302865 4.412e-34 1.320e-09.03460.034 2165.12000.720.000000 <text:s text:c="6"/>X <text:s text:c="5"/>0 <text:s text:c="6"/>X <text:s text:c="5"/>0 <text:s text:c="10"/>37.5 Q 39P 40 38.5d65222030 912 9 4 0 <text:s text:c="3"/>76.0 <text:s text:c="2"/>78.0</text:p>
      <text:p text:style-name="P1"><text:s/>73 <text:s text:c="3"/>2.302877 1.108e-36 3.228e-12.03460.034 2165.12000.720.000000 <text:s text:c="6"/>X <text:s text:c="5"/>0 <text:s text:c="6"/>X <text:s text:c="5"/>0 <text:s text:c="10"/>38.5 Q 39P 40 38.5d65222030 912 9 4 0 <text:s text:c="3"/>78.0 <text:s text:c="2"/>78.0</text:p>
      <text:p text:style-name="P1"><text:s/>73 <text:s text:c="3"/>2.302907 7.587e-40 2.156e-15.03460.034 2165.12000.720.000000 <text:s text:c="6"/>X <text:s text:c="5"/>0 <text:s text:c="6"/>X <text:s text:c="5"/>0 <text:s text:c="10"/>39.5 Q 39P 40 38.5d65222030 912 9 4 0 <text:s text:c="3"/>80.0 <text:s text:c="2"/>78.0</text:p>
      <text:p text:style-name="P1"><text:s/>61 <text:s text:c="3"/>2.303624 3.614e-40 3.080e-11.04800.067 3649.70630.630.000000 <text:s text:c="3"/>0 1 0 1 1F1 <text:s text:c="3"/>0 1 0 1 1F2 <text:s text:c="2"/>12F1 27 <text:s text:c="7"/>12F2 28 <text:s text:c="4"/>434330453638 7 1 0 <text:s text:c="3"/>75.0 <text:s text:c="2"/>75.0</text:p>
      <text:p text:style-name="P1"><text:s/>73 <text:s text:c="3"/>2.304519 7.846e-34 1.321e-09.03460.034 2057.36450.720.000000 <text:s text:c="6"/>X <text:s text:c="5"/>0 <text:s text:c="6"/>X <text:s text:c="5"/>0 <text:s text:c="10"/>39.5 Q 38P 39 40.5d65222030 912 9 4 0 <text:s text:c="3"/>80.0 <text:s text:c="2"/>82.0</text:p>
      <text:p text:style-name="P1"><text:s/>73 <text:s text:c="3"/>2.304593 1.199e-36 1.970e-12.03460.034 2057.36450.720.000000 <text:s text:c="6"/>X <text:s text:c="5"/>0 <text:s text:c="6"/>X <text:s text:c="5"/>0 <text:s text:c="10"/>40.5 Q 38P 39 40.5d65222030 912 9 4 0 <text:s text:c="3"/>82.0 <text:s text:c="2"/>82.0</text:p>
      <text:p text:style-name="P1"><text:s/>73 <text:s text:c="3"/>2.306184 4.537e-34 1.324e-09.03460.034 2165.11670.720.000000 <text:s text:c="6"/>X <text:s text:c="5"/>0 <text:s text:c="6"/>X <text:s text:c="5"/>0 <text:s text:c="10"/>38.5 Q 39P 40 39.5d65222030 912 9 4 0 <text:s text:c="3"/>78.0 <text:s text:c="2"/>80.0</text:p>
      <text:p text:style-name="P1"><text:s/>73 <text:s text:c="3"/>2.306214 1.249e-36 3.553e-12.03460.034 2165.11670.720.000000 <text:s text:c="6"/>X <text:s text:c="5"/>0 <text:s text:c="6"/>X <text:s text:c="5"/>0 <text:s text:c="10"/>39.5 Q 39P 40 39.5d65222030 912 9 4 0 <text:s text:c="3"/>80.0 <text:s text:c="2"/>80.0</text:p>
      <text:p text:style-name="P1"><text:s/>73 <text:s text:c="3"/>2.306265 7.407e-40 2.056e-15.03460.034 2165.11670.720.000000 <text:s text:c="6"/>X <text:s text:c="5"/>0 <text:s text:c="6"/>X <text:s text:c="5"/>0 <text:s text:c="10"/>40.5 Q 39P 40 39.5d65222030 912 9 4 0 <text:s text:c="3"/>82.0 <text:s text:c="2"/>80.0</text:p>
      <text:p text:style-name="P1"><text:s/>61 <text:s text:c="3"/>2.306569 4.427e-40 6.017e-12.05600.074 3166.72220.690.000000 <text:s text:c="3"/>0 1 0 1 1F1 <text:s text:c="3"/>0 1 0 1 1F2 <text:s text:c="3"/>7F2 21 <text:s text:c="8"/>8F1 13 <text:s text:c="4"/>434330453638 7 1 0 <text:s text:c="3"/>45.0 <text:s text:c="2"/>51.0</text:p>
      <text:p text:style-name="P1"><text:s/>61 <text:s text:c="3"/>2.306715 7.774e-39 1.565e-10.04800.067 3352.62520.630.000000 <text:s text:c="3"/>0 0 0 2 1E <text:s text:c="4"/>0 0 0 2 1E <text:s text:c="3"/>12F1 <text:s/>5 <text:s text:c="7"/>12F2 <text:s/>6 <text:s text:c="4"/>334330453638 7 1 0 <text:s text:c="3"/>75.0 <text:s text:c="2"/>75.0</text:p>
      <text:p text:style-name="P1"><text:s/>73 <text:s text:c="3"/>2.308089 8.074e-34 1.329e-09.03460.034 2057.36100.720.000000 <text:s text:c="6"/>X <text:s text:c="5"/>0 <text:s text:c="6"/>X <text:s text:c="5"/>0 <text:s text:c="10"/>40.5 Q 38P 39 41.5d65222030 912 9 4 0 <text:s text:c="3"/>82.0 <text:s text:c="2"/>84.0</text:p>
      <text:p text:style-name="P1"><text:s/>72 <text:s text:c="3"/>2.308117 1.166e-32 1.329e-09.03460.034 2214.76940.720.000000 <text:s text:c="6"/>X <text:s text:c="5"/>0 <text:s text:c="6"/>X <text:s text:c="5"/>0 <text:s text:c="15"/>Q 40P 41 <text:s text:c="4"/>d442220442212 9 4 0 <text:s text:c="3"/>81.0 <text:s text:c="2"/>83.0</text:p>
      <text:p text:style-name="P1"><text:s/>73 <text:s text:c="3"/>2.308164 3.971e-37 1.984e-12.03460.034 2275.57400.720.000000 <text:s text:c="6"/>X <text:s text:c="5"/>0 <text:s text:c="6"/>X <text:s text:c="5"/>0 <text:s text:c="10"/>38.5 Q 40P 41 38.5d65222030 912 9 4 0 <text:s text:c="3"/>78.0 <text:s text:c="2"/>78.0</text:p>
      <text:p text:style-name="P1"><text:s/>73 <text:s text:c="3"/>2.308172 2.596e-34 1.331e-09.03460.034 2275.57400.720.000000 <text:s text:c="6"/>X <text:s text:c="5"/>0 <text:s text:c="6"/>X <text:s text:c="5"/>0 <text:s text:c="10"/>37.5 Q 40P 41 38.5d65222030 912 9 4 0 <text:s text:c="3"/>76.0 <text:s text:c="2"/>78.0</text:p>
      <text:p text:style-name="P1"><text:s/>73 <text:s text:c="3"/>2.308175 2.358e-40 1.149e-15.03460.034 2275.57400.720.000000 <text:s text:c="6"/>X <text:s text:c="5"/>0 <text:s text:c="6"/>X <text:s text:c="5"/>0 <text:s text:c="10"/>39.5 Q 40P 41 38.5d65222030 912 9 4 0 <text:s text:c="3"/>80.0 <text:s text:c="2"/>78.0</text:p>
      <text:p text:style-name="P1"><text:s/>61 <text:s text:c="3"/>2.309146 4.833e-40 8.948e-12.05600.073 3255.81200.650.000000 <text:s text:c="3"/>0 1 0 1 1F2 <text:s text:c="3"/>0 1 0 1 1F2 <text:s text:c="3"/>8F1 23 <text:s text:c="8"/>9F2 15 <text:s text:c="4"/>434330453638 7 1 0 <text:s text:c="3"/>51.0 <text:s text:c="2"/>57.0</text:p>
      <text:p text:style-name="P1"><text:s/>61 <text:s text:c="3"/>2.309397 6.227e-39 1.379e-10.05600.073 3315.55570.650.000000 <text:s text:c="3"/>0 1 0 1 1F1 <text:s text:c="3"/>0 1 0 1 1F1 <text:s text:c="3"/>9F2 23 <text:s text:c="8"/>9F1 24 <text:s text:c="4"/>334330453638 7 1 0 <text:s text:c="3"/>57.0 <text:s text:c="2"/>57.0</text:p>
      <text:p text:style-name="P1"><text:s/>73 <text:s text:c="3"/>2.309584 4.665e-34 1.329e-09.03460.034 2165.11340.720.000000 <text:s text:c="6"/>X <text:s text:c="5"/>0 <text:s text:c="6"/>X <text:s text:c="5"/>0 <text:s text:c="10"/>39.5 Q 39P 40 40.5d65222030 912 9 4 0 <text:s text:c="3"/>80.0 <text:s text:c="2"/>82.0</text:p>
      <text:p text:style-name="P1"><text:s/>73 <text:s text:c="3"/>2.309635 1.113e-36 3.093e-12.03460.034 2165.11340.720.000000 <text:s text:c="6"/>X <text:s text:c="5"/>0 <text:s text:c="6"/>X <text:s text:c="5"/>0 <text:s text:c="10"/>40.5 Q 39P 40 40.5d65222030 912 9 4 0 <text:s text:c="3"/>82.0 <text:s text:c="2"/>82.0</text:p>
      <text:p text:style-name="P1"><text:s/>73 <text:s text:c="3"/>2.309709 4.019e-40 1.091e-15.03460.034 2165.11340.720.000000 <text:s text:c="6"/>X <text:s text:c="5"/>0 <text:s text:c="6"/>X <text:s text:c="5"/>0 <text:s text:c="10"/>41.5 Q 39P 40 40.5d65222030 912 9 4 0 <text:s text:c="3"/>84.0 <text:s text:c="2"/>82.0</text:p>
      <text:p text:style-name="P1"><text:s/>31 <text:s text:c="3"/>2.309900 4.308e-35 8.447e-08.06780.076 1686.45400.760.000000 <text:s text:c="9"/>0 0 0 <text:s text:c="9"/>0 0 0 58 <text:s/>9 49 <text:s text:c="6"/>59 <text:s/>8 52 <text:s text:c="5"/>004220 113 8 2 1 0 <text:s text:c="2"/>117.0 <text:s/>119.0</text:p>
      <text:p text:style-name="P1"><text:s/>73 <text:s text:c="3"/>2.311411 2.667e-34 1.334e-09.03460.034 2275.57080.720.000000 <text:s text:c="6"/>X <text:s text:c="5"/>0 <text:s text:c="6"/>X <text:s text:c="5"/>0 <text:s text:c="10"/>38.5 Q 40P 41 39.5d65222030 912 9 4 0 <text:s text:c="3"/>78.0 <text:s text:c="2"/>80.0</text:p>
      <text:p text:style-name="P1"><text:s/>73 <text:s text:c="3"/>2.311422 6.362e-37 3.104e-12.03460.034 2275.57080.720.000000 <text:s text:c="6"/>X <text:s text:c="5"/>0 <text:s text:c="6"/>X <text:s text:c="5"/>0 <text:s text:c="10"/>39.5 Q 40P 41 39.5d65222030 912 9 4 0 <text:s text:c="3"/>80.0 <text:s text:c="2"/>80.0</text:p>
      <text:p text:style-name="P1"><text:s/>73 <text:s text:c="3"/>2.311451 4.142e-40 1.972e-15.03460.034 2275.57080.720.000000 <text:s text:c="6"/>X <text:s text:c="5"/>0 <text:s text:c="6"/>X <text:s text:c="5"/>0 <text:s text:c="10"/>40.5 Q 40P 41 39.5d65222030 912 9 4 0 <text:s text:c="3"/>82.0 <text:s text:c="2"/>80.0</text:p>
      <text:p text:style-name="P1"><text:s/>31 <text:s text:c="3"/>2.311500 6.058e-35 6.280e-08.07290.100 1384.35900.790.000000 <text:s text:c="9"/>1 0 0 <text:s text:c="9"/>1 0 0 25 <text:s/>2 24 <text:s text:c="6"/>24 <text:s/>3 21 <text:s text:c="5"/>006550 113 6 2 4 0 <text:s text:c="3"/>51.0 <text:s text:c="2"/>49.0</text:p>
      <text:p text:style-name="P1"><text:s/>61 <text:s text:c="3"/>2.312702 3.393e-39 6.537e-11.06500.079 3081.11790.730.000000 <text:s text:c="3"/>0 0 1 0 1F2 <text:s text:c="3"/>0 0 1 0 1F2 <text:s text:c="3"/>3F1 15 <text:s text:c="8"/>3F2 12 <text:s text:c="4"/>434330453638 7 1 0 <text:s text:c="3"/>21.0 <text:s text:c="2"/>21.0</text:p>
      <text:p text:style-name="P1"><text:s/>73 <text:s text:c="3"/>2.313067 4.799e-34 1.336e-09.03460.034 2165.10990.720.000000 <text:s text:c="6"/>X <text:s text:c="5"/>0 <text:s text:c="6"/>X <text:s text:c="5"/>0 <text:s text:c="10"/>40.5 Q 39P 40 41.5d65222030 912 9 4 0 <text:s text:c="3"/>82.0 <text:s text:c="2"/>84.0</text:p>
      <text:p text:style-name="P1"><text:s/>73 <text:s text:c="3"/>2.313140 6.972e-37 1.895e-12.03460.034 2165.10990.720.000000 <text:s text:c="6"/>X <text:s text:c="5"/>0 <text:s text:c="6"/>X <text:s text:c="5"/>0 <text:s text:c="10"/>41.5 Q 39P 40 41.5d65222030 912 9 4 0 <text:s text:c="3"/>84.0 <text:s text:c="2"/>84.0</text:p>
      <text:p text:style-name="P1"><text:s/>33 <text:s text:c="3"/>2.314600 4.404e-35 8.593e-08.07870.103 <text:s/>111.58900.780.000000 <text:s text:c="9"/>0 0 0 <text:s text:c="9"/>0 0 0 14 <text:s/>3 11 <text:s text:c="6"/>15 <text:s/>2 14 <text:s text:c="5"/>006550 113 6 2 4 0 <text:s text:c="3"/>29.0 <text:s text:c="2"/>31.0</text:p>
      <text:p text:style-name="P1"><text:s/>73 <text:s text:c="3"/>2.314731 2.740e-34 1.339e-09.03460.034 2275.56750.720.000000 <text:s text:c="6"/>X <text:s text:c="5"/>0 <text:s text:c="6"/>X <text:s text:c="5"/>0 <text:s text:c="10"/>39.5 Q 40P 41 40.5d65222030 912 9 4 0 <text:s text:c="3"/>80.0 <text:s text:c="2"/>82.0</text:p>
      <text:p text:style-name="P1"><text:s/>73 <text:s text:c="3"/>2.314761 7.171e-37 3.418e-12.03460.034 2275.56750.720.000000 <text:s text:c="6"/>X <text:s text:c="5"/>0 <text:s text:c="6"/>X <text:s text:c="5"/>0 <text:s text:c="10"/>40.5 Q 40P 41 40.5d65222030 912 9 4 0 <text:s text:c="3"/>82.0 <text:s text:c="2"/>82.0</text:p>
      <text:p text:style-name="P1"><text:s/>73 <text:s text:c="3"/>2.314811 4.046e-40 1.883e-15.03460.034 2275.56750.720.000000 <text:s text:c="6"/>X <text:s text:c="5"/>0 <text:s text:c="6"/>X <text:s text:c="5"/>0 <text:s text:c="10"/>41.5 Q 40P 41 40.5d65222030 912 9 4 0 <text:s text:c="3"/>84.0 <text:s text:c="2"/>82.0</text:p>
      <text:p text:style-name="P1"><text:s/>73 <text:s text:c="3"/>2.316632 4.934e-34 1.343e-09.03460.034 2165.10640.720.000000 <text:s text:c="6"/>X <text:s text:c="5"/>0 <text:s text:c="6"/>X <text:s text:c="5"/>0 <text:s text:c="10"/>41.5 Q 39P 40 42.5d65222030 912 9 4 0 <text:s text:c="3"/>84.0 <text:s text:c="2"/>86.0</text:p>
      <text:p text:style-name="P1"><text:s/>73 <text:s text:c="3"/>2.316703 2.251e-37 1.908e-12.03460.034 2388.72570.720.000000 <text:s text:c="6"/>X <text:s text:c="5"/>0 <text:s text:c="6"/>X <text:s text:c="5"/>0 <text:s text:c="10"/>39.5 Q 41P 42 39.5d65222030 912 9 4 0 <text:s text:c="3"/>80.0 <text:s text:c="2"/>80.0</text:p>
      <text:p text:style-name="P1"><text:s/>73 <text:s text:c="3"/>2.316711 1.548e-34 1.346e-09.03460.034 2388.72570.720.000000 <text:s text:c="6"/>X <text:s text:c="5"/>0 <text:s text:c="6"/>X <text:s text:c="5"/>0 <text:s text:c="10"/>38.5 Q 41P 42 39.5d65222030 912 9 4 0 <text:s text:c="3"/>78.0 <text:s text:c="2"/>80.0</text:p>
      <text:p text:style-name="P1"><text:s/>73 <text:s text:c="3"/>2.316713 1.272e-40 1.051e-15.03460.034 2388.72570.720.000000 <text:s text:c="6"/>X <text:s text:c="5"/>0 <text:s text:c="6"/>X <text:s text:c="5"/>0 <text:s text:c="10"/>40.5 Q 41P 42 39.5d65222030 912 9 4 0 <text:s text:c="3"/>82.0 <text:s text:c="2"/>80.0</text:p>
      <text:p text:style-name="P1"><text:s/>35 <text:s text:c="3"/>2.317257 1.818e-38 2.437e-08.06930.087 <text:s/>965.56260.760.000000 <text:s text:c="9"/>0 0 0 <text:s text:c="9"/>0 0 0 47 <text:s/>3 45 44.5 <text:s/>46 <text:s/>4 42 43.5 4545201518 8 2 1 0 <text:s text:c="3"/>90.0 <text:s text:c="2"/>88.0</text:p>
      <text:p text:style-name="P1"><text:s/>35 <text:s text:c="3"/>2.317273 2.023e-38 2.441e-08.06930.087 <text:s/>965.56260.760.000000 <text:s text:c="9"/>0 0 0 <text:s text:c="9"/>0 0 0 47 <text:s/>3 45 49.5 <text:s/>46 <text:s/>4 42 48.5 4545201518 8 2 1 0 <text:s text:c="2"/>100.0 <text:s text:c="2"/>98.0</text:p>
      <text:p text:style-name="P1"><text:s/>35 <text:s text:c="3"/>2.317281 1.857e-38 2.435e-08.06930.087 <text:s/>965.56250.760.000000 <text:s text:c="9"/>0 0 0 <text:s text:c="9"/>0 0 0 47 <text:s/>3 45 45.5 <text:s/>46 <text:s/>4 42 44.5 4545201518 8 2 1 0 <text:s text:c="3"/>92.0 <text:s text:c="2"/>90.0</text:p>
      <text:p text:style-name="P1"><text:s/>35 <text:s text:c="3"/>2.317293 1.980e-38 2.437e-08.06930.087 <text:s/>965.56250.760.000000 <text:s text:c="9"/>0 0 0 <text:s text:c="9"/>0 0 0 47 <text:s/>3 45 48.5 <text:s/>46 <text:s/>4 42 47.5 4545201518 8 2 1 0 <text:s text:c="3"/>98.0 <text:s text:c="2"/>96.0</text:p>
      <text:p text:style-name="P1"><text:s/>35 <text:s text:c="3"/>2.317296 1.896e-38 2.434e-08.06930.087 <text:s/>965.56250.760.000000 <text:s text:c="9"/>0 0 0 <text:s text:c="9"/>0 0 0 47 <text:s/>3 45 46.5 <text:s/>46 <text:s/>4 42 45.5 4545201518 8 2 1 0 <text:s text:c="3"/>94.0 <text:s text:c="2"/>92.0</text:p>
      <text:p text:style-name="P1"><text:s/>35 <text:s text:c="3"/>2.317300 1.938e-38 2.435e-08.06930.087 <text:s/>965.56250.760.000000 <text:s text:c="9"/>0 0 0 <text:s text:c="9"/>0 0 0 47 <text:s/>3 45 47.5 <text:s/>46 <text:s/>4 42 46.5 4545201518 8 2 1 0 <text:s text:c="3"/>96.0 <text:s text:c="2"/>94.0</text:p>
      <text:p text:style-name="P1"><text:s/>71 <text:s text:c="3"/>2.317902 5.572e-30 1.346e-09.03450.034 2229.76490.720.000000 <text:s text:c="6"/>X <text:s text:c="5"/>0 <text:s text:c="6"/>X <text:s text:c="5"/>0 <text:s text:c="15"/>Q 39P 40 <text:s text:c="4"/>d442220442212 9 4 0 <text:s text:c="3"/>79.0 <text:s text:c="2"/>81.0</text:p>
      <text:p text:style-name="P1"><text:s/>73 <text:s text:c="3"/>2.318131 2.817e-34 1.345e-09.03460.034 2275.56410.720.000000 <text:s text:c="6"/>X <text:s text:c="5"/>0 <text:s text:c="6"/>X <text:s text:c="5"/>0 <text:s text:c="10"/>40.5 Q 40P 41 41.5d65222030 912 9 4 0 <text:s text:c="3"/>82.0 <text:s text:c="2"/>84.0</text:p>
      <text:p text:style-name="P1"><text:s/>73 <text:s text:c="3"/>2.318181 6.389e-37 2.977e-12.03460.034 2275.56410.720.000000 <text:s text:c="6"/>X <text:s text:c="5"/>0 <text:s text:c="6"/>X <text:s text:c="5"/>0 <text:s text:c="10"/>41.5 Q 40P 41 41.5d65222030 912 9 4 0 <text:s text:c="3"/>84.0 <text:s text:c="2"/>84.0</text:p>
      <text:p text:style-name="P1"><text:s/>73 <text:s text:c="3"/>2.318254 2.197e-40 9.998e-16.03460.034 2275.56410.720.000000 <text:s text:c="6"/>X <text:s text:c="5"/>0 <text:s text:c="6"/>X <text:s text:c="5"/>0 <text:s text:c="10"/>42.5 Q 40P 41 41.5d65222030 912 9 4 0 <text:s text:c="3"/>86.0 <text:s text:c="2"/>84.0</text:p>
      <text:p text:style-name="P1"><text:s/>73 <text:s text:c="3"/>2.319954 1.590e-34 1.350e-09.03460.034 2388.72250.720.000000 <text:s text:c="6"/>X <text:s text:c="5"/>0 <text:s text:c="6"/>X <text:s text:c="5"/>0 <text:s text:c="10"/>39.5 Q 41P 42 40.5d65222030 912 9 4 0 <text:s text:c="3"/>80.0 <text:s text:c="2"/>82.0</text:p>
      <text:p text:style-name="P1"><text:s/>14 <text:s text:c="3"/>2.319957 8.695e-32 3.465e-09.09600.437 <text:s/>303.99480.640.000000 <text:s text:c="9"/>0 0 0 <text:s text:c="9"/>0 0 0 <text:s/>6 <text:s/>0 <text:s/>6 <text:s text:c="7"/>5 <text:s/>2 <text:s/>3 <text:s text:c="5"/>005540 02227 5 2 0 <text:s text:c="3"/>78.0 <text:s text:c="2"/>66.0</text:p>
      <text:p text:style-name="P1"><text:s/>73 <text:s text:c="3"/>2.319964 3.609e-37 2.989e-12.03460.034 2388.72250.720.000000 <text:s text:c="6"/>X <text:s text:c="5"/>0 <text:s text:c="6"/>X <text:s text:c="5"/>0 <text:s text:c="10"/>40.5 Q 41P 42 40.5d65222030 912 9 4 0 <text:s text:c="3"/>82.0 <text:s text:c="2"/>82.0</text:p>
      <text:p text:style-name="P1"><text:s/>73 <text:s text:c="3"/>2.319993 2.236e-40 1.808e-15.03460.034 2388.72250.720.000000 <text:s text:c="6"/>X <text:s text:c="5"/>0 <text:s text:c="6"/>X <text:s text:c="5"/>0 <text:s text:c="10"/>41.5 Q 41P 42 40.5d65222030 912 9 4 0 <text:s text:c="3"/>84.0 <text:s text:c="2"/>82.0</text:p>
      <text:p text:style-name="P1"><text:s/>73 <text:s text:c="3"/>2.321611 2.895e-34 1.351e-09.03460.034 2275.56070.720.000000 <text:s text:c="6"/>X <text:s text:c="5"/>0 <text:s text:c="6"/>X <text:s text:c="5"/>0 <text:s text:c="10"/>41.5 Q 40P 41 42.5d65222030 912 9 4 0 <text:s text:c="3"/>84.0 <text:s text:c="2"/>86.0</text:p>
      <text:p text:style-name="P1"><text:s/>73 <text:s text:c="3"/>2.321684 4.002e-37 1.824e-12.03460.034 2275.56070.720.000000 <text:s text:c="6"/>X <text:s text:c="5"/>0 <text:s text:c="6"/>X <text:s text:c="5"/>0 <text:s text:c="10"/>42.5 Q 40P 41 42.5d65222030 912 9 4 0 <text:s text:c="3"/>86.0 <text:s text:c="2"/>86.0</text:p>
      <text:p text:style-name="P1"><text:s/>73 <text:s text:c="3"/>2.323275 1.633e-34 1.354e-09.03460.034 2388.71910.720.000000 <text:s text:c="6"/>X <text:s text:c="5"/>0 <text:s text:c="6"/>X <text:s text:c="5"/>0 <text:s text:c="10"/>40.5 Q 41P 42 41.5d65222030 912 9 4 0 <text:s text:c="3"/>82.0 <text:s text:c="2"/>84.0</text:p>
      <text:p text:style-name="P1"><text:soft-page-break/><text:s/>73 <text:s text:c="3"/>2.323304 4.067e-37 3.292e-12.03460.034 2388.71910.720.000000 <text:s text:c="6"/>X <text:s text:c="5"/>0 <text:s text:c="6"/>X <text:s text:c="5"/>0 <text:s text:c="10"/>41.5 Q 41P 42 41.5d65222030 912 9 4 0 <text:s text:c="3"/>84.0 <text:s text:c="2"/>84.0</text:p>
      <text:p text:style-name="P1"><text:s/>73 <text:s text:c="3"/>2.323354 2.186e-40 1.729e-15.03460.034 2388.71910.720.000000 <text:s text:c="6"/>X <text:s text:c="5"/>0 <text:s text:c="6"/>X <text:s text:c="5"/>0 <text:s text:c="10"/>42.5 Q 41P 42 41.5d65222030 912 9 4 0 <text:s text:c="3"/>86.0 <text:s text:c="2"/>84.0</text:p>
      <text:p text:style-name="P1"><text:s/>73 <text:s text:c="3"/>2.325172 2.976e-34 1.359e-09.03460.034 2275.55720.720.000000 <text:s text:c="6"/>X <text:s text:c="5"/>0 <text:s text:c="6"/>X <text:s text:c="5"/>0 <text:s text:c="10"/>42.5 Q 40P 41 43.5d65222030 912 9 4 0 <text:s text:c="3"/>86.0 <text:s text:c="2"/>88.0</text:p>
      <text:p text:style-name="P1"><text:s/>73 <text:s text:c="3"/>2.325239 1.261e-37 1.838e-12.03460.034 2504.57380.720.000000 <text:s text:c="6"/>X <text:s text:c="5"/>0 <text:s text:c="6"/>X <text:s text:c="5"/>0 <text:s text:c="10"/>40.5 Q 42P 43 40.5d65222030 912 9 4 0 <text:s text:c="3"/>82.0 <text:s text:c="2"/>82.0</text:p>
      <text:p text:style-name="P1"><text:s/>73 <text:s text:c="3"/>2.325248 9.108e-35 1.361e-09.03460.034 2504.57380.720.000000 <text:s text:c="6"/>X <text:s text:c="5"/>0 <text:s text:c="6"/>X <text:s text:c="5"/>0 <text:s text:c="10"/>39.5 Q 42P 43 40.5d65222030 912 9 4 0 <text:s text:c="3"/>80.0 <text:s text:c="2"/>82.0</text:p>
      <text:p text:style-name="P1"><text:s/>73 <text:s text:c="3"/>2.326675 1.677e-34 1.360e-09.03460.034 2388.71580.720.000000 <text:s text:c="6"/>X <text:s text:c="5"/>0 <text:s text:c="6"/>X <text:s text:c="5"/>0 <text:s text:c="10"/>41.5 Q 41P 42 42.5d65222030 912 9 4 0 <text:s text:c="3"/>84.0 <text:s text:c="2"/>86.0</text:p>
      <text:p text:style-name="P1"><text:s/>73 <text:s text:c="3"/>2.326724 3.624e-37 2.870e-12.03460.034 2388.71580.720.000000 <text:s text:c="6"/>X <text:s text:c="5"/>0 <text:s text:c="6"/>X <text:s text:c="5"/>0 <text:s text:c="10"/>42.5 Q 41P 42 42.5d65222030 912 9 4 0 <text:s text:c="3"/>86.0 <text:s text:c="2"/>86.0</text:p>
      <text:p text:style-name="P1"><text:s/>73 <text:s text:c="3"/>2.326796 1.188e-40 9.190e-16.03460.034 2388.71580.720.000000 <text:s text:c="6"/>X <text:s text:c="5"/>0 <text:s text:c="6"/>X <text:s text:c="5"/>0 <text:s text:c="10"/>43.5 Q 41P 42 42.5d65222030 912 9 4 0 <text:s text:c="3"/>88.0 <text:s text:c="2"/>86.0</text:p>
      <text:p text:style-name="P1"><text:s/>73 <text:s text:c="3"/>2.328494 9.349e-35 1.364e-09.03460.034 2504.57060.720.000000 <text:s text:c="6"/>X <text:s text:c="5"/>0 <text:s text:c="6"/>X <text:s text:c="5"/>0 <text:s text:c="10"/>40.5 Q 42P 43 41.5d65222030 912 9 4 0 <text:s text:c="3"/>82.0 <text:s text:c="2"/>84.0</text:p>
      <text:p text:style-name="P1"><text:s/>73 <text:s text:c="3"/>2.328503 2.021e-37 2.879e-12.03460.034 2504.57060.720.000000 <text:s text:c="6"/>X <text:s text:c="5"/>0 <text:s text:c="6"/>X <text:s text:c="5"/>0 <text:s text:c="10"/>41.5 Q 42P 43 41.5d65222030 912 9 4 0 <text:s text:c="3"/>84.0 <text:s text:c="2"/>84.0</text:p>
      <text:p text:style-name="P1"><text:s/>73 <text:s text:c="3"/>2.328532 1.193e-40 1.660e-15.03460.034 2504.57060.720.000000 <text:s text:c="6"/>X <text:s text:c="5"/>0 <text:s text:c="6"/>X <text:s text:c="5"/>0 <text:s text:c="10"/>42.5 Q 42P 43 41.5d65222030 912 9 4 0 <text:s text:c="3"/>86.0 <text:s text:c="2"/>84.0</text:p>
      <text:p text:style-name="P1"><text:s/>62 <text:s text:c="3"/>2.330082 1.253e-39 1.258e-11.04280.070 2395.59080.750.000000 <text:s text:c="3"/>0 0 0 0 1A1 <text:s text:c="3"/>0 0 0 0 1A1 <text:s text:c="2"/>21F1 <text:s/>3 <text:s text:c="7"/>21F2 <text:s/>1 <text:s text:c="4"/>5323331111 4 1 1 1 <text:s text:c="2"/>258.0 <text:s/>258.0</text:p>
      <text:p text:style-name="P1"><text:s/>73 <text:s text:c="3"/>2.330153 1.723e-34 1.366e-09.03460.034 2388.71230.720.000000 <text:s text:c="6"/>X <text:s text:c="5"/>0 <text:s text:c="6"/>X <text:s text:c="5"/>0 <text:s text:c="10"/>42.5 Q 41P 42 43.5d65222030 912 9 4 0 <text:s text:c="3"/>86.0 <text:s text:c="2"/>88.0</text:p>
      <text:p text:style-name="P1"><text:s/>73 <text:s text:c="3"/>2.330224 2.270e-37 1.759e-12.03460.034 2388.71230.720.000000 <text:s text:c="6"/>X <text:s text:c="5"/>0 <text:s text:c="6"/>X <text:s text:c="5"/>0 <text:s text:c="10"/>43.5 Q 41P 42 43.5d65222030 912 9 4 0 <text:s text:c="3"/>88.0 <text:s text:c="2"/>88.0</text:p>
      <text:p text:style-name="P1"><text:s/>31 <text:s text:c="3"/>2.331700 4.596e-35 9.046e-08.07110.096 1544.46100.800.000000 <text:s text:c="9"/>1 0 0 <text:s text:c="9"/>1 0 0 29 <text:s/>5 25 <text:s text:c="6"/>30 <text:s/>4 26 <text:s text:c="5"/>006550 113 6 2 4 0 <text:s text:c="3"/>59.0 <text:s text:c="2"/>61.0</text:p>
      <text:p text:style-name="P1"><text:s/>73 <text:s text:c="3"/>2.331817 9.597e-35 1.369e-09.03460.034 2504.56720.720.000000 <text:s text:c="6"/>X <text:s text:c="5"/>0 <text:s text:c="6"/>X <text:s text:c="5"/>0 <text:s text:c="10"/>41.5 Q 42P 43 42.5d65222030 912 9 4 0 <text:s text:c="3"/>84.0 <text:s text:c="2"/>86.0</text:p>
      <text:p text:style-name="P1"><text:s/>73 <text:s text:c="3"/>2.331845 2.278e-37 3.175e-12.03460.034 2504.56720.720.000000 <text:s text:c="6"/>X <text:s text:c="5"/>0 <text:s text:c="6"/>X <text:s text:c="5"/>0 <text:s text:c="10"/>42.5 Q 42P 43 42.5d65222030 912 9 4 0 <text:s text:c="3"/>86.0 <text:s text:c="2"/>86.0</text:p>
      <text:p text:style-name="P1"><text:s/>73 <text:s text:c="3"/>2.331894 1.167e-40 1.589e-15.03460.034 2504.56720.720.000000 <text:s text:c="6"/>X <text:s text:c="5"/>0 <text:s text:c="6"/>X <text:s text:c="5"/>0 <text:s text:c="10"/>43.5 Q 42P 43 42.5d65222030 912 9 4 0 <text:s text:c="3"/>88.0 <text:s text:c="2"/>86.0</text:p>
      <text:p text:style-name="P1"><text:s/>61 <text:s text:c="3"/>2.332343 3.177e-39 1.137e-11.06200.078 2889.83330.700.000000 <text:s text:c="3"/>0 0 0 2 1E <text:s text:c="4"/>0 0 0 2 1E <text:s text:c="4"/>7F1 <text:s/>7 <text:s text:c="8"/>6F2 10 <text:s text:c="4"/>434330453638 7 1 0 <text:s text:c="3"/>45.0 <text:s text:c="2"/>39.0</text:p>
      <text:p text:style-name="P1"><text:s/>61 <text:s text:c="3"/>2.332583 8.714e-37 1.268e-11.05300.070 1826.49410.640.000000 <text:s text:c="3"/>0 0 0 1 1F2 <text:s text:c="3"/>0 0 0 1 1F2 <text:s text:c="2"/>10F1 <text:s/>2 <text:s text:c="7"/>10F2 <text:s/>1 <text:s text:c="4"/>534330453738 7 1 0 <text:s text:c="3"/>63.0 <text:s text:c="2"/>63.0</text:p>
      <text:p text:style-name="P1"><text:s/>73 <text:s text:c="3"/>2.333709 1.770e-34 1.374e-09.03460.034 2388.70890.720.000000 <text:s text:c="6"/>X <text:s text:c="5"/>0 <text:s text:c="6"/>X <text:s text:c="5"/>0 <text:s text:c="10"/>43.5 Q 41P 42 44.5d65222030 912 9 4 0 <text:s text:c="3"/>88.0 <text:s text:c="2"/>90.0</text:p>
      <text:p text:style-name="P1"><text:s/>73 <text:s text:c="3"/>2.333774 6.972e-38 1.772e-12.03460.034 2623.11370.720.000000 <text:s text:c="6"/>X <text:s text:c="5"/>0 <text:s text:c="6"/>X <text:s text:c="5"/>0 <text:s text:c="10"/>41.5 Q 43P 44 41.5d65222030 912 9 4 0 <text:s text:c="3"/>84.0 <text:s text:c="2"/>84.0</text:p>
      <text:p text:style-name="P1"><text:s/>73 <text:s text:c="3"/>2.333784 5.286e-35 1.376e-09.03460.034 2623.11370.720.000000 <text:s text:c="6"/>X <text:s text:c="5"/>0 <text:s text:c="6"/>X <text:s text:c="5"/>0 <text:s text:c="10"/>40.5 Q 43P 44 41.5d65222030 912 9 4 0 <text:s text:c="3"/>82.0 <text:s text:c="2"/>84.0</text:p>
      <text:p text:style-name="P1"><text:s/>73 <text:s text:c="3"/>2.335216 9.852e-35 1.375e-09.03460.034 2504.56390.720.000000 <text:s text:c="6"/>X <text:s text:c="5"/>0 <text:s text:c="6"/>X <text:s text:c="5"/>0 <text:s text:c="10"/>42.5 Q 42P 43 43.5d65222030 912 9 4 0 <text:s text:c="3"/>86.0 <text:s text:c="2"/>88.0</text:p>
      <text:p text:style-name="P1"><text:s/>73 <text:s text:c="3"/>2.335265 2.029e-37 2.767e-12.03460.034 2504.56390.720.000000 <text:s text:c="6"/>X <text:s text:c="5"/>0 <text:s text:c="6"/>X <text:s text:c="5"/>0 <text:s text:c="10"/>43.5 Q 42P 43 43.5d65222030 912 9 4 0 <text:s text:c="3"/>88.0 <text:s text:c="2"/>88.0</text:p>
      <text:p text:style-name="P1"><text:s/>71 <text:s text:c="3"/>2.335525 1.940e-30 1.377e-09.03450.034 2460.07750.720.000000 <text:s text:c="6"/>X <text:s text:c="5"/>0 <text:s text:c="6"/>X <text:s text:c="5"/>0 <text:s text:c="15"/>Q 41P 42 <text:s text:c="4"/>d442220442212 9 4 0 <text:s text:c="3"/>83.0 <text:s text:c="2"/>85.0</text:p>
      <text:p text:style-name="P1"><text:s/>73 <text:s text:c="3"/>2.337033 5.424e-35 1.380e-09.03460.034 2623.11050.720.000000 <text:s text:c="6"/>X <text:s text:c="5"/>0 <text:s text:c="6"/>X <text:s text:c="5"/>0 <text:s text:c="10"/>41.5 Q 43P 44 42.5d65222030 912 9 4 0 <text:s text:c="3"/>84.0 <text:s text:c="2"/>86.0</text:p>
      <text:p text:style-name="P1"><text:s/>73 <text:s text:c="3"/>2.337041 1.118e-37 2.777e-12.03460.034 2623.11050.720.000000 <text:s text:c="6"/>X <text:s text:c="5"/>0 <text:s text:c="6"/>X <text:s text:c="5"/>0 <text:s text:c="10"/>42.5 Q 43P 44 42.5d65222030 912 9 4 0 <text:s text:c="3"/>86.0 <text:s text:c="2"/>86.0</text:p>
      <text:p text:style-name="P1"><text:s/>61 <text:s text:c="3"/>2.338147 1.996e-40 3.440e-11.04900.067 3896.63890.630.000000 <text:s text:c="3"/>0 2 0 0 1E <text:s text:c="4"/>0 2 0 0 1E <text:s text:c="3"/>12A1 20 <text:s text:c="7"/>12A2 17 <text:s text:c="4"/>334330453638 7 1 0 <text:s text:c="2"/>125.0 <text:s/>125.0</text:p>
      <text:p text:style-name="P1"><text:s/>73 <text:s text:c="3"/>2.338692 1.012e-34 1.382e-09.03460.034 2504.56040.720.000000 <text:s text:c="6"/>X <text:s text:c="5"/>0 <text:s text:c="6"/>X <text:s text:c="5"/>0 <text:s text:c="10"/>43.5 Q 42P 43 44.5d65222030 912 9 4 0 <text:s text:c="3"/>88.0 <text:s text:c="2"/>90.0</text:p>
      <text:p text:style-name="P1"><text:s/>73 <text:s text:c="3"/>2.338763 1.271e-37 1.698e-12.03460.034 2504.56040.720.000000 <text:s text:c="6"/>X <text:s text:c="5"/>0 <text:s text:c="6"/>X <text:s text:c="5"/>0 <text:s text:c="10"/>44.5 Q 42P 43 44.5d65222030 912 9 4 0 <text:s text:c="3"/>90.0 <text:s text:c="2"/>90.0</text:p>
      <text:p text:style-name="P1"><text:s/>73 <text:s text:c="3"/>2.340357 5.564e-35 1.385e-09.03460.034 2623.10720.720.000000 <text:s text:c="6"/>X <text:s text:c="5"/>0 <text:s text:c="6"/>X <text:s text:c="5"/>0 <text:s text:c="10"/>42.5 Q 43P 44 43.5d65222030 912 9 4 0 <text:s text:c="3"/>86.0 <text:s text:c="2"/>88.0</text:p>
      <text:p text:style-name="P1"><text:s/>73 <text:s text:c="3"/>2.340385 1.260e-37 3.064e-12.03460.034 2623.10720.720.000000 <text:s text:c="6"/>X <text:s text:c="5"/>0 <text:s text:c="6"/>X <text:s text:c="5"/>0 <text:s text:c="10"/>43.5 Q 43P 44 43.5d65222030 912 9 4 0 <text:s text:c="3"/>88.0 <text:s text:c="2"/>88.0</text:p>
      <text:p text:style-name="P1"><text:s/>73 <text:s text:c="3"/>2.342244 1.038e-34 1.389e-09.03460.034 2504.55700.720.000000 <text:s text:c="6"/>X <text:s text:c="5"/>0 <text:s text:c="6"/>X <text:s text:c="5"/>0 <text:s text:c="10"/>44.5 Q 42P 43 45.5d65222030 912 9 4 0 <text:s text:c="3"/>90.0 <text:s text:c="2"/>92.0</text:p>
      <text:p text:style-name="P1"><text:s/>73 <text:s text:c="3"/>2.342308 3.808e-38 1.710e-12.03460.034 2744.34080.720.000000 <text:s text:c="6"/>X <text:s text:c="5"/>0 <text:s text:c="6"/>X <text:s text:c="5"/>0 <text:s text:c="10"/>42.5 Q 44P 45 42.5d65222030 912 9 4 0 <text:s text:c="3"/>86.0 <text:s text:c="2"/>86.0</text:p>
      <text:p text:style-name="P1"><text:s/>73 <text:s text:c="3"/>2.342318 3.026e-35 1.391e-09.03460.034 2744.34080.720.000000 <text:s text:c="6"/>X <text:s text:c="5"/>0 <text:s text:c="6"/>X <text:s text:c="5"/>0 <text:s text:c="10"/>41.5 Q 44P 45 42.5d65222030 912 9 4 0 <text:s text:c="3"/>84.0 <text:s text:c="2"/>86.0</text:p>
      <text:p text:style-name="P1"><text:s/>61 <text:s text:c="3"/>2.343131 7.422e-40 2.091e-11.05000.074 3255.69120.690.000000 <text:s text:c="3"/>0 1 0 1 1F2 <text:s text:c="3"/>0 1 0 1 1F1 <text:s text:c="3"/>8E <text:s/>17 <text:s text:c="8"/>8E <text:s/>16 <text:s text:c="4"/>334330453638 7 1 0 <text:s text:c="3"/>34.0 <text:s text:c="2"/>34.0</text:p>
      <text:p text:style-name="P1"><text:s/>61 <text:s text:c="3"/>2.343180 1.734e-38 3.349e-10.06500.077 3171.94430.720.000000 <text:s text:c="3"/>0 0 1 0 1F2 <text:s text:c="3"/>0 0 1 0 1F2 <text:s text:c="3"/>5F2 19 <text:s text:c="8"/>5F1 20 <text:s text:c="4"/>434330453638 7 1 0 <text:s text:c="3"/>33.0 <text:s text:c="2"/>33.0</text:p>
      <text:p text:style-name="P1"><text:s/>73 <text:s text:c="3"/>2.343756 5.708e-35 1.390e-09.03460.034 2623.10380.720.000000 <text:s text:c="6"/>X <text:s text:c="5"/>0 <text:s text:c="6"/>X <text:s text:c="5"/>0 <text:s text:c="10"/>43.5 Q 43P 44 44.5d65222030 912 9 4 0 <text:s text:c="3"/>88.0 <text:s text:c="2"/>90.0</text:p>
      <text:p text:style-name="P1"><text:s/>73 <text:s text:c="3"/>2.343804 1.122e-37 2.672e-12.03460.034 2623.10380.720.000000 <text:s text:c="6"/>X <text:s text:c="5"/>0 <text:s text:c="6"/>X <text:s text:c="5"/>0 <text:s text:c="10"/>44.5 Q 43P 44 44.5d65222030 912 9 4 0 <text:s text:c="3"/>90.0 <text:s text:c="2"/>90.0</text:p>
      <text:p text:style-name="P1"><text:s/>73 <text:s text:c="3"/>2.345570 3.102e-35 1.395e-09.03460.034 2744.33750.720.000000 <text:s text:c="6"/>X <text:s text:c="5"/>0 <text:s text:c="6"/>X <text:s text:c="5"/>0 <text:s text:c="10"/>42.5 Q 44P 45 43.5d65222030 912 9 4 0 <text:s text:c="3"/>86.0 <text:s text:c="2"/>88.0</text:p>
      <text:p text:style-name="P1"><text:s/>73 <text:s text:c="3"/>2.345578 6.103e-38 2.682e-12.03460.034 2744.33750.720.000000 <text:s text:c="6"/>X <text:s text:c="5"/>0 <text:s text:c="6"/>X <text:s text:c="5"/>0 <text:s text:c="10"/>43.5 Q 44P 45 43.5d65222030 912 9 4 0 <text:s text:c="3"/>88.0 <text:s text:c="2"/>88.0</text:p>
      <text:p text:style-name="P1"><text:s/>61 <text:s text:c="3"/>2.346260 3.274e-40 1.348e-11.05300.073 3544.91110.650.000000 <text:s text:c="3"/>0 2 0 0 1A1 <text:s text:c="3"/>0 2 0 0 1E <text:s text:c="4"/>9A2 15 <text:s text:c="8"/>9A1 13 <text:s text:c="4"/>434330453638 7 1 0 <text:s text:c="3"/>95.0 <text:s text:c="2"/>95.0</text:p>
      <text:p text:style-name="P1"><text:s/>73 <text:s text:c="3"/>2.347230 5.858e-35 1.397e-09.03460.034 2623.10040.720.000000 <text:s text:c="6"/>X <text:s text:c="5"/>0 <text:s text:c="6"/>X <text:s text:c="5"/>0 <text:s text:c="10"/>44.5 Q 43P 44 45.5d65222030 912 9 4 0 <text:s text:c="3"/>90.0 <text:s text:c="2"/>92.0</text:p>
      <text:p text:style-name="P1"><text:s/>73 <text:s text:c="3"/>2.347300 7.031e-38 1.640e-12.03460.034 2623.10040.720.000000 <text:s text:c="6"/>X <text:s text:c="5"/>0 <text:s text:c="6"/>X <text:s text:c="5"/>0 <text:s text:c="10"/>45.5 Q 43P 44 45.5d65222030 912 9 4 0 <text:s text:c="3"/>92.0 <text:s text:c="2"/>92.0</text:p>
      <text:p text:style-name="P1"><text:s/>12 <text:s text:c="3"/>2.348093 3.914e-36 2.842e-07.08790.412 3481.49760.710.003000 <text:s text:c="9"/>0 2 0 <text:s text:c="9"/>0 2 0 <text:s/>3 <text:s/>3 <text:s/>1 <text:s text:c="7"/>4 <text:s/>2 <text:s/>2 <text:s text:c="5"/>5646534836257120 7 <text:s text:c="4"/>7.0 <text:s text:c="3"/>9.0</text:p>
      <text:p text:style-name="P1"><text:s/>61 <text:s text:c="3"/>2.348802 1.144e-39 2.109e-11.06500.078 3120.63670.720.000000 <text:s text:c="3"/>0 0 1 0 1F2 <text:s text:c="3"/>0 0 1 0 1F2 <text:s text:c="3"/>4F1 16 <text:s text:c="8"/>4F2 16 <text:s text:c="4"/>434330453638 7 1 0 <text:s text:c="3"/>27.0 <text:s text:c="2"/>27.0</text:p>
      <text:p text:style-name="P1"><text:s/>73 <text:s text:c="3"/>2.348896 3.181e-35 1.400e-09.03460.034 2744.33420.720.000000 <text:s text:c="6"/>X <text:s text:c="5"/>0 <text:s text:c="6"/>X <text:s text:c="5"/>0 <text:s text:c="10"/>43.5 Q 44P 45 44.5d65222030 912 9 4 0 <text:s text:c="3"/>88.0 <text:s text:c="2"/>90.0</text:p>
      <text:p text:style-name="P1"><text:s/>73 <text:s text:c="3"/>2.348923 6.878e-38 2.959e-12.03460.034 2744.33420.720.000000 <text:s text:c="6"/>X <text:s text:c="5"/>0 <text:s text:c="6"/>X <text:s text:c="5"/>0 <text:s text:c="10"/>44.5 Q 44P 45 44.5d65222030 912 9 4 0 <text:s text:c="3"/>90.0 <text:s text:c="2"/>90.0</text:p>
      <text:p text:style-name="P1"><text:s/>32 <text:s text:c="3"/>2.350600 3.592e-35 7.602e-08.07920.105 <text:s text:c="2"/>53.89070.770.000000 <text:s text:c="9"/>0 0 0 <text:s text:c="9"/>0 0 0 10 <text:s/>2 <text:s/>8 <text:s text:c="6"/>11 <text:s/>1 11 <text:s text:c="5"/>006550 113 6 2 4 0 <text:s text:c="3"/>21.0 <text:s text:c="2"/>23.0</text:p>
      <text:p text:style-name="P1"><text:s/>73 <text:s text:c="3"/>2.350778 6.009e-35 1.404e-09.03460.034 2623.09690.720.000000 <text:s text:c="6"/>X <text:s text:c="5"/>0 <text:s text:c="6"/>X <text:s text:c="5"/>0 <text:s text:c="10"/>45.5 Q 43P 44 46.5d65222030 912 9 4 0 <text:s text:c="3"/>92.0 <text:s text:c="2"/>94.0</text:p>
      <text:p text:style-name="P1"><text:s/>73 <text:s text:c="3"/>2.350841 2.054e-38 1.652e-12.03460.034 2868.25020.720.000000 <text:s text:c="6"/>X <text:s text:c="5"/>0 <text:s text:c="6"/>X <text:s text:c="5"/>0 <text:s text:c="10"/>43.5 Q 45P 46 43.5d65222030 912 9 4 0 <text:s text:c="3"/>88.0 <text:s text:c="2"/>88.0</text:p>
      <text:p text:style-name="P1"><text:s/>73 <text:s text:c="3"/>2.350852 1.709e-35 1.406e-09.03460.034 2868.25020.720.000000 <text:s text:c="6"/>X <text:s text:c="5"/>0 <text:s text:c="6"/>X <text:s text:c="5"/>0 <text:s text:c="10"/>42.5 Q 45P 46 43.5d65222030 912 9 4 0 <text:s text:c="3"/>86.0 <text:s text:c="2"/>88.0</text:p>
      <text:p text:style-name="P1"><text:s/>61 <text:s text:c="3"/>2.351128 1.637e-39 2.498e-11.04800.067 3291.74190.630.000000 <text:s text:c="3"/>0 0 0 2 1F2 <text:s text:c="3"/>0 0 0 2 1F2 <text:s text:c="2"/>12F2 <text:s/>2 <text:s text:c="7"/>12F1 <text:s/>1 <text:s text:c="4"/>434330453638 7 1 0 <text:s text:c="3"/>75.0 <text:s text:c="2"/>75.0</text:p>
      <text:p text:style-name="P1"><text:s/>61 <text:s text:c="3"/>2.352200 1.282e-36 1.754e-11.05000.068 1935.84110.640.000000 <text:s text:c="3"/>0 0 0 1 1F2 <text:s text:c="3"/>0 0 0 1 1F2 <text:s text:c="2"/>11A1 <text:s/>1 <text:s text:c="7"/>11A2 <text:s/>1 <text:s text:c="4"/>534330453738 7 1 0 <text:s text:c="2"/>115.0 <text:s/>115.0</text:p>
      <text:p text:style-name="P1"><text:s/>73 <text:s text:c="3"/>2.352294 3.262e-35 1.406e-09.03460.034 2744.33080.720.000000 <text:s text:c="6"/>X <text:s text:c="5"/>0 <text:s text:c="6"/>X <text:s text:c="5"/>0 <text:s text:c="10"/>44.5 Q 44P 45 45.5d65222030 912 9 4 0 <text:s text:c="3"/>90.0 <text:s text:c="2"/>92.0</text:p>
      <text:p text:style-name="P1"><text:s/>73 <text:s text:c="3"/>2.352342 6.128e-38 2.583e-12.03460.034 2744.33080.720.000000 <text:s text:c="6"/>X <text:s text:c="5"/>0 <text:s text:c="6"/>X <text:s text:c="5"/>0 <text:s text:c="10"/>45.5 Q 44P 45 45.5d65222030 912 9 4 0 <text:s text:c="3"/>92.0 <text:s text:c="2"/>92.0</text:p>
      <text:p text:style-name="P1"><text:s/>62 <text:s text:c="3"/>2.352688 1.265e-39 1.283e-11.04280.070 2395.59060.750.000000 <text:s text:c="3"/>0 0 0 0 1A1 <text:s text:c="3"/>0 0 0 0 1A1 <text:s text:c="2"/>21F2 <text:s/>2 <text:s text:c="7"/>21F1 <text:s/>1 <text:s text:c="4"/>5323331111 4 1 1 1 <text:s text:c="2"/>258.0 <text:s/>258.0</text:p>
      <text:p text:style-name="P1"><text:s/>71 <text:s text:c="3"/>2.353140 6.385e-31 1.409e-09.03450.034 2701.49120.720.000000 <text:s text:c="6"/>X <text:s text:c="5"/>0 <text:s text:c="6"/>X <text:s text:c="5"/>0 <text:s text:c="15"/>Q 43P 44 <text:s text:c="4"/>d442220442212 9 4 0 <text:s text:c="3"/>87.0 <text:s text:c="2"/>89.0</text:p>
      <text:p text:style-name="P1"><text:s/>73 <text:s text:c="3"/>2.354107 1.751e-35 1.410e-09.03460.034 2868.24690.720.000000 <text:s text:c="6"/>X <text:s text:c="5"/>0 <text:s text:c="6"/>X <text:s text:c="5"/>0 <text:s text:c="10"/>43.5 Q 45P 46 44.5d65222030 912 9 4 0 <text:s text:c="3"/>88.0 <text:s text:c="2"/>90.0</text:p>
      <text:p text:style-name="P1"><text:s/>73 <text:s text:c="3"/>2.354114 3.292e-38 2.592e-12.03460.034 2868.24690.720.000000 <text:s text:c="6"/>X <text:s text:c="5"/>0 <text:s text:c="6"/>X <text:s text:c="5"/>0 <text:s text:c="10"/>44.5 Q 45P 46 44.5d65222030 912 9 4 0 <text:s text:c="3"/>90.0 <text:s text:c="2"/>90.0</text:p>
      <text:p text:style-name="P1"><text:soft-page-break/><text:s/>61 <text:s text:c="3"/>2.354284 1.261e-40 8.112e-12.04800.068 3587.30830.640.000000 <text:s text:c="3"/>0 1 0 1 1F1 <text:s text:c="3"/>0 1 0 1 1F1 <text:s text:c="2"/>12F1 21 <text:s text:c="7"/>11F2 33 <text:s text:c="4"/>434330453638 7 1 0 <text:s text:c="3"/>75.0 <text:s text:c="2"/>69.0</text:p>
      <text:p text:style-name="P1"><text:s/>73 <text:s text:c="3"/>2.355766 3.346e-35 1.412e-09.03460.034 2744.32740.720.000000 <text:s text:c="6"/>X <text:s text:c="5"/>0 <text:s text:c="6"/>X <text:s text:c="5"/>0 <text:s text:c="10"/>45.5 Q 44P 45 46.5d65222030 912 9 4 0 <text:s text:c="3"/>92.0 <text:s text:c="2"/>94.0</text:p>
      <text:p text:style-name="P1"><text:s/>73 <text:s text:c="3"/>2.355835 3.839e-38 1.586e-12.03460.034 2744.32740.720.000000 <text:s text:c="6"/>X <text:s text:c="5"/>0 <text:s text:c="6"/>X <text:s text:c="5"/>0 <text:s text:c="10"/>46.5 Q 44P 45 46.5d65222030 912 9 4 0 <text:s text:c="3"/>94.0 <text:s text:c="2"/>94.0</text:p>
      <text:p text:style-name="P1"><text:s/>34 <text:s text:c="3"/>2.356111 4.453e-37 1.046e-07.07000.093 <text:s/>563.93400.820.000000 <text:s text:c="9"/>0 0 0 <text:s text:c="9"/>0 0 0 35 <text:s/>4 31 34.5 <text:s/>34 <text:s/>5 30 33.5 6565501518 6 2 4 0 <text:s text:c="3"/>70.0 <text:s text:c="2"/>68.0</text:p>
      <text:p text:style-name="P1"><text:s/>34 <text:s text:c="3"/>2.356112 4.582e-37 1.047e-07.07000.093 <text:s/>563.93400.820.000000 <text:s text:c="9"/>0 0 0 <text:s text:c="9"/>0 0 0 35 <text:s/>4 31 35.5 <text:s/>34 <text:s/>5 30 34.5 6565501518 6 2 4 0 <text:s text:c="3"/>72.0 <text:s text:c="2"/>70.0</text:p>
      <text:p text:style-name="P1"><text:s/>34 <text:s text:c="3"/>2.356118 4.716e-37 1.048e-07.07000.093 <text:s/>563.93400.820.000000 <text:s text:c="9"/>0 0 0 <text:s text:c="9"/>0 0 0 35 <text:s/>4 31 36.5 <text:s/>34 <text:s/>5 30 35.5 6565501518 6 2 4 0 <text:s text:c="3"/>74.0 <text:s text:c="2"/>72.0</text:p>
      <text:p text:style-name="P1"><text:s/>34 <text:s text:c="3"/>2.356118 4.327e-37 1.047e-07.07000.093 <text:s/>563.93400.820.000000 <text:s text:c="9"/>0 0 0 <text:s text:c="9"/>0 0 0 35 <text:s/>4 31 33.5 <text:s/>34 <text:s/>5 30 32.5 6565501518 6 2 4 0 <text:s text:c="3"/>68.0 <text:s text:c="2"/>66.0</text:p>
      <text:p text:style-name="P1"><text:s/>34 <text:s text:c="3"/>2.356129 4.205e-37 1.048e-07.07000.093 <text:s/>563.93410.820.000000 <text:s text:c="9"/>0 0 0 <text:s text:c="9"/>0 0 0 35 <text:s/>4 31 32.5 <text:s/>34 <text:s/>5 30 31.5 6565501518 6 2 4 0 <text:s text:c="3"/>66.0 <text:s text:c="2"/>64.0</text:p>
      <text:p text:style-name="P1"><text:s/>34 <text:s text:c="3"/>2.356132 4.852e-37 1.050e-07.07000.093 <text:s/>563.93400.820.000000 <text:s text:c="9"/>0 0 0 <text:s text:c="9"/>0 0 0 35 <text:s/>4 31 37.5 <text:s/>34 <text:s/>5 30 36.5 6565501518 6 2 4 0 <text:s text:c="3"/>76.0 <text:s text:c="2"/>74.0</text:p>
      <text:p text:style-name="P1"><text:s/>73 <text:s text:c="3"/>2.357434 1.795e-35 1.416e-09.03460.034 2868.24360.720.000000 <text:s text:c="6"/>X <text:s text:c="5"/>0 <text:s text:c="6"/>X <text:s text:c="5"/>0 <text:s text:c="10"/>44.5 Q 45P 46 45.5d65222030 912 9 4 0 <text:s text:c="3"/>90.0 <text:s text:c="2"/>92.0</text:p>
      <text:p text:style-name="P1"><text:s/>73 <text:s text:c="3"/>2.357460 3.710e-38 2.862e-12.03460.034 2868.24360.720.000000 <text:s text:c="6"/>X <text:s text:c="5"/>0 <text:s text:c="6"/>X <text:s text:c="5"/>0 <text:s text:c="10"/>45.5 Q 45P 46 45.5d65222030 912 9 4 0 <text:s text:c="3"/>92.0 <text:s text:c="2"/>92.0</text:p>
      <text:p text:style-name="P1"><text:s/>31 <text:s text:c="3"/>2.357600 6.826e-35 8.441e-08.07110.097 1453.41100.800.000000 <text:s text:c="9"/>0 0 1 <text:s text:c="9"/>0 0 1 30 <text:s/>3 28 <text:s text:c="6"/>29 <text:s/>4 25 <text:s text:c="5"/>006550 113 6 2 4 0 <text:s text:c="3"/>61.0 <text:s text:c="2"/>59.0</text:p>
      <text:p text:style-name="P1"><text:s/>61 <text:s text:c="3"/>2.358607 3.427e-39 6.667e-11.06500.077 3172.03590.720.000000 <text:s text:c="3"/>0 0 1 0 1F2 <text:s text:c="3"/>0 0 1 0 1F2 <text:s text:c="3"/>5F1 21 <text:s text:c="8"/>5F2 18 <text:s text:c="4"/>434330453638 7 1 0 <text:s text:c="3"/>33.0 <text:s text:c="2"/>33.0</text:p>
      <text:p text:style-name="P1"><text:s/>61 <text:s text:c="3"/>2.359116 1.177e-40 4.058e-12.04800.067 3458.69510.630.000000 <text:s text:c="3"/>0 0 0 2 1F2 <text:s text:c="3"/>0 0 0 2 1F2 <text:s text:c="2"/>12F1 14 <text:s text:c="7"/>12F2 14 <text:s text:c="4"/>434330453638 7 1 0 <text:s text:c="3"/>75.0 <text:s text:c="2"/>75.0</text:p>
      <text:p text:style-name="P1"><text:s/>73 <text:s text:c="3"/>2.359310 3.432e-35 1.420e-09.03460.034 2744.32390.720.000000 <text:s text:c="6"/>X <text:s text:c="5"/>0 <text:s text:c="6"/>X <text:s text:c="5"/>0 <text:s text:c="10"/>46.5 Q 44P 45 47.5d65222030 912 9 4 0 <text:s text:c="3"/>94.0 <text:s text:c="2"/>96.0</text:p>
      <text:p text:style-name="P1"><text:s/>73 <text:s text:c="3"/>2.359374 1.094e-38 1.597e-12.03460.034 2994.83690.720.000000 <text:s text:c="6"/>X <text:s text:c="5"/>0 <text:s text:c="6"/>X <text:s text:c="5"/>0 <text:s text:c="10"/>44.5 Q 46P 47 44.5d65222030 912 9 4 0 <text:s text:c="3"/>90.0 <text:s text:c="2"/>90.0</text:p>
      <text:p text:style-name="P1"><text:s/>73 <text:s text:c="3"/>2.359386 9.518e-36 1.422e-09.03460.034 2994.83690.720.000000 <text:s text:c="6"/>X <text:s text:c="5"/>0 <text:s text:c="6"/>X <text:s text:c="5"/>0 <text:s text:c="10"/>43.5 Q 46P 47 44.5d65222030 912 9 4 0 <text:s text:c="3"/>88.0 <text:s text:c="2"/>90.0</text:p>
      <text:p text:style-name="P1"><text:s/>73 <text:s text:c="3"/>2.360832 1.840e-35 1.421e-09.03460.034 2868.24020.720.000000 <text:s text:c="6"/>X <text:s text:c="5"/>0 <text:s text:c="6"/>X <text:s text:c="5"/>0 <text:s text:c="10"/>45.5 Q 45P 46 46.5d65222030 912 9 4 0 <text:s text:c="3"/>92.0 <text:s text:c="2"/>94.0</text:p>
      <text:p text:style-name="P1"><text:s/>73 <text:s text:c="3"/>2.360879 3.304e-38 2.499e-12.03460.034 2868.24020.720.000000 <text:s text:c="6"/>X <text:s text:c="5"/>0 <text:s text:c="6"/>X <text:s text:c="5"/>0 <text:s text:c="10"/>46.5 Q 45P 46 46.5d65222030 912 9 4 0 <text:s text:c="3"/>94.0 <text:s text:c="2"/>94.0</text:p>
      <text:p text:style-name="P1"><text:s/>61 <text:s text:c="3"/>2.361973 4.432e-40 3.073e-11.05300.068 3584.94560.640.000000 <text:s text:c="3"/>0 1 0 1 1F1 <text:s text:c="3"/>0 1 0 1 1F1 <text:s text:c="2"/>11F2 33 <text:s text:c="7"/>11F1 33 <text:s text:c="4"/>334330453638 7 1 0 <text:s text:c="3"/>69.0 <text:s text:c="2"/>69.0</text:p>
      <text:p text:style-name="P1"><text:s/>73 <text:s text:c="3"/>2.362643 9.750e-36 1.426e-09.03460.034 2994.83360.720.000000 <text:s text:c="6"/>X <text:s text:c="5"/>0 <text:s text:c="6"/>X <text:s text:c="5"/>0 <text:s text:c="10"/>44.5 Q 46P 47 45.5d65222030 912 9 4 0 <text:s text:c="3"/>90.0 <text:s text:c="2"/>92.0</text:p>
      <text:p text:style-name="P1"><text:s/>73 <text:s text:c="3"/>2.362650 1.753e-38 2.508e-12.03460.034 2994.83360.720.000000 <text:s text:c="6"/>X <text:s text:c="5"/>0 <text:s text:c="6"/>X <text:s text:c="5"/>0 <text:s text:c="10"/>45.5 Q 46P 47 45.5d65222030 912 9 4 0 <text:s text:c="3"/>92.0 <text:s text:c="2"/>92.0</text:p>
      <text:p text:style-name="P1"><text:s/>73 <text:s text:c="3"/>2.364302 1.886e-35 1.428e-09.03460.034 2868.23680.720.000000 <text:s text:c="6"/>X <text:s text:c="5"/>0 <text:s text:c="6"/>X <text:s text:c="5"/>0 <text:s text:c="10"/>46.5 Q 45P 46 47.5d65222030 912 9 4 0 <text:s text:c="3"/>94.0 <text:s text:c="2"/>96.0</text:p>
      <text:p text:style-name="P1"><text:s/>73 <text:s text:c="3"/>2.364370 2.071e-38 1.536e-12.03460.034 2868.23680.720.000000 <text:s text:c="6"/>X <text:s text:c="5"/>0 <text:s text:c="6"/>X <text:s text:c="5"/>0 <text:s text:c="10"/>47.5 Q 45P 46 47.5d65222030 912 9 4 0 <text:s text:c="3"/>96.0 <text:s text:c="2"/>96.0</text:p>
      <text:p text:style-name="P1"><text:s/>73 <text:s text:c="3"/>2.365971 9.988e-36 1.431e-09.03460.034 2994.83030.720.000000 <text:s text:c="6"/>X <text:s text:c="5"/>0 <text:s text:c="6"/>X <text:s text:c="5"/>0 <text:s text:c="10"/>45.5 Q 46P 47 46.5d65222030 912 9 4 0 <text:s text:c="3"/>92.0 <text:s text:c="2"/>94.0</text:p>
      <text:p text:style-name="P1"><text:s/>73 <text:s text:c="3"/>2.365997 1.975e-38 2.770e-12.03460.034 2994.83030.720.000000 <text:s text:c="6"/>X <text:s text:c="5"/>0 <text:s text:c="6"/>X <text:s text:c="5"/>0 <text:s text:c="10"/>46.5 Q 46P 47 46.5d65222030 912 9 4 0 <text:s text:c="3"/>94.0 <text:s text:c="2"/>94.0</text:p>
      <text:p text:style-name="P1"><text:s/>61 <text:s text:c="3"/>2.367521 3.002e-39 8.674e-12.06500.078 2685.93330.720.000000 <text:s text:c="3"/>0 0 0 2 1E <text:s text:c="4"/>0 0 0 2 1F2 <text:s text:c="3"/>3F2 <text:s/>4 <text:s text:c="8"/>4F1 <text:s/>1 <text:s text:c="4"/>434330453638 7 1 0 <text:s text:c="3"/>21.0 <text:s text:c="2"/>27.0</text:p>
      <text:p text:style-name="P1"><text:s/>73 <text:s text:c="3"/>2.367843 1.933e-35 1.435e-09.03460.034 2868.23330.720.000000 <text:s text:c="6"/>X <text:s text:c="5"/>0 <text:s text:c="6"/>X <text:s text:c="5"/>0 <text:s text:c="10"/>47.5 Q 45P 46 48.5d65222030 912 9 4 0 <text:s text:c="3"/>96.0 <text:s text:c="2"/>98.0</text:p>
      <text:p text:style-name="P1"><text:s/>73 <text:s text:c="3"/>2.367908 5.752e-39 1.546e-12.03460.034 3124.09600.720.000000 <text:s text:c="6"/>X <text:s text:c="5"/>0 <text:s text:c="6"/>X <text:s text:c="5"/>0 <text:s text:c="10"/>45.5 Q 47P 48 45.5d65222030 912 9 4 0 <text:s text:c="3"/>92.0 <text:s text:c="2"/>92.0</text:p>
      <text:p text:style-name="P1"><text:s/>73 <text:s text:c="3"/>2.367919 5.231e-36 1.437e-09.03460.034 3124.09600.720.000000 <text:s text:c="6"/>X <text:s text:c="5"/>0 <text:s text:c="6"/>X <text:s text:c="5"/>0 <text:s text:c="10"/>44.5 Q 47P 48 45.5d65222030 912 9 4 0 <text:s text:c="3"/>90.0 <text:s text:c="2"/>92.0</text:p>
      <text:p text:style-name="P1"><text:s/>61 <text:s text:c="3"/>2.368003 1.982e-39 4.946e-11.05300.073 3355.45190.650.000000 <text:s text:c="3"/>0 1 0 1 1F2 <text:s text:c="3"/>0 1 0 1 1F1 <text:s text:c="2"/>10F1 17 <text:s text:c="8"/>9F2 26 <text:s text:c="4"/>434330453638 7 1 0 <text:s text:c="3"/>63.0 <text:s text:c="2"/>57.0</text:p>
      <text:p text:style-name="P1"><text:s/>73 <text:s text:c="3"/>2.369369 1.023e-35 1.437e-09.03460.034 2994.82690.720.000000 <text:s text:c="6"/>X <text:s text:c="5"/>0 <text:s text:c="6"/>X <text:s text:c="5"/>0 <text:s text:c="10"/>46.5 Q 46P 47 47.5d65222030 912 9 4 0 <text:s text:c="3"/>94.0 <text:s text:c="2"/>96.0</text:p>
      <text:p text:style-name="P1"><text:s/>73 <text:s text:c="3"/>2.369416 1.760e-38 2.420e-12.03460.034 2994.82690.720.000000 <text:s text:c="6"/>X <text:s text:c="5"/>0 <text:s text:c="6"/>X <text:s text:c="5"/>0 <text:s text:c="10"/>47.5 Q 46P 47 47.5d65222030 912 9 4 0 <text:s text:c="3"/>96.0 <text:s text:c="2"/>96.0</text:p>
      <text:p text:style-name="P1"><text:s/>11 <text:s text:c="3"/>2.370644 2.414e-38 5.628e-10.07140.298 4750.36130.510.006168 <text:s text:c="9"/>0 2 0 <text:s text:c="9"/>1 0 0 10 <text:s/>3 <text:s/>7 <text:s text:c="6"/>10 <text:s/>0 10 <text:s text:c="5"/>4442434432287122 8 <text:s text:c="3"/>21.0 <text:s text:c="2"/>21.0</text:p>
      <text:p text:style-name="P1"><text:s/>71 <text:s text:c="3"/>2.370752 1.987e-31 1.441e-09.03450.034 2953.96660.720.000000 <text:s text:c="6"/>X <text:s text:c="5"/>0 <text:s text:c="6"/>X <text:s text:c="5"/>0 <text:s text:c="15"/>Q 45P 46 <text:s text:c="4"/>d442220442212 9 4 0 <text:s text:c="3"/>91.0 <text:s text:c="2"/>93.0</text:p>
      <text:p text:style-name="P1"><text:s/>73 <text:s text:c="3"/>2.371180 5.357e-36 1.442e-09.03460.034 3124.09270.720.000000 <text:s text:c="6"/>X <text:s text:c="5"/>0 <text:s text:c="6"/>X <text:s text:c="5"/>0 <text:s text:c="10"/>45.5 Q 47P 48 46.5d65222030 912 9 4 0 <text:s text:c="3"/>92.0 <text:s text:c="2"/>94.0</text:p>
      <text:p text:style-name="P1"><text:s/>73 <text:s text:c="3"/>2.371186 9.217e-39 2.428e-12.03460.034 3124.09270.720.000000 <text:s text:c="6"/>X <text:s text:c="5"/>0 <text:s text:c="6"/>X <text:s text:c="5"/>0 <text:s text:c="10"/>46.5 Q 47P 48 46.5d65222030 912 9 4 0 <text:s text:c="3"/>94.0 <text:s text:c="2"/>94.0</text:p>
      <text:p text:style-name="P1"><text:s/>61 <text:s text:c="3"/>2.371432 1.101e-37 1.791e-09.05300.068 3285.88040.640.000000 <text:s text:c="3"/>0 0 0 2 1F2 <text:s text:c="3"/>0 0 0 2 1F2 <text:s text:c="2"/>11F1 11 <text:s text:c="7"/>11F2 11 <text:s text:c="4"/>434330453638 7 1 0 <text:s text:c="3"/>69.0 <text:s text:c="2"/>69.0</text:p>
      <text:p text:style-name="P1"><text:s/>61 <text:s text:c="3"/>2.372635 2.421e-38 2.530e-10.06500.083 2880.77440.700.000000 <text:s text:c="3"/>0 1 0 1 1F1 <text:s text:c="3"/>0 1 0 1 1F1 <text:s text:c="3"/>2F2 <text:s/>8 <text:s text:c="8"/>2F1 <text:s/>6 <text:s text:c="4"/>334330453638 7 1 0 <text:s text:c="3"/>15.0 <text:s text:c="2"/>15.0</text:p>
      <text:p text:style-name="P1"><text:s/>73 <text:s text:c="3"/>2.372837 1.049e-35 1.444e-09.03460.034 2994.82350.720.000000 <text:s text:c="6"/>X <text:s text:c="5"/>0 <text:s text:c="6"/>X <text:s text:c="5"/>0 <text:s text:c="10"/>47.5 Q 46P 47 48.5d65222030 912 9 4 0 <text:s text:c="3"/>96.0 <text:s text:c="2"/>98.0</text:p>
      <text:p text:style-name="P1"><text:s/>73 <text:s text:c="3"/>2.372905 1.103e-38 1.487e-12.03460.034 2994.82350.720.000000 <text:s text:c="6"/>X <text:s text:c="5"/>0 <text:s text:c="6"/>X <text:s text:c="5"/>0 <text:s text:c="10"/>48.5 Q 46P 47 48.5d65222030 912 9 4 0 <text:s text:c="3"/>98.0 <text:s text:c="2"/>98.0</text:p>
      <text:p text:style-name="P1"><text:s/>61 <text:s text:c="3"/>2.374019 7.500e-38 2.086e-12.05600.074 1912.66670.690.000000 <text:s text:c="3"/>0 1 0 0 1E <text:s text:c="4"/>0 1 0 0 1E <text:s text:c="4"/>8F2 <text:s/>9 <text:s text:c="8"/>8F1 <text:s/>7 <text:s text:c="4"/>534330453738 7 1 0 <text:s text:c="3"/>51.0 <text:s text:c="2"/>51.0</text:p>
      <text:p text:style-name="P1"><text:s/>73 <text:s text:c="3"/>2.374509 5.484e-36 1.447e-09.03460.034 3124.08940.720.000000 <text:s text:c="6"/>X <text:s text:c="5"/>0 <text:s text:c="6"/>X <text:s text:c="5"/>0 <text:s text:c="10"/>46.5 Q 47P 48 47.5d65222030 912 9 4 0 <text:s text:c="3"/>94.0 <text:s text:c="2"/>96.0</text:p>
      <text:p text:style-name="P1"><text:s/>73 <text:s text:c="3"/>2.374535 1.039e-38 2.683e-12.03460.034 3124.08940.720.000000 <text:s text:c="6"/>X <text:s text:c="5"/>0 <text:s text:c="6"/>X <text:s text:c="5"/>0 <text:s text:c="10"/>47.5 Q 47P 48 47.5d65222030 912 9 4 0 <text:s text:c="3"/>96.0 <text:s text:c="2"/>96.0</text:p>
      <text:p text:style-name="P1"><text:s/>61 <text:s text:c="3"/>2.374659 3.137e-40 4.727e-12.04100.070 3147.13330.640.000000 <text:s text:c="3"/>0 0 0 2 1F2 <text:s text:c="3"/>0 0 0 2 1A1 <text:s text:c="3"/>9E <text:s text:c="2"/>8 <text:s text:c="7"/>10E <text:s text:c="2"/>4 <text:s text:c="4"/>434330453638 7 1 0 <text:s text:c="3"/>38.0 <text:s text:c="2"/>42.0</text:p>
      <text:p text:style-name="P1"><text:s/>61 <text:s text:c="3"/>2.374971 1.441e-35 5.905e-11.06500.079 1387.75850.730.000000 <text:s text:c="3"/>0 0 0 1 1F2 <text:s text:c="3"/>0 0 0 1 1F2 <text:s text:c="3"/>4F1 <text:s/>1 <text:s text:c="8"/>3F2 <text:s/>2 <text:s text:c="4"/>534330453738 7 1 0 <text:s text:c="3"/>27.0 <text:s text:c="2"/>21.0</text:p>
      <text:p text:style-name="P1"><text:s/>73 <text:s text:c="3"/>2.376375 1.074e-35 1.451e-09.03460.034 2994.82000.720.000000 <text:s text:c="6"/>X <text:s text:c="5"/>0 <text:s text:c="6"/>X <text:s text:c="5"/>0 <text:s text:c="10"/>48.5 Q 46P 47 49.5d65222030 912 9 4 0 <text:s text:c="3"/>98.0 <text:s/>100.0</text:p>
      <text:p text:style-name="P1"><text:s/>73 <text:s text:c="3"/>2.376442 2.987e-39 1.497e-12.03460.034 3256.02230.720.000000 <text:s text:c="6"/>X <text:s text:c="5"/>0 <text:s text:c="6"/>X <text:s text:c="5"/>0 <text:s text:c="10"/>46.5 Q 48P 49 46.5d65222030 912 9 4 0 <text:s text:c="3"/>94.0 <text:s text:c="2"/>94.0</text:p>
      <text:p text:style-name="P1"><text:s/>73 <text:s text:c="3"/>2.376454 2.836e-36 1.453e-09.03460.034 3256.02230.720.000000 <text:s text:c="6"/>X <text:s text:c="5"/>0 <text:s text:c="6"/>X <text:s text:c="5"/>0 <text:s text:c="10"/>45.5 Q 48P 49 46.5d65222030 912 9 4 0 <text:s text:c="3"/>92.0 <text:s text:c="2"/>94.0</text:p>
      <text:p text:style-name="P1"><text:s/>61 <text:s text:c="3"/>2.377430 1.479e-37 1.760e-09.06100.079 3081.40700.730.000000 <text:s text:c="3"/>0 0 1 0 1F2 <text:s text:c="3"/>0 0 1 0 1F2 <text:s text:c="3"/>3A2 <text:s/>6 <text:s text:c="8"/>3A1 <text:s/>4 <text:s text:c="4"/>434330453638 7 1 0 <text:s text:c="3"/>35.0 <text:s text:c="2"/>35.0</text:p>
      <text:p text:style-name="P1"><text:s/>73 <text:s text:c="3"/>2.377907 5.616e-36 1.453e-09.03460.034 3124.08600.720.000000 <text:s text:c="6"/>X <text:s text:c="5"/>0 <text:s text:c="6"/>X <text:s text:c="5"/>0 <text:s text:c="10"/>47.5 Q 47P 48 48.5d65222030 912 9 4 0 <text:s text:c="3"/>96.0 <text:s text:c="2"/>98.0</text:p>
      <text:p text:style-name="P1"><text:s/>73 <text:s text:c="3"/>2.377952 9.257e-39 2.345e-12.03460.034 3124.08600.720.000000 <text:s text:c="6"/>X <text:s text:c="5"/>0 <text:s text:c="6"/>X <text:s text:c="5"/>0 <text:s text:c="10"/>48.5 Q 47P 48 48.5d65222030 912 9 4 0 <text:s text:c="3"/>98.0 <text:s text:c="2"/>98.0</text:p>
      <text:p text:style-name="P1"><text:s/>31 <text:s text:c="3"/>2.378900 6.846e-35 9.950e-08.07110.096 1477.91300.800.000000 <text:s text:c="9"/>0 0 1 <text:s text:c="9"/>0 0 1 29 <text:s/>5 24 <text:s text:c="6"/>30 <text:s/>4 27 <text:s text:c="5"/>006550 113 6 2 4 0 <text:s text:c="3"/>59.0 <text:s text:c="2"/>61.0</text:p>
      <text:p text:style-name="P1"><text:s/>61 <text:s text:c="3"/>2.378984 2.513e-38 8.503e-11.05600.074 2900.02220.690.000000 <text:s text:c="3"/>0 0 0 2 1F2 <text:s text:c="3"/>0 0 0 2 1F2 <text:s text:c="3"/>8F2 <text:s/>2 <text:s text:c="8"/>8F1 <text:s/>1 <text:s text:c="4"/>434330453638 7 1 0 <text:s text:c="3"/>51.0 <text:s text:c="2"/>51.0</text:p>
      <text:p text:style-name="P1"><text:s/>73 <text:s text:c="3"/>2.379717 2.903e-36 1.457e-09.03460.034 3256.01900.720.000000 <text:s text:c="6"/>X <text:s text:c="5"/>0 <text:s text:c="6"/>X <text:s text:c="5"/>0 <text:s text:c="10"/>46.5 Q 48P 49 47.5d65222030 912 9 4 0 <text:s text:c="3"/>94.0 <text:s text:c="2"/>96.0</text:p>
      <text:p text:style-name="P1"><text:s/>73 <text:s text:c="3"/>2.379723 4.788e-39 2.354e-12.03460.034 3256.01900.720.000000 <text:s text:c="6"/>X <text:s text:c="5"/>0 <text:s text:c="6"/>X <text:s text:c="5"/>0 <text:s text:c="10"/>47.5 Q 48P 49 47.5d65222030 912 9 4 0 <text:s text:c="3"/>96.0 <text:s text:c="2"/>96.0</text:p>
      <text:p text:style-name="P1"><text:s/>73 <text:s text:c="3"/>2.381373 5.752e-36 1.459e-09.03460.034 3124.08260.720.000000 <text:s text:c="6"/>X <text:s text:c="5"/>0 <text:s text:c="6"/>X <text:s text:c="5"/>0 <text:s text:c="10"/>48.5 Q 47P 48 49.5d65222030 912 9 4 0 <text:s text:c="3"/>98.0 <text:s/>100.0</text:p>
      <text:p text:style-name="P1"><text:s/>73 <text:s text:c="3"/>2.381440 5.798e-39 1.442e-12.03460.034 3124.08260.720.000000 <text:s text:c="6"/>X <text:s text:c="5"/>0 <text:s text:c="6"/>X <text:s text:c="5"/>0 <text:s text:c="10"/>49.5 Q 47P 48 49.5d65222030 912 9 4 0 <text:s text:c="2"/>100.0 <text:s/>100.0</text:p>
      <text:p text:style-name="P1"><text:s/>35 <text:s text:c="3"/>2.381504 2.015e-38 1.557e-09.07940.104 <text:s/>100.93980.770.000000 <text:s text:c="9"/>0 0 0 <text:s text:c="9"/>0 0 0 13 <text:s/>3 11 11.5 <text:s/>14 <text:s/>2 12 11.5 6565501518 6 2 4 0 <text:s text:c="3"/>24.0 <text:s text:c="2"/>24.0</text:p>
      <text:p text:style-name="P1"><text:s/>35 <text:s text:c="3"/>2.381527 3.210e-38 2.290e-09.07940.104 <text:s/>100.93970.770.000000 <text:s text:c="9"/>0 0 0 <text:s text:c="9"/>0 0 0 13 <text:s/>3 11 12.5 <text:s/>14 <text:s/>2 12 12.5 6565501518 6 2 4 0 <text:s text:c="3"/>26.0 <text:s text:c="2"/>26.0</text:p>
      <text:p text:style-name="P1"><text:s/>35 <text:s text:c="3"/>2.381539 1.860e-36 1.078e-07.07940.104 <text:s/>100.93970.770.000000 <text:s text:c="9"/>0 0 0 <text:s text:c="9"/>0 0 0 13 <text:s/>3 11 15.5 <text:s/>14 <text:s/>2 12 16.5 6565501518 6 2 4 0 <text:s text:c="3"/>32.0 <text:s text:c="2"/>34.0</text:p>
      <text:p text:style-name="P1"><text:soft-page-break/><text:s/>35 <text:s text:c="3"/>2.381539 1.293e-36 1.090e-07.07940.104 <text:s/>100.93980.770.000000 <text:s text:c="9"/>0 0 0 <text:s text:c="9"/>0 0 0 13 <text:s/>3 11 10.5 <text:s/>14 <text:s/>2 12 11.5 6565501518 6 2 4 0 <text:s text:c="3"/>22.0 <text:s text:c="2"/>24.0</text:p>
      <text:p text:style-name="P1"><text:s/>35 <text:s text:c="3"/>2.381549 3.609e-38 2.391e-09.07940.104 <text:s/>100.93970.770.000000 <text:s text:c="9"/>0 0 0 <text:s text:c="9"/>0 0 0 13 <text:s/>3 11 13.5 <text:s/>14 <text:s/>2 12 13.5 6565501518 6 2 4 0 <text:s text:c="3"/>28.0 <text:s text:c="2"/>28.0</text:p>
      <text:p text:style-name="P1"><text:s/>35 <text:s text:c="3"/>2.381556 1.731e-36 1.070e-07.07940.104 <text:s/>100.93970.770.000000 <text:s text:c="9"/>0 0 0 <text:s text:c="9"/>0 0 0 13 <text:s/>3 11 14.5 <text:s/>14 <text:s/>2 12 15.5 6565501518 6 2 4 0 <text:s text:c="3"/>30.0 <text:s text:c="2"/>32.0</text:p>
      <text:p text:style-name="P1"><text:s/>35 <text:s text:c="3"/>2.381556 1.390e-36 1.074e-07.07940.104 <text:s/>100.93970.770.000000 <text:s text:c="9"/>0 0 0 <text:s text:c="9"/>0 0 0 13 <text:s/>3 11 11.5 <text:s/>14 <text:s/>2 12 12.5 6565501518 6 2 4 0 <text:s text:c="3"/>24.0 <text:s text:c="2"/>26.0</text:p>
      <text:p text:style-name="P1"><text:s/>35 <text:s text:c="3"/>2.381561 1.609e-36 1.066e-07.07940.104 <text:s/>100.93970.770.000000 <text:s text:c="9"/>0 0 0 <text:s text:c="9"/>0 0 0 13 <text:s/>3 11 13.5 <text:s/>14 <text:s/>2 12 14.5 6565501518 6 2 4 0 <text:s text:c="3"/>28.0 <text:s text:c="2"/>30.0</text:p>
      <text:p text:style-name="P1"><text:s/>35 <text:s text:c="3"/>2.381561 1.496e-36 1.067e-07.07940.104 <text:s/>100.93970.770.000000 <text:s text:c="9"/>0 0 0 <text:s text:c="9"/>0 0 0 13 <text:s/>3 11 12.5 <text:s/>14 <text:s/>2 12 13.5 6565501518 6 2 4 0 <text:s text:c="3"/>26.0 <text:s text:c="2"/>28.0</text:p>
      <text:p text:style-name="P1"><text:s/>35 <text:s text:c="3"/>2.381569 3.214e-38 1.987e-09.07940.104 <text:s/>100.93970.770.000000 <text:s text:c="9"/>0 0 0 <text:s text:c="9"/>0 0 0 13 <text:s/>3 11 14.5 <text:s/>14 <text:s/>2 12 14.5 6565501518 6 2 4 0 <text:s text:c="3"/>30.0 <text:s text:c="2"/>30.0</text:p>
      <text:p text:style-name="P1"><text:s/>35 <text:s text:c="3"/>2.381586 2.017e-38 1.169e-09.07940.104 <text:s/>100.93970.770.000000 <text:s text:c="9"/>0 0 0 <text:s text:c="9"/>0 0 0 13 <text:s/>3 11 15.5 <text:s/>14 <text:s/>2 12 15.5 6565501518 6 2 4 0 <text:s text:c="3"/>32.0 <text:s text:c="2"/>32.0</text:p>
      <text:p text:style-name="P1"><text:s/>73 <text:s text:c="3"/>2.383047 2.972e-36 1.463e-09.03460.034 3256.01570.720.000000 <text:s text:c="6"/>X <text:s text:c="5"/>0 <text:s text:c="6"/>X <text:s text:c="5"/>0 <text:s text:c="10"/>47.5 Q 48P 49 48.5d65222030 912 9 4 0 <text:s text:c="3"/>96.0 <text:s text:c="2"/>98.0</text:p>
      <text:p text:style-name="P1"><text:s/>73 <text:s text:c="3"/>2.383072 5.394e-39 2.601e-12.03460.034 3256.01570.720.000000 <text:s text:c="6"/>X <text:s text:c="5"/>0 <text:s text:c="6"/>X <text:s text:c="5"/>0 <text:s text:c="10"/>48.5 Q 48P 49 48.5d65222030 912 9 4 0 <text:s text:c="3"/>98.0 <text:s text:c="2"/>98.0</text:p>
      <text:p text:style-name="P1"><text:s/>31 <text:s text:c="3"/>2.383300 1.181e-33 1.292e-07.08070.105 <text:s/>768.81690.770.000000 <text:s text:c="9"/>0 1 0 <text:s text:c="9"/>0 1 0 12 <text:s/>1 11 <text:s text:c="6"/>11 <text:s/>2 10 <text:s text:c="5"/>006550 113 6 2 4 0 <text:s text:c="3"/>25.0 <text:s text:c="2"/>23.0</text:p>
      <text:p text:style-name="P1"><text:s/>35 <text:s text:c="3"/>2.384240 1.997e-37 1.527e-08.08500.106 <text:s text:c="2"/>15.17230.760.000000 <text:s text:c="9"/>0 0 0 <text:s text:c="9"/>0 0 0 <text:s/>6 <text:s/>0 <text:s/>6 <text:s/>7.5 <text:s text:c="2"/>5 <text:s/>1 <text:s/>5 <text:s/>7.5 6565501518 6 2 4 0 <text:s text:c="3"/>16.0 <text:s text:c="2"/>16.0</text:p>
      <text:p text:style-name="P1"><text:s/>35 <text:s text:c="3"/>2.384253 3.129e-37 2.735e-08.08500.106 <text:s text:c="2"/>15.17230.760.000000 <text:s text:c="9"/>0 0 0 <text:s text:c="9"/>0 0 0 <text:s/>6 <text:s/>0 <text:s/>6 <text:s/>6.5 <text:s text:c="2"/>5 <text:s/>1 <text:s/>5 <text:s/>6.5 6565501518 6 2 4 0 <text:s text:c="3"/>14.0 <text:s text:c="2"/>14.0</text:p>
      <text:p text:style-name="P1"><text:s/>35 <text:s text:c="3"/>2.384261 2.339e-36 2.385e-07.08500.106 <text:s text:c="2"/>15.17230.760.000000 <text:s text:c="9"/>0 0 0 <text:s text:c="9"/>0 0 0 <text:s/>6 <text:s/>0 <text:s/>6 <text:s/>5.5 <text:s text:c="2"/>5 <text:s/>1 <text:s/>5 <text:s/>4.5 6565501518 6 2 4 0 <text:s text:c="3"/>12.0 <text:s text:c="2"/>10.0</text:p>
      <text:p text:style-name="P1"><text:s/>35 <text:s text:c="3"/>2.384261 3.394e-36 2.596e-07.08500.106 <text:s text:c="2"/>15.17230.760.000000 <text:s text:c="9"/>0 0 0 <text:s text:c="9"/>0 0 0 <text:s/>6 <text:s/>0 <text:s/>6 <text:s/>7.5 <text:s text:c="2"/>5 <text:s/>1 <text:s/>5 <text:s/>6.5 6565501518 6 2 4 0 <text:s text:c="3"/>16.0 <text:s text:c="2"/>14.0</text:p>
      <text:p text:style-name="P1"><text:s/>35 <text:s text:c="3"/>2.384261 2.827e-36 2.471e-07.08500.106 <text:s text:c="2"/>15.17230.760.000000 <text:s text:c="9"/>0 0 0 <text:s text:c="9"/>0 0 0 <text:s/>6 <text:s/>0 <text:s/>6 <text:s/>6.5 <text:s text:c="2"/>5 <text:s/>1 <text:s/>5 <text:s/>5.5 6565501518 6 2 4 0 <text:s text:c="3"/>14.0 <text:s text:c="2"/>12.0</text:p>
      <text:p text:style-name="P1"><text:s/>35 <text:s text:c="3"/>2.384267 9.425e-39 9.611e-10.08500.106 <text:s text:c="2"/>15.17230.760.000000 <text:s text:c="9"/>0 0 0 <text:s text:c="9"/>0 0 0 <text:s/>6 <text:s/>0 <text:s/>6 <text:s/>5.5 <text:s text:c="2"/>5 <text:s/>1 <text:s/>5 <text:s/>6.5 6565501518 6 2 4 0 <text:s text:c="3"/>12.0 <text:s text:c="2"/>14.0</text:p>
      <text:p text:style-name="P1"><text:s/>35 <text:s text:c="3"/>2.384269 3.471e-37 3.540e-08.08500.106 <text:s text:c="2"/>15.17230.760.000000 <text:s text:c="9"/>0 0 0 <text:s text:c="9"/>0 0 0 <text:s/>6 <text:s/>0 <text:s/>6 <text:s/>5.5 <text:s text:c="2"/>5 <text:s/>1 <text:s/>5 <text:s/>5.5 6565501518 6 2 4 0 <text:s text:c="3"/>12.0 <text:s text:c="2"/>12.0</text:p>
      <text:p text:style-name="P1"><text:s/>35 <text:s text:c="3"/>2.384271 1.927e-36 2.358e-07.08500.106 <text:s text:c="2"/>15.17230.760.000000 <text:s text:c="9"/>0 0 0 <text:s text:c="9"/>0 0 0 <text:s/>6 <text:s/>0 <text:s/>6 <text:s/>4.5 <text:s text:c="2"/>5 <text:s/>1 <text:s/>5 <text:s/>3.5 6565501518 6 2 4 0 <text:s text:c="3"/>10.0 <text:s text:c="3"/>8.0</text:p>
      <text:p text:style-name="P1"><text:s/>35 <text:s text:c="3"/>2.384285 4.044e-36 2.749e-07.08500.106 <text:s text:c="2"/>15.17230.760.000000 <text:s text:c="9"/>0 0 0 <text:s text:c="9"/>0 0 0 <text:s/>6 <text:s/>0 <text:s/>6 <text:s/>8.5 <text:s text:c="2"/>5 <text:s/>1 <text:s/>5 <text:s/>7.5 6565501518 6 2 4 0 <text:s text:c="3"/>18.0 <text:s text:c="2"/>16.0</text:p>
      <text:p text:style-name="P1"><text:s/>35 <text:s text:c="3"/>2.384285 1.593e-36 2.437e-07.08500.106 <text:s text:c="2"/>15.17230.760.000000 <text:s text:c="9"/>0 0 0 <text:s text:c="9"/>0 0 0 <text:s/>6 <text:s/>0 <text:s/>6 <text:s/>3.5 <text:s text:c="2"/>5 <text:s/>1 <text:s/>5 <text:s/>2.5 6565501518 6 2 4 0 <text:s text:c="4"/>8.0 <text:s text:c="3"/>6.0</text:p>
      <text:p text:style-name="P1"><text:s/>35 <text:s text:c="3"/>2.384287 3.080e-37 3.769e-08.08500.106 <text:s text:c="2"/>15.17230.760.000000 <text:s text:c="9"/>0 0 0 <text:s text:c="9"/>0 0 0 <text:s/>6 <text:s/>0 <text:s/>6 <text:s/>4.5 <text:s text:c="2"/>5 <text:s/>1 <text:s/>5 <text:s/>4.5 6565501518 6 2 4 0 <text:s text:c="3"/>10.0 <text:s text:c="2"/>10.0</text:p>
      <text:p text:style-name="P1"><text:s/>35 <text:s text:c="3"/>2.384297 1.114e-38 1.363e-09.08500.106 <text:s text:c="2"/>15.17230.760.000000 <text:s text:c="9"/>0 0 0 <text:s text:c="9"/>0 0 0 <text:s/>6 <text:s/>0 <text:s/>6 <text:s/>4.5 <text:s text:c="2"/>5 <text:s/>1 <text:s/>5 <text:s/>5.5 6565501518 6 2 4 0 <text:s text:c="3"/>10.0 <text:s text:c="2"/>12.0</text:p>
      <text:p text:style-name="P1"><text:s/>35 <text:s text:c="3"/>2.384304 1.966e-37 3.008e-08.08500.106 <text:s text:c="2"/>15.17230.760.000000 <text:s text:c="9"/>0 0 0 <text:s text:c="9"/>0 0 0 <text:s/>6 <text:s/>0 <text:s/>6 <text:s/>3.5 <text:s text:c="2"/>5 <text:s/>1 <text:s/>5 <text:s/>3.5 6565501518 6 2 4 0 <text:s text:c="4"/>8.0 <text:s text:c="3"/>8.0</text:p>
      <text:p text:style-name="P1"><text:s/>73 <text:s text:c="3"/>2.384907 5.890e-36 1.467e-09.03460.034 3124.07910.720.000000 <text:s text:c="6"/>X <text:s text:c="5"/>0 <text:s text:c="6"/>X <text:s text:c="5"/>0 <text:s text:c="10"/>49.5 Q 47P 48 50.5d65222030 912 9 4 0 <text:s text:c="2"/>100.0 <text:s/>102.0</text:p>
      <text:p text:style-name="P1"><text:s/>73 <text:s text:c="3"/>2.384977 1.532e-39 1.452e-12.03460.034 3390.61060.720.000000 <text:s text:c="6"/>X <text:s text:c="5"/>0 <text:s text:c="6"/>X <text:s text:c="5"/>0 <text:s text:c="10"/>47.5 Q 49P 50 47.5d65222030 912 9 4 0 <text:s text:c="3"/>96.0 <text:s text:c="2"/>96.0</text:p>
      <text:p text:style-name="P1"><text:s/>73 <text:s text:c="3"/>2.384990 1.517e-36 1.468e-09.03460.034 3390.61060.720.000000 <text:s text:c="6"/>X <text:s text:c="5"/>0 <text:s text:c="6"/>X <text:s text:c="5"/>0 <text:s text:c="10"/>46.5 Q 49P 50 47.5d65222030 912 9 4 0 <text:s text:c="3"/>94.0 <text:s text:c="2"/>96.0</text:p>
      <text:p text:style-name="P1"><text:s/>73 <text:s text:c="3"/>2.386445 3.041e-36 1.468e-09.03460.034 3256.01230.720.000000 <text:s text:c="6"/>X <text:s text:c="5"/>0 <text:s text:c="6"/>X <text:s text:c="5"/>0 <text:s text:c="10"/>48.5 Q 48P 49 49.5d65222030 912 9 4 0 <text:s text:c="3"/>98.0 <text:s/>100.0</text:p>
      <text:p text:style-name="P1"><text:s/>73 <text:s text:c="3"/>2.386490 4.807e-39 2.275e-12.03460.034 3256.01230.720.000000 <text:s text:c="6"/>X <text:s text:c="5"/>0 <text:s text:c="6"/>X <text:s text:c="5"/>0 <text:s text:c="10"/>49.5 Q 48P 49 49.5d65222030 912 9 4 0 <text:s text:c="2"/>100.0 <text:s/>100.0</text:p>
      <text:p text:style-name="P1"><text:s/>61 <text:s text:c="3"/>2.387116 5.647e-39 5.844e-11.05300.074 3257.24630.690.000000 <text:s text:c="3"/>0 1 0 1 1F2 <text:s text:c="3"/>0 1 0 1 1F1 <text:s text:c="3"/>9A1 <text:s/>6 <text:s text:c="8"/>8A2 <text:s/>8 <text:s text:c="4"/>434330453638 7 1 0 <text:s text:c="3"/>95.0 <text:s text:c="2"/>85.0</text:p>
      <text:p text:style-name="P1"><text:s/>73 <text:s text:c="3"/>2.388255 1.552e-36 1.473e-09.03460.034 3390.60730.720.000000 <text:s text:c="6"/>X <text:s text:c="5"/>0 <text:s text:c="6"/>X <text:s text:c="5"/>0 <text:s text:c="10"/>47.5 Q 49P 50 48.5d65222030 912 9 4 0 <text:s text:c="3"/>96.0 <text:s text:c="2"/>98.0</text:p>
      <text:p text:style-name="P1"><text:s/>73 <text:s text:c="3"/>2.388260 2.456e-39 2.283e-12.03460.034 3390.60730.720.000000 <text:s text:c="6"/>X <text:s text:c="5"/>0 <text:s text:c="6"/>X <text:s text:c="5"/>0 <text:s text:c="10"/>48.5 Q 49P 50 48.5d65222030 912 9 4 0 <text:s text:c="3"/>98.0 <text:s text:c="2"/>98.0</text:p>
      <text:p text:style-name="P1"><text:s/>71 <text:s text:c="3"/>2.388366 5.848e-32 1.473e-09.03450.034 3217.46220.720.000000 <text:s text:c="6"/>X <text:s text:c="5"/>0 <text:s text:c="6"/>X <text:s text:c="5"/>0 <text:s text:c="15"/>Q 47P 48 <text:s text:c="4"/>d442220442212 9 4 0 <text:s text:c="3"/>95.0 <text:s text:c="2"/>97.0</text:p>
      <text:p text:style-name="P1"><text:s/>11 <text:s text:c="3"/>2.388433 9.905e-36 6.215e-08.01570.183 4606.16600.410.000000 <text:s text:c="9"/>0 0 0 <text:s text:c="9"/>0 0 0 19 <text:s/>4 16 <text:s text:c="6"/>18 <text:s/>5 13 <text:s text:c="5"/>34424044323271 5 0 <text:s text:c="3"/>39.0 <text:s text:c="2"/>37.0</text:p>
      <text:p text:style-name="P1"><text:s/>31 <text:s text:c="3"/>2.388700 1.638e-34 1.269e-07.08070.105 1170.99300.770.000000 <text:s text:c="9"/>1 0 0 <text:s text:c="9"/>1 0 0 12 <text:s/>1 11 <text:s text:c="6"/>11 <text:s/>2 10 <text:s text:c="5"/>006550 113 6 2 4 0 <text:s text:c="3"/>25.0 <text:s text:c="2"/>23.0</text:p>
      <text:p text:style-name="P1"><text:s/>73 <text:s text:c="3"/>2.389909 3.114e-36 1.476e-09.03460.034 3256.00890.720.000000 <text:s text:c="6"/>X <text:s text:c="5"/>0 <text:s text:c="6"/>X <text:s text:c="5"/>0 <text:s text:c="10"/>49.5 Q 48P 49 50.5d65222030 912 9 4 0 <text:s text:c="2"/>100.0 <text:s/>102.0</text:p>
      <text:p text:style-name="P1"><text:s/>73 <text:s text:c="3"/>2.389975 3.012e-39 1.399e-12.03460.034 3256.00890.720.000000 <text:s text:c="6"/>X <text:s text:c="5"/>0 <text:s text:c="6"/>X <text:s text:c="5"/>0 <text:s text:c="10"/>50.5 Q 48P 49 50.5d65222030 912 9 4 0 <text:s text:c="2"/>102.0 <text:s/>102.0</text:p>
      <text:p text:style-name="P1"><text:s/>73 <text:s text:c="3"/>2.391586 1.588e-36 1.478e-09.03460.034 3390.60390.720.000000 <text:s text:c="6"/>X <text:s text:c="5"/>0 <text:s text:c="6"/>X <text:s text:c="5"/>0 <text:s text:c="10"/>48.5 Q 49P 50 49.5d65222030 912 9 4 0 <text:s text:c="3"/>98.0 <text:s/>100.0</text:p>
      <text:p text:style-name="P1"><text:s/>73 <text:s text:c="3"/>2.391611 2.767e-39 2.524e-12.03460.034 3390.60390.720.000000 <text:s text:c="6"/>X <text:s text:c="5"/>0 <text:s text:c="6"/>X <text:s text:c="5"/>0 <text:s text:c="10"/>49.5 Q 49P 50 49.5d65222030 912 9 4 0 <text:s text:c="2"/>100.0 <text:s/>100.0</text:p>
      <text:p text:style-name="P1"><text:s/>73 <text:s text:c="3"/>2.393440 3.187e-36 1.483e-09.03460.034 3256.00540.720.000000 <text:s text:c="6"/>X <text:s text:c="5"/>0 <text:s text:c="6"/>X <text:s text:c="5"/>0 <text:s text:c="10"/>50.5 Q 48P 49 51.5d65222030 912 9 4 0 <text:s text:c="2"/>102.0 <text:s/>104.0</text:p>
      <text:p text:style-name="P1"><text:s/>73 <text:s text:c="3"/>2.393513 7.758e-40 1.408e-12.03460.034 3527.85540.720.000000 <text:s text:c="6"/>X <text:s text:c="5"/>0 <text:s text:c="6"/>X <text:s text:c="5"/>0 <text:s text:c="10"/>48.5 Q 50P 51 48.5d55222030 912 9 4 0 <text:s text:c="3"/>98.0 <text:s text:c="2"/>98.0</text:p>
      <text:p text:style-name="P1"><text:s/>73 <text:s text:c="3"/>2.393526 8.009e-37 1.484e-09.03460.034 3527.85540.720.000000 <text:s text:c="6"/>X <text:s text:c="5"/>0 <text:s text:c="6"/>X <text:s text:c="5"/>0 <text:s text:c="10"/>47.5 Q 50P 51 48.5d55222030 912 9 4 0 <text:s text:c="3"/>96.0 <text:s text:c="2"/>98.0</text:p>
      <text:p text:style-name="P1"><text:s/>73 <text:s text:c="3"/>2.394983 1.625e-36 1.484e-09.03460.034 3390.60060.720.000000 <text:s text:c="6"/>X <text:s text:c="5"/>0 <text:s text:c="6"/>X <text:s text:c="5"/>0 <text:s text:c="10"/>49.5 Q 49P 50 50.5d65222030 912 9 4 0 <text:s text:c="2"/>100.0 <text:s/>102.0</text:p>
      <text:p text:style-name="P1"><text:s/>73 <text:s text:c="3"/>2.395028 2.464e-39 2.207e-12.03460.034 3390.60060.720.000000 <text:s text:c="6"/>X <text:s text:c="5"/>0 <text:s text:c="6"/>X <text:s text:c="5"/>0 <text:s text:c="10"/>50.5 Q 49P 50 50.5d55222030 912 9 4 0 <text:s text:c="2"/>102.0 <text:s/>102.0</text:p>
      <text:p text:style-name="P1"><text:s/>61 <text:s text:c="3"/>2.395030 1.312e-40 1.564e-11.04800.067 3710.63840.630.000000 <text:s text:c="3"/>0 1 0 1 1F1 <text:s text:c="3"/>0 1 0 1 1F1 <text:s text:c="2"/>12F1 34 <text:s text:c="7"/>12F2 34 <text:s text:c="4"/>334330453638 7 1 0 <text:s text:c="3"/>75.0 <text:s text:c="2"/>75.0</text:p>
      <text:p text:style-name="P1"><text:s/>73 <text:s text:c="3"/>2.396794 8.191e-37 1.489e-09.03460.034 3527.85210.720.000000 <text:s text:c="6"/>X <text:s text:c="5"/>0 <text:s text:c="6"/>X <text:s text:c="5"/>0 <text:s text:c="10"/>48.5 Q 50P 51 49.5d55222030 912 9 4 0 <text:s text:c="3"/>98.0 <text:s/>100.0</text:p>
      <text:p text:style-name="P1"><text:s/>73 <text:s text:c="3"/>2.396799 1.244e-39 2.215e-12.03460.034 3527.85210.720.000000 <text:s text:c="6"/>X <text:s text:c="5"/>0 <text:s text:c="6"/>X <text:s text:c="5"/>0 <text:s text:c="10"/>49.5 Q 50P 51 49.5d55222030 912 9 4 0 <text:s text:c="2"/>100.0 <text:s/>100.0</text:p>
      <text:p text:style-name="P1"><text:s/>73 <text:s text:c="3"/>2.398446 1.663e-36 1.491e-09.03460.034 3390.59720.720.000000 <text:s text:c="6"/>X <text:s text:c="5"/>0 <text:s text:c="6"/>X <text:s text:c="5"/>0 <text:s text:c="10"/>50.5 Q 49P 50 51.5d65222030 912 9 4 0 <text:s text:c="2"/>102.0 <text:s/>104.0</text:p>
      <text:p text:style-name="P1"><text:s/>73 <text:s text:c="3"/>2.398512 1.544e-39 1.358e-12.03460.034 3390.59720.720.000000 <text:s text:c="6"/>X <text:s text:c="5"/>0 <text:s text:c="6"/>X <text:s text:c="5"/>0 <text:s text:c="10"/>51.5 Q 49P 50 51.5d55222030 912 9 4 0 <text:s text:c="2"/>104.0 <text:s/>104.0</text:p>
      <text:p text:style-name="P1"><text:s/>73 <text:s text:c="3"/>2.400127 8.377e-37 1.494e-09.03460.034 3527.84880.720.000000 <text:s text:c="6"/>X <text:s text:c="5"/>0 <text:s text:c="6"/>X <text:s text:c="5"/>0 <text:s text:c="10"/>49.5 Q 50P 51 50.5d55222030 912 9 4 0 <text:s text:c="2"/>100.0 <text:s/>102.0</text:p>
      <text:p text:style-name="P1"><text:s/>73 <text:s text:c="3"/>2.400150 1.401e-39 2.451e-12.03460.034 3527.84880.720.000000 <text:s text:c="6"/>X <text:s text:c="5"/>0 <text:s text:c="6"/>X <text:s text:c="5"/>0 <text:s text:c="10"/>50.5 Q 50P 51 50.5d55222030 912 9 4 0 <text:s text:c="2"/>102.0 <text:s/>102.0</text:p>
      <text:p text:style-name="P1"><text:s/>73 <text:s text:c="3"/>2.401974 1.701e-36 1.499e-09.03460.034 3390.59370.720.000000 <text:s text:c="6"/>X <text:s text:c="5"/>0 <text:s text:c="6"/>X <text:s text:c="5"/>0 <text:s text:c="10"/>51.5 Q 49P 50 52.5d65222030 912 9 4 0 <text:s text:c="2"/>104.0 <text:s/>106.0</text:p>
      <text:p text:style-name="P1"><text:s/>73 <text:s text:c="3"/>2.402051 3.881e-40 1.368e-12.03460.034 3667.75140.720.000000 <text:s text:c="6"/>X <text:s text:c="5"/>0 <text:s text:c="6"/>X <text:s text:c="5"/>0 <text:s text:c="10"/>49.5 Q 51P 52 49.5d55222030 912 9 4 0 <text:s text:c="2"/>100.0 <text:s/>100.0</text:p>
      <text:p text:style-name="P1"><text:s/>73 <text:s text:c="3"/>2.402065 4.172e-37 1.500e-09.03460.034 3667.75140.720.000000 <text:s text:c="6"/>X <text:s text:c="5"/>0 <text:s text:c="6"/>X <text:s text:c="5"/>0 <text:s text:c="10"/>48.5 Q 51P 52 49.5d55222030 912 9 4 0 <text:s text:c="3"/>98.0 <text:s/>100.0</text:p>
      <text:p text:style-name="P1"><text:s/>61 <text:s text:c="3"/>2.402502 1.749e-37 4.282e-10.06500.079 2648.78660.730.000000 <text:s text:c="3"/>0 0 0 2 1F2 <text:s text:c="3"/>0 0 0 2 1A1 <text:s text:c="3"/>3F2 <text:s/>2 <text:s text:c="8"/>3F1 <text:s/>2 <text:s text:c="4"/>434330453638 7 1 0 <text:s text:c="3"/>21.0 <text:s text:c="2"/>21.0</text:p>
      <text:p text:style-name="P1"><text:s/>61 <text:s text:c="3"/>2.403181 1.233e-37 6.722e-10.06300.081 2639.20410.680.000000 <text:s text:c="3"/>0 0 0 2 1E <text:s text:c="4"/>0 0 0 2 1E <text:s text:c="4"/>1F1 <text:s/>3 <text:s text:c="8"/>1F2 <text:s/>2 <text:s text:c="4"/>334330453638 7 1 0 <text:s text:c="4"/>9.0 <text:s text:c="3"/>9.0</text:p>
      <text:p text:style-name="P1"><text:s/>61 <text:s text:c="3"/>2.403449 3.679e-40 1.606e-11.05300.068 3467.42800.640.000000 <text:s text:c="3"/>0 1 0 1 1F2 <text:s text:c="3"/>0 1 0 1 1F2 <text:s text:c="2"/>10F2 31 <text:s text:c="7"/>11F1 20 <text:s text:c="4"/>334330453638 7 1 0 <text:s text:c="3"/>63.0 <text:s text:c="2"/>69.0</text:p>
      <text:p text:style-name="P1"><text:s/>73 <text:s text:c="3"/>2.403523 8.567e-37 1.500e-09.03460.034 3527.84540.720.000000 <text:s text:c="6"/>X <text:s text:c="5"/>0 <text:s text:c="6"/>X <text:s text:c="5"/>0 <text:s text:c="10"/>50.5 Q 50P 51 51.5d55222030 912 9 4 0 <text:s text:c="2"/>102.0 <text:s/>104.0</text:p>
      <text:p text:style-name="P1"><text:s/>73 <text:s text:c="3"/>2.403567 1.248e-39 2.144e-12.03460.034 3527.84540.720.000000 <text:s text:c="6"/>X <text:s text:c="5"/>0 <text:s text:c="6"/>X <text:s text:c="5"/>0 <text:s text:c="10"/>51.5 Q 50P 51 51.5d55222030 912 9 4 0 <text:s text:c="2"/>104.0 <text:s/>104.0</text:p>
      <text:p text:style-name="P1"><text:s/>73 <text:s text:c="3"/>2.405335 4.266e-37 1.505e-09.03460.034 3667.74810.720.000000 <text:s text:c="6"/>X <text:s text:c="5"/>0 <text:s text:c="6"/>X <text:s text:c="5"/>0 <text:s text:c="10"/>49.5 Q 51P 52 50.5d55222030 912 9 4 0 <text:s text:c="2"/>100.0 <text:s/>102.0</text:p>
      <text:p text:style-name="P1"><text:s/>73 <text:s text:c="3"/>2.405339 6.220e-40 2.152e-12.03460.034 3667.74810.720.000000 <text:s text:c="6"/>X <text:s text:c="5"/>0 <text:s text:c="6"/>X <text:s text:c="5"/>0 <text:s text:c="10"/>50.5 Q 51P 52 50.5d55222030 912 9 4 0 <text:s text:c="2"/>102.0 <text:s/>102.0</text:p>
      <text:p text:style-name="P1"><text:soft-page-break/><text:s/>71 <text:s text:c="3"/>2.405984 1.629e-32 1.506e-09.03450.034 3491.93490.720.000000 <text:s text:c="6"/>X <text:s text:c="5"/>0 <text:s text:c="6"/>X <text:s text:c="5"/>0 <text:s text:c="15"/>Q 49P 50 <text:s text:c="4"/>d442220442212 9 4 0 <text:s text:c="3"/>99.0 <text:s/>101.0</text:p>
      <text:p text:style-name="P1"><text:s/>73 <text:s text:c="3"/>2.406984 8.763e-37 1.507e-09.03460.034 3527.84200.720.000000 <text:s text:c="6"/>X <text:s text:c="5"/>0 <text:s text:c="6"/>X <text:s text:c="5"/>0 <text:s text:c="10"/>51.5 Q 50P 51 52.5d55222030 912 9 4 0 <text:s text:c="2"/>104.0 <text:s/>106.0</text:p>
      <text:p text:style-name="P1"><text:s/>73 <text:s text:c="3"/>2.407050 7.821e-40 1.320e-12.03460.034 3527.84200.720.000000 <text:s text:c="6"/>X <text:s text:c="5"/>0 <text:s text:c="6"/>X <text:s text:c="5"/>0 <text:s text:c="10"/>52.5 Q 50P 51 52.5d55222030 912 9 4 0 <text:s text:c="2"/>106.0 <text:s/>106.0</text:p>
      <text:p text:style-name="P1"><text:s/>61 <text:s text:c="3"/>2.408391 7.951e-40 3.169e-11.05300.070 3467.03150.640.000000 <text:s text:c="3"/>0 1 0 1 1F1 <text:s text:c="3"/>0 1 0 1 1F1 <text:s text:c="2"/>11F2 20 <text:s text:c="7"/>10F1 30 <text:s text:c="4"/>434330453638 7 1 0 <text:s text:c="3"/>69.0 <text:s text:c="2"/>63.0</text:p>
      <text:p text:style-name="P1"><text:s/>73 <text:s text:c="3"/>2.408668 4.360e-37 1.510e-09.03460.034 3667.74470.720.000000 <text:s text:c="6"/>X <text:s text:c="5"/>0 <text:s text:c="6"/>X <text:s text:c="5"/>0 <text:s text:c="10"/>50.5 Q 51P 52 51.5d55222030 912 9 4 0 <text:s text:c="2"/>102.0 <text:s/>104.0</text:p>
      <text:p text:style-name="P1"><text:s/>73 <text:s text:c="3"/>2.408692 7.010e-40 2.382e-12.03460.034 3667.74470.720.000000 <text:s text:c="6"/>X <text:s text:c="5"/>0 <text:s text:c="6"/>X <text:s text:c="5"/>0 <text:s text:c="10"/>51.5 Q 51P 52 51.5d55222030 912 9 4 0 <text:s text:c="2"/>104.0 <text:s/>104.0</text:p>
      <text:p text:style-name="P1"><text:s/>34 <text:s text:c="3"/>2.410111 1.991e-38 1.428e-09.07870.103 <text:s/>111.33580.780.000000 <text:s text:c="9"/>0 0 0 <text:s text:c="9"/>0 0 0 14 <text:s/>3 12 12.5 <text:s/>15 <text:s/>2 13 12.5 6565501518 6 2 4 0 <text:s text:c="3"/>26.0 <text:s text:c="2"/>26.0</text:p>
      <text:p text:style-name="P1"><text:s/>34 <text:s text:c="3"/>2.410142 3.176e-38 2.116e-09.07870.103 <text:s/>111.33580.780.000000 <text:s text:c="9"/>0 0 0 <text:s text:c="9"/>0 0 0 14 <text:s/>3 12 13.5 <text:s/>15 <text:s/>2 13 13.5 6565501518 6 2 4 0 <text:s text:c="3"/>28.0 <text:s text:c="2"/>28.0</text:p>
      <text:p text:style-name="P1"><text:s/>34 <text:s text:c="3"/>2.410144 2.091e-36 1.147e-07.07870.103 <text:s/>111.33580.780.000000 <text:s text:c="9"/>0 0 0 <text:s text:c="9"/>0 0 0 14 <text:s/>3 12 16.5 <text:s/>15 <text:s/>2 13 17.5 6565501518 6 2 4 0 <text:s text:c="3"/>34.0 <text:s text:c="2"/>36.0</text:p>
      <text:p text:style-name="P1"><text:s/>34 <text:s text:c="3"/>2.410149 1.489e-36 1.157e-07.07870.103 <text:s/>111.33580.780.000000 <text:s text:c="9"/>0 0 0 <text:s text:c="9"/>0 0 0 14 <text:s/>3 12 11.5 <text:s/>15 <text:s/>2 13 12.5 6565501518 6 2 4 0 <text:s text:c="3"/>24.0 <text:s text:c="2"/>26.0</text:p>
      <text:p text:style-name="P1"><text:s/>34 <text:s text:c="3"/>2.410167 3.571e-38 2.220e-09.07870.103 <text:s/>111.33570.780.000000 <text:s text:c="9"/>0 0 0 <text:s text:c="9"/>0 0 0 14 <text:s/>3 12 14.5 <text:s/>15 <text:s/>2 13 14.5 6565501518 6 2 4 0 <text:s text:c="3"/>30.0 <text:s text:c="2"/>30.0</text:p>
      <text:p text:style-name="P1"><text:s/>34 <text:s text:c="3"/>2.410170 1.593e-36 1.143e-07.07870.103 <text:s/>111.33580.780.000000 <text:s text:c="9"/>0 0 0 <text:s text:c="9"/>0 0 0 14 <text:s/>3 12 12.5 <text:s/>15 <text:s/>2 13 13.5 6565501518 6 2 4 0 <text:s text:c="3"/>26.0 <text:s text:c="2"/>28.0</text:p>
      <text:p text:style-name="P1"><text:s/>34 <text:s text:c="3"/>2.410171 1.953e-36 1.138e-07.07870.103 <text:s/>111.33570.780.000000 <text:s text:c="9"/>0 0 0 <text:s text:c="9"/>0 0 0 14 <text:s/>3 12 15.5 <text:s/>15 <text:s/>2 13 16.5 6565501518 6 2 4 0 <text:s text:c="3"/>32.0 <text:s text:c="2"/>34.0</text:p>
      <text:p text:style-name="P1"><text:s/>34 <text:s text:c="3"/>2.410182 1.706e-36 1.136e-07.07870.103 <text:s/>111.33570.780.000000 <text:s text:c="9"/>0 0 0 <text:s text:c="9"/>0 0 0 14 <text:s/>3 12 13.5 <text:s/>15 <text:s/>2 13 14.5 6565501518 6 2 4 0 <text:s text:c="3"/>28.0 <text:s text:c="2"/>30.0</text:p>
      <text:p text:style-name="P1"><text:s/>34 <text:s text:c="3"/>2.410183 1.825e-36 1.135e-07.07870.103 <text:s/>111.33570.780.000000 <text:s text:c="9"/>0 0 0 <text:s text:c="9"/>0 0 0 14 <text:s/>3 12 14.5 <text:s/>15 <text:s/>2 13 15.5 6565501518 6 2 4 0 <text:s text:c="3"/>30.0 <text:s text:c="2"/>32.0</text:p>
      <text:p text:style-name="P1"><text:s/>34 <text:s text:c="3"/>2.410185 3.178e-38 1.852e-09.07870.103 <text:s/>111.33570.780.000000 <text:s text:c="9"/>0 0 0 <text:s text:c="9"/>0 0 0 14 <text:s/>3 12 15.5 <text:s/>15 <text:s/>2 13 15.5 6565501518 6 2 4 0 <text:s text:c="3"/>32.0 <text:s text:c="2"/>32.0</text:p>
      <text:p text:style-name="P1"><text:s/>34 <text:s text:c="3"/>2.410192 1.994e-38 1.094e-09.07870.103 <text:s/>111.33570.780.000000 <text:s text:c="9"/>0 0 0 <text:s text:c="9"/>0 0 0 14 <text:s/>3 12 16.5 <text:s/>15 <text:s/>2 13 16.5 6565501518 6 2 4 0 <text:s text:c="3"/>34.0 <text:s text:c="2"/>34.0</text:p>
      <text:p text:style-name="P1"><text:s/>73 <text:s text:c="3"/>2.410509 8.962e-37 1.515e-09.03460.034 3527.83850.720.000000 <text:s text:c="6"/>X <text:s text:c="5"/>0 <text:s text:c="6"/>X <text:s text:c="5"/>0 <text:s text:c="10"/>52.5 Q 50P 51 53.5d55222030 912 9 4 0 <text:s text:c="2"/>106.0 <text:s/>108.0</text:p>
      <text:p text:style-name="P1"><text:s/>73 <text:s text:c="3"/>2.410591 1.917e-40 1.329e-12.03460.034 3810.29290.720.000000 <text:s text:c="6"/>X <text:s text:c="5"/>0 <text:s text:c="6"/>X <text:s text:c="5"/>0 <text:s text:c="10"/>50.5 Q 52P 53 50.5d55222030 912 9 4 0 <text:s text:c="2"/>102.0 <text:s/>102.0</text:p>
      <text:p text:style-name="P1"><text:s/>73 <text:s text:c="3"/>2.410605 2.144e-37 1.516e-09.03460.034 3810.29290.720.000000 <text:s text:c="6"/>X <text:s text:c="5"/>0 <text:s text:c="6"/>X <text:s text:c="5"/>0 <text:s text:c="10"/>49.5 Q 52P 53 50.5d55222030 912 9 4 0 <text:s text:c="2"/>100.0 <text:s/>102.0</text:p>
      <text:p text:style-name="P1"><text:s/>73 <text:s text:c="3"/>2.412065 4.456e-37 1.516e-09.03460.034 3667.74140.720.000000 <text:s text:c="6"/>X <text:s text:c="5"/>0 <text:s text:c="6"/>X <text:s text:c="5"/>0 <text:s text:c="10"/>51.5 Q 51P 52 52.5d55222030 912 9 4 0 <text:s text:c="2"/>104.0 <text:s/>106.0</text:p>
      <text:p text:style-name="P1"><text:s/>73 <text:s text:c="3"/>2.412108 6.245e-40 2.085e-12.03460.034 3667.74140.720.000000 <text:s text:c="6"/>X <text:s text:c="5"/>0 <text:s text:c="6"/>X <text:s text:c="5"/>0 <text:s text:c="10"/>52.5 Q 51P 52 52.5d55222030 912 9 4 0 <text:s text:c="2"/>106.0 <text:s/>106.0</text:p>
      <text:p text:style-name="P1"><text:s/>73 <text:s text:c="3"/>2.413877 2.190e-37 1.521e-09.03460.034 3810.28960.720.000000 <text:s text:c="6"/>X <text:s text:c="5"/>0 <text:s text:c="6"/>X <text:s text:c="5"/>0 <text:s text:c="10"/>50.5 Q 52P 53 51.5d55222030 912 9 4 0 <text:s text:c="2"/>102.0 <text:s/>104.0</text:p>
      <text:p text:style-name="P1"><text:s/>73 <text:s text:c="3"/>2.413881 3.072e-40 2.092e-12.03460.034 3810.28960.720.000000 <text:s text:c="6"/>X <text:s text:c="5"/>0 <text:s text:c="6"/>X <text:s text:c="5"/>0 <text:s text:c="10"/>51.5 Q 52P 53 51.5d55222030 912 9 4 0 <text:s text:c="2"/>104.0 <text:s/>104.0</text:p>
      <text:p text:style-name="P1"><text:s/>73 <text:s text:c="3"/>2.415524 4.556e-37 1.523e-09.03460.034 3667.73800.720.000000 <text:s text:c="6"/>X <text:s text:c="5"/>0 <text:s text:c="6"/>X <text:s text:c="5"/>0 <text:s text:c="10"/>52.5 Q 51P 52 53.5d55222030 912 9 4 0 <text:s text:c="2"/>106.0 <text:s/>108.0</text:p>
      <text:p text:style-name="P1"><text:s/>73 <text:s text:c="3"/>2.415589 3.910e-40 1.283e-12.03460.034 3667.73800.720.000000 <text:s text:c="6"/>X <text:s text:c="5"/>0 <text:s text:c="6"/>X <text:s text:c="5"/>0 <text:s text:c="10"/>53.5 Q 51P 52 53.5d55222030 912 9 4 0 <text:s text:c="2"/>108.0 <text:s/>108.0</text:p>
      <text:p text:style-name="P1"><text:s/>12 <text:s text:c="3"/>2.416236 9.450e-35 7.644e-08.04680.253 3068.82150.420.002600 <text:s text:c="9"/>0 0 0 <text:s text:c="9"/>0 0 0 14 <text:s/>6 <text:s/>9 <text:s text:c="6"/>15 <text:s/>3 12 <text:s text:c="5"/>575243483685641811 <text:s text:c="3"/>87.0 <text:s text:c="2"/>93.0</text:p>
      <text:p text:style-name="P1"><text:s/>73 <text:s text:c="3"/>2.417212 2.238e-37 1.526e-09.03460.034 3810.28620.720.000000 <text:s text:c="6"/>X <text:s text:c="5"/>0 <text:s text:c="6"/>X <text:s text:c="5"/>0 <text:s text:c="10"/>51.5 Q 52P 53 52.5d55222030 912 9 4 0 <text:s text:c="2"/>104.0 <text:s/>106.0</text:p>
      <text:p text:style-name="P1"><text:s/>73 <text:s text:c="3"/>2.417235 3.463e-40 2.317e-12.03460.034 3810.28620.720.000000 <text:s text:c="6"/>X <text:s text:c="5"/>0 <text:s text:c="6"/>X <text:s text:c="5"/>0 <text:s text:c="10"/>52.5 Q 52P 53 52.5d55222030 912 9 4 0 <text:s text:c="2"/>106.0 <text:s/>106.0</text:p>
      <text:p text:style-name="P1"><text:s/>31 <text:s text:c="3"/>2.417500 8.020e-34 9.592e-08.07730.103 <text:s/>841.24290.780.000000 <text:s text:c="9"/>0 1 0 <text:s text:c="9"/>0 1 0 16 <text:s/>3 13 <text:s text:c="6"/>17 <text:s/>2 16 <text:s text:c="5"/>006550 113 6 2 4 0 <text:s text:c="3"/>33.0 <text:s text:c="2"/>35.0</text:p>
      <text:p text:style-name="P1"><text:s/>61 <text:s text:c="3"/>2.417712 7.349e-40 1.054e-11.06200.075 3168.05490.700.000000 <text:s text:c="3"/>0 1 0 1 1F1 <text:s text:c="3"/>0 1 0 1 1F1 <text:s text:c="3"/>7F2 22 <text:s text:c="8"/>7F1 21 <text:s text:c="4"/>334330453638 7 1 0 <text:s text:c="3"/>45.0 <text:s text:c="2"/>45.0</text:p>
      <text:p text:style-name="P1"><text:s/>61 <text:s text:c="3"/>2.418673 2.436e-40 1.119e-11.05000.068 3581.79250.640.000000 <text:s text:c="3"/>0 0 1 0 1F2 <text:s text:c="3"/>0 1 0 1 1F1 <text:s text:c="2"/>10A2 12 <text:s text:c="7"/>11A1 10 <text:s text:c="4"/>434330453638 7 1 0 <text:s text:c="2"/>105.0 <text:s/>115.0</text:p>
      <text:p text:style-name="P1"><text:s/>73 <text:s text:c="3"/>2.419046 4.659e-37 1.531e-09.03460.034 3667.73450.720.000000 <text:s text:c="6"/>X <text:s text:c="5"/>0 <text:s text:c="6"/>X <text:s text:c="5"/>0 <text:s text:c="10"/>53.5 Q 51P 52 54.5d55222030 912 9 4 0 <text:s text:c="2"/>108.0 <text:s/>110.0</text:p>
      <text:p text:style-name="P1"><text:s/>73 <text:s text:c="3"/>2.419147 1.087e-37 1.532e-09.03460.034 3955.47420.720.000000 <text:s text:c="6"/>X <text:s text:c="5"/>0 <text:s text:c="6"/>X <text:s text:c="5"/>0 <text:s text:c="10"/>50.5 Q 53P 54 51.5d55222030 912 9 4 0 <text:s text:c="2"/>102.0 <text:s/>104.0</text:p>
      <text:p text:style-name="P1"><text:s/>73 <text:s text:c="3"/>2.420608 2.289e-37 1.533e-09.03460.034 3810.28290.720.000000 <text:s text:c="6"/>X <text:s text:c="5"/>0 <text:s text:c="6"/>X <text:s text:c="5"/>0 <text:s text:c="10"/>52.5 Q 52P 53 53.5d55222030 912 9 4 0 <text:s text:c="2"/>106.0 <text:s/>108.0</text:p>
      <text:p text:style-name="P1"><text:s/>73 <text:s text:c="3"/>2.420651 3.085e-40 2.028e-12.03460.034 3810.28290.720.000000 <text:s text:c="6"/>X <text:s text:c="5"/>0 <text:s text:c="6"/>X <text:s text:c="5"/>0 <text:s text:c="10"/>53.5 Q 52P 53 53.5d55222030 912 9 4 0 <text:s text:c="2"/>108.0 <text:s/>108.0</text:p>
      <text:p text:style-name="P1"><text:s/>61 <text:s text:c="3"/>2.421824 1.430e-39 3.991e-11.05600.073 3353.36040.650.000000 <text:s text:c="3"/>0 1 0 1 1F1 <text:s text:c="3"/>0 1 0 1 1F1 <text:s text:c="3"/>9F1 27 <text:s text:c="8"/>9F2 25 <text:s text:c="4"/>334330453638 7 1 0 <text:s text:c="3"/>57.0 <text:s text:c="2"/>57.0</text:p>
      <text:p text:style-name="P1"><text:s/>73 <text:s text:c="3"/>2.422422 1.111e-37 1.538e-09.03460.034 3955.47090.720.000000 <text:s text:c="6"/>X <text:s text:c="5"/>0 <text:s text:c="6"/>X <text:s text:c="5"/>0 <text:s text:c="10"/>51.5 Q 53P 54 52.5d55222030 912 9 4 0 <text:s text:c="2"/>104.0 <text:s/>106.0</text:p>
      <text:p text:style-name="P1"><text:s/>73 <text:s text:c="3"/>2.422425 1.498e-40 2.034e-12.03460.034 3955.47090.720.000000 <text:s text:c="6"/>X <text:s text:c="5"/>0 <text:s text:c="6"/>X <text:s text:c="5"/>0 <text:s text:c="10"/>52.5 Q 53P 54 52.5d55222030 912 9 4 0 <text:s text:c="2"/>106.0 <text:s/>106.0</text:p>
      <text:p text:style-name="P1"><text:s/>31 <text:s text:c="3"/>2.423600 6.174e-34 7.744e-08.07920.105 <text:s/>757.51840.770.000000 <text:s text:c="9"/>0 1 0 <text:s text:c="9"/>0 1 0 10 <text:s/>2 <text:s/>8 <text:s text:c="6"/>11 <text:s/>1 11 <text:s text:c="5"/>006550 113 6 2 4 0 <text:s text:c="3"/>21.0 <text:s text:c="2"/>23.0</text:p>
      <text:p text:style-name="P1"><text:s/>73 <text:s text:c="3"/>2.424066 2.339e-37 1.540e-09.03460.034 3810.27940.720.000000 <text:s text:c="6"/>X <text:s text:c="5"/>0 <text:s text:c="6"/>X <text:s text:c="5"/>0 <text:s text:c="10"/>53.5 Q 52P 53 54.5d55222030 912 9 4 0 <text:s text:c="2"/>108.0 <text:s/>110.0</text:p>
      <text:p text:style-name="P1"><text:s/>73 <text:s text:c="3"/>2.424130 1.932e-40 1.249e-12.03460.034 3810.27940.720.000000 <text:s text:c="6"/>X <text:s text:c="5"/>0 <text:s text:c="6"/>X <text:s text:c="5"/>0 <text:s text:c="10"/>54.5 Q 52P 53 54.5d55222030 912 9 4 0 <text:s text:c="2"/>110.0 <text:s/>110.0</text:p>
      <text:p text:style-name="P1"><text:s/>73 <text:s text:c="3"/>2.425757 1.135e-37 1.543e-09.03460.034 3955.46760.720.000000 <text:s text:c="6"/>X <text:s text:c="5"/>0 <text:s text:c="6"/>X <text:s text:c="5"/>0 <text:s text:c="10"/>52.5 Q 53P 54 53.5d55222030 912 9 4 0 <text:s text:c="2"/>106.0 <text:s/>108.0</text:p>
      <text:p text:style-name="P1"><text:s/>73 <text:s text:c="3"/>2.425780 1.689e-40 2.254e-12.03460.034 3955.46760.720.000000 <text:s text:c="6"/>X <text:s text:c="5"/>0 <text:s text:c="6"/>X <text:s text:c="5"/>0 <text:s text:c="10"/>53.5 Q 53P 54 53.5d55222030 912 9 4 0 <text:s text:c="2"/>108.0 <text:s/>108.0</text:p>
      <text:p text:style-name="P1"><text:s/>73 <text:s text:c="3"/>2.427585 2.391e-37 1.548e-09.03460.034 3810.27600.720.000000 <text:s text:c="6"/>X <text:s text:c="5"/>0 <text:s text:c="6"/>X <text:s text:c="5"/>0 <text:s text:c="10"/>54.5 Q 52P 53 55.5d55222030 912 9 4 0 <text:s text:c="2"/>110.0 <text:s/>112.0</text:p>
      <text:p text:style-name="P1"><text:s/>73 <text:s text:c="3"/>2.427692 5.444e-38 1.549e-09.03460.034 4103.28960.720.000000 <text:s text:c="6"/>X <text:s text:c="5"/>0 <text:s text:c="6"/>X <text:s text:c="5"/>0 <text:s text:c="10"/>51.5 Q 54P 55 52.5d55222030 912 9 4 0 <text:s text:c="2"/>104.0 <text:s/>106.0</text:p>
      <text:p text:style-name="P1"><text:s/>61 <text:s text:c="3"/>2.428147 7.055e-40 8.959e-12.05600.074 3167.85450.690.000000 <text:s text:c="3"/>0 1 0 1 1F1 <text:s text:c="3"/>0 1 0 1 1F2 <text:s text:c="3"/>8F1 15 <text:s text:c="8"/>8F2 15 <text:s text:c="4"/>334330453638 7 1 0 <text:s text:c="3"/>51.0 <text:s text:c="2"/>51.0</text:p>
      <text:p text:style-name="P1"><text:s/>73 <text:s text:c="3"/>2.429153 1.159e-37 1.549e-09.03460.034 3955.46420.720.000000 <text:s text:c="6"/>X <text:s text:c="5"/>0 <text:s text:c="6"/>X <text:s text:c="5"/>0 <text:s text:c="10"/>53.5 Q 53P 54 54.5d55222030 912 9 4 0 <text:s text:c="2"/>108.0 <text:s/>110.0</text:p>
      <text:p text:style-name="P1"><text:s/>73 <text:s text:c="3"/>2.429196 1.505e-40 1.974e-12.03460.034 3955.46420.720.000000 <text:s text:c="6"/>X <text:s text:c="5"/>0 <text:s text:c="6"/>X <text:s text:c="5"/>0 <text:s text:c="10"/>54.5 Q 53P 54 54.5d55222030 912 9 4 0 <text:s text:c="2"/>110.0 <text:s/>110.0</text:p>
      <text:p text:style-name="P1"><text:s/>61 <text:s text:c="3"/>2.429266 1.600e-39 1.266e-10.05300.070 3587.66850.640.000000 <text:s text:c="3"/>0 0 1 0 1F2 <text:s text:c="3"/>0 0 1 0 1F2 <text:s text:c="2"/>10F2 40 <text:s text:c="7"/>10F1 36 <text:s text:c="4"/>434330453638 7 1 0 <text:s text:c="3"/>63.0 <text:s text:c="2"/>63.0</text:p>
      <text:p text:style-name="P1"><text:s/>73 <text:s text:c="3"/>2.430969 5.559e-38 1.554e-09.03460.034 4103.28630.720.000000 <text:s text:c="6"/>X <text:s text:c="5"/>0 <text:s text:c="6"/>X <text:s text:c="5"/>0 <text:s text:c="10"/>52.5 Q 54P 55 53.5d55222030 912 9 4 0 <text:s text:c="2"/>106.0 <text:s/>108.0</text:p>
      <text:p text:style-name="P1"><text:s/>73 <text:s text:c="3"/>2.432610 1.184e-37 1.556e-09.03460.034 3955.46080.720.000000 <text:s text:c="6"/>X <text:s text:c="5"/>0 <text:s text:c="6"/>X <text:s text:c="5"/>0 <text:s text:c="10"/>54.5 Q 53P 54 55.5d55222030 912 9 4 0 <text:s text:c="2"/>110.0 <text:s/>112.0</text:p>
      <text:p text:style-name="P1"><text:s/>73 <text:s text:c="3"/>2.434305 5.679e-38 1.560e-09.03460.034 4103.28300.720.000000 <text:s text:c="6"/>X <text:s text:c="5"/>0 <text:s text:c="6"/>X <text:s text:c="5"/>0 <text:s text:c="10"/>53.5 Q 54P 55 54.5d55222030 912 9 4 0 <text:s text:c="2"/>108.0 <text:s/>110.0</text:p>
      <text:p text:style-name="P1"><text:s/>61 <text:s text:c="3"/>2.435471 2.564e-39 6.523e-11.05000.070 3458.75440.640.000000 <text:s text:c="3"/>0 1 0 1 1F1 <text:s text:c="3"/>0 1 0 1 1F1 <text:s text:c="2"/>10A2 <text:s/>9 <text:s text:c="7"/>10A1 10 <text:s text:c="4"/>334330453638 7 1 0 <text:s text:c="2"/>105.0 <text:s/>105.0</text:p>
      <text:p text:style-name="P1"><text:s/>73 <text:s text:c="3"/>2.436127 1.210e-37 1.564e-09.03460.034 3955.45730.720.000000 <text:s text:c="6"/>X <text:s text:c="5"/>0 <text:s text:c="6"/>X <text:s text:c="5"/>0 <text:s text:c="10"/>55.5 Q 53P 54 56.5d55222030 912 9 4 0 <text:s text:c="2"/>112.0 <text:s/>114.0</text:p>
      <text:p text:style-name="P1"><text:s/>73 <text:s text:c="3"/>2.436240 2.690e-38 1.566e-09.03460.034 4253.73310.720.000000 <text:s text:c="6"/>X <text:s text:c="5"/>0 <text:s text:c="6"/>X <text:s text:c="5"/>0 <text:s text:c="10"/>52.5 Q 55P 56 53.5d55222030 912 9 4 0 <text:s text:c="2"/>106.0 <text:s/>108.0</text:p>
      <text:p text:style-name="P1"><text:s/>73 <text:s text:c="3"/>2.437700 5.798e-38 1.566e-09.03460.034 4103.27960.720.000000 <text:s text:c="6"/>X <text:s text:c="5"/>0 <text:s text:c="6"/>X <text:s text:c="5"/>0 <text:s text:c="10"/>54.5 Q 54P 55 55.5d55222030 912 9 4 0 <text:s text:c="2"/>110.0 <text:s/>112.0</text:p>
      <text:p text:style-name="P1"><text:s/>35 <text:s text:c="3"/>2.438957 1.589e-37 1.136e-07.06950.088 <text:s/>796.20210.830.000000 <text:s text:c="9"/>0 0 0 <text:s text:c="9"/>0 0 0 41 <text:s/>5 37 38.5 <text:s/>40 <text:s/>6 34 37.5 6565501518 6 2 4 0 <text:s text:c="3"/>78.0 <text:s text:c="2"/>76.0</text:p>
      <text:p text:style-name="P1"><text:s/>35 <text:s text:c="3"/>2.438957 1.669e-37 1.135e-07.06950.088 <text:s/>796.20200.830.000000 <text:s text:c="9"/>0 0 0 <text:s text:c="9"/>0 0 0 41 <text:s/>5 37 40.5 <text:s/>40 <text:s/>6 34 39.5 6565501518 6 2 4 0 <text:s text:c="3"/>82.0 <text:s text:c="2"/>80.0</text:p>
      <text:p text:style-name="P1"><text:s/>35 <text:s text:c="3"/>2.438957 1.628e-37 1.135e-07.06950.088 <text:s/>796.20200.830.000000 <text:s text:c="9"/>0 0 0 <text:s text:c="9"/>0 0 0 41 <text:s/>5 37 39.5 <text:s/>40 <text:s/>6 34 38.5 6565501518 6 2 4 0 <text:s text:c="3"/>80.0 <text:s text:c="2"/>78.0</text:p>
      <text:p text:style-name="P1"><text:s/>35 <text:s text:c="3"/>2.438958 1.710e-37 1.135e-07.06950.088 <text:s/>796.20200.830.000000 <text:s text:c="9"/>0 0 0 <text:s text:c="9"/>0 0 0 41 <text:s/>5 37 41.5 <text:s/>40 <text:s/>6 34 40.5 6565501518 6 2 4 0 <text:s text:c="3"/>84.0 <text:s text:c="2"/>82.0</text:p>
      <text:p text:style-name="P1"><text:soft-page-break/><text:s/>35 <text:s text:c="3"/>2.438961 1.752e-37 1.136e-07.06950.088 <text:s/>796.20200.830.000000 <text:s text:c="9"/>0 0 0 <text:s text:c="9"/>0 0 0 41 <text:s/>5 37 42.5 <text:s/>40 <text:s/>6 34 41.5 6565501518 6 2 4 0 <text:s text:c="3"/>86.0 <text:s text:c="2"/>84.0</text:p>
      <text:p text:style-name="P1"><text:s/>35 <text:s text:c="3"/>2.438964 1.796e-37 1.138e-07.06950.088 <text:s/>796.20200.830.000000 <text:s text:c="9"/>0 0 0 <text:s text:c="9"/>0 0 0 41 <text:s/>5 37 43.5 <text:s/>40 <text:s/>6 34 42.5 6565501518 6 2 4 0 <text:s text:c="3"/>88.0 <text:s text:c="2"/>86.0</text:p>
      <text:p text:style-name="P1"><text:s/>73 <text:s text:c="3"/>2.439518 2.746e-38 1.571e-09.03460.034 4253.72980.720.000000 <text:s text:c="6"/>X <text:s text:c="5"/>0 <text:s text:c="6"/>X <text:s text:c="5"/>0 <text:s text:c="10"/>53.5 Q 55P 56 54.5d55222030 912 9 4 0 <text:s text:c="2"/>108.0 <text:s/>110.0</text:p>
      <text:p text:style-name="P1"><text:s/>73 <text:s text:c="3"/>2.441156 5.921e-38 1.573e-09.03460.034 4103.27620.720.000000 <text:s text:c="6"/>X <text:s text:c="5"/>0 <text:s text:c="6"/>X <text:s text:c="5"/>0 <text:s text:c="10"/>55.5 Q 54P 55 56.5d55222030 912 9 4 0 <text:s text:c="2"/>112.0 <text:s/>114.0</text:p>
      <text:p text:style-name="P1"><text:s/>73 <text:s text:c="3"/>2.442855 2.803e-38 1.576e-09.03460.034 4253.72650.720.000000 <text:s text:c="6"/>X <text:s text:c="5"/>0 <text:s text:c="6"/>X <text:s text:c="5"/>0 <text:s text:c="10"/>54.5 Q 55P 56 55.5d55222030 912 9 4 0 <text:s text:c="2"/>110.0 <text:s/>112.0</text:p>
      <text:p text:style-name="P1"><text:s/>73 <text:s text:c="3"/>2.444670 6.046e-38 1.580e-09.03460.034 4103.27270.720.000000 <text:s text:c="6"/>X <text:s text:c="5"/>0 <text:s text:c="6"/>X <text:s text:c="5"/>0 <text:s text:c="10"/>56.5 Q 54P 55 57.5d55222030 912 9 4 0 <text:s text:c="2"/>114.0 <text:s/>116.0</text:p>
      <text:p text:style-name="P1"><text:s/>73 <text:s text:c="3"/>2.444790 1.311e-38 1.582e-09.03460.034 4406.79880.720.000000 <text:s text:c="6"/>X <text:s text:c="5"/>0 <text:s text:c="6"/>X <text:s text:c="5"/>0 <text:s text:c="10"/>53.5 Q 56P 57 54.5d55222030 912 9 4 0 <text:s text:c="2"/>108.0 <text:s/>110.0</text:p>
      <text:p text:style-name="P1"><text:s/>61 <text:s text:c="3"/>2.445470 7.230e-40 3.174e-11.05300.070 3465.00830.640.000000 <text:s text:c="3"/>0 1 0 1 1F1 <text:s text:c="3"/>0 1 0 1 1F1 <text:s text:c="2"/>10F2 30 <text:s text:c="7"/>10F1 29 <text:s text:c="4"/>334330453638 7 1 0 <text:s text:c="3"/>63.0 <text:s text:c="2"/>63.0</text:p>
      <text:p text:style-name="P1"><text:s/>73 <text:s text:c="3"/>2.446250 2.861e-38 1.582e-09.03460.034 4253.72310.720.000000 <text:s text:c="6"/>X <text:s text:c="5"/>0 <text:s text:c="6"/>X <text:s text:c="5"/>0 <text:s text:c="10"/>55.5 Q 55P 56 56.5d55222030 912 9 4 0 <text:s text:c="2"/>112.0 <text:s/>114.0</text:p>
      <text:p text:style-name="P1"><text:s/>61 <text:s text:c="3"/>2.447261 1.632e-38 1.366e-10.06500.077 2990.89330.720.000000 <text:s text:c="3"/>0 1 0 1 1F1 <text:s text:c="3"/>0 1 0 1 1F2 <text:s text:c="3"/>5F1 13 <text:s text:c="8"/>5F2 12 <text:s text:c="4"/>434330453638 7 1 0 <text:s text:c="3"/>33.0 <text:s text:c="2"/>33.0</text:p>
      <text:p text:style-name="P1"><text:s/>73 <text:s text:c="3"/>2.448070 1.338e-38 1.587e-09.03460.034 4406.79550.720.000000 <text:s text:c="6"/>X <text:s text:c="5"/>0 <text:s text:c="6"/>X <text:s text:c="5"/>0 <text:s text:c="10"/>54.5 Q 56P 57 55.5d55222030 912 9 4 0 <text:s text:c="2"/>110.0 <text:s/>112.0</text:p>
      <text:p text:style-name="P1"><text:s/>73 <text:s text:c="3"/>2.449704 2.922e-38 1.590e-09.03460.034 4253.71970.720.000000 <text:s text:c="6"/>X <text:s text:c="5"/>0 <text:s text:c="6"/>X <text:s text:c="5"/>0 <text:s text:c="10"/>56.5 Q 55P 56 57.5d55222030 912 9 4 0 <text:s text:c="2"/>114.0 <text:s/>116.0</text:p>
      <text:p text:style-name="P1"><text:s/>73 <text:s text:c="3"/>2.451408 1.366e-38 1.593e-09.03460.034 4406.79210.720.000000 <text:s text:c="6"/>X <text:s text:c="5"/>0 <text:s text:c="6"/>X <text:s text:c="5"/>0 <text:s text:c="10"/>55.5 Q 56P 57 56.5d55222030 912 9 4 0 <text:s text:c="2"/>112.0 <text:s/>114.0</text:p>
      <text:p text:style-name="P1"><text:s/>73 <text:s text:c="3"/>2.453217 2.982e-38 1.597e-09.03460.034 4253.71620.720.000000 <text:s text:c="6"/>X <text:s text:c="5"/>0 <text:s text:c="6"/>X <text:s text:c="5"/>0 <text:s text:c="10"/>57.5 Q 55P 56 58.5d55222030 912 9 4 0 <text:s text:c="2"/>116.0 <text:s/>118.0</text:p>
      <text:p text:style-name="P1"><text:s/>73 <text:s text:c="3"/>2.453343 6.310e-39 1.598e-09.03460.034 4562.48040.720.000000 <text:s text:c="6"/>X <text:s text:c="5"/>0 <text:s text:c="6"/>X <text:s text:c="5"/>0 <text:s text:c="10"/>54.5 Q 57P 58 55.5d55222030 912 9 4 0 <text:s text:c="2"/>110.0 <text:s/>112.0</text:p>
      <text:p text:style-name="P1"><text:s/>33 <text:s text:c="3"/>2.454600 4.249e-35 1.051e-07.07490.101 <text:s/>219.51500.790.000000 <text:s text:c="9"/>0 0 0 <text:s text:c="9"/>0 0 0 20 <text:s/>4 16 <text:s text:c="6"/>21 <text:s/>3 19 <text:s text:c="5"/>006550 113 6 2 4 0 <text:s text:c="3"/>41.0 <text:s text:c="2"/>43.0</text:p>
      <text:p text:style-name="P1"><text:s/>73 <text:s text:c="3"/>2.454803 1.394e-38 1.599e-09.03460.034 4406.78870.720.000000 <text:s text:c="6"/>X <text:s text:c="5"/>0 <text:s text:c="6"/>X <text:s text:c="5"/>0 <text:s text:c="10"/>56.5 Q 56P 57 57.5d55222030 912 9 4 0 <text:s text:c="2"/>114.0 <text:s/>116.0</text:p>
      <text:p text:style-name="P1"><text:s/>73 <text:s text:c="3"/>2.456625 6.437e-39 1.604e-09.03460.034 4562.47710.720.000000 <text:s text:c="6"/>X <text:s text:c="5"/>0 <text:s text:c="6"/>X <text:s text:c="5"/>0 <text:s text:c="10"/>55.5 Q 57P 58 56.5d55222030 912 9 4 0 <text:s text:c="2"/>112.0 <text:s/>114.0</text:p>
      <text:p text:style-name="P1"><text:s/>73 <text:s text:c="3"/>2.458256 1.422e-38 1.606e-09.03460.034 4406.78530.720.000000 <text:s text:c="6"/>X <text:s text:c="5"/>0 <text:s text:c="6"/>X <text:s text:c="5"/>0 <text:s text:c="10"/>57.5 Q 56P 57 58.5d55222030 912 9 4 0 <text:s text:c="2"/>116.0 <text:s/>118.0</text:p>
      <text:p text:style-name="P1"><text:s/>61 <text:s text:c="3"/>2.459399 3.908e-38 8.014e-10.06500.079 3081.23540.730.000000 <text:s text:c="3"/>0 0 1 0 1F2 <text:s text:c="3"/>0 0 1 0 1F2 <text:s text:c="3"/>3F2 13 <text:s text:c="8"/>3F1 14 <text:s text:c="4"/>434330453638 7 1 0 <text:s text:c="3"/>21.0 <text:s text:c="2"/>21.0</text:p>
      <text:p text:style-name="P1"><text:s/>61 <text:s text:c="3"/>2.459466 2.771e-39 2.101e-11.05300.073 3164.23270.650.000000 <text:s text:c="3"/>0 1 0 1 1F2 <text:s text:c="3"/>0 0 0 2 1E <text:s text:c="4"/>8A1 <text:s/>6 <text:s text:c="8"/>9A2 <text:s/>5 <text:s text:c="4"/>334330453638 7 1 0 <text:s text:c="3"/>85.0 <text:s text:c="2"/>95.0</text:p>
      <text:p text:style-name="P1"><text:s/>73 <text:s text:c="3"/>2.459964 6.569e-39 1.610e-09.03460.034 4562.47370.720.000000 <text:s text:c="6"/>X <text:s text:c="5"/>0 <text:s text:c="6"/>X <text:s text:c="5"/>0 <text:s text:c="10"/>56.5 Q 57P 58 57.5d55222030 912 9 4 0 <text:s text:c="2"/>114.0 <text:s/>116.0</text:p>
      <text:p text:style-name="P1"><text:s/>73 <text:s text:c="3"/>2.461766 1.452e-38 1.614e-09.03460.034 4406.78190.720.000000 <text:s text:c="6"/>X <text:s text:c="5"/>0 <text:s text:c="6"/>X <text:s text:c="5"/>0 <text:s text:c="10"/>58.5 Q 56P 57 59.5d55222030 912 9 4 0 <text:s text:c="2"/>118.0 <text:s/>120.0</text:p>
      <text:p text:style-name="P1"><text:s/>73 <text:s text:c="3"/>2.461900 2.997e-39 1.615e-09.03460.034 4720.77180.720.000000 <text:s text:c="6"/>X <text:s text:c="5"/>0 <text:s text:c="6"/>X <text:s text:c="5"/>0 <text:s text:c="10"/>55.5 Q 58P 59 56.5d55222030 912 9 4 0 <text:s text:c="2"/>112.0 <text:s/>114.0</text:p>
      <text:p text:style-name="P1"><text:s/>73 <text:s text:c="3"/>2.463359 6.701e-39 1.616e-09.03460.034 4562.47040.720.000000 <text:s text:c="6"/>X <text:s text:c="5"/>0 <text:s text:c="6"/>X <text:s text:c="5"/>0 <text:s text:c="10"/>57.5 Q 57P 58 58.5d55222030 912 9 4 0 <text:s text:c="2"/>116.0 <text:s/>118.0</text:p>
      <text:p text:style-name="P1"><text:s/>34 <text:s text:c="3"/>2.464840 3.160e-37 1.216e-07.06960.090 <text:s/>683.44660.820.000000 <text:s text:c="9"/>0 0 0 <text:s text:c="9"/>0 0 0 37 <text:s/>6 31 39.5 <text:s/>38 <text:s/>5 34 40.5 6565501518 6 2 4 0 <text:s text:c="3"/>80.0 <text:s text:c="2"/>82.0</text:p>
      <text:p text:style-name="P1"><text:s/>34 <text:s text:c="3"/>2.464845 3.077e-37 1.214e-07.06960.090 <text:s/>683.44650.820.000000 <text:s text:c="9"/>0 0 0 <text:s text:c="9"/>0 0 0 37 <text:s/>6 31 38.5 <text:s/>38 <text:s/>5 34 39.5 6565501518 6 2 4 0 <text:s text:c="3"/>78.0 <text:s text:c="2"/>80.0</text:p>
      <text:p text:style-name="P1"><text:s/>34 <text:s text:c="3"/>2.464849 2.769e-37 1.217e-07.06960.090 <text:s/>683.44670.820.000000 <text:s text:c="9"/>0 0 0 <text:s text:c="9"/>0 0 0 37 <text:s/>6 31 34.5 <text:s/>38 <text:s/>5 34 35.5 6565501518 6 2 4 0 <text:s text:c="3"/>70.0 <text:s text:c="2"/>72.0</text:p>
      <text:p text:style-name="P1"><text:s/>34 <text:s text:c="3"/>2.464849 2.996e-37 1.213e-07.06960.090 <text:s/>683.44650.820.000000 <text:s text:c="9"/>0 0 0 <text:s text:c="9"/>0 0 0 37 <text:s/>6 31 37.5 <text:s/>38 <text:s/>5 34 38.5 6565501518 6 2 4 0 <text:s text:c="3"/>76.0 <text:s text:c="2"/>78.0</text:p>
      <text:p text:style-name="P1"><text:s/>34 <text:s text:c="3"/>2.464851 2.842e-37 1.215e-07.06960.090 <text:s/>683.44660.820.000000 <text:s text:c="9"/>0 0 0 <text:s text:c="9"/>0 0 0 37 <text:s/>6 31 35.5 <text:s/>38 <text:s/>5 34 36.5 6565501518 6 2 4 0 <text:s text:c="3"/>72.0 <text:s text:c="2"/>74.0</text:p>
      <text:p text:style-name="P1"><text:s/>34 <text:s text:c="3"/>2.464851 2.919e-37 1.214e-07.06960.090 <text:s/>683.44660.820.000000 <text:s text:c="9"/>0 0 0 <text:s text:c="9"/>0 0 0 37 <text:s/>6 31 36.5 <text:s/>38 <text:s/>5 34 37.5 6565501518 6 2 4 0 <text:s text:c="3"/>74.0 <text:s text:c="2"/>76.0</text:p>
      <text:p text:style-name="P1"><text:s/>73 <text:s text:c="3"/>2.465184 3.058e-39 1.621e-09.03460.034 4720.76850.720.000000 <text:s text:c="6"/>X <text:s text:c="5"/>0 <text:s text:c="6"/>X <text:s text:c="5"/>0 <text:s text:c="10"/>56.5 Q 58P 59 57.5d55222030 912 9 4 0 <text:s text:c="2"/>114.0 <text:s/>116.0</text:p>
      <text:p text:style-name="P1"><text:s/>31 <text:s text:c="3"/>2.465700 8.076e-34 1.732e-08.06960.093 <text:s/>657.92030.830.000000 <text:s text:c="9"/>0 0 0 <text:s text:c="9"/>0 0 0 38 <text:s/>3 35 <text:s text:c="6"/>39 <text:s/>2 38 <text:s text:c="5"/>006550 113 6 2 4 0 <text:s text:c="3"/>77.0 <text:s text:c="2"/>79.0</text:p>
      <text:p text:style-name="P1"><text:s/>61 <text:s text:c="3"/>2.466805 1.219e-37 3.027e-10.06500.083 2646.22120.700.000000 <text:s text:c="3"/>0 0 0 2 1A1 <text:s text:c="3"/>0 0 0 2 1F2 <text:s text:c="3"/>3F2 <text:s/>1 <text:s text:c="8"/>2F1 <text:s/>2 <text:s text:c="4"/>434330453638 7 1 0 <text:s text:c="3"/>21.0 <text:s text:c="2"/>15.0</text:p>
      <text:p text:style-name="P1"><text:s/>73 <text:s text:c="3"/>2.466810 6.836e-39 1.623e-09.03460.034 4562.46700.720.000000 <text:s text:c="6"/>X <text:s text:c="5"/>0 <text:s text:c="6"/>X <text:s text:c="5"/>0 <text:s text:c="10"/>58.5 Q 57P 58 59.5d55222030 912 9 4 0 <text:s text:c="2"/>118.0 <text:s/>120.0</text:p>
      <text:p text:style-name="P1"><text:s/>61 <text:s text:c="3"/>2.468059 4.320e-40 1.612e-11.05600.077 3172.01050.720.000000 <text:s text:c="3"/>0 2 0 0 1E <text:s text:c="4"/>0 0 1 0 1F2 <text:s text:c="3"/>4E <text:s/>15 <text:s text:c="8"/>5E <text:s/>13 <text:s text:c="4"/>334330453638 7 1 0 <text:s text:c="3"/>18.0 <text:s text:c="2"/>22.0</text:p>
      <text:p text:style-name="P1"><text:s/>73 <text:s text:c="3"/>2.468523 3.118e-39 1.627e-09.03460.034 4720.76510.720.000000 <text:s text:c="6"/>X <text:s text:c="5"/>0 <text:s text:c="6"/>X <text:s text:c="5"/>0 <text:s text:c="10"/>57.5 Q 58P 59 58.5d55222030 912 9 4 0 <text:s text:c="2"/>116.0 <text:s/>118.0</text:p>
      <text:p text:style-name="P1"><text:s/>73 <text:s text:c="3"/>2.470460 1.406e-39 1.632e-09.03460.034 4881.66650.720.000000 <text:s text:c="6"/>X <text:s text:c="5"/>0 <text:s text:c="6"/>X <text:s text:c="5"/>0 <text:s text:c="10"/>56.5 Q 59P 60 57.5d55222030 912 9 4 0 <text:s text:c="2"/>114.0 <text:s/>116.0</text:p>
      <text:p text:style-name="P1"><text:s/>73 <text:s text:c="3"/>2.471918 3.179e-39 1.633e-09.03460.034 4720.76170.720.000000 <text:s text:c="6"/>X <text:s text:c="5"/>0 <text:s text:c="6"/>X <text:s text:c="5"/>0 <text:s text:c="10"/>58.5 Q 58P 59 59.5d55222030 912 9 4 0 <text:s text:c="2"/>118.0 <text:s/>120.0</text:p>
      <text:p text:style-name="P1"><text:s/>73 <text:s text:c="3"/>2.473746 1.433e-39 1.638e-09.03460.034 4881.66320.720.000000 <text:s text:c="6"/>X <text:s text:c="5"/>0 <text:s text:c="6"/>X <text:s text:c="5"/>0 <text:s text:c="10"/>57.5 Q 59P 60 58.5d55222030 912 9 4 0 <text:s text:c="2"/>116.0 <text:s/>118.0</text:p>
      <text:p text:style-name="P1"><text:s/>31 <text:s text:c="3"/>2.474600 9.884e-35 1.039e-07.06790.078 1540.37000.760.000000 <text:s text:c="9"/>0 0 0 <text:s text:c="9"/>0 0 0 57 <text:s/>7 51 <text:s text:c="6"/>56 <text:s/>8 48 <text:s text:c="5"/>004220 113 8 2 1 0 <text:s text:c="2"/>115.0 <text:s/>113.0</text:p>
      <text:p text:style-name="P1"><text:s/>15 <text:s text:c="3"/>2.474622 2.076e-34 4.438e-09.09600.437 <text:s/>301.74490.640.000000 <text:s text:c="9"/>0 0 0 <text:s text:c="9"/>0 0 0 <text:s/>6 <text:s/>0 <text:s/>6 <text:s text:c="7"/>5 <text:s/>2 <text:s/>3 <text:s text:c="5"/>605540322027 5 2 0 <text:s text:c="3"/>78.0 <text:s text:c="2"/>66.0</text:p>
      <text:p text:style-name="P1"><text:s/>73 <text:s text:c="3"/>2.477086 1.461e-39 1.644e-09.03460.034 4881.65990.720.000000 <text:s text:c="6"/>X <text:s text:c="5"/>0 <text:s text:c="6"/>X <text:s text:c="5"/>0 <text:s text:c="10"/>58.5 Q 59P 60 59.5d55222030 912 9 4 0 <text:s text:c="2"/>118.0 <text:s/>120.0</text:p>
      <text:p text:style-name="P1"><text:s/>73 <text:s text:c="3"/>2.479024 6.504e-40 1.649e-09.03460.034 5045.15830.720.000000 <text:s text:c="6"/>X <text:s text:c="5"/>0 <text:s text:c="6"/>X <text:s text:c="5"/>0 <text:s text:c="10"/>57.5 Q 60P 61 58.5d54222030 912 9 4 0 <text:s text:c="2"/>116.0 <text:s/>118.0</text:p>
      <text:p text:style-name="P1"><text:s/>61 <text:s text:c="3"/>2.480170 5.328e-39 1.542e-10.05600.073 3355.78200.650.000000 <text:s text:c="3"/>0 1 0 1 1F2 <text:s text:c="3"/>0 1 0 1 1F1 <text:s text:c="3"/>9F2 27 <text:s text:c="8"/>9F1 27 <text:s text:c="4"/>334330453638 7 1 0 <text:s text:c="3"/>57.0 <text:s text:c="2"/>57.0</text:p>
      <text:p text:style-name="P1"><text:s/>61 <text:s text:c="3"/>2.482060 1.600e-40 2.774e-12.05600.075 3088.75730.700.000000 <text:s text:c="3"/>0 1 0 1 1F1 <text:s text:c="3"/>0 1 0 1 1F2 <text:s text:c="3"/>6E <text:s/>13 <text:s text:c="8"/>7E <text:s text:c="2"/>9 <text:s text:c="4"/>334330453638 7 1 0 <text:s text:c="3"/>26.0 <text:s text:c="2"/>30.0</text:p>
      <text:p text:style-name="P1"><text:s/>73 <text:s text:c="3"/>2.482311 6.632e-40 1.655e-09.03460.034 5045.15500.720.000000 <text:s text:c="6"/>X <text:s text:c="5"/>0 <text:s text:c="6"/>X <text:s text:c="5"/>0 <text:s text:c="10"/>58.5 Q 60P 61 59.5d54222030 912 9 4 0 <text:s text:c="2"/>118.0 <text:s/>120.0</text:p>
      <text:p text:style-name="P1"><text:s/>61 <text:s text:c="3"/>2.487374 1.446e-38 8.562e-11.06000.078 3021.41670.720.000000 <text:s text:c="3"/>0 1 0 1 1F2 <text:s text:c="3"/>1 0 0 0 1A1 <text:s text:c="3"/>5A2 <text:s/>6 <text:s text:c="8"/>4A1 <text:s/>6 <text:s text:c="4"/>434330453638 7 1 0 <text:s text:c="3"/>55.0 <text:s text:c="2"/>45.0</text:p>
      <text:p text:style-name="P1"><text:s/>73 <text:s text:c="3"/>2.487591 2.972e-40 1.666e-09.03460.034 5211.24040.720.000000 <text:s text:c="6"/>X <text:s text:c="5"/>0 <text:s text:c="6"/>X <text:s text:c="5"/>0 <text:s text:c="10"/>58.5 Q 61P 62 59.5d54222030 912 9 4 0 <text:s text:c="2"/>118.0 <text:s/>120.0</text:p>
      <text:p text:style-name="P1"><text:s/>61 <text:s text:c="3"/>2.492446 4.406e-38 1.931e-12.05000.074 1912.66700.690.000000 <text:s text:c="3"/>0 1 0 0 1E <text:s text:c="4"/>0 1 0 0 1E <text:s text:c="4"/>8E <text:s text:c="2"/>6 <text:s text:c="8"/>8E <text:s text:c="2"/>5 <text:s text:c="4"/>534330453738 7 1 0 <text:s text:c="3"/>34.0 <text:s text:c="2"/>34.0</text:p>
      <text:p text:style-name="P1"><text:s/>33 <text:s text:c="3"/>2.493200 3.612e-35 9.116e-08.08130.105 <text:s text:c="2"/>39.25000.770.000000 <text:s text:c="9"/>0 0 0 <text:s text:c="9"/>0 0 0 <text:s/>8 <text:s/>2 <text:s/>6 <text:s text:c="7"/>9 <text:s/>1 <text:s/>9 <text:s text:c="5"/>006550 113 6 2 4 0 <text:s text:c="3"/>17.0 <text:s text:c="2"/>19.0</text:p>
      <text:p text:style-name="P1"><text:s/>61 <text:s text:c="3"/>2.502202 3.337e-40 6.554e-12.05000.074 3167.91310.690.000000 <text:s text:c="3"/>0 1 0 1 1F1 <text:s text:c="3"/>0 1 0 1 1F2 <text:s text:c="3"/>8E <text:s/>11 <text:s text:c="8"/>8E <text:s/>10 <text:s text:c="4"/>334330453638 7 1 0 <text:s text:c="3"/>34.0 <text:s text:c="2"/>34.0</text:p>
      <text:p text:style-name="P1"><text:s/>33 <text:s text:c="3"/>2.505400 1.012e-34 2.984e-07.08500.106 <text:s text:c="2"/>15.01190.760.000000 <text:s text:c="9"/>0 0 0 <text:s text:c="9"/>0 0 0 <text:s/>6 <text:s/>0 <text:s/>6 <text:s text:c="7"/>5 <text:s/>1 <text:s/>5 <text:s text:c="5"/>006550 113 6 2 4 0 <text:s text:c="3"/>13.0 <text:s text:c="2"/>11.0</text:p>
      <text:p text:style-name="P1"><text:s/>32 <text:s text:c="3"/>2.512900 4.444e-35 1.206e-07.07390.100 <text:s/>248.06320.790.000000 <text:s text:c="9"/>0 0 0 <text:s text:c="9"/>0 0 0 22 <text:s/>4 19 <text:s text:c="6"/>23 <text:s/>3 20 <text:s text:c="5"/>006550 113 6 2 4 0 <text:s text:c="3"/>45.0 <text:s text:c="2"/>47.0</text:p>
      <text:p text:style-name="P1"><text:s/>41 <text:s text:c="3"/>2.514048 5.920e-31 5.887e-08.09160.119 <text:s text:c="3"/>2.51400.750.000000 <text:s text:c="7"/>0 0 0 0 <text:s text:c="7"/>0 0 0 0 <text:s text:c="19"/>R <text:s/>2 <text:s text:c="5"/>006650 0 0 3 1 1 0 <text:s text:c="3"/>63.0 <text:s text:c="2"/>45.0</text:p>
      <text:p text:style-name="P1"><text:s/>41 <text:s text:c="3"/>2.515047 3.392e-32 5.903e-08.09160.119 <text:s/>591.28200.750.000000 <text:s text:c="7"/>0 1 1 0 <text:s text:c="7"/>0 1 1 0 <text:s text:c="19"/>R <text:s/>2e <text:s text:c="4"/>006650 0 0 3 1 1 0 <text:s text:c="3"/>63.0 <text:s text:c="2"/>45.0</text:p>
      <text:p text:style-name="P1"><text:s/>61 <text:s text:c="3"/>2.518412 3.771e-40 2.590e-11.04100.068 3467.60030.640.000000 <text:s text:c="3"/>0 1 0 1 1F2 <text:s text:c="3"/>0 1 0 1 1F2 <text:s text:c="2"/>10E <text:s/>21 <text:s text:c="7"/>11E <text:s/>12 <text:s text:c="4"/>334330453638 7 1 0 <text:s text:c="3"/>42.0 <text:s text:c="2"/>46.0</text:p>
      <text:p text:style-name="P1"><text:s/>41 <text:s text:c="3"/>2.519798 3.424e-32 5.970e-08.09160.119 <text:s/>591.28700.750.000000 <text:s text:c="7"/>0 1 1 0 <text:s text:c="7"/>0 1 1 0 <text:s text:c="19"/>R <text:s/>2f <text:s text:c="4"/>006650 0 0 3 1 1 0 <text:s text:c="3"/>63.0 <text:s text:c="2"/>45.0</text:p>
      <text:p text:style-name="P1"><text:s/>34 <text:s text:c="3"/>2.520228 3.426e-38 1.282e-07.06860.081 1192.88490.760.000000 <text:s text:c="9"/>0 0 0 <text:s text:c="9"/>0 0 0 51 <text:s/>6 46 49.5 <text:s/>50 <text:s/>7 43 48.5 5542201518 8 2 1 0 <text:s text:c="2"/>100.0 <text:s text:c="2"/>98.0</text:p>
      <text:p text:style-name="P1"><text:s/>34 <text:s text:c="3"/>2.520228 3.494e-38 1.283e-07.06860.081 1192.88480.760.000000 <text:s text:c="9"/>0 0 0 <text:s text:c="9"/>0 0 0 51 <text:s/>6 46 50.5 <text:s/>50 <text:s/>7 43 49.5 5542201518 8 2 1 0 <text:s text:c="2"/>102.0 <text:s/>100.0</text:p>
      <text:p text:style-name="P1"><text:s/>34 <text:s text:c="3"/>2.520229 3.361e-38 1.284e-07.06860.081 1192.88500.760.000000 <text:s text:c="9"/>0 0 0 <text:s text:c="9"/>0 0 0 51 <text:s/>6 46 48.5 <text:s/>50 <text:s/>7 43 47.5 5542201518 8 2 1 0 <text:s text:c="3"/>98.0 <text:s text:c="2"/>96.0</text:p>
      <text:p text:style-name="P1"><text:soft-page-break/><text:s/>34 <text:s text:c="3"/>2.520229 3.563e-38 1.283e-07.06860.081 1192.88480.760.000000 <text:s text:c="9"/>0 0 0 <text:s text:c="9"/>0 0 0 51 <text:s/>6 46 51.5 <text:s/>50 <text:s/>7 43 50.5 5542201518 8 2 1 0 <text:s text:c="2"/>104.0 <text:s/>102.0</text:p>
      <text:p text:style-name="P1"><text:s/>34 <text:s text:c="3"/>2.520232 3.634e-38 1.284e-07.06860.081 1192.88480.760.000000 <text:s text:c="9"/>0 0 0 <text:s text:c="9"/>0 0 0 51 <text:s/>6 46 52.5 <text:s/>50 <text:s/>7 43 51.5 5542201518 8 2 1 0 <text:s text:c="2"/>106.0 <text:s/>104.0</text:p>
      <text:p text:style-name="P1"><text:s/>34 <text:s text:c="3"/>2.520237 3.707e-38 1.285e-07.06860.081 1192.88480.760.000000 <text:s text:c="9"/>0 0 0 <text:s text:c="9"/>0 0 0 51 <text:s/>6 46 53.5 <text:s/>50 <text:s/>7 43 52.5 5542201518 8 2 1 0 <text:s text:c="2"/>108.0 <text:s/>106.0</text:p>
      <text:p text:style-name="P1"><text:s/>32 <text:s text:c="3"/>2.522800 5.429e-35 1.156e-07.07730.103 <text:s/>133.49980.780.000000 <text:s text:c="9"/>0 0 0 <text:s text:c="9"/>0 0 0 16 <text:s/>3 13 <text:s text:c="6"/>17 <text:s/>2 16 <text:s text:c="5"/>006550 113 6 2 4 0 <text:s text:c="3"/>33.0 <text:s text:c="2"/>35.0</text:p>
      <text:p text:style-name="P1"><text:s/>32 <text:s text:c="3"/>2.523900 4.211e-35 1.202e-07.07340.100 <text:s/>266.40590.790.000000 <text:s text:c="9"/>0 0 0 <text:s text:c="9"/>0 0 0 23 <text:s/>4 19 <text:s text:c="6"/>24 <text:s/>3 22 <text:s text:c="5"/>006550 113 6 2 4 0 <text:s text:c="3"/>47.0 <text:s text:c="2"/>49.0</text:p>
      <text:p text:style-name="P1"><text:s/>31 <text:s text:c="3"/>2.524400 4.096e-35 1.138e-07.06990.093 1642.71800.820.000000 <text:s text:c="9"/>0 0 1 <text:s text:c="9"/>0 0 1 36 <text:s/>4 33 <text:s text:c="6"/>35 <text:s/>5 30 <text:s text:c="5"/>006550 113 6 2 4 0 <text:s text:c="3"/>73.0 <text:s text:c="2"/>71.0</text:p>
      <text:p text:style-name="P1"><text:s/>62 <text:s text:c="3"/>2.526835 8.245e-40 4.671e-11.03700.104 2858.09160.750.000000 <text:s text:c="3"/>0 0 0 0 1A1 <text:s text:c="3"/>0 0 0 0 1A1 <text:s text:c="2"/>23A1 <text:s/>1 <text:s text:c="7"/>23A2 <text:s/>1 <text:s text:c="4"/>5323331111 4 1 1 1 <text:s text:c="2"/>470.0 <text:s/>470.0</text:p>
      <text:p text:style-name="P1"><text:s/>61 <text:s text:c="3"/>2.528101 2.147e-39 8.462e-11.04100.073 3352.56030.650.000000 <text:s text:c="3"/>0 1 0 1 1F2 <text:s text:c="3"/>0 1 0 1 1F1 <text:s text:c="2"/>10E <text:s/>12 <text:s text:c="8"/>9E <text:s/>16 <text:s text:c="4"/>334330453638 7 1 0 <text:s text:c="3"/>42.0 <text:s text:c="2"/>38.0</text:p>
      <text:p text:style-name="P1"><text:s/>31 <text:s text:c="3"/>2.530100 2.404e-33 1.144e-07.06950.088 <text:s/>836.80290.830.000000 <text:s text:c="9"/>0 0 0 <text:s text:c="9"/>0 0 0 42 <text:s/>5 37 <text:s text:c="6"/>41 <text:s/>6 36 <text:s text:c="5"/>006550 113 6 2 4 0 <text:s text:c="3"/>85.0 <text:s text:c="2"/>83.0</text:p>
      <text:p text:style-name="P1"><text:s/>61 <text:s text:c="3"/>2.533192 3.087e-39 5.384e-14.04500.058 1974.04100.600.000000 <text:s text:c="3"/>0 0 0 0 1A1 <text:s text:c="3"/>0 0 0 0 1A1 <text:s text:c="2"/>19F1 <text:s/>4 <text:s text:c="7"/>19F2 <text:s/>1 <text:s text:c="4"/>534330453738 7 1 0 <text:s text:c="2"/>117.0 <text:s/>117.0</text:p>
      <text:p text:style-name="P1"><text:s/>34 <text:s text:c="3"/>2.534434 2.830e-37 2.151e-08.07050.101 <text:s/>238.98010.790.000000 <text:s text:c="9"/>0 0 0 <text:s text:c="9"/>0 0 0 23 <text:s/>2 21 23.5 <text:s/>24 <text:s/>1 24 24.5 6565501518 6 2 4 0 <text:s text:c="3"/>48.0 <text:s text:c="2"/>50.0</text:p>
      <text:p text:style-name="P1"><text:s/>34 <text:s text:c="3"/>2.534448 2.712e-37 2.151e-08.07050.101 <text:s/>238.98010.790.000000 <text:s text:c="9"/>0 0 0 <text:s text:c="9"/>0 0 0 23 <text:s/>2 21 22.5 <text:s/>24 <text:s/>1 24 23.5 6565501518 6 2 4 0 <text:s text:c="3"/>46.0 <text:s text:c="2"/>48.0</text:p>
      <text:p text:style-name="P1"><text:s/>34 <text:s text:c="3"/>2.534466 2.949e-37 2.152e-08.07050.101 <text:s/>238.98000.790.000000 <text:s text:c="9"/>0 0 0 <text:s text:c="9"/>0 0 0 23 <text:s/>2 21 24.5 <text:s/>24 <text:s/>1 24 25.5 6565501518 6 2 4 0 <text:s text:c="3"/>50.0 <text:s text:c="2"/>52.0</text:p>
      <text:p text:style-name="P1"><text:s/>34 <text:s text:c="3"/>2.534502 2.601e-37 2.157e-08.07050.101 <text:s/>238.98010.790.000000 <text:s text:c="9"/>0 0 0 <text:s text:c="9"/>0 0 0 23 <text:s/>2 21 21.5 <text:s/>24 <text:s/>1 24 22.5 6565501518 6 2 4 0 <text:s text:c="3"/>44.0 <text:s text:c="2"/>46.0</text:p>
      <text:p text:style-name="P1"><text:s/>34 <text:s text:c="3"/>2.534549 3.077e-37 2.159e-08.07050.101 <text:s/>238.98000.790.000000 <text:s text:c="9"/>0 0 0 <text:s text:c="9"/>0 0 0 23 <text:s/>2 21 25.5 <text:s/>24 <text:s/>1 24 26.5 6565501518 6 2 4 0 <text:s text:c="3"/>52.0 <text:s text:c="2"/>54.0</text:p>
      <text:p text:style-name="P1"><text:s/>34 <text:s text:c="3"/>2.534591 2.496e-37 2.168e-08.07050.101 <text:s/>238.98000.790.000000 <text:s text:c="9"/>0 0 0 <text:s text:c="9"/>0 0 0 23 <text:s/>2 21 20.5 <text:s/>24 <text:s/>1 24 21.5 6565501518 6 2 4 0 <text:s text:c="3"/>42.0 <text:s text:c="2"/>44.0</text:p>
      <text:p text:style-name="P1"><text:s/>61 <text:s text:c="3"/>2.536909 8.366e-35 4.269e-10.06500.077 1460.50600.720.000000 <text:s text:c="3"/>0 0 0 1 1F2 <text:s text:c="3"/>0 0 0 1 1F2 <text:s text:c="3"/>5F2 <text:s/>3 <text:s text:c="8"/>5F1 <text:s/>2 <text:s text:c="4"/>534330453738 7 1 0 <text:s text:c="3"/>33.0 <text:s text:c="2"/>33.0</text:p>
      <text:p text:style-name="P1"><text:s/>61 <text:s text:c="3"/>2.542799 5.309e-39 3.782e-14.04500.059 1778.20460.600.000000 <text:s text:c="3"/>0 0 0 0 1A1 <text:s text:c="3"/>0 0 0 0 1A1 <text:s text:c="2"/>18F1 <text:s/>4 <text:s text:c="7"/>18F2 <text:s/>1 <text:s text:c="4"/>534330453738 7 1 0 <text:s text:c="2"/>111.0 <text:s/>111.0</text:p>
      <text:p text:style-name="P1"><text:s/>13 <text:s text:c="3"/>2.547381 8.227e-33 2.736e-07.09510.434 1815.07910.69-.002900 <text:s text:c="9"/>0 1 0 <text:s text:c="9"/>0 1 0 <text:s/>4 <text:s/>1 <text:s/>4 <text:s text:c="7"/>3 <text:s/>2 <text:s/>1 <text:s text:c="5"/>5648634636287120 8 <text:s text:c="2"/>162.0 <text:s/>126.0</text:p>
      <text:p text:style-name="P1"><text:s/>31 <text:s text:c="3"/>2.548200 2.192e-32 1.205e-07.07390.100 <text:s/>260.44680.790.000000 <text:s text:c="9"/>0 0 0 <text:s text:c="9"/>0 0 0 22 <text:s/>4 18 <text:s text:c="6"/>23 <text:s/>3 21 <text:s text:c="5"/>006550 113 6 2 4 0 <text:s text:c="3"/>45.0 <text:s text:c="2"/>47.0</text:p>
      <text:p text:style-name="P1"><text:s/>61 <text:s text:c="3"/>2.548869 9.744e-40 1.214e-10.04100.070 3587.66410.640.000000 <text:s text:c="3"/>0 0 1 0 1F2 <text:s text:c="3"/>0 0 1 0 1F2 <text:s text:c="2"/>10E <text:s/>26 <text:s text:c="7"/>10E <text:s/>25 <text:s text:c="4"/>434330453638 7 1 0 <text:s text:c="3"/>42.0 <text:s text:c="2"/>42.0</text:p>
      <text:p text:style-name="P1"><text:s/>61 <text:s text:c="3"/>2.551074 5.149e-37 8.192e-12.05300.070 1826.33790.640.000000 <text:s text:c="3"/>0 0 0 1 1F2 <text:s text:c="3"/>0 0 0 1 1F2 <text:s text:c="2"/>10F2 <text:s/>3 <text:s text:c="7"/>10F1 <text:s/>1 <text:s text:c="4"/>534330453738 7 1 0 <text:s text:c="3"/>63.0 <text:s text:c="2"/>63.0</text:p>
      <text:p text:style-name="P1"><text:s/>61 <text:s text:c="3"/>2.552556 4.199e-38 6.433e-10.04900.067 3380.53860.630.000000 <text:s text:c="3"/>0 0 0 2 1A1 <text:s text:c="3"/>0 0 0 2 1A1 <text:s text:c="2"/>12A2 <text:s/>3 <text:s text:c="7"/>12A1 <text:s/>3 <text:s text:c="4"/>334330453638 7 1 0 <text:s text:c="2"/>125.0 <text:s/>125.0</text:p>
      <text:p text:style-name="P1"><text:s/>31 <text:s text:c="3"/>2.552900 4.192e-32 1.629e-07.08070.105 <text:s text:c="2"/>67.90280.770.000000 <text:s text:c="9"/>0 0 0 <text:s text:c="9"/>0 0 0 12 <text:s/>1 11 <text:s text:c="6"/>11 <text:s/>2 10 <text:s text:c="5"/>006550 113 6 2 4 0 <text:s text:c="3"/>25.0 <text:s text:c="2"/>23.0</text:p>
      <text:p text:style-name="P1"><text:s/>61 <text:s text:c="3"/>2.554653 1.549e-39 3.730e-11.06200.078 3233.84960.700.000000 <text:s text:c="3"/>0 0 1 0 1F2 <text:s text:c="3"/>0 0 1 0 1F2 <text:s text:c="3"/>6F1 22 <text:s text:c="8"/>6F2 24 <text:s text:c="4"/>434330453638 7 1 0 <text:s text:c="3"/>39.0 <text:s text:c="2"/>39.0</text:p>
      <text:p text:style-name="P1"><text:s/>61 <text:s text:c="3"/>2.556578 1.277e-39 4.849e-12.05300.074 3013.94290.690.000000 <text:s text:c="3"/>0 0 0 2 1E <text:s text:c="4"/>0 0 0 2 1F2 <text:s text:c="3"/>8A2 <text:s/>3 <text:s text:c="8"/>8A1 <text:s/>4 <text:s text:c="4"/>334330453638 7 1 0 <text:s text:c="3"/>85.0 <text:s text:c="2"/>85.0</text:p>
      <text:p text:style-name="P1"><text:s/>61 <text:s text:c="3"/>2.556748 2.390e-39 4.856e-11.06500.078 3122.98540.720.000000 <text:s text:c="3"/>0 0 1 0 1F2 <text:s text:c="3"/>0 0 1 0 1F2 <text:s text:c="3"/>4F2 18 <text:s text:c="8"/>4F1 16 <text:s text:c="4"/>434330453638 7 1 0 <text:s text:c="3"/>27.0 <text:s text:c="2"/>27.0</text:p>
      <text:p text:style-name="P1"><text:s/>61 <text:s text:c="3"/>2.558429 2.370e-38 1.019e-13.04600.059 1778.20500.600.000000 <text:s text:c="3"/>0 0 0 0 1A1 <text:s text:c="3"/>0 0 0 0 1A1 <text:s text:c="2"/>18A1 <text:s/>2 <text:s text:c="7"/>18A2 <text:s/>1 <text:s text:c="4"/>534330453738 7 1 0 <text:s text:c="2"/>185.0 <text:s/>185.0</text:p>
      <text:p text:style-name="P1"><text:s/>61 <text:s text:c="3"/>2.561311 3.120e-35 2.161e-10.05300.074 1716.09250.690.000000 <text:s text:c="3"/>0 0 0 1 1F2 <text:s text:c="3"/>0 0 0 1 1F2 <text:s text:c="3"/>8A2 <text:s/>2 <text:s text:c="8"/>8A1 <text:s/>2 <text:s text:c="4"/>534330453738 7 1 0 <text:s text:c="3"/>85.0 <text:s text:c="2"/>85.0</text:p>
      <text:p text:style-name="P1"><text:s/>61 <text:s text:c="3"/>2.562475 2.319e-40 4.365e-12.05900.078 3287.57570.700.000000 <text:s text:c="3"/>0 2 0 0 1A1 <text:s text:c="3"/>0 2 0 0 1A1 <text:s text:c="3"/>6A1 11 <text:s text:c="8"/>6A2 <text:s/>9 <text:s text:c="4"/>434330453638 7 1 0 <text:s text:c="3"/>65.0 <text:s text:c="2"/>65.0</text:p>
      <text:p text:style-name="P1"><text:s/>61 <text:s text:c="3"/>2.562659 6.460e-40 6.570e-12.06500.078 3021.43360.720.000000 <text:s text:c="3"/>0 1 0 1 1F1 <text:s text:c="3"/>1 0 0 0 1A1 <text:s text:c="3"/>5F2 16 <text:s text:c="8"/>4F1 14 <text:s text:c="4"/>434330453638 7 1 0 <text:s text:c="3"/>33.0 <text:s text:c="2"/>27.0</text:p>
      <text:p text:style-name="P1"><text:s/>61 <text:s text:c="3"/>2.577077 2.866e-40 6.572e-12.05000.074 3167.91310.690.000000 <text:s text:c="3"/>0 1 0 1 1F1 <text:s text:c="3"/>0 1 0 1 1F2 <text:s text:c="3"/>7E <text:s/>14 <text:s text:c="8"/>8E <text:s/>10 <text:s text:c="4"/>134330453638 7 1 0 <text:s text:c="3"/>30.0 <text:s text:c="2"/>34.0</text:p>
      <text:p text:style-name="P1"><text:s/>61 <text:s text:c="3"/>2.579296 1.061e-40 1.361e-11.04800.067 3710.39230.630.000000 <text:s text:c="3"/>0 1 0 1 1F1 <text:s text:c="3"/>0 1 0 1 1F1 <text:s text:c="2"/>12F2 35 <text:s text:c="7"/>12F1 33 <text:s text:c="4"/>334330453638 7 1 0 <text:s text:c="3"/>75.0 <text:s text:c="2"/>75.0</text:p>
      <text:p text:style-name="P1"><text:s/>61 <text:s text:c="3"/>2.580627 1.000e-39 1.126e-11.05300.073 3258.31250.650.000000 <text:s text:c="3"/>0 1 0 1 1F1 <text:s text:c="3"/>0 1 0 1 1F2 <text:s text:c="3"/>9A2 <text:s/>7 <text:s text:c="8"/>9A1 <text:s/>5 <text:s text:c="4"/>334330453638 7 1 0 <text:s text:c="3"/>95.0 <text:s text:c="2"/>95.0</text:p>
      <text:p text:style-name="P1"><text:s/>34 <text:s text:c="3"/>2.581503 1.679e-37 1.378e-07.06960.087 <text:s/>849.41430.840.000000 <text:s text:c="9"/>0 0 0 <text:s text:c="9"/>0 0 0 43 <text:s/>5 38 43.5 <text:s/>42 <text:s/>6 37 42.5 5565501518 6 2 4 0 <text:s text:c="3"/>88.0 <text:s text:c="2"/>86.0</text:p>
      <text:p text:style-name="P1"><text:s/>34 <text:s text:c="3"/>2.581503 1.641e-37 1.378e-07.06960.087 <text:s/>849.41430.840.000000 <text:s text:c="9"/>0 0 0 <text:s text:c="9"/>0 0 0 43 <text:s/>5 38 42.5 <text:s/>42 <text:s/>6 37 41.5 5565501518 6 2 4 0 <text:s text:c="3"/>86.0 <text:s text:c="2"/>84.0</text:p>
      <text:p text:style-name="P1"><text:s/>34 <text:s text:c="3"/>2.581506 1.603e-37 1.379e-07.06960.087 <text:s/>849.41440.840.000000 <text:s text:c="9"/>0 0 0 <text:s text:c="9"/>0 0 0 43 <text:s/>5 38 41.5 <text:s/>42 <text:s/>6 37 40.5 5565501518 6 2 4 0 <text:s text:c="3"/>84.0 <text:s text:c="2"/>82.0</text:p>
      <text:p text:style-name="P1"><text:s/>34 <text:s text:c="3"/>2.581508 1.719e-37 1.379e-07.06960.087 <text:s/>849.41430.840.000000 <text:s text:c="9"/>0 0 0 <text:s text:c="9"/>0 0 0 43 <text:s/>5 38 44.5 <text:s/>42 <text:s/>6 37 43.5 5565501518 6 2 4 0 <text:s text:c="3"/>90.0 <text:s text:c="2"/>88.0</text:p>
      <text:p text:style-name="P1"><text:s/>34 <text:s text:c="3"/>2.581513 1.566e-37 1.380e-07.06960.087 <text:s/>849.41440.840.000000 <text:s text:c="9"/>0 0 0 <text:s text:c="9"/>0 0 0 43 <text:s/>5 38 40.5 <text:s/>42 <text:s/>6 37 39.5 5565501518 6 2 4 0 <text:s text:c="3"/>82.0 <text:s text:c="2"/>80.0</text:p>
      <text:p text:style-name="P1"><text:s/>34 <text:s text:c="3"/>2.581518 1.760e-37 1.382e-07.06960.087 <text:s/>849.41430.840.000000 <text:s text:c="9"/>0 0 0 <text:s text:c="9"/>0 0 0 43 <text:s/>5 38 45.5 <text:s/>42 <text:s/>6 37 44.5 5565501518 6 2 4 0 <text:s text:c="3"/>92.0 <text:s text:c="2"/>90.0</text:p>
      <text:p text:style-name="P1"><text:s/>11 <text:s text:c="3"/>2.585016 6.110e-38 7.275e-08.08380.412 5541.66360.690.003300 <text:s text:c="9"/>0 1 1 <text:s text:c="9"/>1 1 0 <text:s/>3 <text:s/>2 <text:s/>2 <text:s text:c="7"/>4 <text:s/>2 <text:s/>3 <text:s text:c="5"/>4442434432257122 7 <text:s text:c="3"/>21.0 <text:s text:c="2"/>27.0</text:p>
      <text:p text:style-name="P1"><text:s/>35 <text:s text:c="3"/>2.585145 2.645e-37 2.121e-08.07090.102 <text:s/>225.45240.790.000000 <text:s text:c="9"/>0 0 0 <text:s text:c="9"/>0 0 0 22 <text:s/>2 20 22.5 <text:s/>23 <text:s/>1 23 23.5 6565501518 6 2 4 0 <text:s text:c="3"/>46.0 <text:s text:c="2"/>48.0</text:p>
      <text:p text:style-name="P1"><text:s/>35 <text:s text:c="3"/>2.585152 2.532e-37 2.123e-08.07090.102 <text:s/>225.45240.790.000000 <text:s text:c="9"/>0 0 0 <text:s text:c="9"/>0 0 0 22 <text:s/>2 20 21.5 <text:s/>23 <text:s/>1 23 22.5 6565501518 6 2 4 0 <text:s text:c="3"/>44.0 <text:s text:c="2"/>46.0</text:p>
      <text:p text:style-name="P1"><text:s/>35 <text:s text:c="3"/>2.585158 2.762e-37 2.123e-08.07090.102 <text:s/>225.45240.790.000000 <text:s text:c="9"/>0 0 0 <text:s text:c="9"/>0 0 0 22 <text:s/>2 20 23.5 <text:s/>23 <text:s/>1 23 24.5 6565501518 6 2 4 0 <text:s text:c="3"/>48.0 <text:s text:c="2"/>50.0</text:p>
      <text:p text:style-name="P1"><text:s/>35 <text:s text:c="3"/>2.585175 2.422e-37 2.127e-08.07090.102 <text:s/>225.45240.790.000000 <text:s text:c="9"/>0 0 0 <text:s text:c="9"/>0 0 0 22 <text:s/>2 20 20.5 <text:s/>23 <text:s/>1 23 21.5 6565501518 6 2 4 0 <text:s text:c="3"/>42.0 <text:s text:c="2"/>44.0</text:p>
      <text:p text:style-name="P1"><text:s/>35 <text:s text:c="3"/>2.585193 2.887e-37 2.130e-08.07090.102 <text:s/>225.45240.790.000000 <text:s text:c="9"/>0 0 0 <text:s text:c="9"/>0 0 0 22 <text:s/>2 20 24.5 <text:s/>23 <text:s/>1 23 25.5 6565501518 6 2 4 0 <text:s text:c="3"/>50.0 <text:s text:c="2"/>52.0</text:p>
      <text:p text:style-name="P1"><text:s/>35 <text:s text:c="3"/>2.585213 2.318e-37 2.138e-08.07090.102 <text:s/>225.45240.790.000000 <text:s text:c="9"/>0 0 0 <text:s text:c="9"/>0 0 0 22 <text:s/>2 20 19.5 <text:s/>23 <text:s/>1 23 20.5 6565501518 6 2 4 0 <text:s text:c="3"/>40.0 <text:s text:c="2"/>42.0</text:p>
      <text:p text:style-name="P1"><text:s/>31 <text:s text:c="3"/>2.588500 2.384e-32 1.272e-07.07440.100 <text:s/>241.83170.790.000000 <text:s text:c="9"/>0 0 0 <text:s text:c="9"/>0 0 0 21 <text:s/>4 18 <text:s text:c="6"/>22 <text:s/>3 19 <text:s text:c="5"/>006550 113 6 2 4 0 <text:s text:c="3"/>43.0 <text:s text:c="2"/>45.0</text:p>
      <text:p text:style-name="P1"><text:s/>61 <text:s text:c="3"/>2.598710 3.281e-39 3.439e-10.04800.067 3667.35350.630.000000 <text:s text:c="3"/>0 1 0 1 1F1 <text:s text:c="3"/>0 1 0 1 1F1 <text:s text:c="2"/>12F1 30 <text:s text:c="7"/>12F2 31 <text:s text:c="4"/>334330453638 7 1 0 <text:s text:c="3"/>75.0 <text:s text:c="2"/>75.0</text:p>
      <text:p text:style-name="P1"><text:s/>31 <text:s text:c="3"/>2.601700 1.044e-34 1.247e-07.07390.100 1363.24400.790.000000 <text:s text:c="9"/>1 0 0 <text:s text:c="9"/>1 0 0 22 <text:s/>4 18 <text:s text:c="6"/>23 <text:s/>3 21 <text:s text:c="5"/>006550 113 6 2 4 0 <text:s text:c="3"/>45.0 <text:s text:c="2"/>47.0</text:p>
      <text:p text:style-name="P1"><text:s/>61 <text:s text:c="3"/>2.602378 1.102e-39 4.525e-11.04100.073 3355.03270.650.000000 <text:s text:c="3"/>0 1 0 1 1F2 <text:s text:c="3"/>0 1 0 1 1F1 <text:s text:c="2"/>10E <text:s/>13 <text:s text:c="8"/>9E <text:s/>17 <text:s text:c="4"/>334330453638 7 1 0 <text:s text:c="3"/>42.0 <text:s text:c="2"/>38.0</text:p>
      <text:p text:style-name="P1"><text:s/>61 <text:s text:c="3"/>2.604061 3.337e-40 1.406e-11.04800.067 3462.22950.630.000000 <text:s text:c="3"/>0 1 0 1 1F2 <text:s text:c="3"/>0 0 0 2 1F2 <text:s text:c="2"/>11F1 19 <text:s text:c="7"/>12F2 15 <text:s text:c="4"/>334330453638 7 1 0 <text:s text:c="3"/>69.0 <text:s text:c="2"/>75.0</text:p>
      <text:p text:style-name="P1"><text:s/>11 <text:s text:c="3"/>2.604622 7.253e-37 5.683e-07.08150.371 5610.76510.730.001600 <text:s text:c="9"/>0 3 0 <text:s text:c="9"/>0 3 0 <text:s/>7 <text:s/>3 <text:s/>4 <text:s text:c="7"/>6 <text:s/>4 <text:s/>3 <text:s text:c="5"/>4446534432257120 7 <text:s text:c="3"/>45.0 <text:s text:c="2"/>39.0</text:p>
      <text:p text:style-name="P1"><text:s/>61 <text:s text:c="3"/>2.608541 3.329e-40 9.280e-12.05300.073 3358.26170.650.000000 <text:s text:c="3"/>0 1 0 1 1F1 <text:s text:c="3"/>0 1 0 1 1F2 <text:s text:c="2"/>10F1 20 <text:s text:c="8"/>9F2 27 <text:s text:c="4"/>334330453638 7 1 0 <text:s text:c="3"/>63.0 <text:s text:c="2"/>57.0</text:p>
      <text:p text:style-name="P1"><text:s/>61 <text:s text:c="3"/>2.609532 3.045e-39 5.471e-14.04500.058 1974.04060.600.000000 <text:s text:c="3"/>0 0 0 0 1A1 <text:s text:c="3"/>0 0 0 0 1A1 <text:s text:c="2"/>19F2 <text:s/>4 <text:s text:c="7"/>19F1 <text:s/>1 <text:s text:c="4"/>534330453738 7 1 0 <text:s text:c="2"/>117.0 <text:s/>117.0</text:p>
      <text:p text:style-name="P1"><text:s/>32 <text:s text:c="3"/>2.611700 6.491e-35 1.436e-07.07540.102 <text:s/>178.89430.780.000000 <text:s text:c="9"/>0 0 0 <text:s text:c="9"/>0 0 0 20 <text:s/>2 18 <text:s text:c="6"/>19 <text:s/>3 17 <text:s text:c="5"/>006550 113 6 2 4 0 <text:s text:c="3"/>41.0 <text:s text:c="2"/>39.0</text:p>
      <text:p text:style-name="P1"><text:s/>61 <text:s text:c="3"/>2.614635 1.100e-38 3.370e-10.04900.065 3518.07300.620.000000 <text:s text:c="3"/>0 0 0 2 1E <text:s text:c="4"/>0 0 0 2 1A1 <text:s text:c="2"/>12A1 <text:s/>7 <text:s text:c="7"/>13A2 <text:s/>3 <text:s text:c="4"/>334330453638 7 1 0 <text:s text:c="2"/>125.0 <text:s/>135.0</text:p>
      <text:p text:style-name="P1"><text:s/>61 <text:s text:c="3"/>2.615310 8.061e-39 1.366e-10.04800.067 3291.09690.630.000000 <text:s text:c="3"/>0 0 0 2 1F2 <text:s text:c="3"/>0 0 0 2 1F2 <text:s text:c="2"/>12F1 <text:s/>2 <text:s text:c="7"/>12F2 <text:s/>1 <text:s text:c="4"/>434330453638 7 1 0 <text:s text:c="3"/>75.0 <text:s text:c="2"/>75.0</text:p>
      <text:p text:style-name="P1"><text:s/>61 <text:s text:c="3"/>2.617897 1.574e-39 1.579e-11.05300.070 3147.16160.640.000000 <text:s text:c="3"/>0 0 0 2 1A1 <text:s text:c="3"/>0 0 0 2 1A1 <text:s text:c="2"/>10F1 <text:s/>6 <text:s text:c="7"/>10F2 <text:s/>5 <text:s text:c="4"/>434330453638 7 1 0 <text:s text:c="3"/>63.0 <text:s text:c="2"/>63.0</text:p>
      <text:p text:style-name="P1"><text:s/>31 <text:s text:c="3"/>2.618100 4.076e-34 1.276e-07.07110.096 1142.30200.800.000000 <text:s text:c="9"/>0 1 0 <text:s text:c="9"/>0 1 0 29 <text:s/>5 25 <text:s text:c="6"/>30 <text:s/>4 26 <text:s text:c="5"/>006550 113 6 2 4 0 <text:s text:c="3"/>59.0 <text:s text:c="2"/>61.0</text:p>
      <text:p text:style-name="P1"><text:s/>61 <text:s text:c="3"/>2.619051 1.363e-39 1.845e-10.05300.068 3701.14380.640.000000 <text:s text:c="3"/>0 0 1 0 1F2 <text:s text:c="3"/>0 0 1 0 1F2 <text:s text:c="2"/>11F2 41 <text:s text:c="7"/>11F1 42 <text:s text:c="4"/>434330453638 7 1 0 <text:s text:c="3"/>69.0 <text:s text:c="2"/>69.0</text:p>
      <text:p text:style-name="P1"><text:soft-page-break/><text:s/>61 <text:s text:c="3"/>2.620960 2.565e-40 7.157e-12.05300.070 3357.42360.640.000000 <text:s text:c="3"/>0 1 0 1 1F2 <text:s text:c="3"/>0 1 0 1 1F2 <text:s text:c="2"/>10F1 19 <text:s text:c="7"/>10F2 18 <text:s text:c="4"/>334330453638 7 1 0 <text:s text:c="3"/>63.0 <text:s text:c="2"/>63.0</text:p>
      <text:p text:style-name="P1"><text:s/>61 <text:s text:c="3"/>2.621716 2.229e-39 1.088e-11.05600.074 2955.33230.690.000000 <text:s text:c="3"/>0 0 0 2 1A1 <text:s text:c="3"/>0 0 0 2 1A1 <text:s text:c="3"/>8F2 <text:s/>6 <text:s text:c="8"/>8F1 <text:s/>4 <text:s text:c="4"/>434330453638 7 1 0 <text:s text:c="3"/>51.0 <text:s text:c="2"/>51.0</text:p>
      <text:p text:style-name="P1"><text:s/>61 <text:s text:c="3"/>2.622738 4.898e-39 3.495e-11.05300.070 3076.80740.640.000000 <text:s text:c="3"/>0 0 0 2 1F2 <text:s text:c="3"/>0 0 0 2 1F2 <text:s text:c="2"/>10F1 <text:s/>2 <text:s text:c="7"/>10F2 <text:s/>2 <text:s text:c="4"/>434330453638 7 1 0 <text:s text:c="3"/>63.0 <text:s text:c="2"/>63.0</text:p>
      <text:p text:style-name="P1"><text:s/>33 <text:s text:c="3"/>2.624300 5.099e-35 1.306e-07.07540.101 <text:s/>202.52390.780.000000 <text:s text:c="9"/>0 0 0 <text:s text:c="9"/>0 0 0 19 <text:s/>4 16 <text:s text:c="6"/>20 <text:s/>3 17 <text:s text:c="5"/>006550 113 6 2 4 0 <text:s text:c="3"/>39.0 <text:s text:c="2"/>41.0</text:p>
      <text:p text:style-name="P1"><text:s/>61 <text:s text:c="3"/>2.627969 4.587e-40 8.660e-12.05600.077 3018.81760.720.000000 <text:s text:c="3"/>1 0 0 0 1A1 <text:s text:c="3"/>0 1 0 1 1F1 <text:s text:c="3"/>4E <text:s/>10 <text:s text:c="8"/>5E <text:s text:c="2"/>9 <text:s text:c="4"/>334330453638 7 1 0 <text:s text:c="3"/>18.0 <text:s text:c="2"/>22.0</text:p>
      <text:p text:style-name="P1"><text:s/>61 <text:s text:c="3"/>2.631699 1.088e-40 1.858e-12.05300.073 3255.66210.650.000000 <text:s text:c="3"/>0 0 0 2 1F2 <text:s text:c="3"/>0 1 0 1 1F2 <text:s text:c="2"/>10F2 14 <text:s text:c="8"/>9F1 16 <text:s text:c="4"/>334330453638 7 1 0 <text:s text:c="3"/>63.0 <text:s text:c="2"/>57.0</text:p>
      <text:p text:style-name="P1"><text:s/>31 <text:s text:c="3"/>2.634900 5.134e-33 1.317e-07.06970.091 <text:s/>670.00920.820.000000 <text:s text:c="9"/>0 0 0 <text:s text:c="9"/>0 0 0 36 <text:s/>6 30 <text:s text:c="6"/>37 <text:s/>5 33 <text:s text:c="5"/>006550 113 6 2 4 0 <text:s text:c="3"/>73.0 <text:s text:c="2"/>75.0</text:p>
      <text:p text:style-name="P1"><text:s/>61 <text:s text:c="3"/>2.638300 1.176e-38 5.576e-10.04800.067 3501.13450.630.000000 <text:s text:c="3"/>0 0 0 2 1F2 <text:s text:c="3"/>0 0 0 2 1F2 <text:s text:c="2"/>12F1 16 <text:s text:c="7"/>12F2 16 <text:s text:c="4"/>434330453638 7 1 0 <text:s text:c="3"/>75.0 <text:s text:c="2"/>75.0</text:p>
      <text:p text:style-name="P1"><text:s/>34 <text:s text:c="3"/>2.645921 6.053e-38 2.360e-08.06950.093 <text:s/>671.49500.830.000000 <text:s text:c="9"/>0 0 0 <text:s text:c="9"/>0 0 0 39 <text:s/>3 36 39.5 <text:s/>40 <text:s/>2 39 40.5 6565501518 6 2 4 0 <text:s text:c="3"/>80.0 <text:s text:c="2"/>82.0</text:p>
      <text:p text:style-name="P1"><text:s/>34 <text:s text:c="3"/>2.645932 5.903e-38 2.360e-08.06950.093 <text:s/>671.49500.830.000000 <text:s text:c="9"/>0 0 0 <text:s text:c="9"/>0 0 0 39 <text:s/>3 36 38.5 <text:s/>40 <text:s/>2 39 39.5 6565501518 6 2 4 0 <text:s text:c="3"/>78.0 <text:s text:c="2"/>80.0</text:p>
      <text:p text:style-name="P1"><text:s/>34 <text:s text:c="3"/>2.645941 4.116e-37 1.443e-07.06970.092 <text:s/>622.17840.820.000000 <text:s text:c="9"/>0 0 0 <text:s text:c="9"/>0 0 0 37 <text:s/>4 34 34.5 <text:s/>36 <text:s/>5 31 33.5 6565501518 6 2 4 0 <text:s text:c="3"/>70.0 <text:s text:c="2"/>68.0</text:p>
      <text:p text:style-name="P1"><text:s/>34 <text:s text:c="3"/>2.645943 4.230e-37 1.442e-07.06970.092 <text:s/>622.17830.820.000000 <text:s text:c="9"/>0 0 0 <text:s text:c="9"/>0 0 0 37 <text:s/>4 34 35.5 <text:s/>36 <text:s/>5 31 34.5 6565501518 6 2 4 0 <text:s text:c="3"/>72.0 <text:s text:c="2"/>70.0</text:p>
      <text:p text:style-name="P1"><text:s/>34 <text:s text:c="3"/>2.645944 6.207e-38 2.361e-08.06950.093 <text:s/>671.49500.830.000000 <text:s text:c="9"/>0 0 0 <text:s text:c="9"/>0 0 0 39 <text:s/>3 36 40.5 <text:s/>40 <text:s/>2 39 41.5 6565501518 6 2 4 0 <text:s text:c="3"/>82.0 <text:s text:c="2"/>84.0</text:p>
      <text:p text:style-name="P1"><text:s/>34 <text:s text:c="3"/>2.645945 4.345e-37 1.441e-07.06970.092 <text:s/>622.17830.820.000000 <text:s text:c="9"/>0 0 0 <text:s text:c="9"/>0 0 0 37 <text:s/>4 34 36.5 <text:s/>36 <text:s/>5 31 35.5 6565501518 6 2 4 0 <text:s text:c="3"/>74.0 <text:s text:c="2"/>72.0</text:p>
      <text:p text:style-name="P1"><text:s/>34 <text:s text:c="3"/>2.645947 4.465e-37 1.442e-07.06970.092 <text:s/>622.17830.820.000000 <text:s text:c="9"/>0 0 0 <text:s text:c="9"/>0 0 0 37 <text:s/>4 34 37.5 <text:s/>36 <text:s/>5 31 36.5 6565501518 6 2 4 0 <text:s text:c="3"/>76.0 <text:s text:c="2"/>74.0</text:p>
      <text:p text:style-name="P1"><text:s/>34 <text:s text:c="3"/>2.645949 4.588e-37 1.443e-07.06970.092 <text:s/>622.17830.820.000000 <text:s text:c="9"/>0 0 0 <text:s text:c="9"/>0 0 0 37 <text:s/>4 34 38.5 <text:s/>36 <text:s/>5 31 37.5 6565501518 6 2 4 0 <text:s text:c="3"/>78.0 <text:s text:c="2"/>76.0</text:p>
      <text:p text:style-name="P1"><text:s/>34 <text:s text:c="3"/>2.645950 4.714e-37 1.446e-07.06970.092 <text:s/>622.17830.820.000000 <text:s text:c="9"/>0 0 0 <text:s text:c="9"/>0 0 0 37 <text:s/>4 34 39.5 <text:s/>36 <text:s/>5 31 38.5 6565501518 6 2 4 0 <text:s text:c="3"/>80.0 <text:s text:c="2"/>78.0</text:p>
      <text:p text:style-name="P1"><text:s/>34 <text:s text:c="3"/>2.645975 5.757e-38 2.362e-08.06950.093 <text:s/>671.49500.830.000000 <text:s text:c="9"/>0 0 0 <text:s text:c="9"/>0 0 0 39 <text:s/>3 36 37.5 <text:s/>40 <text:s/>2 39 38.5 6565501518 6 2 4 0 <text:s text:c="3"/>76.0 <text:s text:c="2"/>78.0</text:p>
      <text:p text:style-name="P1"><text:s/>34 <text:s text:c="3"/>2.646004 6.363e-38 2.362e-08.06950.093 <text:s/>671.49490.830.000000 <text:s text:c="9"/>0 0 0 <text:s text:c="9"/>0 0 0 39 <text:s/>3 36 41.5 <text:s/>40 <text:s/>2 39 42.5 6565501518 6 2 4 0 <text:s text:c="3"/>84.0 <text:s text:c="2"/>86.0</text:p>
      <text:p text:style-name="P1"><text:s/>34 <text:s text:c="3"/>2.646047 5.615e-38 2.367e-08.06950.093 <text:s/>671.49500.830.000000 <text:s text:c="9"/>0 0 0 <text:s text:c="9"/>0 0 0 39 <text:s/>3 36 36.5 <text:s/>40 <text:s/>2 39 37.5 6565501518 6 2 4 0 <text:s text:c="3"/>74.0 <text:s text:c="2"/>76.0</text:p>
      <text:p text:style-name="P1"><text:s/>61 <text:s text:c="3"/>2.660564 2.264e-38 6.344e-10.05300.068 3373.90990.640.000000 <text:s text:c="3"/>0 0 0 2 1F2 <text:s text:c="3"/>0 0 0 2 1F2 <text:s text:c="2"/>11F2 15 <text:s text:c="7"/>11F1 15 <text:s text:c="4"/>434330453638 7 1 0 <text:s text:c="3"/>69.0 <text:s text:c="2"/>69.0</text:p>
      <text:p text:style-name="P1"><text:s/>61 <text:s text:c="3"/>2.661853 4.010e-40 3.095e-11.05300.068 3582.28370.640.000000 <text:s text:c="3"/>0 1 0 1 1F1 <text:s text:c="3"/>0 1 0 1 1F1 <text:s text:c="2"/>11F1 33 <text:s text:c="7"/>11F2 31 <text:s text:c="4"/>134330453638 7 1 0 <text:s text:c="3"/>69.0 <text:s text:c="2"/>69.0</text:p>
      <text:p text:style-name="P1"><text:s/>34 <text:s text:c="3"/>2.663749 1.008e-36 1.532e-07.07110.096 <text:s/>430.36660.800.000000 <text:s text:c="9"/>0 0 0 <text:s text:c="9"/>0 0 0 29 <text:s/>5 25 31.5 <text:s/>30 <text:s/>4 26 32.5 6565501518 6 2 4 0 <text:s text:c="3"/>64.0 <text:s text:c="2"/>66.0</text:p>
      <text:p text:style-name="P1"><text:s/>34 <text:s text:c="3"/>2.663758 8.528e-37 1.536e-07.07110.096 <text:s/>430.36670.800.000000 <text:s text:c="9"/>0 0 0 <text:s text:c="9"/>0 0 0 29 <text:s/>5 25 26.5 <text:s/>30 <text:s/>4 26 27.5 6565501518 6 2 4 0 <text:s text:c="3"/>54.0 <text:s text:c="2"/>56.0</text:p>
      <text:p text:style-name="P1"><text:s/>34 <text:s text:c="3"/>2.663760 9.750e-37 1.529e-07.07110.096 <text:s/>430.36660.800.000000 <text:s text:c="9"/>0 0 0 <text:s text:c="9"/>0 0 0 29 <text:s/>5 25 30.5 <text:s/>30 <text:s/>4 26 31.5 6565501518 6 2 4 0 <text:s text:c="3"/>62.0 <text:s text:c="2"/>64.0</text:p>
      <text:p text:style-name="P1"><text:s/>34 <text:s text:c="3"/>2.663764 8.818e-37 1.531e-07.07110.096 <text:s/>430.36660.800.000000 <text:s text:c="9"/>0 0 0 <text:s text:c="9"/>0 0 0 29 <text:s/>5 25 27.5 <text:s/>30 <text:s/>4 26 28.5 6565501518 6 2 4 0 <text:s text:c="3"/>56.0 <text:s text:c="2"/>58.0</text:p>
      <text:p text:style-name="P1"><text:s/>34 <text:s text:c="3"/>2.663765 9.430e-37 1.528e-07.07110.096 <text:s/>430.36660.800.000000 <text:s text:c="9"/>0 0 0 <text:s text:c="9"/>0 0 0 29 <text:s/>5 25 29.5 <text:s/>30 <text:s/>4 26 30.5 6565501518 6 2 4 0 <text:s text:c="3"/>60.0 <text:s text:c="2"/>62.0</text:p>
      <text:p text:style-name="P1"><text:s/>34 <text:s text:c="3"/>2.663767 9.120e-37 1.529e-07.07110.096 <text:s/>430.36660.800.000000 <text:s text:c="9"/>0 0 0 <text:s text:c="9"/>0 0 0 29 <text:s/>5 25 28.5 <text:s/>30 <text:s/>4 26 29.5 6565501518 6 2 4 0 <text:s text:c="3"/>58.0 <text:s text:c="2"/>60.0</text:p>
      <text:p text:style-name="P1"><text:s/>61 <text:s text:c="3"/>2.663799 1.851e-39 3.562e-11.05600.074 3257.04420.690.000000 <text:s text:c="3"/>0 1 0 1 1F2 <text:s text:c="3"/>0 1 0 1 1F1 <text:s text:c="3"/>9F1 19 <text:s text:c="8"/>8F2 24 <text:s text:c="4"/>334330453638 7 1 0 <text:s text:c="3"/>57.0 <text:s text:c="2"/>51.0</text:p>
      <text:p text:style-name="P1"><text:s/>61 <text:s text:c="3"/>2.665529 1.105e-38 4.164e-10.05500.078 3233.70610.700.000000 <text:s text:c="3"/>0 0 1 0 1F2 <text:s text:c="3"/>0 0 1 0 1F2 <text:s text:c="3"/>6E <text:s/>16 <text:s text:c="8"/>6E <text:s/>15 <text:s text:c="4"/>434330453638 7 1 0 <text:s text:c="3"/>26.0 <text:s text:c="2"/>26.0</text:p>
      <text:p text:style-name="P1"><text:s/>35 <text:s text:c="3"/>2.668310 1.071e-36 1.508e-07.07180.097 <text:s/>389.46380.800.000000 <text:s text:c="9"/>0 0 0 <text:s text:c="9"/>0 0 0 27 <text:s/>5 23 29.5 <text:s/>28 <text:s/>4 24 30.5 6565501518 6 2 4 0 <text:s text:c="3"/>60.0 <text:s text:c="2"/>62.0</text:p>
      <text:p text:style-name="P1"><text:s/>35 <text:s text:c="3"/>2.668317 1.033e-36 1.505e-07.07180.097 <text:s/>389.46380.800.000000 <text:s text:c="9"/>0 0 0 <text:s text:c="9"/>0 0 0 27 <text:s/>5 23 28.5 <text:s/>28 <text:s/>4 24 29.5 6565501518 6 2 4 0 <text:s text:c="3"/>58.0 <text:s text:c="2"/>60.0</text:p>
      <text:p text:style-name="P1"><text:s/>35 <text:s text:c="3"/>2.668318 8.947e-37 1.512e-07.07180.097 <text:s/>389.46390.800.000000 <text:s text:c="9"/>0 0 0 <text:s text:c="9"/>0 0 0 27 <text:s/>5 23 24.5 <text:s/>28 <text:s/>4 24 25.5 6565501518 6 2 4 0 <text:s text:c="3"/>50.0 <text:s text:c="2"/>52.0</text:p>
      <text:p text:style-name="P1"><text:s/>35 <text:s text:c="3"/>2.668321 9.272e-37 1.507e-07.07180.097 <text:s/>389.46380.800.000000 <text:s text:c="9"/>0 0 0 <text:s text:c="9"/>0 0 0 27 <text:s/>5 23 25.5 <text:s/>28 <text:s/>4 24 26.5 6565501518 6 2 4 0 <text:s text:c="3"/>52.0 <text:s text:c="2"/>54.0</text:p>
      <text:p text:style-name="P1"><text:s/>35 <text:s text:c="3"/>2.668321 9.962e-37 1.504e-07.07180.097 <text:s/>389.46380.800.000000 <text:s text:c="9"/>0 0 0 <text:s text:c="9"/>0 0 0 27 <text:s/>5 23 27.5 <text:s/>28 <text:s/>4 24 28.5 6565501518 6 2 4 0 <text:s text:c="3"/>56.0 <text:s text:c="2"/>58.0</text:p>
      <text:p text:style-name="P1"><text:s/>35 <text:s text:c="3"/>2.668322 9.610e-37 1.504e-07.07180.097 <text:s/>389.46380.800.000000 <text:s text:c="9"/>0 0 0 <text:s text:c="9"/>0 0 0 27 <text:s/>5 23 26.5 <text:s/>28 <text:s/>4 24 27.5 6565501518 6 2 4 0 <text:s text:c="3"/>54.0 <text:s text:c="2"/>56.0</text:p>
      <text:p text:style-name="P1"><text:s/>35 <text:s text:c="3"/>2.669024 8.644e-37 1.353e-07.07140.098 <text:s/>389.46390.800.000000 <text:s text:c="9"/>0 0 0 <text:s text:c="9"/>0 0 0 29 <text:s/>3 27 26.5 <text:s/>28 <text:s/>4 24 25.5 6565501518 6 2 4 0 <text:s text:c="3"/>54.0 <text:s text:c="2"/>52.0</text:p>
      <text:p text:style-name="P1"><text:s/>35 <text:s text:c="3"/>2.669029 8.949e-37 1.351e-07.07140.098 <text:s/>389.46380.800.000000 <text:s text:c="9"/>0 0 0 <text:s text:c="9"/>0 0 0 29 <text:s/>3 27 27.5 <text:s/>28 <text:s/>4 24 26.5 6565501518 6 2 4 0 <text:s text:c="3"/>56.0 <text:s text:c="2"/>54.0</text:p>
      <text:p text:style-name="P1"><text:s/>35 <text:s text:c="3"/>2.669032 1.028e-36 1.358e-07.07140.098 <text:s/>389.46380.800.000000 <text:s text:c="9"/>0 0 0 <text:s text:c="9"/>0 0 0 29 <text:s/>3 27 31.5 <text:s/>28 <text:s/>4 24 30.5 6565501518 6 2 4 0 <text:s text:c="3"/>64.0 <text:s text:c="2"/>62.0</text:p>
      <text:p text:style-name="P1"><text:s/>35 <text:s text:c="3"/>2.669032 9.262e-37 1.350e-07.07140.098 <text:s/>389.46380.800.000000 <text:s text:c="9"/>0 0 0 <text:s text:c="9"/>0 0 0 29 <text:s/>3 27 28.5 <text:s/>28 <text:s/>4 24 27.5 6565501518 6 2 4 0 <text:s text:c="3"/>58.0 <text:s text:c="2"/>56.0</text:p>
      <text:p text:style-name="P1"><text:s/>35 <text:s text:c="3"/>2.669034 9.591e-37 1.352e-07.07140.098 <text:s/>389.46380.800.000000 <text:s text:c="9"/>0 0 0 <text:s text:c="9"/>0 0 0 29 <text:s/>3 27 29.5 <text:s/>28 <text:s/>4 24 28.5 6565501518 6 2 4 0 <text:s text:c="3"/>60.0 <text:s text:c="2"/>58.0</text:p>
      <text:p text:style-name="P1"><text:s/>35 <text:s text:c="3"/>2.669034 9.930e-37 1.354e-07.07140.098 <text:s/>389.46380.800.000000 <text:s text:c="9"/>0 0 0 <text:s text:c="9"/>0 0 0 29 <text:s/>3 27 30.5 <text:s/>28 <text:s/>4 24 29.5 6565501518 6 2 4 0 <text:s text:c="3"/>62.0 <text:s text:c="2"/>60.0</text:p>
      <text:p text:style-name="P1"><text:s/>31 <text:s text:c="3"/>2.674900 3.962e-34 1.187e-07.07080.097 1142.30200.810.000000 <text:s text:c="9"/>0 1 0 <text:s text:c="9"/>0 1 0 31 <text:s/>3 29 <text:s text:c="6"/>30 <text:s/>4 26 <text:s text:c="5"/>006550 113 6 2 4 0 <text:s text:c="3"/>63.0 <text:s text:c="2"/>61.0</text:p>
      <text:p text:style-name="P1"><text:s/>32 <text:s text:c="3"/>2.675400 3.863e-35 1.448e-07.07180.098 <text:s/>350.11510.800.000000 <text:s text:c="9"/>0 0 0 <text:s text:c="9"/>0 0 0 28 <text:s/>3 25 <text:s text:c="6"/>27 <text:s/>4 24 <text:s text:c="5"/>006550 113 6 2 4 0 <text:s text:c="3"/>57.0 <text:s text:c="2"/>55.0</text:p>
      <text:p text:style-name="P1"><text:s/>34 <text:s text:c="3"/>2.675797 1.155e-37 1.556e-07.06950.084 <text:s/>957.45390.760.000000 <text:s text:c="9"/>0 0 0 <text:s text:c="9"/>0 0 0 44 <text:s/>7 38 46.5 <text:s/>45 <text:s/>6 39 47.5 6545201518 8 2 1 0 <text:s text:c="3"/>94.0 <text:s text:c="2"/>96.0</text:p>
      <text:p text:style-name="P1"><text:s/>34 <text:s text:c="3"/>2.675802 1.130e-37 1.555e-07.06950.084 <text:s/>957.45390.760.000000 <text:s text:c="9"/>0 0 0 <text:s text:c="9"/>0 0 0 44 <text:s/>7 38 45.5 <text:s/>45 <text:s/>6 39 46.5 6545201518 8 2 1 0 <text:s text:c="3"/>92.0 <text:s text:c="2"/>94.0</text:p>
      <text:p text:style-name="P1"><text:s/>34 <text:s text:c="3"/>2.675805 1.034e-37 1.558e-07.06950.084 <text:s/>957.45400.760.000000 <text:s text:c="9"/>0 0 0 <text:s text:c="9"/>0 0 0 44 <text:s/>7 38 41.5 <text:s/>45 <text:s/>6 39 42.5 6545201518 8 2 1 0 <text:s text:c="3"/>84.0 <text:s text:c="2"/>86.0</text:p>
      <text:p text:style-name="P1"><text:s/>34 <text:s text:c="3"/>2.675806 1.105e-37 1.555e-07.06950.084 <text:s/>957.45390.760.000000 <text:s text:c="9"/>0 0 0 <text:s text:c="9"/>0 0 0 44 <text:s/>7 38 44.5 <text:s/>45 <text:s/>6 39 45.5 6545201518 8 2 1 0 <text:s text:c="3"/>90.0 <text:s text:c="2"/>92.0</text:p>
      <text:p text:style-name="P1"><text:s/>34 <text:s text:c="3"/>2.675807 1.057e-37 1.556e-07.06950.084 <text:s/>957.45400.760.000000 <text:s text:c="9"/>0 0 0 <text:s text:c="9"/>0 0 0 44 <text:s/>7 38 42.5 <text:s/>45 <text:s/>6 39 43.5 6545201518 8 2 1 0 <text:s text:c="3"/>86.0 <text:s text:c="2"/>88.0</text:p>
      <text:p text:style-name="P1"><text:s/>34 <text:s text:c="3"/>2.675808 1.081e-37 1.555e-07.06950.084 <text:s/>957.45390.760.000000 <text:s text:c="9"/>0 0 0 <text:s text:c="9"/>0 0 0 44 <text:s/>7 38 43.5 <text:s/>45 <text:s/>6 39 44.5 6545201518 8 2 1 0 <text:s text:c="3"/>88.0 <text:s text:c="2"/>90.0</text:p>
      <text:p text:style-name="P1"><text:s/>13 <text:s text:c="3"/>2.680367 8.831e-37 5.142e-07.07490.371 3855.87670.620.002400 <text:s text:c="9"/>0 2 0 <text:s text:c="9"/>0 2 0 <text:s/>5 <text:s/>4 <text:s/>1 <text:s text:c="7"/>6 <text:s/>3 <text:s/>4 <text:s text:c="5"/>5646534636257120 7 <text:s text:c="2"/>198.0 <text:s/>234.0</text:p>
      <text:p text:style-name="P1"><text:s/>61 <text:s text:c="3"/>2.685745 2.977e-40 7.617e-12.05900.075 3370.45800.700.000000 <text:s text:c="3"/>0 2 0 0 1E <text:s text:c="4"/>0 2 0 0 1E <text:s text:c="4"/>7A2 13 <text:s text:c="8"/>7A1 10 <text:s text:c="4"/>334330453638 7 1 0 <text:s text:c="3"/>75.0 <text:s text:c="2"/>75.0</text:p>
      <text:p text:style-name="P1"><text:s/>14 <text:s text:c="3"/>2.687798 2.490e-29 1.315e-06.10020.443 <text:s text:c="2"/>29.80860.780.000000 <text:s text:c="9"/>0 0 0 <text:s text:c="9"/>0 0 0 <text:s/>1 <text:s/>1 <text:s/>0 <text:s text:c="7"/>1 <text:s/>1 <text:s/>1 <text:s text:c="5"/>005540 02227 5 2 0 <text:s text:c="3"/>18.0 <text:s text:c="2"/>18.0</text:p>
      <text:p text:style-name="P1"><text:s/>15 <text:s text:c="3"/>2.689070 5.133e-32 1.376e-06.10020.443 <text:s text:c="2"/>29.46000.780.000000 <text:s text:c="9"/>0 0 0 <text:s text:c="9"/>0 0 0 <text:s/>1 <text:s/>1 <text:s/>0 <text:s text:c="7"/>1 <text:s/>1 <text:s/>1 <text:s text:c="5"/>605540322027 5 2 0 <text:s text:c="3"/>18.0 <text:s text:c="2"/>18.0</text:p>
      <text:p text:style-name="P1"><text:s/>61 <text:s text:c="3"/>2.690156 1.059e-37 4.731e-12.05600.073 2007.20040.650.000000 <text:s text:c="3"/>0 1 0 0 1E <text:s text:c="4"/>0 1 0 0 1E <text:s text:c="4"/>9F2 <text:s/>9 <text:s text:c="8"/>9F1 <text:s/>8 <text:s text:c="4"/>534330453738 7 1 0 <text:s text:c="3"/>57.0 <text:s text:c="2"/>57.0</text:p>
      <text:p text:style-name="P1"><text:s/>61 <text:s text:c="3"/>2.690441 3.415e-40 2.047e-11.05300.068 3528.04860.640.000000 <text:s text:c="3"/>0 1 0 1 1F1 <text:s text:c="3"/>0 1 0 1 1F1 <text:s text:c="2"/>11F2 26 <text:s text:c="7"/>11F1 27 <text:s text:c="4"/>434330453638 7 1 0 <text:s text:c="3"/>69.0 <text:s text:c="2"/>69.0</text:p>
      <text:p text:style-name="P1"><text:s/>62 <text:s text:c="3"/>2.692068 1.081e-39 2.155e-11.03700.098 2621.09110.750.000000 <text:s text:c="3"/>0 0 0 0 1A1 <text:s text:c="3"/>0 0 0 0 1A1 <text:s text:c="2"/>22A1 <text:s/>1 <text:s text:c="7"/>22A2 <text:s/>1 <text:s text:c="4"/>5323331111 4 1 1 1 <text:s text:c="2"/>450.0 <text:s/>450.0</text:p>
      <text:p text:style-name="P1"><text:s/>61 <text:s text:c="3"/>2.693401 1.664e-35 1.331e-10.05500.077 1491.50280.720.000000 <text:s text:c="3"/>0 0 0 1 1F2 <text:s text:c="3"/>0 0 0 1 1F2 <text:s text:c="3"/>6E <text:s text:c="2"/>1 <text:s text:c="8"/>5E <text:s text:c="2"/>3 <text:s text:c="4"/>534330453738 7 1 0 <text:s text:c="3"/>26.0 <text:s text:c="2"/>22.0</text:p>
      <text:p text:style-name="P1"><text:s/>31 <text:s text:c="3"/>2.696100 2.000e-34 1.320e-07.06970.092 1338.94200.820.000000 <text:s text:c="9"/>0 1 0 <text:s text:c="9"/>0 1 0 37 <text:s/>4 34 <text:s text:c="6"/>36 <text:s/>5 31 <text:s text:c="5"/>006550 113 6 2 4 0 <text:s text:c="3"/>75.0 <text:s text:c="2"/>73.0</text:p>
      <text:p text:style-name="P1"><text:s/>31 <text:s text:c="3"/>2.696600 2.326e-33 1.369e-07.06960.087 <text:s/>872.22300.840.000000 <text:s text:c="9"/>0 0 0 <text:s text:c="9"/>0 0 0 43 <text:s/>5 39 <text:s text:c="6"/>42 <text:s/>6 36 <text:s text:c="5"/>006550 113 6 2 4 0 <text:s text:c="3"/>87.0 <text:s text:c="2"/>85.0</text:p>
      <text:p text:style-name="P1"><text:s/>61 <text:s text:c="3"/>2.698078 1.919e-39 5.283e-11.04100.068 3265.21800.640.000000 <text:s text:c="3"/>0 0 0 2 1E <text:s text:c="4"/>0 0 0 2 1A1 <text:s text:c="2"/>10E <text:s/>10 <text:s text:c="7"/>11E <text:s text:c="2"/>5 <text:s text:c="4"/>434330453638 7 1 0 <text:s text:c="3"/>42.0 <text:s text:c="2"/>46.0</text:p>
      <text:p text:style-name="P1"><text:soft-page-break/><text:s/>35 <text:s text:c="3"/>2.704373 4.133e-38 1.576e-07.06870.079 1174.42210.760.000000 <text:s text:c="9"/>0 0 0 <text:s text:c="9"/>0 0 0 48 <text:s/>8 40 50.5 <text:s/>49 <text:s/>7 43 51.5 6545201518 8 2 1 0 <text:s text:c="2"/>102.0 <text:s/>104.0</text:p>
      <text:p text:style-name="P1"><text:s/>35 <text:s text:c="3"/>2.704377 4.052e-38 1.576e-07.06870.079 1174.42210.760.000000 <text:s text:c="9"/>0 0 0 <text:s text:c="9"/>0 0 0 48 <text:s/>8 40 49.5 <text:s/>49 <text:s/>7 43 50.5 6545201518 8 2 1 0 <text:s text:c="2"/>100.0 <text:s/>102.0</text:p>
      <text:p text:style-name="P1"><text:s/>35 <text:s text:c="3"/>2.704379 3.969e-38 1.575e-07.06870.079 1174.42210.760.000000 <text:s text:c="9"/>0 0 0 <text:s text:c="9"/>0 0 0 48 <text:s/>8 40 48.5 <text:s/>49 <text:s/>7 43 49.5 6545201518 8 2 1 0 <text:s text:c="3"/>98.0 <text:s/>100.0</text:p>
      <text:p text:style-name="P1"><text:s/>35 <text:s text:c="3"/>2.704381 3.810e-38 1.576e-07.06870.079 1174.42210.760.000000 <text:s text:c="9"/>0 0 0 <text:s text:c="9"/>0 0 0 48 <text:s/>8 40 46.5 <text:s/>49 <text:s/>7 43 47.5 6545201518 8 2 1 0 <text:s text:c="3"/>94.0 <text:s text:c="2"/>96.0</text:p>
      <text:p text:style-name="P1"><text:s/>35 <text:s text:c="3"/>2.704381 3.889e-38 1.576e-07.06870.079 1174.42210.760.000000 <text:s text:c="9"/>0 0 0 <text:s text:c="9"/>0 0 0 48 <text:s/>8 40 47.5 <text:s/>49 <text:s/>7 43 48.5 6545201518 8 2 1 0 <text:s text:c="3"/>96.0 <text:s text:c="2"/>98.0</text:p>
      <text:p text:style-name="P1"><text:s/>35 <text:s text:c="3"/>2.704381 3.732e-38 1.578e-07.06870.079 1174.42220.760.000000 <text:s text:c="9"/>0 0 0 <text:s text:c="9"/>0 0 0 48 <text:s/>8 40 45.5 <text:s/>49 <text:s/>7 43 46.5 6545201518 8 2 1 0 <text:s text:c="3"/>92.0 <text:s text:c="2"/>94.0</text:p>
      <text:p text:style-name="P1"><text:s/>35 <text:s text:c="3"/>2.706482 1.598e-37 1.579e-07.06950.086 <text:s/>866.03620.830.000000 <text:s text:c="9"/>0 0 0 <text:s text:c="9"/>0 0 0 41 <text:s/>7 35 43.5 <text:s/>42 <text:s/>6 36 44.5 6565501518 6 2 4 0 <text:s text:c="3"/>88.0 <text:s text:c="2"/>90.0</text:p>
      <text:p text:style-name="P1"><text:s/>35 <text:s text:c="3"/>2.706486 1.560e-37 1.577e-07.06950.086 <text:s/>866.03620.830.000000 <text:s text:c="9"/>0 0 0 <text:s text:c="9"/>0 0 0 41 <text:s/>7 35 42.5 <text:s/>42 <text:s/>6 36 43.5 6565501518 6 2 4 0 <text:s text:c="3"/>86.0 <text:s text:c="2"/>88.0</text:p>
      <text:p text:style-name="P1"><text:s/>35 <text:s text:c="3"/>2.706489 1.524e-37 1.577e-07.06950.086 <text:s/>866.03610.830.000000 <text:s text:c="9"/>0 0 0 <text:s text:c="9"/>0 0 0 41 <text:s/>7 35 41.5 <text:s/>42 <text:s/>6 36 42.5 6565501518 6 2 4 0 <text:s text:c="3"/>84.0 <text:s text:c="2"/>86.0</text:p>
      <text:p text:style-name="P1"><text:s/>35 <text:s text:c="3"/>2.706489 1.419e-37 1.581e-07.06950.086 <text:s/>866.03630.830.000000 <text:s text:c="9"/>0 0 0 <text:s text:c="9"/>0 0 0 41 <text:s/>7 35 38.5 <text:s/>42 <text:s/>6 36 39.5 6565501518 6 2 4 0 <text:s text:c="3"/>78.0 <text:s text:c="2"/>80.0</text:p>
      <text:p text:style-name="P1"><text:s/>35 <text:s text:c="3"/>2.706490 1.488e-37 1.577e-07.06950.086 <text:s/>866.03620.830.000000 <text:s text:c="9"/>0 0 0 <text:s text:c="9"/>0 0 0 41 <text:s/>7 35 40.5 <text:s/>42 <text:s/>6 36 41.5 6565501518 6 2 4 0 <text:s text:c="3"/>82.0 <text:s text:c="2"/>84.0</text:p>
      <text:p text:style-name="P1"><text:s/>35 <text:s text:c="3"/>2.706490 1.453e-37 1.579e-07.06950.086 <text:s/>866.03620.830.000000 <text:s text:c="9"/>0 0 0 <text:s text:c="9"/>0 0 0 41 <text:s/>7 35 39.5 <text:s/>42 <text:s/>6 36 40.5 6565501518 6 2 4 0 <text:s text:c="3"/>80.0 <text:s text:c="2"/>82.0</text:p>
      <text:p text:style-name="P1"><text:s/>32 <text:s text:c="3"/>2.707100 6.588e-35 1.518e-07.07870.103 <text:s/>108.55950.780.000000 <text:s text:c="9"/>0 0 0 <text:s text:c="9"/>0 0 0 14 <text:s/>3 12 <text:s text:c="6"/>15 <text:s/>2 13 <text:s text:c="5"/>006550 113 6 2 4 0 <text:s text:c="3"/>29.0 <text:s text:c="2"/>31.0</text:p>
      <text:p text:style-name="P1"><text:s/>34 <text:s text:c="3"/>2.708640 1.545e-37 1.579e-07.06960.087 <text:s/>884.63070.840.000000 <text:s text:c="9"/>0 0 0 <text:s text:c="9"/>0 0 0 44 <text:s/>5 40 43.5 <text:s/>43 <text:s/>6 37 42.5 6565501518 6 2 4 0 <text:s text:c="3"/>88.0 <text:s text:c="2"/>86.0</text:p>
      <text:p text:style-name="P1"><text:s/>34 <text:s text:c="3"/>2.708640 1.510e-37 1.580e-07.06960.087 <text:s/>884.63070.840.000000 <text:s text:c="9"/>0 0 0 <text:s text:c="9"/>0 0 0 44 <text:s/>5 40 42.5 <text:s/>43 <text:s/>6 37 41.5 6565501518 6 2 4 0 <text:s text:c="3"/>86.0 <text:s text:c="2"/>84.0</text:p>
      <text:p text:style-name="P1"><text:s/>34 <text:s text:c="3"/>2.708641 1.476e-37 1.581e-07.06960.087 <text:s/>884.63080.840.000000 <text:s text:c="9"/>0 0 0 <text:s text:c="9"/>0 0 0 44 <text:s/>5 40 41.5 <text:s/>43 <text:s/>6 37 40.5 6565501518 6 2 4 0 <text:s text:c="3"/>84.0 <text:s text:c="2"/>82.0</text:p>
      <text:p text:style-name="P1"><text:s/>34 <text:s text:c="3"/>2.708642 1.580e-37 1.580e-07.06960.087 <text:s/>884.63060.840.000000 <text:s text:c="9"/>0 0 0 <text:s text:c="9"/>0 0 0 44 <text:s/>5 40 44.5 <text:s/>43 <text:s/>6 37 43.5 6565501518 6 2 4 0 <text:s text:c="3"/>90.0 <text:s text:c="2"/>88.0</text:p>
      <text:p text:style-name="P1"><text:s/>34 <text:s text:c="3"/>2.708645 1.617e-37 1.581e-07.06960.087 <text:s/>884.63060.840.000000 <text:s text:c="9"/>0 0 0 <text:s text:c="9"/>0 0 0 44 <text:s/>5 40 45.5 <text:s/>43 <text:s/>6 37 44.5 6565501518 6 2 4 0 <text:s text:c="3"/>92.0 <text:s text:c="2"/>90.0</text:p>
      <text:p text:style-name="P1"><text:s/>34 <text:s text:c="3"/>2.708649 1.654e-37 1.583e-07.06960.087 <text:s/>884.63070.840.000000 <text:s text:c="9"/>0 0 0 <text:s text:c="9"/>0 0 0 44 <text:s/>5 40 46.5 <text:s/>43 <text:s/>6 37 45.5 6565501518 6 2 4 0 <text:s text:c="3"/>94.0 <text:s text:c="2"/>92.0</text:p>
      <text:p text:style-name="P1"><text:s/>31 <text:s text:c="3"/>2.711500 1.675e-33 1.416e-07.06960.085 <text:s/>945.53080.840.000000 <text:s text:c="9"/>0 0 0 <text:s text:c="9"/>0 0 0 43 <text:s/>7 37 <text:s text:c="6"/>44 <text:s/>6 38 <text:s text:c="5"/>006550 113 6 2 4 0 <text:s text:c="3"/>87.0 <text:s text:c="2"/>89.0</text:p>
      <text:p text:style-name="P1"><text:s/>34 <text:s text:c="3"/>2.713782 7.127e-38 5.466e-09.08020.105 <text:s text:c="2"/>46.59420.770.000000 <text:s text:c="9"/>0 0 0 <text:s text:c="9"/>0 0 0 <text:s/>9 <text:s/>2 <text:s/>7 <text:s/>9.5 <text:s/>10 <text:s/>1 10 <text:s/>9.5 6565501518 6 2 4 0 <text:s text:c="3"/>20.0 <text:s text:c="2"/>20.0</text:p>
      <text:p text:style-name="P1"><text:s/>34 <text:s text:c="3"/>2.713783 1.625e-36 1.247e-07.08020.105 <text:s text:c="2"/>46.59420.770.000000 <text:s text:c="9"/>0 0 0 <text:s text:c="9"/>0 0 0 <text:s/>9 <text:s/>2 <text:s/>7 <text:s/>9.5 <text:s/>10 <text:s/>1 10 10.5 6565501518 6 2 4 0 <text:s text:c="3"/>20.0 <text:s text:c="2"/>22.0</text:p>
      <text:p text:style-name="P1"><text:s/>34 <text:s text:c="3"/>2.713789 6.361e-38 4.436e-09.08020.105 <text:s text:c="2"/>46.59420.770.000000 <text:s text:c="9"/>0 0 0 <text:s text:c="9"/>0 0 0 <text:s/>9 <text:s/>2 <text:s/>7 10.5 <text:s/>10 <text:s/>1 10 10.5 6565501518 6 2 4 0 <text:s text:c="3"/>22.0 <text:s text:c="2"/>22.0</text:p>
      <text:p text:style-name="P1"><text:s/>34 <text:s text:c="3"/>2.713796 1.802e-36 1.257e-07.08020.105 <text:s text:c="2"/>46.59420.770.000000 <text:s text:c="9"/>0 0 0 <text:s text:c="9"/>0 0 0 <text:s/>9 <text:s/>2 <text:s/>7 10.5 <text:s/>10 <text:s/>1 10 11.5 6565501518 6 2 4 0 <text:s text:c="3"/>22.0 <text:s text:c="2"/>24.0</text:p>
      <text:p text:style-name="P1"><text:s/>34 <text:s text:c="3"/>2.713797 1.464e-36 1.247e-07.08020.105 <text:s text:c="2"/>46.59420.770.000000 <text:s text:c="9"/>0 0 0 <text:s text:c="9"/>0 0 0 <text:s/>9 <text:s/>2 <text:s/>7 <text:s/>8.5 <text:s/>10 <text:s/>1 10 <text:s/>9.5 6565501518 6 2 4 0 <text:s text:c="3"/>18.0 <text:s text:c="2"/>20.0</text:p>
      <text:p text:style-name="P1"><text:s/>34 <text:s text:c="3"/>2.713801 6.343e-38 5.406e-09.08020.105 <text:s text:c="2"/>46.59420.770.000000 <text:s text:c="9"/>0 0 0 <text:s text:c="9"/>0 0 0 <text:s/>9 <text:s/>2 <text:s/>7 <text:s/>8.5 <text:s/>10 <text:s/>1 10 <text:s/>8.5 6565501518 6 2 4 0 <text:s text:c="3"/>18.0 <text:s text:c="2"/>18.0</text:p>
      <text:p text:style-name="P1"><text:s/>34 <text:s text:c="3"/>2.713830 4.005e-38 2.560e-09.08020.105 <text:s text:c="2"/>46.59420.770.000000 <text:s text:c="9"/>0 0 0 <text:s text:c="9"/>0 0 0 <text:s/>9 <text:s/>2 <text:s/>7 11.5 <text:s/>10 <text:s/>1 10 11.5 6565501518 6 2 4 0 <text:s text:c="3"/>24.0 <text:s text:c="2"/>24.0</text:p>
      <text:p text:style-name="P1"><text:s/>34 <text:s text:c="3"/>2.713831 1.318e-36 1.263e-07.08020.105 <text:s text:c="2"/>46.59420.770.000000 <text:s text:c="9"/>0 0 0 <text:s text:c="9"/>0 0 0 <text:s/>9 <text:s/>2 <text:s/>7 <text:s/>7.5 <text:s/>10 <text:s/>1 10 <text:s/>8.5 6565501518 6 2 4 0 <text:s text:c="3"/>16.0 <text:s text:c="2"/>18.0</text:p>
      <text:p text:style-name="P1"><text:s/>34 <text:s text:c="3"/>2.713838 3.995e-38 3.830e-09.08020.105 <text:s text:c="2"/>46.59420.770.000000 <text:s text:c="9"/>0 0 0 <text:s text:c="9"/>0 0 0 <text:s/>9 <text:s/>2 <text:s/>7 <text:s/>7.5 <text:s/>10 <text:s/>1 10 <text:s/>7.5 6565501518 6 2 4 0 <text:s text:c="3"/>16.0 <text:s text:c="2"/>16.0</text:p>
      <text:p text:style-name="P1"><text:s/>34 <text:s text:c="3"/>2.713846 1.996e-36 1.276e-07.08020.105 <text:s text:c="2"/>46.59420.770.000000 <text:s text:c="9"/>0 0 0 <text:s text:c="9"/>0 0 0 <text:s/>9 <text:s/>2 <text:s/>7 11.5 <text:s/>10 <text:s/>1 10 12.5 6565501518 6 2 4 0 <text:s text:c="3"/>24.0 <text:s text:c="2"/>26.0</text:p>
      <text:p text:style-name="P1"><text:s/>34 <text:s text:c="3"/>2.713878 1.188e-36 1.302e-07.08020.105 <text:s text:c="2"/>46.59420.770.000000 <text:s text:c="9"/>0 0 0 <text:s text:c="9"/>0 0 0 <text:s/>9 <text:s/>2 <text:s/>7 <text:s/>6.5 <text:s/>10 <text:s/>1 10 <text:s/>7.5 6565501518 6 2 4 0 <text:s text:c="3"/>14.0 <text:s text:c="2"/>16.0</text:p>
      <text:p text:style-name="P1"><text:s/>31 <text:s text:c="3"/>2.715200 1.513e-34 1.563e-07.08490.105 1069.10700.770.000000 <text:s text:c="9"/>0 0 1 <text:s text:c="9"/>0 0 1 <text:s/>6 <text:s/>2 <text:s/>5 <text:s text:c="7"/>7 <text:s/>1 <text:s/>6 <text:s text:c="5"/>006550 113 6 2 4 0 <text:s text:c="3"/>13.0 <text:s text:c="2"/>15.0</text:p>
      <text:p text:style-name="P1"><text:s/>61 <text:s text:c="3"/>2.715553 1.114e-38 2.852e-10.06200.078 3233.68870.700.000000 <text:s text:c="3"/>0 0 1 0 1F2 <text:s text:c="3"/>0 0 1 0 1F2 <text:s text:c="3"/>6F1 22 <text:s text:c="8"/>6F2 23 <text:s text:c="4"/>434330453638 7 1 0 <text:s text:c="3"/>39.0 <text:s text:c="2"/>39.0</text:p>
      <text:p text:style-name="P1"><text:s/>61 <text:s text:c="3"/>2.718527 2.487e-40 3.432e-11.04800.067 3714.58450.630.000000 <text:s text:c="3"/>0 1 0 1 1F1 <text:s text:c="3"/>0 1 0 1 1F1 <text:s text:c="2"/>12F1 35 <text:s text:c="7"/>12F2 36 <text:s text:c="4"/>334330453638 7 1 0 <text:s text:c="3"/>75.0 <text:s text:c="2"/>75.0</text:p>
      <text:p text:style-name="P1"><text:s/>31 <text:s text:c="3"/>2.725000 1.473e-34 1.152e-07.08020.105 1089.18600.770.000000 <text:s text:c="9"/>0 0 1 <text:s text:c="9"/>0 0 1 <text:s/>9 <text:s/>2 <text:s/>7 <text:s text:c="6"/>10 <text:s/>1 10 <text:s text:c="5"/>006550 113 6 2 4 0 <text:s text:c="3"/>19.0 <text:s text:c="2"/>21.0</text:p>
      <text:p text:style-name="P1"><text:s/>61 <text:s text:c="3"/>2.725170 2.081e-39 2.244e-11.06500.077 3020.78390.720.000000 <text:s text:c="3"/>0 1 0 1 1F2 <text:s text:c="3"/>0 1 0 1 1F2 <text:s text:c="3"/>5F2 15 <text:s text:c="8"/>5F1 16 <text:s text:c="4"/>434330453638 7 1 0 <text:s text:c="3"/>33.0 <text:s text:c="2"/>33.0</text:p>
      <text:p text:style-name="P1"><text:s/>11 <text:s text:c="3"/>2.729181 2.092e-38 6.870e-07.05670.333 6192.24460.69-.004300 <text:s text:c="9"/>0 3 0 <text:s text:c="9"/>0 3 0 <text:s/>9 <text:s/>4 <text:s/>6 <text:s text:c="7"/>8 <text:s/>5 <text:s/>3 <text:s text:c="5"/>3445434432287120 8 <text:s text:c="3"/>19.0 <text:s text:c="2"/>17.0</text:p>
      <text:p text:style-name="P1"><text:s/>31 <text:s text:c="3"/>2.730100 4.692e-35 1.404e-07.06950.084 1682.60600.760.000000 <text:s text:c="9"/>0 1 0 <text:s text:c="9"/>0 1 0 44 <text:s/>7 37 <text:s text:c="6"/>45 <text:s/>6 40 <text:s text:c="5"/>004520 113 8 2 1 0 <text:s text:c="3"/>89.0 <text:s text:c="2"/>91.0</text:p>
      <text:p text:style-name="P1"><text:s/>31 <text:s text:c="3"/>2.730200 2.326e-34 1.611e-07.07600.102 1211.81200.780.000000 <text:s text:c="9"/>0 0 1 <text:s text:c="9"/>0 0 1 19 <text:s/>2 17 <text:s text:c="6"/>18 <text:s/>3 16 <text:s text:c="5"/>006550 113 6 2 4 0 <text:s text:c="3"/>39.0 <text:s text:c="2"/>37.0</text:p>
      <text:p text:style-name="P1"><text:s/>31 <text:s text:c="3"/>2.730500 9.846e-35 1.510e-07.07140.096 1453.41100.800.000000 <text:s text:c="9"/>0 0 1 <text:s text:c="9"/>0 0 1 28 <text:s/>5 24 <text:s text:c="6"/>29 <text:s/>4 25 <text:s text:c="5"/>006550 113 6 2 4 0 <text:s text:c="3"/>57.0 <text:s text:c="2"/>59.0</text:p>
      <text:p text:style-name="P1"><text:s/>61 <text:s text:c="3"/>2.743994 1.249e-40 1.804e-12.05600.075 3169.02830.700.000000 <text:s text:c="3"/>0 1 0 1 1F1 <text:s text:c="3"/>0 1 0 1 1F1 <text:s text:c="3"/>8F1 16 <text:s text:c="8"/>7F2 21 <text:s text:c="4"/>434330453638 7 1 0 <text:s text:c="3"/>51.0 <text:s text:c="2"/>45.0</text:p>
      <text:p text:style-name="P1"><text:s/>14 <text:s text:c="3"/>2.747913 1.911e-34 3.297e-07.00770.099 2657.01610.380.000000 <text:s text:c="9"/>0 0 0 <text:s text:c="9"/>0 0 0 16 <text:s/>6 10 <text:s text:c="6"/>16 <text:s/>6 11 <text:s text:c="5"/>000040 022 0 3 2 0 <text:s text:c="2"/>198.0 <text:s/>198.0</text:p>
      <text:p text:style-name="P1"><text:s/>61 <text:s text:c="3"/>2.748913 7.220e-40 7.331e-12.06500.078 2913.60010.720.000000 <text:s text:c="3"/>0 1 0 1 1F1 <text:s text:c="3"/>0 1 0 1 1F2 <text:s text:c="3"/>3F1 10 <text:s text:c="8"/>4F2 <text:s/>8 <text:s text:c="4"/>334330453638 7 1 0 <text:s text:c="3"/>21.0 <text:s text:c="2"/>27.0</text:p>
      <text:p text:style-name="P1"><text:s/>34 <text:s text:c="3"/>2.757219 8.692e-37 1.509e-07.07080.097 <text:s/>430.36670.810.000000 <text:s text:c="9"/>0 0 0 <text:s text:c="9"/>0 0 0 31 <text:s/>3 29 28.5 <text:s/>30 <text:s/>4 26 27.5 6565501518 6 2 4 0 <text:s text:c="3"/>58.0 <text:s text:c="2"/>56.0</text:p>
      <text:p text:style-name="P1"><text:s/>34 <text:s text:c="3"/>2.757232 8.976e-37 1.506e-07.07080.097 <text:s/>430.36660.810.000000 <text:s text:c="9"/>0 0 0 <text:s text:c="9"/>0 0 0 31 <text:s/>3 29 29.5 <text:s/>30 <text:s/>4 26 28.5 6565501518 6 2 4 0 <text:s text:c="3"/>60.0 <text:s text:c="2"/>58.0</text:p>
      <text:p text:style-name="P1"><text:s/>34 <text:s text:c="3"/>2.757232 1.022e-36 1.513e-07.07080.097 <text:s/>430.36660.810.000000 <text:s text:c="9"/>0 0 0 <text:s text:c="9"/>0 0 0 31 <text:s/>3 29 33.5 <text:s/>30 <text:s/>4 26 32.5 6565501518 6 2 4 0 <text:s text:c="3"/>68.0 <text:s text:c="2"/>66.0</text:p>
      <text:p text:style-name="P1"><text:s/>34 <text:s text:c="3"/>2.757240 9.272e-37 1.506e-07.07080.097 <text:s/>430.36660.810.000000 <text:s text:c="9"/>0 0 0 <text:s text:c="9"/>0 0 0 31 <text:s/>3 29 30.5 <text:s/>30 <text:s/>4 26 29.5 6565501518 6 2 4 0 <text:s text:c="3"/>62.0 <text:s text:c="2"/>60.0</text:p>
      <text:p text:style-name="P1"><text:s/>34 <text:s text:c="3"/>2.757241 9.894e-37 1.509e-07.07080.097 <text:s/>430.36660.810.000000 <text:s text:c="9"/>0 0 0 <text:s text:c="9"/>0 0 0 31 <text:s/>3 29 32.5 <text:s/>30 <text:s/>4 26 31.5 6565501518 6 2 4 0 <text:s text:c="3"/>66.0 <text:s text:c="2"/>64.0</text:p>
      <text:p text:style-name="P1"><text:s/>34 <text:s text:c="3"/>2.757243 9.578e-37 1.507e-07.07080.097 <text:s/>430.36660.810.000000 <text:s text:c="9"/>0 0 0 <text:s text:c="9"/>0 0 0 31 <text:s/>3 29 31.5 <text:s/>30 <text:s/>4 26 30.5 6565501518 6 2 4 0 <text:s text:c="3"/>64.0 <text:s text:c="2"/>62.0</text:p>
      <text:p text:style-name="P1"><text:s/>32 <text:s text:c="3"/>2.757300 2.783e-35 1.586e-07.07080.096 <text:s/>444.12570.810.000000 <text:s text:c="9"/>0 0 0 <text:s text:c="9"/>0 0 0 30 <text:s/>5 25 <text:s text:c="6"/>31 <text:s/>4 28 <text:s text:c="5"/>006550 113 6 2 4 0 <text:s text:c="3"/>61.0 <text:s text:c="2"/>63.0</text:p>
      <text:p text:style-name="P1"><text:s/>61 <text:s text:c="3"/>2.762263 2.322e-39 8.703e-12.06500.078 2707.54100.720.000000 <text:s text:c="3"/>0 0 0 2 1E <text:s text:c="4"/>0 0 0 2 1F2 <text:s text:c="3"/>3F2 <text:s/>5 <text:s text:c="8"/>4F1 <text:s/>3 <text:s text:c="4"/>434330453638 7 1 0 <text:s text:c="3"/>21.0 <text:s text:c="2"/>27.0</text:p>
      <text:p text:style-name="P1"><text:s/>61 <text:s text:c="3"/>2.763921 8.255e-39 4.353e-11.05600.073 2983.10280.650.000000 <text:s text:c="3"/>0 0 0 2 1F2 <text:s text:c="3"/>0 0 0 2 1F2 <text:s text:c="3"/>9F1 <text:s/>2 <text:s text:c="8"/>9F2 <text:s/>1 <text:s text:c="4"/>434330453638 7 1 0 <text:s text:c="3"/>57.0 <text:s text:c="2"/>57.0</text:p>
      <text:p text:style-name="P1"><text:s/>15 <text:s text:c="3"/>2.764914 1.453e-36 4.020e-09.07460.309 1396.61790.390.000000 <text:s text:c="9"/>0 0 0 <text:s text:c="9"/>0 0 0 11 <text:s/>5 <text:s/>6 <text:s text:c="6"/>12 <text:s/>3 <text:s/>9 <text:s text:c="5"/>404340322027 5 2 0 <text:s text:c="2"/>138.0 <text:s/>150.0</text:p>
      <text:p text:style-name="P1"><text:s/>34 <text:s text:c="3"/>2.769009 1.237e-37 1.724e-07.06950.084 <text:s/>957.36440.760.000000 <text:s text:c="9"/>0 0 0 <text:s text:c="9"/>0 0 0 44 <text:s/>7 37 46.5 <text:s/>45 <text:s/>6 40 47.5 6545201518 8 2 1 0 <text:s text:c="3"/>94.0 <text:s text:c="2"/>96.0</text:p>
      <text:p text:style-name="P1"><text:s/>34 <text:s text:c="3"/>2.769014 1.210e-37 1.722e-07.06950.084 <text:s/>957.36440.760.000000 <text:s text:c="9"/>0 0 0 <text:s text:c="9"/>0 0 0 44 <text:s/>7 37 45.5 <text:s/>45 <text:s/>6 40 46.5 6545201518 8 2 1 0 <text:s text:c="3"/>92.0 <text:s text:c="2"/>94.0</text:p>
      <text:p text:style-name="P1"><text:s/>34 <text:s text:c="3"/>2.769017 1.183e-37 1.722e-07.06950.084 <text:s/>957.36440.760.000000 <text:s text:c="9"/>0 0 0 <text:s text:c="9"/>0 0 0 44 <text:s/>7 37 44.5 <text:s/>45 <text:s/>6 40 45.5 6545201518 8 2 1 0 <text:s text:c="3"/>90.0 <text:s text:c="2"/>92.0</text:p>
      <text:p text:style-name="P1"><text:s/>34 <text:s text:c="3"/>2.769018 1.106e-37 1.726e-07.06950.084 <text:s/>957.36450.760.000000 <text:s text:c="9"/>0 0 0 <text:s text:c="9"/>0 0 0 44 <text:s/>7 37 41.5 <text:s/>45 <text:s/>6 40 42.5 6545201518 8 2 1 0 <text:s text:c="3"/>84.0 <text:s text:c="2"/>86.0</text:p>
      <text:p text:style-name="P1"><text:s/>34 <text:s text:c="3"/>2.769019 1.132e-37 1.724e-07.06950.084 <text:s/>957.36450.760.000000 <text:s text:c="9"/>0 0 0 <text:s text:c="9"/>0 0 0 44 <text:s/>7 37 42.5 <text:s/>45 <text:s/>6 40 43.5 6545201518 8 2 1 0 <text:s text:c="3"/>86.0 <text:s text:c="2"/>88.0</text:p>
      <text:p text:style-name="P1"><text:s/>34 <text:s text:c="3"/>2.769019 1.157e-37 1.722e-07.06950.084 <text:s/>957.36440.760.000000 <text:s text:c="9"/>0 0 0 <text:s text:c="9"/>0 0 0 44 <text:s/>7 37 43.5 <text:s/>45 <text:s/>6 40 44.5 6545201518 8 2 1 0 <text:s text:c="3"/>88.0 <text:s text:c="2"/>90.0</text:p>
      <text:p text:style-name="P1"><text:s/>61 <text:s text:c="3"/>2.769612 8.798e-38 4.048e-12.05600.073 2007.20700.650.000000 <text:s text:c="3"/>0 1 0 0 1E <text:s text:c="4"/>0 1 0 0 1E <text:s text:c="4"/>9F1 10 <text:s text:c="8"/>9F2 <text:s/>8 <text:s text:c="4"/>534330453738 7 1 0 <text:s text:c="3"/>57.0 <text:s text:c="2"/>57.0</text:p>
      <text:p text:style-name="P1"><text:s/>11 <text:s text:c="3"/>2.773758 5.292e-37 3.446e-07.09560.434 5454.59620.69-.002900 <text:s text:c="9"/>1 1 0 <text:s text:c="9"/>1 1 0 <text:s/>4 <text:s/>1 <text:s/>4 <text:s text:c="7"/>3 <text:s/>2 <text:s/>1 <text:s text:c="5"/>4448634432287120 8 <text:s text:c="3"/>27.0 <text:s text:c="2"/>21.0</text:p>
      <text:p text:style-name="P1"><text:soft-page-break/><text:s/>31 <text:s text:c="3"/>2.774700 2.076e-34 1.477e-07.07800.103 1166.76700.780.000000 <text:s text:c="9"/>0 0 1 <text:s text:c="9"/>0 0 1 15 <text:s/>3 12 <text:s text:c="6"/>16 <text:s/>2 15 <text:s text:c="5"/>006550 113 6 2 4 0 <text:s text:c="3"/>31.0 <text:s text:c="2"/>33.0</text:p>
      <text:p text:style-name="P1"><text:s/>61 <text:s text:c="3"/>2.776943 2.081e-35 1.143e-10.06200.077 1491.32180.720.000000 <text:s text:c="3"/>0 0 0 1 1F2 <text:s text:c="3"/>0 0 0 1 1F2 <text:s text:c="3"/>6F2 <text:s/>1 <text:s text:c="8"/>5F1 <text:s/>4 <text:s text:c="4"/>534330453738 7 1 0 <text:s text:c="3"/>39.0 <text:s text:c="2"/>33.0</text:p>
      <text:p text:style-name="P1"><text:s/>61 <text:s text:c="3"/>2.778018 1.167e-39 3.764e-11.06200.075 3305.98660.700.000000 <text:s text:c="3"/>0 0 1 0 1F2 <text:s text:c="3"/>0 0 1 0 1F2 <text:s text:c="3"/>7F2 26 <text:s text:c="8"/>7F1 27 <text:s text:c="4"/>434330453638 7 1 0 <text:s text:c="3"/>45.0 <text:s text:c="2"/>45.0</text:p>
      <text:p text:style-name="P1"><text:s/>35 <text:s text:c="3"/>2.779145 1.308e-38 1.698e-07.06810.078 1436.27100.760.000000 <text:s text:c="9"/>0 0 0 <text:s text:c="9"/>0 0 0 55 <text:s/>7 49 54.5 <text:s/>54 <text:s/>8 46 53.5 5542201518 8 2 1 0 <text:s text:c="2"/>110.0 <text:s/>108.0</text:p>
      <text:p text:style-name="P1"><text:s/>35 <text:s text:c="3"/>2.779145 1.261e-38 1.699e-07.06810.078 1436.27110.760.000000 <text:s text:c="9"/>0 0 0 <text:s text:c="9"/>0 0 0 55 <text:s/>7 49 52.5 <text:s/>54 <text:s/>8 46 51.5 5542201518 8 2 1 0 <text:s text:c="2"/>106.0 <text:s/>104.0</text:p>
      <text:p text:style-name="P1"><text:s/>35 <text:s text:c="3"/>2.779145 1.285e-38 1.698e-07.06810.078 1436.27100.760.000000 <text:s text:c="9"/>0 0 0 <text:s text:c="9"/>0 0 0 55 <text:s/>7 49 53.5 <text:s/>54 <text:s/>8 46 52.5 5542201518 8 2 1 0 <text:s text:c="2"/>108.0 <text:s/>106.0</text:p>
      <text:p text:style-name="P1"><text:s/>35 <text:s text:c="3"/>2.779146 1.332e-38 1.698e-07.06810.078 1436.27100.760.000000 <text:s text:c="9"/>0 0 0 <text:s text:c="9"/>0 0 0 55 <text:s/>7 49 55.5 <text:s/>54 <text:s/>8 46 54.5 5542201518 8 2 1 0 <text:s text:c="2"/>112.0 <text:s/>110.0</text:p>
      <text:p text:style-name="P1"><text:s/>35 <text:s text:c="3"/>2.779148 1.357e-38 1.699e-07.06810.078 1436.27100.760.000000 <text:s text:c="9"/>0 0 0 <text:s text:c="9"/>0 0 0 55 <text:s/>7 49 56.5 <text:s/>54 <text:s/>8 46 55.5 5542201518 8 2 1 0 <text:s text:c="2"/>114.0 <text:s/>112.0</text:p>
      <text:p text:style-name="P1"><text:s/>35 <text:s text:c="3"/>2.779152 1.382e-38 1.700e-07.06810.078 1436.27100.760.000000 <text:s text:c="9"/>0 0 0 <text:s text:c="9"/>0 0 0 55 <text:s/>7 49 57.5 <text:s/>54 <text:s/>8 46 56.5 5542201518 8 2 1 0 <text:s text:c="2"/>116.0 <text:s/>114.0</text:p>
      <text:p text:style-name="P1"><text:s/>31 <text:s text:c="3"/>2.780500 3.500e-35 1.434e-07.07730.103 1539.24600.780.000000 <text:s text:c="9"/>0 2 0 <text:s text:c="9"/>0 2 0 16 <text:s/>3 13 <text:s text:c="6"/>17 <text:s/>2 16 <text:s text:c="5"/>006550 113 6 2 4 0 <text:s text:c="3"/>33.0 <text:s text:c="2"/>35.0</text:p>
      <text:p text:style-name="P1"><text:s/>61 <text:s text:c="3"/>2.783647 1.593e-40 1.226e-11.04800.067 3589.66280.630.000000 <text:s text:c="3"/>0 1 0 1 1F2 <text:s text:c="3"/>0 1 0 1 1F1 <text:s text:c="2"/>12F2 24 <text:s text:c="7"/>12F1 21 <text:s text:c="4"/>334330453638 7 1 0 <text:s text:c="3"/>75.0 <text:s text:c="2"/>75.0</text:p>
      <text:p text:style-name="P1"><text:s/>35 <text:s text:c="3"/>2.788990 7.179e-38 7.235e-09.08130.105 <text:s text:c="2"/>39.48940.770.000000 <text:s text:c="9"/>0 0 0 <text:s text:c="9"/>0 0 0 <text:s/>8 <text:s/>2 <text:s/>6 <text:s/>7.5 <text:s text:c="2"/>9 <text:s/>1 <text:s/>9 <text:s/>7.5 6565501518 6 2 4 0 <text:s text:c="3"/>16.0 <text:s text:c="2"/>16.0</text:p>
      <text:p text:style-name="P1"><text:s/>35 <text:s text:c="3"/>2.788992 8.069e-38 7.229e-09.08130.105 <text:s text:c="2"/>39.48940.770.000000 <text:s text:c="9"/>0 0 0 <text:s text:c="9"/>0 0 0 <text:s/>8 <text:s/>2 <text:s/>6 <text:s/>8.5 <text:s text:c="2"/>9 <text:s/>1 <text:s/>9 <text:s/>8.5 6565501518 6 2 4 0 <text:s text:c="3"/>18.0 <text:s text:c="2"/>18.0</text:p>
      <text:p text:style-name="P1"><text:s/>35 <text:s text:c="3"/>2.788997 4.528e-38 5.216e-09.08130.105 <text:s text:c="2"/>39.48940.770.000000 <text:s text:c="9"/>0 0 0 <text:s text:c="9"/>0 0 0 <text:s/>8 <text:s/>2 <text:s/>6 <text:s/>6.5 <text:s text:c="2"/>9 <text:s/>1 <text:s/>9 <text:s/>6.5 6565501518 6 2 4 0 <text:s text:c="3"/>14.0 <text:s text:c="2"/>14.0</text:p>
      <text:p text:style-name="P1"><text:s/>35 <text:s text:c="3"/>2.789001 1.325e-36 1.335e-07.08130.105 <text:s text:c="2"/>39.48940.770.000000 <text:s text:c="9"/>0 0 0 <text:s text:c="9"/>0 0 0 <text:s/>8 <text:s/>2 <text:s/>6 <text:s/>7.5 <text:s text:c="2"/>9 <text:s/>1 <text:s/>9 <text:s/>8.5 6565501518 6 2 4 0 <text:s text:c="3"/>16.0 <text:s text:c="2"/>18.0</text:p>
      <text:p text:style-name="P1"><text:s/>35 <text:s text:c="3"/>2.789001 1.490e-36 1.335e-07.08130.105 <text:s text:c="2"/>39.48930.770.000000 <text:s text:c="9"/>0 0 0 <text:s text:c="9"/>0 0 0 <text:s/>8 <text:s/>2 <text:s/>6 <text:s/>8.5 <text:s text:c="2"/>9 <text:s/>1 <text:s/>9 <text:s/>9.5 6565501518 6 2 4 0 <text:s text:c="3"/>18.0 <text:s text:c="2"/>20.0</text:p>
      <text:p text:style-name="P1"><text:s/>35 <text:s text:c="3"/>2.789001 1.673e-36 1.349e-07.08130.105 <text:s text:c="2"/>39.48940.770.000000 <text:s text:c="9"/>0 0 0 <text:s text:c="9"/>0 0 0 <text:s/>8 <text:s/>2 <text:s/>6 <text:s/>9.5 <text:s text:c="2"/>9 <text:s/>1 <text:s/>9 10.5 6565501518 6 2 4 0 <text:s text:c="3"/>20.0 <text:s text:c="2"/>22.0</text:p>
      <text:p text:style-name="P1"><text:s/>35 <text:s text:c="3"/>2.789008 7.207e-38 5.811e-09.08130.105 <text:s text:c="2"/>39.48930.770.000000 <text:s text:c="9"/>0 0 0 <text:s text:c="9"/>0 0 0 <text:s/>8 <text:s/>2 <text:s/>6 <text:s/>9.5 <text:s text:c="2"/>9 <text:s/>1 <text:s/>9 <text:s/>9.5 6565501518 6 2 4 0 <text:s text:c="3"/>20.0 <text:s text:c="2"/>20.0</text:p>
      <text:p text:style-name="P1"><text:s/>35 <text:s text:c="3"/>2.789018 1.177e-36 1.356e-07.08130.105 <text:s text:c="2"/>39.48940.770.000000 <text:s text:c="9"/>0 0 0 <text:s text:c="9"/>0 0 0 <text:s/>8 <text:s/>2 <text:s/>6 <text:s/>6.5 <text:s text:c="2"/>9 <text:s/>1 <text:s/>9 <text:s/>7.5 6565501518 6 2 4 0 <text:s text:c="3"/>14.0 <text:s text:c="2"/>16.0</text:p>
      <text:p text:style-name="P1"><text:s/>35 <text:s text:c="3"/>2.789018 1.875e-36 1.374e-07.08130.105 <text:s text:c="2"/>39.48940.770.000000 <text:s text:c="9"/>0 0 0 <text:s text:c="9"/>0 0 0 <text:s/>8 <text:s/>2 <text:s/>6 10.5 <text:s text:c="2"/>9 <text:s/>1 <text:s/>9 11.5 6565501518 6 2 4 0 <text:s text:c="3"/>22.0 <text:s text:c="2"/>24.0</text:p>
      <text:p text:style-name="P1"><text:s/>35 <text:s text:c="3"/>2.789035 1.048e-36 1.408e-07.08130.105 <text:s text:c="2"/>39.48940.770.000000 <text:s text:c="9"/>0 0 0 <text:s text:c="9"/>0 0 0 <text:s/>8 <text:s/>2 <text:s/>6 <text:s/>5.5 <text:s text:c="2"/>9 <text:s/>1 <text:s/>9 <text:s/>6.5 6565501518 6 2 4 0 <text:s text:c="3"/>12.0 <text:s text:c="2"/>14.0</text:p>
      <text:p text:style-name="P1"><text:s/>35 <text:s text:c="3"/>2.789040 4.547e-38 3.333e-09.08130.105 <text:s text:c="2"/>39.48940.770.000000 <text:s text:c="9"/>0 0 0 <text:s text:c="9"/>0 0 0 <text:s/>8 <text:s/>2 <text:s/>6 10.5 <text:s text:c="2"/>9 <text:s/>1 <text:s/>9 10.5 6565501518 6 2 4 0 <text:s text:c="3"/>22.0 <text:s text:c="2"/>22.0</text:p>
      <text:p text:style-name="P1"><text:s/>31 <text:s text:c="3"/>2.793100 1.790e-34 2.745e-08.07090.102 <text:s/>926.27280.790.000000 <text:s text:c="9"/>0 1 0 <text:s text:c="9"/>0 1 0 22 <text:s/>2 20 <text:s text:c="6"/>23 <text:s/>1 23 <text:s text:c="5"/>006550 113 6 2 4 0 <text:s text:c="3"/>45.0 <text:s text:c="2"/>47.0</text:p>
      <text:p text:style-name="P1"><text:s/>61 <text:s text:c="3"/>2.793620 1.290e-40 5.913e-12.05300.070 3465.00830.640.000000 <text:s text:c="3"/>0 1 0 1 1F2 <text:s text:c="3"/>0 1 0 1 1F1 <text:s text:c="2"/>11F2 19 <text:s text:c="7"/>10F1 29 <text:s text:c="4"/>334330453638 7 1 0 <text:s text:c="3"/>69.0 <text:s text:c="2"/>63.0</text:p>
      <text:p text:style-name="P1"><text:s/>12 <text:s text:c="3"/>2.796422 5.328e-32 3.563e-07.09510.434 1811.29080.69-.002900 <text:s text:c="9"/>0 1 0 <text:s text:c="9"/>0 1 0 <text:s/>4 <text:s/>1 <text:s/>4 <text:s text:c="7"/>3 <text:s/>2 <text:s/>1 <text:s text:c="5"/>5648634836287120 8 <text:s text:c="3"/>27.0 <text:s text:c="2"/>21.0</text:p>
      <text:p text:style-name="P1"><text:s/>32 <text:s text:c="3"/>2.797000 5.003e-35 1.338e-07.08020.105 <text:s text:c="2"/>45.43640.770.000000 <text:s text:c="9"/>0 0 0 <text:s text:c="9"/>0 0 0 <text:s/>9 <text:s/>2 <text:s/>7 <text:s text:c="6"/>10 <text:s/>1 10 <text:s text:c="5"/>006550 113 6 2 4 0 <text:s text:c="3"/>19.0 <text:s text:c="2"/>21.0</text:p>
      <text:p text:style-name="P1"><text:s/>61 <text:s text:c="3"/>2.799949 1.850e-40 9.395e-12.05300.070 3467.03150.640.000000 <text:s text:c="3"/>0 1 0 1 1F2 <text:s text:c="3"/>0 1 0 1 1F1 <text:s text:c="2"/>10F2 31 <text:s text:c="7"/>10F1 30 <text:s text:c="4"/>334330453638 7 1 0 <text:s text:c="3"/>63.0 <text:s text:c="2"/>63.0</text:p>
      <text:p text:style-name="P1"><text:s/>61 <text:s text:c="3"/>2.800352 1.014e-40 5.837e-12.05600.074 3449.36500.690.000000 <text:s text:c="3"/>0 2 0 0 1E <text:s text:c="4"/>0 2 0 0 1A1 <text:s text:c="3"/>8F2 38 <text:s text:c="8"/>8F1 35 <text:s text:c="4"/>434330453638 7 1 0 <text:s text:c="3"/>51.0 <text:s text:c="2"/>51.0</text:p>
      <text:p text:style-name="P1"><text:s/>31 <text:s text:c="3"/>2.808300 1.285e-34 1.583e-07.07440.100 1344.51000.790.000000 <text:s text:c="9"/>1 0 0 <text:s text:c="9"/>1 0 0 21 <text:s/>4 18 <text:s text:c="6"/>22 <text:s/>3 19 <text:s text:c="5"/>006550 113 6 2 4 0 <text:s text:c="3"/>43.0 <text:s text:c="2"/>45.0</text:p>
      <text:p text:style-name="P1"><text:s/>61 <text:s text:c="3"/>2.813441 6.725e-38 1.970e-10.06500.078 2704.72750.720.000000 <text:s text:c="3"/>0 0 0 2 1F2 <text:s text:c="3"/>0 0 0 2 1F2 <text:s text:c="3"/>4F1 <text:s/>3 <text:s text:c="8"/>4F2 <text:s/>4 <text:s text:c="4"/>434330453638 7 1 0 <text:s text:c="3"/>27.0 <text:s text:c="2"/>27.0</text:p>
      <text:p text:style-name="P1"><text:s/>61 <text:s text:c="3"/>2.817784 4.954e-37 1.352e-11.05300.068 1935.41670.640.000000 <text:s text:c="3"/>0 0 0 1 1F2 <text:s text:c="3"/>0 0 0 1 1F2 <text:s text:c="2"/>11F1 <text:s/>3 <text:s text:c="7"/>11F2 <text:s/>1 <text:s text:c="4"/>534330453738 7 1 0 <text:s text:c="3"/>69.0 <text:s text:c="2"/>69.0</text:p>
      <text:p text:style-name="P1"><text:s/>61 <text:s text:c="3"/>2.829077 2.050e-38 5.793e-10.06500.083 3048.98020.700.000000 <text:s text:c="3"/>0 0 1 0 1F2 <text:s text:c="3"/>0 0 1 0 1F2 <text:s text:c="3"/>2F1 <text:s/>9 <text:s text:c="8"/>2F2 10 <text:s text:c="4"/>434330453638 7 1 0 <text:s text:c="3"/>15.0 <text:s text:c="2"/>15.0</text:p>
      <text:p text:style-name="P1"><text:s/>33 <text:s text:c="3"/>2.829800 3.632e-35 1.612e-07.07210.097 <text:s/>363.05970.800.000000 <text:s text:c="9"/>0 0 0 <text:s text:c="9"/>0 0 0 26 <text:s/>5 21 <text:s text:c="6"/>27 <text:s/>4 24 <text:s text:c="5"/>006550 113 6 2 4 0 <text:s text:c="3"/>53.0 <text:s text:c="2"/>55.0</text:p>
      <text:p text:style-name="P1"><text:s/>61 <text:s text:c="3"/>2.829876 1.329e-38 1.355e-10.05900.075 3170.28560.700.000000 <text:s text:c="3"/>0 1 0 1 1F2 <text:s text:c="3"/>0 1 0 1 1F1 <text:s text:c="3"/>7A1 <text:s/>7 <text:s text:c="8"/>7A2 <text:s/>8 <text:s text:c="4"/>434330453638 7 1 0 <text:s text:c="3"/>75.0 <text:s text:c="2"/>75.0</text:p>
      <text:p text:style-name="P1"><text:s/>61 <text:s text:c="3"/>2.830432 1.285e-38 1.190e-10.06500.079 2888.55520.730.000000 <text:s text:c="3"/>0 1 0 1 1F2 <text:s text:c="3"/>0 1 0 1 1F2 <text:s text:c="3"/>3F2 <text:s/>7 <text:s text:c="8"/>3F1 <text:s/>8 <text:s text:c="4"/>334330453638 7 1 0 <text:s text:c="3"/>21.0 <text:s text:c="2"/>21.0</text:p>
      <text:p text:style-name="P1"><text:s/>33 <text:s text:c="3"/>2.840200 7.765e-35 1.794e-07.07660.103 <text:s/>154.08720.780.000000 <text:s text:c="9"/>0 0 0 <text:s text:c="9"/>0 0 0 18 <text:s/>2 16 <text:s text:c="6"/>17 <text:s/>3 15 <text:s text:c="5"/>006550 113 6 2 4 0 <text:s text:c="3"/>37.0 <text:s text:c="2"/>35.0</text:p>
      <text:p text:style-name="P1"><text:s/>61 <text:s text:c="3"/>2.842101 2.484e-39 5.099e-11.05300.070 3256.95830.640.000000 <text:s text:c="3"/>0 1 0 1 1F1 <text:s text:c="3"/>0 0 0 2 1F2 <text:s text:c="3"/>9F2 17 <text:s text:c="7"/>10F1 13 <text:s text:c="4"/>334330453638 7 1 0 <text:s text:c="3"/>57.0 <text:s text:c="2"/>63.0</text:p>
      <text:p text:style-name="P1"><text:s/>35 <text:s text:c="3"/>2.843624 5.390e-37 1.759e-07.07000.093 <text:s/>574.80810.820.000000 <text:s text:c="9"/>0 0 0 <text:s text:c="9"/>0 0 0 35 <text:s/>4 32 33.5 <text:s/>34 <text:s/>5 29 32.5 6565501518 6 2 4 0 <text:s text:c="3"/>68.0 <text:s text:c="2"/>66.0</text:p>
      <text:p text:style-name="P1"><text:s/>35 <text:s text:c="3"/>2.843624 6.046e-37 1.765e-07.07000.093 <text:s/>574.80810.820.000000 <text:s text:c="9"/>0 0 0 <text:s text:c="9"/>0 0 0 35 <text:s/>4 32 37.5 <text:s/>34 <text:s/>5 29 36.5 6565501518 6 2 4 0 <text:s text:c="3"/>76.0 <text:s text:c="2"/>74.0</text:p>
      <text:p text:style-name="P1"><text:s/>35 <text:s text:c="3"/>2.843624 5.876e-37 1.762e-07.07000.093 <text:s/>574.80800.820.000000 <text:s text:c="9"/>0 0 0 <text:s text:c="9"/>0 0 0 35 <text:s/>4 32 36.5 <text:s/>34 <text:s/>5 29 35.5 6565501518 6 2 4 0 <text:s text:c="3"/>74.0 <text:s text:c="2"/>72.0</text:p>
      <text:p text:style-name="P1"><text:s/>35 <text:s text:c="3"/>2.843624 5.708e-37 1.759e-07.07000.093 <text:s/>574.80800.820.000000 <text:s text:c="9"/>0 0 0 <text:s text:c="9"/>0 0 0 35 <text:s/>4 32 35.5 <text:s/>34 <text:s/>5 29 34.5 6565501518 6 2 4 0 <text:s text:c="3"/>72.0 <text:s text:c="2"/>70.0</text:p>
      <text:p text:style-name="P1"><text:s/>35 <text:s text:c="3"/>2.843624 5.547e-37 1.758e-07.07000.093 <text:s/>574.80800.820.000000 <text:s text:c="9"/>0 0 0 <text:s text:c="9"/>0 0 0 35 <text:s/>4 32 34.5 <text:s/>34 <text:s/>5 29 33.5 6565501518 6 2 4 0 <text:s text:c="3"/>70.0 <text:s text:c="2"/>68.0</text:p>
      <text:p text:style-name="P1"><text:s/>35 <text:s text:c="3"/>2.843624 5.239e-37 1.761e-07.07000.093 <text:s/>574.80810.820.000000 <text:s text:c="9"/>0 0 0 <text:s text:c="9"/>0 0 0 35 <text:s/>4 32 32.5 <text:s/>34 <text:s/>5 29 31.5 6565501518 6 2 4 0 <text:s text:c="3"/>66.0 <text:s text:c="2"/>64.0</text:p>
      <text:p text:style-name="P1"><text:s/>61 <text:s text:c="3"/>2.843754 3.743e-38 2.490e-10.05600.073 3024.99510.650.000000 <text:s text:c="3"/>0 0 0 2 1E <text:s text:c="4"/>0 0 0 2 1F2 <text:s text:c="3"/>9F2 <text:s/>4 <text:s text:c="8"/>9F1 <text:s/>4 <text:s text:c="4"/>434330453638 7 1 0 <text:s text:c="3"/>57.0 <text:s text:c="2"/>57.0</text:p>
      <text:p text:style-name="P1"><text:s/>61 <text:s text:c="3"/>2.846627 1.892e-39 3.464e-11.05600.075 3210.20630.700.000000 <text:s text:c="3"/>0 1 0 1 1F1 <text:s text:c="3"/>1 0 0 0 1A1 <text:s text:c="3"/>8F1 18 <text:s text:c="8"/>7F2 24 <text:s text:c="4"/>334330453638 7 1 0 <text:s text:c="3"/>51.0 <text:s text:c="2"/>45.0</text:p>
      <text:p text:style-name="P1"><text:s/>61 <text:s text:c="3"/>2.846785 9.034e-40 2.595e-11.06500.077 3172.03590.720.000000 <text:s text:c="3"/>0 2 0 0 1E <text:s text:c="4"/>0 0 1 0 1F2 <text:s text:c="3"/>4F1 20 <text:s text:c="8"/>5F2 18 <text:s text:c="4"/>334330453638 7 1 0 <text:s text:c="3"/>27.0 <text:s text:c="2"/>33.0</text:p>
      <text:p text:style-name="P1"><text:s/>35 <text:s text:c="3"/>2.849551 2.405e-38 2.171e-09.07870.103 <text:s/>112.30140.780.000000 <text:s text:c="9"/>0 0 0 <text:s text:c="9"/>0 0 0 14 <text:s/>3 11 12.5 <text:s/>15 <text:s/>2 14 12.5 6565501518 6 2 4 0 <text:s text:c="3"/>26.0 <text:s text:c="2"/>26.0</text:p>
      <text:p text:style-name="P1"><text:s/>35 <text:s text:c="3"/>2.849561 3.834e-38 3.215e-09.07870.103 <text:s/>112.30130.780.000000 <text:s text:c="9"/>0 0 0 <text:s text:c="9"/>0 0 0 14 <text:s/>3 11 13.5 <text:s/>15 <text:s/>2 14 13.5 6565501518 6 2 4 0 <text:s text:c="3"/>28.0 <text:s text:c="2"/>28.0</text:p>
      <text:p text:style-name="P1"><text:s/>35 <text:s text:c="3"/>2.849575 4.311e-38 3.373e-09.07870.103 <text:s/>112.30130.780.000000 <text:s text:c="9"/>0 0 0 <text:s text:c="9"/>0 0 0 14 <text:s/>3 11 14.5 <text:s/>15 <text:s/>2 14 14.5 6565501518 6 2 4 0 <text:s text:c="3"/>30.0 <text:s text:c="2"/>30.0</text:p>
      <text:p text:style-name="P1"><text:s/>35 <text:s text:c="3"/>2.849584 2.205e-36 1.725e-07.07870.103 <text:s/>112.30130.780.000000 <text:s text:c="9"/>0 0 0 <text:s text:c="9"/>0 0 0 14 <text:s/>3 11 14.5 <text:s/>15 <text:s/>2 14 15.5 6565501518 6 2 4 0 <text:s text:c="3"/>30.0 <text:s text:c="2"/>32.0</text:p>
      <text:p text:style-name="P1"><text:s/>35 <text:s text:c="3"/>2.849584 2.522e-36 1.742e-07.07870.103 <text:s/>112.30130.780.000000 <text:s text:c="9"/>0 0 0 <text:s text:c="9"/>0 0 0 14 <text:s/>3 11 16.5 <text:s/>15 <text:s/>2 14 17.5 6565501518 6 2 4 0 <text:s text:c="3"/>34.0 <text:s text:c="2"/>36.0</text:p>
      <text:p text:style-name="P1"><text:s/>35 <text:s text:c="3"/>2.849584 2.358e-36 1.730e-07.07870.103 <text:s/>112.30130.780.000000 <text:s text:c="9"/>0 0 0 <text:s text:c="9"/>0 0 0 14 <text:s/>3 11 15.5 <text:s/>15 <text:s/>2 14 16.5 6565501518 6 2 4 0 <text:s text:c="3"/>32.0 <text:s text:c="2"/>34.0</text:p>
      <text:p text:style-name="P1"><text:s/>35 <text:s text:c="3"/>2.849584 1.925e-36 1.738e-07.07870.103 <text:s/>112.30130.780.000000 <text:s text:c="9"/>0 0 0 <text:s text:c="9"/>0 0 0 14 <text:s/>3 11 12.5 <text:s/>15 <text:s/>2 14 13.5 6565501518 6 2 4 0 <text:s text:c="3"/>26.0 <text:s text:c="2"/>28.0</text:p>
      <text:p text:style-name="P1"><text:s/>35 <text:s text:c="3"/>2.849584 1.798e-36 1.759e-07.07870.103 <text:s/>112.30140.780.000000 <text:s text:c="9"/>0 0 0 <text:s text:c="9"/>0 0 0 14 <text:s/>3 11 11.5 <text:s/>15 <text:s/>2 14 12.5 6565501518 6 2 4 0 <text:s text:c="3"/>24.0 <text:s text:c="2"/>26.0</text:p>
      <text:p text:style-name="P1"><text:s/>35 <text:s text:c="3"/>2.849584 2.059e-36 1.726e-07.07870.103 <text:s/>112.30130.780.000000 <text:s text:c="9"/>0 0 0 <text:s text:c="9"/>0 0 0 14 <text:s/>3 11 13.5 <text:s/>15 <text:s/>2 14 14.5 6565501518 6 2 4 0 <text:s text:c="3"/>28.0 <text:s text:c="2"/>30.0</text:p>
      <text:p text:style-name="P1"><text:s/>35 <text:s text:c="3"/>2.849593 3.838e-38 2.816e-09.07870.103 <text:s/>112.30130.780.000000 <text:s text:c="9"/>0 0 0 <text:s text:c="9"/>0 0 0 14 <text:s/>3 11 15.5 <text:s/>15 <text:s/>2 14 15.5 6565501518 6 2 4 0 <text:s text:c="3"/>32.0 <text:s text:c="2"/>32.0</text:p>
      <text:p text:style-name="P1"><text:s/>35 <text:s text:c="3"/>2.849617 2.407e-38 1.662e-09.07870.103 <text:s/>112.30130.780.000000 <text:s text:c="9"/>0 0 0 <text:s text:c="9"/>0 0 0 14 <text:s/>3 11 16.5 <text:s/>15 <text:s/>2 14 16.5 6565501518 6 2 4 0 <text:s text:c="3"/>34.0 <text:s text:c="2"/>34.0</text:p>
      <text:p text:style-name="P1"><text:s/>61 <text:s text:c="3"/>2.852573 1.126e-38 1.168e-10.06500.077 2961.90920.720.000000 <text:s text:c="3"/>0 1 0 1 1F2 <text:s text:c="3"/>0 1 0 1 1F2 <text:s text:c="3"/>4F2 13 <text:s text:c="8"/>5F1 11 <text:s text:c="4"/>434330453638 7 1 0 <text:s text:c="3"/>27.0 <text:s text:c="2"/>33.0</text:p>
      <text:p text:style-name="P1"><text:s/>31 <text:s text:c="3"/>2.853500 7.038e-35 1.032e-07.07210.100 1427.69700.800.000000 <text:s text:c="9"/>1 0 0 <text:s text:c="9"/>1 0 0 27 <text:s/>2 26 <text:s text:c="6"/>26 <text:s/>3 23 <text:s text:c="5"/>006550 113 6 2 4 0 <text:s text:c="3"/>55.0 <text:s text:c="2"/>53.0</text:p>
      <text:p text:style-name="P1"><text:s/>11 <text:s text:c="3"/>2.861552 2.886e-37 2.921e-07.08740.434 5538.80220.65-.003100 <text:s text:c="9"/>1 1 0 <text:s text:c="9"/>1 1 0 <text:s/>4 <text:s/>2 <text:s/>3 <text:s text:c="7"/>3 <text:s/>3 <text:s/>0 <text:s text:c="5"/>4446634432287120 8 <text:s text:c="3"/>27.0 <text:s text:c="2"/>21.0</text:p>
      <text:p text:style-name="P1"><text:s/>61 <text:s text:c="3"/>2.861560 4.248e-40 4.977e-11.04000.068 3586.87820.640.000000 <text:s text:c="3"/>0 1 0 1 1F1 <text:s text:c="3"/>0 1 0 1 1F1 <text:s text:c="2"/>12E <text:s/>15 <text:s text:c="7"/>11E <text:s/>22 <text:s text:c="4"/>334330453638 7 1 0 <text:s text:c="3"/>50.0 <text:s text:c="2"/>46.0</text:p>
      <text:p text:style-name="P1"><text:soft-page-break/><text:s/>31 <text:s text:c="3"/>2.880200 4.058e-35 3.186e-08.07140.102 1246.56400.790.000000 <text:s text:c="9"/>0 0 1 <text:s text:c="9"/>0 0 1 21 <text:s/>2 19 <text:s text:c="6"/>22 <text:s/>1 22 <text:s text:c="5"/>006550 113 6 2 4 0 <text:s text:c="3"/>43.0 <text:s text:c="2"/>45.0</text:p>
      <text:p text:style-name="P1"><text:s/>61 <text:s text:c="3"/>2.889498 6.419e-39 2.297e-10.05600.077 3172.01050.720.000000 <text:s text:c="3"/>0 0 1 0 1F2 <text:s text:c="3"/>0 0 1 0 1F2 <text:s text:c="3"/>5E <text:s/>14 <text:s text:c="8"/>5E <text:s/>13 <text:s text:c="4"/>434330453638 7 1 0 <text:s text:c="3"/>22.0 <text:s text:c="2"/>22.0</text:p>
      <text:p text:style-name="P1"><text:s/>61 <text:s text:c="3"/>2.890767 1.427e-37 4.127e-12.05300.070 1923.41210.640.000000 <text:s text:c="3"/>0 0 0 1 1F2 <text:s text:c="3"/>0 0 0 1 1F2 <text:s text:c="2"/>10F1 <text:s/>7 <text:s text:c="7"/>10F2 <text:s/>7 <text:s text:c="4"/>534330453738 7 1 0 <text:s text:c="3"/>63.0 <text:s text:c="2"/>63.0</text:p>
      <text:p text:style-name="P1"><text:s/>61 <text:s text:c="3"/>2.891329 2.089e-38 3.034e-10.06200.075 3133.55180.700.000000 <text:s text:c="3"/>0 1 0 1 1F1 <text:s text:c="3"/>0 1 0 1 1F1 <text:s text:c="3"/>7F2 18 <text:s text:c="8"/>7F1 19 <text:s text:c="4"/>334330453638 7 1 0 <text:s text:c="3"/>45.0 <text:s text:c="2"/>45.0</text:p>
      <text:p text:style-name="P1"><text:s/>32 <text:s text:c="3"/>2.892500 1.545e-34 4.768e-07.08370.106 <text:s text:c="2"/>19.27440.770.000000 <text:s text:c="9"/>0 0 0 <text:s text:c="9"/>0 0 0 <text:s/>7 <text:s/>0 <text:s/>7 <text:s text:c="7"/>6 <text:s/>1 <text:s/>6 <text:s text:c="5"/>006550 113 6 2 4 0 <text:s text:c="3"/>15.0 <text:s text:c="2"/>13.0</text:p>
      <text:p text:style-name="P1"><text:s/>61 <text:s text:c="3"/>2.892756 7.393e-39 9.936e-11.06200.075 3088.05880.700.000000 <text:s text:c="3"/>0 1 0 1 1F1 <text:s text:c="3"/>0 1 0 1 1F2 <text:s text:c="3"/>6F1 17 <text:s text:c="8"/>7F2 12 <text:s text:c="4"/>434330453638 7 1 0 <text:s text:c="3"/>39.0 <text:s text:c="2"/>45.0</text:p>
      <text:p text:style-name="P1"><text:s/>35 <text:s text:c="3"/>2.894993 5.022e-37 1.924e-07.07000.092 <text:s/>604.13610.820.000000 <text:s text:c="9"/>0 0 0 <text:s text:c="9"/>0 0 0 34 <text:s/>6 28 33.5 <text:s/>35 <text:s/>5 31 34.5 6565501518 6 2 4 0 <text:s text:c="3"/>68.0 <text:s text:c="2"/>70.0</text:p>
      <text:p text:style-name="P1"><text:s/>35 <text:s text:c="3"/>2.894993 4.880e-37 1.926e-07.07000.092 <text:s/>604.13610.820.000000 <text:s text:c="9"/>0 0 0 <text:s text:c="9"/>0 0 0 34 <text:s/>6 28 32.5 <text:s/>35 <text:s/>5 31 33.5 6565501518 6 2 4 0 <text:s text:c="3"/>66.0 <text:s text:c="2"/>68.0</text:p>
      <text:p text:style-name="P1"><text:s/>35 <text:s text:c="3"/>2.894993 5.167e-37 1.923e-07.07000.092 <text:s/>604.13610.820.000000 <text:s text:c="9"/>0 0 0 <text:s text:c="9"/>0 0 0 34 <text:s/>6 28 34.5 <text:s/>35 <text:s/>5 31 35.5 6565501518 6 2 4 0 <text:s text:c="3"/>70.0 <text:s text:c="2"/>72.0</text:p>
      <text:p text:style-name="P1"><text:s/>35 <text:s text:c="3"/>2.894993 5.474e-37 1.927e-07.07000.092 <text:s/>604.13610.820.000000 <text:s text:c="9"/>0 0 0 <text:s text:c="9"/>0 0 0 34 <text:s/>6 28 36.5 <text:s/>35 <text:s/>5 31 37.5 6565501518 6 2 4 0 <text:s text:c="3"/>74.0 <text:s text:c="2"/>76.0</text:p>
      <text:p text:style-name="P1"><text:s/>35 <text:s text:c="3"/>2.894993 4.742e-37 1.930e-07.07000.092 <text:s/>604.13620.820.000000 <text:s text:c="9"/>0 0 0 <text:s text:c="9"/>0 0 0 34 <text:s/>6 28 31.5 <text:s/>35 <text:s/>5 31 32.5 6565501518 6 2 4 0 <text:s text:c="3"/>64.0 <text:s text:c="2"/>66.0</text:p>
      <text:p text:style-name="P1"><text:s/>35 <text:s text:c="3"/>2.894993 5.318e-37 1.924e-07.07000.092 <text:s/>604.13610.820.000000 <text:s text:c="9"/>0 0 0 <text:s text:c="9"/>0 0 0 34 <text:s/>6 28 35.5 <text:s/>35 <text:s/>5 31 36.5 6565501518 6 2 4 0 <text:s text:c="3"/>72.0 <text:s text:c="2"/>74.0</text:p>
      <text:p text:style-name="P1"><text:s/>31 <text:s text:c="3"/>2.896700 2.866e-35 1.715e-07.06970.091 1772.06900.820.000000 <text:s text:c="9"/>1 0 0 <text:s text:c="9"/>1 0 0 36 <text:s/>6 30 <text:s text:c="6"/>37 <text:s/>5 33 <text:s text:c="5"/>006550 113 6 2 4 0 <text:s text:c="3"/>73.0 <text:s text:c="2"/>75.0</text:p>
      <text:p text:style-name="P1"><text:s/>61 <text:s text:c="3"/>2.903664 1.609e-40 5.890e-12.06200.078 3293.46610.700.000000 <text:s text:c="3"/>0 2 0 0 1E <text:s text:c="4"/>0 2 0 0 1E <text:s text:c="4"/>6F2 32 <text:s text:c="8"/>6F1 28 <text:s text:c="4"/>334330453638 7 1 0 <text:s text:c="3"/>39.0 <text:s text:c="2"/>39.0</text:p>
      <text:p text:style-name="P1"><text:s/>34 <text:s text:c="3"/>2.904175 4.647e-38 1.967e-07.06860.081 1192.86410.760.000000 <text:s text:c="9"/>0 0 0 <text:s text:c="9"/>0 0 0 51 <text:s/>6 45 50.5 <text:s/>50 <text:s/>7 44 49.5 5542201518 8 2 1 0 <text:s text:c="2"/>102.0 <text:s/>100.0</text:p>
      <text:p text:style-name="P1"><text:s/>34 <text:s text:c="3"/>2.904175 4.740e-38 1.968e-07.06860.081 1192.86410.760.000000 <text:s text:c="9"/>0 0 0 <text:s text:c="9"/>0 0 0 51 <text:s/>6 45 51.5 <text:s/>50 <text:s/>7 44 50.5 5542201518 8 2 1 0 <text:s text:c="2"/>104.0 <text:s/>102.0</text:p>
      <text:p text:style-name="P1"><text:s/>34 <text:s text:c="3"/>2.904176 4.556e-38 1.967e-07.06860.081 1192.86410.760.000000 <text:s text:c="9"/>0 0 0 <text:s text:c="9"/>0 0 0 51 <text:s/>6 45 49.5 <text:s/>50 <text:s/>7 44 48.5 5542201518 8 2 1 0 <text:s text:c="2"/>100.0 <text:s text:c="2"/>98.0</text:p>
      <text:p text:style-name="P1"><text:s/>34 <text:s text:c="3"/>2.904179 4.833e-38 1.969e-07.06860.081 1192.86400.760.000000 <text:s text:c="9"/>0 0 0 <text:s text:c="9"/>0 0 0 51 <text:s/>6 45 52.5 <text:s/>50 <text:s/>7 44 51.5 5542201518 8 2 1 0 <text:s text:c="2"/>106.0 <text:s/>104.0</text:p>
      <text:p text:style-name="P1"><text:s/>34 <text:s text:c="3"/>2.904181 4.469e-38 1.969e-07.06860.081 1192.86420.760.000000 <text:s text:c="9"/>0 0 0 <text:s text:c="9"/>0 0 0 51 <text:s/>6 45 48.5 <text:s/>50 <text:s/>7 44 47.5 5542201518 8 2 1 0 <text:s text:c="3"/>98.0 <text:s text:c="2"/>96.0</text:p>
      <text:p text:style-name="P1"><text:s/>34 <text:s text:c="3"/>2.904187 4.931e-38 1.971e-07.06860.081 1192.86410.760.000000 <text:s text:c="9"/>0 0 0 <text:s text:c="9"/>0 0 0 51 <text:s/>6 45 53.5 <text:s/>50 <text:s/>7 44 52.5 5542201518 8 2 1 0 <text:s text:c="2"/>108.0 <text:s/>106.0</text:p>
      <text:p text:style-name="P1"><text:s/>61 <text:s text:c="3"/>2.905859 8.274e-38 1.489e-12.06500.077 1691.72580.720.000000 <text:s text:c="3"/>0 1 0 0 1E <text:s text:c="4"/>0 1 0 0 1E <text:s text:c="4"/>5F2 <text:s/>7 <text:s text:c="8"/>5F1 <text:s/>5 <text:s text:c="4"/>534330453738 7 1 0 <text:s text:c="3"/>33.0 <text:s text:c="2"/>33.0</text:p>
      <text:p text:style-name="P1"><text:s/>61 <text:s text:c="3"/>2.917384 1.550e-40 1.179e-12.05600.073 3047.32500.650.000000 <text:s text:c="3"/>0 0 0 2 1A1 <text:s text:c="3"/>0 0 0 2 1A1 <text:s text:c="3"/>9F1 <text:s/>7 <text:s text:c="8"/>9F2 <text:s/>6 <text:s text:c="4"/>334330453638 7 1 0 <text:s text:c="3"/>57.0 <text:s text:c="2"/>57.0</text:p>
      <text:p text:style-name="P1"><text:s/>61 <text:s text:c="3"/>2.917647 4.225e-40 6.439e-12.05600.075 3167.36500.700.000000 <text:s text:c="3"/>0 1 0 1 1F1 <text:s text:c="3"/>0 1 0 1 1F2 <text:s text:c="3"/>8F1 15 <text:s text:c="8"/>7F2 20 <text:s text:c="4"/>334330453638 7 1 0 <text:s text:c="3"/>51.0 <text:s text:c="2"/>45.0</text:p>
      <text:p text:style-name="P1"><text:s/>61 <text:s text:c="3"/>2.920871 1.269e-37 1.096e-09.05600.074 3050.17530.690.000000 <text:s text:c="3"/>0 0 0 2 1F2 <text:s text:c="3"/>0 0 0 2 1F2 <text:s text:c="3"/>8F1 11 <text:s text:c="8"/>8F2 11 <text:s text:c="4"/>434330453638 7 1 0 <text:s text:c="3"/>51.0 <text:s text:c="2"/>51.0</text:p>
      <text:p text:style-name="P1"><text:s/>61 <text:s text:c="3"/>2.922949 8.138e-39 6.795e-11.05600.073 3066.05420.650.000000 <text:s text:c="3"/>0 0 0 2 1F2 <text:s text:c="3"/>0 0 0 2 1E <text:s text:c="4"/>9F2 <text:s/>8 <text:s text:c="8"/>9F1 <text:s/>9 <text:s text:c="4"/>434330453638 7 1 0 <text:s text:c="3"/>57.0 <text:s text:c="2"/>57.0</text:p>
      <text:p text:style-name="P1"><text:s/>61 <text:s text:c="3"/>2.923390 9.112e-40 1.935e-11.05600.074 3258.12110.690.000000 <text:s text:c="3"/>0 1 0 1 1F1 <text:s text:c="3"/>0 1 0 1 1F2 <text:s text:c="3"/>9F2 18 <text:s text:c="8"/>8F1 23 <text:s text:c="4"/>434330453638 7 1 0 <text:s text:c="3"/>57.0 <text:s text:c="2"/>51.0</text:p>
      <text:p text:style-name="P1"><text:s/>32 <text:s text:c="3"/>2.925700 2.937e-35 1.672e-07.07060.096 <text:s/>444.55760.810.000000 <text:s text:c="9"/>0 0 0 <text:s text:c="9"/>0 0 0 32 <text:s/>3 30 <text:s text:c="6"/>31 <text:s/>4 27 <text:s text:c="5"/>006550 113 6 2 4 0 <text:s text:c="3"/>65.0 <text:s text:c="2"/>63.0</text:p>
      <text:p text:style-name="P1"><text:s/>61 <text:s text:c="3"/>2.928045 1.289e-40 7.142e-12.05500.078 3293.51980.700.000000 <text:s text:c="3"/>0 2 0 0 1E <text:s text:c="4"/>0 2 0 0 1E <text:s text:c="4"/>6E <text:s/>21 <text:s text:c="8"/>6E <text:s/>20 <text:s text:c="4"/>334330453638 7 1 0 <text:s text:c="3"/>26.0 <text:s text:c="2"/>26.0</text:p>
      <text:p text:style-name="P1"><text:s/>34 <text:s text:c="3"/>2.933368 1.512e-38 1.559e-09.07390.100 <text:s/>253.54910.790.000000 <text:s text:c="9"/>0 0 0 <text:s text:c="9"/>0 0 0 22 <text:s/>4 18 21.5 <text:s/>23 <text:s/>3 21 21.5 6565501518 6 2 4 0 <text:s text:c="3"/>44.0 <text:s text:c="2"/>44.0</text:p>
      <text:p text:style-name="P1"><text:s/>34 <text:s text:c="3"/>2.933381 1.701e-38 1.677e-09.07390.100 <text:s/>253.54910.790.000000 <text:s text:c="9"/>0 0 0 <text:s text:c="9"/>0 0 0 22 <text:s/>4 18 22.5 <text:s/>23 <text:s/>3 21 22.5 6565501518 6 2 4 0 <text:s text:c="3"/>46.0 <text:s text:c="2"/>46.0</text:p>
      <text:p text:style-name="P1"><text:s/>34 <text:s text:c="3"/>2.933392 2.220e-36 2.015e-07.07390.100 <text:s/>253.54910.790.000000 <text:s text:c="9"/>0 0 0 <text:s text:c="9"/>0 0 0 22 <text:s/>4 18 24.5 <text:s/>23 <text:s/>3 21 25.5 6565501518 6 2 4 0 <text:s text:c="3"/>50.0 <text:s text:c="2"/>52.0</text:p>
      <text:p text:style-name="P1"><text:s/>34 <text:s text:c="3"/>2.933394 2.125e-36 2.009e-07.07390.100 <text:s/>253.54900.790.000000 <text:s text:c="9"/>0 0 0 <text:s text:c="9"/>0 0 0 22 <text:s/>4 18 23.5 <text:s/>23 <text:s/>3 21 24.5 6565501518 6 2 4 0 <text:s text:c="3"/>48.0 <text:s text:c="2"/>50.0</text:p>
      <text:p text:style-name="P1"><text:s/>34 <text:s text:c="3"/>2.933396 1.513e-38 1.430e-09.07390.100 <text:s/>253.54900.790.000000 <text:s text:c="9"/>0 0 0 <text:s text:c="9"/>0 0 0 22 <text:s/>4 18 23.5 <text:s/>23 <text:s/>3 21 23.5 6565501518 6 2 4 0 <text:s text:c="3"/>48.0 <text:s text:c="2"/>48.0</text:p>
      <text:p text:style-name="P1"><text:s/>34 <text:s text:c="3"/>2.933396 2.034e-36 2.006e-07.07390.100 <text:s/>253.54900.790.000000 <text:s text:c="9"/>0 0 0 <text:s text:c="9"/>0 0 0 22 <text:s/>4 18 22.5 <text:s/>23 <text:s/>3 21 23.5 6565501518 6 2 4 0 <text:s text:c="3"/>46.0 <text:s text:c="2"/>48.0</text:p>
      <text:p text:style-name="P1"><text:s/>34 <text:s text:c="3"/>2.933399 1.947e-36 2.007e-07.07390.100 <text:s/>253.54910.790.000000 <text:s text:c="9"/>0 0 0 <text:s text:c="9"/>0 0 0 22 <text:s/>4 18 21.5 <text:s/>23 <text:s/>3 21 22.5 6565501518 6 2 4 0 <text:s text:c="3"/>44.0 <text:s text:c="2"/>46.0</text:p>
      <text:p text:style-name="P1"><text:s/>34 <text:s text:c="3"/>2.933401 1.863e-36 2.013e-07.07390.100 <text:s/>253.54910.790.000000 <text:s text:c="9"/>0 0 0 <text:s text:c="9"/>0 0 0 22 <text:s/>4 18 20.5 <text:s/>23 <text:s/>3 21 21.5 6565501518 6 2 4 0 <text:s text:c="3"/>42.0 <text:s text:c="2"/>44.0</text:p>
      <text:p text:style-name="P1"><text:s/>34 <text:s text:c="3"/>2.933404 1.783e-36 2.023e-07.07390.100 <text:s/>253.54910.790.000000 <text:s text:c="9"/>0 0 0 <text:s text:c="9"/>0 0 0 22 <text:s/>4 18 19.5 <text:s/>23 <text:s/>3 21 20.5 6565501518 6 2 4 0 <text:s text:c="3"/>40.0 <text:s text:c="2"/>42.0</text:p>
      <text:p text:style-name="P1"><text:s/>14 <text:s text:c="3"/>2.934123 4.367e-30 7.095e-07.08200.361 <text:s/>573.97060.590.000000 <text:s text:c="9"/>0 0 0 <text:s text:c="9"/>0 0 0 <text:s/>7 <text:s/>3 <text:s/>5 <text:s text:c="7"/>6 <text:s/>4 <text:s/>2 <text:s text:c="5"/>005540 02227 5 2 0 <text:s text:c="3"/>90.0 <text:s text:c="2"/>78.0</text:p>
      <text:p text:style-name="P1"><text:s/>61 <text:s text:c="3"/>2.934272 1.224e-40 9.709e-12.04800.068 3584.94560.640.000000 <text:s text:c="3"/>0 1 0 1 1F2 <text:s text:c="3"/>0 1 0 1 1F1 <text:s text:c="2"/>12F2 21 <text:s text:c="7"/>11F1 33 <text:s text:c="4"/>434330453638 7 1 0 <text:s text:c="3"/>75.0 <text:s text:c="2"/>69.0</text:p>
      <text:p text:style-name="P1"><text:s/>61 <text:s text:c="3"/>2.934318 1.260e-38 4.292e-10.06200.075 3305.83030.700.000000 <text:s text:c="3"/>0 0 1 0 1F2 <text:s text:c="3"/>0 0 1 0 1F2 <text:s text:c="3"/>7F2 26 <text:s text:c="8"/>7F1 26 <text:s text:c="4"/>434330453638 7 1 0 <text:s text:c="3"/>45.0 <text:s text:c="2"/>45.0</text:p>
      <text:p text:style-name="P1"><text:s/>35 <text:s text:c="3"/>2.935071 1.513e-36 2.018e-07.07250.099 <text:s/>320.92930.790.000000 <text:s text:c="9"/>0 0 0 <text:s text:c="9"/>0 0 0 26 <text:s/>3 23 24.5 <text:s/>25 <text:s/>4 22 23.5 6565501518 6 2 4 0 <text:s text:c="3"/>50.0 <text:s text:c="2"/>48.0</text:p>
      <text:p text:style-name="P1"><text:s/>35 <text:s text:c="3"/>2.935071 1.456e-36 2.022e-07.07250.099 <text:s/>320.92940.790.000000 <text:s text:c="9"/>0 0 0 <text:s text:c="9"/>0 0 0 26 <text:s/>3 23 23.5 <text:s/>25 <text:s/>4 22 22.5 6565501518 6 2 4 0 <text:s text:c="3"/>48.0 <text:s text:c="2"/>46.0</text:p>
      <text:p text:style-name="P1"><text:s/>35 <text:s text:c="3"/>2.935071 1.766e-36 2.030e-07.07250.099 <text:s/>320.92930.790.000000 <text:s text:c="9"/>0 0 0 <text:s text:c="9"/>0 0 0 26 <text:s/>3 23 28.5 <text:s/>25 <text:s/>4 22 27.5 6565501518 6 2 4 0 <text:s text:c="3"/>58.0 <text:s text:c="2"/>56.0</text:p>
      <text:p text:style-name="P1"><text:s/>35 <text:s text:c="3"/>2.935071 1.699e-36 2.023e-07.07250.099 <text:s/>320.92930.790.000000 <text:s text:c="9"/>0 0 0 <text:s text:c="9"/>0 0 0 26 <text:s/>3 23 27.5 <text:s/>25 <text:s/>4 22 26.5 6565501518 6 2 4 0 <text:s text:c="3"/>56.0 <text:s text:c="2"/>54.0</text:p>
      <text:p text:style-name="P1"><text:s/>35 <text:s text:c="3"/>2.935071 1.573e-36 2.017e-07.07250.099 <text:s/>320.92930.790.000000 <text:s text:c="9"/>0 0 0 <text:s text:c="9"/>0 0 0 26 <text:s/>3 23 25.5 <text:s/>25 <text:s/>4 22 24.5 6565501518 6 2 4 0 <text:s text:c="3"/>52.0 <text:s text:c="2"/>50.0</text:p>
      <text:p text:style-name="P1"><text:s/>35 <text:s text:c="3"/>2.935071 1.635e-36 2.019e-07.07250.099 <text:s/>320.92930.790.000000 <text:s text:c="9"/>0 0 0 <text:s text:c="9"/>0 0 0 26 <text:s/>3 23 26.5 <text:s/>25 <text:s/>4 22 25.5 6565501518 6 2 4 0 <text:s text:c="3"/>54.0 <text:s text:c="2"/>52.0</text:p>
      <text:p text:style-name="P1"><text:s/>35 <text:s text:c="3"/>2.935078 1.071e-38 1.374e-09.07250.099 <text:s/>320.92930.790.000000 <text:s text:c="9"/>0 0 0 <text:s text:c="9"/>0 0 0 26 <text:s/>3 23 25.5 <text:s/>25 <text:s/>4 22 25.5 6565501518 6 2 4 0 <text:s text:c="3"/>52.0 <text:s text:c="2"/>52.0</text:p>
      <text:p text:style-name="P1"><text:s/>34 <text:s text:c="3"/>2.936759 2.747e-38 5.504e-08.06890.086 1019.86760.760.000000 <text:s text:c="9"/>0 0 0 <text:s text:c="9"/>0 0 0 49 <text:s/>3 47 46.5 <text:s/>48 <text:s/>4 44 45.5 5545201518 8 2 1 0 <text:s text:c="3"/>94.0 <text:s text:c="2"/>92.0</text:p>
      <text:p text:style-name="P1"><text:s/>34 <text:s text:c="3"/>2.936797 3.045e-38 5.514e-08.06890.086 1019.86750.760.000000 <text:s text:c="9"/>0 0 0 <text:s text:c="9"/>0 0 0 49 <text:s/>3 47 51.5 <text:s/>48 <text:s/>4 44 50.5 5545201518 8 2 1 0 <text:s text:c="2"/>104.0 <text:s/>102.0</text:p>
      <text:p text:style-name="P1"><text:s/>34 <text:s text:c="3"/>2.936815 2.806e-38 5.505e-08.06890.086 1019.86750.760.000000 <text:s text:c="9"/>0 0 0 <text:s text:c="9"/>0 0 0 49 <text:s/>3 47 47.5 <text:s/>48 <text:s/>4 44 46.5 5545201518 8 2 1 0 <text:s text:c="3"/>96.0 <text:s text:c="2"/>94.0</text:p>
      <text:p text:style-name="P1"><text:s/>34 <text:s text:c="3"/>2.936841 2.982e-38 5.506e-08.06890.086 1019.86750.760.000000 <text:s text:c="9"/>0 0 0 <text:s text:c="9"/>0 0 0 49 <text:s/>3 47 50.5 <text:s/>48 <text:s/>4 44 49.5 5545201518 8 2 1 0 <text:s text:c="2"/>102.0 <text:s/>100.0</text:p>
      <text:p text:style-name="P1"><text:s/>34 <text:s text:c="3"/>2.936848 2.862e-38 5.501e-08.06890.086 1019.86750.760.000000 <text:s text:c="9"/>0 0 0 <text:s text:c="9"/>0 0 0 49 <text:s/>3 47 48.5 <text:s/>48 <text:s/>4 44 47.5 5545201518 8 2 1 0 <text:s text:c="3"/>98.0 <text:s text:c="2"/>96.0</text:p>
      <text:p text:style-name="P1"><text:s/>34 <text:s text:c="3"/>2.936857 2.921e-38 5.502e-08.06890.086 1019.86750.760.000000 <text:s text:c="9"/>0 0 0 <text:s text:c="9"/>0 0 0 49 <text:s/>3 47 49.5 <text:s/>48 <text:s/>4 44 48.5 5545201518 8 2 1 0 <text:s text:c="2"/>100.0 <text:s text:c="2"/>98.0</text:p>
      <text:p text:style-name="P1"><text:s/>61 <text:s text:c="3"/>2.937351 1.160e-34 4.701e-10.06000.077 1487.76750.720.000000 <text:s text:c="3"/>0 0 0 1 1F2 <text:s text:c="3"/>0 0 0 1 1F2 <text:s text:c="3"/>5A1 <text:s/>1 <text:s text:c="8"/>5A2 <text:s/>2 <text:s text:c="4"/>534330453738 7 1 0 <text:s text:c="3"/>55.0 <text:s text:c="2"/>55.0</text:p>
      <text:p text:style-name="P1"><text:s/>61 <text:s text:c="3"/>2.937790 1.251e-39 1.901e-10.05300.068 3701.13940.640.000000 <text:s text:c="3"/>0 0 1 0 1F2 <text:s text:c="3"/>0 0 1 0 1F2 <text:s text:c="2"/>11F1 44 <text:s text:c="7"/>11F2 40 <text:s text:c="4"/>434330453638 7 1 0 <text:s text:c="3"/>69.0 <text:s text:c="2"/>69.0</text:p>
      <text:p text:style-name="P1"><text:s/>61 <text:s text:c="3"/>2.940483 5.659e-37 2.861e-09.05300.073 3066.65970.650.000000 <text:s text:c="3"/>0 0 0 2 1F2 <text:s text:c="3"/>0 0 0 2 1F2 <text:s text:c="3"/>9A2 <text:s/>3 <text:s text:c="8"/>9A1 <text:s/>3 <text:s text:c="4"/>434330453638 7 1 0 <text:s text:c="3"/>95.0 <text:s text:c="2"/>95.0</text:p>
      <text:p text:style-name="P1"><text:s/>23 <text:s text:c="3"/>2.945446 1.292e-34 3.156e-12.08780.118 <text:s text:c="3"/>4.41820.770.000099 <text:s text:c="6"/>0 0 0 01 <text:s text:c="6"/>0 0 0 01 <text:s text:c="19"/>R <text:s/>3e <text:s text:c="4"/>667774 4 4 5 4 5 7 <text:s text:c="4"/>9.0 <text:s text:c="3"/>7.0</text:p>
      <text:p text:style-name="P1"><text:s/>61 <text:s text:c="3"/>2.949108 1.851e-38 6.503e-10.05600.078 3122.66160.720.000000 <text:s text:c="3"/>0 0 1 0 1F2 <text:s text:c="3"/>0 0 1 0 1F2 <text:s text:c="3"/>4E <text:s/>12 <text:s text:c="8"/>4E <text:s/>11 <text:s text:c="4"/>434330453638 7 1 0 <text:s text:c="3"/>18.0 <text:s text:c="2"/>18.0</text:p>
      <text:p text:style-name="P1"><text:s/>61 <text:s text:c="3"/>2.953062 1.447e-39 7.461e-11.05000.073 3355.03270.650.000000 <text:s text:c="3"/>0 1 0 1 1F1 <text:s text:c="3"/>0 1 0 1 1F1 <text:s text:c="3"/>9E <text:s/>18 <text:s text:c="8"/>9E <text:s/>17 <text:s text:c="4"/>334330453638 7 1 0 <text:s text:c="3"/>38.0 <text:s text:c="2"/>38.0</text:p>
      <text:p text:style-name="P1"><text:s/>33 <text:s text:c="3"/>2.953800 1.310e-34 1.115e-06.08750.106 <text:s text:c="3"/>2.50940.760.000000 <text:s text:c="9"/>0 0 0 <text:s text:c="9"/>0 0 0 <text:s/>2 <text:s/>1 <text:s/>1 <text:s text:c="7"/>2 <text:s/>0 <text:s/>2 <text:s text:c="5"/>005550 113 6 2 4 0 <text:s text:c="4"/>5.0 <text:s text:c="3"/>5.0</text:p>
      <text:p text:style-name="P1"><text:s/>34 <text:s text:c="3"/>2.957414 9.355e-38 1.420e-08.08490.105 <text:s text:c="2"/>26.61150.770.000000 <text:s text:c="9"/>0 0 0 <text:s text:c="9"/>0 0 0 <text:s/>6 <text:s/>2 <text:s/>5 <text:s/>4.5 <text:s text:c="2"/>7 <text:s/>1 <text:s/>6 <text:s/>4.5 6565501518 6 2 4 0 <text:s text:c="3"/>10.0 <text:s text:c="2"/>10.0</text:p>
      <text:p text:style-name="P1"><text:soft-page-break/><text:s/>34 <text:s text:c="3"/>2.957438 1.153e-36 2.188e-07.08490.105 <text:s text:c="2"/>26.61150.770.000000 <text:s text:c="9"/>0 0 0 <text:s text:c="9"/>0 0 0 <text:s/>6 <text:s/>2 <text:s/>5 <text:s/>3.5 <text:s text:c="2"/>7 <text:s/>1 <text:s/>6 <text:s/>4.5 6565501518 6 2 4 0 <text:s text:c="4"/>8.0 <text:s text:c="2"/>10.0</text:p>
      <text:p text:style-name="P1"><text:s/>34 <text:s text:c="3"/>2.957438 2.498e-36 2.106e-07.08490.105 <text:s text:c="2"/>26.61140.770.000000 <text:s text:c="9"/>0 0 0 <text:s text:c="9"/>0 0 0 <text:s/>6 <text:s/>2 <text:s/>5 <text:s/>8.5 <text:s text:c="2"/>7 <text:s/>1 <text:s/>6 <text:s/>9.5 6565501518 6 2 4 0 <text:s text:c="3"/>18.0 <text:s text:c="2"/>20.0</text:p>
      <text:p text:style-name="P1"><text:s/>34 <text:s text:c="3"/>2.957453 1.474e-37 1.865e-08.08490.105 <text:s text:c="2"/>26.61140.770.000000 <text:s text:c="9"/>0 0 0 <text:s text:c="9"/>0 0 0 <text:s/>6 <text:s/>2 <text:s/>5 <text:s/>5.5 <text:s text:c="2"/>7 <text:s/>1 <text:s/>6 <text:s/>5.5 6565501518 6 2 4 0 <text:s text:c="3"/>12.0 <text:s text:c="2"/>12.0</text:p>
      <text:p text:style-name="P1"><text:s/>34 <text:s text:c="3"/>2.957474 1.347e-36 2.045e-07.08490.105 <text:s text:c="2"/>26.61140.770.000000 <text:s text:c="9"/>0 0 0 <text:s text:c="9"/>0 0 0 <text:s/>6 <text:s/>2 <text:s/>5 <text:s/>4.5 <text:s text:c="2"/>7 <text:s/>1 <text:s/>6 <text:s/>5.5 6565501518 6 2 4 0 <text:s text:c="3"/>10.0 <text:s text:c="2"/>12.0</text:p>
      <text:p text:style-name="P1"><text:s/>34 <text:s text:c="3"/>2.957486 1.658e-37 1.798e-08.08490.105 <text:s text:c="2"/>26.61140.770.000000 <text:s text:c="9"/>0 0 0 <text:s text:c="9"/>0 0 0 <text:s/>6 <text:s/>2 <text:s/>5 <text:s/>6.5 <text:s text:c="2"/>7 <text:s/>1 <text:s/>6 <text:s/>6.5 6565501518 6 2 4 0 <text:s text:c="3"/>14.0 <text:s text:c="2"/>14.0</text:p>
      <text:p text:style-name="P1"><text:s/>34 <text:s text:c="3"/>2.957491 2.153e-36 2.043e-07.08490.105 <text:s text:c="2"/>26.61140.770.000000 <text:s text:c="9"/>0 0 0 <text:s text:c="9"/>0 0 0 <text:s/>6 <text:s/>2 <text:s/>5 <text:s/>7.5 <text:s text:c="2"/>7 <text:s/>1 <text:s/>6 <text:s/>8.5 6565501518 6 2 4 0 <text:s text:c="3"/>16.0 <text:s text:c="2"/>18.0</text:p>
      <text:p text:style-name="P1"><text:s/>34 <text:s text:c="3"/>2.957501 1.579e-36 1.998e-07.08490.105 <text:s text:c="2"/>26.61140.770.000000 <text:s text:c="9"/>0 0 0 <text:s text:c="9"/>0 0 0 <text:s/>6 <text:s/>2 <text:s/>5 <text:s/>5.5 <text:s text:c="2"/>7 <text:s/>1 <text:s/>6 <text:s/>6.5 6565501518 6 2 4 0 <text:s text:c="3"/>12.0 <text:s text:c="2"/>14.0</text:p>
      <text:p text:style-name="P1"><text:s/>34 <text:s text:c="3"/>2.957506 1.488e-37 1.412e-08.08490.105 <text:s text:c="2"/>26.61140.770.000000 <text:s text:c="9"/>0 0 0 <text:s text:c="9"/>0 0 0 <text:s/>6 <text:s/>2 <text:s/>5 <text:s/>7.5 <text:s text:c="2"/>7 <text:s/>1 <text:s/>6 <text:s/>7.5 6565501518 6 2 4 0 <text:s text:c="3"/>16.0 <text:s text:c="2"/>16.0</text:p>
      <text:p text:style-name="P1"><text:s/>34 <text:s text:c="3"/>2.957507 9.446e-38 7.966e-09.08490.105 <text:s text:c="2"/>26.61140.770.000000 <text:s text:c="9"/>0 0 0 <text:s text:c="9"/>0 0 0 <text:s/>6 <text:s/>2 <text:s/>5 <text:s/>8.5 <text:s text:c="2"/>7 <text:s/>1 <text:s/>6 <text:s/>8.5 6565501518 6 2 4 0 <text:s text:c="3"/>18.0 <text:s text:c="2"/>18.0</text:p>
      <text:p text:style-name="P1"><text:s/>34 <text:s text:c="3"/>2.957509 1.848e-36 2.004e-07.08490.105 <text:s text:c="2"/>26.61140.770.000000 <text:s text:c="9"/>0 0 0 <text:s text:c="9"/>0 0 0 <text:s/>6 <text:s/>2 <text:s/>5 <text:s/>6.5 <text:s text:c="2"/>7 <text:s/>1 <text:s/>6 <text:s/>7.5 6565501518 6 2 4 0 <text:s text:c="3"/>14.0 <text:s text:c="2"/>16.0</text:p>
      <text:p text:style-name="P1"><text:s/>61 <text:s text:c="3"/>2.959714 1.125e-38 4.842e-10.05300.070 3421.51490.640.000000 <text:s text:c="3"/>0 1 0 1 1F1 <text:s text:c="3"/>0 1 0 1 1F1 <text:s text:c="2"/>10F1 25 <text:s text:c="7"/>10F2 26 <text:s text:c="4"/>434330453638 7 1 0 <text:s text:c="3"/>63.0 <text:s text:c="2"/>63.0</text:p>
      <text:p text:style-name="P1"><text:s/>61 <text:s text:c="3"/>2.960505 4.041e-39 8.101e-11.05300.068 3282.91990.640.000000 <text:s text:c="3"/>0 0 0 2 1F2 <text:s text:c="3"/>0 0 0 2 1F2 <text:s text:c="2"/>11F2 11 <text:s text:c="7"/>11F1 10 <text:s text:c="4"/>434330453638 7 1 0 <text:s text:c="3"/>69.0 <text:s text:c="2"/>69.0</text:p>
      <text:p text:style-name="P1"><text:s/>61 <text:s text:c="3"/>2.961955 1.717e-39 2.053e-11.06200.075 3088.55000.700.000000 <text:s text:c="3"/>0 1 0 1 1F1 <text:s text:c="3"/>0 1 0 1 1F2 <text:s text:c="3"/>7F2 14 <text:s text:c="8"/>7F1 14 <text:s text:c="4"/>434330453638 7 1 0 <text:s text:c="3"/>45.0 <text:s text:c="2"/>45.0</text:p>
      <text:p text:style-name="P1"><text:s/>61 <text:s text:c="3"/>2.967771 6.599e-40 1.404e-14.06200.078 1756.14970.700.000000 <text:s text:c="3"/>0 1 0 0 1E <text:s text:c="4"/>0 1 0 0 1E <text:s text:c="4"/>6F1 <text:s/>8 <text:s text:c="8"/>6F2 <text:s/>7 <text:s text:c="4"/>544330453738 7 1 0 <text:s text:c="3"/>39.0 <text:s text:c="2"/>39.0</text:p>
      <text:p text:style-name="P1"><text:s/>61 <text:s text:c="3"/>2.969725 1.579e-39 3.366e-11.05600.074 3206.90840.690.000000 <text:s text:c="3"/>1 0 0 0 1A1 <text:s text:c="3"/>0 1 0 1 1F2 <text:s text:c="3"/>7F1 24 <text:s text:c="8"/>8F2 19 <text:s text:c="4"/>334330453638 7 1 0 <text:s text:c="3"/>45.0 <text:s text:c="2"/>51.0</text:p>
      <text:p text:style-name="P1"><text:s/>34 <text:s text:c="3"/>2.977099 4.031e-38 3.282e-09.07800.103 <text:s/>123.10410.780.000000 <text:s text:c="9"/>0 0 0 <text:s text:c="9"/>0 0 0 15 <text:s/>3 12 14.5 <text:s/>16 <text:s/>2 15 14.5 6565501518 6 2 4 0 <text:s text:c="3"/>30.0 <text:s text:c="2"/>30.0</text:p>
      <text:p text:style-name="P1"><text:s/>34 <text:s text:c="3"/>2.977099 2.526e-38 2.204e-09.07800.103 <text:s/>123.10420.780.000000 <text:s text:c="9"/>0 0 0 <text:s text:c="9"/>0 0 0 15 <text:s/>3 12 13.5 <text:s/>16 <text:s/>2 15 13.5 6565501518 6 2 4 0 <text:s text:c="3"/>28.0 <text:s text:c="2"/>28.0</text:p>
      <text:p text:style-name="P1"><text:s/>34 <text:s text:c="3"/>2.977105 4.532e-38 3.459e-09.07800.103 <text:s/>123.10410.780.000000 <text:s text:c="9"/>0 0 0 <text:s text:c="9"/>0 0 0 15 <text:s/>3 12 15.5 <text:s/>16 <text:s/>2 15 15.5 6565501518 6 2 4 0 <text:s text:c="3"/>32.0 <text:s text:c="2"/>32.0</text:p>
      <text:p text:style-name="P1"><text:s/>34 <text:s text:c="3"/>2.977116 2.633e-36 2.010e-07.07800.103 <text:s/>123.10410.780.000000 <text:s text:c="9"/>0 0 0 <text:s text:c="9"/>0 0 0 15 <text:s/>3 12 15.5 <text:s/>16 <text:s/>2 15 16.5 6565501518 6 2 4 0 <text:s text:c="3"/>32.0 <text:s text:c="2"/>34.0</text:p>
      <text:p text:style-name="P1"><text:s/>34 <text:s text:c="3"/>2.977117 2.806e-36 2.016e-07.07800.103 <text:s/>123.10410.780.000000 <text:s text:c="9"/>0 0 0 <text:s text:c="9"/>0 0 0 15 <text:s/>3 12 16.5 <text:s/>16 <text:s/>2 15 17.5 6565501518 6 2 4 0 <text:s text:c="3"/>34.0 <text:s text:c="2"/>36.0</text:p>
      <text:p text:style-name="P1"><text:s/>34 <text:s text:c="3"/>2.977119 4.033e-38 2.898e-09.07800.103 <text:s/>123.10410.780.000000 <text:s text:c="9"/>0 0 0 <text:s text:c="9"/>0 0 0 15 <text:s/>3 12 16.5 <text:s/>16 <text:s/>2 15 16.5 6565501518 6 2 4 0 <text:s text:c="3"/>34.0 <text:s text:c="2"/>34.0</text:p>
      <text:p text:style-name="P1"><text:s/>34 <text:s text:c="3"/>2.977121 2.471e-36 2.012e-07.07800.103 <text:s/>123.10410.780.000000 <text:s text:c="9"/>0 0 0 <text:s text:c="9"/>0 0 0 15 <text:s/>3 12 14.5 <text:s/>16 <text:s/>2 15 15.5 6565501518 6 2 4 0 <text:s text:c="3"/>30.0 <text:s text:c="2"/>32.0</text:p>
      <text:p text:style-name="P1"><text:s/>34 <text:s text:c="3"/>2.977125 2.990e-36 2.029e-07.07800.103 <text:s/>123.10410.780.000000 <text:s text:c="9"/>0 0 0 <text:s text:c="9"/>0 0 0 15 <text:s/>3 12 17.5 <text:s/>16 <text:s/>2 15 18.5 6565501518 6 2 4 0 <text:s text:c="3"/>36.0 <text:s text:c="2"/>38.0</text:p>
      <text:p text:style-name="P1"><text:s/>34 <text:s text:c="3"/>2.977129 2.319e-36 2.023e-07.07800.103 <text:s/>123.10410.780.000000 <text:s text:c="9"/>0 0 0 <text:s text:c="9"/>0 0 0 15 <text:s/>3 12 13.5 <text:s/>16 <text:s/>2 15 14.5 6565501518 6 2 4 0 <text:s text:c="3"/>28.0 <text:s text:c="2"/>30.0</text:p>
      <text:p text:style-name="P1"><text:s/>34 <text:s text:c="3"/>2.977141 2.178e-36 2.046e-07.07800.103 <text:s/>123.10420.780.000000 <text:s text:c="9"/>0 0 0 <text:s text:c="9"/>0 0 0 15 <text:s/>3 12 12.5 <text:s/>16 <text:s/>2 15 13.5 6565501518 6 2 4 0 <text:s text:c="3"/>26.0 <text:s text:c="2"/>28.0</text:p>
      <text:p text:style-name="P1"><text:s/>34 <text:s text:c="3"/>2.977142 2.528e-38 1.715e-09.07800.103 <text:s/>123.10410.780.000000 <text:s text:c="9"/>0 0 0 <text:s text:c="9"/>0 0 0 15 <text:s/>3 12 17.5 <text:s/>16 <text:s/>2 15 17.5 6565501518 6 2 4 0 <text:s text:c="3"/>36.0 <text:s text:c="2"/>36.0</text:p>
      <text:p text:style-name="P1"><text:s/>61 <text:s text:c="3"/>2.979506 5.838e-39 1.046e-10.06200.075 3170.47240.700.000000 <text:s text:c="3"/>0 1 0 1 1F2 <text:s text:c="3"/>0 1 0 1 1F1 <text:s text:c="3"/>7F1 23 <text:s text:c="8"/>7F2 22 <text:s text:c="4"/>434330453638 7 1 0 <text:s text:c="3"/>45.0 <text:s text:c="2"/>45.0</text:p>
      <text:p text:style-name="P1"><text:s/>61 <text:s text:c="3"/>2.979945 4.576e-39 1.219e-10.05600.073 3300.68260.650.000000 <text:s text:c="3"/>0 1 0 1 1F2 <text:s text:c="3"/>0 1 0 1 1F2 <text:s text:c="3"/>9F1 21 <text:s text:c="8"/>9F2 20 <text:s text:c="4"/>434330453638 7 1 0 <text:s text:c="3"/>57.0 <text:s text:c="2"/>57.0</text:p>
      <text:p text:style-name="P1"><text:s/>61 <text:s text:c="3"/>2.982086 3.091e-37 1.338e-11.04100.068 1935.27190.640.000000 <text:s text:c="3"/>0 0 0 1 1F2 <text:s text:c="3"/>0 0 0 1 1F2 <text:s text:c="2"/>11E <text:s text:c="2"/>2 <text:s text:c="7"/>11E <text:s text:c="2"/>1 <text:s text:c="4"/>534330453738 7 1 0 <text:s text:c="3"/>46.0 <text:s text:c="2"/>46.0</text:p>
      <text:p text:style-name="P1"><text:s/>61 <text:s text:c="3"/>2.984871 2.698e-37 7.694e-10.06500.078 2686.99560.720.000000 <text:s text:c="3"/>0 0 0 2 1A1 <text:s text:c="3"/>0 0 0 2 1F2 <text:s text:c="3"/>4F1 <text:s/>2 <text:s text:c="8"/>4F2 <text:s/>2 <text:s text:c="4"/>434330453638 7 1 0 <text:s text:c="3"/>27.0 <text:s text:c="2"/>27.0</text:p>
      <text:p text:style-name="P1"><text:s/>61 <text:s text:c="3"/>2.991184 4.264e-40 1.952e-11.05600.074 3388.47730.690.000000 <text:s text:c="3"/>0 0 1 0 1F2 <text:s text:c="3"/>0 0 1 0 1F2 <text:s text:c="3"/>8F2 31 <text:s text:c="8"/>8F1 29 <text:s text:c="4"/>434330453638 7 1 0 <text:s text:c="3"/>51.0 <text:s text:c="2"/>51.0</text:p>
      <text:p text:style-name="P1"><text:s/>61 <text:s text:c="3"/>2.994379 1.106e-37 2.634e-09.06500.078 3122.98540.720.000000 <text:s text:c="3"/>0 0 1 0 1F2 <text:s text:c="3"/>0 0 1 0 1F2 <text:s text:c="3"/>4F2 19 <text:s text:c="8"/>4F1 16 <text:s text:c="4"/>434330453638 7 1 0 <text:s text:c="3"/>27.0 <text:s text:c="2"/>27.0</text:p>
      <text:p text:style-name="P1"><text:s/>61 <text:s text:c="3"/>2.995078 1.623e-39 2.955e-11.05500.078 3089.38620.700.000000 <text:s text:c="3"/>0 1 0 1 1F1 <text:s text:c="3"/>0 1 0 1 1F2 <text:s text:c="3"/>7E <text:s/>10 <text:s text:c="8"/>6E <text:s/>12 <text:s text:c="4"/>434330453638 7 1 0 <text:s text:c="3"/>30.0 <text:s text:c="2"/>26.0</text:p>
      <text:p text:style-name="P1"><text:s/>61 <text:s text:c="3"/>3.000325 6.989e-40 3.751e-11.05300.070 3464.03030.640.000000 <text:s text:c="3"/>0 1 0 1 1F1 <text:s text:c="3"/>0 1 0 1 1F1 <text:s text:c="2"/>10F1 30 <text:s text:c="7"/>10F2 29 <text:s text:c="4"/>334330453638 7 1 0 <text:s text:c="3"/>63.0 <text:s text:c="2"/>63.0</text:p>
      <text:p text:style-name="P1"><text:s/>31 <text:s text:c="3"/>3.002000 4.884e-34 1.887e-07.06840.078 1267.80800.760.000000 <text:s text:c="9"/>0 0 0 <text:s text:c="9"/>0 0 0 50 <text:s/>8 42 <text:s text:c="6"/>51 <text:s/>7 45 <text:s text:c="5"/>004220 113 8 2 1 0 <text:s text:c="2"/>101.0 <text:s/>103.0</text:p>
      <text:p text:style-name="P1"><text:s/>61 <text:s text:c="3"/>3.004123 2.377e-40 2.127e-11.04800.067 3587.67850.630.000000 <text:s text:c="3"/>0 1 0 1 1F2 <text:s text:c="3"/>0 1 0 1 1F2 <text:s text:c="2"/>11F2 34 <text:s text:c="7"/>12F1 20 <text:s text:c="4"/>334330453638 7 1 0 <text:s text:c="3"/>69.0 <text:s text:c="2"/>75.0</text:p>
      <text:p text:style-name="P1"><text:s/>61 <text:s text:c="3"/>3.005223 1.533e-37 6.925e-12.05000.070 2112.14430.640.000000 <text:s text:c="3"/>0 1 0 0 1E <text:s text:c="4"/>0 1 0 0 1E <text:s text:c="3"/>10A1 <text:s/>4 <text:s text:c="7"/>10A2 <text:s/>3 <text:s text:c="4"/>534330453738 7 1 0 <text:s text:c="2"/>105.0 <text:s/>105.0</text:p>
      <text:p text:style-name="P1"><text:s/>35 <text:s text:c="3"/>3.006747 6.406e-38 4.554e-09.08070.105 <text:s text:c="2"/>67.22830.770.000000 <text:s text:c="9"/>0 0 0 <text:s text:c="9"/>0 0 0 12 <text:s/>1 11 13.5 <text:s/>11 <text:s/>2 10 13.5 6565501518 6 2 4 0 <text:s text:c="3"/>28.0 <text:s text:c="2"/>28.0</text:p>
      <text:p text:style-name="P1"><text:s/>35 <text:s text:c="3"/>3.006765 1.020e-37 7.806e-09.08070.105 <text:s text:c="2"/>67.22830.770.000000 <text:s text:c="9"/>0 0 0 <text:s text:c="9"/>0 0 0 12 <text:s/>1 11 12.5 <text:s/>11 <text:s/>2 10 12.5 6565501518 6 2 4 0 <text:s text:c="3"/>26.0 <text:s text:c="2"/>26.0</text:p>
      <text:p text:style-name="P1"><text:s/>35 <text:s text:c="3"/>3.006776 3.751e-36 2.872e-07.08070.105 <text:s text:c="2"/>67.22820.770.000000 <text:s text:c="9"/>0 0 0 <text:s text:c="9"/>0 0 0 12 <text:s/>1 11 12.5 <text:s/>11 <text:s/>2 10 11.5 6565501518 6 2 4 0 <text:s text:c="3"/>26.0 <text:s text:c="2"/>24.0</text:p>
      <text:p text:style-name="P1"><text:s/>35 <text:s text:c="3"/>3.006776 3.443e-36 2.856e-07.08070.105 <text:s text:c="2"/>67.22830.770.000000 <text:s text:c="9"/>0 0 0 <text:s text:c="9"/>0 0 0 12 <text:s/>1 11 11.5 <text:s/>11 <text:s/>2 10 10.5 6565501518 6 2 4 0 <text:s text:c="3"/>24.0 <text:s text:c="2"/>22.0</text:p>
      <text:p text:style-name="P1"><text:s/>35 <text:s text:c="3"/>3.006784 4.086e-36 2.905e-07.08070.105 <text:s text:c="2"/>67.22830.770.000000 <text:s text:c="9"/>0 0 0 <text:s text:c="9"/>0 0 0 12 <text:s/>1 11 13.5 <text:s/>11 <text:s/>2 10 12.5 6565501518 6 2 4 0 <text:s text:c="3"/>28.0 <text:s text:c="2"/>26.0</text:p>
      <text:p text:style-name="P1"><text:s/>35 <text:s text:c="3"/>3.006784 3.157e-36 2.857e-07.08070.105 <text:s text:c="2"/>67.22830.770.000000 <text:s text:c="9"/>0 0 0 <text:s text:c="9"/>0 0 0 12 <text:s/>1 11 10.5 <text:s/>11 <text:s/>2 10 <text:s/>9.5 6565501518 6 2 4 0 <text:s text:c="3"/>22.0 <text:s text:c="2"/>20.0</text:p>
      <text:p text:style-name="P1"><text:s/>35 <text:s text:c="3"/>3.006787 1.144e-37 9.489e-09.08070.105 <text:s text:c="2"/>67.22820.770.000000 <text:s text:c="9"/>0 0 0 <text:s text:c="9"/>0 0 0 12 <text:s/>1 11 11.5 <text:s/>11 <text:s/>2 10 11.5 6565501518 6 2 4 0 <text:s text:c="3"/>24.0 <text:s text:c="2"/>24.0</text:p>
      <text:p text:style-name="P1"><text:s/>35 <text:s text:c="3"/>3.006802 2.900e-36 2.887e-07.08070.105 <text:s text:c="2"/>67.22830.770.000000 <text:s text:c="9"/>0 0 0 <text:s text:c="9"/>0 0 0 12 <text:s/>1 11 <text:s/>9.5 <text:s/>11 <text:s/>2 10 <text:s/>8.5 6565501518 6 2 4 0 <text:s text:c="3"/>20.0 <text:s text:c="2"/>18.0</text:p>
      <text:p text:style-name="P1"><text:s/>35 <text:s text:c="3"/>3.006802 4.447e-36 2.951e-07.08070.105 <text:s text:c="2"/>67.22830.770.000000 <text:s text:c="9"/>0 0 0 <text:s text:c="9"/>0 0 0 12 <text:s/>1 11 14.5 <text:s/>11 <text:s/>2 10 13.5 6565501518 6 2 4 0 <text:s text:c="3"/>30.0 <text:s text:c="2"/>28.0</text:p>
      <text:p text:style-name="P1"><text:s/>61 <text:s text:c="3"/>3.006804 7.907e-39 2.759e-10.06200.075 3305.80200.700.000000 <text:s text:c="3"/>0 0 1 0 1F2 <text:s text:c="3"/>0 0 1 0 1F2 <text:s text:c="3"/>7F1 28 <text:s text:c="8"/>7F2 25 <text:s text:c="4"/>434330453638 7 1 0 <text:s text:c="3"/>45.0 <text:s text:c="2"/>45.0</text:p>
      <text:p text:style-name="P1"><text:s/>35 <text:s text:c="3"/>3.006812 1.017e-37 9.205e-09.08070.105 <text:s text:c="2"/>67.22830.770.000000 <text:s text:c="9"/>0 0 0 <text:s text:c="9"/>0 0 0 12 <text:s/>1 11 10.5 <text:s/>11 <text:s/>2 10 10.5 6565501518 6 2 4 0 <text:s text:c="3"/>22.0 <text:s text:c="2"/>22.0</text:p>
      <text:p text:style-name="P1"><text:s/>35 <text:s text:c="3"/>3.006839 6.392e-38 6.362e-09.08070.105 <text:s text:c="2"/>67.22830.770.000000 <text:s text:c="9"/>0 0 0 <text:s text:c="9"/>0 0 0 12 <text:s/>1 11 <text:s/>9.5 <text:s/>11 <text:s/>2 10 <text:s/>9.5 6565501518 6 2 4 0 <text:s text:c="3"/>20.0 <text:s text:c="2"/>20.0</text:p>
      <text:p text:style-name="P1"><text:s/>61 <text:s text:c="3"/>3.007574 8.733e-37 8.987e-12.06200.075 1633.38760.700.000000 <text:s text:c="3"/>0 0 0 1 1F2 <text:s text:c="3"/>0 0 0 1 1F2 <text:s text:c="3"/>7F2 <text:s/>5 <text:s text:c="8"/>7F1 <text:s/>6 <text:s text:c="4"/>534330453738 7 1 0 <text:s text:c="3"/>45.0 <text:s text:c="2"/>45.0</text:p>
      <text:p text:style-name="P1"><text:s/>31 <text:s text:c="3"/>3.012900 9.846e-34 1.928e-07.07390.100 <text:s/>960.89800.790.000000 <text:s text:c="9"/>0 1 0 <text:s text:c="9"/>0 1 0 22 <text:s/>4 18 <text:s text:c="6"/>23 <text:s/>3 21 <text:s text:c="5"/>006550 113 6 2 4 0 <text:s text:c="3"/>45.0 <text:s text:c="2"/>47.0</text:p>
      <text:p text:style-name="P1"><text:s/>61 <text:s text:c="3"/>3.012942 1.356e-35 9.418e-11.06500.077 1488.30900.720.000000 <text:s text:c="3"/>0 0 0 1 1F2 <text:s text:c="3"/>0 0 0 1 1F2 <text:s text:c="3"/>5F1 <text:s/>4 <text:s text:c="8"/>5F2 <text:s/>4 <text:s text:c="4"/>534330453738 7 1 0 <text:s text:c="3"/>33.0 <text:s text:c="2"/>33.0</text:p>
      <text:p text:style-name="P1"><text:s/>61 <text:s text:c="3"/>3.016037 1.397e-39 1.411e-11.06200.077 3020.78390.720.000000 <text:s text:c="3"/>0 1 0 1 1F1 <text:s text:c="3"/>0 1 0 1 1F2 <text:s text:c="3"/>6F2 13 <text:s text:c="8"/>5F1 16 <text:s text:c="4"/>434330453638 7 1 0 <text:s text:c="3"/>39.0 <text:s text:c="2"/>33.0</text:p>
      <text:p text:style-name="P1"><text:s/>61 <text:s text:c="3"/>3.017090 6.509e-40 2.557e-10.04000.067 3824.82810.630.000000 <text:s text:c="3"/>0 0 1 0 1F2 <text:s text:c="3"/>0 0 1 0 1F2 <text:s text:c="2"/>12E <text:s/>31 <text:s text:c="7"/>12E <text:s/>30 <text:s text:c="4"/>434330453638 7 1 0 <text:s text:c="3"/>50.0 <text:s text:c="2"/>50.0</text:p>
      <text:p text:style-name="P1"><text:s/>61 <text:s text:c="3"/>3.019341 9.556e-38 1.231e-09.05600.073 3148.51050.650.000000 <text:s text:c="3"/>0 0 0 2 1F2 <text:s text:c="3"/>0 0 0 2 1F2 <text:s text:c="3"/>9F2 12 <text:s text:c="8"/>9F1 13 <text:s text:c="4"/>434330453638 7 1 0 <text:s text:c="3"/>57.0 <text:s text:c="2"/>57.0</text:p>
      <text:p text:style-name="P1"><text:s/>61 <text:s text:c="3"/>3.020026 1.624e-39 4.049e-11.06500.077 3171.94430.720.000000 <text:s text:c="3"/>0 0 1 0 1F2 <text:s text:c="3"/>0 0 1 0 1F2 <text:s text:c="3"/>5F2 20 <text:s text:c="8"/>5F1 20 <text:s text:c="4"/>434330453638 7 1 0 <text:s text:c="3"/>33.0 <text:s text:c="2"/>33.0</text:p>
      <text:p text:style-name="P1"><text:s/>61 <text:s text:c="3"/>3.022207 4.488e-40 1.986e-11.04800.067 3458.69510.630.000000 <text:s text:c="3"/>0 0 0 2 1F2 <text:s text:c="3"/>0 0 0 2 1F2 <text:s text:c="2"/>12F1 15 <text:s text:c="7"/>12F2 14 <text:s text:c="4"/>434330453638 7 1 0 <text:s text:c="3"/>75.0 <text:s text:c="2"/>75.0</text:p>
      <text:p text:style-name="P1"><text:s/>31 <text:s text:c="3"/>3.028300 1.056e-33 1.988e-07.07440.100 <text:s/>942.38360.790.000000 <text:s text:c="9"/>0 1 0 <text:s text:c="9"/>0 1 0 21 <text:s/>4 18 <text:s text:c="6"/>22 <text:s/>3 19 <text:s text:c="5"/>006550 113 6 2 4 0 <text:s text:c="3"/>43.0 <text:s text:c="2"/>45.0</text:p>
      <text:p text:style-name="P1"><text:s/>24 <text:s text:c="3"/>3.028851 1.298e-38 9.207e-15.08780.118 <text:s text:c="3"/>4.54340.770.000099 <text:s text:c="6"/>0 0 0 01 <text:s text:c="6"/>0 0 0 01 <text:s text:c="11"/>4.5 <text:s text:c="4"/>R <text:s/>3e <text:s/>5.5667774 428 5 4 5 7 <text:s text:c="3"/>10.0 <text:s text:c="2"/>12.0</text:p>
      <text:p text:style-name="P1"><text:s/>24 <text:s text:c="3"/>3.028854 2.726e-37 1.611e-13.08780.118 <text:s text:c="3"/>4.54340.770.000099 <text:s text:c="6"/>0 0 0 01 <text:s text:c="6"/>0 0 0 01 <text:s text:c="11"/>5.5 <text:s text:c="4"/>R <text:s/>3e <text:s/>5.5667774 428 5 4 5 7 <text:s text:c="3"/>12.0 <text:s text:c="2"/>12.0</text:p>
      <text:p text:style-name="P1"><text:s/>24 <text:s text:c="3"/>3.028871 7.712e-37 9.116e-13.08780.118 <text:s text:c="3"/>4.54340.770.000099 <text:s text:c="6"/>0 0 0 01 <text:s text:c="6"/>0 0 0 01 <text:s text:c="11"/>2.5 <text:s text:c="4"/>R <text:s/>3e <text:s/>1.5667774 428 5 4 5 7 <text:s text:c="4"/>6.0 <text:s text:c="3"/>4.0</text:p>
      <text:p text:style-name="P1"><text:soft-page-break/><text:s/>24 <text:s text:c="3"/>3.028872 1.122e-36 9.947e-13.08780.118 <text:s text:c="3"/>4.54330.770.000099 <text:s text:c="6"/>0 0 0 01 <text:s text:c="6"/>0 0 0 01 <text:s text:c="11"/>3.5 <text:s text:c="4"/>R <text:s/>3e <text:s/>2.5667774 428 5 4 5 7 <text:s text:c="4"/>8.0 <text:s text:c="3"/>6.0</text:p>
      <text:p text:style-name="P1"><text:s/>24 <text:s text:c="3"/>3.028873 5.141e-37 9.116e-13.08780.118 <text:s text:c="3"/>4.54340.770.000099 <text:s text:c="6"/>0 0 0 01 <text:s text:c="6"/>0 0 0 01 <text:s text:c="11"/>1.5 <text:s text:c="4"/>R <text:s/>3e <text:s/>0.5667774 428 5 4 5 7 <text:s text:c="4"/>4.0 <text:s text:c="3"/>2.0</text:p>
      <text:p text:style-name="P1"><text:s/>24 <text:s text:c="3"/>3.028875 1.571e-36 1.114e-12.08780.118 <text:s text:c="3"/>4.54330.770.000099 <text:s text:c="6"/>0 0 0 01 <text:s text:c="6"/>0 0 0 01 <text:s text:c="11"/>4.5 <text:s text:c="4"/>R <text:s/>3e <text:s/>4.5667774 428 5 4 5 7 <text:s text:c="3"/>10.0 <text:s text:c="2"/>10.0</text:p>
      <text:p text:style-name="P1"><text:s/>24 <text:s text:c="3"/>3.028875 4.155e-37 2.947e-13.08780.118 <text:s text:c="3"/>4.54330.770.000099 <text:s text:c="6"/>0 0 0 01 <text:s text:c="6"/>0 0 0 01 <text:s text:c="11"/>4.5 <text:s text:c="4"/>R <text:s/>3e <text:s/>3.5667774 428 5 4 5 7 <text:s text:c="3"/>10.0 <text:s text:c="3"/>8.0</text:p>
      <text:p text:style-name="P1"><text:s/>24 <text:s text:c="3"/>3.028877 2.799e-36 1.418e-12.08780.118 <text:s text:c="3"/>4.54340.770.000099 <text:s text:c="6"/>0 0 0 01 <text:s text:c="6"/>0 0 0 01 <text:s text:c="11"/>6.5 <text:s text:c="4"/>R <text:s/>3e <text:s/>5.5667774 428 5 4 5 7 <text:s text:c="3"/>14.0 <text:s text:c="2"/>12.0</text:p>
      <text:p text:style-name="P1"><text:s/>24 <text:s text:c="3"/>3.028878 2.126e-36 1.257e-12.08780.118 <text:s text:c="3"/>4.54330.770.000099 <text:s text:c="6"/>0 0 0 01 <text:s text:c="6"/>0 0 0 01 <text:s text:c="11"/>5.5 <text:s text:c="4"/>R <text:s/>3e <text:s/>4.5667774 428 5 4 5 7 <text:s text:c="3"/>12.0 <text:s text:c="2"/>10.0</text:p>
      <text:p text:style-name="P1"><text:s/>24 <text:s text:c="3"/>3.028884 4.488e-37 3.979e-13.08780.118 <text:s text:c="3"/>4.54330.770.000099 <text:s text:c="6"/>0 0 0 01 <text:s text:c="6"/>0 0 0 01 <text:s text:c="11"/>3.5 <text:s text:c="4"/>R <text:s/>3e <text:s/>4.5667774 428 5 4 5 7 <text:s text:c="4"/>8.0 <text:s text:c="2"/>10.0</text:p>
      <text:p text:style-name="P1"><text:s/>24 <text:s text:c="3"/>3.028884 2.856e-38 2.532e-14.08780.118 <text:s text:c="3"/>4.54330.770.000099 <text:s text:c="6"/>0 0 0 01 <text:s text:c="6"/>0 0 0 01 <text:s text:c="11"/>3.5 <text:s text:c="4"/>R <text:s/>3e <text:s/>3.5667774 428 5 4 5 7 <text:s text:c="4"/>8.0 <text:s text:c="3"/>8.0</text:p>
      <text:p text:style-name="P1"><text:s/>24 <text:s text:c="3"/>3.028885 2.570e-37 4.557e-13.08780.118 <text:s text:c="3"/>4.54340.770.000099 <text:s text:c="6"/>0 0 0 01 <text:s text:c="6"/>0 0 0 01 <text:s text:c="11"/>1.5 <text:s text:c="4"/>R <text:s/>3e <text:s/>1.5667774 428 5 4 5 7 <text:s text:c="4"/>4.0 <text:s text:c="3"/>4.0</text:p>
      <text:p text:style-name="P1"><text:s/>24 <text:s text:c="3"/>3.028886 3.917e-37 4.630e-13.08780.118 <text:s text:c="3"/>4.54330.770.000099 <text:s text:c="6"/>0 0 0 01 <text:s text:c="6"/>0 0 0 01 <text:s text:c="11"/>2.5 <text:s text:c="4"/>R <text:s/>3e <text:s/>2.5667774 428 5 4 5 7 <text:s text:c="4"/>6.0 <text:s text:c="3"/>6.0</text:p>
      <text:p text:style-name="P1"><text:s/>24 <text:s text:c="3"/>3.028898 3.673e-38 4.342e-14.08780.118 <text:s text:c="3"/>4.54330.770.000099 <text:s text:c="6"/>0 0 0 01 <text:s text:c="6"/>0 0 0 01 <text:s text:c="11"/>2.5 <text:s text:c="4"/>R <text:s/>3e <text:s/>3.5667774 428 5 4 5 7 <text:s text:c="4"/>6.0 <text:s text:c="3"/>8.0</text:p>
      <text:p text:style-name="P1"><text:s/>24 <text:s text:c="3"/>3.028900 2.856e-38 5.064e-14.08780.118 <text:s text:c="3"/>4.54330.770.000099 <text:s text:c="6"/>0 0 0 01 <text:s text:c="6"/>0 0 0 01 <text:s text:c="11"/>1.5 <text:s text:c="4"/>R <text:s/>3e <text:s/>2.5667774 428 5 4 5 7 <text:s text:c="4"/>4.0 <text:s text:c="3"/>6.0</text:p>
      <text:p text:style-name="P1"><text:s/>61 <text:s text:c="3"/>3.030352 2.253e-40 1.102e-11.04800.067 3461.71730.630.000000 <text:s text:c="3"/>0 1 0 1 1F2 <text:s text:c="3"/>0 0 0 2 1F2 <text:s text:c="2"/>11F2 18 <text:s text:c="7"/>12F1 15 <text:s text:c="4"/>334330453638 7 1 0 <text:s text:c="3"/>69.0 <text:s text:c="2"/>75.0</text:p>
      <text:p text:style-name="P1"><text:s/>11 <text:s text:c="3"/>3.030769 3.526e-36 6.999e-08.07220.333 4622.90580.570.000600 <text:s text:c="9"/>0 0 1 <text:s text:c="9"/>1 0 0 <text:s/>8 <text:s/>2 <text:s/>7 <text:s text:c="7"/>8 <text:s/>2 <text:s/>6 <text:s text:c="5"/>4442434432257122 7 <text:s text:c="3"/>17.0 <text:s text:c="2"/>17.0</text:p>
      <text:p text:style-name="P1"><text:s/>32 <text:s text:c="3"/>3.031000 1.213e-34 2.846e-07.08000.104 <text:s text:c="2"/>74.20960.770.000000 <text:s text:c="9"/>0 0 0 <text:s text:c="9"/>0 0 0 13 <text:s/>1 12 <text:s text:c="6"/>12 <text:s/>2 11 <text:s text:c="5"/>006550 113 6 2 4 0 <text:s text:c="3"/>27.0 <text:s text:c="2"/>25.0</text:p>
      <text:p text:style-name="P1"><text:s/>35 <text:s text:c="3"/>3.034659 7.674e-38 2.212e-07.06910.082 1092.95020.760.000000 <text:s text:c="9"/>0 0 0 <text:s text:c="9"/>0 0 0 48 <text:s/>6 42 50.5 <text:s/>47 <text:s/>7 41 49.5 6545201518 8 2 1 0 <text:s text:c="2"/>102.0 <text:s/>100.0</text:p>
      <text:p text:style-name="P1"><text:s/>35 <text:s text:c="3"/>3.034659 7.209e-38 2.208e-07.06910.082 1092.95020.760.000000 <text:s text:c="9"/>0 0 0 <text:s text:c="9"/>0 0 0 48 <text:s/>6 42 47.5 <text:s/>47 <text:s/>7 41 46.5 6545201518 8 2 1 0 <text:s text:c="3"/>96.0 <text:s text:c="2"/>94.0</text:p>
      <text:p text:style-name="P1"><text:s/>35 <text:s text:c="3"/>3.034659 7.360e-38 2.208e-07.06910.082 1092.95020.760.000000 <text:s text:c="9"/>0 0 0 <text:s text:c="9"/>0 0 0 48 <text:s/>6 42 48.5 <text:s/>47 <text:s/>7 41 47.5 6545201518 8 2 1 0 <text:s text:c="3"/>98.0 <text:s text:c="2"/>96.0</text:p>
      <text:p text:style-name="P1"><text:s/>35 <text:s text:c="3"/>3.034659 6.914e-38 2.209e-07.06910.082 1092.95030.760.000000 <text:s text:c="9"/>0 0 0 <text:s text:c="9"/>0 0 0 48 <text:s/>6 42 45.5 <text:s/>47 <text:s/>7 41 44.5 6545201518 8 2 1 0 <text:s text:c="3"/>92.0 <text:s text:c="2"/>90.0</text:p>
      <text:p text:style-name="P1"><text:s/>35 <text:s text:c="3"/>3.034659 7.517e-38 2.210e-07.06910.082 1092.95020.760.000000 <text:s text:c="9"/>0 0 0 <text:s text:c="9"/>0 0 0 48 <text:s/>6 42 49.5 <text:s/>47 <text:s/>7 41 48.5 6545201518 8 2 1 0 <text:s text:c="2"/>100.0 <text:s text:c="2"/>98.0</text:p>
      <text:p text:style-name="P1"><text:s/>35 <text:s text:c="3"/>3.034659 7.060e-38 2.208e-07.06910.082 1092.95020.760.000000 <text:s text:c="9"/>0 0 0 <text:s text:c="9"/>0 0 0 48 <text:s/>6 42 46.5 <text:s/>47 <text:s/>7 41 45.5 6545201518 8 2 1 0 <text:s text:c="3"/>94.0 <text:s text:c="2"/>92.0</text:p>
      <text:p text:style-name="P1"><text:s/>61 <text:s text:c="3"/>3.035610 3.092e-40 3.645e-12.05300.070 3149.77910.640.000000 <text:s text:c="3"/>0 0 0 2 1A1 <text:s text:c="3"/>0 0 0 2 1A1 <text:s text:c="2"/>10F2 <text:s/>7 <text:s text:c="7"/>10F1 <text:s/>6 <text:s text:c="4"/>434330453638 7 1 0 <text:s text:c="3"/>63.0 <text:s text:c="2"/>63.0</text:p>
      <text:p text:style-name="P1"><text:s/>33 <text:s text:c="3"/>3.035800 4.637e-35 2.018e-07.08580.105 <text:s text:c="2"/>20.99830.760.000000 <text:s text:c="9"/>0 0 0 <text:s text:c="9"/>0 0 0 <text:s/>5 <text:s/>2 <text:s/>4 <text:s text:c="7"/>6 <text:s/>1 <text:s/>5 <text:s text:c="5"/>006550 113 6 2 4 0 <text:s text:c="3"/>11.0 <text:s text:c="2"/>13.0</text:p>
      <text:p text:style-name="P1"><text:s/>11 <text:s text:c="3"/>3.035947 1.253e-34 8.694e-08.08950.412 4027.80270.690.007500 <text:s text:c="9"/>1 0 0 <text:s text:c="9"/>0 0 1 <text:s/>4 <text:s/>3 <text:s/>2 <text:s text:c="7"/>4 <text:s/>1 <text:s/>3 <text:s text:c="5"/>4442434432257122 7 <text:s text:c="3"/>27.0 <text:s text:c="2"/>27.0</text:p>
      <text:p text:style-name="P1"><text:s/>31 <text:s text:c="3"/>3.036700 7.558e-34 1.955e-07.06870.081 1182.86400.760.000000 <text:s text:c="9"/>0 0 0 <text:s text:c="9"/>0 0 0 50 <text:s/>6 44 <text:s text:c="6"/>49 <text:s/>7 43 <text:s text:c="5"/>004520 113 8 2 1 0 <text:s text:c="2"/>101.0 <text:s text:c="2"/>99.0</text:p>
      <text:p text:style-name="P1"><text:s/>11 <text:s text:c="3"/>3.039201 2.043e-38 2.399e-07.06660.391 6106.29690.740.003200 <text:s text:c="9"/>0 1 1 <text:s text:c="9"/>0 1 1 <text:s/>6 <text:s/>4 <text:s/>2 <text:s text:c="7"/>5 <text:s/>5 <text:s/>1 <text:s text:c="5"/>4445534432297120 8 <text:s text:c="3"/>39.0 <text:s text:c="2"/>33.0</text:p>
      <text:p text:style-name="P1"><text:s/>31 <text:s text:c="3"/>3.040600 1.338e-34 1.696e-07.08130.105 1142.93700.770.000000 <text:s text:c="9"/>1 0 0 <text:s text:c="9"/>1 0 0 <text:s/>8 <text:s/>2 <text:s/>6 <text:s text:c="7"/>9 <text:s/>1 <text:s/>9 <text:s text:c="5"/>006550 113 6 2 4 0 <text:s text:c="3"/>17.0 <text:s text:c="2"/>19.0</text:p>
      <text:p text:style-name="P1"><text:s/>61 <text:s text:c="3"/>3.041199 4.559e-39 1.439e-10.05300.073 3351.96680.650.000000 <text:s text:c="3"/>0 1 0 1 1F2 <text:s text:c="3"/>0 1 0 1 1F1 <text:s text:c="2"/>10F2 17 <text:s text:c="8"/>9F1 26 <text:s text:c="4"/>334330453638 7 1 0 <text:s text:c="3"/>63.0 <text:s text:c="2"/>57.0</text:p>
      <text:p text:style-name="P1"><text:s/>11 <text:s text:c="3"/>3.042006 2.902e-38 8.242e-09.06550.281 5439.05570.480.002500 <text:s text:c="9"/>0 0 1 <text:s text:c="9"/>1 0 0 10 <text:s/>5 <text:s/>5 <text:s text:c="6"/>11 <text:s/>3 <text:s/>8 <text:s text:c="5"/>444243443231712210 <text:s text:c="3"/>63.0 <text:s text:c="2"/>69.0</text:p>
      <text:p text:style-name="P1"><text:s/>34 <text:s text:c="3"/>3.043264 5.909e-36 5.580e-07.08370.106 <text:s text:c="2"/>19.72990.770.000000 <text:s text:c="9"/>0 0 0 <text:s text:c="9"/>0 0 0 <text:s/>7 <text:s/>0 <text:s/>7 <text:s/>7.5 <text:s text:c="2"/>6 <text:s/>1 <text:s/>6 <text:s/>6.5 6565501518 6 2 4 0 <text:s text:c="3"/>16.0 <text:s text:c="2"/>14.0</text:p>
      <text:p text:style-name="P1"><text:s/>34 <text:s text:c="3"/>3.043270 4.756e-37 4.492e-08.08370.106 <text:s text:c="2"/>19.72990.770.000000 <text:s text:c="9"/>0 0 0 <text:s text:c="9"/>0 0 0 <text:s/>7 <text:s/>0 <text:s/>7 <text:s/>7.5 <text:s text:c="2"/>6 <text:s/>1 <text:s/>6 <text:s/>7.5 6565501518 6 2 4 0 <text:s text:c="3"/>16.0 <text:s text:c="2"/>16.0</text:p>
      <text:p text:style-name="P1"><text:s/>34 <text:s text:c="3"/>3.043273 5.301e-37 5.722e-08.08370.106 <text:s text:c="2"/>19.72990.770.000000 <text:s text:c="9"/>0 0 0 <text:s text:c="9"/>0 0 0 <text:s/>7 <text:s/>0 <text:s/>7 <text:s/>6.5 <text:s text:c="2"/>6 <text:s/>1 <text:s/>6 <text:s/>6.5 6565501518 6 2 4 0 <text:s text:c="3"/>14.0 <text:s text:c="2"/>14.0</text:p>
      <text:p text:style-name="P1"><text:s/>34 <text:s text:c="3"/>3.043273 5.050e-36 5.451e-07.08370.106 <text:s text:c="2"/>19.72990.770.000000 <text:s text:c="9"/>0 0 0 <text:s text:c="9"/>0 0 0 <text:s/>7 <text:s/>0 <text:s/>7 <text:s/>6.5 <text:s text:c="2"/>6 <text:s/>1 <text:s/>6 <text:s/>5.5 6565501518 6 2 4 0 <text:s text:c="3"/>14.0 <text:s text:c="2"/>12.0</text:p>
      <text:p text:style-name="P1"><text:s/>34 <text:s text:c="3"/>3.043274 6.885e-36 5.780e-07.08370.106 <text:s text:c="2"/>19.72990.770.000000 <text:s text:c="9"/>0 0 0 <text:s text:c="9"/>0 0 0 <text:s/>7 <text:s/>0 <text:s/>7 <text:s/>8.5 <text:s text:c="2"/>6 <text:s/>1 <text:s/>6 <text:s/>7.5 6565501518 6 2 4 0 <text:s text:c="3"/>18.0 <text:s text:c="2"/>16.0</text:p>
      <text:p text:style-name="P1"><text:s/>34 <text:s text:c="3"/>3.043289 3.020e-37 2.535e-08.08370.106 <text:s text:c="2"/>19.72990.770.000000 <text:s text:c="9"/>0 0 0 <text:s text:c="9"/>0 0 0 <text:s/>7 <text:s/>0 <text:s/>7 <text:s/>8.5 <text:s text:c="2"/>6 <text:s/>1 <text:s/>6 <text:s/>8.5 6565501518 6 2 4 0 <text:s text:c="3"/>18.0 <text:s text:c="2"/>18.0</text:p>
      <text:p text:style-name="P1"><text:s/>34 <text:s text:c="3"/>3.043291 4.714e-37 5.936e-08.08370.106 <text:s text:c="2"/>19.72990.770.000000 <text:s text:c="9"/>0 0 0 <text:s text:c="9"/>0 0 0 <text:s/>7 <text:s/>0 <text:s/>7 <text:s/>5.5 <text:s text:c="2"/>6 <text:s/>1 <text:s/>6 <text:s/>5.5 6565501518 6 2 4 0 <text:s text:c="3"/>12.0 <text:s text:c="2"/>12.0</text:p>
      <text:p text:style-name="P1"><text:s/>34 <text:s text:c="3"/>3.043295 4.307e-36 5.423e-07.08370.106 <text:s text:c="2"/>19.72990.770.000000 <text:s text:c="9"/>0 0 0 <text:s text:c="9"/>0 0 0 <text:s/>7 <text:s/>0 <text:s/>7 <text:s/>5.5 <text:s text:c="2"/>6 <text:s/>1 <text:s/>6 <text:s/>4.5 6565501518 6 2 4 0 <text:s text:c="3"/>12.0 <text:s text:c="2"/>10.0</text:p>
      <text:p text:style-name="P1"><text:s/>34 <text:s text:c="3"/>3.043313 7.985e-36 6.033e-07.08370.106 <text:s text:c="2"/>19.72990.770.000000 <text:s text:c="9"/>0 0 0 <text:s text:c="9"/>0 0 0 <text:s/>7 <text:s/>0 <text:s/>7 <text:s/>9.5 <text:s text:c="2"/>6 <text:s/>1 <text:s/>6 <text:s/>8.5 6565501518 6 2 4 0 <text:s text:c="3"/>20.0 <text:s text:c="2"/>18.0</text:p>
      <text:p text:style-name="P1"><text:s/>34 <text:s text:c="3"/>3.043318 2.992e-37 4.521e-08.08370.106 <text:s text:c="2"/>19.72990.770.000000 <text:s text:c="9"/>0 0 0 <text:s text:c="9"/>0 0 0 <text:s/>7 <text:s/>0 <text:s/>7 <text:s/>4.5 <text:s text:c="2"/>6 <text:s/>1 <text:s/>6 <text:s/>4.5 6565501518 6 2 4 0 <text:s text:c="3"/>10.0 <text:s text:c="2"/>10.0</text:p>
      <text:p text:style-name="P1"><text:s/>34 <text:s text:c="3"/>3.043324 3.687e-36 5.571e-07.08370.106 <text:s text:c="2"/>19.72990.770.000000 <text:s text:c="9"/>0 0 0 <text:s text:c="9"/>0 0 0 <text:s/>7 <text:s/>0 <text:s/>7 <text:s/>4.5 <text:s text:c="2"/>6 <text:s/>1 <text:s/>6 <text:s/>3.5 6565501518 6 2 4 0 <text:s text:c="3"/>10.0 <text:s text:c="3"/>8.0</text:p>
      <text:p text:style-name="P1"><text:s/>34 <text:s text:c="3"/>3.045860 1.879e-38 1.930e-09.07440.100 <text:s/>235.40450.790.000000 <text:s text:c="9"/>0 0 0 <text:s text:c="9"/>0 0 0 21 <text:s/>4 18 20.5 <text:s/>22 <text:s/>3 19 20.5 6565501518 6 2 4 0 <text:s text:c="3"/>42.0 <text:s text:c="2"/>42.0</text:p>
      <text:p text:style-name="P1"><text:s/>34 <text:s text:c="3"/>3.045874 2.534e-36 2.278e-07.07440.100 <text:s/>235.40450.790.000000 <text:s text:c="9"/>0 0 0 <text:s text:c="9"/>0 0 0 21 <text:s/>4 18 23.5 <text:s/>22 <text:s/>3 19 24.5 6565501518 6 2 4 0 <text:s text:c="3"/>48.0 <text:s text:c="2"/>50.0</text:p>
      <text:p text:style-name="P1"><text:s/>34 <text:s text:c="3"/>3.045880 2.113e-38 2.072e-09.07440.100 <text:s/>235.40440.790.000000 <text:s text:c="9"/>0 0 0 <text:s text:c="9"/>0 0 0 21 <text:s/>4 18 21.5 <text:s/>22 <text:s/>3 19 21.5 6565501518 6 2 4 0 <text:s text:c="3"/>44.0 <text:s text:c="2"/>44.0</text:p>
      <text:p text:style-name="P1"><text:s/>34 <text:s text:c="3"/>3.045882 2.016e-36 2.289e-07.07440.100 <text:s/>235.40450.790.000000 <text:s text:c="9"/>0 0 0 <text:s text:c="9"/>0 0 0 21 <text:s/>4 18 18.5 <text:s/>22 <text:s/>3 19 19.5 6565501518 6 2 4 0 <text:s text:c="3"/>38.0 <text:s text:c="2"/>40.0</text:p>
      <text:p text:style-name="P1"><text:s/>34 <text:s text:c="3"/>3.045890 2.421e-36 2.270e-07.07440.100 <text:s/>235.40440.790.000000 <text:s text:c="9"/>0 0 0 <text:s text:c="9"/>0 0 0 21 <text:s/>4 18 22.5 <text:s/>22 <text:s/>3 19 23.5 6565501518 6 2 4 0 <text:s text:c="3"/>46.0 <text:s text:c="2"/>48.0</text:p>
      <text:p text:style-name="P1"><text:s/>34 <text:s text:c="3"/>3.045893 2.111e-36 2.277e-07.07440.100 <text:s/>235.40450.790.000000 <text:s text:c="9"/>0 0 0 <text:s text:c="9"/>0 0 0 21 <text:s/>4 18 19.5 <text:s/>22 <text:s/>3 19 20.5 6565501518 6 2 4 0 <text:s text:c="3"/>40.0 <text:s text:c="2"/>42.0</text:p>
      <text:p text:style-name="P1"><text:s/>34 <text:s text:c="3"/>3.045897 2.313e-36 2.268e-07.07440.100 <text:s/>235.40440.790.000000 <text:s text:c="9"/>0 0 0 <text:s text:c="9"/>0 0 0 21 <text:s/>4 18 21.5 <text:s/>22 <text:s/>3 19 22.5 6565501518 6 2 4 0 <text:s text:c="3"/>44.0 <text:s text:c="2"/>46.0</text:p>
      <text:p text:style-name="P1"><text:s/>34 <text:s text:c="3"/>3.045897 1.880e-38 1.763e-09.07440.100 <text:s/>235.40440.790.000000 <text:s text:c="9"/>0 0 0 <text:s text:c="9"/>0 0 0 21 <text:s/>4 18 22.5 <text:s/>22 <text:s/>3 19 22.5 6565501518 6 2 4 0 <text:s text:c="3"/>46.0 <text:s text:c="2"/>46.0</text:p>
      <text:p text:style-name="P1"><text:s/>34 <text:s text:c="3"/>3.045898 2.210e-36 2.270e-07.07440.100 <text:s/>235.40440.790.000000 <text:s text:c="9"/>0 0 0 <text:s text:c="9"/>0 0 0 21 <text:s/>4 18 20.5 <text:s/>22 <text:s/>3 19 21.5 6565501518 6 2 4 0 <text:s text:c="3"/>42.0 <text:s text:c="2"/>44.0</text:p>
      <text:p text:style-name="P1"><text:s/>61 <text:s text:c="3"/>3.055600 1.035e-37 1.958e-12.06500.077 1691.64940.720.000000 <text:s text:c="3"/>0 1 0 0 1E <text:s text:c="4"/>0 1 0 0 1E <text:s text:c="4"/>5F1 <text:s/>7 <text:s text:c="8"/>5F2 <text:s/>5 <text:s text:c="4"/>534330453738 7 1 0 <text:s text:c="3"/>33.0 <text:s text:c="2"/>33.0</text:p>
      <text:p text:style-name="P1"><text:s/>34 <text:s text:c="3"/>3.058117 3.383e-37 3.280e-08.07010.101 <text:s/>258.52300.790.000000 <text:s text:c="9"/>0 0 0 <text:s text:c="9"/>0 0 0 24 <text:s/>2 22 24.5 <text:s/>25 <text:s/>1 25 25.5 6565501518 6 2 4 0 <text:s text:c="3"/>50.0 <text:s text:c="2"/>52.0</text:p>
      <text:p text:style-name="P1"><text:s/>34 <text:s text:c="3"/>3.058131 3.249e-37 3.281e-08.07010.101 <text:s/>258.52300.790.000000 <text:s text:c="9"/>0 0 0 <text:s text:c="9"/>0 0 0 24 <text:s/>2 22 23.5 <text:s/>25 <text:s/>1 25 24.5 6565501518 6 2 4 0 <text:s text:c="3"/>48.0 <text:s text:c="2"/>50.0</text:p>
      <text:p text:style-name="P1"><text:s/>34 <text:s text:c="3"/>3.058149 3.523e-37 3.284e-08.07010.101 <text:s/>258.52290.790.000000 <text:s text:c="9"/>0 0 0 <text:s text:c="9"/>0 0 0 24 <text:s/>2 22 25.5 <text:s/>25 <text:s/>1 25 26.5 6565501518 6 2 4 0 <text:s text:c="3"/>52.0 <text:s text:c="2"/>54.0</text:p>
      <text:p text:style-name="P1"><text:s/>34 <text:s text:c="3"/>3.058185 3.122e-37 3.289e-08.07010.101 <text:s/>258.52300.790.000000 <text:s text:c="9"/>0 0 0 <text:s text:c="9"/>0 0 0 24 <text:s/>2 22 22.5 <text:s/>25 <text:s/>1 25 23.5 6565501518 6 2 4 0 <text:s text:c="3"/>46.0 <text:s text:c="2"/>48.0</text:p>
      <text:p text:style-name="P1"><text:s/>34 <text:s text:c="3"/>3.058232 3.667e-37 3.291e-08.07010.101 <text:s/>258.52290.790.000000 <text:s text:c="9"/>0 0 0 <text:s text:c="9"/>0 0 0 24 <text:s/>2 22 26.5 <text:s/>25 <text:s/>1 25 27.5 6565501518 6 2 4 0 <text:s text:c="3"/>54.0 <text:s text:c="2"/>56.0</text:p>
      <text:p text:style-name="P1"><text:s/>34 <text:s text:c="3"/>3.058275 2.998e-37 3.303e-08.07010.101 <text:s/>258.52290.790.000000 <text:s text:c="9"/>0 0 0 <text:s text:c="9"/>0 0 0 24 <text:s/>2 22 21.5 <text:s/>25 <text:s/>1 25 22.5 6565501518 6 2 4 0 <text:s text:c="3"/>44.0 <text:s text:c="2"/>46.0</text:p>
      <text:p text:style-name="P1"><text:s/>61 <text:s text:c="3"/>3.064179 2.018e-40 2.743e-11.05300.070 3650.85990.640.000000 <text:s text:c="3"/>0 2 0 0 1E <text:s text:c="4"/>0 2 0 0 1A1 <text:s text:c="2"/>10F2 46 <text:s text:c="7"/>10F1 42 <text:s text:c="4"/>334330453638 7 1 0 <text:s text:c="3"/>63.0 <text:s text:c="2"/>63.0</text:p>
      <text:p text:style-name="P1"><text:s/>31 <text:s text:c="3"/>3.066800 4.096e-35 9.046e-08.07080.098 1524.90000.810.000000 <text:s text:c="9"/>1 0 0 <text:s text:c="9"/>1 0 0 31 <text:s/>2 30 <text:s text:c="6"/>30 <text:s/>3 27 <text:s text:c="5"/>006550 113 6 2 4 0 <text:s text:c="3"/>63.0 <text:s text:c="2"/>61.0</text:p>
      <text:p text:style-name="P1"><text:s/>31 <text:s text:c="3"/>3.068100 4.826e-35 2.216e-07.07540.102 1586.97800.780.000000 <text:s text:c="9"/>0 2 0 <text:s text:c="9"/>0 2 0 20 <text:s/>2 18 <text:s text:c="6"/>19 <text:s/>3 17 <text:s text:c="5"/>006550 113 6 2 4 0 <text:s text:c="3"/>41.0 <text:s text:c="2"/>39.0</text:p>
      <text:p text:style-name="P1"><text:s/>34 <text:s text:c="3"/>3.069776 3.691e-38 2.349e-07.06830.078 1277.01630.760.000000 <text:s text:c="9"/>0 0 0 <text:s text:c="9"/>0 0 0 51 <text:s/>8 44 53.5 <text:s/>52 <text:s/>7 45 54.5 5542201518 8 2 1 0 <text:s text:c="2"/>108.0 <text:s/>110.0</text:p>
      <text:p text:style-name="P1"><text:s/>34 <text:s text:c="3"/>3.069782 3.620e-38 2.347e-07.06830.078 1277.01620.760.000000 <text:s text:c="9"/>0 0 0 <text:s text:c="9"/>0 0 0 51 <text:s/>8 44 52.5 <text:s/>52 <text:s/>7 45 53.5 5542201518 8 2 1 0 <text:s text:c="2"/>106.0 <text:s/>108.0</text:p>
      <text:p text:style-name="P1"><text:soft-page-break/><text:s/>34 <text:s text:c="3"/>3.069785 3.353e-38 2.351e-07.06830.078 1277.01640.760.000000 <text:s text:c="9"/>0 0 0 <text:s text:c="9"/>0 0 0 51 <text:s/>8 44 48.5 <text:s/>52 <text:s/>7 45 49.5 5542201518 8 2 1 0 <text:s text:c="3"/>98.0 <text:s/>100.0</text:p>
      <text:p text:style-name="P1"><text:s/>34 <text:s text:c="3"/>3.069785 3.551e-38 2.347e-07.06830.078 1277.01630.760.000000 <text:s text:c="9"/>0 0 0 <text:s text:c="9"/>0 0 0 51 <text:s/>8 44 51.5 <text:s/>52 <text:s/>7 45 52.5 5542201518 8 2 1 0 <text:s text:c="2"/>104.0 <text:s/>106.0</text:p>
      <text:p text:style-name="P1"><text:s/>34 <text:s text:c="3"/>3.069787 3.482e-38 2.347e-07.06830.078 1277.01630.760.000000 <text:s text:c="9"/>0 0 0 <text:s text:c="9"/>0 0 0 51 <text:s/>8 44 50.5 <text:s/>52 <text:s/>7 45 51.5 5542201518 8 2 1 0 <text:s text:c="2"/>102.0 <text:s/>104.0</text:p>
      <text:p text:style-name="P1"><text:s/>34 <text:s text:c="3"/>3.069787 3.415e-38 2.348e-07.06830.078 1277.01630.760.000000 <text:s text:c="9"/>0 0 0 <text:s text:c="9"/>0 0 0 51 <text:s/>8 44 49.5 <text:s/>52 <text:s/>7 45 50.5 5542201518 8 2 1 0 <text:s text:c="2"/>100.0 <text:s/>102.0</text:p>
      <text:p text:style-name="P1"><text:s/>61 <text:s text:c="3"/>3.072870 9.370e-40 3.355e-11.05300.070 3355.18920.640.000000 <text:s text:c="3"/>0 1 0 1 1F2 <text:s text:c="3"/>0 1 0 1 1F2 <text:s text:c="3"/>9F2 27 <text:s text:c="7"/>10F1 16 <text:s text:c="4"/>334330453638 7 1 0 <text:s text:c="3"/>57.0 <text:s text:c="2"/>63.0</text:p>
      <text:p text:style-name="P1"><text:s/>35 <text:s text:c="3"/>3.073844 1.687e-36 3.133e-07.08750.106 <text:s text:c="3"/>2.51430.760.000000 <text:s text:c="9"/>0 0 0 <text:s text:c="9"/>0 0 0 <text:s/>2 <text:s/>1 <text:s/>1 <text:s/>3.5 <text:s text:c="2"/>2 <text:s/>0 <text:s/>2 <text:s/>4.5 6555501518 6 2 4 0 <text:s text:c="4"/>8.0 <text:s text:c="2"/>10.0</text:p>
      <text:p text:style-name="P1"><text:s/>35 <text:s text:c="3"/>3.073858 2.186e-36 5.413e-07.08750.106 <text:s text:c="3"/>2.51430.760.000000 <text:s text:c="9"/>0 0 0 <text:s text:c="9"/>0 0 0 <text:s/>2 <text:s/>1 <text:s/>1 <text:s/>2.5 <text:s text:c="2"/>2 <text:s/>0 <text:s/>2 <text:s/>1.5 6555501518 6 2 4 0 <text:s text:c="4"/>6.0 <text:s text:c="3"/>4.0</text:p>
      <text:p text:style-name="P1"><text:s/>35 <text:s text:c="3"/>3.073858 1.416e-36 5.262e-07.08750.106 <text:s text:c="3"/>2.51440.760.000000 <text:s text:c="9"/>0 0 0 <text:s text:c="9"/>0 0 0 <text:s/>2 <text:s/>1 <text:s/>1 <text:s/>1.5 <text:s text:c="2"/>2 <text:s/>0 <text:s/>2 <text:s/>0.5 6555501518 6 2 4 0 <text:s text:c="4"/>4.0 <text:s text:c="3"/>2.0</text:p>
      <text:p text:style-name="P1"><text:s/>35 <text:s text:c="3"/>3.073886 2.343e-36 4.351e-07.08750.106 <text:s text:c="3"/>2.51430.760.000000 <text:s text:c="9"/>0 0 0 <text:s text:c="9"/>0 0 0 <text:s/>2 <text:s/>1 <text:s/>1 <text:s/>3.5 <text:s text:c="2"/>2 <text:s/>0 <text:s/>2 <text:s/>2.5 6555501518 6 2 4 0 <text:s text:c="4"/>8.0 <text:s text:c="3"/>6.0</text:p>
      <text:p text:style-name="P1"><text:s/>35 <text:s text:c="3"/>3.073886 3.258e-36 6.051e-07.08750.106 <text:s text:c="3"/>2.51430.760.000000 <text:s text:c="9"/>0 0 0 <text:s text:c="9"/>0 0 0 <text:s/>2 <text:s/>1 <text:s/>1 <text:s/>3.5 <text:s text:c="2"/>2 <text:s/>0 <text:s/>2 <text:s/>3.5 6555501518 6 2 4 0 <text:s text:c="4"/>8.0 <text:s text:c="3"/>8.0</text:p>
      <text:p text:style-name="P1"><text:s/>35 <text:s text:c="3"/>3.073886 7.421e-36 1.103e-06.08750.106 <text:s text:c="3"/>2.51430.760.000000 <text:s text:c="9"/>0 0 0 <text:s text:c="9"/>0 0 0 <text:s/>2 <text:s/>1 <text:s/>1 <text:s/>4.5 <text:s text:c="2"/>2 <text:s/>0 <text:s/>2 <text:s/>4.5 6555501518 6 2 4 0 <text:s text:c="3"/>10.0 <text:s text:c="2"/>10.0</text:p>
      <text:p text:style-name="P1"><text:s/>35 <text:s text:c="3"/>3.073886 9.368e-37 2.320e-07.08750.106 <text:s text:c="3"/>2.51430.760.000000 <text:s text:c="9"/>0 0 0 <text:s text:c="9"/>0 0 0 <text:s/>2 <text:s/>1 <text:s/>1 <text:s/>2.5 <text:s text:c="2"/>2 <text:s/>0 <text:s/>2 <text:s/>2.5 6555501518 6 2 4 0 <text:s text:c="4"/>6.0 <text:s text:c="3"/>6.0</text:p>
      <text:p text:style-name="P1"><text:s/>35 <text:s text:c="3"/>3.073895 4.048e-37 3.008e-07.08750.106 <text:s text:c="3"/>2.51440.760.000000 <text:s text:c="9"/>0 0 0 <text:s text:c="9"/>0 0 0 <text:s/>2 <text:s/>1 <text:s/>1 <text:s/>0.5 <text:s text:c="2"/>2 <text:s/>0 <text:s/>2 <text:s/>0.5 6555501518 6 2 4 0 <text:s text:c="4"/>2.0 <text:s text:c="3"/>2.0</text:p>
      <text:p text:style-name="P1"><text:s/>35 <text:s text:c="3"/>3.073897 4.050e-38 1.504e-08.08750.106 <text:s text:c="3"/>2.51430.760.000000 <text:s text:c="9"/>0 0 0 <text:s text:c="9"/>0 0 0 <text:s/>2 <text:s/>1 <text:s/>1 <text:s/>1.5 <text:s text:c="2"/>2 <text:s/>0 <text:s/>2 <text:s/>1.5 6555501518 6 2 4 0 <text:s text:c="4"/>4.0 <text:s text:c="3"/>4.0</text:p>
      <text:p text:style-name="P1"><text:s/>35 <text:s text:c="3"/>3.073914 2.343e-36 5.802e-07.08750.106 <text:s text:c="3"/>2.51430.760.000000 <text:s text:c="9"/>0 0 0 <text:s text:c="9"/>0 0 0 <text:s/>2 <text:s/>1 <text:s/>1 <text:s/>2.5 <text:s text:c="2"/>2 <text:s/>0 <text:s/>2 <text:s/>3.5 6555501518 6 2 4 0 <text:s text:c="4"/>6.0 <text:s text:c="3"/>8.0</text:p>
      <text:p text:style-name="P1"><text:s/>35 <text:s text:c="3"/>3.073937 1.417e-36 1.053e-06.08750.106 <text:s text:c="3"/>2.51430.760.000000 <text:s text:c="9"/>0 0 0 <text:s text:c="9"/>0 0 0 <text:s/>2 <text:s/>1 <text:s/>1 <text:s/>0.5 <text:s text:c="2"/>2 <text:s/>0 <text:s/>2 <text:s/>1.5 6555501518 6 2 4 0 <text:s text:c="4"/>2.0 <text:s text:c="3"/>4.0</text:p>
      <text:p text:style-name="P1"><text:s/>35 <text:s text:c="3"/>3.073937 2.186e-36 8.120e-07.08750.106 <text:s text:c="3"/>2.51430.760.000000 <text:s text:c="9"/>0 0 0 <text:s text:c="9"/>0 0 0 <text:s/>2 <text:s/>1 <text:s/>1 <text:s/>1.5 <text:s text:c="2"/>2 <text:s/>0 <text:s/>2 <text:s/>2.5 6555501518 6 2 4 0 <text:s text:c="4"/>4.0 <text:s text:c="3"/>6.0</text:p>
      <text:p text:style-name="P1"><text:s/>35 <text:s text:c="3"/>3.073937 1.687e-36 2.506e-07.08750.106 <text:s text:c="3"/>2.51430.760.000000 <text:s text:c="9"/>0 0 0 <text:s text:c="9"/>0 0 0 <text:s/>2 <text:s/>1 <text:s/>1 <text:s/>4.5 <text:s text:c="2"/>2 <text:s/>0 <text:s/>2 <text:s/>3.5 6555501518 6 2 4 0 <text:s text:c="3"/>10.0 <text:s text:c="3"/>8.0</text:p>
      <text:p text:style-name="P1"><text:s/>34 <text:s text:c="3"/>3.074672 1.338e-36 2.344e-07.07110.096 <text:s/>429.97200.800.000000 <text:s text:c="9"/>0 0 0 <text:s text:c="9"/>0 0 0 29 <text:s/>5 24 31.5 <text:s/>30 <text:s/>4 27 32.5 6565501518 6 2 4 0 <text:s text:c="3"/>64.0 <text:s text:c="2"/>66.0</text:p>
      <text:p text:style-name="P1"><text:s/>34 <text:s text:c="3"/>3.074677 1.294e-36 2.340e-07.07110.096 <text:s/>429.97200.800.000000 <text:s text:c="9"/>0 0 0 <text:s text:c="9"/>0 0 0 29 <text:s/>5 24 30.5 <text:s/>30 <text:s/>4 27 31.5 6565501518 6 2 4 0 <text:s text:c="3"/>62.0 <text:s text:c="2"/>64.0</text:p>
      <text:p text:style-name="P1"><text:s/>34 <text:s text:c="3"/>3.074681 1.251e-36 2.338e-07.07110.096 <text:s/>429.97200.800.000000 <text:s text:c="9"/>0 0 0 <text:s text:c="9"/>0 0 0 29 <text:s/>5 24 29.5 <text:s/>30 <text:s/>4 27 30.5 6565501518 6 2 4 0 <text:s text:c="3"/>60.0 <text:s text:c="2"/>62.0</text:p>
      <text:p text:style-name="P1"><text:s/>34 <text:s text:c="3"/>3.074683 1.210e-36 2.339e-07.07110.096 <text:s/>429.97200.800.000000 <text:s text:c="9"/>0 0 0 <text:s text:c="9"/>0 0 0 29 <text:s/>5 24 28.5 <text:s/>30 <text:s/>4 27 29.5 6565501518 6 2 4 0 <text:s text:c="3"/>58.0 <text:s text:c="2"/>60.0</text:p>
      <text:p text:style-name="P1"><text:s/>34 <text:s text:c="3"/>3.074683 1.131e-36 2.350e-07.07110.096 <text:s/>429.97210.800.000000 <text:s text:c="9"/>0 0 0 <text:s text:c="9"/>0 0 0 29 <text:s/>5 24 26.5 <text:s/>30 <text:s/>4 27 27.5 6565501518 6 2 4 0 <text:s text:c="3"/>54.0 <text:s text:c="2"/>56.0</text:p>
      <text:p text:style-name="P1"><text:s/>34 <text:s text:c="3"/>3.074684 1.170e-36 2.343e-07.07110.096 <text:s/>429.97210.800.000000 <text:s text:c="9"/>0 0 0 <text:s text:c="9"/>0 0 0 29 <text:s/>5 24 27.5 <text:s/>30 <text:s/>4 27 28.5 6565501518 6 2 4 0 <text:s text:c="3"/>56.0 <text:s text:c="2"/>58.0</text:p>
      <text:p text:style-name="P1"><text:s/>61 <text:s text:c="3"/>3.075098 7.546e-40 1.994e-11.05300.068 3331.90330.640.000000 <text:s text:c="3"/>0 0 0 2 1E <text:s text:c="4"/>0 0 0 2 1F2 <text:s text:c="2"/>11F1 14 <text:s text:c="7"/>11F2 12 <text:s text:c="4"/>434330453638 7 1 0 <text:s text:c="3"/>69.0 <text:s text:c="2"/>69.0</text:p>
      <text:p text:style-name="P1"><text:s/>61 <text:s text:c="3"/>3.076823 1.448e-40 4.803e-12.05000.073 3255.73750.650.000000 <text:s text:c="3"/>0 1 0 1 1F2 <text:s text:c="3"/>0 1 0 1 1F2 <text:s text:c="3"/>9E <text:s/>11 <text:s text:c="8"/>9E <text:s/>10 <text:s text:c="4"/>334330453638 7 1 0 <text:s text:c="3"/>38.0 <text:s text:c="2"/>38.0</text:p>
      <text:p text:style-name="P1"><text:s/>61 <text:s text:c="3"/>3.078013 3.633e-39 3.341e-11.06500.078 2962.80710.720.000000 <text:s text:c="3"/>0 1 0 1 1F2 <text:s text:c="3"/>0 1 0 1 1F1 <text:s text:c="3"/>5F2 10 <text:s text:c="8"/>4F1 11 <text:s text:c="4"/>334330453638 7 1 0 <text:s text:c="3"/>33.0 <text:s text:c="2"/>27.0</text:p>
      <text:p text:style-name="P1"><text:s/>61 <text:s text:c="3"/>3.080260 1.196e-39 6.119e-11.05300.070 3467.45390.640.000000 <text:s text:c="3"/>0 1 0 1 1F2 <text:s text:c="3"/>0 1 0 1 1F1 <text:s text:c="2"/>11F1 22 <text:s text:c="7"/>10F2 30 <text:s text:c="4"/>434330453638 7 1 0 <text:s text:c="3"/>69.0 <text:s text:c="2"/>63.0</text:p>
      <text:p text:style-name="P1"><text:s/>32 <text:s text:c="3"/>3.080400 5.814e-35 2.278e-07.08490.105 <text:s text:c="2"/>25.95110.770.000000 <text:s text:c="9"/>0 0 0 <text:s text:c="9"/>0 0 0 <text:s/>6 <text:s/>2 <text:s/>5 <text:s text:c="7"/>7 <text:s/>1 <text:s/>6 <text:s text:c="5"/>006550 113 6 2 4 0 <text:s text:c="3"/>13.0 <text:s text:c="2"/>15.0</text:p>
      <text:p text:style-name="P1"><text:s/>61 <text:s text:c="3"/>3.081972 5.460e-40 1.797e-11.05300.070 3357.81980.640.000000 <text:s text:c="3"/>0 1 0 1 1F1 <text:s text:c="3"/>0 1 0 1 1F2 <text:s text:c="2"/>10F2 21 <text:s text:c="7"/>10F1 17 <text:s text:c="4"/>334330453638 7 1 0 <text:s text:c="3"/>63.0 <text:s text:c="2"/>63.0</text:p>
      <text:p text:style-name="P1"><text:s/>61 <text:s text:c="3"/>3.082124 1.419e-39 1.952e-11.06500.083 2883.14650.700.000000 <text:s text:c="3"/>0 1 0 1 1F1 <text:s text:c="3"/>0 1 0 1 1F1 <text:s text:c="3"/>2F1 <text:s/>7 <text:s text:c="8"/>2F2 <text:s/>8 <text:s text:c="4"/>434330453638 7 1 0 <text:s text:c="3"/>15.0 <text:s text:c="2"/>15.0</text:p>
      <text:p text:style-name="P1"><text:s/>61 <text:s text:c="3"/>3.085970 2.224e-35 1.634e-10.06200.078 1558.80960.700.000000 <text:s text:c="3"/>0 0 0 1 1F2 <text:s text:c="3"/>0 0 0 1 1F2 <text:s text:c="3"/>7F1 <text:s/>1 <text:s text:c="8"/>6F2 <text:s/>5 <text:s text:c="4"/>534330453738 7 1 0 <text:s text:c="3"/>45.0 <text:s text:c="2"/>39.0</text:p>
      <text:p text:style-name="P1"><text:s/>61 <text:s text:c="3"/>3.089031 6.499e-38 1.437e-12.06200.078 1755.80220.700.000000 <text:s text:c="3"/>0 1 0 0 1E <text:s text:c="4"/>0 1 0 0 1E <text:s text:c="4"/>6F2 <text:s/>8 <text:s text:c="8"/>6F1 <text:s/>6 <text:s text:c="4"/>554330453738 7 1 0 <text:s text:c="3"/>39.0 <text:s text:c="2"/>39.0</text:p>
      <text:p text:style-name="P1"><text:s/>61 <text:s text:c="3"/>3.096187 8.646e-40 2.324e-10.04800.067 3824.82690.630.000000 <text:s text:c="3"/>0 0 1 0 1F2 <text:s text:c="3"/>0 0 1 0 1F2 <text:s text:c="2"/>12F1 45 <text:s text:c="7"/>12F2 45 <text:s text:c="4"/>434330453638 7 1 0 <text:s text:c="3"/>75.0 <text:s text:c="2"/>75.0</text:p>
      <text:p text:style-name="P1"><text:s/>61 <text:s text:c="3"/>3.102887 3.279e-39 9.179e-11.05500.075 3170.49020.700.000000 <text:s text:c="3"/>0 1 0 1 1F2 <text:s text:c="3"/>0 1 0 1 1F1 <text:s text:c="3"/>7E <text:s/>15 <text:s text:c="8"/>7E <text:s/>14 <text:s text:c="4"/>434330453638 7 1 0 <text:s text:c="3"/>30.0 <text:s text:c="2"/>30.0</text:p>
      <text:p text:style-name="P1"><text:s/>61 <text:s text:c="3"/>3.105553 5.875e-38 1.799e-12.05300.070 1920.30650.640.000000 <text:s text:c="3"/>0 0 0 1 1F2 <text:s text:c="3"/>0 0 0 1 1F2 <text:s text:c="2"/>10F2 <text:s/>7 <text:s text:c="7"/>10F1 <text:s/>6 <text:s text:c="4"/>534330453738 7 1 0 <text:s text:c="3"/>63.0 <text:s text:c="2"/>63.0</text:p>
      <text:p text:style-name="P1"><text:s/>34 <text:s text:c="3"/>3.106188 3.778e-38 2.433e-07.06830.078 1276.98130.760.000000 <text:s text:c="9"/>0 0 0 <text:s text:c="9"/>0 0 0 51 <text:s/>8 43 53.5 <text:s/>52 <text:s/>7 46 54.5 5542201518 8 2 1 0 <text:s text:c="2"/>108.0 <text:s/>110.0</text:p>
      <text:p text:style-name="P1"><text:s/>34 <text:s text:c="3"/>3.106193 3.705e-38 2.431e-07.06830.078 1276.98120.760.000000 <text:s text:c="9"/>0 0 0 <text:s text:c="9"/>0 0 0 51 <text:s/>8 43 52.5 <text:s/>52 <text:s/>7 46 53.5 5542201518 8 2 1 0 <text:s text:c="2"/>106.0 <text:s/>108.0</text:p>
      <text:p text:style-name="P1"><text:s/>34 <text:s text:c="3"/>3.106196 3.636e-38 2.431e-07.06830.078 1276.98130.760.000000 <text:s text:c="9"/>0 0 0 <text:s text:c="9"/>0 0 0 51 <text:s/>8 43 51.5 <text:s/>52 <text:s/>7 46 52.5 5542201518 8 2 1 0 <text:s text:c="2"/>104.0 <text:s/>106.0</text:p>
      <text:p text:style-name="P1"><text:s/>34 <text:s text:c="3"/>3.106197 3.432e-38 2.435e-07.06830.078 1276.98140.760.000000 <text:s text:c="9"/>0 0 0 <text:s text:c="9"/>0 0 0 51 <text:s/>8 43 48.5 <text:s/>52 <text:s/>7 46 49.5 5542201518 8 2 1 0 <text:s text:c="3"/>98.0 <text:s/>100.0</text:p>
      <text:p text:style-name="P1"><text:s/>34 <text:s text:c="3"/>3.106198 3.498e-38 2.433e-07.06830.078 1276.98130.760.000000 <text:s text:c="9"/>0 0 0 <text:s text:c="9"/>0 0 0 51 <text:s/>8 43 49.5 <text:s/>52 <text:s/>7 46 50.5 5542201518 8 2 1 0 <text:s text:c="2"/>100.0 <text:s/>102.0</text:p>
      <text:p text:style-name="P1"><text:s/>34 <text:s text:c="3"/>3.106198 3.565e-38 2.431e-07.06830.078 1276.98130.760.000000 <text:s text:c="9"/>0 0 0 <text:s text:c="9"/>0 0 0 51 <text:s/>8 43 50.5 <text:s/>52 <text:s/>7 46 51.5 5542201518 8 2 1 0 <text:s text:c="2"/>102.0 <text:s/>104.0</text:p>
      <text:p text:style-name="P1"><text:s/>61 <text:s text:c="3"/>3.107666 1.635e-39 4.907e-11.05000.075 3210.24290.700.000000 <text:s text:c="3"/>0 1 0 1 1F1 <text:s text:c="3"/>1 0 0 0 1A1 <text:s text:c="3"/>8E <text:s/>13 <text:s text:c="8"/>7E <text:s/>16 <text:s text:c="4"/>434330453638 7 1 0 <text:s text:c="3"/>34.0 <text:s text:c="2"/>30.0</text:p>
      <text:p text:style-name="P1"><text:s/>34 <text:s text:c="3"/>3.107884 1.969e-38 1.529e-09.07540.102 <text:s/>183.24080.780.000000 <text:s text:c="9"/>0 0 0 <text:s text:c="9"/>0 0 0 20 <text:s/>2 18 21.5 <text:s/>19 <text:s/>3 17 21.5 6565501518 6 2 4 0 <text:s text:c="3"/>44.0 <text:s text:c="2"/>44.0</text:p>
      <text:p text:style-name="P1"><text:s/>34 <text:s text:c="3"/>3.107891 3.144e-38 2.558e-09.07540.102 <text:s/>183.24080.780.000000 <text:s text:c="9"/>0 0 0 <text:s text:c="9"/>0 0 0 20 <text:s/>2 18 20.5 <text:s/>19 <text:s/>3 17 20.5 6565501518 6 2 4 0 <text:s text:c="3"/>42.0 <text:s text:c="2"/>42.0</text:p>
      <text:p text:style-name="P1"><text:s/>34 <text:s text:c="3"/>3.107896 3.199e-36 2.602e-07.07540.102 <text:s/>183.24080.780.000000 <text:s text:c="9"/>0 0 0 <text:s text:c="9"/>0 0 0 20 <text:s/>2 18 20.5 <text:s/>19 <text:s/>3 17 19.5 6565501518 6 2 4 0 <text:s text:c="3"/>42.0 <text:s text:c="2"/>40.0</text:p>
      <text:p text:style-name="P1"><text:s/>34 <text:s text:c="3"/>3.107896 3.041e-36 2.597e-07.07540.102 <text:s/>183.24080.780.000000 <text:s text:c="9"/>0 0 0 <text:s text:c="9"/>0 0 0 20 <text:s/>2 18 19.5 <text:s/>19 <text:s/>3 17 18.5 6565501518 6 2 4 0 <text:s text:c="3"/>40.0 <text:s text:c="2"/>38.0</text:p>
      <text:p text:style-name="P1"><text:s/>34 <text:s text:c="3"/>3.107910 2.891e-36 2.599e-07.07540.102 <text:s/>183.24080.780.000000 <text:s text:c="9"/>0 0 0 <text:s text:c="9"/>0 0 0 20 <text:s/>2 18 18.5 <text:s/>19 <text:s/>3 17 17.5 6565501518 6 2 4 0 <text:s text:c="3"/>38.0 <text:s text:c="2"/>36.0</text:p>
      <text:p text:style-name="P1"><text:s/>34 <text:s text:c="3"/>3.107910 3.365e-36 2.613e-07.07540.102 <text:s/>183.24080.780.000000 <text:s text:c="9"/>0 0 0 <text:s text:c="9"/>0 0 0 20 <text:s/>2 18 21.5 <text:s/>19 <text:s/>3 17 20.5 6565501518 6 2 4 0 <text:s text:c="3"/>44.0 <text:s text:c="2"/>42.0</text:p>
      <text:p text:style-name="P1"><text:s/>34 <text:s text:c="3"/>3.107911 3.533e-38 3.018e-09.07540.102 <text:s/>183.24080.780.000000 <text:s text:c="9"/>0 0 0 <text:s text:c="9"/>0 0 0 20 <text:s/>2 18 19.5 <text:s/>19 <text:s/>3 17 19.5 6565501518 6 2 4 0 <text:s text:c="3"/>40.0 <text:s text:c="2"/>40.0</text:p>
      <text:p text:style-name="P1"><text:s/>34 <text:s text:c="3"/>3.107939 2.749e-36 2.609e-07.07540.102 <text:s/>183.24090.780.000000 <text:s text:c="9"/>0 0 0 <text:s text:c="9"/>0 0 0 20 <text:s/>2 18 17.5 <text:s/>19 <text:s/>3 17 16.5 6565501518 6 2 4 0 <text:s text:c="3"/>36.0 <text:s text:c="2"/>34.0</text:p>
      <text:p text:style-name="P1"><text:s/>34 <text:s text:c="3"/>3.107939 3.539e-36 2.629e-07.07540.102 <text:s/>183.24080.780.000000 <text:s text:c="9"/>0 0 0 <text:s text:c="9"/>0 0 0 20 <text:s/>2 18 22.5 <text:s/>19 <text:s/>3 17 21.5 6565501518 6 2 4 0 <text:s text:c="3"/>46.0 <text:s text:c="2"/>44.0</text:p>
      <text:p text:style-name="P1"><text:s/>34 <text:s text:c="3"/>3.107943 3.140e-38 2.823e-09.07540.102 <text:s/>183.24080.780.000000 <text:s text:c="9"/>0 0 0 <text:s text:c="9"/>0 0 0 20 <text:s/>2 18 18.5 <text:s/>19 <text:s/>3 17 18.5 6565501518 6 2 4 0 <text:s text:c="3"/>38.0 <text:s text:c="2"/>38.0</text:p>
      <text:p text:style-name="P1"><text:s/>34 <text:s text:c="3"/>3.107984 1.967e-38 1.867e-09.07540.102 <text:s/>183.24080.780.000000 <text:s text:c="9"/>0 0 0 <text:s text:c="9"/>0 0 0 20 <text:s/>2 18 17.5 <text:s/>19 <text:s/>3 17 17.5 6565501518 6 2 4 0 <text:s text:c="3"/>36.0 <text:s text:c="2"/>36.0</text:p>
      <text:p text:style-name="P1"><text:s/>61 <text:s text:c="3"/>3.108749 1.965e-38 5.608e-10.05300.074 3388.33330.690.000000 <text:s text:c="3"/>0 0 1 0 1F2 <text:s text:c="3"/>0 0 1 0 1F2 <text:s text:c="3"/>8A2 <text:s/>9 <text:s text:c="8"/>8A1 11 <text:s text:c="4"/>434330453638 7 1 0 <text:s text:c="3"/>85.0 <text:s text:c="2"/>85.0</text:p>
      <text:p text:style-name="P1"><text:s/>61 <text:s text:c="3"/>3.111360 2.723e-39 5.910e-11.05600.075 3088.12790.700.000000 <text:s text:c="3"/>0 1 0 1 1F1 <text:s text:c="3"/>0 1 0 1 1F2 <text:s text:c="3"/>6E <text:s/>13 <text:s text:c="8"/>7E <text:s text:c="2"/>8 <text:s text:c="4"/>334330453638 7 1 0 <text:s text:c="3"/>26.0 <text:s text:c="2"/>30.0</text:p>
      <text:p text:style-name="P1"><text:s/>31 <text:s text:c="3"/>3.112700 6.096e-35 1.142e-07.07140.099 1474.54200.800.000000 <text:s text:c="9"/>1 0 0 <text:s text:c="9"/>1 0 0 29 <text:s/>2 28 <text:s text:c="6"/>28 <text:s/>3 25 <text:s text:c="5"/>006550 113 6 2 4 0 <text:s text:c="3"/>59.0 <text:s text:c="2"/>57.0</text:p>
      <text:p text:style-name="P1"><text:s/>31 <text:s text:c="3"/>3.112900 2.866e-34 1.296e-06.08870.106 1042.91300.760.000000 <text:s text:c="9"/>0 0 1 <text:s text:c="9"/>0 0 1 <text:s/>1 <text:s/>1 <text:s/>0 <text:s text:c="7"/>1 <text:s/>0 <text:s/>1 <text:s text:c="5"/>005550 113 6 2 4 0 <text:s text:c="4"/>3.0 <text:s text:c="3"/>3.0</text:p>
      <text:p text:style-name="P1"><text:s/>32 <text:s text:c="3"/>3.114000 8.655e-35 1.315e-06.08870.106 <text:s text:c="3"/>0.79400.760.000000 <text:s text:c="9"/>0 0 0 <text:s text:c="9"/>0 0 0 <text:s/>1 <text:s/>1 <text:s/>0 <text:s text:c="7"/>1 <text:s/>0 <text:s/>1 <text:s text:c="5"/>005550 113 6 2 4 0 <text:s text:c="4"/>3.0 <text:s text:c="3"/>3.0</text:p>
      <text:p text:style-name="P1"><text:s/>61 <text:s text:c="3"/>3.117182 4.505e-39 1.374e-11.06500.078 2733.10500.720.000000 <text:s text:c="3"/>0 0 0 2 1F2 <text:s text:c="3"/>0 0 0 2 1E <text:s text:c="4"/>5F2 <text:s/>2 <text:s text:c="8"/>4F1 <text:s/>5 <text:s text:c="4"/>434330453638 7 1 0 <text:s text:c="3"/>33.0 <text:s text:c="2"/>27.0</text:p>
      <text:p text:style-name="P1"><text:s/>61 <text:s text:c="3"/>3.120599 1.068e-37 8.349e-12.05300.070 2112.13750.640.000000 <text:s text:c="3"/>0 1 0 0 1E <text:s text:c="4"/>0 1 0 0 1E <text:s text:c="3"/>10F1 10 <text:s text:c="7"/>10F2 <text:s/>9 <text:s text:c="4"/>534330453738 7 1 0 <text:s text:c="3"/>63.0 <text:s text:c="2"/>63.0</text:p>
      <text:p text:style-name="P1"><text:soft-page-break/><text:s/>61 <text:s text:c="3"/>3.121521 3.252e-39 1.108e-11.06500.078 2755.51930.720.000000 <text:s text:c="3"/>0 0 0 2 1F2 <text:s text:c="3"/>0 0 0 2 1F2 <text:s text:c="3"/>5F2 <text:s/>4 <text:s text:c="8"/>4F1 <text:s/>6 <text:s text:c="4"/>434330453638 7 1 0 <text:s text:c="3"/>33.0 <text:s text:c="2"/>27.0</text:p>
      <text:p text:style-name="P1"><text:s/>61 <text:s text:c="3"/>3.128639 7.228e-40 1.211e-11.05300.070 3215.90190.640.000000 <text:s text:c="3"/>0 0 0 2 1F2 <text:s text:c="3"/>0 0 0 2 1F2 <text:s text:c="2"/>10F1 12 <text:s text:c="7"/>10F2 12 <text:s text:c="4"/>434330453638 7 1 0 <text:s text:c="3"/>63.0 <text:s text:c="2"/>63.0</text:p>
      <text:p text:style-name="P1"><text:s/>31 <text:s text:c="3"/>3.130300 3.058e-32 1.872e-07.08130.105 <text:s text:c="2"/>39.75060.770.000000 <text:s text:c="9"/>0 0 0 <text:s text:c="9"/>0 0 0 <text:s/>8 <text:s/>2 <text:s/>6 <text:s text:c="7"/>9 <text:s/>1 <text:s/>9 <text:s text:c="5"/>006550 113 6 2 4 0 <text:s text:c="3"/>17.0 <text:s text:c="2"/>19.0</text:p>
      <text:p text:style-name="P1"><text:s/>31 <text:s text:c="3"/>3.134000 4.366e-32 2.275e-07.07940.104 <text:s/>101.57910.770.000000 <text:s text:c="9"/>0 0 0 <text:s text:c="9"/>0 0 0 13 <text:s/>3 11 <text:s text:c="6"/>14 <text:s/>2 12 <text:s text:c="5"/>006550 113 6 2 4 0 <text:s text:c="3"/>27.0 <text:s text:c="2"/>29.0</text:p>
      <text:p text:style-name="P1"><text:s/>34 <text:s text:c="3"/>3.134672 2.856e-36 6.760e-07.08870.106 <text:s text:c="3"/>0.81590.760.000000 <text:s text:c="9"/>0 0 0 <text:s text:c="9"/>0 0 0 <text:s/>1 <text:s/>1 <text:s/>0 <text:s/>2.5 <text:s text:c="2"/>1 <text:s/>0 <text:s/>1 <text:s/>1.5 6555501518 6 2 4 0 <text:s text:c="4"/>6.0 <text:s text:c="3"/>4.0</text:p>
      <text:p text:style-name="P1"><text:s/>34 <text:s text:c="3"/>3.134695 2.915e-36 6.899e-07.08870.106 <text:s text:c="3"/>0.81590.760.000000 <text:s text:c="9"/>0 0 0 <text:s text:c="9"/>0 0 0 <text:s/>1 <text:s/>1 <text:s/>0 <text:s/>2.5 <text:s text:c="2"/>1 <text:s/>0 <text:s/>1 <text:s/>3.5 6555501518 6 2 4 0 <text:s text:c="4"/>6.0 <text:s text:c="3"/>8.0</text:p>
      <text:p text:style-name="P1"><text:s/>34 <text:s text:c="3"/>3.134709 5.245e-36 9.309e-07.08870.106 <text:s text:c="3"/>0.81590.760.000000 <text:s text:c="9"/>0 0 0 <text:s text:c="9"/>0 0 0 <text:s/>1 <text:s/>1 <text:s/>0 <text:s/>3.5 <text:s text:c="2"/>1 <text:s/>0 <text:s/>1 <text:s/>3.5 6555501518 6 2 4 0 <text:s text:c="4"/>8.0 <text:s text:c="3"/>8.0</text:p>
      <text:p text:style-name="P1"><text:s/>34 <text:s text:c="3"/>3.134727 1.224e-36 4.345e-07.08870.106 <text:s text:c="3"/>0.81590.760.000000 <text:s text:c="9"/>0 0 0 <text:s text:c="9"/>0 0 0 <text:s/>1 <text:s/>1 <text:s/>0 <text:s/>1.5 <text:s text:c="2"/>1 <text:s/>0 <text:s/>1 <text:s/>1.5 6555501518 6 2 4 0 <text:s text:c="4"/>4.0 <text:s text:c="3"/>4.0</text:p>
      <text:p text:style-name="P1"><text:s/>34 <text:s text:c="3"/>3.134738 3.498e-37 8.280e-08.08870.106 <text:s text:c="3"/>0.81580.760.000000 <text:s text:c="9"/>0 0 0 <text:s text:c="9"/>0 0 0 <text:s/>1 <text:s/>1 <text:s/>0 <text:s/>2.5 <text:s text:c="2"/>1 <text:s/>0 <text:s/>1 <text:s/>2.5 6555501518 6 2 4 0 <text:s text:c="4"/>6.0 <text:s text:c="3"/>6.0</text:p>
      <text:p text:style-name="P1"><text:s/>34 <text:s text:c="3"/>3.134753 2.915e-36 5.174e-07.08870.106 <text:s text:c="3"/>0.81580.760.000000 <text:s text:c="9"/>0 0 0 <text:s text:c="9"/>0 0 0 <text:s/>1 <text:s/>1 <text:s/>0 <text:s/>3.5 <text:s text:c="2"/>1 <text:s/>0 <text:s/>1 <text:s/>2.5 6555501518 6 2 4 0 <text:s text:c="4"/>8.0 <text:s text:c="3"/>6.0</text:p>
      <text:p text:style-name="P1"><text:s/>34 <text:s text:c="3"/>3.134793 2.856e-36 1.014e-06.08870.106 <text:s text:c="3"/>0.81580.760.000000 <text:s text:c="9"/>0 0 0 <text:s text:c="9"/>0 0 0 <text:s/>1 <text:s/>1 <text:s/>0 <text:s/>1.5 <text:s text:c="2"/>1 <text:s/>0 <text:s/>1 <text:s/>2.5 6555501518 6 2 4 0 <text:s text:c="4"/>4.0 <text:s text:c="3"/>6.0</text:p>
      <text:p text:style-name="P1"><text:s/>61 <text:s text:c="3"/>3.138437 3.614e-40 7.821e-15.04500.058 1974.04060.600.000000 <text:s text:c="3"/>0 0 0 0 1A1 <text:s text:c="3"/>0 0 0 0 1A1 <text:s text:c="2"/>19F2 <text:s/>5 <text:s text:c="7"/>19F1 <text:s/>1 <text:s text:c="4"/>534330453738 7 1 0 <text:s text:c="2"/>117.0 <text:s/>117.0</text:p>
      <text:p text:style-name="P1"><text:s/>33 <text:s text:c="3"/>3.151600 2.511e-34 1.304e-06.08530.106 <text:s text:c="3"/>8.35570.760.000000 <text:s text:c="9"/>0 0 0 <text:s text:c="9"/>0 0 0 <text:s/>4 <text:s/>1 <text:s/>3 <text:s text:c="7"/>4 <text:s/>0 <text:s/>4 <text:s text:c="5"/>005550 113 6 2 4 0 <text:s text:c="4"/>9.0 <text:s text:c="3"/>9.0</text:p>
      <text:p text:style-name="P1"><text:s/>11 <text:s text:c="3"/>3.153107 2.628e-37 7.203e-07.09880.434 5376.78520.780.005600 <text:s text:c="9"/>1 1 0 <text:s text:c="9"/>1 1 0 <text:s/>2 <text:s/>2 <text:s/>0 <text:s text:c="7"/>3 <text:s/>1 <text:s/>3 <text:s text:c="5"/>3446634432257120 7 <text:s text:c="4"/>5.0 <text:s text:c="3"/>7.0</text:p>
      <text:p text:style-name="P1"><text:s/>34 <text:s text:c="3"/>3.153197 5.836e-37 2.539e-07.06970.091 <text:s/>652.50630.820.000000 <text:s text:c="9"/>0 0 0 <text:s text:c="9"/>0 0 0 36 <text:s/>6 31 38.5 <text:s/>37 <text:s/>5 32 39.5 6565501518 6 2 4 0 <text:s text:c="3"/>78.0 <text:s text:c="2"/>80.0</text:p>
      <text:p text:style-name="P1"><text:s/>34 <text:s text:c="3"/>3.153205 5.680e-37 2.536e-07.06970.091 <text:s/>652.50620.820.000000 <text:s text:c="9"/>0 0 0 <text:s text:c="9"/>0 0 0 36 <text:s/>6 31 37.5 <text:s/>37 <text:s/>5 32 38.5 6565501518 6 2 4 0 <text:s text:c="3"/>76.0 <text:s text:c="2"/>78.0</text:p>
      <text:p text:style-name="P1"><text:s/>34 <text:s text:c="3"/>3.153206 5.097e-37 2.543e-07.06970.091 <text:s/>652.50640.820.000000 <text:s text:c="9"/>0 0 0 <text:s text:c="9"/>0 0 0 36 <text:s/>6 31 33.5 <text:s/>37 <text:s/>5 32 34.5 6565501518 6 2 4 0 <text:s text:c="3"/>68.0 <text:s text:c="2"/>70.0</text:p>
      <text:p text:style-name="P1"><text:s/>34 <text:s text:c="3"/>3.153209 5.528e-37 2.535e-07.06970.091 <text:s/>652.50620.820.000000 <text:s text:c="9"/>0 0 0 <text:s text:c="9"/>0 0 0 36 <text:s/>6 31 36.5 <text:s/>37 <text:s/>5 32 37.5 6565501518 6 2 4 0 <text:s text:c="3"/>74.0 <text:s text:c="2"/>76.0</text:p>
      <text:p text:style-name="P1"><text:s/>34 <text:s text:c="3"/>3.153210 5.239e-37 2.539e-07.06970.091 <text:s/>652.50630.820.000000 <text:s text:c="9"/>0 0 0 <text:s text:c="9"/>0 0 0 36 <text:s/>6 31 34.5 <text:s/>37 <text:s/>5 32 35.5 6565501518 6 2 4 0 <text:s text:c="3"/>70.0 <text:s text:c="2"/>72.0</text:p>
      <text:p text:style-name="P1"><text:s/>34 <text:s text:c="3"/>3.153211 5.380e-37 2.535e-07.06970.091 <text:s/>652.50630.820.000000 <text:s text:c="9"/>0 0 0 <text:s text:c="9"/>0 0 0 36 <text:s/>6 31 35.5 <text:s/>37 <text:s/>5 32 36.5 6565501518 6 2 4 0 <text:s text:c="3"/>72.0 <text:s text:c="2"/>74.0</text:p>
      <text:p text:style-name="P1"><text:s/>61 <text:s text:c="3"/>3.155927 4.058e-40 8.231e-12.05600.075 3209.89720.700.000000 <text:s text:c="3"/>0 1 0 1 1F1 <text:s text:c="3"/>1 0 0 0 1A1 <text:s text:c="3"/>8F1 18 <text:s text:c="8"/>7F2 23 <text:s text:c="4"/>334330453638 7 1 0 <text:s text:c="3"/>51.0 <text:s text:c="2"/>45.0</text:p>
      <text:p text:style-name="P1"><text:s/>61 <text:s text:c="3"/>3.157888 6.016e-39 8.086e-11.05300.070 3168.56620.640.000000 <text:s text:c="3"/>0 0 0 2 1F2 <text:s text:c="3"/>0 0 0 2 1E <text:s text:c="3"/>10F1 <text:s/>9 <text:s text:c="7"/>10F2 <text:s/>9 <text:s text:c="4"/>434330453638 7 1 0 <text:s text:c="3"/>63.0 <text:s text:c="2"/>63.0</text:p>
      <text:p text:style-name="P1"><text:s/>32 <text:s text:c="3"/>3.160500 1.460e-34 1.361e-06.08750.106 <text:s text:c="3"/>2.38150.760.000000 <text:s text:c="9"/>0 0 0 <text:s text:c="9"/>0 0 0 <text:s/>2 <text:s/>1 <text:s/>1 <text:s text:c="7"/>2 <text:s/>0 <text:s/>2 <text:s text:c="5"/>005550 113 6 2 4 0 <text:s text:c="4"/>5.0 <text:s text:c="3"/>5.0</text:p>
      <text:p text:style-name="P1"><text:s/>61 <text:s text:c="3"/>3.163789 2.128e-39 4.081e-11.06000.077 3172.07300.720.000000 <text:s text:c="3"/>0 2 0 0 1E <text:s text:c="4"/>0 0 1 0 1F2 <text:s text:c="3"/>4A1 <text:s/>9 <text:s text:c="8"/>5A2 <text:s/>7 <text:s text:c="4"/>334330453638 7 1 0 <text:s text:c="3"/>45.0 <text:s text:c="2"/>55.0</text:p>
      <text:p text:style-name="P1"><text:s/>61 <text:s text:c="3"/>3.166480 1.516e-39 1.817e-11.06500.078 2918.50950.720.000000 <text:s text:c="3"/>0 1 0 1 1F1 <text:s text:c="3"/>0 1 0 1 1F2 <text:s text:c="3"/>3F2 10 <text:s text:c="8"/>4F1 <text:s/>8 <text:s text:c="4"/>434330453638 7 1 0 <text:s text:c="3"/>21.0 <text:s text:c="2"/>27.0</text:p>
      <text:p text:style-name="P1"><text:s/>61 <text:s text:c="3"/>3.170124 3.046e-40 1.606e-14.05600.073 2007.20040.650.000000 <text:s text:c="3"/>0 1 0 0 1E <text:s text:c="4"/>0 1 0 0 1E <text:s text:c="4"/>9F2 10 <text:s text:c="8"/>9F1 <text:s/>8 <text:s text:c="4"/>534330453738 7 1 0 <text:s text:c="3"/>57.0 <text:s text:c="2"/>57.0</text:p>
      <text:p text:style-name="P1"><text:s/>61 <text:s text:c="3"/>3.172410 7.781e-38 9.277e-12.04100.070 2112.13400.640.000000 <text:s text:c="3"/>0 1 0 0 1E <text:s text:c="4"/>0 1 0 0 1E <text:s text:c="3"/>10E <text:s text:c="2"/>7 <text:s text:c="7"/>10E <text:s text:c="2"/>6 <text:s text:c="4"/>534330453738 7 1 0 <text:s text:c="3"/>42.0 <text:s text:c="2"/>42.0</text:p>
      <text:p text:style-name="P1"><text:s/>61 <text:s text:c="3"/>3.173384 8.148e-39 3.956e-10.05600.074 3388.29520.690.000000 <text:s text:c="3"/>0 0 1 0 1F2 <text:s text:c="3"/>0 0 1 0 1F2 <text:s text:c="3"/>8F2 31 <text:s text:c="8"/>8F1 28 <text:s text:c="4"/>434330453638 7 1 0 <text:s text:c="3"/>51.0 <text:s text:c="2"/>51.0</text:p>
      <text:p text:style-name="P1"><text:s/>61 <text:s text:c="3"/>3.173694 3.922e-39 8.582e-14.04500.058 1974.04100.600.000000 <text:s text:c="3"/>0 0 0 0 1A1 <text:s text:c="3"/>0 0 0 0 1A1 <text:s text:c="2"/>19F1 <text:s/>5 <text:s text:c="7"/>19F2 <text:s/>1 <text:s text:c="4"/>534330453738 7 1 0 <text:s text:c="2"/>117.0 <text:s/>117.0</text:p>
      <text:p text:style-name="P1"><text:s/>12 <text:s text:c="3"/>3.174955 2.577e-32 7.204e-07.09830.434 1732.26310.780.005600 <text:s text:c="9"/>0 1 0 <text:s text:c="9"/>0 1 0 <text:s/>2 <text:s/>2 <text:s/>0 <text:s text:c="7"/>3 <text:s/>1 <text:s/>3 <text:s text:c="5"/>5646634836257120 7 <text:s text:c="4"/>5.0 <text:s text:c="3"/>7.0</text:p>
      <text:p text:style-name="P1"><text:s/>61 <text:s text:c="3"/>3.175089 8.684e-38 1.161e-12.05600.074 1724.56790.690.000000 <text:s text:c="3"/>0 0 0 1 1F2 <text:s text:c="3"/>0 0 0 1 1F2 <text:s text:c="3"/>9F1 <text:s/>1 <text:s text:c="8"/>8F2 <text:s/>7 <text:s text:c="4"/>534330453738 7 1 0 <text:s text:c="3"/>57.0 <text:s text:c="2"/>51.0</text:p>
      <text:p text:style-name="P1"><text:s/>61 <text:s text:c="3"/>3.177487 1.315e-40 3.768e-12.05000.074 3170.41580.690.000000 <text:s text:c="3"/>0 1 0 1 1F2 <text:s text:c="3"/>0 1 0 1 1F1 <text:s text:c="3"/>7E <text:s/>15 <text:s text:c="8"/>8E <text:s/>11 <text:s text:c="4"/>434330453638 7 1 0 <text:s text:c="3"/>30.0 <text:s text:c="2"/>34.0</text:p>
      <text:p text:style-name="P1"><text:s/>61 <text:s text:c="3"/>3.181978 1.553e-40 4.484e-12.05600.073 3303.66260.650.000000 <text:s text:c="3"/>0 1 0 1 1F1 <text:s text:c="3"/>0 1 0 1 1F2 <text:s text:c="3"/>9F2 21 <text:s text:c="8"/>9F1 21 <text:s text:c="4"/>434330453638 7 1 0 <text:s text:c="3"/>57.0 <text:s text:c="2"/>57.0</text:p>
      <text:p text:style-name="P1"><text:s/>61 <text:s text:c="3"/>3.182043 5.632e-40 7.858e-11.04100.068 3583.69730.640.000000 <text:s text:c="3"/>0 1 0 1 1F1 <text:s text:c="3"/>0 1 0 1 1F1 <text:s text:c="2"/>11E <text:s/>22 <text:s text:c="7"/>11E <text:s/>21 <text:s text:c="4"/>334330453638 7 1 0 <text:s text:c="3"/>46.0 <text:s text:c="2"/>46.0</text:p>
      <text:p text:style-name="P1"><text:s/>34 <text:s text:c="3"/>3.183358 1.918e-36 3.484e-07.08750.106 <text:s text:c="3"/>2.44710.760.000000 <text:s text:c="9"/>0 0 0 <text:s text:c="9"/>0 0 0 <text:s/>2 <text:s/>1 <text:s/>1 <text:s/>3.5 <text:s text:c="2"/>2 <text:s/>0 <text:s/>2 <text:s/>4.5 6555501518 6 2 4 0 <text:s text:c="4"/>8.0 <text:s text:c="2"/>10.0</text:p>
      <text:p text:style-name="P1"><text:s/>34 <text:s text:c="3"/>3.183383 2.662e-36 4.837e-07.08750.106 <text:s text:c="3"/>2.44700.760.000000 <text:s text:c="9"/>0 0 0 <text:s text:c="9"/>0 0 0 <text:s/>2 <text:s/>1 <text:s/>1 <text:s/>3.5 <text:s text:c="2"/>2 <text:s/>0 <text:s/>2 <text:s/>2.5 6555501518 6 2 4 0 <text:s text:c="4"/>8.0 <text:s text:c="3"/>6.0</text:p>
      <text:p text:style-name="P1"><text:s/>34 <text:s text:c="3"/>3.183383 2.486e-36 6.022e-07.08750.106 <text:s text:c="3"/>2.44710.760.000000 <text:s text:c="9"/>0 0 0 <text:s text:c="9"/>0 0 0 <text:s/>2 <text:s/>1 <text:s/>1 <text:s/>2.5 <text:s text:c="2"/>2 <text:s/>0 <text:s/>2 <text:s/>1.5 6555501518 6 2 4 0 <text:s text:c="4"/>6.0 <text:s text:c="3"/>4.0</text:p>
      <text:p text:style-name="P1"><text:s/>34 <text:s text:c="3"/>3.183397 3.703e-36 6.729e-07.08750.106 <text:s text:c="3"/>2.44700.760.000000 <text:s text:c="9"/>0 0 0 <text:s text:c="9"/>0 0 0 <text:s/>2 <text:s/>1 <text:s/>1 <text:s/>3.5 <text:s text:c="2"/>2 <text:s/>0 <text:s/>2 <text:s/>3.5 6555501518 6 2 4 0 <text:s text:c="4"/>8.0 <text:s text:c="3"/>8.0</text:p>
      <text:p text:style-name="P1"><text:s/>34 <text:s text:c="3"/>3.183407 1.611e-36 5.854e-07.08750.106 <text:s text:c="3"/>2.44710.760.000000 <text:s text:c="9"/>0 0 0 <text:s text:c="9"/>0 0 0 <text:s/>2 <text:s/>1 <text:s/>1 <text:s/>1.5 <text:s text:c="2"/>2 <text:s/>0 <text:s/>2 <text:s/>0.5 6555501518 6 2 4 0 <text:s text:c="4"/>4.0 <text:s text:c="3"/>2.0</text:p>
      <text:p text:style-name="P1"><text:s/>34 <text:s text:c="3"/>3.183409 1.065e-36 2.581e-07.08750.106 <text:s text:c="3"/>2.44700.760.000000 <text:s text:c="9"/>0 0 0 <text:s text:c="9"/>0 0 0 <text:s/>2 <text:s/>1 <text:s/>1 <text:s/>2.5 <text:s text:c="2"/>2 <text:s/>0 <text:s/>2 <text:s/>2.5 6555501518 6 2 4 0 <text:s text:c="4"/>6.0 <text:s text:c="3"/>6.0</text:p>
      <text:p text:style-name="P1"><text:s/>34 <text:s text:c="3"/>3.183419 2.662e-36 6.449e-07.08750.106 <text:s text:c="3"/>2.44700.760.000000 <text:s text:c="9"/>0 0 0 <text:s text:c="9"/>0 0 0 <text:s/>2 <text:s/>1 <text:s/>1 <text:s/>2.5 <text:s text:c="2"/>2 <text:s/>0 <text:s/>2 <text:s/>3.5 6555501518 6 2 4 0 <text:s text:c="4"/>6.0 <text:s text:c="3"/>8.0</text:p>
      <text:p text:style-name="P1"><text:s/>34 <text:s text:c="3"/>3.183419 8.437e-36 1.227e-06.08750.106 <text:s text:c="3"/>2.44710.760.000000 <text:s text:c="9"/>0 0 0 <text:s text:c="9"/>0 0 0 <text:s/>2 <text:s/>1 <text:s/>1 <text:s/>4.5 <text:s text:c="2"/>2 <text:s/>0 <text:s/>2 <text:s/>4.5 6555501518 6 2 4 0 <text:s text:c="3"/>10.0 <text:s text:c="2"/>10.0</text:p>
      <text:p text:style-name="P1"><text:s/>34 <text:s text:c="3"/>3.183434 4.602e-38 1.673e-08.08750.106 <text:s text:c="3"/>2.44710.760.000000 <text:s text:c="9"/>0 0 0 <text:s text:c="9"/>0 0 0 <text:s/>2 <text:s/>1 <text:s/>1 <text:s/>1.5 <text:s text:c="2"/>2 <text:s/>0 <text:s/>2 <text:s/>1.5 6555501518 6 2 4 0 <text:s text:c="4"/>4.0 <text:s text:c="3"/>4.0</text:p>
      <text:p text:style-name="P1"><text:s/>34 <text:s text:c="3"/>3.183461 2.486e-36 9.033e-07.08750.106 <text:s text:c="3"/>2.44700.760.000000 <text:s text:c="9"/>0 0 0 <text:s text:c="9"/>0 0 0 <text:s/>2 <text:s/>1 <text:s/>1 <text:s/>1.5 <text:s text:c="2"/>2 <text:s/>0 <text:s/>2 <text:s/>2.5 6555501518 6 2 4 0 <text:s text:c="4"/>4.0 <text:s text:c="3"/>6.0</text:p>
      <text:p text:style-name="P1"><text:s/>34 <text:s text:c="3"/>3.183461 1.918e-36 2.788e-07.08750.106 <text:s text:c="3"/>2.44700.760.000000 <text:s text:c="9"/>0 0 0 <text:s text:c="9"/>0 0 0 <text:s/>2 <text:s/>1 <text:s/>1 <text:s/>4.5 <text:s text:c="2"/>2 <text:s/>0 <text:s/>2 <text:s/>3.5 6555501518 6 2 4 0 <text:s text:c="3"/>10.0 <text:s text:c="3"/>8.0</text:p>
      <text:p text:style-name="P1"><text:s/>34 <text:s text:c="3"/>3.183461 4.602e-37 3.345e-07.08750.106 <text:s text:c="3"/>2.44710.760.000000 <text:s text:c="9"/>0 0 0 <text:s text:c="9"/>0 0 0 <text:s/>2 <text:s/>1 <text:s/>1 <text:s/>0.5 <text:s text:c="2"/>2 <text:s/>0 <text:s/>2 <text:s/>0.5 6555501518 6 2 4 0 <text:s text:c="4"/>2.0 <text:s text:c="3"/>2.0</text:p>
      <text:p text:style-name="P1"><text:s/>34 <text:s text:c="3"/>3.183484 1.611e-36 1.171e-06.08750.106 <text:s text:c="3"/>2.44710.760.000000 <text:s text:c="9"/>0 0 0 <text:s text:c="9"/>0 0 0 <text:s/>2 <text:s/>1 <text:s/>1 <text:s/>0.5 <text:s text:c="2"/>2 <text:s/>0 <text:s/>2 <text:s/>1.5 6555501518 6 2 4 0 <text:s text:c="4"/>2.0 <text:s text:c="3"/>4.0</text:p>
      <text:p text:style-name="P1"><text:s/>32 <text:s text:c="3"/>3.188000 8.731e-35 2.347e-07.07800.103 <text:s/>120.07590.780.000000 <text:s text:c="9"/>0 0 0 <text:s text:c="9"/>0 0 0 15 <text:s/>3 12 <text:s text:c="6"/>16 <text:s/>2 15 <text:s text:c="5"/>006550 113 6 2 4 0 <text:s text:c="3"/>31.0 <text:s text:c="2"/>33.0</text:p>
      <text:p text:style-name="P1"><text:s/>61 <text:s text:c="3"/>3.188198 7.458e-40 1.909e-11.04100.070 3215.73950.640.000000 <text:s text:c="3"/>0 0 0 2 1E <text:s text:c="4"/>0 0 0 2 1F2 <text:s text:c="2"/>10E <text:s text:c="2"/>9 <text:s text:c="7"/>10E <text:s text:c="2"/>8 <text:s text:c="4"/>434330453638 7 1 0 <text:s text:c="3"/>42.0 <text:s text:c="2"/>42.0</text:p>
      <text:p text:style-name="P1"><text:s/>31 <text:s text:c="3"/>3.195400 1.748e-32 2.084e-07.07080.097 <text:s/>442.11250.810.000000 <text:s text:c="9"/>0 0 0 <text:s text:c="9"/>0 0 0 31 <text:s/>3 29 <text:s text:c="6"/>30 <text:s/>4 26 <text:s text:c="5"/>006550 113 6 2 4 0 <text:s text:c="3"/>63.0 <text:s text:c="2"/>61.0</text:p>
      <text:p text:style-name="P1"><text:s/>31 <text:s text:c="3"/>3.197000 1.029e-34 2.238e-07.06780.076 1636.93300.760.000000 <text:s text:c="9"/>0 0 0 <text:s text:c="9"/>0 0 0 57 <text:s/>9 49 <text:s text:c="6"/>58 <text:s/>8 50 <text:s text:c="5"/>004220 113 8 2 1 0 <text:s text:c="2"/>115.0 <text:s/>117.0</text:p>
      <text:p text:style-name="P1"><text:s/>31 <text:s text:c="3"/>3.202600 6.384e-34 6.520e-07.08370.106 1061.99600.770.000000 <text:s text:c="9"/>0 0 1 <text:s text:c="9"/>0 0 1 <text:s/>7 <text:s/>0 <text:s/>7 <text:s text:c="7"/>6 <text:s/>1 <text:s/>6 <text:s text:c="5"/>006550 113 6 2 4 0 <text:s text:c="3"/>15.0 <text:s text:c="2"/>13.0</text:p>
      <text:p text:style-name="P1"><text:s/>61 <text:s text:c="3"/>3.205394 2.608e-38 7.007e-10.06500.077 3174.96410.720.000000 <text:s text:c="3"/>0 0 1 0 1F2 <text:s text:c="3"/>0 0 1 0 1F2 <text:s text:c="3"/>5F1 22 <text:s text:c="8"/>5F2 20 <text:s text:c="4"/>434330453638 7 1 0 <text:s text:c="3"/>33.0 <text:s text:c="2"/>33.0</text:p>
      <text:p text:style-name="P1"><text:s/>31 <text:s text:c="3"/>3.207400 3.616e-34 1.372e-06.08750.106 1105.65400.760.000000 <text:s text:c="9"/>1 0 0 <text:s text:c="9"/>1 0 0 <text:s/>2 <text:s/>1 <text:s/>1 <text:s text:c="7"/>2 <text:s/>0 <text:s/>2 <text:s text:c="5"/>005550 113 6 2 4 0 <text:s text:c="4"/>5.0 <text:s text:c="3"/>5.0</text:p>
      <text:p text:style-name="P1"><text:s/>31 <text:s text:c="3"/>3.207500 4.096e-35 2.274e-07.06970.092 1741.07200.820.000000 <text:s text:c="9"/>1 0 0 <text:s text:c="9"/>1 0 0 37 <text:s/>4 34 <text:s text:c="6"/>36 <text:s/>5 31 <text:s text:c="5"/>006550 113 6 2 4 0 <text:s text:c="3"/>75.0 <text:s text:c="2"/>73.0</text:p>
      <text:p text:style-name="P1"><text:s/>61 <text:s text:c="3"/>3.208660 4.476e-39 3.296e-10.05000.074 3388.27420.690.000000 <text:s text:c="3"/>0 0 1 0 1F2 <text:s text:c="3"/>0 0 1 0 1F2 <text:s text:c="3"/>8E <text:s/>21 <text:s text:c="8"/>8E <text:s/>20 <text:s text:c="4"/>434330453638 7 1 0 <text:s text:c="3"/>34.0 <text:s text:c="2"/>34.0</text:p>
      <text:p text:style-name="P1"><text:s/>31 <text:s text:c="3"/>3.209800 7.980e-32 1.421e-06.08750.106 <text:s text:c="3"/>2.51950.760.000000 <text:s text:c="9"/>0 0 0 <text:s text:c="9"/>0 0 0 <text:s/>2 <text:s/>1 <text:s/>1 <text:s text:c="7"/>2 <text:s/>0 <text:s/>2 <text:s text:c="5"/>005550 113 6 2 4 0 <text:s text:c="4"/>5.0 <text:s text:c="3"/>5.0</text:p>
      <text:p text:style-name="P1"><text:s/>11 <text:s text:c="3"/>3.210930 2.160e-30 4.608e-07.07780.391 2126.40770.740.001500 <text:s text:c="9"/>0 1 0 <text:s text:c="9"/>0 1 0 <text:s/>4 <text:s/>4 <text:s/>0 <text:s text:c="7"/>5 <text:s/>3 <text:s/>3 <text:s text:c="5"/>5546433321257120 7 <text:s text:c="4"/>9.0 <text:s text:c="2"/>11.0</text:p>
      <text:p text:style-name="P1"><text:s/>61 <text:s text:c="3"/>3.212459 3.587e-38 4.566e-10.06500.077 3020.78390.720.000000 <text:s text:c="3"/>0 1 0 1 1F1 <text:s text:c="3"/>0 1 0 1 1F2 <text:s text:c="3"/>5F2 16 <text:s text:c="8"/>5F1 16 <text:s text:c="4"/>434330453638 7 1 0 <text:s text:c="3"/>33.0 <text:s text:c="2"/>33.0</text:p>
      <text:p text:style-name="P1"><text:s/>34 <text:s text:c="3"/>3.212509 1.178e-37 1.145e-08.08130.105 <text:s text:c="2"/>38.69830.770.000000 <text:s text:c="9"/>0 0 0 <text:s text:c="9"/>0 0 0 <text:s/>8 <text:s/>2 <text:s/>6 <text:s/>8.5 <text:s text:c="2"/>9 <text:s/>1 <text:s/>9 <text:s/>8.5 6565501518 6 2 4 0 <text:s text:c="3"/>18.0 <text:s text:c="2"/>18.0</text:p>
      <text:p text:style-name="P1"><text:s/>34 <text:s text:c="3"/>3.212511 2.176e-36 2.115e-07.08130.105 <text:s text:c="2"/>38.69830.770.000000 <text:s text:c="9"/>0 0 0 <text:s text:c="9"/>0 0 0 <text:s/>8 <text:s/>2 <text:s/>6 <text:s/>8.5 <text:s text:c="2"/>9 <text:s/>1 <text:s/>9 <text:s/>9.5 6565501518 6 2 4 0 <text:s text:c="3"/>18.0 <text:s text:c="2"/>20.0</text:p>
      <text:p text:style-name="P1"><text:soft-page-break/><text:s/>34 <text:s text:c="3"/>3.212514 1.052e-37 9.204e-09.08130.105 <text:s text:c="2"/>38.69830.770.000000 <text:s text:c="9"/>0 0 0 <text:s text:c="9"/>0 0 0 <text:s/>8 <text:s/>2 <text:s/>6 <text:s/>9.5 <text:s text:c="2"/>9 <text:s/>1 <text:s/>9 <text:s/>9.5 6565501518 6 2 4 0 <text:s text:c="3"/>20.0 <text:s text:c="2"/>20.0</text:p>
      <text:p text:style-name="P1"><text:s/>34 <text:s text:c="3"/>3.212523 2.443e-36 2.137e-07.08130.105 <text:s text:c="2"/>38.69830.770.000000 <text:s text:c="9"/>0 0 0 <text:s text:c="9"/>0 0 0 <text:s/>8 <text:s/>2 <text:s/>6 <text:s/>9.5 <text:s text:c="2"/>9 <text:s/>1 <text:s/>9 10.5 6565501518 6 2 4 0 <text:s text:c="3"/>20.0 <text:s text:c="2"/>22.0</text:p>
      <text:p text:style-name="P1"><text:s/>34 <text:s text:c="3"/>3.212523 1.933e-36 2.114e-07.08130.105 <text:s text:c="2"/>38.69830.770.000000 <text:s text:c="9"/>0 0 0 <text:s text:c="9"/>0 0 0 <text:s/>8 <text:s/>2 <text:s/>6 <text:s/>7.5 <text:s text:c="2"/>9 <text:s/>1 <text:s/>9 <text:s/>8.5 6565501518 6 2 4 0 <text:s text:c="3"/>16.0 <text:s text:c="2"/>18.0</text:p>
      <text:p text:style-name="P1"><text:s/>34 <text:s text:c="3"/>3.212528 1.048e-37 1.146e-08.08130.105 <text:s text:c="2"/>38.69830.770.000000 <text:s text:c="9"/>0 0 0 <text:s text:c="9"/>0 0 0 <text:s/>8 <text:s/>2 <text:s/>6 <text:s/>7.5 <text:s text:c="2"/>9 <text:s/>1 <text:s/>9 <text:s/>7.5 6565501518 6 2 4 0 <text:s text:c="3"/>16.0 <text:s text:c="2"/>16.0</text:p>
      <text:p text:style-name="P1"><text:s/>34 <text:s text:c="3"/>3.212551 6.636e-38 5.278e-09.08130.105 <text:s text:c="2"/>38.69830.770.000000 <text:s text:c="9"/>0 0 0 <text:s text:c="9"/>0 0 0 <text:s/>8 <text:s/>2 <text:s/>6 10.5 <text:s text:c="2"/>9 <text:s/>1 <text:s/>9 10.5 6565501518 6 2 4 0 <text:s text:c="3"/>22.0 <text:s text:c="2"/>22.0</text:p>
      <text:p text:style-name="P1"><text:s/>34 <text:s text:c="3"/>3.212556 1.718e-36 2.148e-07.08130.105 <text:s text:c="2"/>38.69830.770.000000 <text:s text:c="9"/>0 0 0 <text:s text:c="9"/>0 0 0 <text:s/>8 <text:s/>2 <text:s/>6 <text:s/>6.5 <text:s text:c="2"/>9 <text:s/>1 <text:s/>9 <text:s/>7.5 6565501518 6 2 4 0 <text:s text:c="3"/>14.0 <text:s text:c="2"/>16.0</text:p>
      <text:p text:style-name="P1"><text:s/>34 <text:s text:c="3"/>3.212563 6.610e-38 8.262e-09.08130.105 <text:s text:c="2"/>38.69830.770.000000 <text:s text:c="9"/>0 0 0 <text:s text:c="9"/>0 0 0 <text:s/>8 <text:s/>2 <text:s/>6 <text:s/>6.5 <text:s text:c="2"/>9 <text:s/>1 <text:s/>9 <text:s/>6.5 6565501518 6 2 4 0 <text:s text:c="3"/>14.0 <text:s text:c="2"/>14.0</text:p>
      <text:p text:style-name="P1"><text:s/>34 <text:s text:c="3"/>3.212568 2.737e-36 2.177e-07.08130.105 <text:s text:c="2"/>38.69820.770.000000 <text:s text:c="9"/>0 0 0 <text:s text:c="9"/>0 0 0 <text:s/>8 <text:s/>2 <text:s/>6 10.5 <text:s text:c="2"/>9 <text:s/>1 <text:s/>9 11.5 6565501518 6 2 4 0 <text:s text:c="3"/>22.0 <text:s text:c="2"/>24.0</text:p>
      <text:p text:style-name="P1"><text:s/>34 <text:s text:c="3"/>3.212600 1.529e-36 2.230e-07.08130.105 <text:s text:c="2"/>38.69830.770.000000 <text:s text:c="9"/>0 0 0 <text:s text:c="9"/>0 0 0 <text:s/>8 <text:s/>2 <text:s/>6 <text:s/>5.5 <text:s text:c="2"/>9 <text:s/>1 <text:s/>9 <text:s/>6.5 6565501518 6 2 4 0 <text:s text:c="3"/>12.0 <text:s text:c="2"/>14.0</text:p>
      <text:p text:style-name="P1"><text:s/>61 <text:s text:c="3"/>3.217547 1.604e-40 4.148e-12.05600.073 3255.81200.650.000000 <text:s text:c="3"/>0 1 0 1 1F1 <text:s text:c="3"/>0 1 0 1 1F2 <text:s text:c="3"/>8F1 24 <text:s text:c="8"/>9F2 15 <text:s text:c="4"/>334330453638 7 1 0 <text:s text:c="3"/>51.0 <text:s text:c="2"/>57.0</text:p>
      <text:p text:style-name="P1"><text:s/>61 <text:s text:c="3"/>3.218966 3.483e-37 1.625e-09.06500.077 2813.82520.720.000000 <text:s text:c="3"/>0 0 0 2 1F2 <text:s text:c="3"/>0 0 0 2 1F2 <text:s text:c="3"/>5F2 <text:s/>7 <text:s text:c="8"/>5F1 <text:s/>8 <text:s text:c="4"/>434330453638 7 1 0 <text:s text:c="3"/>33.0 <text:s text:c="2"/>33.0</text:p>
      <text:p text:style-name="P1"><text:s/>61 <text:s text:c="3"/>3.219078 1.880e-35 1.440e-10.06200.078 1558.50010.700.000000 <text:s text:c="3"/>0 0 0 1 1F2 <text:s text:c="3"/>0 0 0 1 1F2 <text:s text:c="3"/>7F2 <text:s/>1 <text:s text:c="8"/>6F1 <text:s/>5 <text:s text:c="4"/>534330453738 7 1 0 <text:s text:c="3"/>45.0 <text:s text:c="2"/>39.0</text:p>
      <text:p text:style-name="P1"><text:s/>32 <text:s text:c="3"/>3.224600 4.135e-35 2.535e-07.07110.096 <text:s/>419.76360.800.000000 <text:s text:c="9"/>0 0 0 <text:s text:c="9"/>0 0 0 29 <text:s/>5 25 <text:s text:c="6"/>30 <text:s/>4 26 <text:s text:c="5"/>006550 113 6 2 4 0 <text:s text:c="3"/>59.0 <text:s text:c="2"/>61.0</text:p>
      <text:p text:style-name="P1"><text:s/>32 <text:s text:c="3"/>3.231200 2.085e-34 1.436e-06.08640.106 <text:s text:c="3"/>4.76150.760.000000 <text:s text:c="9"/>0 0 0 <text:s text:c="9"/>0 0 0 <text:s/>3 <text:s/>1 <text:s/>2 <text:s text:c="7"/>3 <text:s/>0 <text:s/>3 <text:s text:c="5"/>005550 113 6 2 4 0 <text:s text:c="4"/>7.0 <text:s text:c="3"/>7.0</text:p>
      <text:p text:style-name="P1"><text:s/>61 <text:s text:c="3"/>3.233544 2.601e-40 2.509e-11.04800.067 3587.87990.630.000000 <text:s text:c="3"/>0 1 0 1 1F2 <text:s text:c="3"/>0 1 0 1 1F2 <text:s text:c="2"/>11F1 34 <text:s text:c="7"/>12F2 21 <text:s text:c="4"/>434330453638 7 1 0 <text:s text:c="3"/>69.0 <text:s text:c="2"/>75.0</text:p>
      <text:p text:style-name="P1"><text:s/>61 <text:s text:c="3"/>3.237537 8.531e-40 8.009e-12.06500.078 2915.27170.720.000000 <text:s text:c="3"/>0 1 0 1 1F2 <text:s text:c="3"/>0 1 0 1 1F2 <text:s text:c="3"/>4F1 <text:s/>8 <text:s text:c="8"/>4F2 <text:s/>9 <text:s text:c="4"/>334330453638 7 1 0 <text:s text:c="3"/>27.0 <text:s text:c="2"/>27.0</text:p>
      <text:p text:style-name="P1"><text:s/>61 <text:s text:c="3"/>3.238771 1.545e-40 5.340e-12.05300.073 3357.66310.650.000000 <text:s text:c="3"/>0 1 0 1 1F1 <text:s text:c="3"/>0 1 0 1 1F1 <text:s text:c="2"/>10F2 21 <text:s text:c="8"/>9F1 28 <text:s text:c="4"/>334330453638 7 1 0 <text:s text:c="3"/>63.0 <text:s text:c="2"/>57.0</text:p>
      <text:p text:style-name="P1"><text:s/>61 <text:s text:c="3"/>3.240474 2.654e-40 3.419e-12.06200.078 3085.30960.700.000000 <text:s text:c="3"/>0 1 0 1 1F2 <text:s text:c="3"/>0 1 0 1 1F1 <text:s text:c="3"/>7F1 14 <text:s text:c="8"/>6F2 17 <text:s text:c="4"/>434330453638 7 1 0 <text:s text:c="3"/>45.0 <text:s text:c="2"/>39.0</text:p>
      <text:p text:style-name="P1"><text:s/>61 <text:s text:c="3"/>3.241694 1.228e-40 2.093e-12.05600.074 3168.53080.690.000000 <text:s text:c="3"/>0 1 0 1 1F1 <text:s text:c="3"/>0 1 0 1 1F2 <text:s text:c="3"/>8F1 16 <text:s text:c="8"/>8F2 16 <text:s text:c="4"/>434330453638 7 1 0 <text:s text:c="3"/>51.0 <text:s text:c="2"/>51.0</text:p>
      <text:p text:style-name="P1"><text:s/>61 <text:s text:c="3"/>3.243622 1.478e-37 6.765e-10.06500.083 2646.22120.700.000000 <text:s text:c="3"/>0 0 0 2 1F2 <text:s text:c="3"/>0 0 0 2 1F2 <text:s text:c="3"/>2F2 <text:s/>3 <text:s text:c="8"/>2F1 <text:s/>2 <text:s text:c="4"/>334330453638 7 1 0 <text:s text:c="3"/>15.0 <text:s text:c="2"/>15.0</text:p>
      <text:p text:style-name="P1"><text:s/>11 <text:s text:c="3"/>3.248006 4.857e-34 1.313e-07.03410.315 3994.25980.510.004600 <text:s text:c="9"/>0 1 0 <text:s text:c="9"/>0 1 0 10 <text:s/>8 <text:s/>3 <text:s text:c="7"/>9 <text:s/>9 <text:s/>0 <text:s text:c="5"/>5442434432297122 9 <text:s text:c="3"/>63.0 <text:s text:c="2"/>57.0</text:p>
      <text:p text:style-name="P1"><text:s/>11 <text:s text:c="3"/>3.248211 1.620e-34 1.314e-07.03410.315 3994.25980.510.004600 <text:s text:c="9"/>0 1 0 <text:s text:c="9"/>0 1 0 10 <text:s/>8 <text:s/>2 <text:s text:c="7"/>9 <text:s/>9 <text:s/>1 <text:s text:c="5"/>4442434432297122 9 <text:s text:c="3"/>21.0 <text:s text:c="2"/>19.0</text:p>
      <text:p text:style-name="P1"><text:s/>11 <text:s text:c="3"/>3.248742 4.953e-38 2.664e-07.08740.434 5630.14310.65-.003100 <text:s text:c="9"/>0 1 1 <text:s text:c="9"/>0 1 1 <text:s/>4 <text:s/>2 <text:s/>3 <text:s text:c="7"/>3 <text:s/>3 <text:s/>0 <text:s text:c="5"/>4446634432287120 8 <text:s text:c="4"/>9.0 <text:s text:c="3"/>7.0</text:p>
      <text:p text:style-name="P1"><text:s/>31 <text:s text:c="3"/>3.250800 6.980e-34 1.442e-06.08640.106 1047.05300.760.000000 <text:s text:c="9"/>0 0 1 <text:s text:c="9"/>0 0 1 <text:s/>3 <text:s/>1 <text:s/>2 <text:s text:c="7"/>3 <text:s/>0 <text:s/>3 <text:s text:c="5"/>005550 113 6 2 4 0 <text:s text:c="4"/>7.0 <text:s text:c="3"/>7.0</text:p>
      <text:p text:style-name="P1"><text:s/>61 <text:s text:c="3"/>3.253484 2.009e-40 5.250e-12.05600.073 3255.66210.650.000000 <text:s text:c="3"/>0 1 0 1 1F1 <text:s text:c="3"/>0 1 0 1 1F2 <text:s text:c="3"/>8F2 25 <text:s text:c="8"/>9F1 16 <text:s text:c="4"/>434330453638 7 1 0 <text:s text:c="3"/>51.0 <text:s text:c="2"/>57.0</text:p>
      <text:p text:style-name="P1"><text:s/>34 <text:s text:c="3"/>3.257438 1.443e-36 2.172e-07.08640.106 <text:s text:c="3"/>4.89240.760.000000 <text:s text:c="9"/>0 0 0 <text:s text:c="9"/>0 0 0 <text:s/>3 <text:s/>1 <text:s/>2 <text:s/>4.5 <text:s text:c="2"/>3 <text:s/>0 <text:s/>3 <text:s/>5.5 6555501518 6 2 4 0 <text:s text:c="3"/>10.0 <text:s text:c="2"/>12.0</text:p>
      <text:p text:style-name="P1"><text:s/>34 <text:s text:c="3"/>3.257450 2.216e-36 4.171e-07.08640.106 <text:s text:c="3"/>4.89240.760.000000 <text:s text:c="9"/>0 0 0 <text:s text:c="9"/>0 0 0 <text:s/>3 <text:s/>1 <text:s/>2 <text:s/>3.5 <text:s text:c="2"/>3 <text:s/>0 <text:s/>3 <text:s/>2.5 6555501518 6 2 4 0 <text:s text:c="4"/>8.0 <text:s text:c="3"/>6.0</text:p>
      <text:p text:style-name="P1"><text:s/>34 <text:s text:c="3"/>3.257456 1.808e-36 4.536e-07.08640.106 <text:s text:c="3"/>4.89240.760.000000 <text:s text:c="9"/>0 0 0 <text:s text:c="9"/>0 0 0 <text:s/>3 <text:s/>1 <text:s/>2 <text:s/>2.5 <text:s text:c="2"/>3 <text:s/>0 <text:s/>3 <text:s/>1.5 6555501518 6 2 4 0 <text:s text:c="4"/>6.0 <text:s text:c="3"/>4.0</text:p>
      <text:p text:style-name="P1"><text:s/>34 <text:s text:c="3"/>3.257472 6.983e-36 1.051e-06.08640.106 <text:s text:c="3"/>4.89240.760.000000 <text:s text:c="9"/>0 0 0 <text:s text:c="9"/>0 0 0 <text:s/>3 <text:s/>1 <text:s/>2 <text:s/>4.5 <text:s text:c="2"/>3 <text:s/>0 <text:s/>3 <text:s/>4.5 6555501518 6 2 4 0 <text:s text:c="3"/>10.0 <text:s text:c="2"/>10.0</text:p>
      <text:p text:style-name="P1"><text:s/>34 <text:s text:c="3"/>3.257472 2.157e-36 3.248e-07.08640.106 <text:s text:c="3"/>4.89240.760.000000 <text:s text:c="9"/>0 0 0 <text:s text:c="9"/>0 0 0 <text:s/>3 <text:s/>1 <text:s/>2 <text:s/>4.5 <text:s text:c="2"/>3 <text:s/>0 <text:s/>3 <text:s/>3.5 6555501518 6 2 4 0 <text:s text:c="3"/>10.0 <text:s text:c="3"/>8.0</text:p>
      <text:p text:style-name="P1"><text:s/>34 <text:s text:c="3"/>3.257472 3.970e-36 7.472e-07.08640.106 <text:s text:c="3"/>4.89240.760.000000 <text:s text:c="9"/>0 0 0 <text:s text:c="9"/>0 0 0 <text:s/>3 <text:s/>1 <text:s/>2 <text:s/>3.5 <text:s text:c="2"/>3 <text:s/>0 <text:s/>3 <text:s/>3.5 6555501518 6 2 4 0 <text:s text:c="4"/>8.0 <text:s text:c="3"/>8.0</text:p>
      <text:p text:style-name="P1"><text:s/>34 <text:s text:c="3"/>3.257472 2.115e-36 3.980e-07.08640.106 <text:s text:c="3"/>4.89240.760.000000 <text:s text:c="9"/>0 0 0 <text:s text:c="9"/>0 0 0 <text:s/>3 <text:s/>1 <text:s/>2 <text:s/>3.5 <text:s text:c="2"/>3 <text:s/>0 <text:s/>3 <text:s/>4.5 6555501518 6 2 4 0 <text:s text:c="4"/>8.0 <text:s text:c="2"/>10.0</text:p>
      <text:p text:style-name="P1"><text:s/>34 <text:s text:c="3"/>3.257482 2.080e-36 5.220e-07.08640.106 <text:s text:c="3"/>4.89240.760.000000 <text:s text:c="9"/>0 0 0 <text:s text:c="9"/>0 0 0 <text:s/>3 <text:s/>1 <text:s/>2 <text:s/>2.5 <text:s text:c="2"/>3 <text:s/>0 <text:s/>3 <text:s/>2.5 6555501518 6 2 4 0 <text:s text:c="4"/>6.0 <text:s text:c="3"/>6.0</text:p>
      <text:p text:style-name="P1"><text:s/>34 <text:s text:c="3"/>3.257487 1.054e-35 1.322e-06.08640.106 <text:s text:c="3"/>4.89240.760.000000 <text:s text:c="9"/>0 0 0 <text:s text:c="9"/>0 0 0 <text:s/>3 <text:s/>1 <text:s/>2 <text:s/>5.5 <text:s text:c="2"/>3 <text:s/>0 <text:s/>3 <text:s/>5.5 6555501518 6 2 4 0 <text:s text:c="3"/>12.0 <text:s text:c="2"/>12.0</text:p>
      <text:p text:style-name="P1"><text:s/>34 <text:s text:c="3"/>3.257492 1.120e-36 4.217e-07.08640.106 <text:s text:c="3"/>4.89240.760.000000 <text:s text:c="9"/>0 0 0 <text:s text:c="9"/>0 0 0 <text:s/>3 <text:s/>1 <text:s/>2 <text:s/>1.5 <text:s text:c="2"/>3 <text:s/>0 <text:s/>3 <text:s/>0.5 6555501518 6 2 4 0 <text:s text:c="4"/>4.0 <text:s text:c="3"/>2.0</text:p>
      <text:p text:style-name="P1"><text:s/>34 <text:s text:c="3"/>3.257502 2.163e-36 5.429e-07.08640.106 <text:s text:c="3"/>4.89240.760.000000 <text:s text:c="9"/>0 0 0 <text:s text:c="9"/>0 0 0 <text:s/>3 <text:s/>1 <text:s/>2 <text:s/>2.5 <text:s text:c="2"/>3 <text:s/>0 <text:s/>3 <text:s/>3.5 6555501518 6 2 4 0 <text:s text:c="4"/>6.0 <text:s text:c="3"/>8.0</text:p>
      <text:p text:style-name="P1"><text:s/>34 <text:s text:c="3"/>3.257512 1.106e-36 4.163e-07.08640.106 <text:s text:c="3"/>4.89240.760.000000 <text:s text:c="9"/>0 0 0 <text:s text:c="9"/>0 0 0 <text:s/>3 <text:s/>1 <text:s/>2 <text:s/>1.5 <text:s text:c="2"/>3 <text:s/>0 <text:s/>3 <text:s/>1.5 6555501518 6 2 4 0 <text:s text:c="4"/>4.0 <text:s text:c="3"/>4.0</text:p>
      <text:p text:style-name="P1"><text:s/>34 <text:s text:c="3"/>3.257524 1.366e-36 1.714e-07.08640.106 <text:s text:c="3"/>4.89240.760.000000 <text:s text:c="9"/>0 0 0 <text:s text:c="9"/>0 0 0 <text:s/>3 <text:s/>1 <text:s/>2 <text:s/>5.5 <text:s text:c="2"/>3 <text:s/>0 <text:s/>3 <text:s/>4.5 6555501518 6 2 4 0 <text:s text:c="3"/>12.0 <text:s text:c="2"/>10.0</text:p>
      <text:p text:style-name="P1"><text:s/>34 <text:s text:c="3"/>3.257537 1.824e-36 6.866e-07.08640.106 <text:s text:c="3"/>4.89240.760.000000 <text:s text:c="9"/>0 0 0 <text:s text:c="9"/>0 0 0 <text:s/>3 <text:s/>1 <text:s/>2 <text:s/>1.5 <text:s text:c="2"/>3 <text:s/>0 <text:s/>3 <text:s/>2.5 6555501518 6 2 4 0 <text:s text:c="4"/>4.0 <text:s text:c="3"/>6.0</text:p>
      <text:p text:style-name="P1"><text:s/>34 <text:s text:c="3"/>3.257548 9.412e-37 7.085e-07.08640.106 <text:s text:c="3"/>4.89240.760.000000 <text:s text:c="9"/>0 0 0 <text:s text:c="9"/>0 0 0 <text:s/>3 <text:s/>1 <text:s/>2 <text:s/>0.5 <text:s text:c="2"/>3 <text:s/>0 <text:s/>3 <text:s/>0.5 6555501518 6 2 4 0 <text:s text:c="4"/>2.0 <text:s text:c="3"/>2.0</text:p>
      <text:p text:style-name="P1"><text:s/>34 <text:s text:c="3"/>3.257565 1.176e-36 8.856e-07.08640.106 <text:s text:c="3"/>4.89240.760.000000 <text:s text:c="9"/>0 0 0 <text:s text:c="9"/>0 0 0 <text:s/>3 <text:s/>1 <text:s/>2 <text:s/>0.5 <text:s text:c="2"/>3 <text:s/>0 <text:s/>3 <text:s/>1.5 6555501518 6 2 4 0 <text:s text:c="4"/>2.0 <text:s text:c="3"/>4.0</text:p>
      <text:p text:style-name="P1"><text:s/>61 <text:s text:c="3"/>3.257690 1.674e-40 3.960e-12.05600.073 3257.78690.650.000000 <text:s text:c="3"/>0 1 0 1 1F1 <text:s text:c="3"/>0 1 0 1 1F2 <text:s text:c="3"/>9F2 18 <text:s text:c="8"/>9F1 17 <text:s text:c="4"/>434330453638 7 1 0 <text:s text:c="3"/>57.0 <text:s text:c="2"/>57.0</text:p>
      <text:p text:style-name="P1"><text:s/>34 <text:s text:c="3"/>3.257798 7.191e-37 9.024e-08.08490.106 <text:s text:c="3"/>4.89240.710.000000 <text:s text:c="9"/>0 0 0 <text:s text:c="9"/>0 0 0 <text:s/>4 <text:s/>0 <text:s/>4 <text:s/>5.5 <text:s text:c="2"/>3 <text:s/>0 <text:s/>3 <text:s/>5.5 6555501518 5 2 3 0 <text:s text:c="3"/>12.0 <text:s text:c="2"/>12.0</text:p>
      <text:p text:style-name="P1"><text:s/>34 <text:s text:c="3"/>3.257813 5.194e-38 9.776e-09.08490.106 <text:s text:c="3"/>4.89240.710.000000 <text:s text:c="9"/>0 0 0 <text:s text:c="9"/>0 0 0 <text:s/>4 <text:s/>0 <text:s/>4 <text:s/>3.5 <text:s text:c="2"/>3 <text:s/>0 <text:s/>3 <text:s/>2.5 6555501518 5 2 3 0 <text:s text:c="4"/>8.0 <text:s text:c="3"/>6.0</text:p>
      <text:p text:style-name="P1"><text:s/>34 <text:s text:c="3"/>3.257821 9.794e-38 2.458e-08.08490.106 <text:s text:c="3"/>4.89240.710.000000 <text:s text:c="9"/>0 0 0 <text:s text:c="9"/>0 0 0 <text:s/>4 <text:s/>0 <text:s/>4 <text:s/>2.5 <text:s text:c="2"/>3 <text:s/>0 <text:s/>3 <text:s/>1.5 6555501518 5 2 3 0 <text:s text:c="4"/>6.0 <text:s text:c="3"/>4.0</text:p>
      <text:p text:style-name="P1"><text:s/>34 <text:s text:c="3"/>3.257821 5.603e-38 2.109e-08.08490.106 <text:s text:c="3"/>4.89240.710.000000 <text:s text:c="9"/>0 0 0 <text:s text:c="9"/>0 0 0 <text:s/>4 <text:s/>0 <text:s/>4 <text:s/>1.5 <text:s text:c="2"/>3 <text:s/>0 <text:s/>3 <text:s/>0.5 6555501518 5 2 3 0 <text:s text:c="4"/>4.0 <text:s text:c="3"/>2.0</text:p>
      <text:p text:style-name="P1"><text:s/>34 <text:s text:c="3"/>3.257834 7.809e-38 9.799e-09.08490.106 <text:s text:c="3"/>4.89240.710.000000 <text:s text:c="9"/>0 0 0 <text:s text:c="9"/>0 0 0 <text:s/>4 <text:s/>0 <text:s/>4 <text:s/>5.5 <text:s text:c="2"/>3 <text:s/>0 <text:s/>3 <text:s/>4.5 6555501518 5 2 3 0 <text:s text:c="3"/>12.0 <text:s text:c="2"/>10.0</text:p>
      <text:p text:style-name="P1"><text:s/>34 <text:s text:c="3"/>3.257834 7.453e-38 1.403e-08.08490.106 <text:s text:c="3"/>4.89240.710.000000 <text:s text:c="9"/>0 0 0 <text:s text:c="9"/>0 0 0 <text:s/>4 <text:s/>0 <text:s/>4 <text:s/>3.5 <text:s text:c="2"/>3 <text:s/>0 <text:s/>3 <text:s/>3.5 6555501518 5 2 3 0 <text:s text:c="4"/>8.0 <text:s text:c="3"/>8.0</text:p>
      <text:p text:style-name="P1"><text:s/>34 <text:s text:c="3"/>3.257835 4.169e-38 7.847e-09.08490.106 <text:s text:c="3"/>4.89240.710.000000 <text:s text:c="9"/>0 0 0 <text:s text:c="9"/>0 0 0 <text:s/>4 <text:s/>0 <text:s/>4 <text:s/>3.5 <text:s text:c="2"/>3 <text:s/>0 <text:s/>3 <text:s/>4.5 6555501518 5 2 3 0 <text:s text:c="4"/>8.0 <text:s text:c="2"/>10.0</text:p>
      <text:p text:style-name="P1"><text:s/>34 <text:s text:c="3"/>3.257840 4.675e-38 1.760e-08.08490.106 <text:s text:c="3"/>4.89240.710.000000 <text:s text:c="9"/>0 0 0 <text:s text:c="9"/>0 0 0 <text:s/>4 <text:s/>0 <text:s/>4 <text:s/>1.5 <text:s text:c="2"/>3 <text:s/>0 <text:s/>3 <text:s/>1.5 6555501518 5 2 3 0 <text:s text:c="4"/>4.0 <text:s text:c="3"/>4.0</text:p>
      <text:p text:style-name="P1"><text:s/>34 <text:s text:c="3"/>3.257846 9.693e-38 2.433e-08.08490.106 <text:s text:c="3"/>4.89240.710.000000 <text:s text:c="9"/>0 0 0 <text:s text:c="9"/>0 0 0 <text:s/>4 <text:s/>0 <text:s/>4 <text:s/>2.5 <text:s text:c="2"/>3 <text:s/>0 <text:s/>3 <text:s/>2.5 6555501518 5 2 3 0 <text:s text:c="4"/>6.0 <text:s text:c="3"/>6.0</text:p>
      <text:p text:style-name="P1"><text:s/>34 <text:s text:c="3"/>3.257865 8.133e-38 3.062e-08.08490.106 <text:s text:c="3"/>4.89240.710.000000 <text:s text:c="9"/>0 0 0 <text:s text:c="9"/>0 0 0 <text:s/>4 <text:s/>0 <text:s/>4 <text:s/>1.5 <text:s text:c="2"/>3 <text:s/>0 <text:s/>3 <text:s/>2.5 6555501518 5 2 3 0 <text:s text:c="4"/>4.0 <text:s text:c="3"/>6.0</text:p>
      <text:p text:style-name="P1"><text:s/>34 <text:s text:c="3"/>3.257867 1.053e-37 2.642e-08.08490.106 <text:s text:c="3"/>4.89240.710.000000 <text:s text:c="9"/>0 0 0 <text:s text:c="9"/>0 0 0 <text:s/>4 <text:s/>0 <text:s/>4 <text:s/>2.5 <text:s text:c="2"/>3 <text:s/>0 <text:s/>3 <text:s/>3.5 6555501518 5 2 3 0 <text:s text:c="4"/>6.0 <text:s text:c="3"/>8.0</text:p>
      <text:p text:style-name="P1"><text:s/>61 <text:s text:c="3"/>3.258570 1.277e-40 1.220e-11.05600.073 3544.84200.650.000000 <text:s text:c="3"/>0 2 0 0 1E <text:s text:c="4"/>0 2 0 0 1A1 <text:s text:c="3"/>9F2 40 <text:s text:c="8"/>9F1 41 <text:s text:c="4"/>434330453638 7 1 0 <text:s text:c="3"/>57.0 <text:s text:c="2"/>57.0</text:p>
      <text:p text:style-name="P1"><text:s/>35 <text:s text:c="3"/>3.261793 1.382e-38 1.659e-09.07490.101 <text:s/>220.96310.790.000000 <text:s text:c="9"/>0 0 0 <text:s text:c="9"/>0 0 0 20 <text:s/>4 16 18.5 <text:s/>21 <text:s/>3 19 18.5 6565501518 6 2 4 0 <text:s text:c="3"/>38.0 <text:s text:c="2"/>38.0</text:p>
      <text:p text:style-name="P1"><text:s/>35 <text:s text:c="3"/>3.261809 2.208e-38 2.518e-09.07490.101 <text:s/>220.96300.790.000000 <text:s text:c="9"/>0 0 0 <text:s text:c="9"/>0 0 0 20 <text:s/>4 16 19.5 <text:s/>21 <text:s/>3 19 19.5 6565501518 6 2 4 0 <text:s text:c="3"/>40.0 <text:s text:c="2"/>40.0</text:p>
      <text:p text:style-name="P1"><text:s/>35 <text:s text:c="3"/>3.261826 2.482e-38 2.696e-09.07490.101 <text:s/>220.96300.790.000000 <text:s text:c="9"/>0 0 0 <text:s text:c="9"/>0 0 0 20 <text:s/>4 16 20.5 <text:s/>21 <text:s/>3 19 20.5 6565501518 6 2 4 0 <text:s text:c="3"/>42.0 <text:s text:c="2"/>42.0</text:p>
      <text:p text:style-name="P1"><text:s/>35 <text:s text:c="3"/>3.261829 2.726e-36 2.704e-07.07490.101 <text:s/>220.96300.790.000000 <text:s text:c="9"/>0 0 0 <text:s text:c="9"/>0 0 0 20 <text:s/>4 16 22.5 <text:s/>21 <text:s/>3 19 23.5 6565501518 6 2 4 0 <text:s text:c="3"/>46.0 <text:s text:c="2"/>48.0</text:p>
      <text:p text:style-name="P1"><text:s/>35 <text:s text:c="3"/>3.261833 2.600e-36 2.695e-07.07490.101 <text:s/>220.96300.790.000000 <text:s text:c="9"/>0 0 0 <text:s text:c="9"/>0 0 0 20 <text:s/>4 16 21.5 <text:s/>21 <text:s/>3 19 22.5 6565501518 6 2 4 0 <text:s text:c="3"/>44.0 <text:s text:c="2"/>46.0</text:p>
      <text:p text:style-name="P1"><text:s/>35 <text:s text:c="3"/>3.261836 2.479e-36 2.692e-07.07490.101 <text:s/>220.96300.790.000000 <text:s text:c="9"/>0 0 0 <text:s text:c="9"/>0 0 0 20 <text:s/>4 16 20.5 <text:s/>21 <text:s/>3 19 21.5 6565501518 6 2 4 0 <text:s text:c="3"/>42.0 <text:s text:c="2"/>44.0</text:p>
      <text:p text:style-name="P1"><text:s/>35 <text:s text:c="3"/>3.261838 2.361e-36 2.693e-07.07490.101 <text:s/>220.96300.790.000000 <text:s text:c="9"/>0 0 0 <text:s text:c="9"/>0 0 0 20 <text:s/>4 16 19.5 <text:s/>21 <text:s/>3 19 20.5 6565501518 6 2 4 0 <text:s text:c="3"/>40.0 <text:s text:c="2"/>42.0</text:p>
      <text:p text:style-name="P1"><text:soft-page-break/><text:s/>35 <text:s text:c="3"/>3.261838 2.250e-36 2.701e-07.07490.101 <text:s/>220.96300.790.000000 <text:s text:c="9"/>0 0 0 <text:s text:c="9"/>0 0 0 20 <text:s/>4 16 18.5 <text:s/>21 <text:s/>3 19 19.5 6565501518 6 2 4 0 <text:s text:c="3"/>38.0 <text:s text:c="2"/>40.0</text:p>
      <text:p text:style-name="P1"><text:s/>35 <text:s text:c="3"/>3.261838 2.144e-36 2.717e-07.07490.101 <text:s/>220.96310.790.000000 <text:s text:c="9"/>0 0 0 <text:s text:c="9"/>0 0 0 20 <text:s/>4 16 17.5 <text:s/>21 <text:s/>3 19 18.5 6565501518 6 2 4 0 <text:s text:c="3"/>36.0 <text:s text:c="2"/>38.0</text:p>
      <text:p text:style-name="P1"><text:s/>35 <text:s text:c="3"/>3.261845 2.208e-38 2.289e-09.07490.101 <text:s/>220.96300.790.000000 <text:s text:c="9"/>0 0 0 <text:s text:c="9"/>0 0 0 20 <text:s/>4 16 21.5 <text:s/>21 <text:s/>3 19 21.5 6565501518 6 2 4 0 <text:s text:c="3"/>44.0 <text:s text:c="2"/>44.0</text:p>
      <text:p text:style-name="P1"><text:s/>35 <text:s text:c="3"/>3.261866 1.383e-38 1.371e-09.07490.101 <text:s/>220.96300.790.000000 <text:s text:c="9"/>0 0 0 <text:s text:c="9"/>0 0 0 20 <text:s/>4 16 22.5 <text:s/>21 <text:s/>3 19 22.5 6565501518 6 2 4 0 <text:s text:c="3"/>46.0 <text:s text:c="2"/>46.0</text:p>
      <text:p text:style-name="P1"><text:s/>35 <text:s text:c="3"/>3.264783 1.042e-36 1.410e-07.08530.106 <text:s text:c="3"/>8.37300.760.000000 <text:s text:c="9"/>0 0 0 <text:s text:c="9"/>0 0 0 <text:s/>4 <text:s/>1 <text:s/>3 <text:s/>5.5 <text:s text:c="2"/>4 <text:s/>0 <text:s/>4 <text:s/>6.5 6555501518 6 2 4 0 <text:s text:c="3"/>12.0 <text:s text:c="2"/>14.0</text:p>
      <text:p text:style-name="P1"><text:s/>35 <text:s text:c="3"/>3.264811 9.671e-37 2.619e-07.08530.106 <text:s text:c="3"/>8.37300.760.000000 <text:s text:c="9"/>0 0 0 <text:s text:c="9"/>0 0 0 <text:s/>4 <text:s/>1 <text:s/>3 <text:s/>2.5 <text:s text:c="2"/>4 <text:s/>0 <text:s/>4 <text:s/>1.5 6555501518 6 2 4 0 <text:s text:c="4"/>6.0 <text:s text:c="3"/>4.0</text:p>
      <text:p text:style-name="P1"><text:s/>35 <text:s text:c="3"/>3.264811 1.520e-36 3.086e-07.08530.106 <text:s text:c="3"/>8.37300.760.000000 <text:s text:c="9"/>0 0 0 <text:s text:c="9"/>0 0 0 <text:s/>4 <text:s/>1 <text:s/>3 <text:s/>3.5 <text:s text:c="2"/>4 <text:s/>0 <text:s/>4 <text:s/>2.5 6555501518 6 2 4 0 <text:s text:c="4"/>8.0 <text:s text:c="3"/>6.0</text:p>
      <text:p text:style-name="P1"><text:s/>35 <text:s text:c="3"/>3.264811 1.741e-36 2.828e-07.08530.106 <text:s text:c="3"/>8.37290.760.000000 <text:s text:c="9"/>0 0 0 <text:s text:c="9"/>0 0 0 <text:s/>4 <text:s/>1 <text:s/>3 <text:s/>4.5 <text:s text:c="2"/>4 <text:s/>0 <text:s/>4 <text:s/>3.5 6555501518 6 2 4 0 <text:s text:c="3"/>10.0 <text:s text:c="3"/>8.0</text:p>
      <text:p text:style-name="P1"><text:s/>35 <text:s text:c="3"/>3.264825 1.600e-36 2.600e-07.08530.106 <text:s text:c="3"/>8.37290.760.000000 <text:s text:c="9"/>0 0 0 <text:s text:c="9"/>0 0 0 <text:s/>4 <text:s/>1 <text:s/>3 <text:s/>4.5 <text:s text:c="2"/>4 <text:s/>0 <text:s/>4 <text:s/>5.5 6555501518 6 2 4 0 <text:s text:c="3"/>10.0 <text:s text:c="2"/>12.0</text:p>
      <text:p text:style-name="P1"><text:s/>35 <text:s text:c="3"/>3.264833 6.332e-36 1.029e-06.08530.106 <text:s text:c="3"/>8.37290.760.000000 <text:s text:c="9"/>0 0 0 <text:s text:c="9"/>0 0 0 <text:s/>4 <text:s/>1 <text:s/>3 <text:s/>4.5 <text:s text:c="2"/>4 <text:s/>0 <text:s/>4 <text:s/>4.5 6555501518 6 2 4 0 <text:s text:c="3"/>10.0 <text:s text:c="2"/>10.0</text:p>
      <text:p text:style-name="P1"><text:s/>35 <text:s text:c="3"/>3.264833 8.964e-36 1.214e-06.08530.106 <text:s text:c="3"/>8.37290.760.000000 <text:s text:c="9"/>0 0 0 <text:s text:c="9"/>0 0 0 <text:s/>4 <text:s/>1 <text:s/>3 <text:s/>5.5 <text:s text:c="2"/>4 <text:s/>0 <text:s/>4 <text:s/>5.5 6555501518 6 2 4 0 <text:s text:c="3"/>12.0 <text:s text:c="2"/>12.0</text:p>
      <text:p text:style-name="P1"><text:s/>35 <text:s text:c="3"/>3.264833 4.477e-36 9.092e-07.08530.106 <text:s text:c="3"/>8.37290.760.000000 <text:s text:c="9"/>0 0 0 <text:s text:c="9"/>0 0 0 <text:s/>4 <text:s/>1 <text:s/>3 <text:s/>3.5 <text:s text:c="2"/>4 <text:s/>0 <text:s/>4 <text:s/>3.5 6555501518 6 2 4 0 <text:s text:c="4"/>8.0 <text:s text:c="3"/>8.0</text:p>
      <text:p text:style-name="P1"><text:s/>35 <text:s text:c="3"/>3.264833 1.600e-36 2.167e-07.08530.106 <text:s text:c="3"/>8.37290.760.000000 <text:s text:c="9"/>0 0 0 <text:s text:c="9"/>0 0 0 <text:s/>4 <text:s/>1 <text:s/>3 <text:s/>5.5 <text:s text:c="2"/>4 <text:s/>0 <text:s/>4 <text:s/>4.5 6555501518 6 2 4 0 <text:s text:c="3"/>12.0 <text:s text:c="2"/>10.0</text:p>
      <text:p text:style-name="P1"><text:s/>35 <text:s text:c="3"/>3.264841 1.250e-35 1.450e-06.08530.106 <text:s text:c="3"/>8.37300.760.000000 <text:s text:c="9"/>0 0 0 <text:s text:c="9"/>0 0 0 <text:s/>4 <text:s/>1 <text:s/>3 <text:s/>6.5 <text:s text:c="2"/>4 <text:s/>0 <text:s/>4 <text:s/>6.5 6555501518 6 2 4 0 <text:s text:c="3"/>14.0 <text:s text:c="2"/>14.0</text:p>
      <text:p text:style-name="P1"><text:s/>35 <text:s text:c="3"/>3.264846 3.316e-36 8.980e-07.08530.106 <text:s text:c="3"/>8.37300.760.000000 <text:s text:c="9"/>0 0 0 <text:s text:c="9"/>0 0 0 <text:s/>4 <text:s/>1 <text:s/>3 <text:s/>2.5 <text:s text:c="2"/>4 <text:s/>0 <text:s/>4 <text:s/>2.5 6555501518 6 2 4 0 <text:s text:c="4"/>6.0 <text:s text:c="3"/>6.0</text:p>
      <text:p text:style-name="P1"><text:s/>35 <text:s text:c="3"/>3.264855 2.902e-36 1.179e-06.08530.106 <text:s text:c="3"/>8.37300.760.000000 <text:s text:c="9"/>0 0 0 <text:s text:c="9"/>0 0 0 <text:s/>4 <text:s/>1 <text:s/>3 <text:s/>1.5 <text:s text:c="2"/>4 <text:s/>0 <text:s/>4 <text:s/>1.5 6555501518 6 2 4 0 <text:s text:c="4"/>4.0 <text:s text:c="3"/>4.0</text:p>
      <text:p text:style-name="P1"><text:s/>35 <text:s text:c="3"/>3.264857 1.741e-36 3.535e-07.08530.106 <text:s text:c="3"/>8.37290.760.000000 <text:s text:c="9"/>0 0 0 <text:s text:c="9"/>0 0 0 <text:s/>4 <text:s/>1 <text:s/>3 <text:s/>3.5 <text:s text:c="2"/>4 <text:s/>0 <text:s/>4 <text:s/>4.5 6555501518 6 2 4 0 <text:s text:c="4"/>8.0 <text:s text:c="2"/>10.0</text:p>
      <text:p text:style-name="P1"><text:s/>35 <text:s text:c="3"/>3.264878 1.520e-36 4.115e-07.08530.106 <text:s text:c="3"/>8.37290.760.000000 <text:s text:c="9"/>0 0 0 <text:s text:c="9"/>0 0 0 <text:s/>4 <text:s/>1 <text:s/>3 <text:s/>2.5 <text:s text:c="2"/>4 <text:s/>0 <text:s/>4 <text:s/>3.5 6555501518 6 2 4 0 <text:s text:c="4"/>6.0 <text:s text:c="3"/>8.0</text:p>
      <text:p text:style-name="P1"><text:s/>35 <text:s text:c="3"/>3.264885 1.042e-36 1.209e-07.08530.106 <text:s text:c="3"/>8.37290.760.000000 <text:s text:c="9"/>0 0 0 <text:s text:c="9"/>0 0 0 <text:s/>4 <text:s/>1 <text:s/>3 <text:s/>6.5 <text:s text:c="2"/>4 <text:s/>0 <text:s/>4 <text:s/>5.5 6555501518 6 2 4 0 <text:s text:c="3"/>14.0 <text:s text:c="2"/>12.0</text:p>
      <text:p text:style-name="P1"><text:s/>35 <text:s text:c="3"/>3.264885 9.673e-37 3.929e-07.08530.106 <text:s text:c="3"/>8.37300.760.000000 <text:s text:c="9"/>0 0 0 <text:s text:c="9"/>0 0 0 <text:s/>4 <text:s/>1 <text:s/>3 <text:s/>1.5 <text:s text:c="2"/>4 <text:s/>0 <text:s/>4 <text:s/>2.5 6555501518 6 2 4 0 <text:s text:c="4"/>4.0 <text:s text:c="3"/>6.0</text:p>
      <text:p text:style-name="P1"><text:s/>33 <text:s text:c="3"/>3.265600 4.211e-35 2.179e-07.07140.098 <text:s/>387.05120.800.000000 <text:s text:c="9"/>0 0 0 <text:s text:c="9"/>0 0 0 29 <text:s/>3 27 <text:s text:c="6"/>28 <text:s/>4 24 <text:s text:c="5"/>006550 113 6 2 4 0 <text:s text:c="3"/>59.0 <text:s text:c="2"/>57.0</text:p>
      <text:p text:style-name="P1"><text:s/>31 <text:s text:c="3"/>3.266600 2.674e-33 1.463e-06.08750.106 <text:s/>703.43980.760.000000 <text:s text:c="9"/>0 1 0 <text:s text:c="9"/>0 1 0 <text:s/>2 <text:s/>1 <text:s/>1 <text:s text:c="7"/>2 <text:s/>0 <text:s/>2 <text:s text:c="5"/>005550 113 6 2 4 0 <text:s text:c="4"/>5.0 <text:s text:c="3"/>5.0</text:p>
      <text:p text:style-name="P1"><text:s/>61 <text:s text:c="3"/>3.267143 6.875e-39 1.008e-10.05600.078 2962.89970.720.000000 <text:s text:c="3"/>0 1 0 1 1F2 <text:s text:c="3"/>0 1 0 1 1F1 <text:s text:c="3"/>5E <text:s text:c="2"/>7 <text:s text:c="8"/>4E <text:s text:c="2"/>9 <text:s text:c="4"/>434330453638 7 1 0 <text:s text:c="3"/>22.0 <text:s text:c="2"/>18.0</text:p>
      <text:p text:style-name="P1"><text:s/>31 <text:s text:c="3"/>3.271700 6.096e-35 2.613e-07.06990.091 1672.51400.820.000000 <text:s text:c="9"/>0 0 1 <text:s text:c="9"/>0 0 1 35 <text:s/>6 29 <text:s text:c="6"/>36 <text:s/>5 32 <text:s text:c="5"/>006550 113 6 2 4 0 <text:s text:c="3"/>71.0 <text:s text:c="2"/>73.0</text:p>
      <text:p text:style-name="P1"><text:s/>61 <text:s text:c="3"/>3.274529 1.892e-38 4.922e-10.06500.078 3122.58960.720.000000 <text:s text:c="3"/>0 0 1 0 1F2 <text:s text:c="3"/>0 0 1 0 1F2 <text:s text:c="3"/>4F1 17 <text:s text:c="8"/>4F2 17 <text:s text:c="4"/>434330453638 7 1 0 <text:s text:c="3"/>27.0 <text:s text:c="2"/>27.0</text:p>
      <text:p text:style-name="P1"><text:s/>11 <text:s text:c="3"/>3.275130 8.402e-38 3.081e-07.09560.434 5549.70170.69-.002900 <text:s text:c="9"/>0 1 1 <text:s text:c="9"/>0 1 1 <text:s/>4 <text:s/>1 <text:s/>4 <text:s text:c="7"/>3 <text:s/>2 <text:s/>1 <text:s text:c="5"/>4448634432287120 8 <text:s text:c="4"/>9.0 <text:s text:c="3"/>7.0</text:p>
      <text:p text:style-name="P1"><text:s/>31 <text:s text:c="3"/>3.280100 2.424e-34 2.552e-07.07440.100 1279.93900.790.000000 <text:s text:c="9"/>0 0 1 <text:s text:c="9"/>0 0 1 21 <text:s/>4 17 <text:s text:c="6"/>22 <text:s/>3 20 <text:s text:c="5"/>006550 113 6 2 4 0 <text:s text:c="3"/>43.0 <text:s text:c="2"/>45.0</text:p>
      <text:p text:style-name="P1"><text:s/>31 <text:s text:c="3"/>3.280300 2.174e-34 2.526e-07.07940.104 1204.49400.770.000000 <text:s text:c="9"/>1 0 0 <text:s text:c="9"/>1 0 0 13 <text:s/>3 11 <text:s text:c="6"/>14 <text:s/>2 12 <text:s text:c="5"/>006550 113 6 2 4 0 <text:s text:c="3"/>27.0 <text:s text:c="2"/>29.0</text:p>
      <text:p text:style-name="P1"><text:s/>61 <text:s text:c="3"/>3.282688 1.027e-40 4.229e-12.05300.074 3452.45580.690.000000 <text:s text:c="3"/>0 2 0 0 1E <text:s text:c="4"/>0 2 0 0 1E <text:s text:c="4"/>8A2 12 <text:s text:c="8"/>8A1 14 <text:s text:c="4"/>334330453638 7 1 0 <text:s text:c="3"/>85.0 <text:s text:c="2"/>85.0</text:p>
      <text:p text:style-name="P1"><text:s/>32 <text:s text:c="3"/>3.290300 7.476e-35 2.652e-07.07390.100 <text:s/>247.31700.790.000000 <text:s text:c="9"/>0 0 0 <text:s text:c="9"/>0 0 0 22 <text:s/>4 18 <text:s text:c="6"/>23 <text:s/>3 21 <text:s text:c="5"/>006550 113 6 2 4 0 <text:s text:c="3"/>45.0 <text:s text:c="2"/>47.0</text:p>
      <text:p text:style-name="P1"><text:s/>32 <text:s text:c="3"/>3.290700 6.606e-35 2.240e-07.08130.105 <text:s text:c="2"/>37.74660.770.000000 <text:s text:c="9"/>0 0 0 <text:s text:c="9"/>0 0 0 <text:s/>8 <text:s/>2 <text:s/>6 <text:s text:c="7"/>9 <text:s/>1 <text:s/>9 <text:s text:c="5"/>006550 113 6 2 4 0 <text:s text:c="3"/>17.0 <text:s text:c="2"/>19.0</text:p>
      <text:p text:style-name="P1"><text:s/>61 <text:s text:c="3"/>3.295348 6.168e-39 8.355e-11.05300.068 3180.07300.640.000000 <text:s text:c="3"/>0 0 0 2 1F2 <text:s text:c="3"/>0 0 0 2 1F2 <text:s text:c="2"/>11F2 <text:s/>2 <text:s text:c="7"/>11F1 <text:s/>2 <text:s text:c="4"/>434330453638 7 1 0 <text:s text:c="3"/>69.0 <text:s text:c="2"/>69.0</text:p>
      <text:p text:style-name="P1"><text:s/>31 <text:s text:c="3"/>3.297500 2.366e-34 2.771e-07.07540.102 1290.97700.780.000000 <text:s text:c="9"/>1 0 0 <text:s text:c="9"/>1 0 0 20 <text:s/>2 18 <text:s text:c="6"/>19 <text:s/>3 17 <text:s text:c="5"/>006550 113 6 2 4 0 <text:s text:c="3"/>41.0 <text:s text:c="2"/>39.0</text:p>
      <text:p text:style-name="P1"><text:s/>61 <text:s text:c="3"/>3.298852 2.205e-40 4.220e-12.06200.075 3133.55180.700.000000 <text:s text:c="3"/>1 0 0 0 1A1 <text:s text:c="3"/>0 1 0 1 1F1 <text:s text:c="3"/>6F2 22 <text:s text:c="8"/>7F1 19 <text:s text:c="4"/>334330453638 7 1 0 <text:s text:c="3"/>39.0 <text:s text:c="2"/>45.0</text:p>
      <text:p text:style-name="P1"><text:s/>61 <text:s text:c="3"/>3.305959 6.854e-39 4.872e-10.05600.073 3481.12210.650.000000 <text:s text:c="3"/>0 0 1 0 1F2 <text:s text:c="3"/>0 0 1 0 1F2 <text:s text:c="3"/>9F2 33 <text:s text:c="8"/>9F1 34 <text:s text:c="4"/>434330453638 7 1 0 <text:s text:c="3"/>57.0 <text:s text:c="2"/>57.0</text:p>
      <text:p text:style-name="P1"><text:s/>61 <text:s text:c="3"/>3.310183 2.960e-39 7.866e-11.05600.074 3255.60520.690.000000 <text:s text:c="3"/>0 1 0 1 1F1 <text:s text:c="3"/>0 1 0 1 1F1 <text:s text:c="3"/>8F2 25 <text:s text:c="8"/>8F1 22 <text:s text:c="4"/>434330453638 7 1 0 <text:s text:c="3"/>51.0 <text:s text:c="2"/>51.0</text:p>
      <text:p text:style-name="P1"><text:s/>31 <text:s text:c="3"/>3.310500 9.288e-33 2.510e-07.06970.092 <text:s/>638.97690.820.000000 <text:s text:c="9"/>0 0 0 <text:s text:c="9"/>0 0 0 37 <text:s/>4 34 <text:s text:c="6"/>36 <text:s/>5 31 <text:s text:c="5"/>006550 113 6 2 4 0 <text:s text:c="3"/>75.0 <text:s text:c="2"/>73.0</text:p>
      <text:p text:style-name="P1"><text:s/>61 <text:s text:c="3"/>3.315240 2.433e-39 7.618e-11.06200.078 3233.84960.700.000000 <text:s text:c="3"/>0 0 1 0 1F2 <text:s text:c="3"/>0 0 1 0 1F2 <text:s text:c="3"/>6F1 23 <text:s text:c="8"/>6F2 24 <text:s text:c="4"/>434330453638 7 1 0 <text:s text:c="3"/>39.0 <text:s text:c="2"/>39.0</text:p>
      <text:p text:style-name="P1"><text:s/>61 <text:s text:c="3"/>3.315949 6.178e-40 1.879e-11.05300.073 3388.12620.650.000000 <text:s text:c="3"/>0 0 1 0 1F2 <text:s text:c="3"/>1 0 0 0 1A1 <text:s text:c="3"/>8A2 <text:s/>9 <text:s text:c="8"/>9A1 10 <text:s text:c="4"/>434330453638 7 1 0 <text:s text:c="3"/>85.0 <text:s text:c="2"/>95.0</text:p>
      <text:p text:style-name="P1"><text:s/>61 <text:s text:c="3"/>3.324020 2.958e-38 6.426e-10.04900.067 3380.53860.630.000000 <text:s text:c="3"/>0 0 0 2 1E <text:s text:c="4"/>0 0 0 2 1A1 <text:s text:c="2"/>11A2 <text:s/>6 <text:s text:c="7"/>12A1 <text:s/>3 <text:s text:c="4"/>334330453638 7 1 0 <text:s text:c="2"/>115.0 <text:s/>125.0</text:p>
      <text:p text:style-name="P1"><text:s/>31 <text:s text:c="3"/>3.325400 9.020e-35 1.497e-06.08750.106 1401.77000.760.000000 <text:s text:c="9"/>0 2 0 <text:s text:c="9"/>0 2 0 <text:s/>2 <text:s/>1 <text:s/>1 <text:s text:c="7"/>2 <text:s/>0 <text:s/>2 <text:s text:c="5"/>005550 113 6 2 4 0 <text:s text:c="4"/>5.0 <text:s text:c="3"/>5.0</text:p>
      <text:p text:style-name="P2"><text:s/>32 <text:s text:c="3"/>3.327300 2.762e-34 1.548e-06.08530.106 <text:s text:c="3"/>7.93230.760.000000 <text:s text:c="9"/>0 0 0 <text:s text:c="9"/>0 0 0 <text:s/>4 <text:s/>1 <text:s/>3 <text:s text:c="7"/>4 <text:s/>0 <text:s/>4 <text:s text:c="5"/>005550 113 6 2 4 0 <text:s text:c="4"/>9.0 <text:s text:c="3"/>9.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Sheehy</meta:initial-creator>
    <meta:creation-date>2015-02-13T15:59:30</meta:creation-date>
    <dc:date>2015-02-13T16:01:23</dc:date>
    <dc:creator>Christopher Sheehy</dc:creator>
    <meta:editing-duration>P0D</meta:editing-duration>
    <meta:editing-cycles>1</meta:editing-cycles>
    <meta:document-statistic meta:table-count="0" meta:image-count="0" meta:object-count="0" meta:page-count="74" meta:paragraph-count="4494" meta:word-count="103098" meta:character-count="718699" meta:non-whitespace-character-count="451238"/>
    <meta:generator>LibreOffice/4.0.4.2$Linux_X86_64 LibreOffice_project/400m0$Build-2</meta:generator>
  </office:meta>
</office:document-meta>
</file>